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00000543176614797858" calcext:value-type="float">
            <text:p>5.43E-10</text:p>
          </table:table-cell>
          <table:table-cell table:style-name="ce1" office:value-type="float" office:value="0.000000362580514501332" calcext:value-type="float">
            <text:p>3.63E-07</text:p>
          </table:table-cell>
          <table:table-cell table:style-name="ce1" office:value-type="float" office:value="0.0000231287887819676" calcext:value-type="float">
            <text:p>2.31E-05</text:p>
          </table:table-cell>
          <table:table-cell office:value-type="float" office:value="0.000488929532291849" calcext:value-type="float">
            <text:p>0.0004889295</text:p>
          </table:table-cell>
          <table:table-cell office:value-type="float" office:value="0.00506079279178229" calcext:value-type="float">
            <text:p>0.0050607928</text:p>
          </table:table-cell>
          <table:table-cell office:value-type="float" office:value="0.0304161578369655" calcext:value-type="float">
            <text:p>0.0304161578</text:p>
          </table:table-cell>
          <table:table-cell office:value-type="float" office:value="0.117301648694212" calcext:value-type="float">
            <text:p>0.1173016487</text:p>
          </table:table-cell>
          <table:table-cell office:value-type="float" office:value="0.315337113206766" calcext:value-type="float">
            <text:p>0.3153371132</text:p>
          </table:table-cell>
          <table:table-cell office:value-type="float" office:value="0.637727785541067" calcext:value-type="float">
            <text:p>0.6377277855</text:p>
          </table:table-cell>
          <table:table-cell office:value-type="float" office:value="1.02876696110455" calcext:value-type="float">
            <text:p>1.0287669611</text:p>
          </table:table-cell>
          <table:table-cell office:value-type="float" office:value="1.37259471176803" calcext:value-type="float">
            <text:p>1.3725947118</text:p>
          </table:table-cell>
          <table:table-cell office:value-type="float" office:value="1.56927598338221" calcext:value-type="float">
            <text:p>1.5692759834</text:p>
          </table:table-cell>
          <table:table-cell office:value-type="float" office:value="1.59521604339249" calcext:value-type="float">
            <text:p>1.5952160434</text:p>
          </table:table-cell>
          <table:table-cell office:value-type="float" office:value="1.5125798418048" calcext:value-type="float">
            <text:p>1.5125798418</text:p>
          </table:table-cell>
          <table:table-cell office:value-type="float" office:value="1.41985309115474" calcext:value-type="float">
            <text:p>1.4198530912</text:p>
          </table:table-cell>
          <table:table-cell office:value-type="float" office:value="1.38318331843955" calcext:value-type="float">
            <text:p>1.3831833184</text:p>
          </table:table-cell>
          <table:table-cell office:value-type="float" office:value="1.40673196326648" calcext:value-type="float">
            <text:p>1.4067319633</text:p>
          </table:table-cell>
          <table:table-cell office:value-type="float" office:value="1.46158878643718" calcext:value-type="float">
            <text:p>1.4615887864</text:p>
          </table:table-cell>
          <table:table-cell office:value-type="float" office:value="1.51887461199863" calcext:value-type="float">
            <text:p>1.518874612</text:p>
          </table:table-cell>
          <table:table-cell office:value-type="float" office:value="1.5524516277884" calcext:value-type="float">
            <text:p>1.5524516278</text:p>
          </table:table-cell>
          <table:table-cell office:value-type="float" office:value="1.54834492338858" calcext:value-type="float">
            <text:p>1.5483449234</text:p>
          </table:table-cell>
          <table:table-cell office:value-type="float" office:value="1.51925821829286" calcext:value-type="float">
            <text:p>1.5192582183</text:p>
          </table:table-cell>
          <table:table-cell office:value-type="float" office:value="1.49001162014527" calcext:value-type="float">
            <text:p>1.4900116201</text:p>
          </table:table-cell>
          <table:table-cell office:value-type="float" office:value="1.47592486416398" calcext:value-type="float">
            <text:p>1.4759248642</text:p>
          </table:table-cell>
          <table:table-cell office:value-type="float" office:value="1.47347024974169" calcext:value-type="float">
            <text:p>1.4734702497</text:p>
          </table:table-cell>
          <table:table-cell office:value-type="float" office:value="1.46111504088476" calcext:value-type="float">
            <text:p>1.4611150409</text:p>
          </table:table-cell>
          <table:table-cell office:value-type="float" office:value="1.41439214872433" calcext:value-type="float">
            <text:p>1.4143921487</text:p>
          </table:table-cell>
          <table:table-cell office:value-type="float" office:value="1.32498167128397" calcext:value-type="float">
            <text:p>1.3249816713</text:p>
          </table:table-cell>
          <table:table-cell office:value-type="float" office:value="1.20510561229951" calcext:value-type="float">
            <text:p>1.2051056123</text:p>
          </table:table-cell>
          <table:table-cell office:value-type="float" office:value="1.07400267163619" calcext:value-type="float">
            <text:p>1.0740026716</text:p>
          </table:table-cell>
          <table:table-cell office:value-type="float" office:value="0.939642530715873" calcext:value-type="float">
            <text:p>0.9396425307</text:p>
          </table:table-cell>
          <table:table-cell office:value-type="float" office:value="0.794196209916899" calcext:value-type="float">
            <text:p>0.7941962099</text:p>
          </table:table-cell>
          <table:table-cell office:value-type="float" office:value="0.630011239873846" calcext:value-type="float">
            <text:p>0.6300112399</text:p>
          </table:table-cell>
          <table:table-cell office:value-type="float" office:value="0.447302477775157" calcext:value-type="float">
            <text:p>0.4473024778</text:p>
          </table:table-cell>
          <table:table-cell office:value-type="float" office:value="0.240389806872047" calcext:value-type="float">
            <text:p>0.2403898069</text:p>
          </table:table-cell>
          <table:table-cell office:value-type="float" office:value="-0.00150540027550439" calcext:value-type="float">
            <text:p>-0.0015054003</text:p>
          </table:table-cell>
          <table:table-cell office:value-type="float" office:value="-0.295113854660047" calcext:value-type="float">
            <text:p>-0.2951138547</text:p>
          </table:table-cell>
          <table:table-cell office:value-type="float" office:value="-0.648783095851886" calcext:value-type="float">
            <text:p>-0.6487830959</text:p>
          </table:table-cell>
          <table:table-cell office:value-type="float" office:value="-0.994442897939756" calcext:value-type="float">
            <text:p>-0.9944428979</text:p>
          </table:table-cell>
          <table:table-cell office:value-type="float" office:value="-1.25521740722176" calcext:value-type="float">
            <text:p>-1.2552174072</text:p>
          </table:table-cell>
          <table:table-cell office:value-type="float" office:value="-1.46022971554255" calcext:value-type="float">
            <text:p>-1.4602297155</text:p>
          </table:table-cell>
          <table:table-cell office:value-type="float" office:value="-1.64943801079881" calcext:value-type="float">
            <text:p>-1.6494380108</text:p>
          </table:table-cell>
          <table:table-cell office:value-type="float" office:value="-1.82601937686095" calcext:value-type="float">
            <text:p>-1.8260193769</text:p>
          </table:table-cell>
          <table:table-cell office:value-type="float" office:value="-1.99044444157471" calcext:value-type="float">
            <text:p>-1.9904444416</text:p>
          </table:table-cell>
          <table:table-cell office:value-type="float" office:value="-2.14439523040423" calcext:value-type="float">
            <text:p>-2.1443952304</text:p>
          </table:table-cell>
          <table:table-cell office:value-type="float" office:value="-2.28911672029719" calcext:value-type="float">
            <text:p>-2.2891167203</text:p>
          </table:table-cell>
          <table:table-cell office:value-type="float" office:value="-2.42517503665298" calcext:value-type="float">
            <text:p>-2.4251750367</text:p>
          </table:table-cell>
          <table:table-cell office:value-type="float" office:value="-2.55234838284747" calcext:value-type="float">
            <text:p>-2.5523483828</text:p>
          </table:table-cell>
          <table:table-cell office:value-type="float" office:value="-2.66967501590101" calcext:value-type="float">
            <text:p>-2.6696750159</text:p>
          </table:table-cell>
          <table:table-cell office:value-type="float" office:value="-2.77557798260759" calcext:value-type="float">
            <text:p>-2.7755779826</text:p>
          </table:table-cell>
          <table:table-cell office:value-type="float" office:value="-2.86792040292705" calcext:value-type="float">
            <text:p>-2.8679204029</text:p>
          </table:table-cell>
          <table:table-cell office:value-type="float" office:value="-2.94401527372198" calcext:value-type="float">
            <text:p>-2.9440152737</text:p>
          </table:table-cell>
          <table:table-cell office:value-type="float" office:value="-3.00083742828104" calcext:value-type="float">
            <text:p>-3.0008374283</text:p>
          </table:table-cell>
          <table:table-cell office:value-type="float" office:value="-3.0354472464309" calcext:value-type="float">
            <text:p>-3.0354472464</text:p>
          </table:table-cell>
          <table:table-cell office:value-type="float" office:value="-3.04549185007013" calcext:value-type="float">
            <text:p>-3.0454918501</text:p>
          </table:table-cell>
          <table:table-cell office:value-type="float" office:value="-3.0296686932361" calcext:value-type="float">
            <text:p>-3.0296686932</text:p>
          </table:table-cell>
          <table:table-cell office:value-type="float" office:value="-2.98804918076743" calcext:value-type="float">
            <text:p>-2.9880491808</text:p>
          </table:table-cell>
          <table:table-cell office:value-type="float" office:value="-2.92219676179477" calcext:value-type="float">
            <text:p>-2.9221967618</text:p>
          </table:table-cell>
          <table:table-cell office:value-type="float" office:value="-2.83506210430029" calcext:value-type="float">
            <text:p>-2.8350621043</text:p>
          </table:table-cell>
          <table:table-cell office:value-type="float" office:value="-2.73068054016459" calcext:value-type="float">
            <text:p>-2.7306805402</text:p>
          </table:table-cell>
          <table:table-cell office:value-type="float" office:value="-2.61373540615141" calcext:value-type="float">
            <text:p>-2.6137354062</text:p>
          </table:table-cell>
          <table:table-cell office:value-type="float" office:value="-2.48908022026765" calcext:value-type="float">
            <text:p>-2.4890802203</text:p>
          </table:table-cell>
          <table:table-cell office:value-type="float" office:value="-2.36131428904138" calcext:value-type="float">
            <text:p>-2.361314289</text:p>
          </table:table-cell>
          <table:table-cell office:value-type="float" office:value="-2.23447105308628" calcext:value-type="float">
            <text:p>-2.2344710531</text:p>
          </table:table-cell>
          <table:table-cell office:value-type="float" office:value="-2.11182507036929" calcext:value-type="float">
            <text:p>-2.1118250704</text:p>
          </table:table-cell>
          <table:table-cell office:value-type="float" office:value="-1.99578424744099" calcext:value-type="float">
            <text:p>-1.9957842474</text:p>
          </table:table-cell>
          <table:table-cell office:value-type="float" office:value="-1.88782767221266" calcext:value-type="float">
            <text:p>-1.8878276722</text:p>
          </table:table-cell>
          <table:table-cell office:value-type="float" office:value="-1.78847073957046" calcext:value-type="float">
            <text:p>-1.7884707396</text:p>
          </table:table-cell>
          <table:table-cell office:value-type="float" office:value="-1.69726789387335" calcext:value-type="float">
            <text:p>-1.6972678939</text:p>
          </table:table-cell>
          <table:table-cell office:value-type="float" office:value="-1.61288070010053" calcext:value-type="float">
            <text:p>-1.6128807001</text:p>
          </table:table-cell>
          <table:table-cell office:value-type="float" office:value="-1.5332372463877" calcext:value-type="float">
            <text:p>-1.5332372464</text:p>
          </table:table-cell>
          <table:table-cell office:value-type="float" office:value="-1.45579001132554" calcext:value-type="float">
            <text:p>-1.4557900113</text:p>
          </table:table-cell>
          <table:table-cell office:value-type="float" office:value="-1.37785073964781" calcext:value-type="float">
            <text:p>-1.3778507396</text:p>
          </table:table-cell>
          <table:table-cell office:value-type="float" office:value="-1.2969526288702" calcext:value-type="float">
            <text:p>-1.2969526289</text:p>
          </table:table-cell>
          <table:table-cell office:value-type="float" office:value="-1.21117306932755" calcext:value-type="float">
            <text:p>-1.2111730693</text:p>
          </table:table-cell>
          <table:table-cell office:value-type="float" office:value="-1.11935278166668" calcext:value-type="float">
            <text:p>-1.1193527817</text:p>
          </table:table-cell>
          <table:table-cell office:value-type="float" office:value="-1.02117123857768" calcext:value-type="float">
            <text:p>-1.0211712386</text:p>
          </table:table-cell>
          <table:table-cell office:value-type="float" office:value="-0.917076206868274" calcext:value-type="float">
            <text:p>-0.9170762069</text:p>
          </table:table-cell>
          <table:table-cell office:value-type="float" office:value="-0.808102537939647" calcext:value-type="float">
            <text:p>-0.8081025379</text:p>
          </table:table-cell>
          <table:table-cell office:value-type="float" office:value="-0.695637469363094" calcext:value-type="float">
            <text:p>-0.6956374694</text:p>
          </table:table-cell>
          <table:table-cell office:value-type="float" office:value="-0.58119000704288" calcext:value-type="float">
            <text:p>-0.581190007</text:p>
          </table:table-cell>
          <table:table-cell office:value-type="float" office:value="-0.46620469965087" calcext:value-type="float">
            <text:p>-0.4662046997</text:p>
          </table:table-cell>
          <table:table-cell office:value-type="float" office:value="-0.351936690823705" calcext:value-type="float">
            <text:p>-0.3519366908</text:p>
          </table:table-cell>
          <table:table-cell office:value-type="float" office:value="-0.239386118345324" calcext:value-type="float">
            <text:p>-0.2393861183</text:p>
          </table:table-cell>
          <table:table-cell office:value-type="float" office:value="-0.129280138919328" calcext:value-type="float">
            <text:p>-0.1292801389</text:p>
          </table:table-cell>
          <table:table-cell office:value-type="float" office:value="-0.022088234716946" calcext:value-type="float">
            <text:p>-0.0220882347</text:p>
          </table:table-cell>
          <table:table-cell office:value-type="float" office:value="0.081942816225066" calcext:value-type="float">
            <text:p>0.0819428162</text:p>
          </table:table-cell>
          <table:table-cell office:value-type="float" office:value="0.182745925601224" calcext:value-type="float">
            <text:p>0.1827459256</text:p>
          </table:table-cell>
          <table:table-cell office:value-type="float" office:value="0.280391016632102" calcext:value-type="float">
            <text:p>0.2803910166</text:p>
          </table:table-cell>
          <table:table-cell office:value-type="float" office:value="0.375046406692622" calcext:value-type="float">
            <text:p>0.3750464067</text:p>
          </table:table-cell>
          <table:table-cell office:value-type="float" office:value="0.466942831205456" calcext:value-type="float">
            <text:p>0.4669428312</text:p>
          </table:table-cell>
          <table:table-cell office:value-type="float" office:value="0.556334771496404" calcext:value-type="float">
            <text:p>0.5563347715</text:p>
          </table:table-cell>
          <table:table-cell office:value-type="float" office:value="0.643452368583483" calcext:value-type="float">
            <text:p>0.6434523686</text:p>
          </table:table-cell>
          <table:table-cell office:value-type="float" office:value="0.728438431452669" calcext:value-type="float">
            <text:p>0.7284384315</text:p>
          </table:table-cell>
          <table:table-cell office:value-type="float" office:value="0.811268220306607" calcext:value-type="float">
            <text:p>0.8112682203</text:p>
          </table:table-cell>
          <table:table-cell office:value-type="float" office:value="0.891655782539564" calcext:value-type="float">
            <text:p>0.8916557825</text:p>
          </table:table-cell>
          <table:table-cell office:value-type="float" office:value="0.968964654449093" calcext:value-type="float">
            <text:p>0.9689646544</text:p>
          </table:table-cell>
          <table:table-cell office:value-type="float" office:value="1.0421671709611" calcext:value-type="float">
            <text:p>1.042167171</text:p>
          </table:table-cell>
          <table:table-cell office:value-type="float" office:value="1.10992229472351" calcext:value-type="float">
            <text:p>1.1099222947</text:p>
          </table:table-cell>
          <table:table-cell office:value-type="float" office:value="1.1708246401272" calcext:value-type="float">
            <text:p>1.1708246401</text:p>
          </table:table-cell>
          <table:table-cell office:value-type="float" office:value="1.22378272430509" calcext:value-type="float">
            <text:p>1.2237827243</text:p>
          </table:table-cell>
          <table:table-cell office:value-type="float" office:value="1.26836172134113" calcext:value-type="float">
            <text:p>1.2683617213</text:p>
          </table:table-cell>
          <table:table-cell office:value-type="float" office:value="1.30490374741712" calcext:value-type="float">
            <text:p>1.3049037474</text:p>
          </table:table-cell>
          <table:table-cell office:value-type="float" office:value="1.33437294230377" calcext:value-type="float">
            <text:p>1.3343729423</text:p>
          </table:table-cell>
          <table:table-cell office:value-type="float" office:value="1.35804357803548" calcext:value-type="float">
            <text:p>1.358043578</text:p>
          </table:table-cell>
          <table:table-cell office:value-type="float" office:value="1.3772015888104" calcext:value-type="float">
            <text:p>1.3772015888</text:p>
          </table:table-cell>
          <table:table-cell office:value-type="float" office:value="1.3929568614826" calcext:value-type="float">
            <text:p>1.3929568615</text:p>
          </table:table-cell>
          <table:table-cell office:value-type="float" office:value="1.40617036390704" calcext:value-type="float">
            <text:p>1.4061703639</text:p>
          </table:table-cell>
          <table:table-cell office:value-type="float" office:value="1.41745615843512" calcext:value-type="float">
            <text:p>1.4174561584</text:p>
          </table:table-cell>
          <table:table-cell office:value-type="float" office:value="1.42721820246975" calcext:value-type="float">
            <text:p>1.4272182025</text:p>
          </table:table-cell>
          <table:table-cell office:value-type="float" office:value="1.43569644823623" calcext:value-type="float">
            <text:p>1.4356964482</text:p>
          </table:table-cell>
          <table:table-cell office:value-type="float" office:value="1.44300947907303" calcext:value-type="float">
            <text:p>1.4430094791</text:p>
          </table:table-cell>
          <table:table-cell office:value-type="float" office:value="1.44918852725483" calcext:value-type="float">
            <text:p>1.4491885273</text:p>
          </table:table-cell>
          <table:table-cell office:value-type="float" office:value="1.45420172145832" calcext:value-type="float">
            <text:p>1.4542017215</text:p>
          </table:table-cell>
          <table:table-cell office:value-type="float" office:value="1.45796942977645" calcext:value-type="float">
            <text:p>1.4579694298</text:p>
          </table:table-cell>
          <table:table-cell office:value-type="float" office:value="1.46037246874228" calcext:value-type="float">
            <text:p>1.4603724687</text:p>
          </table:table-cell>
          <table:table-cell office:value-type="float" office:value="1.46125519418382" calcext:value-type="float">
            <text:p>1.4612551942</text:p>
          </table:table-cell>
          <table:table-cell office:value-type="float" office:value="1.46042538142132" calcext:value-type="float">
            <text:p>1.4604253814</text:p>
          </table:table-cell>
          <table:table-cell office:value-type="float" office:value="1.45765254544783" calcext:value-type="float">
            <text:p>1.4576525454</text:p>
          </table:table-cell>
          <table:table-cell office:value-type="float" office:value="1.45266605055905" calcext:value-type="float">
            <text:p>1.4526660506</text:p>
          </table:table-cell>
          <table:table-cell office:value-type="float" office:value="1.44515405354907" calcext:value-type="float">
            <text:p>1.4451540535</text:p>
          </table:table-cell>
          <table:table-cell office:value-type="float" office:value="1.43476403678995" calcext:value-type="float">
            <text:p>1.4347640368</text:p>
          </table:table-cell>
          <table:table-cell office:value-type="float" office:value="1.42110544205844" calcext:value-type="float">
            <text:p>1.4211054421</text:p>
          </table:table-cell>
          <table:table-cell office:value-type="float" office:value="1.40375473711917" calcext:value-type="float">
            <text:p>1.4037547371</text:p>
          </table:table-cell>
          <table:table-cell office:value-type="float" office:value="1.3822631438144" calcext:value-type="float">
            <text:p>1.3822631438</text:p>
          </table:table-cell>
          <table:table-cell office:value-type="float" office:value="1.35616720968295" calcext:value-type="float">
            <text:p>1.3561672097</text:p>
          </table:table-cell>
          <table:table-cell office:value-type="float" office:value="1.32500236623689" calcext:value-type="float">
            <text:p>1.3250023662</text:p>
          </table:table-cell>
          <table:table-cell office:value-type="float" office:value="1.28831952119797" calcext:value-type="float">
            <text:p>1.2883195212</text:p>
          </table:table-cell>
          <table:table-cell office:value-type="float" office:value="1.24570452400171" calcext:value-type="float">
            <text:p>1.245704524</text:p>
          </table:table-cell>
          <table:table-cell office:value-type="float" office:value="1.19680000528473" calcext:value-type="float">
            <text:p>1.1968000053</text:p>
          </table:table-cell>
          <table:table-cell office:value-type="float" office:value="1.14132865562142" calcext:value-type="float">
            <text:p>1.1413286556</text:p>
          </table:table-cell>
          <table:table-cell office:value-type="float" office:value="1.07911655716235" calcext:value-type="float">
            <text:p>1.0791165572</text:p>
          </table:table-cell>
          <table:table-cell office:value-type="float" office:value="1.01011481754529" calcext:value-type="float">
            <text:p>1.0101148175</text:p>
          </table:table-cell>
          <table:table-cell office:value-type="float" office:value="0.934417573563987" calcext:value-type="float">
            <text:p>0.9344175736</text:p>
          </table:table-cell>
          <table:table-cell office:value-type="float" office:value="0.852274494564032" calcext:value-type="float">
            <text:p>0.8522744946</text:p>
          </table:table-cell>
          <table:table-cell office:value-type="float" office:value="0.764096240395321" calcext:value-type="float">
            <text:p>0.7640962404</text:p>
          </table:table-cell>
          <table:table-cell office:value-type="float" office:value="0.670451890321898" calcext:value-type="float">
            <text:p>0.6704518903</text:p>
          </table:table-cell>
          <table:table-cell office:value-type="float" office:value="0.572058092971109" calcext:value-type="float">
            <text:p>0.572058093</text:p>
          </table:table-cell>
          <table:table-cell office:value-type="float" office:value="0.469760495408057" calcext:value-type="float">
            <text:p>0.4697604954</text:p>
          </table:table-cell>
          <table:table-cell office:value-type="float" office:value="0.364508770511854" calcext:value-type="float">
            <text:p>0.3645087705</text:p>
          </table:table-cell>
          <table:table-cell office:value-type="float" office:value="0.257327150125125" calcext:value-type="float">
            <text:p>0.2573271501</text:p>
          </table:table-cell>
          <table:table-cell office:value-type="float" office:value="0.149282684167266" calcext:value-type="float">
            <text:p>0.1492826842</text:p>
          </table:table-cell>
          <table:table-cell office:value-type="float" office:value="0.0414534326159385" calcext:value-type="float">
            <text:p>0.0414534326</text:p>
          </table:table-cell>
          <table:table-cell office:value-type="float" office:value="-0.0651015212504627" calcext:value-type="float">
            <text:p>-0.0651015213</text:p>
          </table:table-cell>
          <table:table-cell office:value-type="float" office:value="-0.169368880538295" calcext:value-type="float">
            <text:p>-0.1693688805</text:p>
          </table:table-cell>
          <table:table-cell office:value-type="float" office:value="-0.270404019709575" calcext:value-type="float">
            <text:p>-0.2704040197</text:p>
          </table:table-cell>
          <table:table-cell office:value-type="float" office:value="-0.367349734601761" calcext:value-type="float">
            <text:p>-0.3673497346</text:p>
          </table:table-cell>
          <table:table-cell office:value-type="float" office:value="-0.459451003138017" calcext:value-type="float">
            <text:p>-0.4594510031</text:p>
          </table:table-cell>
          <table:table-cell office:value-type="float" office:value="-0.546066033797747" calcext:value-type="float">
            <text:p>-0.5460660338</text:p>
          </table:table-cell>
          <table:table-cell office:value-type="float" office:value="-0.62667381958486" calcext:value-type="float">
            <text:p>-0.6266738196</text:p>
          </table:table-cell>
          <table:table-cell office:value-type="float" office:value="-0.700878257133382" calcext:value-type="float">
            <text:p>-0.7008782571</text:p>
          </table:table-cell>
          <table:table-cell office:value-type="float" office:value="-0.768408746342341" calcext:value-type="float">
            <text:p>-0.7684087463</text:p>
          </table:table-cell>
          <table:table-cell office:value-type="float" office:value="-0.829117147182221" calcext:value-type="float">
            <text:p>-0.8291171472</text:p>
          </table:table-cell>
          <table:table-cell office:value-type="float" office:value="-0.882971078382693" calcext:value-type="float">
            <text:p>-0.8829710784</text:p>
          </table:table-cell>
          <table:table-cell office:value-type="float" office:value="-0.930043780323468" calcext:value-type="float">
            <text:p>-0.9300437803</text:p>
          </table:table-cell>
          <table:table-cell office:value-type="float" office:value="-0.970501068159145" calcext:value-type="float">
            <text:p>-0.9705010682</text:p>
          </table:table-cell>
          <table:table-cell office:value-type="float" office:value="-1.00458618689423" calcext:value-type="float">
            <text:p>-1.0045861869</text:p>
          </table:table-cell>
          <table:table-cell office:value-type="float" office:value="-1.03260357095509" calcext:value-type="float">
            <text:p>-1.032603571</text:p>
          </table:table-cell>
          <table:table-cell office:value-type="float" office:value="-1.05490255943968" calcext:value-type="float">
            <text:p>-1.0549025594</text:p>
          </table:table-cell>
          <table:table-cell office:value-type="float" office:value="-1.07186201735726" calcext:value-type="float">
            <text:p>-1.0718620174</text:p>
          </table:table-cell>
          <table:table-cell office:value-type="float" office:value="-1.08387659325627" calcext:value-type="float">
            <text:p>-1.0838765933</text:p>
          </table:table-cell>
          <table:table-cell office:value-type="float" office:value="-1.09134505995709" calcext:value-type="float">
            <text:p>-1.09134506</text:p>
          </table:table-cell>
          <table:table-cell office:value-type="float" office:value="-1.09466089944026" calcext:value-type="float">
            <text:p>-1.0946608994</text:p>
          </table:table-cell>
          <table:table-cell office:value-type="float" office:value="-1.09420505626556" calcext:value-type="float">
            <text:p>-1.0942050563</text:p>
          </table:table-cell>
          <table:table-cell office:value-type="float" office:value="-1.09034062528897" calcext:value-type="float">
            <text:p>-1.0903406253</text:p>
          </table:table-cell>
          <table:table-cell office:value-type="float" office:value="-1.08340916354996" calcext:value-type="float">
            <text:p>-1.0834091635</text:p>
          </table:table-cell>
          <table:table-cell office:value-type="float" office:value="-1.07372830819094" calcext:value-type="float">
            <text:p>-1.0737283082</text:p>
          </table:table-cell>
          <table:table-cell office:value-type="float" office:value="-1.0615904170248" calcext:value-type="float">
            <text:p>-1.061590417</text:p>
          </table:table-cell>
          <table:table-cell office:value-type="float" office:value="-1.04726199999864" calcext:value-type="float">
            <text:p>-1.047262</text:p>
          </table:table-cell>
          <table:table-cell office:value-type="float" office:value="-1.0309837586201" calcext:value-type="float">
            <text:p>-1.0309837586</text:p>
          </table:table-cell>
          <table:table-cell office:value-type="float" office:value="-1.01297108603108" calcext:value-type="float">
            <text:p>-1.012971086</text:p>
          </table:table-cell>
          <table:table-cell office:value-type="float" office:value="-0.993414901341322" calcext:value-type="float">
            <text:p>-0.9934149013</text:p>
          </table:table-cell>
          <table:table-cell office:value-type="float" office:value="-0.972482702664229" calcext:value-type="float">
            <text:p>-0.9724827027</text:p>
          </table:table-cell>
          <table:table-cell office:value-type="float" office:value="-0.950319731088657" calcext:value-type="float">
            <text:p>-0.9503197311</text:p>
          </table:table-cell>
          <table:table-cell office:value-type="float" office:value="-0.927050148858281" calcext:value-type="float">
            <text:p>-0.9270501489</text:p>
          </table:table-cell>
          <table:table-cell office:value-type="float" office:value="-0.902778152773733" calcext:value-type="float">
            <text:p>-0.9027781528</text:p>
          </table:table-cell>
          <table:table-cell office:value-type="float" office:value="-0.877588968357461" calcext:value-type="float">
            <text:p>-0.8775889684</text:p>
          </table:table-cell>
          <table:table-cell office:value-type="float" office:value="-0.851549698992306" calcext:value-type="float">
            <text:p>-0.851549699</text:p>
          </table:table-cell>
          <table:table-cell office:value-type="float" office:value="-0.82471003316314" calcext:value-type="float">
            <text:p>-0.8247100332</text:p>
          </table:table-cell>
          <table:table-cell office:value-type="float" office:value="-0.797102838510565" calcext:value-type="float">
            <text:p>-0.7971028385</text:p>
          </table:table-cell>
          <table:table-cell office:value-type="float" office:value="-0.768744691479064" calcext:value-type="float">
            <text:p>-0.7687446915</text:p>
          </table:table-cell>
          <table:table-cell office:value-type="float" office:value="-0.739636405577139" calcext:value-type="float">
            <text:p>-0.7396364056</text:p>
          </table:table-cell>
          <table:table-cell office:value-type="float" office:value="-0.709763630785361" calcext:value-type="float">
            <text:p>-0.7097636308</text:p>
          </table:table-cell>
          <table:table-cell office:value-type="float" office:value="-0.679097603214266" calcext:value-type="float">
            <text:p>-0.6790976032</text:p>
          </table:table-cell>
          <table:table-cell office:value-type="float" office:value="-0.647596129115141" calcext:value-type="float">
            <text:p>-0.6475961291</text:p>
          </table:table-cell>
          <table:table-cell office:value-type="float" office:value="-0.615204891044344" calcext:value-type="float">
            <text:p>-0.615204891</text:p>
          </table:table-cell>
          <table:table-cell office:value-type="float" office:value="-0.58185916505002" calcext:value-type="float">
            <text:p>-0.5818591651</text:p>
          </table:table-cell>
          <table:table-cell office:value-type="float" office:value="-0.547486033351123" calcext:value-type="float">
            <text:p>-0.5474860334</text:p>
          </table:table-cell>
          <table:table-cell office:value-type="float" office:value="-0.512007163210252" calcext:value-type="float">
            <text:p>-0.5120071632</text:p>
          </table:table-cell>
          <table:table-cell office:value-type="float" office:value="-0.475342195518083" calcext:value-type="float">
            <text:p>-0.4753421955</text:p>
          </table:table-cell>
          <table:table-cell office:value-type="float" office:value="-0.437412743073901" calcext:value-type="float">
            <text:p>-0.4374127431</text:p>
          </table:table-cell>
          <table:table-cell office:value-type="float" office:value="-0.398146938378003" calcext:value-type="float">
            <text:p>-0.3981469384</text:p>
          </table:table-cell>
          <table:table-cell office:value-type="float" office:value="-0.357484397760359" calcext:value-type="float">
            <text:p>-0.3574843978</text:p>
          </table:table-cell>
          <table:table-cell office:value-type="float" office:value="-0.315381391633053" calcext:value-type="float">
            <text:p>-0.3153813916</text:p>
          </table:table-cell>
          <table:table-cell office:value-type="float" office:value="-0.271815942872027" calcext:value-type="float">
            <text:p>-0.2718159429</text:p>
          </table:table-cell>
          <table:table-cell office:value-type="float" office:value="-0.226792532384362" calcext:value-type="float">
            <text:p>-0.2267925324</text:p>
          </table:table-cell>
          <table:table-cell office:value-type="float" office:value="-0.180346086640041" calcext:value-type="float">
            <text:p>-0.1803460866</text:p>
          </table:table-cell>
          <table:table-cell office:value-type="float" office:value="-0.132544963661075" calcext:value-type="float">
            <text:p>-0.1325449637</text:p>
          </table:table-cell>
          <table:table-cell office:value-type="float" office:value="-0.0834927386517863" calcext:value-type="float">
            <text:p>-0.0834927387</text:p>
          </table:table-cell>
          <table:table-cell office:value-type="float" office:value="-0.0333287039089758" calcext:value-type="float">
            <text:p>-0.0333287039</text:p>
          </table:table-cell>
          <table:table-cell office:value-type="float" office:value="0.0177728825157772" calcext:value-type="float">
            <text:p>0.0177728825</text:p>
          </table:table-cell>
          <table:table-cell office:value-type="float" office:value="0.06960466294383" calcext:value-type="float">
            <text:p>0.0696046629</text:p>
          </table:table-cell>
          <table:table-cell office:value-type="float" office:value="0.121928959194232" calcext:value-type="float">
            <text:p>0.1219289592</text:p>
          </table:table-cell>
          <table:table-cell office:value-type="float" office:value="0.174481242244565" calcext:value-type="float">
            <text:p>0.1744812422</text:p>
          </table:table-cell>
          <table:table-cell office:value-type="float" office:value="0.226974089823948" calcext:value-type="float">
            <text:p>0.2269740898</text:p>
          </table:table-cell>
          <table:table-cell office:value-type="float" office:value="0.279101476169772" calcext:value-type="float">
            <text:p>0.2791014762</text:p>
          </table:table-cell>
          <table:table-cell office:value-type="float" office:value="0.330543294394379" calcext:value-type="float">
            <text:p>0.3305432944</text:p>
          </table:table-cell>
          <table:table-cell office:value-type="float" office:value="0.3809700613841" calcext:value-type="float">
            <text:p>0.3809700614</text:p>
          </table:table-cell>
          <table:table-cell office:value-type="float" office:value="0.430047787076087" calcext:value-type="float">
            <text:p>0.4300477871</text:p>
          </table:table-cell>
          <table:table-cell office:value-type="float" office:value="0.477443000112411" calcext:value-type="float">
            <text:p>0.4774430001</text:p>
          </table:table-cell>
          <table:table-cell office:value-type="float" office:value="0.522827911789845" calcext:value-type="float">
            <text:p>0.5228279118</text:p>
          </table:table-cell>
          <table:table-cell office:value-type="float" office:value="0.565885675171803" calcext:value-type="float">
            <text:p>0.5658856752</text:p>
          </table:table-cell>
          <table:table-cell office:value-type="float" office:value="0.60631566303249" calcext:value-type="float">
            <text:p>0.606315663</text:p>
          </table:table-cell>
          <table:table-cell office:value-type="float" office:value="0.643838653681722" calcext:value-type="float">
            <text:p>0.6438386537</text:p>
          </table:table-cell>
          <table:table-cell office:value-type="float" office:value="0.678201783334679" calcext:value-type="float">
            <text:p>0.6782017833</text:p>
          </table:table-cell>
          <table:table-cell office:value-type="float" office:value="0.709183101802369" calcext:value-type="float">
            <text:p>0.7091831018</text:p>
          </table:table-cell>
          <table:table-cell office:value-type="float" office:value="0.736595557785404" calcext:value-type="float">
            <text:p>0.7365955578</text:p>
          </table:table-cell>
          <table:table-cell office:value-type="float" office:value="0.760290242647393" calcext:value-type="float">
            <text:p>0.7602902426</text:p>
          </table:table-cell>
          <table:table-cell office:value-type="float" office:value="0.780158737881295" calcext:value-type="float">
            <text:p>0.7801587379</text:p>
          </table:table-cell>
          <table:table-cell office:value-type="float" office:value="0.796134441246913" calcext:value-type="float">
            <text:p>0.7961344412</text:p>
          </table:table-cell>
          <table:table-cell office:value-type="float" office:value="0.808192788453772" calcext:value-type="float">
            <text:p>0.8081927885</text:p>
          </table:table-cell>
          <table:table-cell office:value-type="float" office:value="0.816350338997845" calcext:value-type="float">
            <text:p>0.816350339</text:p>
          </table:table-cell>
          <table:table-cell office:value-type="float" office:value="0.820662753015765" calcext:value-type="float">
            <text:p>0.820662753</text:p>
          </table:table-cell>
          <table:table-cell office:value-type="float" office:value="0.821221746576089" calcext:value-type="float">
            <text:p>0.8212217466</text:p>
          </table:table-cell>
          <table:table-cell office:value-type="float" office:value="0.818151170790782" calcext:value-type="float">
            <text:p>0.8181511708</text:p>
          </table:table-cell>
          <table:table-cell office:value-type="float" office:value="0.811602410354962" calcext:value-type="float">
            <text:p>0.8116024104</text:p>
          </table:table-cell>
          <table:table-cell office:value-type="float" office:value="0.801749334758803" calcext:value-type="float">
            <text:p>0.8017493348</text:p>
          </table:table-cell>
          <table:table-cell office:value-type="float" office:value="0.78878305653427" calcext:value-type="float">
            <text:p>0.7887830565</text:p>
          </table:table-cell>
          <table:table-cell office:value-type="float" office:value="0.772906753076483" calcext:value-type="float">
            <text:p>0.7729067531</text:p>
          </table:table-cell>
          <table:table-cell office:value-type="float" office:value="0.754330791322209" calcext:value-type="float">
            <text:p>0.7543307913</text:p>
          </table:table-cell>
          <table:table-cell office:value-type="float" office:value="0.733268359477903" calcext:value-type="float">
            <text:p>0.7332683595</text:p>
          </table:table-cell>
          <table:table-cell office:value-type="float" office:value="0.709931760616218" calcext:value-type="float">
            <text:p>0.7099317606</text:p>
          </table:table-cell>
          <table:table-cell office:value-type="float" office:value="0.684529464349037" calcext:value-type="float">
            <text:p>0.6845294643</text:p>
          </table:table-cell>
          <table:table-cell office:value-type="float" office:value="0.657263950815334" calcext:value-type="float">
            <text:p>0.6572639508</text:p>
          </table:table-cell>
          <table:table-cell office:value-type="float" office:value="0.628330321826251" calcext:value-type="float">
            <text:p>0.6283303218</text:p>
          </table:table-cell>
          <table:table-cell office:value-type="float" office:value="0.59791560245542" calcext:value-type="float">
            <text:p>0.5979156025</text:p>
          </table:table-cell>
          <table:table-cell office:value-type="float" office:value="0.566198616661723" calcext:value-type="float">
            <text:p>0.5661986167</text:p>
          </table:table-cell>
          <table:table-cell office:value-type="float" office:value="0.533350295106238" calcext:value-type="float">
            <text:p>0.5333502951</text:p>
          </table:table-cell>
          <table:table-cell office:value-type="float" office:value="0.499534262906029" calcext:value-type="float">
            <text:p>0.4995342629</text:p>
          </table:table-cell>
          <table:table-cell office:value-type="float" office:value="0.464907558833707" calcext:value-type="float">
            <text:p>0.4649075588</text:p>
          </table:table-cell>
          <table:table-cell office:value-type="float" office:value="0.429621353352399" calcext:value-type="float">
            <text:p>0.4296213534</text:p>
          </table:table-cell>
          <table:table-cell office:value-type="float" office:value="0.393821557950645" calcext:value-type="float">
            <text:p>0.393821558</text:p>
          </table:table-cell>
          <table:table-cell office:value-type="float" office:value="0.357649249159249" calcext:value-type="float">
            <text:p>0.3576492492</text:p>
          </table:table-cell>
          <table:table-cell office:value-type="float" office:value="0.321240863987317" calcext:value-type="float">
            <text:p>0.321240864</text:p>
          </table:table-cell>
          <table:table-cell office:value-type="float" office:value="0.284728156166605" calcext:value-type="float">
            <text:p>0.2847281562</text:p>
          </table:table-cell>
          <table:table-cell office:value-type="float" office:value="0.248237931866008" calcext:value-type="float">
            <text:p>0.2482379319</text:p>
          </table:table-cell>
          <table:table-cell office:value-type="float" office:value="0.211891607367736" calcext:value-type="float">
            <text:p>0.2118916074</text:p>
          </table:table-cell>
          <table:table-cell office:value-type="float" office:value="0.175804648178562" calcext:value-type="float">
            <text:p>0.1758046482</text:p>
          </table:table-cell>
          <table:table-cell office:value-type="float" office:value="0.140085958456208" calcext:value-type="float">
            <text:p>0.1400859585</text:p>
          </table:table-cell>
          <table:table-cell office:value-type="float" office:value="0.10483729138215" calcext:value-type="float">
            <text:p>0.1048372914</text:p>
          </table:table-cell>
          <table:table-cell office:value-type="float" office:value="0.0701527457312592" calcext:value-type="float">
            <text:p>0.0701527457</text:p>
          </table:table-cell>
          <table:table-cell office:value-type="float" office:value="0.0361184024335484" calcext:value-type="float">
            <text:p>0.0361184024</text:p>
          </table:table-cell>
          <table:table-cell office:value-type="float" office:value="0.0028121388848823" calcext:value-type="float">
            <text:p>0.0028121389</text:p>
          </table:table-cell>
          <table:table-cell office:value-type="float" office:value="-0.029696360045561" calcext:value-type="float">
            <text:p>-0.02969636</text:p>
          </table:table-cell>
          <table:table-cell office:value-type="float" office:value="-0.0613453949708424" calcext:value-type="float">
            <text:p>-0.061345395</text:p>
          </table:table-cell>
          <table:table-cell office:value-type="float" office:value="-0.092080867989938" calcext:value-type="float">
            <text:p>-0.092080868</text:p>
          </table:table-cell>
          <table:table-cell office:value-type="float" office:value="-0.121855756252324" calcext:value-type="float">
            <text:p>-0.1218557563</text:p>
          </table:table-cell>
          <table:table-cell office:value-type="float" office:value="-0.150629488514649" calcext:value-type="float">
            <text:p>-0.1506294885</text:p>
          </table:table-cell>
          <table:table-cell office:value-type="float" office:value="-0.178367275455697" calcext:value-type="float">
            <text:p>-0.1783672755</text:p>
          </table:table-cell>
          <table:table-cell office:value-type="float" office:value="-0.20503944372877" calcext:value-type="float">
            <text:p>-0.2050394437</text:p>
          </table:table-cell>
          <table:table-cell office:value-type="float" office:value="-0.230620816907449" calcext:value-type="float">
            <text:p>-0.2306208169</text:p>
          </table:table-cell>
          <table:table-cell office:value-type="float" office:value="-0.255090174390219" calcext:value-type="float">
            <text:p>-0.2550901744</text:p>
          </table:table-cell>
          <table:table-cell office:value-type="float" office:value="-0.278429803436371" calcext:value-type="float">
            <text:p>-0.2784298034</text:p>
          </table:table-cell>
          <table:table-cell office:value-type="float" office:value="-0.300625141896091" calcext:value-type="float">
            <text:p>-0.3006251419</text:p>
          </table:table-cell>
          <table:table-cell office:value-type="float" office:value="-0.321664492375668" calcext:value-type="float">
            <text:p>-0.3216644924</text:p>
          </table:table-cell>
          <table:table-cell office:value-type="float" office:value="-0.341538775123264" calcext:value-type="float">
            <text:p>-0.3415387751</text:p>
          </table:table-cell>
          <table:table-cell office:value-type="float" office:value="-0.360241279038049" calcext:value-type="float">
            <text:p>-0.360241279</text:p>
          </table:table-cell>
          <table:table-cell office:value-type="float" office:value="-0.377767369273394" calcext:value-type="float">
            <text:p>-0.3777673693</text:p>
          </table:table-cell>
          <table:table-cell office:value-type="float" office:value="-0.394114116142091" calcext:value-type="float">
            <text:p>-0.3941141161</text:p>
          </table:table-cell>
          <table:table-cell office:value-type="float" office:value="-0.409279822406458" calcext:value-type="float">
            <text:p>-0.4092798224</text:p>
          </table:table-cell>
          <table:table-cell office:value-type="float" office:value="-0.423263442471067" calcext:value-type="float">
            <text:p>-0.4232634425</text:p>
          </table:table-cell>
          <table:table-cell office:value-type="float" office:value="-0.436063904818828" calcext:value-type="float">
            <text:p>-0.4360639048</text:p>
          </table:table-cell>
          <table:table-cell office:value-type="float" office:value="-0.447679365544247" calcext:value-type="float">
            <text:p>-0.4476793655</text:p>
          </table:table-cell>
          <table:table-cell office:value-type="float" office:value="-0.458106433850953" calcext:value-type="float">
            <text:p>-0.4581064339</text:p>
          </table:table-cell>
          <table:table-cell office:value-type="float" office:value="-0.467339418543349" calcext:value-type="float">
            <text:p>-0.4673394185</text:p>
          </table:table-cell>
          <table:table-cell office:value-type="float" office:value="-0.475369647453893" calcext:value-type="float">
            <text:p>-0.4753696475</text:p>
          </table:table-cell>
          <table:table-cell office:value-type="float" office:value="-0.48218490982075" calcext:value-type="float">
            <text:p>-0.4821849098</text:p>
          </table:table-cell>
          <table:table-cell office:value-type="float" office:value="-0.487769065825435" calcext:value-type="float">
            <text:p>-0.4877690658</text:p>
          </table:table-cell>
          <table:table-cell office:value-type="float" office:value="-0.49210185901028" calcext:value-type="float">
            <text:p>-0.492101859</text:p>
          </table:table-cell>
          <table:table-cell office:value-type="float" office:value="-0.495158957280228" calcext:value-type="float">
            <text:p>-0.4951589573</text:p>
          </table:table-cell>
          <table:table-cell office:value-type="float" office:value="-0.496912237601584" calcext:value-type="float">
            <text:p>-0.4969122376</text:p>
          </table:table-cell>
          <table:table-cell office:value-type="float" office:value="-0.497330319005958" calcext:value-type="float">
            <text:p>-0.497330319</text:p>
          </table:table-cell>
          <table:table-cell office:value-type="float" office:value="-0.496379338484514" calcext:value-type="float">
            <text:p>-0.4963793385</text:p>
          </table:table-cell>
          <table:table-cell office:value-type="float" office:value="-0.494023954999754" calcext:value-type="float">
            <text:p>-0.494023955</text:p>
          </table:table-cell>
          <table:table-cell office:value-type="float" office:value="-0.490228558213311" calcext:value-type="float">
            <text:p>-0.4902285582</text:p>
          </table:table-cell>
          <table:table-cell office:value-type="float" office:value="-0.484958650657033" calcext:value-type="float">
            <text:p>-0.4849586507</text:p>
          </table:table-cell>
          <table:table-cell office:value-type="float" office:value="-0.47818236501385" calcext:value-type="float">
            <text:p>-0.478182365</text:p>
          </table:table-cell>
          <table:table-cell office:value-type="float" office:value="-0.469872072049453" calcext:value-type="float">
            <text:p>-0.469872072</text:p>
          </table:table-cell>
          <table:table-cell office:value-type="float" office:value="-0.460006029738823" calcext:value-type="float">
            <text:p>-0.4600060297</text:p>
          </table:table-cell>
          <table:table-cell office:value-type="float" office:value="-0.448570020529697" calcext:value-type="float">
            <text:p>-0.4485700205</text:p>
          </table:table-cell>
          <table:table-cell office:value-type="float" office:value="-0.435558921761482" calcext:value-type="float">
            <text:p>-0.4355589218</text:p>
          </table:table-cell>
          <table:table-cell office:value-type="float" office:value="-0.420978154290619" calcext:value-type="float">
            <text:p>-0.4209781543</text:p>
          </table:table-cell>
          <table:table-cell office:value-type="float" office:value="-0.404844956564683" calcext:value-type="float">
            <text:p>-0.4048449566</text:p>
          </table:table-cell>
          <table:table-cell office:value-type="float" office:value="-0.387189435830462" calcext:value-type="float">
            <text:p>-0.3871894358</text:p>
          </table:table-cell>
          <table:table-cell office:value-type="float" office:value="-0.368055354800715" calcext:value-type="float">
            <text:p>-0.3680553548</text:p>
          </table:table-cell>
          <table:table-cell office:value-type="float" office:value="-0.347500620716325" calcext:value-type="float">
            <text:p>-0.3475006207</text:p>
          </table:table-cell>
          <table:table-cell office:value-type="float" office:value="-0.325597453941029" calcext:value-type="float">
            <text:p>-0.3255974539</text:p>
          </table:table-cell>
          <table:table-cell office:value-type="float" office:value="-0.302432224490084" calcext:value-type="float">
            <text:p>-0.3024322245</text:p>
          </table:table-cell>
          <table:table-cell office:value-type="float" office:value="-0.27810495660806" calcext:value-type="float">
            <text:p>-0.2781049566</text:p>
          </table:table-cell>
          <table:table-cell office:value-type="float" office:value="-0.252728513022643" calcext:value-type="float">
            <text:p>-0.252728513</text:p>
          </table:table-cell>
          <table:table-cell office:value-type="float" office:value="-0.226427481193732" calcext:value-type="float">
            <text:p>-0.2264274812</text:p>
          </table:table-cell>
          <table:table-cell office:value-type="float" office:value="-0.199336793219479" calcext:value-type="float">
            <text:p>-0.1993367932</text:p>
          </table:table-cell>
          <table:table-cell office:value-type="float" office:value="-0.171600118661372" calcext:value-type="float">
            <text:p>-0.1716001187</text:p>
          </table:table-cell>
          <table:table-cell office:value-type="float" office:value="-0.143368075181673" calcext:value-type="float">
            <text:p>-0.1433680752</text:p>
          </table:table-cell>
          <table:table-cell office:value-type="float" office:value="-0.114796305481646" calcext:value-type="float">
            <text:p>-0.1147963055</text:p>
          </table:table-cell>
          <table:table-cell office:value-type="float" office:value="-0.0860434706751106" calcext:value-type="float">
            <text:p>-0.0860434707</text:p>
          </table:table-cell>
          <table:table-cell office:value-type="float" office:value="-0.0572692101165224" calcext:value-type="float">
            <text:p>-0.0572692101</text:p>
          </table:table-cell>
          <table:table-cell office:value-type="float" office:value="-0.0286321160848754" calcext:value-type="float">
            <text:p>-0.0286321161</text:p>
          </table:table-cell>
          <table:table-cell office:value-type="float" office:value="-0.000287768875738142" calcext:value-type="float">
            <text:p>-0.0002877689</text:p>
          </table:table-cell>
          <table:table-cell office:value-type="float" office:value="0.0276131259698047" calcext:value-type="float">
            <text:p>0.027613126</text:p>
          </table:table-cell>
          <table:table-cell office:value-type="float" office:value="0.0549264611549145" calcext:value-type="float">
            <text:p>0.0549264612</text:p>
          </table:table-cell>
          <table:table-cell office:value-type="float" office:value="0.0815162798701098" calcext:value-type="float">
            <text:p>0.0815162799</text:p>
          </table:table-cell>
          <table:table-cell office:value-type="float" office:value="0.107256130471186" calcext:value-type="float">
            <text:p>0.1072561305</text:p>
          </table:table-cell>
          <table:table-cell office:value-type="float" office:value="0.132030203287177" calcext:value-type="float">
            <text:p>0.1320302033</text:p>
          </table:table-cell>
          <table:table-cell office:value-type="float" office:value="0.155734235533254" calcext:value-type="float">
            <text:p>0.1557342355</text:p>
          </table:table-cell>
          <table:table-cell office:value-type="float" office:value="0.178276176734562" calcext:value-type="float">
            <text:p>0.1782761767</text:p>
          </table:table-cell>
          <table:table-cell office:value-type="float" office:value="0.199576613507046" calcext:value-type="float">
            <text:p>0.1995766135</text:p>
          </table:table-cell>
          <table:table-cell office:value-type="float" office:value="0.219568958815516" calcext:value-type="float">
            <text:p>0.2195689588</text:p>
          </table:table-cell>
          <table:table-cell office:value-type="float" office:value="0.238199416742549" calcext:value-type="float">
            <text:p>0.2381994167</text:p>
          </table:table-cell>
          <table:table-cell office:value-type="float" office:value="0.25542673914476" calcext:value-type="float">
            <text:p>0.2554267391</text:p>
          </table:table-cell>
          <table:table-cell office:value-type="float" office:value="0.27122179514655" calcext:value-type="float">
            <text:p>0.2712217951</text:p>
          </table:table-cell>
          <table:table-cell office:value-type="float" office:value="0.285566978055196" calcext:value-type="float">
            <text:p>0.2855669781</text:p>
          </table:table-cell>
          <table:table-cell office:value-type="float" office:value="0.298455476846248" calcext:value-type="float">
            <text:p>0.2984554768</text:p>
          </table:table-cell>
          <table:table-cell office:value-type="float" office:value="0.309890440797656" calcext:value-type="float">
            <text:p>0.3098904408</text:p>
          </table:table-cell>
          <table:table-cell office:value-type="float" office:value="0.319884066138932" calcext:value-type="float">
            <text:p>0.3198840661</text:p>
          </table:table-cell>
          <table:table-cell office:value-type="float" office:value="0.328456632789034" calcext:value-type="float">
            <text:p>0.3284566328</text:p>
          </table:table-cell>
          <table:table-cell office:value-type="float" office:value="0.335635517500552" calcext:value-type="float">
            <text:p>0.3356355175</text:p>
          </table:table-cell>
          <table:table-cell office:value-type="float" office:value="0.34145420717456" calcext:value-type="float">
            <text:p>0.3414542072</text:p>
          </table:table-cell>
          <table:table-cell office:value-type="float" office:value="0.345951332958029" calcext:value-type="float">
            <text:p>0.345951333</text:p>
          </table:table-cell>
          <table:table-cell office:value-type="float" office:value="0.349169742199935" calcext:value-type="float">
            <text:p>0.3491697422</text:p>
          </table:table-cell>
          <table:table-cell office:value-type="float" office:value="0.351155621640146" calcext:value-type="float">
            <text:p>0.3511556216</text:p>
          </table:table-cell>
          <table:table-cell office:value-type="float" office:value="0.35195768154358" calcext:value-type="float">
            <text:p>0.3519576815</text:p>
          </table:table-cell>
          <table:table-cell office:value-type="float" office:value="0.351626407050744" calcext:value-type="float">
            <text:p>0.3516264071</text:p>
          </table:table-cell>
          <table:table-cell office:value-type="float" office:value="0.35021337994657" calcext:value-type="float">
            <text:p>0.3502133799</text:p>
          </table:table-cell>
          <table:table-cell office:value-type="float" office:value="0.347770671463072" calcext:value-type="float">
            <text:p>0.3477706715</text:p>
          </table:table-cell>
          <table:table-cell office:value-type="float" office:value="0.344350304699616" calcext:value-type="float">
            <text:p>0.3443503047</text:p>
          </table:table-cell>
          <table:table-cell office:value-type="float" office:value="0.340003783798133" calcext:value-type="float">
            <text:p>0.3400037838</text:p>
          </table:table-cell>
          <table:table-cell office:value-type="float" office:value="0.334781686140375" calcext:value-type="float">
            <text:p>0.3347816861</text:p>
          </table:table-cell>
          <table:table-cell office:value-type="float" office:value="0.328733313496009" calcext:value-type="float">
            <text:p>0.3287333135</text:p>
          </table:table-cell>
          <table:table-cell office:value-type="float" office:value="0.321906398168905" calcext:value-type="float">
            <text:p>0.3219063982</text:p>
          </table:table-cell>
          <table:table-cell office:value-type="float" office:value="0.314346860666689" calcext:value-type="float">
            <text:p>0.3143468607</text:p>
          </table:table-cell>
          <table:table-cell office:value-type="float" office:value="0.306098616142232" calcext:value-type="float">
            <text:p>0.3060986161</text:p>
          </table:table-cell>
          <table:table-cell office:value-type="float" office:value="0.297203427705663" calcext:value-type="float">
            <text:p>0.2972034277</text:p>
          </table:table-cell>
          <table:table-cell office:value-type="float" office:value="0.287700805565062" calcext:value-type="float">
            <text:p>0.2877008056</text:p>
          </table:table-cell>
          <table:table-cell office:value-type="float" office:value="0.277627951717947" calcext:value-type="float">
            <text:p>0.2776279517</text:p>
          </table:table-cell>
          <table:table-cell office:value-type="float" office:value="0.267019750495441" calcext:value-type="float">
            <text:p>0.2670197505</text:p>
          </table:table-cell>
          <table:table-cell office:value-type="float" office:value="0.255908805592469" calcext:value-type="float">
            <text:p>0.2559088056</text:p>
          </table:table-cell>
          <table:table-cell office:value-type="float" office:value="0.244325524258773" calcext:value-type="float">
            <text:p>0.2443255243</text:p>
          </table:table-cell>
          <table:table-cell office:value-type="float" office:value="0.232298249062908" calcext:value-type="float">
            <text:p>0.2322982491</text:p>
          </table:table-cell>
          <table:table-cell office:value-type="float" office:value="0.21985343708092" calcext:value-type="float">
            <text:p>0.2198534371</text:p>
          </table:table-cell>
          <table:table-cell office:value-type="float" office:value="0.207015885531413" calcext:value-type="float">
            <text:p>0.2070158855</text:p>
          </table:table-cell>
          <table:table-cell office:value-type="float" office:value="0.193809001821652" calcext:value-type="float">
            <text:p>0.1938090018</text:p>
          </table:table-cell>
          <table:table-cell office:value-type="float" office:value="0.180255114740587" calcext:value-type="float">
            <text:p>0.1802551147</text:p>
          </table:table-cell>
          <table:table-cell office:value-type="float" office:value="0.166375822197435" calcext:value-type="float">
            <text:p>0.1663758222</text:p>
          </table:table-cell>
          <table:table-cell office:value-type="float" office:value="0.152192369527737" calcext:value-type="float">
            <text:p>0.1521923695</text:p>
          </table:table-cell>
          <table:table-cell office:value-type="float" office:value="0.137726051042132" calcext:value-type="float">
            <text:p>0.137726051</text:p>
          </table:table-cell>
          <table:table-cell office:value-type="float" office:value="0.122998626248862" calcext:value-type="float">
            <text:p>0.1229986262</text:p>
          </table:table-cell>
          <table:table-cell office:value-type="float" office:value="0.108032741104318" calcext:value-type="float">
            <text:p>0.1080327411</text:p>
          </table:table-cell>
          <table:table-cell office:value-type="float" office:value="0.092852343799478" calcext:value-type="float">
            <text:p>0.0928523438</text:p>
          </table:table-cell>
          <table:table-cell office:value-type="float" office:value="0.0774830840260497" calcext:value-type="float">
            <text:p>0.077483084</text:p>
          </table:table-cell>
          <table:table-cell office:value-type="float" office:value="0.0619526844239495" calcext:value-type="float">
            <text:p>0.0619526844</text:p>
          </table:table-cell>
          <table:table-cell office:value-type="float" office:value="0.0462912730193778" calcext:value-type="float">
            <text:p>0.046291273</text:p>
          </table:table-cell>
          <table:table-cell office:value-type="float" office:value="0.0305316659302904" calcext:value-type="float">
            <text:p>0.0305316659</text:p>
          </table:table-cell>
          <table:table-cell office:value-type="float" office:value="0.014709590438365" calcext:value-type="float">
            <text:p>0.0147095904</text:p>
          </table:table-cell>
          <table:table-cell office:value-type="float" office:value="-0.00113616031632482" calcext:value-type="float">
            <text:p>-0.0011361603</text:p>
          </table:table-cell>
          <table:table-cell office:value-type="float" office:value="-0.0169636483039083" calcext:value-type="float">
            <text:p>-0.0169636483</text:p>
          </table:table-cell>
          <table:table-cell office:value-type="float" office:value="-0.032727792809464" calcext:value-type="float">
            <text:p>-0.0327277928</text:p>
          </table:table-cell>
          <table:table-cell office:value-type="float" office:value="-0.0483804575312342" calcext:value-type="float">
            <text:p>-0.0483804575</text:p>
          </table:table-cell>
          <table:table-cell office:value-type="float" office:value="-0.0638706241702454" calcext:value-type="float">
            <text:p>-0.0638706242</text:p>
          </table:table-cell>
          <table:table-cell office:value-type="float" office:value="-0.079144651967182" calcext:value-type="float">
            <text:p>-0.079144652</text:p>
          </table:table-cell>
          <table:table-cell office:value-type="float" office:value="-0.0941466204783051" calcext:value-type="float">
            <text:p>-0.0941466205</text:p>
          </table:table-cell>
          <table:table-cell office:value-type="float" office:value="-0.108818750756155" calcext:value-type="float">
            <text:p>-0.1088187508</text:p>
          </table:table-cell>
          <table:table-cell office:value-type="float" office:value="-0.123101898068964" calcext:value-type="float">
            <text:p>-0.1231018981</text:p>
          </table:table-cell>
          <table:table-cell office:value-type="float" office:value="-0.136936107408531" calcext:value-type="float">
            <text:p>-0.1369361074</text:p>
          </table:table-cell>
          <table:table-cell office:value-type="float" office:value="-0.150261221348137" calcext:value-type="float">
            <text:p>-0.1502612213</text:p>
          </table:table-cell>
          <table:table-cell office:value-type="float" office:value="-0.163017528364507" calcext:value-type="float">
            <text:p>-0.1630175284</text:p>
          </table:table-cell>
          <table:table-cell office:value-type="float" office:value="-0.175146438569982" calcext:value-type="float">
            <text:p>-0.1751464386</text:p>
          </table:table-cell>
          <table:table-cell office:value-type="float" office:value="-0.18659117294744" calcext:value-type="float">
            <text:p>-0.1865911729</text:p>
          </table:table-cell>
          <table:table-cell office:value-type="float" office:value="-0.197297451670241" calcext:value-type="float">
            <text:p>-0.1972974517</text:p>
          </table:table-cell>
          <table:table-cell office:value-type="float" office:value="-0.207214166943956" calcext:value-type="float">
            <text:p>-0.2072141669</text:p>
          </table:table-cell>
          <table:table-cell office:value-type="float" office:value="-0.216294026042881" calcext:value-type="float">
            <text:p>-0.216294026</text:p>
          </table:table-cell>
          <table:table-cell office:value-type="float" office:value="-0.224494150836188" calcext:value-type="float">
            <text:p>-0.2244941508</text:p>
          </table:table-cell>
          <table:table-cell office:value-type="float" office:value="-0.231776621103907" calcext:value-type="float">
            <text:p>-0.2317766211</text:p>
          </table:table-cell>
          <table:table-cell office:value-type="float" office:value="-0.238108950312716" calcext:value-type="float">
            <text:p>-0.2381089503</text:p>
          </table:table-cell>
          <table:table-cell office:value-type="float" office:value="-0.243464484226496" calcext:value-type="float">
            <text:p>-0.2434644842</text:p>
          </table:table-cell>
          <table:table-cell office:value-type="float" office:value="-0.247822714718983" calcext:value-type="float">
            <text:p>-0.2478227147</text:p>
          </table:table-cell>
          <table:table-cell office:value-type="float" office:value="-0.251169503374696" calcext:value-type="float">
            <text:p>-0.2511695034</text:p>
          </table:table-cell>
          <table:table-cell office:value-type="float" office:value="-0.253497211833962" calcext:value-type="float">
            <text:p>-0.2534972118</text:p>
          </table:table-cell>
          <table:table-cell office:value-type="float" office:value="-0.254804738270303" calcext:value-type="float">
            <text:p>-0.2548047383</text:p>
          </table:table-cell>
          <table:table-cell office:value-type="float" office:value="-0.255097461790084" calcext:value-type="float">
            <text:p>-0.2550974618</text:p>
          </table:table-cell>
          <table:table-cell office:value-type="float" office:value="-0.254387098817565" calcext:value-type="float">
            <text:p>-0.2543870988</text:p>
          </table:table-cell>
          <table:table-cell office:value-type="float" office:value="-0.25269147758339" calcext:value-type="float">
            <text:p>-0.2526914776</text:p>
          </table:table-cell>
          <table:table-cell office:value-type="float" office:value="-0.250034238587101" calcext:value-type="float">
            <text:p>-0.2500342386</text:p>
          </table:table-cell>
          <table:table-cell office:value-type="float" office:value="-0.246444470293905" calcext:value-type="float">
            <text:p>-0.2464444703</text:p>
          </table:table-cell>
          <table:table-cell office:value-type="float" office:value="-0.241956290307381" calcext:value-type="float">
            <text:p>-0.2419562903</text:p>
          </table:table-cell>
          <table:table-cell office:value-type="float" office:value="-0.236608382817521" calcext:value-type="float">
            <text:p>-0.2366083828</text:p>
          </table:table-cell>
          <table:table-cell office:value-type="float" office:value="-0.230443503264119" calcext:value-type="float">
            <text:p>-0.2304435033</text:p>
          </table:table-cell>
          <table:table-cell office:value-type="float" office:value="-0.223507960912361" calcext:value-type="float">
            <text:p>-0.2235079609</text:p>
          </table:table-cell>
          <table:table-cell office:value-type="float" office:value="-0.215851089462514" calcext:value-type="float">
            <text:p>-0.2158510895</text:p>
          </table:table-cell>
          <table:table-cell office:value-type="float" office:value="-0.207524714977112" calcext:value-type="float">
            <text:p>-0.207524715</text:p>
          </table:table-cell>
          <table:table-cell office:value-type="float" office:value="-0.19858262938461" calcext:value-type="float">
            <text:p>-0.1985826294</text:p>
          </table:table-cell>
          <table:table-cell office:value-type="float" office:value="-0.189080076686329" calcext:value-type="float">
            <text:p>-0.1890800767</text:p>
          </table:table-cell>
          <table:table-cell office:value-type="float" office:value="-0.179073257830448" calcext:value-type="float">
            <text:p>-0.1790732578</text:p>
          </table:table-cell>
          <table:table-cell office:value-type="float" office:value="-0.168618859085726" calcext:value-type="float">
            <text:p>-0.1686188591</text:p>
          </table:table-cell>
          <table:table-cell office:value-type="float" office:value="-0.157773607703444" calcext:value-type="float">
            <text:p>-0.1577736077</text:p>
          </table:table-cell>
          <table:table-cell office:value-type="float" office:value="-0.14659385773167" calcext:value-type="float">
            <text:p>-0.1465938577</text:p>
          </table:table-cell>
          <table:table-cell office:value-type="float" office:value="-0.135135208062035" calcext:value-type="float">
            <text:p>-0.1351352081</text:p>
          </table:table-cell>
          <table:table-cell office:value-type="float" office:value="-0.123452154149032" calcext:value-type="float">
            <text:p>-0.1234521541</text:p>
          </table:table-cell>
          <table:table-cell office:value-type="float" office:value="-0.11159777433543" calcext:value-type="float">
            <text:p>-0.1115977743</text:p>
          </table:table-cell>
          <table:table-cell office:value-type="float" office:value="-0.099623451324873" calcext:value-type="float">
            <text:p>-0.0996234513</text:p>
          </table:table-cell>
          <table:table-cell office:value-type="float" office:value="-0.0875786290388744" calcext:value-type="float">
            <text:p>-0.087578629</text:p>
          </table:table-cell>
          <table:table-cell office:value-type="float" office:value="-0.0755106048506769" calcext:value-type="float">
            <text:p>-0.0755106049</text:p>
          </table:table-cell>
          <table:table-cell office:value-type="float" office:value="-0.0634643569766627" calcext:value-type="float">
            <text:p>-0.063464357</text:p>
          </table:table-cell>
          <table:table-cell office:value-type="float" office:value="-0.0514824066025063" calcext:value-type="float">
            <text:p>-0.0514824066</text:p>
          </table:table-cell>
          <table:table-cell office:value-type="float" office:value="-0.0396047141096777" calcext:value-type="float">
            <text:p>-0.0396047141</text:p>
          </table:table-cell>
          <table:table-cell office:value-type="float" office:value="-0.0278686085366395" calcext:value-type="float">
            <text:p>-0.0278686085</text:p>
          </table:table-cell>
          <table:table-cell office:value-type="float" office:value="-0.0163087491558851" calcext:value-type="float">
            <text:p>-0.0163087492</text:p>
          </table:table-cell>
          <table:table-cell office:value-type="float" office:value="-0.00495711777544532" calcext:value-type="float">
            <text:p>-0.0049571178</text:p>
          </table:table-cell>
          <table:table-cell office:value-type="float" office:value="0.00615695990910846" calcext:value-type="float">
            <text:p>0.0061569599</text:p>
          </table:table-cell>
          <table:table-cell office:value-type="float" office:value="0.0170067658668212" calcext:value-type="float">
            <text:p>0.0170067659</text:p>
          </table:table-cell>
          <table:table-cell office:value-type="float" office:value="0.0275681164070793" calcext:value-type="float">
            <text:p>0.0275681164</text:p>
          </table:table-cell>
          <table:table-cell office:value-type="float" office:value="0.0378192664337623" calcext:value-type="float">
            <text:p>0.0378192664</text:p>
          </table:table-cell>
          <table:table-cell office:value-type="float" office:value="0.04774079392732" calcext:value-type="float">
            <text:p>0.0477407939</text:p>
          </table:table-cell>
          <table:table-cell office:value-type="float" office:value="0.0573154674504929" calcext:value-type="float">
            <text:p>0.0573154675</text:p>
          </table:table-cell>
          <table:table-cell office:value-type="float" office:value="0.0665280995673312" calcext:value-type="float">
            <text:p>0.0665280996</text:p>
          </table:table-cell>
          <table:table-cell office:value-type="float" office:value="0.0753653891080713" calcext:value-type="float">
            <text:p>0.0753653891</text:p>
          </table:table-cell>
          <table:table-cell office:value-type="float" office:value="0.0838157552092118" calcext:value-type="float">
            <text:p>0.0838157552</text:p>
          </table:table-cell>
          <table:table-cell office:value-type="float" office:value="0.0918691660173271" calcext:value-type="float">
            <text:p>0.091869166</text:p>
          </table:table-cell>
          <table:table-cell office:value-type="float" office:value="0.0995169648772864" calcext:value-type="float">
            <text:p>0.0995169649</text:p>
          </table:table-cell>
          <table:table-cell office:value-type="float" office:value="0.106751696741293" calcext:value-type="float">
            <text:p>0.1067516967</text:p>
          </table:table-cell>
          <table:table-cell office:value-type="float" office:value="0.113566937445085" calcext:value-type="float">
            <text:p>0.1135669374</text:p>
          </table:table-cell>
          <table:table-cell office:value-type="float" office:value="0.119957128408799" calcext:value-type="float">
            <text:p>0.1199571284</text:p>
          </table:table-cell>
          <table:table-cell office:value-type="float" office:value="0.125917419237032" calcext:value-type="float">
            <text:p>0.1259174192</text:p>
          </table:table-cell>
          <table:table-cell office:value-type="float" office:value="0.131443520615471" calcext:value-type="float">
            <text:p>0.1314435206</text:p>
          </table:table-cell>
          <table:table-cell office:value-type="float" office:value="0.136531569826113" calcext:value-type="float">
            <text:p>0.1365315698</text:p>
          </table:table-cell>
          <table:table-cell office:value-type="float" office:value="0.141178011121488" calcext:value-type="float">
            <text:p>0.1411780111</text:p>
          </table:table-cell>
          <table:table-cell office:value-type="float" office:value="0.145379493099808" calcext:value-type="float">
            <text:p>0.1453794931</text:p>
          </table:table-cell>
          <table:table-cell office:value-type="float" office:value="0.149132785094609" calcext:value-type="float">
            <text:p>0.1491327851</text:p>
          </table:table-cell>
          <table:table-cell office:value-type="float" office:value="0.152434714421326" calcext:value-type="float">
            <text:p>0.1524347144</text:p>
          </table:table-cell>
          <table:table-cell office:value-type="float" office:value="0.155282126097449" calcext:value-type="float">
            <text:p>0.1552821261</text:p>
          </table:table-cell>
          <table:table-cell office:value-type="float" office:value="0.15767186636278" calcext:value-type="float">
            <text:p>0.1576718664</text:p>
          </table:table-cell>
          <table:table-cell office:value-type="float" office:value="0.159600790966273" calcext:value-type="float">
            <text:p>0.159600791</text:p>
          </table:table-cell>
          <table:table-cell office:value-type="float" office:value="0.161065798754374" calcext:value-type="float">
            <text:p>0.1610657988</text:p>
          </table:table-cell>
          <table:table-cell office:value-type="float" office:value="0.162063890596386" calcext:value-type="float">
            <text:p>0.1620638906</text:p>
          </table:table-cell>
          <table:table-cell office:value-type="float" office:value="0.162592253123694" calcext:value-type="float">
            <text:p>0.1625922531</text:p>
          </table:table-cell>
          <table:table-cell office:value-type="float" office:value="0.162648366154764" calcext:value-type="float">
            <text:p>0.1626483662</text:p>
          </table:table-cell>
          <table:table-cell office:value-type="float" office:value="0.162230132044265" calcext:value-type="float">
            <text:p>0.162230132</text:p>
          </table:table-cell>
          <table:table-cell office:value-type="float" office:value="0.161336024552594" calcext:value-type="float">
            <text:p>0.1613360246</text:p>
          </table:table-cell>
          <table:table-cell office:value-type="float" office:value="0.159965254205408" calcext:value-type="float">
            <text:p>0.1599652542</text:p>
          </table:table-cell>
          <table:table-cell office:value-type="float" office:value="0.15811794652404" calcext:value-type="float">
            <text:p>0.1581179465</text:p>
          </table:table-cell>
          <table:table-cell office:value-type="float" office:value="0.155795328982823" calcext:value-type="float">
            <text:p>0.155795329</text:p>
          </table:table-cell>
          <table:table-cell office:value-type="float" office:value="0.152999922110272" calcext:value-type="float">
            <text:p>0.1529999221</text:p>
          </table:table-cell>
          <table:table-cell office:value-type="float" office:value="0.149735729818969" calcext:value-type="float">
            <text:p>0.1497357298</text:p>
          </table:table-cell>
          <table:table-cell office:value-type="float" office:value="0.146008423842286" calcext:value-type="float">
            <text:p>0.1460084238</text:p>
          </table:table-cell>
          <table:table-cell office:value-type="float" office:value="0.141825517087206" calcext:value-type="float">
            <text:p>0.1418255171</text:p>
          </table:table-cell>
          <table:table-cell office:value-type="float" office:value="0.137196520791599" calcext:value-type="float">
            <text:p>0.1371965208</text:p>
          </table:table-cell>
          <table:table-cell office:value-type="float" office:value="0.13213308060327" calcext:value-type="float">
            <text:p>0.1321330806</text:p>
          </table:table-cell>
          <table:table-cell office:value-type="float" office:value="0.126649087075824" calcext:value-type="float">
            <text:p>0.1266490871</text:p>
          </table:table-cell>
          <table:table-cell office:value-type="float" office:value="0.120760756593356" calcext:value-type="float">
            <text:p>0.1207607566</text:p>
          </table:table-cell>
          <table:table-cell office:value-type="float" office:value="0.114486679378871" calcext:value-type="float">
            <text:p>0.1144866794</text:p>
          </table:table-cell>
          <table:table-cell office:value-type="float" office:value="0.107847831990775" calcext:value-type="float">
            <text:p>0.107847832</text:p>
          </table:table-cell>
          <table:table-cell office:value-type="float" office:value="0.100867552544008" calcext:value-type="float">
            <text:p>0.1008675525</text:p>
          </table:table-cell>
          <table:table-cell office:value-type="float" office:value="0.0935714777812186" calcext:value-type="float">
            <text:p>0.0935714778</text:p>
          </table:table-cell>
          <table:table-cell office:value-type="float" office:value="0.0859874420347394" calcext:value-type="float">
            <text:p>0.085987442</text:p>
          </table:table-cell>
          <table:table-cell office:value-type="float" office:value="0.0781453390339943" calcext:value-type="float">
            <text:p>0.078145339</text:p>
          </table:table-cell>
          <table:table-cell office:value-type="float" office:value="0.0700769483944757" calcext:value-type="float">
            <text:p>0.0700769484</text:p>
          </table:table-cell>
          <table:table-cell office:value-type="float" office:value="0.0618157294480941" calcext:value-type="float">
            <text:p>0.0618157294</text:p>
          </table:table-cell>
          <table:table-cell office:value-type="float" office:value="0.0533965858152959" calcext:value-type="float">
            <text:p>0.0533965858</text:p>
          </table:table-cell>
          <table:table-cell office:value-type="float" office:value="0.0448556047574002" calcext:value-type="float">
            <text:p>0.0448556048</text:p>
          </table:table-cell>
          <table:table-cell office:value-type="float" office:value="0.0362297758670991" calcext:value-type="float">
            <text:p>0.0362297759</text:p>
          </table:table-cell>
          <table:table-cell office:value-type="float" office:value="0.0275566940457496" calcext:value-type="float">
            <text:p>0.027556694</text:p>
          </table:table-cell>
          <table:table-cell office:value-type="float" office:value="0.0188742519716453" calcext:value-type="float">
            <text:p>0.018874252</text:p>
          </table:table-cell>
          <table:table-cell office:value-type="float" office:value="0.0102203273835299" calcext:value-type="float">
            <text:p>0.0102203274</text:p>
          </table:table-cell>
          <table:table-cell office:value-type="float" office:value="0.00163247049083291" calcext:value-type="float">
            <text:p>0.0016324705</text:p>
          </table:table-cell>
          <table:table-cell office:value-type="float" office:value="-0.00685240331595911" calcext:value-type="float">
            <text:p>-0.0068524033</text:p>
          </table:table-cell>
          <table:table-cell office:value-type="float" office:value="-0.0151983105347738" calcext:value-type="float">
            <text:p>-0.0151983105</text:p>
          </table:table-cell>
          <table:table-cell office:value-type="float" office:value="-0.0233704818372289" calcext:value-type="float">
            <text:p>-0.0233704818</text:p>
          </table:table-cell>
          <table:table-cell office:value-type="float" office:value="-0.0313356254496621" calcext:value-type="float">
            <text:p>-0.0313356254</text:p>
          </table:table-cell>
          <table:table-cell office:value-type="float" office:value="-0.0390621680259769" calcext:value-type="float">
            <text:p>-0.039062168</text:p>
          </table:table-cell>
          <table:table-cell office:value-type="float" office:value="-0.0465204699800509" calcext:value-type="float">
            <text:p>-0.04652047</text:p>
          </table:table-cell>
          <table:table-cell office:value-type="float" office:value="-0.053683012855739" calcext:value-type="float">
            <text:p>-0.0536830129</text:p>
          </table:table-cell>
          <table:table-cell office:value-type="float" office:value="-0.0605245569444416" calcext:value-type="float">
            <text:p>-0.0605245569</text:p>
          </table:table-cell>
          <table:table-cell office:value-type="float" office:value="-0.0670222679976283" calcext:value-type="float">
            <text:p>-0.067022268</text:p>
          </table:table-cell>
          <table:table-cell office:value-type="float" office:value="-0.0731558125084957" calcext:value-type="float">
            <text:p>-0.0731558125</text:p>
          </table:table-cell>
          <table:table-cell office:value-type="float" office:value="-0.0789074216391625" calcext:value-type="float">
            <text:p>-0.0789074216</text:p>
          </table:table-cell>
          <table:table-cell office:value-type="float" office:value="-0.0842619244337454" calcext:value-type="float">
            <text:p>-0.0842619244</text:p>
          </table:table-cell>
          <table:table-cell office:value-type="float" office:value="-0.0892067514722462" calcext:value-type="float">
            <text:p>-0.0892067515</text:p>
          </table:table-cell>
          <table:table-cell office:value-type="float" office:value="-0.0937319105759192" calcext:value-type="float">
            <text:p>-0.0937319106</text:p>
          </table:table-cell>
          <table:table-cell office:value-type="float" office:value="-0.0978299365643415" calcext:value-type="float">
            <text:p>-0.0978299366</text:p>
          </table:table-cell>
          <table:table-cell office:value-type="float" office:value="-0.101495817383087" calcext:value-type="float">
            <text:p>-0.1014958174</text:p>
          </table:table-cell>
          <table:table-cell office:value-type="float" office:value="-0.104726899166166" calcext:value-type="float">
            <text:p>-0.1047268992</text:p>
          </table:table-cell>
          <table:table-cell office:value-type="float" office:value="-0.107522772969528" calcext:value-type="float">
            <text:p>-0.107522773</text:p>
          </table:table-cell>
          <table:table-cell office:value-type="float" office:value="-0.109885146012799" calcext:value-type="float">
            <text:p>-0.109885146</text:p>
          </table:table-cell>
          <table:table-cell office:value-type="float" office:value="-0.111817700301404" calcext:value-type="float">
            <text:p>-0.1118177003</text:p>
          </table:table-cell>
          <table:table-cell office:value-type="float" office:value="-0.11332594147524" calcext:value-type="float">
            <text:p>-0.1133259415</text:p>
          </table:table-cell>
          <table:table-cell office:value-type="float" office:value="-0.114417040652169" calcext:value-type="float">
            <text:p>-0.1144170407</text:p>
          </table:table-cell>
          <table:table-cell office:value-type="float" office:value="-0.115099671911913" calcext:value-type="float">
            <text:p>-0.1150996719</text:p>
          </table:table-cell>
          <table:table-cell office:value-type="float" office:value="-0.115383847908719" calcext:value-type="float">
            <text:p>-0.1153838479</text:p>
          </table:table-cell>
          <table:table-cell office:value-type="float" office:value="-0.115280755917207" calcext:value-type="float">
            <text:p>-0.1152807559</text:p>
          </table:table-cell>
          <table:table-cell office:value-type="float" office:value="-0.114802596414669" calcext:value-type="float">
            <text:p>-0.1148025964</text:p>
          </table:table-cell>
          <table:table-cell office:value-type="float" office:value="-0.113962426091636" calcext:value-type="float">
            <text:p>-0.1139624261</text:p>
          </table:table-cell>
          <table:table-cell office:value-type="float" office:value="-0.112774006968014" calcext:value-type="float">
            <text:p>-0.112774007</text:p>
          </table:table-cell>
          <table:table-cell office:value-type="float" office:value="-0.111251663079396" calcext:value-type="float">
            <text:p>-0.1112516631</text:p>
          </table:table-cell>
          <table:table-cell office:value-type="float" office:value="-0.109410145991423" calcext:value-type="float">
            <text:p>-0.109410146</text:p>
          </table:table-cell>
          <table:table-cell office:value-type="float" office:value="-0.107264510201794" calcext:value-type="float">
            <text:p>-0.1072645102</text:p>
          </table:table-cell>
          <table:table-cell office:value-type="float" office:value="-0.104829999300902" calcext:value-type="float">
            <text:p>-0.1048299993</text:p>
          </table:table-cell>
          <table:table-cell office:value-type="float" office:value="-0.102121943583273" calcext:value-type="float">
            <text:p>-0.1021219436</text:p>
          </table:table-cell>
          <table:table-cell office:value-type="float" office:value="-0.0991556696320233" calcext:value-type="float">
            <text:p>-0.0991556696</text:p>
          </table:table-cell>
          <table:table-cell office:value-type="float" office:value="-0.0959464222364454" calcext:value-type="float">
            <text:p>-0.0959464222</text:p>
          </table:table-cell>
          <table:table-cell office:value-type="float" office:value="-0.0925092988459155" calcext:value-type="float">
            <text:p>-0.0925092988</text:p>
          </table:table-cell>
          <table:table-cell office:value-type="float" office:value="-0.088859196610963" calcext:value-type="float">
            <text:p>-0.0888591966</text:p>
          </table:table-cell>
          <table:table-cell office:value-type="float" office:value="-0.0850107719112108" calcext:value-type="float">
            <text:p>-0.0850107719</text:p>
          </table:table-cell>
          <table:table-cell office:value-type="float" office:value="-0.0809784121204728" calcext:value-type="float">
            <text:p>-0.0809784121</text:p>
          </table:table-cell>
          <table:table-cell office:value-type="float" office:value="-0.0767762192088783" calcext:value-type="float">
            <text:p>-0.0767762192</text:p>
          </table:table-cell>
          <table:table-cell office:value-type="float" office:value="-0.0724180046322465" calcext:value-type="float">
            <text:p>-0.0724180046</text:p>
          </table:table-cell>
          <table:table-cell office:value-type="float" office:value="-0.0679172948090066" calcext:value-type="float">
            <text:p>-0.0679172948</text:p>
          </table:table-cell>
          <table:table-cell office:value-type="float" office:value="-0.0632873463373125" calcext:value-type="float">
            <text:p>-0.0632873463</text:p>
          </table:table-cell>
          <table:table-cell office:value-type="float" office:value="-0.0585411699610566" calcext:value-type="float">
            <text:p>-0.05854117</text:p>
          </table:table-cell>
          <table:table-cell office:value-type="float" office:value="-0.0536915621562492" calcext:value-type="float">
            <text:p>-0.0536915622</text:p>
          </table:table-cell>
          <table:table-cell office:value-type="float" office:value="-0.048751143081385" calcext:value-type="float">
            <text:p>-0.0487511431</text:p>
          </table:table-cell>
          <table:table-cell office:value-type="float" office:value="-0.0437323995213587" calcext:value-type="float">
            <text:p>-0.0437323995</text:p>
          </table:table-cell>
          <table:table-cell office:value-type="float" office:value="-0.0386477313568551" calcext:value-type="float">
            <text:p>-0.0386477314</text:p>
          </table:table-cell>
          <table:table-cell office:value-type="float" office:value="-0.0335095000144535" calcext:value-type="float">
            <text:p>-0.0335095</text:p>
          </table:table-cell>
          <table:table-cell office:value-type="float" office:value="-0.0283300773002116" calcext:value-type="float">
            <text:p>-0.0283300773</text:p>
          </table:table-cell>
          <table:table-cell office:value-type="float" office:value="-0.0231218929942086" calcext:value-type="float">
            <text:p>-0.023121893</text:p>
          </table:table-cell>
          <table:table-cell office:value-type="float" office:value="-0.0178974795885695" calcext:value-type="float">
            <text:p>-0.0178974796</text:p>
          </table:table-cell>
          <table:table-cell office:value-type="float" office:value="-0.0126695125884151" calcext:value-type="float">
            <text:p>-0.0126695126</text:p>
          </table:table-cell>
          <table:table-cell office:value-type="float" office:value="-0.00745084486562762" calcext:value-type="float">
            <text:p>-0.0074508449</text:p>
          </table:table-cell>
          <table:table-cell office:value-type="float" office:value="-0.00225453365926711" calcext:value-type="float">
            <text:p>-0.0022545337</text:p>
          </table:table-cell>
          <table:table-cell office:value-type="float" office:value="0.00290614104636268" calcext:value-type="float">
            <text:p>0.002906141</text:p>
          </table:table-cell>
          <table:table-cell office:value-type="float" office:value="0.00801766786648286" calcext:value-type="float">
            <text:p>0.0080176679</text:p>
          </table:table-cell>
          <table:table-cell office:value-type="float" office:value="0.0130663059865074" calcext:value-type="float">
            <text:p>0.013066306</text:p>
          </table:table-cell>
          <table:table-cell office:value-type="float" office:value="0.0180380984389727" calcext:value-type="float">
            <text:p>0.0180380984</text:p>
          </table:table-cell>
          <table:table-cell office:value-type="float" office:value="0.0229188971235344" calcext:value-type="float">
            <text:p>0.0229188971</text:p>
          </table:table-cell>
          <table:table-cell office:value-type="float" office:value="0.0276943997476103" calcext:value-type="float">
            <text:p>0.0276943997</text:p>
          </table:table-cell>
          <table:table-cell office:value-type="float" office:value="0.0323501985962012" calcext:value-type="float">
            <text:p>0.0323501986</text:p>
          </table:table-cell>
          <table:table-cell office:value-type="float" office:value="0.0368718407668913" calcext:value-type="float">
            <text:p>0.0368718408</text:p>
          </table:table-cell>
          <table:table-cell office:value-type="float" office:value="0.041244899236464" calcext:value-type="float">
            <text:p>0.0412448992</text:p>
          </table:table-cell>
          <table:table-cell office:value-type="float" office:value="0.0454550538657059" calcext:value-type="float">
            <text:p>0.0454550539</text:p>
          </table:table-cell>
          <table:table-cell office:value-type="float" office:value="0.0494881812054885" calcext:value-type="float">
            <text:p>0.0494881812</text:p>
          </table:table-cell>
          <table:table-cell office:value-type="float" office:value="0.0533304517458279" calcext:value-type="float">
            <text:p>0.0533304517</text:p>
          </table:table-cell>
          <table:table-cell office:value-type="float" office:value="0.0569684330566889" calcext:value-type="float">
            <text:p>0.0569684331</text:p>
          </table:table-cell>
          <table:table-cell office:value-type="float" office:value="0.0603891971092135" calcext:value-type="float">
            <text:p>0.0603891971</text:p>
          </table:table-cell>
          <table:table-cell office:value-type="float" office:value="0.0635804299434274" calcext:value-type="float">
            <text:p>0.0635804299</text:p>
          </table:table-cell>
          <table:table-cell office:value-type="float" office:value="0.0665305417661628" calcext:value-type="float">
            <text:p>0.0665305418</text:p>
          </table:table-cell>
          <table:table-cell office:value-type="float" office:value="0.0692287755233638" calcext:value-type="float">
            <text:p>0.0692287755</text:p>
          </table:table-cell>
          <table:table-cell office:value-type="float" office:value="0.0716653119948608" calcext:value-type="float">
            <text:p>0.071665312</text:p>
          </table:table-cell>
          <table:table-cell office:value-type="float" office:value="0.0738313695070359" calcext:value-type="float">
            <text:p>0.0738313695</text:p>
          </table:table-cell>
          <table:table-cell office:value-type="float" office:value="0.0757192964483171" calcext:value-type="float">
            <text:p>0.0757192964</text:p>
          </table:table-cell>
          <table:table-cell office:value-type="float" office:value="0.0773226549013386" calcext:value-type="float">
            <text:p>0.0773226549</text:p>
          </table:table-cell>
          <table:table-cell office:value-type="float" office:value="0.0786362938708075" calcext:value-type="float">
            <text:p>0.0786362939</text:p>
          </table:table-cell>
          <table:table-cell office:value-type="float" office:value="0.0796564107826775" calcext:value-type="float">
            <text:p>0.0796564108</text:p>
          </table:table-cell>
          <table:table-cell office:value-type="float" office:value="0.080380600153184" calcext:value-type="float">
            <text:p>0.0803806002</text:p>
          </table:table-cell>
          <table:table-cell office:value-type="float" office:value="0.0808078885696129" calcext:value-type="float">
            <text:p>0.0808078886</text:p>
          </table:table-cell>
          <table:table-cell office:value-type="float" office:value="0.0809387553818972" calcext:value-type="float">
            <text:p>0.0809387554</text:p>
          </table:table-cell>
          <table:table-cell office:value-type="float" office:value="0.0807751387687312" calcext:value-type="float">
            <text:p>0.0807751388</text:p>
          </table:table-cell>
          <table:table-cell office:value-type="float" office:value="0.0803204271073202" calcext:value-type="float">
            <text:p>0.0803204271</text:p>
          </table:table-cell>
          <table:table-cell office:value-type="float" office:value="0.079579435835468" calcext:value-type="float">
            <text:p>0.0795794358</text:p>
          </table:table-cell>
          <table:table-cell office:value-type="float" office:value="0.0785583702427427" calcext:value-type="float">
            <text:p>0.0785583702</text:p>
          </table:table-cell>
          <table:table-cell office:value-type="float" office:value="0.0772647748581642" calcext:value-type="float">
            <text:p>0.0772647749</text:p>
          </table:table-cell>
          <table:table-cell office:value-type="float" office:value="0.0757074703109936" calcext:value-type="float">
            <text:p>0.0757074703</text:p>
          </table:table-cell>
          <table:table-cell office:value-type="float" office:value="0.0738964787244156" calcext:value-type="float">
            <text:p>0.0738964787</text:p>
          </table:table-cell>
          <table:table-cell office:value-type="float" office:value="0.0718429388568367" calcext:value-type="float">
            <text:p>0.0718429389</text:p>
          </table:table-cell>
          <table:table-cell office:value-type="float" office:value="0.0695590123299225" calcext:value-type="float">
            <text:p>0.0695590123</text:p>
          </table:table-cell>
          <table:table-cell office:value-type="float" office:value="0.0670577823755868" calcext:value-type="float">
            <text:p>0.0670577824</text:p>
          </table:table-cell>
          <table:table-cell office:value-type="float" office:value="0.0643531465958472" calcext:value-type="float">
            <text:p>0.0643531466</text:p>
          </table:table-cell>
          <table:table-cell office:value-type="float" office:value="0.0614597052606801" calcext:value-type="float">
            <text:p>0.0614597053</text:p>
          </table:table-cell>
          <table:table-cell office:value-type="float" office:value="0.0583926466710839" calcext:value-type="float">
            <text:p>0.0583926467</text:p>
          </table:table-cell>
          <table:table-cell office:value-type="float" office:value="0.0551676310898563" calcext:value-type="float">
            <text:p>0.0551676311</text:p>
          </table:table-cell>
          <table:table-cell office:value-type="float" office:value="0.0518006746934809" calcext:value-type="float">
            <text:p>0.0518006747</text:p>
          </table:table-cell>
          <table:table-cell office:value-type="float" office:value="0.0483080349278607" calcext:value-type="float">
            <text:p>0.0483080349</text:p>
          </table:table-cell>
          <table:table-cell office:value-type="float" office:value="0.0447060985618246" calcext:value-type="float">
            <text:p>0.0447060986</text:p>
          </table:table-cell>
          <table:table-cell office:value-type="float" office:value="0.0410112736279008" calcext:value-type="float">
            <text:p>0.0410112736</text:p>
          </table:table-cell>
          <table:table-cell office:value-type="float" office:value="0.0372398863234619" calcext:value-type="float">
            <text:p>0.0372398863</text:p>
          </table:table-cell>
          <table:table-cell office:value-type="float" office:value="0.0334080838196992" calcext:value-type="float">
            <text:p>0.0334080838</text:p>
          </table:table-cell>
          <table:table-cell office:value-type="float" office:value="0.0295317437936559" calcext:value-type="float">
            <text:p>0.0295317438</text:p>
          </table:table-cell>
          <table:table-cell office:value-type="float" office:value="0.025626391362606" calcext:value-type="float">
            <text:p>0.0256263914</text:p>
          </table:table-cell>
          <table:table-cell office:value-type="float" office:value="0.0217071239626688" calcext:value-type="float">
            <text:p>0.021707124</text:p>
          </table:table-cell>
          <table:table-cell office:value-type="float" office:value="0.0177885445765733" calcext:value-type="float">
            <text:p>0.0177885446</text:p>
          </table:table-cell>
          <table:table-cell office:value-type="float" office:value="0.0138847035812029" calcext:value-type="float">
            <text:p>0.0138847036</text:p>
          </table:table-cell>
          <table:table-cell office:value-type="float" office:value="0.0100090493552821" calcext:value-type="float">
            <text:p>0.0100090494</text:p>
          </table:table-cell>
          <table:table-cell office:value-type="float" office:value="0.00617438766286624" calcext:value-type="float">
            <text:p>0.0061743877</text:p>
          </table:table-cell>
          <table:table-cell office:value-type="float" office:value="0.00239284971036775" calcext:value-type="float">
            <text:p>0.0023928497</text:p>
          </table:table-cell>
          <table:table-cell office:value-type="float" office:value="-0.00132413133528013" calcext:value-type="float">
            <text:p>-0.0013241313</text:p>
          </table:table-cell>
          <table:table-cell office:value-type="float" office:value="-0.00496583568122573" calcext:value-type="float">
            <text:p>-0.0049658357</text:p>
          </table:table-cell>
          <table:table-cell office:value-type="float" office:value="-0.00852226450216868" calcext:value-type="float">
            <text:p>-0.0085222645</text:p>
          </table:table-cell>
          <table:table-cell office:value-type="float" office:value="-0.0119841402810958" calcext:value-type="float">
            <text:p>-0.0119841403</text:p>
          </table:table-cell>
          <table:table-cell office:value-type="float" office:value="-0.0153429004577953" calcext:value-type="float">
            <text:p>-0.0153429005</text:p>
          </table:table-cell>
          <table:table-cell office:value-type="float" office:value="-0.0185906850072531" calcext:value-type="float">
            <text:p>-0.018590685</text:p>
          </table:table-cell>
          <table:table-cell office:value-type="float" office:value="-0.0217203186209951" calcext:value-type="float">
            <text:p>-0.0217203186</text:p>
          </table:table-cell>
          <table:table-cell office:value-type="float" office:value="-0.0247252882047593" calcext:value-type="float">
            <text:p>-0.0247252882</text:p>
          </table:table-cell>
          <table:table-cell office:value-type="float" office:value="-0.027599716435519" calcext:value-type="float">
            <text:p>-0.0275997164</text:p>
          </table:table-cell>
          <table:table-cell office:value-type="float" office:value="-0.0303383321401448" calcext:value-type="float">
            <text:p>-0.0303383321</text:p>
          </table:table-cell>
          <table:table-cell office:value-type="float" office:value="-0.0329364382667721" calcext:value-type="float">
            <text:p>-0.0329364383</text:p>
          </table:table-cell>
          <table:table-cell office:value-type="float" office:value="-0.0353898782188259" calcext:value-type="float">
            <text:p>-0.0353898782</text:p>
          </table:table-cell>
          <table:table-cell office:value-type="float" office:value="-0.0376950013104791" calcext:value-type="float">
            <text:p>-0.0376950013</text:p>
          </table:table-cell>
          <table:table-cell office:value-type="float" office:value="-0.0398486280817404" calcext:value-type="float">
            <text:p>-0.0398486281</text:p>
          </table:table-cell>
          <table:table-cell office:value-type="float" office:value="-0.0418480161814716" calcext:value-type="float">
            <text:p>-0.0418480162</text:p>
          </table:table-cell>
          <table:table-cell office:value-type="float" office:value="-0.0436908274874651" calcext:value-type="float">
            <text:p>-0.0436908275</text:p>
          </table:table-cell>
          <table:table-cell office:value-type="float" office:value="-0.0453750970855937" calcext:value-type="float">
            <text:p>-0.0453750971</text:p>
          </table:table-cell>
          <table:table-cell office:value-type="float" office:value="-0.0468992046738216" calcext:value-type="float">
            <text:p>-0.0468992047</text:p>
          </table:table-cell>
          <table:table-cell office:value-type="float" office:value="-0.0482618488935846" calcext:value-type="float">
            <text:p>-0.0482618489</text:p>
          </table:table-cell>
          <table:table-cell office:value-type="float" office:value="-0.0494620250201416" calcext:value-type="float">
            <text:p>-0.049462025</text:p>
          </table:table-cell>
          <table:table-cell office:value-type="float" office:value="-0.0504990063661664" calcext:value-type="float">
            <text:p>-0.0504990064</text:p>
          </table:table-cell>
          <table:table-cell office:value-type="float" office:value="-0.0513723296697268" calcext:value-type="float">
            <text:p>-0.0513723297</text:p>
          </table:table-cell>
          <table:table-cell office:value-type="float" office:value="-0.0520817846497908" calcext:value-type="float">
            <text:p>-0.0520817846</text:p>
          </table:table-cell>
          <table:table-cell office:value-type="float" office:value="-0.0526274078207832" calcext:value-type="float">
            <text:p>-0.0526274078</text:p>
          </table:table-cell>
          <table:table-cell office:value-type="float" office:value="-0.0530094805634471" calcext:value-type="float">
            <text:p>-0.0530094806</text:p>
          </table:table-cell>
          <table:table-cell office:value-type="float" office:value="-0.0532285313542439" calcext:value-type="float">
            <text:p>-0.0532285314</text:p>
          </table:table-cell>
          <table:table-cell office:value-type="float" office:value="-0.0532853419607699" calcext:value-type="float">
            <text:p>-0.053285342</text:p>
          </table:table-cell>
          <table:table-cell office:value-type="float" office:value="-0.0531809573184513" calcext:value-type="float">
            <text:p>-0.0531809573</text:p>
          </table:table-cell>
          <table:table-cell office:value-type="float" office:value="-0.0529166987154281" calcext:value-type="float">
            <text:p>-0.0529166987</text:p>
          </table:table-cell>
          <table:table-cell office:value-type="float" office:value="-0.0524941798302826" calcext:value-type="float">
            <text:p>-0.0524941798</text:p>
          </table:table-cell>
          <table:table-cell office:value-type="float" office:value="-0.0519153250925884" calcext:value-type="float">
            <text:p>-0.0519153251</text:p>
          </table:table-cell>
          <table:table-cell office:value-type="float" office:value="-0.0511823897713637" calcext:value-type="float">
            <text:p>-0.0511823898</text:p>
          </table:table-cell>
          <table:table-cell office:value-type="float" office:value="-0.0502979811426004" calcext:value-type="float">
            <text:p>-0.0502979811</text:p>
          </table:table-cell>
          <table:table-cell office:value-type="float" office:value="-0.0492650800460956" calcext:value-type="float">
            <text:p>-0.04926508</text:p>
          </table:table-cell>
          <table:table-cell office:value-type="float" office:value="-0.0480870621146472" calcext:value-type="float">
            <text:p>-0.0480870621</text:p>
          </table:table-cell>
          <table:table-cell office:value-type="float" office:value="-0.0467677179466479" calcext:value-type="float">
            <text:p>-0.0467677179</text:p>
          </table:table-cell>
          <table:table-cell office:value-type="float" office:value="-0.0453112714965859" calcext:value-type="float">
            <text:p>-0.0453112715</text:p>
          </table:table-cell>
          <table:table-cell office:value-type="float" office:value="-0.0437223959773741" calcext:value-type="float">
            <text:p>-0.043722396</text:p>
          </table:table-cell>
          <table:table-cell office:value-type="float" office:value="-0.0420062266036029" calcext:value-type="float">
            <text:p>-0.0420062266</text:p>
          </table:table-cell>
          <table:table-cell office:value-type="float" office:value="-0.0401683695552621" calcext:value-type="float">
            <text:p>-0.0401683696</text:p>
          </table:table-cell>
          <table:table-cell office:value-type="float" office:value="-0.038214906606228" calcext:value-type="float">
            <text:p>-0.0382149066</text:p>
          </table:table-cell>
          <table:table-cell office:value-type="float" office:value="-0.0361523949395871" calcext:value-type="float">
            <text:p>-0.0361523949</text:p>
          </table:table-cell>
          <table:table-cell office:value-type="float" office:value="-0.0339878617610587" calcext:value-type="float">
            <text:p>-0.0339878618</text:p>
          </table:table-cell>
          <table:table-cell office:value-type="float" office:value="-0.0317287934202884" calcext:value-type="float">
            <text:p>-0.0317287934</text:p>
          </table:table-cell>
          <table:table-cell office:value-type="float" office:value="-0.0293831188554822" calcext:value-type="float">
            <text:p>-0.0293831189</text:p>
          </table:table-cell>
          <table:table-cell office:value-type="float" office:value="-0.0269591872872975" calcext:value-type="float">
            <text:p>-0.0269591873</text:p>
          </table:table-cell>
          <table:table-cell office:value-type="float" office:value="-0.0244657402004772" calcext:value-type="float">
            <text:p>-0.0244657402</text:p>
          </table:table-cell>
          <table:table-cell office:value-type="float" office:value="-0.0219118777639868" calcext:value-type="float">
            <text:p>-0.0219118778</text:p>
          </table:table-cell>
          <table:table-cell office:value-type="float" office:value="-0.0193070199495094" calcext:value-type="float">
            <text:p>-0.0193070199</text:p>
          </table:table-cell>
          <table:table-cell office:value-type="float" office:value="-0.0166608627120715" calcext:value-type="float">
            <text:p>-0.0166608627</text:p>
          </table:table-cell>
          <table:table-cell office:value-type="float" office:value="-0.0139833296924814" calcext:value-type="float">
            <text:p>-0.0139833297</text:p>
          </table:table-cell>
          <table:table-cell office:value-type="float" office:value="-0.0112845199875407" calcext:value-type="float">
            <text:p>-0.01128452</text:p>
          </table:table-cell>
          <table:table-cell office:value-type="float" office:value="-0.00857465260860691" calcext:value-type="float">
            <text:p>-0.0085746526</text:p>
          </table:table-cell>
          <table:table-cell office:value-type="float" office:value="-0.00586400831066533" calcext:value-type="float">
            <text:p>-0.0058640083</text:p>
          </table:table-cell>
          <table:table-cell office:value-type="float" office:value="-0.00316286952150264" calcext:value-type="float">
            <text:p>-0.0031628695</text:p>
          </table:table-cell>
          <table:table-cell office:value-type="float" office:value="-0.000481459133135466" calcext:value-type="float">
            <text:p>-0.0004814591</text:p>
          </table:table-cell>
          <table:table-cell office:value-type="float" office:value="0.00217012106500482" calcext:value-type="float">
            <text:p>0.0021701211</text:p>
          </table:table-cell>
          <table:table-cell office:value-type="float" office:value="0.00478195152950061" calcext:value-type="float">
            <text:p>0.0047819515</text:p>
          </table:table-cell>
          <table:table-cell office:value-type="float" office:value="0.00734435491403575" calcext:value-type="float">
            <text:p>0.0073443549</text:p>
          </table:table-cell>
          <table:table-cell office:value-type="float" office:value="0.0098479540859602" calcext:value-type="float">
            <text:p>0.0098479541</text:p>
          </table:table-cell>
          <table:table-cell office:value-type="float" office:value="0.0122837275060422" calcext:value-type="float">
            <text:p>0.0122837275</text:p>
          </table:table-cell>
          <table:table-cell office:value-type="float" office:value="0.0146430613208113" calcext:value-type="float">
            <text:p>0.0146430613</text:p>
          </table:table-cell>
          <table:table-cell office:value-type="float" office:value="0.0169177975789627" calcext:value-type="float">
            <text:p>0.0169177976</text:p>
          </table:table-cell>
          <table:table-cell office:value-type="float" office:value="0.0191002780540332" calcext:value-type="float">
            <text:p>0.0191002781</text:p>
          </table:table-cell>
          <table:table-cell office:value-type="float" office:value="0.0211833832332908" calcext:value-type="float">
            <text:p>0.0211833832</text:p>
          </table:table-cell>
          <table:table-cell office:value-type="float" office:value="0.0231605661155426" calcext:value-type="float">
            <text:p>0.0231605661</text:p>
          </table:table-cell>
          <table:table-cell office:value-type="float" office:value="0.0250258805466983" calcext:value-type="float">
            <text:p>0.0250258805</text:p>
          </table:table-cell>
          <table:table-cell office:value-type="float" office:value="0.0267740039094235" calcext:value-type="float">
            <text:p>0.0267740039</text:p>
          </table:table-cell>
          <table:table-cell office:value-type="float" office:value="0.0284002540704384" calcext:value-type="float">
            <text:p>0.0284002541</text:p>
          </table:table-cell>
          <table:table-cell office:value-type="float" office:value="0.029900600574326" calcext:value-type="float">
            <text:p>0.0299006006</text:p>
          </table:table-cell>
          <table:table-cell office:value-type="float" office:value="0.0312716701545253" calcext:value-type="float">
            <text:p>0.0312716702</text:p>
          </table:table-cell>
          <table:table-cell office:value-type="float" office:value="0.0325107467092322" calcext:value-type="float">
            <text:p>0.0325107467</text:p>
          </table:table-cell>
          <table:table-cell office:value-type="float" office:value="0.0336157659610679" calcext:value-type="float">
            <text:p>0.033615766</text:p>
          </table:table-cell>
          <table:table-cell office:value-type="float" office:value="0.0345853050835818" calcext:value-type="float">
            <text:p>0.0345853051</text:p>
          </table:table-cell>
          <table:table-cell office:value-type="float" office:value="0.0354185676342393" calcext:value-type="float">
            <text:p>0.0354185676</text:p>
          </table:table-cell>
          <table:table-cell office:value-type="float" office:value="0.036115364182001" calcext:value-type="float">
            <text:p>0.0361153642</text:p>
          </table:table-cell>
          <table:table-cell office:value-type="float" office:value="0.036676089057485" calcext:value-type="float">
            <text:p>0.0366760891</text:p>
          </table:table-cell>
          <table:table-cell office:value-type="float" office:value="0.037101693684972" calcext:value-type="float">
            <text:p>0.0371016937</text:p>
          </table:table-cell>
          <table:table-cell office:value-type="float" office:value="0.0373936569781529" calcext:value-type="float">
            <text:p>0.037393657</text:p>
          </table:table-cell>
          <table:table-cell office:value-type="float" office:value="0.0375539532956944" calcext:value-type="float">
            <text:p>0.0375539533</text:p>
          </table:table-cell>
          <table:table-cell office:value-type="float" office:value="0.0375850184587806" calcext:value-type="float">
            <text:p>0.0375850185</text:p>
          </table:table-cell>
          <table:table-cell office:value-type="float" office:value="0.0374897143311557" calcext:value-type="float">
            <text:p>0.0374897143</text:p>
          </table:table-cell>
          <table:table-cell office:value-type="float" office:value="0.0372712924533803" calcext:value-type="float">
            <text:p>0.0372712925</text:p>
          </table:table-cell>
          <table:table-cell office:value-type="float" office:value="0.0369333572076731" calcext:value-type="float">
            <text:p>0.0369333572</text:p>
          </table:table-cell>
          <table:table-cell office:value-type="float" office:value="0.0364798289682891" calcext:value-type="float">
            <text:p>0.036479829</text:p>
          </table:table-cell>
          <table:table-cell office:value-type="float" office:value="0.0359149076658578" calcext:value-type="float">
            <text:p>0.0359149077</text:p>
          </table:table-cell>
          <table:table-cell office:value-type="float" office:value="0.0352430371627112" calcext:value-type="float">
            <text:p>0.0352430372</text:p>
          </table:table-cell>
          <table:table-cell office:value-type="float" office:value="0.0344688708011366" calcext:value-type="float">
            <text:p>0.0344688708</text:p>
          </table:table-cell>
          <table:table-cell office:value-type="float" office:value="0.0335972384478621" calcext:value-type="float">
            <text:p>0.0335972384</text:p>
          </table:table-cell>
          <table:table-cell office:value-type="float" office:value="0.032633115316963" calcext:value-type="float">
            <text:p>0.0326331153</text:p>
          </table:table-cell>
          <table:table-cell office:value-type="float" office:value="0.0315815928101455" calcext:value-type="float">
            <text:p>0.0315815928</text:p>
          </table:table-cell>
          <table:table-cell office:value-type="float" office:value="0.0304478515686952" calcext:value-type="float">
            <text:p>0.0304478516</text:p>
          </table:table-cell>
          <table:table-cell office:value-type="float" office:value="0.0292371368858922" calcext:value-type="float">
            <text:p>0.0292371369</text:p>
          </table:table-cell>
          <table:table-cell office:value-type="float" office:value="0.0279547365828636" calcext:value-type="float">
            <text:p>0.0279547366</text:p>
          </table:table-cell>
          <table:table-cell office:value-type="float" office:value="0.0266059614053177" calcext:value-type="float">
            <text:p>0.0266059614</text:p>
          </table:table-cell>
          <table:table-cell office:value-type="float" office:value="0.0251961279538048" calcext:value-type="float">
            <text:p>0.025196128</text:p>
          </table:table-cell>
          <table:table-cell office:value-type="float" office:value="0.0237305441166978" calcext:value-type="float">
            <text:p>0.0237305441</text:p>
          </table:table-cell>
          <table:table-cell office:value-type="float" office:value="0.0222144969334198" calcext:value-type="float">
            <text:p>0.0222144969</text:p>
          </table:table-cell>
          <table:table-cell office:value-type="float" office:value="0.0206532427761023" calcext:value-type="float">
            <text:p>0.0206532428</text:p>
          </table:table-cell>
          <table:table-cell office:value-type="float" office:value="0.0190519997013322" calcext:value-type="float">
            <text:p>0.0190519997</text:p>
          </table:table-cell>
          <table:table-cell office:value-type="float" office:value="0.0174159417903127" calcext:value-type="float">
            <text:p>0.0174159418</text:p>
          </table:table-cell>
          <table:table-cell office:value-type="float" office:value="0.0157501952662716" calcext:value-type="float">
            <text:p>0.0157501953</text:p>
          </table:table-cell>
          <table:table-cell office:value-type="float" office:value="0.0140598361524598" calcext:value-type="float">
            <text:p>0.0140598362</text:p>
          </table:table-cell>
          <table:table-cell office:value-type="float" office:value="0.0123498892131849" calcext:value-type="float">
            <text:p>0.0123498892</text:p>
          </table:table-cell>
          <table:table-cell office:value-type="float" office:value="0.0106253279042725" calcext:value-type="float">
            <text:p>0.0106253279</text:p>
          </table:table-cell>
          <table:table-cell office:value-type="float" office:value="0.00889107504834825" calcext:value-type="float">
            <text:p>0.008891075</text:p>
          </table:table-cell>
          <table:table-cell office:value-type="float" office:value="0.00715200394476959" calcext:value-type="float">
            <text:p>0.0071520039</text:p>
          </table:table-cell>
          <table:table-cell office:value-type="float" office:value="0.00541293962385528" calcext:value-type="float">
            <text:p>0.0054129396</text:p>
          </table:table-cell>
          <table:table-cell office:value-type="float" office:value="0.00367865996042897" calcext:value-type="float">
            <text:p>0.00367866</text:p>
          </table:table-cell>
          <table:table-cell office:value-type="float" office:value="0.00195389637255601" calcext:value-type="float">
            <text:p>0.0019538964</text:p>
          </table:table-cell>
          <table:table-cell office:value-type="float" office:value="0.000243333847490287" calcext:value-type="float">
            <text:p>0.0002433338</text:p>
          </table:table-cell>
          <table:table-cell office:value-type="float" office:value="-0.00144838994184859" calcext:value-type="float">
            <text:p>-0.0014483899</text:p>
          </table:table-cell>
          <table:table-cell office:value-type="float" office:value="-0.0031166866405691" calcext:value-type="float">
            <text:p>-0.0031166866</text:p>
          </table:table-cell>
          <table:table-cell office:value-type="float" office:value="-0.00475702051603504" calcext:value-type="float">
            <text:p>-0.0047570205</text:p>
          </table:table-cell>
          <table:table-cell office:value-type="float" office:value="-0.00636491320891904" calcext:value-type="float">
            <text:p>-0.0063649132</text:p>
          </table:table-cell>
          <table:table-cell office:value-type="float" office:value="-0.00793595004014911" calcext:value-type="float">
            <text:p>-0.00793595</text:p>
          </table:table-cell>
          <table:table-cell office:value-type="float" office:value="-0.00946578794316109" calcext:value-type="float">
            <text:p>-0.0094657879</text:p>
          </table:table-cell>
          <table:table-cell office:value-type="float" office:value="-0.0109501650495431" calcext:value-type="float">
            <text:p>-0.010950165</text:p>
          </table:table-cell>
          <table:table-cell office:value-type="float" office:value="-0.0123849119139798" calcext:value-type="float">
            <text:p>-0.0123849119</text:p>
          </table:table-cell>
          <table:table-cell office:value-type="float" office:value="-0.0137659643222181" calcext:value-type="float">
            <text:p>-0.0137659643</text:p>
          </table:table-cell>
          <table:table-cell office:value-type="float" office:value="-0.0150893775844484" calcext:value-type="float">
            <text:p>-0.0150893776</text:p>
          </table:table-cell>
          <table:table-cell office:value-type="float" office:value="-0.0163513421768528" calcext:value-type="float">
            <text:p>-0.0163513422</text:p>
          </table:table-cell>
          <table:table-cell office:value-type="float" office:value="-0.0175482005569987" calcext:value-type="float">
            <text:p>-0.0175482006</text:p>
          </table:table-cell>
          <table:table-cell office:value-type="float" office:value="-0.0186764649449221" calcext:value-type="float">
            <text:p>-0.0186764649</text:p>
          </table:table-cell>
          <table:table-cell office:value-type="float" office:value="-0.0197328358320004" calcext:value-type="float">
            <text:p>-0.0197328358</text:p>
          </table:table-cell>
          <table:table-cell office:value-type="float" office:value="-0.0207142209545596" calcext:value-type="float">
            <text:p>-0.020714221</text:p>
          </table:table-cell>
          <table:table-cell office:value-type="float" office:value="-0.021617754449188" calcext:value-type="float">
            <text:p>-0.0216177544</text:p>
          </table:table-cell>
          <table:table-cell office:value-type="float" office:value="-0.0224408158923529" calcext:value-type="float">
            <text:p>-0.0224408159</text:p>
          </table:table-cell>
          <table:table-cell office:value-type="float" office:value="-0.0231810489184221" calcext:value-type="float">
            <text:p>-0.0231810489</text:p>
          </table:table-cell>
          <table:table-cell office:value-type="float" office:value="-0.0238363791076911" calcext:value-type="float">
            <text:p>-0.0238363791</text:p>
          </table:table-cell>
          <table:table-cell office:value-type="float" office:value="-0.0244050308396773" calcext:value-type="float">
            <text:p>-0.0244050308</text:p>
          </table:table-cell>
          <table:table-cell office:value-type="float" office:value="-0.0248855428164784" calcext:value-type="float">
            <text:p>-0.0248855428</text:p>
          </table:table-cell>
          <table:table-cell office:value-type="float" office:value="-0.0252767819763317" calcext:value-type="float">
            <text:p>-0.025276782</text:p>
          </table:table-cell>
          <table:table-cell office:value-type="float" office:value="-0.0255779555382143" calcext:value-type="float">
            <text:p>-0.0255779555</text:p>
          </table:table-cell>
          <table:table-cell office:value-type="float" office:value="-0.0257886209439278" calcext:value-type="float">
            <text:p>-0.0257886209</text:p>
          </table:table-cell>
          <table:table-cell office:value-type="float" office:value="-0.0259086934941072" calcext:value-type="float">
            <text:p>-0.0259086935</text:p>
          </table:table-cell>
          <table:table-cell office:value-type="float" office:value="-0.0259384515082305" calcext:value-type="float">
            <text:p>-0.0259384515</text:p>
          </table:table-cell>
          <table:table-cell office:value-type="float" office:value="-0.0258785388753739" calcext:value-type="float">
            <text:p>-0.0258785389</text:p>
          </table:table-cell>
          <table:table-cell office:value-type="float" office:value="-0.0257299649013017" calcext:value-type="float">
            <text:p>-0.0257299649</text:p>
          </table:table-cell>
          <table:table-cell office:value-type="float" office:value="-0.0254941013977372" calcext:value-type="float">
            <text:p>-0.0254941014</text:p>
          </table:table-cell>
          <table:table-cell office:value-type="float" office:value="-0.0251726770005411" calcext:value-type="float">
            <text:p>-0.025172677</text:p>
          </table:table-cell>
          <table:table-cell office:value-type="float" office:value="-0.0247677687441526" calcext:value-type="float">
            <text:p>-0.0247677687</text:p>
          </table:table-cell>
          <table:table-cell office:value-type="float" office:value="-0.0242817909593805" calcext:value-type="float">
            <text:p>-0.024281791</text:p>
          </table:table-cell>
          <table:table-cell office:value-type="float" office:value="-0.0237174815995665" calcext:value-type="float">
            <text:p>-0.0237174816</text:p>
          </table:table-cell>
          <table:table-cell office:value-type="float" office:value="-0.0230778861357937" calcext:value-type="float">
            <text:p>-0.0230778861</text:p>
          </table:table-cell>
          <table:table-cell office:value-type="float" office:value="-0.0223663391944256" calcext:value-type="float">
            <text:p>-0.0223663392</text:p>
          </table:table-cell>
          <table:table-cell office:value-type="float" office:value="-0.0215864441394108" calcext:value-type="float">
            <text:p>-0.0215864441</text:p>
          </table:table-cell>
          <table:table-cell office:value-type="float" office:value="-0.0207420508270652" calcext:value-type="float">
            <text:p>-0.0207420508</text:p>
          </table:table-cell>
          <table:table-cell office:value-type="float" office:value="-0.0198372317819649" calcext:value-type="float">
            <text:p>-0.0198372318</text:p>
          </table:table-cell>
          <table:table-cell office:value-type="float" office:value="-0.0188762570591905" calcext:value-type="float">
            <text:p>-0.0188762571</text:p>
          </table:table-cell>
          <table:table-cell office:value-type="float" office:value="-0.0178635680700066" calcext:value-type="float">
            <text:p>-0.0178635681</text:p>
          </table:table-cell>
          <table:table-cell office:value-type="float" office:value="-0.0168037506553378" calcext:value-type="float">
            <text:p>-0.0168037507</text:p>
          </table:table-cell>
          <table:table-cell office:value-type="float" office:value="-0.0157015076940804" calcext:value-type="float">
            <text:p>-0.0157015077</text:p>
          </table:table-cell>
          <table:table-cell office:value-type="float" office:value="-0.0145616315314398" calcext:value-type="float">
            <text:p>-0.0145616315</text:p>
          </table:table-cell>
          <table:table-cell office:value-type="float" office:value="-0.0133889765064331" calcext:value-type="float">
            <text:p>-0.0133889765</text:p>
          </table:table-cell>
          <table:table-cell office:value-type="float" office:value="-0.0121884318476276" calcext:value-type="float">
            <text:p>-0.0121884318</text:p>
          </table:table-cell>
          <table:table-cell office:value-type="float" office:value="-0.0109648951924652" calcext:value-type="float">
            <text:p>-0.0109648952</text:p>
          </table:table-cell>
          <table:table-cell office:value-type="float" office:value="-0.00972324696854467" calcext:value-type="float">
            <text:p>-0.009723247</text:p>
          </table:table-cell>
          <table:table-cell office:value-type="float" office:value="-0.00846832585536123" calcext:value-type="float">
            <text:p>-0.0084683259</text:p>
          </table:table-cell>
          <table:table-cell office:value-type="float" office:value="-0.00720490552273449" calcext:value-type="float">
            <text:p>-0.0072049055</text:p>
          </table:table-cell>
          <table:table-cell office:value-type="float" office:value="-0.0059376728179192" calcext:value-type="float">
            <text:p>-0.0059376728</text:p>
          </table:table-cell>
          <table:table-cell office:value-type="float" office:value="-0.00467120754763311" calcext:value-type="float">
            <text:p>-0.0046712075</text:p>
          </table:table-cell>
          <table:table-cell office:value-type="float" office:value="-0.00340996397446698" calcext:value-type="float">
            <text:p>-0.003409964</text:p>
          </table:table-cell>
          <table:table-cell office:value-type="float" office:value="-0.00215825411976736" calcext:value-type="float">
            <text:p>-0.0021582541</text:p>
          </table:table-cell>
          <table:table-cell office:value-type="float" office:value="-0.000920232937569616" calcext:value-type="float">
            <text:p>-0.0009202329</text:p>
          </table:table-cell>
          <table:table-cell office:value-type="float" office:value="0.000300114603082918" calcext:value-type="float">
            <text:p>0.0003001146</text:p>
          </table:table-cell>
          <table:table-cell office:value-type="float" office:value="0.00149898451667661" calcext:value-type="float">
            <text:p>0.0014989845</text:p>
          </table:table-cell>
          <table:table-cell office:value-type="float" office:value="0.00267276289541117" calcext:value-type="float">
            <text:p>0.0026727629</text:p>
          </table:table-cell>
          <table:table-cell office:value-type="float" office:value="0.00381803313802432" calcext:value-type="float">
            <text:p>0.0038180331</text:p>
          </table:table-cell>
          <table:table-cell office:value-type="float" office:value="0.00493158137478297" calcext:value-type="float">
            <text:p>0.0049315814</text:p>
          </table:table-cell>
          <table:table-cell office:value-type="float" office:value="0.0060104001708109" calcext:value-type="float">
            <text:p>0.0060104002</text:p>
          </table:table-cell>
          <table:table-cell office:value-type="float" office:value="0.00705169060842119" calcext:value-type="float">
            <text:p>0.0070516906</text:p>
          </table:table-cell>
          <table:table-cell office:value-type="float" office:value="0.0080528628652984" calcext:value-type="float">
            <text:p>0.0080528629</text:p>
          </table:table-cell>
          <table:table-cell office:value-type="float" office:value="0.00901153541916781" calcext:value-type="float">
            <text:p>0.0090115354</text:p>
          </table:table-cell>
          <table:table-cell office:value-type="float" office:value="0.00992553302056935" calcext:value-type="float">
            <text:p>0.009925533</text:p>
          </table:table-cell>
          <table:table-cell office:value-type="float" office:value="0.0107928835842011" calcext:value-type="float">
            <text:p>0.0107928836</text:p>
          </table:table-cell>
          <table:table-cell office:value-type="float" office:value="0.0116118141547363" calcext:value-type="float">
            <text:p>0.0116118142</text:p>
          </table:table-cell>
          <table:table-cell office:value-type="float" office:value="0.0123807461065249" calcext:value-type="float">
            <text:p>0.0123807461</text:p>
          </table:table-cell>
          <table:table-cell office:value-type="float" office:value="0.0130982897369329" calcext:value-type="float">
            <text:p>0.0130982897</text:p>
          </table:table-cell>
          <table:table-cell office:value-type="float" office:value="0.0137632384110703" calcext:value-type="float">
            <text:p>0.0137632384</text:p>
          </table:table-cell>
          <table:table-cell office:value-type="float" office:value="0.0143745624111373" calcext:value-type="float">
            <text:p>0.0143745624</text:p>
          </table:table-cell>
          <table:table-cell office:value-type="float" office:value="0.0149314026367094" calcext:value-type="float">
            <text:p>0.0149314026</text:p>
          </table:table-cell>
          <table:table-cell office:value-type="float" office:value="0.0154330642932395" calcext:value-type="float">
            <text:p>0.0154330643</text:p>
          </table:table-cell>
          <table:table-cell office:value-type="float" office:value="0.0158790106949301" calcext:value-type="float">
            <text:p>0.0158790107</text:p>
          </table:table-cell>
          <table:table-cell office:value-type="float" office:value="0.016268857295282" calcext:value-type="float">
            <text:p>0.0162688573</text:p>
          </table:table-cell>
          <table:table-cell office:value-type="float" office:value="0.0166023660441473" calcext:value-type="float">
            <text:p>0.016602366</text:p>
          </table:table-cell>
          <table:table-cell office:value-type="float" office:value="0.0168794401543736" calcext:value-type="float">
            <text:p>0.0168794402</text:p>
          </table:table-cell>
          <table:table-cell office:value-type="float" office:value="0.0171001193443248" calcext:value-type="float">
            <text:p>0.0171001193</text:p>
          </table:table-cell>
          <table:table-cell office:value-type="float" office:value="0.0172645756050416" calcext:value-type="float">
            <text:p>0.0172645756</text:p>
          </table:table-cell>
          <table:table-cell office:value-type="float" office:value="0.0173731095228076" calcext:value-type="float">
            <text:p>0.0173731095</text:p>
          </table:table-cell>
          <table:table-cell office:value-type="float" office:value="0.0174261471698014" calcext:value-type="float">
            <text:p>0.0174261472</text:p>
          </table:table-cell>
          <table:table-cell office:value-type="float" office:value="0.0174242375575916" calcext:value-type="float">
            <text:p>0.0174242376</text:p>
          </table:table-cell>
          <table:table-cell office:value-type="float" office:value="0.0173680506308118" calcext:value-type="float">
            <text:p>0.0173680506</text:p>
          </table:table-cell>
          <table:table-cell office:value-type="float" office:value="0.0172583757617369" calcext:value-type="float">
            <text:p>0.0172583758</text:p>
          </table:table-cell>
          <table:table-cell office:value-type="float" office:value="0.0170961206910193" calcext:value-type="float">
            <text:p>0.0170961207</text:p>
          </table:table-cell>
          <table:table-cell office:value-type="float" office:value="0.0168823108456732" calcext:value-type="float">
            <text:p>0.0168823108</text:p>
          </table:table-cell>
          <table:table-cell office:value-type="float" office:value="0.0166180889530022" calcext:value-type="float">
            <text:p>0.016618089</text:p>
          </table:table-cell>
          <table:table-cell office:value-type="float" office:value="0.0163047148585238" calcext:value-type="float">
            <text:p>0.0163047149</text:p>
          </table:table-cell>
          <table:table-cell office:value-type="float" office:value="0.015943565447476" calcext:value-type="float">
            <text:p>0.0159435654</text:p>
          </table:table-cell>
          <table:table-cell office:value-type="float" office:value="0.015536134563215" calcext:value-type="float">
            <text:p>0.0155361346</text:p>
          </table:table-cell>
          <table:table-cell office:value-type="float" office:value="0.0150840328118929" calcext:value-type="float">
            <text:p>0.0150840328</text:p>
          </table:table-cell>
          <table:table-cell office:value-type="float" office:value="0.0145889871413616" calcext:value-type="float">
            <text:p>0.0145889871</text:p>
          </table:table-cell>
          <table:table-cell office:value-type="float" office:value="0.014052840083212" calcext:value-type="float">
            <text:p>0.0140528401</text:p>
          </table:table-cell>
          <table:table-cell office:value-type="float" office:value="0.0134775485503064" calcext:value-type="float">
            <text:p>0.0134775486</text:p>
          </table:table-cell>
          <table:table-cell office:value-type="float" office:value="0.0128651820879868" calcext:value-type="float">
            <text:p>0.0128651821</text:p>
          </table:table-cell>
          <table:table-cell office:value-type="float" office:value="0.0122179204851846" calcext:value-type="float">
            <text:p>0.0122179205</text:p>
          </table:table-cell>
          <table:table-cell office:value-type="float" office:value="0.0115380506618569" calcext:value-type="float">
            <text:p>0.0115380507</text:p>
          </table:table-cell>
          <table:table-cell office:value-type="float" office:value="0.0108279627612265" calcext:value-type="float">
            <text:p>0.0108279628</text:p>
          </table:table-cell>
          <table:table-cell office:value-type="float" office:value="0.0100901453890135" calcext:value-type="float">
            <text:p>0.0100901454</text:p>
          </table:table-cell>
          <table:table-cell office:value-type="float" office:value="0.00932717995695965" calcext:value-type="float">
            <text:p>0.00932718</text:p>
          </table:table-cell>
          <table:table-cell office:value-type="float" office:value="0.00854173410408055" calcext:value-type="float">
            <text:p>0.0085417341</text:p>
          </table:table-cell>
          <table:table-cell office:value-type="float" office:value="0.00773655418601451" calcext:value-type="float">
            <text:p>0.0077365542</text:p>
          </table:table-cell>
          <table:table-cell office:value-type="float" office:value="0.00691445684014116" calcext:value-type="float">
            <text:p>0.0069144568</text:p>
          </table:table-cell>
          <table:table-cell office:value-type="float" office:value="0.00607831965152662" calcext:value-type="float">
            <text:p>0.0060783197</text:p>
          </table:table-cell>
          <table:table-cell office:value-type="float" office:value="0.00523107096184992" calcext:value-type="float">
            <text:p>0.005231071</text:p>
          </table:table-cell>
          <table:table-cell office:value-type="float" office:value="0.0043756788799498" calcext:value-type="float">
            <text:p>0.0043756789</text:p>
          </table:table-cell>
          <table:table-cell office:value-type="float" office:value="0.00351513956819018" calcext:value-type="float">
            <text:p>0.0035151396</text:p>
          </table:table-cell>
          <table:table-cell office:value-type="float" office:value="0.00265246489314711" calcext:value-type="float">
            <text:p>0.0026524649</text:p>
          </table:table-cell>
          <table:table-cell office:value-type="float" office:value="0.0017906695419648" calcext:value-type="float">
            <text:p>0.0017906695</text:p>
          </table:table-cell>
          <table:table-cell office:value-type="float" office:value="0.00093275771680596" calcext:value-type="float">
            <text:p>0.0009327577</text:p>
          </table:table-cell>
          <table:table-cell table:style-name="ce1" office:value-type="float" office:value="0.0000817095290101574" calcext:value-type="float">
            <text:p>8.17E-05</text:p>
          </table:table-cell>
          <table:table-cell office:value-type="float" office:value="-0.000759532778344665" calcext:value-type="float">
            <text:p>-0.0007595328</text:p>
          </table:table-cell>
          <table:table-cell office:value-type="float" office:value="-0.00158807864585514" calcext:value-type="float">
            <text:p>-0.0015880786</text:p>
          </table:table-cell>
          <table:table-cell office:value-type="float" office:value="-0.00240110291490351" calcext:value-type="float">
            <text:p>-0.0024011029</text:p>
          </table:table-cell>
          <table:table-cell office:value-type="float" office:value="-0.00319585930977671" calcext:value-type="float">
            <text:p>-0.0031958593</text:p>
          </table:table-cell>
          <table:table-cell office:value-type="float" office:value="-0.00396969354994095" calcext:value-type="float">
            <text:p>-0.0039696935</text:p>
          </table:table-cell>
          <table:table-cell office:value-type="float" office:value="-0.0047200559616105" calcext:value-type="float">
            <text:p>-0.004720056</text:p>
          </table:table-cell>
          <table:table-cell office:value-type="float" office:value="-0.00544451346380606" calcext:value-type="float">
            <text:p>-0.0054445135</text:p>
          </table:table-cell>
          <table:table-cell office:value-type="float" office:value="-0.00614076081203761" calcext:value-type="float">
            <text:p>-0.0061407608</text:p>
          </table:table-cell>
          <table:table-cell office:value-type="float" office:value="-0.00680663099245909" calcext:value-type="float">
            <text:p>-0.006806631</text:p>
          </table:table-cell>
          <table:table-cell office:value-type="float" office:value="-0.00744010467051293" calcext:value-type="float">
            <text:p>-0.0074401047</text:p>
          </table:table-cell>
          <table:table-cell office:value-type="float" office:value="-0.00803931861060485" calcext:value-type="float">
            <text:p>-0.0080393186</text:p>
          </table:table-cell>
          <table:table-cell office:value-type="float" office:value="-0.00860257299688782" calcext:value-type="float">
            <text:p>-0.008602573</text:p>
          </table:table-cell>
          <table:table-cell office:value-type="float" office:value="-0.00912833759956059" calcext:value-type="float">
            <text:p>-0.0091283376</text:p>
          </table:table-cell>
          <table:table-cell office:value-type="float" office:value="-0.00961525674596865" calcext:value-type="float">
            <text:p>-0.0096152567</text:p>
          </table:table-cell>
          <table:table-cell office:value-type="float" office:value="-0.0100621530709147" calcext:value-type="float">
            <text:p>-0.0100621531</text:p>
          </table:table-cell>
          <table:table-cell office:value-type="float" office:value="-0.0104680300357368" calcext:value-type="float">
            <text:p>-0.01046803</text:p>
          </table:table-cell>
          <table:table-cell office:value-type="float" office:value="-0.0108320732206231" calcext:value-type="float">
            <text:p>-0.0108320732</text:p>
          </table:table-cell>
          <table:table-cell office:value-type="float" office:value="-0.011153650409054" calcext:value-type="float">
            <text:p>-0.0111536504</text:p>
          </table:table-cell>
          <table:table-cell office:value-type="float" office:value="-0.0114323104970349" calcext:value-type="float">
            <text:p>-0.0114323105</text:p>
          </table:table-cell>
          <table:table-cell office:value-type="float" office:value="-0.0116677812726277" calcext:value-type="float">
            <text:p>-0.0116677813</text:p>
          </table:table-cell>
          <table:table-cell office:value-type="float" office:value="-0.0118599661231113" calcext:value-type="float">
            <text:p>-0.0118599661</text:p>
          </table:table-cell>
          <table:table-cell office:value-type="float" office:value="-0.0120089397377102" calcext:value-type="float">
            <text:p>-0.0120089397</text:p>
          </table:table-cell>
          <table:table-cell office:value-type="float" office:value="-0.0121149428831074" calcext:value-type="float">
            <text:p>-0.0121149429</text:p>
          </table:table-cell>
          <table:table-cell office:value-type="float" office:value="-0.0121783763368211" calcext:value-type="float">
            <text:p>-0.0121783763</text:p>
          </table:table-cell>
          <table:table-cell office:value-type="float" office:value="-0.0121997940699016" calcext:value-type="float">
            <text:p>-0.0121997941</text:p>
          </table:table-cell>
          <table:table-cell office:value-type="float" office:value="-0.0121798957752511" calcext:value-type="float">
            <text:p>-0.0121798958</text:p>
          </table:table-cell>
          <table:table-cell office:value-type="float" office:value="-0.0121195188411656" calcext:value-type="float">
            <text:p>-0.0121195188</text:p>
          </table:table-cell>
          <table:table-cell office:value-type="float" office:value="-0.0120196298714686" calcext:value-type="float">
            <text:p>-0.0120196299</text:p>
          </table:table-cell>
          <table:table-cell office:value-type="float" office:value="-0.0118813158538724" calcext:value-type="float">
            <text:p>-0.0118813159</text:p>
          </table:table-cell>
          <table:table-cell office:value-type="float" office:value="-0.0117057750770166" calcext:value-type="float">
            <text:p>-0.0117057751</text:p>
          </table:table-cell>
          <table:table-cell office:value-type="float" office:value="-0.0114943078940753" calcext:value-type="float">
            <text:p>-0.0114943079</text:p>
          </table:table-cell>
          <table:table-cell office:value-type="float" office:value="-0.011248307426994" calcext:value-type="float">
            <text:p>-0.0112483074</text:p>
          </table:table-cell>
          <table:table-cell office:value-type="float" office:value="-0.0109692503003878" calcext:value-type="float">
            <text:p>-0.0109692503</text:p>
          </table:table-cell>
          <table:table-cell office:value-type="float" office:value="-0.0106586874880731" calcext:value-type="float">
            <text:p>-0.0106586875</text:p>
          </table:table-cell>
          <table:table-cell office:value-type="float" office:value="-0.0103182353481979" calcext:value-type="float">
            <text:p>-0.0103182353</text:p>
          </table:table-cell>
          <table:table-cell office:value-type="float" office:value="-0.00994956691516362" calcext:value-type="float">
            <text:p>-0.0099495669</text:p>
          </table:table-cell>
          <table:table-cell office:value-type="float" office:value="-0.00955440350808874" calcext:value-type="float">
            <text:p>-0.0095544035</text:p>
          </table:table-cell>
          <table:table-cell office:value-type="float" office:value="-0.00913450670667677" calcext:value-type="float">
            <text:p>-0.0091345067</text:p>
          </table:table-cell>
          <table:table-cell office:value-type="float" office:value="-0.00869167073607013" calcext:value-type="float">
            <text:p>-0.0086916707</text:p>
          </table:table-cell>
          <table:table-cell office:value-type="float" office:value="-0.00822771529286788" calcext:value-type="float">
            <text:p>-0.0082277153</text:p>
          </table:table-cell>
          <table:table-cell office:value-type="float" office:value="-0.00774447883498975" calcext:value-type="float">
            <text:p>-0.0077444788</text:p>
          </table:table-cell>
          <table:table-cell office:value-type="float" office:value="-0.00724381234874607" calcext:value-type="float">
            <text:p>-0.0072438123</text:p>
          </table:table-cell>
          <table:table-cell office:value-type="float" office:value="-0.00672757359735528" calcext:value-type="float">
            <text:p>-0.0067275736</text:p>
          </table:table-cell>
          <table:table-cell office:value-type="float" office:value="-0.00619762184648252" calcext:value-type="float">
            <text:p>-0.0061976218</text:p>
          </table:table-cell>
          <table:table-cell office:value-type="float" office:value="-0.00565581305417944" calcext:value-type="float">
            <text:p>-0.0056558131</text:p>
          </table:table-cell>
          <table:table-cell office:value-type="float" office:value="-0.00510399550508735" calcext:value-type="float">
            <text:p>-0.0051039955</text:p>
          </table:table-cell>
          <table:table-cell office:value-type="float" office:value="-0.00454400586197904" calcext:value-type="float">
            <text:p>-0.0045440059</text:p>
          </table:table-cell>
          <table:table-cell office:value-type="float" office:value="-0.00397766560176854" calcext:value-type="float">
            <text:p>-0.0039776656</text:p>
          </table:table-cell>
          <table:table-cell office:value-type="float" office:value="-0.00340677779809538" calcext:value-type="float">
            <text:p>-0.0034067778</text:p>
          </table:table-cell>
          <table:table-cell office:value-type="float" office:value="-0.00283312420854059" calcext:value-type="float">
            <text:p>-0.0028331242</text:p>
          </table:table-cell>
          <table:table-cell office:value-type="float" office:value="-0.00225846262152331" calcext:value-type="float">
            <text:p>-0.0022584626</text:p>
          </table:table-cell>
          <table:table-cell office:value-type="float" office:value="-0.00168452441595936" calcext:value-type="float">
            <text:p>-0.0016845244</text:p>
          </table:table-cell>
          <table:table-cell office:value-type="float" office:value="-0.00111301228588095" calcext:value-type="float">
            <text:p>-0.0011130123</text:p>
          </table:table-cell>
          <table:table-cell office:value-type="float" office:value="-0.000545598082390296" calcext:value-type="float">
            <text:p>-0.0005455981</text:p>
          </table:table-cell>
          <table:table-cell table:style-name="ce1" office:value-type="float" office:value="0.0000160792734618729" calcext:value-type="float">
            <text:p>1.61E-05</text:p>
          </table:table-cell>
          <table:table-cell office:value-type="float" office:value="0.000570415851069637" calcext:value-type="float">
            <text:p>0.0005704159</text:p>
          </table:table-cell>
          <table:table-cell office:value-type="float" office:value="0.00111584478497121" calcext:value-type="float">
            <text:p>0.0011158448</text:p>
          </table:table-cell>
          <table:table-cell office:value-type="float" office:value="0.00165083840086981" calcext:value-type="float">
            <text:p>0.0016508384</text:p>
          </table:table-cell>
          <table:table-cell office:value-type="float" office:value="0.0021739104251869" calcext:value-type="float">
            <text:p>0.0021739104</text:p>
          </table:table-cell>
          <table:table-cell office:value-type="float" office:value="0.00268361830488637" calcext:value-type="float">
            <text:p>0.0026836183</text:p>
          </table:table-cell>
          <table:table-cell office:value-type="float" office:value="0.00317856565827022" calcext:value-type="float">
            <text:p>0.0031785657</text:p>
          </table:table-cell>
          <table:table-cell office:value-type="float" office:value="0.00365740487098348" calcext:value-type="float">
            <text:p>0.0036574049</text:p>
          </table:table-cell>
          <table:table-cell office:value-type="float" office:value="0.00411883984467754" calcext:value-type="float">
            <text:p>0.0041188398</text:p>
          </table:table-cell>
          <table:table-cell office:value-type="float" office:value="0.0045616288988716" calcext:value-type="float">
            <text:p>0.0045616289</text:p>
          </table:table-cell>
          <table:table-cell office:value-type="float" office:value="0.00498458781953848" calcext:value-type="float">
            <text:p>0.0049845878</text:p>
          </table:table-cell>
          <table:table-cell office:value-type="float" office:value="0.00538659304115823" calcext:value-type="float">
            <text:p>0.005386593</text:p>
          </table:table-cell>
          <table:table-cell office:value-type="float" office:value="0.00576658494229518" calcext:value-type="float">
            <text:p>0.0057665849</text:p>
          </table:table-cell>
          <table:table-cell office:value-type="float" office:value="0.00612357122861052" calcext:value-type="float">
            <text:p>0.0061235712</text:p>
          </table:table-cell>
          <table:table-cell office:value-type="float" office:value="0.00645663037145023" calcext:value-type="float">
            <text:p>0.0064566304</text:p>
          </table:table-cell>
          <table:table-cell office:value-type="float" office:value="0.00676491506507663" calcext:value-type="float">
            <text:p>0.0067649151</text:p>
          </table:table-cell>
          <table:table-cell office:value-type="float" office:value="0.00704765566121189" calcext:value-type="float">
            <text:p>0.0070476557</text:p>
          </table:table-cell>
          <table:table-cell office:value-type="float" office:value="0.00730416353599051" calcext:value-type="float">
            <text:p>0.0073041635</text:p>
          </table:table-cell>
          <table:table-cell office:value-type="float" office:value="0.00753383434170554" calcext:value-type="float">
            <text:p>0.0075338343</text:p>
          </table:table-cell>
          <table:table-cell office:value-type="float" office:value="0.00773615109395132" calcext:value-type="float">
            <text:p>0.0077361511</text:p>
          </table:table-cell>
          <table:table-cell office:value-type="float" office:value="0.00791068704393854" calcext:value-type="float">
            <text:p>0.007910687</text:p>
          </table:table-cell>
          <table:table-cell office:value-type="float" office:value="0.0080571082859155" calcext:value-type="float">
            <text:p>0.0080571083</text:p>
          </table:table-cell>
          <table:table-cell office:value-type="float" office:value="0.00817517605073669" calcext:value-type="float">
            <text:p>0.0081751761</text:p>
          </table:table-cell>
          <table:table-cell office:value-type="float" office:value="0.00826474863869575" calcext:value-type="float">
            <text:p>0.0082647486</text:p>
          </table:table-cell>
          <table:table-cell office:value-type="float" office:value="0.00832578294770478" calcext:value-type="float">
            <text:p>0.0083257829</text:p>
          </table:table-cell>
          <table:table-cell office:value-type="float" office:value="0.00835833555673173" calcext:value-type="float">
            <text:p>0.0083583356</text:p>
          </table:table-cell>
          <table:table-cell office:value-type="float" office:value="0.00836256332898712" calcext:value-type="float">
            <text:p>0.0083625633</text:p>
          </table:table-cell>
          <table:table-cell office:value-type="float" office:value="0.00833872350464759" calcext:value-type="float">
            <text:p>0.0083387235</text:p>
          </table:table-cell>
          <table:table-cell office:value-type="float" office:value="0.00828717325876325" calcext:value-type="float">
            <text:p>0.0082871733</text:p>
          </table:table-cell>
          <table:table-cell office:value-type="float" office:value="0.00820836870634794" calcext:value-type="float">
            <text:p>0.0082083687</text:p>
          </table:table-cell>
          <table:table-cell office:value-type="float" office:value="0.00810286334335603" calcext:value-type="float">
            <text:p>0.0081028633</text:p>
          </table:table-cell>
          <table:table-cell office:value-type="float" office:value="0.00797130591920355" calcext:value-type="float">
            <text:p>0.0079713059</text:p>
          </table:table-cell>
          <table:table-cell office:value-type="float" office:value="0.00781443774355555" calcext:value-type="float">
            <text:p>0.0078144377</text:p>
          </table:table-cell>
          <table:table-cell office:value-type="float" office:value="0.00763308943715753" calcext:value-type="float">
            <text:p>0.0076330894</text:p>
          </table:table-cell>
          <table:table-cell office:value-type="float" office:value="0.00742817714342242" calcext:value-type="float">
            <text:p>0.0074281771</text:p>
          </table:table-cell>
          <table:table-cell office:value-type="float" office:value="0.00720069822416553" calcext:value-type="float">
            <text:p>0.0072006982</text:p>
          </table:table-cell>
          <table:table-cell office:value-type="float" office:value="0.00695172646920954" calcext:value-type="float">
            <text:p>0.0069517265</text:p>
          </table:table-cell>
          <table:table-cell office:value-type="float" office:value="0.00668240685545563" calcext:value-type="float">
            <text:p>0.0066824069</text:p>
          </table:table-cell>
          <table:table-cell office:value-type="float" office:value="0.00639394989633907" calcext:value-type="float">
            <text:p>0.0063939499</text:p>
          </table:table-cell>
          <table:table-cell office:value-type="float" office:value="0.00608762562729111" calcext:value-type="float">
            <text:p>0.0060876256</text:p>
          </table:table-cell>
          <table:table-cell office:value-type="float" office:value="0.00576475727683566" calcext:value-type="float">
            <text:p>0.0057647573</text:p>
          </table:table-cell>
          <table:table-cell office:value-type="float" office:value="0.00542671467621917" calcext:value-type="float">
            <text:p>0.0054267147</text:p>
          </table:table-cell>
          <table:table-cell office:value-type="float" office:value="0.00507490746295034" calcext:value-type="float">
            <text:p>0.0050749075</text:p>
          </table:table-cell>
          <table:table-cell office:value-type="float" office:value="0.00471077813531735" calcext:value-type="float">
            <text:p>0.0047107781</text:p>
          </table:table-cell>
          <table:table-cell office:value-type="float" office:value="0.00433579501581043" calcext:value-type="float">
            <text:p>0.004335795</text:p>
          </table:table-cell>
          <table:table-cell office:value-type="float" office:value="0.00395144518144539" calcext:value-type="float">
            <text:p>0.0039514452</text:p>
          </table:table-cell>
          <table:table-cell office:value-type="float" office:value="0.00355922741825395" calcext:value-type="float">
            <text:p>0.0035592274</text:p>
          </table:table-cell>
          <table:table-cell office:value-type="float" office:value="0.0031606452557218" calcext:value-type="float">
            <text:p>0.0031606453</text:p>
          </table:table-cell>
          <table:table-cell office:value-type="float" office:value="0.00275720013476225" calcext:value-type="float">
            <text:p>0.0027572001</text:p>
          </table:table-cell>
          <table:table-cell office:value-type="float" office:value="0.00235038475994114" calcext:value-type="float">
            <text:p>0.0023503848</text:p>
          </table:table-cell>
          <table:table-cell office:value-type="float" office:value="0.00194167668322498" calcext:value-type="float">
            <text:p>0.0019416767</text:p>
          </table:table-cell>
          <table:table-cell office:value-type="float" office:value="0.0015325321625251" calcext:value-type="float">
            <text:p>0.0015325322</text:p>
          </table:table-cell>
          <table:table-cell office:value-type="float" office:value="0.00112438033387495" calcext:value-type="float">
            <text:p>0.0011243803</text:p>
          </table:table-cell>
          <table:table-cell office:value-type="float" office:value="0.000718617731264332" calcext:value-type="float">
            <text:p>0.0007186177</text:p>
          </table:table-cell>
          <table:table-cell office:value-type="float" office:value="0.000316603183055593" calcext:value-type="float">
            <text:p>0.0003166032</text:p>
          </table:table-cell>
          <table:table-cell table:style-name="ce1" office:value-type="float" office:value="-0.0000803468913949652" calcext:value-type="float">
            <text:p>-8.03E-05</text:p>
          </table:table-cell>
          <table:table-cell office:value-type="float" office:value="-0.000470962766707609" calcext:value-type="float">
            <text:p>-0.0004709628</text:p>
          </table:table-cell>
          <table:table-cell office:value-type="float" office:value="-0.000854025265280182" calcext:value-type="float">
            <text:p>-0.0008540253</text:p>
          </table:table-cell>
          <table:table-cell office:value-type="float" office:value="-0.00122836917256163" calcext:value-type="float">
            <text:p>-0.0012283692</text:p>
          </table:table-cell>
          <table:table-cell office:value-type="float" office:value="-0.00159288621169989" calcext:value-type="float">
            <text:p>-0.0015928862</text:p>
          </table:table-cell>
          <table:table-cell office:value-type="float" office:value="-0.00194652758052867" calcext:value-type="float">
            <text:p>-0.0019465276</text:p>
          </table:table-cell>
          <table:table-cell office:value-type="float" office:value="-0.00228830605864217" calcext:value-type="float">
            <text:p>-0.0022883061</text:p>
          </table:table-cell>
          <table:table-cell office:value-type="float" office:value="-0.00261729769675895" calcext:value-type="float">
            <text:p>-0.0026172977</text:p>
          </table:table-cell>
          <table:table-cell office:value-type="float" office:value="-0.00293264310462794" calcext:value-type="float">
            <text:p>-0.0029326431</text:p>
          </table:table-cell>
          <table:table-cell office:value-type="float" office:value="-0.00323354835736127" calcext:value-type="float">
            <text:p>-0.0032335484</text:p>
          </table:table-cell>
          <table:table-cell office:value-type="float" office:value="-0.00351928554320211" calcext:value-type="float">
            <text:p>-0.0035192855</text:p>
          </table:table-cell>
          <table:table-cell office:value-type="float" office:value="-0.00378919297839316" calcext:value-type="float">
            <text:p>-0.003789193</text:p>
          </table:table-cell>
          <table:table-cell office:value-type="float" office:value="-0.00404267511688669" calcext:value-type="float">
            <text:p>-0.0040426751</text:p>
          </table:table-cell>
          <table:table-cell office:value-type="float" office:value="-0.00427920218422232" calcext:value-type="float">
            <text:p>-0.0042792022</text:p>
          </table:table-cell>
          <table:table-cell office:value-type="float" office:value="-0.00449830956589307" calcext:value-type="float">
            <text:p>-0.0044983096</text:p>
          </table:table-cell>
          <table:table-cell office:value-type="float" office:value="-0.00469959698100141" calcext:value-type="float">
            <text:p>-0.004699597</text:p>
          </table:table-cell>
          <table:table-cell office:value-type="float" office:value="-0.00488272747193601" calcext:value-type="float">
            <text:p>-0.0048827275</text:p>
          </table:table-cell>
          <table:table-cell office:value-type="float" office:value="-0.00504742624023837" calcext:value-type="float">
            <text:p>-0.0050474262</text:p>
          </table:table-cell>
          <table:table-cell office:value-type="float" office:value="-0.00519347935777279" calcext:value-type="float">
            <text:p>-0.0051934794</text:p>
          </table:table-cell>
          <table:table-cell office:value-type="float" office:value="-0.00532073238081319" calcext:value-type="float">
            <text:p>-0.0053207324</text:p>
          </table:table-cell>
          <table:table-cell office:value-type="float" office:value="-0.00542908889276545" calcext:value-type="float">
            <text:p>-0.0054290889</text:p>
          </table:table-cell>
          <table:table-cell office:value-type="float" office:value="-0.00551850899897824" calcext:value-type="float">
            <text:p>-0.005518509</text:p>
          </table:table-cell>
          <table:table-cell office:value-type="float" office:value="-0.00558900779453594" calcext:value-type="float">
            <text:p>-0.0055890078</text:p>
          </table:table-cell>
          <table:table-cell office:value-type="float" office:value="-0.00564065382311419" calcext:value-type="float">
            <text:p>-0.0056406538</text:p>
          </table:table-cell>
          <table:table-cell office:value-type="float" office:value="-0.0056735675419717" calcext:value-type="float">
            <text:p>-0.0056735675</text:p>
          </table:table-cell>
          <table:table-cell office:value-type="float" office:value="-0.00568791980502509" calcext:value-type="float">
            <text:p>-0.0056879198</text:p>
          </table:table-cell>
          <table:table-cell office:value-type="float" office:value="-0.00568393037275333" calcext:value-type="float">
            <text:p>-0.0056839304</text:p>
          </table:table-cell>
          <table:table-cell office:value-type="float" office:value="-0.00566186645446522" calcext:value-type="float">
            <text:p>-0.0056618665</text:p>
          </table:table-cell>
          <table:table-cell office:value-type="float" office:value="-0.00562204128533353" calcext:value-type="float">
            <text:p>-0.0056220413</text:p>
          </table:table-cell>
          <table:table-cell office:value-type="float" office:value="-0.00556481273754501" calcext:value-type="float">
            <text:p>-0.0055648127</text:p>
          </table:table-cell>
          <table:table-cell office:value-type="float" office:value="-0.00549058196206837" calcext:value-type="float">
            <text:p>-0.005490582</text:p>
          </table:table-cell>
          <table:table-cell office:value-type="float" office:value="-0.00539979205489791" calcext:value-type="float">
            <text:p>-0.0053997921</text:p>
          </table:table-cell>
          <table:table-cell office:value-type="float" office:value="-0.00529292673926427" calcext:value-type="float">
            <text:p>-0.0052929267</text:p>
          </table:table-cell>
          <table:table-cell office:value-type="float" office:value="-0.00517050905324812" calcext:value-type="float">
            <text:p>-0.0051705091</text:p>
          </table:table-cell>
          <table:table-cell office:value-type="float" office:value="-0.0050331000305281" calcext:value-type="float">
            <text:p>-0.0050331</text:p>
          </table:table-cell>
          <table:table-cell office:value-type="float" office:value="-0.00488129736066311" calcext:value-type="float">
            <text:p>-0.0048812974</text:p>
          </table:table-cell>
          <table:table-cell office:value-type="float" office:value="-0.00471573401438197" calcext:value-type="float">
            <text:p>-0.004715734</text:p>
          </table:table-cell>
          <table:table-cell office:value-type="float" office:value="-0.00453707681883272" calcext:value-type="float">
            <text:p>-0.0045370768</text:p>
          </table:table-cell>
          <table:table-cell office:value-type="float" office:value="-0.00434602496764588" calcext:value-type="float">
            <text:p>-0.004346025</text:p>
          </table:table-cell>
          <table:table-cell office:value-type="float" office:value="-0.00414330845098248" calcext:value-type="float">
            <text:p>-0.0041433085</text:p>
          </table:table-cell>
          <table:table-cell office:value-type="float" office:value="-0.00392968639145989" calcext:value-type="float">
            <text:p>-0.0039296864</text:p>
          </table:table-cell>
          <table:table-cell office:value-type="float" office:value="-0.00370594527295944" calcext:value-type="float">
            <text:p>-0.0037059453</text:p>
          </table:table-cell>
          <table:table-cell office:value-type="float" office:value="-0.00347289705079807" calcext:value-type="float">
            <text:p>-0.0034728971</text:p>
          </table:table-cell>
          <table:table-cell office:value-type="float" office:value="-0.00323137713354512" calcext:value-type="float">
            <text:p>-0.0032313771</text:p>
          </table:table-cell>
          <table:table-cell office:value-type="float" office:value="-0.00298224222887802" calcext:value-type="float">
            <text:p>-0.0029822422</text:p>
          </table:table-cell>
          <table:table-cell office:value-type="float" office:value="-0.00272636804821175" calcext:value-type="float">
            <text:p>-0.002726368</text:p>
          </table:table-cell>
          <table:table-cell office:value-type="float" office:value="-0.00246464686740252" calcext:value-type="float">
            <text:p>-0.0024646469</text:p>
          </table:table-cell>
          <table:table-cell office:value-type="float" office:value="-0.00219798494353009" calcext:value-type="float">
            <text:p>-0.0021979849</text:p>
          </table:table-cell>
          <table:table-cell office:value-type="float" office:value="-0.00192729979057234" calcext:value-type="float">
            <text:p>-0.0019272998</text:p>
          </table:table-cell>
          <table:table-cell office:value-type="float" office:value="-0.0016535173196436" calcext:value-type="float">
            <text:p>-0.0016535173</text:p>
          </table:table-cell>
          <table:table-cell office:value-type="float" office:value="-0.0013775688523046" calcext:value-type="float">
            <text:p>-0.0013775689</text:p>
          </table:table-cell>
          <table:table-cell office:value-type="float" office:value="-0.0011003880182339" calcext:value-type="float">
            <text:p>-0.001100388</text:p>
          </table:table-cell>
          <table:table-cell office:value-type="float" office:value="-0.000822907551208028" calcext:value-type="float">
            <text:p>-0.0008229076</text:p>
          </table:table-cell>
          <table:table-cell office:value-type="float" office:value="-0.000546055999829068" calcext:value-type="float">
            <text:p>-0.000546056</text:p>
          </table:table-cell>
          <table:table-cell office:value-type="float" office:value="-0.00027075437171387" calcext:value-type="float">
            <text:p>-0.0002707544</text:p>
          </table:table-cell>
          <table:table-cell table:style-name="ce1" office:value-type="float" office:value="0.00000208726812036359" calcext:value-type="float">
            <text:p>2.09E-06</text:p>
          </table:table-cell>
          <table:table-cell office:value-type="float" office:value="0.000271573222215144" calcext:value-type="float">
            <text:p>0.0002715732</text:p>
          </table:table-cell>
          <table:table-cell office:value-type="float" office:value="0.000536825585112357" calcext:value-type="float">
            <text:p>0.0005368256</text:p>
          </table:table-cell>
          <table:table-cell office:value-type="float" office:value="0.000796987642366921" calcext:value-type="float">
            <text:p>0.0007969876</text:p>
          </table:table-cell>
          <table:table-cell office:value-type="float" office:value="0.0010512272185323" calcext:value-type="float">
            <text:p>0.0010512272</text:p>
          </table:table-cell>
          <table:table-cell office:value-type="float" office:value="0.00129873994821595" calcext:value-type="float">
            <text:p>0.0012987399</text:p>
          </table:table-cell>
          <table:table-cell office:value-type="float" office:value="0.00153875244437723" calcext:value-type="float">
            <text:p>0.0015387524</text:p>
          </table:table-cell>
          <table:table-cell office:value-type="float" office:value="0.00177052533849973" calcext:value-type="float">
            <text:p>0.0017705253</text:p>
          </table:table-cell>
          <table:table-cell office:value-type="float" office:value="0.0019933561680924" calcext:value-type="float">
            <text:p>0.0019933562</text:p>
          </table:table-cell>
          <table:table-cell office:value-type="float" office:value="0.00220658208815604" calcext:value-type="float">
            <text:p>0.0022065821</text:p>
          </table:table-cell>
          <table:table-cell office:value-type="float" office:value="0.00240958238478228" calcext:value-type="float">
            <text:p>0.0024095824</text:p>
          </table:table-cell>
          <table:table-cell office:value-type="float" office:value="0.00260178077084004" calcext:value-type="float">
            <text:p>0.0026017808</text:p>
          </table:table-cell>
          <table:table-cell office:value-type="float" office:value="0.00278264744583676" calcext:value-type="float">
            <text:p>0.0027826474</text:p>
          </table:table-cell>
          <table:table-cell office:value-type="float" office:value="0.00295170090435178" calcext:value-type="float">
            <text:p>0.0029517009</text:p>
          </table:table-cell>
          <table:table-cell office:value-type="float" office:value="0.00310850947997883" calcext:value-type="float">
            <text:p>0.0031085095</text:p>
          </table:table-cell>
          <table:table-cell office:value-type="float" office:value="0.00325269261440488" calcext:value-type="float">
            <text:p>0.0032526926</text:p>
          </table:table-cell>
          <table:table-cell office:value-type="float" office:value="0.00338392184405519" calcext:value-type="float">
            <text:p>0.0033839218</text:p>
          </table:table-cell>
          <table:table-cell office:value-type="float" office:value="0.00350192149960554" calcext:value-type="float">
            <text:p>0.0035019215</text:p>
          </table:table-cell>
          <table:table-cell office:value-type="float" office:value="0.0036064691165619" calcext:value-type="float">
            <text:p>0.0036064691</text:p>
          </table:table-cell>
          <table:table-cell office:value-type="float" office:value="0.00369739555798127" calcext:value-type="float">
            <text:p>0.0036973956</text:p>
          </table:table-cell>
          <table:table-cell office:value-type="float" office:value="0.00377458485322823" calcext:value-type="float">
            <text:p>0.0037745849</text:p>
          </table:table-cell>
          <table:table-cell office:value-type="float" office:value="0.00383797375936839" calcext:value-type="float">
            <text:p>0.0038379738</text:p>
          </table:table-cell>
          <table:table-cell office:value-type="float" office:value="0.00388755105437772" calcext:value-type="float">
            <text:p>0.0038875511</text:p>
          </table:table-cell>
          <table:table-cell office:value-type="float" office:value="0.0039233565737419" calcext:value-type="float">
            <text:p>0.0039233566</text:p>
          </table:table-cell>
          <table:table-cell office:value-type="float" office:value="0.00394548000421266" calcext:value-type="float">
            <text:p>0.00394548</text:p>
          </table:table-cell>
          <table:table-cell office:value-type="float" office:value="0.00395405945044846" calcext:value-type="float">
            <text:p>0.0039540595</text:p>
          </table:table-cell>
          <table:table-cell office:value-type="float" office:value="0.00394927979197181" calcext:value-type="float">
            <text:p>0.0039492798</text:p>
          </table:table-cell>
          <table:table-cell office:value-type="float" office:value="0.00393137084931147" calcext:value-type="float">
            <text:p>0.0039313708</text:p>
          </table:table-cell>
          <table:table-cell office:value-type="float" office:value="0.00390060537934122" calcext:value-type="float">
            <text:p>0.0039006054</text:p>
          </table:table-cell>
          <table:table-cell office:value-type="float" office:value="0.00385729692068997" calcext:value-type="float">
            <text:p>0.0038572969</text:p>
          </table:table-cell>
          <table:table-cell office:value-type="float" office:value="0.00380179751065043" calcext:value-type="float">
            <text:p>0.0038017975</text:p>
          </table:table-cell>
          <table:table-cell office:value-type="float" office:value="0.00373449529528696" calcext:value-type="float">
            <text:p>0.0037344953</text:p>
          </table:table-cell>
          <table:table-cell office:value-type="float" office:value="0.00365581205440995" calcext:value-type="float">
            <text:p>0.0036558121</text:p>
          </table:table-cell>
          <table:table-cell office:value-type="float" office:value="0.00356620066279637" calcext:value-type="float">
            <text:p>0.0035662007</text:p>
          </table:table-cell>
          <table:table-cell office:value-type="float" office:value="0.00346614250845896" calcext:value-type="float">
            <text:p>0.0034661425</text:p>
          </table:table-cell>
          <table:table-cell office:value-type="float" office:value="0.00335614488796639" calcext:value-type="float">
            <text:p>0.0033561449</text:p>
          </table:table-cell>
          <table:table-cell office:value-type="float" office:value="0.00323673839777633" calcext:value-type="float">
            <text:p>0.0032367384</text:p>
          </table:table-cell>
          <table:table-cell office:value-type="float" office:value="0.00310847433931509" calcext:value-type="float">
            <text:p>0.0031084743</text:p>
          </table:table-cell>
          <table:table-cell office:value-type="float" office:value="0.00297192215412332" calcext:value-type="float">
            <text:p>0.0029719222</text:p>
          </table:table-cell>
          <table:table-cell office:value-type="float" office:value="0.00282766690384211" calcext:value-type="float">
            <text:p>0.0028276669</text:p>
          </table:table-cell>
          <table:table-cell office:value-type="float" office:value="0.00267630680813984" calcext:value-type="float">
            <text:p>0.0026763068</text:p>
          </table:table-cell>
          <table:table-cell office:value-type="float" office:value="0.00251845085193179" calcext:value-type="float">
            <text:p>0.0025184509</text:p>
          </table:table-cell>
          <table:table-cell office:value-type="float" office:value="0.00235471647143741" calcext:value-type="float">
            <text:p>0.0023547165</text:p>
          </table:table-cell>
          <table:table-cell office:value-type="float" office:value="0.00218572732679329" calcext:value-type="float">
            <text:p>0.0021857273</text:p>
          </table:table-cell>
          <table:table-cell office:value-type="float" office:value="0.00201211116711681" calcext:value-type="float">
            <text:p>0.0020121112</text:p>
          </table:table-cell>
          <table:table-cell office:value-type="float" office:value="0.00183449779213902" calcext:value-type="float">
            <text:p>0.0018344978</text:p>
          </table:table-cell>
          <table:table-cell office:value-type="float" office:value="0.00165351711280282" calcext:value-type="float">
            <text:p>0.0016535171</text:p>
          </table:table-cell>
          <table:table-cell office:value-type="float" office:value="0.00146979731160029" calcext:value-type="float">
            <text:p>0.0014697973</text:p>
          </table:table-cell>
          <table:table-cell office:value-type="float" office:value="0.00128396310191326" calcext:value-type="float">
            <text:p>0.0012839631</text:p>
          </table:table-cell>
          <table:table-cell office:value-type="float" office:value="0.00109663408424525" calcext:value-type="float">
            <text:p>0.0010966341</text:p>
          </table:table-cell>
          <table:table-cell office:value-type="float" office:value="0.000908423196018724" calcext:value-type="float">
            <text:p>0.0009084232</text:p>
          </table:table-cell>
          <table:table-cell office:value-type="float" office:value="0.000719935250557963" calcext:value-type="float">
            <text:p>0.0007199353</text:p>
          </table:table-cell>
          <table:table-cell office:value-type="float" office:value="0.000531765560015493" calcext:value-type="float">
            <text:p>0.0005317656</text:p>
          </table:table-cell>
          <table:table-cell office:value-type="float" office:value="0.000344498636321283" calcext:value-type="float">
            <text:p>0.0003444986</text:p>
          </table:table-cell>
          <table:table-cell office:value-type="float" office:value="0.000158706963753032" calcext:value-type="float">
            <text:p>0.0001587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00000000021138646388863" calcext:value-type="float">
            <text:p>2.11E-12</text:p>
          </table:table-cell>
          <table:table-cell table:style-name="ce1" office:value-type="float" office:value="0.00000000169207758915491" calcext:value-type="float">
            <text:p>1.69E-09</text:p>
          </table:table-cell>
          <table:table-cell table:style-name="ce1" office:value-type="float" office:value="0.000000229924603800669" calcext:value-type="float">
            <text:p>2.30E-07</text:p>
          </table:table-cell>
          <table:table-cell table:style-name="ce1" office:value-type="float" office:value="0.0000101300067001375" calcext:value-type="float">
            <text:p>1.01E-05</text:p>
          </table:table-cell>
          <table:table-cell office:value-type="float" office:value="0.000193238312897748" calcext:value-type="float">
            <text:p>0.0001932383</text:p>
          </table:table-cell>
          <table:table-cell office:value-type="float" office:value="0.00192472576428404" calcext:value-type="float">
            <text:p>0.0019247258</text:p>
          </table:table-cell>
          <table:table-cell office:value-type="float" office:value="0.0116768600502404" calcext:value-type="float">
            <text:p>0.0116768601</text:p>
          </table:table-cell>
          <table:table-cell office:value-type="float" office:value="0.0427624839021679" calcext:value-type="float">
            <text:p>0.0427624839</text:p>
          </table:table-cell>
          <table:table-cell office:value-type="float" office:value="0.104660979095326" calcext:value-type="float">
            <text:p>0.1046609791</text:p>
          </table:table-cell>
          <table:table-cell office:value-type="float" office:value="0.216057958803764" calcext:value-type="float">
            <text:p>0.2160579588</text:p>
          </table:table-cell>
          <table:table-cell office:value-type="float" office:value="0.387477716494113" calcext:value-type="float">
            <text:p>0.3874777165</text:p>
          </table:table-cell>
          <table:table-cell office:value-type="float" office:value="0.600027711175182" calcext:value-type="float">
            <text:p>0.6000277112</text:p>
          </table:table-cell>
          <table:table-cell office:value-type="float" office:value="0.809896999673239" calcext:value-type="float">
            <text:p>0.8098969997</text:p>
          </table:table-cell>
          <table:table-cell office:value-type="float" office:value="0.963317902491907" calcext:value-type="float">
            <text:p>0.9633179025</text:p>
          </table:table-cell>
          <table:table-cell office:value-type="float" office:value="1.01818028676174" calcext:value-type="float">
            <text:p>1.0181802868</text:p>
          </table:table-cell>
          <table:table-cell office:value-type="float" office:value="0.983177581902552" calcext:value-type="float">
            <text:p>0.9831775819</text:p>
          </table:table-cell>
          <table:table-cell office:value-type="float" office:value="0.918518026834434" calcext:value-type="float">
            <text:p>0.9185180268</text:p>
          </table:table-cell>
          <table:table-cell office:value-type="float" office:value="0.880990098311671" calcext:value-type="float">
            <text:p>0.8809900983</text:p>
          </table:table-cell>
          <table:table-cell office:value-type="float" office:value="0.887574438421215" calcext:value-type="float">
            <text:p>0.8875744384</text:p>
          </table:table-cell>
          <table:table-cell office:value-type="float" office:value="0.923554347495328" calcext:value-type="float">
            <text:p>0.9235543475</text:p>
          </table:table-cell>
          <table:table-cell office:value-type="float" office:value="0.960467467981774" calcext:value-type="float">
            <text:p>0.960467468</text:p>
          </table:table-cell>
          <table:table-cell office:value-type="float" office:value="0.976406948921111" calcext:value-type="float">
            <text:p>0.9764069489</text:p>
          </table:table-cell>
          <table:table-cell office:value-type="float" office:value="0.9658639593328" calcext:value-type="float">
            <text:p>0.9658639593</text:p>
          </table:table-cell>
          <table:table-cell office:value-type="float" office:value="0.930375865812101" calcext:value-type="float">
            <text:p>0.9303758658</text:p>
          </table:table-cell>
          <table:table-cell office:value-type="float" office:value="0.869635849049149" calcext:value-type="float">
            <text:p>0.869635849</text:p>
          </table:table-cell>
          <table:table-cell office:value-type="float" office:value="0.782568130029384" calcext:value-type="float">
            <text:p>0.78256813</text:p>
          </table:table-cell>
          <table:table-cell office:value-type="float" office:value="0.672080368027568" calcext:value-type="float">
            <text:p>0.672080368</text:p>
          </table:table-cell>
          <table:table-cell office:value-type="float" office:value="0.545216862356897" calcext:value-type="float">
            <text:p>0.5452168624</text:p>
          </table:table-cell>
          <table:table-cell office:value-type="float" office:value="0.405789724366196" calcext:value-type="float">
            <text:p>0.4057897244</text:p>
          </table:table-cell>
          <table:table-cell office:value-type="float" office:value="0.249719911428158" calcext:value-type="float">
            <text:p>0.2497199114</text:p>
          </table:table-cell>
          <table:table-cell office:value-type="float" office:value="0.0742229189879673" calcext:value-type="float">
            <text:p>0.074222919</text:p>
          </table:table-cell>
          <table:table-cell office:value-type="float" office:value="-0.119831864349176" calcext:value-type="float">
            <text:p>-0.1198318643</text:p>
          </table:table-cell>
          <table:table-cell office:value-type="float" office:value="-0.341355014045347" calcext:value-type="float">
            <text:p>-0.341355014</text:p>
          </table:table-cell>
          <table:table-cell office:value-type="float" office:value="-0.604005476937288" calcext:value-type="float">
            <text:p>-0.6040054769</text:p>
          </table:table-cell>
          <table:table-cell office:value-type="float" office:value="-0.92538355069938" calcext:value-type="float">
            <text:p>-0.9253835507</text:p>
          </table:table-cell>
          <table:table-cell office:value-type="float" office:value="-1.31090598749945" calcext:value-type="float">
            <text:p>-1.3109059875</text:p>
          </table:table-cell>
          <table:table-cell office:value-type="float" office:value="-1.68285319520505" calcext:value-type="float">
            <text:p>-1.6828531952</text:p>
          </table:table-cell>
          <table:table-cell office:value-type="float" office:value="-1.96006954945451" calcext:value-type="float">
            <text:p>-1.9600695495</text:p>
          </table:table-cell>
          <table:table-cell office:value-type="float" office:value="-2.17767282881395" calcext:value-type="float">
            <text:p>-2.1776728288</text:p>
          </table:table-cell>
          <table:table-cell office:value-type="float" office:value="-2.3776181756148" calcext:value-type="float">
            <text:p>-2.3776181756</text:p>
          </table:table-cell>
          <table:table-cell office:value-type="float" office:value="-2.56079929166194" calcext:value-type="float">
            <text:p>-2.5607992917</text:p>
          </table:table-cell>
          <table:table-cell office:value-type="float" office:value="-2.72644559313289" calcext:value-type="float">
            <text:p>-2.7264455931</text:p>
          </table:table-cell>
          <table:table-cell office:value-type="float" office:value="-2.87637412430904" calcext:value-type="float">
            <text:p>-2.8763741243</text:p>
          </table:table-cell>
          <table:table-cell office:value-type="float" office:value="-3.01258256518195" calcext:value-type="float">
            <text:p>-3.0125825652</text:p>
          </table:table-cell>
          <table:table-cell office:value-type="float" office:value="-3.13632868481104" calcext:value-type="float">
            <text:p>-3.1363286848</text:p>
          </table:table-cell>
          <table:table-cell office:value-type="float" office:value="-3.2476561903152" calcext:value-type="float">
            <text:p>-3.2476561903</text:p>
          </table:table-cell>
          <table:table-cell office:value-type="float" office:value="-3.34543565105742" calcext:value-type="float">
            <text:p>-3.3454356511</text:p>
          </table:table-cell>
          <table:table-cell office:value-type="float" office:value="-3.42768772005259" calcext:value-type="float">
            <text:p>-3.4276877201</text:p>
          </table:table-cell>
          <table:table-cell office:value-type="float" office:value="-3.49185657506349" calcext:value-type="float">
            <text:p>-3.4918565751</text:p>
          </table:table-cell>
          <table:table-cell office:value-type="float" office:value="-3.5349579998351" calcext:value-type="float">
            <text:p>-3.5349579998</text:p>
          </table:table-cell>
          <table:table-cell office:value-type="float" office:value="-3.55385358838717" calcext:value-type="float">
            <text:p>-3.5538535884</text:p>
          </table:table-cell>
          <table:table-cell office:value-type="float" office:value="-3.54568851833395" calcext:value-type="float">
            <text:p>-3.5456885183</text:p>
          </table:table-cell>
          <table:table-cell office:value-type="float" office:value="-3.50838115009329" calcext:value-type="float">
            <text:p>-3.5083811501</text:p>
          </table:table-cell>
          <table:table-cell office:value-type="float" office:value="-3.44106139553728" calcext:value-type="float">
            <text:p>-3.4410613955</text:p>
          </table:table-cell>
          <table:table-cell office:value-type="float" office:value="-3.34435549106409" calcext:value-type="float">
            <text:p>-3.3443554911</text:p>
          </table:table-cell>
          <table:table-cell office:value-type="float" office:value="-3.22045056481774" calcext:value-type="float">
            <text:p>-3.2204505648</text:p>
          </table:table-cell>
          <table:table-cell office:value-type="float" office:value="-3.07292771774987" calcext:value-type="float">
            <text:p>-3.0729277177</text:p>
          </table:table-cell>
          <table:table-cell office:value-type="float" office:value="-2.90640195356374" calcext:value-type="float">
            <text:p>-2.9064019536</text:p>
          </table:table-cell>
          <table:table-cell office:value-type="float" office:value="-2.72604746713289" calcext:value-type="float">
            <text:p>-2.7260474671</text:p>
          </table:table-cell>
          <table:table-cell office:value-type="float" office:value="-2.53711187337555" calcext:value-type="float">
            <text:p>-2.5371118734</text:p>
          </table:table-cell>
          <table:table-cell office:value-type="float" office:value="-2.34451669866122" calcext:value-type="float">
            <text:p>-2.3445166987</text:p>
          </table:table-cell>
          <table:table-cell office:value-type="float" office:value="-2.15259797733012" calcext:value-type="float">
            <text:p>-2.1525979773</text:p>
          </table:table-cell>
          <table:table-cell office:value-type="float" office:value="-1.96498158162054" calcext:value-type="float">
            <text:p>-1.9649815816</text:p>
          </table:table-cell>
          <table:table-cell office:value-type="float" office:value="-1.78454584832968" calcext:value-type="float">
            <text:p>-1.7845458483</text:p>
          </table:table-cell>
          <table:table-cell office:value-type="float" office:value="-1.61341707453426" calcext:value-type="float">
            <text:p>-1.6134170745</text:p>
          </table:table-cell>
          <table:table-cell office:value-type="float" office:value="-1.45296500526031" calcext:value-type="float">
            <text:p>-1.4529650053</text:p>
          </table:table-cell>
          <table:table-cell office:value-type="float" office:value="-1.30379541268704" calcext:value-type="float">
            <text:p>-1.3037954127</text:p>
          </table:table-cell>
          <table:table-cell office:value-type="float" office:value="-1.16575848587906" calcext:value-type="float">
            <text:p>-1.1657584859</text:p>
          </table:table-cell>
          <table:table-cell office:value-type="float" office:value="-1.03799924742245" calcext:value-type="float">
            <text:p>-1.0379992474</text:p>
          </table:table-cell>
          <table:table-cell office:value-type="float" office:value="-0.919071554964179" calcext:value-type="float">
            <text:p>-0.919071555</text:p>
          </table:table-cell>
          <table:table-cell office:value-type="float" office:value="-0.8071238011953" calcext:value-type="float">
            <text:p>-0.8071238012</text:p>
          </table:table-cell>
          <table:table-cell office:value-type="float" office:value="-0.70014457046691" calcext:value-type="float">
            <text:p>-0.7001445705</text:p>
          </table:table-cell>
          <table:table-cell office:value-type="float" office:value="-0.59623393435134" calcext:value-type="float">
            <text:p>-0.5962339344</text:p>
          </table:table-cell>
          <table:table-cell office:value-type="float" office:value="-0.493848579376619" calcext:value-type="float">
            <text:p>-0.4938485794</text:p>
          </table:table-cell>
          <table:table-cell office:value-type="float" office:value="-0.39196683296211" calcext:value-type="float">
            <text:p>-0.391966833</text:p>
          </table:table-cell>
          <table:table-cell office:value-type="float" office:value="-0.290138702451199" calcext:value-type="float">
            <text:p>-0.2901387025</text:p>
          </table:table-cell>
          <table:table-cell office:value-type="float" office:value="-0.188420810484982" calcext:value-type="float">
            <text:p>-0.1884208105</text:p>
          </table:table-cell>
          <table:table-cell office:value-type="float" office:value="-0.0872306399881517" calcext:value-type="float">
            <text:p>-0.08723064</text:p>
          </table:table-cell>
          <table:table-cell office:value-type="float" office:value="0.0128278285484851" calcext:value-type="float">
            <text:p>0.0128278285</text:p>
          </table:table-cell>
          <table:table-cell office:value-type="float" office:value="0.111120157278228" calcext:value-type="float">
            <text:p>0.1111201573</text:p>
          </table:table-cell>
          <table:table-cell office:value-type="float" office:value="0.207092554307604" calcext:value-type="float">
            <text:p>0.2070925543</text:p>
          </table:table-cell>
          <table:table-cell office:value-type="float" office:value="0.30033315410006" calcext:value-type="float">
            <text:p>0.3003331541</text:p>
          </table:table-cell>
          <table:table-cell office:value-type="float" office:value="0.390592269542006" calcext:value-type="float">
            <text:p>0.3905922695</text:p>
          </table:table-cell>
          <table:table-cell office:value-type="float" office:value="0.477775026052988" calcext:value-type="float">
            <text:p>0.4777750261</text:p>
          </table:table-cell>
          <table:table-cell office:value-type="float" office:value="0.561919192862116" calcext:value-type="float">
            <text:p>0.5619191929</text:p>
          </table:table-cell>
          <table:table-cell office:value-type="float" office:value="0.643168500245868" calcext:value-type="float">
            <text:p>0.6431685002</text:p>
          </table:table-cell>
          <table:table-cell office:value-type="float" office:value="0.721748084744098" calcext:value-type="float">
            <text:p>0.7217480847</text:p>
          </table:table-cell>
          <table:table-cell office:value-type="float" office:value="0.797943864230682" calcext:value-type="float">
            <text:p>0.7979438642</text:p>
          </table:table-cell>
          <table:table-cell office:value-type="float" office:value="0.872082456543475" calcext:value-type="float">
            <text:p>0.8720824565</text:p>
          </table:table-cell>
          <table:table-cell office:value-type="float" office:value="0.944504496798829" calcext:value-type="float">
            <text:p>0.9445044968</text:p>
          </table:table-cell>
          <table:table-cell office:value-type="float" office:value="1.01552330799326" calcext:value-type="float">
            <text:p>1.015523308</text:p>
          </table:table-cell>
          <table:table-cell office:value-type="float" office:value="1.0853628517698" calcext:value-type="float">
            <text:p>1.0853628518</text:p>
          </table:table-cell>
          <table:table-cell office:value-type="float" office:value="1.1540727839162" calcext:value-type="float">
            <text:p>1.1540727839</text:p>
          </table:table-cell>
          <table:table-cell office:value-type="float" office:value="1.22142498579105" calcext:value-type="float">
            <text:p>1.2214249858</text:p>
          </table:table-cell>
          <table:table-cell office:value-type="float" office:value="1.2868104015611" calcext:value-type="float">
            <text:p>1.2868104016</text:p>
          </table:table-cell>
          <table:table-cell office:value-type="float" office:value="1.34918270938397" calcext:value-type="float">
            <text:p>1.3491827094</text:p>
          </table:table-cell>
          <table:table-cell office:value-type="float" office:value="1.40712350143004" calcext:value-type="float">
            <text:p>1.4071235014</text:p>
          </table:table-cell>
          <table:table-cell office:value-type="float" office:value="1.45908811447039" calcext:value-type="float">
            <text:p>1.4590881145</text:p>
          </table:table-cell>
          <table:table-cell office:value-type="float" office:value="1.50379395215772" calcext:value-type="float">
            <text:p>1.5037939522</text:p>
          </table:table-cell>
          <table:table-cell office:value-type="float" office:value="1.540583299824" calcext:value-type="float">
            <text:p>1.5405832998</text:p>
          </table:table-cell>
          <table:table-cell office:value-type="float" office:value="1.56956520305261" calcext:value-type="float">
            <text:p>1.5695652031</text:p>
          </table:table-cell>
          <table:table-cell office:value-type="float" office:value="1.59147751260982" calcext:value-type="float">
            <text:p>1.5914775126</text:p>
          </table:table-cell>
          <table:table-cell office:value-type="float" office:value="1.60738724013229" calcext:value-type="float">
            <text:p>1.6073872401</text:p>
          </table:table-cell>
          <table:table-cell office:value-type="float" office:value="1.61840169192735" calcext:value-type="float">
            <text:p>1.6184016919</text:p>
          </table:table-cell>
          <table:table-cell office:value-type="float" office:value="1.6254873840511" calcext:value-type="float">
            <text:p>1.6254873841</text:p>
          </table:table-cell>
          <table:table-cell office:value-type="float" office:value="1.62939874355965" calcext:value-type="float">
            <text:p>1.6293987436</text:p>
          </table:table-cell>
          <table:table-cell office:value-type="float" office:value="1.63067601403337" calcext:value-type="float">
            <text:p>1.630676014</text:p>
          </table:table-cell>
          <table:table-cell office:value-type="float" office:value="1.62967419570779" calcext:value-type="float">
            <text:p>1.6296741957</text:p>
          </table:table-cell>
          <table:table-cell office:value-type="float" office:value="1.62660063960423" calcext:value-type="float">
            <text:p>1.6266006396</text:p>
          </table:table-cell>
          <table:table-cell office:value-type="float" office:value="1.62155099129516" calcext:value-type="float">
            <text:p>1.6215509913</text:p>
          </table:table-cell>
          <table:table-cell office:value-type="float" office:value="1.61453927125121" calcext:value-type="float">
            <text:p>1.6145392713</text:p>
          </table:table-cell>
          <table:table-cell office:value-type="float" office:value="1.60552054523798" calcext:value-type="float">
            <text:p>1.6055205452</text:p>
          </table:table-cell>
          <table:table-cell office:value-type="float" office:value="1.59440600425381" calcext:value-type="float">
            <text:p>1.5944060043</text:p>
          </table:table-cell>
          <table:table-cell office:value-type="float" office:value="1.58107119280925" calcext:value-type="float">
            <text:p>1.5810711928</text:p>
          </table:table-cell>
          <table:table-cell office:value-type="float" office:value="1.56535877261989" calcext:value-type="float">
            <text:p>1.5653587726</text:p>
          </table:table-cell>
          <table:table-cell office:value-type="float" office:value="1.54707758933971" calcext:value-type="float">
            <text:p>1.5470775893</text:p>
          </table:table-cell>
          <table:table-cell office:value-type="float" office:value="1.52599992495369" calcext:value-type="float">
            <text:p>1.525999925</text:p>
          </table:table-cell>
          <table:table-cell office:value-type="float" office:value="1.50185869564498" calcext:value-type="float">
            <text:p>1.5018586956</text:p>
          </table:table-cell>
          <table:table-cell office:value-type="float" office:value="1.47434605643742" calcext:value-type="float">
            <text:p>1.4743460564</text:p>
          </table:table-cell>
          <table:table-cell office:value-type="float" office:value="1.44311449162699" calcext:value-type="float">
            <text:p>1.4431144916</text:p>
          </table:table-cell>
          <table:table-cell office:value-type="float" office:value="1.40778109942946" calcext:value-type="float">
            <text:p>1.4077810994</text:p>
          </table:table-cell>
          <table:table-cell office:value-type="float" office:value="1.36793548620947" calcext:value-type="float">
            <text:p>1.3679354862</text:p>
          </table:table-cell>
          <table:table-cell office:value-type="float" office:value="1.32315148518115" calcext:value-type="float">
            <text:p>1.3231514852</text:p>
          </table:table-cell>
          <table:table-cell office:value-type="float" office:value="1.27300277003586" calcext:value-type="float">
            <text:p>1.27300277</text:p>
          </table:table-cell>
          <table:table-cell office:value-type="float" office:value="1.21708227585674" calcext:value-type="float">
            <text:p>1.2170822759</text:p>
          </table:table-cell>
          <table:table-cell office:value-type="float" office:value="1.15502509596856" calcext:value-type="float">
            <text:p>1.155025096</text:p>
          </table:table-cell>
          <table:table-cell office:value-type="float" office:value="1.08653415300384" calcext:value-type="float">
            <text:p>1.086534153</text:p>
          </table:table-cell>
          <table:table-cell office:value-type="float" office:value="1.01140745894829" calcext:value-type="float">
            <text:p>1.0114074589</text:p>
          </table:table-cell>
          <table:table-cell office:value-type="float" office:value="0.929565254539799" calcext:value-type="float">
            <text:p>0.9295652545</text:p>
          </table:table-cell>
          <table:table-cell office:value-type="float" office:value="0.841074866595255" calcext:value-type="float">
            <text:p>0.8410748666</text:p>
          </table:table-cell>
          <table:table-cell office:value-type="float" office:value="0.746170864748739" calcext:value-type="float">
            <text:p>0.7461708647</text:p>
          </table:table-cell>
          <table:table-cell office:value-type="float" office:value="0.645268133594692" calcext:value-type="float">
            <text:p>0.6452681336</text:p>
          </table:table-cell>
          <table:table-cell office:value-type="float" office:value="0.538965850408071" calcext:value-type="float">
            <text:p>0.5389658504</text:p>
          </table:table-cell>
          <table:table-cell office:value-type="float" office:value="0.428041062187656" calcext:value-type="float">
            <text:p>0.4280410622</text:p>
          </table:table-cell>
          <table:table-cell office:value-type="float" office:value="0.313431520706826" calcext:value-type="float">
            <text:p>0.3134315207</text:p>
          </table:table-cell>
          <table:table-cell office:value-type="float" office:value="0.196208540686366" calcext:value-type="float">
            <text:p>0.1962085407</text:p>
          </table:table-cell>
          <table:table-cell office:value-type="float" office:value="0.0775417341382523" calcext:value-type="float">
            <text:p>0.0775417341</text:p>
          </table:table-cell>
          <table:table-cell office:value-type="float" office:value="-0.041341634439962" calcext:value-type="float">
            <text:p>-0.0413416344</text:p>
          </table:table-cell>
          <table:table-cell office:value-type="float" office:value="-0.159199392678272" calcext:value-type="float">
            <text:p>-0.1591993927</text:p>
          </table:table-cell>
          <table:table-cell office:value-type="float" office:value="-0.274815950716426" calcext:value-type="float">
            <text:p>-0.2748159507</text:p>
          </table:table-cell>
          <table:table-cell office:value-type="float" office:value="-0.387039581935266" calcext:value-type="float">
            <text:p>-0.3870395819</text:p>
          </table:table-cell>
          <table:table-cell office:value-type="float" office:value="-0.494813324654861" calcext:value-type="float">
            <text:p>-0.4948133247</text:p>
          </table:table-cell>
          <table:table-cell office:value-type="float" office:value="-0.597198341751434" calcext:value-type="float">
            <text:p>-0.5971983418</text:p>
          </table:table-cell>
          <table:table-cell office:value-type="float" office:value="-0.693389594283407" calcext:value-type="float">
            <text:p>-0.6933895943</text:p>
          </table:table-cell>
          <table:table-cell office:value-type="float" office:value="-0.782724521099815" calcext:value-type="float">
            <text:p>-0.7827245211</text:p>
          </table:table-cell>
          <table:table-cell office:value-type="float" office:value="-0.864685932735265" calcext:value-type="float">
            <text:p>-0.8646859327</text:p>
          </table:table-cell>
          <table:table-cell office:value-type="float" office:value="-0.938900479537705" calcext:value-type="float">
            <text:p>-0.9389004795</text:p>
          </table:table-cell>
          <table:table-cell office:value-type="float" office:value="-1.00513389195704" calcext:value-type="float">
            <text:p>-1.005133892</text:p>
          </table:table-cell>
          <table:table-cell office:value-type="float" office:value="-1.06328383912204" calcext:value-type="float">
            <text:p>-1.0632838391</text:p>
          </table:table-cell>
          <table:table-cell office:value-type="float" office:value="-1.11337086317789" calcext:value-type="float">
            <text:p>-1.1133708632</text:p>
          </table:table-cell>
          <table:table-cell office:value-type="float" office:value="-1.15552755447277" calcext:value-type="float">
            <text:p>-1.1555275545</text:p>
          </table:table-cell>
          <table:table-cell office:value-type="float" office:value="-1.1899860131439" calcext:value-type="float">
            <text:p>-1.1899860131</text:p>
          </table:table-cell>
          <table:table-cell office:value-type="float" office:value="-1.21706370222622" calcext:value-type="float">
            <text:p>-1.2170637022</text:p>
          </table:table-cell>
          <table:table-cell office:value-type="float" office:value="-1.2371479825428" calcext:value-type="float">
            <text:p>-1.2371479825</text:p>
          </table:table-cell>
          <table:table-cell office:value-type="float" office:value="-1.25067984433073" calcext:value-type="float">
            <text:p>-1.2506798443</text:p>
          </table:table-cell>
          <table:table-cell office:value-type="float" office:value="-1.25813752850687" calcext:value-type="float">
            <text:p>-1.2581375285</text:p>
          </table:table-cell>
          <table:table-cell office:value-type="float" office:value="-1.26002080172257" calcext:value-type="float">
            <text:p>-1.2600208017</text:p>
          </table:table-cell>
          <table:table-cell office:value-type="float" office:value="-1.25683659397968" calcext:value-type="float">
            <text:p>-1.256836594</text:p>
          </table:table-cell>
          <table:table-cell office:value-type="float" office:value="-1.24908654487525" calcext:value-type="float">
            <text:p>-1.2490865449</text:p>
          </table:table-cell>
          <table:table-cell office:value-type="float" office:value="-1.23725678033581" calcext:value-type="float">
            <text:p>-1.2372567803</text:p>
          </table:table-cell>
          <table:table-cell office:value-type="float" office:value="-1.22181000996559" calcext:value-type="float">
            <text:p>-1.22181001</text:p>
          </table:table-cell>
          <table:table-cell office:value-type="float" office:value="-1.20317984083897" calcext:value-type="float">
            <text:p>-1.2031798408</text:p>
          </table:table-cell>
          <table:table-cell office:value-type="float" office:value="-1.18176707206042" calcext:value-type="float">
            <text:p>-1.1817670721</text:p>
          </table:table-cell>
          <table:table-cell office:value-type="float" office:value="-1.15793766936609" calcext:value-type="float">
            <text:p>-1.1579376694</text:p>
          </table:table-cell>
          <table:table-cell office:value-type="float" office:value="-1.13202210746935" calcext:value-type="float">
            <text:p>-1.1320221075</text:p>
          </table:table-cell>
          <table:table-cell office:value-type="float" office:value="-1.10431578881129" calcext:value-type="float">
            <text:p>-1.1043157888</text:p>
          </table:table-cell>
          <table:table-cell office:value-type="float" office:value="-1.07508028042293" calcext:value-type="float">
            <text:p>-1.0750802804</text:p>
          </table:table-cell>
          <table:table-cell office:value-type="float" office:value="-1.0445451415108" calcext:value-type="float">
            <text:p>-1.0445451415</text:p>
          </table:table-cell>
          <table:table-cell office:value-type="float" office:value="-1.01291013712144" calcext:value-type="float">
            <text:p>-1.0129101371</text:p>
          </table:table-cell>
          <table:table-cell office:value-type="float" office:value="-0.980347648926061" calcext:value-type="float">
            <text:p>-0.9803476489</text:p>
          </table:table-cell>
          <table:table-cell office:value-type="float" office:value="-0.947005108056366" calcext:value-type="float">
            <text:p>-0.9470051081</text:p>
          </table:table-cell>
          <table:table-cell office:value-type="float" office:value="-0.913007293120733" calcext:value-type="float">
            <text:p>-0.9130072931</text:p>
          </table:table-cell>
          <table:table-cell office:value-type="float" office:value="-0.878458363307253" calcext:value-type="float">
            <text:p>-0.8784583633</text:p>
          </table:table-cell>
          <table:table-cell office:value-type="float" office:value="-0.843443532839359" calcext:value-type="float">
            <text:p>-0.8434435328</text:p>
          </table:table-cell>
          <table:table-cell office:value-type="float" office:value="-0.808030336698509" calcext:value-type="float">
            <text:p>-0.8080303367</text:p>
          </table:table-cell>
          <table:table-cell office:value-type="float" office:value="-0.772269483895387" calcext:value-type="float">
            <text:p>-0.7722694839</text:p>
          </table:table-cell>
          <table:table-cell office:value-type="float" office:value="-0.736195338419001" calcext:value-type="float">
            <text:p>-0.7361953384</text:p>
          </table:table-cell>
          <table:table-cell office:value-type="float" office:value="-0.699826104997556" calcext:value-type="float">
            <text:p>-0.699826105</text:p>
          </table:table-cell>
          <table:table-cell office:value-type="float" office:value="-0.663163824567116" calcext:value-type="float">
            <text:p>-0.6631638246</text:p>
          </table:table-cell>
          <table:table-cell office:value-type="float" office:value="-0.62619430266401" calcext:value-type="float">
            <text:p>-0.6261943027</text:p>
          </table:table-cell>
          <table:table-cell office:value-type="float" office:value="-0.588887104313792" calcext:value-type="float">
            <text:p>-0.5888871043</text:p>
          </table:table-cell>
          <table:table-cell office:value-type="float" office:value="-0.551195753621576" calcext:value-type="float">
            <text:p>-0.5511957536</text:p>
          </table:table-cell>
          <table:table-cell office:value-type="float" office:value="-0.513058277075392" calcext:value-type="float">
            <text:p>-0.5130582771</text:p>
          </table:table-cell>
          <table:table-cell office:value-type="float" office:value="-0.474398227313235" calcext:value-type="float">
            <text:p>-0.4743982273</text:p>
          </table:table-cell>
          <table:table-cell office:value-type="float" office:value="-0.435126317865764" calcext:value-type="float">
            <text:p>-0.4351263179</text:p>
          </table:table-cell>
          <table:table-cell office:value-type="float" office:value="-0.395142786598532" calcext:value-type="float">
            <text:p>-0.3951427866</text:p>
          </table:table-cell>
          <table:table-cell office:value-type="float" office:value="-0.354340582381242" calcext:value-type="float">
            <text:p>-0.3543405824</text:p>
          </table:table-cell>
          <table:table-cell office:value-type="float" office:value="-0.312609431648797" calcext:value-type="float">
            <text:p>-0.3126094316</text:p>
          </table:table-cell>
          <table:table-cell office:value-type="float" office:value="-0.269840785637698" calcext:value-type="float">
            <text:p>-0.2698407856</text:p>
          </table:table-cell>
          <table:table-cell office:value-type="float" office:value="-0.225933574431624" calcext:value-type="float">
            <text:p>-0.2259335744</text:p>
          </table:table-cell>
          <table:table-cell office:value-type="float" office:value="-0.180800604096295" calcext:value-type="float">
            <text:p>-0.1808006041</text:p>
          </table:table-cell>
          <table:table-cell office:value-type="float" office:value="-0.134375337169385" calcext:value-type="float">
            <text:p>-0.1343753372</text:p>
          </table:table-cell>
          <table:table-cell office:value-type="float" office:value="-0.0866187089129955" calcext:value-type="float">
            <text:p>-0.0866187089</text:p>
          </table:table-cell>
          <table:table-cell office:value-type="float" office:value="-0.0375255694360444" calcext:value-type="float">
            <text:p>-0.0375255694</text:p>
          </table:table-cell>
          <table:table-cell office:value-type="float" office:value="0.0128696786659155" calcext:value-type="float">
            <text:p>0.0128696787</text:p>
          </table:table-cell>
          <table:table-cell office:value-type="float" office:value="0.0644886461648764" calcext:value-type="float">
            <text:p>0.0644886462</text:p>
          </table:table-cell>
          <table:table-cell office:value-type="float" office:value="0.117206043136275" calcext:value-type="float">
            <text:p>0.1172060431</text:p>
          </table:table-cell>
          <table:table-cell office:value-type="float" office:value="0.170848480812467" calcext:value-type="float">
            <text:p>0.1708484808</text:p>
          </table:table-cell>
          <table:table-cell office:value-type="float" office:value="0.225195048171794" calcext:value-type="float">
            <text:p>0.2251950482</text:p>
          </table:table-cell>
          <table:table-cell office:value-type="float" office:value="0.279979593867739" calcext:value-type="float">
            <text:p>0.2799795939</text:p>
          </table:table-cell>
          <table:table-cell office:value-type="float" office:value="0.334894545327337" calcext:value-type="float">
            <text:p>0.3348945453</text:p>
          </table:table-cell>
          <table:table-cell office:value-type="float" office:value="0.38959603806131" calcext:value-type="float">
            <text:p>0.3895960381</text:p>
          </table:table-cell>
          <table:table-cell office:value-type="float" office:value="0.443710108239798" calcext:value-type="float">
            <text:p>0.4437101082</text:p>
          </table:table-cell>
          <table:table-cell office:value-type="float" office:value="0.496839709975844" calcext:value-type="float">
            <text:p>0.49683971</text:p>
          </table:table-cell>
          <table:table-cell office:value-type="float" office:value="0.548572341001862" calcext:value-type="float">
            <text:p>0.548572341</text:p>
          </table:table-cell>
          <table:table-cell office:value-type="float" office:value="0.598488083199978" calcext:value-type="float">
            <text:p>0.5984880832</text:p>
          </table:table-cell>
          <table:table-cell office:value-type="float" office:value="0.646167879199874" calcext:value-type="float">
            <text:p>0.6461678792</text:p>
          </table:table-cell>
          <table:table-cell office:value-type="float" office:value="0.691201870250841" calcext:value-type="float">
            <text:p>0.6912018703</text:p>
          </table:table-cell>
          <table:table-cell office:value-type="float" office:value="0.733197615861707" calcext:value-type="float">
            <text:p>0.7331976159</text:p>
          </table:table-cell>
          <table:table-cell office:value-type="float" office:value="0.771788007032863" calcext:value-type="float">
            <text:p>0.771788007</text:p>
          </table:table-cell>
          <table:table-cell office:value-type="float" office:value="0.806638677609132" calcext:value-type="float">
            <text:p>0.8066386776</text:p>
          </table:table-cell>
          <table:table-cell office:value-type="float" office:value="0.837454716764399" calcext:value-type="float">
            <text:p>0.8374547168</text:p>
          </table:table-cell>
          <table:table-cell office:value-type="float" office:value="0.86398649266727" calcext:value-type="float">
            <text:p>0.8639864927</text:p>
          </table:table-cell>
          <table:table-cell office:value-type="float" office:value="0.886034414075228" calcext:value-type="float">
            <text:p>0.8860344141</text:p>
          </table:table-cell>
          <table:table-cell office:value-type="float" office:value="0.903452482756398" calcext:value-type="float">
            <text:p>0.9034524828</text:p>
          </table:table-cell>
          <table:table-cell office:value-type="float" office:value="0.916150524177078" calcext:value-type="float">
            <text:p>0.9161505242</text:p>
          </table:table-cell>
          <table:table-cell office:value-type="float" office:value="0.924095025325308" calcext:value-type="float">
            <text:p>0.9240950253</text:p>
          </table:table-cell>
          <table:table-cell office:value-type="float" office:value="0.927308555188242" calcext:value-type="float">
            <text:p>0.9273085552</text:p>
          </table:table-cell>
          <table:table-cell office:value-type="float" office:value="0.92586779348529" calcext:value-type="float">
            <text:p>0.9258677935</text:p>
          </table:table-cell>
          <table:table-cell office:value-type="float" office:value="0.919900244871702" calcext:value-type="float">
            <text:p>0.9199002449</text:p>
          </table:table-cell>
          <table:table-cell office:value-type="float" office:value="0.909579766793865" calcext:value-type="float">
            <text:p>0.9095797668</text:p>
          </table:table-cell>
          <table:table-cell office:value-type="float" office:value="0.895121086985804" calcext:value-type="float">
            <text:p>0.895121087</text:p>
          </table:table-cell>
          <table:table-cell office:value-type="float" office:value="0.876773528386365" calcext:value-type="float">
            <text:p>0.8767735284</text:p>
          </table:table-cell>
          <table:table-cell office:value-type="float" office:value="0.854814191976298" calcext:value-type="float">
            <text:p>0.854814192</text:p>
          </table:table-cell>
          <table:table-cell office:value-type="float" office:value="0.829540868746204" calcext:value-type="float">
            <text:p>0.8295408687</text:p>
          </table:table-cell>
          <table:table-cell office:value-type="float" office:value="0.80126495830667" calcext:value-type="float">
            <text:p>0.8012649583</text:p>
          </table:table-cell>
          <table:table-cell office:value-type="float" office:value="0.770304662118786" calcext:value-type="float">
            <text:p>0.7703046621</text:p>
          </table:table-cell>
          <table:table-cell office:value-type="float" office:value="0.736978693881514" calcext:value-type="float">
            <text:p>0.7369786939</text:p>
          </table:table-cell>
          <table:table-cell office:value-type="float" office:value="0.701600709719438" calcext:value-type="float">
            <text:p>0.7016007097</text:p>
          </table:table-cell>
          <table:table-cell office:value-type="float" office:value="0.664474609406365" calcext:value-type="float">
            <text:p>0.6644746094</text:p>
          </table:table-cell>
          <table:table-cell office:value-type="float" office:value="0.625890801056565" calcext:value-type="float">
            <text:p>0.6258908011</text:p>
          </table:table-cell>
          <table:table-cell office:value-type="float" office:value="0.586123460340888" calcext:value-type="float">
            <text:p>0.5861234603</text:p>
          </table:table-cell>
          <table:table-cell office:value-type="float" office:value="0.545428756288158" calcext:value-type="float">
            <text:p>0.5454287563</text:p>
          </table:table-cell>
          <table:table-cell office:value-type="float" office:value="0.504043963632692" calcext:value-type="float">
            <text:p>0.5040439636</text:p>
          </table:table-cell>
          <table:table-cell office:value-type="float" office:value="0.462187340080276" calcext:value-type="float">
            <text:p>0.4621873401</text:p>
          </table:table-cell>
          <table:table-cell office:value-type="float" office:value="0.420058618201505" calcext:value-type="float">
            <text:p>0.4200586182</text:p>
          </table:table-cell>
          <table:table-cell office:value-type="float" office:value="0.377839946997167" calcext:value-type="float">
            <text:p>0.377839947</text:p>
          </table:table-cell>
          <table:table-cell office:value-type="float" office:value="0.335697117284587" calcext:value-type="float">
            <text:p>0.3356971173</text:p>
          </table:table-cell>
          <table:table-cell office:value-type="float" office:value="0.293780916548019" calcext:value-type="float">
            <text:p>0.2937809165</text:p>
          </table:table-cell>
          <table:table-cell office:value-type="float" office:value="0.252228480505275" calcext:value-type="float">
            <text:p>0.2522284805</text:p>
          </table:table-cell>
          <table:table-cell office:value-type="float" office:value="0.21116453749273" calcext:value-type="float">
            <text:p>0.2111645375</text:p>
          </table:table-cell>
          <table:table-cell office:value-type="float" office:value="0.170702474694945" calcext:value-type="float">
            <text:p>0.1707024747</text:p>
          </table:table-cell>
          <table:table-cell office:value-type="float" office:value="0.130945189092159" calcext:value-type="float">
            <text:p>0.1309451891</text:p>
          </table:table-cell>
          <table:table-cell office:value-type="float" office:value="0.0919857178714623" calcext:value-type="float">
            <text:p>0.0919857179</text:p>
          </table:table-cell>
          <table:table-cell office:value-type="float" office:value="0.0539076705212793" calcext:value-type="float">
            <text:p>0.0539076705</text:p>
          </table:table-cell>
          <table:table-cell office:value-type="float" office:value="0.0167855060771982" calcext:value-type="float">
            <text:p>0.0167855061</text:p>
          </table:table-cell>
          <table:table-cell office:value-type="float" office:value="-0.0193152871320124" calcext:value-type="float">
            <text:p>-0.0193152871</text:p>
          </table:table-cell>
          <table:table-cell office:value-type="float" office:value="-0.0543380458184695" calcext:value-type="float">
            <text:p>-0.0543380458</text:p>
          </table:table-cell>
          <table:table-cell office:value-type="float" office:value="-0.0882347582316606" calcext:value-type="float">
            <text:p>-0.0882347582</text:p>
          </table:table-cell>
          <table:table-cell office:value-type="float" office:value="-0.120965809122982" calcext:value-type="float">
            <text:p>-0.1209658091</text:p>
          </table:table-cell>
          <table:table-cell office:value-type="float" office:value="-0.152499603069979" calcext:value-type="float">
            <text:p>-0.1524996031</text:p>
          </table:table-cell>
          <table:table-cell office:value-type="float" office:value="-0.182812043253815" calcext:value-type="float">
            <text:p>-0.1828120433</text:p>
          </table:table-cell>
          <table:table-cell office:value-type="float" office:value="-0.21188586163664" calcext:value-type="float">
            <text:p>-0.2118858616</text:p>
          </table:table-cell>
          <table:table-cell office:value-type="float" office:value="-0.239709814960444" calcext:value-type="float">
            <text:p>-0.239709815</text:p>
          </table:table-cell>
          <table:table-cell office:value-type="float" office:value="-0.266277777168389" calcext:value-type="float">
            <text:p>-0.2662777772</text:p>
          </table:table-cell>
          <table:table-cell office:value-type="float" office:value="-0.291587771067734" calcext:value-type="float">
            <text:p>-0.2915877711</text:p>
          </table:table-cell>
          <table:table-cell office:value-type="float" office:value="-0.315640989037112" calcext:value-type="float">
            <text:p>-0.315640989</text:p>
          </table:table-cell>
          <table:table-cell office:value-type="float" office:value="-0.338440853557669" calcext:value-type="float">
            <text:p>-0.3384408536</text:p>
          </table:table-cell>
          <table:table-cell office:value-type="float" office:value="-0.359992163155212" calcext:value-type="float">
            <text:p>-0.3599921632</text:p>
          </table:table-cell>
          <table:table-cell office:value-type="float" office:value="-0.380300358510526" calcext:value-type="float">
            <text:p>-0.3803003585</text:p>
          </table:table-cell>
          <table:table-cell office:value-type="float" office:value="-0.399370928297488" calcext:value-type="float">
            <text:p>-0.3993709283</text:p>
          </table:table-cell>
          <table:table-cell office:value-type="float" office:value="-0.417208956708557" calcext:value-type="float">
            <text:p>-0.4172089567</text:p>
          </table:table-cell>
          <table:table-cell office:value-type="float" office:value="-0.433818797106688" calcext:value-type="float">
            <text:p>-0.4338187971</text:p>
          </table:table-cell>
          <table:table-cell office:value-type="float" office:value="-0.449203841467856" calcext:value-type="float">
            <text:p>-0.4492038415</text:p>
          </table:table-cell>
          <table:table-cell office:value-type="float" office:value="-0.463366345643824" calcext:value-type="float">
            <text:p>-0.4633663456</text:p>
          </table:table-cell>
          <table:table-cell office:value-type="float" office:value="-0.476307267617191" calcext:value-type="float">
            <text:p>-0.4763072676</text:p>
          </table:table-cell>
          <table:table-cell office:value-type="float" office:value="-0.488026080342418" calcext:value-type="float">
            <text:p>-0.4880260803</text:p>
          </table:table-cell>
          <table:table-cell office:value-type="float" office:value="-0.498520531690206" calcext:value-type="float">
            <text:p>-0.4985205317</text:p>
          </table:table-cell>
          <table:table-cell office:value-type="float" office:value="-0.507786339538839" calcext:value-type="float">
            <text:p>-0.5077863395</text:p>
          </table:table-cell>
          <table:table-cell office:value-type="float" office:value="-0.515816827583208" calcext:value-type="float">
            <text:p>-0.5158168276</text:p>
          </table:table-cell>
          <table:table-cell office:value-type="float" office:value="-0.522602524216612" calcext:value-type="float">
            <text:p>-0.5226025242</text:p>
          </table:table-cell>
          <table:table-cell office:value-type="float" office:value="-0.528130760546396" calcext:value-type="float">
            <text:p>-0.5281307605</text:p>
          </table:table-cell>
          <table:table-cell office:value-type="float" office:value="-0.532385312669386" calcext:value-type="float">
            <text:p>-0.5323853127</text:p>
          </table:table-cell>
          <table:table-cell office:value-type="float" office:value="-0.535346137121437" calcext:value-type="float">
            <text:p>-0.5353461371</text:p>
          </table:table-cell>
          <table:table-cell office:value-type="float" office:value="-0.53698924712586" calcext:value-type="float">
            <text:p>-0.5369892471</text:p>
          </table:table-cell>
          <table:table-cell office:value-type="float" office:value="-0.537286771698342" calcext:value-type="float">
            <text:p>-0.5372867717</text:p>
          </table:table-cell>
          <table:table-cell office:value-type="float" office:value="-0.536207230929505" calcext:value-type="float">
            <text:p>-0.5362072309</text:p>
          </table:table-cell>
          <table:table-cell office:value-type="float" office:value="-0.533716050012041" calcext:value-type="float">
            <text:p>-0.53371605</text:p>
          </table:table-cell>
          <table:table-cell office:value-type="float" office:value="-0.529776322816901" calcext:value-type="float">
            <text:p>-0.5297763228</text:p>
          </table:table-cell>
          <table:table-cell office:value-type="float" office:value="-0.524349823826915" calcext:value-type="float">
            <text:p>-0.5243498238</text:p>
          </table:table-cell>
          <table:table-cell office:value-type="float" office:value="-0.517398255538938" calcext:value-type="float">
            <text:p>-0.5173982555</text:p>
          </table:table-cell>
          <table:table-cell office:value-type="float" office:value="-0.508884707380122" calcext:value-type="float">
            <text:p>-0.5088847074</text:p>
          </table:table-cell>
          <table:table-cell office:value-type="float" office:value="-0.498775291959413" calcext:value-type="float">
            <text:p>-0.498775292</text:p>
          </table:table-cell>
          <table:table-cell office:value-type="float" office:value="-0.487040915253945" calcext:value-type="float">
            <text:p>-0.4870409153</text:p>
          </table:table-cell>
          <table:table-cell office:value-type="float" office:value="-0.473659129285296" calcext:value-type="float">
            <text:p>-0.4736591293</text:p>
          </table:table-cell>
          <table:table-cell office:value-type="float" office:value="-0.458616009203801" calcext:value-type="float">
            <text:p>-0.4586160092</text:p>
          </table:table-cell>
          <table:table-cell office:value-type="float" office:value="-0.441907991754868" calcext:value-type="float">
            <text:p>-0.4419079918</text:p>
          </table:table-cell>
          <table:table-cell office:value-type="float" office:value="-0.42354360919356" calcext:value-type="float">
            <text:p>-0.4235436092</text:p>
          </table:table-cell>
          <table:table-cell office:value-type="float" office:value="-0.403545052179837" calcext:value-type="float">
            <text:p>-0.4035450522</text:p>
          </table:table-cell>
          <table:table-cell office:value-type="float" office:value="-0.381949497334824" calcext:value-type="float">
            <text:p>-0.3819494973</text:p>
          </table:table-cell>
          <table:table-cell office:value-type="float" office:value="-0.3588101401639" calcext:value-type="float">
            <text:p>-0.3588101402</text:p>
          </table:table-cell>
          <table:table-cell office:value-type="float" office:value="-0.334196882000179" calcext:value-type="float">
            <text:p>-0.334196882</text:p>
          </table:table-cell>
          <table:table-cell office:value-type="float" office:value="-0.30819663034073" calcext:value-type="float">
            <text:p>-0.3081966303</text:p>
          </table:table-cell>
          <table:table-cell office:value-type="float" office:value="-0.280913185066371" calcext:value-type="float">
            <text:p>-0.2809131851</text:p>
          </table:table-cell>
          <table:table-cell office:value-type="float" office:value="-0.252466697974839" calcext:value-type="float">
            <text:p>-0.252466698</text:p>
          </table:table-cell>
          <table:table-cell office:value-type="float" office:value="-0.222992709054264" calcext:value-type="float">
            <text:p>-0.2229927091</text:p>
          </table:table-cell>
          <table:table-cell office:value-type="float" office:value="-0.192640779099121" calcext:value-type="float">
            <text:p>-0.1926407791</text:p>
          </table:table-cell>
          <table:table-cell office:value-type="float" office:value="-0.161572753692871" calcext:value-type="float">
            <text:p>-0.1615727537</text:p>
          </table:table-cell>
          <table:table-cell office:value-type="float" office:value="-0.129960707362642" calcext:value-type="float">
            <text:p>-0.1299607074</text:p>
          </table:table-cell>
          <table:table-cell office:value-type="float" office:value="-0.0979846280802915" calcext:value-type="float">
            <text:p>-0.0979846281</text:p>
          </table:table-cell>
          <table:table-cell office:value-type="float" office:value="-0.0658299106610927" calcext:value-type="float">
            <text:p>-0.0658299107</text:p>
          </table:table-cell>
          <table:table-cell office:value-type="float" office:value="-0.0336847326536796" calcext:value-type="float">
            <text:p>-0.0336847327</text:p>
          </table:table-cell>
          <table:table-cell office:value-type="float" office:value="-0.00173738792742212" calcext:value-type="float">
            <text:p>-0.0017373879</text:p>
          </table:table-cell>
          <table:table-cell office:value-type="float" office:value="0.0298263484996253" calcext:value-type="float">
            <text:p>0.0298263485</text:p>
          </table:table-cell>
          <table:table-cell office:value-type="float" office:value="0.0608257554375083" calcext:value-type="float">
            <text:p>0.0608257554</text:p>
          </table:table-cell>
          <table:table-cell office:value-type="float" office:value="0.0910875383578885" calcext:value-type="float">
            <text:p>0.0910875384</text:p>
          </table:table-cell>
          <table:table-cell office:value-type="float" office:value="0.120447986972257" calcext:value-type="float">
            <text:p>0.120447987</text:p>
          </table:table-cell>
          <table:table-cell office:value-type="float" office:value="0.1487548744909" calcext:value-type="float">
            <text:p>0.1487548745</text:p>
          </table:table-cell>
          <table:table-cell office:value-type="float" office:value="0.175869066170445" calcext:value-type="float">
            <text:p>0.1758690662</text:p>
          </table:table-cell>
          <table:table-cell office:value-type="float" office:value="0.201665815530012" calcext:value-type="float">
            <text:p>0.2016658155</text:p>
          </table:table-cell>
          <table:table-cell office:value-type="float" office:value="0.226035737052013" calcext:value-type="float">
            <text:p>0.2260357371</text:p>
          </table:table-cell>
          <table:table-cell office:value-type="float" office:value="0.248885453945382" calcext:value-type="float">
            <text:p>0.2488854539</text:p>
          </table:table-cell>
          <table:table-cell office:value-type="float" office:value="0.270137928386205" calcext:value-type="float">
            <text:p>0.2701379284</text:p>
          </table:table-cell>
          <table:table-cell office:value-type="float" office:value="0.289732489396637" calcext:value-type="float">
            <text:p>0.2897324894</text:p>
          </table:table-cell>
          <table:table-cell office:value-type="float" office:value="0.30762458007544" calcext:value-type="float">
            <text:p>0.3076245801</text:p>
          </table:table-cell>
          <table:table-cell office:value-type="float" office:value="0.323785251200164" calcext:value-type="float">
            <text:p>0.3237852512</text:p>
          </table:table-cell>
          <table:table-cell office:value-type="float" office:value="0.338200432272536" calcext:value-type="float">
            <text:p>0.3382004323</text:p>
          </table:table-cell>
          <table:table-cell office:value-type="float" office:value="0.350870013891168" calcext:value-type="float">
            <text:p>0.3508700139</text:p>
          </table:table-cell>
          <table:table-cell office:value-type="float" office:value="0.36180677695276" calcext:value-type="float">
            <text:p>0.361806777</text:p>
          </table:table-cell>
          <table:table-cell office:value-type="float" office:value="0.371035204670397" calcext:value-type="float">
            <text:p>0.3710352047</text:p>
          </table:table-cell>
          <table:table-cell office:value-type="float" office:value="0.378590212837922" calcext:value-type="float">
            <text:p>0.3785902128</text:p>
          </table:table-cell>
          <table:table-cell office:value-type="float" office:value="0.38451583226909" calcext:value-type="float">
            <text:p>0.3845158323</text:p>
          </table:table-cell>
          <table:table-cell office:value-type="float" office:value="0.388863875020669" calcext:value-type="float">
            <text:p>0.388863875</text:p>
          </table:table-cell>
          <table:table-cell office:value-type="float" office:value="0.391692613010146" calcext:value-type="float">
            <text:p>0.391692613</text:p>
          </table:table-cell>
          <table:table-cell office:value-type="float" office:value="0.393065494112055" calcext:value-type="float">
            <text:p>0.3930654941</text:p>
          </table:table-cell>
          <table:table-cell office:value-type="float" office:value="0.393049916923688" calcext:value-type="float">
            <text:p>0.3930499169</text:p>
          </table:table-cell>
          <table:table-cell office:value-type="float" office:value="0.391716081293845" calcext:value-type="float">
            <text:p>0.3917160813</text:p>
          </table:table-cell>
          <table:table-cell office:value-type="float" office:value="0.389135927568259" calcext:value-type="float">
            <text:p>0.3891359276</text:p>
          </table:table-cell>
          <table:table-cell office:value-type="float" office:value="0.385382173473999" calcext:value-type="float">
            <text:p>0.3853821735</text:p>
          </table:table-cell>
          <table:table-cell office:value-type="float" office:value="0.380527453782554" calcext:value-type="float">
            <text:p>0.3805274538</text:p>
          </table:table-cell>
          <table:table-cell office:value-type="float" office:value="0.374643564475687" calcext:value-type="float">
            <text:p>0.3746435645</text:p>
          </table:table-cell>
          <table:table-cell office:value-type="float" office:value="0.367800810190767" calcext:value-type="float">
            <text:p>0.3678008102</text:p>
          </table:table-cell>
          <table:table-cell office:value-type="float" office:value="0.360067451316037" calcext:value-type="float">
            <text:p>0.3600674513</text:p>
          </table:table-cell>
          <table:table-cell office:value-type="float" office:value="0.351509245288725" calcext:value-type="float">
            <text:p>0.3515092453</text:p>
          </table:table-cell>
          <table:table-cell office:value-type="float" office:value="0.342189075439064" calcext:value-type="float">
            <text:p>0.3421890754</text:p>
          </table:table-cell>
          <table:table-cell office:value-type="float" office:value="0.332166660109619" calcext:value-type="float">
            <text:p>0.3321666601</text:p>
          </table:table-cell>
          <table:table-cell office:value-type="float" office:value="0.321498334721411" calcext:value-type="float">
            <text:p>0.3214983347</text:p>
          </table:table-cell>
          <table:table-cell office:value-type="float" office:value="0.310236899886683" calcext:value-type="float">
            <text:p>0.3102368999</text:p>
          </table:table-cell>
          <table:table-cell office:value-type="float" office:value="0.29843152948919" calcext:value-type="float">
            <text:p>0.2984315295</text:p>
          </table:table-cell>
          <table:table-cell office:value-type="float" office:value="0.286127733752889" calcext:value-type="float">
            <text:p>0.2861277338</text:p>
          </table:table-cell>
          <table:table-cell office:value-type="float" office:value="0.273367373572145" calcext:value-type="float">
            <text:p>0.2733673736</text:p>
          </table:table-cell>
          <table:table-cell office:value-type="float" office:value="0.260188723650413" calcext:value-type="float">
            <text:p>0.2601887237</text:p>
          </table:table-cell>
          <table:table-cell office:value-type="float" office:value="0.246626583163641" calcext:value-type="float">
            <text:p>0.2466265832</text:p>
          </table:table-cell>
          <table:table-cell office:value-type="float" office:value="0.232712433615409" calcext:value-type="float">
            <text:p>0.2327124336</text:p>
          </table:table-cell>
          <table:table-cell office:value-type="float" office:value="0.218474644190857" calcext:value-type="float">
            <text:p>0.2184746442</text:p>
          </table:table-cell>
          <table:table-cell office:value-type="float" office:value="0.203938725176842" calcext:value-type="float">
            <text:p>0.2039387252</text:p>
          </table:table-cell>
          <table:table-cell office:value-type="float" office:value="0.189127629858867" calcext:value-type="float">
            <text:p>0.1891276299</text:p>
          </table:table-cell>
          <table:table-cell office:value-type="float" office:value="0.174062104720207" calcext:value-type="float">
            <text:p>0.1740621047</text:p>
          </table:table-cell>
          <table:table-cell office:value-type="float" office:value="0.158761086775507" calcext:value-type="float">
            <text:p>0.1587610868</text:p>
          </table:table-cell>
          <table:table-cell office:value-type="float" office:value="0.143242145514303" calcext:value-type="float">
            <text:p>0.1432421455</text:p>
          </table:table-cell>
          <table:table-cell office:value-type="float" office:value="0.127521965278057" calcext:value-type="float">
            <text:p>0.1275219653</text:p>
          </table:table-cell>
          <table:table-cell office:value-type="float" office:value="0.11161686203457" calcext:value-type="float">
            <text:p>0.111616862</text:p>
          </table:table-cell>
          <table:table-cell office:value-type="float" office:value="0.0955433265490974" calcext:value-type="float">
            <text:p>0.0955433265</text:p>
          </table:table-cell>
          <table:table-cell office:value-type="float" office:value="0.079318583993695" calcext:value-type="float">
            <text:p>0.079318584</text:p>
          </table:table-cell>
          <table:table-cell office:value-type="float" office:value="0.0629611582056494" calcext:value-type="float">
            <text:p>0.0629611582</text:p>
          </table:table-cell>
          <table:table-cell office:value-type="float" office:value="0.0464914272180178" calcext:value-type="float">
            <text:p>0.0464914272</text:p>
          </table:table-cell>
          <table:table-cell office:value-type="float" office:value="0.0299321554530155" calcext:value-type="float">
            <text:p>0.0299321555</text:p>
          </table:table-cell>
          <table:table-cell office:value-type="float" office:value="0.0133089871904665" calcext:value-type="float">
            <text:p>0.0133089872</text:p>
          </table:table-cell>
          <table:table-cell office:value-type="float" office:value="-0.00334911432384608" calcext:value-type="float">
            <text:p>-0.0033491143</text:p>
          </table:table-cell>
          <table:table-cell office:value-type="float" office:value="-0.0200094974260505" calcext:value-type="float">
            <text:p>-0.0200094974</text:p>
          </table:table-cell>
          <table:table-cell office:value-type="float" office:value="-0.0366355365854819" calcext:value-type="float">
            <text:p>-0.0366355366</text:p>
          </table:table-cell>
          <table:table-cell office:value-type="float" office:value="-0.0531864437550415" calcext:value-type="float">
            <text:p>-0.0531864438</text:p>
          </table:table-cell>
          <table:table-cell office:value-type="float" office:value="-0.0696171872002849" calcext:value-type="float">
            <text:p>-0.0696171872</text:p>
          </table:table-cell>
          <table:table-cell office:value-type="float" office:value="-0.0858785258748257" calcext:value-type="float">
            <text:p>-0.0858785259</text:p>
          </table:table-cell>
          <table:table-cell office:value-type="float" office:value="-0.101917164395265" calcext:value-type="float">
            <text:p>-0.1019171644</text:p>
          </table:table-cell>
          <table:table-cell office:value-type="float" office:value="-0.11767603036461" calcext:value-type="float">
            <text:p>-0.1176760304</text:p>
          </table:table-cell>
          <table:table-cell office:value-type="float" office:value="-0.133094672325089" calcext:value-type="float">
            <text:p>-0.1330946723</text:p>
          </table:table-cell>
          <table:table-cell office:value-type="float" office:value="-0.148109773121169" calcext:value-type="float">
            <text:p>-0.1481097731</text:p>
          </table:table-cell>
          <table:table-cell office:value-type="float" office:value="-0.162655770051759" calcext:value-type="float">
            <text:p>-0.1626557701</text:p>
          </table:table-cell>
          <table:table-cell office:value-type="float" office:value="-0.176665570010917" calcext:value-type="float">
            <text:p>-0.17666557</text:p>
          </table:table-cell>
          <table:table-cell office:value-type="float" office:value="-0.190071344969584" calcext:value-type="float">
            <text:p>-0.190071345</text:p>
          </table:table-cell>
          <table:table-cell office:value-type="float" office:value="-0.20280539073215" calcext:value-type="float">
            <text:p>-0.2028053907</text:p>
          </table:table-cell>
          <table:table-cell office:value-type="float" office:value="-0.21480102998616" calcext:value-type="float">
            <text:p>-0.21480103</text:p>
          </table:table-cell>
          <table:table-cell office:value-type="float" office:value="-0.225993539306748" calcext:value-type="float">
            <text:p>-0.2259935393</text:p>
          </table:table-cell>
          <table:table-cell office:value-type="float" office:value="-0.236321079013104" calcext:value-type="float">
            <text:p>-0.236321079</text:p>
          </table:table-cell>
          <table:table-cell office:value-type="float" office:value="-0.245725604616286" calcext:value-type="float">
            <text:p>-0.2457256046</text:p>
          </table:table-cell>
          <table:table-cell office:value-type="float" office:value="-0.254153739041281" calcext:value-type="float">
            <text:p>-0.254153739</text:p>
          </table:table-cell>
          <table:table-cell office:value-type="float" office:value="-0.261557585827279" calcext:value-type="float">
            <text:p>-0.2615575858</text:p>
          </table:table-cell>
          <table:table-cell office:value-type="float" office:value="-0.267895465073157" calcext:value-type="float">
            <text:p>-0.2678954651</text:p>
          </table:table-cell>
          <table:table-cell office:value-type="float" office:value="-0.27313255594559" calcext:value-type="float">
            <text:p>-0.2731325559</text:p>
          </table:table-cell>
          <table:table-cell office:value-type="float" office:value="-0.277241432044054" calcext:value-type="float">
            <text:p>-0.277241432</text:p>
          </table:table-cell>
          <table:table-cell office:value-type="float" office:value="-0.280202478743093" calcext:value-type="float">
            <text:p>-0.2802024787</text:p>
          </table:table-cell>
          <table:table-cell office:value-type="float" office:value="-0.282004184725281" calcext:value-type="float">
            <text:p>-0.2820041847</text:p>
          </table:table-cell>
          <table:table-cell office:value-type="float" office:value="-0.282643303183553" calcext:value-type="float">
            <text:p>-0.2826433032</text:p>
          </table:table-cell>
          <table:table-cell office:value-type="float" office:value="-0.282124881509968" calcext:value-type="float">
            <text:p>-0.2821248815</text:p>
          </table:table-cell>
          <table:table-cell office:value-type="float" office:value="-0.280462161594521" calcext:value-type="float">
            <text:p>-0.2804621616</text:p>
          </table:table-cell>
          <table:table-cell office:value-type="float" office:value="-0.27767635602544" calcext:value-type="float">
            <text:p>-0.277676356</text:p>
          </table:table-cell>
          <table:table-cell office:value-type="float" office:value="-0.273796308407926" calcext:value-type="float">
            <text:p>-0.2737963084</text:p>
          </table:table-cell>
          <table:table-cell office:value-type="float" office:value="-0.268858048603332" calcext:value-type="float">
            <text:p>-0.2688580486</text:p>
          </table:table-cell>
          <table:table-cell office:value-type="float" office:value="-0.262904255852472" calcext:value-type="float">
            <text:p>-0.2629042559</text:p>
          </table:table-cell>
          <table:table-cell office:value-type="float" office:value="-0.255983644414153" calcext:value-type="float">
            <text:p>-0.2559836444</text:p>
          </table:table-cell>
          <table:table-cell office:value-type="float" office:value="-0.248150287481713" calcext:value-type="float">
            <text:p>-0.2481502875</text:p>
          </table:table-cell>
          <table:table-cell office:value-type="float" office:value="-0.239462895712167" calcext:value-type="float">
            <text:p>-0.2394628957</text:p>
          </table:table-cell>
          <table:table-cell office:value-type="float" office:value="-0.229984066723992" calcext:value-type="float">
            <text:p>-0.2299840667</text:p>
          </table:table-cell>
          <table:table-cell office:value-type="float" office:value="-0.21977952142173" calcext:value-type="float">
            <text:p>-0.2197795214</text:p>
          </table:table-cell>
          <table:table-cell office:value-type="float" office:value="-0.208917342047818" calcext:value-type="float">
            <text:p>-0.208917342</text:p>
          </table:table-cell>
          <table:table-cell office:value-type="float" office:value="-0.197467225520614" calcext:value-type="float">
            <text:p>-0.1974672255</text:p>
          </table:table-cell>
          <table:table-cell office:value-type="float" office:value="-0.185499763984897" calcext:value-type="float">
            <text:p>-0.185499764</text:p>
          </table:table-cell>
          <table:table-cell office:value-type="float" office:value="-0.173085762676817" calcext:value-type="float">
            <text:p>-0.1730857627</text:p>
          </table:table-cell>
          <table:table-cell office:value-type="float" office:value="-0.160295603288335" calcext:value-type="float">
            <text:p>-0.1602956033</text:p>
          </table:table-cell>
          <table:table-cell office:value-type="float" office:value="-0.147198659102175" calcext:value-type="float">
            <text:p>-0.1471986591</text:p>
          </table:table-cell>
          <table:table-cell office:value-type="float" office:value="-0.133862766336359" calcext:value-type="float">
            <text:p>-0.1338627663</text:p>
          </table:table-cell>
          <table:table-cell office:value-type="float" office:value="-0.120353754457065" calcext:value-type="float">
            <text:p>-0.1203537545</text:p>
          </table:table-cell>
          <table:table-cell office:value-type="float" office:value="-0.106735036733688" calcext:value-type="float">
            <text:p>-0.1067350367</text:p>
          </table:table-cell>
          <table:table-cell office:value-type="float" office:value="-0.0930672610504035" calcext:value-type="float">
            <text:p>-0.0930672611</text:p>
          </table:table-cell>
          <table:table-cell office:value-type="float" office:value="-0.0794080199627922" calcext:value-type="float">
            <text:p>-0.07940802</text:p>
          </table:table-cell>
          <table:table-cell office:value-type="float" office:value="-0.065811618188788" calcext:value-type="float">
            <text:p>-0.0658116182</text:p>
          </table:table-cell>
          <table:table-cell office:value-type="float" office:value="-0.052328895129746" calcext:value-type="float">
            <text:p>-0.0523288951</text:p>
          </table:table-cell>
          <table:table-cell office:value-type="float" office:value="-0.0390070996008993" calcext:value-type="float">
            <text:p>-0.0390070996</text:p>
          </table:table-cell>
          <table:table-cell office:value-type="float" office:value="-0.0258898136749491" calcext:value-type="float">
            <text:p>-0.0258898137</text:p>
          </table:table-cell>
          <table:table-cell office:value-type="float" office:value="-0.0130169223731941" calcext:value-type="float">
            <text:p>-0.0130169224</text:p>
          </table:table-cell>
          <table:table-cell office:value-type="float" office:value="-0.000424625840256265" calcext:value-type="float">
            <text:p>-0.0004246258</text:p>
          </table:table-cell>
          <table:table-cell office:value-type="float" office:value="0.0118545094166717" calcext:value-type="float">
            <text:p>0.0118545094</text:p>
          </table:table-cell>
          <table:table-cell office:value-type="float" office:value="0.0237914636790586" calcext:value-type="float">
            <text:p>0.0237914637</text:p>
          </table:table-cell>
          <table:table-cell office:value-type="float" office:value="0.0353606450445423" calcext:value-type="float">
            <text:p>0.035360645</text:p>
          </table:table-cell>
          <table:table-cell office:value-type="float" office:value="0.0465397418511807" calcext:value-type="float">
            <text:p>0.0465397419</text:p>
          </table:table-cell>
          <table:table-cell office:value-type="float" office:value="0.0573095500584092" calcext:value-type="float">
            <text:p>0.0573095501</text:p>
          </table:table-cell>
          <table:table-cell office:value-type="float" office:value="0.0676537791859451" calcext:value-type="float">
            <text:p>0.0676537792</text:p>
          </table:table-cell>
          <table:table-cell office:value-type="float" office:value="0.0775588404478312" calcext:value-type="float">
            <text:p>0.0775588404</text:p>
          </table:table-cell>
          <table:table-cell office:value-type="float" office:value="0.0870136207414035" calcext:value-type="float">
            <text:p>0.0870136207</text:p>
          </table:table-cell>
          <table:table-cell office:value-type="float" office:value="0.0960092461518304" calcext:value-type="float">
            <text:p>0.0960092462</text:p>
          </table:table-cell>
          <table:table-cell office:value-type="float" office:value="0.104538838605972" calcext:value-type="float">
            <text:p>0.1045388386</text:p>
          </table:table-cell>
          <table:table-cell office:value-type="float" office:value="0.112597269250547" calcext:value-type="float">
            <text:p>0.1125972693</text:p>
          </table:table-cell>
          <table:table-cell office:value-type="float" office:value="0.120180912038792" calcext:value-type="float">
            <text:p>0.120180912</text:p>
          </table:table-cell>
          <table:table-cell office:value-type="float" office:value="0.127287400889199" calcext:value-type="float">
            <text:p>0.1272874009</text:p>
          </table:table-cell>
          <table:table-cell office:value-type="float" office:value="0.133915393634878" calcext:value-type="float">
            <text:p>0.1339153936</text:p>
          </table:table-cell>
          <table:table-cell office:value-type="float" office:value="0.14006434581921" calcext:value-type="float">
            <text:p>0.1400643458</text:p>
          </table:table-cell>
          <table:table-cell office:value-type="float" office:value="0.145734297219717" calcext:value-type="float">
            <text:p>0.1457342972</text:p>
          </table:table-cell>
          <table:table-cell office:value-type="float" office:value="0.150925673804151" calcext:value-type="float">
            <text:p>0.1509256738</text:p>
          </table:table-cell>
          <table:table-cell office:value-type="float" office:value="0.155639107644397" calcext:value-type="float">
            <text:p>0.1556391076</text:p>
          </table:table-cell>
          <table:table-cell office:value-type="float" office:value="0.159875277136571" calcext:value-type="float">
            <text:p>0.1598752771</text:p>
          </table:table-cell>
          <table:table-cell office:value-type="float" office:value="0.163634769697283" calcext:value-type="float">
            <text:p>0.1636347697</text:p>
          </table:table-cell>
          <table:table-cell office:value-type="float" office:value="0.166917968920884" calcext:value-type="float">
            <text:p>0.1669179689</text:p>
          </table:table-cell>
          <table:table-cell office:value-type="float" office:value="0.169724967981575" calcext:value-type="float">
            <text:p>0.169724968</text:p>
          </table:table-cell>
          <table:table-cell office:value-type="float" office:value="0.172055510836914" calcext:value-type="float">
            <text:p>0.1720555108</text:p>
          </table:table-cell>
          <table:table-cell office:value-type="float" office:value="0.173908962523142" calcext:value-type="float">
            <text:p>0.1739089625</text:p>
          </table:table-cell>
          <table:table-cell office:value-type="float" office:value="0.175284309516489" calcext:value-type="float">
            <text:p>0.1752843095</text:p>
          </table:table-cell>
          <table:table-cell office:value-type="float" office:value="0.176180190758539" calcext:value-type="float">
            <text:p>0.1761801908</text:p>
          </table:table-cell>
          <table:table-cell office:value-type="float" office:value="0.1765949595012" calcext:value-type="float">
            <text:p>0.1765949595</text:p>
          </table:table-cell>
          <table:table-cell office:value-type="float" office:value="0.176526775616017" calcext:value-type="float">
            <text:p>0.1765267756</text:p>
          </table:table-cell>
          <table:table-cell office:value-type="float" office:value="0.175973727436161" calcext:value-type="float">
            <text:p>0.1759737274</text:p>
          </table:table-cell>
          <table:table-cell office:value-type="float" office:value="0.174933981566273" calcext:value-type="float">
            <text:p>0.1749339816</text:p>
          </table:table-cell>
          <table:table-cell office:value-type="float" office:value="0.173405958419163" calcext:value-type="float">
            <text:p>0.1734059584</text:p>
          </table:table-cell>
          <table:table-cell office:value-type="float" office:value="0.171388530537968" calcext:value-type="float">
            <text:p>0.1713885305</text:p>
          </table:table-cell>
          <table:table-cell office:value-type="float" office:value="0.168881240061169" calcext:value-type="float">
            <text:p>0.1688812401</text:p>
          </table:table-cell>
          <table:table-cell office:value-type="float" office:value="0.165884531011317" calcext:value-type="float">
            <text:p>0.165884531</text:p>
          </table:table-cell>
          <table:table-cell office:value-type="float" office:value="0.162399991465639" calcext:value-type="float">
            <text:p>0.1623999915</text:p>
          </table:table-cell>
          <table:table-cell office:value-type="float" office:value="0.158430600124624" calcext:value-type="float">
            <text:p>0.1584306001</text:p>
          </table:table-cell>
          <table:table-cell office:value-type="float" office:value="0.153980971362542" calcext:value-type="float">
            <text:p>0.1539809714</text:p>
          </table:table-cell>
          <table:table-cell office:value-type="float" office:value="0.149057592545632" calcext:value-type="float">
            <text:p>0.1490575925</text:p>
          </table:table-cell>
          <table:table-cell office:value-type="float" office:value="0.143669047260878" calcext:value-type="float">
            <text:p>0.1436690473</text:p>
          </table:table-cell>
          <table:table-cell office:value-type="float" office:value="0.13782621812833" calcext:value-type="float">
            <text:p>0.1378262181</text:p>
          </table:table-cell>
          <table:table-cell office:value-type="float" office:value="0.131542463081935" calcext:value-type="float">
            <text:p>0.1315424631</text:p>
          </table:table-cell>
          <table:table-cell office:value-type="float" office:value="0.124833759403008" calcext:value-type="float">
            <text:p>0.1248337594</text:p>
          </table:table-cell>
          <table:table-cell office:value-type="float" office:value="0.117718810371814" calcext:value-type="float">
            <text:p>0.1177188104</text:p>
          </table:table-cell>
          <table:table-cell office:value-type="float" office:value="0.110219110156453" calcext:value-type="float">
            <text:p>0.1102191102</text:p>
          </table:table-cell>
          <table:table-cell office:value-type="float" office:value="0.102358963464619" calcext:value-type="float">
            <text:p>0.1023589635</text:p>
          </table:table-cell>
          <table:table-cell office:value-type="float" office:value="0.0941654575182055" calcext:value-type="float">
            <text:p>0.0941654575</text:p>
          </table:table-cell>
          <table:table-cell office:value-type="float" office:value="0.085668385041615" calcext:value-type="float">
            <text:p>0.085668385</text:p>
          </table:table-cell>
          <table:table-cell office:value-type="float" office:value="0.0769001181456083" calcext:value-type="float">
            <text:p>0.0769001181</text:p>
          </table:table-cell>
          <table:table-cell office:value-type="float" office:value="0.0678954342013916" calcext:value-type="float">
            <text:p>0.0678954342</text:p>
          </table:table-cell>
          <table:table-cell office:value-type="float" office:value="0.0586912959925559" calcext:value-type="float">
            <text:p>0.058691296</text:p>
          </table:table-cell>
          <table:table-cell office:value-type="float" office:value="0.0493265895673645" calcext:value-type="float">
            <text:p>0.0493265896</text:p>
          </table:table-cell>
          <table:table-cell office:value-type="float" office:value="0.0398418242513431" calcext:value-type="float">
            <text:p>0.0398418243</text:p>
          </table:table-cell>
          <table:table-cell office:value-type="float" office:value="0.0302788001885519" calcext:value-type="float">
            <text:p>0.0302788002</text:p>
          </table:table-cell>
          <table:table-cell office:value-type="float" office:value="0.0206802495303728" calcext:value-type="float">
            <text:p>0.0206802495</text:p>
          </table:table-cell>
          <table:table-cell office:value-type="float" office:value="0.0110894579628486" calcext:value-type="float">
            <text:p>0.011089458</text:p>
          </table:table-cell>
          <table:table-cell office:value-type="float" office:value="0.00154987364355139" calcext:value-type="float">
            <text:p>0.0015498736</text:p>
          </table:table-cell>
          <table:table-cell office:value-type="float" office:value="-0.00789528919887539" calcext:value-type="float">
            <text:p>-0.0078952892</text:p>
          </table:table-cell>
          <table:table-cell office:value-type="float" office:value="-0.0172034447638435" calcext:value-type="float">
            <text:p>-0.0172034448</text:p>
          </table:table-cell>
          <table:table-cell office:value-type="float" office:value="-0.0263330212398433" calcext:value-type="float">
            <text:p>-0.0263330212</text:p>
          </table:table-cell>
          <table:table-cell office:value-type="float" office:value="-0.0352438307658248" calcext:value-type="float">
            <text:p>-0.0352438308</text:p>
          </table:table-cell>
          <table:table-cell office:value-type="float" office:value="-0.043897417659732" calcext:value-type="float">
            <text:p>-0.0438974177</text:p>
          </table:table-cell>
          <table:table-cell office:value-type="float" office:value="-0.052257379439049" calcext:value-type="float">
            <text:p>-0.0522573794</text:p>
          </table:table-cell>
          <table:table-cell office:value-type="float" office:value="-0.0602896559199365" calcext:value-type="float">
            <text:p>-0.0602896559</text:p>
          </table:table-cell>
          <table:table-cell office:value-type="float" office:value="-0.0679627825193784" calcext:value-type="float">
            <text:p>-0.0679627825</text:p>
          </table:table-cell>
          <table:table-cell office:value-type="float" office:value="-0.0752481047710594" calcext:value-type="float">
            <text:p>-0.0752481048</text:p>
          </table:table-cell>
          <table:table-cell office:value-type="float" office:value="-0.0821199519736307" calcext:value-type="float">
            <text:p>-0.082119952</text:p>
          </table:table-cell>
          <table:table-cell office:value-type="float" office:value="-0.0885557687942087" calcext:value-type="float">
            <text:p>-0.0885557688</text:p>
          </table:table-cell>
          <table:table-cell office:value-type="float" office:value="-0.0945362045271954" calcext:value-type="float">
            <text:p>-0.0945362045</text:p>
          </table:table-cell>
          <table:table-cell office:value-type="float" office:value="-0.100045160538595" calcext:value-type="float">
            <text:p>-0.1000451605</text:p>
          </table:table-cell>
          <table:table-cell office:value-type="float" office:value="-0.105069797190983" calcext:value-type="float">
            <text:p>-0.1050697972</text:p>
          </table:table-cell>
          <table:table-cell office:value-type="float" office:value="-0.10960050223057" calcext:value-type="float">
            <text:p>-0.1096005022</text:p>
          </table:table-cell>
          <table:table-cell office:value-type="float" office:value="-0.113630823213747" calcext:value-type="float">
            <text:p>-0.1136308232</text:p>
          </table:table-cell>
          <table:table-cell office:value-type="float" office:value="-0.117157367048915" calcext:value-type="float">
            <text:p>-0.117157367</text:p>
          </table:table-cell>
          <table:table-cell office:value-type="float" office:value="-0.120179670125678" calcext:value-type="float">
            <text:p>-0.1201796701</text:p>
          </table:table-cell>
          <table:table-cell office:value-type="float" office:value="-0.122700042796342" calcext:value-type="float">
            <text:p>-0.1227000428</text:p>
          </table:table-cell>
          <table:table-cell office:value-type="float" office:value="-0.124723392165794" calcext:value-type="float">
            <text:p>-0.1247233922</text:p>
          </table:table-cell>
          <table:table-cell office:value-type="float" office:value="-0.126257027239423" calcext:value-type="float">
            <text:p>-0.1262570272</text:p>
          </table:table-cell>
          <table:table-cell office:value-type="float" office:value="-0.127310450481725" calcext:value-type="float">
            <text:p>-0.1273104505</text:p>
          </table:table-cell>
          <table:table-cell office:value-type="float" office:value="-0.127895139758742" calcext:value-type="float">
            <text:p>-0.1278951398</text:p>
          </table:table-cell>
          <table:table-cell office:value-type="float" office:value="-0.128024324486674" calcext:value-type="float">
            <text:p>-0.1280243245</text:p>
          </table:table-cell>
          <table:table-cell office:value-type="float" office:value="-0.127712759596927" calcext:value-type="float">
            <text:p>-0.1277127596</text:p>
          </table:table-cell>
          <table:table-cell office:value-type="float" office:value="-0.126976500668103" calcext:value-type="float">
            <text:p>-0.1269765007</text:p>
          </table:table-cell>
          <table:table-cell office:value-type="float" office:value="-0.125832683278525" calcext:value-type="float">
            <text:p>-0.1258326833</text:p>
          </table:table-cell>
          <table:table-cell office:value-type="float" office:value="-0.124299309312247" calcext:value-type="float">
            <text:p>-0.1242993093</text:p>
          </table:table-cell>
          <table:table-cell office:value-type="float" office:value="-0.122395042616792" calcext:value-type="float">
            <text:p>-0.1223950426</text:p>
          </table:table-cell>
          <table:table-cell office:value-type="float" office:value="-0.120139016073224" calcext:value-type="float">
            <text:p>-0.1201390161</text:p>
          </table:table-cell>
          <table:table-cell office:value-type="float" office:value="-0.117550651806255" calcext:value-type="float">
            <text:p>-0.1175506518</text:p>
          </table:table-cell>
          <table:table-cell office:value-type="float" office:value="-0.114649495941452" calcext:value-type="float">
            <text:p>-0.1146494959</text:p>
          </table:table-cell>
          <table:table-cell office:value-type="float" office:value="-0.111455069012744" calcext:value-type="float">
            <text:p>-0.111455069</text:p>
          </table:table-cell>
          <table:table-cell office:value-type="float" office:value="-0.107986732840155" calcext:value-type="float">
            <text:p>-0.1079867328</text:p>
          </table:table-cell>
          <table:table-cell office:value-type="float" office:value="-0.104263574436224" calcext:value-type="float">
            <text:p>-0.1042635744</text:p>
          </table:table-cell>
          <table:table-cell office:value-type="float" office:value="-0.100304307260138" calcext:value-type="float">
            <text:p>-0.1003043073</text:p>
          </table:table-cell>
          <table:table-cell office:value-type="float" office:value="-0.0961271899199108" calcext:value-type="float">
            <text:p>-0.0961271899</text:p>
          </table:table-cell>
          <table:table-cell office:value-type="float" office:value="-0.0917499622224982" calcext:value-type="float">
            <text:p>-0.0917499622</text:p>
          </table:table-cell>
          <table:table-cell office:value-type="float" office:value="-0.0871897982871606" calcext:value-type="float">
            <text:p>-0.0871897983</text:p>
          </table:table-cell>
          <table:table-cell office:value-type="float" office:value="-0.0824632762644204" calcext:value-type="float">
            <text:p>-0.0824632763</text:p>
          </table:table-cell>
          <table:table-cell office:value-type="float" office:value="-0.0775863640398378" calcext:value-type="float">
            <text:p>-0.077586364</text:p>
          </table:table-cell>
          <table:table-cell office:value-type="float" office:value="-0.0725744201438539" calcext:value-type="float">
            <text:p>-0.0725744201</text:p>
          </table:table-cell>
          <table:table-cell office:value-type="float" office:value="-0.0674422089359214" calcext:value-type="float">
            <text:p>-0.0674422089</text:p>
          </table:table-cell>
          <table:table-cell office:value-type="float" office:value="-0.0622039289796217" calcext:value-type="float">
            <text:p>-0.062203929</text:p>
          </table:table-cell>
          <table:table-cell office:value-type="float" office:value="-0.0568732533770336" calcext:value-type="float">
            <text:p>-0.0568732534</text:p>
          </table:table-cell>
          <table:table-cell office:value-type="float" office:value="-0.0514633806842521" calcext:value-type="float">
            <text:p>-0.0514633807</text:p>
          </table:table-cell>
          <table:table-cell office:value-type="float" office:value="-0.0459870948886375" calcext:value-type="float">
            <text:p>-0.0459870949</text:p>
          </table:table-cell>
          <table:table-cell office:value-type="float" office:value="-0.0404568327942681" calcext:value-type="float">
            <text:p>-0.0404568328</text:p>
          </table:table-cell>
          <table:table-cell office:value-type="float" office:value="-0.034884757039154" calcext:value-type="float">
            <text:p>-0.034884757</text:p>
          </table:table-cell>
          <table:table-cell office:value-type="float" office:value="-0.0292828328598208" calcext:value-type="float">
            <text:p>-0.0292828329</text:p>
          </table:table-cell>
          <table:table-cell office:value-type="float" office:value="-0.0236629066317315" calcext:value-type="float">
            <text:p>-0.0236629066</text:p>
          </table:table-cell>
          <table:table-cell office:value-type="float" office:value="-0.0180367841514" calcext:value-type="float">
            <text:p>-0.0180367842</text:p>
          </table:table-cell>
          <table:table-cell office:value-type="float" office:value="-0.012416306593802" calcext:value-type="float">
            <text:p>-0.0124163066</text:p>
          </table:table-cell>
          <table:table-cell office:value-type="float" office:value="-0.00681342208099303" calcext:value-type="float">
            <text:p>-0.0068134221</text:p>
          </table:table-cell>
          <table:table-cell office:value-type="float" office:value="-0.00124025083830415" calcext:value-type="float">
            <text:p>-0.0012402508</text:p>
          </table:table-cell>
          <table:table-cell office:value-type="float" office:value="0.00429085800346181" calcext:value-type="float">
            <text:p>0.004290858</text:p>
          </table:table-cell>
          <table:table-cell office:value-type="float" office:value="0.00976727977650561" calcext:value-type="float">
            <text:p>0.0097672798</text:p>
          </table:table-cell>
          <table:table-cell office:value-type="float" office:value="0.0151760794631515" calcext:value-type="float">
            <text:p>0.0151760795</text:p>
          </table:table-cell>
          <table:table-cell office:value-type="float" office:value="0.0205039901384976" calcext:value-type="float">
            <text:p>0.0205039901</text:p>
          </table:table-cell>
          <table:table-cell office:value-type="float" office:value="0.0257374058540959" calcext:value-type="float">
            <text:p>0.0257374059</text:p>
          </table:table-cell>
          <table:table-cell office:value-type="float" office:value="0.0308623898607475" calcext:value-type="float">
            <text:p>0.0308623899</text:p>
          </table:table-cell>
          <table:table-cell office:value-type="float" office:value="0.0358646987503069" calcext:value-type="float">
            <text:p>0.0358646988</text:p>
          </table:table-cell>
          <table:table-cell office:value-type="float" office:value="0.0407298227541877" calcext:value-type="float">
            <text:p>0.0407298228</text:p>
          </table:table-cell>
          <table:table-cell office:value-type="float" office:value="0.0454430420778749" calcext:value-type="float">
            <text:p>0.0454430421</text:p>
          </table:table-cell>
          <table:table-cell office:value-type="float" office:value="0.0499894987848138" calcext:value-type="float">
            <text:p>0.0499894988</text:p>
          </table:table-cell>
          <table:table-cell office:value-type="float" office:value="0.0543542833788424" calcext:value-type="float">
            <text:p>0.0543542834</text:p>
          </table:table-cell>
          <table:table-cell office:value-type="float" office:value="0.0585225348814099" calcext:value-type="float">
            <text:p>0.0585225349</text:p>
          </table:table-cell>
          <table:table-cell office:value-type="float" office:value="0.0624795528674974" calcext:value-type="float">
            <text:p>0.0624795529</text:p>
          </table:table-cell>
          <table:table-cell office:value-type="float" office:value="0.0662109196215668" calcext:value-type="float">
            <text:p>0.0662109196</text:p>
          </table:table-cell>
          <table:table-cell office:value-type="float" office:value="0.0697026303105364" calcext:value-type="float">
            <text:p>0.0697026303</text:p>
          </table:table-cell>
          <table:table-cell office:value-type="float" office:value="0.0729412288515255" calcext:value-type="float">
            <text:p>0.0729412289</text:p>
          </table:table-cell>
          <table:table-cell office:value-type="float" office:value="0.0759139469848076" calcext:value-type="float">
            <text:p>0.075913947</text:p>
          </table:table-cell>
          <table:table-cell office:value-type="float" office:value="0.0786088439510749" calcext:value-type="float">
            <text:p>0.078608844</text:p>
          </table:table-cell>
          <table:table-cell office:value-type="float" office:value="0.0810149441203505" calcext:value-type="float">
            <text:p>0.0810149441</text:p>
          </table:table-cell>
          <table:table-cell office:value-type="float" office:value="0.0831223699287902" calcext:value-type="float">
            <text:p>0.0831223699</text:p>
          </table:table-cell>
          <table:table-cell office:value-type="float" office:value="0.0849224675492183" calcext:value-type="float">
            <text:p>0.0849224675</text:p>
          </table:table-cell>
          <table:table-cell office:value-type="float" office:value="0.0864079228493971" calcext:value-type="float">
            <text:p>0.0864079228</text:p>
          </table:table-cell>
          <table:table-cell office:value-type="float" office:value="0.0875728653752498" calcext:value-type="float">
            <text:p>0.0875728654</text:p>
          </table:table-cell>
          <table:table-cell office:value-type="float" office:value="0.0884129583296642" calcext:value-type="float">
            <text:p>0.0884129583</text:p>
          </table:table-cell>
          <table:table-cell office:value-type="float" office:value="0.0889254727943949" calcext:value-type="float">
            <text:p>0.0889254728</text:p>
          </table:table-cell>
          <table:table-cell office:value-type="float" office:value="0.0891093447559776" calcext:value-type="float">
            <text:p>0.0891093448</text:p>
          </table:table-cell>
          <table:table-cell office:value-type="float" office:value="0.0889652138376738" calcext:value-type="float">
            <text:p>0.0889652138</text:p>
          </table:table-cell>
          <table:table-cell office:value-type="float" office:value="0.0884954429996485" calcext:value-type="float">
            <text:p>0.088495443</text:p>
          </table:table-cell>
          <table:table-cell office:value-type="float" office:value="0.0877041188395127" calcext:value-type="float">
            <text:p>0.0877041188</text:p>
          </table:table-cell>
          <table:table-cell office:value-type="float" office:value="0.0865970324956088" calcext:value-type="float">
            <text:p>0.0865970325</text:p>
          </table:table-cell>
          <table:table-cell office:value-type="float" office:value="0.085181641516989" calcext:value-type="float">
            <text:p>0.0851816415</text:p>
          </table:table-cell>
          <table:table-cell office:value-type="float" office:value="0.0834670134084985" calcext:value-type="float">
            <text:p>0.0834670134</text:p>
          </table:table-cell>
          <table:table-cell office:value-type="float" office:value="0.0814637518786208" calcext:value-type="float">
            <text:p>0.0814637519</text:p>
          </table:table-cell>
          <table:table-cell office:value-type="float" office:value="0.0791839071053335" calcext:value-type="float">
            <text:p>0.0791839071</text:p>
          </table:table-cell>
          <table:table-cell office:value-type="float" office:value="0.0766408715851286" calcext:value-type="float">
            <text:p>0.0766408716</text:p>
          </table:table-cell>
          <table:table-cell office:value-type="float" office:value="0.0738492633386889" calcext:value-type="float">
            <text:p>0.0738492633</text:p>
          </table:table-cell>
          <table:table-cell office:value-type="float" office:value="0.0708247984099422" calcext:value-type="float">
            <text:p>0.0708247984</text:p>
          </table:table-cell>
          <table:table-cell office:value-type="float" office:value="0.0675841547123247" calcext:value-type="float">
            <text:p>0.0675841547</text:p>
          </table:table-cell>
          <table:table-cell office:value-type="float" office:value="0.0641448293464809" calcext:value-type="float">
            <text:p>0.0641448293</text:p>
          </table:table-cell>
          <table:table-cell office:value-type="float" office:value="0.0605249915386" calcext:value-type="float">
            <text:p>0.0605249915</text:p>
          </table:table-cell>
          <table:table-cell office:value-type="float" office:value="0.0567433333302786" calcext:value-type="float">
            <text:p>0.0567433333</text:p>
          </table:table-cell>
          <table:table-cell office:value-type="float" office:value="0.0528189200925975" calcext:value-type="float">
            <text:p>0.0528189201</text:p>
          </table:table-cell>
          <table:table-cell office:value-type="float" office:value="0.0487710428428577" calcext:value-type="float">
            <text:p>0.0487710428</text:p>
          </table:table-cell>
          <table:table-cell office:value-type="float" office:value="0.0446190742170482" calcext:value-type="float">
            <text:p>0.0446190742</text:p>
          </table:table-cell>
          <table:table-cell office:value-type="float" office:value="0.0403823297994801" calcext:value-type="float">
            <text:p>0.0403823298</text:p>
          </table:table-cell>
          <table:table-cell office:value-type="float" office:value="0.0360799363383206" calcext:value-type="float">
            <text:p>0.0360799363</text:p>
          </table:table-cell>
          <table:table-cell office:value-type="float" office:value="0.0317307081876305" calcext:value-type="float">
            <text:p>0.0317307082</text:p>
          </table:table-cell>
          <table:table-cell office:value-type="float" office:value="0.027353033117356" calcext:value-type="float">
            <text:p>0.0273530331</text:p>
          </table:table-cell>
          <table:table-cell office:value-type="float" office:value="0.0229647684279796" calcext:value-type="float">
            <text:p>0.0229647684</text:p>
          </table:table-cell>
          <table:table-cell office:value-type="float" office:value="0.0185831481002587" calcext:value-type="float">
            <text:p>0.0185831481</text:p>
          </table:table-cell>
          <table:table-cell office:value-type="float" office:value="0.0142247015064519" calcext:value-type="float">
            <text:p>0.0142247015</text:p>
          </table:table-cell>
          <table:table-cell office:value-type="float" office:value="0.00990518401129133" calcext:value-type="float">
            <text:p>0.009905184</text:p>
          </table:table-cell>
          <table:table-cell office:value-type="float" office:value="0.00563951960150098" calcext:value-type="float">
            <text:p>0.0056395196</text:p>
          </table:table-cell>
          <table:table-cell office:value-type="float" office:value="0.00144175550385942" calcext:value-type="float">
            <text:p>0.0014417555</text:p>
          </table:table-cell>
          <table:table-cell office:value-type="float" office:value="-0.00267497141401431" calcext:value-type="float">
            <text:p>-0.0026749714</text:p>
          </table:table-cell>
          <table:table-cell office:value-type="float" office:value="-0.00669845681788635" calcext:value-type="float">
            <text:p>-0.0066984568</text:p>
          </table:table-cell>
          <table:table-cell office:value-type="float" office:value="-0.0106174401507581" calcext:value-type="float">
            <text:p>-0.0106174402</text:p>
          </table:table-cell>
          <table:table-cell office:value-type="float" office:value="-0.0144216055622629" calcext:value-type="float">
            <text:p>-0.0144216056</text:p>
          </table:table-cell>
          <table:table-cell office:value-type="float" office:value="-0.0181015732450067" calcext:value-type="float">
            <text:p>-0.0181015732</text:p>
          </table:table-cell>
          <table:table-cell office:value-type="float" office:value="-0.0216488819888805" calcext:value-type="float">
            <text:p>-0.021648882</text:p>
          </table:table-cell>
          <table:table-cell office:value-type="float" office:value="-0.0250559638383706" calcext:value-type="float">
            <text:p>-0.0250559638</text:p>
          </table:table-cell>
          <table:table-cell office:value-type="float" office:value="-0.0283161117965115" calcext:value-type="float">
            <text:p>-0.0283161118</text:p>
          </table:table-cell>
          <table:table-cell office:value-type="float" office:value="-0.0314234415629601" calcext:value-type="float">
            <text:p>-0.0314234416</text:p>
          </table:table-cell>
          <table:table-cell office:value-type="float" office:value="-0.0343728483231606" calcext:value-type="float">
            <text:p>-0.0343728483</text:p>
          </table:table-cell>
          <table:table-cell office:value-type="float" office:value="-0.0371599596213493" calcext:value-type="float">
            <text:p>-0.0371599596</text:p>
          </table:table-cell>
          <table:table-cell office:value-type="float" office:value="-0.0397810853528628" calcext:value-type="float">
            <text:p>-0.0397810854</text:p>
          </table:table-cell>
          <table:table-cell office:value-type="float" office:value="-0.0422331659014091" calcext:value-type="float">
            <text:p>-0.0422331659</text:p>
          </table:table-cell>
          <table:table-cell office:value-type="float" office:value="-0.0445137194254186" calcext:value-type="float">
            <text:p>-0.0445137194</text:p>
          </table:table-cell>
          <table:table-cell office:value-type="float" office:value="-0.0466207892646476" calcext:value-type="float">
            <text:p>-0.0466207893</text:p>
          </table:table-cell>
          <table:table-cell office:value-type="float" office:value="-0.0485528923947867" calcext:value-type="float">
            <text:p>-0.0485528924</text:p>
          </table:table-cell>
          <table:table-cell office:value-type="float" office:value="-0.0503089698040804" calcext:value-type="float">
            <text:p>-0.0503089698</text:p>
          </table:table-cell>
          <table:table-cell office:value-type="float" office:value="-0.0518883396028196" calcext:value-type="float">
            <text:p>-0.0518883396</text:p>
          </table:table-cell>
          <table:table-cell office:value-type="float" office:value="-0.0532906536043581" calcext:value-type="float">
            <text:p>-0.0532906536</text:p>
          </table:table-cell>
          <table:table-cell office:value-type="float" office:value="-0.0545158580352957" calcext:value-type="float">
            <text:p>-0.054515858</text:p>
          </table:table-cell>
          <table:table-cell office:value-type="float" office:value="-0.0555641589443209" calcext:value-type="float">
            <text:p>-0.0555641589</text:p>
          </table:table-cell>
          <table:table-cell office:value-type="float" office:value="-0.0564359927829011" calcext:value-type="float">
            <text:p>-0.0564359928</text:p>
          </table:table-cell>
          <table:table-cell office:value-type="float" office:value="-0.057132002529062" calcext:value-type="float">
            <text:p>-0.0571320025</text:p>
          </table:table-cell>
          <table:table-cell office:value-type="float" office:value="-0.0576530196175672" calcext:value-type="float">
            <text:p>-0.0576530196</text:p>
          </table:table-cell>
          <table:table-cell office:value-type="float" office:value="-0.0580000518275624" calcext:value-type="float">
            <text:p>-0.0580000518</text:p>
          </table:table-cell>
          <table:table-cell office:value-type="float" office:value="-0.0581742771632172" calcext:value-type="float">
            <text:p>-0.0581742772</text:p>
          </table:table-cell>
          <table:table-cell office:value-type="float" office:value="-0.0581770436454671" calcext:value-type="float">
            <text:p>-0.0581770436</text:p>
          </table:table-cell>
          <table:table-cell office:value-type="float" office:value="-0.0580098748154001" calcext:value-type="float">
            <text:p>-0.0580098748</text:p>
          </table:table-cell>
          <table:table-cell office:value-type="float" office:value="-0.0576744806335974" calcext:value-type="float">
            <text:p>-0.0576744806</text:p>
          </table:table-cell>
          <table:table-cell office:value-type="float" office:value="-0.0571727733472389" calcext:value-type="float">
            <text:p>-0.0571727733</text:p>
          </table:table-cell>
          <table:table-cell office:value-type="float" office:value="-0.0565068877895134" calcext:value-type="float">
            <text:p>-0.0565068878</text:p>
          </table:table-cell>
          <table:table-cell office:value-type="float" office:value="-0.0556792054765452" calcext:value-type="float">
            <text:p>-0.0556792055</text:p>
          </table:table-cell>
          <table:table-cell office:value-type="float" office:value="-0.0546923817773565" calcext:value-type="float">
            <text:p>-0.0546923818</text:p>
          </table:table-cell>
          <table:table-cell office:value-type="float" office:value="-0.0535493753548552" calcext:value-type="float">
            <text:p>-0.0535493754</text:p>
          </table:table-cell>
          <table:table-cell office:value-type="float" office:value="-0.0522534790121363" calcext:value-type="float">
            <text:p>-0.052253479</text:p>
          </table:table-cell>
          <table:table-cell office:value-type="float" office:value="-0.0508083510307873" calcext:value-type="float">
            <text:p>-0.050808351</text:p>
          </table:table-cell>
          <table:table-cell office:value-type="float" office:value="-0.0492180460574989" calcext:value-type="float">
            <text:p>-0.0492180461</text:p>
          </table:table-cell>
          <table:table-cell office:value-type="float" office:value="-0.0474870445839066" calcext:value-type="float">
            <text:p>-0.0474870446</text:p>
          </table:table-cell>
          <table:table-cell office:value-type="float" office:value="-0.0456202800726172" calcext:value-type="float">
            <text:p>-0.0456202801</text:p>
          </table:table-cell>
          <table:table-cell office:value-type="float" office:value="-0.0436231628106799" calcext:value-type="float">
            <text:p>-0.0436231628</text:p>
          </table:table-cell>
          <table:table-cell office:value-type="float" office:value="-0.0415015996199999" calcext:value-type="float">
            <text:p>-0.0415015996</text:p>
          </table:table-cell>
          <table:table-cell office:value-type="float" office:value="-0.0392620086219925" calcext:value-type="float">
            <text:p>-0.0392620086</text:p>
          </table:table-cell>
          <table:table-cell office:value-type="float" office:value="-0.0369113283400192" calcext:value-type="float">
            <text:p>-0.0369113283</text:p>
          </table:table-cell>
          <table:table-cell office:value-type="float" office:value="-0.0344570205262711" calcext:value-type="float">
            <text:p>-0.0344570205</text:p>
          </table:table-cell>
          <table:table-cell office:value-type="float" office:value="-0.0319070662177247" calcext:value-type="float">
            <text:p>-0.0319070662</text:p>
          </table:table-cell>
          <table:table-cell office:value-type="float" office:value="-0.0292699546560445" calcext:value-type="float">
            <text:p>-0.0292699547</text:p>
          </table:table-cell>
          <table:table-cell office:value-type="float" office:value="-0.0265546648461415" calcext:value-type="float">
            <text:p>-0.0265546648</text:p>
          </table:table-cell>
          <table:table-cell office:value-type="float" office:value="-0.0237706396741597" calcext:value-type="float">
            <text:p>-0.0237706397</text:p>
          </table:table-cell>
          <table:table-cell office:value-type="float" office:value="-0.0209277526547437" calcext:value-type="float">
            <text:p>-0.0209277527</text:p>
          </table:table-cell>
          <table:table-cell office:value-type="float" office:value="-0.0180362675260476" calcext:value-type="float">
            <text:p>-0.0180362675</text:p>
          </table:table-cell>
          <table:table-cell office:value-type="float" office:value="-0.0151067910555252" calcext:value-type="float">
            <text:p>-0.0151067911</text:p>
          </table:table-cell>
          <table:table-cell office:value-type="float" office:value="-0.0121502195569253" calcext:value-type="float">
            <text:p>-0.0121502196</text:p>
          </table:table-cell>
          <table:table-cell office:value-type="float" office:value="-0.00917767974558968" calcext:value-type="float">
            <text:p>-0.0091776797</text:p>
          </table:table-cell>
          <table:table-cell office:value-type="float" office:value="-0.00620046467275121" calcext:value-type="float">
            <text:p>-0.0062004647</text:p>
          </table:table-cell>
          <table:table-cell office:value-type="float" office:value="-0.00322996557698359" calcext:value-type="float">
            <text:p>-0.0032299656</text:p>
          </table:table-cell>
          <table:table-cell office:value-type="float" office:value="-0.000277600570672207" calcext:value-type="float">
            <text:p>-0.0002776006</text:p>
          </table:table-cell>
          <table:table-cell office:value-type="float" office:value="0.00264525886044684" calcext:value-type="float">
            <text:p>0.0026452589</text:p>
          </table:table-cell>
          <table:table-cell office:value-type="float" office:value="0.0055273625269835" calcext:value-type="float">
            <text:p>0.0055273625</text:p>
          </table:table-cell>
          <table:table-cell office:value-type="float" office:value="0.00835765633846946" calcext:value-type="float">
            <text:p>0.0083576563</text:p>
          </table:table-cell>
          <table:table-cell office:value-type="float" office:value="0.0111253562047676" calcext:value-type="float">
            <text:p>0.0111253562</text:p>
          </table:table-cell>
          <table:table-cell office:value-type="float" office:value="0.0138200200249593" calcext:value-type="float">
            <text:p>0.01382002</text:p>
          </table:table-cell>
          <table:table-cell office:value-type="float" office:value="0.0164316167944121" calcext:value-type="float">
            <text:p>0.0164316168</text:p>
          </table:table-cell>
          <table:table-cell office:value-type="float" office:value="0.0189505919206326" calcext:value-type="float">
            <text:p>0.0189505919</text:p>
          </table:table-cell>
          <table:table-cell office:value-type="float" office:value="0.0213679279143997" calcext:value-type="float">
            <text:p>0.0213679279</text:p>
          </table:table-cell>
          <table:table-cell office:value-type="float" office:value="0.023675199712418" calcext:value-type="float">
            <text:p>0.0236751997</text:p>
          </table:table-cell>
          <table:table-cell office:value-type="float" office:value="0.0258646239888759" calcext:value-type="float">
            <text:p>0.025864624</text:p>
          </table:table-cell>
          <table:table-cell office:value-type="float" office:value="0.0279291019233276" calcext:value-type="float">
            <text:p>0.0279291019</text:p>
          </table:table-cell>
          <table:table-cell office:value-type="float" office:value="0.0298622550085474" calcext:value-type="float">
            <text:p>0.029862255</text:p>
          </table:table-cell>
          <table:table-cell office:value-type="float" office:value="0.0316584536018488" calcext:value-type="float">
            <text:p>0.0316584536</text:p>
          </table:table-cell>
          <table:table-cell office:value-type="float" office:value="0.0333128380441004" calcext:value-type="float">
            <text:p>0.033312838</text:p>
          </table:table-cell>
          <table:table-cell office:value-type="float" office:value="0.0348213322900056" calcext:value-type="float">
            <text:p>0.0348213323</text:p>
          </table:table-cell>
          <table:table-cell office:value-type="float" office:value="0.0361806501086639" calcext:value-type="float">
            <text:p>0.0361806501</text:p>
          </table:table-cell>
          <table:table-cell office:value-type="float" office:value="0.0373882940230198" calcext:value-type="float">
            <text:p>0.037388294</text:p>
          </table:table-cell>
          <table:table-cell office:value-type="float" office:value="0.0384425472587245" calcext:value-type="float">
            <text:p>0.0384425473</text:p>
          </table:table-cell>
          <table:table-cell office:value-type="float" office:value="0.0393424590655452" calcext:value-type="float">
            <text:p>0.0393424591</text:p>
          </table:table-cell>
          <table:table-cell office:value-type="float" office:value="0.0400878238566051" calcext:value-type="float">
            <text:p>0.0400878239</text:p>
          </table:table-cell>
          <table:table-cell office:value-type="float" office:value="0.0406791546814747" calcext:value-type="float">
            <text:p>0.0406791547</text:p>
          </table:table-cell>
          <table:table-cell office:value-type="float" office:value="0.0411176516077828" calcext:value-type="float">
            <text:p>0.0411176516</text:p>
          </table:table-cell>
          <table:table-cell office:value-type="float" office:value="0.0414051656322741" calcext:value-type="float">
            <text:p>0.0414051656</text:p>
          </table:table-cell>
          <table:table-cell office:value-type="float" office:value="0.0415441587760881" calcext:value-type="float">
            <text:p>0.0415441588</text:p>
          </table:table-cell>
          <table:table-cell office:value-type="float" office:value="0.0415376610405779" calcext:value-type="float">
            <text:p>0.041537661</text:p>
          </table:table-cell>
          <table:table-cell office:value-type="float" office:value="0.0413892249097086" calcext:value-type="float">
            <text:p>0.0413892249</text:p>
          </table:table-cell>
          <table:table-cell office:value-type="float" office:value="0.0411028780835931" calcext:value-type="float">
            <text:p>0.0411028781</text:p>
          </table:table-cell>
          <table:table-cell office:value-type="float" office:value="0.0406830751157448" calcext:value-type="float">
            <text:p>0.0406830751</text:p>
          </table:table-cell>
          <table:table-cell office:value-type="float" office:value="0.0401346486051233" calcext:value-type="float">
            <text:p>0.0401346486</text:p>
          </table:table-cell>
          <table:table-cell office:value-type="float" office:value="0.039462760563937" calcext:value-type="float">
            <text:p>0.0394627606</text:p>
          </table:table-cell>
          <table:table-cell office:value-type="float" office:value="0.0386728545444946" calcext:value-type="float">
            <text:p>0.0386728545</text:p>
          </table:table-cell>
          <table:table-cell office:value-type="float" office:value="0.0377706090643056" calcext:value-type="float">
            <text:p>0.0377706091</text:p>
          </table:table-cell>
          <table:table-cell office:value-type="float" office:value="0.0367618928189775" calcext:value-type="float">
            <text:p>0.0367618928</text:p>
          </table:table-cell>
          <table:table-cell office:value-type="float" office:value="0.0356527221186186" calcext:value-type="float">
            <text:p>0.0356527221</text:p>
          </table:table-cell>
          <table:table-cell office:value-type="float" office:value="0.0344492209259933" calcext:value-type="float">
            <text:p>0.0344492209</text:p>
          </table:table-cell>
          <table:table-cell office:value-type="float" office:value="0.0331575838150349" calcext:value-type="float">
            <text:p>0.0331575838</text:p>
          </table:table-cell>
          <table:table-cell office:value-type="float" office:value="0.0317840421069124" calcext:value-type="float">
            <text:p>0.0317840421</text:p>
          </table:table-cell>
          <table:table-cell office:value-type="float" office:value="0.0303348333789063" calcext:value-type="float">
            <text:p>0.0303348334</text:p>
          </table:table-cell>
          <table:table-cell office:value-type="float" office:value="0.0288161744793902" calcext:value-type="float">
            <text:p>0.0288161745</text:p>
          </table:table-cell>
          <table:table-cell office:value-type="float" office:value="0.0272342381210546" calcext:value-type="float">
            <text:p>0.0272342381</text:p>
          </table:table-cell>
          <table:table-cell office:value-type="float" office:value="0.0255951330648325" calcext:value-type="float">
            <text:p>0.0255951331</text:p>
          </table:table-cell>
          <table:table-cell office:value-type="float" office:value="0.0239048878493322" calcext:value-type="float">
            <text:p>0.0239048878</text:p>
          </table:table-cell>
          <table:table-cell office:value-type="float" office:value="0.0221694379656433" calcext:value-type="float">
            <text:p>0.022169438</text:p>
          </table:table-cell>
          <table:table-cell office:value-type="float" office:value="0.0203946163255854" calcext:value-type="float">
            <text:p>0.0203946163</text:p>
          </table:table-cell>
          <table:table-cell office:value-type="float" office:value="0.0185861468234475" calcext:value-type="float">
            <text:p>0.0185861468</text:p>
          </table:table-cell>
          <table:table-cell office:value-type="float" office:value="0.0167496407474423" calcext:value-type="float">
            <text:p>0.0167496407</text:p>
          </table:table-cell>
          <table:table-cell office:value-type="float" office:value="0.014890595757989" calcext:value-type="float">
            <text:p>0.0148905958</text:p>
          </table:table-cell>
          <table:table-cell office:value-type="float" office:value="0.0130143971159892" calcext:value-type="float">
            <text:p>0.0130143971</text:p>
          </table:table-cell>
          <table:table-cell office:value-type="float" office:value="0.0111263208158052" calcext:value-type="float">
            <text:p>0.0111263208</text:p>
          </table:table-cell>
          <table:table-cell office:value-type="float" office:value="0.00923153825527056" calcext:value-type="float">
            <text:p>0.0092315383</text:p>
          </table:table-cell>
          <table:table-cell office:value-type="float" office:value="0.0073351220588147" calcext:value-type="float">
            <text:p>0.0073351221</text:p>
          </table:table-cell>
          <table:table-cell office:value-type="float" office:value="0.00544205266018293" calcext:value-type="float">
            <text:p>0.0054420527</text:p>
          </table:table-cell>
          <table:table-cell office:value-type="float" office:value="0.00355722524837468" calcext:value-type="float">
            <text:p>0.0035572252</text:p>
          </table:table-cell>
          <table:table-cell office:value-type="float" office:value="0.00168545668437603" calcext:value-type="float">
            <text:p>0.0016854567</text:p>
          </table:table-cell>
          <table:table-cell office:value-type="float" office:value="-0.000168507992779551" calcext:value-type="float">
            <text:p>-0.000168508</text:p>
          </table:table-cell>
          <table:table-cell office:value-type="float" office:value="-0.00199998983438778" calcext:value-type="float">
            <text:p>-0.0019999898</text:p>
          </table:table-cell>
          <table:table-cell office:value-type="float" office:value="-0.00380437136429004" calcext:value-type="float">
            <text:p>-0.0038043714</text:p>
          </table:table-cell>
          <table:table-cell office:value-type="float" office:value="-0.00557709338362741" calcext:value-type="float">
            <text:p>-0.0055770934</text:p>
          </table:table-cell>
          <table:table-cell office:value-type="float" office:value="-0.00731365347031037" calcext:value-type="float">
            <text:p>-0.0073136535</text:p>
          </table:table-cell>
          <table:table-cell office:value-type="float" office:value="-0.00900960640346886" calcext:value-type="float">
            <text:p>-0.0090096064</text:p>
          </table:table-cell>
          <table:table-cell office:value-type="float" office:value="-0.0106605666966898" calcext:value-type="float">
            <text:p>-0.0106605667</text:p>
          </table:table-cell>
          <table:table-cell office:value-type="float" office:value="-0.0122622133735031" calcext:value-type="float">
            <text:p>-0.0122622134</text:p>
          </table:table-cell>
          <table:table-cell office:value-type="float" office:value="-0.0138102970653485" calcext:value-type="float">
            <text:p>-0.0138102971</text:p>
          </table:table-cell>
          <table:table-cell office:value-type="float" office:value="-0.0153006494570799" calcext:value-type="float">
            <text:p>-0.0153006495</text:p>
          </table:table-cell>
          <table:table-cell office:value-type="float" office:value="-0.0167291950490129" calcext:value-type="float">
            <text:p>-0.016729195</text:p>
          </table:table-cell>
          <table:table-cell office:value-type="float" office:value="-0.0180919651487053" calcext:value-type="float">
            <text:p>-0.0180919651</text:p>
          </table:table-cell>
          <table:table-cell office:value-type="float" office:value="-0.0193851139511844" calcext:value-type="float">
            <text:p>-0.019385114</text:p>
          </table:table-cell>
          <table:table-cell office:value-type="float" office:value="-0.0206049365143271" calcext:value-type="float">
            <text:p>-0.0206049365</text:p>
          </table:table-cell>
          <table:table-cell office:value-type="float" office:value="-0.0217478883876508" calcext:value-type="float">
            <text:p>-0.0217478884</text:p>
          </table:table-cell>
          <table:table-cell office:value-type="float" office:value="-0.0228106066088659" calcext:value-type="float">
            <text:p>-0.0228106066</text:p>
          </table:table-cell>
          <table:table-cell office:value-type="float" office:value="-0.0237899317441946" calcext:value-type="float">
            <text:p>-0.0237899317</text:p>
          </table:table-cell>
          <table:table-cell office:value-type="float" office:value="-0.0246829306163747" calcext:value-type="float">
            <text:p>-0.0246829306</text:p>
          </table:table-cell>
          <table:table-cell office:value-type="float" office:value="-0.0254869193392887" calcext:value-type="float">
            <text:p>-0.0254869193</text:p>
          </table:table-cell>
          <table:table-cell office:value-type="float" office:value="-0.0261994862606838" calcext:value-type="float">
            <text:p>-0.0261994863</text:p>
          </table:table-cell>
          <table:table-cell office:value-type="float" office:value="-0.0268185144049511" calcext:value-type="float">
            <text:p>-0.0268185144</text:p>
          </table:table-cell>
          <table:table-cell office:value-type="float" office:value="-0.027342203006568" calcext:value-type="float">
            <text:p>-0.027342203</text:p>
          </table:table-cell>
          <table:table-cell office:value-type="float" office:value="-0.0277690877316312" calcext:value-type="float">
            <text:p>-0.0277690877</text:p>
          </table:table-cell>
          <table:table-cell office:value-type="float" office:value="-0.0280980591996745" calcext:value-type="float">
            <text:p>-0.0280980592</text:p>
          </table:table-cell>
          <table:table-cell office:value-type="float" office:value="-0.0283283794404847" calcext:value-type="float">
            <text:p>-0.0283283794</text:p>
          </table:table-cell>
          <table:table-cell office:value-type="float" office:value="-0.028459695950211" calcext:value-type="float">
            <text:p>-0.028459696</text:p>
          </table:table-cell>
          <table:table-cell office:value-type="float" office:value="-0.0284920530472019" calcext:value-type="float">
            <text:p>-0.028492053</text:p>
          </table:table-cell>
          <table:table-cell office:value-type="float" office:value="-0.0284259002698157" calcext:value-type="float">
            <text:p>-0.0284259003</text:p>
          </table:table-cell>
          <table:table-cell office:value-type="float" office:value="-0.0282620976050279" calcext:value-type="float">
            <text:p>-0.0282620976</text:p>
          </table:table-cell>
          <table:table-cell office:value-type="float" office:value="-0.0280019173870572" calcext:value-type="float">
            <text:p>-0.0280019174</text:p>
          </table:table-cell>
          <table:table-cell office:value-type="float" office:value="-0.027647042758265" calcext:value-type="float">
            <text:p>-0.0276470428</text:p>
          </table:table-cell>
          <table:table-cell office:value-type="float" office:value="-0.0271995626392845" calcext:value-type="float">
            <text:p>-0.0271995626</text:p>
          </table:table-cell>
          <table:table-cell office:value-type="float" office:value="-0.0266619632104514" calcext:value-type="float">
            <text:p>-0.0266619632</text:p>
          </table:table-cell>
          <table:table-cell office:value-type="float" office:value="-0.0260371159611154" calcext:value-type="float">
            <text:p>-0.026037116</text:p>
          </table:table-cell>
          <table:table-cell office:value-type="float" office:value="-0.0253282624162331" calcext:value-type="float">
            <text:p>-0.0253282624</text:p>
          </table:table-cell>
          <table:table-cell office:value-type="float" office:value="-0.024538995699717" calcext:value-type="float">
            <text:p>-0.0245389957</text:p>
          </table:table-cell>
          <table:table-cell office:value-type="float" office:value="-0.0236732391405674" calcext:value-type="float">
            <text:p>-0.0236732391</text:p>
          </table:table-cell>
          <table:table-cell office:value-type="float" office:value="-0.0227352221698566" calcext:value-type="float">
            <text:p>-0.0227352222</text:p>
          </table:table-cell>
          <table:table-cell office:value-type="float" office:value="-0.0217294537936643" calcext:value-type="float">
            <text:p>-0.0217294538</text:p>
          </table:table-cell>
          <table:table-cell office:value-type="float" office:value="-0.0206606939583871" calcext:value-type="float">
            <text:p>-0.020660694</text:p>
          </table:table-cell>
          <table:table-cell office:value-type="float" office:value="-0.0195339231501108" calcext:value-type="float">
            <text:p>-0.0195339232</text:p>
          </table:table-cell>
          <table:table-cell office:value-type="float" office:value="-0.018354310588716" calcext:value-type="float">
            <text:p>-0.0183543106</text:p>
          </table:table-cell>
          <table:table-cell office:value-type="float" office:value="-0.0171271813897695" calcext:value-type="float">
            <text:p>-0.0171271814</text:p>
          </table:table-cell>
          <table:table-cell office:value-type="float" office:value="-0.0158579830733398" calcext:value-type="float">
            <text:p>-0.0158579831</text:p>
          </table:table-cell>
          <table:table-cell office:value-type="float" office:value="-0.0145522517984611" calcext:value-type="float">
            <text:p>-0.0145522518</text:p>
          </table:table-cell>
          <table:table-cell office:value-type="float" office:value="-0.0132155786955681" calcext:value-type="float">
            <text:p>-0.0132155787</text:p>
          </table:table-cell>
          <table:table-cell office:value-type="float" office:value="-0.0118535766570863" calcext:value-type="float">
            <text:p>-0.0118535767</text:p>
          </table:table-cell>
          <table:table-cell office:value-type="float" office:value="-0.0104718479289084" calcext:value-type="float">
            <text:p>-0.0104718479</text:p>
          </table:table-cell>
          <table:table-cell office:value-type="float" office:value="-0.00907595282332595" calcext:value-type="float">
            <text:p>-0.0090759528</text:p>
          </table:table-cell>
          <table:table-cell office:value-type="float" office:value="-0.00767137984764273" calcext:value-type="float">
            <text:p>-0.0076713798</text:p>
          </table:table-cell>
          <table:table-cell office:value-type="float" office:value="-0.0062635175128262" calcext:value-type="float">
            <text:p>-0.0062635175</text:p>
          </table:table-cell>
          <table:table-cell office:value-type="float" office:value="-0.00485762805382711" calcext:value-type="float">
            <text:p>-0.0048576281</text:p>
          </table:table-cell>
          <table:table-cell office:value-type="float" office:value="-0.00345882325824845" calcext:value-type="float">
            <text:p>-0.0034588233</text:p>
          </table:table-cell>
          <table:table-cell office:value-type="float" office:value="-0.00207204256359575" calcext:value-type="float">
            <text:p>-0.0020720426</text:p>
          </table:table-cell>
          <table:table-cell office:value-type="float" office:value="-0.000702033546028068" calcext:value-type="float">
            <text:p>-0.0007020335</text:p>
          </table:table-cell>
          <table:table-cell office:value-type="float" office:value="0.000646665114039761" calcext:value-type="float">
            <text:p>0.0006466651</text:p>
          </table:table-cell>
          <table:table-cell office:value-type="float" office:value="0.00196973814129647" calcext:value-type="float">
            <text:p>0.0019697381</text:p>
          </table:table-cell>
          <table:table-cell office:value-type="float" office:value="0.00326310563792226" calcext:value-type="float">
            <text:p>0.0032631056</text:p>
          </table:table-cell>
          <table:table-cell office:value-type="float" office:value="0.00452293254187522" calcext:value-type="float">
            <text:p>0.0045229325</text:p>
          </table:table-cell>
          <table:table-cell office:value-type="float" office:value="0.00574563562684997" calcext:value-type="float">
            <text:p>0.0057456356</text:p>
          </table:table-cell>
          <table:table-cell office:value-type="float" office:value="0.00692788813027417" calcext:value-type="float">
            <text:p>0.0069278881</text:p>
          </table:table-cell>
          <table:table-cell office:value-type="float" office:value="0.00806662212364274" calcext:value-type="float">
            <text:p>0.0080666221</text:p>
          </table:table-cell>
          <table:table-cell office:value-type="float" office:value="0.00915902876449154" calcext:value-type="float">
            <text:p>0.0091590288</text:p>
          </table:table-cell>
          <table:table-cell office:value-type="float" office:value="0.0102025565911062" calcext:value-type="float">
            <text:p>0.0102025566</text:p>
          </table:table-cell>
          <table:table-cell office:value-type="float" office:value="0.0111949080395216" calcext:value-type="float">
            <text:p>0.011194908</text:p>
          </table:table-cell>
          <table:table-cell office:value-type="float" office:value="0.0121340343773236" calcext:value-type="float">
            <text:p>0.0121340344</text:p>
          </table:table-cell>
          <table:table-cell office:value-type="float" office:value="0.0130181292601495" calcext:value-type="float">
            <text:p>0.0130181293</text:p>
          </table:table-cell>
          <table:table-cell office:value-type="float" office:value="0.0138456211246659" calcext:value-type="float">
            <text:p>0.0138456211</text:p>
          </table:table-cell>
          <table:table-cell office:value-type="float" office:value="0.0146151646358515" calcext:value-type="float">
            <text:p>0.0146151646</text:p>
          </table:table-cell>
          <table:table-cell office:value-type="float" office:value="0.015325631407503" calcext:value-type="float">
            <text:p>0.0153256314</text:p>
          </table:table-cell>
          <table:table-cell office:value-type="float" office:value="0.0159761002117818" calcext:value-type="float">
            <text:p>0.0159761002</text:p>
          </table:table-cell>
          <table:table-cell office:value-type="float" office:value="0.0165658468880614" calcext:value-type="float">
            <text:p>0.0165658469</text:p>
          </table:table-cell>
          <table:table-cell office:value-type="float" office:value="0.0170943341521308" calcext:value-type="float">
            <text:p>0.0170943342</text:p>
          </table:table-cell>
          <table:table-cell office:value-type="float" office:value="0.0175612014949815" calcext:value-type="float">
            <text:p>0.0175612015</text:p>
          </table:table-cell>
          <table:table-cell office:value-type="float" office:value="0.0179662553459039" calcext:value-type="float">
            <text:p>0.0179662553</text:p>
          </table:table-cell>
          <table:table-cell office:value-type="float" office:value="0.0183094596577126" calcext:value-type="float">
            <text:p>0.0183094597</text:p>
          </table:table-cell>
          <table:table-cell office:value-type="float" office:value="0.018590927053015" calcext:value-type="float">
            <text:p>0.0185909271</text:p>
          </table:table-cell>
          <table:table-cell office:value-type="float" office:value="0.0188109106497068" calcext:value-type="float">
            <text:p>0.0188109106</text:p>
          </table:table-cell>
          <table:table-cell office:value-type="float" office:value="0.0189697966618196" calcext:value-type="float">
            <text:p>0.0189697967</text:p>
          </table:table-cell>
          <table:table-cell office:value-type="float" office:value="0.019068097848675" calcext:value-type="float">
            <text:p>0.0190680978</text:p>
          </table:table-cell>
          <table:table-cell office:value-type="float" office:value="0.0191064478615065" calcext:value-type="float">
            <text:p>0.0191064479</text:p>
          </table:table-cell>
          <table:table-cell office:value-type="float" office:value="0.0190855965125926" calcext:value-type="float">
            <text:p>0.0190855965</text:p>
          </table:table-cell>
          <table:table-cell office:value-type="float" office:value="0.0190064059679692" calcext:value-type="float">
            <text:p>0.019006406</text:p>
          </table:table-cell>
          <table:table-cell office:value-type="float" office:value="0.0188698478412667" calcext:value-type="float">
            <text:p>0.0188698478</text:p>
          </table:table-cell>
          <table:table-cell office:value-type="float" office:value="0.0186770011436235" calcext:value-type="float">
            <text:p>0.0186770011</text:p>
          </table:table-cell>
          <table:table-cell office:value-type="float" office:value="0.0184290510232829" calcext:value-type="float">
            <text:p>0.018429051</text:p>
          </table:table-cell>
          <table:table-cell office:value-type="float" office:value="0.0181272882087657" calcext:value-type="float">
            <text:p>0.0181272882</text:p>
          </table:table-cell>
          <table:table-cell office:value-type="float" office:value="0.0177731090517569" calcext:value-type="float">
            <text:p>0.0177731091</text:p>
          </table:table-cell>
          <table:table-cell office:value-type="float" office:value="0.0173680160504397" calcext:value-type="float">
            <text:p>0.0173680161</text:p>
          </table:table-cell>
          <table:table-cell office:value-type="float" office:value="0.0169136187210474" calcext:value-type="float">
            <text:p>0.0169136187</text:p>
          </table:table-cell>
          <table:table-cell office:value-type="float" office:value="0.0164116346753967" calcext:value-type="float">
            <text:p>0.0164116347</text:p>
          </table:table-cell>
          <table:table-cell office:value-type="float" office:value="0.0158638907549934" calcext:value-type="float">
            <text:p>0.0158638908</text:p>
          </table:table-cell>
          <table:table-cell office:value-type="float" office:value="0.0152723240683746" calcext:value-type="float">
            <text:p>0.0152723241</text:p>
          </table:table-cell>
          <table:table-cell office:value-type="float" office:value="0.0146389827775608" calcext:value-type="float">
            <text:p>0.0146389828</text:p>
          </table:table-cell>
          <table:table-cell office:value-type="float" office:value="0.0139660264819349" calcext:value-type="float">
            <text:p>0.0139660265</text:p>
          </table:table-cell>
          <table:table-cell office:value-type="float" office:value="0.013255726053536" calcext:value-type="float">
            <text:p>0.0132557261</text:p>
          </table:table-cell>
          <table:table-cell office:value-type="float" office:value="0.0125104627864355" calcext:value-type="float">
            <text:p>0.0125104628</text:p>
          </table:table-cell>
          <table:table-cell office:value-type="float" office:value="0.0117327267345186" calcext:value-type="float">
            <text:p>0.0117327267</text:p>
          </table:table-cell>
          <table:table-cell office:value-type="float" office:value="0.0109251141263295" calcext:value-type="float">
            <text:p>0.0109251141</text:p>
          </table:table-cell>
          <table:table-cell office:value-type="float" office:value="0.0100903237623451" calcext:value-type="float">
            <text:p>0.0100903238</text:p>
          </table:table-cell>
          <table:table-cell office:value-type="float" office:value="0.00923115231890127" calcext:value-type="float">
            <text:p>0.0092311523</text:p>
          </table:table-cell>
          <table:table-cell office:value-type="float" office:value="0.00835048850351263" calcext:value-type="float">
            <text:p>0.0083504885</text:p>
          </table:table-cell>
          <table:table-cell office:value-type="float" office:value="0.00745130602816765" calcext:value-type="float">
            <text:p>0.007451306</text:p>
          </table:table-cell>
          <table:table-cell office:value-type="float" office:value="0.00653665538991158" calcext:value-type="float">
            <text:p>0.0065366554</text:p>
          </table:table-cell>
          <table:table-cell office:value-type="float" office:value="0.00560965447113052" calcext:value-type="float">
            <text:p>0.0056096545</text:p>
          </table:table-cell>
          <table:table-cell office:value-type="float" office:value="0.004673477995063" calcext:value-type="float">
            <text:p>0.004673478</text:p>
          </table:table-cell>
          <table:table-cell office:value-type="float" office:value="0.00373134589464048" calcext:value-type="float">
            <text:p>0.0037313459</text:p>
          </table:table-cell>
          <table:table-cell office:value-type="float" office:value="0.00278651067440523" calcext:value-type="float">
            <text:p>0.0027865107</text:p>
          </table:table-cell>
          <table:table-cell office:value-type="float" office:value="0.00184224386553139" calcext:value-type="float">
            <text:p>0.0018422439</text:p>
          </table:table-cell>
          <table:table-cell office:value-type="float" office:value="0.000901821692494316" calcext:value-type="float">
            <text:p>0.0009018217</text:p>
          </table:table-cell>
          <table:table-cell table:style-name="ce1" office:value-type="float" office:value="-0.0000314899136414585" calcext:value-type="float">
            <text:p>-3.15E-05</text:p>
          </table:table-cell>
          <table:table-cell office:value-type="float" office:value="-0.000954450806359671" calcext:value-type="float">
            <text:p>-0.0009544508</text:p>
          </table:table-cell>
          <table:table-cell office:value-type="float" office:value="-0.00186386245893122" calcext:value-type="float">
            <text:p>-0.0018638625</text:p>
          </table:table-cell>
          <table:table-cell office:value-type="float" office:value="-0.00275658397495493" calcext:value-type="float">
            <text:p>-0.002756584</text:p>
          </table:table-cell>
          <table:table-cell office:value-type="float" office:value="-0.00362954809986673" calcext:value-type="float">
            <text:p>-0.0036295481</text:p>
          </table:table-cell>
          <table:table-cell office:value-type="float" office:value="-0.00447977705663322" calcext:value-type="float">
            <text:p>-0.0044797771</text:p>
          </table:table-cell>
          <table:table-cell office:value-type="float" office:value="-0.00530439802941271" calcext:value-type="float">
            <text:p>-0.005304398</text:p>
          </table:table-cell>
          <table:table-cell office:value-type="float" office:value="-0.00610065812255943" calcext:value-type="float">
            <text:p>-0.0061006581</text:p>
          </table:table-cell>
          <table:table-cell office:value-type="float" office:value="-0.00686593862879192" calcext:value-type="float">
            <text:p>-0.0068659386</text:p>
          </table:table-cell>
          <table:table-cell office:value-type="float" office:value="-0.00759776844951803" calcext:value-type="float">
            <text:p>-0.0075977684</text:p>
          </table:table-cell>
          <table:table-cell office:value-type="float" office:value="-0.00829383652195757" calcext:value-type="float">
            <text:p>-0.0082938365</text:p>
          </table:table-cell>
          <table:table-cell office:value-type="float" office:value="-0.00895200312159032" calcext:value-type="float">
            <text:p>-0.0089520031</text:p>
          </table:table-cell>
          <table:table-cell office:value-type="float" office:value="-0.00957030992424704" calcext:value-type="float">
            <text:p>-0.0095703099</text:p>
          </table:table-cell>
          <table:table-cell office:value-type="float" office:value="-0.0101469887295992" calcext:value-type="float">
            <text:p>-0.0101469887</text:p>
          </table:table-cell>
          <table:table-cell office:value-type="float" office:value="-0.0106804687664297" calcext:value-type="float">
            <text:p>-0.0106804688</text:p>
          </table:table-cell>
          <table:table-cell office:value-type="float" office:value="-0.0111693825196491" calcext:value-type="float">
            <text:p>-0.0111693825</text:p>
          </table:table-cell>
          <table:table-cell office:value-type="float" office:value="-0.0116125700391" calcext:value-type="float">
            <text:p>-0.01161257</text:p>
          </table:table-cell>
          <table:table-cell office:value-type="float" office:value="-0.0120090817104389" calcext:value-type="float">
            <text:p>-0.0120090817</text:p>
          </table:table-cell>
          <table:table-cell office:value-type="float" office:value="-0.0123581794884699" calcext:value-type="float">
            <text:p>-0.0123581795</text:p>
          </table:table-cell>
          <table:table-cell office:value-type="float" office:value="-0.0126593366128464" calcext:value-type="float">
            <text:p>-0.0126593366</text:p>
          </table:table-cell>
          <table:table-cell office:value-type="float" office:value="-0.0129122358447868" calcext:value-type="float">
            <text:p>-0.0129122358</text:p>
          </table:table-cell>
          <table:table-cell office:value-type="float" office:value="-0.0131167662810626" calcext:value-type="float">
            <text:p>-0.0131167663</text:p>
          </table:table-cell>
          <table:table-cell office:value-type="float" office:value="-0.0132730188177454" calcext:value-type="float">
            <text:p>-0.0132730188</text:p>
          </table:table-cell>
          <table:table-cell office:value-type="float" office:value="-0.0133812803508755" calcext:value-type="float">
            <text:p>-0.0133812804</text:p>
          </table:table-cell>
          <table:table-cell office:value-type="float" office:value="-0.0134420268140802" calcext:value-type="float">
            <text:p>-0.0134420268</text:p>
          </table:table-cell>
          <table:table-cell office:value-type="float" office:value="-0.0134559151641586" calcext:value-type="float">
            <text:p>-0.0134559152</text:p>
          </table:table-cell>
          <table:table-cell office:value-type="float" office:value="-0.0134237744346071" calcext:value-type="float">
            <text:p>-0.0134237744</text:p>
          </table:table-cell>
          <table:table-cell office:value-type="float" office:value="-0.0133465959839361" calcext:value-type="float">
            <text:p>-0.013346596</text:p>
          </table:table-cell>
          <table:table-cell office:value-type="float" office:value="-0.013225523070396" calcext:value-type="float">
            <text:p>-0.0132255231</text:p>
          </table:table-cell>
          <table:table-cell office:value-type="float" office:value="-0.0130618398873995" calcext:value-type="float">
            <text:p>-0.0130618399</text:p>
          </table:table-cell>
          <table:table-cell office:value-type="float" office:value="-0.0128569601945324" calcext:value-type="float">
            <text:p>-0.0128569602</text:p>
          </table:table-cell>
          <table:table-cell office:value-type="float" office:value="-0.0126124156776551" calcext:value-type="float">
            <text:p>-0.0126124157</text:p>
          </table:table-cell>
          <table:table-cell office:value-type="float" office:value="-0.0123298441683315" calcext:value-type="float">
            <text:p>-0.0123298442</text:p>
          </table:table-cell>
          <table:table-cell office:value-type="float" office:value="-0.0120109778477808" calcext:value-type="float">
            <text:p>-0.0120109778</text:p>
          </table:table-cell>
          <table:table-cell office:value-type="float" office:value="-0.0116576315538976" calcext:value-type="float">
            <text:p>-0.0116576316</text:p>
          </table:table-cell>
          <table:table-cell office:value-type="float" office:value="-0.0112716913017749" calcext:value-type="float">
            <text:p>-0.0112716913</text:p>
          </table:table-cell>
          <table:table-cell office:value-type="float" office:value="-0.0108551031188017" calcext:value-type="float">
            <text:p>-0.0108551031</text:p>
          </table:table-cell>
          <table:table-cell office:value-type="float" office:value="-0.0104098622849273" calcext:value-type="float">
            <text:p>-0.0104098623</text:p>
          </table:table-cell>
          <table:table-cell office:value-type="float" office:value="-0.00993800305736842" calcext:value-type="float">
            <text:p>-0.0099380031</text:p>
          </table:table-cell>
          <table:table-cell office:value-type="float" office:value="-0.00944158894699497" calcext:value-type="float">
            <text:p>-0.0094415889</text:p>
          </table:table-cell>
          <table:table-cell office:value-type="float" office:value="-0.00892270360116482" calcext:value-type="float">
            <text:p>-0.0089227036</text:p>
          </table:table-cell>
          <table:table-cell office:value-type="float" office:value="-0.00838344233500016" calcext:value-type="float">
            <text:p>-0.0083834423</text:p>
          </table:table-cell>
          <table:table-cell office:value-type="float" office:value="-0.00782590434030958" calcext:value-type="float">
            <text:p>-0.0078259043</text:p>
          </table:table-cell>
          <table:table-cell office:value-type="float" office:value="-0.00725218558865171" calcext:value-type="float">
            <text:p>-0.0072521856</text:p>
          </table:table-cell>
          <table:table-cell office:value-type="float" office:value="-0.00666437243271353" calcext:value-type="float">
            <text:p>-0.0066643724</text:p>
          </table:table-cell>
          <table:table-cell office:value-type="float" office:value="-0.0060645358982951" calcext:value-type="float">
            <text:p>-0.0060645359</text:p>
          </table:table-cell>
          <table:table-cell office:value-type="float" office:value="-0.00545472664805032" calcext:value-type="float">
            <text:p>-0.0054547266</text:p>
          </table:table-cell>
          <table:table-cell office:value-type="float" office:value="-0.00483697058775535" calcext:value-type="float">
            <text:p>-0.0048369706</text:p>
          </table:table-cell>
          <table:table-cell office:value-type="float" office:value="-0.00421326507652819" calcext:value-type="float">
            <text:p>-0.0042132651</text:p>
          </table:table-cell>
          <table:table-cell office:value-type="float" office:value="-0.00358557569411415" calcext:value-type="float">
            <text:p>-0.0035855757</text:p>
          </table:table-cell>
          <table:table-cell office:value-type="float" office:value="-0.00295583351127603" calcext:value-type="float">
            <text:p>-0.0029558335</text:p>
          </table:table-cell>
          <table:table-cell office:value-type="float" office:value="-0.00232593280351774" calcext:value-type="float">
            <text:p>-0.0023259328</text:p>
          </table:table-cell>
          <table:table-cell office:value-type="float" office:value="-0.0016977291439107" calcext:value-type="float">
            <text:p>-0.0016977291</text:p>
          </table:table-cell>
          <table:table-cell office:value-type="float" office:value="-0.00107303780773067" calcext:value-type="float">
            <text:p>-0.0010730378</text:p>
          </table:table-cell>
          <table:table-cell office:value-type="float" office:value="-0.000453632419955639" calcext:value-type="float">
            <text:p>-0.0004536324</text:p>
          </table:table-cell>
          <table:table-cell office:value-type="float" office:value="0.000158756223549291" calcext:value-type="float">
            <text:p>0.0001587562</text:p>
          </table:table-cell>
          <table:table-cell office:value-type="float" office:value="0.000762441229186913" calcext:value-type="float">
            <text:p>0.0007624412</text:p>
          </table:table-cell>
          <table:table-cell office:value-type="float" office:value="0.00135578063863658" calcext:value-type="float">
            <text:p>0.0013557806</text:p>
          </table:table-cell>
          <table:table-cell office:value-type="float" office:value="0.00193717848344439" calcext:value-type="float">
            <text:p>0.0019371785</text:p>
          </table:table-cell>
          <table:table-cell office:value-type="float" office:value="0.00250508591793784" calcext:value-type="float">
            <text:p>0.0025050859</text:p>
          </table:table-cell>
          <table:table-cell office:value-type="float" office:value="0.00305800248114162" calcext:value-type="float">
            <text:p>0.0030580025</text:p>
          </table:table-cell>
          <table:table-cell office:value-type="float" office:value="0.00359447753133268" calcext:value-type="float">
            <text:p>0.0035944775</text:p>
          </table:table-cell>
          <table:table-cell office:value-type="float" office:value="0.00411311188902499" calcext:value-type="float">
            <text:p>0.0041131119</text:p>
          </table:table-cell>
          <table:table-cell office:value-type="float" office:value="0.0046125597156534" calcext:value-type="float">
            <text:p>0.0046125597</text:p>
          </table:table-cell>
          <table:table-cell office:value-type="float" office:value="0.00509153064621398" calcext:value-type="float">
            <text:p>0.0050915306</text:p>
          </table:table-cell>
          <table:table-cell office:value-type="float" office:value="0.00554879218477894" calcext:value-type="float">
            <text:p>0.0055487922</text:p>
          </table:table-cell>
          <table:table-cell office:value-type="float" office:value="0.00598317236233552" calcext:value-type="float">
            <text:p>0.0059831724</text:p>
          </table:table-cell>
          <table:table-cell office:value-type="float" office:value="0.00639356264694992" calcext:value-type="float">
            <text:p>0.0063935626</text:p>
          </table:table-cell>
          <table:table-cell office:value-type="float" office:value="0.0067789210870826" calcext:value-type="float">
            <text:p>0.0067789211</text:p>
          </table:table-cell>
          <table:table-cell office:value-type="float" office:value="0.00713827566002837" calcext:value-type="float">
            <text:p>0.0071382757</text:p>
          </table:table-cell>
          <table:table-cell office:value-type="float" office:value="0.00747072778930235" calcext:value-type="float">
            <text:p>0.0074707278</text:p>
          </table:table-cell>
          <table:table-cell office:value-type="float" office:value="0.00777545598720595" calcext:value-type="float">
            <text:p>0.007775456</text:p>
          </table:table-cell>
          <table:table-cell office:value-type="float" office:value="0.00805171957227357" calcext:value-type="float">
            <text:p>0.0080517196</text:p>
          </table:table-cell>
          <table:table-cell office:value-type="float" office:value="0.00829886240562655" calcext:value-type="float">
            <text:p>0.0082988624</text:p>
          </table:table-cell>
          <table:table-cell office:value-type="float" office:value="0.00851631658578803" calcext:value-type="float">
            <text:p>0.0085163166</text:p>
          </table:table-cell>
          <table:table-cell office:value-type="float" office:value="0.0087036060381849" calcext:value-type="float">
            <text:p>0.008703606</text:p>
          </table:table-cell>
          <table:table-cell office:value-type="float" office:value="0.00886034993351986" calcext:value-type="float">
            <text:p>0.0088603499</text:p>
          </table:table-cell>
          <table:table-cell office:value-type="float" office:value="0.00898626586843324" calcext:value-type="float">
            <text:p>0.0089862659</text:p>
          </table:table-cell>
          <table:table-cell office:value-type="float" office:value="0.00908117274241855" calcext:value-type="float">
            <text:p>0.0090811727</text:p>
          </table:table-cell>
          <table:table-cell office:value-type="float" office:value="0.00914499326679193" calcext:value-type="float">
            <text:p>0.0091449933</text:p>
          </table:table-cell>
          <table:table-cell office:value-type="float" office:value="0.00917775604460886" calcext:value-type="float">
            <text:p>0.009177756</text:p>
          </table:table-cell>
          <table:table-cell office:value-type="float" office:value="0.00917959716468859" calcext:value-type="float">
            <text:p>0.0091795972</text:p>
          </table:table-cell>
          <table:table-cell office:value-type="float" office:value="0.00915076125829533" calcext:value-type="float">
            <text:p>0.0091507613</text:p>
          </table:table-cell>
          <table:table-cell office:value-type="float" office:value="0.00909160197339684" calcext:value-type="float">
            <text:p>0.009091602</text:p>
          </table:table-cell>
          <table:table-cell office:value-type="float" office:value="0.0090025818286806" calcext:value-type="float">
            <text:p>0.0090025818</text:p>
          </table:table-cell>
          <table:table-cell office:value-type="float" office:value="0.00888427141747898" calcext:value-type="float">
            <text:p>0.0088842714</text:p>
          </table:table-cell>
          <table:table-cell office:value-type="float" office:value="0.00873734794033795" calcext:value-type="float">
            <text:p>0.0087373479</text:p>
          </table:table-cell>
          <table:table-cell office:value-type="float" office:value="0.00856259305394185" calcext:value-type="float">
            <text:p>0.0085625931</text:p>
          </table:table-cell>
          <table:table-cell office:value-type="float" office:value="0.00836089003336031" calcext:value-type="float">
            <text:p>0.00836089</text:p>
          </table:table-cell>
          <table:table-cell office:value-type="float" office:value="0.00813322025390825" calcext:value-type="float">
            <text:p>0.0081332203</text:p>
          </table:table-cell>
          <table:table-cell office:value-type="float" office:value="0.00788065900816967" calcext:value-type="float">
            <text:p>0.007880659</text:p>
          </table:table-cell>
          <table:table-cell office:value-type="float" office:value="0.00760437068274439" calcext:value-type="float">
            <text:p>0.0076043707</text:p>
          </table:table-cell>
          <table:table-cell office:value-type="float" office:value="0.00730560332788642" calcext:value-type="float">
            <text:p>0.0073056033</text:p>
          </table:table-cell>
          <table:table-cell office:value-type="float" office:value="0.00698568266127897" calcext:value-type="float">
            <text:p>0.0069856827</text:p>
          </table:table-cell>
          <table:table-cell office:value-type="float" office:value="0.00664600555458711" calcext:value-type="float">
            <text:p>0.0066460056</text:p>
          </table:table-cell>
          <table:table-cell office:value-type="float" office:value="0.00628803305803821" calcext:value-type="float">
            <text:p>0.0062880331</text:p>
          </table:table-cell>
          <table:table-cell office:value-type="float" office:value="0.0059132830240048" calcext:value-type="float">
            <text:p>0.005913283</text:p>
          </table:table-cell>
          <table:table-cell office:value-type="float" office:value="0.00552332239531371" calcext:value-type="float">
            <text:p>0.0055233224</text:p>
          </table:table-cell>
          <table:table-cell office:value-type="float" office:value="0.0051197592277337" calcext:value-type="float">
            <text:p>0.0051197592</text:p>
          </table:table-cell>
          <table:table-cell office:value-type="float" office:value="0.00470423451874727" calcext:value-type="float">
            <text:p>0.0047042345</text:p>
          </table:table-cell>
          <table:table-cell office:value-type="float" office:value="0.00427841391627864" calcext:value-type="float">
            <text:p>0.0042784139</text:p>
          </table:table-cell>
          <table:table-cell office:value-type="float" office:value="0.00384397938151745" calcext:value-type="float">
            <text:p>0.0038439794</text:p>
          </table:table-cell>
          <table:table-cell office:value-type="float" office:value="0.00340262087938662" calcext:value-type="float">
            <text:p>0.0034026209</text:p>
          </table:table-cell>
          <table:table-cell office:value-type="float" office:value="0.00295602816855659" calcext:value-type="float">
            <text:p>0.0029560282</text:p>
          </table:table-cell>
          <table:table-cell office:value-type="float" office:value="0.0025058827602935" calcext:value-type="float">
            <text:p>0.0025058828</text:p>
          </table:table-cell>
          <table:table-cell office:value-type="float" office:value="0.00205385011188922" calcext:value-type="float">
            <text:p>0.0020538501</text:p>
          </table:table-cell>
          <table:table-cell office:value-type="float" office:value="0.00160157211604916" calcext:value-type="float">
            <text:p>0.0016015721</text:p>
          </table:table-cell>
          <table:table-cell office:value-type="float" office:value="0.00115065994250683" calcext:value-type="float">
            <text:p>0.0011506599</text:p>
          </table:table-cell>
          <table:table-cell office:value-type="float" office:value="0.000702687282368867" calcext:value-type="float">
            <text:p>0.0007026873</text:p>
          </table:table-cell>
          <table:table-cell office:value-type="float" office:value="0.000259184039427293" calcext:value-type="float">
            <text:p>0.000259184</text:p>
          </table:table-cell>
          <table:table-cell office:value-type="float" office:value="-0.000178369494035794" calcext:value-type="float">
            <text:p>-0.0001783695</text:p>
          </table:table-cell>
          <table:table-cell office:value-type="float" office:value="-0.000608547946419468" calcext:value-type="float">
            <text:p>-0.0006085479</text:p>
          </table:table-cell>
          <table:table-cell office:value-type="float" office:value="-0.0010299856376019" calcext:value-type="float">
            <text:p>-0.0010299856</text:p>
          </table:table-cell>
          <table:table-cell office:value-type="float" office:value="-0.00144138079526018" calcext:value-type="float">
            <text:p>-0.0014413808</text:p>
          </table:table-cell>
          <table:table-cell office:value-type="float" office:value="-0.00184149920780619" calcext:value-type="float">
            <text:p>-0.0018414992</text:p>
          </table:table-cell>
          <table:table-cell office:value-type="float" office:value="-0.00222917731207737" calcext:value-type="float">
            <text:p>-0.0022291773</text:p>
          </table:table-cell>
          <table:table-cell office:value-type="float" office:value="-0.00260332472069736" calcext:value-type="float">
            <text:p>-0.0026033247</text:p>
          </table:table-cell>
          <table:table-cell office:value-type="float" office:value="-0.00296292620045892" calcext:value-type="float">
            <text:p>-0.0029629262</text:p>
          </table:table-cell>
          <table:table-cell office:value-type="float" office:value="-0.00330704311906603" calcext:value-type="float">
            <text:p>-0.0033070431</text:p>
          </table:table-cell>
          <table:table-cell office:value-type="float" office:value="-0.00363481438305083" calcext:value-type="float">
            <text:p>-0.0036348144</text:p>
          </table:table-cell>
          <table:table-cell office:value-type="float" office:value="-0.00394545689457346" calcext:value-type="float">
            <text:p>-0.0039454569</text:p>
          </table:table-cell>
          <table:table-cell office:value-type="float" office:value="-0.00423826555907601" calcext:value-type="float">
            <text:p>-0.0042382656</text:p>
          </table:table-cell>
          <table:table-cell office:value-type="float" office:value="-0.00451261287933659" calcext:value-type="float">
            <text:p>-0.0045126129</text:p>
          </table:table-cell>
          <table:table-cell office:value-type="float" office:value="-0.00476794817435617" calcext:value-type="float">
            <text:p>-0.0047679482</text:p>
          </table:table-cell>
          <table:table-cell office:value-type="float" office:value="-0.00500379646363703" calcext:value-type="float">
            <text:p>-0.0050037965</text:p>
          </table:table-cell>
          <table:table-cell office:value-type="float" office:value="-0.00521975705884873" calcext:value-type="float">
            <text:p>-0.0052197571</text:p>
          </table:table-cell>
          <table:table-cell office:value-type="float" office:value="-0.00541550190552762" calcext:value-type="float">
            <text:p>-0.0054155019</text:p>
          </table:table-cell>
          <table:table-cell office:value-type="float" office:value="-0.00559077371744722" calcext:value-type="float">
            <text:p>-0.0055907737</text:p>
          </table:table-cell>
          <table:table-cell office:value-type="float" office:value="-0.00574538394555372" calcext:value-type="float">
            <text:p>-0.0057453839</text:p>
          </table:table-cell>
          <table:table-cell office:value-type="float" office:value="-0.005879210621993" calcext:value-type="float">
            <text:p>-0.0058792106</text:p>
          </table:table-cell>
          <table:table-cell office:value-type="float" office:value="-0.00599219611775941" calcext:value-type="float">
            <text:p>-0.0059921961</text:p>
          </table:table-cell>
          <table:table-cell office:value-type="float" office:value="-0.00608434484996159" calcext:value-type="float">
            <text:p>-0.0060843448</text:p>
          </table:table-cell>
          <table:table-cell office:value-type="float" office:value="-0.00615572097166135" calcext:value-type="float">
            <text:p>-0.006155721</text:p>
          </table:table-cell>
          <table:table-cell office:value-type="float" office:value="-0.00620644607377396" calcext:value-type="float">
            <text:p>-0.0062064461</text:p>
          </table:table-cell>
          <table:table-cell office:value-type="float" office:value="-0.00623669692470892" calcext:value-type="float">
            <text:p>-0.0062366969</text:p>
          </table:table-cell>
          <table:table-cell office:value-type="float" office:value="-0.00624670326932709" calcext:value-type="float">
            <text:p>-0.0062467033</text:p>
          </table:table-cell>
          <table:table-cell office:value-type="float" office:value="-0.00623674570450264" calcext:value-type="float">
            <text:p>-0.0062367457</text:p>
          </table:table-cell>
          <table:table-cell office:value-type="float" office:value="-0.00620715364416918" calcext:value-type="float">
            <text:p>-0.0062071536</text:p>
          </table:table-cell>
          <table:table-cell office:value-type="float" office:value="-0.00615830338228234" calcext:value-type="float">
            <text:p>-0.0061583034</text:p>
          </table:table-cell>
          <table:table-cell office:value-type="float" office:value="-0.00609061625774175" calcext:value-type="float">
            <text:p>-0.0060906163</text:p>
          </table:table-cell>
          <table:table-cell office:value-type="float" office:value="-0.00600455692104359" calcext:value-type="float">
            <text:p>-0.0060045569</text:p>
          </table:table-cell>
          <table:table-cell office:value-type="float" office:value="-0.00590063169835889" calcext:value-type="float">
            <text:p>-0.0059006317</text:p>
          </table:table-cell>
          <table:table-cell office:value-type="float" office:value="-0.00577938704495578" calcext:value-type="float">
            <text:p>-0.005779387</text:p>
          </table:table-cell>
          <table:table-cell office:value-type="float" office:value="-0.00564140807640576" calcext:value-type="float">
            <text:p>-0.0056414081</text:p>
          </table:table-cell>
          <table:table-cell office:value-type="float" office:value="-0.00548731716296878" calcext:value-type="float">
            <text:p>-0.0054873172</text:p>
          </table:table-cell>
          <table:table-cell office:value-type="float" office:value="-0.00531777256993337" calcext:value-type="float">
            <text:p>-0.0053177726</text:p>
          </table:table-cell>
          <table:table-cell office:value-type="float" office:value="-0.00513346712456783" calcext:value-type="float">
            <text:p>-0.0051334671</text:p>
          </table:table-cell>
          <table:table-cell office:value-type="float" office:value="-0.00493512688873793" calcext:value-type="float">
            <text:p>-0.0049351269</text:p>
          </table:table-cell>
          <table:table-cell office:value-type="float" office:value="-0.00472350981519646" calcext:value-type="float">
            <text:p>-0.0047235098</text:p>
          </table:table-cell>
          <table:table-cell office:value-type="float" office:value="-0.00449940436505551" calcext:value-type="float">
            <text:p>-0.0044994044</text:p>
          </table:table-cell>
          <table:table-cell office:value-type="float" office:value="-0.00426362806402538" calcext:value-type="float">
            <text:p>-0.0042636281</text:p>
          </table:table-cell>
          <table:table-cell office:value-type="float" office:value="-0.00401702597562675" calcext:value-type="float">
            <text:p>-0.004017026</text:p>
          </table:table-cell>
          <table:table-cell office:value-type="float" office:value="-0.00376046907074676" calcext:value-type="float">
            <text:p>-0.0037604691</text:p>
          </table:table-cell>
          <table:table-cell office:value-type="float" office:value="-0.00349485247458176" calcext:value-type="float">
            <text:p>-0.0034948525</text:p>
          </table:table-cell>
          <table:table-cell office:value-type="float" office:value="-0.00322109357415296" calcext:value-type="float">
            <text:p>-0.0032210936</text:p>
          </table:table-cell>
          <table:table-cell office:value-type="float" office:value="-0.00294012997215371" calcext:value-type="float">
            <text:p>-0.00294013</text:p>
          </table:table-cell>
          <table:table-cell office:value-type="float" office:value="-0.00265291727583414" calcext:value-type="float">
            <text:p>-0.0026529173</text:p>
          </table:table-cell>
          <table:table-cell office:value-type="float" office:value="-0.00236042671288147" calcext:value-type="float">
            <text:p>-0.0023604267</text:p>
          </table:table-cell>
          <table:table-cell office:value-type="float" office:value="-0.00206364256977265" calcext:value-type="float">
            <text:p>-0.0020636426</text:p>
          </table:table-cell>
          <table:table-cell office:value-type="float" office:value="-0.00176355945175075" calcext:value-type="float">
            <text:p>-0.0017635595</text:p>
          </table:table-cell>
          <table:table-cell office:value-type="float" office:value="-0.00146117936737977" calcext:value-type="float">
            <text:p>-0.0014611794</text:p>
          </table:table-cell>
          <table:table-cell office:value-type="float" office:value="-0.00115750864445289" calcext:value-type="float">
            <text:p>-0.0011575086</text:p>
          </table:table-cell>
          <table:table-cell office:value-type="float" office:value="-0.000853554687814378" calcext:value-type="float">
            <text:p>-0.0008535547</text:p>
          </table:table-cell>
          <table:table-cell office:value-type="float" office:value="-0.00055032259333245" calcext:value-type="float">
            <text:p>-0.0005503226</text:p>
          </table:table-cell>
          <table:table-cell office:value-type="float" office:value="-0.000248811635742835" calcext:value-type="float">
            <text:p>-0.0002488116</text:p>
          </table:table-cell>
          <table:table-cell table:style-name="ce1" office:value-type="float" office:value="0.0000499883486715152" calcext:value-type="float">
            <text:p>5.00E-05</text:p>
          </table:table-cell>
          <table:table-cell office:value-type="float" office:value="0.000345100660669104" calcext:value-type="float">
            <text:p>0.0003451007</text:p>
          </table:table-cell>
          <table:table-cell office:value-type="float" office:value="0.00063556549143972" calcext:value-type="float">
            <text:p>0.0006355655</text:p>
          </table:table-cell>
          <table:table-cell office:value-type="float" office:value="0.000920443702168354" calcext:value-type="float">
            <text:p>0.0009204437</text:p>
          </table:table-cell>
          <table:table-cell office:value-type="float" office:value="0.00119882059942925" calcext:value-type="float">
            <text:p>0.0011988206</text:p>
          </table:table-cell>
          <table:table-cell office:value-type="float" office:value="0.00146980967482982" calcext:value-type="float">
            <text:p>0.0014698097</text:p>
          </table:table-cell>
          <table:table-cell office:value-type="float" office:value="0.00173255627658023" calcext:value-type="float">
            <text:p>0.0017325563</text:p>
          </table:table-cell>
          <table:table-cell office:value-type="float" office:value="0.00198624118043356" calcext:value-type="float">
            <text:p>0.0019862412</text:p>
          </table:table-cell>
          <table:table-cell office:value-type="float" office:value="0.0022300840277144" calcext:value-type="float">
            <text:p>0.002230084</text:p>
          </table:table-cell>
          <table:table-cell office:value-type="float" office:value="0.00246334659893315" calcext:value-type="float">
            <text:p>0.0024633466</text:p>
          </table:table-cell>
          <table:table-cell office:value-type="float" office:value="0.00268533589274419" calcext:value-type="float">
            <text:p>0.0026853359</text:p>
          </table:table-cell>
          <table:table-cell office:value-type="float" office:value="0.0028954069817323" calcext:value-type="float">
            <text:p>0.002895407</text:p>
          </table:table-cell>
          <table:table-cell office:value-type="float" office:value="0.00309296561865641" calcext:value-type="float">
            <text:p>0.0030929656</text:p>
          </table:table-cell>
          <table:table-cell office:value-type="float" office:value="0.00327747056931782" calcext:value-type="float">
            <text:p>0.0032774706</text:p>
          </table:table-cell>
          <table:table-cell office:value-type="float" office:value="0.00344843565111589" calcext:value-type="float">
            <text:p>0.0034484357</text:p>
          </table:table-cell>
          <table:table-cell office:value-type="float" office:value="0.00360543145948826" calcext:value-type="float">
            <text:p>0.0036054315</text:p>
          </table:table-cell>
          <table:table-cell office:value-type="float" office:value="0.00374808676787869" calcext:value-type="float">
            <text:p>0.0037480868</text:p>
          </table:table-cell>
          <table:table-cell office:value-type="float" office:value="0.00387608959043322" calcext:value-type="float">
            <text:p>0.0038760896</text:p>
          </table:table-cell>
          <table:table-cell office:value-type="float" office:value="0.00398918790033555" calcext:value-type="float">
            <text:p>0.0039891879</text:p>
          </table:table-cell>
          <table:table-cell office:value-type="float" office:value="0.00408719000045237" calcext:value-type="float">
            <text:p>0.00408719</text:p>
          </table:table-cell>
          <table:table-cell office:value-type="float" office:value="0.00416996454671653" calcext:value-type="float">
            <text:p>0.0041699645</text:p>
          </table:table-cell>
          <table:table-cell office:value-type="float" office:value="0.00423744022837195" calcext:value-type="float">
            <text:p>0.0042374402</text:p>
          </table:table-cell>
          <table:table-cell office:value-type="float" office:value="0.00428960511278748" calcext:value-type="float">
            <text:p>0.0042896051</text:p>
          </table:table-cell>
          <table:table-cell office:value-type="float" office:value="0.00432650566595469" calcext:value-type="float">
            <text:p>0.0043265057</text:p>
          </table:table-cell>
          <table:table-cell office:value-type="float" office:value="0.00434824546298505" calcext:value-type="float">
            <text:p>0.0043482455</text:p>
          </table:table-cell>
          <table:table-cell office:value-type="float" office:value="0.0043549836058487" calcext:value-type="float">
            <text:p>0.0043549836</text:p>
          </table:table-cell>
          <table:table-cell office:value-type="float" office:value="0.00434693286823781" calcext:value-type="float">
            <text:p>0.0043469329</text:p>
          </table:table-cell>
          <table:table-cell office:value-type="float" office:value="0.00432435758973819" calcext:value-type="float">
            <text:p>0.0043243576</text:p>
          </table:table-cell>
          <table:table-cell office:value-type="float" office:value="0.00428757134344091" calcext:value-type="float">
            <text:p>0.0042875713</text:p>
          </table:table-cell>
          <table:table-cell office:value-type="float" office:value="0.00423693440269665" calcext:value-type="float">
            <text:p>0.0042369344</text:p>
          </table:table-cell>
          <table:table-cell office:value-type="float" office:value="0.00417285103389832" calcext:value-type="float">
            <text:p>0.004172851</text:p>
          </table:table-cell>
          <table:table-cell office:value-type="float" office:value="0.00409576664296664" calcext:value-type="float">
            <text:p>0.0040957666</text:p>
          </table:table-cell>
          <table:table-cell office:value-type="float" office:value="0.00400616480360193" calcext:value-type="float">
            <text:p>0.0040061648</text:p>
          </table:table-cell>
          <table:table-cell office:value-type="float" office:value="0.00390456419537887" calcext:value-type="float">
            <text:p>0.0039045642</text:p>
          </table:table-cell>
          <table:table-cell office:value-type="float" office:value="0.00379151547938286" calcext:value-type="float">
            <text:p>0.0037915155</text:p>
          </table:table-cell>
          <table:table-cell office:value-type="float" office:value="0.00366759813837003" calcext:value-type="float">
            <text:p>0.0036675981</text:p>
          </table:table-cell>
          <table:table-cell office:value-type="float" office:value="0.00353341730736033" calcext:value-type="float">
            <text:p>0.0035334173</text:p>
          </table:table-cell>
          <table:table-cell office:value-type="float" office:value="0.00338960061922207" calcext:value-type="float">
            <text:p>0.0033896006</text:p>
          </table:table-cell>
          <table:table-cell office:value-type="float" office:value="0.00323679508815131" calcext:value-type="float">
            <text:p>0.0032367951</text:p>
          </table:table-cell>
          <table:table-cell office:value-type="float" office:value="0.00307566405208013" calcext:value-type="float">
            <text:p>0.0030756641</text:p>
          </table:table-cell>
          <table:table-cell office:value-type="float" office:value="0.00290688419295982" calcext:value-type="float">
            <text:p>0.0029068842</text:p>
          </table:table-cell>
          <table:table-cell office:value-type="float" office:value="0.00273114265162652" calcext:value-type="float">
            <text:p>0.0027311427</text:p>
          </table:table-cell>
          <table:table-cell office:value-type="float" office:value="0.00254913425158657" calcext:value-type="float">
            <text:p>0.0025491343</text:p>
          </table:table-cell>
          <table:table-cell office:value-type="float" office:value="0.00236155884362175" calcext:value-type="float">
            <text:p>0.0023615588</text:p>
          </table:table-cell>
          <table:table-cell office:value-type="float" office:value="0.0021691187806275" calcext:value-type="float">
            <text:p>0.0021691188</text:p>
          </table:table-cell>
          <table:table-cell office:value-type="float" office:value="0.00197251652962327" calcext:value-type="float">
            <text:p>0.0019725165</text:p>
          </table:table-cell>
          <table:table-cell office:value-type="float" office:value="0.0017724524254379" calcext:value-type="float">
            <text:p>0.0017724524</text:p>
          </table:table-cell>
          <table:table-cell office:value-type="float" office:value="0.00156962256822086" calcext:value-type="float">
            <text:p>0.0015696226</text:p>
          </table:table-cell>
          <table:table-cell office:value-type="float" office:value="0.00136471686469028" calcext:value-type="float">
            <text:p>0.0013647169</text:p>
          </table:table-cell>
          <table:table-cell office:value-type="float" office:value="0.00115841721094681" calcext:value-type="float">
            <text:p>0.0011584172</text:p>
          </table:table-cell>
          <table:table-cell office:value-type="float" office:value="0.000951395812768025" calcext:value-type="float">
            <text:p>0.0009513958</text:p>
          </table:table-cell>
          <table:table-cell office:value-type="float" office:value="0.000744313637596589" calcext:value-type="float">
            <text:p>0.0007443136</text:p>
          </table:table-cell>
          <table:table-cell office:value-type="float" office:value="0.000537818990956032" calcext:value-type="float">
            <text:p>0.000537819</text:p>
          </table:table-cell>
          <table:table-cell office:value-type="float" office:value="0.000332546208789393" calcext:value-type="float">
            <text:p>0.0003325462</text:p>
          </table:table-cell>
          <table:table-cell office:value-type="float" office:value="0.000129114456239869" calcext:value-type="float">
            <text:p>0.0001291145</text:p>
          </table:table-cell>
          <table:table-cell table:style-name="ce1" office:value-type="float" office:value="-0.0000718733773304604" calcext:value-type="float">
            <text:p>-7.19E-05</text:p>
          </table:table-cell>
          <table:table-cell office:value-type="float" office:value="-0.000269831697733006" calcext:value-type="float">
            <text:p>-0.0002698317</text:p>
          </table:table-cell>
          <table:table-cell office:value-type="float" office:value="-0.000464193150592942" calcext:value-type="float">
            <text:p>-0.0004641932</text:p>
          </table:table-cell>
          <table:table-cell office:value-type="float" office:value="-0.000654409501998825" calcext:value-type="float">
            <text:p>-0.0006544095</text:p>
          </table:table-cell>
          <table:table-cell office:value-type="float" office:value="-0.000839952465597363" calcext:value-type="float">
            <text:p>-0.00083995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8.88178419700125E-015" calcext:value-type="float">
            <text:p>-8.88E-15</text:p>
          </table:table-cell>
          <table:table-cell table:style-name="ce1" office:value-type="float" office:value="0.000000000000124344978758018" calcext:value-type="float">
            <text:p>1.24E-13</text:p>
          </table:table-cell>
          <table:table-cell table:style-name="ce1" office:value-type="float" office:value="0.0000000000844568859292849" calcext:value-type="float">
            <text:p>8.45E-11</text:p>
          </table:table-cell>
          <table:table-cell table:style-name="ce1" office:value-type="float" office:value="0.000000013835972367815" calcext:value-type="float">
            <text:p>1.38E-08</text:p>
          </table:table-cell>
          <table:table-cell table:style-name="ce1" office:value-type="float" office:value="0.000000734394065560196" calcext:value-type="float">
            <text:p>7.34E-07</text:p>
          </table:table-cell>
          <table:table-cell table:style-name="ce1" office:value-type="float" office:value="0.0000166242839494402" calcext:value-type="float">
            <text:p>1.66E-05</text:p>
          </table:table-cell>
          <table:table-cell office:value-type="float" office:value="-0.00581124226042284" calcext:value-type="float">
            <text:p>-0.0058112423</text:p>
          </table:table-cell>
          <table:table-cell office:value-type="float" office:value="-0.0463757138055421" calcext:value-type="float">
            <text:p>-0.0463757138</text:p>
          </table:table-cell>
          <table:table-cell office:value-type="float" office:value="-0.150926184891071" calcext:value-type="float">
            <text:p>-0.1509261849</text:p>
          </table:table-cell>
          <table:table-cell office:value-type="float" office:value="-0.327817663809542" calcext:value-type="float">
            <text:p>-0.3278176638</text:p>
          </table:table-cell>
          <table:table-cell office:value-type="float" office:value="-0.536612341499287" calcext:value-type="float">
            <text:p>-0.5366123415</text:p>
          </table:table-cell>
          <table:table-cell office:value-type="float" office:value="-0.674952285707384" calcext:value-type="float">
            <text:p>-0.6749522857</text:p>
          </table:table-cell>
          <table:table-cell office:value-type="float" office:value="-0.631316757169422" calcext:value-type="float">
            <text:p>-0.6313167572</text:p>
          </table:table-cell>
          <table:table-cell office:value-type="float" office:value="-0.382040378503437" calcext:value-type="float">
            <text:p>-0.3820403785</text:p>
          </table:table-cell>
          <table:table-cell office:value-type="float" office:value="-0.0222691928573937" calcext:value-type="float">
            <text:p>-0.0222691929</text:p>
          </table:table-cell>
          <table:table-cell office:value-type="float" office:value="0.300696098644693" calcext:value-type="float">
            <text:p>0.3006960986</text:p>
          </table:table-cell>
          <table:table-cell office:value-type="float" office:value="0.47789504037429" calcext:value-type="float">
            <text:p>0.4778950404</text:p>
          </table:table-cell>
          <table:table-cell office:value-type="float" office:value="0.490616387565406" calcext:value-type="float">
            <text:p>0.4906163876</text:p>
          </table:table-cell>
          <table:table-cell office:value-type="float" office:value="0.400770238909689" calcext:value-type="float">
            <text:p>0.4007702389</text:p>
          </table:table-cell>
          <table:table-cell office:value-type="float" office:value="0.294323757382884" calcext:value-type="float">
            <text:p>0.2943237574</text:p>
          </table:table-cell>
          <table:table-cell office:value-type="float" office:value="0.232754389958267" calcext:value-type="float">
            <text:p>0.23275439</text:p>
          </table:table-cell>
          <table:table-cell office:value-type="float" office:value="0.229660942117649" calcext:value-type="float">
            <text:p>0.2296609421</text:p>
          </table:table-cell>
          <table:table-cell office:value-type="float" office:value="0.249215359480943" calcext:value-type="float">
            <text:p>0.2492153595</text:p>
          </table:table-cell>
          <table:table-cell office:value-type="float" office:value="0.237888031593871" calcext:value-type="float">
            <text:p>0.2378880316</text:p>
          </table:table-cell>
          <table:table-cell office:value-type="float" office:value="0.168450853188511" calcext:value-type="float">
            <text:p>0.1684508532</text:p>
          </table:table-cell>
          <table:table-cell office:value-type="float" office:value="0.0546482062796638" calcext:value-type="float">
            <text:p>0.0546482063</text:p>
          </table:table-cell>
          <table:table-cell office:value-type="float" office:value="-0.0725071775486397" calcext:value-type="float">
            <text:p>-0.0725071775</text:p>
          </table:table-cell>
          <table:table-cell office:value-type="float" office:value="-0.199200777837749" calcext:value-type="float">
            <text:p>-0.1992007778</text:p>
          </table:table-cell>
          <table:table-cell office:value-type="float" office:value="-0.339683432710869" calcext:value-type="float">
            <text:p>-0.3396834327</text:p>
          </table:table-cell>
          <table:table-cell office:value-type="float" office:value="-0.51267566069255" calcext:value-type="float">
            <text:p>-0.5126756607</text:p>
          </table:table-cell>
          <table:table-cell office:value-type="float" office:value="-0.722974665853691" calcext:value-type="float">
            <text:p>-0.7229746659</text:p>
          </table:table-cell>
          <table:table-cell office:value-type="float" office:value="-0.973125574238435" calcext:value-type="float">
            <text:p>-0.9731255742</text:p>
          </table:table-cell>
          <table:table-cell office:value-type="float" office:value="-1.26756696261811" calcext:value-type="float">
            <text:p>-1.2675669626</text:p>
          </table:table-cell>
          <table:table-cell office:value-type="float" office:value="-1.62091199883152" calcext:value-type="float">
            <text:p>-1.6209119988</text:p>
          </table:table-cell>
          <table:table-cell office:value-type="float" office:value="-2.03815410420311" calcext:value-type="float">
            <text:p>-2.0381541042</text:p>
          </table:table-cell>
          <table:table-cell office:value-type="float" office:value="-2.43295400931355" calcext:value-type="float">
            <text:p>-2.4329540093</text:p>
          </table:table-cell>
          <table:table-cell office:value-type="float" office:value="-2.71982925401012" calcext:value-type="float">
            <text:p>-2.719829254</text:p>
          </table:table-cell>
          <table:table-cell office:value-type="float" office:value="-2.9434914761114" calcext:value-type="float">
            <text:p>-2.9434914761</text:p>
          </table:table-cell>
          <table:table-cell office:value-type="float" office:value="-3.15104849852066" calcext:value-type="float">
            <text:p>-3.1510484985</text:p>
          </table:table-cell>
          <table:table-cell office:value-type="float" office:value="-3.34186812642093" calcext:value-type="float">
            <text:p>-3.3418681264</text:p>
          </table:table-cell>
          <table:table-cell office:value-type="float" office:value="-3.51312904307485" calcext:value-type="float">
            <text:p>-3.5131290431</text:p>
          </table:table-cell>
          <table:table-cell office:value-type="float" office:value="-3.66457441366721" calcext:value-type="float">
            <text:p>-3.6645744137</text:p>
          </table:table-cell>
          <table:table-cell office:value-type="float" office:value="-3.7963727884458" calcext:value-type="float">
            <text:p>-3.7963727884</text:p>
          </table:table-cell>
          <table:table-cell office:value-type="float" office:value="-3.90859882349988" calcext:value-type="float">
            <text:p>-3.9085988235</text:p>
          </table:table-cell>
          <table:table-cell office:value-type="float" office:value="-4.00087684872202" calcext:value-type="float">
            <text:p>-4.0008768487</text:p>
          </table:table-cell>
          <table:table-cell office:value-type="float" office:value="-4.07228235956337" calcext:value-type="float">
            <text:p>-4.0722823596</text:p>
          </table:table-cell>
          <table:table-cell office:value-type="float" office:value="-4.12141208223055" calcext:value-type="float">
            <text:p>-4.1214120822</text:p>
          </table:table-cell>
          <table:table-cell office:value-type="float" office:value="-4.1464270469828" calcext:value-type="float">
            <text:p>-4.146427047</text:p>
          </table:table-cell>
          <table:table-cell office:value-type="float" office:value="-4.14507352398046" calcext:value-type="float">
            <text:p>-4.145073524</text:p>
          </table:table-cell>
          <table:table-cell office:value-type="float" office:value="-4.11494838774085" calcext:value-type="float">
            <text:p>-4.1149483877</text:p>
          </table:table-cell>
          <table:table-cell office:value-type="float" office:value="-4.0539828187557" calcext:value-type="float">
            <text:p>-4.0539828188</text:p>
          </table:table-cell>
          <table:table-cell office:value-type="float" office:value="-3.9609563114073" calcext:value-type="float">
            <text:p>-3.9609563114</text:p>
          </table:table-cell>
          <table:table-cell office:value-type="float" office:value="-3.83590217177177" calcext:value-type="float">
            <text:p>-3.8359021718</text:p>
          </table:table-cell>
          <table:table-cell office:value-type="float" office:value="-3.68031074404685" calcext:value-type="float">
            <text:p>-3.680310744</text:p>
          </table:table-cell>
          <table:table-cell office:value-type="float" office:value="-3.49709895179384" calcext:value-type="float">
            <text:p>-3.4970989518</text:p>
          </table:table-cell>
          <table:table-cell office:value-type="float" office:value="-3.29037112173857" calcext:value-type="float">
            <text:p>-3.2903711217</text:p>
          </table:table-cell>
          <table:table-cell office:value-type="float" office:value="-3.06502939226025" calcext:value-type="float">
            <text:p>-3.0650293923</text:p>
          </table:table-cell>
          <table:table-cell office:value-type="float" office:value="-2.82631336293516" calcext:value-type="float">
            <text:p>-2.8263133629</text:p>
          </table:table-cell>
          <table:table-cell office:value-type="float" office:value="-2.57936196022833" calcext:value-type="float">
            <text:p>-2.5793619602</text:p>
          </table:table-cell>
          <table:table-cell office:value-type="float" office:value="-2.32888101549034" calcext:value-type="float">
            <text:p>-2.3288810155</text:p>
          </table:table-cell>
          <table:table-cell office:value-type="float" office:value="-2.07895895792656" calcext:value-type="float">
            <text:p>-2.0789589579</text:p>
          </table:table-cell>
          <table:table-cell office:value-type="float" office:value="-1.833018393666" calcext:value-type="float">
            <text:p>-1.8330183937</text:p>
          </table:table-cell>
          <table:table-cell office:value-type="float" office:value="-1.59385339378948" calcext:value-type="float">
            <text:p>-1.5938533938</text:p>
          </table:table-cell>
          <table:table-cell office:value-type="float" office:value="-1.36369702878172" calcext:value-type="float">
            <text:p>-1.3636970288</text:p>
          </table:table-cell>
          <table:table-cell office:value-type="float" office:value="-1.14428335922816" calcext:value-type="float">
            <text:p>-1.1442833592</text:p>
          </table:table-cell>
          <table:table-cell office:value-type="float" office:value="-0.936892595699832" calcext:value-type="float">
            <text:p>-0.9368925957</text:p>
          </table:table-cell>
          <table:table-cell office:value-type="float" office:value="-0.74238237712807" calcext:value-type="float">
            <text:p>-0.7423823771</text:p>
          </table:table-cell>
          <table:table-cell office:value-type="float" office:value="-0.561210033511306" calcext:value-type="float">
            <text:p>-0.5612100335</text:p>
          </table:table-cell>
          <table:table-cell office:value-type="float" office:value="-0.393447552347777" calcext:value-type="float">
            <text:p>-0.3934475523</text:p>
          </table:table-cell>
          <table:table-cell office:value-type="float" office:value="-0.238790974031353" calcext:value-type="float">
            <text:p>-0.238790974</text:p>
          </table:table-cell>
          <table:table-cell office:value-type="float" office:value="-0.0965720506178114" calcext:value-type="float">
            <text:p>-0.0965720506</text:p>
          </table:table-cell>
          <table:table-cell office:value-type="float" office:value="0.0342116556014904" calcext:value-type="float">
            <text:p>0.0342116556</text:p>
          </table:table-cell>
          <table:table-cell office:value-type="float" office:value="0.154829288543263" calcext:value-type="float">
            <text:p>0.1548292885</text:p>
          </table:table-cell>
          <table:table-cell office:value-type="float" office:value="0.266701730416994" calcext:value-type="float">
            <text:p>0.2667017304</text:p>
          </table:table-cell>
          <table:table-cell office:value-type="float" office:value="0.371248489912861" calcext:value-type="float">
            <text:p>0.3712484899</text:p>
          </table:table-cell>
          <table:table-cell office:value-type="float" office:value="0.469726839718123" calcext:value-type="float">
            <text:p>0.4697268397</text:p>
          </table:table-cell>
          <table:table-cell office:value-type="float" office:value="0.563104423251075" calcext:value-type="float">
            <text:p>0.5631044233</text:p>
          </table:table-cell>
          <table:table-cell office:value-type="float" office:value="0.652000209993058" calcext:value-type="float">
            <text:p>0.65200021</text:p>
          </table:table-cell>
          <table:table-cell office:value-type="float" office:value="0.736707509013022" calcext:value-type="float">
            <text:p>0.736707509</text:p>
          </table:table-cell>
          <table:table-cell office:value-type="float" office:value="0.817286429766042" calcext:value-type="float">
            <text:p>0.8172864298</text:p>
          </table:table-cell>
          <table:table-cell office:value-type="float" office:value="0.893692973197569" calcext:value-type="float">
            <text:p>0.8936929732</text:p>
          </table:table-cell>
          <table:table-cell office:value-type="float" office:value="0.965905379648588" calcext:value-type="float">
            <text:p>0.9659053796</text:p>
          </table:table-cell>
          <table:table-cell office:value-type="float" office:value="1.03401645627592" calcext:value-type="float">
            <text:p>1.0340164563</text:p>
          </table:table-cell>
          <table:table-cell office:value-type="float" office:value="1.09827790729867" calcext:value-type="float">
            <text:p>1.0982779073</text:p>
          </table:table-cell>
          <table:table-cell office:value-type="float" office:value="1.1591003449235" calcext:value-type="float">
            <text:p>1.1591003449</text:p>
          </table:table-cell>
          <table:table-cell office:value-type="float" office:value="1.21702322963454" calcext:value-type="float">
            <text:p>1.2170232296</text:p>
          </table:table-cell>
          <table:table-cell office:value-type="float" office:value="1.27267006209343" calcext:value-type="float">
            <text:p>1.2726700621</text:p>
          </table:table-cell>
          <table:table-cell office:value-type="float" office:value="1.32669845059927" calcext:value-type="float">
            <text:p>1.3266984506</text:p>
          </table:table-cell>
          <table:table-cell office:value-type="float" office:value="1.37974723162902" calcext:value-type="float">
            <text:p>1.3797472316</text:p>
          </table:table-cell>
          <table:table-cell office:value-type="float" office:value="1.43237760165297" calcext:value-type="float">
            <text:p>1.4323776017</text:p>
          </table:table-cell>
          <table:table-cell office:value-type="float" office:value="1.48500340687148" calcext:value-type="float">
            <text:p>1.4850034069</text:p>
          </table:table-cell>
          <table:table-cell office:value-type="float" office:value="1.53780651814042" calcext:value-type="float">
            <text:p>1.5378065181</text:p>
          </table:table-cell>
          <table:table-cell office:value-type="float" office:value="1.59063725108266" calcext:value-type="float">
            <text:p>1.5906372511</text:p>
          </table:table-cell>
          <table:table-cell office:value-type="float" office:value="1.64291299689727" calcext:value-type="float">
            <text:p>1.6429129969</text:p>
          </table:table-cell>
          <table:table-cell office:value-type="float" office:value="1.69355755709579" calcext:value-type="float">
            <text:p>1.6935575571</text:p>
          </table:table-cell>
          <table:table-cell office:value-type="float" office:value="1.74105727671957" calcext:value-type="float">
            <text:p>1.7410572767</text:p>
          </table:table-cell>
          <table:table-cell office:value-type="float" office:value="1.78370096219025" calcext:value-type="float">
            <text:p>1.7837009622</text:p>
          </table:table-cell>
          <table:table-cell office:value-type="float" office:value="1.81997401275367" calcext:value-type="float">
            <text:p>1.8199740128</text:p>
          </table:table-cell>
          <table:table-cell office:value-type="float" office:value="1.84893929397727" calcext:value-type="float">
            <text:p>1.848939294</text:p>
          </table:table-cell>
          <table:table-cell office:value-type="float" office:value="1.87040055644663" calcext:value-type="float">
            <text:p>1.8704005564</text:p>
          </table:table-cell>
          <table:table-cell office:value-type="float" office:value="1.88478111395691" calcext:value-type="float">
            <text:p>1.884781114</text:p>
          </table:table-cell>
          <table:table-cell office:value-type="float" office:value="1.89283640360445" calcext:value-type="float">
            <text:p>1.8928364036</text:p>
          </table:table-cell>
          <table:table-cell office:value-type="float" office:value="1.89537892211809" calcext:value-type="float">
            <text:p>1.8953789221</text:p>
          </table:table-cell>
          <table:table-cell office:value-type="float" office:value="1.89311530577248" calcext:value-type="float">
            <text:p>1.8931153058</text:p>
          </table:table-cell>
          <table:table-cell office:value-type="float" office:value="1.88659403723825" calcext:value-type="float">
            <text:p>1.8865940372</text:p>
          </table:table-cell>
          <table:table-cell office:value-type="float" office:value="1.87621701870122" calcext:value-type="float">
            <text:p>1.8762170187</text:p>
          </table:table-cell>
          <table:table-cell office:value-type="float" office:value="1.86227245248402" calcext:value-type="float">
            <text:p>1.8622724525</text:p>
          </table:table-cell>
          <table:table-cell office:value-type="float" office:value="1.8449658934493" calcext:value-type="float">
            <text:p>1.8449658934</text:p>
          </table:table-cell>
          <table:table-cell office:value-type="float" office:value="1.8244415589231" calcext:value-type="float">
            <text:p>1.8244415589</text:p>
          </table:table-cell>
          <table:table-cell office:value-type="float" office:value="1.80079372844268" calcext:value-type="float">
            <text:p>1.8007937284</text:p>
          </table:table-cell>
          <table:table-cell office:value-type="float" office:value="1.7740708584188" calcext:value-type="float">
            <text:p>1.7740708584</text:p>
          </table:table-cell>
          <table:table-cell office:value-type="float" office:value="1.74427543303831" calcext:value-type="float">
            <text:p>1.744275433</text:p>
          </table:table-cell>
          <table:table-cell office:value-type="float" office:value="1.71136201133122" calcext:value-type="float">
            <text:p>1.7113620113</text:p>
          </table:table-cell>
          <table:table-cell office:value-type="float" office:value="1.67523512408531" calcext:value-type="float">
            <text:p>1.6752351241</text:p>
          </table:table-cell>
          <table:table-cell office:value-type="float" office:value="1.63574799225154" calcext:value-type="float">
            <text:p>1.6357479923</text:p>
          </table:table-cell>
          <table:table-cell office:value-type="float" office:value="1.59270262876519" calcext:value-type="float">
            <text:p>1.5927026288</text:p>
          </table:table-cell>
          <table:table-cell office:value-type="float" office:value="1.54585172850725" calcext:value-type="float">
            <text:p>1.5458517285</text:p>
          </table:table-cell>
          <table:table-cell office:value-type="float" office:value="1.49490274236235" calcext:value-type="float">
            <text:p>1.4949027424</text:p>
          </table:table-cell>
          <table:table-cell office:value-type="float" office:value="1.43952456323706" calcext:value-type="float">
            <text:p>1.4395245632</text:p>
          </table:table-cell>
          <table:table-cell office:value-type="float" office:value="1.37935725320408" calcext:value-type="float">
            <text:p>1.3793572532</text:p>
          </table:table-cell>
          <table:table-cell office:value-type="float" office:value="1.31402517944272" calcext:value-type="float">
            <text:p>1.3140251794</text:p>
          </table:table-cell>
          <table:table-cell office:value-type="float" office:value="1.24315379338287" calcext:value-type="float">
            <text:p>1.2431537934</text:p>
          </table:table-cell>
          <table:table-cell office:value-type="float" office:value="1.16639007825984" calcext:value-type="float">
            <text:p>1.1663900783</text:p>
          </table:table-cell>
          <table:table-cell office:value-type="float" office:value="1.08342639586864" calcext:value-type="float">
            <text:p>1.0834263959</text:p>
          </table:table-cell>
          <table:table-cell office:value-type="float" office:value="0.994027073649355" calcext:value-type="float">
            <text:p>0.9940270736</text:p>
          </table:table-cell>
          <table:table-cell office:value-type="float" office:value="0.898056594963856" calcext:value-type="float">
            <text:p>0.898056595</text:p>
          </table:table-cell>
          <table:table-cell office:value-type="float" office:value="0.795507732254182" calcext:value-type="float">
            <text:p>0.7955077323</text:p>
          </table:table-cell>
          <table:table-cell office:value-type="float" office:value="0.686527484152637" calcext:value-type="float">
            <text:p>0.6865274842</text:p>
          </table:table-cell>
          <table:table-cell office:value-type="float" office:value="0.571438365013219" calcext:value-type="float">
            <text:p>0.571438365</text:p>
          </table:table-cell>
          <table:table-cell office:value-type="float" office:value="0.450752567456147" calcext:value-type="float">
            <text:p>0.4507525675</text:p>
          </table:table-cell>
          <table:table-cell office:value-type="float" office:value="0.325176849706588" calcext:value-type="float">
            <text:p>0.3251768497</text:p>
          </table:table-cell>
          <table:table-cell office:value-type="float" office:value="0.195606689784489" calcext:value-type="float">
            <text:p>0.1956066898</text:p>
          </table:table-cell>
          <table:table-cell office:value-type="float" office:value="0.0631092175959691" calcext:value-type="float">
            <text:p>0.0631092176</text:p>
          </table:table-cell>
          <table:table-cell office:value-type="float" office:value="-0.0711044591246601" calcext:value-type="float">
            <text:p>-0.0711044591</text:p>
          </table:table-cell>
          <table:table-cell office:value-type="float" office:value="-0.205715850416282" calcext:value-type="float">
            <text:p>-0.2057158504</text:p>
          </table:table-cell>
          <table:table-cell office:value-type="float" office:value="-0.339342048626292" calcext:value-type="float">
            <text:p>-0.3393420486</text:p>
          </table:table-cell>
          <table:table-cell office:value-type="float" office:value="-0.470581966341808" calcext:value-type="float">
            <text:p>-0.4705819663</text:p>
          </table:table-cell>
          <table:table-cell office:value-type="float" office:value="-0.598062597035654" calcext:value-type="float">
            <text:p>-0.598062597</text:p>
          </table:table-cell>
          <table:table-cell office:value-type="float" office:value="-0.720482274129189" calcext:value-type="float">
            <text:p>-0.7204822741</text:p>
          </table:table-cell>
          <table:table-cell office:value-type="float" office:value="-0.836648444590641" calcext:value-type="float">
            <text:p>-0.8366484446</text:p>
          </table:table-cell>
          <table:table-cell office:value-type="float" office:value="-0.945508218240359" calcext:value-type="float">
            <text:p>-0.9455082182</text:p>
          </table:table-cell>
          <table:table-cell office:value-type="float" office:value="-1.04617077630488" calcext:value-type="float">
            <text:p>-1.0461707763</text:p>
          </table:table-cell>
          <table:table-cell office:value-type="float" office:value="-1.13792149982085" calcext:value-type="float">
            <text:p>-1.1379214998</text:p>
          </table:table-cell>
          <table:table-cell office:value-type="float" office:value="-1.22022831092029" calcext:value-type="float">
            <text:p>-1.2202283109</text:p>
          </table:table-cell>
          <table:table-cell office:value-type="float" office:value="-1.2927411462891" calcext:value-type="float">
            <text:p>-1.2927411463</text:p>
          </table:table-cell>
          <table:table-cell office:value-type="float" office:value="-1.35528568752156" calcext:value-type="float">
            <text:p>-1.3552856875</text:p>
          </table:table-cell>
          <table:table-cell office:value-type="float" office:value="-1.40785248996526" calcext:value-type="float">
            <text:p>-1.40785249</text:p>
          </table:table-cell>
          <table:table-cell office:value-type="float" office:value="-1.45058254688279" calcext:value-type="float">
            <text:p>-1.4505825469</text:p>
          </table:table-cell>
          <table:table-cell office:value-type="float" office:value="-1.48375017812527" calcext:value-type="float">
            <text:p>-1.4837501781</text:p>
          </table:table-cell>
          <table:table-cell office:value-type="float" office:value="-1.50774400717423" calcext:value-type="float">
            <text:p>-1.5077440072</text:p>
          </table:table-cell>
          <table:table-cell office:value-type="float" office:value="-1.52304672105113" calcext:value-type="float">
            <text:p>-1.5230467211</text:p>
          </table:table-cell>
          <table:table-cell office:value-type="float" office:value="-1.53021429242257" calcext:value-type="float">
            <text:p>-1.5302142924</text:p>
          </table:table-cell>
          <table:table-cell office:value-type="float" office:value="-1.52985535418869" calcext:value-type="float">
            <text:p>-1.5298553542</text:p>
          </table:table-cell>
          <table:table-cell office:value-type="float" office:value="-1.52261141613701" calcext:value-type="float">
            <text:p>-1.5226114161</text:p>
          </table:table-cell>
          <table:table-cell office:value-type="float" office:value="-1.5091385693469" calcext:value-type="float">
            <text:p>-1.5091385693</text:p>
          </table:table-cell>
          <table:table-cell office:value-type="float" office:value="-1.49009122252774" calcext:value-type="float">
            <text:p>-1.4900912225</text:p>
          </table:table-cell>
          <table:table-cell office:value-type="float" office:value="-1.46610826118736" calcext:value-type="float">
            <text:p>-1.4661082612</text:p>
          </table:table-cell>
          <table:table-cell office:value-type="float" office:value="-1.43780183769955" calcext:value-type="float">
            <text:p>-1.4378018377</text:p>
          </table:table-cell>
          <table:table-cell office:value-type="float" office:value="-1.40574881796144" calcext:value-type="float">
            <text:p>-1.405748818</text:p>
          </table:table-cell>
          <table:table-cell office:value-type="float" office:value="-1.37048475599652" calcext:value-type="float">
            <text:p>-1.370484756</text:p>
          </table:table-cell>
          <table:table-cell office:value-type="float" office:value="-1.33250015868604" calcext:value-type="float">
            <text:p>-1.3325001587</text:p>
          </table:table-cell>
          <table:table-cell office:value-type="float" office:value="-1.29223874202182" calcext:value-type="float">
            <text:p>-1.292238742</text:p>
          </table:table-cell>
          <table:table-cell office:value-type="float" office:value="-1.25009735908136" calcext:value-type="float">
            <text:p>-1.2500973591</text:p>
          </table:table-cell>
          <table:table-cell office:value-type="float" office:value="-1.20642728311004" calcext:value-type="float">
            <text:p>-1.2064272831</text:p>
          </table:table-cell>
          <table:table-cell office:value-type="float" office:value="-1.16153654164354" calcext:value-type="float">
            <text:p>-1.1615365416</text:p>
          </table:table-cell>
          <table:table-cell office:value-type="float" office:value="-1.11569300968238" calcext:value-type="float">
            <text:p>-1.1156930097</text:p>
          </table:table-cell>
          <table:table-cell office:value-type="float" office:value="-1.06912797884263" calcext:value-type="float">
            <text:p>-1.0691279788</text:p>
          </table:table-cell>
          <table:table-cell office:value-type="float" office:value="-1.02203992848111" calcext:value-type="float">
            <text:p>-1.0220399285</text:p>
          </table:table-cell>
          <table:table-cell office:value-type="float" office:value="-0.974598240428488" calcext:value-type="float">
            <text:p>-0.9745982404</text:p>
          </table:table-cell>
          <table:table-cell office:value-type="float" office:value="-0.92694662714693" calcext:value-type="float">
            <text:p>-0.9269466271</text:p>
          </table:table-cell>
          <table:table-cell office:value-type="float" office:value="-0.879206086806883" calcext:value-type="float">
            <text:p>-0.8792060868</text:p>
          </table:table-cell>
          <table:table-cell office:value-type="float" office:value="-0.831477256623976" calcext:value-type="float">
            <text:p>-0.8314772566</text:p>
          </table:table-cell>
          <table:table-cell office:value-type="float" office:value="-0.783842102520898" calcext:value-type="float">
            <text:p>-0.7838421025</text:p>
          </table:table-cell>
          <table:table-cell office:value-type="float" office:value="-0.736364951064343" calcext:value-type="float">
            <text:p>-0.7363649511</text:p>
          </table:table-cell>
          <table:table-cell office:value-type="float" office:value="-0.689092930649646" calcext:value-type="float">
            <text:p>-0.6890929306</text:p>
          </table:table-cell>
          <table:table-cell office:value-type="float" office:value="-0.642055936802626" calcext:value-type="float">
            <text:p>-0.6420559368</text:p>
          </table:table-cell>
          <table:table-cell office:value-type="float" office:value="-0.595266268178023" calcext:value-type="float">
            <text:p>-0.5952662682</text:p>
          </table:table-cell>
          <table:table-cell office:value-type="float" office:value="-0.548718095873657" calcext:value-type="float">
            <text:p>-0.5487180959</text:p>
          </table:table-cell>
          <table:table-cell office:value-type="float" office:value="-0.502386932540919" calcext:value-type="float">
            <text:p>-0.5023869325</text:p>
          </table:table-cell>
          <table:table-cell office:value-type="float" office:value="-0.456229264484005" calcext:value-type="float">
            <text:p>-0.4562292645</text:p>
          </table:table-cell>
          <table:table-cell office:value-type="float" office:value="-0.410182504415102" calcext:value-type="float">
            <text:p>-0.4101825044</text:p>
          </table:table-cell>
          <table:table-cell office:value-type="float" office:value="-0.364165418026079" calcext:value-type="float">
            <text:p>-0.364165418</text:p>
          </table:table-cell>
          <table:table-cell office:value-type="float" office:value="-0.318079174750388" calcext:value-type="float">
            <text:p>-0.3180791748</text:p>
          </table:table-cell>
          <table:table-cell office:value-type="float" office:value="-0.27180916982571" calcext:value-type="float">
            <text:p>-0.2718091698</text:p>
          </table:table-cell>
          <table:table-cell office:value-type="float" office:value="-0.225227756324773" calcext:value-type="float">
            <text:p>-0.2252277563</text:p>
          </table:table-cell>
          <table:table-cell office:value-type="float" office:value="-0.178198005810687" calcext:value-type="float">
            <text:p>-0.1781980058</text:p>
          </table:table-cell>
          <table:table-cell office:value-type="float" office:value="-0.130578577957794" calcext:value-type="float">
            <text:p>-0.130578578</text:p>
          </table:table-cell>
          <table:table-cell office:value-type="float" office:value="-0.0822297174591591" calcext:value-type="float">
            <text:p>-0.0822297175</text:p>
          </table:table-cell>
          <table:table-cell office:value-type="float" office:value="-0.0330203087855852" calcext:value-type="float">
            <text:p>-0.0330203088</text:p>
          </table:table-cell>
          <table:table-cell office:value-type="float" office:value="0.0171641908080733" calcext:value-type="float">
            <text:p>0.0171641908</text:p>
          </table:table-cell>
          <table:table-cell office:value-type="float" office:value="0.068413242150156" calcext:value-type="float">
            <text:p>0.0684132422</text:p>
          </table:table-cell>
          <table:table-cell office:value-type="float" office:value="0.120782559179845" calcext:value-type="float">
            <text:p>0.1207825592</text:p>
          </table:table-cell>
          <table:table-cell office:value-type="float" office:value="0.174285801206769" calcext:value-type="float">
            <text:p>0.1742858012</text:p>
          </table:table-cell>
          <table:table-cell office:value-type="float" office:value="0.228887182114119" calcext:value-type="float">
            <text:p>0.2288871821</text:p>
          </table:table-cell>
          <table:table-cell office:value-type="float" office:value="0.284495542085637" calcext:value-type="float">
            <text:p>0.2844955421</text:p>
          </table:table-cell>
          <table:table-cell office:value-type="float" office:value="0.340960349220837" calcext:value-type="float">
            <text:p>0.3409603492</text:p>
          </table:table-cell>
          <table:table-cell office:value-type="float" office:value="0.398069966230059" calcext:value-type="float">
            <text:p>0.3980699662</text:p>
          </table:table-cell>
          <table:table-cell office:value-type="float" office:value="0.455552352645464" calcext:value-type="float">
            <text:p>0.4555523526</text:p>
          </table:table-cell>
          <table:table-cell office:value-type="float" office:value="0.513078202168257" calcext:value-type="float">
            <text:p>0.5130782022</text:p>
          </table:table-cell>
          <table:table-cell office:value-type="float" office:value="0.570266362015399" calcext:value-type="float">
            <text:p>0.570266362</text:p>
          </table:table-cell>
          <table:table-cell office:value-type="float" office:value="0.626691262169553" calcext:value-type="float">
            <text:p>0.6266912622</text:p>
          </table:table-cell>
          <table:table-cell office:value-type="float" office:value="0.681892002470262" calcext:value-type="float">
            <text:p>0.6818920025</text:p>
          </table:table-cell>
          <table:table-cell office:value-type="float" office:value="0.735382700989103" calcext:value-type="float">
            <text:p>0.735382701</text:p>
          </table:table-cell>
          <table:table-cell office:value-type="float" office:value="0.786663690102099" calcext:value-type="float">
            <text:p>0.7866636901</text:p>
          </table:table-cell>
          <table:table-cell office:value-type="float" office:value="0.835233148890632" calcext:value-type="float">
            <text:p>0.8352331489</text:p>
          </table:table-cell>
          <table:table-cell office:value-type="float" office:value="0.880598776129201" calcext:value-type="float">
            <text:p>0.8805987761</text:p>
          </table:table-cell>
          <table:table-cell office:value-type="float" office:value="0.922289134118383" calcext:value-type="float">
            <text:p>0.9222891341</text:p>
          </table:table-cell>
          <table:table-cell office:value-type="float" office:value="0.959864328686553" calcext:value-type="float">
            <text:p>0.9598643287</text:p>
          </table:table-cell>
          <table:table-cell office:value-type="float" office:value="0.992925733753659" calcext:value-type="float">
            <text:p>0.9929257338</text:p>
          </table:table-cell>
          <table:table-cell office:value-type="float" office:value="1.02112451812381" calcext:value-type="float">
            <text:p>1.0211245181</text:p>
          </table:table-cell>
          <table:table-cell office:value-type="float" office:value="1.04416878494391" calcext:value-type="float">
            <text:p>1.0441687849</text:p>
          </table:table-cell>
          <table:table-cell office:value-type="float" office:value="1.06182918742694" calcext:value-type="float">
            <text:p>1.0618291874</text:p>
          </table:table-cell>
          <table:table-cell office:value-type="float" office:value="1.0739429352336" calcext:value-type="float">
            <text:p>1.0739429352</text:p>
          </table:table-cell>
          <table:table-cell office:value-type="float" office:value="1.08041615256623" calcext:value-type="float">
            <text:p>1.0804161526</text:p>
          </table:table-cell>
          <table:table-cell office:value-type="float" office:value="1.08122459100691" calcext:value-type="float">
            <text:p>1.081224591</text:p>
          </table:table-cell>
          <table:table-cell office:value-type="float" office:value="1.07641273798433" calcext:value-type="float">
            <text:p>1.076412738</text:p>
          </table:table-cell>
          <table:table-cell office:value-type="float" office:value="1.06609139669817" calcext:value-type="float">
            <text:p>1.0660913967</text:p>
          </table:table-cell>
          <table:table-cell office:value-type="float" office:value="1.05043384667451" calcext:value-type="float">
            <text:p>1.0504338467</text:p>
          </table:table-cell>
          <table:table-cell office:value-type="float" office:value="1.02967072675384" calcext:value-type="float">
            <text:p>1.0296707268</text:p>
          </table:table-cell>
          <table:table-cell office:value-type="float" office:value="1.00408381426717" calcext:value-type="float">
            <text:p>1.0040838143</text:p>
          </table:table-cell>
          <table:table-cell office:value-type="float" office:value="0.97399890447449" calcext:value-type="float">
            <text:p>0.9739989045</text:p>
          </table:table-cell>
          <table:table-cell office:value-type="float" office:value="0.939778021122337" calcext:value-type="float">
            <text:p>0.9397780211</text:p>
          </table:table-cell>
          <table:table-cell office:value-type="float" office:value="0.901811209668704" calcext:value-type="float">
            <text:p>0.9018112097</text:p>
          </table:table-cell>
          <table:table-cell office:value-type="float" office:value="0.860508176588011" calcext:value-type="float">
            <text:p>0.8605081766</text:p>
          </table:table-cell>
          <table:table-cell office:value-type="float" office:value="0.816290038832974" calcext:value-type="float">
            <text:p>0.8162900388</text:p>
          </table:table-cell>
          <table:table-cell office:value-type="float" office:value="0.76958143550395" calcext:value-type="float">
            <text:p>0.7695814355</text:p>
          </table:table-cell>
          <table:table-cell office:value-type="float" office:value="0.720803228832188" calcext:value-type="float">
            <text:p>0.7208032288</text:p>
          </table:table-cell>
          <table:table-cell office:value-type="float" office:value="0.670365984906554" calcext:value-type="float">
            <text:p>0.6703659849</text:p>
          </table:table-cell>
          <table:table-cell office:value-type="float" office:value="0.618664378656908" calcext:value-type="float">
            <text:p>0.6186643787</text:p>
          </table:table-cell>
          <table:table-cell office:value-type="float" office:value="0.566072615910622" calcext:value-type="float">
            <text:p>0.5660726159</text:p>
          </table:table-cell>
          <table:table-cell office:value-type="float" office:value="0.512940911802839" calcext:value-type="float">
            <text:p>0.5129409118</text:p>
          </table:table-cell>
          <table:table-cell office:value-type="float" office:value="0.459593013337092" calcext:value-type="float">
            <text:p>0.4595930133</text:p>
          </table:table-cell>
          <table:table-cell office:value-type="float" office:value="0.406324707856216" calcext:value-type="float">
            <text:p>0.4063247079</text:p>
          </table:table-cell>
          <table:table-cell office:value-type="float" office:value="0.353403221174524" calcext:value-type="float">
            <text:p>0.3534032212</text:p>
          </table:table-cell>
          <table:table-cell office:value-type="float" office:value="0.301067380788844" calcext:value-type="float">
            <text:p>0.3010673808</text:p>
          </table:table-cell>
          <table:table-cell office:value-type="float" office:value="0.249528401655462" calcext:value-type="float">
            <text:p>0.2495284017</text:p>
          </table:table-cell>
          <table:table-cell office:value-type="float" office:value="0.198971144435912" calcext:value-type="float">
            <text:p>0.1989711444</text:p>
          </table:table-cell>
          <table:table-cell office:value-type="float" office:value="0.149555698196655" calcext:value-type="float">
            <text:p>0.1495556982</text:p>
          </table:table-cell>
          <table:table-cell office:value-type="float" office:value="0.101419150153523" calcext:value-type="float">
            <text:p>0.1014191502</text:p>
          </table:table-cell>
          <table:table-cell office:value-type="float" office:value="0.0546774226953728" calcext:value-type="float">
            <text:p>0.0546774227</text:p>
          </table:table-cell>
          <table:table-cell office:value-type="float" office:value="0.00942708084707866" calcext:value-type="float">
            <text:p>0.0094270808</text:p>
          </table:table-cell>
          <table:table-cell office:value-type="float" office:value="-0.0342529604051023" calcext:value-type="float">
            <text:p>-0.0342529604</text:p>
          </table:table-cell>
          <table:table-cell office:value-type="float" office:value="-0.0762998719889374" calcext:value-type="float">
            <text:p>-0.076299872</text:p>
          </table:table-cell>
          <table:table-cell office:value-type="float" office:value="-0.116665506228321" calcext:value-type="float">
            <text:p>-0.1166655062</text:p>
          </table:table-cell>
          <table:table-cell office:value-type="float" office:value="-0.155315144551169" calcext:value-type="float">
            <text:p>-0.1553151446</text:p>
          </table:table-cell>
          <table:table-cell office:value-type="float" office:value="-0.192226370876883" calcext:value-type="float">
            <text:p>-0.1922263709</text:p>
          </table:table-cell>
          <table:table-cell office:value-type="float" office:value="-0.227388030927864" calcext:value-type="float">
            <text:p>-0.2273880309</text:p>
          </table:table-cell>
          <table:table-cell office:value-type="float" office:value="-0.260799231228926" calcext:value-type="float">
            <text:p>-0.2607992312</text:p>
          </table:table-cell>
          <table:table-cell office:value-type="float" office:value="-0.292468331929646" calcext:value-type="float">
            <text:p>-0.2924683319</text:p>
          </table:table-cell>
          <table:table-cell office:value-type="float" office:value="-0.322411894269483" calcext:value-type="float">
            <text:p>-0.3224118943</text:p>
          </table:table-cell>
          <table:table-cell office:value-type="float" office:value="-0.35065355534863" calcext:value-type="float">
            <text:p>-0.3506535553</text:p>
          </table:table-cell>
          <table:table-cell office:value-type="float" office:value="-0.37722281824098" calcext:value-type="float">
            <text:p>-0.3772228182</text:p>
          </table:table-cell>
          <table:table-cell office:value-type="float" office:value="-0.402153762447373" calcext:value-type="float">
            <text:p>-0.4021537624</text:p>
          </table:table-cell>
          <table:table-cell office:value-type="float" office:value="-0.425483696193148" calcext:value-type="float">
            <text:p>-0.4254836962</text:p>
          </table:table-cell>
          <table:table-cell office:value-type="float" office:value="-0.447251786157502" calcext:value-type="float">
            <text:p>-0.4472517862</text:p>
          </table:table-cell>
          <table:table-cell office:value-type="float" office:value="-0.46749771018558" calcext:value-type="float">
            <text:p>-0.4674977102</text:p>
          </table:table-cell>
          <table:table-cell office:value-type="float" office:value="-0.486260383101312" calcext:value-type="float">
            <text:p>-0.4862603831</text:p>
          </table:table-cell>
          <table:table-cell office:value-type="float" office:value="-0.503576804213529" calcext:value-type="float">
            <text:p>-0.5035768042</text:p>
          </table:table-cell>
          <table:table-cell office:value-type="float" office:value="-0.519481067504763" calcext:value-type="float">
            <text:p>-0.5194810675</text:p>
          </table:table-cell>
          <table:table-cell office:value-type="float" office:value="-0.534003562634896" calcext:value-type="float">
            <text:p>-0.5340035626</text:p>
          </table:table-cell>
          <table:table-cell office:value-type="float" office:value="-0.547170378419272" calcext:value-type="float">
            <text:p>-0.5471703784</text:p>
          </table:table-cell>
          <table:table-cell office:value-type="float" office:value="-0.559002902671194" calcext:value-type="float">
            <text:p>-0.5590029027</text:p>
          </table:table-cell>
          <table:table-cell office:value-type="float" office:value="-0.569517595919848" calcext:value-type="float">
            <text:p>-0.5695175959</text:p>
          </table:table-cell>
          <table:table-cell office:value-type="float" office:value="-0.578725904124382" calcext:value-type="float">
            <text:p>-0.5787259041</text:p>
          </table:table-cell>
          <table:table-cell office:value-type="float" office:value="-0.586634269089986" calcext:value-type="float">
            <text:p>-0.5866342691</text:p>
          </table:table-cell>
          <table:table-cell office:value-type="float" office:value="-0.593244195793057" calcext:value-type="float">
            <text:p>-0.5932441958</text:p>
          </table:table-cell>
          <table:table-cell office:value-type="float" office:value="-0.598552342918996" calcext:value-type="float">
            <text:p>-0.5985523429</text:p>
          </table:table-cell>
          <table:table-cell office:value-type="float" office:value="-0.60255061511561" calcext:value-type="float">
            <text:p>-0.6025506151</text:p>
          </table:table-cell>
          <table:table-cell office:value-type="float" office:value="-0.605226250473672" calcext:value-type="float">
            <text:p>-0.6052262505</text:p>
          </table:table-cell>
          <table:table-cell office:value-type="float" office:value="-0.606561912000859" calcext:value-type="float">
            <text:p>-0.606561912</text:p>
          </table:table-cell>
          <table:table-cell office:value-type="float" office:value="-0.606535805068259" calcext:value-type="float">
            <text:p>-0.6065358051</text:p>
          </table:table-cell>
          <table:table-cell office:value-type="float" office:value="-0.605121852341753" calcext:value-type="float">
            <text:p>-0.6051218523</text:p>
          </table:table-cell>
          <table:table-cell office:value-type="float" office:value="-0.602289962754485" calcext:value-type="float">
            <text:p>-0.6022899628</text:p>
          </table:table-cell>
          <table:table-cell office:value-type="float" office:value="-0.598006431583391" calcext:value-type="float">
            <text:p>-0.5980064316</text:p>
          </table:table-cell>
          <table:table-cell office:value-type="float" office:value="-0.592234505180141" calcext:value-type="float">
            <text:p>-0.5922345052</text:p>
          </table:table-cell>
          <table:table-cell office:value-type="float" office:value="-0.584935137197818" calcext:value-type="float">
            <text:p>-0.5849351372</text:p>
          </table:table-cell>
          <table:table-cell office:value-type="float" office:value="-0.576067954149211" calcext:value-type="float">
            <text:p>-0.5760679541</text:p>
          </table:table-cell>
          <table:table-cell office:value-type="float" office:value="-0.565592437650725" calcext:value-type="float">
            <text:p>-0.5655924377</text:p>
          </table:table-cell>
          <table:table-cell office:value-type="float" office:value="-0.55346931941589" calcext:value-type="float">
            <text:p>-0.5534693194</text:p>
          </table:table-cell>
          <table:table-cell office:value-type="float" office:value="-0.539662173480254" calcext:value-type="float">
            <text:p>-0.5396621735</text:p>
          </table:table-cell>
          <table:table-cell office:value-type="float" office:value="-0.524139178666608" calcext:value-type="float">
            <text:p>-0.5241391787</text:p>
          </table:table-cell>
          <table:table-cell office:value-type="float" office:value="-0.506875013282228" calcext:value-type="float">
            <text:p>-0.5068750133</text:p>
          </table:table-cell>
          <table:table-cell office:value-type="float" office:value="-0.487852833822952" calcext:value-type="float">
            <text:p>-0.4878528338</text:p>
          </table:table-cell>
          <table:table-cell office:value-type="float" office:value="-0.467066280419105" calcext:value-type="float">
            <text:p>-0.4670662804</text:p>
          </table:table-cell>
          <table:table-cell office:value-type="float" office:value="-0.444521444327517" calcext:value-type="float">
            <text:p>-0.4445214443</text:p>
          </table:table-cell>
          <table:table-cell office:value-type="float" office:value="-0.420238727414344" calcext:value-type="float">
            <text:p>-0.4202387274</text:p>
          </table:table-cell>
          <table:table-cell office:value-type="float" office:value="-0.394254520771752" calcext:value-type="float">
            <text:p>-0.3942545208</text:p>
          </table:table-cell>
          <table:table-cell office:value-type="float" office:value="-0.366622629799707" calcext:value-type="float">
            <text:p>-0.3666226298</text:p>
          </table:table-cell>
          <table:table-cell office:value-type="float" office:value="-0.337415376614068" calcext:value-type="float">
            <text:p>-0.3374153766</text:p>
          </table:table-cell>
          <table:table-cell office:value-type="float" office:value="-0.306724317697019" calcext:value-type="float">
            <text:p>-0.3067243177</text:p>
          </table:table-cell>
          <table:table-cell office:value-type="float" office:value="-0.274660525264222" calcext:value-type="float">
            <text:p>-0.2746605253</text:p>
          </table:table-cell>
          <table:table-cell office:value-type="float" office:value="-0.241354394613904" calcext:value-type="float">
            <text:p>-0.2413543946</text:p>
          </table:table-cell>
          <table:table-cell office:value-type="float" office:value="-0.206954956212673" calcext:value-type="float">
            <text:p>-0.2069549562</text:p>
          </table:table-cell>
          <table:table-cell office:value-type="float" office:value="-0.171628689683324" calcext:value-type="float">
            <text:p>-0.1716286897</text:p>
          </table:table-cell>
          <table:table-cell office:value-type="float" office:value="-0.135557856212231" calcext:value-type="float">
            <text:p>-0.1355578562</text:p>
          </table:table-cell>
          <table:table-cell office:value-type="float" office:value="-0.0989383850870784" calcext:value-type="float">
            <text:p>-0.0989383851</text:p>
          </table:table-cell>
          <table:table-cell office:value-type="float" office:value="-0.0619773679724073" calcext:value-type="float">
            <text:p>-0.061977368</text:p>
          </table:table-cell>
          <table:table-cell office:value-type="float" office:value="-0.0248902300683557" calcext:value-type="float">
            <text:p>-0.0248902301</text:p>
          </table:table-cell>
          <table:table-cell office:value-type="float" office:value="0.012102340424216" calcext:value-type="float">
            <text:p>0.0121023404</text:p>
          </table:table-cell>
          <table:table-cell office:value-type="float" office:value="0.0487776147461494" calcext:value-type="float">
            <text:p>0.0487776147</text:p>
          </table:table-cell>
          <table:table-cell office:value-type="float" office:value="0.0849141040540513" calcext:value-type="float">
            <text:p>0.0849141041</text:p>
          </table:table-cell>
          <table:table-cell office:value-type="float" office:value="0.120294804285819" calcext:value-type="float">
            <text:p>0.1202948043</text:p>
          </table:table-cell>
          <table:table-cell office:value-type="float" office:value="0.154710316086882" calcext:value-type="float">
            <text:p>0.1547103161</text:p>
          </table:table-cell>
          <table:table-cell office:value-type="float" office:value="0.187961758357275" calcext:value-type="float">
            <text:p>0.1879617584</text:p>
          </table:table-cell>
          <table:table-cell office:value-type="float" office:value="0.219863404766775" calcext:value-type="float">
            <text:p>0.2198634048</text:p>
          </table:table-cell>
          <table:table-cell office:value-type="float" office:value="0.2502449854801" calcext:value-type="float">
            <text:p>0.2502449855</text:p>
          </table:table-cell>
          <table:table-cell office:value-type="float" office:value="0.278953610508969" calcext:value-type="float">
            <text:p>0.2789536105</text:p>
          </table:table-cell>
          <table:table-cell office:value-type="float" office:value="0.30585528576783" calcext:value-type="float">
            <text:p>0.3058552858</text:p>
          </table:table-cell>
          <table:table-cell office:value-type="float" office:value="0.330836007340137" calcext:value-type="float">
            <text:p>0.3308360073</text:p>
          </table:table-cell>
          <table:table-cell office:value-type="float" office:value="0.353802433061778" calcext:value-type="float">
            <text:p>0.3538024331</text:p>
          </table:table-cell>
          <table:table-cell office:value-type="float" office:value="0.374682142831974" calcext:value-type="float">
            <text:p>0.3746821428</text:p>
          </table:table-cell>
          <table:table-cell office:value-type="float" office:value="0.393423509736491" calcext:value-type="float">
            <text:p>0.3934235097</text:p>
          </table:table-cell>
          <table:table-cell office:value-type="float" office:value="0.409995212911595" calcext:value-type="float">
            <text:p>0.4099952129</text:p>
          </table:table-cell>
          <table:table-cell office:value-type="float" office:value="0.424385430000522" calcext:value-type="float">
            <text:p>0.42438543</text:p>
          </table:table-cell>
          <table:table-cell office:value-type="float" office:value="0.436600752061583" calcext:value-type="float">
            <text:p>0.4366007521</text:p>
          </table:table-cell>
          <table:table-cell office:value-type="float" office:value="0.446664866960983" calcext:value-type="float">
            <text:p>0.446664867</text:p>
          </table:table-cell>
          <table:table-cell office:value-type="float" office:value="0.454617058757142" calcext:value-type="float">
            <text:p>0.4546170588</text:p>
          </table:table-cell>
          <table:table-cell office:value-type="float" office:value="0.460510570530283" calcext:value-type="float">
            <text:p>0.4605105705</text:p>
          </table:table-cell>
          <table:table-cell office:value-type="float" office:value="0.464410876728191" calcext:value-type="float">
            <text:p>0.4644108767</text:p>
          </table:table-cell>
          <table:table-cell office:value-type="float" office:value="0.466393908590955" calcext:value-type="float">
            <text:p>0.4663939086</text:p>
          </table:table-cell>
          <table:table-cell office:value-type="float" office:value="0.466544272795538" calcext:value-type="float">
            <text:p>0.4665442728</text:p>
          </table:table-cell>
          <table:table-cell office:value-type="float" office:value="0.464953499329365" calcext:value-type="float">
            <text:p>0.4649534993</text:p>
          </table:table-cell>
          <table:table-cell office:value-type="float" office:value="0.461718349960062" calcext:value-type="float">
            <text:p>0.46171835</text:p>
          </table:table-cell>
          <table:table-cell office:value-type="float" office:value="0.456939213701894" calcext:value-type="float">
            <text:p>0.4569392137</text:p>
          </table:table-cell>
          <table:table-cell office:value-type="float" office:value="0.450718610564531" calcext:value-type="float">
            <text:p>0.4507186106</text:p>
          </table:table-cell>
          <table:table-cell office:value-type="float" office:value="0.44315981976648" calcext:value-type="float">
            <text:p>0.4431598198</text:p>
          </table:table-cell>
          <table:table-cell office:value-type="float" office:value="0.434365643650473" calcext:value-type="float">
            <text:p>0.4343656437</text:p>
          </table:table-cell>
          <table:table-cell office:value-type="float" office:value="0.424437313880884" calcext:value-type="float">
            <text:p>0.4244373139</text:p>
          </table:table-cell>
          <table:table-cell office:value-type="float" office:value="0.413473542249521" calcext:value-type="float">
            <text:p>0.4134735422</text:p>
          </table:table-cell>
          <table:table-cell office:value-type="float" office:value="0.40156971466032" calcext:value-type="float">
            <text:p>0.4015697147</text:p>
          </table:table-cell>
          <table:table-cell office:value-type="float" office:value="0.388817223686955" calcext:value-type="float">
            <text:p>0.3888172237</text:p>
          </table:table-cell>
          <table:table-cell office:value-type="float" office:value="0.375302932557745" calcext:value-type="float">
            <text:p>0.3753029326</text:p>
          </table:table-cell>
          <table:table-cell office:value-type="float" office:value="0.361108761556908" calcext:value-type="float">
            <text:p>0.3611087616</text:p>
          </table:table-cell>
          <table:table-cell office:value-type="float" office:value="0.346311386653395" calcext:value-type="float">
            <text:p>0.3463113867</text:p>
          </table:table-cell>
          <table:table-cell office:value-type="float" office:value="0.330982039662817" calcext:value-type="float">
            <text:p>0.3309820397</text:p>
          </table:table-cell>
          <table:table-cell office:value-type="float" office:value="0.315186399371027" calcext:value-type="float">
            <text:p>0.3151863994</text:p>
          </table:table-cell>
          <table:table-cell office:value-type="float" office:value="0.298984563724608" calcext:value-type="float">
            <text:p>0.2989845637</text:p>
          </table:table-cell>
          <table:table-cell office:value-type="float" office:value="0.282431094321747" calcext:value-type="float">
            <text:p>0.2824310943</text:p>
          </table:table-cell>
          <table:table-cell office:value-type="float" office:value="0.26557512588888" calcext:value-type="float">
            <text:p>0.2655751259</text:p>
          </table:table-cell>
          <table:table-cell office:value-type="float" office:value="0.248460535058833" calcext:value-type="float">
            <text:p>0.2484605351</text:p>
          </table:table-cell>
          <table:table-cell office:value-type="float" office:value="0.231126164420664" calcext:value-type="float">
            <text:p>0.2311261644</text:p>
          </table:table-cell>
          <table:table-cell office:value-type="float" office:value="0.213606099337703" calcext:value-type="float">
            <text:p>0.2136060993</text:p>
          </table:table-cell>
          <table:table-cell office:value-type="float" office:value="0.195929996286768" calcext:value-type="float">
            <text:p>0.1959299963</text:p>
          </table:table-cell>
          <table:table-cell office:value-type="float" office:value="0.178123462340213" calcext:value-type="float">
            <text:p>0.1781234623</text:p>
          </table:table-cell>
          <table:table-cell office:value-type="float" office:value="0.160208485801522" calcext:value-type="float">
            <text:p>0.1602084858</text:p>
          </table:table-cell>
          <table:table-cell office:value-type="float" office:value="0.142203917861087" calcext:value-type="float">
            <text:p>0.1422039179</text:p>
          </table:table-cell>
          <table:table-cell office:value-type="float" office:value="0.124126004441447" calcext:value-type="float">
            <text:p>0.1241260044</text:p>
          </table:table-cell>
          <table:table-cell office:value-type="float" office:value="0.10598896617156" calcext:value-type="float">
            <text:p>0.1059889662</text:p>
          </table:table-cell>
          <table:table-cell office:value-type="float" office:value="0.0878056227219631" calcext:value-type="float">
            <text:p>0.0878056227</text:p>
          </table:table-cell>
          <table:table-cell office:value-type="float" office:value="0.0695880556361134" calcext:value-type="float">
            <text:p>0.0695880556</text:p>
          </table:table-cell>
          <table:table-cell office:value-type="float" office:value="0.051348301424477" calcext:value-type="float">
            <text:p>0.0513483014</text:p>
          </table:table-cell>
          <table:table-cell office:value-type="float" office:value="0.0330990641883705" calcext:value-type="float">
            <text:p>0.0330990642</text:p>
          </table:table-cell>
          <table:table-cell office:value-type="float" office:value="0.0148544345658386" calcext:value-type="float">
            <text:p>0.0148544346</text:p>
          </table:table-cell>
          <table:table-cell office:value-type="float" office:value="-0.00336940048901724" calcext:value-type="float">
            <text:p>-0.0033694005</text:p>
          </table:table-cell>
          <table:table-cell office:value-type="float" office:value="-0.0215534745048995" calcext:value-type="float">
            <text:p>-0.0215534745</text:p>
          </table:table-cell>
          <table:table-cell office:value-type="float" office:value="-0.0396754036885061" calcext:value-type="float">
            <text:p>-0.0396754037</text:p>
          </table:table-cell>
          <table:table-cell office:value-type="float" office:value="-0.0577088140875354" calcext:value-type="float">
            <text:p>-0.0577088141</text:p>
          </table:table-cell>
          <table:table-cell office:value-type="float" office:value="-0.0756228532877934" calcext:value-type="float">
            <text:p>-0.0756228533</text:p>
          </table:table-cell>
          <table:table-cell office:value-type="float" office:value="-0.0933818053778529" calcext:value-type="float">
            <text:p>-0.0933818054</text:p>
          </table:table-cell>
          <table:table-cell office:value-type="float" office:value="-0.110944826232924" calcext:value-type="float">
            <text:p>-0.1109448262</text:p>
          </table:table-cell>
          <table:table-cell office:value-type="float" office:value="-0.128265813665872" calcext:value-type="float">
            <text:p>-0.1282658137</text:p>
          </table:table-cell>
          <table:table-cell office:value-type="float" office:value="-0.145293423742227" calcext:value-type="float">
            <text:p>-0.1452934237</text:p>
          </table:table-cell>
          <table:table-cell office:value-type="float" office:value="-0.16197124067725" calcext:value-type="float">
            <text:p>-0.1619712407</text:p>
          </table:table-cell>
          <table:table-cell office:value-type="float" office:value="-0.178238103383363" calcext:value-type="float">
            <text:p>-0.1782381034</text:p>
          </table:table-cell>
          <table:table-cell office:value-type="float" office:value="-0.194028587097805" calcext:value-type="float">
            <text:p>-0.1940285871</text:p>
          </table:table-cell>
          <table:table-cell office:value-type="float" office:value="-0.209273633791025" calcext:value-type="float">
            <text:p>-0.2092736338</text:p>
          </table:table-cell>
          <table:table-cell office:value-type="float" office:value="-0.223901320436146" calcext:value-type="float">
            <text:p>-0.2239013204</text:p>
          </table:table-cell>
          <table:table-cell office:value-type="float" office:value="-0.23783774989893" calcext:value-type="float">
            <text:p>-0.2378377499</text:p>
          </table:table-cell>
          <table:table-cell office:value-type="float" office:value="-0.251008045357069" calcext:value-type="float">
            <text:p>-0.2510080454</text:p>
          </table:table-cell>
          <table:table-cell office:value-type="float" office:value="-0.26333742591985" calcext:value-type="float">
            <text:p>-0.2633374259</text:p>
          </table:table-cell>
          <table:table-cell office:value-type="float" office:value="-0.274752338603974" calcext:value-type="float">
            <text:p>-0.2747523386</text:p>
          </table:table-cell>
          <table:table-cell office:value-type="float" office:value="-0.285181620101427" calcext:value-type="float">
            <text:p>-0.2851816201</text:p>
          </table:table-cell>
          <table:table-cell office:value-type="float" office:value="-0.294557660887984" calcext:value-type="float">
            <text:p>-0.2945576609</text:p>
          </table:table-cell>
          <table:table-cell office:value-type="float" office:value="-0.302817544168285" calcext:value-type="float">
            <text:p>-0.3028175442</text:p>
          </table:table-cell>
          <table:table-cell office:value-type="float" office:value="-0.309904132907357" calcext:value-type="float">
            <text:p>-0.3099041329</text:p>
          </table:table-cell>
          <table:table-cell office:value-type="float" office:value="-0.315767079705619" calcext:value-type="float">
            <text:p>-0.3157670797</text:p>
          </table:table-cell>
          <table:table-cell office:value-type="float" office:value="-0.32036373645897" calcext:value-type="float">
            <text:p>-0.3203637365</text:p>
          </table:table-cell>
          <table:table-cell office:value-type="float" office:value="-0.323659943520235" calcext:value-type="float">
            <text:p>-0.3236599435</text:p>
          </table:table-cell>
          <table:table-cell office:value-type="float" office:value="-0.325630681339908" calcext:value-type="float">
            <text:p>-0.3256306813</text:p>
          </table:table-cell>
          <table:table-cell office:value-type="float" office:value="-0.326260571208185" calcext:value-type="float">
            <text:p>-0.3262605712</text:p>
          </table:table-cell>
          <table:table-cell office:value-type="float" office:value="-0.325544215632582" calcext:value-type="float">
            <text:p>-0.3255442156</text:p>
          </table:table-cell>
          <table:table-cell office:value-type="float" office:value="-0.323486372954648" calcext:value-type="float">
            <text:p>-0.323486373</text:p>
          </table:table-cell>
          <table:table-cell office:value-type="float" office:value="-0.320101964919002" calcext:value-type="float">
            <text:p>-0.3201019649</text:p>
          </table:table-cell>
          <table:table-cell office:value-type="float" office:value="-0.315415919945642" calcext:value-type="float">
            <text:p>-0.3154159199</text:p>
          </table:table-cell>
          <table:table-cell office:value-type="float" office:value="-0.309462858711094" calcext:value-type="float">
            <text:p>-0.3094628587</text:p>
          </table:table-cell>
          <table:table-cell office:value-type="float" office:value="-0.302286632208649" calcext:value-type="float">
            <text:p>-0.3022866322</text:p>
          </table:table-cell>
          <table:table-cell office:value-type="float" office:value="-0.2939397256349" calcext:value-type="float">
            <text:p>-0.2939397256</text:p>
          </table:table-cell>
          <table:table-cell office:value-type="float" office:value="-0.284482544151056" calcext:value-type="float">
            <text:p>-0.2844825442</text:p>
          </table:table-cell>
          <table:table-cell office:value-type="float" office:value="-0.273982598723137" calcext:value-type="float">
            <text:p>-0.2739825987</text:p>
          </table:table-cell>
          <table:table-cell office:value-type="float" office:value="-0.262513611799252" calcext:value-type="float">
            <text:p>-0.2625136118</text:p>
          </table:table-cell>
          <table:table-cell office:value-type="float" office:value="-0.250154563508687" calcext:value-type="float">
            <text:p>-0.2501545635</text:p>
          </table:table-cell>
          <table:table-cell office:value-type="float" office:value="-0.236988699357419" calcext:value-type="float">
            <text:p>-0.2369886994</text:p>
          </table:table-cell>
          <table:table-cell office:value-type="float" office:value="-0.223102520071129" calcext:value-type="float">
            <text:p>-0.2231025201</text:p>
          </table:table-cell>
          <table:table-cell office:value-type="float" office:value="-0.208584773342746" calcext:value-type="float">
            <text:p>-0.2085847733</text:p>
          </table:table-cell>
          <table:table-cell office:value-type="float" office:value="-0.193525465846583" calcext:value-type="float">
            <text:p>-0.1935254658</text:p>
          </table:table-cell>
          <table:table-cell office:value-type="float" office:value="-0.178014912069371" calcext:value-type="float">
            <text:p>-0.1780149121</text:p>
          </table:table-cell>
          <table:table-cell office:value-type="float" office:value="-0.162142834379432" calcext:value-type="float">
            <text:p>-0.1621428344</text:p>
          </table:table-cell>
          <table:table-cell office:value-type="float" office:value="-0.145997526414366" calcext:value-type="float">
            <text:p>-0.1459975264</text:p>
          </table:table-cell>
          <table:table-cell office:value-type="float" office:value="-0.129665089420217" calcext:value-type="float">
            <text:p>-0.1296650894</text:p>
          </table:table-cell>
          <table:table-cell office:value-type="float" office:value="-0.113228748723106" calcext:value-type="float">
            <text:p>-0.1132287487</text:p>
          </table:table-cell>
          <table:table-cell office:value-type="float" office:value="-0.096768255145176" calcext:value-type="float">
            <text:p>-0.0967682551</text:p>
          </table:table-cell>
          <table:table-cell office:value-type="float" office:value="-0.0803593739687797" calcext:value-type="float">
            <text:p>-0.080359374</text:p>
          </table:table-cell>
          <table:table-cell office:value-type="float" office:value="-0.0640734620607575" calcext:value-type="float">
            <text:p>-0.0640734621</text:p>
          </table:table-cell>
          <table:table-cell office:value-type="float" office:value="-0.0479771320335298" calcext:value-type="float">
            <text:p>-0.047977132</text:p>
          </table:table-cell>
          <table:table-cell office:value-type="float" office:value="-0.0321320008616938" calcext:value-type="float">
            <text:p>-0.0321320009</text:p>
          </table:table-cell>
          <table:table-cell office:value-type="float" office:value="-0.0165945191953021" calcext:value-type="float">
            <text:p>-0.0165945192</text:p>
          </table:table-cell>
          <table:table-cell office:value-type="float" office:value="-0.00141587670294374" calcext:value-type="float">
            <text:p>-0.0014158767</text:p>
          </table:table-cell>
          <table:table-cell office:value-type="float" office:value="0.0133580218830121" calcext:value-type="float">
            <text:p>0.0133580219</text:p>
          </table:table-cell>
          <table:table-cell office:value-type="float" office:value="0.0276865157921002" calcext:value-type="float">
            <text:p>0.0276865158</text:p>
          </table:table-cell>
          <table:table-cell office:value-type="float" office:value="0.0415340883499155" calcext:value-type="float">
            <text:p>0.0415340883</text:p>
          </table:table-cell>
          <table:table-cell office:value-type="float" office:value="0.0548702143801974" calcext:value-type="float">
            <text:p>0.0548702144</text:p>
          </table:table-cell>
          <table:table-cell office:value-type="float" office:value="0.0676691610475708" calcext:value-type="float">
            <text:p>0.067669161</text:p>
          </table:table-cell>
          <table:table-cell office:value-type="float" office:value="0.0799097482515232" calcext:value-type="float">
            <text:p>0.0799097483</text:p>
          </table:table-cell>
          <table:table-cell office:value-type="float" office:value="0.091575074569427" calcext:value-type="float">
            <text:p>0.0915750746</text:p>
          </table:table-cell>
          <table:table-cell office:value-type="float" office:value="0.102652214604114" calcext:value-type="float">
            <text:p>0.1026522146</text:p>
          </table:table-cell>
          <table:table-cell office:value-type="float" office:value="0.113131893432468" calcext:value-type="float">
            <text:p>0.1131318934</text:p>
          </table:table-cell>
          <table:table-cell office:value-type="float" office:value="0.123008143683859" calcext:value-type="float">
            <text:p>0.1230081437</text:p>
          </table:table-cell>
          <table:table-cell office:value-type="float" office:value="0.132277950603451" calcext:value-type="float">
            <text:p>0.1322779506</text:p>
          </table:table-cell>
          <table:table-cell office:value-type="float" office:value="0.140940890274885" calcext:value-type="float">
            <text:p>0.1409408903</text:p>
          </table:table-cell>
          <table:table-cell office:value-type="float" office:value="0.148998765986248" calcext:value-type="float">
            <text:p>0.148998766</text:p>
          </table:table-cell>
          <table:table-cell office:value-type="float" office:value="0.156455247519201" calcext:value-type="float">
            <text:p>0.1564552475</text:p>
          </table:table-cell>
          <table:table-cell office:value-type="float" office:value="0.16331551791969" calcext:value-type="float">
            <text:p>0.1633155179</text:p>
          </table:table-cell>
          <table:table-cell office:value-type="float" office:value="0.169585932068117" calcext:value-type="float">
            <text:p>0.1695859321</text:p>
          </table:table-cell>
          <table:table-cell office:value-type="float" office:value="0.175273691106219" calcext:value-type="float">
            <text:p>0.1752736911</text:p>
          </table:table-cell>
          <table:table-cell office:value-type="float" office:value="0.180386536498449" calcext:value-type="float">
            <text:p>0.1803865365</text:p>
          </table:table-cell>
          <table:table-cell office:value-type="float" office:value="0.184932467209814" calcext:value-type="float">
            <text:p>0.1849324672</text:p>
          </table:table-cell>
          <table:table-cell office:value-type="float" office:value="0.188919483172558" calcext:value-type="float">
            <text:p>0.1889194832</text:p>
          </table:table-cell>
          <table:table-cell office:value-type="float" office:value="0.192355357894337" calcext:value-type="float">
            <text:p>0.1923553579</text:p>
          </table:table-cell>
          <table:table-cell office:value-type="float" office:value="0.195247442731812" calcext:value-type="float">
            <text:p>0.1952474427</text:p>
          </table:table-cell>
          <table:table-cell office:value-type="float" office:value="0.197602505016744" calcext:value-type="float">
            <text:p>0.197602505</text:p>
          </table:table-cell>
          <table:table-cell office:value-type="float" office:value="0.199426601874689" calcext:value-type="float">
            <text:p>0.1994266019</text:p>
          </table:table-cell>
          <table:table-cell office:value-type="float" office:value="0.20072499121537" calcext:value-type="float">
            <text:p>0.2007249912</text:p>
          </table:table-cell>
          <table:table-cell office:value-type="float" office:value="0.201502080992602" calcext:value-type="float">
            <text:p>0.201502081</text:p>
          </table:table-cell>
          <table:table-cell office:value-type="float" office:value="0.201761417423511" calcext:value-type="float">
            <text:p>0.2017614174</text:p>
          </table:table-cell>
          <table:table-cell office:value-type="float" office:value="0.201505712413305" calcext:value-type="float">
            <text:p>0.2015057124</text:p>
          </table:table-cell>
          <table:table-cell office:value-type="float" office:value="0.20073690994678" calcext:value-type="float">
            <text:p>0.2007369099</text:p>
          </table:table-cell>
          <table:table-cell office:value-type="float" office:value="0.199456290675247" calcext:value-type="float">
            <text:p>0.1994562907</text:p>
          </table:table-cell>
          <table:table-cell office:value-type="float" office:value="0.19766461334599" calcext:value-type="float">
            <text:p>0.1976646133</text:p>
          </table:table-cell>
          <table:table-cell office:value-type="float" office:value="0.195362291091962" calcext:value-type="float">
            <text:p>0.1953622911</text:p>
          </table:table-cell>
          <table:table-cell office:value-type="float" office:value="0.192549599928822" calcext:value-type="float">
            <text:p>0.1925495999</text:p>
          </table:table-cell>
          <table:table-cell office:value-type="float" office:value="0.189226916105458" calcext:value-type="float">
            <text:p>0.1892269161</text:p>
          </table:table-cell>
          <table:table-cell office:value-type="float" office:value="0.18539497823918" calcext:value-type="float">
            <text:p>0.1853949782</text:p>
          </table:table-cell>
          <table:table-cell office:value-type="float" office:value="0.181055169457907" calcext:value-type="float">
            <text:p>0.1810551695</text:p>
          </table:table-cell>
          <table:table-cell office:value-type="float" office:value="0.176209814093579" calcext:value-type="float">
            <text:p>0.1762098141</text:p>
          </table:table-cell>
          <table:table-cell office:value-type="float" office:value="0.170862482849977" calcext:value-type="float">
            <text:p>0.1708624828</text:p>
          </table:table-cell>
          <table:table-cell office:value-type="float" office:value="0.16501829983387" calcext:value-type="float">
            <text:p>0.1650182998</text:p>
          </table:table-cell>
          <table:table-cell office:value-type="float" office:value="0.158684244417585" calcext:value-type="float">
            <text:p>0.1586842444</text:p>
          </table:table-cell>
          <table:table-cell office:value-type="float" office:value="0.151869440622982" calcext:value-type="float">
            <text:p>0.1518694406</text:p>
          </table:table-cell>
          <table:table-cell office:value-type="float" office:value="0.144585426604344" calcext:value-type="float">
            <text:p>0.1445854266</text:p>
          </table:table-cell>
          <table:table-cell office:value-type="float" office:value="0.136846396880996" calcext:value-type="float">
            <text:p>0.1368463969</text:p>
          </table:table-cell>
          <table:table-cell office:value-type="float" office:value="0.128669410244534" calcext:value-type="float">
            <text:p>0.1286694102</text:p>
          </table:table-cell>
          <table:table-cell office:value-type="float" office:value="0.120074556746385" calcext:value-type="float">
            <text:p>0.1200745567</text:p>
          </table:table-cell>
          <table:table-cell office:value-type="float" office:value="0.111085077859699" calcext:value-type="float">
            <text:p>0.1110850779</text:p>
          </table:table-cell>
          <table:table-cell office:value-type="float" office:value="0.101727434795031" calcext:value-type="float">
            <text:p>0.1017274348</text:p>
          </table:table-cell>
          <table:table-cell office:value-type="float" office:value="0.0920313210155582" calcext:value-type="float">
            <text:p>0.092031321</text:p>
          </table:table-cell>
          <table:table-cell office:value-type="float" office:value="0.0820296162174847" calcext:value-type="float">
            <text:p>0.0820296162</text:p>
          </table:table-cell>
          <table:table-cell office:value-type="float" office:value="0.0717582803821318" calcext:value-type="float">
            <text:p>0.0717582804</text:p>
          </table:table-cell>
          <table:table-cell office:value-type="float" office:value="0.0612561879276202" calcext:value-type="float">
            <text:p>0.0612561879</text:p>
          </table:table-cell>
          <table:table-cell office:value-type="float" office:value="0.0505649034451156" calcext:value-type="float">
            <text:p>0.0505649034</text:p>
          </table:table-cell>
          <table:table-cell office:value-type="float" office:value="0.039728401950527" calcext:value-type="float">
            <text:p>0.039728402</text:p>
          </table:table-cell>
          <table:table-cell office:value-type="float" office:value="0.0287927379677264" calcext:value-type="float">
            <text:p>0.028792738</text:p>
          </table:table-cell>
          <table:table-cell office:value-type="float" office:value="0.0178056690391462" calcext:value-type="float">
            <text:p>0.017805669</text:p>
          </table:table-cell>
          <table:table-cell office:value-type="float" office:value="0.006816240389243" calcext:value-type="float">
            <text:p>0.0068162404</text:p>
          </table:table-cell>
          <table:table-cell office:value-type="float" office:value="-0.00412566158927985" calcext:value-type="float">
            <text:p>-0.0041256616</text:p>
          </table:table-cell>
          <table:table-cell office:value-type="float" office:value="-0.0149697786280303" calcext:value-type="float">
            <text:p>-0.0149697786</text:p>
          </table:table-cell>
          <table:table-cell office:value-type="float" office:value="-0.0256659637629389" calcext:value-type="float">
            <text:p>-0.0256659638</text:p>
          </table:table-cell>
          <table:table-cell office:value-type="float" office:value="-0.0361646692649273" calcext:value-type="float">
            <text:p>-0.0361646693</text:p>
          </table:table-cell>
          <table:table-cell office:value-type="float" office:value="-0.0464174301875316" calcext:value-type="float">
            <text:p>-0.0464174302</text:p>
          </table:table-cell>
          <table:table-cell office:value-type="float" office:value="-0.0563773346423989" calcext:value-type="float">
            <text:p>-0.0563773346</text:p>
          </table:table-cell>
          <table:table-cell office:value-type="float" office:value="-0.0659994723829384" calcext:value-type="float">
            <text:p>-0.0659994724</text:p>
          </table:table-cell>
          <table:table-cell office:value-type="float" office:value="-0.0752413539480359" calcext:value-type="float">
            <text:p>-0.0752413539</text:p>
          </table:table-cell>
          <table:table-cell office:value-type="float" office:value="-0.0840632934619753" calcext:value-type="float">
            <text:p>-0.0840632935</text:p>
          </table:table-cell>
          <table:table-cell office:value-type="float" office:value="-0.0924287491705913" calcext:value-type="float">
            <text:p>-0.0924287492</text:p>
          </table:table-cell>
          <table:table-cell office:value-type="float" office:value="-0.100304616881497" calcext:value-type="float">
            <text:p>-0.1003046169</text:p>
          </table:table-cell>
          <table:table-cell office:value-type="float" office:value="-0.107661472631198" calcext:value-type="float">
            <text:p>-0.1076614726</text:p>
          </table:table-cell>
          <table:table-cell office:value-type="float" office:value="-0.114473762087917" calcext:value-type="float">
            <text:p>-0.1144737621</text:p>
          </table:table-cell>
          <table:table-cell office:value-type="float" office:value="-0.120719935381685" calcext:value-type="float">
            <text:p>-0.1207199354</text:p>
          </table:table-cell>
          <table:table-cell office:value-type="float" office:value="-0.126382527201151" calcext:value-type="float">
            <text:p>-0.1263825272</text:p>
          </table:table-cell>
          <table:table-cell office:value-type="float" office:value="-0.131448183081586" calcext:value-type="float">
            <text:p>-0.1314481831</text:p>
          </table:table-cell>
          <table:table-cell office:value-type="float" office:value="-0.135907633807238" calcext:value-type="float">
            <text:p>-0.1359076338</text:p>
          </table:table-cell>
          <table:table-cell office:value-type="float" office:value="-0.139755620743789" calcext:value-type="float">
            <text:p>-0.1397556207</text:p>
          </table:table-cell>
          <table:table-cell office:value-type="float" office:value="-0.142990775689136" calcext:value-type="float">
            <text:p>-0.1429907757</text:p>
          </table:table-cell>
          <table:table-cell office:value-type="float" office:value="-0.145615459472621" calcext:value-type="float">
            <text:p>-0.1456154595</text:p>
          </table:table-cell>
          <table:table-cell office:value-type="float" office:value="-0.147635564038867" calcext:value-type="float">
            <text:p>-0.147635564</text:p>
          </table:table-cell>
          <table:table-cell office:value-type="float" office:value="-0.149060283121264" calcext:value-type="float">
            <text:p>-0.1490602831</text:p>
          </table:table-cell>
          <table:table-cell office:value-type="float" office:value="-0.149901856844299" calcext:value-type="float">
            <text:p>-0.1499018568</text:p>
          </table:table-cell>
          <table:table-cell office:value-type="float" office:value="-0.150175295699471" calcext:value-type="float">
            <text:p>-0.1501752957</text:p>
          </table:table-cell>
          <table:table-cell office:value-type="float" office:value="-0.149898089325221" calcext:value-type="float">
            <text:p>-0.1498980893</text:p>
          </table:table-cell>
          <table:table-cell office:value-type="float" office:value="-0.149089905398792" calcext:value-type="float">
            <text:p>-0.1490899054</text:p>
          </table:table-cell>
          <table:table-cell office:value-type="float" office:value="-0.147772283729914" calcext:value-type="float">
            <text:p>-0.1477722837</text:p>
          </table:table-cell>
          <table:table-cell office:value-type="float" office:value="-0.145968330348261" calcext:value-type="float">
            <text:p>-0.1459683303</text:p>
          </table:table-cell>
          <table:table-cell office:value-type="float" office:value="-0.143702416012635" calcext:value-type="float">
            <text:p>-0.143702416</text:p>
          </table:table-cell>
          <table:table-cell office:value-type="float" office:value="-0.140999883157104" calcext:value-type="float">
            <text:p>-0.1409998832</text:p>
          </table:table-cell>
          <table:table-cell office:value-type="float" office:value="-0.137886764841306" calcext:value-type="float">
            <text:p>-0.1378867648</text:p>
          </table:table-cell>
          <table:table-cell office:value-type="float" office:value="-0.134389518804931" calcext:value-type="float">
            <text:p>-0.1343895188</text:p>
          </table:table-cell>
          <table:table-cell office:value-type="float" office:value="-0.130534779251742" calcext:value-type="float">
            <text:p>-0.1305347793</text:p>
          </table:table-cell>
          <table:table-cell office:value-type="float" office:value="-0.12634912851914" calcext:value-type="float">
            <text:p>-0.1263491285</text:p>
          </table:table-cell>
          <table:table-cell office:value-type="float" office:value="-0.121858890334114" calcext:value-type="float">
            <text:p>-0.1218588903</text:p>
          </table:table-cell>
          <table:table-cell office:value-type="float" office:value="-0.117089945923734" calcext:value-type="float">
            <text:p>-0.1170899459</text:p>
          </table:table-cell>
          <table:table-cell office:value-type="float" office:value="-0.11206757384318" calcext:value-type="float">
            <text:p>-0.1120675738</text:p>
          </table:table-cell>
          <table:table-cell office:value-type="float" office:value="-0.106816314010479" calcext:value-type="float">
            <text:p>-0.106816314</text:p>
          </table:table-cell>
          <table:table-cell office:value-type="float" office:value="-0.101359856095889" calcext:value-type="float">
            <text:p>-0.1013598561</text:p>
          </table:table-cell>
          <table:table-cell office:value-type="float" office:value="-0.0957209521049482" calcext:value-type="float">
            <text:p>-0.0957209521</text:p>
          </table:table-cell>
          <table:table-cell office:value-type="float" office:value="-0.0899213527159018" calcext:value-type="float">
            <text:p>-0.0899213527</text:p>
          </table:table-cell>
          <table:table-cell office:value-type="float" office:value="-0.0839817666813822" calcext:value-type="float">
            <text:p>-0.0839817667</text:p>
          </table:table-cell>
          <table:table-cell office:value-type="float" office:value="-0.0779218423776429" calcext:value-type="float">
            <text:p>-0.0779218424</text:p>
          </table:table-cell>
          <table:table-cell office:value-type="float" office:value="-0.0717601703775431" calcext:value-type="float">
            <text:p>-0.0717601704</text:p>
          </table:table-cell>
          <table:table-cell office:value-type="float" office:value="-0.0655143057332594" calcext:value-type="float">
            <text:p>-0.0655143057</text:p>
          </table:table-cell>
          <table:table-cell office:value-type="float" office:value="-0.0592008084760856" calcext:value-type="float">
            <text:p>-0.0592008085</text:p>
          </table:table-cell>
          <table:table-cell office:value-type="float" office:value="-0.0528353006731466" calcext:value-type="float">
            <text:p>-0.0528353007</text:p>
          </table:table-cell>
          <table:table-cell office:value-type="float" office:value="-0.0464325382204697" calcext:value-type="float">
            <text:p>-0.0464325382</text:p>
          </table:table-cell>
          <table:table-cell office:value-type="float" office:value="-0.0400064954003765" calcext:value-type="float">
            <text:p>-0.0400064954</text:p>
          </table:table-cell>
          <table:table-cell office:value-type="float" office:value="-0.033570460087517" calcext:value-type="float">
            <text:p>-0.0335704601</text:p>
          </table:table-cell>
          <table:table-cell office:value-type="float" office:value="-0.0271371373554766" calcext:value-type="float">
            <text:p>-0.0271371374</text:p>
          </table:table-cell>
          <table:table-cell office:value-type="float" office:value="-0.0207187591174769" calcext:value-type="float">
            <text:p>-0.0207187591</text:p>
          </table:table-cell>
          <table:table-cell office:value-type="float" office:value="-0.014327197334852" calcext:value-type="float">
            <text:p>-0.0143271973</text:p>
          </table:table-cell>
          <table:table-cell office:value-type="float" office:value="-0.00797407825025298" calcext:value-type="float">
            <text:p>-0.0079740783</text:p>
          </table:table-cell>
          <table:table-cell office:value-type="float" office:value="-0.00167089505559215" calcext:value-type="float">
            <text:p>-0.0016708951</text:p>
          </table:table-cell>
          <table:table-cell office:value-type="float" office:value="0.00457088360813873" calcext:value-type="float">
            <text:p>0.0045708836</text:p>
          </table:table-cell>
          <table:table-cell office:value-type="float" office:value="0.0107397118944261" calcext:value-type="float">
            <text:p>0.0107397119</text:p>
          </table:table-cell>
          <table:table-cell office:value-type="float" office:value="0.0168238742408822" calcext:value-type="float">
            <text:p>0.0168238742</text:p>
          </table:table-cell>
          <table:table-cell office:value-type="float" office:value="0.022811404486779" calcext:value-type="float">
            <text:p>0.0228114045</text:p>
          </table:table-cell>
          <table:table-cell office:value-type="float" office:value="0.0286900188279532" calcext:value-type="float">
            <text:p>0.0286900188</text:p>
          </table:table-cell>
          <table:table-cell office:value-type="float" office:value="0.0344470645945814" calcext:value-type="float">
            <text:p>0.0344470646</text:p>
          </table:table-cell>
          <table:table-cell office:value-type="float" office:value="0.0400694865620894" calcext:value-type="float">
            <text:p>0.0400694866</text:p>
          </table:table-cell>
          <table:table-cell office:value-type="float" office:value="0.0455438121822641" calcext:value-type="float">
            <text:p>0.0455438122</text:p>
          </table:table-cell>
          <table:table-cell office:value-type="float" office:value="0.0508561567547948" calcext:value-type="float">
            <text:p>0.0508561568</text:p>
          </table:table-cell>
          <table:table-cell office:value-type="float" office:value="0.0559922491559022" calcext:value-type="float">
            <text:p>0.0559922492</text:p>
          </table:table-cell>
          <table:table-cell office:value-type="float" office:value="0.0609374783085335" calcext:value-type="float">
            <text:p>0.0609374783</text:p>
          </table:table-cell>
          <table:table-cell office:value-type="float" office:value="0.0656769601275884" calcext:value-type="float">
            <text:p>0.0656769601</text:p>
          </table:table-cell>
          <table:table-cell office:value-type="float" office:value="0.0701956242147043" calcext:value-type="float">
            <text:p>0.0701956242</text:p>
          </table:table-cell>
          <table:table-cell office:value-type="float" office:value="0.0744783191218237" calcext:value-type="float">
            <text:p>0.0744783191</text:p>
          </table:table-cell>
          <table:table-cell office:value-type="float" office:value="0.0785099345631336" calcext:value-type="float">
            <text:p>0.0785099346</text:p>
          </table:table-cell>
          <table:table-cell office:value-type="float" office:value="0.0822755385429049" calcext:value-type="float">
            <text:p>0.0822755385</text:p>
          </table:table-cell>
          <table:table-cell office:value-type="float" office:value="0.0857605269935526" calcext:value-type="float">
            <text:p>0.085760527</text:p>
          </table:table-cell>
          <table:table-cell office:value-type="float" office:value="0.0889507831943941" calcext:value-type="float">
            <text:p>0.0889507832</text:p>
          </table:table-cell>
          <table:table-cell office:value-type="float" office:value="0.0918328439764959" calcext:value-type="float">
            <text:p>0.091832844</text:p>
          </table:table-cell>
          <table:table-cell office:value-type="float" office:value="0.0943940695196196" calcext:value-type="float">
            <text:p>0.0943940695</text:p>
          </table:table-cell>
          <table:table-cell office:value-type="float" office:value="0.0966228134201411" calcext:value-type="float">
            <text:p>0.0966228134</text:p>
          </table:table-cell>
          <table:table-cell office:value-type="float" office:value="0.0985085896568475" calcext:value-type="float">
            <text:p>0.0985085897</text:p>
          </table:table-cell>
          <table:table-cell office:value-type="float" office:value="0.100042233106815" calcext:value-type="float">
            <text:p>0.1000422331</text:p>
          </table:table-cell>
          <table:table-cell office:value-type="float" office:value="0.101216050365128" calcext:value-type="float">
            <text:p>0.1012160504</text:p>
          </table:table-cell>
          <table:table-cell office:value-type="float" office:value="0.102023957797615" calcext:value-type="float">
            <text:p>0.1020239578</text:p>
          </table:table-cell>
          <table:table-cell office:value-type="float" office:value="0.102461604000102" calcext:value-type="float">
            <text:p>0.102461604</text:p>
          </table:table-cell>
          <table:table-cell office:value-type="float" office:value="0.102526474144437" calcext:value-type="float">
            <text:p>0.1025264741</text:p>
          </table:table-cell>
          <table:table-cell office:value-type="float" office:value="0.102217974052728" calcext:value-type="float">
            <text:p>0.1022179741</text:p>
          </table:table-cell>
          <table:table-cell office:value-type="float" office:value="0.101537492247009" calcext:value-type="float">
            <text:p>0.1015374922</text:p>
          </table:table-cell>
          <table:table-cell office:value-type="float" office:value="0.100488438661872" calcext:value-type="float">
            <text:p>0.1004884387</text:p>
          </table:table-cell>
          <table:table-cell office:value-type="float" office:value="0.0990762591707155" calcext:value-type="float">
            <text:p>0.0990762592</text:p>
          </table:table-cell>
          <table:table-cell office:value-type="float" office:value="0.0973084255509334" calcext:value-type="float">
            <text:p>0.0973084256</text:p>
          </table:table-cell>
          <table:table-cell office:value-type="float" office:value="0.0951944009877874" calcext:value-type="float">
            <text:p>0.095194401</text:p>
          </table:table-cell>
          <table:table-cell office:value-type="float" office:value="0.092745581679405" calcext:value-type="float">
            <text:p>0.0927455817</text:p>
          </table:table-cell>
          <table:table-cell office:value-type="float" office:value="0.0899752155456846" calcext:value-type="float">
            <text:p>0.0899752155</text:p>
          </table:table-cell>
          <table:table-cell office:value-type="float" office:value="0.0868982994521134" calcext:value-type="float">
            <text:p>0.0868982995</text:p>
          </table:table-cell>
          <table:table-cell office:value-type="float" office:value="0.0835314567266135" calcext:value-type="float">
            <text:p>0.0835314567</text:p>
          </table:table-cell>
          <table:table-cell office:value-type="float" office:value="0.0798927970666871" calcext:value-type="float">
            <text:p>0.0798927971</text:p>
          </table:table-cell>
          <table:table-cell office:value-type="float" office:value="0.0760017611991334" calcext:value-type="float">
            <text:p>0.0760017612</text:p>
          </table:table-cell>
          <table:table-cell office:value-type="float" office:value="0.0718789528619696" calcext:value-type="float">
            <text:p>0.0718789529</text:p>
          </table:table-cell>
          <table:table-cell office:value-type="float" office:value="0.0675459608249401" calcext:value-type="float">
            <text:p>0.0675459608</text:p>
          </table:table-cell>
          <table:table-cell office:value-type="float" office:value="0.0630251737511581" calcext:value-type="float">
            <text:p>0.0630251738</text:p>
          </table:table-cell>
          <table:table-cell office:value-type="float" office:value="0.0583395907285614" calcext:value-type="float">
            <text:p>0.0583395907</text:p>
          </table:table-cell>
          <table:table-cell office:value-type="float" office:value="0.053512630268814" calcext:value-type="float">
            <text:p>0.0535126303</text:p>
          </table:table-cell>
          <table:table-cell office:value-type="float" office:value="0.0485679404867685" calcext:value-type="float">
            <text:p>0.0485679405</text:p>
          </table:table-cell>
          <table:table-cell office:value-type="float" office:value="0.043529213040846" calcext:value-type="float">
            <text:p>0.043529213</text:p>
          </table:table-cell>
          <table:table-cell office:value-type="float" office:value="0.0384200032393994" calcext:value-type="float">
            <text:p>0.0384200032</text:p>
          </table:table-cell>
          <table:table-cell office:value-type="float" office:value="0.0332635585071356" calcext:value-type="float">
            <text:p>0.0332635585</text:p>
          </table:table-cell>
          <table:table-cell office:value-type="float" office:value="0.0280826571657772" calcext:value-type="float">
            <text:p>0.0280826572</text:p>
          </table:table-cell>
          <table:table-cell office:value-type="float" office:value="0.0228994592213914" calcext:value-type="float">
            <text:p>0.0228994592</text:p>
          </table:table-cell>
          <table:table-cell office:value-type="float" office:value="0.0177353705746625" calcext:value-type="float">
            <text:p>0.0177353706</text:p>
          </table:table-cell>
          <table:table-cell office:value-type="float" office:value="0.0126109217858492" calcext:value-type="float">
            <text:p>0.0126109218</text:p>
          </table:table-cell>
          <table:table-cell office:value-type="float" office:value="0.00754566224021619" calcext:value-type="float">
            <text:p>0.0075456622</text:p>
          </table:table-cell>
          <table:table-cell office:value-type="float" office:value="0.00255807027772115" calcext:value-type="float">
            <text:p>0.0025580703</text:p>
          </table:table-cell>
          <table:table-cell office:value-type="float" office:value="-0.00233452042243856" calcext:value-type="float">
            <text:p>-0.0023345204</text:p>
          </table:table-cell>
          <table:table-cell office:value-type="float" office:value="-0.00711597817164414" calcext:value-type="float">
            <text:p>-0.0071159782</text:p>
          </table:table-cell>
          <table:table-cell office:value-type="float" office:value="-0.0117714145282463" calcext:value-type="float">
            <text:p>-0.0117714145</text:p>
          </table:table-cell>
          <table:table-cell office:value-type="float" office:value="-0.0162872099165309" calcext:value-type="float">
            <text:p>-0.0162872099</text:p>
          </table:table-cell>
          <table:table-cell office:value-type="float" office:value="-0.0206510242462483" calcext:value-type="float">
            <text:p>-0.0206510242</text:p>
          </table:table-cell>
          <table:table-cell office:value-type="float" office:value="-0.0248517933499877" calcext:value-type="float">
            <text:p>-0.0248517933</text:p>
          </table:table-cell>
          <table:table-cell office:value-type="float" office:value="-0.0288797122112707" calcext:value-type="float">
            <text:p>-0.0288797122</text:p>
          </table:table-cell>
          <table:table-cell office:value-type="float" office:value="-0.032726206087939" calcext:value-type="float">
            <text:p>-0.0327262061</text:p>
          </table:table-cell>
          <table:table-cell office:value-type="float" office:value="-0.0363838907433781" calcext:value-type="float">
            <text:p>-0.0363838907</text:p>
          </table:table-cell>
          <table:table-cell office:value-type="float" office:value="-0.0398465230828861" calcext:value-type="float">
            <text:p>-0.0398465231</text:p>
          </table:table-cell>
          <table:table-cell office:value-type="float" office:value="-0.0431089435548981" calcext:value-type="float">
            <text:p>-0.0431089436</text:p>
          </table:table-cell>
          <table:table-cell office:value-type="float" office:value="-0.0461670117176841" calcext:value-type="float">
            <text:p>-0.0461670117</text:p>
          </table:table-cell>
          <table:table-cell office:value-type="float" office:value="-0.0490175363928375" calcext:value-type="float">
            <text:p>-0.0490175364</text:p>
          </table:table-cell>
          <table:table-cell office:value-type="float" office:value="-0.0516582018284473" calcext:value-type="float">
            <text:p>-0.0516582018</text:p>
          </table:table-cell>
          <table:table-cell office:value-type="float" office:value="-0.0540874912785865" calcext:value-type="float">
            <text:p>-0.0540874913</text:p>
          </table:table-cell>
          <table:table-cell office:value-type="float" office:value="-0.056304609372864" calcext:value-type="float">
            <text:p>-0.0563046094</text:p>
          </table:table-cell>
          <table:table-cell office:value-type="float" office:value="-0.0583094046015188" calcext:value-type="float">
            <text:p>-0.0583094046</text:p>
          </table:table-cell>
          <table:table-cell office:value-type="float" office:value="-0.0601022931789964" calcext:value-type="float">
            <text:p>-0.0601022932</text:p>
          </table:table-cell>
          <table:table-cell office:value-type="float" office:value="-0.0616841854732284" calcext:value-type="float">
            <text:p>-0.0616841855</text:p>
          </table:table-cell>
          <table:table-cell office:value-type="float" office:value="-0.0630564161001497" calcext:value-type="float">
            <text:p>-0.0630564161</text:p>
          </table:table-cell>
          <table:table-cell office:value-type="float" office:value="-0.0642206786840431" calcext:value-type="float">
            <text:p>-0.0642206787</text:p>
          </table:table-cell>
          <table:table-cell office:value-type="float" office:value="-0.0651789661754595" calcext:value-type="float">
            <text:p>-0.0651789662</text:p>
          </table:table-cell>
          <table:table-cell office:value-type="float" office:value="-0.0659335175005083" calcext:value-type="float">
            <text:p>-0.0659335175</text:p>
          </table:table-cell>
          <table:table-cell office:value-type="float" office:value="-0.0664867711889518" calcext:value-type="float">
            <text:p>-0.0664867712</text:p>
          </table:table-cell>
          <table:table-cell office:value-type="float" office:value="-0.0668413264959662" calcext:value-type="float">
            <text:p>-0.0668413265</text:p>
          </table:table-cell>
          <table:table-cell office:value-type="float" office:value="-0.0669999123930185" calcext:value-type="float">
            <text:p>-0.0669999124</text:p>
          </table:table-cell>
          <table:table-cell office:value-type="float" office:value="-0.0669653646601708" calcext:value-type="float">
            <text:p>-0.0669653647</text:p>
          </table:table-cell>
          <table:table-cell office:value-type="float" office:value="-0.0667406111653695" calcext:value-type="float">
            <text:p>-0.0667406112</text:p>
          </table:table-cell>
          <table:table-cell office:value-type="float" office:value="-0.0663286652681228" calcext:value-type="float">
            <text:p>-0.0663286653</text:p>
          </table:table-cell>
          <table:table-cell office:value-type="float" office:value="-0.0657326271369481" calcext:value-type="float">
            <text:p>-0.0657326271</text:p>
          </table:table-cell>
          <table:table-cell office:value-type="float" office:value="-0.0649556926240126" calcext:value-type="float">
            <text:p>-0.0649556926</text:p>
          </table:table-cell>
          <table:table-cell office:value-type="float" office:value="-0.0640011691987009" calcext:value-type="float">
            <text:p>-0.0640011692</text:p>
          </table:table-cell>
          <table:table-cell office:value-type="float" office:value="-0.0628724983063611" calcext:value-type="float">
            <text:p>-0.0628724983</text:p>
          </table:table-cell>
          <table:table-cell office:value-type="float" office:value="-0.0615732833920089" calcext:value-type="float">
            <text:p>-0.0615732834</text:p>
          </table:table-cell>
          <table:table-cell office:value-type="float" office:value="-0.060107322713113" calcext:value-type="float">
            <text:p>-0.0601073227</text:p>
          </table:table-cell>
          <table:table-cell office:value-type="float" office:value="-0.0584786459637228" calcext:value-type="float">
            <text:p>-0.058478646</text:p>
          </table:table-cell>
          <table:table-cell office:value-type="float" office:value="-0.0566915536460173" calcext:value-type="float">
            <text:p>-0.0566915536</text:p>
          </table:table-cell>
          <table:table-cell office:value-type="float" office:value="-0.0547506580573734" calcext:value-type="float">
            <text:p>-0.0547506581</text:p>
          </table:table-cell>
          <table:table-cell office:value-type="float" office:value="-0.0526609247129636" calcext:value-type="float">
            <text:p>-0.0526609247</text:p>
          </table:table-cell>
          <table:table-cell office:value-type="float" office:value="-0.0504277129977718" calcext:value-type="float">
            <text:p>-0.050427713</text:p>
          </table:table-cell>
          <table:table-cell office:value-type="float" office:value="-0.0480568148385534" calcext:value-type="float">
            <text:p>-0.0480568148</text:p>
          </table:table-cell>
          <table:table-cell office:value-type="float" office:value="-0.0455544902071473" calcext:value-type="float">
            <text:p>-0.0455544902</text:p>
          </table:table-cell>
          <table:table-cell office:value-type="float" office:value="-0.0429274983114338" calcext:value-type="float">
            <text:p>-0.0429274983</text:p>
          </table:table-cell>
          <table:table-cell office:value-type="float" office:value="-0.0401831233994339" calcext:value-type="float">
            <text:p>-0.0401831234</text:p>
          </table:table-cell>
          <table:table-cell office:value-type="float" office:value="-0.0373291941944483" calcext:value-type="float">
            <text:p>-0.0373291942</text:p>
          </table:table-cell>
          <table:table-cell office:value-type="float" office:value="-0.0343740960935288" calcext:value-type="float">
            <text:p>-0.0343740961</text:p>
          </table:table-cell>
          <table:table-cell office:value-type="float" office:value="-0.0313267753959444" calcext:value-type="float">
            <text:p>-0.0313267754</text:p>
          </table:table-cell>
          <table:table-cell office:value-type="float" office:value="-0.0281967349801203" calcext:value-type="float">
            <text:p>-0.028196735</text:p>
          </table:table-cell>
          <table:table-cell office:value-type="float" office:value="-0.0249940210137409" calcext:value-type="float">
            <text:p>-0.024994021</text:p>
          </table:table-cell>
          <table:table-cell office:value-type="float" office:value="-0.0217292004587655" calcext:value-type="float">
            <text:p>-0.0217292005</text:p>
          </table:table-cell>
          <table:table-cell office:value-type="float" office:value="-0.0184133293173076" calcext:value-type="float">
            <text:p>-0.0184133293</text:p>
          </table:table-cell>
          <table:table-cell office:value-type="float" office:value="-0.0150579117513608" calcext:value-type="float">
            <text:p>-0.0150579118</text:p>
          </table:table-cell>
          <table:table-cell office:value-type="float" office:value="-0.0116748503951256" calcext:value-type="float">
            <text:p>-0.0116748504</text:p>
          </table:table-cell>
          <table:table-cell office:value-type="float" office:value="-0.00827638835889571" calcext:value-type="float">
            <text:p>-0.0082763884</text:p>
          </table:table-cell>
          <table:table-cell office:value-type="float" office:value="-0.00487504359388005" calcext:value-type="float">
            <text:p>-0.0048750436</text:p>
          </table:table-cell>
          <table:table-cell office:value-type="float" office:value="-0.00148353644423171" calcext:value-type="float">
            <text:p>-0.0014835364</text:p>
          </table:table-cell>
          <table:table-cell office:value-type="float" office:value="0.00188528864799087" calcext:value-type="float">
            <text:p>0.0018852886</text:p>
          </table:table-cell>
          <table:table-cell office:value-type="float" office:value="0.00521854619977918" calcext:value-type="float">
            <text:p>0.0052185462</text:p>
          </table:table-cell>
          <table:table-cell office:value-type="float" office:value="0.00850339632469069" calcext:value-type="float">
            <text:p>0.0085033963</text:p>
          </table:table-cell>
          <table:table-cell office:value-type="float" office:value="0.0117271336980378" calcext:value-type="float">
            <text:p>0.0117271337</text:p>
          </table:table-cell>
          <table:table-cell office:value-type="float" office:value="0.0148772775515888" calcext:value-type="float">
            <text:p>0.0148772776</text:p>
          </table:table-cell>
          <table:table-cell office:value-type="float" office:value="0.0179416613811721" calcext:value-type="float">
            <text:p>0.0179416614</text:p>
          </table:table-cell>
          <table:table-cell office:value-type="float" office:value="0.0209085210588469" calcext:value-type="float">
            <text:p>0.0209085211</text:p>
          </table:table-cell>
          <table:table-cell office:value-type="float" office:value="0.0237665800756311" calcext:value-type="float">
            <text:p>0.0237665801</text:p>
          </table:table-cell>
          <table:table-cell office:value-type="float" office:value="0.0265051306997363" calcext:value-type="float">
            <text:p>0.0265051307</text:p>
          </table:table-cell>
          <table:table-cell office:value-type="float" office:value="0.0291141099170288" calcext:value-type="float">
            <text:p>0.0291141099</text:p>
          </table:table-cell>
          <table:table-cell office:value-type="float" office:value="0.031584169122521" calcext:value-type="float">
            <text:p>0.0315841691</text:p>
          </table:table-cell>
          <table:table-cell office:value-type="float" office:value="0.0339067366513174" calcext:value-type="float">
            <text:p>0.0339067367</text:p>
          </table:table-cell>
          <table:table-cell office:value-type="float" office:value="0.0360740723714936" calcext:value-type="float">
            <text:p>0.0360740724</text:p>
          </table:table-cell>
          <table:table-cell office:value-type="float" office:value="0.0380793137064809" calcext:value-type="float">
            <text:p>0.0380793137</text:p>
          </table:table-cell>
          <table:table-cell office:value-type="float" office:value="0.0399165126072641" calcext:value-type="float">
            <text:p>0.0399165126</text:p>
          </table:table-cell>
          <table:table-cell office:value-type="float" office:value="0.0415806631515439" calcext:value-type="float">
            <text:p>0.0415806632</text:p>
          </table:table-cell>
          <table:table-cell office:value-type="float" office:value="0.0430677196046498" calcext:value-type="float">
            <text:p>0.0430677196</text:p>
          </table:table-cell>
          <table:table-cell office:value-type="float" office:value="0.0443746049320286" calcext:value-type="float">
            <text:p>0.0443746049</text:p>
          </table:table-cell>
          <table:table-cell office:value-type="float" office:value="0.045499209902754" calcext:value-type="float">
            <text:p>0.0454992099</text:p>
          </table:table-cell>
          <table:table-cell office:value-type="float" office:value="0.0464403830647798" calcext:value-type="float">
            <text:p>0.0464403831</text:p>
          </table:table-cell>
          <table:table-cell office:value-type="float" office:value="0.0471979120033095" calcext:value-type="float">
            <text:p>0.047197912</text:p>
          </table:table-cell>
          <table:table-cell office:value-type="float" office:value="0.0477724964116886" calcext:value-type="float">
            <text:p>0.0477724964</text:p>
          </table:table-cell>
          <table:table-cell office:value-type="float" office:value="0.0481657136079062" calcext:value-type="float">
            <text:p>0.0481657136</text:p>
          </table:table-cell>
          <table:table-cell office:value-type="float" office:value="0.0483799772180189" calcext:value-type="float">
            <text:p>0.0483799772</text:p>
          </table:table-cell>
          <table:table-cell office:value-type="float" office:value="0.048418489819749" calcext:value-type="float">
            <text:p>0.0484184898</text:p>
          </table:table-cell>
          <table:table-cell office:value-type="float" office:value="0.0482851903947124" calcext:value-type="float">
            <text:p>0.0482851904</text:p>
          </table:table-cell>
          <table:table-cell office:value-type="float" office:value="0.0479846974761765" calcext:value-type="float">
            <text:p>0.0479846975</text:p>
          </table:table-cell>
          <table:table-cell office:value-type="float" office:value="0.0475222489013123" calcext:value-type="float">
            <text:p>0.0475222489</text:p>
          </table:table-cell>
          <table:table-cell office:value-type="float" office:value="0.0469036390830532" calcext:value-type="float">
            <text:p>0.0469036391</text:p>
          </table:table-cell>
          <table:table-cell office:value-type="float" office:value="0.0461351547078826" calcext:value-type="float">
            <text:p>0.0461351547</text:p>
          </table:table-cell>
          <table:table-cell office:value-type="float" office:value="0.0452235097432131" calcext:value-type="float">
            <text:p>0.0452235097</text:p>
          </table:table-cell>
          <table:table-cell office:value-type="float" office:value="0.0441757806026842" calcext:value-type="float">
            <text:p>0.0441757806</text:p>
          </table:table-cell>
          <table:table-cell office:value-type="float" office:value="0.0429993422711684" calcext:value-type="float">
            <text:p>0.0429993423</text:p>
          </table:table-cell>
          <table:table-cell office:value-type="float" office:value="0.0417018061349179" calcext:value-type="float">
            <text:p>0.0417018061</text:p>
          </table:table-cell>
          <table:table-cell office:value-type="float" office:value="0.0402909601976324" calcext:value-type="float">
            <text:p>0.0402909602</text:p>
          </table:table-cell>
          <table:table-cell office:value-type="float" office:value="0.0387747122918743" calcext:value-type="float">
            <text:p>0.0387747123</text:p>
          </table:table-cell>
          <table:table-cell office:value-type="float" office:value="0.0371610368184477" calcext:value-type="float">
            <text:p>0.0371610368</text:p>
          </table:table-cell>
          <table:table-cell office:value-type="float" office:value="0.0354579254659018" calcext:value-type="float">
            <text:p>0.0354579255</text:p>
          </table:table-cell>
          <table:table-cell office:value-type="float" office:value="0.0336733422790786" calcext:value-type="float">
            <text:p>0.0336733423</text:p>
          </table:table-cell>
          <table:table-cell office:value-type="float" office:value="0.0318151833614139" calcext:value-type="float">
            <text:p>0.0318151834</text:p>
          </table:table-cell>
          <table:table-cell office:value-type="float" office:value="0.0298912414111678" calcext:value-type="float">
            <text:p>0.0298912414</text:p>
          </table:table-cell>
          <table:table-cell office:value-type="float" office:value="0.0279091752084251" calcext:value-type="float">
            <text:p>0.0279091752</text:p>
          </table:table-cell>
          <table:table-cell office:value-type="float" office:value="0.0258764840882763" calcext:value-type="float">
            <text:p>0.0258764841</text:p>
          </table:table-cell>
          <table:table-cell office:value-type="float" office:value="0.0238004873570587" calcext:value-type="float">
            <text:p>0.0238004874</text:p>
          </table:table-cell>
          <table:table-cell office:value-type="float" office:value="0.0216883085337594" calcext:value-type="float">
            <text:p>0.0216883085</text:p>
          </table:table-cell>
          <table:table-cell office:value-type="float" office:value="0.0195468642282878" calcext:value-type="float">
            <text:p>0.0195468642</text:p>
          </table:table-cell>
          <table:table-cell office:value-type="float" office:value="0.0173828574031239" calcext:value-type="float">
            <text:p>0.0173828574</text:p>
          </table:table-cell>
          <table:table-cell office:value-type="float" office:value="0.0152027747053114" calcext:value-type="float">
            <text:p>0.0152027747</text:p>
          </table:table-cell>
          <table:table-cell office:value-type="float" office:value="0.0130128875025762" calcext:value-type="float">
            <text:p>0.0130128875</text:p>
          </table:table-cell>
          <table:table-cell office:value-type="float" office:value="0.0108192562109421" calcext:value-type="float">
            <text:p>0.0108192562</text:p>
          </table:table-cell>
          <table:table-cell office:value-type="float" office:value="0.00862773746208231" calcext:value-type="float">
            <text:p>0.0086277375</text:p>
          </table:table-cell>
          <table:table-cell office:value-type="float" office:value="0.00644399362721995" calcext:value-type="float">
            <text:p>0.0064439936</text:p>
          </table:table-cell>
          <table:table-cell office:value-type="float" office:value="0.00427350419091012" calcext:value-type="float">
            <text:p>0.0042735042</text:p>
          </table:table-cell>
          <table:table-cell office:value-type="float" office:value="0.00212157845303575" calcext:value-type="float">
            <text:p>0.0021215785</text:p>
          </table:table-cell>
          <table:table-cell table:style-name="ce1" office:value-type="float" office:value="-0.00000663096927127488" calcext:value-type="float">
            <text:p>-6.63E-06</text:p>
          </table:table-cell>
          <table:table-cell office:value-type="float" office:value="-0.00210611436592352" calcext:value-type="float">
            <text:p>-0.0021061144</text:p>
          </table:table-cell>
          <table:table-cell office:value-type="float" office:value="-0.00417199139967035" calcext:value-type="float">
            <text:p>-0.0041719914</text:p>
          </table:table-cell>
          <table:table-cell office:value-type="float" office:value="-0.00619949830928473" calcext:value-type="float">
            <text:p>-0.0061994983</text:p>
          </table:table-cell>
          <table:table-cell office:value-type="float" office:value="-0.00818397631811359" calcext:value-type="float">
            <text:p>-0.0081839763</text:p>
          </table:table-cell>
          <table:table-cell office:value-type="float" office:value="-0.0101208616800405" calcext:value-type="float">
            <text:p>-0.0101208617</text:p>
          </table:table-cell>
          <table:table-cell office:value-type="float" office:value="-0.0120056777513679" calcext:value-type="float">
            <text:p>-0.0120056778</text:p>
          </table:table-cell>
          <table:table-cell office:value-type="float" office:value="-0.013834029426559" calcext:value-type="float">
            <text:p>-0.0138340294</text:p>
          </table:table-cell>
          <table:table-cell office:value-type="float" office:value="-0.0156016002190919" calcext:value-type="float">
            <text:p>-0.0156016002</text:p>
          </table:table-cell>
          <table:table-cell office:value-type="float" office:value="-0.0173041522065794" calcext:value-type="float">
            <text:p>-0.0173041522</text:p>
          </table:table-cell>
          <table:table-cell office:value-type="float" office:value="-0.0189375289930498" calcext:value-type="float">
            <text:p>-0.018937529</text:p>
          </table:table-cell>
          <table:table-cell office:value-type="float" office:value="-0.0204976617718403" calcext:value-type="float">
            <text:p>-0.0204976618</text:p>
          </table:table-cell>
          <table:table-cell office:value-type="float" office:value="-0.0219805785013023" calcext:value-type="float">
            <text:p>-0.0219805785</text:p>
          </table:table-cell>
          <table:table-cell office:value-type="float" office:value="-0.0233824161337189" calcext:value-type="float">
            <text:p>-0.0233824161</text:p>
          </table:table-cell>
          <table:table-cell office:value-type="float" office:value="-0.0246994357668945" calcext:value-type="float">
            <text:p>-0.0246994358</text:p>
          </table:table-cell>
          <table:table-cell office:value-type="float" office:value="-0.0259280405191679" calcext:value-type="float">
            <text:p>-0.0259280405</text:p>
          </table:table-cell>
          <table:table-cell office:value-type="float" office:value="-0.0270647958635163" calcext:value-type="float">
            <text:p>-0.0270647959</text:p>
          </table:table-cell>
          <table:table-cell office:value-type="float" office:value="-0.0281064520962745" calcext:value-type="float">
            <text:p>-0.0281064521</text:p>
          </table:table-cell>
          <table:table-cell office:value-type="float" office:value="-0.0290499685620512" calcext:value-type="float">
            <text:p>-0.0290499686</text:p>
          </table:table-cell>
          <table:table-cell office:value-type="float" office:value="-0.0298925392097911" calcext:value-type="float">
            <text:p>-0.0298925392</text:p>
          </table:table-cell>
          <table:table-cell office:value-type="float" office:value="-0.0306316190166589" calcext:value-type="float">
            <text:p>-0.030631619</text:p>
          </table:table-cell>
          <table:table-cell office:value-type="float" office:value="-0.0312649507872198" calcext:value-type="float">
            <text:p>-0.0312649508</text:p>
          </table:table-cell>
          <table:table-cell office:value-type="float" office:value="-0.0317905918160456" calcext:value-type="float">
            <text:p>-0.0317905918</text:p>
          </table:table-cell>
          <table:table-cell office:value-type="float" office:value="-0.0322069398926504" calcext:value-type="float">
            <text:p>-0.0322069399</text:p>
          </table:table-cell>
          <table:table-cell office:value-type="float" office:value="-0.0325127581288561" calcext:value-type="float">
            <text:p>-0.0325127581</text:p>
          </table:table-cell>
          <table:table-cell office:value-type="float" office:value="-0.0327071981002445" calcext:value-type="float">
            <text:p>-0.0327071981</text:p>
          </table:table-cell>
          <table:table-cell office:value-type="float" office:value="-0.0327898208150276" calcext:value-type="float">
            <text:p>-0.0327898208</text:p>
          </table:table-cell>
          <table:table-cell office:value-type="float" office:value="-0.0327606150549127" calcext:value-type="float">
            <text:p>-0.0327606151</text:p>
          </table:table-cell>
          <table:table-cell office:value-type="float" office:value="-0.0326200126728293" calcext:value-type="float">
            <text:p>-0.0326200127</text:p>
          </table:table-cell>
          <table:table-cell office:value-type="float" office:value="-0.0323689004806265" calcext:value-type="float">
            <text:p>-0.0323689005</text:p>
          </table:table-cell>
          <table:table-cell office:value-type="float" office:value="-0.0320086284151898" calcext:value-type="float">
            <text:p>-0.0320086284</text:p>
          </table:table-cell>
          <table:table-cell office:value-type="float" office:value="-0.0315410137325549" calcext:value-type="float">
            <text:p>-0.0315410137</text:p>
          </table:table-cell>
          <table:table-cell office:value-type="float" office:value="-0.0309683410452422" calcext:value-type="float">
            <text:p>-0.030968341</text:p>
          </table:table-cell>
          <table:table-cell office:value-type="float" office:value="-0.0302933580868613" calcext:value-type="float">
            <text:p>-0.0302933581</text:p>
          </table:table-cell>
          <table:table-cell office:value-type="float" office:value="-0.0295192671584997" calcext:value-type="float">
            <text:p>-0.0295192672</text:p>
          </table:table-cell>
          <table:table-cell office:value-type="float" office:value="-0.028649712282226" calcext:value-type="float">
            <text:p>-0.0286497123</text:p>
          </table:table-cell>
          <table:table-cell office:value-type="float" office:value="-0.0276887621566452" calcext:value-type="float">
            <text:p>-0.0276887622</text:p>
          </table:table-cell>
          <table:table-cell office:value-type="float" office:value="-0.0266408890765692" calcext:value-type="float">
            <text:p>-0.0266408891</text:p>
          </table:table-cell>
          <table:table-cell office:value-type="float" office:value="-0.0255109440422272" calcext:value-type="float">
            <text:p>-0.025510944</text:p>
          </table:table-cell>
          <table:table-cell office:value-type="float" office:value="-0.0243041283417967" calcext:value-type="float">
            <text:p>-0.0243041283</text:p>
          </table:table-cell>
          <table:table-cell office:value-type="float" office:value="-0.0230259619435302" calcext:value-type="float">
            <text:p>-0.0230259619</text:p>
          </table:table-cell>
          <table:table-cell office:value-type="float" office:value="-0.0216822490793033" calcext:value-type="float">
            <text:p>-0.0216822491</text:p>
          </table:table-cell>
          <table:table-cell office:value-type="float" office:value="-0.0202790414395249" calcext:value-type="float">
            <text:p>-0.0202790414</text:p>
          </table:table-cell>
          <table:table-cell office:value-type="float" office:value="-0.0188225994293792" calcext:value-type="float">
            <text:p>-0.0188225994</text:p>
          </table:table-cell>
          <table:table-cell office:value-type="float" office:value="-0.0173193519580187" calcext:value-type="float">
            <text:p>-0.017319352</text:p>
          </table:table-cell>
          <table:table-cell office:value-type="float" office:value="-0.0157758552455357" calcext:value-type="float">
            <text:p>-0.0157758552</text:p>
          </table:table-cell>
          <table:table-cell office:value-type="float" office:value="-0.0141987511371311" calcext:value-type="float">
            <text:p>-0.0141987511</text:p>
          </table:table-cell>
          <table:table-cell office:value-type="float" office:value="-0.0125947254103929" calcext:value-type="float">
            <text:p>-0.0125947254</text:p>
          </table:table-cell>
          <table:table-cell office:value-type="float" office:value="-0.0109704665500036" calcext:value-type="float">
            <text:p>-0.0109704666</text:p>
          </table:table-cell>
          <table:table-cell office:value-type="float" office:value="-0.00933262544529818" calcext:value-type="float">
            <text:p>-0.0093326254</text:p>
          </table:table-cell>
          <table:table-cell office:value-type="float" office:value="-0.00768777644038862" calcext:value-type="float">
            <text:p>-0.0076877764</text:p>
          </table:table-cell>
          <table:table-cell office:value-type="float" office:value="-0.00604238013476401" calcext:value-type="float">
            <text:p>-0.0060423801</text:p>
          </table:table-cell>
          <table:table-cell office:value-type="float" office:value="-0.00440274829524929" calcext:value-type="float">
            <text:p>-0.0044027483</text:p>
          </table:table-cell>
          <table:table-cell office:value-type="float" office:value="-0.00277501119877326" calcext:value-type="float">
            <text:p>-0.0027750112</text:p>
          </table:table-cell>
          <table:table-cell office:value-type="float" office:value="-0.00116508768045767" calcext:value-type="float">
            <text:p>-0.0011650877</text:p>
          </table:table-cell>
          <table:table-cell office:value-type="float" office:value="0.000421341885952567" calcext:value-type="float">
            <text:p>0.0004213419</text:p>
          </table:table-cell>
          <table:table-cell office:value-type="float" office:value="0.00197885949749156" calcext:value-type="float">
            <text:p>0.0019788595</text:p>
          </table:table-cell>
          <table:table-cell office:value-type="float" office:value="0.00350233019332111" calcext:value-type="float">
            <text:p>0.0035023302</text:p>
          </table:table-cell>
          <table:table-cell office:value-type="float" office:value="0.00498691941000523" calcext:value-type="float">
            <text:p>0.0049869194</text:p>
          </table:table-cell>
          <table:table-cell office:value-type="float" office:value="0.00642810699169726" calcext:value-type="float">
            <text:p>0.006428107</text:p>
          </table:table-cell>
          <table:table-cell office:value-type="float" office:value="0.00782169787357257" calcext:value-type="float">
            <text:p>0.0078216979</text:p>
          </table:table-cell>
          <table:table-cell office:value-type="float" office:value="0.00916382950190952" calcext:value-type="float">
            <text:p>0.0091638295</text:p>
          </table:table-cell>
          <table:table-cell office:value-type="float" office:value="0.0104509760963822" calcext:value-type="float">
            <text:p>0.0104509761</text:p>
          </table:table-cell>
          <table:table-cell office:value-type="float" office:value="0.0116799498988759" calcext:value-type="float">
            <text:p>0.0116799499</text:p>
          </table:table-cell>
          <table:table-cell office:value-type="float" office:value="0.0128478995880242" calcext:value-type="float">
            <text:p>0.0128478996</text:p>
          </table:table-cell>
          <table:table-cell office:value-type="float" office:value="0.0139523060693442" calcext:value-type="float">
            <text:p>0.0139523061</text:p>
          </table:table-cell>
          <table:table-cell office:value-type="float" office:value="0.0149909758770558" calcext:value-type="float">
            <text:p>0.0149909759</text:p>
          </table:table-cell>
          <table:table-cell office:value-type="float" office:value="0.0159620324451751" calcext:value-type="float">
            <text:p>0.0159620324</text:p>
          </table:table-cell>
          <table:table-cell office:value-type="float" office:value="0.0168639055222094" calcext:value-type="float">
            <text:p>0.0168639055</text:p>
          </table:table-cell>
          <table:table-cell office:value-type="float" office:value="0.0176953190156494" calcext:value-type="float">
            <text:p>0.017695319</text:p>
          </table:table-cell>
          <table:table-cell office:value-type="float" office:value="0.0184552775595006" calcext:value-type="float">
            <text:p>0.0184552776</text:p>
          </table:table-cell>
          <table:table-cell office:value-type="float" office:value="0.0191430521004669" calcext:value-type="float">
            <text:p>0.0191430521</text:p>
          </table:table-cell>
          <table:table-cell office:value-type="float" office:value="0.0197581647959133" calcext:value-type="float">
            <text:p>0.0197581648</text:p>
          </table:table-cell>
          <table:table-cell office:value-type="float" office:value="0.0203003735103828" calcext:value-type="float">
            <text:p>0.0203003735</text:p>
          </table:table-cell>
          <table:table-cell office:value-type="float" office:value="0.0207696561861165" calcext:value-type="float">
            <text:p>0.0207696562</text:p>
          </table:table-cell>
          <table:table-cell office:value-type="float" office:value="0.0211661953486371" calcext:value-type="float">
            <text:p>0.0211661953</text:p>
          </table:table-cell>
          <table:table-cell office:value-type="float" office:value="0.0214903629899242" calcext:value-type="float">
            <text:p>0.021490363</text:p>
          </table:table-cell>
          <table:table-cell office:value-type="float" office:value="0.0217427060502345" calcext:value-type="float">
            <text:p>0.0217427061</text:p>
          </table:table-cell>
          <table:table-cell office:value-type="float" office:value="0.0219239326952931" calcext:value-type="float">
            <text:p>0.0219239327</text:p>
          </table:table-cell>
          <table:table-cell office:value-type="float" office:value="0.0220348995588195" calcext:value-type="float">
            <text:p>0.0220348996</text:p>
          </table:table-cell>
          <table:table-cell office:value-type="float" office:value="0.0220766000917198" calcext:value-type="float">
            <text:p>0.0220766001</text:p>
          </table:table-cell>
          <table:table-cell office:value-type="float" office:value="0.022050154129072" calcext:value-type="float">
            <text:p>0.0220501541</text:p>
          </table:table-cell>
          <table:table-cell office:value-type="float" office:value="0.0219567987549205" calcext:value-type="float">
            <text:p>0.0219567988</text:p>
          </table:table-cell>
          <table:table-cell office:value-type="float" office:value="0.0217978805131926" calcext:value-type="float">
            <text:p>0.0217978805</text:p>
          </table:table-cell>
          <table:table-cell office:value-type="float" office:value="0.0215748489813983" calcext:value-type="float">
            <text:p>0.021574849</text:p>
          </table:table-cell>
          <table:table-cell office:value-type="float" office:value="0.0212892516925621" calcext:value-type="float">
            <text:p>0.0212892517</text:p>
          </table:table-cell>
          <table:table-cell office:value-type="float" office:value="0.0209427303606471" calcext:value-type="float">
            <text:p>0.0209427304</text:p>
          </table:table-cell>
          <table:table-cell office:value-type="float" office:value="0.0205370183359527" calcext:value-type="float">
            <text:p>0.0205370183</text:p>
          </table:table-cell>
          <table:table-cell office:value-type="float" office:value="0.020073939190158" calcext:value-type="float">
            <text:p>0.0200739392</text:p>
          </table:table-cell>
          <table:table-cell office:value-type="float" office:value="0.0195554063062141" calcext:value-type="float">
            <text:p>0.0195554063</text:p>
          </table:table-cell>
          <table:table-cell office:value-type="float" office:value="0.0189834233265813" calcext:value-type="float">
            <text:p>0.0189834233</text:p>
          </table:table-cell>
          <table:table-cell office:value-type="float" office:value="0.0183600852947178" calcext:value-type="float">
            <text:p>0.0183600853</text:p>
          </table:table-cell>
          <table:table-cell office:value-type="float" office:value="0.0176875803096443" calcext:value-type="float">
            <text:p>0.0176875803</text:p>
          </table:table-cell>
          <table:table-cell office:value-type="float" office:value="0.0169681915019052" calcext:value-type="float">
            <text:p>0.0169681915</text:p>
          </table:table-cell>
          <table:table-cell office:value-type="float" office:value="0.0162042991318143" calcext:value-type="float">
            <text:p>0.0162042991</text:p>
          </table:table-cell>
          <table:table-cell office:value-type="float" office:value="0.0153983826073161" calcext:value-type="float">
            <text:p>0.0153983826</text:p>
          </table:table-cell>
          <table:table-cell office:value-type="float" office:value="0.014553022219466" calcext:value-type="float">
            <text:p>0.0145530222</text:p>
          </table:table-cell>
          <table:table-cell office:value-type="float" office:value="0.0136709003982271" calcext:value-type="float">
            <text:p>0.0136709004</text:p>
          </table:table-cell>
          <table:table-cell office:value-type="float" office:value="0.012754802299992" calcext:value-type="float">
            <text:p>0.0127548023</text:p>
          </table:table-cell>
          <table:table-cell office:value-type="float" office:value="0.0118076155508277" calcext:value-type="float">
            <text:p>0.0118076156</text:p>
          </table:table-cell>
          <table:table-cell office:value-type="float" office:value="0.0108323289855781" calcext:value-type="float">
            <text:p>0.010832329</text:p>
          </table:table-cell>
          <table:table-cell office:value-type="float" office:value="0.00983203024244542" calcext:value-type="float">
            <text:p>0.0098320302</text:p>
          </table:table-cell>
          <table:table-cell office:value-type="float" office:value="0.00880990209506685" calcext:value-type="float">
            <text:p>0.0088099021</text:p>
          </table:table-cell>
          <table:table-cell office:value-type="float" office:value="0.00776921742896463" calcext:value-type="float">
            <text:p>0.0077692174</text:p>
          </table:table-cell>
          <table:table-cell office:value-type="float" office:value="0.00671333279615459" calcext:value-type="float">
            <text:p>0.0067133328</text:p>
          </table:table-cell>
          <table:table-cell office:value-type="float" office:value="0.0056456805100652" calcext:value-type="float">
            <text:p>0.0056456805</text:p>
          </table:table-cell>
          <table:table-cell office:value-type="float" office:value="0.0045697592721939" calcext:value-type="float">
            <text:p>0.0045697593</text:p>
          </table:table-cell>
          <table:table-cell office:value-type="float" office:value="0.00348912335159653" calcext:value-type="float">
            <text:p>0.0034891234</text:p>
          </table:table-cell>
          <table:table-cell office:value-type="float" office:value="0.00240737036767434" calcext:value-type="float">
            <text:p>0.0024073704</text:p>
          </table:table-cell>
          <table:table-cell office:value-type="float" office:value="0.00132812775534077" calcext:value-type="float">
            <text:p>0.0013281278</text:p>
          </table:table-cell>
          <table:table-cell office:value-type="float" office:value="0.00025503801885875" calcext:value-type="float">
            <text:p>0.000255038</text:p>
          </table:table-cell>
          <table:table-cell office:value-type="float" office:value="-0.000808257094036275" calcext:value-type="float">
            <text:p>-0.0008082571</text:p>
          </table:table-cell>
          <table:table-cell office:value-type="float" office:value="-0.00185813334317225" calcext:value-type="float">
            <text:p>-0.0018581333</text:p>
          </table:table-cell>
          <table:table-cell office:value-type="float" office:value="-0.00289100149746029" calcext:value-type="float">
            <text:p>-0.0028910015</text:p>
          </table:table-cell>
          <table:table-cell office:value-type="float" office:value="-0.00390332539527156" calcext:value-type="float">
            <text:p>-0.0039033254</text:p>
          </table:table-cell>
          <table:table-cell office:value-type="float" office:value="-0.00489164035862019" calcext:value-type="float">
            <text:p>-0.0048916404</text:p>
          </table:table-cell>
          <table:table-cell office:value-type="float" office:value="-0.00585257174634257" calcext:value-type="float">
            <text:p>-0.0058525717</text:p>
          </table:table-cell>
          <table:table-cell office:value-type="float" office:value="-0.0067828534256179" calcext:value-type="float">
            <text:p>-0.0067828534</text:p>
          </table:table-cell>
          <table:table-cell office:value-type="float" office:value="-0.00767934593921641" calcext:value-type="float">
            <text:p>-0.0076793459</text:p>
          </table:table-cell>
          <table:table-cell office:value-type="float" office:value="-0.00853905414786306" calcext:value-type="float">
            <text:p>-0.0085390541</text:p>
          </table:table-cell>
          <table:table-cell office:value-type="float" office:value="-0.00935914413289327" calcext:value-type="float">
            <text:p>-0.0093591441</text:p>
          </table:table-cell>
          <table:table-cell office:value-type="float" office:value="-0.0101369591538606" calcext:value-type="float">
            <text:p>-0.0101369592</text:p>
          </table:table-cell>
          <table:table-cell office:value-type="float" office:value="-0.010870034468636" calcext:value-type="float">
            <text:p>-0.0108700345</text:p>
          </table:table-cell>
          <table:table-cell office:value-type="float" office:value="-0.0115561108395607" calcext:value-type="float">
            <text:p>-0.0115561108</text:p>
          </table:table-cell>
          <table:table-cell office:value-type="float" office:value="-0.0121931465679973" calcext:value-type="float">
            <text:p>-0.0121931466</text:p>
          </table:table-cell>
          <table:table-cell office:value-type="float" office:value="-0.0127793279207939" calcext:value-type="float">
            <text:p>-0.0127793279</text:p>
          </table:table-cell>
          <table:table-cell office:value-type="float" office:value="-0.0133130778352576" calcext:value-type="float">
            <text:p>-0.0133130778</text:p>
          </table:table-cell>
          <table:table-cell office:value-type="float" office:value="-0.0137930628138473" calcext:value-type="float">
            <text:p>-0.0137930628</text:p>
          </table:table-cell>
          <table:table-cell office:value-type="float" office:value="-0.0142181979453495" calcext:value-type="float">
            <text:p>-0.0142181979</text:p>
          </table:table-cell>
          <table:table-cell office:value-type="float" office:value="-0.0145876500154459" calcext:value-type="float">
            <text:p>-0.01458765</text:p>
          </table:table-cell>
          <table:table-cell office:value-type="float" office:value="-0.0149008386957543" calcext:value-type="float">
            <text:p>-0.0149008387</text:p>
          </table:table-cell>
          <table:table-cell office:value-type="float" office:value="-0.0151574358261909" calcext:value-type="float">
            <text:p>-0.0151574358</text:p>
          </table:table-cell>
          <table:table-cell office:value-type="float" office:value="-0.0153573628304683" calcext:value-type="float">
            <text:p>-0.0153573628</text:p>
          </table:table-cell>
          <table:table-cell office:value-type="float" office:value="-0.0155007863282375" calcext:value-type="float">
            <text:p>-0.0155007863</text:p>
          </table:table-cell>
          <table:table-cell office:value-type="float" office:value="-0.0155881120295039" calcext:value-type="float">
            <text:p>-0.015588112</text:p>
          </table:table-cell>
          <table:table-cell office:value-type="float" office:value="-0.0156199770171404" calcext:value-type="float">
            <text:p>-0.015619977</text:p>
          </table:table-cell>
          <table:table-cell office:value-type="float" office:value="-0.0155972405413016" calcext:value-type="float">
            <text:p>-0.0155972405</text:p>
          </table:table-cell>
          <table:table-cell office:value-type="float" office:value="-0.0155209734651434" calcext:value-type="float">
            <text:p>-0.0155209735</text:p>
          </table:table-cell>
          <table:table-cell office:value-type="float" office:value="-0.0153924465142092" calcext:value-type="float">
            <text:p>-0.0153924465</text:p>
          </table:table-cell>
          <table:table-cell office:value-type="float" office:value="-0.0152131174921317" calcext:value-type="float">
            <text:p>-0.0152131175</text:p>
          </table:table-cell>
          <table:table-cell office:value-type="float" office:value="-0.0149846176327798" calcext:value-type="float">
            <text:p>-0.0149846176</text:p>
          </table:table-cell>
          <table:table-cell office:value-type="float" office:value="-0.0147087372636727" calcext:value-type="float">
            <text:p>-0.0147087373</text:p>
          </table:table-cell>
          <table:table-cell office:value-type="float" office:value="-0.0143874109573932" calcext:value-type="float">
            <text:p>-0.014387411</text:p>
          </table:table-cell>
          <table:table-cell office:value-type="float" office:value="-0.0140227023469608" calcext:value-type="float">
            <text:p>-0.0140227023</text:p>
          </table:table-cell>
          <table:table-cell office:value-type="float" office:value="-0.0136167887777599" calcext:value-type="float">
            <text:p>-0.0136167888</text:p>
          </table:table-cell>
          <table:table-cell office:value-type="float" office:value="-0.0131719459628258" calcext:value-type="float">
            <text:p>-0.013171946</text:p>
          </table:table-cell>
          <table:table-cell office:value-type="float" office:value="-0.0126905328002542" calcext:value-type="float">
            <text:p>-0.0126905328</text:p>
          </table:table-cell>
          <table:table-cell office:value-type="float" office:value="-0.012174976501429" calcext:value-type="float">
            <text:p>-0.0121749765</text:p>
          </table:table-cell>
          <table:table-cell office:value-type="float" office:value="-0.0116277581668853" calcext:value-type="float">
            <text:p>-0.0116277582</text:p>
          </table:table-cell>
          <table:table-cell office:value-type="float" office:value="-0.011051398933202" calcext:value-type="float">
            <text:p>-0.0110513989</text:p>
          </table:table-cell>
          <table:table-cell office:value-type="float" office:value="-0.010448446799617" calcext:value-type="float">
            <text:p>-0.0104484468</text:p>
          </table:table-cell>
          <table:table-cell office:value-type="float" office:value="-0.00982146422732862" calcext:value-type="float">
            <text:p>-0.0098214642</text:p>
          </table:table-cell>
          <table:table-cell office:value-type="float" office:value="-0.00917301658801051" calcext:value-type="float">
            <text:p>-0.0091730166</text:p>
          </table:table-cell>
          <table:table-cell office:value-type="float" office:value="-0.00850566152114856" calcext:value-type="float">
            <text:p>-0.0085056615</text:p>
          </table:table-cell>
          <table:table-cell office:value-type="float" office:value="-0.00782193924273974" calcext:value-type="float">
            <text:p>-0.0078219392</text:p>
          </table:table-cell>
          <table:table-cell office:value-type="float" office:value="-0.00712436383087531" calcext:value-type="float">
            <text:p>-0.0071243638</text:p>
          </table:table-cell>
          <table:table-cell office:value-type="float" office:value="-0.00641541549710627" calcext:value-type="float">
            <text:p>-0.0064154155</text:p>
          </table:table-cell>
          <table:table-cell office:value-type="float" office:value="-0.00569753383639576" calcext:value-type="float">
            <text:p>-0.0056975338</text:p>
          </table:table-cell>
          <table:table-cell office:value-type="float" office:value="-0.00497311203325322" calcext:value-type="float">
            <text:p>-0.004973112</text:p>
          </table:table-cell>
          <table:table-cell office:value-type="float" office:value="-0.00424449198739638" calcext:value-type="float">
            <text:p>-0.004244492</text:p>
          </table:table-cell>
          <table:table-cell office:value-type="float" office:value="-0.00351396030932533" calcext:value-type="float">
            <text:p>-0.0035139603</text:p>
          </table:table-cell>
          <table:table-cell office:value-type="float" office:value="-0.00278374512454998" calcext:value-type="float">
            <text:p>-0.0027837451</text:p>
          </table:table-cell>
          <table:table-cell office:value-type="float" office:value="-0.00205601361516872" calcext:value-type="float">
            <text:p>-0.0020560136</text:p>
          </table:table-cell>
          <table:table-cell office:value-type="float" office:value="-0.00133287021904465" calcext:value-type="float">
            <text:p>-0.0013328702</text:p>
          </table:table-cell>
          <table:table-cell office:value-type="float" office:value="-0.00061635540016005" calcext:value-type="float">
            <text:p>-0.0006163554</text:p>
          </table:table-cell>
          <table:table-cell table:style-name="ce1" office:value-type="float" office:value="0.0000915551011461055" calcext:value-type="float">
            <text:p>9.16E-05</text:p>
          </table:table-cell>
          <table:table-cell office:value-type="float" office:value="0.000788950632377005" calcext:value-type="float">
            <text:p>0.0007889506</text:p>
          </table:table-cell>
          <table:table-cell office:value-type="float" office:value="0.00147398570299528" calcext:value-type="float">
            <text:p>0.0014739857</text:p>
          </table:table-cell>
          <table:table-cell office:value-type="float" office:value="0.00214487986327845" calcext:value-type="float">
            <text:p>0.0021448799</text:p>
          </table:table-cell>
          <table:table-cell office:value-type="float" office:value="0.00279991748025714" calcext:value-type="float">
            <text:p>0.0027999175</text:p>
          </table:table-cell>
          <table:table-cell office:value-type="float" office:value="0.00343744749892109" calcext:value-type="float">
            <text:p>0.0034374475</text:p>
          </table:table-cell>
          <table:table-cell office:value-type="float" office:value="0.00405588327108125" calcext:value-type="float">
            <text:p>0.0040558833</text:p>
          </table:table-cell>
          <table:table-cell office:value-type="float" office:value="0.00465370252700816" calcext:value-type="float">
            <text:p>0.0046537025</text:p>
          </table:table-cell>
          <table:table-cell office:value-type="float" office:value="0.00522944755636151" calcext:value-type="float">
            <text:p>0.0052294476</text:p>
          </table:table-cell>
          <table:table-cell office:value-type="float" office:value="0.00578172565516562" calcext:value-type="float">
            <text:p>0.0057817257</text:p>
          </table:table-cell>
          <table:table-cell office:value-type="float" office:value="0.00630920988484711" calcext:value-type="float">
            <text:p>0.0063092099</text:p>
          </table:table-cell>
          <table:table-cell office:value-type="float" office:value="0.00681064017786444" calcext:value-type="float">
            <text:p>0.0068106402</text:p>
          </table:table-cell>
          <table:table-cell office:value-type="float" office:value="0.0072848248124212" calcext:value-type="float">
            <text:p>0.0072848248</text:p>
          </table:table-cell>
          <table:table-cell office:value-type="float" office:value="0.00773064226641332" calcext:value-type="float">
            <text:p>0.0077306423</text:p>
          </table:table-cell>
          <table:table-cell office:value-type="float" office:value="0.0081470434483343" calcext:value-type="float">
            <text:p>0.0081470434</text:p>
          </table:table-cell>
          <table:table-cell office:value-type="float" office:value="0.00853305429060345" calcext:value-type="float">
            <text:p>0.0085330543</text:p>
          </table:table-cell>
          <table:table-cell office:value-type="float" office:value="0.00888777867888816" calcext:value-type="float">
            <text:p>0.0088877787</text:p>
          </table:table-cell>
          <table:table-cell office:value-type="float" office:value="0.00921040167975516" calcext:value-type="float">
            <text:p>0.0092104017</text:p>
          </table:table-cell>
          <table:table-cell office:value-type="float" office:value="0.00950019301848919" calcext:value-type="float">
            <text:p>0.009500193</text:p>
          </table:table-cell>
          <table:table-cell office:value-type="float" office:value="0.00975651074957002" calcext:value-type="float">
            <text:p>0.0097565107</text:p>
          </table:table-cell>
          <table:table-cell office:value-type="float" office:value="0.00997880505396902" calcext:value-type="float">
            <text:p>0.0099788051</text:p>
          </table:table-cell>
          <table:table-cell office:value-type="float" office:value="0.0101666220906324" calcext:value-type="float">
            <text:p>0.0101666221</text:p>
          </table:table-cell>
          <table:table-cell office:value-type="float" office:value="0.010319607824043" calcext:value-type="float">
            <text:p>0.0103196078</text:p>
          </table:table-cell>
          <table:table-cell office:value-type="float" office:value="0.0104375117459437" calcext:value-type="float">
            <text:p>0.0104375117</text:p>
          </table:table-cell>
          <table:table-cell office:value-type="float" office:value="0.0105201904070877" calcext:value-type="float">
            <text:p>0.0105201904</text:p>
          </table:table-cell>
          <table:table-cell office:value-type="float" office:value="0.010567610674359" calcext:value-type="float">
            <text:p>0.0105676107</text:p>
          </table:table-cell>
          <table:table-cell office:value-type="float" office:value="0.0105798526297542" calcext:value-type="float">
            <text:p>0.0105798526</text:p>
          </table:table-cell>
          <table:table-cell office:value-type="float" office:value="0.010557112030512" calcext:value-type="float">
            <text:p>0.010557112</text:p>
          </table:table-cell>
          <table:table-cell office:value-type="float" office:value="0.010499702254064" calcext:value-type="float">
            <text:p>0.0104997023</text:p>
          </table:table-cell>
          <table:table-cell office:value-type="float" office:value="0.0104080556573678" calcext:value-type="float">
            <text:p>0.0104080557</text:p>
          </table:table-cell>
          <table:table-cell office:value-type="float" office:value="0.0102827242874367" calcext:value-type="float">
            <text:p>0.0102827243</text:p>
          </table:table-cell>
          <table:table-cell office:value-type="float" office:value="0.0101243798883866" calcext:value-type="float">
            <text:p>0.0101243799</text:p>
          </table:table-cell>
          <table:table-cell office:value-type="float" office:value="0.00993381315987951" calcext:value-type="float">
            <text:p>0.0099338132</text:p>
          </table:table-cell>
          <table:table-cell office:value-type="float" office:value="0.00971193223230178" calcext:value-type="float">
            <text:p>0.0097119322</text:p>
          </table:table-cell>
          <table:table-cell office:value-type="float" office:value="0.00945976033513526" calcext:value-type="float">
            <text:p>0.0094597603</text:p>
          </table:table-cell>
          <table:table-cell office:value-type="float" office:value="0.00917843264660382" calcext:value-type="float">
            <text:p>0.0091784326</text:p>
          </table:table-cell>
          <table:table-cell office:value-type="float" office:value="0.00886919232453022" calcext:value-type="float">
            <text:p>0.0088691923</text:p>
          </table:table-cell>
          <table:table-cell office:value-type="float" office:value="0.00853338573025785" calcext:value-type="float">
            <text:p>0.0085333857</text:p>
          </table:table-cell>
          <table:table-cell office:value-type="float" office:value="0.00817245686921174" calcext:value-type="float">
            <text:p>0.0081724569</text:p>
          </table:table-cell>
          <table:table-cell office:value-type="float" office:value="0.00778794108303548" calcext:value-type="float">
            <text:p>0.0077879411</text:p>
          </table:table-cell>
          <table:table-cell office:value-type="float" office:value="0.00738145803900579" calcext:value-type="float">
            <text:p>0.007381458</text:p>
          </table:table-cell>
          <table:table-cell office:value-type="float" office:value="0.0069547040724347" calcext:value-type="float">
            <text:p>0.0069547041</text:p>
          </table:table-cell>
          <table:table-cell office:value-type="float" office:value="0.00650944394685599" calcext:value-type="float">
            <text:p>0.0065094439</text:p>
          </table:table-cell>
          <table:table-cell office:value-type="float" office:value="0.00604750210480318" calcext:value-type="float">
            <text:p>0.0060475021</text:p>
          </table:table-cell>
          <table:table-cell office:value-type="float" office:value="0.00557075348880606" calcext:value-type="float">
            <text:p>0.0055707535</text:p>
          </table:table-cell>
          <table:table-cell office:value-type="float" office:value="0.00508111401776864" calcext:value-type="float">
            <text:p>0.005081114</text:p>
          </table:table-cell>
          <table:table-cell office:value-type="float" office:value="0.00458053080806127" calcext:value-type="float">
            <text:p>0.0045805308</text:p>
          </table:table-cell>
          <table:table-cell office:value-type="float" office:value="0.00407097223143358" calcext:value-type="float">
            <text:p>0.0040709722</text:p>
          </table:table-cell>
          <table:table-cell office:value-type="float" office:value="0.00355441790320234" calcext:value-type="float">
            <text:p>0.0035544179</text:p>
          </table:table-cell>
          <table:table-cell office:value-type="float" office:value="0.00303284869410588" calcext:value-type="float">
            <text:p>0.0030328487</text:p>
          </table:table-cell>
          <table:table-cell office:value-type="float" office:value="0.0025082368577653" calcext:value-type="float">
            <text:p>0.0025082369</text:p>
          </table:table-cell>
          <table:table-cell office:value-type="float" office:value="0.00198253636293158" calcext:value-type="float">
            <text:p>0.0019825364</text:p>
          </table:table-cell>
          <table:table-cell office:value-type="float" office:value="0.00145767351566852" calcext:value-type="float">
            <text:p>0.0014576735</text:p>
          </table:table-cell>
          <table:table-cell office:value-type="float" office:value="0.000935537951460078" calcext:value-type="float">
            <text:p>0.000935538</text:p>
          </table:table-cell>
          <table:table-cell office:value-type="float" office:value="0.000417974071020445" calcext:value-type="float">
            <text:p>0.0004179741</text:p>
          </table:table-cell>
          <table:table-cell table:style-name="ce1" office:value-type="float" office:value="-0.0000932270135326797" calcext:value-type="float">
            <text:p>-9.32E-05</text:p>
          </table:table-cell>
          <table:table-cell office:value-type="float" office:value="-0.000596334963360035" calcext:value-type="float">
            <text:p>-0.000596335</text:p>
          </table:table-cell>
          <table:table-cell office:value-type="float" office:value="-0.00108968707818053" calcext:value-type="float">
            <text:p>-0.0010896871</text:p>
          </table:table-cell>
          <table:table-cell office:value-type="float" office:value="-0.00157169450085399" calcext:value-type="float">
            <text:p>-0.0015716945</text:p>
          </table:table-cell>
          <table:table-cell office:value-type="float" office:value="-0.00204084772927825" calcext:value-type="float">
            <text:p>-0.0020408477</text:p>
          </table:table-cell>
          <table:table-cell office:value-type="float" office:value="-0.0024957214130597" calcext:value-type="float">
            <text:p>-0.0024957214</text:p>
          </table:table-cell>
          <table:table-cell office:value-type="float" office:value="-0.00293497842187559" calcext:value-type="float">
            <text:p>-0.0029349784</text:p>
          </table:table-cell>
          <table:table-cell office:value-type="float" office:value="-0.00335737318176221" calcext:value-type="float">
            <text:p>-0.0033573732</text:p>
          </table:table-cell>
          <table:table-cell office:value-type="float" office:value="-0.00376175428459751" calcext:value-type="float">
            <text:p>-0.0037617543</text:p>
          </table:table-cell>
          <table:table-cell office:value-type="float" office:value="-0.00414706638467223" calcext:value-type="float">
            <text:p>-0.0041470664</text:p>
          </table:table-cell>
          <table:table-cell office:value-type="float" office:value="-0.0045123514043248" calcext:value-type="float">
            <text:p>-0.0045123514</text:p>
          </table:table-cell>
          <table:table-cell office:value-type="float" office:value="-0.00485674907807281" calcext:value-type="float">
            <text:p>-0.0048567491</text:p>
          </table:table-cell>
          <table:table-cell office:value-type="float" office:value="-0.00517949687138374" calcext:value-type="float">
            <text:p>-0.0051794969</text:p>
          </table:table-cell>
          <table:table-cell office:value-type="float" office:value="-0.00547992931613488" calcext:value-type="float">
            <text:p>-0.0054799293</text:p>
          </table:table-cell>
          <table:table-cell office:value-type="float" office:value="-0.00575747680983898" calcext:value-type="float">
            <text:p>-0.0057574768</text:p>
          </table:table-cell>
          <table:table-cell office:value-type="float" office:value="-0.00601166392982135" calcext:value-type="float">
            <text:p>-0.0060116639</text:p>
          </table:table-cell>
          <table:table-cell office:value-type="float" office:value="-0.00624210731667801" calcext:value-type="float">
            <text:p>-0.0062421073</text:p>
          </table:table-cell>
          <table:table-cell office:value-type="float" office:value="-0.00644851318353851" calcext:value-type="float">
            <text:p>-0.0064485132</text:p>
          </table:table-cell>
          <table:table-cell office:value-type="float" office:value="-0.00663067450884667" calcext:value-type="float">
            <text:p>-0.0066306745</text:p>
          </table:table-cell>
          <table:table-cell office:value-type="float" office:value="-0.00678846797065379" calcext:value-type="float">
            <text:p>-0.006788468</text:p>
          </table:table-cell>
          <table:table-cell office:value-type="float" office:value="-0.00692185067971363" calcext:value-type="float">
            <text:p>-0.0069218507</text:p>
          </table:table-cell>
          <table:table-cell office:value-type="float" office:value="-0.00703085676713948" calcext:value-type="float">
            <text:p>-0.0070308568</text:p>
          </table:table-cell>
          <table:table-cell office:value-type="float" office:value="-0.00711559387997694" calcext:value-type="float">
            <text:p>-0.0071155939</text:p>
          </table:table-cell>
          <table:table-cell office:value-type="float" office:value="-0.00717623963490784" calcext:value-type="float">
            <text:p>-0.0071762396</text:p>
          </table:table-cell>
          <table:table-cell office:value-type="float" office:value="-0.00721303807645497" calcext:value-type="float">
            <text:p>-0.0072130381</text:p>
          </table:table-cell>
          <table:table-cell office:value-type="float" office:value="-0.00722629618162894" calcext:value-type="float">
            <text:p>-0.0072262962</text:p>
          </table:table-cell>
          <table:table-cell office:value-type="float" office:value="-0.00721638044801099" calcext:value-type="float">
            <text:p>-0.0072163804</text:p>
          </table:table-cell>
          <table:table-cell office:value-type="float" office:value="-0.00718371359690806" calcext:value-type="float">
            <text:p>-0.0071837136</text:p>
          </table:table-cell>
          <table:table-cell office:value-type="float" office:value="-0.00712877141756667" calcext:value-type="float">
            <text:p>-0.0071287714</text:p>
          </table:table-cell>
          <table:table-cell office:value-type="float" office:value="-0.00705207977256416" calcext:value-type="float">
            <text:p>-0.0070520798</text:p>
          </table:table-cell>
          <table:table-cell office:value-type="float" office:value="-0.00695421177855047" calcext:value-type="float">
            <text:p>-0.0069542118</text:p>
          </table:table-cell>
          <table:table-cell office:value-type="float" office:value="-0.00683578517057451" calcext:value-type="float">
            <text:p>-0.0068357852</text:p>
          </table:table-cell>
          <table:table-cell office:value-type="float" office:value="-0.00669745985240469" calcext:value-type="float">
            <text:p>-0.0066974599</text:p>
          </table:table-cell>
          <table:table-cell office:value-type="float" office:value="-0.00653993562965799" calcext:value-type="float">
            <text:p>-0.0065399356</text:p>
          </table:table-cell>
          <table:table-cell office:value-type="float" office:value="-0.00636395011726097" calcext:value-type="float">
            <text:p>-0.0063639501</text:p>
          </table:table-cell>
          <table:table-cell office:value-type="float" office:value="-0.00617027680787124" calcext:value-type="float">
            <text:p>-0.0061702768</text:p>
          </table:table-cell>
          <table:table-cell office:value-type="float" office:value="-0.00595972328350279" calcext:value-type="float">
            <text:p>-0.0059597233</text:p>
          </table:table-cell>
          <table:table-cell office:value-type="float" office:value="-0.00573312954872467" calcext:value-type="float">
            <text:p>-0.0057331295</text:p>
          </table:table-cell>
          <table:table-cell office:value-type="float" office:value="-0.00549136646057952" calcext:value-type="float">
            <text:p>-0.0054913665</text:p>
          </table:table-cell>
          <table:table-cell office:value-type="float" office:value="-0.00523533422778717" calcext:value-type="float">
            <text:p>-0.0052353342</text:p>
          </table:table-cell>
          <table:table-cell office:value-type="float" office:value="-0.00496596094992164" calcext:value-type="float">
            <text:p>-0.0049659609</text:p>
          </table:table-cell>
          <table:table-cell office:value-type="float" office:value="-0.00468420116609604" calcext:value-type="float">
            <text:p>-0.0046842012</text:p>
          </table:table-cell>
          <table:table-cell office:value-type="float" office:value="-0.004391034382269" calcext:value-type="float">
            <text:p>-0.0043910344</text:p>
          </table:table-cell>
          <table:table-cell office:value-type="float" office:value="-0.0040874635465955" calcext:value-type="float">
            <text:p>-0.0040874635</text:p>
          </table:table-cell>
          <table:table-cell office:value-type="float" office:value="-0.00377451344327252" calcext:value-type="float">
            <text:p>-0.0037745134</text:p>
          </table:table-cell>
          <table:table-cell office:value-type="float" office:value="-0.00345322897703853" calcext:value-type="float">
            <text:p>-0.003453229</text:p>
          </table:table-cell>
          <table:table-cell office:value-type="float" office:value="-0.00312467332284574" calcext:value-type="float">
            <text:p>-0.0031246733</text:p>
          </table:table-cell>
          <table:table-cell office:value-type="float" office:value="-0.00278992591817264" calcext:value-type="float">
            <text:p>-0.0027899259</text:p>
          </table:table-cell>
          <table:table-cell office:value-type="float" office:value="-0.0024500802789261" calcext:value-type="float">
            <text:p>-0.0024500803</text:p>
          </table:table-cell>
          <table:table-cell office:value-type="float" office:value="-0.00210624162382001" calcext:value-type="float">
            <text:p>-0.0021062416</text:p>
          </table:table-cell>
          <table:table-cell office:value-type="float" office:value="-0.00175952429643692" calcext:value-type="float">
            <text:p>-0.0017595243</text:p>
          </table:table-cell>
          <table:table-cell office:value-type="float" office:value="-0.00141104897877991" calcext:value-type="float">
            <text:p>-0.001411049</text:p>
          </table:table-cell>
          <table:table-cell office:value-type="float" office:value="-0.00106193969494226" calcext:value-type="float">
            <text:p>-0.0010619397</text:p>
          </table:table-cell>
          <table:table-cell office:value-type="float" office:value="-0.000713320608423038" calcext:value-type="float">
            <text:p>-0.0007133206</text:p>
          </table:table-cell>
          <table:table-cell office:value-type="float" office:value="-0.000366312621555131" calcext:value-type="float">
            <text:p>-0.0003663126</text:p>
          </table:table-cell>
          <table:table-cell table:style-name="ce1" office:value-type="float" office:value="-0.0000220297903457106" calcext:value-type="float">
            <text:p>-2.20E-05</text:p>
          </table:table-cell>
          <table:table-cell office:value-type="float" office:value="0.000318424427303617" calcext:value-type="float">
            <text:p>0.0003184244</text:p>
          </table:table-cell>
          <table:table-cell office:value-type="float" office:value="0.000653961067622723" calcext:value-type="float">
            <text:p>0.0006539611</text:p>
          </table:table-cell>
          <table:table-cell office:value-type="float" office:value="0.000983509674821826" calcext:value-type="float">
            <text:p>0.0009835097</text:p>
          </table:table-cell>
          <table:table-cell office:value-type="float" office:value="0.00130602240269993" calcext:value-type="float">
            <text:p>0.0013060224</text:p>
          </table:table-cell>
          <table:table-cell office:value-type="float" office:value="0.00162047817080469" calcext:value-type="float">
            <text:p>0.0016204782</text:p>
          </table:table-cell>
          <table:table-cell office:value-type="float" office:value="0.00192588683932941" calcext:value-type="float">
            <text:p>0.0019258868</text:p>
          </table:table-cell>
          <table:table-cell office:value-type="float" office:value="0.00222129336492041" calcext:value-type="float">
            <text:p>0.0022212934</text:p>
          </table:table-cell>
          <table:table-cell office:value-type="float" office:value="0.00250578189817454" calcext:value-type="float">
            <text:p>0.0025057819</text:p>
          </table:table-cell>
          <table:table-cell office:value-type="float" office:value="0.00277847978286316" calcext:value-type="float">
            <text:p>0.0027784798</text:p>
          </table:table-cell>
          <table:table-cell office:value-type="float" office:value="0.00303856141682742" calcext:value-type="float">
            <text:p>0.0030385614</text:p>
          </table:table-cell>
          <table:table-cell office:value-type="float" office:value="0.00328525193505616" calcext:value-type="float">
            <text:p>0.0032852519</text:p>
          </table:table-cell>
          <table:table-cell office:value-type="float" office:value="0.0035178306766598" calcext:value-type="float">
            <text:p>0.0035178307</text:p>
          </table:table-cell>
          <table:table-cell office:value-type="float" office:value="0.00373563439927378" calcext:value-type="float">
            <text:p>0.0037356344</text:p>
          </table:table-cell>
          <table:table-cell office:value-type="float" office:value="0.00393806020682056" calcext:value-type="float">
            <text:p>0.0039380602</text:p>
          </table:table-cell>
          <table:table-cell office:value-type="float" office:value="0.00412456815949205" calcext:value-type="float">
            <text:p>0.0041245682</text:p>
          </table:table-cell>
          <table:table-cell office:value-type="float" office:value="0.00429468353821701" calcext:value-type="float">
            <text:p>0.0042946835</text:p>
          </table:table-cell>
          <table:table-cell office:value-type="float" office:value="0.00444799873970064" calcext:value-type="float">
            <text:p>0.0044479987</text:p>
          </table:table-cell>
          <table:table-cell office:value-type="float" office:value="0.0045841747823129" calcext:value-type="float">
            <text:p>0.0045841748</text:p>
          </table:table-cell>
          <table:table-cell office:value-type="float" office:value="0.00470294240750883" calcext:value-type="float">
            <text:p>0.0047029424</text:p>
          </table:table-cell>
          <table:table-cell office:value-type="float" office:value="0.00480410276615035" calcext:value-type="float">
            <text:p>0.0048041028</text:p>
          </table:table-cell>
          <table:table-cell office:value-type="float" office:value="0.00488752768383432" calcext:value-type="float">
            <text:p>0.0048875277</text:p>
          </table:table-cell>
          <table:table-cell office:value-type="float" office:value="0.00495315950414505" calcext:value-type="float">
            <text:p>0.0049531595</text:p>
          </table:table-cell>
          <table:table-cell office:value-type="float" office:value="0.00500101051351732" calcext:value-type="float">
            <text:p>0.0050010105</text:p>
          </table:table-cell>
          <table:table-cell office:value-type="float" office:value="0.00503116195605208" calcext:value-type="float">
            <text:p>0.005031162</text:p>
          </table:table-cell>
          <table:table-cell office:value-type="float" office:value="0.00504376265109862" calcext:value-type="float">
            <text:p>0.0050437627</text:p>
          </table:table-cell>
          <table:table-cell office:value-type="float" office:value="0.00503902723064438" calcext:value-type="float">
            <text:p>0.0050390272</text:p>
          </table:table-cell>
          <table:table-cell office:value-type="float" office:value="0.00501723401746216" calcext:value-type="float">
            <text:p>0.005017234</text:p>
          </table:table-cell>
          <table:table-cell office:value-type="float" office:value="0.00497872256852007" calcext:value-type="float">
            <text:p>0.0049787226</text:p>
          </table:table-cell>
          <table:table-cell office:value-type="float" office:value="0.00492389091129222" calcext:value-type="float">
            <text:p>0.0049238909</text:p>
          </table:table-cell>
          <table:table-cell office:value-type="float" office:value="0.00485319250330139" calcext:value-type="float">
            <text:p>0.0048531925</text:p>
          </table:table-cell>
          <table:table-cell office:value-type="float" office:value="0.00476713294743516" calcext:value-type="float">
            <text:p>0.0047671329</text:p>
          </table:table-cell>
          <table:table-cell office:value-type="float" office:value="0.00466626649728459" calcext:value-type="float">
            <text:p>0.0046662665</text:p>
          </table:table-cell>
          <table:table-cell office:value-type="float" office:value="0.00455119238795434" calcext:value-type="float">
            <text:p>0.0045511924</text:p>
          </table:table-cell>
          <table:table-cell office:value-type="float" office:value="0.0044225510284716" calcext:value-type="float">
            <text:p>0.004422551</text:p>
          </table:table-cell>
          <table:table-cell office:value-type="float" office:value="0.00428102009209188" calcext:value-type="float">
            <text:p>0.0042810201</text:p>
          </table:table-cell>
          <table:table-cell office:value-type="float" office:value="0.00412731054046336" calcext:value-type="float">
            <text:p>0.0041273105</text:p>
          </table:table-cell>
          <table:table-cell office:value-type="float" office:value="0.00396216261680905" calcext:value-type="float">
            <text:p>0.0039621626</text:p>
          </table:table-cell>
          <table:table-cell office:value-type="float" office:value="0.00378634184201556" calcext:value-type="float">
            <text:p>0.0037863418</text:p>
          </table:table-cell>
          <table:table-cell office:value-type="float" office:value="0.00360063504584787" calcext:value-type="float">
            <text:p>0.003600635</text:p>
          </table:table-cell>
          <table:table-cell office:value-type="float" office:value="0.00340584646343782" calcext:value-type="float">
            <text:p>0.0034058465</text:p>
          </table:table-cell>
          <table:table-cell office:value-type="float" office:value="0.0032027939248197" calcext:value-type="float">
            <text:p>0.0032027939</text:p>
          </table:table-cell>
          <table:table-cell office:value-type="float" office:value="0.00299230516259135" calcext:value-type="float">
            <text:p>0.0029923052</text:p>
          </table:table-cell>
          <table:table-cell office:value-type="float" office:value="0.00277521425987959" calcext:value-type="float">
            <text:p>0.0027752143</text:p>
          </table:table-cell>
          <table:table-cell office:value-type="float" office:value="0.00255235825768765" calcext:value-type="float">
            <text:p>0.0025523583</text:p>
          </table:table-cell>
          <table:table-cell office:value-type="float" office:value="0.00232457393748838" calcext:value-type="float">
            <text:p>0.0023245739</text:p>
          </table:table-cell>
          <table:table-cell office:value-type="float" office:value="0.00209269479162885" calcext:value-type="float">
            <text:p>0.0020926948</text:p>
          </table:table-cell>
          <table:table-cell office:value-type="float" office:value="0.00185754819081244" calcext:value-type="float">
            <text:p>0.0018575482</text:p>
          </table:table-cell>
          <table:table-cell office:value-type="float" office:value="0.00161995275464572" calcext:value-type="float">
            <text:p>0.0016199528</text:p>
          </table:table-cell>
          <table:table-cell office:value-type="float" office:value="0.00138071592805802" calcext:value-type="float">
            <text:p>0.0013807159</text:p>
          </table:table-cell>
          <table:table-cell office:value-type="float" office:value="0.0011406317633522" calcext:value-type="float">
            <text:p>0.0011406318</text:p>
          </table:table-cell>
          <table:table-cell office:value-type="float" office:value="0.000900478904778176" calcext:value-type="float">
            <text:p>0.0009004789</text:p>
          </table:table-cell>
          <table:table-cell office:value-type="float" office:value="0.000661018769870913" calcext:value-type="float">
            <text:p>0.0006610188</text:p>
          </table:table-cell>
          <table:table-cell office:value-type="float" office:value="0.000422993919410447" calcext:value-type="float">
            <text:p>0.0004229939</text:p>
          </table:table-cell>
          <table:table-cell office:value-type="float" office:value="0.00018712660575286" calcext:value-type="float">
            <text:p>0.0001871266</text:p>
          </table:table-cell>
          <table:table-cell table:style-name="ce1" office:value-type="float" office:value="-0.0000458825125066028" calcext:value-type="float">
            <text:p>-4.59E-05</text:p>
          </table:table-cell>
          <table:table-cell office:value-type="float" office:value="-0.000275355503034759" calcext:value-type="float">
            <text:p>-0.0002753555</text:p>
          </table:table-cell>
          <table:table-cell office:value-type="float" office:value="-0.000500638154040641" calcext:value-type="float">
            <text:p>-0.0005006382</text:p>
          </table:table-cell>
          <table:table-cell office:value-type="float" office:value="-0.000721100845704759" calcext:value-type="float">
            <text:p>-0.0007211008</text:p>
          </table:table-cell>
          <table:table-cell office:value-type="float" office:value="-0.000936139314543115" calcext:value-type="float">
            <text:p>-0.0009361393</text:p>
          </table:table-cell>
          <table:table-cell office:value-type="float" office:value="-0.00114517532654663" calcext:value-type="float">
            <text:p>-0.0011451753</text:p>
          </table:table-cell>
          <table:table-cell office:value-type="float" office:value="-0.0013476572746623" calcext:value-type="float">
            <text:p>-0.0013476573</text:p>
          </table:table-cell>
          <table:table-cell office:value-type="float" office:value="-0.00154306071558424" calcext:value-type="float">
            <text:p>-0.0015430607</text:p>
          </table:table-cell>
          <table:table-cell office:value-type="float" office:value="-0.00173088885992362" calcext:value-type="float">
            <text:p>-0.0017308889</text:p>
          </table:table-cell>
          <table:table-cell office:value-type="float" office:value="-0.0019106730286577" calcext:value-type="float">
            <text:p>-0.001910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8.88178419700125E-015" calcext:value-type="float">
            <text:p>-8.88E-15</text:p>
          </table:table-cell>
          <table:table-cell table:style-name="ce1" office:value-type="float" office:value="0.0000000000000177635683940025" calcext:value-type="float">
            <text:p>1.78E-14</text:p>
          </table:table-cell>
          <table:table-cell table:style-name="ce1" office:value-type="float" office:value="-8.88178419700125E-015" calcext:value-type="float">
            <text:p>-8.88E-15</text:p>
          </table:table-cell>
          <table:table-cell table:style-name="ce1" office:value-type="float" office:value="0.000000000000035527136788005" calcext:value-type="float">
            <text:p>3.55E-14</text:p>
          </table:table-cell>
          <table:table-cell table:style-name="ce1" office:value-type="float" office:value="0.0000000000160405022597843" calcext:value-type="float">
            <text:p>1.60E-11</text:p>
          </table:table-cell>
          <table:table-cell table:style-name="ce1" office:value-type="float" office:value="0.00000000218452811395764" calcext:value-type="float">
            <text:p>2.18E-09</text:p>
          </table:table-cell>
          <table:table-cell office:value-type="float" office:value="-0.00601194117245463" calcext:value-type="float">
            <text:p>-0.0060119412</text:p>
          </table:table-cell>
          <table:table-cell office:value-type="float" office:value="-0.0479107945078372" calcext:value-type="float">
            <text:p>-0.0479107945</text:p>
          </table:table-cell>
          <table:table-cell office:value-type="float" office:value="-0.159210191308024" calcext:value-type="float">
            <text:p>-0.1592101913</text:p>
          </table:table-cell>
          <table:table-cell office:value-type="float" office:value="-0.36148320664557" calcext:value-type="float">
            <text:p>-0.3614832066</text:p>
          </table:table-cell>
          <table:table-cell office:value-type="float" office:value="-0.644017197057014" calcext:value-type="float">
            <text:p>-0.6440171971</text:p>
          </table:table-cell>
          <table:table-cell office:value-type="float" office:value="-0.950885106416255" calcext:value-type="float">
            <text:p>-0.9508851064</text:p>
          </table:table-cell>
          <table:table-cell office:value-type="float" office:value="-1.21064357739629" calcext:value-type="float">
            <text:p>-1.2106435774</text:p>
          </table:table-cell>
          <table:table-cell office:value-type="float" office:value="-1.38385668127006" calcext:value-type="float">
            <text:p>-1.3838566813</text:p>
          </table:table-cell>
          <table:table-cell office:value-type="float" office:value="-1.4525557500362" calcext:value-type="float">
            <text:p>-1.45255575</text:p>
          </table:table-cell>
          <table:table-cell office:value-type="float" office:value="-1.38437812566924" calcext:value-type="float">
            <text:p>-1.3843781257</text:p>
          </table:table-cell>
          <table:table-cell office:value-type="float" office:value="-1.16119964385638" calcext:value-type="float">
            <text:p>-1.1611996439</text:p>
          </table:table-cell>
          <table:table-cell office:value-type="float" office:value="-0.836284879123905" calcext:value-type="float">
            <text:p>-0.8362848791</text:p>
          </table:table-cell>
          <table:table-cell office:value-type="float" office:value="-0.527765386655066" calcext:value-type="float">
            <text:p>-0.5277653867</text:p>
          </table:table-cell>
          <table:table-cell office:value-type="float" office:value="-0.344832030519822" calcext:value-type="float">
            <text:p>-0.3448320305</text:p>
          </table:table-cell>
          <table:table-cell office:value-type="float" office:value="-0.316011258286224" calcext:value-type="float">
            <text:p>-0.3160112583</text:p>
          </table:table-cell>
          <table:table-cell office:value-type="float" office:value="-0.393347830965967" calcext:value-type="float">
            <text:p>-0.393347831</text:p>
          </table:table-cell>
          <table:table-cell office:value-type="float" office:value="-0.507851482564798" calcext:value-type="float">
            <text:p>-0.5078514826</text:p>
          </table:table-cell>
          <table:table-cell office:value-type="float" office:value="-0.609202185867059" calcext:value-type="float">
            <text:p>-0.6092021859</text:p>
          </table:table-cell>
          <table:table-cell office:value-type="float" office:value="-0.678711824362344" calcext:value-type="float">
            <text:p>-0.6787118244</text:p>
          </table:table-cell>
          <table:table-cell office:value-type="float" office:value="-0.726931905391739" calcext:value-type="float">
            <text:p>-0.7269319054</text:p>
          </table:table-cell>
          <table:table-cell office:value-type="float" office:value="-0.780082565889293" calcext:value-type="float">
            <text:p>-0.7800825659</text:p>
          </table:table-cell>
          <table:table-cell office:value-type="float" office:value="-0.865996886273805" calcext:value-type="float">
            <text:p>-0.8659968863</text:p>
          </table:table-cell>
          <table:table-cell office:value-type="float" office:value="-1.00362046190582" calcext:value-type="float">
            <text:p>-1.0036204619</text:p>
          </table:table-cell>
          <table:table-cell office:value-type="float" office:value="-1.1911671245852" calcext:value-type="float">
            <text:p>-1.1911671246</text:p>
          </table:table-cell>
          <table:table-cell office:value-type="float" office:value="-1.41491122954" calcext:value-type="float">
            <text:p>-1.4149112295</text:p>
          </table:table-cell>
          <table:table-cell office:value-type="float" office:value="-1.67640250452319" calcext:value-type="float">
            <text:p>-1.6764025045</text:p>
          </table:table-cell>
          <table:table-cell office:value-type="float" office:value="-1.99000095426689" calcext:value-type="float">
            <text:p>-1.9900009543</text:p>
          </table:table-cell>
          <table:table-cell office:value-type="float" office:value="-2.37785921354067" calcext:value-type="float">
            <text:p>-2.3778592135</text:p>
          </table:table-cell>
          <table:table-cell office:value-type="float" office:value="-2.83882940767697" calcext:value-type="float">
            <text:p>-2.8388294077</text:p>
          </table:table-cell>
          <table:table-cell office:value-type="float" office:value="-3.26513830134175" calcext:value-type="float">
            <text:p>-3.2651383013</text:p>
          </table:table-cell>
          <table:table-cell office:value-type="float" office:value="-3.56183377329016" calcext:value-type="float">
            <text:p>-3.5618337733</text:p>
          </table:table-cell>
          <table:table-cell office:value-type="float" office:value="-3.78727256243656" calcext:value-type="float">
            <text:p>-3.7872725624</text:p>
          </table:table-cell>
          <table:table-cell office:value-type="float" office:value="-3.99706230832334" calcext:value-type="float">
            <text:p>-3.9970623083</text:p>
          </table:table-cell>
          <table:table-cell office:value-type="float" office:value="-4.18980607401078" calcext:value-type="float">
            <text:p>-4.189806074</text:p>
          </table:table-cell>
          <table:table-cell office:value-type="float" office:value="-4.36117701540666" calcext:value-type="float">
            <text:p>-4.3611770154</text:p>
          </table:table-cell>
          <table:table-cell office:value-type="float" office:value="-4.50917783443041" calcext:value-type="float">
            <text:p>-4.5091778344</text:p>
          </table:table-cell>
          <table:table-cell office:value-type="float" office:value="-4.63197657666737" calcext:value-type="float">
            <text:p>-4.6319765767</text:p>
          </table:table-cell>
          <table:table-cell office:value-type="float" office:value="-4.72776898253751" calcext:value-type="float">
            <text:p>-4.7277689825</text:p>
          </table:table-cell>
          <table:table-cell office:value-type="float" office:value="-4.794802981525" calcext:value-type="float">
            <text:p>-4.7948029815</text:p>
          </table:table-cell>
          <table:table-cell office:value-type="float" office:value="-4.8315746044915" calcext:value-type="float">
            <text:p>-4.8315746045</text:p>
          </table:table-cell>
          <table:table-cell office:value-type="float" office:value="-4.83701719919138" calcext:value-type="float">
            <text:p>-4.8370171992</text:p>
          </table:table-cell>
          <table:table-cell office:value-type="float" office:value="-4.8104438692378" calcext:value-type="float">
            <text:p>-4.8104438692</text:p>
          </table:table-cell>
          <table:table-cell office:value-type="float" office:value="-4.7513016387301" calcext:value-type="float">
            <text:p>-4.7513016387</text:p>
          </table:table-cell>
          <table:table-cell office:value-type="float" office:value="-4.6591248521644" calcext:value-type="float">
            <text:p>-4.6591248522</text:p>
          </table:table-cell>
          <table:table-cell office:value-type="float" office:value="-4.53374599645686" calcext:value-type="float">
            <text:p>-4.5337459965</text:p>
          </table:table-cell>
          <table:table-cell office:value-type="float" office:value="-4.37561593423086" calcext:value-type="float">
            <text:p>-4.3756159342</text:p>
          </table:table-cell>
          <table:table-cell office:value-type="float" office:value="-4.18610415818473" calcext:value-type="float">
            <text:p>-4.1861041582</text:p>
          </table:table-cell>
          <table:table-cell office:value-type="float" office:value="-3.96767012917874" calcext:value-type="float">
            <text:p>-3.9676701292</text:p>
          </table:table-cell>
          <table:table-cell office:value-type="float" office:value="-3.72384935086086" calcext:value-type="float">
            <text:p>-3.7238493509</text:p>
          </table:table-cell>
          <table:table-cell office:value-type="float" office:value="-3.45905612383902" calcext:value-type="float">
            <text:p>-3.4590561238</text:p>
          </table:table-cell>
          <table:table-cell office:value-type="float" office:value="-3.17824558188374" calcext:value-type="float">
            <text:p>-3.1782455819</text:p>
          </table:table-cell>
          <table:table-cell office:value-type="float" office:value="-2.88650689215687" calcext:value-type="float">
            <text:p>-2.8865068922</text:p>
          </table:table-cell>
          <table:table-cell office:value-type="float" office:value="-2.58867797925778" calcext:value-type="float">
            <text:p>-2.5886779793</text:p>
          </table:table-cell>
          <table:table-cell office:value-type="float" office:value="-2.28906410179349" calcext:value-type="float">
            <text:p>-2.2890641018</text:p>
          </table:table-cell>
          <table:table-cell office:value-type="float" office:value="-1.99130104235408" calcext:value-type="float">
            <text:p>-1.9913010424</text:p>
          </table:table-cell>
          <table:table-cell office:value-type="float" office:value="-1.69834928054511" calcext:value-type="float">
            <text:p>-1.6983492805</text:p>
          </table:table-cell>
          <table:table-cell office:value-type="float" office:value="-1.41256954937082" calcext:value-type="float">
            <text:p>-1.4125695494</text:p>
          </table:table-cell>
          <table:table-cell office:value-type="float" office:value="-1.13582752349056" calcext:value-type="float">
            <text:p>-1.1358275235</text:p>
          </table:table-cell>
          <table:table-cell office:value-type="float" office:value="-0.86959645582998" calcext:value-type="float">
            <text:p>-0.8695964558</text:p>
          </table:table-cell>
          <table:table-cell office:value-type="float" office:value="-0.615049924890654" calcext:value-type="float">
            <text:p>-0.6150499249</text:p>
          </table:table-cell>
          <table:table-cell office:value-type="float" office:value="-0.373147078163001" calcext:value-type="float">
            <text:p>-0.3731470782</text:p>
          </table:table-cell>
          <table:table-cell office:value-type="float" office:value="-0.14470827794768" calcext:value-type="float">
            <text:p>-0.1447082779</text:p>
          </table:table-cell>
          <table:table-cell office:value-type="float" office:value="0.0695316573396898" calcext:value-type="float">
            <text:p>0.0695316573</text:p>
          </table:table-cell>
          <table:table-cell office:value-type="float" office:value="0.268911723243814" calcext:value-type="float">
            <text:p>0.2689117232</text:p>
          </table:table-cell>
          <table:table-cell office:value-type="float" office:value="0.452888531574693" calcext:value-type="float">
            <text:p>0.4528885316</text:p>
          </table:table-cell>
          <table:table-cell office:value-type="float" office:value="0.621132435692884" calcext:value-type="float">
            <text:p>0.6211324357</text:p>
          </table:table-cell>
          <table:table-cell office:value-type="float" office:value="0.773649083692254" calcext:value-type="float">
            <text:p>0.7736490837</text:p>
          </table:table-cell>
          <table:table-cell office:value-type="float" office:value="0.910879915257716" calcext:value-type="float">
            <text:p>0.9108799153</text:p>
          </table:table-cell>
          <table:table-cell office:value-type="float" office:value="1.03373123688284" calcext:value-type="float">
            <text:p>1.0337312369</text:p>
          </table:table-cell>
          <table:table-cell office:value-type="float" office:value="1.14350014799379" calcext:value-type="float">
            <text:p>1.143500148</text:p>
          </table:table-cell>
          <table:table-cell office:value-type="float" office:value="1.24170316741337" calcext:value-type="float">
            <text:p>1.2417031674</text:p>
          </table:table-cell>
          <table:table-cell office:value-type="float" office:value="1.32985476712873" calcext:value-type="float">
            <text:p>1.3298547671</text:p>
          </table:table-cell>
          <table:table-cell office:value-type="float" office:value="1.40926759152034" calcext:value-type="float">
            <text:p>1.4092675915</text:p>
          </table:table-cell>
          <table:table-cell office:value-type="float" office:value="1.48093963315532" calcext:value-type="float">
            <text:p>1.4809396332</text:p>
          </table:table-cell>
          <table:table-cell office:value-type="float" office:value="1.54555798354061" calcext:value-type="float">
            <text:p>1.5455579835</text:p>
          </table:table-cell>
          <table:table-cell office:value-type="float" office:value="1.60360225882072" calcext:value-type="float">
            <text:p>1.6036022588</text:p>
          </table:table-cell>
          <table:table-cell office:value-type="float" office:value="1.65549678334965" calcext:value-type="float">
            <text:p>1.6554967833</text:p>
          </table:table-cell>
          <table:table-cell office:value-type="float" office:value="1.70175296764316" calcext:value-type="float">
            <text:p>1.7017529676</text:p>
          </table:table-cell>
          <table:table-cell office:value-type="float" office:value="1.74305969826627" calcext:value-type="float">
            <text:p>1.7430596983</text:p>
          </table:table-cell>
          <table:table-cell office:value-type="float" office:value="1.78030640279543" calcext:value-type="float">
            <text:p>1.7803064028</text:p>
          </table:table-cell>
          <table:table-cell office:value-type="float" office:value="1.81454652795534" calcext:value-type="float">
            <text:p>1.814546528</text:p>
          </table:table-cell>
          <table:table-cell office:value-type="float" office:value="1.84692100799894" calcext:value-type="float">
            <text:p>1.846921008</text:p>
          </table:table-cell>
          <table:table-cell office:value-type="float" office:value="1.87856206978243" calcext:value-type="float">
            <text:p>1.8785620698</text:p>
          </table:table-cell>
          <table:table-cell office:value-type="float" office:value="1.91049170849269" calcext:value-type="float">
            <text:p>1.9104917085</text:p>
          </table:table-cell>
          <table:table-cell office:value-type="float" office:value="1.94352080238801" calcext:value-type="float">
            <text:p>1.9435208024</text:p>
          </table:table-cell>
          <table:table-cell office:value-type="float" office:value="1.97814709776273" calcext:value-type="float">
            <text:p>1.9781470978</text:p>
          </table:table-cell>
          <table:table-cell office:value-type="float" office:value="2.01444691415086" calcext:value-type="float">
            <text:p>2.0144469142</text:p>
          </table:table-cell>
          <table:table-cell office:value-type="float" office:value="2.05196483803246" calcext:value-type="float">
            <text:p>2.051964838</text:p>
          </table:table-cell>
          <table:table-cell office:value-type="float" office:value="2.0896373643689" calcext:value-type="float">
            <text:p>2.0896373644</text:p>
          </table:table-cell>
          <table:table-cell office:value-type="float" office:value="2.12582950821937" calcext:value-type="float">
            <text:p>2.1258295082</text:p>
          </table:table-cell>
          <table:table-cell office:value-type="float" office:value="2.15856595524592" calcext:value-type="float">
            <text:p>2.1585659552</text:p>
          </table:table-cell>
          <table:table-cell office:value-type="float" office:value="2.18594407530311" calcext:value-type="float">
            <text:p>2.1859440753</text:p>
          </table:table-cell>
          <table:table-cell office:value-type="float" office:value="2.20656380832323" calcext:value-type="float">
            <text:p>2.2065638083</text:p>
          </table:table-cell>
          <table:table-cell office:value-type="float" office:value="2.21975208622066" calcext:value-type="float">
            <text:p>2.2197520862</text:p>
          </table:table-cell>
          <table:table-cell office:value-type="float" office:value="2.22549035259142" calcext:value-type="float">
            <text:p>2.2254903526</text:p>
          </table:table-cell>
          <table:table-cell office:value-type="float" office:value="2.22415303550273" calcext:value-type="float">
            <text:p>2.2241530355</text:p>
          </table:table-cell>
          <table:table-cell office:value-type="float" office:value="2.2162408100904" calcext:value-type="float">
            <text:p>2.2162408101</text:p>
          </table:table-cell>
          <table:table-cell office:value-type="float" office:value="2.20221849322273" calcext:value-type="float">
            <text:p>2.2022184932</text:p>
          </table:table-cell>
          <table:table-cell office:value-type="float" office:value="2.18246194404807" calcext:value-type="float">
            <text:p>2.182461944</text:p>
          </table:table-cell>
          <table:table-cell office:value-type="float" office:value="2.15726834644963" calcext:value-type="float">
            <text:p>2.1572683464</text:p>
          </table:table-cell>
          <table:table-cell office:value-type="float" office:value="2.12688644957649" calcext:value-type="float">
            <text:p>2.1268864496</text:p>
          </table:table-cell>
          <table:table-cell office:value-type="float" office:value="2.09154259237635" calcext:value-type="float">
            <text:p>2.0915425924</text:p>
          </table:table-cell>
          <table:table-cell office:value-type="float" office:value="2.05145396602959" calcext:value-type="float">
            <text:p>2.051453966</text:p>
          </table:table-cell>
          <table:table-cell office:value-type="float" office:value="2.00682888779242" calcext:value-type="float">
            <text:p>2.0068288878</text:p>
          </table:table-cell>
          <table:table-cell office:value-type="float" office:value="1.95785732945745" calcext:value-type="float">
            <text:p>1.9578573295</text:p>
          </table:table-cell>
          <table:table-cell office:value-type="float" office:value="1.90469600158933" calcext:value-type="float">
            <text:p>1.9046960016</text:p>
          </table:table-cell>
          <table:table-cell office:value-type="float" office:value="1.84745218308098" calcext:value-type="float">
            <text:p>1.8474521831</text:p>
          </table:table-cell>
          <table:table-cell office:value-type="float" office:value="1.78616976438561" calcext:value-type="float">
            <text:p>1.7861697644</text:p>
          </table:table-cell>
          <table:table-cell office:value-type="float" office:value="1.72081997910235" calcext:value-type="float">
            <text:p>1.7208199791</text:p>
          </table:table-cell>
          <table:table-cell office:value-type="float" office:value="1.65129826643189" calcext:value-type="float">
            <text:p>1.6512982664</text:p>
          </table:table-cell>
          <table:table-cell office:value-type="float" office:value="1.57742777566372" calcext:value-type="float">
            <text:p>1.5774277757</text:p>
          </table:table-cell>
          <table:table-cell office:value-type="float" office:value="1.49896926922155" calcext:value-type="float">
            <text:p>1.4989692692</text:p>
          </table:table-cell>
          <table:table-cell office:value-type="float" office:value="1.41563664893172" calcext:value-type="float">
            <text:p>1.4156366489</text:p>
          </table:table-cell>
          <table:table-cell office:value-type="float" office:value="1.32711704179356" calcext:value-type="float">
            <text:p>1.3271170418</text:p>
          </table:table-cell>
          <table:table-cell office:value-type="float" office:value="1.23309431715137" calcext:value-type="float">
            <text:p>1.2330943172</text:p>
          </table:table-cell>
          <table:table-cell office:value-type="float" office:value="1.13327499691409" calcext:value-type="float">
            <text:p>1.1332749969</text:p>
          </table:table-cell>
          <table:table-cell office:value-type="float" office:value="1.02741565346561" calcext:value-type="float">
            <text:p>1.0274156535</text:p>
          </table:table-cell>
          <table:table-cell office:value-type="float" office:value="0.915350945989002" calcext:value-type="float">
            <text:p>0.915350946</text:p>
          </table:table-cell>
          <table:table-cell office:value-type="float" office:value="0.797021340640014" calcext:value-type="float">
            <text:p>0.7970213406</text:p>
          </table:table-cell>
          <table:table-cell office:value-type="float" office:value="0.672499285330397" calcext:value-type="float">
            <text:p>0.6724992853</text:p>
          </table:table-cell>
          <table:table-cell office:value-type="float" office:value="0.542012250223176" calcext:value-type="float">
            <text:p>0.5420122502</text:p>
          </table:table-cell>
          <table:table-cell office:value-type="float" office:value="0.405960754825556" calcext:value-type="float">
            <text:p>0.4059607548</text:p>
          </table:table-cell>
          <table:table-cell office:value-type="float" office:value="0.264929448928557" calcext:value-type="float">
            <text:p>0.2649294489</text:p>
          </table:table-cell>
          <table:table-cell office:value-type="float" office:value="0.11968960767565" calcext:value-type="float">
            <text:p>0.1196896077</text:p>
          </table:table-cell>
          <table:table-cell office:value-type="float" office:value="-0.0288079558986842" calcext:value-type="float">
            <text:p>-0.0288079559</text:p>
          </table:table-cell>
          <table:table-cell office:value-type="float" office:value="-0.179449673462058" calcext:value-type="float">
            <text:p>-0.1794496735</text:p>
          </table:table-cell>
          <table:table-cell office:value-type="float" office:value="-0.33098486801908" calcext:value-type="float">
            <text:p>-0.330984868</text:p>
          </table:table-cell>
          <table:table-cell office:value-type="float" office:value="-0.482058619726824" calcext:value-type="float">
            <text:p>-0.4820586197</text:p>
          </table:table-cell>
          <table:table-cell office:value-type="float" office:value="-0.631249661845335" calcext:value-type="float">
            <text:p>-0.6312496618</text:p>
          </table:table-cell>
          <table:table-cell office:value-type="float" office:value="-0.777110902394291" calcext:value-type="float">
            <text:p>-0.7771109024</text:p>
          </table:table-cell>
          <table:table-cell office:value-type="float" office:value="-0.918210259928576" calcext:value-type="float">
            <text:p>-0.9182102599</text:p>
          </table:table-cell>
          <table:table-cell office:value-type="float" office:value="-1.0531698243516" calcext:value-type="float">
            <text:p>-1.0531698244</text:p>
          </table:table-cell>
          <table:table-cell office:value-type="float" office:value="-1.18070179909102" calcext:value-type="float">
            <text:p>-1.1807017991</text:p>
          </table:table-cell>
          <table:table-cell office:value-type="float" office:value="-1.29964014239508" calcext:value-type="float">
            <text:p>-1.2996401424</text:p>
          </table:table-cell>
          <table:table-cell office:value-type="float" office:value="-1.40896721820133" calcext:value-type="float">
            <text:p>-1.4089672182</text:p>
          </table:table-cell>
          <table:table-cell office:value-type="float" office:value="-1.50783504270706" calcext:value-type="float">
            <text:p>-1.5078350427</text:p>
          </table:table-cell>
          <table:table-cell office:value-type="float" office:value="-1.59558086535516" calcext:value-type="float">
            <text:p>-1.5955808654</text:p>
          </table:table-cell>
          <table:table-cell office:value-type="float" office:value="-1.67173688516466" calcext:value-type="float">
            <text:p>-1.6717368852</text:p>
          </table:table-cell>
          <table:table-cell office:value-type="float" office:value="-1.73603393460081" calcext:value-type="float">
            <text:p>-1.7360339346</text:p>
          </table:table-cell>
          <table:table-cell office:value-type="float" office:value="-1.78839903048344" calcext:value-type="float">
            <text:p>-1.7883990305</text:p>
          </table:table-cell>
          <table:table-cell office:value-type="float" office:value="-1.82894684684664" calcext:value-type="float">
            <text:p>-1.8289468468</text:p>
          </table:table-cell>
          <table:table-cell office:value-type="float" office:value="-1.857965425824" calcext:value-type="float">
            <text:p>-1.8579654258</text:p>
          </table:table-cell>
          <table:table-cell office:value-type="float" office:value="-1.87589678389668" calcext:value-type="float">
            <text:p>-1.8758967839</text:p>
          </table:table-cell>
          <table:table-cell office:value-type="float" office:value="-1.8833134301559" calcext:value-type="float">
            <text:p>-1.8833134302</text:p>
          </table:table-cell>
          <table:table-cell office:value-type="float" office:value="-1.88089211328722" calcext:value-type="float">
            <text:p>-1.8808921133</text:p>
          </table:table-cell>
          <table:table-cell office:value-type="float" office:value="-1.86938628868211" calcext:value-type="float">
            <text:p>-1.8693862887</text:p>
          </table:table-cell>
          <table:table-cell office:value-type="float" office:value="-1.84959881181472" calcext:value-type="float">
            <text:p>-1.8495988118</text:p>
          </table:table-cell>
          <table:table-cell office:value-type="float" office:value="-1.82235622234321" calcext:value-type="float">
            <text:p>-1.8223562223</text:p>
          </table:table-cell>
          <table:table-cell office:value-type="float" office:value="-1.78848571973725" calcext:value-type="float">
            <text:p>-1.7884857197</text:p>
          </table:table-cell>
          <table:table-cell office:value-type="float" office:value="-1.74879559651346" calcext:value-type="float">
            <text:p>-1.7487955965</text:p>
          </table:table-cell>
          <table:table-cell office:value-type="float" office:value="-1.70405954220276" calcext:value-type="float">
            <text:p>-1.7040595422</text:p>
          </table:table-cell>
          <table:table-cell office:value-type="float" office:value="-1.65500490466443" calcext:value-type="float">
            <text:p>-1.6550049047</text:p>
          </table:table-cell>
          <table:table-cell office:value-type="float" office:value="-1.60230472672074" calcext:value-type="float">
            <text:p>-1.6023047267</text:p>
          </table:table-cell>
          <table:table-cell office:value-type="float" office:value="-1.54657318187708" calcext:value-type="float">
            <text:p>-1.5465731819</text:p>
          </table:table-cell>
          <table:table-cell office:value-type="float" office:value="-1.4883639154956" calcext:value-type="float">
            <text:p>-1.4883639155</text:p>
          </table:table-cell>
          <table:table-cell office:value-type="float" office:value="-1.42817074787407" calcext:value-type="float">
            <text:p>-1.4281707479</text:p>
          </table:table-cell>
          <table:table-cell office:value-type="float" office:value="-1.36643019639481" calcext:value-type="float">
            <text:p>-1.3664301964</text:p>
          </table:table-cell>
          <table:table-cell office:value-type="float" office:value="-1.30352530599684" calcext:value-type="float">
            <text:p>-1.303525306</text:p>
          </table:table-cell>
          <table:table-cell office:value-type="float" office:value="-1.23979032392071" calcext:value-type="float">
            <text:p>-1.2397903239</text:p>
          </table:table-cell>
          <table:table-cell office:value-type="float" office:value="-1.17551580492744" calcext:value-type="float">
            <text:p>-1.1755158049</text:p>
          </table:table-cell>
          <table:table-cell office:value-type="float" office:value="-1.11095378258455" calcext:value-type="float">
            <text:p>-1.1109537826</text:p>
          </table:table-cell>
          <table:table-cell office:value-type="float" office:value="-1.04632269168295" calcext:value-type="float">
            <text:p>-1.0463226917</text:p>
          </table:table-cell>
          <table:table-cell office:value-type="float" office:value="-0.981811780118924" calcext:value-type="float">
            <text:p>-0.9818117801</text:p>
          </table:table-cell>
          <table:table-cell office:value-type="float" office:value="-0.917584809250209" calcext:value-type="float">
            <text:p>-0.9175848093</text:p>
          </table:table-cell>
          <table:table-cell office:value-type="float" office:value="-0.853782911091208" calcext:value-type="float">
            <text:p>-0.8537829111</text:p>
          </table:table-cell>
          <table:table-cell office:value-type="float" office:value="-0.790526546617696" calcext:value-type="float">
            <text:p>-0.7905265466</text:p>
          </table:table-cell>
          <table:table-cell office:value-type="float" office:value="-0.727916586561537" calcext:value-type="float">
            <text:p>-0.7279165866</text:p>
          </table:table-cell>
          <table:table-cell office:value-type="float" office:value="-0.666034607146639" calcext:value-type="float">
            <text:p>-0.6660346071</text:p>
          </table:table-cell>
          <table:table-cell office:value-type="float" office:value="-0.604942551013568" calcext:value-type="float">
            <text:p>-0.604942551</text:p>
          </table:table-cell>
          <table:table-cell office:value-type="float" office:value="-0.54468194284748" calcext:value-type="float">
            <text:p>-0.5446819428</text:p>
          </table:table-cell>
          <table:table-cell office:value-type="float" office:value="-0.485272868134536" calcext:value-type="float">
            <text:p>-0.4852728681</text:p>
          </table:table-cell>
          <table:table-cell office:value-type="float" office:value="-0.426712924059633" calcext:value-type="float">
            <text:p>-0.4267129241</text:p>
          </table:table-cell>
          <table:table-cell office:value-type="float" office:value="-0.368976339125708" calcext:value-type="float">
            <text:p>-0.3689763391</text:p>
          </table:table-cell>
          <table:table-cell office:value-type="float" office:value="-0.312013439658383" calcext:value-type="float">
            <text:p>-0.3120134397</text:p>
          </table:table-cell>
          <table:table-cell office:value-type="float" office:value="-0.255750623833901" calcext:value-type="float">
            <text:p>-0.2557506238</text:p>
          </table:table-cell>
          <table:table-cell office:value-type="float" office:value="-0.200090992058068" calcext:value-type="float">
            <text:p>-0.2000909921</text:p>
          </table:table-cell>
          <table:table-cell office:value-type="float" office:value="-0.144915777917063" calcext:value-type="float">
            <text:p>-0.1449157779</text:p>
          </table:table-cell>
          <table:table-cell office:value-type="float" office:value="-0.0900867239943759" calcext:value-type="float">
            <text:p>-0.090086724</text:p>
          </table:table-cell>
          <table:table-cell office:value-type="float" office:value="-0.035449545292503" calcext:value-type="float">
            <text:p>-0.0354495453</text:p>
          </table:table-cell>
          <table:table-cell office:value-type="float" office:value="0.0191613893846121" calcext:value-type="float">
            <text:p>0.0191613894</text:p>
          </table:table-cell>
          <table:table-cell office:value-type="float" office:value="0.0739170613206519" calcext:value-type="float">
            <text:p>0.0739170613</text:p>
          </table:table-cell>
          <table:table-cell office:value-type="float" office:value="0.128986458298408" calcext:value-type="float">
            <text:p>0.1289864583</text:p>
          </table:table-cell>
          <table:table-cell office:value-type="float" office:value="0.18452795040335" calcext:value-type="float">
            <text:p>0.1845279504</text:p>
          </table:table-cell>
          <table:table-cell office:value-type="float" office:value="0.240679585504187" calcext:value-type="float">
            <text:p>0.2406795855</text:p>
          </table:table-cell>
          <table:table-cell office:value-type="float" office:value="0.297548660944704" calcext:value-type="float">
            <text:p>0.2975486609</text:p>
          </table:table-cell>
          <table:table-cell office:value-type="float" office:value="0.355201086637496" calcext:value-type="float">
            <text:p>0.3552010866</text:p>
          </table:table-cell>
          <table:table-cell office:value-type="float" office:value="0.413651188404575" calcext:value-type="float">
            <text:p>0.4136511884</text:p>
          </table:table-cell>
          <table:table-cell office:value-type="float" office:value="0.472852680171881" calcext:value-type="float">
            <text:p>0.4728526802</text:p>
          </table:table-cell>
          <table:table-cell office:value-type="float" office:value="0.532691536521988" calcext:value-type="float">
            <text:p>0.5326915365</text:p>
          </table:table-cell>
          <table:table-cell office:value-type="float" office:value="0.59298141313031" calcext:value-type="float">
            <text:p>0.5929814131</text:p>
          </table:table-cell>
          <table:table-cell office:value-type="float" office:value="0.653462098548626" calcext:value-type="float">
            <text:p>0.6534620985</text:p>
          </table:table-cell>
          <table:table-cell office:value-type="float" office:value="0.713801259149622" calcext:value-type="float">
            <text:p>0.7138012591</text:p>
          </table:table-cell>
          <table:table-cell office:value-type="float" office:value="0.773599492039818" calcext:value-type="float">
            <text:p>0.773599492</text:p>
          </table:table-cell>
          <table:table-cell office:value-type="float" office:value="0.832398461959684" calcext:value-type="float">
            <text:p>0.832398462</text:p>
          </table:table-cell>
          <table:table-cell office:value-type="float" office:value="0.889691694957666" calcext:value-type="float">
            <text:p>0.889691695</text:p>
          </table:table-cell>
          <table:table-cell office:value-type="float" office:value="0.944937450927026" calcext:value-type="float">
            <text:p>0.9449374509</text:p>
          </table:table-cell>
          <table:table-cell office:value-type="float" office:value="0.997573005421802" calcext:value-type="float">
            <text:p>0.9975730054</text:p>
          </table:table-cell>
          <table:table-cell office:value-type="float" office:value="1.04702963715583" calcext:value-type="float">
            <text:p>1.0470296372</text:p>
          </table:table-cell>
          <table:table-cell office:value-type="float" office:value="1.09274763524224" calcext:value-type="float">
            <text:p>1.0927476352</text:p>
          </table:table-cell>
          <table:table-cell office:value-type="float" office:value="1.13419070121033" calcext:value-type="float">
            <text:p>1.1341907012</text:p>
          </table:table-cell>
          <table:table-cell office:value-type="float" office:value="1.17085921536384" calcext:value-type="float">
            <text:p>1.1708592154</text:p>
          </table:table-cell>
          <table:table-cell office:value-type="float" office:value="1.20230195403704" calcext:value-type="float">
            <text:p>1.202301954</text:p>
          </table:table-cell>
          <table:table-cell office:value-type="float" office:value="1.22812597160641" calcext:value-type="float">
            <text:p>1.2281259716</text:p>
          </table:table-cell>
          <table:table-cell office:value-type="float" office:value="1.24800448635819" calcext:value-type="float">
            <text:p>1.2480044864</text:p>
          </table:table-cell>
          <table:table-cell office:value-type="float" office:value="1.26168272137508" calcext:value-type="float">
            <text:p>1.2616827214</text:p>
          </table:table-cell>
          <table:table-cell office:value-type="float" office:value="1.26898174220059" calcext:value-type="float">
            <text:p>1.2689817422</text:p>
          </table:table-cell>
          <table:table-cell office:value-type="float" office:value="1.26980039785072" calcext:value-type="float">
            <text:p>1.2698003979</text:p>
          </table:table-cell>
          <table:table-cell office:value-type="float" office:value="1.26411551079505" calcext:value-type="float">
            <text:p>1.2641155108</text:p>
          </table:table-cell>
          <table:table-cell office:value-type="float" office:value="1.25198047862708" calcext:value-type="float">
            <text:p>1.2519804786</text:p>
          </table:table-cell>
          <table:table-cell office:value-type="float" office:value="1.23352245169498" calcext:value-type="float">
            <text:p>1.2335224517</text:p>
          </table:table-cell>
          <table:table-cell office:value-type="float" office:value="1.20893824441254" calcext:value-type="float">
            <text:p>1.2089382444</text:p>
          </table:table-cell>
          <table:table-cell office:value-type="float" office:value="1.17848913027225" calcext:value-type="float">
            <text:p>1.1784891303</text:p>
          </table:table-cell>
          <table:table-cell office:value-type="float" office:value="1.14249466700026" calcext:value-type="float">
            <text:p>1.142494667</text:p>
          </table:table-cell>
          <table:table-cell office:value-type="float" office:value="1.10132570163555" calcext:value-type="float">
            <text:p>1.1013257016</text:p>
          </table:table-cell>
          <table:table-cell office:value-type="float" office:value="1.05539671576256" calcext:value-type="float">
            <text:p>1.0553967158</text:p>
          </table:table-cell>
          <table:table-cell office:value-type="float" office:value="1.00515768653405" calcext:value-type="float">
            <text:p>1.0051576865</text:p>
          </table:table-cell>
          <table:table-cell office:value-type="float" office:value="0.951085655727366" calcext:value-type="float">
            <text:p>0.9510856557</text:p>
          </table:table-cell>
          <table:table-cell office:value-type="float" office:value="0.893676212454475" calcext:value-type="float">
            <text:p>0.8936762125</text:p>
          </table:table-cell>
          <table:table-cell office:value-type="float" office:value="0.83343510116983" calcext:value-type="float">
            <text:p>0.8334351012</text:p>
          </table:table-cell>
          <table:table-cell office:value-type="float" office:value="0.770870162322126" calcext:value-type="float">
            <text:p>0.7708701623</text:p>
          </table:table-cell>
          <table:table-cell office:value-type="float" office:value="0.706483797104249" calcext:value-type="float">
            <text:p>0.7064837971</text:p>
          </table:table-cell>
          <table:table-cell office:value-type="float" office:value="0.640766120868921" calcext:value-type="float">
            <text:p>0.6407661209</text:p>
          </table:table-cell>
          <table:table-cell office:value-type="float" office:value="0.574188934152833" calcext:value-type="float">
            <text:p>0.5741889342</text:p>
          </table:table-cell>
          <table:table-cell office:value-type="float" office:value="0.507200599288371" calcext:value-type="float">
            <text:p>0.5072005993</text:p>
          </table:table-cell>
          <table:table-cell office:value-type="float" office:value="0.4402218681402" calcext:value-type="float">
            <text:p>0.4402218681</text:p>
          </table:table-cell>
          <table:table-cell office:value-type="float" office:value="0.373642666207503" calcext:value-type="float">
            <text:p>0.3736426662</text:p>
          </table:table-cell>
          <table:table-cell office:value-type="float" office:value="0.307819803032618" calcext:value-type="float">
            <text:p>0.307819803</text:p>
          </table:table-cell>
          <table:table-cell office:value-type="float" office:value="0.243075550305321" calcext:value-type="float">
            <text:p>0.2430755503</text:p>
          </table:table-cell>
          <table:table-cell office:value-type="float" office:value="0.179697007880111" calcext:value-type="float">
            <text:p>0.1796970079</text:p>
          </table:table-cell>
          <table:table-cell office:value-type="float" office:value="0.11793616382614" calcext:value-type="float">
            <text:p>0.1179361638</text:p>
          </table:table-cell>
          <table:table-cell office:value-type="float" office:value="0.0580105467154235" calcext:value-type="float">
            <text:p>0.0580105467</text:p>
          </table:table-cell>
          <table:table-cell office:value-type="float" office:value="0.000104365528417194" calcext:value-type="float">
            <text:p>0.0001043655</text:p>
          </table:table-cell>
          <table:table-cell office:value-type="float" office:value="-0.0556299661655868" calcext:value-type="float">
            <text:p>-0.0556299662</text:p>
          </table:table-cell>
          <table:table-cell office:value-type="float" office:value="-0.109070020397186" calcext:value-type="float">
            <text:p>-0.1090700204</text:p>
          </table:table-cell>
          <table:table-cell office:value-type="float" office:value="-0.160121350260491" calcext:value-type="float">
            <text:p>-0.1601213503</text:p>
          </table:table-cell>
          <table:table-cell office:value-type="float" office:value="-0.208715370960562" calcext:value-type="float">
            <text:p>-0.208715371</text:p>
          </table:table-cell>
          <table:table-cell office:value-type="float" office:value="-0.254807193514839" calcext:value-type="float">
            <text:p>-0.2548071935</text:p>
          </table:table-cell>
          <table:table-cell office:value-type="float" office:value="-0.298373462742133" calcext:value-type="float">
            <text:p>-0.2983734627</text:p>
          </table:table-cell>
          <table:table-cell office:value-type="float" office:value="-0.339410234374278" calcext:value-type="float">
            <text:p>-0.3394102344</text:p>
          </table:table-cell>
          <table:table-cell office:value-type="float" office:value="-0.377930909205774" calcext:value-type="float">
            <text:p>-0.3779309092</text:p>
          </table:table-cell>
          <table:table-cell office:value-type="float" office:value="-0.413964226697405" calcext:value-type="float">
            <text:p>-0.4139642267</text:p>
          </table:table-cell>
          <table:table-cell office:value-type="float" office:value="-0.447552307979766" calcext:value-type="float">
            <text:p>-0.447552308</text:p>
          </table:table-cell>
          <table:table-cell office:value-type="float" office:value="-0.478748730158232" calcext:value-type="float">
            <text:p>-0.4787487302</text:p>
          </table:table-cell>
          <table:table-cell office:value-type="float" office:value="-0.50761661112299" calcext:value-type="float">
            <text:p>-0.5076166111</text:p>
          </table:table-cell>
          <table:table-cell office:value-type="float" office:value="-0.534226686956481" calcext:value-type="float">
            <text:p>-0.534226687</text:p>
          </table:table-cell>
          <table:table-cell office:value-type="float" office:value="-0.55865537201136" calcext:value-type="float">
            <text:p>-0.558655372</text:p>
          </table:table-cell>
          <table:table-cell office:value-type="float" office:value="-0.58098280360549" calcext:value-type="float">
            <text:p>-0.5809828036</text:p>
          </table:table-cell>
          <table:table-cell office:value-type="float" office:value="-0.601290887313957" calcext:value-type="float">
            <text:p>-0.6012908873</text:p>
          </table:table-cell>
          <table:table-cell office:value-type="float" office:value="-0.619661372966145" calcext:value-type="float">
            <text:p>-0.619661373</text:p>
          </table:table-cell>
          <table:table-cell office:value-type="float" office:value="-0.636174003545333" calcext:value-type="float">
            <text:p>-0.6361740035</text:p>
          </table:table-cell>
          <table:table-cell office:value-type="float" office:value="-0.650904787286448" calcext:value-type="float">
            <text:p>-0.6509047873</text:p>
          </table:table-cell>
          <table:table-cell office:value-type="float" office:value="-0.663924445869639" calcext:value-type="float">
            <text:p>-0.6639244459</text:p>
          </table:table-cell>
          <table:table-cell office:value-type="float" office:value="-0.675297087896964" calcext:value-type="float">
            <text:p>-0.6752970879</text:p>
          </table:table-cell>
          <table:table-cell office:value-type="float" office:value="-0.685079146891666" calcext:value-type="float">
            <text:p>-0.6850791469</text:p>
          </table:table-cell>
          <table:table-cell office:value-type="float" office:value="-0.69331860794323" calcext:value-type="float">
            <text:p>-0.6933186079</text:p>
          </table:table-cell>
          <table:table-cell office:value-type="float" office:value="-0.700054528837602" calcext:value-type="float">
            <text:p>-0.7000545288</text:p>
          </table:table-cell>
          <table:table-cell office:value-type="float" office:value="-0.705316842724799" calcext:value-type="float">
            <text:p>-0.7053168427</text:p>
          </table:table-cell>
          <table:table-cell office:value-type="float" office:value="-0.709126412946294" calcext:value-type="float">
            <text:p>-0.7091264129</text:p>
          </table:table-cell>
          <table:table-cell office:value-type="float" office:value="-0.711495299052985" calcext:value-type="float">
            <text:p>-0.7114952991</text:p>
          </table:table-cell>
          <table:table-cell office:value-type="float" office:value="-0.712427187861789" calcext:value-type="float">
            <text:p>-0.7124271879</text:p>
          </table:table-cell>
          <table:table-cell office:value-type="float" office:value="-0.711917944955767" calcext:value-type="float">
            <text:p>-0.711917945</text:p>
          </table:table-cell>
          <table:table-cell office:value-type="float" office:value="-0.709956249407413" calcext:value-type="float">
            <text:p>-0.7099562494</text:p>
          </table:table-cell>
          <table:table-cell office:value-type="float" office:value="-0.706524285821146" calcext:value-type="float">
            <text:p>-0.7065242858</text:p>
          </table:table-cell>
          <table:table-cell office:value-type="float" office:value="-0.701598480721747" calcext:value-type="float">
            <text:p>-0.7015984807</text:p>
          </table:table-cell>
          <table:table-cell office:value-type="float" office:value="-0.695150282637529" calcext:value-type="float">
            <text:p>-0.6951502826</text:p>
          </table:table-cell>
          <table:table-cell office:value-type="float" office:value="-0.687146995228612" calcext:value-type="float">
            <text:p>-0.6871469952</text:p>
          </table:table-cell>
          <table:table-cell office:value-type="float" office:value="-0.677552679511086" calcext:value-type="float">
            <text:p>-0.6775526795</text:p>
          </table:table-cell>
          <table:table-cell office:value-type="float" office:value="-0.666329144344376" calcext:value-type="float">
            <text:p>-0.6663291443</text:p>
          </table:table-cell>
          <table:table-cell office:value-type="float" office:value="-0.653437044125078" calcext:value-type="float">
            <text:p>-0.6534370441</text:p>
          </table:table-cell>
          <table:table-cell office:value-type="float" office:value="-0.638837099591526" calcext:value-type="float">
            <text:p>-0.6388370996</text:p>
          </table:table-cell>
          <table:table-cell office:value-type="float" office:value="-0.622491452384861" calcext:value-type="float">
            <text:p>-0.6224914524</text:p>
          </table:table-cell>
          <table:table-cell office:value-type="float" office:value="-0.604365157061904" calcext:value-type="float">
            <text:p>-0.6043651571</text:p>
          </table:table-cell>
          <table:table-cell office:value-type="float" office:value="-0.584427806024156" calcext:value-type="float">
            <text:p>-0.584427806</text:p>
          </table:table-cell>
          <table:table-cell office:value-type="float" office:value="-0.562655273638781" calcext:value-type="float">
            <text:p>-0.5626552736</text:p>
          </table:table-cell>
          <table:table-cell office:value-type="float" office:value="-0.539031555975771" calcext:value-type="float">
            <text:p>-0.539031556</text:p>
          </table:table-cell>
          <table:table-cell office:value-type="float" office:value="-0.513550672409756" calcext:value-type="float">
            <text:p>-0.5135506724</text:p>
          </table:table-cell>
          <table:table-cell office:value-type="float" office:value="-0.486218585273829" calcext:value-type="float">
            <text:p>-0.4862185853</text:p>
          </table:table-cell>
          <table:table-cell office:value-type="float" office:value="-0.457055084361349" calcext:value-type="float">
            <text:p>-0.4570550844</text:p>
          </table:table-cell>
          <table:table-cell office:value-type="float" office:value="-0.426095575017359" calcext:value-type="float">
            <text:p>-0.426095575</text:p>
          </table:table-cell>
          <table:table-cell office:value-type="float" office:value="-0.393392702561308" calcext:value-type="float">
            <text:p>-0.3933927026</text:p>
          </table:table-cell>
          <table:table-cell office:value-type="float" office:value="-0.359017742559438" calcext:value-type="float">
            <text:p>-0.3590177426</text:p>
          </table:table-cell>
          <table:table-cell office:value-type="float" office:value="-0.323061686631414" calcext:value-type="float">
            <text:p>-0.3230616866</text:p>
          </table:table-cell>
          <table:table-cell office:value-type="float" office:value="-0.285635957485136" calcext:value-type="float">
            <text:p>-0.2856359575</text:p>
          </table:table-cell>
          <table:table-cell office:value-type="float" office:value="-0.246872694917372" calcext:value-type="float">
            <text:p>-0.2468726949</text:p>
          </table:table-cell>
          <table:table-cell office:value-type="float" office:value="-0.206924566492575" calcext:value-type="float">
            <text:p>-0.2069245665</text:p>
          </table:table-cell>
          <table:table-cell office:value-type="float" office:value="-0.165964072088155" calcext:value-type="float">
            <text:p>-0.1659640721</text:p>
          </table:table-cell>
          <table:table-cell office:value-type="float" office:value="-0.124182329726809" calcext:value-type="float">
            <text:p>-0.1241823297</text:p>
          </table:table-cell>
          <table:table-cell office:value-type="float" office:value="-0.0817873500980115" calcext:value-type="float">
            <text:p>-0.0817873501</text:p>
          </table:table-cell>
          <table:table-cell office:value-type="float" office:value="-0.0390018277051329" calcext:value-type="float">
            <text:p>-0.0390018277</text:p>
          </table:table-cell>
          <table:table-cell office:value-type="float" office:value="0.00393950361017525" calcext:value-type="float">
            <text:p>0.0039395036</text:p>
          </table:table-cell>
          <table:table-cell office:value-type="float" office:value="0.0467928851589294" calcext:value-type="float">
            <text:p>0.0467928852</text:p>
          </table:table-cell>
          <table:table-cell office:value-type="float" office:value="0.0893088374896089" calcext:value-type="float">
            <text:p>0.0893088375</text:p>
          </table:table-cell>
          <table:table-cell office:value-type="float" office:value="0.131235662710695" calcext:value-type="float">
            <text:p>0.1312356627</text:p>
          </table:table-cell>
          <table:table-cell office:value-type="float" office:value="0.172323047158172" calcext:value-type="float">
            <text:p>0.1723230472</text:p>
          </table:table-cell>
          <table:table-cell office:value-type="float" office:value="0.212325664548316" calcext:value-type="float">
            <text:p>0.2123256645</text:p>
          </table:table-cell>
          <table:table-cell office:value-type="float" office:value="0.251006682202918" calcext:value-type="float">
            <text:p>0.2510066822</text:p>
          </table:table-cell>
          <table:table-cell office:value-type="float" office:value="0.288141079343224" calcext:value-type="float">
            <text:p>0.2881410793</text:p>
          </table:table-cell>
          <table:table-cell office:value-type="float" office:value="0.323518696165085" calcext:value-type="float">
            <text:p>0.3235186962</text:p>
          </table:table-cell>
          <table:table-cell office:value-type="float" office:value="0.35694694463828" calcext:value-type="float">
            <text:p>0.3569469446</text:p>
          </table:table-cell>
          <table:table-cell office:value-type="float" office:value="0.38825312588764" calcext:value-type="float">
            <text:p>0.3882531259</text:p>
          </table:table-cell>
          <table:table-cell office:value-type="float" office:value="0.417286313806226" calcext:value-type="float">
            <text:p>0.4172863138</text:p>
          </table:table-cell>
          <table:table-cell office:value-type="float" office:value="0.44391877949984" calcext:value-type="float">
            <text:p>0.4439187795</text:p>
          </table:table-cell>
          <table:table-cell office:value-type="float" office:value="0.468046945658938" calcext:value-type="float">
            <text:p>0.4680469457</text:p>
          </table:table-cell>
          <table:table-cell office:value-type="float" office:value="0.489591873515287" calcext:value-type="float">
            <text:p>0.4895918735</text:p>
          </table:table-cell>
          <table:table-cell office:value-type="float" office:value="0.508499297309469" calcext:value-type="float">
            <text:p>0.5084992973</text:p>
          </table:table-cell>
          <table:table-cell office:value-type="float" office:value="0.524739231920609" calcext:value-type="float">
            <text:p>0.5247392319</text:p>
          </table:table-cell>
          <table:table-cell office:value-type="float" office:value="0.538305188337033" calcext:value-type="float">
            <text:p>0.5383051883</text:p>
          </table:table-cell>
          <table:table-cell office:value-type="float" office:value="0.549213038895559" calcext:value-type="float">
            <text:p>0.5492130389</text:p>
          </table:table-cell>
          <table:table-cell office:value-type="float" office:value="0.557499579666635" calcext:value-type="float">
            <text:p>0.5574995797</text:p>
          </table:table-cell>
          <table:table-cell office:value-type="float" office:value="0.563220841044087" calcext:value-type="float">
            <text:p>0.563220841</text:p>
          </table:table-cell>
          <table:table-cell office:value-type="float" office:value="0.566450199579085" calcext:value-type="float">
            <text:p>0.5664501996</text:p>
          </table:table-cell>
          <table:table-cell office:value-type="float" office:value="0.567276344482641" calcext:value-type="float">
            <text:p>0.5672763445</text:p>
          </table:table-cell>
          <table:table-cell office:value-type="float" office:value="0.565801151144382" calcext:value-type="float">
            <text:p>0.5658011511</text:p>
          </table:table-cell>
          <table:table-cell office:value-type="float" office:value="0.562137511634112" calcext:value-type="float">
            <text:p>0.5621375116</text:p>
          </table:table-cell>
          <table:table-cell office:value-type="float" office:value="0.556407168649206" calcext:value-type="float">
            <text:p>0.5564071686</text:p>
          </table:table-cell>
          <table:table-cell office:value-type="float" office:value="0.548738594939846" calcext:value-type="float">
            <text:p>0.5487385949</text:p>
          </table:table-cell>
          <table:table-cell office:value-type="float" office:value="0.539264955094744" calcext:value-type="float">
            <text:p>0.5392649551</text:p>
          </table:table-cell>
          <table:table-cell office:value-type="float" office:value="0.528122180913493" calcext:value-type="float">
            <text:p>0.5281221809</text:p>
          </table:table-cell>
          <table:table-cell office:value-type="float" office:value="0.515447185642453" calcext:value-type="float">
            <text:p>0.5154471856</text:p>
          </table:table-cell>
          <table:table-cell office:value-type="float" office:value="0.50137623631458" calcext:value-type="float">
            <text:p>0.5013762363</text:p>
          </table:table-cell>
          <table:table-cell office:value-type="float" office:value="0.48604349750641" calcext:value-type="float">
            <text:p>0.4860434975</text:p>
          </table:table-cell>
          <table:table-cell office:value-type="float" office:value="0.469579754186616" calcext:value-type="float">
            <text:p>0.4695797542</text:p>
          </table:table-cell>
          <table:table-cell office:value-type="float" office:value="0.452111316142679" calcext:value-type="float">
            <text:p>0.4521113161</text:p>
          </table:table-cell>
          <table:table-cell office:value-type="float" office:value="0.433759101870133" calcext:value-type="float">
            <text:p>0.4337591019</text:p>
          </table:table-cell>
          <table:table-cell office:value-type="float" office:value="0.414637895907132" calcext:value-type="float">
            <text:p>0.4146378959</text:p>
          </table:table-cell>
          <table:table-cell office:value-type="float" office:value="0.394855770476992" calcext:value-type="float">
            <text:p>0.3948557705</text:p>
          </table:table-cell>
          <table:table-cell office:value-type="float" office:value="0.374513660013462" calcext:value-type="float">
            <text:p>0.37451366</text:p>
          </table:table-cell>
          <table:table-cell office:value-type="float" office:value="0.353705075704917" calcext:value-type="float">
            <text:p>0.3537050757</text:p>
          </table:table-cell>
          <table:table-cell office:value-type="float" office:value="0.33251594658106" calcext:value-type="float">
            <text:p>0.3325159466</text:p>
          </table:table-cell>
          <table:table-cell office:value-type="float" office:value="0.311024573820671" calcext:value-type="float">
            <text:p>0.3110245738</text:p>
          </table:table-cell>
          <table:table-cell office:value-type="float" office:value="0.289301685781058" calcext:value-type="float">
            <text:p>0.2893016858</text:p>
          </table:table-cell>
          <table:table-cell office:value-type="float" office:value="0.2674105826075" calcext:value-type="float">
            <text:p>0.2674105826</text:p>
          </table:table-cell>
          <table:table-cell office:value-type="float" office:value="0.245407361011279" calcext:value-type="float">
            <text:p>0.245407361</text:p>
          </table:table-cell>
          <table:table-cell office:value-type="float" office:value="0.223341211726746" calcext:value-type="float">
            <text:p>0.2233412117</text:p>
          </table:table-cell>
          <table:table-cell office:value-type="float" office:value="0.201254784081769" calcext:value-type="float">
            <text:p>0.2012547841</text:p>
          </table:table-cell>
          <table:table-cell office:value-type="float" office:value="0.179184613857296" calcext:value-type="float">
            <text:p>0.1791846139</text:p>
          </table:table-cell>
          <table:table-cell office:value-type="float" office:value="0.157161612002682" calcext:value-type="float">
            <text:p>0.157161612</text:p>
          </table:table-cell>
          <table:table-cell office:value-type="float" office:value="0.135211612676457" calcext:value-type="float">
            <text:p>0.1352116127</text:p>
          </table:table-cell>
          <table:table-cell office:value-type="float" office:value="0.113355979394679" calcext:value-type="float">
            <text:p>0.1133559794</text:p>
          </table:table-cell>
          <table:table-cell office:value-type="float" office:value="0.0916122677355735" calcext:value-type="float">
            <text:p>0.0916122677</text:p>
          </table:table-cell>
          <table:table-cell office:value-type="float" office:value="0.069994942057654" calcext:value-type="float">
            <text:p>0.0699949421</text:p>
          </table:table-cell>
          <table:table-cell office:value-type="float" office:value="0.0485161420763869" calcext:value-type="float">
            <text:p>0.0485161421</text:p>
          </table:table-cell>
          <table:table-cell office:value-type="float" office:value="0.0271864929917864" calcext:value-type="float">
            <text:p>0.027186493</text:p>
          </table:table-cell>
          <table:table-cell office:value-type="float" office:value="0.00601595028792645" calcext:value-type="float">
            <text:p>0.0060159503</text:p>
          </table:table-cell>
          <table:table-cell office:value-type="float" office:value="-0.0149853325085825" calcext:value-type="float">
            <text:p>-0.0149853325</text:p>
          </table:table-cell>
          <table:table-cell office:value-type="float" office:value="-0.0358061277358102" calcext:value-type="float">
            <text:p>-0.0358061277</text:p>
          </table:table-cell>
          <table:table-cell office:value-type="float" office:value="-0.0564332665817824" calcext:value-type="float">
            <text:p>-0.0564332666</text:p>
          </table:table-cell>
          <table:table-cell office:value-type="float" office:value="-0.0768508010097369" calcext:value-type="float">
            <text:p>-0.076850801</text:p>
          </table:table-cell>
          <table:table-cell office:value-type="float" office:value="-0.0970392163916517" calcext:value-type="float">
            <text:p>-0.0970392164</text:p>
          </table:table-cell>
          <table:table-cell office:value-type="float" office:value="-0.116974717789707" calcext:value-type="float">
            <text:p>-0.1169747178</text:p>
          </table:table-cell>
          <table:table-cell office:value-type="float" office:value="-0.136628613103911" calcext:value-type="float">
            <text:p>-0.1366286131</text:p>
          </table:table-cell>
          <table:table-cell office:value-type="float" office:value="-0.155966815579277" calcext:value-type="float">
            <text:p>-0.1559668156</text:p>
          </table:table-cell>
          <table:table-cell office:value-type="float" office:value="-0.174949486381066" calcext:value-type="float">
            <text:p>-0.1749494864</text:p>
          </table:table-cell>
          <table:table-cell office:value-type="float" office:value="-0.193530835112968" calcext:value-type="float">
            <text:p>-0.1935308351</text:p>
          </table:table-cell>
          <table:table-cell office:value-type="float" office:value="-0.211659092348923" calcext:value-type="float">
            <text:p>-0.2116590923</text:p>
          </table:table-cell>
          <table:table-cell office:value-type="float" office:value="-0.229276663616498" calcext:value-type="float">
            <text:p>-0.2292766636</text:p>
          </table:table-cell>
          <table:table-cell office:value-type="float" office:value="-0.246320469007078" calcext:value-type="float">
            <text:p>-0.246320469</text:p>
          </table:table-cell>
          <table:table-cell office:value-type="float" office:value="-0.262722466936387" calcext:value-type="float">
            <text:p>-0.2627224669</text:p>
          </table:table-cell>
          <table:table-cell office:value-type="float" office:value="-0.278410354802455" calcext:value-type="float">
            <text:p>-0.2784103548</text:p>
          </table:table-cell>
          <table:table-cell office:value-type="float" office:value="-0.293308433657444" calcext:value-type="float">
            <text:p>-0.2933084337</text:p>
          </table:table-cell>
          <table:table-cell office:value-type="float" office:value="-0.307338618781744" calcext:value-type="float">
            <text:p>-0.3073386188</text:p>
          </table:table-cell>
          <table:table-cell office:value-type="float" office:value="-0.320421573448849" calcext:value-type="float">
            <text:p>-0.3204215734</text:p>
          </table:table-cell>
          <table:table-cell office:value-type="float" office:value="-0.332477939380831" calcext:value-type="float">
            <text:p>-0.3324779394</text:p>
          </table:table-cell>
          <table:table-cell office:value-type="float" office:value="-0.343429634546216" calcext:value-type="float">
            <text:p>-0.3434296345</text:p>
          </table:table-cell>
          <table:table-cell office:value-type="float" office:value="-0.353201187119587" calcext:value-type="float">
            <text:p>-0.3532011871</text:p>
          </table:table-cell>
          <table:table-cell office:value-type="float" office:value="-0.361721073624155" calcext:value-type="float">
            <text:p>-0.3617210736</text:p>
          </table:table-cell>
          <table:table-cell office:value-type="float" office:value="-0.368923029486047" calcext:value-type="float">
            <text:p>-0.3689230295</text:p>
          </table:table-cell>
          <table:table-cell office:value-type="float" office:value="-0.374747301370844" calcext:value-type="float">
            <text:p>-0.3747473014</text:p>
          </table:table-cell>
          <table:table-cell office:value-type="float" office:value="-0.379141812648411" calcext:value-type="float">
            <text:p>-0.3791418126</text:p>
          </table:table-cell>
          <table:table-cell office:value-type="float" office:value="-0.382063216020634" calcext:value-type="float">
            <text:p>-0.382063216</text:p>
          </table:table-cell>
          <table:table-cell office:value-type="float" office:value="-0.383477810615946" calcext:value-type="float">
            <text:p>-0.3834778106</text:p>
          </table:table-cell>
          <table:table-cell office:value-type="float" office:value="-0.383362304574649" calcext:value-type="float">
            <text:p>-0.3833623046</text:p>
          </table:table-cell>
          <table:table-cell office:value-type="float" office:value="-0.381704408188636" calcext:value-type="float">
            <text:p>-0.3817044082</text:p>
          </table:table-cell>
          <table:table-cell office:value-type="float" office:value="-0.378503246901406" calcext:value-type="float">
            <text:p>-0.3785032469</text:p>
          </table:table-cell>
          <table:table-cell office:value-type="float" office:value="-0.37376958780554" calcext:value-type="float">
            <text:p>-0.3737695878</text:p>
          </table:table-cell>
          <table:table-cell office:value-type="float" office:value="-0.367525877596048" calcext:value-type="float">
            <text:p>-0.3675258776</text:p>
          </table:table-cell>
          <table:table-cell office:value-type="float" office:value="-0.359806094153064" calcext:value-type="float">
            <text:p>-0.3598060942</text:p>
          </table:table-cell>
          <table:table-cell office:value-type="float" office:value="-0.350655417949526" calcext:value-type="float">
            <text:p>-0.3506554179</text:p>
          </table:table-cell>
          <table:table-cell office:value-type="float" office:value="-0.340129733225527" calcext:value-type="float">
            <text:p>-0.3401297332</text:p>
          </table:table-cell>
          <table:table-cell office:value-type="float" office:value="-0.328294972262413" calcext:value-type="float">
            <text:p>-0.3282949723</text:p>
          </table:table-cell>
          <table:table-cell office:value-type="float" office:value="-0.315226319054605" calcext:value-type="float">
            <text:p>-0.3152263191</text:p>
          </table:table-cell>
          <table:table-cell office:value-type="float" office:value="-0.301007291150655" calcext:value-type="float">
            <text:p>-0.3010072912</text:p>
          </table:table-cell>
          <table:table-cell office:value-type="float" office:value="-0.285728720365926" calcext:value-type="float">
            <text:p>-0.2857287204</text:p>
          </table:table-cell>
          <table:table-cell office:value-type="float" office:value="-0.269487654415894" calcext:value-type="float">
            <text:p>-0.2694876544</text:p>
          </table:table-cell>
          <table:table-cell office:value-type="float" office:value="-0.252386202264949" calcext:value-type="float">
            <text:p>-0.2523862023</text:p>
          </table:table-cell>
          <table:table-cell office:value-type="float" office:value="-0.234530346126183" calcext:value-type="float">
            <text:p>-0.2345303461</text:p>
          </table:table-cell>
          <table:table-cell office:value-type="float" office:value="-0.216028742607004" calcext:value-type="float">
            <text:p>-0.2160287426</text:p>
          </table:table-cell>
          <table:table-cell office:value-type="float" office:value="-0.19699153451216" calcext:value-type="float">
            <text:p>-0.1969915345</text:p>
          </table:table-cell>
          <table:table-cell office:value-type="float" office:value="-0.177529193352728" calcext:value-type="float">
            <text:p>-0.1775291934</text:p>
          </table:table-cell>
          <table:table-cell office:value-type="float" office:value="-0.157751410740579" calcext:value-type="float">
            <text:p>-0.1577514107</text:p>
          </table:table-cell>
          <table:table-cell office:value-type="float" office:value="-0.137766054660511" calcext:value-type="float">
            <text:p>-0.1377660547</text:p>
          </table:table-cell>
          <table:table-cell office:value-type="float" office:value="-0.117678204199712" calcext:value-type="float">
            <text:p>-0.1176782042</text:p>
          </table:table-cell>
          <table:table-cell office:value-type="float" office:value="-0.0975892737691231" calcext:value-type="float">
            <text:p>-0.0975892738</text:p>
          </table:table-cell>
          <table:table-cell office:value-type="float" office:value="-0.0775962352661724" calcext:value-type="float">
            <text:p>-0.0775962353</text:p>
          </table:table-cell>
          <table:table-cell office:value-type="float" office:value="-0.0577909440820501" calcext:value-type="float">
            <text:p>-0.0577909441</text:p>
          </table:table-cell>
          <table:table-cell office:value-type="float" office:value="-0.0382595724251839" calcext:value-type="float">
            <text:p>-0.0382595724</text:p>
          </table:table-cell>
          <table:table-cell office:value-type="float" office:value="-0.0190821511703054" calcext:value-type="float">
            <text:p>-0.0190821512</text:p>
          </table:table-cell>
          <table:table-cell office:value-type="float" office:value="-0.000332219396439459" calcext:value-type="float">
            <text:p>-0.0003322194</text:p>
          </table:table-cell>
          <table:table-cell office:value-type="float" office:value="0.0179234210232526" calcext:value-type="float">
            <text:p>0.017923421</text:p>
          </table:table-cell>
          <table:table-cell office:value-type="float" office:value="0.0356248499553574" calcext:value-type="float">
            <text:p>0.03562485</text:p>
          </table:table-cell>
          <table:table-cell office:value-type="float" office:value="0.0527190781120646" calcext:value-type="float">
            <text:p>0.0527190781</text:p>
          </table:table-cell>
          <table:table-cell office:value-type="float" office:value="0.0691600071902382" calcext:value-type="float">
            <text:p>0.0691600072</text:p>
          </table:table-cell>
          <table:table-cell office:value-type="float" office:value="0.0849083082753238" calcext:value-type="float">
            <text:p>0.0849083083</text:p>
          </table:table-cell>
          <table:table-cell office:value-type="float" office:value="0.0999312262902613" calcext:value-type="float">
            <text:p>0.0999312263</text:p>
          </table:table-cell>
          <table:table-cell office:value-type="float" office:value="0.114202318624951" calcext:value-type="float">
            <text:p>0.1142023186</text:p>
          </table:table-cell>
          <table:table-cell office:value-type="float" office:value="0.127701136271211" calcext:value-type="float">
            <text:p>0.1277011363</text:p>
          </table:table-cell>
          <table:table-cell office:value-type="float" office:value="0.140412855842628" calcext:value-type="float">
            <text:p>0.1404128558</text:p>
          </table:table-cell>
          <table:table-cell office:value-type="float" office:value="0.15232787080433" calcext:value-type="float">
            <text:p>0.1523278708</text:p>
          </table:table-cell>
          <table:table-cell office:value-type="float" office:value="0.163441350100279" calcext:value-type="float">
            <text:p>0.1634413501</text:p>
          </table:table-cell>
          <table:table-cell office:value-type="float" office:value="0.173752772164894" calcext:value-type="float">
            <text:p>0.1737527722</text:p>
          </table:table-cell>
          <table:table-cell office:value-type="float" office:value="0.183265442058202" calcext:value-type="float">
            <text:p>0.1832654421</text:p>
          </table:table-cell>
          <table:table-cell office:value-type="float" office:value="0.191985999180084" calcext:value-type="float">
            <text:p>0.1919859992</text:p>
          </table:table-cell>
          <table:table-cell office:value-type="float" office:value="0.199923922707056" calcext:value-type="float">
            <text:p>0.1999239227</text:p>
          </table:table-cell>
          <table:table-cell office:value-type="float" office:value="0.207091041557174" calcext:value-type="float">
            <text:p>0.2070910416</text:p>
          </table:table-cell>
          <table:table-cell office:value-type="float" office:value="0.21350105532654" calcext:value-type="float">
            <text:p>0.2135010553</text:p>
          </table:table-cell>
          <table:table-cell office:value-type="float" office:value="0.219169072252825" calcext:value-type="float">
            <text:p>0.2191690723</text:p>
          </table:table-cell>
          <table:table-cell office:value-type="float" office:value="0.224111169846246" calcext:value-type="float">
            <text:p>0.2241111698</text:p>
          </table:table-cell>
          <table:table-cell office:value-type="float" office:value="0.228343983384649" calcext:value-type="float">
            <text:p>0.2283439834</text:p>
          </table:table-cell>
          <table:table-cell office:value-type="float" office:value="0.231884326996246" calcext:value-type="float">
            <text:p>0.231884327</text:p>
          </table:table-cell>
          <table:table-cell office:value-type="float" office:value="0.23474885155155" calcext:value-type="float">
            <text:p>0.2347488516</text:p>
          </table:table-cell>
          <table:table-cell office:value-type="float" office:value="0.236953743056241" calcext:value-type="float">
            <text:p>0.2369537431</text:p>
          </table:table-cell>
          <table:table-cell office:value-type="float" office:value="0.238514464682115" calcext:value-type="float">
            <text:p>0.2385144647</text:p>
          </table:table-cell>
          <table:table-cell office:value-type="float" office:value="0.23944554499617" calcext:value-type="float">
            <text:p>0.239445545</text:p>
          </table:table-cell>
          <table:table-cell office:value-type="float" office:value="0.239760414351809" calcext:value-type="float">
            <text:p>0.2397604144</text:p>
          </table:table-cell>
          <table:table-cell office:value-type="float" office:value="0.239471290793753" calcext:value-type="float">
            <text:p>0.2394712908</text:p>
          </table:table-cell>
          <table:table-cell office:value-type="float" office:value="0.238589116201698" calcext:value-type="float">
            <text:p>0.2385891162</text:p>
          </table:table-cell>
          <table:table-cell office:value-type="float" office:value="0.237123542758508" calcext:value-type="float">
            <text:p>0.2371235428</text:p>
          </table:table-cell>
          <table:table-cell office:value-type="float" office:value="0.235082969177926" calcext:value-type="float">
            <text:p>0.2350829692</text:p>
          </table:table-cell>
          <table:table-cell office:value-type="float" office:value="0.232474625464545" calcext:value-type="float">
            <text:p>0.2324746255</text:p>
          </table:table-cell>
          <table:table-cell office:value-type="float" office:value="0.229304704306192" calcext:value-type="float">
            <text:p>0.2293047043</text:p>
          </table:table-cell>
          <table:table-cell office:value-type="float" office:value="0.225578536517244" calcext:value-type="float">
            <text:p>0.2255785365</text:p>
          </table:table-cell>
          <table:table-cell office:value-type="float" office:value="0.221300807263626" calcext:value-type="float">
            <text:p>0.2213008073</text:p>
          </table:table-cell>
          <table:table-cell office:value-type="float" office:value="0.216475809111382" calcext:value-type="float">
            <text:p>0.2164758091</text:p>
          </table:table-cell>
          <table:table-cell office:value-type="float" office:value="0.211107727258156" calcext:value-type="float">
            <text:p>0.2111077273</text:p>
          </table:table-cell>
          <table:table-cell office:value-type="float" office:value="0.205200951641331" calcext:value-type="float">
            <text:p>0.2052009516</text:p>
          </table:table-cell>
          <table:table-cell office:value-type="float" office:value="0.198760409981462" calcext:value-type="float">
            <text:p>0.19876041</text:p>
          </table:table-cell>
          <table:table-cell office:value-type="float" office:value="0.191791915231515" calcext:value-type="float">
            <text:p>0.1917919152</text:p>
          </table:table-cell>
          <table:table-cell office:value-type="float" office:value="0.18430252038088" calcext:value-type="float">
            <text:p>0.1843025204</text:p>
          </table:table-cell>
          <table:table-cell office:value-type="float" office:value="0.176300873128786" calcext:value-type="float">
            <text:p>0.1763008731</text:p>
          </table:table-cell>
          <table:table-cell office:value-type="float" office:value="0.167797562618568" calcext:value-type="float">
            <text:p>0.1677975626</text:p>
          </table:table-cell>
          <table:table-cell office:value-type="float" office:value="0.158805450232857" calcext:value-type="float">
            <text:p>0.1588054502</text:p>
          </table:table-cell>
          <table:table-cell office:value-type="float" office:value="0.149339976413926" calcext:value-type="float">
            <text:p>0.1493399764</text:p>
          </table:table-cell>
          <table:table-cell office:value-type="float" office:value="0.139419435610825" calcext:value-type="float">
            <text:p>0.1394194356</text:p>
          </table:table-cell>
          <table:table-cell office:value-type="float" office:value="0.129065211781005" calcext:value-type="float">
            <text:p>0.1290652118</text:p>
          </table:table-cell>
          <table:table-cell office:value-type="float" office:value="0.118301967399261" calcext:value-type="float">
            <text:p>0.1183019674</text:p>
          </table:table-cell>
          <table:table-cell office:value-type="float" office:value="0.107157779653363" calcext:value-type="float">
            <text:p>0.1071577797</text:p>
          </table:table-cell>
          <table:table-cell office:value-type="float" office:value="0.0956642184300149" calcext:value-type="float">
            <text:p>0.0956642184</text:p>
          </table:table-cell>
          <table:table-cell office:value-type="float" office:value="0.0838563618031263" calcext:value-type="float">
            <text:p>0.0838563618</text:p>
          </table:table-cell>
          <table:table-cell office:value-type="float" office:value="0.0717727460086076" calcext:value-type="float">
            <text:p>0.071772746</text:p>
          </table:table-cell>
          <table:table-cell office:value-type="float" office:value="0.0594552482949479" calcext:value-type="float">
            <text:p>0.0594552483</text:p>
          </table:table-cell>
          <table:table-cell office:value-type="float" office:value="0.0469489025407754" calcext:value-type="float">
            <text:p>0.0469489025</text:p>
          </table:table-cell>
          <table:table-cell office:value-type="float" office:value="0.0343016490854697" calcext:value-type="float">
            <text:p>0.0343016491</text:p>
          </table:table-cell>
          <table:table-cell office:value-type="float" office:value="0.0215640217790475" calcext:value-type="float">
            <text:p>0.0215640218</text:p>
          </table:table-cell>
          <table:table-cell office:value-type="float" office:value="0.00878877677390921" calcext:value-type="float">
            <text:p>0.0087887768</text:p>
          </table:table-cell>
          <table:table-cell office:value-type="float" office:value="-0.00396953099746966" calcext:value-type="float">
            <text:p>-0.003969531</text:p>
          </table:table-cell>
          <table:table-cell office:value-type="float" office:value="-0.01665501643318" calcext:value-type="float">
            <text:p>-0.0166550164</text:p>
          </table:table-cell>
          <table:table-cell office:value-type="float" office:value="-0.0292109696376694" calcext:value-type="float">
            <text:p>-0.0292109696</text:p>
          </table:table-cell>
          <table:table-cell office:value-type="float" office:value="-0.0415803888594507" calcext:value-type="float">
            <text:p>-0.0415803889</text:p>
          </table:table-cell>
          <table:table-cell office:value-type="float" office:value="-0.0537065311529653" calcext:value-type="float">
            <text:p>-0.0537065312</text:p>
          </table:table-cell>
          <table:table-cell office:value-type="float" office:value="-0.0655334705540137" calcext:value-type="float">
            <text:p>-0.0655334706</text:p>
          </table:table-cell>
          <table:table-cell office:value-type="float" office:value="-0.0770066534547628" calcext:value-type="float">
            <text:p>-0.0770066535</text:p>
          </table:table-cell>
          <table:table-cell office:value-type="float" office:value="-0.0880734410268302" calcext:value-type="float">
            <text:p>-0.088073441</text:p>
          </table:table-cell>
          <table:table-cell office:value-type="float" office:value="-0.0986836289577275" calcext:value-type="float">
            <text:p>-0.098683629</text:p>
          </table:table-cell>
          <table:table-cell office:value-type="float" office:value="-0.108789935415553" calcext:value-type="float">
            <text:p>-0.1087899354</text:p>
          </table:table-cell>
          <table:table-cell office:value-type="float" office:value="-0.118348449012545" calcext:value-type="float">
            <text:p>-0.118348449</text:p>
          </table:table-cell>
          <table:table-cell office:value-type="float" office:value="-0.127319029566354" calcext:value-type="float">
            <text:p>-0.1273190296</text:p>
          </table:table-cell>
          <table:table-cell office:value-type="float" office:value="-0.135665655622314" calcext:value-type="float">
            <text:p>-0.1356656556</text:p>
          </table:table-cell>
          <table:table-cell office:value-type="float" office:value="-0.143356713962108" calcext:value-type="float">
            <text:p>-0.143356714</text:p>
          </table:table-cell>
          <table:table-cell office:value-type="float" office:value="-0.15036522764473" calcext:value-type="float">
            <text:p>-0.1503652276</text:p>
          </table:table-cell>
          <table:table-cell office:value-type="float" office:value="-0.156669020466686" calcext:value-type="float">
            <text:p>-0.1566690205</text:p>
          </table:table-cell>
          <table:table-cell office:value-type="float" office:value="-0.162250817053896" calcext:value-type="float">
            <text:p>-0.1622508171</text:p>
          </table:table-cell>
          <table:table-cell office:value-type="float" office:value="-0.167098279075006" calcext:value-type="float">
            <text:p>-0.1670982791</text:p>
          </table:table-cell>
          <table:table-cell office:value-type="float" office:value="-0.171203979265693" calcext:value-type="float">
            <text:p>-0.1712039793</text:p>
          </table:table-cell>
          <table:table-cell office:value-type="float" office:value="-0.174565316051592" calcext:value-type="float">
            <text:p>-0.1745653161</text:p>
          </table:table-cell>
          <table:table-cell office:value-type="float" office:value="-0.17718437253326" calcext:value-type="float">
            <text:p>-0.1771843725</text:p>
          </table:table-cell>
          <table:table-cell office:value-type="float" office:value="-0.179067724435564" calcext:value-type="float">
            <text:p>-0.1790677244</text:p>
          </table:table-cell>
          <table:table-cell office:value-type="float" office:value="-0.180226202314994" calcext:value-type="float">
            <text:p>-0.1802262023</text:p>
          </table:table-cell>
          <table:table-cell office:value-type="float" office:value="-0.180674613856382" calcext:value-type="float">
            <text:p>-0.1806746139</text:p>
          </table:table-cell>
          <table:table-cell office:value-type="float" office:value="-0.180431432473947" calcext:value-type="float">
            <text:p>-0.1804314325</text:p>
          </table:table-cell>
          <table:table-cell office:value-type="float" office:value="-0.179518458663354" calcext:value-type="float">
            <text:p>-0.1795184587</text:p>
          </table:table-cell>
          <table:table-cell office:value-type="float" office:value="-0.177960460638111" calcext:value-type="float">
            <text:p>-0.1779604606</text:p>
          </table:table-cell>
          <table:table-cell office:value-type="float" office:value="-0.17578480073499" calcext:value-type="float">
            <text:p>-0.1757848007</text:p>
          </table:table-cell>
          <table:table-cell office:value-type="float" office:value="-0.173021053901781" calcext:value-type="float">
            <text:p>-0.1730210539</text:p>
          </table:table-cell>
          <table:table-cell office:value-type="float" office:value="-0.169700624300778" calcext:value-type="float">
            <text:p>-0.1697006243</text:p>
          </table:table-cell>
          <table:table-cell office:value-type="float" office:value="-0.16585636569006" calcext:value-type="float">
            <text:p>-0.1658563657</text:p>
          </table:table-cell>
          <table:table-cell office:value-type="float" office:value="-0.161522210797266" calcext:value-type="float">
            <text:p>-0.1615222108</text:p>
          </table:table-cell>
          <table:table-cell office:value-type="float" office:value="-0.156732814396417" calcext:value-type="float">
            <text:p>-0.1567328144</text:p>
          </table:table-cell>
          <table:table-cell office:value-type="float" office:value="-0.151523214252434" calcext:value-type="float">
            <text:p>-0.1515232143</text:p>
          </table:table-cell>
          <table:table-cell office:value-type="float" office:value="-0.14592851352831" calcext:value-type="float">
            <text:p>-0.1459285135</text:p>
          </table:table-cell>
          <table:table-cell office:value-type="float" office:value="-0.139983587669691" calcext:value-type="float">
            <text:p>-0.1399835877</text:p>
          </table:table-cell>
          <table:table-cell office:value-type="float" office:value="-0.133722818205379" calcext:value-type="float">
            <text:p>-0.1337228182</text:p>
          </table:table-cell>
          <table:table-cell office:value-type="float" office:value="-0.127179855340186" calcext:value-type="float">
            <text:p>-0.1271798553</text:p>
          </table:table-cell>
          <table:table-cell office:value-type="float" office:value="-0.120387410678417" calcext:value-type="float">
            <text:p>-0.1203874107</text:p>
          </table:table-cell>
          <table:table-cell office:value-type="float" office:value="-0.113377080908152" calcext:value-type="float">
            <text:p>-0.1133770809</text:p>
          </table:table-cell>
          <table:table-cell office:value-type="float" office:value="-0.106179202803495" calcext:value-type="float">
            <text:p>-0.1061792028</text:p>
          </table:table-cell>
          <table:table-cell office:value-type="float" office:value="-0.0988227394660132" calcext:value-type="float">
            <text:p>-0.0988227395</text:p>
          </table:table-cell>
          <table:table-cell office:value-type="float" office:value="-0.0913351973286181" calcext:value-type="float">
            <text:p>-0.0913351973</text:p>
          </table:table-cell>
          <table:table-cell office:value-type="float" office:value="-0.0837425730837865" calcext:value-type="float">
            <text:p>-0.0837425731</text:p>
          </table:table-cell>
          <table:table-cell office:value-type="float" office:value="-0.0760693293711551" calcext:value-type="float">
            <text:p>-0.0760693294</text:p>
          </table:table-cell>
          <table:table-cell office:value-type="float" office:value="-0.0683383977643021" calcext:value-type="float">
            <text:p>-0.0683383978</text:p>
          </table:table-cell>
          <table:table-cell office:value-type="float" office:value="-0.0605712073288106" calcext:value-type="float">
            <text:p>-0.0605712073</text:p>
          </table:table-cell>
          <table:table-cell office:value-type="float" office:value="-0.0527877367814347" calcext:value-type="float">
            <text:p>-0.0527877368</text:p>
          </table:table-cell>
          <table:table-cell office:value-type="float" office:value="-0.0450065880585099" calcext:value-type="float">
            <text:p>-0.0450065881</text:p>
          </table:table-cell>
          <table:table-cell office:value-type="float" office:value="-0.0372450789007753" calcext:value-type="float">
            <text:p>-0.0372450789</text:p>
          </table:table-cell>
          <table:table-cell office:value-type="float" office:value="-0.0295193518779072" calcext:value-type="float">
            <text:p>-0.0295193519</text:p>
          </table:table-cell>
          <table:table-cell office:value-type="float" office:value="-0.0218444971117554" calcext:value-type="float">
            <text:p>-0.0218444971</text:p>
          </table:table-cell>
          <table:table-cell office:value-type="float" office:value="-0.0142346858117573" calcext:value-type="float">
            <text:p>-0.0142346858</text:p>
          </table:table-cell>
          <table:table-cell office:value-type="float" office:value="-0.00670331161333443" calcext:value-type="float">
            <text:p>-0.0067033116</text:p>
          </table:table-cell>
          <table:table-cell office:value-type="float" office:value="0.000736863386816278" calcext:value-type="float">
            <text:p>0.0007368634</text:p>
          </table:table-cell>
          <table:table-cell office:value-type="float" office:value="0.00807356107066615" calcext:value-type="float">
            <text:p>0.0080735611</text:p>
          </table:table-cell>
          <table:table-cell office:value-type="float" office:value="0.0152948414168771" calcext:value-type="float">
            <text:p>0.0152948414</text:p>
          </table:table-cell>
          <table:table-cell office:value-type="float" office:value="0.0223889614883921" calcext:value-type="float">
            <text:p>0.0223889615</text:p>
          </table:table-cell>
          <table:table-cell office:value-type="float" office:value="0.0293442424238091" calcext:value-type="float">
            <text:p>0.0293442424</text:p>
          </table:table-cell>
          <table:table-cell office:value-type="float" office:value="0.0361489474578047" calcext:value-type="float">
            <text:p>0.0361489475</text:p>
          </table:table-cell>
          <table:table-cell office:value-type="float" office:value="0.0427911738317388" calcext:value-type="float">
            <text:p>0.0427911738</text:p>
          </table:table-cell>
          <table:table-cell office:value-type="float" office:value="0.0492587612343633" calcext:value-type="float">
            <text:p>0.0492587612</text:p>
          </table:table-cell>
          <table:table-cell office:value-type="float" office:value="0.0555392191328467" calcext:value-type="float">
            <text:p>0.0555392191</text:p>
          </table:table-cell>
          <table:table-cell office:value-type="float" office:value="0.0616196750181668" calcext:value-type="float">
            <text:p>0.061619675</text:p>
          </table:table-cell>
          <table:table-cell office:value-type="float" office:value="0.0674868451990857" calcext:value-type="float">
            <text:p>0.0674868452</text:p>
          </table:table-cell>
          <table:table-cell office:value-type="float" office:value="0.0731270293415232" calcext:value-type="float">
            <text:p>0.0731270293</text:p>
          </table:table-cell>
          <table:table-cell office:value-type="float" office:value="0.0785261294723359" calcext:value-type="float">
            <text:p>0.0785261295</text:p>
          </table:table-cell>
          <table:table-cell office:value-type="float" office:value="0.0836696936581958" calcext:value-type="float">
            <text:p>0.0836696937</text:p>
          </table:table-cell>
          <table:table-cell office:value-type="float" office:value="0.0885429840424314" calcext:value-type="float">
            <text:p>0.088542984</text:p>
          </table:table-cell>
          <table:table-cell office:value-type="float" office:value="0.0931310683878018" calcext:value-type="float">
            <text:p>0.0931310684</text:p>
          </table:table-cell>
          <table:table-cell office:value-type="float" office:value="0.0974189337445033" calcext:value-type="float">
            <text:p>0.0974189337</text:p>
          </table:table-cell>
          <table:table-cell office:value-type="float" office:value="0.101391620353722" calcext:value-type="float">
            <text:p>0.1013916204</text:p>
          </table:table-cell>
          <table:table-cell office:value-type="float" office:value="0.105034373421222" calcext:value-type="float">
            <text:p>0.1050343734</text:p>
          </table:table-cell>
          <table:table-cell office:value-type="float" office:value="0.108332809965495" calcext:value-type="float">
            <text:p>0.10833281</text:p>
          </table:table-cell>
          <table:table-cell office:value-type="float" office:value="0.111273097572423" calcext:value-type="float">
            <text:p>0.1112730976</text:p>
          </table:table-cell>
          <table:table-cell office:value-type="float" office:value="0.113842141583267" calcext:value-type="float">
            <text:p>0.1138421416</text:p>
          </table:table-cell>
          <table:table-cell office:value-type="float" office:value="0.116027777013652" calcext:value-type="float">
            <text:p>0.116027777</text:p>
          </table:table-cell>
          <table:table-cell office:value-type="float" office:value="0.117818961353338" calcext:value-type="float">
            <text:p>0.1178189614</text:p>
          </table:table-cell>
          <table:table-cell office:value-type="float" office:value="0.119205964334781" calcext:value-type="float">
            <text:p>0.1192059643</text:p>
          </table:table-cell>
          <table:table-cell office:value-type="float" office:value="0.120180550783336" calcext:value-type="float">
            <text:p>0.1201805508</text:p>
          </table:table-cell>
          <table:table-cell office:value-type="float" office:value="0.120736152773197" calcext:value-type="float">
            <text:p>0.1207361528</text:p>
          </table:table-cell>
          <table:table-cell office:value-type="float" office:value="0.120868027507117" calcext:value-type="float">
            <text:p>0.1208680275</text:p>
          </table:table-cell>
          <table:table-cell office:value-type="float" office:value="0.120573397609825" calcext:value-type="float">
            <text:p>0.1205733976</text:p>
          </table:table-cell>
          <table:table-cell office:value-type="float" office:value="0.119851570867274" calcext:value-type="float">
            <text:p>0.1198515709</text:p>
          </table:table-cell>
          <table:table-cell office:value-type="float" office:value="0.118704036847731" calcext:value-type="float">
            <text:p>0.1187040368</text:p>
          </table:table-cell>
          <table:table-cell office:value-type="float" office:value="0.117134538296191" calcext:value-type="float">
            <text:p>0.1171345383</text:p>
          </table:table-cell>
          <table:table-cell office:value-type="float" office:value="0.115149115688973" calcext:value-type="float">
            <text:p>0.1151491157</text:p>
          </table:table-cell>
          <table:table-cell office:value-type="float" office:value="0.112756123859088" calcext:value-type="float">
            <text:p>0.1127561239</text:p>
          </table:table-cell>
          <table:table-cell office:value-type="float" office:value="0.109966220142124" calcext:value-type="float">
            <text:p>0.1099662201</text:p>
          </table:table-cell>
          <table:table-cell office:value-type="float" office:value="0.106792324034696" calcext:value-type="float">
            <text:p>0.106792324</text:p>
          </table:table-cell>
          <table:table-cell office:value-type="float" office:value="0.103249548890542" calcext:value-type="float">
            <text:p>0.1032495489</text:p>
          </table:table-cell>
          <table:table-cell office:value-type="float" office:value="0.0993551066912418" calcext:value-type="float">
            <text:p>0.0993551067</text:p>
          </table:table-cell>
          <table:table-cell office:value-type="float" office:value="0.0951281874082474" calcext:value-type="float">
            <text:p>0.0951281874</text:p>
          </table:table-cell>
          <table:table-cell office:value-type="float" office:value="0.0905898149108986" calcext:value-type="float">
            <text:p>0.0905898149</text:p>
          </table:table-cell>
          <table:table-cell office:value-type="float" office:value="0.0857626817622323" calcext:value-type="float">
            <text:p>0.0857626818</text:p>
          </table:table-cell>
          <table:table-cell office:value-type="float" office:value="0.0806709655742408" calcext:value-type="float">
            <text:p>0.0806709656</text:p>
          </table:table-cell>
          <table:table-cell office:value-type="float" office:value="0.0753401298608086" calcext:value-type="float">
            <text:p>0.0753401299</text:p>
          </table:table-cell>
          <table:table-cell office:value-type="float" office:value="0.0697967125269172" calcext:value-type="float">
            <text:p>0.0697967125</text:p>
          </table:table-cell>
          <table:table-cell office:value-type="float" office:value="0.064068105264227" calcext:value-type="float">
            <text:p>0.0640681053</text:p>
          </table:table-cell>
          <table:table-cell office:value-type="float" office:value="0.0581823271865356" calcext:value-type="float">
            <text:p>0.0581823272</text:p>
          </table:table-cell>
          <table:table-cell office:value-type="float" office:value="0.0521677960349265" calcext:value-type="float">
            <text:p>0.052167796</text:p>
          </table:table-cell>
          <table:table-cell office:value-type="float" office:value="0.0460531002151393" calcext:value-type="float">
            <text:p>0.0460531002</text:p>
          </table:table-cell>
          <table:table-cell office:value-type="float" office:value="0.0398667748032885" calcext:value-type="float">
            <text:p>0.0398667748</text:p>
          </table:table-cell>
          <table:table-cell office:value-type="float" office:value="0.0336370844763173" calcext:value-type="float">
            <text:p>0.0336370845</text:p>
          </table:table-cell>
          <table:table-cell office:value-type="float" office:value="0.0273918160971076" calcext:value-type="float">
            <text:p>0.0273918161</text:p>
          </table:table-cell>
          <table:table-cell office:value-type="float" office:value="0.0211580834184291" calcext:value-type="float">
            <text:p>0.0211580834</text:p>
          </table:table-cell>
          <table:table-cell office:value-type="float" office:value="0.0149621460726682" calcext:value-type="float">
            <text:p>0.0149621461</text:p>
          </table:table-cell>
          <table:table-cell office:value-type="float" office:value="0.0088292446932442" calcext:value-type="float">
            <text:p>0.0088292447</text:p>
          </table:table-cell>
          <table:table-cell office:value-type="float" office:value="0.00278345367730248" calcext:value-type="float">
            <text:p>0.0027834537</text:p>
          </table:table-cell>
          <table:table-cell office:value-type="float" office:value="-0.00315244724562791" calcext:value-type="float">
            <text:p>-0.0031524472</text:p>
          </table:table-cell>
          <table:table-cell office:value-type="float" office:value="-0.00895708181978455" calcext:value-type="float">
            <text:p>-0.0089570818</text:p>
          </table:table-cell>
          <table:table-cell office:value-type="float" office:value="-0.0146105659648091" calcext:value-type="float">
            <text:p>-0.014610566</text:p>
          </table:table-cell>
          <table:table-cell office:value-type="float" office:value="-0.0200945762221497" calcext:value-type="float">
            <text:p>-0.0200945762</text:p>
          </table:table-cell>
          <table:table-cell office:value-type="float" office:value="-0.0253923981074358" calcext:value-type="float">
            <text:p>-0.0253923981</text:p>
          </table:table-cell>
          <table:table-cell office:value-type="float" office:value="-0.0304889548211132" calcext:value-type="float">
            <text:p>-0.0304889548</text:p>
          </table:table-cell>
          <table:table-cell office:value-type="float" office:value="-0.0353708170368296" calcext:value-type="float">
            <text:p>-0.035370817</text:p>
          </table:table-cell>
          <table:table-cell office:value-type="float" office:value="-0.0400261947271811" calcext:value-type="float">
            <text:p>-0.0400261947</text:p>
          </table:table-cell>
          <table:table-cell office:value-type="float" office:value="-0.0444449121981277" calcext:value-type="float">
            <text:p>-0.0444449122</text:p>
          </table:table-cell>
          <table:table-cell office:value-type="float" office:value="-0.0486183676852671" calcext:value-type="float">
            <text:p>-0.0486183677</text:p>
          </table:table-cell>
          <table:table-cell office:value-type="float" office:value="-0.0525394790167925" calcext:value-type="float">
            <text:p>-0.052539479</text:p>
          </table:table-cell>
          <table:table-cell office:value-type="float" office:value="-0.0562026169693121" calcext:value-type="float">
            <text:p>-0.056202617</text:p>
          </table:table-cell>
          <table:table-cell office:value-type="float" office:value="-0.0596035280343236" calcext:value-type="float">
            <text:p>-0.059603528</text:p>
          </table:table-cell>
          <table:table-cell office:value-type="float" office:value="-0.0627392483758489" calcext:value-type="float">
            <text:p>-0.0627392484</text:p>
          </table:table-cell>
          <table:table-cell office:value-type="float" office:value="-0.0656080107945882" calcext:value-type="float">
            <text:p>-0.0656080108</text:p>
          </table:table-cell>
          <table:table-cell office:value-type="float" office:value="-0.0682091465224451" calcext:value-type="float">
            <text:p>-0.0682091465</text:p>
          </table:table-cell>
          <table:table-cell office:value-type="float" office:value="-0.0705429836548114" calcext:value-type="float">
            <text:p>-0.0705429837</text:p>
          </table:table-cell>
          <table:table-cell office:value-type="float" office:value="-0.0726107439882092" calcext:value-type="float">
            <text:p>-0.072610744</text:p>
          </table:table-cell>
          <table:table-cell office:value-type="float" office:value="-0.0744144399694617" calcext:value-type="float">
            <text:p>-0.07441444</text:p>
          </table:table-cell>
          <table:table-cell office:value-type="float" office:value="-0.0759567733811386" calcext:value-type="float">
            <text:p>-0.0759567734</text:p>
          </table:table-cell>
          <table:table-cell office:value-type="float" office:value="-0.0772410372884211" calcext:value-type="float">
            <text:p>-0.0772410373</text:p>
          </table:table-cell>
          <table:table-cell office:value-type="float" office:value="-0.0782710226561971" calcext:value-type="float">
            <text:p>-0.0782710227</text:p>
          </table:table-cell>
          <table:table-cell office:value-type="float" office:value="-0.0790509309142354" calcext:value-type="float">
            <text:p>-0.0790509309</text:p>
          </table:table-cell>
          <table:table-cell office:value-type="float" office:value="-0.0795852936038834" calcext:value-type="float">
            <text:p>-0.0795852936</text:p>
          </table:table-cell>
          <table:table-cell office:value-type="float" office:value="-0.0798789000841006" calcext:value-type="float">
            <text:p>-0.0798789001</text:p>
          </table:table-cell>
          <table:table-cell office:value-type="float" office:value="-0.0799367341092673" calcext:value-type="float">
            <text:p>-0.0799367341</text:p>
          </table:table-cell>
          <table:table-cell office:value-type="float" office:value="-0.0797639199175515" calcext:value-type="float">
            <text:p>-0.0797639199</text:p>
          </table:table-cell>
          <table:table-cell office:value-type="float" office:value="-0.0793656782897769" calcext:value-type="float">
            <text:p>-0.0793656783</text:p>
          </table:table-cell>
          <table:table-cell office:value-type="float" office:value="-0.0787472928547255" calcext:value-type="float">
            <text:p>-0.0787472929</text:p>
          </table:table-cell>
          <table:table-cell office:value-type="float" office:value="-0.0779140867316691" calcext:value-type="float">
            <text:p>-0.0779140867</text:p>
          </table:table-cell>
          <table:table-cell office:value-type="float" office:value="-0.0768714094154199" calcext:value-type="float">
            <text:p>-0.0768714094</text:p>
          </table:table-cell>
          <table:table-cell office:value-type="float" office:value="-0.0756246336263039" calcext:value-type="float">
            <text:p>-0.0756246336</text:p>
          </table:table-cell>
          <table:table-cell office:value-type="float" office:value="-0.0741791616692972" calcext:value-type="float">
            <text:p>-0.0741791617</text:p>
          </table:table-cell>
          <table:table-cell office:value-type="float" office:value="-0.0725404406756888" calcext:value-type="float">
            <text:p>-0.0725404407</text:p>
          </table:table-cell>
          <table:table-cell office:value-type="float" office:value="-0.0707139859396133" calcext:value-type="float">
            <text:p>-0.0707139859</text:p>
          </table:table-cell>
          <table:table-cell office:value-type="float" office:value="-0.0687054114129719" calcext:value-type="float">
            <text:p>-0.0687054114</text:p>
          </table:table-cell>
          <table:table-cell office:value-type="float" office:value="-0.0665204662886397" calcext:value-type="float">
            <text:p>-0.0665204663</text:p>
          </table:table-cell>
          <table:table-cell office:value-type="float" office:value="-0.0641650764852988" calcext:value-type="float">
            <text:p>-0.0641650765</text:p>
          </table:table-cell>
          <table:table-cell office:value-type="float" office:value="-0.0616453897507172" calcext:value-type="float">
            <text:p>-0.0616453898</text:p>
          </table:table-cell>
          <table:table-cell office:value-type="float" office:value="-0.0589678230255106" calcext:value-type="float">
            <text:p>-0.058967823</text:p>
          </table:table-cell>
          <table:table-cell office:value-type="float" office:value="-0.0561391106585651" calcext:value-type="float">
            <text:p>-0.0561391107</text:p>
          </table:table-cell>
          <table:table-cell office:value-type="float" office:value="-0.0531663520397113" calcext:value-type="float">
            <text:p>-0.053166352</text:p>
          </table:table-cell>
          <table:table-cell office:value-type="float" office:value="-0.0500570572163697" calcext:value-type="float">
            <text:p>-0.0500570572</text:p>
          </table:table-cell>
          <table:table-cell office:value-type="float" office:value="-0.0468191890890365" calcext:value-type="float">
            <text:p>-0.0468191891</text:p>
          </table:table-cell>
          <table:table-cell office:value-type="float" office:value="-0.0434612008363046" calcext:value-type="float">
            <text:p>-0.0434612008</text:p>
          </table:table-cell>
          <table:table-cell office:value-type="float" office:value="-0.0399920673027328" calcext:value-type="float">
            <text:p>-0.0399920673</text:p>
          </table:table-cell>
          <table:table-cell office:value-type="float" office:value="-0.0364213091917397" calcext:value-type="float">
            <text:p>-0.0364213092</text:p>
          </table:table-cell>
          <table:table-cell office:value-type="float" office:value="-0.0327590090388707" calcext:value-type="float">
            <text:p>-0.032759009</text:p>
          </table:table-cell>
          <table:table-cell office:value-type="float" office:value="-0.0290158180962567" calcext:value-type="float">
            <text:p>-0.0290158181</text:p>
          </table:table-cell>
          <table:table-cell office:value-type="float" office:value="-0.0252029534339683" calcext:value-type="float">
            <text:p>-0.0252029534</text:p>
          </table:table-cell>
          <table:table-cell office:value-type="float" office:value="-0.0213321847549892" calcext:value-type="float">
            <text:p>-0.0213321848</text:p>
          </table:table-cell>
          <table:table-cell office:value-type="float" office:value="-0.0174158106238333" calcext:value-type="float">
            <text:p>-0.0174158106</text:p>
          </table:table-cell>
          <table:table-cell office:value-type="float" office:value="-0.0134666240202008" calcext:value-type="float">
            <text:p>-0.013466624</text:p>
          </table:table-cell>
          <table:table-cell office:value-type="float" office:value="-0.00949786734417438" calcext:value-type="float">
            <text:p>-0.0094978673</text:p>
          </table:table-cell>
          <table:table-cell office:value-type="float" office:value="-0.00552317721341622" calcext:value-type="float">
            <text:p>-0.0055231772</text:p>
          </table:table-cell>
          <table:table-cell office:value-type="float" office:value="-0.00155651960114273" calcext:value-type="float">
            <text:p>-0.0015565196</text:p>
          </table:table-cell>
          <table:table-cell office:value-type="float" office:value="0.00238788393837758" calcext:value-type="float">
            <text:p>0.0023878839</text:p>
          </table:table-cell>
          <table:table-cell office:value-type="float" office:value="0.0062956380268564" calcext:value-type="float">
            <text:p>0.006295638</text:p>
          </table:table-cell>
          <table:table-cell office:value-type="float" office:value="0.0101522621070571" calcext:value-type="float">
            <text:p>0.0101522621</text:p>
          </table:table-cell>
          <table:table-cell office:value-type="float" office:value="0.0139432847394828" calcext:value-type="float">
            <text:p>0.0139432847</text:p>
          </table:table-cell>
          <table:table-cell office:value-type="float" office:value="0.0176543421974096" calcext:value-type="float">
            <text:p>0.0176543422</text:p>
          </table:table-cell>
          <table:table-cell office:value-type="float" office:value="0.0212712799182885" calcext:value-type="float">
            <text:p>0.0212712799</text:p>
          </table:table-cell>
          <table:table-cell office:value-type="float" office:value="0.0247802553101099" calcext:value-type="float">
            <text:p>0.0247802553</text:p>
          </table:table-cell>
          <table:table-cell office:value-type="float" office:value="0.0281678403824433" calcext:value-type="float">
            <text:p>0.0281678404</text:p>
          </table:table-cell>
          <table:table-cell office:value-type="float" office:value="0.0314211226736422" calcext:value-type="float">
            <text:p>0.0314211227</text:p>
          </table:table-cell>
          <table:table-cell office:value-type="float" office:value="0.0345278029775762" calcext:value-type="float">
            <text:p>0.034527803</text:p>
          </table:table-cell>
          <table:table-cell office:value-type="float" office:value="0.0374762884340024" calcext:value-type="float">
            <text:p>0.0374762884</text:p>
          </table:table-cell>
          <table:table-cell office:value-type="float" office:value="0.0402557796343621" calcext:value-type="float">
            <text:p>0.0402557796</text:p>
          </table:table-cell>
          <table:table-cell office:value-type="float" office:value="0.0428563505069486" calcext:value-type="float">
            <text:p>0.0428563505</text:p>
          </table:table-cell>
          <table:table-cell office:value-type="float" office:value="0.0452690198789993" calcext:value-type="float">
            <text:p>0.0452690199</text:p>
          </table:table-cell>
          <table:table-cell office:value-type="float" office:value="0.0474858137649253" calcext:value-type="float">
            <text:p>0.0474858138</text:p>
          </table:table-cell>
          <table:table-cell office:value-type="float" office:value="0.0494998175959637" calcext:value-type="float">
            <text:p>0.0494998176</text:p>
          </table:table-cell>
          <table:table-cell office:value-type="float" office:value="0.0513052177830728" calcext:value-type="float">
            <text:p>0.0513052178</text:p>
          </table:table-cell>
          <table:table-cell office:value-type="float" office:value="0.0528973321879958" calcext:value-type="float">
            <text:p>0.0528973322</text:p>
          </table:table-cell>
          <table:table-cell office:value-type="float" office:value="0.0542726292630868" calcext:value-type="float">
            <text:p>0.0542726293</text:p>
          </table:table-cell>
          <table:table-cell office:value-type="float" office:value="0.0554287358049965" calcext:value-type="float">
            <text:p>0.0554287358</text:p>
          </table:table-cell>
          <table:table-cell office:value-type="float" office:value="0.0563644334468815" calcext:value-type="float">
            <text:p>0.0563644334</text:p>
          </table:table-cell>
          <table:table-cell office:value-type="float" office:value="0.0570796441853139" calcext:value-type="float">
            <text:p>0.0570796442</text:p>
          </table:table-cell>
          <table:table-cell office:value-type="float" office:value="0.0575754053983119" calcext:value-type="float">
            <text:p>0.0575754054</text:p>
          </table:table-cell>
          <table:table-cell office:value-type="float" office:value="0.0578538349574242" calcext:value-type="float">
            <text:p>0.057853835</text:p>
          </table:table-cell>
          <table:table-cell office:value-type="float" office:value="0.0579180871674224" calcext:value-type="float">
            <text:p>0.0579180872</text:p>
          </table:table-cell>
          <table:table-cell office:value-type="float" office:value="0.0577723003800706" calcext:value-type="float">
            <text:p>0.0577723004</text:p>
          </table:table-cell>
          <table:table-cell office:value-type="float" office:value="0.0574215372225081" calcext:value-type="float">
            <text:p>0.0574215372</text:p>
          </table:table-cell>
          <table:table-cell office:value-type="float" office:value="0.0568717184551688" calcext:value-type="float">
            <text:p>0.0568717185</text:p>
          </table:table-cell>
          <table:table-cell office:value-type="float" office:value="0.0561295515285076" calcext:value-type="float">
            <text:p>0.0561295515</text:p>
          </table:table-cell>
          <table:table-cell office:value-type="float" office:value="0.0552024549421762" calcext:value-type="float">
            <text:p>0.0552024549</text:p>
          </table:table-cell>
          <table:table-cell office:value-type="float" office:value="0.0540984795252361" calcext:value-type="float">
            <text:p>0.0540984795</text:p>
          </table:table-cell>
          <table:table-cell office:value-type="float" office:value="0.0528262277521599" calcext:value-type="float">
            <text:p>0.0528262278</text:p>
          </table:table-cell>
          <table:table-cell office:value-type="float" office:value="0.0513947721879649" calcext:value-type="float">
            <text:p>0.0513947722</text:p>
          </table:table-cell>
          <table:table-cell office:value-type="float" office:value="0.0498135741181748" calcext:value-type="float">
            <text:p>0.0498135741</text:p>
          </table:table-cell>
          <table:table-cell office:value-type="float" office:value="0.0480924033668793" calcext:value-type="float">
            <text:p>0.0480924034</text:p>
          </table:table-cell>
          <table:table-cell office:value-type="float" office:value="0.0462412602407424" calcext:value-type="float">
            <text:p>0.0462412602</text:p>
          </table:table-cell>
          <table:table-cell office:value-type="float" office:value="0.0442703004600996" calcext:value-type="float">
            <text:p>0.0442703005</text:p>
          </table:table-cell>
          <table:table-cell office:value-type="float" office:value="0.0421897638521479" calcext:value-type="float">
            <text:p>0.0421897639</text:p>
          </table:table-cell>
          <table:table-cell office:value-type="float" office:value="0.0400099074875612" calcext:value-type="float">
            <text:p>0.0400099075</text:p>
          </table:table-cell>
          <table:table-cell office:value-type="float" office:value="0.0377409438423093" calcext:value-type="float">
            <text:p>0.0377409438</text:p>
          </table:table-cell>
          <table:table-cell office:value-type="float" office:value="0.0353929844631236" calcext:value-type="float">
            <text:p>0.0353929845</text:p>
          </table:table-cell>
          <table:table-cell office:value-type="float" office:value="0.0329759895091405" calcext:value-type="float">
            <text:p>0.0329759895</text:p>
          </table:table-cell>
          <table:table-cell office:value-type="float" office:value="0.0304997234359378" calcext:value-type="float">
            <text:p>0.0304997234</text:p>
          </table:table-cell>
          <table:table-cell office:value-type="float" office:value="0.0279737169823929" calcext:value-type="float">
            <text:p>0.027973717</text:p>
          </table:table-cell>
          <table:table-cell office:value-type="float" office:value="0.0254072355173671" calcext:value-type="float">
            <text:p>0.0254072355</text:p>
          </table:table-cell>
          <table:table-cell office:value-type="float" office:value="0.0228092537031541" calcext:value-type="float">
            <text:p>0.0228092537</text:p>
          </table:table-cell>
          <table:table-cell office:value-type="float" office:value="0.0201884363371675" calcext:value-type="float">
            <text:p>0.0201884363</text:p>
          </table:table-cell>
          <table:table-cell office:value-type="float" office:value="0.0175531251435604" calcext:value-type="float">
            <text:p>0.0175531251</text:p>
          </table:table-cell>
          <table:table-cell office:value-type="float" office:value="0.0149113312032438" calcext:value-type="float">
            <text:p>0.0149113312</text:p>
          </table:table-cell>
          <table:table-cell office:value-type="float" office:value="0.0122707326350095" calcext:value-type="float">
            <text:p>0.0122707326</text:p>
          </table:table-cell>
          <table:table-cell office:value-type="float" office:value="0.00963867707286757" calcext:value-type="float">
            <text:p>0.0096386771</text:p>
          </table:table-cell>
          <table:table-cell office:value-type="float" office:value="0.00702218842596851" calcext:value-type="float">
            <text:p>0.0070221884</text:p>
          </table:table-cell>
          <table:table-cell office:value-type="float" office:value="0.00442797735816278" calcext:value-type="float">
            <text:p>0.0044279774</text:p>
          </table:table-cell>
          <table:table-cell office:value-type="float" office:value="0.00186245488482305" calcext:value-type="float">
            <text:p>0.0018624549</text:p>
          </table:table-cell>
          <table:table-cell office:value-type="float" office:value="-0.000668251544548512" calcext:value-type="float">
            <text:p>-0.0006682515</text:p>
          </table:table-cell>
          <table:table-cell office:value-type="float" office:value="-0.00315828012802964" calcext:value-type="float">
            <text:p>-0.0031582801</text:p>
          </table:table-cell>
          <table:table-cell office:value-type="float" office:value="-0.00560201561510619" calcext:value-type="float">
            <text:p>-0.0056020156</text:p>
          </table:table-cell>
          <table:table-cell office:value-type="float" office:value="-0.00799406968746898" calcext:value-type="float">
            <text:p>-0.0079940697</text:p>
          </table:table-cell>
          <table:table-cell office:value-type="float" office:value="-0.010329261457807" calcext:value-type="float">
            <text:p>-0.0103292615</text:p>
          </table:table-cell>
          <table:table-cell office:value-type="float" office:value="-0.0126025987032281" calcext:value-type="float">
            <text:p>-0.0126025987</text:p>
          </table:table-cell>
          <table:table-cell office:value-type="float" office:value="-0.0148092604154187" calcext:value-type="float">
            <text:p>-0.0148092604</text:p>
          </table:table-cell>
          <table:table-cell office:value-type="float" office:value="-0.0169445812052681" calcext:value-type="float">
            <text:p>-0.0169445812</text:p>
          </table:table-cell>
          <table:table-cell office:value-type="float" office:value="-0.0190040380463289" calcext:value-type="float">
            <text:p>-0.019004038</text:p>
          </table:table-cell>
          <table:table-cell office:value-type="float" office:value="-0.0209832397798426" calcext:value-type="float">
            <text:p>-0.0209832398</text:p>
          </table:table-cell>
          <table:table-cell office:value-type="float" office:value="-0.0228779197350948" calcext:value-type="float">
            <text:p>-0.0228779197</text:p>
          </table:table-cell>
          <table:table-cell office:value-type="float" office:value="-0.0246839317438368" calcext:value-type="float">
            <text:p>-0.0246839317</text:p>
          </table:table-cell>
          <table:table-cell office:value-type="float" office:value="-0.0263972497474704" calcext:value-type="float">
            <text:p>-0.0263972497</text:p>
          </table:table-cell>
          <table:table-cell office:value-type="float" office:value="-0.0280139711122651" calcext:value-type="float">
            <text:p>-0.0280139711</text:p>
          </table:table-cell>
          <table:table-cell office:value-type="float" office:value="-0.0295303236823408" calcext:value-type="float">
            <text:p>-0.0295303237</text:p>
          </table:table-cell>
          <table:table-cell office:value-type="float" office:value="-0.030942676514209" calcext:value-type="float">
            <text:p>-0.0309426765</text:p>
          </table:table-cell>
          <table:table-cell office:value-type="float" office:value="-0.0322475541518418" calcext:value-type="float">
            <text:p>-0.0322475542</text:p>
          </table:table-cell>
          <table:table-cell office:value-type="float" office:value="-0.0334416542191895" calcext:value-type="float">
            <text:p>-0.0334416542</text:p>
          </table:table-cell>
          <table:table-cell office:value-type="float" office:value="-0.0345218680293571" calcext:value-type="float">
            <text:p>-0.034521868</text:p>
          </table:table-cell>
          <table:table-cell office:value-type="float" office:value="-0.0354853038378186" calcext:value-type="float">
            <text:p>-0.0354853038</text:p>
          </table:table-cell>
          <table:table-cell office:value-type="float" office:value="-0.0363293123025181" calcext:value-type="float">
            <text:p>-0.0363293123</text:p>
          </table:table-cell>
          <table:table-cell office:value-type="float" office:value="-0.0370515136577882" calcext:value-type="float">
            <text:p>-0.0370515137</text:p>
          </table:table-cell>
          <table:table-cell office:value-type="float" office:value="-0.0376498260628015" calcext:value-type="float">
            <text:p>-0.0376498261</text:p>
          </table:table-cell>
          <table:table-cell office:value-type="float" office:value="-0.0381224945497867" calcext:value-type="float">
            <text:p>-0.0381224945</text:p>
          </table:table-cell>
          <table:table-cell office:value-type="float" office:value="-0.0384681199730634" calcext:value-type="float">
            <text:p>-0.03846812</text:p>
          </table:table-cell>
          <table:table-cell office:value-type="float" office:value="-0.038685687347749" calcext:value-type="float">
            <text:p>-0.0386856873</text:p>
          </table:table-cell>
          <table:table-cell office:value-type="float" office:value="-0.0387745929668282" calcext:value-type="float">
            <text:p>-0.038774593</text:p>
          </table:table-cell>
          <table:table-cell office:value-type="float" office:value="-0.0387346696972358" calcext:value-type="float">
            <text:p>-0.0387346697</text:p>
          </table:table-cell>
          <table:table-cell office:value-type="float" office:value="-0.0385662098793897" calcext:value-type="float">
            <text:p>-0.0385662099</text:p>
          </table:table-cell>
          <table:table-cell office:value-type="float" office:value="-0.0382699852896875" calcext:value-type="float">
            <text:p>-0.0382699853</text:p>
          </table:table-cell>
          <table:table-cell office:value-type="float" office:value="-0.0378472636710411" calcext:value-type="float">
            <text:p>-0.0378472637</text:p>
          </table:table-cell>
          <table:table-cell office:value-type="float" office:value="-0.0372998213917294" calcext:value-type="float">
            <text:p>-0.0372998214</text:p>
          </table:table-cell>
          <table:table-cell office:value-type="float" office:value="-0.0366299518563168" calcext:value-type="float">
            <text:p>-0.0366299519</text:p>
          </table:table-cell>
          <table:table-cell office:value-type="float" office:value="-0.0358404693629705" calcext:value-type="float">
            <text:p>-0.0358404694</text:p>
          </table:table-cell>
          <table:table-cell office:value-type="float" office:value="-0.0349347081776239" calcext:value-type="float">
            <text:p>-0.0349347082</text:p>
          </table:table-cell>
          <table:table-cell office:value-type="float" office:value="-0.0339165166755174" calcext:value-type="float">
            <text:p>-0.0339165167</text:p>
          </table:table-cell>
          <table:table-cell office:value-type="float" office:value="-0.0327902464831389" calcext:value-type="float">
            <text:p>-0.0327902465</text:p>
          </table:table-cell>
          <table:table-cell office:value-type="float" office:value="-0.0315607366367115" calcext:value-type="float">
            <text:p>-0.0315607366</text:p>
          </table:table-cell>
          <table:table-cell office:value-type="float" office:value="-0.0302332928556276" calcext:value-type="float">
            <text:p>-0.0302332929</text:p>
          </table:table-cell>
          <table:table-cell office:value-type="float" office:value="-0.0288136621089088" calcext:value-type="float">
            <text:p>-0.0288136621</text:p>
          </table:table-cell>
          <table:table-cell office:value-type="float" office:value="-0.0273080027284269" calcext:value-type="float">
            <text:p>-0.0273080027</text:p>
          </table:table-cell>
          <table:table-cell office:value-type="float" office:value="-0.0257228503929081" calcext:value-type="float">
            <text:p>-0.0257228504</text:p>
          </table:table-cell>
          <table:table-cell office:value-type="float" office:value="-0.0240650803702843" calcext:value-type="float">
            <text:p>-0.0240650804</text:p>
          </table:table-cell>
          <table:table-cell office:value-type="float" office:value="-0.0223418664619031" calcext:value-type="float">
            <text:p>-0.0223418665</text:p>
          </table:table-cell>
          <table:table-cell office:value-type="float" office:value="-0.0205606371393297" calcext:value-type="float">
            <text:p>-0.0205606371</text:p>
          </table:table-cell>
          <table:table-cell office:value-type="float" office:value="-0.0187290294025046" calcext:value-type="float">
            <text:p>-0.0187290294</text:p>
          </table:table-cell>
          <table:table-cell office:value-type="float" office:value="-0.0168548409162565" calcext:value-type="float">
            <text:p>-0.0168548409</text:p>
          </table:table-cell>
          <table:table-cell office:value-type="float" office:value="-0.014945981000382" calcext:value-type="float">
            <text:p>-0.014945981</text:p>
          </table:table-cell>
          <table:table-cell office:value-type="float" office:value="-0.0130104210567254" calcext:value-type="float">
            <text:p>-0.0130104211</text:p>
          </table:table-cell>
          <table:table-cell office:value-type="float" office:value="-0.0110561450148697" calcext:value-type="float">
            <text:p>-0.011056145</text:p>
          </table:table-cell>
          <table:table-cell office:value-type="float" office:value="-0.00909110036682814" calcext:value-type="float">
            <text:p>-0.0090911004</text:p>
          </table:table-cell>
          <table:table-cell office:value-type="float" office:value="-0.00712315034068031" calcext:value-type="float">
            <text:p>-0.0071231503</text:p>
          </table:table-cell>
          <table:table-cell office:value-type="float" office:value="-0.00516002773436559" calcext:value-type="float">
            <text:p>-0.0051600277</text:p>
          </table:table-cell>
          <table:table-cell office:value-type="float" office:value="-0.00320929089451125" calcext:value-type="float">
            <text:p>-0.0032092909</text:p>
          </table:table-cell>
          <table:table-cell office:value-type="float" office:value="-0.00127828228211037" calcext:value-type="float">
            <text:p>-0.0012782823</text:p>
          </table:table-cell>
          <table:table-cell office:value-type="float" office:value="0.000625909981832595" calcext:value-type="float">
            <text:p>0.00062591</text:p>
          </table:table-cell>
          <table:table-cell office:value-type="float" office:value="0.00249648725092706" calcext:value-type="float">
            <text:p>0.0024964873</text:p>
          </table:table-cell>
          <table:table-cell office:value-type="float" office:value="0.00432697188543184" calcext:value-type="float">
            <text:p>0.0043269719</text:p>
          </table:table-cell>
          <table:table-cell office:value-type="float" office:value="0.0061112349581674" calcext:value-type="float">
            <text:p>0.006111235</text:p>
          </table:table-cell>
          <table:table-cell office:value-type="float" office:value="0.00784351997148325" calcext:value-type="float">
            <text:p>0.00784352</text:p>
          </table:table-cell>
          <table:table-cell office:value-type="float" office:value="0.00951846248344386" calcext:value-type="float">
            <text:p>0.0095184625</text:p>
          </table:table-cell>
          <table:table-cell office:value-type="float" office:value="0.0111311056016585" calcext:value-type="float">
            <text:p>0.0111311056</text:p>
          </table:table-cell>
          <table:table-cell office:value-type="float" office:value="0.0126769113618139" calcext:value-type="float">
            <text:p>0.0126769114</text:p>
          </table:table-cell>
          <table:table-cell office:value-type="float" office:value="0.0141517680640202" calcext:value-type="float">
            <text:p>0.0141517681</text:p>
          </table:table-cell>
          <table:table-cell office:value-type="float" office:value="0.0155519936928454" calcext:value-type="float">
            <text:p>0.0155519937</text:p>
          </table:table-cell>
          <table:table-cell office:value-type="float" office:value="0.0168743355956404" calcext:value-type="float">
            <text:p>0.0168743356</text:p>
          </table:table-cell>
          <table:table-cell office:value-type="float" office:value="0.0181159666378929" calcext:value-type="float">
            <text:p>0.0181159666</text:p>
          </table:table-cell>
          <table:table-cell office:value-type="float" office:value="0.0192744780933671" calcext:value-type="float">
            <text:p>0.0192744781</text:p>
          </table:table-cell>
          <table:table-cell office:value-type="float" office:value="0.0203478695603197" calcext:value-type="float">
            <text:p>0.0203478696</text:p>
          </table:table-cell>
          <table:table-cell office:value-type="float" office:value="0.021334536222851" calcext:value-type="float">
            <text:p>0.0213345362</text:p>
          </table:table-cell>
          <table:table-cell office:value-type="float" office:value="0.0222332537982171" calcext:value-type="float">
            <text:p>0.0222332538</text:p>
          </table:table-cell>
          <table:table-cell office:value-type="float" office:value="0.0230431615266653" calcext:value-type="float">
            <text:p>0.0230431615</text:p>
          </table:table-cell>
          <table:table-cell office:value-type="float" office:value="0.0237637435700008" calcext:value-type="float">
            <text:p>0.0237637436</text:p>
          </table:table-cell>
          <table:table-cell office:value-type="float" office:value="0.0243948091887447" calcext:value-type="float">
            <text:p>0.0243948092</text:p>
          </table:table-cell>
          <table:table-cell office:value-type="float" office:value="0.02493647206565" calcext:value-type="float">
            <text:p>0.0249364721</text:p>
          </table:table-cell>
          <table:table-cell office:value-type="float" office:value="0.0253891291353918" calcext:value-type="float">
            <text:p>0.0253891291</text:p>
          </table:table-cell>
          <table:table-cell office:value-type="float" office:value="0.0257534392675617" calcext:value-type="float">
            <text:p>0.0257534393</text:p>
          </table:table-cell>
          <table:table-cell office:value-type="float" office:value="0.0260303021316607" calcext:value-type="float">
            <text:p>0.0260303021</text:p>
          </table:table-cell>
          <table:table-cell office:value-type="float" office:value="0.0262208375506847" calcext:value-type="float">
            <text:p>0.0262208376</text:p>
          </table:table-cell>
          <table:table-cell office:value-type="float" office:value="0.0263263656231359" calcext:value-type="float">
            <text:p>0.0263263656</text:p>
          </table:table-cell>
          <table:table-cell office:value-type="float" office:value="0.026348387863273" calcext:value-type="float">
            <text:p>0.0263483879</text:p>
          </table:table-cell>
          <table:table-cell office:value-type="float" office:value="0.0262885695763362" calcext:value-type="float">
            <text:p>0.0262885696</text:p>
          </table:table-cell>
          <table:table-cell office:value-type="float" office:value="0.0261487236499328" calcext:value-type="float">
            <text:p>0.0261487236</text:p>
          </table:table-cell>
          <table:table-cell office:value-type="float" office:value="0.0259307959054665" calcext:value-type="float">
            <text:p>0.0259307959</text:p>
          </table:table-cell>
          <table:table-cell office:value-type="float" office:value="0.0256368521148658" calcext:value-type="float">
            <text:p>0.0256368521</text:p>
          </table:table-cell>
          <table:table-cell office:value-type="float" office:value="0.0252690667487446" calcext:value-type="float">
            <text:p>0.0252690667</text:p>
          </table:table-cell>
          <table:table-cell office:value-type="float" office:value="0.0248297134829297" calcext:value-type="float">
            <text:p>0.0248297135</text:p>
          </table:table-cell>
          <table:table-cell office:value-type="float" office:value="0.024321157451811" calcext:value-type="float">
            <text:p>0.0243211575</text:p>
          </table:table-cell>
          <table:table-cell office:value-type="float" office:value="0.0237458491996767" calcext:value-type="float">
            <text:p>0.0237458492</text:p>
          </table:table-cell>
          <table:table-cell office:value-type="float" office:value="0.0231063202457992" calcext:value-type="float">
            <text:p>0.0231063202</text:p>
          </table:table-cell>
          <table:table-cell office:value-type="float" office:value="0.0224051801459584" calcext:value-type="float">
            <text:p>0.0224051801</text:p>
          </table:table-cell>
          <table:table-cell office:value-type="float" office:value="0.0216451149030041" calcext:value-type="float">
            <text:p>0.0216451149</text:p>
          </table:table-cell>
          <table:table-cell office:value-type="float" office:value="0.0208288865523164" calcext:value-type="float">
            <text:p>0.0208288866</text:p>
          </table:table-cell>
          <table:table-cell office:value-type="float" office:value="0.0199593337251155" calcext:value-type="float">
            <text:p>0.0199593337</text:p>
          </table:table-cell>
          <table:table-cell office:value-type="float" office:value="0.0190393729738307" calcext:value-type="float">
            <text:p>0.019039373</text:p>
          </table:table-cell>
          <table:table-cell office:value-type="float" office:value="0.0180720006295464" calcext:value-type="float">
            <text:p>0.0180720006</text:p>
          </table:table-cell>
          <table:table-cell office:value-type="float" office:value="0.0170602949519188" calcext:value-type="float">
            <text:p>0.017060295</text:p>
          </table:table-cell>
          <table:table-cell office:value-type="float" office:value="0.0160074183273651" calcext:value-type="float">
            <text:p>0.0160074183</text:p>
          </table:table-cell>
          <table:table-cell office:value-type="float" office:value="0.0149166192714607" calcext:value-type="float">
            <text:p>0.0149166193</text:p>
          </table:table-cell>
          <table:table-cell office:value-type="float" office:value="0.0137912339966541" calcext:value-type="float">
            <text:p>0.013791234</text:p>
          </table:table-cell>
          <table:table-cell office:value-type="float" office:value="0.0126346873162583" calcext:value-type="float">
            <text:p>0.0126346873</text:p>
          </table:table-cell>
          <table:table-cell office:value-type="float" office:value="0.011450492670136" calcext:value-type="float">
            <text:p>0.0114504927</text:p>
          </table:table-cell>
          <table:table-cell office:value-type="float" office:value="0.0102422510762724" calcext:value-type="float">
            <text:p>0.0102422511</text:p>
          </table:table-cell>
          <table:table-cell office:value-type="float" office:value="0.00901364883507061" calcext:value-type="float">
            <text:p>0.0090136488</text:p>
          </table:table-cell>
          <table:table-cell office:value-type="float" office:value="0.00776845383938709" calcext:value-type="float">
            <text:p>0.0077684538</text:p>
          </table:table-cell>
          <table:table-cell office:value-type="float" office:value="0.00651051037247382" calcext:value-type="float">
            <text:p>0.0065105104</text:p>
          </table:table-cell>
          <table:table-cell office:value-type="float" office:value="0.00524373230752488" calcext:value-type="float">
            <text:p>0.0052437323</text:p>
          </table:table-cell>
          <table:table-cell office:value-type="float" office:value="0.00397209465590576" calcext:value-type="float">
            <text:p>0.0039720947</text:p>
          </table:table-cell>
          <table:table-cell office:value-type="float" office:value="0.00269962344564778" calcext:value-type="float">
            <text:p>0.0026996234</text:p>
          </table:table-cell>
          <table:table-cell office:value-type="float" office:value="0.00143038394677636" calcext:value-type="float">
            <text:p>0.0014303839</text:p>
          </table:table-cell>
          <table:table-cell office:value-type="float" office:value="0.000168467294866873" calcext:value-type="float">
            <text:p>0.0001684673</text:p>
          </table:table-cell>
          <table:table-cell office:value-type="float" office:value="-0.00108202440187284" calcext:value-type="float">
            <text:p>-0.0010820244</text:p>
          </table:table-cell>
          <table:table-cell office:value-type="float" office:value="-0.00231699435425493" calcext:value-type="float">
            <text:p>-0.0023169944</text:p>
          </table:table-cell>
          <table:table-cell office:value-type="float" office:value="-0.00353236863449301" calcext:value-type="float">
            <text:p>-0.0035323686</text:p>
          </table:table-cell>
          <table:table-cell office:value-type="float" office:value="-0.00472411479374175" calcext:value-type="float">
            <text:p>-0.0047241148</text:p>
          </table:table-cell>
          <table:table-cell office:value-type="float" office:value="-0.00588826135488375" calcext:value-type="float">
            <text:p>-0.0058882614</text:p>
          </table:table-cell>
          <table:table-cell office:value-type="float" office:value="-0.00702091795998634" calcext:value-type="float">
            <text:p>-0.007020918</text:p>
          </table:table-cell>
          <table:table-cell office:value-type="float" office:value="-0.00811829593521145" calcext:value-type="float">
            <text:p>-0.0081182959</text:p>
          </table:table-cell>
          <table:table-cell office:value-type="float" office:value="-0.00917672902367432" calcext:value-type="float">
            <text:p>-0.009176729</text:p>
          </table:table-cell>
          <table:table-cell office:value-type="float" office:value="-0.0101926940289341" calcext:value-type="float">
            <text:p>-0.010192694</text:p>
          </table:table-cell>
          <table:table-cell office:value-type="float" office:value="-0.0111628311086417" calcext:value-type="float">
            <text:p>-0.0111628311</text:p>
          </table:table-cell>
          <table:table-cell office:value-type="float" office:value="-0.0120839634593008" calcext:value-type="float">
            <text:p>-0.0120839635</text:p>
          </table:table-cell>
          <table:table-cell office:value-type="float" office:value="-0.0129531161391011" calcext:value-type="float">
            <text:p>-0.0129531161</text:p>
          </table:table-cell>
          <table:table-cell office:value-type="float" office:value="-0.0137675337861201" calcext:value-type="float">
            <text:p>-0.0137675338</text:p>
          </table:table-cell>
          <table:table-cell office:value-type="float" office:value="-0.0145246970036702" calcext:value-type="float">
            <text:p>-0.014524697</text:p>
          </table:table-cell>
          <table:table-cell office:value-type="float" office:value="-0.015222337202805" calcext:value-type="float">
            <text:p>-0.0152223372</text:p>
          </table:table-cell>
          <table:table-cell office:value-type="float" office:value="-0.0158584497136391" calcext:value-type="float">
            <text:p>-0.0158584497</text:p>
          </table:table-cell>
          <table:table-cell office:value-type="float" office:value="-0.0164313050017001" calcext:value-type="float">
            <text:p>-0.016431305</text:p>
          </table:table-cell>
          <table:table-cell office:value-type="float" office:value="-0.0169394578525411" calcext:value-type="float">
            <text:p>-0.0169394579</text:p>
          </table:table-cell>
          <table:table-cell office:value-type="float" office:value="-0.0173817544167317" calcext:value-type="float">
            <text:p>-0.0173817544</text:p>
          </table:table-cell>
          <table:table-cell office:value-type="float" office:value="-0.0177573370376323" calcext:value-type="float">
            <text:p>-0.017757337</text:p>
          </table:table-cell>
          <table:table-cell office:value-type="float" office:value="-0.0180656468153608" calcext:value-type="float">
            <text:p>-0.0180656468</text:p>
          </table:table-cell>
          <table:table-cell office:value-type="float" office:value="-0.0183064238916558" calcext:value-type="float">
            <text:p>-0.0183064239</text:p>
          </table:table-cell>
          <table:table-cell office:value-type="float" office:value="-0.0184797054712698" calcext:value-type="float">
            <text:p>-0.0184797055</text:p>
          </table:table-cell>
          <table:table-cell office:value-type="float" office:value="-0.0185858216256089" calcext:value-type="float">
            <text:p>-0.0185858216</text:p>
          </table:table-cell>
          <table:table-cell office:value-type="float" office:value="-0.0186253889530937" calcext:value-type="float">
            <text:p>-0.018625389</text:p>
          </table:table-cell>
          <table:table-cell office:value-type="float" office:value="-0.0185993021976504" calcext:value-type="float">
            <text:p>-0.0185993022</text:p>
          </table:table-cell>
          <table:table-cell office:value-type="float" office:value="-0.0185087239514959" calcext:value-type="float">
            <text:p>-0.018508724</text:p>
          </table:table-cell>
          <table:table-cell office:value-type="float" office:value="-0.0183550725905796" calcext:value-type="float">
            <text:p>-0.0183550726</text:p>
          </table:table-cell>
          <table:table-cell office:value-type="float" office:value="-0.0181400086103782" calcext:value-type="float">
            <text:p>-0.0181400086</text:p>
          </table:table-cell>
          <table:table-cell office:value-type="float" office:value="-0.0178654195460472" calcext:value-type="float">
            <text:p>-0.0178654195</text:p>
          </table:table-cell>
          <table:table-cell office:value-type="float" office:value="-0.0175334036739298" calcext:value-type="float">
            <text:p>-0.0175334037</text:p>
          </table:table-cell>
          <table:table-cell office:value-type="float" office:value="-0.0171462527011256" calcext:value-type="float">
            <text:p>-0.0171462527</text:p>
          </table:table-cell>
          <table:table-cell office:value-type="float" office:value="-0.0167064336560935" calcext:value-type="float">
            <text:p>-0.0167064337</text:p>
          </table:table-cell>
          <table:table-cell office:value-type="float" office:value="-0.0162165701961594" calcext:value-type="float">
            <text:p>-0.0162165702</text:p>
          </table:table-cell>
          <table:table-cell office:value-type="float" office:value="-0.0156794235473782" calcext:value-type="float">
            <text:p>-0.0156794235</text:p>
          </table:table-cell>
          <table:table-cell office:value-type="float" office:value="-0.0150978732885936" calcext:value-type="float">
            <text:p>-0.0150978733</text:p>
          </table:table-cell>
          <table:table-cell office:value-type="float" office:value="-0.014474898184898" calcext:value-type="float">
            <text:p>-0.0144748982</text:p>
          </table:table-cell>
          <table:table-cell office:value-type="float" office:value="-0.0138135572662508" calcext:value-type="float">
            <text:p>-0.0138135573</text:p>
          </table:table-cell>
          <table:table-cell office:value-type="float" office:value="-0.0131169713350008" calcext:value-type="float">
            <text:p>-0.0131169713</text:p>
          </table:table-cell>
          <table:table-cell office:value-type="float" office:value="-0.0123883050717683" calcext:value-type="float">
            <text:p>-0.0123883051</text:p>
          </table:table-cell>
          <table:table-cell office:value-type="float" office:value="-0.0116307498928647" calcext:value-type="float">
            <text:p>-0.0116307499</text:p>
          </table:table-cell>
          <table:table-cell office:value-type="float" office:value="-0.0108475076945005" calcext:value-type="float">
            <text:p>-0.0108475077</text:p>
          </table:table-cell>
          <table:table-cell office:value-type="float" office:value="-0.0100417755997947" calcext:value-type="float">
            <text:p>-0.0100417756</text:p>
          </table:table-cell>
          <table:table-cell office:value-type="float" office:value="-0.00921673180436466" calcext:value-type="float">
            <text:p>-0.0092167318</text:p>
          </table:table-cell>
          <table:table-cell office:value-type="float" office:value="-0.00837552259544502" calcext:value-type="float">
            <text:p>-0.0083755226</text:p>
          </table:table-cell>
          <table:table-cell office:value-type="float" office:value="-0.0075212505983465" calcext:value-type="float">
            <text:p>-0.0075212506</text:p>
          </table:table-cell>
          <table:table-cell office:value-type="float" office:value="-0.00665696428300826" calcext:value-type="float">
            <text:p>-0.0066569643</text:p>
          </table:table-cell>
          <table:table-cell office:value-type="float" office:value="-0.00578564874268567" calcext:value-type="float">
            <text:p>-0.0057856487</text:p>
          </table:table-cell>
          <table:table-cell office:value-type="float" office:value="-0.00491021773684302" calcext:value-type="float">
            <text:p>-0.0049102177</text:p>
          </table:table-cell>
          <table:table-cell office:value-type="float" office:value="-0.00403350697126489" calcext:value-type="float">
            <text:p>-0.004033507</text:p>
          </table:table-cell>
          <table:table-cell office:value-type="float" office:value="-0.00315826857065965" calcext:value-type="float">
            <text:p>-0.0031582686</text:p>
          </table:table-cell>
          <table:table-cell office:value-type="float" office:value="-0.0022871666827036" calcext:value-type="float">
            <text:p>-0.0022871667</text:p>
          </table:table-cell>
          <table:table-cell office:value-type="float" office:value="-0.00142277413791816" calcext:value-type="float">
            <text:p>-0.0014227741</text:p>
          </table:table-cell>
          <table:table-cell office:value-type="float" office:value="-0.000567570077030441" calcext:value-type="float">
            <text:p>-0.0005675701</text:p>
          </table:table-cell>
          <table:table-cell office:value-type="float" office:value="0.000276061553177859" calcext:value-type="float">
            <text:p>0.0002760616</text:p>
          </table:table-cell>
          <table:table-cell office:value-type="float" office:value="0.00110583274307931" calcext:value-type="float">
            <text:p>0.0011058327</text:p>
          </table:table-cell>
          <table:table-cell office:value-type="float" office:value="0.00191955151630067" calcext:value-type="float">
            <text:p>0.0019195515</text:p>
          </table:table-cell>
          <table:table-cell office:value-type="float" office:value="0.00271512149656879" calcext:value-type="float">
            <text:p>0.0027151215</text:p>
          </table:table-cell>
          <table:table-cell office:value-type="float" office:value="0.00349054106489806" calcext:value-type="float">
            <text:p>0.0034905411</text:p>
          </table:table-cell>
          <table:table-cell office:value-type="float" office:value="0.00424390222617969" calcext:value-type="float">
            <text:p>0.0042439022</text:p>
          </table:table-cell>
          <table:table-cell office:value-type="float" office:value="0.0049733893015148" calcext:value-type="float">
            <text:p>0.0049733893</text:p>
          </table:table-cell>
          <table:table-cell office:value-type="float" office:value="0.00567727755778158" calcext:value-type="float">
            <text:p>0.0056772776</text:p>
          </table:table-cell>
          <table:table-cell office:value-type="float" office:value="0.00635393187912489" calcext:value-type="float">
            <text:p>0.0063539319</text:p>
          </table:table-cell>
          <table:table-cell office:value-type="float" office:value="0.00700180557640545" calcext:value-type="float">
            <text:p>0.0070018056</text:p>
          </table:table-cell>
          <table:table-cell office:value-type="float" office:value="0.00761943942036941" calcext:value-type="float">
            <text:p>0.0076194394</text:p>
          </table:table-cell>
          <table:table-cell office:value-type="float" office:value="0.0082054609725951" calcext:value-type="float">
            <text:p>0.008205461</text:p>
          </table:table-cell>
          <table:table-cell office:value-type="float" office:value="0.00875858427537634" calcext:value-type="float">
            <text:p>0.0087585843</text:p>
          </table:table-cell>
          <table:table-cell office:value-type="float" office:value="0.00927760994785886" calcext:value-type="float">
            <text:p>0.0092776099</text:p>
          </table:table-cell>
          <table:table-cell office:value-type="float" office:value="0.00976142572123574" calcext:value-type="float">
            <text:p>0.0097614257</text:p>
          </table:table-cell>
          <table:table-cell office:value-type="float" office:value="0.0102090074308905" calcext:value-type="float">
            <text:p>0.0102090074</text:p>
          </table:table-cell>
          <table:table-cell office:value-type="float" office:value="0.0106194204683475" calcext:value-type="float">
            <text:p>0.0106194205</text:p>
          </table:table-cell>
          <table:table-cell office:value-type="float" office:value="0.0109918216810169" calcext:value-type="float">
            <text:p>0.0109918217</text:p>
          </table:table-cell>
          <table:table-cell office:value-type="float" office:value="0.0113254616932989" calcext:value-type="float">
            <text:p>0.0113254617</text:p>
          </table:table-cell>
          <table:table-cell office:value-type="float" office:value="0.0116196876088777" calcext:value-type="float">
            <text:p>0.0116196876</text:p>
          </table:table-cell>
          <table:table-cell office:value-type="float" office:value="0.0118739460413007" calcext:value-type="float">
            <text:p>0.011873946</text:p>
          </table:table-cell>
          <table:table-cell office:value-type="float" office:value="0.0120877864083233" calcext:value-type="float">
            <text:p>0.0120877864</text:p>
          </table:table-cell>
          <table:table-cell office:value-type="float" office:value="0.0122608644154146" calcext:value-type="float">
            <text:p>0.0122608644</text:p>
          </table:table-cell>
          <table:table-cell office:value-type="float" office:value="0.0123929456451436" calcext:value-type="float">
            <text:p>0.0123929456</text:p>
          </table:table-cell>
          <table:table-cell office:value-type="float" office:value="0.0124839091624263" calcext:value-type="float">
            <text:p>0.0124839092</text:p>
          </table:table-cell>
          <table:table-cell office:value-type="float" office:value="0.01253375104057" calcext:value-type="float">
            <text:p>0.012533751</text:p>
          </table:table-cell>
          <table:table-cell office:value-type="float" office:value="0.0125425877100533" calcext:value-type="float">
            <text:p>0.0125425877</text:p>
          </table:table-cell>
          <table:table-cell office:value-type="float" office:value="0.012510659030913" calcext:value-type="float">
            <text:p>0.012510659</text:p>
          </table:table-cell>
          <table:table-cell office:value-type="float" office:value="0.0124383309905689" calcext:value-type="float">
            <text:p>0.012438331</text:p>
          </table:table-cell>
          <table:table-cell office:value-type="float" office:value="0.0123260979318282" calcext:value-type="float">
            <text:p>0.0123260979</text:p>
          </table:table-cell>
          <table:table-cell office:value-type="float" office:value="0.0121745842206223" calcext:value-type="float">
            <text:p>0.0121745842</text:p>
          </table:table-cell>
          <table:table-cell office:value-type="float" office:value="0.0119845452696427" calcext:value-type="float">
            <text:p>0.0119845453</text:p>
          </table:table-cell>
          <table:table-cell office:value-type="float" office:value="0.0117568678423143" calcext:value-type="float">
            <text:p>0.0117568678</text:p>
          </table:table-cell>
          <table:table-cell office:value-type="float" office:value="0.0114925695713079" calcext:value-type="float">
            <text:p>0.0114925696</text:p>
          </table:table-cell>
          <table:table-cell office:value-type="float" office:value="0.0111927976368694" calcext:value-type="float">
            <text:p>0.0111927976</text:p>
          </table:table-cell>
          <table:table-cell office:value-type="float" office:value="0.0108588265623952" calcext:value-type="float">
            <text:p>0.0108588266</text:p>
          </table:table-cell>
          <table:table-cell office:value-type="float" office:value="0.0104920550977147" calcext:value-type="float">
            <text:p>0.0104920551</text:p>
          </table:table-cell>
          <table:table-cell office:value-type="float" office:value="0.0100940021741423" calcext:value-type="float">
            <text:p>0.0100940022</text:p>
          </table:table-cell>
          <table:table-cell office:value-type="float" office:value="0.00966630192936772" calcext:value-type="float">
            <text:p>0.0096663019</text:p>
          </table:table-cell>
          <table:table-cell office:value-type="float" office:value="0.00921069781431607" calcext:value-type="float">
            <text:p>0.0092106978</text:p>
          </table:table-cell>
          <table:table-cell office:value-type="float" office:value="0.0087290358080459" calcext:value-type="float">
            <text:p>0.0087290358</text:p>
          </table:table-cell>
          <table:table-cell office:value-type="float" office:value="0.00822325678026294" calcext:value-type="float">
            <text:p>0.0082232568</text:p>
          </table:table-cell>
          <table:table-cell office:value-type="float" office:value="0.0076953880539142" calcext:value-type="float">
            <text:p>0.0076953881</text:p>
          </table:table-cell>
          <table:table-cell office:value-type="float" office:value="0.00714753423234462" calcext:value-type="float">
            <text:p>0.0071475342</text:p>
          </table:table-cell>
          <table:table-cell office:value-type="float" office:value="0.00658186736644802" calcext:value-type="float">
            <text:p>0.0065818674</text:p>
          </table:table-cell>
          <table:table-cell office:value-type="float" office:value="0.00600061654696959" calcext:value-type="float">
            <text:p>0.0060006165</text:p>
          </table:table-cell>
          <table:table-cell office:value-type="float" office:value="0.00540605701544154" calcext:value-type="float">
            <text:p>0.005406057</text:p>
          </table:table-cell>
          <table:table-cell office:value-type="float" office:value="0.00480049889404645" calcext:value-type="float">
            <text:p>0.0048004989</text:p>
          </table:table-cell>
          <table:table-cell office:value-type="float" office:value="0.00418627563992054" calcext:value-type="float">
            <text:p>0.0041862756</text:p>
          </table:table-cell>
          <table:table-cell office:value-type="float" office:value="0.00356573233294594" calcext:value-type="float">
            <text:p>0.0035657323</text:p>
          </table:table-cell>
          <table:table-cell office:value-type="float" office:value="0.00294121390793677" calcext:value-type="float">
            <text:p>0.0029412139</text:p>
          </table:table-cell>
          <table:table-cell office:value-type="float" office:value="0.00231505344227221" calcext:value-type="float">
            <text:p>0.0023150534</text:p>
          </table:table-cell>
          <table:table-cell office:value-type="float" office:value="0.00168956060852326" calcext:value-type="float">
            <text:p>0.0016895606</text:p>
          </table:table-cell>
          <table:table-cell office:value-type="float" office:value="0.0010670103984948" calcext:value-type="float">
            <text:p>0.0010670104</text:p>
          </table:table-cell>
          <table:table-cell office:value-type="float" office:value="0.000449632220479133" calcext:value-type="float">
            <text:p>0.0004496322</text:p>
          </table:table-cell>
          <table:table-cell office:value-type="float" office:value="-0.000160400534541302" calcext:value-type="float">
            <text:p>-0.0001604005</text:p>
          </table:table-cell>
          <table:table-cell office:value-type="float" office:value="-0.000760980369322144" calcext:value-type="float">
            <text:p>-0.0007609804</text:p>
          </table:table-cell>
          <table:table-cell office:value-type="float" office:value="-0.00135007491945659" calcext:value-type="float">
            <text:p>-0.0013500749</text:p>
          </table:table-cell>
          <table:table-cell office:value-type="float" office:value="-0.00192573548460834" calcext:value-type="float">
            <text:p>-0.0019257355</text:p>
          </table:table-cell>
          <table:table-cell office:value-type="float" office:value="-0.00248610479154648" calcext:value-type="float">
            <text:p>-0.0024861048</text:p>
          </table:table-cell>
          <table:table-cell office:value-type="float" office:value="-0.00302942393948305" calcext:value-type="float">
            <text:p>-0.0030294239</text:p>
          </table:table-cell>
          <table:table-cell office:value-type="float" office:value="-0.0035540384894359" calcext:value-type="float">
            <text:p>-0.0035540385</text:p>
          </table:table-cell>
          <table:table-cell office:value-type="float" office:value="-0.00405840367081868" calcext:value-type="float">
            <text:p>-0.0040584037</text:p>
          </table:table-cell>
          <table:table-cell office:value-type="float" office:value="-0.00454108868996573" calcext:value-type="float">
            <text:p>-0.0045410887</text:p>
          </table:table-cell>
          <table:table-cell office:value-type="float" office:value="-0.00500078013667219" calcext:value-type="float">
            <text:p>-0.0050007801</text:p>
          </table:table-cell>
          <table:table-cell office:value-type="float" office:value="-0.00543628449588712" calcext:value-type="float">
            <text:p>-0.0054362845</text:p>
          </table:table-cell>
          <table:table-cell office:value-type="float" office:value="-0.00584652978228169" calcext:value-type="float">
            <text:p>-0.0058465298</text:p>
          </table:table-cell>
          <table:table-cell office:value-type="float" office:value="-0.00623056632537508" calcext:value-type="float">
            <text:p>-0.0062305663</text:p>
          </table:table-cell>
          <table:table-cell office:value-type="float" office:value="-0.00658756674209046" calcext:value-type="float">
            <text:p>-0.0065875667</text:p>
          </table:table-cell>
          <table:table-cell office:value-type="float" office:value="-0.00691682514193966" calcext:value-type="float">
            <text:p>-0.0069168251</text:p>
          </table:table-cell>
          <table:table-cell office:value-type="float" office:value="-0.00721775561736586" calcext:value-type="float">
            <text:p>-0.0072177556</text:p>
          </table:table-cell>
          <table:table-cell office:value-type="float" office:value="-0.00748989007805252" calcext:value-type="float">
            <text:p>-0.0074898901</text:p>
          </table:table-cell>
          <table:table-cell office:value-type="float" office:value="-0.00773287549315431" calcext:value-type="float">
            <text:p>-0.0077328755</text:p>
          </table:table-cell>
          <table:table-cell office:value-type="float" office:value="-0.00794647060939191" calcext:value-type="float">
            <text:p>-0.0079464706</text:p>
          </table:table-cell>
          <table:table-cell office:value-type="float" office:value="-0.00813054221573639" calcext:value-type="float">
            <text:p>-0.0081305422</text:p>
          </table:table-cell>
          <table:table-cell office:value-type="float" office:value="-0.00828506102701817" calcext:value-type="float">
            <text:p>-0.008285061</text:p>
          </table:table-cell>
          <table:table-cell office:value-type="float" office:value="-0.00841009725919254" calcext:value-type="float">
            <text:p>-0.0084100973</text:p>
          </table:table-cell>
          <table:table-cell office:value-type="float" office:value="-0.00850581596829156" calcext:value-type="float">
            <text:p>-0.008505816</text:p>
          </table:table-cell>
          <table:table-cell office:value-type="float" office:value="-0.00857247222323351" calcext:value-type="float">
            <text:p>-0.0085724722</text:p>
          </table:table-cell>
          <table:table-cell office:value-type="float" office:value="-0.00861040617983516" calcext:value-type="float">
            <text:p>-0.0086104062</text:p>
          </table:table-cell>
          <table:table-cell office:value-type="float" office:value="-0.00862003811954627" calcext:value-type="float">
            <text:p>-0.0086200381</text:p>
          </table:table-cell>
          <table:table-cell office:value-type="float" office:value="-0.00860186351177578" calcext:value-type="float">
            <text:p>-0.0086018635</text:p>
          </table:table-cell>
          <table:table-cell office:value-type="float" office:value="-0.00855644815325731" calcext:value-type="float">
            <text:p>-0.0085564482</text:p>
          </table:table-cell>
          <table:table-cell office:value-type="float" office:value="-0.00848442343185742" calcext:value-type="float">
            <text:p>-0.0084844234</text:p>
          </table:table-cell>
          <table:table-cell office:value-type="float" office:value="-0.0083864817556607" calcext:value-type="float">
            <text:p>-0.0083864818</text:p>
          </table:table-cell>
          <table:table-cell office:value-type="float" office:value="-0.00826337218120275" calcext:value-type="float">
            <text:p>-0.0082633722</text:p>
          </table:table-cell>
          <table:table-cell office:value-type="float" office:value="-0.00811589626751424" calcext:value-type="float">
            <text:p>-0.0081158963</text:p>
          </table:table-cell>
          <table:table-cell office:value-type="float" office:value="-0.00794490417528382" calcext:value-type="float">
            <text:p>-0.0079449042</text:p>
          </table:table-cell>
          <table:table-cell office:value-type="float" office:value="-0.00775129102310947" calcext:value-type="float">
            <text:p>-0.007751291</text:p>
          </table:table-cell>
          <table:table-cell office:value-type="float" office:value="-0.0075359935055932" calcext:value-type="float">
            <text:p>-0.0075359935</text:p>
          </table:table-cell>
          <table:table-cell office:value-type="float" office:value="-0.00729998677106892" calcext:value-type="float">
            <text:p>-0.0072999868</text:p>
          </table:table-cell>
          <table:table-cell office:value-type="float" office:value="-0.0070442815501684" calcext:value-type="float">
            <text:p>-0.0070442816</text:p>
          </table:table-cell>
          <table:table-cell office:value-type="float" office:value="-0.00676992152031626" calcext:value-type="float">
            <text:p>-0.0067699215</text:p>
          </table:table-cell>
          <table:table-cell office:value-type="float" office:value="-0.00647798088570052" calcext:value-type="float">
            <text:p>-0.0064779809</text:p>
          </table:table-cell>
          <table:table-cell office:value-type="float" office:value="-0.00616956214741038" calcext:value-type="float">
            <text:p>-0.0061695621</text:p>
          </table:table-cell>
          <table:table-cell office:value-type="float" office:value="-0.0058457940342781" calcext:value-type="float">
            <text:p>-0.005845794</text:p>
          </table:table-cell>
          <table:table-cell office:value-type="float" office:value="-0.00550782956163591" calcext:value-type="float">
            <text:p>-0.0055078296</text:p>
          </table:table-cell>
          <table:table-cell office:value-type="float" office:value="-0.00515684418270233" calcext:value-type="float">
            <text:p>-0.0051568442</text:p>
          </table:table-cell>
          <table:table-cell office:value-type="float" office:value="-0.00479403399568633" calcext:value-type="float">
            <text:p>-0.004794034</text:p>
          </table:table-cell>
          <table:table-cell office:value-type="float" office:value="-0.00442061396896639" calcext:value-type="float">
            <text:p>-0.004420614</text:p>
          </table:table-cell>
          <table:table-cell office:value-type="float" office:value="-0.00403781614684674" calcext:value-type="float">
            <text:p>-0.0040378161</text:p>
          </table:table-cell>
          <table:table-cell office:value-type="float" office:value="-0.00364688779941183" calcext:value-type="float">
            <text:p>-0.0036468878</text:p>
          </table:table-cell>
          <table:table-cell office:value-type="float" office:value="-0.0032490894818493" calcext:value-type="float">
            <text:p>-0.0032490895</text:p>
          </table:table-cell>
          <table:table-cell office:value-type="float" office:value="-0.00284569297124594" calcext:value-type="float">
            <text:p>-0.002845693</text:p>
          </table:table-cell>
          <table:table-cell office:value-type="float" office:value="-0.00243797905222273" calcext:value-type="float">
            <text:p>-0.0024379791</text:p>
          </table:table-cell>
          <table:table-cell office:value-type="float" office:value="-0.00202723512678379" calcext:value-type="float">
            <text:p>-0.0020272351</text:p>
          </table:table-cell>
          <table:table-cell office:value-type="float" office:value="-0.00161475262832932" calcext:value-type="float">
            <text:p>-0.0016147526</text:p>
          </table:table-cell>
          <table:table-cell office:value-type="float" office:value="-0.00120182422482651" calcext:value-type="float">
            <text:p>-0.0012018242</text:p>
          </table:table-cell>
          <table:table-cell office:value-type="float" office:value="-0.000789740801548436" calcext:value-type="float">
            <text:p>-0.0007897408</text:p>
          </table:table-cell>
          <table:table-cell office:value-type="float" office:value="-0.000379788219453531" calcext:value-type="float">
            <text:p>-0.0003797882</text:p>
          </table:table-cell>
          <table:table-cell table:style-name="ce1" office:value-type="float" office:value="0.0000267561488886958" calcext:value-type="float">
            <text:p>2.68E-05</text:p>
          </table:table-cell>
          <table:table-cell office:value-type="float" office:value="0.000428627098083036" calcext:value-type="float">
            <text:p>0.0004286271</text:p>
          </table:table-cell>
          <table:table-cell office:value-type="float" office:value="0.000824575469872604" calcext:value-type="float">
            <text:p>0.0008245755</text:p>
          </table:table-cell>
          <table:table-cell office:value-type="float" office:value="0.00121337221517571" calcext:value-type="float">
            <text:p>0.0012133722</text:p>
          </table:table-cell>
          <table:table-cell office:value-type="float" office:value="0.00159381261379521" calcext:value-type="float">
            <text:p>0.0015938126</text:p>
          </table:table-cell>
          <table:table-cell office:value-type="float" office:value="0.00196472062250005" calcext:value-type="float">
            <text:p>0.0019647206</text:p>
          </table:table-cell>
          <table:table-cell office:value-type="float" office:value="0.00232495331777375" calcext:value-type="float">
            <text:p>0.0023249533</text:p>
          </table:table-cell>
          <table:table-cell office:value-type="float" office:value="0.00267340539567178" calcext:value-type="float">
            <text:p>0.0026734054</text:p>
          </table:table-cell>
          <table:table-cell office:value-type="float" office:value="0.00300901368801987" calcext:value-type="float">
            <text:p>0.0030090137</text:p>
          </table:table-cell>
          <table:table-cell office:value-type="float" office:value="0.00333076165166166" calcext:value-type="float">
            <text:p>0.0033307617</text:p>
          </table:table-cell>
          <table:table-cell office:value-type="float" office:value="0.00363768378567831" calcext:value-type="float">
            <text:p>0.0036376838</text:p>
          </table:table-cell>
          <table:table-cell office:value-type="float" office:value="0.00392886993047557" calcext:value-type="float">
            <text:p>0.0039288699</text:p>
          </table:table-cell>
          <table:table-cell office:value-type="float" office:value="0.00420346940239076" calcext:value-type="float">
            <text:p>0.0042034694</text:p>
          </table:table-cell>
          <table:table-cell office:value-type="float" office:value="0.00446069491800095" calcext:value-type="float">
            <text:p>0.0044606949</text:p>
          </table:table-cell>
          <table:table-cell office:value-type="float" office:value="0.00469982626361456" calcext:value-type="float">
            <text:p>0.0046998263</text:p>
          </table:table-cell>
          <table:table-cell office:value-type="float" office:value="0.00492021366746054" calcext:value-type="float">
            <text:p>0.0049202137</text:p>
          </table:table-cell>
          <table:table-cell office:value-type="float" office:value="0.00512128083482293" calcext:value-type="float">
            <text:p>0.0051212808</text:p>
          </table:table-cell>
          <table:table-cell office:value-type="float" office:value="0.00530252760974438" calcext:value-type="float">
            <text:p>0.0053025276</text:p>
          </table:table-cell>
          <table:table-cell office:value-type="float" office:value="0.00546353223088415" calcext:value-type="float">
            <text:p>0.0054635322</text:p>
          </table:table-cell>
          <table:table-cell office:value-type="float" office:value="0.00560395315358047" calcext:value-type="float">
            <text:p>0.0056039532</text:p>
          </table:table-cell>
          <table:table-cell office:value-type="float" office:value="0.005723530415065" calcext:value-type="float">
            <text:p>0.0057235304</text:p>
          </table:table-cell>
          <table:table-cell office:value-type="float" office:value="0.0058220865250395" calcext:value-type="float">
            <text:p>0.0058220865</text:p>
          </table:table-cell>
          <table:table-cell office:value-type="float" office:value="0.00589952686927995" calcext:value-type="float">
            <text:p>0.0058995269</text:p>
          </table:table-cell>
          <table:table-cell office:value-type="float" office:value="0.00595583961963487" calcext:value-type="float">
            <text:p>0.0059558396</text:p>
          </table:table-cell>
          <table:table-cell office:value-type="float" office:value="0.00599109514947713" calcext:value-type="float">
            <text:p>0.0059910951</text:p>
          </table:table-cell>
          <table:table-cell office:value-type="float" office:value="0.00600544495937279" calcext:value-type="float">
            <text:p>0.006005445</text:p>
          </table:table-cell>
          <table:table-cell office:value-type="float" office:value="0.00599912012330721" calcext:value-type="float">
            <text:p>0.0059991201</text:p>
          </table:table-cell>
          <table:table-cell office:value-type="float" office:value="0.00597242927117892" calcext:value-type="float">
            <text:p>0.0059724293</text:p>
          </table:table-cell>
          <table:table-cell office:value-type="float" office:value="0.00592575612835558" calcext:value-type="float">
            <text:p>0.0059257561</text:p>
          </table:table-cell>
          <table:table-cell office:value-type="float" office:value="0.005859556637812" calcext:value-type="float">
            <text:p>0.0058595566</text:p>
          </table:table-cell>
          <table:table-cell office:value-type="float" office:value="0.00577435569466138" calcext:value-type="float">
            <text:p>0.0057743557</text:p>
          </table:table-cell>
          <table:table-cell office:value-type="float" office:value="0.00567074352670419" calcext:value-type="float">
            <text:p>0.0056707435</text:p>
          </table:table-cell>
          <table:table-cell office:value-type="float" office:value="0.00554937175788849" calcext:value-type="float">
            <text:p>0.0055493718</text:p>
          </table:table-cell>
          <table:table-cell office:value-type="float" office:value="0.00541094919427746" calcext:value-type="float">
            <text:p>0.0054109492</text:p>
          </table:table-cell>
          <table:table-cell office:value-type="float" office:value="0.0052562373742187" calcext:value-type="float">
            <text:p>0.0052562374</text:p>
          </table:table-cell>
          <table:table-cell office:value-type="float" office:value="0.00508604592588688" calcext:value-type="float">
            <text:p>0.0050860459</text:p>
          </table:table-cell>
          <table:table-cell office:value-type="float" office:value="0.00490122777622575" calcext:value-type="float">
            <text:p>0.0049012278</text:p>
          </table:table-cell>
          <table:table-cell office:value-type="float" office:value="0.00470267425554543" calcext:value-type="float">
            <text:p>0.0047026743</text:p>
          </table:table-cell>
          <table:table-cell office:value-type="float" office:value="0.00449131014165331" calcext:value-type="float">
            <text:p>0.0044913101</text:p>
          </table:table-cell>
          <table:table-cell office:value-type="float" office:value="0.00426808868642666" calcext:value-type="float">
            <text:p>0.0042680887</text:p>
          </table:table-cell>
          <table:table-cell office:value-type="float" office:value="0.00403398666622392" calcext:value-type="float">
            <text:p>0.0040339867</text:p>
          </table:table-cell>
          <table:table-cell office:value-type="float" office:value="0.00378999949548689" calcext:value-type="float">
            <text:p>0.0037899995</text:p>
          </table:table-cell>
          <table:table-cell office:value-type="float" office:value="0.00353713644039464" calcext:value-type="float">
            <text:p>0.0035371364</text:p>
          </table:table-cell>
          <table:table-cell office:value-type="float" office:value="0.00327641596649816" calcext:value-type="float">
            <text:p>0.003276416</text:p>
          </table:table-cell>
          <table:table-cell office:value-type="float" office:value="0.00300886125100779" calcext:value-type="float">
            <text:p>0.0030088613</text:p>
          </table:table-cell>
          <table:table-cell office:value-type="float" office:value="0.00273549588681884" calcext:value-type="float">
            <text:p>0.0027354959</text:p>
          </table:table-cell>
          <table:table-cell office:value-type="float" office:value="0.00245733980157493" calcext:value-type="float">
            <text:p>0.0024573398</text:p>
          </table:table-cell>
          <table:table-cell office:value-type="float" office:value="0.0021754054110984" calcext:value-type="float">
            <text:p>0.0021754054</text:p>
          </table:table-cell>
          <table:table-cell office:value-type="float" office:value="0.00189069402246552" calcext:value-type="float">
            <text:p>0.001890694</text:p>
          </table:table-cell>
          <table:table-cell office:value-type="float" office:value="0.00160419249791119" calcext:value-type="float">
            <text:p>0.0016041925</text:p>
          </table:table-cell>
          <table:table-cell office:value-type="float" office:value="0.00131687018670747" calcext:value-type="float">
            <text:p>0.0013168702</text:p>
          </table:table-cell>
          <table:table-cell office:value-type="float" office:value="0.00102967612820289" calcext:value-type="float">
            <text:p>0.0010296761</text:p>
          </table:table-cell>
          <table:table-cell office:value-type="float" office:value="0.000743536525425886" calcext:value-type="float">
            <text:p>0.0007435365</text:p>
          </table:table-cell>
          <table:table-cell office:value-type="float" office:value="0.00045935248507936" calcext:value-type="float">
            <text:p>0.0004593525</text:p>
          </table:table-cell>
          <table:table-cell office:value-type="float" office:value="0.000177998016445873" calcext:value-type="float">
            <text:p>0.000177998</text:p>
          </table:table-cell>
          <table:table-cell table:style-name="ce1" office:value-type="float" office:value="-0.0000996817212794814" calcext:value-type="float">
            <text:p>-9.97E-05</text:p>
          </table:table-cell>
          <table:table-cell office:value-type="float" office:value="-0.000372871936354874" calcext:value-type="float">
            <text:p>-0.0003728719</text:p>
          </table:table-cell>
          <table:table-cell office:value-type="float" office:value="-0.000640789501959319" calcext:value-type="float">
            <text:p>-0.0006407895</text:p>
          </table:table-cell>
          <table:table-cell office:value-type="float" office:value="-0.000902684051028481" calcext:value-type="float">
            <text:p>-0.0009026841</text:p>
          </table:table-cell>
          <table:table-cell office:value-type="float" office:value="-0.00115783888716809" calcext:value-type="float">
            <text:p>-0.0011578389</text:p>
          </table:table-cell>
          <table:table-cell office:value-type="float" office:value="-0.00140557173137238" calcext:value-type="float">
            <text:p>-0.0014055717</text:p>
          </table:table-cell>
          <table:table-cell office:value-type="float" office:value="-0.00164523532484827" calcext:value-type="float">
            <text:p>-0.0016452353</text:p>
          </table:table-cell>
          <table:table-cell office:value-type="float" office:value="-0.00187621790840561" calcext:value-type="float">
            <text:p>-0.0018762179</text:p>
          </table:table-cell>
          <table:table-cell office:value-type="float" office:value="-0.00209794359860418" calcext:value-type="float">
            <text:p>-0.0020979436</text:p>
          </table:table-cell>
          <table:table-cell office:value-type="float" office:value="-0.00230987268019148" calcext:value-type="float">
            <text:p>-0.0023098727</text:p>
          </table:table-cell>
          <table:table-cell office:value-type="float" office:value="-0.002511501833334" calcext:value-type="float">
            <text:p>-0.0025115018</text:p>
          </table:table-cell>
          <table:table-cell office:value-type="float" office:value="-0.00270236431277322" calcext:value-type="float">
            <text:p>-0.0027023643</text:p>
          </table:table-cell>
          <table:table-cell office:value-type="float" office:value="-0.00288203009436653" calcext:value-type="float">
            <text:p>-0.0028820301</text:p>
          </table:table-cell>
          <table:table-cell office:value-type="float" office:value="-0.00305010600253622" calcext:value-type="float">
            <text:p>-0.00305010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.0000000000000177635683940025" calcext:value-type="float">
            <text:p>1.78E-14</text:p>
          </table:table-cell>
          <table:table-cell office:value-type="float" office:value="-0.00601204484981466" calcext:value-type="float">
            <text:p>-0.0060120448</text:p>
          </table:table-cell>
          <table:table-cell office:value-type="float" office:value="-0.047913101488799" calcext:value-type="float">
            <text:p>-0.0479131015</text:p>
          </table:table-cell>
          <table:table-cell office:value-type="float" office:value="-0.159239806165417" calcext:value-type="float">
            <text:p>-0.1592398062</text:p>
          </table:table-cell>
          <table:table-cell office:value-type="float" office:value="-0.361733253792185" calcext:value-type="float">
            <text:p>-0.3617332538</text:p>
          </table:table-cell>
          <table:table-cell office:value-type="float" office:value="-0.645527686823471" calcext:value-type="float">
            <text:p>-0.6455276868</text:p>
          </table:table-cell>
          <table:table-cell office:value-type="float" office:value="-0.957848192439368" calcext:value-type="float">
            <text:p>-0.9578481924</text:p>
          </table:table-cell>
          <table:table-cell office:value-type="float" office:value="-1.23656831429203" calcext:value-type="float">
            <text:p>-1.2365683143</text:p>
          </table:table-cell>
          <table:table-cell office:value-type="float" office:value="-1.46520245057664" calcext:value-type="float">
            <text:p>-1.4652024506</text:p>
          </table:table-cell>
          <table:table-cell office:value-type="float" office:value="-1.67031794460426" calcext:value-type="float">
            <text:p>-1.6703179446</text:p>
          </table:table-cell>
          <table:table-cell office:value-type="float" office:value="-1.87548524543833" calcext:value-type="float">
            <text:p>-1.8754852454</text:p>
          </table:table-cell>
          <table:table-cell office:value-type="float" office:value="-2.08124582075389" calcext:value-type="float">
            <text:p>-2.0812458208</text:p>
          </table:table-cell>
          <table:table-cell office:value-type="float" office:value="-2.26186450257265" calcext:value-type="float">
            <text:p>-2.2618645026</text:p>
          </table:table-cell>
          <table:table-cell office:value-type="float" office:value="-2.35759748563735" calcext:value-type="float">
            <text:p>-2.3575974856</text:p>
          </table:table-cell>
          <table:table-cell office:value-type="float" office:value="-2.29492683428282" calcext:value-type="float">
            <text:p>-2.2949268343</text:p>
          </table:table-cell>
          <table:table-cell office:value-type="float" office:value="-2.0477277203126" calcext:value-type="float">
            <text:p>-2.0477277203</text:p>
          </table:table-cell>
          <table:table-cell office:value-type="float" office:value="-1.70068771628181" calcext:value-type="float">
            <text:p>-1.7006877163</text:p>
          </table:table-cell>
          <table:table-cell office:value-type="float" office:value="-1.41505487965166" calcext:value-type="float">
            <text:p>-1.4150548797</text:p>
          </table:table-cell>
          <table:table-cell office:value-type="float" office:value="-1.30497575244393" calcext:value-type="float">
            <text:p>-1.3049757524</text:p>
          </table:table-cell>
          <table:table-cell office:value-type="float" office:value="-1.36802060047941" calcext:value-type="float">
            <text:p>-1.3680206005</text:p>
          </table:table-cell>
          <table:table-cell office:value-type="float" office:value="-1.51990869731934" calcext:value-type="float">
            <text:p>-1.5199086973</text:p>
          </table:table-cell>
          <table:table-cell office:value-type="float" office:value="-1.67044557442686" calcext:value-type="float">
            <text:p>-1.6704455744</text:p>
          </table:table-cell>
          <table:table-cell office:value-type="float" office:value="-1.78188304900632" calcext:value-type="float">
            <text:p>-1.781883049</text:p>
          </table:table-cell>
          <table:table-cell office:value-type="float" office:value="-1.88017450970581" calcext:value-type="float">
            <text:p>-1.8801745097</text:p>
          </table:table-cell>
          <table:table-cell office:value-type="float" office:value="-2.01236804461636" calcext:value-type="float">
            <text:p>-2.0123680446</text:p>
          </table:table-cell>
          <table:table-cell office:value-type="float" office:value="-2.205811553263" calcext:value-type="float">
            <text:p>-2.2058115533</text:p>
          </table:table-cell>
          <table:table-cell office:value-type="float" office:value="-2.47113604588906" calcext:value-type="float">
            <text:p>-2.4711360459</text:p>
          </table:table-cell>
          <table:table-cell office:value-type="float" office:value="-2.80962981576833" calcext:value-type="float">
            <text:p>-2.8096298158</text:p>
          </table:table-cell>
          <table:table-cell office:value-type="float" office:value="-3.23292729960747" calcext:value-type="float">
            <text:p>-3.2329272996</text:p>
          </table:table-cell>
          <table:table-cell office:value-type="float" office:value="-3.73594035463129" calcext:value-type="float">
            <text:p>-3.7359403546</text:p>
          </table:table-cell>
          <table:table-cell office:value-type="float" office:value="-4.19562632626731" calcext:value-type="float">
            <text:p>-4.1956263263</text:p>
          </table:table-cell>
          <table:table-cell office:value-type="float" office:value="-4.50639692877639" calcext:value-type="float">
            <text:p>-4.5063969288</text:p>
          </table:table-cell>
          <table:table-cell office:value-type="float" office:value="-4.73830518709421" calcext:value-type="float">
            <text:p>-4.7383051871</text:p>
          </table:table-cell>
          <table:table-cell office:value-type="float" office:value="-4.95211831926153" calcext:value-type="float">
            <text:p>-4.9521183193</text:p>
          </table:table-cell>
          <table:table-cell office:value-type="float" office:value="-5.14220405059165" calcext:value-type="float">
            <text:p>-5.1422040506</text:p>
          </table:table-cell>
          <table:table-cell office:value-type="float" office:value="-5.30202911735866" calcext:value-type="float">
            <text:p>-5.3020291174</text:p>
          </table:table-cell>
          <table:table-cell office:value-type="float" office:value="-5.42921543997244" calcext:value-type="float">
            <text:p>-5.42921544</text:p>
          </table:table-cell>
          <table:table-cell office:value-type="float" office:value="-5.52220925086572" calcext:value-type="float">
            <text:p>-5.5222092509</text:p>
          </table:table-cell>
          <table:table-cell office:value-type="float" office:value="-5.5796877685093" calcext:value-type="float">
            <text:p>-5.5796877685</text:p>
          </table:table-cell>
          <table:table-cell office:value-type="float" office:value="-5.60043734243069" calcext:value-type="float">
            <text:p>-5.6004373424</text:p>
          </table:table-cell>
          <table:table-cell office:value-type="float" office:value="-5.58361199728023" calcext:value-type="float">
            <text:p>-5.5836119973</text:p>
          </table:table-cell>
          <table:table-cell office:value-type="float" office:value="-5.52904902363041" calcext:value-type="float">
            <text:p>-5.5290490236</text:p>
          </table:table-cell>
          <table:table-cell office:value-type="float" office:value="-5.43727505478586" calcext:value-type="float">
            <text:p>-5.4372750548</text:p>
          </table:table-cell>
          <table:table-cell office:value-type="float" office:value="-5.30922403796275" calcext:value-type="float">
            <text:p>-5.309224038</text:p>
          </table:table-cell>
          <table:table-cell office:value-type="float" office:value="-5.1460879833904" calcext:value-type="float">
            <text:p>-5.1460879834</text:p>
          </table:table-cell>
          <table:table-cell office:value-type="float" office:value="-4.94937924927845" calcext:value-type="float">
            <text:p>-4.9493792493</text:p>
          </table:table-cell>
          <table:table-cell office:value-type="float" office:value="-4.72108778477508" calcext:value-type="float">
            <text:p>-4.7210877848</text:p>
          </table:table-cell>
          <table:table-cell office:value-type="float" office:value="-4.46385003338204" calcext:value-type="float">
            <text:p>-4.4638500334</text:p>
          </table:table-cell>
          <table:table-cell office:value-type="float" office:value="-4.18105259030065" calcext:value-type="float">
            <text:p>-4.1810525903</text:p>
          </table:table-cell>
          <table:table-cell office:value-type="float" office:value="-3.87681853951512" calcext:value-type="float">
            <text:p>-3.8768185395</text:p>
          </table:table-cell>
          <table:table-cell office:value-type="float" office:value="-3.55585828123511" calcext:value-type="float">
            <text:p>-3.5558582812</text:p>
          </table:table-cell>
          <table:table-cell office:value-type="float" office:value="-3.22319786699929" calcext:value-type="float">
            <text:p>-3.223197867</text:p>
          </table:table-cell>
          <table:table-cell office:value-type="float" office:value="-2.88383296370514" calcext:value-type="float">
            <text:p>-2.8838329637</text:p>
          </table:table-cell>
          <table:table-cell office:value-type="float" office:value="-2.54238741603259" calcext:value-type="float">
            <text:p>-2.542387416</text:p>
          </table:table-cell>
          <table:table-cell office:value-type="float" office:value="-2.20285745742777" calcext:value-type="float">
            <text:p>-2.2028574574</text:p>
          </table:table-cell>
          <table:table-cell office:value-type="float" office:value="-1.86848598864473" calcext:value-type="float">
            <text:p>-1.8684859886</text:p>
          </table:table-cell>
          <table:table-cell office:value-type="float" office:value="-1.5417585328711" calcext:value-type="float">
            <text:p>-1.5417585329</text:p>
          </table:table-cell>
          <table:table-cell office:value-type="float" office:value="-1.22447700725827" calcext:value-type="float">
            <text:p>-1.2244770073</text:p>
          </table:table-cell>
          <table:table-cell office:value-type="float" office:value="-0.917864888041677" calcext:value-type="float">
            <text:p>-0.917864888</text:p>
          </table:table-cell>
          <table:table-cell office:value-type="float" office:value="-0.62267798051403" calcext:value-type="float">
            <text:p>-0.6226779805</text:p>
          </table:table-cell>
          <table:table-cell office:value-type="float" office:value="-0.339317728617212" calcext:value-type="float">
            <text:p>-0.3393177286</text:p>
          </table:table-cell>
          <table:table-cell office:value-type="float" office:value="-0.0679540390823341" calcext:value-type="float">
            <text:p>-0.0679540391</text:p>
          </table:table-cell>
          <table:table-cell office:value-type="float" office:value="0.19133980608955" calcext:value-type="float">
            <text:p>0.1913398061</text:p>
          </table:table-cell>
          <table:table-cell office:value-type="float" office:value="0.438449545635526" calcext:value-type="float">
            <text:p>0.4384495456</text:p>
          </table:table-cell>
          <table:table-cell office:value-type="float" office:value="0.673100293863289" calcext:value-type="float">
            <text:p>0.6731002939</text:p>
          </table:table-cell>
          <table:table-cell office:value-type="float" office:value="0.894780496219925" calcext:value-type="float">
            <text:p>0.8947804962</text:p>
          </table:table-cell>
          <table:table-cell office:value-type="float" office:value="1.10273162729296" calcext:value-type="float">
            <text:p>1.1027316273</text:p>
          </table:table-cell>
          <table:table-cell office:value-type="float" office:value="1.29601397314588" calcext:value-type="float">
            <text:p>1.2960139731</text:p>
          </table:table-cell>
          <table:table-cell office:value-type="float" office:value="1.47364083914726" calcext:value-type="float">
            <text:p>1.4736408391</text:p>
          </table:table-cell>
          <table:table-cell office:value-type="float" office:value="1.63475363312594" calcext:value-type="float">
            <text:p>1.6347536331</text:p>
          </table:table-cell>
          <table:table-cell office:value-type="float" office:value="1.77879516689809" calcext:value-type="float">
            <text:p>1.7787951669</text:p>
          </table:table-cell>
          <table:table-cell office:value-type="float" office:value="1.90563561633028" calcext:value-type="float">
            <text:p>1.9056356163</text:p>
          </table:table-cell>
          <table:table-cell office:value-type="float" office:value="2.01561904831969" calcext:value-type="float">
            <text:p>2.0156190483</text:p>
          </table:table-cell>
          <table:table-cell office:value-type="float" office:value="2.10952490643441" calcext:value-type="float">
            <text:p>2.1095249064</text:p>
          </table:table-cell>
          <table:table-cell office:value-type="float" office:value="2.18846714469562" calcext:value-type="float">
            <text:p>2.1884671447</text:p>
          </table:table-cell>
          <table:table-cell office:value-type="float" office:value="2.2537706692723" calcext:value-type="float">
            <text:p>2.2537706693</text:p>
          </table:table-cell>
          <table:table-cell office:value-type="float" office:value="2.30686378456935" calcext:value-type="float">
            <text:p>2.3068637846</text:p>
          </table:table-cell>
          <table:table-cell office:value-type="float" office:value="2.34921012957365" calcext:value-type="float">
            <text:p>2.3492101296</text:p>
          </table:table-cell>
          <table:table-cell office:value-type="float" office:value="2.3822840085356" calcext:value-type="float">
            <text:p>2.3822840085</text:p>
          </table:table-cell>
          <table:table-cell office:value-type="float" office:value="2.40757775228352" calcext:value-type="float">
            <text:p>2.4075777523</text:p>
          </table:table-cell>
          <table:table-cell office:value-type="float" office:value="2.42662223227594" calcext:value-type="float">
            <text:p>2.4266222323</text:p>
          </table:table-cell>
          <table:table-cell office:value-type="float" office:value="2.44100101039394" calcext:value-type="float">
            <text:p>2.4410010104</text:p>
          </table:table-cell>
          <table:table-cell office:value-type="float" office:value="2.45234247301382" calcext:value-type="float">
            <text:p>2.452342473</text:p>
          </table:table-cell>
          <table:table-cell office:value-type="float" office:value="2.46228046352174" calcext:value-type="float">
            <text:p>2.4622804635</text:p>
          </table:table-cell>
          <table:table-cell office:value-type="float" office:value="2.47238036505587" calcext:value-type="float">
            <text:p>2.4723803651</text:p>
          </table:table-cell>
          <table:table-cell office:value-type="float" office:value="2.48403205675465" calcext:value-type="float">
            <text:p>2.4840320568</text:p>
          </table:table-cell>
          <table:table-cell office:value-type="float" office:value="2.49831205268058" calcext:value-type="float">
            <text:p>2.4983120527</text:p>
          </table:table-cell>
          <table:table-cell office:value-type="float" office:value="2.51581686398999" calcext:value-type="float">
            <text:p>2.515816864</text:p>
          </table:table-cell>
          <table:table-cell office:value-type="float" office:value="2.53647917509101" calcext:value-type="float">
            <text:p>2.5364791751</text:p>
          </table:table-cell>
          <table:table-cell office:value-type="float" office:value="2.55941286233981" calcext:value-type="float">
            <text:p>2.5594128623</text:p>
          </table:table-cell>
          <table:table-cell office:value-type="float" office:value="2.58288550184808" calcext:value-type="float">
            <text:p>2.5828855018</text:p>
          </table:table-cell>
          <table:table-cell office:value-type="float" office:value="2.60453047433433" calcext:value-type="float">
            <text:p>2.6045304743</text:p>
          </table:table-cell>
          <table:table-cell office:value-type="float" office:value="2.621811849604" calcext:value-type="float">
            <text:p>2.6218118496</text:p>
          </table:table-cell>
          <table:table-cell office:value-type="float" office:value="2.63257194129451" calcext:value-type="float">
            <text:p>2.6325719413</text:p>
          </table:table-cell>
          <table:table-cell office:value-type="float" office:value="2.63539560669143" calcext:value-type="float">
            <text:p>2.6353956067</text:p>
          </table:table-cell>
          <table:table-cell office:value-type="float" office:value="2.62964628392994" calcext:value-type="float">
            <text:p>2.6296462839</text:p>
          </table:table-cell>
          <table:table-cell office:value-type="float" office:value="2.61525510584806" calcext:value-type="float">
            <text:p>2.6152551058</text:p>
          </table:table-cell>
          <table:table-cell office:value-type="float" office:value="2.59245491197313" calcext:value-type="float">
            <text:p>2.592454912</text:p>
          </table:table-cell>
          <table:table-cell office:value-type="float" office:value="2.5615915547951" calcext:value-type="float">
            <text:p>2.5615915548</text:p>
          </table:table-cell>
          <table:table-cell office:value-type="float" office:value="2.52303530488082" calcext:value-type="float">
            <text:p>2.5230353049</text:p>
          </table:table-cell>
          <table:table-cell office:value-type="float" office:value="2.47715653411519" calcext:value-type="float">
            <text:p>2.4771565341</text:p>
          </table:table-cell>
          <table:table-cell office:value-type="float" office:value="2.42432647641897" calcext:value-type="float">
            <text:p>2.4243264764</text:p>
          </table:table-cell>
          <table:table-cell office:value-type="float" office:value="2.36492049956759" calcext:value-type="float">
            <text:p>2.3649204996</text:p>
          </table:table-cell>
          <table:table-cell office:value-type="float" office:value="2.29931555188851" calcext:value-type="float">
            <text:p>2.2993155519</text:p>
          </table:table-cell>
          <table:table-cell office:value-type="float" office:value="2.22788078562566" calcext:value-type="float">
            <text:p>2.2278807856</text:p>
          </table:table-cell>
          <table:table-cell office:value-type="float" office:value="2.15096318172892" calcext:value-type="float">
            <text:p>2.1509631817</text:p>
          </table:table-cell>
          <table:table-cell office:value-type="float" office:value="2.06887080367104" calcext:value-type="float">
            <text:p>2.0688708037</text:p>
          </table:table-cell>
          <table:table-cell office:value-type="float" office:value="1.98185631525143" calcext:value-type="float">
            <text:p>1.9818563153</text:p>
          </table:table-cell>
          <table:table-cell office:value-type="float" office:value="1.8901030813987" calcext:value-type="float">
            <text:p>1.8901030814</text:p>
          </table:table-cell>
          <table:table-cell office:value-type="float" office:value="1.79371574499564" calcext:value-type="float">
            <text:p>1.793715745</text:p>
          </table:table-cell>
          <table:table-cell office:value-type="float" office:value="1.69271672867664" calcext:value-type="float">
            <text:p>1.6927167287</text:p>
          </table:table-cell>
          <table:table-cell office:value-type="float" office:value="1.58704964658333" calcext:value-type="float">
            <text:p>1.5870496466</text:p>
          </table:table-cell>
          <table:table-cell office:value-type="float" office:value="1.47659009038308" calcext:value-type="float">
            <text:p>1.4765900904</text:p>
          </table:table-cell>
          <table:table-cell office:value-type="float" office:value="1.36116366350557" calcext:value-type="float">
            <text:p>1.3611636635</text:p>
          </table:table-cell>
          <table:table-cell office:value-type="float" office:value="1.24057050800983" calcext:value-type="float">
            <text:p>1.240570508</text:p>
          </table:table-cell>
          <table:table-cell office:value-type="float" office:value="1.11461496087833" calcext:value-type="float">
            <text:p>1.1146149609</text:p>
          </table:table-cell>
          <table:table-cell office:value-type="float" office:value="0.983138459842392" calcext:value-type="float">
            <text:p>0.9831384598</text:p>
          </table:table-cell>
          <table:table-cell office:value-type="float" office:value="0.84605345104166" calcext:value-type="float">
            <text:p>0.846053451</text:p>
          </table:table-cell>
          <table:table-cell office:value-type="float" office:value="0.703375869248046" calcext:value-type="float">
            <text:p>0.7033758692</text:p>
          </table:table-cell>
          <table:table-cell office:value-type="float" office:value="0.555253782739511" calcext:value-type="float">
            <text:p>0.5552537827</text:p>
          </table:table-cell>
          <table:table-cell office:value-type="float" office:value="0.401990021204504" calcext:value-type="float">
            <text:p>0.4019900212</text:p>
          </table:table-cell>
          <table:table-cell office:value-type="float" office:value="0.244057028608982" calcext:value-type="float">
            <text:p>0.2440570286</text:p>
          </table:table-cell>
          <table:table-cell office:value-type="float" office:value="0.0821027836703392" calcext:value-type="float">
            <text:p>0.0821027837</text:p>
          </table:table-cell>
          <table:table-cell office:value-type="float" office:value="-0.0830526344509419" calcext:value-type="float">
            <text:p>-0.0830526345</text:p>
          </table:table-cell>
          <table:table-cell office:value-type="float" office:value="-0.250429463720421" calcext:value-type="float">
            <text:p>-0.2504294637</text:p>
          </table:table-cell>
          <table:table-cell office:value-type="float" office:value="-0.418908540072449" calcext:value-type="float">
            <text:p>-0.4189085401</text:p>
          </table:table-cell>
          <table:table-cell office:value-type="float" office:value="-0.58725773088411" calcext:value-type="float">
            <text:p>-0.5872577309</text:p>
          </table:table-cell>
          <table:table-cell office:value-type="float" office:value="-0.754162466675981" calcext:value-type="float">
            <text:p>-0.7541624667</text:p>
          </table:table-cell>
          <table:table-cell office:value-type="float" office:value="-0.918258259948432" calcext:value-type="float">
            <text:p>-0.9182582599</text:p>
          </table:table-cell>
          <table:table-cell office:value-type="float" office:value="-1.07816331360464" calcext:value-type="float">
            <text:p>-1.0781633136</text:p>
          </table:table-cell>
          <table:table-cell office:value-type="float" office:value="-1.23250974091175" calcext:value-type="float">
            <text:p>-1.2325097409</text:p>
          </table:table-cell>
          <table:table-cell office:value-type="float" office:value="-1.3799724508925" calcext:value-type="float">
            <text:p>-1.3799724509</text:p>
          </table:table-cell>
          <table:table-cell office:value-type="float" office:value="-1.51929529227971" calcext:value-type="float">
            <text:p>-1.5192952923</text:p>
          </table:table-cell>
          <table:table-cell office:value-type="float" office:value="-1.64931449401986" calcext:value-type="float">
            <text:p>-1.649314494</text:p>
          </table:table-cell>
          <table:table-cell office:value-type="float" office:value="-1.76897970785504" calcext:value-type="float">
            <text:p>-1.7689797079</text:p>
          </table:table-cell>
          <table:table-cell office:value-type="float" office:value="-1.8773730017633" calcext:value-type="float">
            <text:p>-1.8773730018</text:p>
          </table:table-cell>
          <table:table-cell office:value-type="float" office:value="-1.97372597556787" calcext:value-type="float">
            <text:p>-1.9737259756</text:p>
          </table:table-cell>
          <table:table-cell office:value-type="float" office:value="-2.05743483044908" calcext:value-type="float">
            <text:p>-2.0574348304</text:p>
          </table:table-cell>
          <table:table-cell office:value-type="float" office:value="-2.12807282516044" calcext:value-type="float">
            <text:p>-2.1280728252</text:p>
          </table:table-cell>
          <table:table-cell office:value-type="float" office:value="-2.18539921512206" calcext:value-type="float">
            <text:p>-2.1853992151</text:p>
          </table:table-cell>
          <table:table-cell office:value-type="float" office:value="-2.22936360453719" calcext:value-type="float">
            <text:p>-2.2293636045</text:p>
          </table:table-cell>
          <table:table-cell office:value-type="float" office:value="-2.26010471197073" calcext:value-type="float">
            <text:p>-2.260104712</text:p>
          </table:table-cell>
          <table:table-cell office:value-type="float" office:value="-2.27794286272401" calcext:value-type="float">
            <text:p>-2.2779428627</text:p>
          </table:table-cell>
          <table:table-cell office:value-type="float" office:value="-2.28336602440197" calcext:value-type="float">
            <text:p>-2.2833660244</text:p>
          </table:table-cell>
          <table:table-cell office:value-type="float" office:value="-2.27700980146237" calcext:value-type="float">
            <text:p>-2.2770098015</text:p>
          </table:table-cell>
          <table:table-cell office:value-type="float" office:value="-2.25963239201642" calcext:value-type="float">
            <text:p>-2.259632392</text:p>
          </table:table-cell>
          <table:table-cell office:value-type="float" office:value="-2.23208598951083" calcext:value-type="float">
            <text:p>-2.2320859895</text:p>
          </table:table-cell>
          <table:table-cell office:value-type="float" office:value="-2.19528641652538" calcext:value-type="float">
            <text:p>-2.1952864165</text:p>
          </table:table-cell>
          <table:table-cell office:value-type="float" office:value="-2.15018287672759" calcext:value-type="float">
            <text:p>-2.1501828767</text:p>
          </table:table-cell>
          <table:table-cell office:value-type="float" office:value="-2.09772960552291" calcext:value-type="float">
            <text:p>-2.0977296055</text:p>
          </table:table-cell>
          <table:table-cell office:value-type="float" office:value="-2.03886091769308" calcext:value-type="float">
            <text:p>-2.0388609177</text:p>
          </table:table-cell>
          <table:table-cell office:value-type="float" office:value="-1.97447073817874" calcext:value-type="float">
            <text:p>-1.9744707382</text:p>
          </table:table-cell>
          <table:table-cell office:value-type="float" office:value="-1.90539721972744" calcext:value-type="float">
            <text:p>-1.9053972197</text:p>
          </table:table-cell>
          <table:table-cell office:value-type="float" office:value="-1.83241256293675" calcext:value-type="float">
            <text:p>-1.8324125629</text:p>
          </table:table-cell>
          <table:table-cell office:value-type="float" office:value="-1.75621772023435" calcext:value-type="float">
            <text:p>-1.7562177202</text:p>
          </table:table-cell>
          <table:table-cell office:value-type="float" office:value="-1.67744133128301" calcext:value-type="float">
            <text:p>-1.6774413313</text:p>
          </table:table-cell>
          <table:table-cell office:value-type="float" office:value="-1.59664202772095" calcext:value-type="float">
            <text:p>-1.5966420277</text:p>
          </table:table-cell>
          <table:table-cell office:value-type="float" office:value="-1.51431316160068" calcext:value-type="float">
            <text:p>-1.5143131616</text:p>
          </table:table-cell>
          <table:table-cell office:value-type="float" office:value="-1.43088903647951" calcext:value-type="float">
            <text:p>-1.4308890365</text:p>
          </table:table-cell>
          <table:table-cell office:value-type="float" office:value="-1.34675182296529" calcext:value-type="float">
            <text:p>-1.346751823</text:p>
          </table:table-cell>
          <table:table-cell office:value-type="float" office:value="-1.26223848829222" calcext:value-type="float">
            <text:p>-1.2622384883</text:p>
          </table:table-cell>
          <table:table-cell office:value-type="float" office:value="-1.17764723259822" calcext:value-type="float">
            <text:p>-1.1776472326</text:p>
          </table:table-cell>
          <table:table-cell office:value-type="float" office:value="-1.09324308145689" calcext:value-type="float">
            <text:p>-1.0932430815</text:p>
          </table:table-cell>
          <table:table-cell office:value-type="float" office:value="-1.00926242260248" calcext:value-type="float">
            <text:p>-1.0092624226</text:p>
          </table:table-cell>
          <table:table-cell office:value-type="float" office:value="-0.925916390305157" calcext:value-type="float">
            <text:p>-0.9259163903</text:p>
          </table:table-cell>
          <table:table-cell office:value-type="float" office:value="-0.843393094339437" calcext:value-type="float">
            <text:p>-0.8433930943</text:p>
          </table:table-cell>
          <table:table-cell office:value-type="float" office:value="-0.761858765005474" calcext:value-type="float">
            <text:p>-0.761858765</text:p>
          </table:table-cell>
          <table:table-cell office:value-type="float" office:value="-0.681457944189616" calcext:value-type="float">
            <text:p>-0.6814579442</text:p>
          </table:table-cell>
          <table:table-cell office:value-type="float" office:value="-0.602312896735509" calcext:value-type="float">
            <text:p>-0.6023128967</text:p>
          </table:table-cell>
          <table:table-cell office:value-type="float" office:value="-0.524522446985141" calcext:value-type="float">
            <text:p>-0.524522447</text:p>
          </table:table-cell>
          <table:table-cell office:value-type="float" office:value="-0.448160462421652" calcext:value-type="float">
            <text:p>-0.4481604624</text:p>
          </table:table-cell>
          <table:table-cell office:value-type="float" office:value="-0.373274210834285" calcext:value-type="float">
            <text:p>-0.3732742108</text:p>
          </table:table-cell>
          <table:table-cell office:value-type="float" office:value="-0.299882811706653" calcext:value-type="float">
            <text:p>-0.2998828117</text:p>
          </table:table-cell>
          <table:table-cell office:value-type="float" office:value="-0.227975990486726" calcext:value-type="float">
            <text:p>-0.2279759905</text:p>
          </table:table-cell>
          <table:table-cell office:value-type="float" office:value="-0.157513330676013" calcext:value-type="float">
            <text:p>-0.1575133307</text:p>
          </table:table-cell>
          <table:table-cell office:value-type="float" office:value="-0.0884242075316433" calcext:value-type="float">
            <text:p>-0.0884242075</text:p>
          </table:table-cell>
          <table:table-cell office:value-type="float" office:value="-0.0206085811264423" calcext:value-type="float">
            <text:p>-0.0206085811</text:p>
          </table:table-cell>
          <table:table-cell office:value-type="float" office:value="0.0460611746551543" calcext:value-type="float">
            <text:p>0.0460611747</text:p>
          </table:table-cell>
          <table:table-cell office:value-type="float" office:value="0.111737230517619" calcext:value-type="float">
            <text:p>0.1117372305</text:p>
          </table:table-cell>
          <table:table-cell office:value-type="float" office:value="0.176591876566587" calcext:value-type="float">
            <text:p>0.1765918766</text:p>
          </table:table-cell>
          <table:table-cell office:value-type="float" office:value="0.24081156389816" calcext:value-type="float">
            <text:p>0.2408115639</text:p>
          </table:table-cell>
          <table:table-cell office:value-type="float" office:value="0.304589311685333" calcext:value-type="float">
            <text:p>0.3045893117</text:p>
          </table:table-cell>
          <table:table-cell office:value-type="float" office:value="0.368115464325709" calcext:value-type="float">
            <text:p>0.3681154643</text:p>
          </table:table-cell>
          <table:table-cell office:value-type="float" office:value="0.431566912876433" calcext:value-type="float">
            <text:p>0.4315669129</text:p>
          </table:table-cell>
          <table:table-cell office:value-type="float" office:value="0.495095066875706" calcext:value-type="float">
            <text:p>0.4950950669</text:p>
          </table:table-cell>
          <table:table-cell office:value-type="float" office:value="0.558813063858961" calcext:value-type="float">
            <text:p>0.5588130639</text:p>
          </table:table-cell>
          <table:table-cell office:value-type="float" office:value="0.622782908970789" calcext:value-type="float">
            <text:p>0.622782909</text:p>
          </table:table-cell>
          <table:table-cell office:value-type="float" office:value="0.687003410225795" calcext:value-type="float">
            <text:p>0.6870034102</text:p>
          </table:table-cell>
          <table:table-cell office:value-type="float" office:value="0.751399876433161" calcext:value-type="float">
            <text:p>0.7513998764</text:p>
          </table:table-cell>
          <table:table-cell office:value-type="float" office:value="0.815816540611045" calcext:value-type="float">
            <text:p>0.8158165406</text:p>
          </table:table-cell>
          <table:table-cell office:value-type="float" office:value="0.880012544013081" calcext:value-type="float">
            <text:p>0.880012544</text:p>
          </table:table-cell>
          <table:table-cell office:value-type="float" office:value="0.943662069971145" calcext:value-type="float">
            <text:p>0.94366207</text:p>
          </table:table-cell>
          <table:table-cell office:value-type="float" office:value="1.00635888196893" calcext:value-type="float">
            <text:p>1.006358882</text:p>
          </table:table-cell>
          <table:table-cell office:value-type="float" office:value="1.06762514391807" calcext:value-type="float">
            <text:p>1.0676251439</text:p>
          </table:table-cell>
          <table:table-cell office:value-type="float" office:value="1.12692403658921" calcext:value-type="float">
            <text:p>1.1269240366</text:p>
          </table:table-cell>
          <table:table-cell office:value-type="float" office:value="1.18367538151976" calcext:value-type="float">
            <text:p>1.1836753815</text:p>
          </table:table-cell>
          <table:table-cell office:value-type="float" office:value="1.23727327730428" calcext:value-type="float">
            <text:p>1.2372732773</text:p>
          </table:table-cell>
          <table:table-cell office:value-type="float" office:value="1.28710465953532" calcext:value-type="float">
            <text:p>1.2871046595</text:p>
          </table:table-cell>
          <table:table-cell office:value-type="float" office:value="1.33256771368231" calcext:value-type="float">
            <text:p>1.3325677137</text:p>
          </table:table-cell>
          <table:table-cell office:value-type="float" office:value="1.37308918461986" calcext:value-type="float">
            <text:p>1.3730891846</text:p>
          </table:table-cell>
          <table:table-cell office:value-type="float" office:value="1.4081398126508" calcext:value-type="float">
            <text:p>1.4081398127</text:p>
          </table:table-cell>
          <table:table-cell office:value-type="float" office:value="1.43724735419755" calcext:value-type="float">
            <text:p>1.4372473542</text:p>
          </table:table-cell>
          <table:table-cell office:value-type="float" office:value="1.46000688568086" calcext:value-type="float">
            <text:p>1.4600068857</text:p>
          </table:table-cell>
          <table:table-cell office:value-type="float" office:value="1.47608831419889" calcext:value-type="float">
            <text:p>1.4760883142</text:p>
          </table:table-cell>
          <table:table-cell office:value-type="float" office:value="1.48524120702792" calcext:value-type="float">
            <text:p>1.485241207</text:p>
          </table:table-cell>
          <table:table-cell office:value-type="float" office:value="1.48729719003712" calcext:value-type="float">
            <text:p>1.48729719</text:p>
          </table:table-cell>
          <table:table-cell office:value-type="float" office:value="1.48217024772867" calcext:value-type="float">
            <text:p>1.4821702477</text:p>
          </table:table-cell>
          <table:table-cell office:value-type="float" office:value="1.46985528760049" calcext:value-type="float">
            <text:p>1.4698552876</text:p>
          </table:table-cell>
          <table:table-cell office:value-type="float" office:value="1.4504253179886" calcext:value-type="float">
            <text:p>1.450425318</text:p>
          </table:table-cell>
          <table:table-cell office:value-type="float" office:value="1.42402754446254" calcext:value-type="float">
            <text:p>1.4240275445</text:p>
          </table:table-cell>
          <table:table-cell office:value-type="float" office:value="1.39087862959091" calcext:value-type="float">
            <text:p>1.3908786296</text:p>
          </table:table-cell>
          <table:table-cell office:value-type="float" office:value="1.3512592979201" calcext:value-type="float">
            <text:p>1.3512592979</text:p>
          </table:table-cell>
          <table:table-cell office:value-type="float" office:value="1.30550841315781" calcext:value-type="float">
            <text:p>1.3055084132</text:p>
          </table:table-cell>
          <table:table-cell office:value-type="float" office:value="1.25401661501384" calcext:value-type="float">
            <text:p>1.254016615</text:p>
          </table:table-cell>
          <table:table-cell office:value-type="float" office:value="1.19721958208678" calcext:value-type="float">
            <text:p>1.1972195821</text:p>
          </table:table-cell>
          <table:table-cell office:value-type="float" office:value="1.1355909839743" calcext:value-type="float">
            <text:p>1.135590984</text:p>
          </table:table-cell>
          <table:table-cell office:value-type="float" office:value="1.06963519673041" calcext:value-type="float">
            <text:p>1.0696351967</text:p>
          </table:table-cell>
          <table:table-cell office:value-type="float" office:value="0.999879875175378" calcext:value-type="float">
            <text:p>0.9998798752</text:p>
          </table:table-cell>
          <table:table-cell office:value-type="float" office:value="0.926868496867792" calcext:value-type="float">
            <text:p>0.9268684969</text:p>
          </table:table-cell>
          <table:table-cell office:value-type="float" office:value="0.85115300968647" calcext:value-type="float">
            <text:p>0.8511530097</text:p>
          </table:table-cell>
          <table:table-cell office:value-type="float" office:value="0.77328672330367" calcext:value-type="float">
            <text:p>0.7732867233</text:p>
          </table:table-cell>
          <table:table-cell office:value-type="float" office:value="0.693817581853478" calcext:value-type="float">
            <text:p>0.6938175819</text:p>
          </table:table-cell>
          <table:table-cell office:value-type="float" office:value="0.613281940657893" calcext:value-type="float">
            <text:p>0.6132819407</text:p>
          </table:table-cell>
          <table:table-cell office:value-type="float" office:value="0.53219894594247" calcext:value-type="float">
            <text:p>0.5321989459</text:p>
          </table:table-cell>
          <table:table-cell office:value-type="float" office:value="0.45106558654777" calcext:value-type="float">
            <text:p>0.4510655865</text:p>
          </table:table-cell>
          <table:table-cell office:value-type="float" office:value="0.370352454905916" calcext:value-type="float">
            <text:p>0.3703524549</text:p>
          </table:table-cell>
          <table:table-cell office:value-type="float" office:value="0.290500225007881" calcext:value-type="float">
            <text:p>0.290500225</text:p>
          </table:table-cell>
          <table:table-cell office:value-type="float" office:value="0.211916830842589" calcext:value-type="float">
            <text:p>0.2119168308</text:p>
          </table:table-cell>
          <table:table-cell office:value-type="float" office:value="0.134975311594787" calcext:value-type="float">
            <text:p>0.1349753116</text:p>
          </table:table-cell>
          <table:table-cell office:value-type="float" office:value="0.0600122800210579" calcext:value-type="float">
            <text:p>0.06001228</text:p>
          </table:table-cell>
          <table:table-cell office:value-type="float" office:value="-0.0126730331274438" calcext:value-type="float">
            <text:p>-0.0126730331</text:p>
          </table:table-cell>
          <table:table-cell office:value-type="float" office:value="-0.0828192048803089" calcext:value-type="float">
            <text:p>-0.0828192049</text:p>
          </table:table-cell>
          <table:table-cell office:value-type="float" office:value="-0.150202559153518" calcext:value-type="float">
            <text:p>-0.1502025592</text:p>
          </table:table-cell>
          <table:table-cell office:value-type="float" office:value="-0.2146366589975" calcext:value-type="float">
            <text:p>-0.214636659</text:p>
          </table:table-cell>
          <table:table-cell office:value-type="float" office:value="-0.275971389684697" calcext:value-type="float">
            <text:p>-0.2759713897</text:p>
          </table:table-cell>
          <table:table-cell office:value-type="float" office:value="-0.334091670024839" calcext:value-type="float">
            <text:p>-0.33409167</text:p>
          </table:table-cell>
          <table:table-cell office:value-type="float" office:value="-0.388915830558443" calcext:value-type="float">
            <text:p>-0.3889158306</text:p>
          </table:table-cell>
          <table:table-cell office:value-type="float" office:value="-0.440393699270176" calcext:value-type="float">
            <text:p>-0.4403936993</text:p>
          </table:table-cell>
          <table:table-cell office:value-type="float" office:value="-0.48850443704175" calcext:value-type="float">
            <text:p>-0.488504437</text:p>
          </table:table-cell>
          <table:table-cell office:value-type="float" office:value="-0.533254165189749" calcext:value-type="float">
            <text:p>-0.5332541652</text:p>
          </table:table-cell>
          <table:table-cell office:value-type="float" office:value="-0.574673425493703" calcext:value-type="float">
            <text:p>-0.5746734255</text:p>
          </table:table-cell>
          <table:table-cell office:value-type="float" office:value="-0.612814509137164" calcext:value-type="float">
            <text:p>-0.6128145091</text:p>
          </table:table-cell>
          <table:table-cell office:value-type="float" office:value="-0.647748685640792" calcext:value-type="float">
            <text:p>-0.6477486856</text:p>
          </table:table-cell>
          <table:table-cell office:value-type="float" office:value="-0.67956335735039" calcext:value-type="float">
            <text:p>-0.6795633574</text:p>
          </table:table-cell>
          <table:table-cell office:value-type="float" office:value="-0.708359160776787" calcext:value-type="float">
            <text:p>-0.7083591608</text:p>
          </table:table-cell>
          <table:table-cell office:value-type="float" office:value="-0.734247034365949" calcext:value-type="float">
            <text:p>-0.7342470344</text:p>
          </table:table-cell>
          <table:table-cell office:value-type="float" office:value="-0.757345273980817" calcext:value-type="float">
            <text:p>-0.757345274</text:p>
          </table:table-cell>
          <table:table-cell office:value-type="float" office:value="-0.777776602699364" calcext:value-type="float">
            <text:p>-0.7777766027</text:p>
          </table:table-cell>
          <table:table-cell office:value-type="float" office:value="-0.79566528991577" calcext:value-type="float">
            <text:p>-0.7956652899</text:p>
          </table:table-cell>
          <table:table-cell office:value-type="float" office:value="-0.811134364866575" calcext:value-type="float">
            <text:p>-0.8111343649</text:p>
          </table:table-cell>
          <table:table-cell office:value-type="float" office:value="-0.8243029797183" calcext:value-type="float">
            <text:p>-0.8243029797</text:p>
          </table:table-cell>
          <table:table-cell office:value-type="float" office:value="-0.835283985064528" calcext:value-type="float">
            <text:p>-0.8352839851</text:p>
          </table:table-cell>
          <table:table-cell office:value-type="float" office:value="-0.844181783961986" calcext:value-type="float">
            <text:p>-0.844181784</text:p>
          </table:table-cell>
          <table:table-cell office:value-type="float" office:value="-0.851090527813392" calcext:value-type="float">
            <text:p>-0.8510905278</text:p>
          </table:table-cell>
          <table:table-cell office:value-type="float" office:value="-0.856092707653542" calcext:value-type="float">
            <text:p>-0.8560927077</text:p>
          </table:table-cell>
          <table:table-cell office:value-type="float" office:value="-0.859258178027695" calcext:value-type="float">
            <text:p>-0.859258178</text:p>
          </table:table-cell>
          <table:table-cell office:value-type="float" office:value="-0.860643629217303" calcext:value-type="float">
            <text:p>-0.8606436292</text:p>
          </table:table-cell>
          <table:table-cell office:value-type="float" office:value="-0.860292499678759" calcext:value-type="float">
            <text:p>-0.8602924997</text:p>
          </table:table-cell>
          <table:table-cell office:value-type="float" office:value="-0.858235297435234" calcext:value-type="float">
            <text:p>-0.8582352974</text:p>
          </table:table-cell>
          <table:table-cell office:value-type="float" office:value="-0.854490279973372" calcext:value-type="float">
            <text:p>-0.85449028</text:p>
          </table:table-cell>
          <table:table-cell office:value-type="float" office:value="-0.849064429398019" calcext:value-type="float">
            <text:p>-0.8490644294</text:p>
          </table:table-cell>
          <table:table-cell office:value-type="float" office:value="-0.8419546544112" calcext:value-type="float">
            <text:p>-0.8419546544</text:p>
          </table:table-cell>
          <table:table-cell office:value-type="float" office:value="-0.833149152918782" calcext:value-type="float">
            <text:p>-0.8331491529</text:p>
          </table:table-cell>
          <table:table-cell office:value-type="float" office:value="-0.822628877316033" calcext:value-type="float">
            <text:p>-0.8226288773</text:p>
          </table:table-cell>
          <table:table-cell office:value-type="float" office:value="-0.810369056584116" calcext:value-type="float">
            <text:p>-0.8103690566</text:p>
          </table:table-cell>
          <table:table-cell office:value-type="float" office:value="-0.796340742885028" calcext:value-type="float">
            <text:p>-0.7963407429</text:p>
          </table:table-cell>
          <table:table-cell office:value-type="float" office:value="-0.780512363316376" calcext:value-type="float">
            <text:p>-0.7805123633</text:p>
          </table:table-cell>
          <table:table-cell office:value-type="float" office:value="-0.762851268438106" calcext:value-type="float">
            <text:p>-0.7628512684</text:p>
          </table:table-cell>
          <table:table-cell office:value-type="float" office:value="-0.743325277338686" calcext:value-type="float">
            <text:p>-0.7433252773</text:p>
          </table:table-cell>
          <table:table-cell office:value-type="float" office:value="-0.721904224153904" calcext:value-type="float">
            <text:p>-0.7219042242</text:p>
          </table:table-cell>
          <table:table-cell office:value-type="float" office:value="-0.698561513226341" calcext:value-type="float">
            <text:p>-0.6985615132</text:p>
          </table:table-cell>
          <table:table-cell office:value-type="float" office:value="-0.673275689790478" calcext:value-type="float">
            <text:p>-0.6732756898</text:p>
          </table:table-cell>
          <table:table-cell office:value-type="float" office:value="-0.646032030497907" calcext:value-type="float">
            <text:p>-0.6460320305</text:p>
          </table:table-cell>
          <table:table-cell office:value-type="float" office:value="-0.616824153533879" calcext:value-type="float">
            <text:p>-0.6168241535</text:p>
          </table:table-cell>
          <table:table-cell office:value-type="float" office:value="-0.585655641779443" calcext:value-type="float">
            <text:p>-0.5856556418</text:p>
          </table:table-cell>
          <table:table-cell office:value-type="float" office:value="-0.552541664738797" calcext:value-type="float">
            <text:p>-0.5525416647</text:p>
          </table:table-cell>
          <table:table-cell office:value-type="float" office:value="-0.517510576178901" calcext:value-type="float">
            <text:p>-0.5175105762</text:p>
          </table:table-cell>
          <table:table-cell office:value-type="float" office:value="-0.480605455168046" calcext:value-type="float">
            <text:p>-0.4806054552</text:p>
          </table:table-cell>
          <table:table-cell office:value-type="float" office:value="-0.441885549156444" calcext:value-type="float">
            <text:p>-0.4418855492</text:p>
          </table:table-cell>
          <table:table-cell office:value-type="float" office:value="-0.401427569754718" calcext:value-type="float">
            <text:p>-0.4014275698</text:p>
          </table:table-cell>
          <table:table-cell office:value-type="float" office:value="-0.359326785824075" calcext:value-type="float">
            <text:p>-0.3593267858</text:p>
          </table:table-cell>
          <table:table-cell office:value-type="float" office:value="-0.315697855266293" calcext:value-type="float">
            <text:p>-0.3156978553</text:p>
          </table:table-cell>
          <table:table-cell office:value-type="float" office:value="-0.270675337202106" calcext:value-type="float">
            <text:p>-0.2706753372</text:p>
          </table:table-cell>
          <table:table-cell office:value-type="float" office:value="-0.224413830534917" calcext:value-type="float">
            <text:p>-0.2244138305</text:p>
          </table:table-cell>
          <table:table-cell office:value-type="float" office:value="-0.177087693351314" calcext:value-type="float">
            <text:p>-0.1770876934</text:p>
          </table:table-cell>
          <table:table-cell office:value-type="float" office:value="-0.128890309972949" calcext:value-type="float">
            <text:p>-0.12889031</text:p>
          </table:table-cell>
          <table:table-cell office:value-type="float" office:value="-0.0800328881248391" calcext:value-type="float">
            <text:p>-0.0800328881</text:p>
          </table:table-cell>
          <table:table-cell office:value-type="float" office:value="-0.0307427866536658" calcext:value-type="float">
            <text:p>-0.0307427867</text:p>
          </table:table-cell>
          <table:table-cell office:value-type="float" office:value="0.0187386066982542" calcext:value-type="float">
            <text:p>0.0187386067</text:p>
          </table:table-cell>
          <table:table-cell office:value-type="float" office:value="0.0681584091321086" calcext:value-type="float">
            <text:p>0.0681584091</text:p>
          </table:table-cell>
          <table:table-cell office:value-type="float" office:value="0.117255132662104" calcext:value-type="float">
            <text:p>0.1172551327</text:p>
          </table:table-cell>
          <table:table-cell office:value-type="float" office:value="0.165761859932773" calcext:value-type="float">
            <text:p>0.1657618599</text:p>
          </table:table-cell>
          <table:table-cell office:value-type="float" office:value="0.213409625046596" calcext:value-type="float">
            <text:p>0.213409625</text:p>
          </table:table-cell>
          <table:table-cell office:value-type="float" office:value="0.259930911793689" calcext:value-type="float">
            <text:p>0.2599309118</text:p>
          </table:table-cell>
          <table:table-cell office:value-type="float" office:value="0.305063179333369" calcext:value-type="float">
            <text:p>0.3050631793</text:p>
          </table:table-cell>
          <table:table-cell office:value-type="float" office:value="0.348552327134962" calcext:value-type="float">
            <text:p>0.3485523271</text:p>
          </table:table-cell>
          <table:table-cell office:value-type="float" office:value="0.390156016310959" calcext:value-type="float">
            <text:p>0.3901560163</text:p>
          </table:table-cell>
          <table:table-cell office:value-type="float" office:value="0.429646772620305" calcext:value-type="float">
            <text:p>0.4296467726</text:p>
          </table:table-cell>
          <table:table-cell office:value-type="float" office:value="0.466814806547443" calcext:value-type="float">
            <text:p>0.4668148065</text:p>
          </table:table-cell>
          <table:table-cell office:value-type="float" office:value="0.501470497141395" calcext:value-type="float">
            <text:p>0.5014704971</text:p>
          </table:table-cell>
          <table:table-cell office:value-type="float" office:value="0.533446498005995" calcext:value-type="float">
            <text:p>0.533446498</text:p>
          </table:table-cell>
          <table:table-cell office:value-type="float" office:value="0.562599435400077" calcext:value-type="float">
            <text:p>0.5625994354</text:p>
          </table:table-cell>
          <table:table-cell office:value-type="float" office:value="0.588811179454091" calcext:value-type="float">
            <text:p>0.5888111795</text:p>
          </table:table-cell>
          <table:table-cell office:value-type="float" office:value="0.611989679828283" calcext:value-type="float">
            <text:p>0.6119896798</text:p>
          </table:table-cell>
          <table:table-cell office:value-type="float" office:value="0.632069366655135" calcext:value-type="float">
            <text:p>0.6320693667</text:p>
          </table:table-cell>
          <table:table-cell office:value-type="float" office:value="0.649011126343825" calcext:value-type="float">
            <text:p>0.6490111263</text:p>
          </table:table-cell>
          <table:table-cell office:value-type="float" office:value="0.662801869826531" calcext:value-type="float">
            <text:p>0.6628018698</text:p>
          </table:table-cell>
          <table:table-cell office:value-type="float" office:value="0.673453718138039" calcext:value-type="float">
            <text:p>0.6734537181</text:p>
          </table:table-cell>
          <table:table-cell office:value-type="float" office:value="0.681002836840582" calcext:value-type="float">
            <text:p>0.6810028368</text:p>
          </table:table-cell>
          <table:table-cell office:value-type="float" office:value="0.685507956678072" calcext:value-type="float">
            <text:p>0.6855079567</text:p>
          </table:table-cell>
          <table:table-cell office:value-type="float" office:value="0.687048622861674" calcext:value-type="float">
            <text:p>0.6870486229</text:p>
          </table:table-cell>
          <table:table-cell office:value-type="float" office:value="0.685723219406484" calcext:value-type="float">
            <text:p>0.6857232194</text:p>
          </table:table-cell>
          <table:table-cell office:value-type="float" office:value="0.681646817802923" calcext:value-type="float">
            <text:p>0.6816468178</text:p>
          </table:table-cell>
          <table:table-cell office:value-type="float" office:value="0.674948900881074" calcext:value-type="float">
            <text:p>0.6749489009</text:p>
          </table:table-cell>
          <table:table-cell office:value-type="float" office:value="0.665771012915052" calcext:value-type="float">
            <text:p>0.6657710129</text:p>
          </table:table-cell>
          <table:table-cell office:value-type="float" office:value="0.654264385787468" calcext:value-type="float">
            <text:p>0.6542643858</text:p>
          </table:table-cell>
          <table:table-cell office:value-type="float" office:value="0.64058758843039" calcext:value-type="float">
            <text:p>0.6405875884</text:p>
          </table:table-cell>
          <table:table-cell office:value-type="float" office:value="0.624904242894622" calcext:value-type="float">
            <text:p>0.6249042429</text:p>
          </table:table-cell>
          <table:table-cell office:value-type="float" office:value="0.607380845455122" calcext:value-type="float">
            <text:p>0.6073808455</text:p>
          </table:table-cell>
          <table:table-cell office:value-type="float" office:value="0.588184725375541" calcext:value-type="float">
            <text:p>0.5881847254</text:p>
          </table:table-cell>
          <table:table-cell office:value-type="float" office:value="0.567482167603263" calcext:value-type="float">
            <text:p>0.5674821676</text:p>
          </table:table-cell>
          <table:table-cell office:value-type="float" office:value="0.545436719042411" calcext:value-type="float">
            <text:p>0.545436719</text:p>
          </table:table-cell>
          <table:table-cell office:value-type="float" office:value="0.522207691448875" calcext:value-type="float">
            <text:p>0.5222076914</text:p>
          </table:table-cell>
          <table:table-cell office:value-type="float" office:value="0.497948867687184" calcext:value-type="float">
            <text:p>0.4979488677</text:p>
          </table:table-cell>
          <table:table-cell office:value-type="float" office:value="0.472807412326933" calcext:value-type="float">
            <text:p>0.4728074123</text:p>
          </table:table-cell>
          <table:table-cell office:value-type="float" office:value="0.44692298254239" calcext:value-type="float">
            <text:p>0.4469229825</text:p>
          </table:table-cell>
          <table:table-cell office:value-type="float" office:value="0.420427031163982" calcext:value-type="float">
            <text:p>0.4204270312</text:p>
          </table:table-cell>
          <table:table-cell office:value-type="float" office:value="0.393442290611811" calcext:value-type="float">
            <text:p>0.3934422906</text:p>
          </table:table-cell>
          <table:table-cell office:value-type="float" office:value="0.366082424357928" calcext:value-type="float">
            <text:p>0.3660824244</text:p>
          </table:table-cell>
          <table:table-cell office:value-type="float" office:value="0.338451831494463" calcext:value-type="float">
            <text:p>0.3384518315</text:p>
          </table:table-cell>
          <table:table-cell office:value-type="float" office:value="0.31064558985296" calcext:value-type="float">
            <text:p>0.3106455899</text:p>
          </table:table-cell>
          <table:table-cell office:value-type="float" office:value="0.2827495237962" calcext:value-type="float">
            <text:p>0.2827495238</text:p>
          </table:table-cell>
          <table:table-cell office:value-type="float" office:value="0.254840384116571" calcext:value-type="float">
            <text:p>0.2548403841</text:p>
          </table:table-cell>
          <table:table-cell office:value-type="float" office:value="0.226986129219253" calcext:value-type="float">
            <text:p>0.2269861292</text:p>
          </table:table-cell>
          <table:table-cell office:value-type="float" office:value="0.199246298719425" calcext:value-type="float">
            <text:p>0.1992462987</text:p>
          </table:table-cell>
          <table:table-cell office:value-type="float" office:value="0.171672472512715" calcext:value-type="float">
            <text:p>0.1716724725</text:p>
          </table:table-cell>
          <table:table-cell office:value-type="float" office:value="0.144308810068782" calcext:value-type="float">
            <text:p>0.1443088101</text:p>
          </table:table-cell>
          <table:table-cell office:value-type="float" office:value="0.117192665958185" calcext:value-type="float">
            <text:p>0.117192666</text:p>
          </table:table-cell>
          <table:table-cell office:value-type="float" office:value="0.0903552783007022" calcext:value-type="float">
            <text:p>0.0903552783</text:p>
          </table:table-cell>
          <table:table-cell office:value-type="float" office:value="0.063822526813041" calcext:value-type="float">
            <text:p>0.0638225268</text:p>
          </table:table-cell>
          <table:table-cell office:value-type="float" office:value="0.0376157563884072" calcext:value-type="float">
            <text:p>0.0376157564</text:p>
          </table:table-cell>
          <table:table-cell office:value-type="float" office:value="0.0117526606661389" calcext:value-type="float">
            <text:p>0.0117526607</text:p>
          </table:table-cell>
          <table:table-cell office:value-type="float" office:value="-0.0137517820863708" calcext:value-type="float">
            <text:p>-0.0137517821</text:p>
          </table:table-cell>
          <table:table-cell office:value-type="float" office:value="-0.0388843311369036" calcext:value-type="float">
            <text:p>-0.0388843311</text:p>
          </table:table-cell>
          <table:table-cell office:value-type="float" office:value="-0.063632476908998" calcext:value-type="float">
            <text:p>-0.0636324769</text:p>
          </table:table-cell>
          <table:table-cell office:value-type="float" office:value="-0.087983422694764" calcext:value-type="float">
            <text:p>-0.0879834227</text:p>
          </table:table-cell>
          <table:table-cell office:value-type="float" office:value="-0.111923074247032" calcext:value-type="float">
            <text:p>-0.1119230742</text:p>
          </table:table-cell>
          <table:table-cell office:value-type="float" office:value="-0.135435059865532" calcext:value-type="float">
            <text:p>-0.1354350599</text:p>
          </table:table-cell>
          <table:table-cell office:value-type="float" office:value="-0.15849980583535" calcext:value-type="float">
            <text:p>-0.1584998058</text:p>
          </table:table-cell>
          <table:table-cell office:value-type="float" office:value="-0.181093693495271" calcext:value-type="float">
            <text:p>-0.1810936935</text:p>
          </table:table-cell>
          <table:table-cell office:value-type="float" office:value="-0.203188324599886" calcext:value-type="float">
            <text:p>-0.2031883246</text:p>
          </table:table-cell>
          <table:table-cell office:value-type="float" office:value="-0.224749920836829" calcext:value-type="float">
            <text:p>-0.2247499208</text:p>
          </table:table-cell>
          <table:table-cell office:value-type="float" office:value="-0.245738881287608" calcext:value-type="float">
            <text:p>-0.2457388813</text:p>
          </table:table-cell>
          <table:table-cell office:value-type="float" office:value="-0.26610951827344" calcext:value-type="float">
            <text:p>-0.2661095183</text:p>
          </table:table-cell>
          <table:table-cell office:value-type="float" office:value="-0.285809987496808" calcext:value-type="float">
            <text:p>-0.2858099875</text:p>
          </table:table-cell>
          <table:table-cell office:value-type="float" office:value="-0.304782422852563" calcext:value-type="float">
            <text:p>-0.3047824229</text:p>
          </table:table-cell>
          <table:table-cell office:value-type="float" office:value="-0.322963279993906" calcext:value-type="float">
            <text:p>-0.32296328</text:p>
          </table:table-cell>
          <table:table-cell office:value-type="float" office:value="-0.340283886014895" calcext:value-type="float">
            <text:p>-0.340283886</text:p>
          </table:table-cell>
          <table:table-cell office:value-type="float" office:value="-0.356671185803059" calcext:value-type="float">
            <text:p>-0.3566711858</text:p>
          </table:table-cell>
          <table:table-cell office:value-type="float" office:value="-0.37204866908081" calcext:value-type="float">
            <text:p>-0.3720486691</text:p>
          </table:table-cell>
          <table:table-cell office:value-type="float" office:value="-0.38633745622831" calcext:value-type="float">
            <text:p>-0.3863374562</text:p>
          </table:table-cell>
          <table:table-cell office:value-type="float" office:value="-0.399457515950796" calcext:value-type="float">
            <text:p>-0.399457516</text:p>
          </table:table-cell>
          <table:table-cell office:value-type="float" office:value="-0.411328983937802" calcext:value-type="float">
            <text:p>-0.4113289839</text:p>
          </table:table-cell>
          <table:table-cell office:value-type="float" office:value="-0.421873548997287" calcext:value-type="float">
            <text:p>-0.421873549</text:p>
          </table:table-cell>
          <table:table-cell office:value-type="float" office:value="-0.431015871783994" calcext:value-type="float">
            <text:p>-0.4310158718</text:p>
          </table:table-cell>
          <table:table-cell office:value-type="float" office:value="-0.43868500114707" calcext:value-type="float">
            <text:p>-0.4386850011</text:p>
          </table:table-cell>
          <table:table-cell office:value-type="float" office:value="-0.44481575419441" calcext:value-type="float">
            <text:p>-0.4448157542</text:p>
          </table:table-cell>
          <table:table-cell office:value-type="float" office:value="-0.449350028254072" calcext:value-type="float">
            <text:p>-0.4493500283</text:p>
          </table:table-cell>
          <table:table-cell office:value-type="float" office:value="-0.452238015815865" calcext:value-type="float">
            <text:p>-0.4522380158</text:p>
          </table:table-cell>
          <table:table-cell office:value-type="float" office:value="-0.453439297053473" calcext:value-type="float">
            <text:p>-0.4534392971</text:p>
          </table:table-cell>
          <table:table-cell office:value-type="float" office:value="-0.452923788458915" calcext:value-type="float">
            <text:p>-0.4529237885</text:p>
          </table:table-cell>
          <table:table-cell office:value-type="float" office:value="-0.450672530282013" calcext:value-type="float">
            <text:p>-0.4506725303</text:p>
          </table:table-cell>
          <table:table-cell office:value-type="float" office:value="-0.446678299705616" calcext:value-type="float">
            <text:p>-0.4466782997</text:p>
          </table:table-cell>
          <table:table-cell office:value-type="float" office:value="-0.440946040877582" calcext:value-type="float">
            <text:p>-0.4409460409</text:p>
          </table:table-cell>
          <table:table-cell office:value-type="float" office:value="-0.433493106976235" calcext:value-type="float">
            <text:p>-0.433493107</text:p>
          </table:table-cell>
          <table:table-cell office:value-type="float" office:value="-0.424349313344097" calcext:value-type="float">
            <text:p>-0.4243493133</text:p>
          </table:table-cell>
          <table:table-cell office:value-type="float" office:value="-0.413556804348554" calcext:value-type="float">
            <text:p>-0.4135568043</text:p>
          </table:table-cell>
          <table:table-cell office:value-type="float" office:value="-0.401169739991666" calcext:value-type="float">
            <text:p>-0.40116974</text:p>
          </table:table-cell>
          <table:table-cell office:value-type="float" office:value="-0.387253811377931" calcext:value-type="float">
            <text:p>-0.3872538114</text:p>
          </table:table-cell>
          <table:table-cell office:value-type="float" office:value="-0.371885596941524" calcext:value-type="float">
            <text:p>-0.3718855969</text:p>
          </table:table-cell>
          <table:table-cell office:value-type="float" office:value="-0.355151773812706" calcext:value-type="float">
            <text:p>-0.3551517738</text:p>
          </table:table-cell>
          <table:table-cell office:value-type="float" office:value="-0.337148200842582" calcext:value-type="float">
            <text:p>-0.3371482008</text:p>
          </table:table-cell>
          <table:table-cell office:value-type="float" office:value="-0.317978891576882" calcext:value-type="float">
            <text:p>-0.3179788916</text:p>
          </table:table-cell>
          <table:table-cell office:value-type="float" office:value="-0.297754896845877" calcext:value-type="float">
            <text:p>-0.2977548968</text:p>
          </table:table-cell>
          <table:table-cell office:value-type="float" office:value="-0.276593117589536" calcext:value-type="float">
            <text:p>-0.2765931176</text:p>
          </table:table-cell>
          <table:table-cell office:value-type="float" office:value="-0.254615069051188" calcext:value-type="float">
            <text:p>-0.2546150691</text:p>
          </table:table-cell>
          <table:table-cell office:value-type="float" office:value="-0.231945617538314" calcext:value-type="float">
            <text:p>-0.2319456175</text:p>
          </table:table-cell>
          <table:table-cell office:value-type="float" office:value="-0.208711710577013" calcext:value-type="float">
            <text:p>-0.2087117106</text:p>
          </table:table-cell>
          <table:table-cell office:value-type="float" office:value="-0.185041120496899" calcext:value-type="float">
            <text:p>-0.1850411205</text:p>
          </table:table-cell>
          <table:table-cell office:value-type="float" office:value="-0.161061220315981" calcext:value-type="float">
            <text:p>-0.1610612203</text:p>
          </table:table-cell>
          <table:table-cell office:value-type="float" office:value="-0.136897809298328" calcext:value-type="float">
            <text:p>-0.1368978093</text:p>
          </table:table-cell>
          <table:table-cell office:value-type="float" office:value="-0.112674003791265" calcext:value-type="float">
            <text:p>-0.1126740038</text:p>
          </table:table-cell>
          <table:table-cell office:value-type="float" office:value="-0.0885092069780447" calcext:value-type="float">
            <text:p>-0.088509207</text:p>
          </table:table-cell>
          <table:table-cell office:value-type="float" office:value="-0.0645181690712127" calcext:value-type="float">
            <text:p>-0.0645181691</text:p>
          </table:table-cell>
          <table:table-cell office:value-type="float" office:value="-0.0408101472872113" calcext:value-type="float">
            <text:p>-0.0408101473</text:p>
          </table:table-cell>
          <table:table-cell office:value-type="float" office:value="-0.017488172738902" calcext:value-type="float">
            <text:p>-0.0174881727</text:p>
          </table:table-cell>
          <table:table-cell office:value-type="float" office:value="0.00535157078405568" calcext:value-type="float">
            <text:p>0.0053515708</text:p>
          </table:table-cell>
          <table:table-cell office:value-type="float" office:value="0.0276202532679393" calcext:value-type="float">
            <text:p>0.0276202533</text:p>
          </table:table-cell>
          <table:table-cell office:value-type="float" office:value="0.0492367892588574" calcext:value-type="float">
            <text:p>0.0492367893</text:p>
          </table:table-cell>
          <table:table-cell office:value-type="float" office:value="0.0701281139134824" calcext:value-type="float">
            <text:p>0.0701281139</text:p>
          </table:table-cell>
          <table:table-cell office:value-type="float" office:value="0.090229346930768" calcext:value-type="float">
            <text:p>0.0902293469</text:p>
          </table:table-cell>
          <table:table-cell office:value-type="float" office:value="0.109483848485446" calcext:value-type="float">
            <text:p>0.1094838485</text:p>
          </table:table-cell>
          <table:table-cell office:value-type="float" office:value="0.127843172610607" calcext:value-type="float">
            <text:p>0.1278431726</text:p>
          </table:table-cell>
          <table:table-cell office:value-type="float" office:value="0.145266924621907" calcext:value-type="float">
            <text:p>0.1452669246</text:p>
          </table:table-cell>
          <table:table-cell office:value-type="float" office:value="0.161722530139667" calcext:value-type="float">
            <text:p>0.1617225301</text:p>
          </table:table-cell>
          <table:table-cell office:value-type="float" office:value="0.177184924054267" calcext:value-type="float">
            <text:p>0.1771849241</text:p>
          </table:table-cell>
          <table:table-cell office:value-type="float" office:value="0.191636168400494" calcext:value-type="float">
            <text:p>0.1916361684</text:p>
          </table:table-cell>
          <table:table-cell office:value-type="float" office:value="0.205065008569659" calcext:value-type="float">
            <text:p>0.2050650086</text:p>
          </table:table-cell>
          <table:table-cell office:value-type="float" office:value="0.217466377604186" calcext:value-type="float">
            <text:p>0.2174663776</text:p>
          </table:table-cell>
          <table:table-cell office:value-type="float" office:value="0.228840858500818" calcext:value-type="float">
            <text:p>0.2288408585</text:p>
          </table:table-cell>
          <table:table-cell office:value-type="float" office:value="0.239194114506766" calcext:value-type="float">
            <text:p>0.2391941145</text:p>
          </table:table-cell>
          <table:table-cell office:value-type="float" office:value="0.248536297339064" calcext:value-type="float">
            <text:p>0.2485362973</text:p>
          </table:table-cell>
          <table:table-cell office:value-type="float" office:value="0.256881443100203" calcext:value-type="float">
            <text:p>0.2568814431</text:p>
          </table:table-cell>
          <table:table-cell office:value-type="float" office:value="0.264246865410529" calcext:value-type="float">
            <text:p>0.2642468654</text:p>
          </table:table-cell>
          <table:table-cell office:value-type="float" office:value="0.27065255493507" calcext:value-type="float">
            <text:p>0.2706525549</text:p>
          </table:table-cell>
          <table:table-cell office:value-type="float" office:value="0.276120594053957" calcext:value-type="float">
            <text:p>0.2761205941</text:p>
          </table:table-cell>
          <table:table-cell office:value-type="float" office:value="0.280674594913624" calcext:value-type="float">
            <text:p>0.2806745949</text:p>
          </table:table-cell>
          <table:table-cell office:value-type="float" office:value="0.284339168503365" calcext:value-type="float">
            <text:p>0.2843391685</text:p>
          </table:table-cell>
          <table:table-cell office:value-type="float" office:value="0.287139431730996" calcext:value-type="float">
            <text:p>0.2871394317</text:p>
          </table:table-cell>
          <table:table-cell office:value-type="float" office:value="0.289100558726112" calcext:value-type="float">
            <text:p>0.2891005587</text:p>
          </table:table-cell>
          <table:table-cell office:value-type="float" office:value="0.290247381785401" calcext:value-type="float">
            <text:p>0.2902473818</text:p>
          </table:table-cell>
          <table:table-cell office:value-type="float" office:value="0.290604046498733" calcext:value-type="float">
            <text:p>0.2906040465</text:p>
          </table:table-cell>
          <table:table-cell office:value-type="float" office:value="0.29019372466792" calcext:value-type="float">
            <text:p>0.2901937247</text:p>
          </table:table-cell>
          <table:table-cell office:value-type="float" office:value="0.289038387663176" calcext:value-type="float">
            <text:p>0.2890383877</text:p>
          </table:table-cell>
          <table:table-cell office:value-type="float" office:value="0.287158641869769" calcext:value-type="float">
            <text:p>0.2871586419</text:p>
          </table:table-cell>
          <table:table-cell office:value-type="float" office:value="0.284573626873437" calcext:value-type="float">
            <text:p>0.2845736269</text:p>
          </table:table-cell>
          <table:table-cell office:value-type="float" office:value="0.281300976033073" calcext:value-type="float">
            <text:p>0.281300976</text:p>
          </table:table-cell>
          <table:table-cell office:value-type="float" office:value="0.277356838107435" calcext:value-type="float">
            <text:p>0.2773568381</text:p>
          </table:table-cell>
          <table:table-cell office:value-type="float" office:value="0.272755957653056" calcext:value-type="float">
            <text:p>0.2727559577</text:p>
          </table:table-cell>
          <table:table-cell office:value-type="float" office:value="0.267511811004531" calcext:value-type="float">
            <text:p>0.267511811</text:p>
          </table:table-cell>
          <table:table-cell office:value-type="float" office:value="0.261636793796447" calcext:value-type="float">
            <text:p>0.2616367938</text:p>
          </table:table-cell>
          <table:table-cell office:value-type="float" office:value="0.255142455196256" calcext:value-type="float">
            <text:p>0.2551424552</text:p>
          </table:table-cell>
          <table:table-cell office:value-type="float" office:value="0.248039773295671" calcext:value-type="float">
            <text:p>0.2480397733</text:p>
          </table:table-cell>
          <table:table-cell office:value-type="float" office:value="0.240339465460133" calcext:value-type="float">
            <text:p>0.2403394655</text:p>
          </table:table-cell>
          <table:table-cell office:value-type="float" office:value="0.232052326865464" calcext:value-type="float">
            <text:p>0.2320523269</text:p>
          </table:table-cell>
          <table:table-cell office:value-type="float" office:value="0.223189589962902" calcext:value-type="float">
            <text:p>0.22318959</text:p>
          </table:table-cell>
          <table:table-cell office:value-type="float" office:value="0.213763297212683" calcext:value-type="float">
            <text:p>0.2137632972</text:p>
          </table:table-cell>
          <table:table-cell office:value-type="float" office:value="0.203786679118632" calcext:value-type="float">
            <text:p>0.2037866791</text:p>
          </table:table-cell>
          <table:table-cell office:value-type="float" office:value="0.193274529389266" calcext:value-type="float">
            <text:p>0.1932745294</text:p>
          </table:table-cell>
          <table:table-cell office:value-type="float" office:value="0.182243568953115" calcext:value-type="float">
            <text:p>0.182243569</text:p>
          </table:table-cell>
          <table:table-cell office:value-type="float" office:value="0.170712790579147" calcext:value-type="float">
            <text:p>0.1707127906</text:p>
          </table:table-cell>
          <table:table-cell office:value-type="float" office:value="0.158703776006101" calcext:value-type="float">
            <text:p>0.158703776</text:p>
          </table:table-cell>
          <table:table-cell office:value-type="float" office:value="0.146240977780631" calcext:value-type="float">
            <text:p>0.1462409778</text:p>
          </table:table-cell>
          <table:table-cell office:value-type="float" office:value="0.133351958451534" calcext:value-type="float">
            <text:p>0.1333519585</text:p>
          </table:table-cell>
          <table:table-cell office:value-type="float" office:value="0.120067580373595" calcext:value-type="float">
            <text:p>0.1200675804</text:p>
          </table:table-cell>
          <table:table-cell office:value-type="float" office:value="0.106422140143848" calcext:value-type="float">
            <text:p>0.1064221401</text:p>
          </table:table-cell>
          <table:table-cell office:value-type="float" office:value="0.0924534426223206" calcext:value-type="float">
            <text:p>0.0924534426</text:p>
          </table:table-cell>
          <table:table-cell office:value-type="float" office:value="0.0782028105717009" calcext:value-type="float">
            <text:p>0.0782028106</text:p>
          </table:table-cell>
          <table:table-cell office:value-type="float" office:value="0.0637150271693882" calcext:value-type="float">
            <text:p>0.0637150272</text:p>
          </table:table-cell>
          <table:table-cell office:value-type="float" office:value="0.0490382099803588" calcext:value-type="float">
            <text:p>0.04903821</text:p>
          </table:table-cell>
          <table:table-cell office:value-type="float" office:value="0.0342236163986909" calcext:value-type="float">
            <text:p>0.0342236164</text:p>
          </table:table-cell>
          <table:table-cell office:value-type="float" office:value="0.0193253820355643" calcext:value-type="float">
            <text:p>0.019325382</text:p>
          </table:table-cell>
          <table:table-cell office:value-type="float" office:value="0.00440019501037781" calcext:value-type="float">
            <text:p>0.004400195</text:p>
          </table:table-cell>
          <table:table-cell office:value-type="float" office:value="-0.0104930894539523" calcext:value-type="float">
            <text:p>-0.0104930895</text:p>
          </table:table-cell>
          <table:table-cell office:value-type="float" office:value="-0.0252938883643178" calcext:value-type="float">
            <text:p>-0.0252938884</text:p>
          </table:table-cell>
          <table:table-cell office:value-type="float" office:value="-0.0399403772087265" calcext:value-type="float">
            <text:p>-0.0399403772</text:p>
          </table:table-cell>
          <table:table-cell office:value-type="float" office:value="-0.0543700150315707" calcext:value-type="float">
            <text:p>-0.054370015</text:p>
          </table:table-cell>
          <table:table-cell office:value-type="float" office:value="-0.0685200993513274" calcext:value-type="float">
            <text:p>-0.0685200994</text:p>
          </table:table-cell>
          <table:table-cell office:value-type="float" office:value="-0.0823283412720183" calcext:value-type="float">
            <text:p>-0.0823283413</text:p>
          </table:table-cell>
          <table:table-cell office:value-type="float" office:value="-0.0957334507120528" calcext:value-type="float">
            <text:p>-0.0957334507</text:p>
          </table:table-cell>
          <table:table-cell office:value-type="float" office:value="-0.108675721493853" calcext:value-type="float">
            <text:p>-0.1086757215</text:p>
          </table:table-cell>
          <table:table-cell office:value-type="float" office:value="-0.121097606105196" calcext:value-type="float">
            <text:p>-0.1210976061</text:p>
          </table:table-cell>
          <table:table-cell office:value-type="float" office:value="-0.132944270249158" calcext:value-type="float">
            <text:p>-0.1329442702</text:p>
          </table:table-cell>
          <table:table-cell office:value-type="float" office:value="-0.144164117828351" calcext:value-type="float">
            <text:p>-0.1441641178</text:p>
          </table:table-cell>
          <table:table-cell office:value-type="float" office:value="-0.154709277737319" calcext:value-type="float">
            <text:p>-0.1547092777</text:p>
          </table:table-cell>
          <table:table-cell office:value-type="float" office:value="-0.164536044738053" calcext:value-type="float">
            <text:p>-0.1645360447</text:p>
          </table:table-cell>
          <table:table-cell office:value-type="float" office:value="-0.173605267736295" calcext:value-type="float">
            <text:p>-0.1736052677</text:p>
          </table:table-cell>
          <table:table-cell office:value-type="float" office:value="-0.181882679928296" calcext:value-type="float">
            <text:p>-0.1818826799</text:p>
          </table:table-cell>
          <table:table-cell office:value-type="float" office:value="-0.189339166516035" calcext:value-type="float">
            <text:p>-0.1893391665</text:p>
          </table:table-cell>
          <table:table-cell office:value-type="float" office:value="-0.195950966960809" calcext:value-type="float">
            <text:p>-0.195950967</text:p>
          </table:table-cell>
          <table:table-cell office:value-type="float" office:value="-0.201699810029342" calcext:value-type="float">
            <text:p>-0.20169981</text:p>
          </table:table-cell>
          <table:table-cell office:value-type="float" office:value="-0.206572981154126" calcext:value-type="float">
            <text:p>-0.2065729812</text:p>
          </table:table-cell>
          <table:table-cell office:value-type="float" office:value="-0.210563322853591" calcext:value-type="float">
            <text:p>-0.2105633229</text:p>
          </table:table-cell>
          <table:table-cell office:value-type="float" office:value="-0.213669170114104" calcext:value-type="float">
            <text:p>-0.2136691701</text:p>
          </table:table-cell>
          <table:table-cell office:value-type="float" office:value="-0.215894223703871" calcext:value-type="float">
            <text:p>-0.2158942237</text:p>
          </table:table-cell>
          <table:table-cell office:value-type="float" office:value="-0.217247365350416" calcext:value-type="float">
            <text:p>-0.2172473654</text:p>
          </table:table-cell>
          <table:table-cell office:value-type="float" office:value="-0.217742419554561" calcext:value-type="float">
            <text:p>-0.2177424196</text:p>
          </table:table-cell>
          <table:table-cell office:value-type="float" office:value="-0.217397867523083" calcext:value-type="float">
            <text:p>-0.2173978675</text:p>
          </table:table-cell>
          <table:table-cell office:value-type="float" office:value="-0.2162365192722" calcext:value-type="float">
            <text:p>-0.2162365193</text:p>
          </table:table-cell>
          <table:table-cell office:value-type="float" office:value="-0.214285150380536" calcext:value-type="float">
            <text:p>-0.2142851504</text:p>
          </table:table-cell>
          <table:table-cell office:value-type="float" office:value="-0.21157411015249" calcext:value-type="float">
            <text:p>-0.2115741102</text:p>
          </table:table-cell>
          <table:table-cell office:value-type="float" office:value="-0.208136908093786" calcext:value-type="float">
            <text:p>-0.2081369081</text:p>
          </table:table-cell>
          <table:table-cell office:value-type="float" office:value="-0.204009785606182" calcext:value-type="float">
            <text:p>-0.2040097856</text:p>
          </table:table-cell>
          <table:table-cell office:value-type="float" office:value="-0.199231279686868" calcext:value-type="float">
            <text:p>-0.1992312797</text:p>
          </table:table-cell>
          <table:table-cell office:value-type="float" office:value="-0.193841785180682" calcext:value-type="float">
            <text:p>-0.1938417852</text:p>
          </table:table-cell>
          <table:table-cell office:value-type="float" office:value="-0.187883121794464" calcext:value-type="float">
            <text:p>-0.1878831218</text:p>
          </table:table-cell>
          <table:table-cell office:value-type="float" office:value="-0.181398111655717" calcext:value-type="float">
            <text:p>-0.1813981117</text:p>
          </table:table-cell>
          <table:table-cell office:value-type="float" office:value="-0.174430172700174" calcext:value-type="float">
            <text:p>-0.1744301727</text:p>
          </table:table-cell>
          <table:table-cell office:value-type="float" office:value="-0.167022932618934" calcext:value-type="float">
            <text:p>-0.1670229326</text:p>
          </table:table-cell>
          <table:table-cell office:value-type="float" office:value="-0.159219867503396" calcext:value-type="float">
            <text:p>-0.1592198675</text:p>
          </table:table-cell>
          <table:table-cell office:value-type="float" office:value="-0.151063968708696" calcext:value-type="float">
            <text:p>-0.1510639687</text:p>
          </table:table-cell>
          <table:table-cell office:value-type="float" office:value="-0.142597440829218" calcext:value-type="float">
            <text:p>-0.1425974408</text:p>
          </table:table-cell>
          <table:table-cell office:value-type="float" office:value="-0.133861433054045" calcext:value-type="float">
            <text:p>-0.1338614331</text:p>
          </table:table-cell>
          <table:table-cell office:value-type="float" office:value="-0.124895805557597" calcext:value-type="float">
            <text:p>-0.1248958056</text:p>
          </table:table-cell>
          <table:table-cell office:value-type="float" office:value="-0.115738931988575" calcext:value-type="float">
            <text:p>-0.115738932</text:p>
          </table:table-cell>
          <table:table-cell office:value-type="float" office:value="-0.106427538556118" calcext:value-type="float">
            <text:p>-0.1064275386</text:p>
          </table:table-cell>
          <table:table-cell office:value-type="float" office:value="-0.0969965796795602" calcext:value-type="float">
            <text:p>-0.0969965797</text:p>
          </table:table-cell>
          <table:table-cell office:value-type="float" office:value="-0.0874791496706301" calcext:value-type="float">
            <text:p>-0.0874791497</text:p>
          </table:table-cell>
          <table:table-cell office:value-type="float" office:value="-0.0779064294552206" calcext:value-type="float">
            <text:p>-0.0779064295</text:p>
          </table:table-cell>
          <table:table-cell office:value-type="float" office:value="-0.0683076669162752" calcext:value-type="float">
            <text:p>-0.0683076669</text:p>
          </table:table-cell>
          <table:table-cell office:value-type="float" office:value="-0.0587101890493497" calcext:value-type="float">
            <text:p>-0.058710189</text:p>
          </table:table-cell>
          <table:table-cell office:value-type="float" office:value="-0.049139443766083" calcext:value-type="float">
            <text:p>-0.0491394438</text:p>
          </table:table-cell>
          <table:table-cell office:value-type="float" office:value="-0.0396190688585624" calcext:value-type="float">
            <text:p>-0.0396190689</text:p>
          </table:table-cell>
          <table:table-cell office:value-type="float" office:value="-0.0301709853463378" calcext:value-type="float">
            <text:p>-0.0301709853</text:p>
          </table:table-cell>
          <table:table-cell office:value-type="float" office:value="-0.0208155121699538" calcext:value-type="float">
            <text:p>-0.0208155122</text:p>
          </table:table-cell>
          <table:table-cell office:value-type="float" office:value="-0.0115714989682109" calcext:value-type="float">
            <text:p>-0.011571499</text:p>
          </table:table-cell>
          <table:table-cell office:value-type="float" office:value="-0.00245647348511041" calcext:value-type="float">
            <text:p>-0.0024564735</text:p>
          </table:table-cell>
          <table:table-cell office:value-type="float" office:value="0.00651320000344263" calcext:value-type="float">
            <text:p>0.0065132</text:p>
          </table:table-cell>
          <table:table-cell office:value-type="float" office:value="0.0153221549683297" calcext:value-type="float">
            <text:p>0.015322155</text:p>
          </table:table-cell>
          <table:table-cell office:value-type="float" office:value="0.0239558534081419" calcext:value-type="float">
            <text:p>0.0239558534</text:p>
          </table:table-cell>
          <table:table-cell office:value-type="float" office:value="0.0324004169520961" calcext:value-type="float">
            <text:p>0.032400417</text:p>
          </table:table-cell>
          <table:table-cell office:value-type="float" office:value="0.0406424620751297" calcext:value-type="float">
            <text:p>0.0406424621</text:p>
          </table:table-cell>
          <table:table-cell office:value-type="float" office:value="0.0486689431275511" calcext:value-type="float">
            <text:p>0.0486689431</text:p>
          </table:table-cell>
          <table:table-cell office:value-type="float" office:value="0.0564670067334722" calcext:value-type="float">
            <text:p>0.0564670067</text:p>
          </table:table-cell>
          <table:table-cell office:value-type="float" office:value="0.0640238609001298" calcext:value-type="float">
            <text:p>0.0640238609</text:p>
          </table:table-cell>
          <table:table-cell office:value-type="float" office:value="0.0713266619032557" calcext:value-type="float">
            <text:p>0.0713266619</text:p>
          </table:table-cell>
          <table:table-cell office:value-type="float" office:value="0.0783624216731879" calcext:value-type="float">
            <text:p>0.0783624217</text:p>
          </table:table-cell>
          <table:table-cell office:value-type="float" office:value="0.0851179380044217" calcext:value-type="float">
            <text:p>0.085117938</text:p>
          </table:table-cell>
          <table:table-cell office:value-type="float" office:value="0.0915797494536361" calcext:value-type="float">
            <text:p>0.0915797495</text:p>
          </table:table-cell>
          <table:table-cell office:value-type="float" office:value="0.0977341162845373" calcext:value-type="float">
            <text:p>0.0977341163</text:p>
          </table:table-cell>
          <table:table-cell office:value-type="float" office:value="0.103567028272086" calcext:value-type="float">
            <text:p>0.1035670283</text:p>
          </table:table-cell>
          <table:table-cell office:value-type="float" office:value="0.109064239604716" calcext:value-type="float">
            <text:p>0.1090642396</text:p>
          </table:table-cell>
          <table:table-cell office:value-type="float" office:value="0.114211330534079" calcext:value-type="float">
            <text:p>0.1142113305</text:p>
          </table:table-cell>
          <table:table-cell office:value-type="float" office:value="0.118993794831534" calcext:value-type="float">
            <text:p>0.1189937948</text:p>
          </table:table-cell>
          <table:table-cell office:value-type="float" office:value="0.12339715153353" calcext:value-type="float">
            <text:p>0.1233971515</text:p>
          </table:table-cell>
          <table:table-cell office:value-type="float" office:value="0.127407078908712" calcext:value-type="float">
            <text:p>0.1274070789</text:p>
          </table:table-cell>
          <table:table-cell office:value-type="float" office:value="0.131009568071999" calcext:value-type="float">
            <text:p>0.1310095681</text:p>
          </table:table-cell>
          <table:table-cell office:value-type="float" office:value="0.134191093217934" calcext:value-type="float">
            <text:p>0.1341910932</text:p>
          </table:table-cell>
          <table:table-cell office:value-type="float" office:value="0.136938795058611" calcext:value-type="float">
            <text:p>0.1369387951</text:p>
          </table:table-cell>
          <table:table-cell office:value-type="float" office:value="0.139240673739826" calcext:value-type="float">
            <text:p>0.1392406737</text:p>
          </table:table-cell>
          <table:table-cell office:value-type="float" office:value="0.141085787279954" calcext:value-type="float">
            <text:p>0.1410857873</text:p>
          </table:table-cell>
          <table:table-cell office:value-type="float" office:value="0.142464451434463" calcext:value-type="float">
            <text:p>0.1424644514</text:p>
          </table:table-cell>
          <table:table-cell office:value-type="float" office:value="0.143368436836704" calcext:value-type="float">
            <text:p>0.1433684368</text:p>
          </table:table-cell>
          <table:table-cell office:value-type="float" office:value="0.143791159303297" calcext:value-type="float">
            <text:p>0.1437911593</text:p>
          </table:table-cell>
          <table:table-cell office:value-type="float" office:value="0.143727859317098" calcext:value-type="float">
            <text:p>0.1437278593</text:p>
          </table:table-cell>
          <table:table-cell office:value-type="float" office:value="0.14317576690828" calcext:value-type="float">
            <text:p>0.1431757669</text:p>
          </table:table-cell>
          <table:table-cell office:value-type="float" office:value="0.142134248437947" calcext:value-type="float">
            <text:p>0.1421342484</text:p>
          </table:table-cell>
          <table:table-cell office:value-type="float" office:value="0.140604932141169" calcext:value-type="float">
            <text:p>0.1406049321</text:p>
          </table:table-cell>
          <table:table-cell office:value-type="float" office:value="0.138591809698158" calcext:value-type="float">
            <text:p>0.1385918097</text:p>
          </table:table-cell>
          <table:table-cell office:value-type="float" office:value="0.136101311563245" calcext:value-type="float">
            <text:p>0.1361013116</text:p>
          </table:table-cell>
          <table:table-cell office:value-type="float" office:value="0.133142354280779" calcext:value-type="float">
            <text:p>0.1331423543</text:p>
          </table:table-cell>
          <table:table-cell office:value-type="float" office:value="0.129726358543344" calcext:value-type="float">
            <text:p>0.1297263585</text:p>
          </table:table-cell>
          <table:table-cell office:value-type="float" office:value="0.125867237289793" calcext:value-type="float">
            <text:p>0.1258672373</text:p>
          </table:table-cell>
          <table:table-cell office:value-type="float" office:value="0.121581353686666" calcext:value-type="float">
            <text:p>0.1215813537</text:p>
          </table:table-cell>
          <table:table-cell office:value-type="float" office:value="0.116887449375764" calcext:value-type="float">
            <text:p>0.1168874494</text:p>
          </table:table-cell>
          <table:table-cell office:value-type="float" office:value="0.111806543892137" calcext:value-type="float">
            <text:p>0.1118065439</text:p>
          </table:table-cell>
          <table:table-cell office:value-type="float" office:value="0.106361806650729" calcext:value-type="float">
            <text:p>0.1063618067</text:p>
          </table:table-cell>
          <table:table-cell office:value-type="float" office:value="0.100578403356795" calcext:value-type="float">
            <text:p>0.1005784034</text:p>
          </table:table-cell>
          <table:table-cell office:value-type="float" office:value="0.0944833191076497" calcext:value-type="float">
            <text:p>0.0944833191</text:p>
          </table:table-cell>
          <table:table-cell office:value-type="float" office:value="0.0881051608133707" calcext:value-type="float">
            <text:p>0.0881051608</text:p>
          </table:table-cell>
          <table:table-cell office:value-type="float" office:value="0.0814739418670929" calcext:value-type="float">
            <text:p>0.0814739419</text:p>
          </table:table-cell>
          <table:table-cell office:value-type="float" office:value="0.0746208522363218" calcext:value-type="float">
            <text:p>0.0746208522</text:p>
          </table:table-cell>
          <table:table-cell office:value-type="float" office:value="0.0675780173233664" calcext:value-type="float">
            <text:p>0.0675780173</text:p>
          </table:table-cell>
          <table:table-cell office:value-type="float" office:value="0.0603782490533417" calcext:value-type="float">
            <text:p>0.0603782491</text:p>
          </table:table-cell>
          <table:table-cell office:value-type="float" office:value="0.0530547926931788" calcext:value-type="float">
            <text:p>0.0530547927</text:p>
          </table:table-cell>
          <table:table-cell office:value-type="float" office:value="0.0456410728857196" calcext:value-type="float">
            <text:p>0.0456410729</text:p>
          </table:table-cell>
          <table:table-cell office:value-type="float" office:value="0.0381704423025006" calcext:value-type="float">
            <text:p>0.0381704423</text:p>
          </table:table-cell>
          <table:table-cell office:value-type="float" office:value="0.0306759361811471" calcext:value-type="float">
            <text:p>0.0306759362</text:p>
          </table:table-cell>
          <table:table-cell office:value-type="float" office:value="0.0231900358236886" calcext:value-type="float">
            <text:p>0.0231900358</text:p>
          </table:table-cell>
          <table:table-cell office:value-type="float" office:value="0.015744443896322" calcext:value-type="float">
            <text:p>0.0157444439</text:p>
          </table:table-cell>
          <table:table-cell office:value-type="float" office:value="0.00836987409600448" calcext:value-type="float">
            <text:p>0.0083698741</text:p>
          </table:table-cell>
          <table:table-cell office:value-type="float" office:value="0.00109585744166779" calcext:value-type="float">
            <text:p>0.0010958574</text:p>
          </table:table-cell>
          <table:table-cell office:value-type="float" office:value="-0.00604943288512821" calcext:value-type="float">
            <text:p>-0.0060494329</text:p>
          </table:table-cell>
          <table:table-cell office:value-type="float" office:value="-0.0130393365756862" calcext:value-type="float">
            <text:p>-0.0130393366</text:p>
          </table:table-cell>
          <table:table-cell office:value-type="float" office:value="-0.0198488398930252" calcext:value-type="float">
            <text:p>-0.0198488399</text:p>
          </table:table-cell>
          <table:table-cell office:value-type="float" office:value="-0.02645468718637" calcext:value-type="float">
            <text:p>-0.0264546872</text:p>
          </table:table-cell>
          <table:table-cell office:value-type="float" office:value="-0.032835469735997" calcext:value-type="float">
            <text:p>-0.0328354697</text:p>
          </table:table-cell>
          <table:table-cell office:value-type="float" office:value="-0.0389716917971045" calcext:value-type="float">
            <text:p>-0.0389716918</text:p>
          </table:table-cell>
          <table:table-cell office:value-type="float" office:value="-0.0448458140512099" calcext:value-type="float">
            <text:p>-0.0448458141</text:p>
          </table:table-cell>
          <table:table-cell office:value-type="float" office:value="-0.050442274994453" calcext:value-type="float">
            <text:p>-0.050442275</text:p>
          </table:table-cell>
          <table:table-cell office:value-type="float" office:value="-0.0557474910906193" calcext:value-type="float">
            <text:p>-0.0557474911</text:p>
          </table:table-cell>
          <table:table-cell office:value-type="float" office:value="-0.0607498367884853" calcext:value-type="float">
            <text:p>-0.0607498368</text:p>
          </table:table-cell>
          <table:table-cell office:value-type="float" office:value="-0.0654396057461563" calcext:value-type="float">
            <text:p>-0.0654396057</text:p>
          </table:table-cell>
          <table:table-cell office:value-type="float" office:value="-0.0698089548169743" calcext:value-type="float">
            <text:p>-0.0698089548</text:p>
          </table:table-cell>
          <table:table-cell office:value-type="float" office:value="-0.0738518325309846" calcext:value-type="float">
            <text:p>-0.0738518325</text:p>
          </table:table-cell>
          <table:table-cell office:value-type="float" office:value="-0.0775638939518666" calcext:value-type="float">
            <text:p>-0.077563894</text:p>
          </table:table-cell>
          <table:table-cell office:value-type="float" office:value="-0.080942403901342" calcext:value-type="float">
            <text:p>-0.0809424039</text:p>
          </table:table-cell>
          <table:table-cell office:value-type="float" office:value="-0.0839861306214136" calcext:value-type="float">
            <text:p>-0.0839861306</text:p>
          </table:table-cell>
          <table:table-cell office:value-type="float" office:value="-0.0866952319897889" calcext:value-type="float">
            <text:p>-0.086695232</text:p>
          </table:table-cell>
          <table:table-cell office:value-type="float" office:value="-0.0890711364164545" calcext:value-type="float">
            <text:p>-0.0890711364</text:p>
          </table:table-cell>
          <table:table-cell office:value-type="float" office:value="-0.0911164205307172" calcext:value-type="float">
            <text:p>-0.0911164205</text:p>
          </table:table-cell>
          <table:table-cell office:value-type="float" office:value="-0.0928346857195625" calcext:value-type="float">
            <text:p>-0.0928346857</text:p>
          </table:table-cell>
          <table:table-cell office:value-type="float" office:value="-0.094230435501635" calcext:value-type="float">
            <text:p>-0.0942304355</text:p>
          </table:table-cell>
          <table:table-cell office:value-type="float" office:value="-0.0953089556184328" calcext:value-type="float">
            <text:p>-0.0953089556</text:p>
          </table:table-cell>
          <table:table-cell office:value-type="float" office:value="-0.0960761985975493" calcext:value-type="float">
            <text:p>-0.0960761986</text:p>
          </table:table-cell>
          <table:table-cell office:value-type="float" office:value="-0.0965386743942437" calcext:value-type="float">
            <text:p>-0.0965386744</text:p>
          </table:table-cell>
          <table:table-cell office:value-type="float" office:value="-0.0967033485498407" calcext:value-type="float">
            <text:p>-0.0967033485</text:p>
          </table:table-cell>
          <table:table-cell office:value-type="float" office:value="-0.0965775491208201" calcext:value-type="float">
            <text:p>-0.0965775491</text:p>
          </table:table-cell>
          <table:table-cell office:value-type="float" office:value="-0.0961688834339813" calcext:value-type="float">
            <text:p>-0.0961688834</text:p>
          </table:table-cell>
          <table:table-cell office:value-type="float" office:value="-0.0954851655134371" calcext:value-type="float">
            <text:p>-0.0954851655</text:p>
          </table:table-cell>
          <table:table-cell office:value-type="float" office:value="-0.0945343548069834" calcext:value-type="float">
            <text:p>-0.0945343548</text:p>
          </table:table-cell>
          <table:table-cell office:value-type="float" office:value="-0.0933245066169286" calcext:value-type="float">
            <text:p>-0.0933245066</text:p>
          </table:table-cell>
          <table:table-cell office:value-type="float" office:value="-0.091863734414819" calcext:value-type="float">
            <text:p>-0.0918637344</text:p>
          </table:table-cell>
          <table:table-cell office:value-type="float" office:value="-0.0901601839959616" calcext:value-type="float">
            <text:p>-0.090160184</text:p>
          </table:table-cell>
          <table:table-cell office:value-type="float" office:value="-0.0882220192098612" calcext:value-type="float">
            <text:p>-0.0882220192</text:p>
          </table:table-cell>
          <table:table-cell office:value-type="float" office:value="-0.0860574187906288" calcext:value-type="float">
            <text:p>-0.0860574188</text:p>
          </table:table-cell>
          <table:table-cell office:value-type="float" office:value="-0.0836745836098925" calcext:value-type="float">
            <text:p>-0.0836745836</text:p>
          </table:table-cell>
          <table:table-cell office:value-type="float" office:value="-0.0810817534868821" calcext:value-type="float">
            <text:p>-0.0810817535</text:p>
          </table:table-cell>
          <table:table-cell office:value-type="float" office:value="-0.0782872325191063" calcext:value-type="float">
            <text:p>-0.0782872325</text:p>
          </table:table-cell>
          <table:table-cell office:value-type="float" office:value="-0.0752994217449136" calcext:value-type="float">
            <text:p>-0.0752994217</text:p>
          </table:table-cell>
          <table:table-cell office:value-type="float" office:value="-0.0721268578191828" calcext:value-type="float">
            <text:p>-0.0721268578</text:p>
          </table:table-cell>
          <table:table-cell office:value-type="float" office:value="-0.068778256276989" calcext:value-type="float">
            <text:p>-0.0687782563</text:p>
          </table:table-cell>
          <table:table-cell office:value-type="float" office:value="-0.0652625578799888" calcext:value-type="float">
            <text:p>-0.0652625579</text:p>
          </table:table-cell>
          <table:table-cell office:value-type="float" office:value="-0.0615889764874085" calcext:value-type="float">
            <text:p>-0.0615889765</text:p>
          </table:table-cell>
          <table:table-cell office:value-type="float" office:value="-0.0577670468694203" calcext:value-type="float">
            <text:p>-0.0577670469</text:p>
          </table:table-cell>
          <table:table-cell office:value-type="float" office:value="-0.0538066708858151" calcext:value-type="float">
            <text:p>-0.0538066709</text:p>
          </table:table-cell>
          <table:table-cell office:value-type="float" office:value="-0.0497181604876434" calcext:value-type="float">
            <text:p>-0.0497181605</text:p>
          </table:table-cell>
          <table:table-cell office:value-type="float" office:value="-0.0455122760632815" calcext:value-type="float">
            <text:p>-0.0455122761</text:p>
          </table:table-cell>
          <table:table-cell office:value-type="float" office:value="-0.0412002587427099" calcext:value-type="float">
            <text:p>-0.0412002587</text:p>
          </table:table-cell>
          <table:table-cell office:value-type="float" office:value="-0.0367938553928507" calcext:value-type="float">
            <text:p>-0.0367938554</text:p>
          </table:table-cell>
          <table:table-cell office:value-type="float" office:value="-0.0323053351810165" calcext:value-type="float">
            <text:p>-0.0323053352</text:p>
          </table:table-cell>
          <table:table-cell office:value-type="float" office:value="-0.0277474967500932" calcext:value-type="float">
            <text:p>-0.0277474968</text:p>
          </table:table-cell>
          <table:table-cell office:value-type="float" office:value="-0.023133665235163" calcext:value-type="float">
            <text:p>-0.0231336652</text:p>
          </table:table-cell>
          <table:table-cell office:value-type="float" office:value="-0.0184776785533575" calcext:value-type="float">
            <text:p>-0.0184776786</text:p>
          </table:table-cell>
          <table:table-cell office:value-type="float" office:value="-0.0137938626129393" calcext:value-type="float">
            <text:p>-0.0137938626</text:p>
          </table:table-cell>
          <table:table-cell office:value-type="float" office:value="-0.00909699530975444" calcext:value-type="float">
            <text:p>-0.0090969953</text:p>
          </table:table-cell>
          <table:table-cell office:value-type="float" office:value="-0.00440225940473354" calcext:value-type="float">
            <text:p>-0.0044022594</text:p>
          </table:table-cell>
          <table:table-cell office:value-type="float" office:value="0.000274815399303602" calcext:value-type="float">
            <text:p>0.0002748154</text:p>
          </table:table-cell>
          <table:table-cell office:value-type="float" office:value="0.0049184206445807" calcext:value-type="float">
            <text:p>0.0049184206</text:p>
          </table:table-cell>
          <table:table-cell office:value-type="float" office:value="0.00951254682354324" calcext:value-type="float">
            <text:p>0.0095125468</text:p>
          </table:table-cell>
          <table:table-cell office:value-type="float" office:value="0.0140410696628308" calcext:value-type="float">
            <text:p>0.0140410697</text:p>
          </table:table-cell>
          <table:table-cell office:value-type="float" office:value="0.0184878438712736" calcext:value-type="float">
            <text:p>0.0184878439</text:p>
          </table:table-cell>
          <table:table-cell office:value-type="float" office:value="0.0228368030838401" calcext:value-type="float">
            <text:p>0.0228368031</text:p>
          </table:table-cell>
          <table:table-cell office:value-type="float" office:value="0.027072064605642" calcext:value-type="float">
            <text:p>0.0270720646</text:p>
          </table:table-cell>
          <table:table-cell office:value-type="float" office:value="0.0311780374596335" calcext:value-type="float">
            <text:p>0.0311780375</text:p>
          </table:table-cell>
          <table:table-cell office:value-type="float" office:value="0.0351395321710341" calcext:value-type="float">
            <text:p>0.0351395322</text:p>
          </table:table-cell>
          <table:table-cell office:value-type="float" office:value="0.0389418706813016" calcext:value-type="float">
            <text:p>0.0389418707</text:p>
          </table:table-cell>
          <table:table-cell office:value-type="float" office:value="0.0425709947754262" calcext:value-type="float">
            <text:p>0.0425709948</text:p>
          </table:table-cell>
          <table:table-cell office:value-type="float" office:value="0.0460135714280303" calcext:value-type="float">
            <text:p>0.0460135714</text:p>
          </table:table-cell>
          <table:table-cell office:value-type="float" office:value="0.0492570935252244" calcext:value-type="float">
            <text:p>0.0492570935</text:p>
          </table:table-cell>
          <table:table-cell office:value-type="float" office:value="0.0522899744988562" calcext:value-type="float">
            <text:p>0.0522899745</text:p>
          </table:table-cell>
          <table:table-cell office:value-type="float" office:value="0.0551016355153983" calcext:value-type="float">
            <text:p>0.0551016355</text:p>
          </table:table-cell>
          <table:table-cell office:value-type="float" office:value="0.0576825839906737" calcext:value-type="float">
            <text:p>0.057682584</text:p>
          </table:table-cell>
          <table:table-cell office:value-type="float" office:value="0.0600244823507051" calcext:value-type="float">
            <text:p>0.0600244824</text:p>
          </table:table-cell>
          <table:table-cell office:value-type="float" office:value="0.0621202061247566" calcext:value-type="float">
            <text:p>0.0621202061</text:p>
          </table:table-cell>
          <table:table-cell office:value-type="float" office:value="0.0639638906354766" calcext:value-type="float">
            <text:p>0.0639638906</text:p>
          </table:table-cell>
          <table:table-cell office:value-type="float" office:value="0.0655509657390415" calcext:value-type="float">
            <text:p>0.0655509657</text:p>
          </table:table-cell>
          <table:table-cell office:value-type="float" office:value="0.0668781782615264" calcext:value-type="float">
            <text:p>0.0668781783</text:p>
          </table:table-cell>
          <table:table-cell office:value-type="float" office:value="0.0679436019724979" calcext:value-type="float">
            <text:p>0.067943602</text:p>
          </table:table-cell>
          <table:table-cell office:value-type="float" office:value="0.0687466351293929" calcext:value-type="float">
            <text:p>0.0687466351</text:p>
          </table:table-cell>
          <table:table-cell office:value-type="float" office:value="0.0692879858129763" calcext:value-type="float">
            <text:p>0.0692879858</text:p>
          </table:table-cell>
          <table:table-cell office:value-type="float" office:value="0.0695696454519895" calcext:value-type="float">
            <text:p>0.0695696455</text:p>
          </table:table-cell>
          <table:table-cell office:value-type="float" office:value="0.0695948511009027" calcext:value-type="float">
            <text:p>0.0695948511</text:p>
          </table:table-cell>
          <table:table-cell office:value-type="float" office:value="0.0693680371859932" calcext:value-type="float">
            <text:p>0.0693680372</text:p>
          </table:table-cell>
          <table:table-cell office:value-type="float" office:value="0.0688947775696761" calcext:value-type="float">
            <text:p>0.0688947776</text:p>
          </table:table-cell>
          <table:table-cell office:value-type="float" office:value="0.0681817188992298" calcext:value-type="float">
            <text:p>0.0681817189</text:p>
          </table:table-cell>
          <table:table-cell office:value-type="float" office:value="0.0672365063026147" calcext:value-type="float">
            <text:p>0.0672365063</text:p>
          </table:table-cell>
          <table:table-cell office:value-type="float" office:value="0.0660677025700714" calcext:value-type="float">
            <text:p>0.0660677026</text:p>
          </table:table-cell>
          <table:table-cell office:value-type="float" office:value="0.0646847020151061" calcext:value-type="float">
            <text:p>0.064684702</text:p>
          </table:table-cell>
          <table:table-cell office:value-type="float" office:value="0.0630976402423554" calcext:value-type="float">
            <text:p>0.0630976402</text:p>
          </table:table-cell>
          <table:table-cell office:value-type="float" office:value="0.0613173010630408" calcext:value-type="float">
            <text:p>0.0613173011</text:p>
          </table:table-cell>
          <table:table-cell office:value-type="float" office:value="0.0593550217918643" calcext:value-type="float">
            <text:p>0.0593550218</text:p>
          </table:table-cell>
          <table:table-cell office:value-type="float" office:value="0.0572225981333754" calcext:value-type="float">
            <text:p>0.0572225981</text:p>
          </table:table-cell>
          <table:table-cell office:value-type="float" office:value="0.0549321898223318" calcext:value-type="float">
            <text:p>0.0549321898</text:p>
          </table:table-cell>
          <table:table-cell office:value-type="float" office:value="0.0524962281227921" calcext:value-type="float">
            <text:p>0.0524962281</text:p>
          </table:table-cell>
          <table:table-cell office:value-type="float" office:value="0.0499273262164379" calcext:value-type="float">
            <text:p>0.0499273262</text:p>
          </table:table-cell>
          <table:table-cell office:value-type="float" office:value="0.0472381934236707" calcext:value-type="float">
            <text:p>0.0472381934</text:p>
          </table:table-cell>
          <table:table-cell office:value-type="float" office:value="0.0444415541032635" calcext:value-type="float">
            <text:p>0.0444415541</text:p>
          </table:table-cell>
          <table:table-cell office:value-type="float" office:value="0.04155007196989" calcext:value-type="float">
            <text:p>0.041550072</text:p>
          </table:table-cell>
          <table:table-cell office:value-type="float" office:value="0.0385762804554175" calcext:value-type="float">
            <text:p>0.0385762805</text:p>
          </table:table-cell>
          <table:table-cell office:value-type="float" office:value="0.0355325196218317" calcext:value-type="float">
            <text:p>0.0355325196</text:p>
          </table:table-cell>
          <table:table-cell office:value-type="float" office:value="0.0324308800124659" calcext:value-type="float">
            <text:p>0.03243088</text:p>
          </table:table-cell>
          <table:table-cell office:value-type="float" office:value="0.0292831537063064" calcext:value-type="float">
            <text:p>0.0292831537</text:p>
          </table:table-cell>
          <table:table-cell office:value-type="float" office:value="0.0261007927187633" calcext:value-type="float">
            <text:p>0.0261007927</text:p>
          </table:table-cell>
          <table:table-cell office:value-type="float" office:value="0.0228948747735676" calcext:value-type="float">
            <text:p>0.0228948748</text:p>
          </table:table-cell>
          <table:table-cell office:value-type="float" office:value="0.0196760763557569" calcext:value-type="float">
            <text:p>0.0196760764</text:p>
          </table:table-cell>
          <table:table-cell office:value-type="float" office:value="0.0164546528464961" calcext:value-type="float">
            <text:p>0.0164546528</text:p>
          </table:table-cell>
          <table:table-cell office:value-type="float" office:value="0.0132404254382906" calcext:value-type="float">
            <text:p>0.0132404254</text:p>
          </table:table-cell>
          <table:table-cell office:value-type="float" office:value="0.0100427744349889" calcext:value-type="float">
            <text:p>0.0100427744</text:p>
          </table:table-cell>
          <table:table-cell office:value-type="float" office:value="0.00687063845611013" calcext:value-type="float">
            <text:p>0.0068706385</text:p>
          </table:table-cell>
          <table:table-cell office:value-type="float" office:value="0.00373251899038113" calcext:value-type="float">
            <text:p>0.003732519</text:p>
          </table:table-cell>
          <table:table-cell office:value-type="float" office:value="0.000636489679719382" calcext:value-type="float">
            <text:p>0.0006364897</text:p>
          </table:table-cell>
          <table:table-cell office:value-type="float" office:value="-0.00240979033696312" calcext:value-type="float">
            <text:p>-0.0024097903</text:p>
          </table:table-cell>
          <table:table-cell office:value-type="float" office:value="-0.00539905973037685" calcext:value-type="float">
            <text:p>-0.0053990597</text:p>
          </table:table-cell>
          <table:table-cell office:value-type="float" office:value="-0.00832443567502186" calcext:value-type="float">
            <text:p>-0.0083244357</text:p>
          </table:table-cell>
          <table:table-cell office:value-type="float" office:value="-0.0111793926821316" calcext:value-type="float">
            <text:p>-0.0111793927</text:p>
          </table:table-cell>
          <table:table-cell office:value-type="float" office:value="-0.0139577403235516" calcext:value-type="float">
            <text:p>-0.0139577403</text:p>
          </table:table-cell>
          <table:table-cell office:value-type="float" office:value="-0.0166536005869743" calcext:value-type="float">
            <text:p>-0.0166536006</text:p>
          </table:table-cell>
          <table:table-cell office:value-type="float" office:value="-0.0192613855785168" calcext:value-type="float">
            <text:p>-0.0192613856</text:p>
          </table:table-cell>
          <table:table-cell office:value-type="float" office:value="-0.0217757762520881" calcext:value-type="float">
            <text:p>-0.0217757763</text:p>
          </table:table-cell>
          <table:table-cell office:value-type="float" office:value="-0.0241917027971088" calcext:value-type="float">
            <text:p>-0.0241917028</text:p>
          </table:table-cell>
          <table:table-cell office:value-type="float" office:value="-0.0265043272575212" calcext:value-type="float">
            <text:p>-0.0265043273</text:p>
          </table:table-cell>
          <table:table-cell office:value-type="float" office:value="-0.0287090288869298" calcext:value-type="float">
            <text:p>-0.0287090289</text:p>
          </table:table-cell>
          <table:table-cell office:value-type="float" office:value="-0.0308013926682043" calcext:value-type="float">
            <text:p>-0.0308013927</text:p>
          </table:table-cell>
          <table:table-cell office:value-type="float" office:value="-0.0327772013423017" calcext:value-type="float">
            <text:p>-0.0327772013</text:p>
          </table:table-cell>
          <table:table-cell office:value-type="float" office:value="-0.0346324312020432" calcext:value-type="float">
            <text:p>-0.0346324312</text:p>
          </table:table-cell>
          <table:table-cell office:value-type="float" office:value="-0.0363632518135251" calcext:value-type="float">
            <text:p>-0.0363632518</text:p>
          </table:table-cell>
          <table:table-cell office:value-type="float" office:value="-0.0379660297326756" calcext:value-type="float">
            <text:p>-0.0379660297</text:p>
          </table:table-cell>
          <table:table-cell office:value-type="float" office:value="-0.0394373361887488" calcext:value-type="float">
            <text:p>-0.0394373362</text:p>
          </table:table-cell>
          <table:table-cell office:value-type="float" office:value="-0.0407739586122056" calcext:value-type="float">
            <text:p>-0.0407739586</text:p>
          </table:table-cell>
          <table:table-cell office:value-type="float" office:value="-0.0419729157931476" calcext:value-type="float">
            <text:p>-0.0419729158</text:p>
          </table:table-cell>
          <table:table-cell office:value-type="float" office:value="-0.0430314763700263" calcext:value-type="float">
            <text:p>-0.0430314764</text:p>
          </table:table-cell>
          <table:table-cell office:value-type="float" office:value="-0.0439471802683504" calcext:value-type="float">
            <text:p>-0.0439471803</text:p>
          </table:table-cell>
          <table:table-cell office:value-type="float" office:value="-0.0447178626370995" calcext:value-type="float">
            <text:p>-0.0447178626</text:p>
          </table:table-cell>
          <table:table-cell office:value-type="float" office:value="-0.0453416797678662" calcext:value-type="float">
            <text:p>-0.0453416798</text:p>
          </table:table-cell>
          <table:table-cell office:value-type="float" office:value="-0.0458171364296005" calcext:value-type="float">
            <text:p>-0.0458171364</text:p>
          </table:table-cell>
          <table:table-cell office:value-type="float" office:value="-0.0461431140111248" calcext:value-type="float">
            <text:p>-0.046143114</text:p>
          </table:table-cell>
          <table:table-cell office:value-type="float" office:value="-0.0463188988351605" calcext:value-type="float">
            <text:p>-0.0463188988</text:p>
          </table:table-cell>
          <table:table-cell office:value-type="float" office:value="-0.046344209991792" calcext:value-type="float">
            <text:p>-0.04634421</text:p>
          </table:table-cell>
          <table:table-cell office:value-type="float" office:value="-0.046219226036498" calcext:value-type="float">
            <text:p>-0.046219226</text:p>
          </table:table-cell>
          <table:table-cell office:value-type="float" office:value="-0.0459446099078985" calcext:value-type="float">
            <text:p>-0.0459446099</text:p>
          </table:table-cell>
          <table:table-cell office:value-type="float" office:value="-0.0455215314430013" calcext:value-type="float">
            <text:p>-0.0455215314</text:p>
          </table:table-cell>
          <table:table-cell office:value-type="float" office:value="-0.0449516869024231" calcext:value-type="float">
            <text:p>-0.0449516869</text:p>
          </table:table-cell>
          <table:table-cell office:value-type="float" office:value="-0.0442373149640108" calcext:value-type="float">
            <text:p>-0.044237315</text:p>
          </table:table-cell>
          <table:table-cell office:value-type="float" office:value="-0.0433812086994555" calcext:value-type="float">
            <text:p>-0.0433812087</text:p>
          </table:table-cell>
          <table:table-cell office:value-type="float" office:value="-0.0423867231138236" calcext:value-type="float">
            <text:p>-0.0423867231</text:p>
          </table:table-cell>
          <table:table-cell office:value-type="float" office:value="-0.0412577779008688" calcext:value-type="float">
            <text:p>-0.0412577779</text:p>
          </table:table-cell>
          <table:table-cell office:value-type="float" office:value="-0.0399988551462214" calcext:value-type="float">
            <text:p>-0.0399988551</text:p>
          </table:table-cell>
          <table:table-cell office:value-type="float" office:value="-0.038614991794402" calcext:value-type="float">
            <text:p>-0.0386149918</text:p>
          </table:table-cell>
          <table:table-cell office:value-type="float" office:value="-0.0371117667823992" calcext:value-type="float">
            <text:p>-0.0371117668</text:p>
          </table:table-cell>
          <table:table-cell office:value-type="float" office:value="-0.0354952828306988" calcext:value-type="float">
            <text:p>-0.0354952828</text:p>
          </table:table-cell>
          <table:table-cell office:value-type="float" office:value="-0.0337721429703402" calcext:value-type="float">
            <text:p>-0.033772143</text:p>
          </table:table-cell>
          <table:table-cell office:value-type="float" office:value="-0.0319494219703038" calcext:value-type="float">
            <text:p>-0.031949422</text:p>
          </table:table-cell>
          <table:table-cell office:value-type="float" office:value="-0.0300346329116308" calcext:value-type="float">
            <text:p>-0.0300346329</text:p>
          </table:table-cell>
          <table:table-cell office:value-type="float" office:value="-0.028035689231738" calcext:value-type="float">
            <text:p>-0.0280356892</text:p>
          </table:table-cell>
          <table:table-cell office:value-type="float" office:value="-0.0259608626330982" calcext:value-type="float">
            <text:p>-0.0259608626</text:p>
          </table:table-cell>
          <table:table-cell office:value-type="float" office:value="-0.023818737313548" calcext:value-type="float">
            <text:p>-0.0238187373</text:p>
          </table:table-cell>
          <table:table-cell office:value-type="float" office:value="-0.0216181610301309" calcext:value-type="float">
            <text:p>-0.021618161</text:p>
          </table:table-cell>
          <table:table-cell office:value-type="float" office:value="-0.0193681935535676" calcext:value-type="float">
            <text:p>-0.0193681936</text:p>
          </table:table-cell>
          <table:table-cell office:value-type="float" office:value="-0.0170780531057429" calcext:value-type="float">
            <text:p>-0.0170780531</text:p>
          </table:table-cell>
          <table:table-cell office:value-type="float" office:value="-0.0147570613975017" calcext:value-type="float">
            <text:p>-0.0147570614</text:p>
          </table:table-cell>
          <table:table-cell office:value-type="float" office:value="-0.0124145878983793" calcext:value-type="float">
            <text:p>-0.0124145879</text:p>
          </table:table-cell>
          <table:table-cell office:value-type="float" office:value="-0.0100599939737488" calcext:value-type="float">
            <text:p>-0.010059994</text:p>
          </table:table-cell>
          <table:table-cell office:value-type="float" office:value="-0.00770257751826521" calcext:value-type="float">
            <text:p>-0.0077025775</text:p>
          </table:table-cell>
          <table:table-cell office:value-type="float" office:value="-0.00535151869810721" calcext:value-type="float">
            <text:p>-0.0053515187</text:p>
          </table:table-cell>
          <table:table-cell office:value-type="float" office:value="-0.00301582738858865" calcext:value-type="float">
            <text:p>-0.0030158274</text:p>
          </table:table-cell>
          <table:table-cell office:value-type="float" office:value="-0.00070429285923386" calcext:value-type="float">
            <text:p>-0.0007042929</text:p>
          </table:table-cell>
          <table:table-cell office:value-type="float" office:value="0.00157456378392179" calcext:value-type="float">
            <text:p>0.0015745638</text:p>
          </table:table-cell>
          <table:table-cell office:value-type="float" office:value="0.00381253393827594" calcext:value-type="float">
            <text:p>0.0038125339</text:p>
          </table:table-cell>
          <table:table-cell office:value-type="float" office:value="0.00600176222133646" calcext:value-type="float">
            <text:p>0.0060017622</text:p>
          </table:table-cell>
          <table:table-cell office:value-type="float" office:value="0.00813478321837528" calcext:value-type="float">
            <text:p>0.0081347832</text:p>
          </table:table-cell>
          <table:table-cell office:value-type="float" office:value="0.010204553978666" calcext:value-type="float">
            <text:p>0.010204554</text:p>
          </table:table-cell>
          <table:table-cell office:value-type="float" office:value="0.0122044820436436" calcext:value-type="float">
            <text:p>0.012204482</text:p>
          </table:table-cell>
          <table:table-cell office:value-type="float" office:value="0.0141284488573983" calcext:value-type="float">
            <text:p>0.0141284489</text:p>
          </table:table-cell>
          <table:table-cell office:value-type="float" office:value="0.0159708284770728" calcext:value-type="float">
            <text:p>0.0159708285</text:p>
          </table:table-cell>
          <table:table-cell office:value-type="float" office:value="0.0177265015669687" calcext:value-type="float">
            <text:p>0.0177265016</text:p>
          </table:table-cell>
          <table:table-cell office:value-type="float" office:value="0.0193908647244448" calcext:value-type="float">
            <text:p>0.0193908647</text:p>
          </table:table-cell>
          <table:table-cell office:value-type="float" office:value="0.0209598352470252" calcext:value-type="float">
            <text:p>0.0209598352</text:p>
          </table:table-cell>
          <table:table-cell office:value-type="float" office:value="0.0224298515076991" calcext:value-type="float">
            <text:p>0.0224298515</text:p>
          </table:table-cell>
          <table:table-cell office:value-type="float" office:value="0.0237978691583833" calcext:value-type="float">
            <text:p>0.0237978692</text:p>
          </table:table-cell>
          <table:table-cell office:value-type="float" office:value="0.0250613534292977" calcext:value-type="float">
            <text:p>0.0250613534</text:p>
          </table:table-cell>
          <table:table-cell office:value-type="float" office:value="0.0262182678339676" calcext:value-type="float">
            <text:p>0.0262182678</text:p>
          </table:table-cell>
          <table:table-cell office:value-type="float" office:value="0.0272670596253067" calcext:value-type="float">
            <text:p>0.0272670596</text:p>
          </table:table-cell>
          <table:table-cell office:value-type="float" office:value="0.0282066423773939" calcext:value-type="float">
            <text:p>0.0282066424</text:p>
          </table:table-cell>
          <table:table-cell office:value-type="float" office:value="0.0290363760898877" calcext:value-type="float">
            <text:p>0.0290363761</text:p>
          </table:table-cell>
          <table:table-cell office:value-type="float" office:value="0.0297560452274581" calcext:value-type="float">
            <text:p>0.0297560452</text:p>
          </table:table-cell>
          <table:table-cell office:value-type="float" office:value="0.0303658351150954" calcext:value-type="float">
            <text:p>0.0303658351</text:p>
          </table:table-cell>
          <table:table-cell office:value-type="float" office:value="0.0308663071117957" calcext:value-type="float">
            <text:p>0.0308663071</text:p>
          </table:table-cell>
          <table:table-cell office:value-type="float" office:value="0.0312583729801842" calcext:value-type="float">
            <text:p>0.031258373</text:p>
          </table:table-cell>
          <table:table-cell office:value-type="float" office:value="0.0315432688580883" calcext:value-type="float">
            <text:p>0.0315432689</text:p>
          </table:table-cell>
          <table:table-cell office:value-type="float" office:value="0.0317225292210626" calcext:value-type="float">
            <text:p>0.0317225292</text:p>
          </table:table-cell>
          <table:table-cell office:value-type="float" office:value="0.0317979612015071" calcext:value-type="float">
            <text:p>0.0317979612</text:p>
          </table:table-cell>
          <table:table-cell office:value-type="float" office:value="0.0317716196024578" calcext:value-type="float">
            <text:p>0.0317716196</text:p>
          </table:table-cell>
          <table:table-cell office:value-type="float" office:value="0.0316457829115088" calcext:value-type="float">
            <text:p>0.0316457829</text:p>
          </table:table-cell>
          <table:table-cell office:value-type="float" office:value="0.031422930584151" calcext:value-type="float">
            <text:p>0.0314229306</text:p>
          </table:table-cell>
          <table:table-cell office:value-type="float" office:value="0.0311057218264282" calcext:value-type="float">
            <text:p>0.0311057218</text:p>
          </table:table-cell>
          <table:table-cell office:value-type="float" office:value="0.0306969760649311" calcext:value-type="float">
            <text:p>0.0306969761</text:p>
          </table:table-cell>
          <table:table-cell office:value-type="float" office:value="0.030199655248631" calcext:value-type="float">
            <text:p>0.0301996552</text:p>
          </table:table-cell>
          <table:table-cell office:value-type="float" office:value="0.0296168480824551" calcext:value-type="float">
            <text:p>0.0296168481</text:p>
          </table:table-cell>
          <table:table-cell office:value-type="float" office:value="0.0289517562477799" calcext:value-type="float">
            <text:p>0.0289517562</text:p>
          </table:table-cell>
          <table:table-cell office:value-type="float" office:value="0.0282076826207165" calcext:value-type="float">
            <text:p>0.0282076826</text:p>
          </table:table-cell>
          <table:table-cell office:value-type="float" office:value="0.0273880214560575" calcext:value-type="float">
            <text:p>0.0273880215</text:p>
          </table:table-cell>
          <table:table-cell office:value-type="float" office:value="0.0264962504636338" calcext:value-type="float">
            <text:p>0.0264962505</text:p>
          </table:table-cell>
          <table:table-cell office:value-type="float" office:value="0.0255359246653514" calcext:value-type="float">
            <text:p>0.0255359247</text:p>
          </table:table-cell>
          <table:table-cell office:value-type="float" office:value="0.0245106718858306" calcext:value-type="float">
            <text:p>0.0245106719</text:p>
          </table:table-cell>
          <table:table-cell office:value-type="float" office:value="0.023424189698056" calcext:value-type="float">
            <text:p>0.0234241897</text:p>
          </table:table-cell>
          <table:table-cell office:value-type="float" office:value="0.0222802436181299" calcext:value-type="float">
            <text:p>0.0222802436</text:p>
          </table:table-cell>
          <table:table-cell office:value-type="float" office:value="0.0210826663205818" calcext:value-type="float">
            <text:p>0.0210826663</text:p>
          </table:table-cell>
          <table:table-cell office:value-type="float" office:value="0.0198353576280352" calcext:value-type="float">
            <text:p>0.0198353576</text:p>
          </table:table-cell>
          <table:table-cell office:value-type="float" office:value="0.0185422850166871" calcext:value-type="float">
            <text:p>0.018542285</text:p>
          </table:table-cell>
          <table:table-cell office:value-type="float" office:value="0.0172074843719985" calcext:value-type="float">
            <text:p>0.0172074844</text:p>
          </table:table-cell>
          <table:table-cell office:value-type="float" office:value="0.0158350607275651" calcext:value-type="float">
            <text:p>0.0158350607</text:p>
          </table:table-cell>
          <table:table-cell office:value-type="float" office:value="0.0144291887239872" calcext:value-type="float">
            <text:p>0.0144291887</text:p>
          </table:table-cell>
          <table:table-cell office:value-type="float" office:value="0.0129941125338565" calcext:value-type="float">
            <text:p>0.0129941125</text:p>
          </table:table-cell>
          <table:table-cell office:value-type="float" office:value="0.011534145013269" calcext:value-type="float">
            <text:p>0.011534145</text:p>
          </table:table-cell>
          <table:table-cell office:value-type="float" office:value="0.0100536658593799" calcext:value-type="float">
            <text:p>0.0100536659</text:p>
          </table:table-cell>
          <table:table-cell office:value-type="float" office:value="0.00855711857702148" calcext:value-type="float">
            <text:p>0.0085571186</text:p>
          </table:table-cell>
          <table:table-cell office:value-type="float" office:value="0.00704900608474779" calcext:value-type="float">
            <text:p>0.0070490061</text:p>
          </table:table-cell>
          <table:table-cell office:value-type="float" office:value="0.00553388482142321" calcext:value-type="float">
            <text:p>0.0055338848</text:p>
          </table:table-cell>
          <table:table-cell office:value-type="float" office:value="0.00401635724795818" calcext:value-type="float">
            <text:p>0.0040163572</text:p>
          </table:table-cell>
          <table:table-cell office:value-type="float" office:value="0.00250106267433214" calcext:value-type="float">
            <text:p>0.0025010627</text:p>
          </table:table-cell>
          <table:table-cell office:value-type="float" office:value="0.000992666379030227" calcext:value-type="float">
            <text:p>0.0009926664</text:p>
          </table:table-cell>
          <table:table-cell office:value-type="float" office:value="-0.00050415297433215" calcext:value-type="float">
            <text:p>-0.000504153</text:p>
          </table:table-cell>
          <table:table-cell office:value-type="float" office:value="-0.00198471758083463" calcext:value-type="float">
            <text:p>-0.0019847176</text:p>
          </table:table-cell>
          <table:table-cell office:value-type="float" office:value="-0.00344436631927798" calcext:value-type="float">
            <text:p>-0.0034443663</text:p>
          </table:table-cell>
          <table:table-cell office:value-type="float" office:value="-0.00487847204379568" calcext:value-type="float">
            <text:p>-0.004878472</text:p>
          </table:table-cell>
          <table:table-cell office:value-type="float" office:value="-0.00628246019412332" calcext:value-type="float">
            <text:p>-0.0062824602</text:p>
          </table:table-cell>
          <table:table-cell office:value-type="float" office:value="-0.00765182854605074" calcext:value-type="float">
            <text:p>-0.0076518285</text:p>
          </table:table-cell>
          <table:table-cell office:value-type="float" office:value="-0.00898216789631704" calcext:value-type="float">
            <text:p>-0.0089821679</text:p>
          </table:table-cell>
          <table:table-cell office:value-type="float" office:value="-0.0102691834527165" calcext:value-type="float">
            <text:p>-0.0102691835</text:p>
          </table:table-cell>
          <table:table-cell office:value-type="float" office:value="-0.01150871668088" calcext:value-type="float">
            <text:p>-0.0115087167</text:p>
          </table:table-cell>
          <table:table-cell office:value-type="float" office:value="-0.0126967673443945" calcext:value-type="float">
            <text:p>-0.0126967673</text:p>
          </table:table-cell>
          <table:table-cell office:value-type="float" office:value="-0.0138295154648893" calcext:value-type="float">
            <text:p>-0.0138295155</text:p>
          </table:table-cell>
          <table:table-cell office:value-type="float" office:value="-0.0149033429235291" calcext:value-type="float">
            <text:p>-0.0149033429</text:p>
          </table:table-cell>
          <table:table-cell office:value-type="float" office:value="-0.0159148544251253" calcext:value-type="float">
            <text:p>-0.0159148544</text:p>
          </table:table-cell>
          <table:table-cell office:value-type="float" office:value="-0.0168608975506889" calcext:value-type="float">
            <text:p>-0.0168608976</text:p>
          </table:table-cell>
          <table:table-cell office:value-type="float" office:value="-0.0177385816336205" calcext:value-type="float">
            <text:p>-0.0177385816</text:p>
          </table:table-cell>
          <table:table-cell office:value-type="float" office:value="-0.0185452952085675" calcext:value-type="float">
            <text:p>-0.0185452952</text:p>
          </table:table-cell>
          <table:table-cell office:value-type="float" office:value="-0.0192787218000409" calcext:value-type="float">
            <text:p>-0.0192787218</text:p>
          </table:table-cell>
          <table:table-cell office:value-type="float" office:value="-0.0199368538397079" calcext:value-type="float">
            <text:p>-0.0199368538</text:p>
          </table:table-cell>
          <table:table-cell office:value-type="float" office:value="-0.0205180045264916" calcext:value-type="float">
            <text:p>-0.0205180045</text:p>
          </table:table-cell>
          <table:table-cell office:value-type="float" office:value="-0.0210208174716579" calcext:value-type="float">
            <text:p>-0.0210208175</text:p>
          </table:table-cell>
          <table:table-cell office:value-type="float" office:value="-0.0214442740014558" calcext:value-type="float">
            <text:p>-0.021444274</text:p>
          </table:table-cell>
          <table:table-cell office:value-type="float" office:value="-0.0217876980219792" calcext:value-type="float">
            <text:p>-0.021787698</text:p>
          </table:table-cell>
          <table:table-cell office:value-type="float" office:value="-0.0220507583842328" calcext:value-type="float">
            <text:p>-0.0220507584</text:p>
          </table:table-cell>
          <table:table-cell office:value-type="float" office:value="-0.0222334687211911" calcext:value-type="float">
            <text:p>-0.0222334687</text:p>
          </table:table-cell>
          <table:table-cell office:value-type="float" office:value="-0.0223361847624892" calcext:value-type="float">
            <text:p>-0.0223361848</text:p>
          </table:table-cell>
          <table:table-cell office:value-type="float" office:value="-0.0223595991656027" calcext:value-type="float">
            <text:p>-0.0223595992</text:p>
          </table:table-cell>
          <table:table-cell office:value-type="float" office:value="-0.0223047339344464" calcext:value-type="float">
            <text:p>-0.0223047339</text:p>
          </table:table-cell>
          <table:table-cell office:value-type="float" office:value="-0.0221729305267724" calcext:value-type="float">
            <text:p>-0.0221729305</text:p>
          </table:table-cell>
          <table:table-cell office:value-type="float" office:value="-0.0219658377800451" calcext:value-type="float">
            <text:p>-0.0219658378</text:p>
          </table:table-cell>
          <table:table-cell office:value-type="float" office:value="-0.0216853978112662" calcext:value-type="float">
            <text:p>-0.0216853978</text:p>
          </table:table-cell>
          <table:table-cell office:value-type="float" office:value="-0.0213338300691125" calcext:value-type="float">
            <text:p>-0.0213338301</text:p>
          </table:table-cell>
          <table:table-cell office:value-type="float" office:value="-0.0209136137364427" calcext:value-type="float">
            <text:p>-0.0209136137</text:p>
          </table:table-cell>
          <table:table-cell office:value-type="float" office:value="-0.02042746869754" calcext:value-type="float">
            <text:p>-0.0204274687</text:p>
          </table:table-cell>
          <table:table-cell office:value-type="float" office:value="-0.0198783352971183" calcext:value-type="float">
            <text:p>-0.0198783353</text:p>
          </table:table-cell>
          <table:table-cell office:value-type="float" office:value="-0.0192693531271512" calcext:value-type="float">
            <text:p>-0.0192693531</text:p>
          </table:table-cell>
          <table:table-cell office:value-type="float" office:value="-0.0186038390828444" calcext:value-type="float">
            <text:p>-0.0186038391</text:p>
          </table:table-cell>
          <table:table-cell office:value-type="float" office:value="-0.0178852649306475" calcext:value-type="float">
            <text:p>-0.0178852649</text:p>
          </table:table-cell>
          <table:table-cell office:value-type="float" office:value="-0.0171172346291592" calcext:value-type="float">
            <text:p>-0.0171172346</text:p>
          </table:table-cell>
          <table:table-cell office:value-type="float" office:value="-0.0163034616382604" calcext:value-type="float">
            <text:p>-0.0163034616</text:p>
          </table:table-cell>
          <table:table-cell office:value-type="float" office:value="-0.0154477464430199" calcext:value-type="float">
            <text:p>-0.0154477464</text:p>
          </table:table-cell>
          <table:table-cell office:value-type="float" office:value="-0.0145539545070714" calcext:value-type="float">
            <text:p>-0.0145539545</text:p>
          </table:table-cell>
          <table:table-cell office:value-type="float" office:value="-0.0136259948555741" calcext:value-type="float">
            <text:p>-0.0136259949</text:p>
          </table:table-cell>
          <table:table-cell office:value-type="float" office:value="-0.0126677994708355" calcext:value-type="float">
            <text:p>-0.0126677995</text:p>
          </table:table-cell>
          <table:table-cell office:value-type="float" office:value="-0.0116833036645342" calcext:value-type="float">
            <text:p>-0.0116833037</text:p>
          </table:table-cell>
          <table:table-cell office:value-type="float" office:value="-0.0106764275696217" calcext:value-type="float">
            <text:p>-0.0106764276</text:p>
          </table:table-cell>
          <table:table-cell office:value-type="float" office:value="-0.00965105887277218" calcext:value-type="float">
            <text:p>-0.0096510589</text:p>
          </table:table-cell>
          <table:table-cell office:value-type="float" office:value="-0.00861103688506462" calcext:value-type="float">
            <text:p>-0.0086110369</text:p>
          </table:table-cell>
          <table:table-cell office:value-type="float" office:value="-0.00756013802485491" calcext:value-type="float">
            <text:p>-0.007560138</text:p>
          </table:table-cell>
          <table:table-cell office:value-type="float" office:value="-0.00650206276287625" calcext:value-type="float">
            <text:p>-0.0065020628</text:p>
          </table:table-cell>
          <table:table-cell office:value-type="float" office:value="-0.00544042405590649" calcext:value-type="float">
            <text:p>-0.0054404241</text:p>
          </table:table-cell>
          <table:table-cell office:value-type="float" office:value="-0.00437873727219623" calcext:value-type="float">
            <text:p>-0.0043787373</text:p>
          </table:table-cell>
          <table:table-cell office:value-type="float" office:value="-0.00332041158966664" calcext:value-type="float">
            <text:p>-0.0033204116</text:p>
          </table:table-cell>
          <table:table-cell office:value-type="float" office:value="-0.00226874282689565" calcext:value-type="float">
            <text:p>-0.0022687428</text:p>
          </table:table-cell>
          <table:table-cell office:value-type="float" office:value="-0.00122690764752968" calcext:value-type="float">
            <text:p>-0.0012269076</text:p>
          </table:table-cell>
          <table:table-cell office:value-type="float" office:value="-0.000197959061118587" calcext:value-type="float">
            <text:p>-0.0001979591</text:p>
          </table:table-cell>
          <table:table-cell office:value-type="float" office:value="0.000815176872157597" calcext:value-type="float">
            <text:p>0.0008151769</text:p>
          </table:table-cell>
          <table:table-cell office:value-type="float" office:value="0.00180970323876206" calcext:value-type="float">
            <text:p>0.0018097032</text:p>
          </table:table-cell>
          <table:table-cell office:value-type="float" office:value="0.00278295348787878" calcext:value-type="float">
            <text:p>0.0027829535</text:p>
          </table:table-cell>
          <table:table-cell office:value-type="float" office:value="0.00373239179155074" calcext:value-type="float">
            <text:p>0.0037323918</text:p>
          </table:table-cell>
          <table:table-cell office:value-type="float" office:value="0.00465561267999647" calcext:value-type="float">
            <text:p>0.0046556127</text:p>
          </table:table-cell>
          <table:table-cell office:value-type="float" office:value="0.00555034008647207" calcext:value-type="float">
            <text:p>0.0055503401</text:p>
          </table:table-cell>
          <table:table-cell office:value-type="float" office:value="0.00641442593673571" calcext:value-type="float">
            <text:p>0.0064144259</text:p>
          </table:table-cell>
          <table:table-cell office:value-type="float" office:value="0.0072458484162926" calcext:value-type="float">
            <text:p>0.0072458484</text:p>
          </table:table-cell>
          <table:table-cell office:value-type="float" office:value="0.00804271004432068" calcext:value-type="float">
            <text:p>0.00804271</text:p>
          </table:table-cell>
          <table:table-cell office:value-type="float" office:value="0.00880323567655892" calcext:value-type="float">
            <text:p>0.0088032357</text:p>
          </table:table-cell>
          <table:table-cell office:value-type="float" office:value="0.00952577055072745" calcext:value-type="float">
            <text:p>0.0095257706</text:p>
          </table:table-cell>
          <table:table-cell office:value-type="float" office:value="0.0102087784773845" calcext:value-type="float">
            <text:p>0.0102087785</text:p>
          </table:table-cell>
          <table:table-cell office:value-type="float" office:value="0.0108508402667773" calcext:value-type="float">
            <text:p>0.0108508403</text:p>
          </table:table-cell>
          <table:table-cell office:value-type="float" office:value="0.0114506524684651" calcext:value-type="float">
            <text:p>0.0114506525</text:p>
          </table:table-cell>
          <table:table-cell office:value-type="float" office:value="0.0120070264855583" calcext:value-type="float">
            <text:p>0.0120070265</text:p>
          </table:table-cell>
          <table:table-cell office:value-type="float" office:value="0.012518888109626" calcext:value-type="float">
            <text:p>0.0125188881</text:p>
          </table:table-cell>
          <table:table-cell office:value-type="float" office:value="0.0129852775059939" calcext:value-type="float">
            <text:p>0.0129852775</text:p>
          </table:table-cell>
          <table:table-cell office:value-type="float" office:value="0.0134053496625813" calcext:value-type="float">
            <text:p>0.0134053497</text:p>
          </table:table-cell>
          <table:table-cell office:value-type="float" office:value="0.0137783752989446" calcext:value-type="float">
            <text:p>0.0137783753</text:p>
          </table:table-cell>
          <table:table-cell office:value-type="float" office:value="0.0141037422160968" calcext:value-type="float">
            <text:p>0.0141037422</text:p>
          </table:table-cell>
          <table:table-cell office:value-type="float" office:value="0.0143809570522771" calcext:value-type="float">
            <text:p>0.0143809571</text:p>
          </table:table-cell>
          <table:table-cell office:value-type="float" office:value="0.0146096473953993" calcext:value-type="float">
            <text:p>0.0146096474</text:p>
          </table:table-cell>
          <table:table-cell office:value-type="float" office:value="0.014789564189746" calcext:value-type="float">
            <text:p>0.0147895642</text:p>
          </table:table-cell>
          <table:table-cell office:value-type="float" office:value="0.0149205843626998" calcext:value-type="float">
            <text:p>0.0149205844</text:p>
          </table:table-cell>
          <table:table-cell office:value-type="float" office:value="0.0150027135873496" calcext:value-type="float">
            <text:p>0.0150027136</text:p>
          </table:table-cell>
          <table:table-cell office:value-type="float" office:value="0.0150360890885131" calcext:value-type="float">
            <text:p>0.0150360891</text:p>
          </table:table-cell>
          <table:table-cell office:value-type="float" office:value="0.0150209823936226" calcext:value-type="float">
            <text:p>0.0150209824</text:p>
          </table:table-cell>
          <table:table-cell office:value-type="float" office:value="0.0149578019257478" calcext:value-type="float">
            <text:p>0.0149578019</text:p>
          </table:table-cell>
          <table:table-cell office:value-type="float" office:value="0.0148470953341063" calcext:value-type="float">
            <text:p>0.0148470953</text:p>
          </table:table-cell>
          <table:table-cell office:value-type="float" office:value="0.0146895514576072" calcext:value-type="float">
            <text:p>0.0146895515</text:p>
          </table:table-cell>
          <table:table-cell office:value-type="float" office:value="0.0144860018193388" calcext:value-type="float">
            <text:p>0.0144860018</text:p>
          </table:table-cell>
          <table:table-cell office:value-type="float" office:value="0.0142374215543466" calcext:value-type="float">
            <text:p>0.0142374216</text:p>
          </table:table-cell>
          <table:table-cell office:value-type="float" office:value="0.0139449296794728" calcext:value-type="float">
            <text:p>0.0139449297</text:p>
          </table:table-cell>
          <table:table-cell office:value-type="float" office:value="0.0136097886222913" calcext:value-type="float">
            <text:p>0.0136097886</text:p>
          </table:table-cell>
          <table:table-cell office:value-type="float" office:value="0.0132334029361378" calcext:value-type="float">
            <text:p>0.0132334029</text:p>
          </table:table-cell>
          <table:table-cell office:value-type="float" office:value="0.0128173171396415" calcext:value-type="float">
            <text:p>0.0128173171</text:p>
          </table:table-cell>
          <table:table-cell office:value-type="float" office:value="0.0123632126318699" calcext:value-type="float">
            <text:p>0.0123632126</text:p>
          </table:table-cell>
          <table:table-cell office:value-type="float" office:value="0.0118729036478895" calcext:value-type="float">
            <text:p>0.0118729036</text:p>
          </table:table-cell>
          <table:table-cell office:value-type="float" office:value="0.0113483322340145" calcext:value-type="float">
            <text:p>0.0113483322</text:p>
          </table:table-cell>
          <table:table-cell office:value-type="float" office:value="0.0107915622369436" calcext:value-type="float">
            <text:p>0.0107915622</text:p>
          </table:table-cell>
          <table:table-cell office:value-type="float" office:value="0.010204772316165" calcext:value-type="float">
            <text:p>0.0102047723</text:p>
          </table:table-cell>
          <table:table-cell office:value-type="float" office:value="0.00959024800408971" calcext:value-type="float">
            <text:p>0.009590248</text:p>
          </table:table-cell>
          <table:table-cell office:value-type="float" office:value="0.00895037285315939" calcext:value-type="float">
            <text:p>0.0089503729</text:p>
          </table:table-cell>
          <table:table-cell office:value-type="float" office:value="0.00828761872334438" calcext:value-type="float">
            <text:p>0.0082876187</text:p>
          </table:table-cell>
          <table:table-cell office:value-type="float" office:value="0.00760453527681108" calcext:value-type="float">
            <text:p>0.0076045353</text:p>
          </table:table-cell>
          <table:table-cell office:value-type="float" office:value="0.00690373875883693" calcext:value-type="float">
            <text:p>0.0069037388</text:p>
          </table:table-cell>
          <table:table-cell office:value-type="float" office:value="0.00618790015509074" calcext:value-type="float">
            <text:p>0.0061879002</text:p>
          </table:table-cell>
          <table:table-cell office:value-type="float" office:value="0.00545973282501912" calcext:value-type="float">
            <text:p>0.0054597328</text:p>
          </table:table-cell>
          <table:table-cell office:value-type="float" office:value="0.00472197971911934" calcext:value-type="float">
            <text:p>0.0047219797</text:p>
          </table:table-cell>
          <table:table-cell office:value-type="float" office:value="0.00397740029422115" calcext:value-type="float">
            <text:p>0.0039774003</text:p>
          </table:table-cell>
          <table:table-cell office:value-type="float" office:value="0.00322875724549119" calcext:value-type="float">
            <text:p>0.0032287572</text:p>
          </table:table-cell>
          <table:table-cell office:value-type="float" office:value="0.00247880317660647" calcext:value-type="float">
            <text:p>0.0024788032</text:p>
          </table:table-cell>
          <table:table-cell office:value-type="float" office:value="0.00173026733046977" calcext:value-type="float">
            <text:p>0.0017302673</text:p>
          </table:table-cell>
          <table:table-cell office:value-type="float" office:value="0.000985842501911687" calcext:value-type="float">
            <text:p>0.0009858425</text:p>
          </table:table-cell>
          <table:table-cell office:value-type="float" office:value="0.000248172251137366" calcext:value-type="float">
            <text:p>0.0002481723</text:p>
          </table:table-cell>
          <table:table-cell office:value-type="float" office:value="-0.000480161467738618" calcext:value-type="float">
            <text:p>-0.0004801615</text:p>
          </table:table-cell>
          <table:table-cell office:value-type="float" office:value="-0.00119665015471313" calcext:value-type="float">
            <text:p>-0.0011966502</text:p>
          </table:table-cell>
          <table:table-cell office:value-type="float" office:value="-0.0018988699876054" calcext:value-type="float">
            <text:p>-0.00189887</text:p>
          </table:table-cell>
          <table:table-cell office:value-type="float" office:value="-0.00258449232938326" calcext:value-type="float">
            <text:p>-0.0025844923</text:p>
          </table:table-cell>
          <table:table-cell office:value-type="float" office:value="-0.00325129343699212" calcext:value-type="float">
            <text:p>-0.0032512934</text:p>
          </table:table-cell>
          <table:table-cell office:value-type="float" office:value="-0.00389716330050109" calcext:value-type="float">
            <text:p>-0.0038971633</text:p>
          </table:table-cell>
          <table:table-cell office:value-type="float" office:value="-0.00452011355308379" calcext:value-type="float">
            <text:p>-0.0045201136</text:p>
          </table:table-cell>
          <table:table-cell office:value-type="float" office:value="-0.00511828440464893" calcext:value-type="float">
            <text:p>-0.0051182844</text:p>
          </table:table-cell>
          <table:table-cell office:value-type="float" office:value="-0.00568995056456904" calcext:value-type="float">
            <text:p>-0.0056899506</text:p>
          </table:table-cell>
          <table:table-cell office:value-type="float" office:value="-0.00623352613178778" calcext:value-type="float">
            <text:p>-0.0062335261</text:p>
          </table:table-cell>
          <table:table-cell office:value-type="float" office:value="-0.00674756844335316" calcext:value-type="float">
            <text:p>-0.0067475684</text:p>
          </table:table-cell>
          <table:table-cell office:value-type="float" office:value="-0.00723078088496452" calcext:value-type="float">
            <text:p>-0.0072307809</text:p>
          </table:table-cell>
          <table:table-cell office:value-type="float" office:value="-0.00768201467922774" calcext:value-type="float">
            <text:p>-0.0076820147</text:p>
          </table:table-cell>
          <table:table-cell office:value-type="float" office:value="-0.00810026967882415" calcext:value-type="float">
            <text:p>-0.0081002697</text:p>
          </table:table-cell>
          <table:table-cell office:value-type="float" office:value="-0.00848469420254551" calcext:value-type="float">
            <text:p>-0.0084846942</text:p>
          </table:table-cell>
          <table:table-cell office:value-type="float" office:value="-0.008834583961978" calcext:value-type="float">
            <text:p>-0.008834584</text:p>
          </table:table-cell>
          <table:table-cell office:value-type="float" office:value="-0.00914938013543147" calcext:value-type="float">
            <text:p>-0.0091493801</text:p>
          </table:table-cell>
          <table:table-cell office:value-type="float" office:value="-0.00942866665336932" calcext:value-type="float">
            <text:p>-0.0094286667</text:p>
          </table:table-cell>
          <table:table-cell office:value-type="float" office:value="-0.00967216676604137" calcext:value-type="float">
            <text:p>-0.0096721668</text:p>
          </table:table-cell>
          <table:table-cell office:value-type="float" office:value="-0.00987973896917842" calcext:value-type="float">
            <text:p>-0.009879739</text:p>
          </table:table-cell>
          <table:table-cell office:value-type="float" office:value="-0.0100513723674429" calcext:value-type="float">
            <text:p>-0.0100513724</text:p>
          </table:table-cell>
          <table:table-cell office:value-type="float" office:value="-0.0101871815578138" calcext:value-type="float">
            <text:p>-0.0101871816</text:p>
          </table:table-cell>
          <table:table-cell office:value-type="float" office:value="-0.0102874011162494" calcext:value-type="float">
            <text:p>-0.0102874011</text:p>
          </table:table-cell>
          <table:table-cell office:value-type="float" office:value="-0.0103523797707866" calcext:value-type="float">
            <text:p>-0.0103523798</text:p>
          </table:table-cell>
          <table:table-cell office:value-type="float" office:value="-0.0103825743428408" calcext:value-type="float">
            <text:p>-0.0103825743</text:p>
          </table:table-cell>
          <table:table-cell office:value-type="float" office:value="-0.0103785435357993" calcext:value-type="float">
            <text:p>-0.0103785435</text:p>
          </table:table-cell>
          <table:table-cell office:value-type="float" office:value="-0.0103409416462857" calcext:value-type="float">
            <text:p>-0.0103409416</text:p>
          </table:table-cell>
          <table:table-cell office:value-type="float" office:value="-0.0102705122686783" calcext:value-type="float">
            <text:p>-0.0102705123</text:p>
          </table:table-cell>
          <table:table-cell office:value-type="float" office:value="-0.0101680820577941" calcext:value-type="float">
            <text:p>-0.0101680821</text:p>
          </table:table-cell>
          <table:table-cell office:value-type="float" office:value="-0.0100345546081784" calcext:value-type="float">
            <text:p>-0.0100345546</text:p>
          </table:table-cell>
          <table:table-cell office:value-type="float" office:value="-0.00987090450132559" calcext:value-type="float">
            <text:p>-0.0098709045</text:p>
          </table:table-cell>
          <table:table-cell office:value-type="float" office:value="-0.00967817156453211" calcext:value-type="float">
            <text:p>-0.0096781716</text:p>
          </table:table-cell>
          <table:table-cell office:value-type="float" office:value="-0.00945745537708173" calcext:value-type="float">
            <text:p>-0.0094574554</text:p>
          </table:table-cell>
          <table:table-cell office:value-type="float" office:value="-0.00920991005127173" calcext:value-type="float">
            <text:p>-0.0092099101</text:p>
          </table:table-cell>
          <table:table-cell office:value-type="float" office:value="-0.00893673930750445" calcext:value-type="float">
            <text:p>-0.0089367393</text:p>
          </table:table-cell>
          <table:table-cell office:value-type="float" office:value="-0.00863919185448446" calcext:value-type="float">
            <text:p>-0.0086391919</text:p>
          </table:table-cell>
          <table:table-cell office:value-type="float" office:value="-0.00831855707759229" calcext:value-type="float">
            <text:p>-0.0083185571</text:p>
          </table:table-cell>
          <table:table-cell office:value-type="float" office:value="-0.00797616103088782" calcext:value-type="float">
            <text:p>-0.007976161</text:p>
          </table:table-cell>
          <table:table-cell office:value-type="float" office:value="-0.00761336272107619" calcext:value-type="float">
            <text:p>-0.0076133627</text:p>
          </table:table-cell>
          <table:table-cell office:value-type="float" office:value="-0.00723155066523594" calcext:value-type="float">
            <text:p>-0.0072315507</text:p>
          </table:table-cell>
          <table:table-cell office:value-type="float" office:value="-0.00683213969827134" calcext:value-type="float">
            <text:p>-0.0068321397</text:p>
          </table:table-cell>
          <table:table-cell office:value-type="float" office:value="-0.00641656800102983" calcext:value-type="float">
            <text:p>-0.006416568</text:p>
          </table:table-cell>
          <table:table-cell office:value-type="float" office:value="-0.00598629431582577" calcext:value-type="float">
            <text:p>-0.0059862943</text:p>
          </table:table-cell>
          <table:table-cell office:value-type="float" office:value="-0.00554279531286341" calcext:value-type="float">
            <text:p>-0.0055427953</text:p>
          </table:table-cell>
          <table:table-cell office:value-type="float" office:value="-0.00508756306874823" calcext:value-type="float">
            <text:p>-0.0050875631</text:p>
          </table:table-cell>
          <table:table-cell office:value-type="float" office:value="-0.00462210261694403" calcext:value-type="float">
            <text:p>-0.0046221026</text:p>
          </table:table-cell>
          <table:table-cell office:value-type="float" office:value="-0.00414792952969622" calcext:value-type="float">
            <text:p>-0.0041479295</text:p>
          </table:table-cell>
          <table:table-cell office:value-type="float" office:value="-0.00366656749156024" calcext:value-type="float">
            <text:p>-0.0036665675</text:p>
          </table:table-cell>
          <table:table-cell office:value-type="float" office:value="-0.0031795458262362" calcext:value-type="float">
            <text:p>-0.0031795458</text:p>
          </table:table-cell>
          <table:table-cell office:value-type="float" office:value="-0.00268839694085759" calcext:value-type="float">
            <text:p>-0.0026883969</text:p>
          </table:table-cell>
          <table:table-cell office:value-type="float" office:value="-0.00219465365515252" calcext:value-type="float">
            <text:p>-0.0021946537</text:p>
          </table:table-cell>
          <table:table-cell office:value-type="float" office:value="-0.00169984638691485" calcext:value-type="float">
            <text:p>-0.0016998464</text:p>
          </table:table-cell>
          <table:table-cell office:value-type="float" office:value="-0.00120550016989752" calcext:value-type="float">
            <text:p>-0.0012055002</text:p>
          </table:table-cell>
          <table:table-cell office:value-type="float" office:value="-0.000713131485470808" calcext:value-type="float">
            <text:p>-0.0007131315</text:p>
          </table:table-cell>
          <table:table-cell office:value-type="float" office:value="-0.000224244895064632" calcext:value-type="float">
            <text:p>-0.0002242449</text:p>
          </table:table-cell>
          <table:table-cell office:value-type="float" office:value="0.000259670533576447" calcext:value-type="float">
            <text:p>0.0002596705</text:p>
          </table:table-cell>
          <table:table-cell office:value-type="float" office:value="0.000737145007090809" calcext:value-type="float">
            <text:p>0.000737145</text:p>
          </table:table-cell>
          <table:table-cell office:value-type="float" office:value="0.00120673198860239" calcext:value-type="float">
            <text:p>0.001206732</text:p>
          </table:table-cell>
          <table:table-cell office:value-type="float" office:value="0.00166701236943387" calcext:value-type="float">
            <text:p>0.0016670124</text:p>
          </table:table-cell>
          <table:table-cell office:value-type="float" office:value="0.00211659881252029" calcext:value-type="float">
            <text:p>0.0021165988</text:p>
          </table:table-cell>
          <table:table-cell office:value-type="float" office:value="0.00255414024379669" calcext:value-type="float">
            <text:p>0.0025541402</text:p>
          </table:table-cell>
          <table:table-cell office:value-type="float" office:value="0.00297832646238965" calcext:value-type="float">
            <text:p>0.0029783265</text:p>
          </table:table-cell>
          <table:table-cell office:value-type="float" office:value="0.0033878928354855" calcext:value-type="float">
            <text:p>0.0033878928</text:p>
          </table:table-cell>
          <table:table-cell office:value-type="float" office:value="0.00378162503938309" calcext:value-type="float">
            <text:p>0.003781625</text:p>
          </table:table-cell>
          <table:table-cell office:value-type="float" office:value="0.00415836380451462" calcext:value-type="float">
            <text:p>0.0041583638</text:p>
          </table:table-cell>
          <table:table-cell office:value-type="float" office:value="0.00451700961923363" calcext:value-type="float">
            <text:p>0.0045170096</text:p>
          </table:table-cell>
          <table:table-cell office:value-type="float" office:value="0.00485652734495158" calcext:value-type="float">
            <text:p>0.0048565273</text:p>
          </table:table-cell>
          <table:table-cell office:value-type="float" office:value="0.00517595069380962" calcext:value-type="float">
            <text:p>0.0051759507</text:p>
          </table:table-cell>
          <table:table-cell office:value-type="float" office:value="0.00547438651950684" calcext:value-type="float">
            <text:p>0.0054743865</text:p>
          </table:table-cell>
          <table:table-cell office:value-type="float" office:value="0.00575101887219206" calcext:value-type="float">
            <text:p>0.0057510189</text:p>
          </table:table-cell>
          <table:table-cell office:value-type="float" office:value="0.00600511276944012" calcext:value-type="float">
            <text:p>0.0060051128</text:p>
          </table:table-cell>
          <table:table-cell office:value-type="float" office:value="0.0062360176372668" calcext:value-type="float">
            <text:p>0.0062360176</text:p>
          </table:table-cell>
          <table:table-cell office:value-type="float" office:value="0.00644317037783714" calcext:value-type="float">
            <text:p>0.0064431704</text:p>
          </table:table-cell>
          <table:table-cell office:value-type="float" office:value="0.00662609802395124" calcext:value-type="float">
            <text:p>0.006626098</text:p>
          </table:table-cell>
          <table:table-cell office:value-type="float" office:value="0.00678441994447852" calcext:value-type="float">
            <text:p>0.0067844199</text:p>
          </table:table-cell>
          <table:table-cell office:value-type="float" office:value="0.00691784956958913" calcext:value-type="float">
            <text:p>0.0069178496</text:p>
          </table:table-cell>
          <table:table-cell office:value-type="float" office:value="0.00702619560980723" calcext:value-type="float">
            <text:p>0.0070261956</text:p>
          </table:table-cell>
          <table:table-cell office:value-type="float" office:value="0.00710936274850274" calcext:value-type="float">
            <text:p>0.0071093627</text:p>
          </table:table-cell>
          <table:table-cell office:value-type="float" office:value="0.00716735179337263" calcext:value-type="float">
            <text:p>0.0071673518</text:p>
          </table:table-cell>
          <table:table-cell office:value-type="float" office:value="0.00720025927855089" calcext:value-type="float">
            <text:p>0.0072002593</text:p>
          </table:table-cell>
          <table:table-cell office:value-type="float" office:value="0.00720827651528363" calcext:value-type="float">
            <text:p>0.0072082765</text:p>
          </table:table-cell>
          <table:table-cell office:value-type="float" office:value="0.00719168809533841" calcext:value-type="float">
            <text:p>0.0071916881</text:p>
          </table:table-cell>
          <table:table-cell office:value-type="float" office:value="0.00715086985750721" calcext:value-type="float">
            <text:p>0.0071508699</text:p>
          </table:table-cell>
          <table:table-cell office:value-type="float" office:value="0.00708628633356002" calcext:value-type="float">
            <text:p>0.0070862863</text:p>
          </table:table-cell>
          <table:table-cell office:value-type="float" office:value="0.0069984876957298" calcext:value-type="float">
            <text:p>0.0069984877</text:p>
          </table:table-cell>
          <table:table-cell office:value-type="float" office:value="0.00688810623317377" calcext:value-type="float">
            <text:p>0.0068881062</text:p>
          </table:table-cell>
          <table:table-cell office:value-type="float" office:value="0.00675585238978653" calcext:value-type="float">
            <text:p>0.0067558524</text:p>
          </table:table-cell>
          <table:table-cell office:value-type="float" office:value="0.00660251040016054" calcext:value-type="float">
            <text:p>0.0066025104</text:p>
          </table:table-cell>
          <table:table-cell office:value-type="float" office:value="0.00642893356435179" calcext:value-type="float">
            <text:p>0.0064289336</text:p>
          </table:table-cell>
          <table:table-cell office:value-type="float" office:value="0.00623603920535061" calcext:value-type="float">
            <text:p>0.0062360392</text:p>
          </table:table-cell>
          <table:table-cell office:value-type="float" office:value="0.00602480335575307" calcext:value-type="float">
            <text:p>0.0060248034</text:p>
          </table:table-cell>
          <table:table-cell office:value-type="float" office:value="0.00579625522205134" calcext:value-type="float">
            <text:p>0.0057962552</text:p>
          </table:table-cell>
          <table:table-cell office:value-type="float" office:value="0.00555147147618462" calcext:value-type="float">
            <text:p>0.0055514715</text:p>
          </table:table-cell>
          <table:table-cell office:value-type="float" office:value="0.00529157042453396" calcext:value-type="float">
            <text:p>0.0052915704</text:p>
          </table:table-cell>
          <table:table-cell office:value-type="float" office:value="0.00501770610439151" calcext:value-type="float">
            <text:p>0.0050177061</text:p>
          </table:table-cell>
          <table:table-cell office:value-type="float" office:value="0.00473106235712817" calcext:value-type="float">
            <text:p>0.0047310624</text:p>
          </table:table-cell>
          <table:table-cell office:value-type="float" office:value="0.00443284692582528" calcext:value-type="float">
            <text:p>0.0044328469</text:p>
          </table:table-cell>
          <table:table-cell office:value-type="float" office:value="0.00412428562310592" calcext:value-type="float">
            <text:p>0.0041242856</text:p>
          </table:table-cell>
          <table:table-cell office:value-type="float" office:value="0.0038066166122934" calcext:value-type="float">
            <text:p>0.0038066166</text:p>
          </table:table-cell>
          <table:table-cell office:value-type="float" office:value="0.00348108484195364" calcext:value-type="float">
            <text:p>0.0034810848</text:p>
          </table:table-cell>
          <table:table-cell office:value-type="float" office:value="0.00314893667034353" calcext:value-type="float">
            <text:p>0.0031489367</text:p>
          </table:table-cell>
          <table:table-cell office:value-type="float" office:value="0.0028114147124237" calcext:value-type="float">
            <text:p>0.0028114147</text:p>
          </table:table-cell>
          <table:table-cell office:value-type="float" office:value="0.00246975293789786" calcext:value-type="float">
            <text:p>0.0024697529</text:p>
          </table:table-cell>
          <table:table-cell office:value-type="float" office:value="0.00212517204435891" calcext:value-type="float">
            <text:p>0.002125172</text:p>
          </table:table-cell>
          <table:table-cell office:value-type="float" office:value="0.00177887512506907" calcext:value-type="float">
            <text:p>0.0017788751</text:p>
          </table:table-cell>
          <table:table-cell office:value-type="float" office:value="0.0014320436462956" calcext:value-type="float">
            <text:p>0.0014320436</text:p>
          </table:table-cell>
          <table:table-cell office:value-type="float" office:value="0.00108583374450879" calcext:value-type="float">
            <text:p>0.0010858337</text:p>
          </table:table-cell>
          <table:table-cell office:value-type="float" office:value="0.000741372849226481" calcext:value-type="float">
            <text:p>0.0007413728</text:p>
          </table:table-cell>
          <table:table-cell office:value-type="float" office:value="0.000399756632894401" calcext:value-type="float">
            <text:p>0.0003997566</text:p>
          </table:table-cell>
          <table:table-cell table:style-name="ce1" office:value-type="float" office:value="0.0000620462850261898" calcext:value-type="float">
            <text:p>6.20E-05</text:p>
          </table:table-cell>
          <table:table-cell office:value-type="float" office:value="-0.000270733896083671" calcext:value-type="float">
            <text:p>-0.0002707339</text:p>
          </table:table-cell>
          <table:table-cell office:value-type="float" office:value="-0.00059759860433598" calcext:value-type="float">
            <text:p>-0.0005975986</text:p>
          </table:table-cell>
          <table:table-cell office:value-type="float" office:value="-0.000917603332970139" calcext:value-type="float">
            <text:p>-0.0009176033</text:p>
          </table:table-cell>
          <table:table-cell office:value-type="float" office:value="-0.00122984590414567" calcext:value-type="float">
            <text:p>-0.0012298459</text:p>
          </table:table-cell>
          <table:table-cell office:value-type="float" office:value="-0.00153346773959783" calcext:value-type="float">
            <text:p>-0.0015334677</text:p>
          </table:table-cell>
          <table:table-cell office:value-type="float" office:value="-0.00182765489289759" calcext:value-type="float">
            <text:p>-0.0018276549</text:p>
          </table:table-cell>
          <table:table-cell office:value-type="float" office:value="-0.00211163886525896" calcext:value-type="float">
            <text:p>-0.0021116389</text:p>
          </table:table-cell>
          <table:table-cell office:value-type="float" office:value="-0.00238469722777403" calcext:value-type="float">
            <text:p>-0.0023846972</text:p>
          </table:table-cell>
          <table:table-cell office:value-type="float" office:value="-0.0026461540733968" calcext:value-type="float">
            <text:p>-0.0026461541</text:p>
          </table:table-cell>
          <table:table-cell office:value-type="float" office:value="-0.00289538032198004" calcext:value-type="float">
            <text:p>-0.0028953803</text:p>
          </table:table-cell>
          <table:table-cell office:value-type="float" office:value="-0.00313179390118497" calcext:value-type="float">
            <text:p>-0.0031317939</text:p>
          </table:table-cell>
          <table:table-cell office:value-type="float" office:value="-0.00335485982517855" calcext:value-type="float">
            <text:p>-0.0033548598</text:p>
          </table:table-cell>
          <table:table-cell office:value-type="float" office:value="-0.0035640901917295" calcext:value-type="float">
            <text:p>-0.0035640902</text:p>
          </table:table-cell>
          <table:table-cell office:value-type="float" office:value="-0.00375904411665104" calcext:value-type="float">
            <text:p>-0.0037590441</text:p>
          </table:table-cell>
          <table:table-cell office:value-type="float" office:value="-0.0039393276225651" calcext:value-type="float">
            <text:p>-0.0039393276</text:p>
          </table:table-cell>
          <table:table-cell office:value-type="float" office:value="-0.00410459349671948" calcext:value-type="float">
            <text:p>-0.0041045935</text:p>
          </table:table-cell>
          <table:table-cell office:value-type="float" office:value="-0.0042545411301387" calcext:value-type="float">
            <text:p>-0.004254541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-0.006012044855499" calcext:value-type="float">
            <text:p>-0.0060120449</text:p>
          </table:table-cell>
          <table:table-cell office:value-type="float" office:value="-0.0479131020205514" calcext:value-type="float">
            <text:p>-0.047913102</text:p>
          </table:table-cell>
          <table:table-cell office:value-type="float" office:value="-0.159239826212492" calcext:value-type="float">
            <text:p>-0.1592398262</text:p>
          </table:table-cell>
          <table:table-cell office:value-type="float" office:value="-0.361733645302245" calcext:value-type="float">
            <text:p>-0.3617336453</text:p>
          </table:table-cell>
          <table:table-cell office:value-type="float" office:value="-0.645532335574135" calcext:value-type="float">
            <text:p>-0.6455323356</text:p>
          </table:table-cell>
          <table:table-cell office:value-type="float" office:value="-0.957885773612421" calcext:value-type="float">
            <text:p>-0.9578857736</text:p>
          </table:table-cell>
          <table:table-cell office:value-type="float" office:value="-1.23679839518802" calcext:value-type="float">
            <text:p>-1.2367983952</text:p>
          </table:table-cell>
          <table:table-cell office:value-type="float" office:value="-1.46637943376248" calcext:value-type="float">
            <text:p>-1.4663794338</text:p>
          </table:table-cell>
          <table:table-cell office:value-type="float" office:value="-1.6756281268373" calcext:value-type="float">
            <text:p>-1.6756281268</text:p>
          </table:table-cell>
          <table:table-cell office:value-type="float" office:value="-1.89654082278917" calcext:value-type="float">
            <text:p>-1.8965408228</text:p>
          </table:table-cell>
          <table:table-cell office:value-type="float" office:value="-2.15265671838109" calcext:value-type="float">
            <text:p>-2.1526567184</text:p>
          </table:table-cell>
          <table:table-cell office:value-type="float" office:value="-2.46518564434965" calcext:value-type="float">
            <text:p>-2.4651856443</text:p>
          </table:table-cell>
          <table:table-cell office:value-type="float" office:value="-2.84019112495011" calcext:value-type="float">
            <text:p>-2.840191125</text:p>
          </table:table-cell>
          <table:table-cell office:value-type="float" office:value="-3.24653509698011" calcext:value-type="float">
            <text:p>-3.246535097</text:p>
          </table:table-cell>
          <table:table-cell office:value-type="float" office:value="-3.59788283013523" calcext:value-type="float">
            <text:p>-3.5978828301</text:p>
          </table:table-cell>
          <table:table-cell office:value-type="float" office:value="-3.773987935564" calcext:value-type="float">
            <text:p>-3.7739879356</text:p>
          </table:table-cell>
          <table:table-cell office:value-type="float" office:value="-3.68809308301931" calcext:value-type="float">
            <text:p>-3.688093083</text:p>
          </table:table-cell>
          <table:table-cell office:value-type="float" office:value="-3.36369094090907" calcext:value-type="float">
            <text:p>-3.3636909409</text:p>
          </table:table-cell>
          <table:table-cell office:value-type="float" office:value="-2.95400400992794" calcext:value-type="float">
            <text:p>-2.9540040099</text:p>
          </table:table-cell>
          <table:table-cell office:value-type="float" office:value="-2.64627665107263" calcext:value-type="float">
            <text:p>-2.6462766511</text:p>
          </table:table-cell>
          <table:table-cell office:value-type="float" office:value="-2.53752252056636" calcext:value-type="float">
            <text:p>-2.5375225206</text:p>
          </table:table-cell>
          <table:table-cell office:value-type="float" office:value="-2.61338974591355" calcext:value-type="float">
            <text:p>-2.6133897459</text:p>
          </table:table-cell>
          <table:table-cell office:value-type="float" office:value="-2.80465355695691" calcext:value-type="float">
            <text:p>-2.804653557</text:p>
          </table:table-cell>
          <table:table-cell office:value-type="float" office:value="-3.03466407753692" calcext:value-type="float">
            <text:p>-3.0346640775</text:p>
          </table:table-cell>
          <table:table-cell office:value-type="float" office:value="-3.2579697900636" calcext:value-type="float">
            <text:p>-3.2579697901</text:p>
          </table:table-cell>
          <table:table-cell office:value-type="float" office:value="-3.49178000645566" calcext:value-type="float">
            <text:p>-3.4917800065</text:p>
          </table:table-cell>
          <table:table-cell office:value-type="float" office:value="-3.7912468320703" calcext:value-type="float">
            <text:p>-3.7912468321</text:p>
          </table:table-cell>
          <table:table-cell office:value-type="float" office:value="-4.21702152852435" calcext:value-type="float">
            <text:p>-4.2170215285</text:p>
          </table:table-cell>
          <table:table-cell office:value-type="float" office:value="-4.77013131963908" calcext:value-type="float">
            <text:p>-4.7701313196</text:p>
          </table:table-cell>
          <table:table-cell office:value-type="float" office:value="-5.28212371191504" calcext:value-type="float">
            <text:p>-5.2821237119</text:p>
          </table:table-cell>
          <table:table-cell office:value-type="float" office:value="-5.61242498745245" calcext:value-type="float">
            <text:p>-5.6124249875</text:p>
          </table:table-cell>
          <table:table-cell office:value-type="float" office:value="-5.84611851292181" calcext:value-type="float">
            <text:p>-5.8461185129</text:p>
          </table:table-cell>
          <table:table-cell office:value-type="float" office:value="-6.05495824437416" calcext:value-type="float">
            <text:p>-6.0549582444</text:p>
          </table:table-cell>
          <table:table-cell office:value-type="float" office:value="-6.22849844086923" calcext:value-type="float">
            <text:p>-6.2284984409</text:p>
          </table:table-cell>
          <table:table-cell office:value-type="float" office:value="-6.35659235605155" calcext:value-type="float">
            <text:p>-6.3565923561</text:p>
          </table:table-cell>
          <table:table-cell office:value-type="float" office:value="-6.43582776351589" calcext:value-type="float">
            <text:p>-6.4358277635</text:p>
          </table:table-cell>
          <table:table-cell office:value-type="float" office:value="-6.46580499617679" calcext:value-type="float">
            <text:p>-6.4658049962</text:p>
          </table:table-cell>
          <table:table-cell office:value-type="float" office:value="-6.44817160797127" calcext:value-type="float">
            <text:p>-6.448171608</text:p>
          </table:table-cell>
          <table:table-cell office:value-type="float" office:value="-6.38573838818742" calcext:value-type="float">
            <text:p>-6.3857383882</text:p>
          </table:table-cell>
          <table:table-cell office:value-type="float" office:value="-6.28188825372918" calcext:value-type="float">
            <text:p>-6.2818882537</text:p>
          </table:table-cell>
          <table:table-cell office:value-type="float" office:value="-6.14016392422756" calcext:value-type="float">
            <text:p>-6.1401639242</text:p>
          </table:table-cell>
          <table:table-cell office:value-type="float" office:value="-5.9637948369853" calcext:value-type="float">
            <text:p>-5.963794837</text:p>
          </table:table-cell>
          <table:table-cell office:value-type="float" office:value="-5.75525757113905" calcext:value-type="float">
            <text:p>-5.7552575711</text:p>
          </table:table-cell>
          <table:table-cell office:value-type="float" office:value="-5.51628771228073" calcext:value-type="float">
            <text:p>-5.5162877123</text:p>
          </table:table-cell>
          <table:table-cell office:value-type="float" office:value="-5.24829699589629" calcext:value-type="float">
            <text:p>-5.2482969959</text:p>
          </table:table-cell>
          <table:table-cell office:value-type="float" office:value="-4.95292741115952" calcext:value-type="float">
            <text:p>-4.9529274112</text:p>
          </table:table-cell>
          <table:table-cell office:value-type="float" office:value="-4.63254134243221" calcext:value-type="float">
            <text:p>-4.6325413424</text:p>
          </table:table-cell>
          <table:table-cell office:value-type="float" office:value="-4.2905033682091" calcext:value-type="float">
            <text:p>-4.2905033682</text:p>
          </table:table-cell>
          <table:table-cell office:value-type="float" office:value="-3.93119226714333" calcext:value-type="float">
            <text:p>-3.9311922671</text:p>
          </table:table-cell>
          <table:table-cell office:value-type="float" office:value="-3.55976237205955" calcext:value-type="float">
            <text:p>-3.5597623721</text:p>
          </table:table-cell>
          <table:table-cell office:value-type="float" office:value="-3.18172661116253" calcext:value-type="float">
            <text:p>-3.1817266112</text:p>
          </table:table-cell>
          <table:table-cell office:value-type="float" office:value="-2.80246575153283" calcext:value-type="float">
            <text:p>-2.8024657515</text:p>
          </table:table-cell>
          <table:table-cell office:value-type="float" office:value="-2.42678022624519" calcext:value-type="float">
            <text:p>-2.4267802262</text:p>
          </table:table-cell>
          <table:table-cell office:value-type="float" office:value="-2.0585795691742" calcext:value-type="float">
            <text:p>-2.0585795692</text:p>
          </table:table-cell>
          <table:table-cell office:value-type="float" office:value="-1.70074930244683" calcext:value-type="float">
            <text:p>-1.7007493024</text:p>
          </table:table-cell>
          <table:table-cell office:value-type="float" office:value="-1.35517280607504" calcext:value-type="float">
            <text:p>-1.3551728061</text:p>
          </table:table-cell>
          <table:table-cell office:value-type="float" office:value="-1.02284860110148" calcext:value-type="float">
            <text:p>-1.0228486011</text:p>
          </table:table-cell>
          <table:table-cell office:value-type="float" office:value="-0.704043500365952" calcext:value-type="float">
            <text:p>-0.7040435004</text:p>
          </table:table-cell>
          <table:table-cell office:value-type="float" office:value="-0.398446680469231" calcext:value-type="float">
            <text:p>-0.3984466805</text:p>
          </table:table-cell>
          <table:table-cell office:value-type="float" office:value="-0.105317010109456" calcext:value-type="float">
            <text:p>-0.1053170101</text:p>
          </table:table-cell>
          <table:table-cell office:value-type="float" office:value="0.176368636375148" calcext:value-type="float">
            <text:p>0.1763686364</text:p>
          </table:table-cell>
          <table:table-cell office:value-type="float" office:value="0.447756908239789" calcext:value-type="float">
            <text:p>0.4477569082</text:p>
          </table:table-cell>
          <table:table-cell office:value-type="float" office:value="0.709947130478463" calcext:value-type="float">
            <text:p>0.7099471305</text:p>
          </table:table-cell>
          <table:table-cell office:value-type="float" office:value="0.963814842456312" calcext:value-type="float">
            <text:p>0.9638148425</text:p>
          </table:table-cell>
          <table:table-cell office:value-type="float" office:value="1.20984387101378" calcext:value-type="float">
            <text:p>1.209843871</text:p>
          </table:table-cell>
          <table:table-cell office:value-type="float" office:value="1.44798598373172" calcext:value-type="float">
            <text:p>1.4479859837</text:p>
          </table:table-cell>
          <table:table-cell office:value-type="float" office:value="1.67756976237625" calcext:value-type="float">
            <text:p>1.6775697624</text:p>
          </table:table-cell>
          <table:table-cell office:value-type="float" office:value="1.89728023790225" calcext:value-type="float">
            <text:p>1.8972802379</text:p>
          </table:table-cell>
          <table:table-cell office:value-type="float" office:value="2.10522653287846" calcext:value-type="float">
            <text:p>2.1052265329</text:p>
          </table:table-cell>
          <table:table-cell office:value-type="float" office:value="2.29910458963302" calcext:value-type="float">
            <text:p>2.2991045896</text:p>
          </table:table-cell>
          <table:table-cell office:value-type="float" office:value="2.4764459889044" calcext:value-type="float">
            <text:p>2.4764459889</text:p>
          </table:table-cell>
          <table:table-cell office:value-type="float" office:value="2.6349246756389" calcext:value-type="float">
            <text:p>2.6349246756</text:p>
          </table:table-cell>
          <table:table-cell office:value-type="float" office:value="2.77267614283168" calcext:value-type="float">
            <text:p>2.7726761428</text:p>
          </table:table-cell>
          <table:table-cell office:value-type="float" office:value="2.88857379624351" calcext:value-type="float">
            <text:p>2.8885737962</text:p>
          </table:table-cell>
          <table:table-cell office:value-type="float" office:value="2.98240938122475" calcext:value-type="float">
            <text:p>2.9824093812</text:p>
          </table:table-cell>
          <table:table-cell office:value-type="float" office:value="3.05494101677905" calcext:value-type="float">
            <text:p>3.0549410168</text:p>
          </table:table-cell>
          <table:table-cell office:value-type="float" office:value="3.10780206177263" calcext:value-type="float">
            <text:p>3.1078020618</text:p>
          </table:table-cell>
          <table:table-cell office:value-type="float" office:value="3.14329907173163" calcext:value-type="float">
            <text:p>3.1432990717</text:p>
          </table:table-cell>
          <table:table-cell office:value-type="float" office:value="3.16415481474263" calcext:value-type="float">
            <text:p>3.1641548147</text:p>
          </table:table-cell>
          <table:table-cell office:value-type="float" office:value="3.17326098626398" calcext:value-type="float">
            <text:p>3.1732609863</text:p>
          </table:table-cell>
          <table:table-cell office:value-type="float" office:value="3.1734910657168" calcext:value-type="float">
            <text:p>3.1734910657</text:p>
          </table:table-cell>
          <table:table-cell office:value-type="float" office:value="3.16759309633299" calcext:value-type="float">
            <text:p>3.1675930963</text:p>
          </table:table-cell>
          <table:table-cell office:value-type="float" office:value="3.1581479233769" calcext:value-type="float">
            <text:p>3.1581479234</text:p>
          </table:table-cell>
          <table:table-cell office:value-type="float" office:value="3.14755316698062" calcext:value-type="float">
            <text:p>3.147553167</text:p>
          </table:table-cell>
          <table:table-cell office:value-type="float" office:value="3.13798367271188" calcext:value-type="float">
            <text:p>3.1379836727</text:p>
          </table:table-cell>
          <table:table-cell office:value-type="float" office:value="3.13128506355802" calcext:value-type="float">
            <text:p>3.1312850636</text:p>
          </table:table-cell>
          <table:table-cell office:value-type="float" office:value="3.12877571281324" calcext:value-type="float">
            <text:p>3.1287757128</text:p>
          </table:table-cell>
          <table:table-cell office:value-type="float" office:value="3.13096776484862" calcext:value-type="float">
            <text:p>3.1309677648</text:p>
          </table:table-cell>
          <table:table-cell office:value-type="float" office:value="3.13727991473681" calcext:value-type="float">
            <text:p>3.1372799147</text:p>
          </table:table-cell>
          <table:table-cell office:value-type="float" office:value="3.14589306976067" calcext:value-type="float">
            <text:p>3.1458930698</text:p>
          </table:table-cell>
          <table:table-cell office:value-type="float" office:value="3.15392608506367" calcext:value-type="float">
            <text:p>3.1539260851</text:p>
          </table:table-cell>
          <table:table-cell office:value-type="float" office:value="3.15798840482885" calcext:value-type="float">
            <text:p>3.1579884048</text:p>
          </table:table-cell>
          <table:table-cell office:value-type="float" office:value="3.15492195488995" calcext:value-type="float">
            <text:p>3.1549219549</text:p>
          </table:table-cell>
          <table:table-cell office:value-type="float" office:value="3.14238614051034" calcext:value-type="float">
            <text:p>3.1423861405</text:p>
          </table:table-cell>
          <table:table-cell office:value-type="float" office:value="3.1190523557985" calcext:value-type="float">
            <text:p>3.1190523558</text:p>
          </table:table-cell>
          <table:table-cell office:value-type="float" office:value="3.08445190450458" calcext:value-type="float">
            <text:p>3.0844519045</text:p>
          </table:table-cell>
          <table:table-cell office:value-type="float" office:value="3.03868939560044" calcext:value-type="float">
            <text:p>3.0386893956</text:p>
          </table:table-cell>
          <table:table-cell office:value-type="float" office:value="2.98219530498996" calcext:value-type="float">
            <text:p>2.982195305</text:p>
          </table:table-cell>
          <table:table-cell office:value-type="float" office:value="2.91557137899929" calcext:value-type="float">
            <text:p>2.915571379</text:p>
          </table:table-cell>
          <table:table-cell office:value-type="float" office:value="2.83950711696437" calcext:value-type="float">
            <text:p>2.839507117</text:p>
          </table:table-cell>
          <table:table-cell office:value-type="float" office:value="2.75473206647156" calcext:value-type="float">
            <text:p>2.7547320665</text:p>
          </table:table-cell>
          <table:table-cell office:value-type="float" office:value="2.66198159553879" calcext:value-type="float">
            <text:p>2.6619815955</text:p>
          </table:table-cell>
          <table:table-cell office:value-type="float" office:value="2.56196717953244" calcext:value-type="float">
            <text:p>2.5619671795</text:p>
          </table:table-cell>
          <table:table-cell office:value-type="float" office:value="2.45534944819975" calcext:value-type="float">
            <text:p>2.4553494482</text:p>
          </table:table-cell>
          <table:table-cell office:value-type="float" office:value="2.34271497336859" calcext:value-type="float">
            <text:p>2.3427149734</text:p>
          </table:table-cell>
          <table:table-cell office:value-type="float" office:value="2.22455841084375" calcext:value-type="float">
            <text:p>2.2245584108</text:p>
          </table:table-cell>
          <table:table-cell office:value-type="float" office:value="2.10127137615931" calcext:value-type="float">
            <text:p>2.1012713762</text:p>
          </table:table-cell>
          <table:table-cell office:value-type="float" office:value="1.9731388561493" calcext:value-type="float">
            <text:p>1.9731388561</text:p>
          </table:table-cell>
          <table:table-cell office:value-type="float" office:value="1.84034331776658" calcext:value-type="float">
            <text:p>1.8403433178</text:p>
          </table:table-cell>
          <table:table-cell office:value-type="float" office:value="1.70297612281144" calcext:value-type="float">
            <text:p>1.7029761228</text:p>
          </table:table-cell>
          <table:table-cell office:value-type="float" office:value="1.56105542615244" calcext:value-type="float">
            <text:p>1.5610554262</text:p>
          </table:table-cell>
          <table:table-cell office:value-type="float" office:value="1.41454940323185" calcext:value-type="float">
            <text:p>1.4145494032</text:p>
          </table:table-cell>
          <table:table-cell office:value-type="float" office:value="1.26340340289835" calcext:value-type="float">
            <text:p>1.2634034029</text:p>
          </table:table-cell>
          <table:table-cell office:value-type="float" office:value="1.10756945800803" calcext:value-type="float">
            <text:p>1.107569458</text:p>
          </table:table-cell>
          <table:table-cell office:value-type="float" office:value="0.947036517071132" calcext:value-type="float">
            <text:p>0.9470365171</text:p>
          </table:table-cell>
          <table:table-cell office:value-type="float" office:value="0.781859777689533" calcext:value-type="float">
            <text:p>0.7818597777</text:p>
          </table:table-cell>
          <table:table-cell office:value-type="float" office:value="0.612187577480086" calcext:value-type="float">
            <text:p>0.6121875775</text:p>
          </table:table-cell>
          <table:table-cell office:value-type="float" office:value="0.438284394107455" calcext:value-type="float">
            <text:p>0.4382843941</text:p>
          </table:table-cell>
          <table:table-cell office:value-type="float" office:value="0.260548605158855" calcext:value-type="float">
            <text:p>0.2605486052</text:p>
          </table:table-cell>
          <table:table-cell office:value-type="float" office:value="0.0795237847796937" calcext:value-type="float">
            <text:p>0.0795237848</text:p>
          </table:table-cell>
          <table:table-cell office:value-type="float" office:value="-0.104097465372028" calcext:value-type="float">
            <text:p>-0.1040974654</text:p>
          </table:table-cell>
          <table:table-cell office:value-type="float" office:value="-0.28947775734042" calcext:value-type="float">
            <text:p>-0.2894777573</text:p>
          </table:table-cell>
          <table:table-cell office:value-type="float" office:value="-0.475647224450579" calcext:value-type="float">
            <text:p>-0.4756472245</text:p>
          </table:table-cell>
          <table:table-cell office:value-type="float" office:value="-0.661523108399873" calcext:value-type="float">
            <text:p>-0.6615231084</text:p>
          </table:table-cell>
          <table:table-cell office:value-type="float" office:value="-0.845935036344452" calcext:value-type="float">
            <text:p>-0.8459350363</text:p>
          </table:table-cell>
          <table:table-cell office:value-type="float" office:value="-1.02765377857764" calcext:value-type="float">
            <text:p>-1.0276537786</text:p>
          </table:table-cell>
          <table:table-cell office:value-type="float" office:value="-1.20542102212416" calcext:value-type="float">
            <text:p>-1.2054210221</text:p>
          </table:table-cell>
          <table:table-cell office:value-type="float" office:value="-1.37797788664218" calcext:value-type="float">
            <text:p>-1.3779778866</text:p>
          </table:table-cell>
          <table:table-cell office:value-type="float" office:value="-1.54409049220497" calcext:value-type="float">
            <text:p>-1.5440904922</text:p>
          </table:table-cell>
          <table:table-cell office:value-type="float" office:value="-1.70257169555502" calcext:value-type="float">
            <text:p>-1.7025716956</text:p>
          </table:table-cell>
          <table:table-cell office:value-type="float" office:value="-1.85229892542288" calcext:value-type="float">
            <text:p>-1.8522989254</text:p>
          </table:table-cell>
          <table:table-cell office:value-type="float" office:value="-1.99222867910937" calcext:value-type="float">
            <text:p>-1.9922286791</text:p>
          </table:table-cell>
          <table:table-cell office:value-type="float" office:value="-2.12140858467691" calcext:value-type="float">
            <text:p>-2.1214085847</text:p>
          </table:table-cell>
          <table:table-cell office:value-type="float" office:value="-2.2389879770421" calcext:value-type="float">
            <text:p>-2.238987977</text:p>
          </table:table-cell>
          <table:table-cell office:value-type="float" office:value="-2.34422775037244" calcext:value-type="float">
            <text:p>-2.3442277504</text:p>
          </table:table-cell>
          <table:table-cell office:value-type="float" office:value="-2.43650993572239" calcext:value-type="float">
            <text:p>-2.4365099357</text:p>
          </table:table-cell>
          <table:table-cell office:value-type="float" office:value="-2.51534710417822" calcext:value-type="float">
            <text:p>-2.5153471042</text:p>
          </table:table-cell>
          <table:table-cell office:value-type="float" office:value="-2.58039136831426" calcext:value-type="float">
            <text:p>-2.5803913683</text:p>
          </table:table-cell>
          <table:table-cell office:value-type="float" office:value="-2.63144246850313" calcext:value-type="float">
            <text:p>-2.6314424685</text:p>
          </table:table-cell>
          <table:table-cell office:value-type="float" office:value="-2.66845418932158" calcext:value-type="float">
            <text:p>-2.6684541893</text:p>
          </table:table-cell>
          <table:table-cell office:value-type="float" office:value="-2.69153816799842" calcext:value-type="float">
            <text:p>-2.691538168</text:p>
          </table:table-cell>
          <table:table-cell office:value-type="float" office:value="-2.70096406805337" calcext:value-type="float">
            <text:p>-2.7009640681</text:p>
          </table:table-cell>
          <table:table-cell office:value-type="float" office:value="-2.69715515029841" calcext:value-type="float">
            <text:p>-2.6971551503</text:p>
          </table:table-cell>
          <table:table-cell office:value-type="float" office:value="-2.68067852571954" calcext:value-type="float">
            <text:p>-2.6806785257</text:p>
          </table:table-cell>
          <table:table-cell office:value-type="float" office:value="-2.6522298283917" calcext:value-type="float">
            <text:p>-2.6522298284</text:p>
          </table:table-cell>
          <table:table-cell office:value-type="float" office:value="-2.61261265298174" calcext:value-type="float">
            <text:p>-2.612612653</text:p>
          </table:table-cell>
          <table:table-cell office:value-type="float" office:value="-2.56271375796859" calcext:value-type="float">
            <text:p>-2.562713758</text:p>
          </table:table-cell>
          <table:table-cell office:value-type="float" office:value="-2.50347561044866" calcext:value-type="float">
            <text:p>-2.5034756104</text:p>
          </table:table-cell>
          <table:table-cell office:value-type="float" office:value="-2.43586821720492" calcext:value-type="float">
            <text:p>-2.4358682172</text:p>
          </table:table-cell>
          <table:table-cell office:value-type="float" office:value="-2.36086226977942" calcext:value-type="float">
            <text:p>-2.3608622698</text:p>
          </table:table-cell>
          <table:table-cell office:value-type="float" office:value="-2.27940541495677" calcext:value-type="float">
            <text:p>-2.279405415</text:p>
          </table:table-cell>
          <table:table-cell office:value-type="float" office:value="-2.19240299984721" calcext:value-type="float">
            <text:p>-2.1924029998</text:p>
          </table:table-cell>
          <table:table-cell office:value-type="float" office:value="-2.10070403463177" calcext:value-type="float">
            <text:p>-2.1007040346</text:p>
          </table:table-cell>
          <table:table-cell office:value-type="float" office:value="-2.00509248619909" calcext:value-type="float">
            <text:p>-2.0050924862</text:p>
          </table:table-cell>
          <table:table-cell office:value-type="float" office:value="-1.90628346979481" calcext:value-type="float">
            <text:p>-1.9062834698</text:p>
          </table:table-cell>
          <table:table-cell office:value-type="float" office:value="-1.80492351557715" calcext:value-type="float">
            <text:p>-1.8049235156</text:p>
          </table:table-cell>
          <table:table-cell office:value-type="float" office:value="-1.70159388041421" calcext:value-type="float">
            <text:p>-1.7015938804</text:p>
          </table:table-cell>
          <table:table-cell office:value-type="float" office:value="-1.59681583968458" calcext:value-type="float">
            <text:p>-1.5968158397</text:p>
          </table:table-cell>
          <table:table-cell office:value-type="float" office:value="-1.49105698895841" calcext:value-type="float">
            <text:p>-1.491056989</text:p>
          </table:table-cell>
          <table:table-cell office:value-type="float" office:value="-1.38473775937815" calcext:value-type="float">
            <text:p>-1.3847377594</text:p>
          </table:table-cell>
          <table:table-cell office:value-type="float" office:value="-1.27823755411852" calcext:value-type="float">
            <text:p>-1.2782375541</text:p>
          </table:table-cell>
          <table:table-cell office:value-type="float" office:value="-1.17190010918419" calcext:value-type="float">
            <text:p>-1.1719001092</text:p>
          </table:table-cell>
          <table:table-cell office:value-type="float" office:value="-1.06603784816805" calcext:value-type="float">
            <text:p>-1.0660378482</text:p>
          </table:table-cell>
          <table:table-cell office:value-type="float" office:value="-0.960935129791953" calcext:value-type="float">
            <text:p>-0.9609351298</text:p>
          </table:table-cell>
          <table:table-cell office:value-type="float" office:value="-0.856850381496059" calcext:value-type="float">
            <text:p>-0.8568503815</text:p>
          </table:table-cell>
          <table:table-cell office:value-type="float" office:value="-0.754017179522069" calcext:value-type="float">
            <text:p>-0.7540171795</text:p>
          </table:table-cell>
          <table:table-cell office:value-type="float" office:value="-0.652644384154884" calcext:value-type="float">
            <text:p>-0.6526443842</text:p>
          </table:table-cell>
          <table:table-cell office:value-type="float" office:value="-0.552915474587841" calcext:value-type="float">
            <text:p>-0.5529154746</text:p>
          </table:table-cell>
          <table:table-cell office:value-type="float" office:value="-0.454987255235468" calcext:value-type="float">
            <text:p>-0.4549872552</text:p>
          </table:table-cell>
          <table:table-cell office:value-type="float" office:value="-0.358988126218991" calcext:value-type="float">
            <text:p>-0.3589881262</text:p>
          </table:table-cell>
          <table:table-cell office:value-type="float" office:value="-0.265016126427695" calcext:value-type="float">
            <text:p>-0.2650161264</text:p>
          </table:table-cell>
          <table:table-cell office:value-type="float" office:value="-0.173136969505618" calcext:value-type="float">
            <text:p>-0.1731369695</text:p>
          </table:table-cell>
          <table:table-cell office:value-type="float" office:value="-0.0833823034879311" calcext:value-type="float">
            <text:p>-0.0833823035</text:p>
          </table:table-cell>
          <table:table-cell office:value-type="float" office:value="0.00425156403544236" calcext:value-type="float">
            <text:p>0.004251564</text:p>
          </table:table-cell>
          <table:table-cell office:value-type="float" office:value="0.089804219881553" calcext:value-type="float">
            <text:p>0.0898042199</text:p>
          </table:table-cell>
          <table:table-cell office:value-type="float" office:value="0.173350707774977" calcext:value-type="float">
            <text:p>0.1733507078</text:p>
          </table:table-cell>
          <table:table-cell office:value-type="float" office:value="0.254999815365955" calcext:value-type="float">
            <text:p>0.2549998154</text:p>
          </table:table-cell>
          <table:table-cell office:value-type="float" office:value="0.334890797266749" calcext:value-type="float">
            <text:p>0.3348907973</text:p>
          </table:table-cell>
          <table:table-cell office:value-type="float" office:value="0.413188260565578" calcext:value-type="float">
            <text:p>0.4131882606</text:p>
          </table:table-cell>
          <table:table-cell office:value-type="float" office:value="0.490074986505191" calcext:value-type="float">
            <text:p>0.4900749865</text:p>
          </table:table-cell>
          <table:table-cell office:value-type="float" office:value="0.565742554664328" calcext:value-type="float">
            <text:p>0.5657425547</text:p>
          </table:table-cell>
          <table:table-cell office:value-type="float" office:value="0.640379784442868" calcext:value-type="float">
            <text:p>0.6403797844</text:p>
          </table:table-cell>
          <table:table-cell office:value-type="float" office:value="0.714159216346406" calcext:value-type="float">
            <text:p>0.7141592163</text:p>
          </table:table-cell>
          <table:table-cell office:value-type="float" office:value="0.787222114315815" calcext:value-type="float">
            <text:p>0.7872221143</text:p>
          </table:table-cell>
          <table:table-cell office:value-type="float" office:value="0.859662756531261" calcext:value-type="float">
            <text:p>0.8596627565</text:p>
          </table:table-cell>
          <table:table-cell office:value-type="float" office:value="0.931513055645419" calcext:value-type="float">
            <text:p>0.9315130556</text:p>
          </table:table-cell>
          <table:table-cell office:value-type="float" office:value="1.00272875745915" calcext:value-type="float">
            <text:p>1.0027287575</text:p>
          </table:table-cell>
          <table:table-cell office:value-type="float" office:value="1.07317855369195" calcext:value-type="float">
            <text:p>1.0731785537</text:p>
          </table:table-cell>
          <table:table-cell office:value-type="float" office:value="1.14263736478347" calcext:value-type="float">
            <text:p>1.1426373648</text:p>
          </table:table-cell>
          <table:table-cell office:value-type="float" office:value="1.21078478371937" calcext:value-type="float">
            <text:p>1.2107847837</text:p>
          </table:table-cell>
          <table:table-cell office:value-type="float" office:value="1.27720923932981" calcext:value-type="float">
            <text:p>1.2772092393</text:p>
          </table:table-cell>
          <table:table-cell office:value-type="float" office:value="1.3414178925419" calcext:value-type="float">
            <text:p>1.3414178925</text:p>
          </table:table-cell>
          <table:table-cell office:value-type="float" office:value="1.40285170427675" calcext:value-type="float">
            <text:p>1.4028517043</text:p>
          </table:table-cell>
          <table:table-cell office:value-type="float" office:value="1.46090460044007" calcext:value-type="float">
            <text:p>1.4609046004</text:p>
          </table:table-cell>
          <table:table-cell office:value-type="float" office:value="1.51494528676733" calcext:value-type="float">
            <text:p>1.5149452868</text:p>
          </table:table-cell>
          <table:table-cell office:value-type="float" office:value="1.56434008397544" calcext:value-type="float">
            <text:p>1.564340084</text:p>
          </table:table-cell>
          <table:table-cell office:value-type="float" office:value="1.60847517443518" calcext:value-type="float">
            <text:p>1.6084751744</text:p>
          </table:table-cell>
          <table:table-cell office:value-type="float" office:value="1.64677685283755" calcext:value-type="float">
            <text:p>1.6467768528</text:p>
          </table:table-cell>
          <table:table-cell office:value-type="float" office:value="1.67872870653312" calcext:value-type="float">
            <text:p>1.6787287065</text:p>
          </table:table-cell>
          <table:table-cell office:value-type="float" office:value="1.7038850547167" calcext:value-type="float">
            <text:p>1.7038850547</text:p>
          </table:table-cell>
          <table:table-cell office:value-type="float" office:value="1.72188038735298" calcext:value-type="float">
            <text:p>1.7218803874</text:p>
          </table:table-cell>
          <table:table-cell office:value-type="float" office:value="1.73243491227794" calcext:value-type="float">
            <text:p>1.7324349123</text:p>
          </table:table-cell>
          <table:table-cell office:value-type="float" office:value="1.73535660568476" calcext:value-type="float">
            <text:p>1.7353566057</text:p>
          </table:table-cell>
          <table:table-cell office:value-type="float" office:value="1.73054034870685" calcext:value-type="float">
            <text:p>1.7305403487</text:p>
          </table:table-cell>
          <table:table-cell office:value-type="float" office:value="1.71796481950924" calcext:value-type="float">
            <text:p>1.7179648195</text:p>
          </table:table-cell>
          <table:table-cell office:value-type="float" office:value="1.69768780816686" calcext:value-type="float">
            <text:p>1.6976878082</text:p>
          </table:table-cell>
          <table:table-cell office:value-type="float" office:value="1.66984055140563" calcext:value-type="float">
            <text:p>1.6698405514</text:p>
          </table:table-cell>
          <table:table-cell office:value-type="float" office:value="1.63462157071412" calcext:value-type="float">
            <text:p>1.6346215707</text:p>
          </table:table-cell>
          <table:table-cell office:value-type="float" office:value="1.59229036476737" calcext:value-type="float">
            <text:p>1.5922903648</text:p>
          </table:table-cell>
          <table:table-cell office:value-type="float" office:value="1.54316117650317" calcext:value-type="float">
            <text:p>1.5431611765</text:p>
          </table:table-cell>
          <table:table-cell office:value-type="float" office:value="1.48759694223789" calcext:value-type="float">
            <text:p>1.4875969422</text:p>
          </table:table-cell>
          <table:table-cell office:value-type="float" office:value="1.42600344463063" calcext:value-type="float">
            <text:p>1.4260034446</text:p>
          </table:table-cell>
          <table:table-cell office:value-type="float" office:value="1.35882363708502" calcext:value-type="float">
            <text:p>1.3588236371</text:p>
          </table:table-cell>
          <table:table-cell office:value-type="float" office:value="1.28653208335097" calcext:value-type="float">
            <text:p>1.2865320834</text:p>
          </table:table-cell>
          <table:table-cell office:value-type="float" office:value="1.20962945791126" calcext:value-type="float">
            <text:p>1.2096294579</text:p>
          </table:table-cell>
          <table:table-cell office:value-type="float" office:value="1.12863707300421" calcext:value-type="float">
            <text:p>1.128637073</text:p>
          </table:table-cell>
          <table:table-cell office:value-type="float" office:value="1.04409142851807" calcext:value-type="float">
            <text:p>1.0440914285</text:p>
          </table:table-cell>
          <table:table-cell office:value-type="float" office:value="0.956538813314309" calcext:value-type="float">
            <text:p>0.9565388133</text:p>
          </table:table-cell>
          <table:table-cell office:value-type="float" office:value="0.866530013843443" calcext:value-type="float">
            <text:p>0.8665300138</text:p>
          </table:table-cell>
          <table:table-cell office:value-type="float" office:value="0.774615203286468" calcext:value-type="float">
            <text:p>0.7746152033</text:p>
          </table:table-cell>
          <table:table-cell office:value-type="float" office:value="0.681339089452249" calcext:value-type="float">
            <text:p>0.6813390895</text:p>
          </table:table-cell>
          <table:table-cell office:value-type="float" office:value="0.587236392380928" calcext:value-type="float">
            <text:p>0.5872363924</text:p>
          </table:table-cell>
          <table:table-cell office:value-type="float" office:value="0.492827705329626" calcext:value-type="float">
            <text:p>0.4928277053</text:p>
          </table:table-cell>
          <table:table-cell office:value-type="float" office:value="0.398615769372936" calcext:value-type="float">
            <text:p>0.3986157694</text:p>
          </table:table-cell>
          <table:table-cell office:value-type="float" office:value="0.305082166765001" calcext:value-type="float">
            <text:p>0.3050821668</text:p>
          </table:table-cell>
          <table:table-cell office:value-type="float" office:value="0.212684415853008" calcext:value-type="float">
            <text:p>0.2126844159</text:p>
          </table:table-cell>
          <table:table-cell office:value-type="float" office:value="0.121853434191568" calcext:value-type="float">
            <text:p>0.1218534342</text:p>
          </table:table-cell>
          <table:table-cell office:value-type="float" office:value="0.0329913286881078" calcext:value-type="float">
            <text:p>0.0329913287</text:p>
          </table:table-cell>
          <table:table-cell office:value-type="float" office:value="-0.0535305273715903" calcext:value-type="float">
            <text:p>-0.0535305274</text:p>
          </table:table-cell>
          <table:table-cell office:value-type="float" office:value="-0.137373161683709" calcext:value-type="float">
            <text:p>-0.1373731617</text:p>
          </table:table-cell>
          <table:table-cell office:value-type="float" office:value="-0.218231431345801" calcext:value-type="float">
            <text:p>-0.2182314313</text:p>
          </table:table-cell>
          <table:table-cell office:value-type="float" office:value="-0.29583521156396" calcext:value-type="float">
            <text:p>-0.2958352116</text:p>
          </table:table-cell>
          <table:table-cell office:value-type="float" office:value="-0.36995032662227" calcext:value-type="float">
            <text:p>-0.3699503266</text:p>
          </table:table-cell>
          <table:table-cell office:value-type="float" office:value="-0.440379190752613" calcext:value-type="float">
            <text:p>-0.4403791908</text:p>
          </table:table-cell>
          <table:table-cell office:value-type="float" office:value="-0.5069611171719" calcext:value-type="float">
            <text:p>-0.5069611172</text:p>
          </table:table-cell>
          <table:table-cell office:value-type="float" office:value="-0.569572250263701" calcext:value-type="float">
            <text:p>-0.5695722503</text:p>
          </table:table-cell>
          <table:table-cell office:value-type="float" office:value="-0.628125078832393" calcext:value-type="float">
            <text:p>-0.6281250788</text:p>
          </table:table-cell>
          <table:table-cell office:value-type="float" office:value="-0.682567496842885" calcext:value-type="float">
            <text:p>-0.6825674968</text:p>
          </table:table-cell>
          <table:table-cell office:value-type="float" office:value="-0.73288139076207" calcext:value-type="float">
            <text:p>-0.7328813908</text:p>
          </table:table-cell>
          <table:table-cell office:value-type="float" office:value="-0.779080747924439" calcext:value-type="float">
            <text:p>-0.7790807479</text:p>
          </table:table-cell>
          <table:table-cell office:value-type="float" office:value="-0.821209296669474" calcext:value-type="float">
            <text:p>-0.8212092967</text:p>
          </table:table-cell>
          <table:table-cell office:value-type="float" office:value="-0.859337705053789" calcext:value-type="float">
            <text:p>-0.8593377051</text:p>
          </table:table-cell>
          <table:table-cell office:value-type="float" office:value="-0.893560379893637" calcext:value-type="float">
            <text:p>-0.8935603799</text:p>
          </table:table-cell>
          <table:table-cell office:value-type="float" office:value="-0.92399192141156" calcext:value-type="float">
            <text:p>-0.9239919214</text:p>
          </table:table-cell>
          <table:table-cell office:value-type="float" office:value="-0.950763300906204" calcext:value-type="float">
            <text:p>-0.9507633009</text:p>
          </table:table-cell>
          <table:table-cell office:value-type="float" office:value="-0.974017839928589" calcext:value-type="float">
            <text:p>-0.9740178399</text:p>
          </table:table-cell>
          <table:table-cell office:value-type="float" office:value="-0.993907079695425" calcext:value-type="float">
            <text:p>-0.9939070797</text:p>
          </table:table-cell>
          <table:table-cell office:value-type="float" office:value="-1.0105866389175" calcext:value-type="float">
            <text:p>-1.0105866389</text:p>
          </table:table-cell>
          <table:table-cell office:value-type="float" office:value="-1.02421216642681" calcext:value-type="float">
            <text:p>-1.0242121664</text:p>
          </table:table-cell>
          <table:table-cell office:value-type="float" office:value="-1.03493550097502" calcext:value-type="float">
            <text:p>-1.034935501</text:p>
          </table:table-cell>
          <table:table-cell office:value-type="float" office:value="-1.04290115287326" calcext:value-type="float">
            <text:p>-1.0429011529</text:p>
          </table:table-cell>
          <table:table-cell office:value-type="float" office:value="-1.04824321900583" calcext:value-type="float">
            <text:p>-1.048243219</text:p>
          </table:table-cell>
          <table:table-cell office:value-type="float" office:value="-1.05108283254476" calcext:value-type="float">
            <text:p>-1.0510828325</text:p>
          </table:table-cell>
          <table:table-cell office:value-type="float" office:value="-1.05152623038844" calcext:value-type="float">
            <text:p>-1.0515262304</text:p>
          </table:table-cell>
          <table:table-cell office:value-type="float" office:value="-1.04966349499991" calcext:value-type="float">
            <text:p>-1.049663495</text:p>
          </table:table-cell>
          <table:table-cell office:value-type="float" office:value="-1.04556799438394" calcext:value-type="float">
            <text:p>-1.0455679944</text:p>
          </table:table-cell>
          <table:table-cell office:value-type="float" office:value="-1.03929650727888" calcext:value-type="float">
            <text:p>-1.0392965073</text:p>
          </table:table-cell>
          <table:table-cell office:value-type="float" office:value="-1.03088998415062" calcext:value-type="float">
            <text:p>-1.0308899842</text:p>
          </table:table-cell>
          <table:table-cell office:value-type="float" office:value="-1.02037486249247" calcext:value-type="float">
            <text:p>-1.0203748625</text:p>
          </table:table-cell>
          <table:table-cell office:value-type="float" office:value="-1.00776483097201" calcext:value-type="float">
            <text:p>-1.007764831</text:p>
          </table:table-cell>
          <table:table-cell office:value-type="float" office:value="-0.993062923557507" calcext:value-type="float">
            <text:p>-0.9930629236</text:p>
          </table:table-cell>
          <table:table-cell office:value-type="float" office:value="-0.976263822622235" calcext:value-type="float">
            <text:p>-0.9762638226</text:p>
          </table:table-cell>
          <table:table-cell office:value-type="float" office:value="-0.957356258168071" calcext:value-type="float">
            <text:p>-0.9573562582</text:p>
          </table:table-cell>
          <table:table-cell office:value-type="float" office:value="-0.93632540640467" calcext:value-type="float">
            <text:p>-0.9363254064</text:p>
          </table:table-cell>
          <table:table-cell office:value-type="float" office:value="-0.913155211944373" calcext:value-type="float">
            <text:p>-0.9131552119</text:p>
          </table:table-cell>
          <table:table-cell office:value-type="float" office:value="-0.887830580733939" calcext:value-type="float">
            <text:p>-0.8878305807</text:p>
          </table:table-cell>
          <table:table-cell office:value-type="float" office:value="-0.86033941288149" calcext:value-type="float">
            <text:p>-0.8603394129</text:p>
          </table:table-cell>
          <table:table-cell office:value-type="float" office:value="-0.830674463772716" calcext:value-type="float">
            <text:p>-0.8306744638</text:p>
          </table:table-cell>
          <table:table-cell office:value-type="float" office:value="-0.798835037056263" calcext:value-type="float">
            <text:p>-0.7988350371</text:p>
          </table:table-cell>
          <table:table-cell office:value-type="float" office:value="-0.764828523599328" calcext:value-type="float">
            <text:p>-0.7648285236</text:p>
          </table:table-cell>
          <table:table-cell office:value-type="float" office:value="-0.728671806242798" calcext:value-type="float">
            <text:p>-0.7286718062</text:p>
          </table:table-cell>
          <table:table-cell office:value-type="float" office:value="-0.690392551344787" calcext:value-type="float">
            <text:p>-0.6903925513</text:p>
          </table:table-cell>
          <table:table-cell office:value-type="float" office:value="-0.650030405173498" calcext:value-type="float">
            <text:p>-0.6500304052</text:p>
          </table:table-cell>
          <table:table-cell office:value-type="float" office:value="-0.607638106885042" calcext:value-type="float">
            <text:p>-0.6076381069</text:p>
          </table:table-cell>
          <table:table-cell office:value-type="float" office:value="-0.563282520962496" calcext:value-type="float">
            <text:p>-0.563282521</text:p>
          </table:table-cell>
          <table:table-cell office:value-type="float" office:value="-0.517045581609361" calcext:value-type="float">
            <text:p>-0.5170455816</text:p>
          </table:table-cell>
          <table:table-cell office:value-type="float" office:value="-0.469025130796592" calcext:value-type="float">
            <text:p>-0.4690251308</text:p>
          </table:table-cell>
          <table:table-cell office:value-type="float" office:value="-0.419335621608137" calcext:value-type="float">
            <text:p>-0.4193356216</text:p>
          </table:table-cell>
          <table:table-cell office:value-type="float" office:value="-0.368108650327712" calcext:value-type="float">
            <text:p>-0.3681086503</text:p>
          </table:table-cell>
          <table:table-cell office:value-type="float" office:value="-0.315493275325287" calcext:value-type="float">
            <text:p>-0.3154932753</text:p>
          </table:table-cell>
          <table:table-cell office:value-type="float" office:value="-0.261656078992956" calcext:value-type="float">
            <text:p>-0.261656079</text:p>
          </table:table-cell>
          <table:table-cell office:value-type="float" office:value="-0.206780931172224" calcext:value-type="float">
            <text:p>-0.2067809312</text:p>
          </table:table-cell>
          <table:table-cell office:value-type="float" office:value="-0.151068418792746" calcext:value-type="float">
            <text:p>-0.1510684188</text:p>
          </table:table-cell>
          <table:table-cell office:value-type="float" office:value="-0.0947349164854283" calcext:value-type="float">
            <text:p>-0.0947349165</text:p>
          </table:table-cell>
          <table:table-cell office:value-type="float" office:value="-0.0380112860538917" calcext:value-type="float">
            <text:p>-0.0380112861</text:p>
          </table:table-cell>
          <table:table-cell office:value-type="float" office:value="0.0188587921138428" calcext:value-type="float">
            <text:p>0.0188587921</text:p>
          </table:table-cell>
          <table:table-cell office:value-type="float" office:value="0.0756208365626554" calcext:value-type="float">
            <text:p>0.0756208366</text:p>
          </table:table-cell>
          <table:table-cell office:value-type="float" office:value="0.132011896498689" calcext:value-type="float">
            <text:p>0.1320118965</text:p>
          </table:table-cell>
          <table:table-cell office:value-type="float" office:value="0.18776314915474" calcext:value-type="float">
            <text:p>0.1877631492</text:p>
          </table:table-cell>
          <table:table-cell office:value-type="float" office:value="0.242602703167669" calcext:value-type="float">
            <text:p>0.2426027032</text:p>
          </table:table-cell>
          <table:table-cell office:value-type="float" office:value="0.296258540870009" calcext:value-type="float">
            <text:p>0.2962585409</text:p>
          </table:table-cell>
          <table:table-cell office:value-type="float" office:value="0.34846152888145" calcext:value-type="float">
            <text:p>0.3484615289</text:p>
          </table:table-cell>
          <table:table-cell office:value-type="float" office:value="0.398948426792931" calcext:value-type="float">
            <text:p>0.3989484268</text:p>
          </table:table-cell>
          <table:table-cell office:value-type="float" office:value="0.447464827641848" calcext:value-type="float">
            <text:p>0.4474648276</text:p>
          </table:table-cell>
          <table:table-cell office:value-type="float" office:value="0.493767970540934" calcext:value-type="float">
            <text:p>0.4937679705</text:p>
          </table:table-cell>
          <table:table-cell office:value-type="float" office:value="0.537629374315488" calcext:value-type="float">
            <text:p>0.5376293743</text:p>
          </table:table-cell>
          <table:table-cell office:value-type="float" office:value="0.578837250322475" calcext:value-type="float">
            <text:p>0.5788372503</text:p>
          </table:table-cell>
          <table:table-cell office:value-type="float" office:value="0.617198661852177" calcext:value-type="float">
            <text:p>0.6171986619</text:p>
          </table:table-cell>
          <table:table-cell office:value-type="float" office:value="0.652541405905058" calcext:value-type="float">
            <text:p>0.6525414059</text:p>
          </table:table-cell>
          <table:table-cell office:value-type="float" office:value="0.684715600218397" calcext:value-type="float">
            <text:p>0.6847156002</text:p>
          </table:table-cell>
          <table:table-cell office:value-type="float" office:value="0.713594963999096" calcext:value-type="float">
            <text:p>0.713594964</text:p>
          </table:table-cell>
          <table:table-cell office:value-type="float" office:value="0.739077784990819" calcext:value-type="float">
            <text:p>0.739077785</text:p>
          </table:table-cell>
          <table:table-cell office:value-type="float" office:value="0.761087568575925" calcext:value-type="float">
            <text:p>0.7610875686</text:p>
          </table:table-cell>
          <table:table-cell office:value-type="float" office:value="0.779573367037316" calcext:value-type="float">
            <text:p>0.779573367</text:p>
          </table:table-cell>
          <table:table-cell office:value-type="float" office:value="0.794509789386427" calcext:value-type="float">
            <text:p>0.7945097894</text:p>
          </table:table-cell>
          <table:table-cell office:value-type="float" office:value="0.805896694760257" calcext:value-type="float">
            <text:p>0.8058966948</text:p>
          </table:table-cell>
          <table:table-cell office:value-type="float" office:value="0.813758575649688" calcext:value-type="float">
            <text:p>0.8137585756</text:p>
          </table:table-cell>
          <table:table-cell office:value-type="float" office:value="0.818143641323066" calcext:value-type="float">
            <text:p>0.8181436413</text:p>
          </table:table-cell>
          <table:table-cell office:value-type="float" office:value="0.819122616744952" calcext:value-type="float">
            <text:p>0.8191226167</text:p>
          </table:table-cell>
          <table:table-cell office:value-type="float" office:value="0.816787277874971" calcext:value-type="float">
            <text:p>0.8167872779</text:p>
          </table:table-cell>
          <table:table-cell office:value-type="float" office:value="0.811248750130829" calcext:value-type="float">
            <text:p>0.8112487501</text:p>
          </table:table-cell>
          <table:table-cell office:value-type="float" office:value="0.802635602582863" calcext:value-type="float">
            <text:p>0.8026356026</text:p>
          </table:table-cell>
          <table:table-cell office:value-type="float" office:value="0.791091775651113" calcext:value-type="float">
            <text:p>0.7910917757</text:p>
          </table:table-cell>
          <table:table-cell office:value-type="float" office:value="0.77677438425609" calcext:value-type="float">
            <text:p>0.7767743843</text:p>
          </table:table-cell>
          <table:table-cell office:value-type="float" office:value="0.759851441170228" calcext:value-type="float">
            <text:p>0.7598514412</text:p>
          </table:table-cell>
          <table:table-cell office:value-type="float" office:value="0.740499546481072" calcext:value-type="float">
            <text:p>0.7404995465</text:p>
          </table:table-cell>
          <table:table-cell office:value-type="float" office:value="0.718901588503893" calcext:value-type="float">
            <text:p>0.7189015885</text:p>
          </table:table-cell>
          <table:table-cell office:value-type="float" office:value="0.69524449920667" calcext:value-type="float">
            <text:p>0.6952444992</text:p>
          </table:table-cell>
          <table:table-cell office:value-type="float" office:value="0.66971710340344" calcext:value-type="float">
            <text:p>0.6697171034</text:p>
          </table:table-cell>
          <table:table-cell office:value-type="float" office:value="0.642508095906922" calcext:value-type="float">
            <text:p>0.6425080959</text:p>
          </table:table-cell>
          <table:table-cell office:value-type="float" office:value="0.61380417485653" calcext:value-type="float">
            <text:p>0.6138041749</text:p>
          </table:table-cell>
          <table:table-cell office:value-type="float" office:value="0.58378835293884" calcext:value-type="float">
            <text:p>0.5837883529</text:p>
          </table:table-cell>
          <table:table-cell office:value-type="float" office:value="0.552638461584633" calcext:value-type="float">
            <text:p>0.5526384616</text:p>
          </table:table-cell>
          <table:table-cell office:value-type="float" office:value="0.520525856819645" calcext:value-type="float">
            <text:p>0.5205258568</text:p>
          </table:table-cell>
          <table:table-cell office:value-type="float" office:value="0.487614329579815" calcext:value-type="float">
            <text:p>0.4876143296</text:p>
          </table:table-cell>
          <table:table-cell office:value-type="float" office:value="0.454059218220766" calcext:value-type="float">
            <text:p>0.4540592182</text:p>
          </table:table-cell>
          <table:table-cell office:value-type="float" office:value="0.420006716826135" calcext:value-type="float">
            <text:p>0.4200067168</text:p>
          </table:table-cell>
          <table:table-cell office:value-type="float" office:value="0.38559336984333" calcext:value-type="float">
            <text:p>0.3855933698</text:p>
          </table:table-cell>
          <table:table-cell office:value-type="float" office:value="0.35094574156223" calcext:value-type="float">
            <text:p>0.3509457416</text:p>
          </table:table-cell>
          <table:table-cell office:value-type="float" office:value="0.316180247946947" calcext:value-type="float">
            <text:p>0.3161802479</text:p>
          </table:table-cell>
          <table:table-cell office:value-type="float" office:value="0.281403138212024" calcext:value-type="float">
            <text:p>0.2814031382</text:p>
          </table:table-cell>
          <table:table-cell office:value-type="float" office:value="0.246710614131207" calcext:value-type="float">
            <text:p>0.2467106141</text:p>
          </table:table-cell>
          <table:table-cell office:value-type="float" office:value="0.212189076167786" calcext:value-type="float">
            <text:p>0.2121890762</text:p>
          </table:table-cell>
          <table:table-cell office:value-type="float" office:value="0.177915486885207" calcext:value-type="float">
            <text:p>0.1779154869</text:p>
          </table:table-cell>
          <table:table-cell office:value-type="float" office:value="0.14395784349333" calcext:value-type="float">
            <text:p>0.1439578435</text:p>
          </table:table-cell>
          <table:table-cell office:value-type="float" office:value="0.110375752575249" calcext:value-type="float">
            <text:p>0.1103757526</text:p>
          </table:table-cell>
          <table:table-cell office:value-type="float" office:value="0.0772211008150014" calcext:value-type="float">
            <text:p>0.0772211008</text:p>
          </table:table-cell>
          <table:table-cell office:value-type="float" office:value="0.0445388157410453" calcext:value-type="float">
            <text:p>0.0445388157</text:p>
          </table:table-cell>
          <table:table-cell office:value-type="float" office:value="0.0123677099982322" calcext:value-type="float">
            <text:p>0.01236771</text:p>
          </table:table-cell>
          <table:table-cell office:value-type="float" office:value="-0.0192585985879845" calcext:value-type="float">
            <text:p>-0.0192585986</text:p>
          </table:table-cell>
          <table:table-cell office:value-type="float" office:value="-0.0503107008740944" calcext:value-type="float">
            <text:p>-0.0503107009</text:p>
          </table:table-cell>
          <table:table-cell office:value-type="float" office:value="-0.0807623565368554" calcext:value-type="float">
            <text:p>-0.0807623565</text:p>
          </table:table-cell>
          <table:table-cell office:value-type="float" office:value="-0.110589415962854" calcext:value-type="float">
            <text:p>-0.110589416</text:p>
          </table:table-cell>
          <table:table-cell office:value-type="float" office:value="-0.13976872277357" calcext:value-type="float">
            <text:p>-0.1397687228</text:p>
          </table:table-cell>
          <table:table-cell office:value-type="float" office:value="-0.168277019297038" calcext:value-type="float">
            <text:p>-0.1682770193</text:p>
          </table:table-cell>
          <table:table-cell office:value-type="float" office:value="-0.196089880441154" calcext:value-type="float">
            <text:p>-0.1960898804</text:p>
          </table:table-cell>
          <table:table-cell office:value-type="float" office:value="-0.223180703968534" calcext:value-type="float">
            <text:p>-0.223180704</text:p>
          </table:table-cell>
          <table:table-cell office:value-type="float" office:value="-0.249519786805849" calcext:value-type="float">
            <text:p>-0.2495197868</text:p>
          </table:table-cell>
          <table:table-cell office:value-type="float" office:value="-0.275073517467168" calcext:value-type="float">
            <text:p>-0.2750735175</text:p>
          </table:table-cell>
          <table:table-cell office:value-type="float" office:value="-0.299803713714617" calcext:value-type="float">
            <text:p>-0.2998037137</text:p>
          </table:table-cell>
          <table:table-cell office:value-type="float" office:value="-0.323667132091317" calcext:value-type="float">
            <text:p>-0.3236671321</text:p>
          </table:table-cell>
          <table:table-cell office:value-type="float" office:value="-0.346615171925361" calcext:value-type="float">
            <text:p>-0.3466151719</text:p>
          </table:table-cell>
          <table:table-cell office:value-type="float" office:value="-0.368593790918201" calcext:value-type="float">
            <text:p>-0.3685937909</text:p>
          </table:table-cell>
          <table:table-cell office:value-type="float" office:value="-0.389543642723089" calcext:value-type="float">
            <text:p>-0.3895436427</text:p>
          </table:table-cell>
          <table:table-cell office:value-type="float" office:value="-0.409400439325024" calcext:value-type="float">
            <text:p>-0.4094004393</text:p>
          </table:table-cell>
          <table:table-cell office:value-type="float" office:value="-0.4280955329745" calcext:value-type="float">
            <text:p>-0.428095533</text:p>
          </table:table-cell>
          <table:table-cell office:value-type="float" office:value="-0.445556704377682" calcext:value-type="float">
            <text:p>-0.4455567044</text:p>
          </table:table-cell>
          <table:table-cell office:value-type="float" office:value="-0.461709136289085" calcext:value-type="float">
            <text:p>-0.4617091363</text:p>
          </table:table-cell>
          <table:table-cell office:value-type="float" office:value="-0.476476545037513" calcext:value-type="float">
            <text:p>-0.476476545</text:p>
          </table:table-cell>
          <table:table-cell office:value-type="float" office:value="-0.489782437216231" calcext:value-type="float">
            <text:p>-0.4897824372</text:p>
          </table:table-cell>
          <table:table-cell office:value-type="float" office:value="-0.501551455051201" calcext:value-type="float">
            <text:p>-0.5015514551</text:p>
          </table:table-cell>
          <table:table-cell office:value-type="float" office:value="-0.511710771966557" calcext:value-type="float">
            <text:p>-0.511710772</text:p>
          </table:table-cell>
          <table:table-cell office:value-type="float" office:value="-0.52019149960302" calcext:value-type="float">
            <text:p>-0.5201914996</text:p>
          </table:table-cell>
          <table:table-cell office:value-type="float" office:value="-0.526930068896118" calcext:value-type="float">
            <text:p>-0.5269300689</text:p>
          </table:table-cell>
          <table:table-cell office:value-type="float" office:value="-0.531869550567849" calcext:value-type="float">
            <text:p>-0.5318695506</text:p>
          </table:table-cell>
          <table:table-cell office:value-type="float" office:value="-0.534960884233368" calcext:value-type="float">
            <text:p>-0.5349608842</text:p>
          </table:table-cell>
          <table:table-cell office:value-type="float" office:value="-0.536163989939469" calcext:value-type="float">
            <text:p>-0.5361639899</text:p>
          </table:table-cell>
          <table:table-cell office:value-type="float" office:value="-0.535448740992214" calcext:value-type="float">
            <text:p>-0.535448741</text:p>
          </table:table-cell>
          <table:table-cell office:value-type="float" office:value="-0.532795782080057" calcext:value-type="float">
            <text:p>-0.5327957821</text:p>
          </table:table-cell>
          <table:table-cell office:value-type="float" office:value="-0.528197181687281" calcext:value-type="float">
            <text:p>-0.5281971817</text:p>
          </table:table-cell>
          <table:table-cell office:value-type="float" office:value="-0.521656912412468" calcext:value-type="float">
            <text:p>-0.5216569124</text:p>
          </table:table-cell>
          <table:table-cell office:value-type="float" office:value="-0.51319115692485" calcext:value-type="float">
            <text:p>-0.5131911569</text:p>
          </table:table-cell>
          <table:table-cell office:value-type="float" office:value="-0.502828440836286" calcext:value-type="float">
            <text:p>-0.5028284408</text:p>
          </table:table-cell>
          <table:table-cell office:value-type="float" office:value="-0.490609596733613" calcext:value-type="float">
            <text:p>-0.4906095967</text:p>
          </table:table-cell>
          <table:table-cell office:value-type="float" office:value="-0.476587566040294" calcext:value-type="float">
            <text:p>-0.476587566</text:p>
          </table:table-cell>
          <table:table-cell office:value-type="float" office:value="-0.4608270473291" calcext:value-type="float">
            <text:p>-0.4608270473</text:p>
          </table:table-cell>
          <table:table-cell office:value-type="float" office:value="-0.443404001270249" calcext:value-type="float">
            <text:p>-0.4434040013</text:p>
          </table:table-cell>
          <table:table-cell office:value-type="float" office:value="-0.424405023656924" calcext:value-type="float">
            <text:p>-0.4244050237</text:p>
          </table:table-cell>
          <table:table-cell office:value-type="float" office:value="-0.403926598974542" calcext:value-type="float">
            <text:p>-0.403926599</text:p>
          </table:table-cell>
          <table:table-cell office:value-type="float" office:value="-0.382074247826798" calcext:value-type="float">
            <text:p>-0.3820742478</text:p>
          </table:table-cell>
          <table:table-cell office:value-type="float" office:value="-0.358961582233494" calcext:value-type="float">
            <text:p>-0.3589615822</text:p>
          </table:table-cell>
          <table:table-cell office:value-type="float" office:value="-0.334709283386664" calcext:value-type="float">
            <text:p>-0.3347092834</text:p>
          </table:table-cell>
          <table:table-cell office:value-type="float" office:value="-0.309444016889906" calcext:value-type="float">
            <text:p>-0.3094440169</text:p>
          </table:table-cell>
          <table:table-cell office:value-type="float" office:value="-0.28329730079506" calcext:value-type="float">
            <text:p>-0.2832973008</text:p>
          </table:table-cell>
          <table:table-cell office:value-type="float" office:value="-0.256404341875103" calcext:value-type="float">
            <text:p>-0.2564043419</text:p>
          </table:table-cell>
          <table:table-cell office:value-type="float" office:value="-0.228902855511296" calcext:value-type="float">
            <text:p>-0.2289028555</text:p>
          </table:table-cell>
          <table:table-cell office:value-type="float" office:value="-0.200931884317782" calcext:value-type="float">
            <text:p>-0.2009318843</text:p>
          </table:table-cell>
          <table:table-cell office:value-type="float" office:value="-0.172630630172334" calcext:value-type="float">
            <text:p>-0.1726306302</text:p>
          </table:table-cell>
          <table:table-cell office:value-type="float" office:value="-0.14413731367795" calcext:value-type="float">
            <text:p>-0.1441373137</text:p>
          </table:table-cell>
          <table:table-cell office:value-type="float" office:value="-0.115588074260504" calcext:value-type="float">
            <text:p>-0.1155880743</text:p>
          </table:table-cell>
          <table:table-cell office:value-type="float" office:value="-0.0871159231375096" calcext:value-type="float">
            <text:p>-0.0871159231</text:p>
          </table:table-cell>
          <table:table-cell office:value-type="float" office:value="-0.0588497602997284" calcext:value-type="float">
            <text:p>-0.0588497603</text:p>
          </table:table-cell>
          <table:table-cell office:value-type="float" office:value="-0.0309134654583576" calcext:value-type="float">
            <text:p>-0.0309134655</text:p>
          </table:table-cell>
          <table:table-cell office:value-type="float" office:value="-0.00342507165487116" calcext:value-type="float">
            <text:p>-0.0034250717</text:p>
          </table:table-cell>
          <table:table-cell office:value-type="float" office:value="0.0235039710731799" calcext:value-type="float">
            <text:p>0.0235039711</text:p>
          </table:table-cell>
          <table:table-cell office:value-type="float" office:value="0.0497694359066159" calcext:value-type="float">
            <text:p>0.0497694359</text:p>
          </table:table-cell>
          <table:table-cell office:value-type="float" office:value="0.075274858623039" calcext:value-type="float">
            <text:p>0.0752748586</text:p>
          </table:table-cell>
          <table:table-cell office:value-type="float" office:value="0.0999319727782089" calcext:value-type="float">
            <text:p>0.0999319728</text:p>
          </table:table-cell>
          <table:table-cell office:value-type="float" office:value="0.123661038688131" calcext:value-type="float">
            <text:p>0.1236610387</text:p>
          </table:table-cell>
          <table:table-cell office:value-type="float" office:value="0.146391065568722" calcext:value-type="float">
            <text:p>0.1463910656</text:p>
          </table:table-cell>
          <table:table-cell office:value-type="float" office:value="0.168059927544991" calcext:value-type="float">
            <text:p>0.1680599275</text:p>
          </table:table-cell>
          <table:table-cell office:value-type="float" office:value="0.188614375585909" calcext:value-type="float">
            <text:p>0.1886143756</text:p>
          </table:table-cell>
          <table:table-cell office:value-type="float" office:value="0.208009948746394" calcext:value-type="float">
            <text:p>0.2080099487</text:p>
          </table:table-cell>
          <table:table-cell office:value-type="float" office:value="0.226210789389844" calcext:value-type="float">
            <text:p>0.2262107894</text:p>
          </table:table-cell>
          <table:table-cell office:value-type="float" office:value="0.243189368308793" calcext:value-type="float">
            <text:p>0.2431893683</text:p>
          </table:table-cell>
          <table:table-cell office:value-type="float" office:value="0.258926126837115" calcext:value-type="float">
            <text:p>0.2589261268</text:p>
          </table:table-cell>
          <table:table-cell office:value-type="float" office:value="0.273409044135428" calcext:value-type="float">
            <text:p>0.2734090441</text:p>
          </table:table-cell>
          <table:table-cell office:value-type="float" office:value="0.286633138809263" calcext:value-type="float">
            <text:p>0.2866331388</text:p>
          </table:table-cell>
          <table:table-cell office:value-type="float" office:value="0.298599914866891" calcext:value-type="float">
            <text:p>0.2985999149</text:p>
          </table:table-cell>
          <table:table-cell office:value-type="float" office:value="0.309316762719951" calcext:value-type="float">
            <text:p>0.3093167627</text:p>
          </table:table-cell>
          <table:table-cell office:value-type="float" office:value="0.318796326457633" calcext:value-type="float">
            <text:p>0.3187963265</text:p>
          </table:table-cell>
          <table:table-cell office:value-type="float" office:value="0.327055848968922" calcext:value-type="float">
            <text:p>0.327055849</text:p>
          </table:table-cell>
          <table:table-cell office:value-type="float" office:value="0.334116506635405" calcext:value-type="float">
            <text:p>0.3341165066</text:p>
          </table:table-cell>
          <table:table-cell office:value-type="float" office:value="0.340002745260657" calcext:value-type="float">
            <text:p>0.3400027453</text:p>
          </table:table-cell>
          <table:table-cell office:value-type="float" office:value="0.344741628637339" calcext:value-type="float">
            <text:p>0.3447416286</text:p>
          </table:table-cell>
          <table:table-cell office:value-type="float" office:value="0.348362210678843" calcext:value-type="float">
            <text:p>0.3483622107</text:p>
          </table:table-cell>
          <table:table-cell office:value-type="float" office:value="0.350894941363889" calcext:value-type="float">
            <text:p>0.3508949414</text:p>
          </table:table-cell>
          <table:table-cell office:value-type="float" office:value="0.352371115869005" calcext:value-type="float">
            <text:p>0.3523711159</text:p>
          </table:table-cell>
          <table:table-cell office:value-type="float" office:value="0.352822375210639" calcext:value-type="float">
            <text:p>0.3528223752</text:p>
          </table:table-cell>
          <table:table-cell office:value-type="float" office:value="0.352280265506559" calcext:value-type="float">
            <text:p>0.3522802655</text:p>
          </table:table-cell>
          <table:table-cell office:value-type="float" office:value="0.350775861621087" calcext:value-type="float">
            <text:p>0.3507758616</text:p>
          </table:table-cell>
          <table:table-cell office:value-type="float" office:value="0.348339459512566" calcext:value-type="float">
            <text:p>0.3483394595</text:p>
          </table:table-cell>
          <table:table-cell office:value-type="float" office:value="0.345000340088946" calcext:value-type="float">
            <text:p>0.3450003401</text:p>
          </table:table-cell>
          <table:table-cell office:value-type="float" office:value="0.340786605837463" calcext:value-type="float">
            <text:p>0.3407866058</text:p>
          </table:table-cell>
          <table:table-cell office:value-type="float" office:value="0.335725089966031" calcext:value-type="float">
            <text:p>0.33572509</text:p>
          </table:table-cell>
          <table:table-cell office:value-type="float" office:value="0.329841336316172" calcext:value-type="float">
            <text:p>0.3298413363</text:p>
          </table:table-cell>
          <table:table-cell office:value-type="float" office:value="0.32315964691555" calcext:value-type="float">
            <text:p>0.3231596469</text:p>
          </table:table-cell>
          <table:table-cell office:value-type="float" office:value="0.31570319276434" calcext:value-type="float">
            <text:p>0.3157031928</text:p>
          </table:table-cell>
          <table:table-cell office:value-type="float" office:value="0.307494182318351" calcext:value-type="float">
            <text:p>0.3074941823</text:p>
          </table:table-cell>
          <table:table-cell office:value-type="float" office:value="0.298554081161897" calcext:value-type="float">
            <text:p>0.2985540812</text:p>
          </table:table-cell>
          <table:table-cell office:value-type="float" office:value="0.28890387556514" calcext:value-type="float">
            <text:p>0.2889038756</text:p>
          </table:table-cell>
          <table:table-cell office:value-type="float" office:value="0.278564371998009" calcext:value-type="float">
            <text:p>0.278564372</text:p>
          </table:table-cell>
          <table:table-cell office:value-type="float" office:value="0.267556524222894" calcext:value-type="float">
            <text:p>0.2675565242</text:p>
          </table:table-cell>
          <table:table-cell office:value-type="float" office:value="0.255901779303588" calcext:value-type="float">
            <text:p>0.2559017793</text:p>
          </table:table-cell>
          <table:table-cell office:value-type="float" office:value="0.243622433737182" calcext:value-type="float">
            <text:p>0.2436224337</text:p>
          </table:table-cell>
          <table:table-cell office:value-type="float" office:value="0.230741990926513" calcext:value-type="float">
            <text:p>0.2307419909</text:p>
          </table:table-cell>
          <table:table-cell office:value-type="float" office:value="0.217285511350063" calcext:value-type="float">
            <text:p>0.2172855114</text:p>
          </table:table-cell>
          <table:table-cell office:value-type="float" office:value="0.203279947043792" calcext:value-type="float">
            <text:p>0.203279947</text:p>
          </table:table-cell>
          <table:table-cell office:value-type="float" office:value="0.188754452374886" calcext:value-type="float">
            <text:p>0.1887544524</text:p>
          </table:table-cell>
          <table:table-cell office:value-type="float" office:value="0.173740663557004" calcext:value-type="float">
            <text:p>0.1737406636</text:p>
          </table:table-cell>
          <table:table-cell office:value-type="float" office:value="0.158272939924379" calcext:value-type="float">
            <text:p>0.1582729399</text:p>
          </table:table-cell>
          <table:table-cell office:value-type="float" office:value="0.142388560649058" calcext:value-type="float">
            <text:p>0.1423885606</text:p>
          </table:table-cell>
          <table:table-cell office:value-type="float" office:value="0.126127871349902" calcext:value-type="float">
            <text:p>0.1261278713</text:p>
          </table:table-cell>
          <table:table-cell office:value-type="float" office:value="0.109534375902813" calcext:value-type="float">
            <text:p>0.1095343759</text:p>
          </table:table-cell>
          <table:table-cell office:value-type="float" office:value="0.0926547697171193" calcext:value-type="float">
            <text:p>0.0926547697</text:p>
          </table:table-cell>
          <table:table-cell office:value-type="float" office:value="0.0755389117857391" calcext:value-type="float">
            <text:p>0.0755389118</text:p>
          </table:table-cell>
          <table:table-cell office:value-type="float" office:value="0.0582397339370139" calcext:value-type="float">
            <text:p>0.0582397339</text:p>
          </table:table-cell>
          <table:table-cell office:value-type="float" office:value="0.0408130868970447" calcext:value-type="float">
            <text:p>0.0408130869</text:p>
          </table:table-cell>
          <table:table-cell office:value-type="float" office:value="0.0233175239932765" calcext:value-type="float">
            <text:p>0.023317524</text:p>
          </table:table-cell>
          <table:table-cell office:value-type="float" office:value="0.00581402456470981" calcext:value-type="float">
            <text:p>0.0058140246</text:p>
          </table:table-cell>
          <table:table-cell office:value-type="float" office:value="-0.0116343396364493" calcext:value-type="float">
            <text:p>-0.0116343396</text:p>
          </table:table-cell>
          <table:table-cell office:value-type="float" office:value="-0.0289627905970746" calcext:value-type="float">
            <text:p>-0.0289627906</text:p>
          </table:table-cell>
          <table:table-cell office:value-type="float" office:value="-0.0461052772068404" calcext:value-type="float">
            <text:p>-0.0461052772</text:p>
          </table:table-cell>
          <table:table-cell office:value-type="float" office:value="-0.0629949489169918" calcext:value-type="float">
            <text:p>-0.0629949489</text:p>
          </table:table-cell>
          <table:table-cell office:value-type="float" office:value="-0.0795646625474744" calcext:value-type="float">
            <text:p>-0.0795646625</text:p>
          </table:table-cell>
          <table:table-cell office:value-type="float" office:value="-0.095747514230965" calcext:value-type="float">
            <text:p>-0.0957475142</text:p>
          </table:table-cell>
          <table:table-cell office:value-type="float" office:value="-0.111477388002545" calcext:value-type="float">
            <text:p>-0.111477388</text:p>
          </table:table-cell>
          <table:table-cell office:value-type="float" office:value="-0.126689512256975" calcext:value-type="float">
            <text:p>-0.1266895123</text:p>
          </table:table-cell>
          <table:table-cell office:value-type="float" office:value="-0.141321015205743" calcext:value-type="float">
            <text:p>-0.1413210152</text:p>
          </table:table-cell>
          <table:table-cell office:value-type="float" office:value="-0.155311470567621" calcext:value-type="float">
            <text:p>-0.1553114706</text:p>
          </table:table-cell>
          <table:table-cell office:value-type="float" office:value="-0.168603425008967" calcext:value-type="float">
            <text:p>-0.168603425</text:p>
          </table:table-cell>
          <table:table-cell office:value-type="float" office:value="-0.181142899296355" calcext:value-type="float">
            <text:p>-0.1811428993</text:p>
          </table:table-cell>
          <table:table-cell office:value-type="float" office:value="-0.192879855714925" calcext:value-type="float">
            <text:p>-0.1928798557</text:p>
          </table:table-cell>
          <table:table-cell office:value-type="float" office:value="-0.20376862501761" calcext:value-type="float">
            <text:p>-0.203768625</text:p>
          </table:table-cell>
          <table:table-cell office:value-type="float" office:value="-0.213768286980674" calcext:value-type="float">
            <text:p>-0.213768287</text:p>
          </table:table-cell>
          <table:table-cell office:value-type="float" office:value="-0.22284299952586" calcext:value-type="float">
            <text:p>-0.2228429995</text:p>
          </table:table-cell>
          <table:table-cell office:value-type="float" office:value="-0.230962272307312" calcext:value-type="float">
            <text:p>-0.2309622723</text:p>
          </table:table-cell>
          <table:table-cell office:value-type="float" office:value="-0.238101181632327" calcext:value-type="float">
            <text:p>-0.2381011816</text:p>
          </table:table-cell>
          <table:table-cell office:value-type="float" office:value="-0.244240524570539" calcext:value-type="float">
            <text:p>-0.2442405246</text:p>
          </table:table-cell>
          <table:table-cell office:value-type="float" office:value="-0.249366911090637" calcext:value-type="float">
            <text:p>-0.2493669111</text:p>
          </table:table-cell>
          <table:table-cell office:value-type="float" office:value="-0.253472794032775" calcext:value-type="float">
            <text:p>-0.253472794</text:p>
          </table:table-cell>
          <table:table-cell office:value-type="float" office:value="-0.256556437665816" calcext:value-type="float">
            <text:p>-0.2565564377</text:p>
          </table:table-cell>
          <table:table-cell office:value-type="float" office:value="-0.258621826479475" calcext:value-type="float">
            <text:p>-0.2586218265</text:p>
          </table:table-cell>
          <table:table-cell office:value-type="float" office:value="-0.259678516711674" calcext:value-type="float">
            <text:p>-0.2596785167</text:p>
          </table:table-cell>
          <table:table-cell office:value-type="float" office:value="-0.259741433899739" calcext:value-type="float">
            <text:p>-0.2597414339</text:p>
          </table:table-cell>
          <table:table-cell office:value-type="float" office:value="-0.258830620461291" calcext:value-type="float">
            <text:p>-0.2588306205</text:p>
          </table:table-cell>
          <table:table-cell office:value-type="float" office:value="-0.256970937946266" calcext:value-type="float">
            <text:p>-0.2569709379</text:p>
          </table:table-cell>
          <table:table-cell office:value-type="float" office:value="-0.254191729147379" calcext:value-type="float">
            <text:p>-0.2541917291</text:p>
          </table:table-cell>
          <table:table-cell office:value-type="float" office:value="-0.250526445704568" calcext:value-type="float">
            <text:p>-0.2505264457</text:p>
          </table:table-cell>
          <table:table-cell office:value-type="float" office:value="-0.246012247183433" calcext:value-type="float">
            <text:p>-0.2460122472</text:p>
          </table:table-cell>
          <table:table-cell office:value-type="float" office:value="-0.240689577844382" calcext:value-type="float">
            <text:p>-0.2406895778</text:p>
          </table:table-cell>
          <table:table-cell office:value-type="float" office:value="-0.234601727445988" calcext:value-type="float">
            <text:p>-0.2346017274</text:p>
          </table:table-cell>
          <table:table-cell office:value-type="float" office:value="-0.227794382443856" calcext:value-type="float">
            <text:p>-0.2277943824</text:p>
          </table:table-cell>
          <table:table-cell office:value-type="float" office:value="-0.220315173857403" calcext:value-type="float">
            <text:p>-0.2203151739</text:p>
          </table:table-cell>
          <table:table-cell office:value-type="float" office:value="-0.212213227888172" calcext:value-type="float">
            <text:p>-0.2122132279</text:p>
          </table:table-cell>
          <table:table-cell office:value-type="float" office:value="-0.203538725090702" calcext:value-type="float">
            <text:p>-0.2035387251</text:p>
          </table:table-cell>
          <table:table-cell office:value-type="float" office:value="-0.194342473531935" calcext:value-type="float">
            <text:p>-0.1943424735</text:p>
          </table:table-cell>
          <table:table-cell office:value-type="float" office:value="-0.184675500937126" calcext:value-type="float">
            <text:p>-0.1846755009</text:p>
          </table:table-cell>
          <table:table-cell office:value-type="float" office:value="-0.174588670322706" calcext:value-type="float">
            <text:p>-0.1745886703</text:p>
          </table:table-cell>
          <table:table-cell office:value-type="float" office:value="-0.164132323070506" calcext:value-type="float">
            <text:p>-0.1641323231</text:p>
          </table:table-cell>
          <table:table-cell office:value-type="float" office:value="-0.153355952817018" calcext:value-type="float">
            <text:p>-0.1533559528</text:p>
          </table:table-cell>
          <table:table-cell office:value-type="float" office:value="-0.142307912926404" calcext:value-type="float">
            <text:p>-0.1423079129</text:p>
          </table:table-cell>
          <table:table-cell office:value-type="float" office:value="-0.131035159699161" calcext:value-type="float">
            <text:p>-0.1310351597</text:p>
          </table:table-cell>
          <table:table-cell office:value-type="float" office:value="-0.119583032848418" calcext:value-type="float">
            <text:p>-0.1195830328</text:p>
          </table:table-cell>
          <table:table-cell office:value-type="float" office:value="-0.107995074162537" calcext:value-type="float">
            <text:p>-0.1079950742</text:p>
          </table:table-cell>
          <table:table-cell office:value-type="float" office:value="-0.0963128846726324" calcext:value-type="float">
            <text:p>-0.0963128847</text:p>
          </table:table-cell>
          <table:table-cell office:value-type="float" office:value="-0.0845760200637052" calcext:value-type="float">
            <text:p>-0.0845760201</text:p>
          </table:table-cell>
          <table:table-cell office:value-type="float" office:value="-0.0728219235127836" calcext:value-type="float">
            <text:p>-0.0728219235</text:p>
          </table:table-cell>
          <table:table-cell office:value-type="float" office:value="-0.0610858946115056" calcext:value-type="float">
            <text:p>-0.0610858946</text:p>
          </table:table-cell>
          <table:table-cell office:value-type="float" office:value="-0.0494010925374455" calcext:value-type="float">
            <text:p>-0.0494010925</text:p>
          </table:table-cell>
          <table:table-cell office:value-type="float" office:value="-0.0377985711807022" calcext:value-type="float">
            <text:p>-0.0377985712</text:p>
          </table:table-cell>
          <table:table-cell office:value-type="float" office:value="-0.0263073435142841" calcext:value-type="float">
            <text:p>-0.0263073435</text:p>
          </table:table-cell>
          <table:table-cell office:value-type="float" office:value="-0.0149544721195854" calcext:value-type="float">
            <text:p>-0.0149544721</text:p>
          </table:table-cell>
          <table:table-cell office:value-type="float" office:value="-0.0037651824474727" calcext:value-type="float">
            <text:p>-0.0037651824</text:p>
          </table:table-cell>
          <table:table-cell office:value-type="float" office:value="0.00723700488768186" calcext:value-type="float">
            <text:p>0.0072370049</text:p>
          </table:table-cell>
          <table:table-cell office:value-type="float" office:value="0.0180301267128297" calcext:value-type="float">
            <text:p>0.0180301267</text:p>
          </table:table-cell>
          <table:table-cell office:value-type="float" office:value="0.0285936189048786" calcext:value-type="float">
            <text:p>0.0285936189</text:p>
          </table:table-cell>
          <table:table-cell office:value-type="float" office:value="0.0389081512188416" calcext:value-type="float">
            <text:p>0.0389081512</text:p>
          </table:table-cell>
          <table:table-cell office:value-type="float" office:value="0.0489554595965108" calcext:value-type="float">
            <text:p>0.0489554596</text:p>
          </table:table-cell>
          <table:table-cell office:value-type="float" office:value="0.0587181801915154" calcext:value-type="float">
            <text:p>0.0587181802</text:p>
          </table:table-cell>
          <table:table-cell office:value-type="float" office:value="0.0681796892489001" calcext:value-type="float">
            <text:p>0.0681796892</text:p>
          </table:table-cell>
          <table:table-cell office:value-type="float" office:value="0.0773239528031527" calcext:value-type="float">
            <text:p>0.0773239528</text:p>
          </table:table-cell>
          <table:table-cell office:value-type="float" office:value="0.0861353899090092" calcext:value-type="float">
            <text:p>0.0861353899</text:p>
          </table:table-cell>
          <table:table-cell office:value-type="float" office:value="0.0945987527942219" calcext:value-type="float">
            <text:p>0.0945987528</text:p>
          </table:table-cell>
          <table:table-cell office:value-type="float" office:value="0.10269902692632" calcext:value-type="float">
            <text:p>0.1026990269</text:p>
          </table:table-cell>
          <table:table-cell office:value-type="float" office:value="0.110421353522292" calcext:value-type="float">
            <text:p>0.1104213535</text:p>
          </table:table-cell>
          <table:table-cell office:value-type="float" office:value="0.11775097650814" calcext:value-type="float">
            <text:p>0.1177509765</text:p>
          </table:table-cell>
          <table:table-cell office:value-type="float" office:value="0.124673215365561" calcext:value-type="float">
            <text:p>0.1246732154</text:p>
          </table:table-cell>
          <table:table-cell office:value-type="float" office:value="0.131173464697259" calcext:value-type="float">
            <text:p>0.1311734647</text:p>
          </table:table-cell>
          <table:table-cell office:value-type="float" office:value="0.137237220715294" calcext:value-type="float">
            <text:p>0.1372372207</text:p>
          </table:table-cell>
          <table:table-cell office:value-type="float" office:value="0.14285013422353" calcext:value-type="float">
            <text:p>0.1428501342</text:p>
          </table:table-cell>
          <table:table-cell office:value-type="float" office:value="0.147998089041813" calcext:value-type="float">
            <text:p>0.147998089</text:p>
          </table:table-cell>
          <table:table-cell office:value-type="float" office:value="0.152667304222317" calcext:value-type="float">
            <text:p>0.1526673042</text:p>
          </table:table-cell>
          <table:table-cell office:value-type="float" office:value="0.156844457852794" calcext:value-type="float">
            <text:p>0.1568444579</text:p>
          </table:table-cell>
          <table:table-cell office:value-type="float" office:value="0.160516829741674" calcext:value-type="float">
            <text:p>0.1605168297</text:p>
          </table:table-cell>
          <table:table-cell office:value-type="float" office:value="0.163672459848323" calcext:value-type="float">
            <text:p>0.1636724598</text:p>
          </table:table-cell>
          <table:table-cell office:value-type="float" office:value="0.1663003189683" calcext:value-type="float">
            <text:p>0.166300319</text:p>
          </table:table-cell>
          <table:table-cell office:value-type="float" office:value="0.168390487915604" calcext:value-type="float">
            <text:p>0.1683904879</text:p>
          </table:table-cell>
          <table:table-cell office:value-type="float" office:value="0.169934341265939" calcext:value-type="float">
            <text:p>0.1699343413</text:p>
          </table:table-cell>
          <table:table-cell office:value-type="float" office:value="0.170924731638603" calcext:value-type="float">
            <text:p>0.1709247316</text:p>
          </table:table-cell>
          <table:table-cell office:value-type="float" office:value="0.171356170498884" calcext:value-type="float">
            <text:p>0.1713561705</text:p>
          </table:table-cell>
          <table:table-cell office:value-type="float" office:value="0.171225001553232" calcext:value-type="float">
            <text:p>0.1712250016</text:p>
          </table:table-cell>
          <table:table-cell office:value-type="float" office:value="0.170529562981227" calcext:value-type="float">
            <text:p>0.170529563</text:p>
          </table:table-cell>
          <table:table-cell office:value-type="float" office:value="0.169270334992814" calcext:value-type="float">
            <text:p>0.169270335</text:p>
          </table:table-cell>
          <table:table-cell office:value-type="float" office:value="0.167450069508204" calcext:value-type="float">
            <text:p>0.1674500695</text:p>
          </table:table-cell>
          <table:table-cell office:value-type="float" office:value="0.165073899120869" calcext:value-type="float">
            <text:p>0.1650738991</text:p>
          </table:table-cell>
          <table:table-cell office:value-type="float" office:value="0.162149422911344" calcext:value-type="float">
            <text:p>0.1621494229</text:p>
          </table:table-cell>
          <table:table-cell office:value-type="float" office:value="0.158686767120353" calcext:value-type="float">
            <text:p>0.1586867671</text:p>
          </table:table-cell>
          <table:table-cell office:value-type="float" office:value="0.154698619153998" calcext:value-type="float">
            <text:p>0.1546986192</text:p>
          </table:table-cell>
          <table:table-cell office:value-type="float" office:value="0.150200233871742" calcext:value-type="float">
            <text:p>0.1502002339</text:p>
          </table:table-cell>
          <table:table-cell office:value-type="float" office:value="0.145209411590073" calcext:value-type="float">
            <text:p>0.1452094116</text:p>
          </table:table-cell>
          <table:table-cell office:value-type="float" office:value="0.139746447712867" calcext:value-type="float">
            <text:p>0.1397464477</text:p>
          </table:table-cell>
          <table:table-cell office:value-type="float" office:value="0.133834054365415" calcext:value-type="float">
            <text:p>0.1338340544</text:p>
          </table:table-cell>
          <table:table-cell office:value-type="float" office:value="0.127497254855764" calcext:value-type="float">
            <text:p>0.1274972549</text:p>
          </table:table-cell>
          <table:table-cell office:value-type="float" office:value="0.120763252208104" calcext:value-type="float">
            <text:p>0.1207632522</text:p>
          </table:table-cell>
          <table:table-cell office:value-type="float" office:value="0.113661273402613" calcext:value-type="float">
            <text:p>0.1136612734</text:p>
          </table:table-cell>
          <table:table-cell office:value-type="float" office:value="0.106222391309259" calcext:value-type="float">
            <text:p>0.1062223913</text:p>
          </table:table-cell>
          <table:table-cell office:value-type="float" office:value="0.0984793266158685" calcext:value-type="float">
            <text:p>0.0984793266</text:p>
          </table:table-cell>
          <table:table-cell office:value-type="float" office:value="0.0904662323188815" calcext:value-type="float">
            <text:p>0.0904662323</text:p>
          </table:table-cell>
          <table:table-cell office:value-type="float" office:value="0.0822184635667456" calcext:value-type="float">
            <text:p>0.0822184636</text:p>
          </table:table-cell>
          <table:table-cell office:value-type="float" office:value="0.0737723358179881" calcext:value-type="float">
            <text:p>0.0737723358</text:p>
          </table:table-cell>
          <table:table-cell office:value-type="float" office:value="0.065164874398263" calcext:value-type="float">
            <text:p>0.0651648744</text:p>
          </table:table-cell>
          <table:table-cell office:value-type="float" office:value="0.0564335586118542" calcext:value-type="float">
            <text:p>0.0564335586</text:p>
          </table:table-cell>
          <table:table-cell office:value-type="float" office:value="0.0476160635843936" calcext:value-type="float">
            <text:p>0.0476160636</text:p>
          </table:table-cell>
          <table:table-cell office:value-type="float" office:value="0.0387500029855462" calcext:value-type="float">
            <text:p>0.038750003</text:p>
          </table:table-cell>
          <table:table-cell office:value-type="float" office:value="0.0298726757054196" calcext:value-type="float">
            <text:p>0.0298726757</text:p>
          </table:table-cell>
          <table:table-cell office:value-type="float" office:value="0.0210208194388362" calcext:value-type="float">
            <text:p>0.0210208194</text:p>
          </table:table-cell>
          <table:table-cell office:value-type="float" office:value="0.0122303739708959" calcext:value-type="float">
            <text:p>0.012230374</text:p>
          </table:table-cell>
          <table:table-cell office:value-type="float" office:value="0.00353625675890867" calcext:value-type="float">
            <text:p>0.0035362568</text:p>
          </table:table-cell>
          <table:table-cell office:value-type="float" office:value="-0.00502784682573781" calcext:value-type="float">
            <text:p>-0.0050278468</text:p>
          </table:table-cell>
          <table:table-cell office:value-type="float" office:value="-0.0134296764924144" calcext:value-type="float">
            <text:p>-0.0134296765</text:p>
          </table:table-cell>
          <table:table-cell office:value-type="float" office:value="-0.0216385714438044" calcext:value-type="float">
            <text:p>-0.0216385714</text:p>
          </table:table-cell>
          <table:table-cell office:value-type="float" office:value="-0.0296256246900878" calcext:value-type="float">
            <text:p>-0.0296256247</text:p>
          </table:table-cell>
          <table:table-cell office:value-type="float" office:value="-0.0373638160660372" calcext:value-type="float">
            <text:p>-0.0373638161</text:p>
          </table:table-cell>
          <table:table-cell office:value-type="float" office:value="-0.0448281230782416" calcext:value-type="float">
            <text:p>-0.0448281231</text:p>
          </table:table-cell>
          <table:table-cell office:value-type="float" office:value="-0.0519956090395912" calcext:value-type="float">
            <text:p>-0.051995609</text:p>
          </table:table-cell>
          <table:table-cell office:value-type="float" office:value="-0.0588454882773301" calcext:value-type="float">
            <text:p>-0.0588454883</text:p>
          </table:table-cell>
          <table:table-cell office:value-type="float" office:value="-0.0653591685244337" calcext:value-type="float">
            <text:p>-0.0653591685</text:p>
          </table:table-cell>
          <table:table-cell office:value-type="float" office:value="-0.0715202709171969" calcext:value-type="float">
            <text:p>-0.0715202709</text:p>
          </table:table-cell>
          <table:table-cell office:value-type="float" office:value="-0.0773146283210466" calcext:value-type="float">
            <text:p>-0.0773146283</text:p>
          </table:table-cell>
          <table:table-cell office:value-type="float" office:value="-0.0827302629869486" calcext:value-type="float">
            <text:p>-0.082730263</text:p>
          </table:table-cell>
          <table:table-cell office:value-type="float" office:value="-0.0877573447992852" calcext:value-type="float">
            <text:p>-0.0877573448</text:p>
          </table:table-cell>
          <table:table-cell office:value-type="float" office:value="-0.0923881316090817" calcext:value-type="float">
            <text:p>-0.0923881316</text:p>
          </table:table-cell>
          <table:table-cell office:value-type="float" office:value="-0.0966168933511996" calcext:value-type="float">
            <text:p>-0.0966168934</text:p>
          </table:table-cell>
          <table:table-cell office:value-type="float" office:value="-0.10043982181786" calcext:value-type="float">
            <text:p>-0.1004398218</text:p>
          </table:table-cell>
          <table:table-cell office:value-type="float" office:value="-0.10385492810178" calcext:value-type="float">
            <text:p>-0.1038549281</text:p>
          </table:table-cell>
          <table:table-cell office:value-type="float" office:value="-0.106861929828532" calcext:value-type="float">
            <text:p>-0.1068619298</text:p>
          </table:table-cell>
          <table:table-cell office:value-type="float" office:value="-0.109462130368443" calcext:value-type="float">
            <text:p>-0.1094621304</text:p>
          </table:table-cell>
          <table:table-cell office:value-type="float" office:value="-0.111658292252931" calcext:value-type="float">
            <text:p>-0.1116582923</text:p>
          </table:table-cell>
          <table:table-cell office:value-type="float" office:value="-0.113454507018585" calcext:value-type="float">
            <text:p>-0.113454507</text:p>
          </table:table-cell>
          <table:table-cell office:value-type="float" office:value="-0.114856063665103" calcext:value-type="float">
            <text:p>-0.1148560637</text:p>
          </table:table-cell>
          <table:table-cell office:value-type="float" office:value="-0.115869317841524" calcext:value-type="float">
            <text:p>-0.1158693178</text:p>
          </table:table-cell>
          <table:table-cell office:value-type="float" office:value="-0.116501563770653" calcext:value-type="float">
            <text:p>-0.1165015638</text:p>
          </table:table-cell>
          <table:table-cell office:value-type="float" office:value="-0.116760910786399" calcext:value-type="float">
            <text:p>-0.1167609108</text:p>
          </table:table-cell>
          <table:table-cell office:value-type="float" office:value="-0.116656166195489" calcext:value-type="float">
            <text:p>-0.1166561662</text:p>
          </table:table-cell>
          <table:table-cell office:value-type="float" office:value="-0.116196725987057" calcext:value-type="float">
            <text:p>-0.116196726</text:p>
          </table:table-cell>
          <table:table-cell office:value-type="float" office:value="-0.11539247470403" calcext:value-type="float">
            <text:p>-0.1153924747</text:p>
          </table:table-cell>
          <table:table-cell office:value-type="float" office:value="-0.114253695563466" calcext:value-type="float">
            <text:p>-0.1142536956</text:p>
          </table:table-cell>
          <table:table-cell office:value-type="float" office:value="-0.112790991672836" calcext:value-type="float">
            <text:p>-0.1127909917</text:p>
          </table:table-cell>
          <table:table-cell office:value-type="float" office:value="-0.111015218939802" calcext:value-type="float">
            <text:p>-0.1110152189</text:p>
          </table:table-cell>
          <table:table-cell office:value-type="float" office:value="-0.108937431020038" calcext:value-type="float">
            <text:p>-0.108937431</text:p>
          </table:table-cell>
          <table:table-cell office:value-type="float" office:value="-0.106568836393609" calcext:value-type="float">
            <text:p>-0.1065688364</text:p>
          </table:table-cell>
          <table:table-cell office:value-type="float" office:value="-0.103920767411909" calcext:value-type="float">
            <text:p>-0.1039207674</text:p>
          </table:table-cell>
          <table:table-cell office:value-type="float" office:value="-0.101004660917158" calcext:value-type="float">
            <text:p>-0.1010046609</text:p>
          </table:table-cell>
          <table:table-cell office:value-type="float" office:value="-0.0978320498096769" calcext:value-type="float">
            <text:p>-0.0978320498</text:p>
          </table:table-cell>
          <table:table-cell office:value-type="float" office:value="-0.0944145647284066" calcext:value-type="float">
            <text:p>-0.0944145647</text:p>
          </table:table-cell>
          <table:table-cell office:value-type="float" office:value="-0.0907639448208186" calcext:value-type="float">
            <text:p>-0.0907639448</text:p>
          </table:table-cell>
          <table:table-cell office:value-type="float" office:value="-0.0868920564127337" calcext:value-type="float">
            <text:p>-0.0868920564</text:p>
          </table:table-cell>
          <table:table-cell office:value-type="float" office:value="-0.0828109182489545" calcext:value-type="float">
            <text:p>-0.0828109182</text:p>
          </table:table-cell>
          <table:table-cell office:value-type="float" office:value="-0.0785327318646223" calcext:value-type="float">
            <text:p>-0.0785327319</text:p>
          </table:table-cell>
          <table:table-cell office:value-type="float" office:value="-0.0740699155657537" calcext:value-type="float">
            <text:p>-0.0740699156</text:p>
          </table:table-cell>
          <table:table-cell office:value-type="float" office:value="-0.0694351404471982" calcext:value-type="float">
            <text:p>-0.0694351404</text:p>
          </table:table-cell>
          <table:table-cell office:value-type="float" office:value="-0.064641366857249" calcext:value-type="float">
            <text:p>-0.0646413669</text:p>
          </table:table-cell>
          <table:table-cell office:value-type="float" office:value="-0.0597018797304941" calcext:value-type="float">
            <text:p>-0.0597018797</text:p>
          </table:table-cell>
          <table:table-cell office:value-type="float" office:value="-0.0546303212534691" calcext:value-type="float">
            <text:p>-0.0546303213</text:p>
          </table:table-cell>
          <table:table-cell office:value-type="float" office:value="-0.0494407194002683" calcext:value-type="float">
            <text:p>-0.0494407194</text:p>
          </table:table-cell>
          <table:table-cell office:value-type="float" office:value="-0.0441475109754574" calcext:value-type="float">
            <text:p>-0.044147511</text:p>
          </table:table-cell>
          <table:table-cell office:value-type="float" office:value="-0.038765557927771" calcext:value-type="float">
            <text:p>-0.0387655579</text:p>
          </table:table-cell>
          <table:table-cell office:value-type="float" office:value="-0.0333101558469984" calcext:value-type="float">
            <text:p>-0.0333101558</text:p>
          </table:table-cell>
          <table:table-cell office:value-type="float" office:value="-0.0277970337257216" calcext:value-type="float">
            <text:p>-0.0277970337</text:p>
          </table:table-cell>
          <table:table-cell office:value-type="float" office:value="-0.022242344253359" calcext:value-type="float">
            <text:p>-0.0222423443</text:p>
          </table:table-cell>
          <table:table-cell office:value-type="float" office:value="-0.0166626441089443" calcext:value-type="float">
            <text:p>-0.0166626441</text:p>
          </table:table-cell>
          <table:table-cell office:value-type="float" office:value="-0.0110748639272273" calcext:value-type="float">
            <text:p>-0.0110748639</text:p>
          </table:table-cell>
          <table:table-cell office:value-type="float" office:value="-0.00549626782599399" calcext:value-type="float">
            <text:p>-0.0054962678</text:p>
          </table:table-cell>
          <table:table-cell table:style-name="ce1" office:value-type="float" office:value="0.0000555974030952422" calcext:value-type="float">
            <text:p>5.56E-05</text:p>
          </table:table-cell>
          <table:table-cell office:value-type="float" office:value="0.00556296312668736" calcext:value-type="float">
            <text:p>0.0055629631</text:p>
          </table:table-cell>
          <table:table-cell office:value-type="float" office:value="0.0110079092072166" calcext:value-type="float">
            <text:p>0.0110079092</text:p>
          </table:table-cell>
          <table:table-cell office:value-type="float" office:value="0.0163724431349496" calcext:value-type="float">
            <text:p>0.0163724431</text:p>
          </table:table-cell>
          <table:table-cell office:value-type="float" office:value="0.0216385870653385" calcext:value-type="float">
            <text:p>0.0216385871</text:p>
          </table:table-cell>
          <table:table-cell office:value-type="float" office:value="0.0267884717118772" calcext:value-type="float">
            <text:p>0.0267884717</text:p>
          </table:table-cell>
          <table:table-cell office:value-type="float" office:value="0.0318044359049209" calcext:value-type="float">
            <text:p>0.0318044359</text:p>
          </table:table-cell>
          <table:table-cell office:value-type="float" office:value="0.036669130510283" calcext:value-type="float">
            <text:p>0.0366691305</text:p>
          </table:table-cell>
          <table:table-cell office:value-type="float" office:value="0.041365625310084" calcext:value-type="float">
            <text:p>0.0413656253</text:p>
          </table:table-cell>
          <table:table-cell office:value-type="float" office:value="0.0458775173830656" calcext:value-type="float">
            <text:p>0.0458775174</text:p>
          </table:table-cell>
          <table:table-cell office:value-type="float" office:value="0.0501890394838413" calcext:value-type="float">
            <text:p>0.0501890395</text:p>
          </table:table-cell>
          <table:table-cell office:value-type="float" office:value="0.0542851669098987" calcext:value-type="float">
            <text:p>0.0542851669</text:p>
          </table:table-cell>
          <table:table-cell office:value-type="float" office:value="0.058151721361614" calcext:value-type="float">
            <text:p>0.0581517214</text:p>
          </table:table-cell>
          <table:table-cell office:value-type="float" office:value="0.0617754703430674" calcext:value-type="float">
            <text:p>0.0617754703</text:p>
          </table:table-cell>
          <table:table-cell office:value-type="float" office:value="0.0651442207186256" calcext:value-type="float">
            <text:p>0.0651442207</text:p>
          </table:table-cell>
          <table:table-cell office:value-type="float" office:value="0.0682469051303836" calcext:value-type="float">
            <text:p>0.0682469051</text:p>
          </table:table-cell>
          <table:table-cell office:value-type="float" office:value="0.0710736600922952" calcext:value-type="float">
            <text:p>0.0710736601</text:p>
          </table:table-cell>
          <table:table-cell office:value-type="float" office:value="0.0736158947058284" calcext:value-type="float">
            <text:p>0.0736158947</text:p>
          </table:table-cell>
          <table:table-cell office:value-type="float" office:value="0.0758663490863815" calcext:value-type="float">
            <text:p>0.0758663491</text:p>
          </table:table-cell>
          <table:table-cell office:value-type="float" office:value="0.0778191417466201" calcext:value-type="float">
            <text:p>0.0778191417</text:p>
          </table:table-cell>
          <table:table-cell office:value-type="float" office:value="0.0794698053493231" calcext:value-type="float">
            <text:p>0.0794698053</text:p>
          </table:table-cell>
          <table:table-cell office:value-type="float" office:value="0.0808153104151141" calcext:value-type="float">
            <text:p>0.0808153104</text:p>
          </table:table-cell>
          <table:table-cell office:value-type="float" office:value="0.0818540767465805" calcext:value-type="float">
            <text:p>0.0818540767</text:p>
          </table:table-cell>
          <table:table-cell office:value-type="float" office:value="0.0825859725066454" calcext:value-type="float">
            <text:p>0.0825859725</text:p>
          </table:table-cell>
          <table:table-cell office:value-type="float" office:value="0.0830123010628421" calcext:value-type="float">
            <text:p>0.0830123011</text:p>
          </table:table-cell>
          <table:table-cell office:value-type="float" office:value="0.0831357758774039" calcext:value-type="float">
            <text:p>0.0831357759</text:p>
          </table:table-cell>
          <table:table-cell office:value-type="float" office:value="0.0829604838834621" calcext:value-type="float">
            <text:p>0.0829604839</text:p>
          </table:table-cell>
          <table:table-cell office:value-type="float" office:value="0.0824918379375547" calcext:value-type="float">
            <text:p>0.0824918379</text:p>
          </table:table-cell>
          <table:table-cell office:value-type="float" office:value="0.0817365190760792" calcext:value-type="float">
            <text:p>0.0817365191</text:p>
          </table:table-cell>
          <table:table-cell office:value-type="float" office:value="0.0807024094264706" calcext:value-type="float">
            <text:p>0.0807024094</text:p>
          </table:table-cell>
          <table:table-cell office:value-type="float" office:value="0.0793985167310405" calcext:value-type="float">
            <text:p>0.0793985167</text:p>
          </table:table-cell>
          <table:table-cell office:value-type="float" office:value="0.0778348915314776" calcext:value-type="float">
            <text:p>0.0778348915</text:p>
          </table:table-cell>
          <table:table-cell office:value-type="float" office:value="0.0760225381339653" calcext:value-type="float">
            <text:p>0.0760225381</text:p>
          </table:table-cell>
          <table:table-cell office:value-type="float" office:value="0.0739733205281197" calcext:value-type="float">
            <text:p>0.0739733205</text:p>
          </table:table-cell>
          <table:table-cell office:value-type="float" office:value="0.0716998644671443" calcext:value-type="float">
            <text:p>0.0716998645</text:p>
          </table:table-cell>
          <table:table-cell office:value-type="float" office:value="0.0692154569318912" calcext:value-type="float">
            <text:p>0.0692154569</text:p>
          </table:table-cell>
          <table:table-cell office:value-type="float" office:value="0.0665339441980072" calcext:value-type="float">
            <text:p>0.0665339442</text:p>
          </table:table-cell>
          <table:table-cell office:value-type="float" office:value="0.0636696297037845" calcext:value-type="float">
            <text:p>0.0636696297</text:p>
          </table:table-cell>
          <table:table-cell office:value-type="float" office:value="0.0606371728775823" calcext:value-type="float">
            <text:p>0.0606371729</text:p>
          </table:table-cell>
          <table:table-cell office:value-type="float" office:value="0.057451490028672" calcext:value-type="float">
            <text:p>0.05745149</text:p>
          </table:table-cell>
          <table:table-cell office:value-type="float" office:value="0.0541276583356426" calcext:value-type="float">
            <text:p>0.0541276583</text:p>
          </table:table-cell>
          <table:table-cell office:value-type="float" office:value="0.0506808238833789" calcext:value-type="float">
            <text:p>0.0506808239</text:p>
          </table:table-cell>
          <table:table-cell office:value-type="float" office:value="0.0471261146048008" calcext:value-type="float">
            <text:p>0.0471261146</text:p>
          </table:table-cell>
          <table:table-cell office:value-type="float" office:value="0.0434785588789488" calcext:value-type="float">
            <text:p>0.0434785589</text:p>
          </table:table-cell>
          <table:table-cell office:value-type="float" office:value="0.0397530104241556" calcext:value-type="float">
            <text:p>0.0397530104</text:p>
          </table:table-cell>
          <table:table-cell office:value-type="float" office:value="0.0359640800063844" calcext:value-type="float">
            <text:p>0.03596408</text:p>
          </table:table-cell>
          <table:table-cell office:value-type="float" office:value="0.0321260743597378" calcext:value-type="float">
            <text:p>0.0321260744</text:p>
          </table:table-cell>
          <table:table-cell office:value-type="float" office:value="0.0282529425912327" calcext:value-type="float">
            <text:p>0.0282529426</text:p>
          </table:table-cell>
          <table:table-cell office:value-type="float" office:value="0.024358230216615" calcext:value-type="float">
            <text:p>0.0243582302</text:p>
          </table:table-cell>
          <table:table-cell office:value-type="float" office:value="0.020455040850586" calcext:value-type="float">
            <text:p>0.0204550409</text:p>
          </table:table-cell>
          <table:table-cell office:value-type="float" office:value="0.0165560054550161" calcext:value-type="float">
            <text:p>0.0165560055</text:p>
          </table:table-cell>
          <table:table-cell office:value-type="float" office:value="0.012673258934239" calcext:value-type="float">
            <text:p>0.0126732589</text:p>
          </table:table-cell>
          <table:table-cell office:value-type="float" office:value="0.00881842375923383" calcext:value-type="float">
            <text:p>0.0088184238</text:p>
          </table:table-cell>
          <table:table-cell office:value-type="float" office:value="0.00500260020372886" calcext:value-type="float">
            <text:p>0.0050026002</text:p>
          </table:table-cell>
          <table:table-cell office:value-type="float" office:value="0.0012363626865311" calcext:value-type="float">
            <text:p>0.0012363627</text:p>
          </table:table-cell>
          <table:table-cell office:value-type="float" office:value="-0.00247023836308757" calcext:value-type="float">
            <text:p>-0.0024702384</text:p>
          </table:table-cell>
          <table:table-cell office:value-type="float" office:value="-0.00610766976536808" calcext:value-type="float">
            <text:p>-0.0061076698</text:p>
          </table:table-cell>
          <table:table-cell office:value-type="float" office:value="-0.0096669046758599" calcext:value-type="float">
            <text:p>-0.0096669047</text:p>
          </table:table-cell>
          <table:table-cell office:value-type="float" office:value="-0.0131394082357916" calcext:value-type="float">
            <text:p>-0.0131394082</text:p>
          </table:table-cell>
          <table:table-cell office:value-type="float" office:value="-0.016517120549802" calcext:value-type="float">
            <text:p>-0.0165171205</text:p>
          </table:table-cell>
          <table:table-cell office:value-type="float" office:value="-0.0197924377635499" calcext:value-type="float">
            <text:p>-0.0197924378</text:p>
          </table:table-cell>
          <table:table-cell office:value-type="float" office:value="-0.0229581920088992" calcext:value-type="float">
            <text:p>-0.022958192</text:p>
          </table:table-cell>
          <table:table-cell office:value-type="float" office:value="-0.0260076309656669" calcext:value-type="float">
            <text:p>-0.026007631</text:p>
          </table:table-cell>
          <table:table-cell office:value-type="float" office:value="-0.0289343977565266" calcext:value-type="float">
            <text:p>-0.0289343978</text:p>
          </table:table-cell>
          <table:table-cell office:value-type="float" office:value="-0.0317325118464562" calcext:value-type="float">
            <text:p>-0.0317325118</text:p>
          </table:table-cell>
          <table:table-cell office:value-type="float" office:value="-0.0343963515612064" calcext:value-type="float">
            <text:p>-0.0343963516</text:p>
          </table:table-cell>
          <table:table-cell office:value-type="float" office:value="-0.0369206387715818" calcext:value-type="float">
            <text:p>-0.0369206388</text:p>
          </table:table-cell>
          <table:table-cell office:value-type="float" office:value="-0.0393004262135143" calcext:value-type="float">
            <text:p>-0.0393004262</text:p>
          </table:table-cell>
          <table:table-cell office:value-type="float" office:value="-0.041531087829406" calcext:value-type="float">
            <text:p>-0.0415310878</text:p>
          </table:table-cell>
          <table:table-cell office:value-type="float" office:value="-0.0436083124256817" calcext:value-type="float">
            <text:p>-0.0436083124</text:p>
          </table:table-cell>
          <table:table-cell office:value-type="float" office:value="-0.0455281008469068" calcext:value-type="float">
            <text:p>-0.0455281008</text:p>
          </table:table-cell>
          <table:table-cell office:value-type="float" office:value="-0.0472867667698223" calcext:value-type="float">
            <text:p>-0.0472867668</text:p>
          </table:table-cell>
          <table:table-cell office:value-type="float" office:value="-0.0488809411234084" calcext:value-type="float">
            <text:p>-0.0488809411</text:p>
          </table:table-cell>
          <table:table-cell office:value-type="float" office:value="-0.0503075800452874" calcext:value-type="float">
            <text:p>-0.05030758</text:p>
          </table:table-cell>
          <table:table-cell office:value-type="float" office:value="-0.0515639761924362" calcext:value-type="float">
            <text:p>-0.0515639762</text:p>
          </table:table-cell>
          <table:table-cell office:value-type="float" office:value="-0.0526477731369808" calcext:value-type="float">
            <text:p>-0.0526477731</text:p>
          </table:table-cell>
          <table:table-cell office:value-type="float" office:value="-0.053556982497476" calcext:value-type="float">
            <text:p>-0.0535569825</text:p>
          </table:table-cell>
          <table:table-cell office:value-type="float" office:value="-0.0542900033840123" calcext:value-type="float">
            <text:p>-0.0542900034</text:p>
          </table:table-cell>
          <table:table-cell office:value-type="float" office:value="-0.0548456436730265" calcext:value-type="float">
            <text:p>-0.0548456437</text:p>
          </table:table-cell>
          <table:table-cell office:value-type="float" office:value="-0.055223142575924" calcext:value-type="float">
            <text:p>-0.0552231426</text:p>
          </table:table-cell>
          <table:table-cell office:value-type="float" office:value="-0.0554221939253872" calcext:value-type="float">
            <text:p>-0.0554221939</text:p>
          </table:table-cell>
          <table:table-cell office:value-type="float" office:value="-0.0554429695751215" calcext:value-type="float">
            <text:p>-0.0554429696</text:p>
          </table:table-cell>
          <table:table-cell office:value-type="float" office:value="-0.0552861422932123" calcext:value-type="float">
            <text:p>-0.0552861423</text:p>
          </table:table-cell>
          <table:table-cell office:value-type="float" office:value="-0.054952907526158" calcext:value-type="float">
            <text:p>-0.0549529075</text:p>
          </table:table-cell>
          <table:table-cell office:value-type="float" office:value="-0.0544450034200621" calcext:value-type="float">
            <text:p>-0.0544450034</text:p>
          </table:table-cell>
          <table:table-cell office:value-type="float" office:value="-0.0537647285068121" calcext:value-type="float">
            <text:p>-0.0537647285</text:p>
          </table:table-cell>
          <table:table-cell office:value-type="float" office:value="-0.0529149564958329" calcext:value-type="float">
            <text:p>-0.0529149565</text:p>
          </table:table-cell>
          <table:table-cell office:value-type="float" office:value="-0.0518991476553436" calcext:value-type="float">
            <text:p>-0.0518991477</text:p>
          </table:table-cell>
          <table:table-cell office:value-type="float" office:value="-0.0507213563199353" calcext:value-type="float">
            <text:p>-0.0507213563</text:p>
          </table:table-cell>
          <table:table-cell office:value-type="float" office:value="-0.049386234122523" calcext:value-type="float">
            <text:p>-0.0493862341</text:p>
          </table:table-cell>
          <table:table-cell office:value-type="float" office:value="-0.0478990286171831" calcext:value-type="float">
            <text:p>-0.0478990286</text:p>
          </table:table-cell>
          <table:table-cell office:value-type="float" office:value="-0.0462655770334314" calcext:value-type="float">
            <text:p>-0.046265577</text:p>
          </table:table-cell>
          <table:table-cell office:value-type="float" office:value="-0.0444922949809281" calcext:value-type="float">
            <text:p>-0.044492295</text:p>
          </table:table-cell>
          <table:table-cell office:value-type="float" office:value="-0.0425861600047585" calcext:value-type="float">
            <text:p>-0.04258616</text:p>
          </table:table-cell>
          <table:table-cell office:value-type="float" office:value="-0.0405546899738776" calcext:value-type="float">
            <text:p>-0.04055469</text:p>
          </table:table-cell>
          <table:table-cell office:value-type="float" office:value="-0.0384059163675976" calcext:value-type="float">
            <text:p>-0.0384059164</text:p>
          </table:table-cell>
          <table:table-cell office:value-type="float" office:value="-0.0361483526055841" calcext:value-type="float">
            <text:p>-0.0361483526</text:p>
          </table:table-cell>
          <table:table-cell office:value-type="float" office:value="-0.0337909576444746" calcext:value-type="float">
            <text:p>-0.0337909576</text:p>
          </table:table-cell>
          <table:table-cell office:value-type="float" office:value="-0.0313430951375455" calcext:value-type="float">
            <text:p>-0.0313430951</text:p>
          </table:table-cell>
          <table:table-cell office:value-type="float" office:value="-0.0288144885217226" calcext:value-type="float">
            <text:p>-0.0288144885</text:p>
          </table:table-cell>
          <table:table-cell office:value-type="float" office:value="-0.0262151724576132" calcext:value-type="float">
            <text:p>-0.0262151725</text:p>
          </table:table-cell>
          <table:table-cell office:value-type="float" office:value="-0.0235554411021427" calcext:value-type="float">
            <text:p>-0.0235554411</text:p>
          </table:table-cell>
          <table:table-cell office:value-type="float" office:value="-0.0208457937392058" calcext:value-type="float">
            <text:p>-0.0208457937</text:p>
          </table:table-cell>
          <table:table-cell office:value-type="float" office:value="-0.0180968783307127" calcext:value-type="float">
            <text:p>-0.0180968783</text:p>
          </table:table-cell>
          <table:table-cell office:value-type="float" office:value="-0.0153194335782396" calcext:value-type="float">
            <text:p>-0.0153194336</text:p>
          </table:table-cell>
          <table:table-cell office:value-type="float" office:value="-0.0125242301038282" calcext:value-type="float">
            <text:p>-0.0125242301</text:p>
          </table:table-cell>
          <table:table-cell office:value-type="float" office:value="-0.00972201136722597" calcext:value-type="float">
            <text:p>-0.0097220114</text:p>
          </table:table-cell>
          <table:table-cell office:value-type="float" office:value="-0.00692343493618172" calcext:value-type="float">
            <text:p>-0.0069234349</text:p>
          </table:table-cell>
          <table:table-cell office:value-type="float" office:value="-0.00413901471628023" calcext:value-type="float">
            <text:p>-0.0041390147</text:p>
          </table:table-cell>
          <table:table-cell office:value-type="float" office:value="-0.00137906472794547" calcext:value-type="float">
            <text:p>-0.0013790647</text:p>
          </table:table-cell>
          <table:table-cell office:value-type="float" office:value="0.00134635500924005" calcext:value-type="float">
            <text:p>0.001346355</text:p>
          </table:table-cell>
          <table:table-cell office:value-type="float" office:value="0.00402748995992172" calcext:value-type="float">
            <text:p>0.00402749</text:p>
          </table:table-cell>
          <table:table-cell office:value-type="float" office:value="0.00665493944134912" calcext:value-type="float">
            <text:p>0.0066549394</text:p>
          </table:table-cell>
          <table:table-cell office:value-type="float" office:value="0.00921970144260209" calcext:value-type="float">
            <text:p>0.0092197014</text:p>
          </table:table-cell>
          <table:table-cell office:value-type="float" office:value="0.0117132135143726" calcext:value-type="float">
            <text:p>0.0117132135</text:p>
          </table:table-cell>
          <table:table-cell office:value-type="float" office:value="0.0141273894072818" calcext:value-type="float">
            <text:p>0.0141273894</text:p>
          </table:table-cell>
          <table:table-cell office:value-type="float" office:value="0.0164546511983621" calcext:value-type="float">
            <text:p>0.0164546512</text:p>
          </table:table-cell>
          <table:table-cell office:value-type="float" office:value="0.0186879567092759" calcext:value-type="float">
            <text:p>0.0186879567</text:p>
          </table:table-cell>
          <table:table-cell office:value-type="float" office:value="0.0208208220851559" calcext:value-type="float">
            <text:p>0.0208208221</text:p>
          </table:table-cell>
          <table:table-cell office:value-type="float" office:value="0.0228473394684442" calcext:value-type="float">
            <text:p>0.0228473395</text:p>
          </table:table-cell>
          <table:table-cell office:value-type="float" office:value="0.0247621897668803" calcext:value-type="float">
            <text:p>0.0247621898</text:p>
          </table:table-cell>
          <table:table-cell office:value-type="float" office:value="0.0265606505778107" calcext:value-type="float">
            <text:p>0.0265606506</text:p>
          </table:table-cell>
          <table:table-cell office:value-type="float" office:value="0.0282385993913361" calcext:value-type="float">
            <text:p>0.0282385994</text:p>
          </table:table-cell>
          <table:table-cell office:value-type="float" office:value="0.0297925122516237" calcext:value-type="float">
            <text:p>0.0297925123</text:p>
          </table:table-cell>
          <table:table-cell office:value-type="float" office:value="0.0312194581081908" calcext:value-type="float">
            <text:p>0.0312194581</text:p>
          </table:table-cell>
          <table:table-cell office:value-type="float" office:value="0.0325170891364155" calcext:value-type="float">
            <text:p>0.0325170891</text:p>
          </table:table-cell>
          <table:table-cell office:value-type="float" office:value="0.0336836273483258" calcext:value-type="float">
            <text:p>0.0336836273</text:p>
          </table:table-cell>
          <table:table-cell office:value-type="float" office:value="0.0347178478503539" calcext:value-type="float">
            <text:p>0.0347178479</text:p>
          </table:table-cell>
          <table:table-cell office:value-type="float" office:value="0.0356190591338395" calcext:value-type="float">
            <text:p>0.0356190591</text:p>
          </table:table-cell>
          <table:table-cell office:value-type="float" office:value="0.0363870808062703" calcext:value-type="float">
            <text:p>0.0363870808</text:p>
          </table:table-cell>
          <table:table-cell office:value-type="float" office:value="0.0370222191864613" calcext:value-type="float">
            <text:p>0.0370222192</text:p>
          </table:table-cell>
          <table:table-cell office:value-type="float" office:value="0.0375252411949658" calcext:value-type="float">
            <text:p>0.0375252412</text:p>
          </table:table-cell>
          <table:table-cell office:value-type="float" office:value="0.0378973469720597" calcext:value-type="float">
            <text:p>0.037897347</text:p>
          </table:table-cell>
          <table:table-cell office:value-type="float" office:value="0.0381401416498703" calcext:value-type="float">
            <text:p>0.0381401416</text:p>
          </table:table-cell>
          <table:table-cell office:value-type="float" office:value="0.0382556066926115" calcext:value-type="float">
            <text:p>0.0382556067</text:p>
          </table:table-cell>
          <table:table-cell office:value-type="float" office:value="0.0382460712005409" calcext:value-type="float">
            <text:p>0.0382460712</text:p>
          </table:table-cell>
          <table:table-cell office:value-type="float" office:value="0.0381141835483686" calcext:value-type="float">
            <text:p>0.0381141835</text:p>
          </table:table-cell>
          <table:table-cell office:value-type="float" office:value="0.0378628836995507" calcext:value-type="float">
            <text:p>0.0378628837</text:p>
          </table:table-cell>
          <table:table-cell office:value-type="float" office:value="0.0374953765034244" calcext:value-type="float">
            <text:p>0.0374953765</text:p>
          </table:table-cell>
          <table:table-cell office:value-type="float" office:value="0.0370151062440339" calcext:value-type="float">
            <text:p>0.0370151062</text:p>
          </table:table-cell>
          <table:table-cell office:value-type="float" office:value="0.0364257326681965" calcext:value-type="float">
            <text:p>0.0364257327</text:p>
          </table:table-cell>
          <table:table-cell office:value-type="float" office:value="0.035731108676638" calcext:value-type="float">
            <text:p>0.0357311087</text:p>
          </table:table-cell>
          <table:table-cell office:value-type="float" office:value="0.03493525981685" calcext:value-type="float">
            <text:p>0.0349352598</text:p>
          </table:table-cell>
          <table:table-cell office:value-type="float" office:value="0.0340423656703082" calcext:value-type="float">
            <text:p>0.0340423657</text:p>
          </table:table-cell>
          <table:table-cell office:value-type="float" office:value="0.0330567431808932" calcext:value-type="float">
            <text:p>0.0330567432</text:p>
          </table:table-cell>
          <table:table-cell office:value-type="float" office:value="0.0319828319263753" calcext:value-type="float">
            <text:p>0.0319828319</text:p>
          </table:table-cell>
          <table:table-cell office:value-type="float" office:value="0.030825181291597" calcext:value-type="float">
            <text:p>0.0308251813</text:p>
          </table:table-cell>
          <table:table-cell office:value-type="float" office:value="0.0295884394611498" calcext:value-type="float">
            <text:p>0.0295884395</text:p>
          </table:table-cell>
          <table:table-cell office:value-type="float" office:value="0.0282773441116518" calcext:value-type="float">
            <text:p>0.0282773441</text:p>
          </table:table-cell>
          <table:table-cell office:value-type="float" office:value="0.0268967146497216" calcext:value-type="float">
            <text:p>0.0268967146</text:p>
          </table:table-cell>
          <table:table-cell office:value-type="float" office:value="0.0254514458120472" calcext:value-type="float">
            <text:p>0.0254514458</text:p>
          </table:table-cell>
          <table:table-cell office:value-type="float" office:value="0.0239465024189611" calcext:value-type="float">
            <text:p>0.0239465024</text:p>
          </table:table-cell>
          <table:table-cell office:value-type="float" office:value="0.022386915053006" calcext:value-type="float">
            <text:p>0.0223869151</text:p>
          </table:table-cell>
          <table:table-cell office:value-type="float" office:value="0.0207777764194208" calcext:value-type="float">
            <text:p>0.0207777764</text:p>
          </table:table-cell>
          <table:table-cell office:value-type="float" office:value="0.0191242381364711" calcext:value-type="float">
            <text:p>0.0191242381</text:p>
          </table:table-cell>
          <table:table-cell office:value-type="float" office:value="0.0174315077000133" calcext:value-type="float">
            <text:p>0.0174315077</text:p>
          </table:table-cell>
          <table:table-cell office:value-type="float" office:value="0.0157048453688284" calcext:value-type="float">
            <text:p>0.0157048454</text:p>
          </table:table-cell>
          <table:table-cell office:value-type="float" office:value="0.0139495607246493" calcext:value-type="float">
            <text:p>0.0139495607</text:p>
          </table:table-cell>
          <table:table-cell office:value-type="float" office:value="0.0121710086734689" calcext:value-type="float">
            <text:p>0.0121710087</text:p>
          </table:table-cell>
          <table:table-cell office:value-type="float" office:value="0.0103745846721252" calcext:value-type="float">
            <text:p>0.0103745847</text:p>
          </table:table-cell>
          <table:table-cell office:value-type="float" office:value="0.00856571898598758" calcext:value-type="float">
            <text:p>0.008565719</text:p>
          </table:table-cell>
          <table:table-cell office:value-type="float" office:value="0.0067498698093612" calcext:value-type="float">
            <text:p>0.0067498698</text:p>
          </table:table-cell>
          <table:table-cell office:value-type="float" office:value="0.00493251510929889" calcext:value-type="float">
            <text:p>0.0049325151</text:p>
          </table:table-cell>
          <table:table-cell office:value-type="float" office:value="0.00311914308540238" calcext:value-type="float">
            <text:p>0.0031191431</text:p>
          </table:table-cell>
          <table:table-cell office:value-type="float" office:value="0.00131524117216883" calcext:value-type="float">
            <text:p>0.0013152412</text:p>
          </table:table-cell>
          <table:table-cell office:value-type="float" office:value="-0.000473716454193335" calcext:value-type="float">
            <text:p>-0.0004737165</text:p>
          </table:table-cell>
          <table:table-cell office:value-type="float" office:value="-0.00224228286642647" calcext:value-type="float">
            <text:p>-0.0022422829</text:p>
          </table:table-cell>
          <table:table-cell office:value-type="float" office:value="-0.00398505384016042" calcext:value-type="float">
            <text:p>-0.0039850538</text:p>
          </table:table-cell>
          <table:table-cell office:value-type="float" office:value="-0.00569668470146903" calcext:value-type="float">
            <text:p>-0.0056966847</text:p>
          </table:table-cell>
          <table:table-cell office:value-type="float" office:value="-0.00737190846419274" calcext:value-type="float">
            <text:p>-0.0073719085</text:p>
          </table:table-cell>
          <table:table-cell office:value-type="float" office:value="-0.00900555512101046" calcext:value-type="float">
            <text:p>-0.0090055551</text:p>
          </table:table-cell>
          <table:table-cell office:value-type="float" office:value="-0.010592571922549" calcext:value-type="float">
            <text:p>-0.0105925719</text:p>
          </table:table-cell>
          <table:table-cell office:value-type="float" office:value="-0.0121280444522069" calcext:value-type="float">
            <text:p>-0.0121280445</text:p>
          </table:table-cell>
          <table:table-cell office:value-type="float" office:value="-0.0136072182812844" calcext:value-type="float">
            <text:p>-0.0136072183</text:p>
          </table:table-cell>
          <table:table-cell office:value-type="float" office:value="-0.0150255209698138" calcext:value-type="float">
            <text:p>-0.015025521</text:p>
          </table:table-cell>
          <table:table-cell office:value-type="float" office:value="-0.0163785841634952" calcext:value-type="float">
            <text:p>-0.0163785842</text:p>
          </table:table-cell>
          <table:table-cell office:value-type="float" office:value="-0.0176622655265855" calcext:value-type="float">
            <text:p>-0.0176622655</text:p>
          </table:table-cell>
          <table:table-cell office:value-type="float" office:value="-0.0188726702446199" calcext:value-type="float">
            <text:p>-0.0188726702</text:p>
          </table:table-cell>
          <table:table-cell office:value-type="float" office:value="-0.0200061718294641" calcext:value-type="float">
            <text:p>-0.0200061718</text:p>
          </table:table-cell>
          <table:table-cell office:value-type="float" office:value="-0.0210594319624452" calcext:value-type="float">
            <text:p>-0.021059432</text:p>
          </table:table-cell>
          <table:table-cell office:value-type="float" office:value="-0.0220294191189978" calcext:value-type="float">
            <text:p>-0.0220294191</text:p>
          </table:table-cell>
          <table:table-cell office:value-type="float" office:value="-0.022913425730275" calcext:value-type="float">
            <text:p>-0.0229134257</text:p>
          </table:table-cell>
          <table:table-cell office:value-type="float" office:value="-0.023709083653171" calcext:value-type="float">
            <text:p>-0.0237090837</text:p>
          </table:table-cell>
          <table:table-cell office:value-type="float" office:value="-0.0244143777399333" calcext:value-type="float">
            <text:p>-0.0244143777</text:p>
          </table:table-cell>
          <table:table-cell office:value-type="float" office:value="-0.0250276573215406" calcext:value-type="float">
            <text:p>-0.0250276573</text:p>
          </table:table-cell>
          <table:table-cell office:value-type="float" office:value="-0.0255476454449281" calcext:value-type="float">
            <text:p>-0.0255476454</text:p>
          </table:table-cell>
          <table:table-cell office:value-type="float" office:value="-0.0259734457324209" calcext:value-type="float">
            <text:p>-0.0259734457</text:p>
          </table:table-cell>
          <table:table-cell office:value-type="float" office:value="-0.0263045467619172" calcext:value-type="float">
            <text:p>-0.0263045468</text:p>
          </table:table-cell>
          <table:table-cell office:value-type="float" office:value="-0.0265408238978927" calcext:value-type="float">
            <text:p>-0.0265408239</text:p>
          </table:table-cell>
          <table:table-cell office:value-type="float" office:value="-0.0266825385356896" calcext:value-type="float">
            <text:p>-0.0266825385</text:p>
          </table:table-cell>
          <table:table-cell office:value-type="float" office:value="-0.0267303347541678" calcext:value-type="float">
            <text:p>-0.0267303348</text:p>
          </table:table-cell>
          <table:table-cell office:value-type="float" office:value="-0.0266852334042304" calcext:value-type="float">
            <text:p>-0.0266852334</text:p>
          </table:table-cell>
          <table:table-cell office:value-type="float" office:value="-0.0265486236923722" calcext:value-type="float">
            <text:p>-0.0265486237</text:p>
          </table:table-cell>
          <table:table-cell office:value-type="float" office:value="-0.0263222523487782" calcext:value-type="float">
            <text:p>-0.0263222523</text:p>
          </table:table-cell>
          <table:table-cell office:value-type="float" office:value="-0.0260082104982022" calcext:value-type="float">
            <text:p>-0.0260082105</text:p>
          </table:table-cell>
          <table:table-cell office:value-type="float" office:value="-0.0256089183783876" calcext:value-type="float">
            <text:p>-0.0256089184</text:p>
          </table:table-cell>
          <table:table-cell office:value-type="float" office:value="-0.0251271080748515" calcext:value-type="float">
            <text:p>-0.0251271081</text:p>
          </table:table-cell>
          <table:table-cell office:value-type="float" office:value="-0.0245658044620692" calcext:value-type="float">
            <text:p>-0.0245658045</text:p>
          </table:table-cell>
          <table:table-cell office:value-type="float" office:value="-0.0239283045592026" calcext:value-type="float">
            <text:p>-0.0239283046</text:p>
          </table:table-cell>
          <table:table-cell office:value-type="float" office:value="-0.0232181555233417" calcext:value-type="float">
            <text:p>-0.0232181555</text:p>
          </table:table-cell>
          <table:table-cell office:value-type="float" office:value="-0.0224391315145269" calcext:value-type="float">
            <text:p>-0.0224391315</text:p>
          </table:table-cell>
          <table:table-cell office:value-type="float" office:value="-0.0215952096746076" calcext:value-type="float">
            <text:p>-0.0215952097</text:p>
          </table:table-cell>
          <table:table-cell office:value-type="float" office:value="-0.0206905454661316" calcext:value-type="float">
            <text:p>-0.0206905455</text:p>
          </table:table-cell>
          <table:table-cell office:value-type="float" office:value="-0.0197294476180376" calcext:value-type="float">
            <text:p>-0.0197294476</text:p>
          </table:table-cell>
          <table:table-cell office:value-type="float" office:value="-0.0187163529219757" calcext:value-type="float">
            <text:p>-0.0187163529</text:p>
          </table:table-cell>
          <table:table-cell office:value-type="float" office:value="-0.0176558011167705" calcext:value-type="float">
            <text:p>-0.0176558011</text:p>
          </table:table-cell>
          <table:table-cell office:value-type="float" office:value="-0.0165524100890339" calcext:value-type="float">
            <text:p>-0.0165524101</text:p>
          </table:table-cell>
          <table:table-cell office:value-type="float" office:value="-0.015410851605445" calcext:value-type="float">
            <text:p>-0.0154108516</text:p>
          </table:table-cell>
          <table:table-cell office:value-type="float" office:value="-0.0142358277770493" calcext:value-type="float">
            <text:p>-0.0142358278</text:p>
          </table:table-cell>
          <table:table-cell office:value-type="float" office:value="-0.0130320484383582" calcext:value-type="float">
            <text:p>-0.0130320484</text:p>
          </table:table-cell>
          <table:table-cell office:value-type="float" office:value="-0.0118042096044075" calcext:value-type="float">
            <text:p>-0.0118042096</text:p>
          </table:table-cell>
          <table:table-cell office:value-type="float" office:value="-0.0105569731476178" calcext:value-type="float">
            <text:p>-0.0105569731</text:p>
          </table:table-cell>
          <table:table-cell office:value-type="float" office:value="-0.00929494781367724" calcext:value-type="float">
            <text:p>-0.0092949478</text:p>
          </table:table-cell>
          <table:table-cell office:value-type="float" office:value="-0.00802267167210796" calcext:value-type="float">
            <text:p>-0.0080226717</text:p>
          </table:table-cell>
          <table:table-cell office:value-type="float" office:value="-0.0067445960731146" calcext:value-type="float">
            <text:p>-0.0067445961</text:p>
          </table:table-cell>
          <table:table-cell office:value-type="float" office:value="-0.00546507115810745" calcext:value-type="float">
            <text:p>-0.0054650712</text:p>
          </table:table-cell>
          <table:table-cell office:value-type="float" office:value="-0.00418833294737096" calcext:value-type="float">
            <text:p>-0.0041883329</text:p>
          </table:table-cell>
          <table:table-cell office:value-type="float" office:value="-0.00291849200503631" calcext:value-type="float">
            <text:p>-0.002918492</text:p>
          </table:table-cell>
          <table:table-cell office:value-type="float" office:value="-0.00165952365925641" calcext:value-type="float">
            <text:p>-0.0016595237</text:p>
          </table:table-cell>
          <table:table-cell office:value-type="float" office:value="-0.000415259734487597" calcext:value-type="float">
            <text:p>-0.0004152597</text:p>
          </table:table-cell>
          <table:table-cell office:value-type="float" office:value="0.000810618266487984" calcext:value-type="float">
            <text:p>0.0008106183</text:p>
          </table:table-cell>
          <table:table-cell office:value-type="float" office:value="0.00201458461061323" calcext:value-type="float">
            <text:p>0.0020145846</text:p>
          </table:table-cell>
          <table:table-cell office:value-type="float" office:value="0.00319327350770712" calcext:value-type="float">
            <text:p>0.0031932735</text:p>
          </table:table-cell>
          <table:table-cell office:value-type="float" office:value="0.00434348211669523" calcext:value-type="float">
            <text:p>0.0043434821</text:p>
          </table:table-cell>
          <table:table-cell office:value-type="float" office:value="0.00546217250329273" calcext:value-type="float">
            <text:p>0.0054621725</text:p>
          </table:table-cell>
          <table:table-cell office:value-type="float" office:value="0.00654647267536015" calcext:value-type="float">
            <text:p>0.0065464727</text:p>
          </table:table-cell>
          <table:table-cell office:value-type="float" office:value="0.00759367682732031" calcext:value-type="float">
            <text:p>0.0075936768</text:p>
          </table:table-cell>
          <table:table-cell office:value-type="float" office:value="0.00860124492752367" calcext:value-type="float">
            <text:p>0.0086012449</text:p>
          </table:table-cell>
          <table:table-cell office:value-type="float" office:value="0.00956680178233773" calcext:value-type="float">
            <text:p>0.0095668018</text:p>
          </table:table-cell>
          <table:table-cell office:value-type="float" office:value="0.0104881357080376" calcext:value-type="float">
            <text:p>0.0104881357</text:p>
          </table:table-cell>
          <table:table-cell office:value-type="float" office:value="0.0113631969364845" calcext:value-type="float">
            <text:p>0.0113631969</text:p>
          </table:table-cell>
          <table:table-cell office:value-type="float" office:value="0.0121900958731744" calcext:value-type="float">
            <text:p>0.0121900959</text:p>
          </table:table-cell>
          <table:table-cell office:value-type="float" office:value="0.0129671013168114" calcext:value-type="float">
            <text:p>0.0129671013</text:p>
          </table:table-cell>
          <table:table-cell office:value-type="float" office:value="0.0136926387382612" calcext:value-type="float">
            <text:p>0.0136926387</text:p>
          </table:table-cell>
          <table:table-cell office:value-type="float" office:value="0.0143652887038835" calcext:value-type="float">
            <text:p>0.0143652887</text:p>
          </table:table-cell>
          <table:table-cell office:value-type="float" office:value="0.0149837855140885" calcext:value-type="float">
            <text:p>0.0149837855</text:p>
          </table:table-cell>
          <table:table-cell office:value-type="float" office:value="0.0155470161128275" calcext:value-type="float">
            <text:p>0.0155470161</text:p>
          </table:table-cell>
          <table:table-cell office:value-type="float" office:value="0.0160540193079098" calcext:value-type="float">
            <text:p>0.0160540193</text:p>
          </table:table-cell>
          <table:table-cell office:value-type="float" office:value="0.016503985325877" calcext:value-type="float">
            <text:p>0.0165039853</text:p>
          </table:table-cell>
          <table:table-cell office:value-type="float" office:value="0.0168962557089692" calcext:value-type="float">
            <text:p>0.0168962557</text:p>
          </table:table-cell>
          <table:table-cell office:value-type="float" office:value="0.0172303235458131" calcext:value-type="float">
            <text:p>0.0172303235</text:p>
          </table:table-cell>
          <table:table-cell office:value-type="float" office:value="0.0175058340121391" calcext:value-type="float">
            <text:p>0.017505834</text:p>
          </table:table-cell>
          <table:table-cell office:value-type="float" office:value="0.017722585183405" calcext:value-type="float">
            <text:p>0.0177225852</text:p>
          </table:table-cell>
          <table:table-cell office:value-type="float" office:value="0.0178805290679008" calcext:value-type="float">
            <text:p>0.0178805291</text:p>
          </table:table-cell>
          <table:table-cell office:value-type="float" office:value="0.0179797727970296" calcext:value-type="float">
            <text:p>0.0179797728</text:p>
          </table:table-cell>
          <table:table-cell office:value-type="float" office:value="0.0180205798991042" calcext:value-type="float">
            <text:p>0.0180205799</text:p>
          </table:table-cell>
          <table:table-cell office:value-type="float" office:value="0.0180033715745501" calcext:value-type="float">
            <text:p>0.0180033716</text:p>
          </table:table-cell>
          <table:table-cell office:value-type="float" office:value="0.017928727883674" calcext:value-type="float">
            <text:p>0.0179287279</text:p>
          </table:table-cell>
          <table:table-cell office:value-type="float" office:value="0.0177973887536656" calcext:value-type="float">
            <text:p>0.0177973888</text:p>
          </table:table-cell>
          <table:table-cell office:value-type="float" office:value="0.0176102547088942" calcext:value-type="float">
            <text:p>0.0176102547</text:p>
          </table:table-cell>
          <table:table-cell office:value-type="float" office:value="0.0173683872281861" calcext:value-type="float">
            <text:p>0.0173683872</text:p>
          </table:table-cell>
          <table:table-cell office:value-type="float" office:value="0.0170730086344061" calcext:value-type="float">
            <text:p>0.0170730086</text:p>
          </table:table-cell>
          <table:table-cell office:value-type="float" office:value="0.0167255014253664" calcext:value-type="float">
            <text:p>0.0167255014</text:p>
          </table:table-cell>
          <table:table-cell office:value-type="float" office:value="0.0163274069607185" calcext:value-type="float">
            <text:p>0.016327407</text:p>
          </table:table-cell>
          <table:table-cell office:value-type="float" office:value="0.0158804234269141" calcext:value-type="float">
            <text:p>0.0158804234</text:p>
          </table:table-cell>
          <table:table-cell office:value-type="float" office:value="0.0153864030114263" calcext:value-type="float">
            <text:p>0.015386403</text:p>
          </table:table-cell>
          <table:table-cell office:value-type="float" office:value="0.0148473482279872" calcext:value-type="float">
            <text:p>0.0148473482</text:p>
          </table:table-cell>
          <table:table-cell office:value-type="float" office:value="0.0142654073464244" calcext:value-type="float">
            <text:p>0.0142654073</text:p>
          </table:table-cell>
          <table:table-cell office:value-type="float" office:value="0.0136428688935448" calcext:value-type="float">
            <text:p>0.0136428689</text:p>
          </table:table-cell>
          <table:table-cell office:value-type="float" office:value="0.0129821552051709" calcext:value-type="float">
            <text:p>0.0129821552</text:p>
          </table:table-cell>
          <table:table-cell office:value-type="float" office:value="0.012285815023639" calcext:value-type="float">
            <text:p>0.012285815</text:p>
          </table:table-cell>
          <table:table-cell office:value-type="float" office:value="0.0115565151495328" calcext:value-type="float">
            <text:p>0.0115565151</text:p>
          </table:table-cell>
          <table:table-cell office:value-type="float" office:value="0.0107970311709505" calcext:value-type="float">
            <text:p>0.0107970312</text:p>
          </table:table-cell>
          <table:table-cell office:value-type="float" office:value="0.0100102373078606" calcext:value-type="float">
            <text:p>0.0100102373</text:p>
          </table:table-cell>
          <table:table-cell office:value-type="float" office:value="0.00919909542291576" calcext:value-type="float">
            <text:p>0.0091990954</text:p>
          </table:table-cell>
          <table:table-cell office:value-type="float" office:value="0.00836664326316669" calcext:value-type="float">
            <text:p>0.0083666433</text:p>
          </table:table-cell>
          <table:table-cell office:value-type="float" office:value="0.00751598200929769" calcext:value-type="float">
            <text:p>0.007515982</text:p>
          </table:table-cell>
          <table:table-cell office:value-type="float" office:value="0.00665026322003302" calcext:value-type="float">
            <text:p>0.0066502632</text:p>
          </table:table-cell>
          <table:table-cell office:value-type="float" office:value="0.00577267526910997" calcext:value-type="float">
            <text:p>0.0057726753</text:p>
          </table:table-cell>
          <table:table-cell office:value-type="float" office:value="0.00488642938050659" calcext:value-type="float">
            <text:p>0.0048864294</text:p>
          </table:table-cell>
          <table:table-cell office:value-type="float" office:value="0.00399474537434327" calcext:value-type="float">
            <text:p>0.0039947454</text:p>
          </table:table-cell>
          <table:table-cell office:value-type="float" office:value="0.00310083724092886" calcext:value-type="float">
            <text:p>0.0031008372</text:p>
          </table:table-cell>
          <table:table-cell office:value-type="float" office:value="0.00220789866377896" calcext:value-type="float">
            <text:p>0.0022078987</text:p>
          </table:table-cell>
          <table:table-cell office:value-type="float" office:value="0.00131908861399226" calcext:value-type="float">
            <text:p>0.0013190886</text:p>
          </table:table-cell>
          <table:table-cell office:value-type="float" office:value="0.000437517138205529" calcext:value-type="float">
            <text:p>0.0004375171</text:p>
          </table:table-cell>
          <table:table-cell office:value-type="float" office:value="-0.000433768539581346" calcext:value-type="float">
            <text:p>-0.0004337685</text:p>
          </table:table-cell>
          <table:table-cell office:value-type="float" office:value="-0.00129179748561522" calcext:value-type="float">
            <text:p>-0.0012917975</text:p>
          </table:table-cell>
          <table:table-cell office:value-type="float" office:value="-0.00213368798195043" calcext:value-type="float">
            <text:p>-0.002133688</text:p>
          </table:table-cell>
          <table:table-cell office:value-type="float" office:value="-0.0029566598051663" calcext:value-type="float">
            <text:p>-0.0029566598</text:p>
          </table:table-cell>
          <table:table-cell office:value-type="float" office:value="-0.0037580457615307" calcext:value-type="float">
            <text:p>-0.0037580458</text:p>
          </table:table-cell>
          <table:table-cell office:value-type="float" office:value="-0.00453530239118104" calcext:value-type="float">
            <text:p>-0.0045353024</text:p>
          </table:table-cell>
          <table:table-cell office:value-type="float" office:value="-0.0052860197642551" calcext:value-type="float">
            <text:p>-0.0052860198</text:p>
          </table:table-cell>
          <table:table-cell office:value-type="float" office:value="-0.0060079303031324" calcext:value-type="float">
            <text:p>-0.0060079303</text:p>
          </table:table-cell>
          <table:table-cell office:value-type="float" office:value="-0.00669891657687351" calcext:value-type="float">
            <text:p>-0.0066989166</text:p>
          </table:table-cell>
          <table:table-cell office:value-type="float" office:value="-0.00735701802638046" calcext:value-type="float">
            <text:p>-0.007357018</text:p>
          </table:table-cell>
          <table:table-cell office:value-type="float" office:value="-0.00798043659151235" calcext:value-type="float">
            <text:p>-0.0079804366</text:p>
          </table:table-cell>
          <table:table-cell office:value-type="float" office:value="-0.00856754122422912" calcext:value-type="float">
            <text:p>-0.0085675412</text:p>
          </table:table-cell>
          <table:table-cell office:value-type="float" office:value="-0.00911687128456082" calcext:value-type="float">
            <text:p>-0.0091168713</text:p>
          </table:table-cell>
          <table:table-cell office:value-type="float" office:value="-0.00962713882864631" calcext:value-type="float">
            <text:p>-0.0096271388</text:p>
          </table:table-cell>
          <table:table-cell office:value-type="float" office:value="-0.0100972298100573" calcext:value-type="float">
            <text:p>-0.0100972298</text:p>
          </table:table-cell>
          <table:table-cell office:value-type="float" office:value="-0.0105262042269628" calcext:value-type="float">
            <text:p>-0.0105262042</text:p>
          </table:table-cell>
          <table:table-cell office:value-type="float" office:value="-0.0109132952582333" calcext:value-type="float">
            <text:p>-0.0109132953</text:p>
          </table:table-cell>
          <table:table-cell office:value-type="float" office:value="-0.0112579074411809" calcext:value-type="float">
            <text:p>-0.0112579074</text:p>
          </table:table-cell>
          <table:table-cell office:value-type="float" office:value="-0.0115596139521952" calcext:value-type="float">
            <text:p>-0.011559614</text:p>
          </table:table-cell>
          <table:table-cell office:value-type="float" office:value="-0.0118181530589153" calcext:value-type="float">
            <text:p>-0.0118181531</text:p>
          </table:table-cell>
          <table:table-cell office:value-type="float" office:value="-0.0120334238187354" calcext:value-type="float">
            <text:p>-0.0120334238</text:p>
          </table:table-cell>
          <table:table-cell office:value-type="float" office:value="-0.0122054811032937" calcext:value-type="float">
            <text:p>-0.0122054811</text:p>
          </table:table-cell>
          <table:table-cell office:value-type="float" office:value="-0.0123345300321129" calcext:value-type="float">
            <text:p>-0.01233453</text:p>
          </table:table-cell>
          <table:table-cell office:value-type="float" office:value="-0.012420919900723" calcext:value-type="float">
            <text:p>-0.0124209199</text:p>
          </table:table-cell>
          <table:table-cell office:value-type="float" office:value="-0.0124651376894361" calcext:value-type="float">
            <text:p>-0.0124651377</text:p>
          </table:table-cell>
          <table:table-cell office:value-type="float" office:value="-0.0124678012384343" calcext:value-type="float">
            <text:p>-0.0124678012</text:p>
          </table:table-cell>
          <table:table-cell office:value-type="float" office:value="-0.0124296521731153" calcext:value-type="float">
            <text:p>-0.0124296522</text:p>
          </table:table-cell>
          <table:table-cell office:value-type="float" office:value="-0.0123515486606635" calcext:value-type="float">
            <text:p>-0.0123515487</text:p>
          </table:table-cell>
          <table:table-cell office:value-type="float" office:value="-0.0122344580748039" calcext:value-type="float">
            <text:p>-0.0122344581</text:p>
          </table:table-cell>
          <table:table-cell office:value-type="float" office:value="-0.0120794496406301" calcext:value-type="float">
            <text:p>-0.0120794496</text:p>
          </table:table-cell>
          <table:table-cell office:value-type="float" office:value="-0.0118876871254844" calcext:value-type="float">
            <text:p>-0.0118876871</text:p>
          </table:table-cell>
          <table:table-cell office:value-type="float" office:value="-0.0116604216351817" calcext:value-type="float">
            <text:p>-0.0116604216</text:p>
          </table:table-cell>
          <table:table-cell office:value-type="float" office:value="-0.0113989845675893" calcext:value-type="float">
            <text:p>-0.0113989846</text:p>
          </table:table-cell>
          <table:table-cell office:value-type="float" office:value="-0.0111047807678119" calcext:value-type="float">
            <text:p>-0.0111047808</text:p>
          </table:table-cell>
          <table:table-cell office:value-type="float" office:value="-0.0107792819211629" calcext:value-type="float">
            <text:p>-0.0107792819</text:p>
          </table:table-cell>
          <table:table-cell office:value-type="float" office:value="-0.010424020211874" calcext:value-type="float">
            <text:p>-0.0104240202</text:p>
          </table:table-cell>
          <table:table-cell office:value-type="float" office:value="-0.0100405822672456" calcext:value-type="float">
            <text:p>-0.0100405823</text:p>
          </table:table-cell>
          <table:table-cell office:value-type="float" office:value="-0.0096306033988359" calcext:value-type="float">
            <text:p>-0.0096306034</text:p>
          </table:table-cell>
          <table:table-cell office:value-type="float" office:value="-0.00919576214446136" calcext:value-type="float">
            <text:p>-0.0091957621</text:p>
          </table:table-cell>
          <table:table-cell office:value-type="float" office:value="-0.00873777510735424" calcext:value-type="float">
            <text:p>-0.0087377751</text:p>
          </table:table-cell>
          <table:table-cell office:value-type="float" office:value="-0.00825839208195242" calcext:value-type="float">
            <text:p>-0.0082583921</text:p>
          </table:table-cell>
          <table:table-cell office:value-type="float" office:value="-0.00775939144955534" calcext:value-type="float">
            <text:p>-0.0077593914</text:p>
          </table:table-cell>
          <table:table-cell office:value-type="float" office:value="-0.007242575821577" calcext:value-type="float">
            <text:p>-0.0072425758</text:p>
          </table:table-cell>
          <table:table-cell office:value-type="float" office:value="-0.00670976790347378" calcext:value-type="float">
            <text:p>-0.0067097679</text:p>
          </table:table-cell>
          <table:table-cell office:value-type="float" office:value="-0.00616280654861599" calcext:value-type="float">
            <text:p>-0.0061628065</text:p>
          </table:table-cell>
          <table:table-cell office:value-type="float" office:value="-0.00560354296853138" calcext:value-type="float">
            <text:p>-0.005603543</text:p>
          </table:table-cell>
          <table:table-cell office:value-type="float" office:value="-0.00503383706405448" calcext:value-type="float">
            <text:p>-0.0050338371</text:p>
          </table:table-cell>
          <table:table-cell office:value-type="float" office:value="-0.00445555384098528" calcext:value-type="float">
            <text:p>-0.0044555538</text:p>
          </table:table-cell>
          <table:table-cell office:value-type="float" office:value="-0.00387055987391059" calcext:value-type="float">
            <text:p>-0.0038705599</text:p>
          </table:table-cell>
          <table:table-cell office:value-type="float" office:value="-0.00328071978280775" calcext:value-type="float">
            <text:p>-0.0032807198</text:p>
          </table:table-cell>
          <table:table-cell office:value-type="float" office:value="-0.00268789268892945" calcext:value-type="float">
            <text:p>-0.0026878927</text:p>
          </table:table-cell>
          <table:table-cell office:value-type="float" office:value="-0.00209392861917051" calcext:value-type="float">
            <text:p>-0.0020939286</text:p>
          </table:table-cell>
          <table:table-cell office:value-type="float" office:value="-0.00150066483158916" calcext:value-type="float">
            <text:p>-0.0015006648</text:p>
          </table:table-cell>
          <table:table-cell office:value-type="float" office:value="-0.000909922038903784" calcext:value-type="float">
            <text:p>-0.000909922</text:p>
          </table:table-cell>
          <table:table-cell office:value-type="float" office:value="-0.00032350051151351" calcext:value-type="float">
            <text:p>-0.0003235005</text:p>
          </table:table-cell>
          <table:table-cell office:value-type="float" office:value="0.000256823953199026" calcext:value-type="float">
            <text:p>0.000256824</text:p>
          </table:table-cell>
          <table:table-cell office:value-type="float" office:value="0.00082930420296402" calcext:value-type="float">
            <text:p>0.0008293042</text:p>
          </table:table-cell>
          <table:table-cell office:value-type="float" office:value="0.00139222604597547" calcext:value-type="float">
            <text:p>0.001392226</text:p>
          </table:table-cell>
          <table:table-cell office:value-type="float" office:value="0.00194391270542705" calcext:value-type="float">
            <text:p>0.0019439127</text:p>
          </table:table-cell>
          <table:table-cell office:value-type="float" office:value="0.0024827294032008" calcext:value-type="float">
            <text:p>0.0024827294</text:p>
          </table:table-cell>
          <table:table-cell office:value-type="float" office:value="0.00300708805685961" calcext:value-type="float">
            <text:p>0.0030070881</text:p>
          </table:table-cell>
          <table:table-cell office:value-type="float" office:value="0.00351545206847541" calcext:value-type="float">
            <text:p>0.0035154521</text:p>
          </table:table-cell>
          <table:table-cell office:value-type="float" office:value="0.00400634117856525" calcext:value-type="float">
            <text:p>0.0040063412</text:p>
          </table:table-cell>
          <table:table-cell office:value-type="float" office:value="0.00447833635357066" calcext:value-type="float">
            <text:p>0.0044783364</text:p>
          </table:table-cell>
          <table:table-cell office:value-type="float" office:value="0.00493008467100615" calcext:value-type="float">
            <text:p>0.0049300847</text:p>
          </table:table-cell>
          <table:table-cell office:value-type="float" office:value="0.00536030416271406" calcext:value-type="float">
            <text:p>0.0053603042</text:p>
          </table:table-cell>
          <table:table-cell office:value-type="float" office:value="0.00576778857363137" calcext:value-type="float">
            <text:p>0.0057677886</text:p>
          </table:table-cell>
          <table:table-cell office:value-type="float" office:value="0.00615141199118987" calcext:value-type="float">
            <text:p>0.006151412</text:p>
          </table:table-cell>
          <table:table-cell office:value-type="float" office:value="0.00651013329894527" calcext:value-type="float">
            <text:p>0.0065101333</text:p>
          </table:table-cell>
          <table:table-cell office:value-type="float" office:value="0.00684300040731252" calcext:value-type="float">
            <text:p>0.0068430004</text:p>
          </table:table-cell>
          <table:table-cell office:value-type="float" office:value="0.00714915421436658" calcext:value-type="float">
            <text:p>0.0071491542</text:p>
          </table:table-cell>
          <table:table-cell office:value-type="float" office:value="0.00742783225056424" calcext:value-type="float">
            <text:p>0.0074278323</text:p>
          </table:table-cell>
          <table:table-cell office:value-type="float" office:value="0.00767837196292161" calcext:value-type="float">
            <text:p>0.007678372</text:p>
          </table:table-cell>
          <table:table-cell office:value-type="float" office:value="0.00790021359662587" calcext:value-type="float">
            <text:p>0.0079002136</text:p>
          </table:table-cell>
          <table:table-cell office:value-type="float" office:value="0.00809290263521314" calcext:value-type="float">
            <text:p>0.0080929026</text:p>
          </table:table-cell>
          <table:table-cell office:value-type="float" office:value="0.00825609176426275" calcext:value-type="float">
            <text:p>0.0082560918</text:p>
          </table:table-cell>
          <table:table-cell office:value-type="float" office:value="0.0083895423279671" calcext:value-type="float">
            <text:p>0.0083895423</text:p>
          </table:table-cell>
          <table:table-cell office:value-type="float" office:value="0.0084931252528682" calcext:value-type="float">
            <text:p>0.0084931253</text:p>
          </table:table-cell>
          <table:table-cell office:value-type="float" office:value="0.00856682141841486" calcext:value-type="float">
            <text:p>0.0085668214</text:p>
          </table:table-cell>
          <table:table-cell office:value-type="float" office:value="0.00861072145970327" calcext:value-type="float">
            <text:p>0.0086107215</text:p>
          </table:table-cell>
          <table:table-cell office:value-type="float" office:value="0.00862502499375395" calcext:value-type="float">
            <text:p>0.008625025</text:p>
          </table:table-cell>
          <table:table-cell office:value-type="float" office:value="0.008610039266756" calcext:value-type="float">
            <text:p>0.0086100393</text:p>
          </table:table-cell>
          <table:table-cell office:value-type="float" office:value="0.00856617722594264" calcext:value-type="float">
            <text:p>0.0085661772</text:p>
          </table:table-cell>
          <table:table-cell office:value-type="float" office:value="0.00849395502587559" calcext:value-type="float">
            <text:p>0.008493955</text:p>
          </table:table-cell>
          <table:table-cell office:value-type="float" office:value="0.00839398898493974" calcext:value-type="float">
            <text:p>0.008393989</text:p>
          </table:table-cell>
          <table:table-cell office:value-type="float" office:value="0.0082669920136407" calcext:value-type="float">
            <text:p>0.008266992</text:p>
          </table:table-cell>
          <table:table-cell office:value-type="float" office:value="0.00811376954177676" calcext:value-type="float">
            <text:p>0.0081137695</text:p>
          </table:table-cell>
          <table:table-cell office:value-type="float" office:value="0.0079352149766491" calcext:value-type="float">
            <text:p>0.007935215</text:p>
          </table:table-cell>
          <table:table-cell office:value-type="float" office:value="0.00773230472910751" calcext:value-type="float">
            <text:p>0.0077323047</text:p>
          </table:table-cell>
          <table:table-cell office:value-type="float" office:value="0.00750609284833292" calcext:value-type="float">
            <text:p>0.0075060928</text:p>
          </table:table-cell>
          <table:table-cell office:value-type="float" office:value="0.00725770530979466" calcext:value-type="float">
            <text:p>0.0072577053</text:p>
          </table:table-cell>
          <table:table-cell office:value-type="float" office:value="0.00698833400372551" calcext:value-type="float">
            <text:p>0.006988334</text:p>
          </table:table-cell>
          <table:table-cell office:value-type="float" office:value="0.00669923047371738" calcext:value-type="float">
            <text:p>0.0066992305</text:p>
          </table:table-cell>
          <table:table-cell office:value-type="float" office:value="0.00639169945662517" calcext:value-type="float">
            <text:p>0.0063916995</text:p>
          </table:table-cell>
          <table:table-cell office:value-type="float" office:value="0.00606709227586067" calcext:value-type="float">
            <text:p>0.0060670923</text:p>
          </table:table-cell>
          <table:table-cell office:value-type="float" office:value="0.00572680014037636" calcext:value-type="float">
            <text:p>0.0057268001</text:p>
          </table:table-cell>
          <table:table-cell office:value-type="float" office:value="0.00537224740117824" calcext:value-type="float">
            <text:p>0.0053722474</text:p>
          </table:table-cell>
          <table:table-cell office:value-type="float" office:value="0.00500488481610082" calcext:value-type="float">
            <text:p>0.0050048848</text:p>
          </table:table-cell>
          <table:table-cell office:value-type="float" office:value="0.00462618287184408" calcext:value-type="float">
            <text:p>0.0046261829</text:p>
          </table:table-cell>
          <table:table-cell office:value-type="float" office:value="0.00423762520997659" calcext:value-type="float">
            <text:p>0.0042376252</text:p>
          </table:table-cell>
          <table:table-cell office:value-type="float" office:value="0.00384070220076287" calcext:value-type="float">
            <text:p>0.0038407022</text:p>
          </table:table-cell>
          <table:table-cell office:value-type="float" office:value="0.00343690470538095" calcext:value-type="float">
            <text:p>0.0034369047</text:p>
          </table:table-cell>
          <table:table-cell office:value-type="float" office:value="0.00302771806336189" calcext:value-type="float">
            <text:p>0.0030277181</text:p>
          </table:table-cell>
          <table:table-cell office:value-type="float" office:value="0.00261461633804654" calcext:value-type="float">
            <text:p>0.0026146163</text:p>
          </table:table-cell>
          <table:table-cell office:value-type="float" office:value="0.00219905684850393" calcext:value-type="float">
            <text:p>0.0021990568</text:p>
          </table:table-cell>
          <table:table-cell office:value-type="float" office:value="0.00178247501184656" calcext:value-type="float">
            <text:p>0.001782475</text:p>
          </table:table-cell>
          <table:table-cell office:value-type="float" office:value="0.00136627951521829" calcext:value-type="float">
            <text:p>0.0013662795</text:p>
          </table:table-cell>
          <table:table-cell office:value-type="float" office:value="0.000951847832045671" calcext:value-type="float">
            <text:p>0.0009518478</text:p>
          </table:table-cell>
          <table:table-cell office:value-type="float" office:value="0.000540522092465946" calcext:value-type="float">
            <text:p>0.0005405221</text:p>
          </table:table-cell>
          <table:table-cell office:value-type="float" office:value="0.000133605313290732" calcext:value-type="float">
            <text:p>0.0001336053</text:p>
          </table:table-cell>
          <table:table-cell office:value-type="float" office:value="-0.000267642011549819" calcext:value-type="float">
            <text:p>-0.000267642</text:p>
          </table:table-cell>
          <table:table-cell office:value-type="float" office:value="-0.000662004963295389" calcext:value-type="float">
            <text:p>-0.000662005</text:p>
          </table:table-cell>
          <table:table-cell office:value-type="float" office:value="-0.00104831690047812" calcext:value-type="float">
            <text:p>-0.0010483169</text:p>
          </table:table-cell>
          <table:table-cell office:value-type="float" office:value="-0.00142546182151542" calcext:value-type="float">
            <text:p>-0.0014254618</text:p>
          </table:table-cell>
          <table:table-cell office:value-type="float" office:value="-0.00179237640157079" calcext:value-type="float">
            <text:p>-0.0017923764</text:p>
          </table:table-cell>
          <table:table-cell office:value-type="float" office:value="-0.0021480517202069" calcext:value-type="float">
            <text:p>-0.0021480517</text:p>
          </table:table-cell>
          <table:table-cell office:value-type="float" office:value="-0.00249153469864469" calcext:value-type="float">
            <text:p>-0.0024915347</text:p>
          </table:table-cell>
          <table:table-cell office:value-type="float" office:value="-0.00282192926725317" calcext:value-type="float">
            <text:p>-0.0028219293</text:p>
          </table:table-cell>
          <table:table-cell office:value-type="float" office:value="-0.00313839728522331" calcext:value-type="float">
            <text:p>-0.0031383973</text:p>
          </table:table-cell>
          <table:table-cell office:value-type="float" office:value="-0.00344015923523251" calcext:value-type="float">
            <text:p>-0.0034401592</text:p>
          </table:table-cell>
          <table:table-cell office:value-type="float" office:value="-0.00372649471626365" calcext:value-type="float">
            <text:p>-0.0037264947</text:p>
          </table:table-cell>
          <table:table-cell office:value-type="float" office:value="-0.00399674275765465" calcext:value-type="float">
            <text:p>-0.0039967428</text:p>
          </table:table-cell>
          <table:table-cell office:value-type="float" office:value="-0.00425030197690469" calcext:value-type="float">
            <text:p>-0.004250302</text:p>
          </table:table-cell>
          <table:table-cell office:value-type="float" office:value="-0.00448663060280971" calcext:value-type="float">
            <text:p>-0.0044866306</text:p>
          </table:table-cell>
          <table:table-cell office:value-type="float" office:value="-0.00470524638416381" calcext:value-type="float">
            <text:p>-0.0047052464</text:p>
          </table:table-cell>
          <table:table-cell office:value-type="float" office:value="-0.00490572640258624" calcext:value-type="float">
            <text:p>-0.0049057264</text:p>
          </table:table-cell>
          <table:table-cell office:value-type="float" office:value="-0.00508770680606978" calcext:value-type="float">
            <text:p>-0.0050877068</text:p>
          </table:table-cell>
          <table:table-cell office:value-type="float" office:value="-0.00525088247763575" calcext:value-type="float">
            <text:p>-0.0052508825</text:p>
          </table:table-cell>
          <table:table-cell office:value-type="float" office:value="-0.00539500665108708" calcext:value-type="float">
            <text:p>-0.0053950067</text:p>
          </table:table-cell>
          <table:table-cell office:value-type="float" office:value="-0.0055198904833196" calcext:value-type="float">
            <text:p>-0.005519890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06012044855499" calcext:value-type="float">
            <text:p>-0.0060120449</text:p>
          </table:table-cell>
          <table:table-cell office:value-type="float" office:value="-0.0479131020205692" calcext:value-type="float">
            <text:p>-0.047913102</text:p>
          </table:table-cell>
          <table:table-cell office:value-type="float" office:value="-0.159239826214783" calcext:value-type="float">
            <text:p>-0.1592398262</text:p>
          </table:table-cell>
          <table:table-cell office:value-type="float" office:value="-0.361733645434104" calcext:value-type="float">
            <text:p>-0.3617336454</text:p>
          </table:table-cell>
          <table:table-cell office:value-type="float" office:value="-0.645532339053752" calcext:value-type="float">
            <text:p>-0.6455323391</text:p>
          </table:table-cell>
          <table:table-cell office:value-type="float" office:value="-0.957885825408855" calcext:value-type="float">
            <text:p>-0.9578858254</text:p>
          </table:table-cell>
          <table:table-cell office:value-type="float" office:value="-1.23679891133426" calcext:value-type="float">
            <text:p>-1.2367989113</text:p>
          </table:table-cell>
          <table:table-cell office:value-type="float" office:value="-1.46638350483713" calcext:value-type="float">
            <text:p>-1.4663835048</text:p>
          </table:table-cell>
          <table:table-cell office:value-type="float" office:value="-1.67565675695363" calcext:value-type="float">
            <text:p>-1.675656757</text:p>
          </table:table-cell>
          <table:table-cell office:value-type="float" office:value="-1.89672614365195" calcext:value-type="float">
            <text:p>-1.8967261437</text:p>
          </table:table-cell>
          <table:table-cell office:value-type="float" office:value="-2.15372619732504" calcext:value-type="float">
            <text:p>-2.1537261973</text:p>
          </table:table-cell>
          <table:table-cell office:value-type="float" office:value="-2.47045040237357" calcext:value-type="float">
            <text:p>-2.4704504024</text:p>
          </table:table-cell>
          <table:table-cell office:value-type="float" office:value="-2.86178373508159" calcext:value-type="float">
            <text:p>-2.8617837351</text:p>
          </table:table-cell>
          <table:table-cell office:value-type="float" office:value="-3.32027980184842" calcext:value-type="float">
            <text:p>-3.3202798018</text:p>
          </table:table-cell>
          <table:table-cell office:value-type="float" office:value="-3.80937484628866" calcext:value-type="float">
            <text:p>-3.8093748463</text:p>
          </table:table-cell>
          <table:table-cell office:value-type="float" office:value="-4.2852711874948" calcext:value-type="float">
            <text:p>-4.2852711875</text:p>
          </table:table-cell>
          <table:table-cell office:value-type="float" office:value="-4.72313691539595" calcext:value-type="float">
            <text:p>-4.7231369154</text:p>
          </table:table-cell>
          <table:table-cell office:value-type="float" office:value="-5.09798412510905" calcext:value-type="float">
            <text:p>-5.0979841251</text:p>
          </table:table-cell>
          <table:table-cell office:value-type="float" office:value="-5.34208707314507" calcext:value-type="float">
            <text:p>-5.3420870731</text:p>
          </table:table-cell>
          <table:table-cell office:value-type="float" office:value="-5.34448740130593" calcext:value-type="float">
            <text:p>-5.3444874013</text:p>
          </table:table-cell>
          <table:table-cell office:value-type="float" office:value="-5.04774859258228" calcext:value-type="float">
            <text:p>-5.0477485926</text:p>
          </table:table-cell>
          <table:table-cell office:value-type="float" office:value="-4.58290678726462" calcext:value-type="float">
            <text:p>-4.5829067873</text:p>
          </table:table-cell>
          <table:table-cell office:value-type="float" office:value="-4.21715473635269" calcext:value-type="float">
            <text:p>-4.2171547364</text:p>
          </table:table-cell>
          <table:table-cell office:value-type="float" office:value="-4.1212626377755" calcext:value-type="float">
            <text:p>-4.1212626378</text:p>
          </table:table-cell>
          <table:table-cell office:value-type="float" office:value="-4.28115089854295" calcext:value-type="float">
            <text:p>-4.2811508985</text:p>
          </table:table-cell>
          <table:table-cell office:value-type="float" office:value="-4.60441262006189" calcext:value-type="float">
            <text:p>-4.6044126201</text:p>
          </table:table-cell>
          <table:table-cell office:value-type="float" office:value="-5.01493064543754" calcext:value-type="float">
            <text:p>-5.0149306454</text:p>
          </table:table-cell>
          <table:table-cell office:value-type="float" office:value="-5.50815866699259" calcext:value-type="float">
            <text:p>-5.508158667</text:p>
          </table:table-cell>
          <table:table-cell office:value-type="float" office:value="-6.10159083364694" calcext:value-type="float">
            <text:p>-6.1015908336</text:p>
          </table:table-cell>
          <table:table-cell office:value-type="float" office:value="-6.64195333835183" calcext:value-type="float">
            <text:p>-6.6419533384</text:p>
          </table:table-cell>
          <table:table-cell office:value-type="float" office:value="-6.97217288639154" calcext:value-type="float">
            <text:p>-6.9721728864</text:p>
          </table:table-cell>
          <table:table-cell office:value-type="float" office:value="-7.18943051374146" calcext:value-type="float">
            <text:p>-7.1894305137</text:p>
          </table:table-cell>
          <table:table-cell office:value-type="float" office:value="-7.36860911209922" calcext:value-type="float">
            <text:p>-7.3686091121</text:p>
          </table:table-cell>
          <table:table-cell office:value-type="float" office:value="-7.48665128686073" calcext:value-type="float">
            <text:p>-7.4866512869</text:p>
          </table:table-cell>
          <table:table-cell office:value-type="float" office:value="-7.53073321846301" calcext:value-type="float">
            <text:p>-7.5307332185</text:p>
          </table:table-cell>
          <table:table-cell office:value-type="float" office:value="-7.50302063775995" calcext:value-type="float">
            <text:p>-7.5030206378</text:p>
          </table:table-cell>
          <table:table-cell office:value-type="float" office:value="-7.41201005295571" calcext:value-type="float">
            <text:p>-7.412010053</text:p>
          </table:table-cell>
          <table:table-cell office:value-type="float" office:value="-7.26826656519317" calcext:value-type="float">
            <text:p>-7.2682665652</text:p>
          </table:table-cell>
          <table:table-cell office:value-type="float" office:value="-7.08165106066848" calcext:value-type="float">
            <text:p>-7.0816510607</text:p>
          </table:table-cell>
          <table:table-cell office:value-type="float" office:value="-6.86018211167068" calcext:value-type="float">
            <text:p>-6.8601821117</text:p>
          </table:table-cell>
          <table:table-cell office:value-type="float" office:value="-6.60987082049768" calcext:value-type="float">
            <text:p>-6.6098708205</text:p>
          </table:table-cell>
          <table:table-cell office:value-type="float" office:value="-6.33478784711508" calcext:value-type="float">
            <text:p>-6.3347878471</text:p>
          </table:table-cell>
          <table:table-cell office:value-type="float" office:value="-6.03721088038765" calcext:value-type="float">
            <text:p>-6.0372108804</text:p>
          </table:table-cell>
          <table:table-cell office:value-type="float" office:value="-5.71817549144866" calcext:value-type="float">
            <text:p>-5.7181754914</text:p>
          </table:table-cell>
          <table:table-cell office:value-type="float" office:value="-5.37830425928768" calcext:value-type="float">
            <text:p>-5.3783042593</text:p>
          </table:table-cell>
          <table:table-cell office:value-type="float" office:value="-5.01861179038253" calcext:value-type="float">
            <text:p>-5.0186117904</text:p>
          </table:table-cell>
          <table:table-cell office:value-type="float" office:value="-4.64109477225159" calcext:value-type="float">
            <text:p>-4.6410947723</text:p>
          </table:table-cell>
          <table:table-cell office:value-type="float" office:value="-4.24899287307618" calcext:value-type="float">
            <text:p>-4.2489928731</text:p>
          </table:table-cell>
          <table:table-cell office:value-type="float" office:value="-3.8467012550923" calcext:value-type="float">
            <text:p>-3.8467012551</text:p>
          </table:table-cell>
          <table:table-cell office:value-type="float" office:value="-3.43940047902155" calcext:value-type="float">
            <text:p>-3.439400479</text:p>
          </table:table-cell>
          <table:table-cell office:value-type="float" office:value="-3.03251884472793" calcext:value-type="float">
            <text:p>-3.0325188447</text:p>
          </table:table-cell>
          <table:table-cell office:value-type="float" office:value="-2.63116241684179" calcext:value-type="float">
            <text:p>-2.6311624168</text:p>
          </table:table-cell>
          <table:table-cell office:value-type="float" office:value="-2.23964144922158" calcext:value-type="float">
            <text:p>-2.2396414492</text:p>
          </table:table-cell>
          <table:table-cell office:value-type="float" office:value="-1.86118140273699" calcext:value-type="float">
            <text:p>-1.8611814027</text:p>
          </table:table-cell>
          <table:table-cell office:value-type="float" office:value="-1.49783941337146" calcext:value-type="float">
            <text:p>-1.4978394134</text:p>
          </table:table-cell>
          <table:table-cell office:value-type="float" office:value="-1.15058320382706" calcext:value-type="float">
            <text:p>-1.1505832038</text:p>
          </table:table-cell>
          <table:table-cell office:value-type="float" office:value="-0.819458254523315" calcext:value-type="float">
            <text:p>-0.8194582545</text:p>
          </table:table-cell>
          <table:table-cell office:value-type="float" office:value="-0.50377645654331" calcext:value-type="float">
            <text:p>-0.5037764565</text:p>
          </table:table-cell>
          <table:table-cell office:value-type="float" office:value="-0.202289180441593" calcext:value-type="float">
            <text:p>-0.2022891804</text:p>
          </table:table-cell>
          <table:table-cell office:value-type="float" office:value="0.0866622344665124" calcext:value-type="float">
            <text:p>0.0866622345</text:p>
          </table:table-cell>
          <table:table-cell office:value-type="float" office:value="0.365008107275564" calcext:value-type="float">
            <text:p>0.3650081073</text:p>
          </table:table-cell>
          <table:table-cell office:value-type="float" office:value="0.63480992473842" calcext:value-type="float">
            <text:p>0.6348099247</text:p>
          </table:table-cell>
          <table:table-cell office:value-type="float" office:value="0.898108077501174" calcext:value-type="float">
            <text:p>0.8981080775</text:p>
          </table:table-cell>
          <table:table-cell office:value-type="float" office:value="1.15675551617375" calcext:value-type="float">
            <text:p>1.1567555162</text:p>
          </table:table-cell>
          <table:table-cell office:value-type="float" office:value="1.41224211697828" calcext:value-type="float">
            <text:p>1.412242117</text:p>
          </table:table-cell>
          <table:table-cell office:value-type="float" office:value="1.66552069894841" calcext:value-type="float">
            <text:p>1.6655206989</text:p>
          </table:table-cell>
          <table:table-cell office:value-type="float" office:value="1.9168509771904" calcext:value-type="float">
            <text:p>1.9168509772</text:p>
          </table:table-cell>
          <table:table-cell office:value-type="float" office:value="2.16568186220598" calcext:value-type="float">
            <text:p>2.1656818622</text:p>
          </table:table-cell>
          <table:table-cell office:value-type="float" office:value="2.41059402113286" calcext:value-type="float">
            <text:p>2.4105940211</text:p>
          </table:table-cell>
          <table:table-cell office:value-type="float" office:value="2.64932183089768" calcext:value-type="float">
            <text:p>2.6493218309</text:p>
          </table:table-cell>
          <table:table-cell office:value-type="float" office:value="2.87886622081375" calcext:value-type="float">
            <text:p>2.8788662208</text:p>
          </table:table-cell>
          <table:table-cell office:value-type="float" office:value="3.09569877145103" calcext:value-type="float">
            <text:p>3.0956987715</text:p>
          </table:table-cell>
          <table:table-cell office:value-type="float" office:value="3.29604527382872" calcext:value-type="float">
            <text:p>3.2960452738</text:p>
          </table:table-cell>
          <table:table-cell office:value-type="float" office:value="3.47622567037336" calcext:value-type="float">
            <text:p>3.4762256704</text:p>
          </table:table-cell>
          <table:table-cell office:value-type="float" office:value="3.63301764333172" calcext:value-type="float">
            <text:p>3.6330176433</text:p>
          </table:table-cell>
          <table:table-cell office:value-type="float" office:value="3.76400379301715" calcext:value-type="float">
            <text:p>3.764003793</text:p>
          </table:table-cell>
          <table:table-cell office:value-type="float" office:value="3.86785909043462" calcext:value-type="float">
            <text:p>3.8678590904</text:p>
          </table:table-cell>
          <table:table-cell office:value-type="float" office:value="3.94453821524688" calcext:value-type="float">
            <text:p>3.9445382152</text:p>
          </table:table-cell>
          <table:table-cell office:value-type="float" office:value="3.99533263607448" calcext:value-type="float">
            <text:p>3.9953326361</text:p>
          </table:table-cell>
          <table:table-cell office:value-type="float" office:value="4.02278454297569" calcext:value-type="float">
            <text:p>4.022784543</text:p>
          </table:table-cell>
          <table:table-cell office:value-type="float" office:value="4.03046710997608" calcext:value-type="float">
            <text:p>4.03046711</text:p>
          </table:table-cell>
          <table:table-cell office:value-type="float" office:value="4.02266361567952" calcext:value-type="float">
            <text:p>4.0226636157</text:p>
          </table:table-cell>
          <table:table-cell office:value-type="float" office:value="4.00399420162929" calcext:value-type="float">
            <text:p>4.0039942016</text:p>
          </table:table-cell>
          <table:table-cell office:value-type="float" office:value="3.97904040473451" calcext:value-type="float">
            <text:p>3.9790404047</text:p>
          </table:table-cell>
          <table:table-cell office:value-type="float" office:value="3.95200044716569" calcext:value-type="float">
            <text:p>3.9520004472</text:p>
          </table:table-cell>
          <table:table-cell office:value-type="float" office:value="3.9263779208099" calcext:value-type="float">
            <text:p>3.9263779208</text:p>
          </table:table-cell>
          <table:table-cell office:value-type="float" office:value="3.90467913800008" calcext:value-type="float">
            <text:p>3.904679138</text:p>
          </table:table-cell>
          <table:table-cell office:value-type="float" office:value="3.88809678434198" calcext:value-type="float">
            <text:p>3.8880967843</text:p>
          </table:table-cell>
          <table:table-cell office:value-type="float" office:value="3.87621688027781" calcext:value-type="float">
            <text:p>3.8762168803</text:p>
          </table:table-cell>
          <table:table-cell office:value-type="float" office:value="3.86689340756646" calcext:value-type="float">
            <text:p>3.8668934076</text:p>
          </table:table-cell>
          <table:table-cell office:value-type="float" office:value="3.85649825214676" calcext:value-type="float">
            <text:p>3.8564982521</text:p>
          </table:table-cell>
          <table:table-cell office:value-type="float" office:value="3.84063748272" calcext:value-type="float">
            <text:p>3.8406374827</text:p>
          </table:table-cell>
          <table:table-cell office:value-type="float" office:value="3.81513029796728" calcext:value-type="float">
            <text:p>3.815130298</text:p>
          </table:table-cell>
          <table:table-cell office:value-type="float" office:value="3.77682561580037" calcext:value-type="float">
            <text:p>3.7768256158</text:p>
          </table:table-cell>
          <table:table-cell office:value-type="float" office:value="3.72393733910378" calcext:value-type="float">
            <text:p>3.7239373391</text:p>
          </table:table-cell>
          <table:table-cell office:value-type="float" office:value="3.65591546229111" calcext:value-type="float">
            <text:p>3.6559154623</text:p>
          </table:table-cell>
          <table:table-cell office:value-type="float" office:value="3.57309988639714" calcext:value-type="float">
            <text:p>3.5730998864</text:p>
          </table:table-cell>
          <table:table-cell office:value-type="float" office:value="3.47638160707738" calcext:value-type="float">
            <text:p>3.4763816071</text:p>
          </table:table-cell>
          <table:table-cell office:value-type="float" office:value="3.36695782699689" calcext:value-type="float">
            <text:p>3.366957827</text:p>
          </table:table-cell>
          <table:table-cell office:value-type="float" office:value="3.24617144829261" calcext:value-type="float">
            <text:p>3.2461714483</text:p>
          </table:table-cell>
          <table:table-cell office:value-type="float" office:value="3.11540197971651" calcext:value-type="float">
            <text:p>3.1154019797</text:p>
          </table:table-cell>
          <table:table-cell office:value-type="float" office:value="2.97598539706305" calcext:value-type="float">
            <text:p>2.9759853971</text:p>
          </table:table-cell>
          <table:table-cell office:value-type="float" office:value="2.8291534854461" calcext:value-type="float">
            <text:p>2.8291534854</text:p>
          </table:table-cell>
          <table:table-cell office:value-type="float" office:value="2.67598986517816" calcext:value-type="float">
            <text:p>2.6759898652</text:p>
          </table:table-cell>
          <table:table-cell office:value-type="float" office:value="2.51740191286479" calcext:value-type="float">
            <text:p>2.5174019129</text:p>
          </table:table-cell>
          <table:table-cell office:value-type="float" office:value="2.35410789320686" calcext:value-type="float">
            <text:p>2.3541078932</text:p>
          </table:table-cell>
          <table:table-cell office:value-type="float" office:value="2.18663821392092" calcext:value-type="float">
            <text:p>2.1866382139</text:p>
          </table:table-cell>
          <table:table-cell office:value-type="float" office:value="2.01534927332955" calcext:value-type="float">
            <text:p>2.0153492733</text:p>
          </table:table-cell>
          <table:table-cell office:value-type="float" office:value="1.84044802416548" calcext:value-type="float">
            <text:p>1.8404480242</text:p>
          </table:table-cell>
          <table:table-cell office:value-type="float" office:value="1.66202512866766" calcext:value-type="float">
            <text:p>1.6620251287</text:p>
          </table:table-cell>
          <table:table-cell office:value-type="float" office:value="1.48009435411332" calcext:value-type="float">
            <text:p>1.4800943541</text:p>
          </table:table-cell>
          <table:table-cell office:value-type="float" office:value="1.29463559369447" calcext:value-type="float">
            <text:p>1.2946355937</text:p>
          </table:table-cell>
          <table:table-cell office:value-type="float" office:value="1.10563861855113" calcext:value-type="float">
            <text:p>1.1056386186</text:p>
          </table:table-cell>
          <table:table-cell office:value-type="float" office:value="0.913144481572674" calcext:value-type="float">
            <text:p>0.9131444816</text:p>
          </table:table-cell>
          <table:table-cell office:value-type="float" office:value="0.717281545109003" calcext:value-type="float">
            <text:p>0.7172815451</text:p>
          </table:table-cell>
          <table:table-cell office:value-type="float" office:value="0.518293504252094" calcext:value-type="float">
            <text:p>0.5182935043</text:p>
          </table:table-cell>
          <table:table-cell office:value-type="float" office:value="0.316557551895533" calcext:value-type="float">
            <text:p>0.3165575519</text:p>
          </table:table-cell>
          <table:table-cell office:value-type="float" office:value="0.112591900877081" calcext:value-type="float">
            <text:p>0.1125919009</text:p>
          </table:table-cell>
          <table:table-cell office:value-type="float" office:value="-0.0929469328612598" calcext:value-type="float">
            <text:p>-0.0929469329</text:p>
          </table:table-cell>
          <table:table-cell office:value-type="float" office:value="-0.299275597762341" calcext:value-type="float">
            <text:p>-0.2992755978</text:p>
          </table:table-cell>
          <table:table-cell office:value-type="float" office:value="-0.505501865314315" calcext:value-type="float">
            <text:p>-0.5055018653</text:p>
          </table:table-cell>
          <table:table-cell office:value-type="float" office:value="-0.710646497651677" calcext:value-type="float">
            <text:p>-0.7106464977</text:p>
          </table:table-cell>
          <table:table-cell office:value-type="float" office:value="-0.913666592900952" calcext:value-type="float">
            <text:p>-0.9136665929</text:p>
          </table:table-cell>
          <table:table-cell office:value-type="float" office:value="-1.11347851390796" calcext:value-type="float">
            <text:p>-1.1134785139</text:p>
          </table:table-cell>
          <table:table-cell office:value-type="float" office:value="-1.30897925363638" calcext:value-type="float">
            <text:p>-1.3089792536</text:p>
          </table:table-cell>
          <table:table-cell office:value-type="float" office:value="-1.49906583510017" calcext:value-type="float">
            <text:p>-1.4990658351</text:p>
          </table:table-cell>
          <table:table-cell office:value-type="float" office:value="-1.68265289097072" calcext:value-type="float">
            <text:p>-1.682652891</text:p>
          </table:table-cell>
          <table:table-cell office:value-type="float" office:value="-1.85868879900058" calcext:value-type="float">
            <text:p>-1.858688799</text:p>
          </table:table-cell>
          <table:table-cell office:value-type="float" office:value="-2.02617065635117" calcext:value-type="float">
            <text:p>-2.0261706564</text:p>
          </table:table-cell>
          <table:table-cell office:value-type="float" office:value="-2.18415806348235" calcext:value-type="float">
            <text:p>-2.1841580635</text:p>
          </table:table-cell>
          <table:table-cell office:value-type="float" office:value="-2.33178533489178" calcext:value-type="float">
            <text:p>-2.3317853349</text:p>
          </table:table-cell>
          <table:table-cell office:value-type="float" office:value="-2.46827154425301" calcext:value-type="float">
            <text:p>-2.4682715443</text:p>
          </table:table-cell>
          <table:table-cell office:value-type="float" office:value="-2.59292786543516" calcext:value-type="float">
            <text:p>-2.5929278654</text:p>
          </table:table-cell>
          <table:table-cell office:value-type="float" office:value="-2.70516199864931" calcext:value-type="float">
            <text:p>-2.7051619986</text:p>
          </table:table-cell>
          <table:table-cell office:value-type="float" office:value="-2.8044799706806" calcext:value-type="float">
            <text:p>-2.8044799707</text:p>
          </table:table-cell>
          <table:table-cell office:value-type="float" office:value="-2.89048609575564" calcext:value-type="float">
            <text:p>-2.8904860958</text:p>
          </table:table-cell>
          <table:table-cell office:value-type="float" office:value="-2.96288219746771" calcext:value-type="float">
            <text:p>-2.9628821975</text:p>
          </table:table-cell>
          <table:table-cell office:value-type="float" office:value="-3.02146719813986" calcext:value-type="float">
            <text:p>-3.0214671981</text:p>
          </table:table-cell>
          <table:table-cell office:value-type="float" office:value="-3.06613785634732" calcext:value-type="float">
            <text:p>-3.0661378563</text:p>
          </table:table-cell>
          <table:table-cell office:value-type="float" office:value="-3.0968908608356" calcext:value-type="float">
            <text:p>-3.0968908608</text:p>
          </table:table-cell>
          <table:table-cell office:value-type="float" office:value="-3.11382583435685" calcext:value-type="float">
            <text:p>-3.1138258344</text:p>
          </table:table-cell>
          <table:table-cell office:value-type="float" office:value="-3.11714825346038" calcext:value-type="float">
            <text:p>-3.1171482535</text:p>
          </table:table-cell>
          <table:table-cell office:value-type="float" office:value="-3.10717100268588" calcext:value-type="float">
            <text:p>-3.1071710027</text:p>
          </table:table-cell>
          <table:table-cell office:value-type="float" office:value="-3.08431332360013" calcext:value-type="float">
            <text:p>-3.0843133236</text:p>
          </table:table-cell>
          <table:table-cell office:value-type="float" office:value="-3.04909626243296" calcext:value-type="float">
            <text:p>-3.0490962624</text:p>
          </table:table-cell>
          <table:table-cell office:value-type="float" office:value="-3.00213425750311" calcext:value-type="float">
            <text:p>-3.0021342575</text:p>
          </table:table-cell>
          <table:table-cell office:value-type="float" office:value="-2.9441230948716" calcext:value-type="float">
            <text:p>-2.9441230949</text:p>
          </table:table-cell>
          <table:table-cell office:value-type="float" office:value="-2.87582496291572" calcext:value-type="float">
            <text:p>-2.8758249629</text:p>
          </table:table-cell>
          <table:table-cell office:value-type="float" office:value="-2.7980516628417" calcext:value-type="float">
            <text:p>-2.7980516628</text:p>
          </table:table-cell>
          <table:table-cell office:value-type="float" office:value="-2.71164714970749" calcext:value-type="float">
            <text:p>-2.7116471497</text:p>
          </table:table-cell>
          <table:table-cell office:value-type="float" office:value="-2.61747050723542" calcext:value-type="float">
            <text:p>-2.6174705072</text:p>
          </table:table-cell>
          <table:table-cell office:value-type="float" office:value="-2.51638025449888" calcext:value-type="float">
            <text:p>-2.5163802545</text:p>
          </table:table-cell>
          <table:table-cell office:value-type="float" office:value="-2.40922061159611" calcext:value-type="float">
            <text:p>-2.4092206116</text:p>
          </table:table-cell>
          <table:table-cell office:value-type="float" office:value="-2.29681007685319" calcext:value-type="float">
            <text:p>-2.2968100769</text:p>
          </table:table-cell>
          <table:table-cell office:value-type="float" office:value="-2.17993243370463" calcext:value-type="float">
            <text:p>-2.1799324337</text:p>
          </table:table-cell>
          <table:table-cell office:value-type="float" office:value="-2.0593301319726" calcext:value-type="float">
            <text:p>-2.059330132</text:p>
          </table:table-cell>
          <table:table-cell office:value-type="float" office:value="-1.93569987606119" calcext:value-type="float">
            <text:p>-1.9356998761</text:p>
          </table:table-cell>
          <table:table-cell office:value-type="float" office:value="-1.80969018828359" calcext:value-type="float">
            <text:p>-1.8096901883</text:p>
          </table:table-cell>
          <table:table-cell office:value-type="float" office:value="-1.68190068081563" calcext:value-type="float">
            <text:p>-1.6819006808</text:p>
          </table:table-cell>
          <table:table-cell office:value-type="float" office:value="-1.55288274853955" calcext:value-type="float">
            <text:p>-1.5528827485</text:p>
          </table:table-cell>
          <table:table-cell office:value-type="float" office:value="-1.42314137780797" calcext:value-type="float">
            <text:p>-1.4231413778</text:p>
          </table:table-cell>
          <table:table-cell office:value-type="float" office:value="-1.29313775090764" calcext:value-type="float">
            <text:p>-1.2931377509</text:p>
          </table:table-cell>
          <table:table-cell office:value-type="float" office:value="-1.1632923164853" calcext:value-type="float">
            <text:p>-1.1632923165</text:p>
          </table:table-cell>
          <table:table-cell office:value-type="float" office:value="-1.03398799874978" calcext:value-type="float">
            <text:p>-1.0339879987</text:p>
          </table:table-cell>
          <table:table-cell office:value-type="float" office:value="-0.905573238569866" calcext:value-type="float">
            <text:p>-0.9055732386</text:p>
          </table:table-cell>
          <table:table-cell office:value-type="float" office:value="-0.778364600333386" calcext:value-type="float">
            <text:p>-0.7783646003</text:p>
          </table:table-cell>
          <table:table-cell office:value-type="float" office:value="-0.65264873829864" calcext:value-type="float">
            <text:p>-0.6526487383</text:p>
          </table:table-cell>
          <table:table-cell office:value-type="float" office:value="-0.528683590315726" calcext:value-type="float">
            <text:p>-0.5286835903</text:p>
          </table:table-cell>
          <table:table-cell office:value-type="float" office:value="-0.406698748413867" calcext:value-type="float">
            <text:p>-0.4066987484</text:p>
          </table:table-cell>
          <table:table-cell office:value-type="float" office:value="-0.286895038084034" calcext:value-type="float">
            <text:p>-0.2868950381</text:p>
          </table:table-cell>
          <table:table-cell office:value-type="float" office:value="-0.16944341627902" calcext:value-type="float">
            <text:p>-0.1694434163</text:p>
          </table:table-cell>
          <table:table-cell office:value-type="float" office:value="-0.0544833701330738" calcext:value-type="float">
            <text:p>-0.0544833701</text:p>
          </table:table-cell>
          <table:table-cell office:value-type="float" office:value="0.057878935315645" calcext:value-type="float">
            <text:p>0.0578789353</text:p>
          </table:table-cell>
          <table:table-cell office:value-type="float" office:value="0.167572449834306" calcext:value-type="float">
            <text:p>0.1675724498</text:p>
          </table:table-cell>
          <table:table-cell office:value-type="float" office:value="0.274562601377468" calcext:value-type="float">
            <text:p>0.2745626014</text:p>
          </table:table-cell>
          <table:table-cell office:value-type="float" office:value="0.37885180631446" calcext:value-type="float">
            <text:p>0.3788518063</text:p>
          </table:table-cell>
          <table:table-cell office:value-type="float" office:value="0.480478660233081" calcext:value-type="float">
            <text:p>0.4804786602</text:p>
          </table:table-cell>
          <table:table-cell office:value-type="float" office:value="0.579515323961304" calcext:value-type="float">
            <text:p>0.579515324</text:p>
          </table:table-cell>
          <table:table-cell office:value-type="float" office:value="0.676062640078752" calcext:value-type="float">
            <text:p>0.6760626401</text:p>
          </table:table-cell>
          <table:table-cell office:value-type="float" office:value="0.770242594678368" calcext:value-type="float">
            <text:p>0.7702425947</text:p>
          </table:table-cell>
          <table:table-cell office:value-type="float" office:value="0.862187895799917" calcext:value-type="float">
            <text:p>0.8621878958</text:p>
          </table:table-cell>
          <table:table-cell office:value-type="float" office:value="0.95202868599765" calcext:value-type="float">
            <text:p>0.952028686</text:p>
          </table:table-cell>
          <table:table-cell office:value-type="float" office:value="1.03987674120802" calcext:value-type="float">
            <text:p>1.0398767412</text:p>
          </table:table-cell>
          <table:table-cell office:value-type="float" office:value="1.12580791074162" calcext:value-type="float">
            <text:p>1.1258079107</text:p>
          </table:table-cell>
          <table:table-cell office:value-type="float" office:value="1.20984397805665" calcext:value-type="float">
            <text:p>1.2098439781</text:p>
          </table:table-cell>
          <table:table-cell office:value-type="float" office:value="1.2919354984174" calcext:value-type="float">
            <text:p>1.2919354984</text:p>
          </table:table-cell>
          <table:table-cell office:value-type="float" office:value="1.37194741099216" calcext:value-type="float">
            <text:p>1.371947411</text:p>
          </table:table-cell>
          <table:table-cell office:value-type="float" office:value="1.44964924502948" calcext:value-type="float">
            <text:p>1.449649245</text:p>
          </table:table-cell>
          <table:table-cell office:value-type="float" office:value="1.52471148521878" calcext:value-type="float">
            <text:p>1.5247114852</text:p>
          </table:table-cell>
          <table:table-cell office:value-type="float" office:value="1.59670912419052" calcext:value-type="float">
            <text:p>1.5967091242</text:p>
          </table:table-cell>
          <table:table-cell office:value-type="float" office:value="1.66513266906072" calcext:value-type="float">
            <text:p>1.6651326691</text:p>
          </table:table-cell>
          <table:table-cell office:value-type="float" office:value="1.72940600230875" calcext:value-type="float">
            <text:p>1.7294060023</text:p>
          </table:table-cell>
          <table:table-cell office:value-type="float" office:value="1.78890967783101" calcext:value-type="float">
            <text:p>1.7889096778</text:p>
          </table:table-cell>
          <table:table-cell office:value-type="float" office:value="1.84300760960834" calcext:value-type="float">
            <text:p>1.8430076096</text:p>
          </table:table-cell>
          <table:table-cell office:value-type="float" office:value="1.8910747897924" calcext:value-type="float">
            <text:p>1.8910747898</text:p>
          </table:table-cell>
          <table:table-cell office:value-type="float" office:value="1.93252369475915" calcext:value-type="float">
            <text:p>1.9325236948</text:p>
          </table:table-cell>
          <table:table-cell office:value-type="float" office:value="1.96682737003737" calcext:value-type="float">
            <text:p>1.96682737</text:p>
          </table:table-cell>
          <table:table-cell office:value-type="float" office:value="1.99353774047687" calcext:value-type="float">
            <text:p>1.9935377405</text:p>
          </table:table-cell>
          <table:table-cell office:value-type="float" office:value="2.01229835480728" calcext:value-type="float">
            <text:p>2.0122983548</text:p>
          </table:table-cell>
          <table:table-cell office:value-type="float" office:value="2.02285142904889" calcext:value-type="float">
            <text:p>2.022851429</text:p>
          </table:table-cell>
          <table:table-cell office:value-type="float" office:value="2.02503960973852" calcext:value-type="float">
            <text:p>2.0250396097</text:p>
          </table:table-cell>
          <table:table-cell office:value-type="float" office:value="2.01880327957063" calcext:value-type="float">
            <text:p>2.0188032796</text:p>
          </table:table-cell>
          <table:table-cell office:value-type="float" office:value="2.00417445535056" calcext:value-type="float">
            <text:p>2.0041744554</text:p>
          </table:table-cell>
          <table:table-cell office:value-type="float" office:value="1.98126839195173" calcext:value-type="float">
            <text:p>1.981268392</text:p>
          </table:table-cell>
          <table:table-cell office:value-type="float" office:value="1.95027393736738" calcext:value-type="float">
            <text:p>1.9502739374</text:p>
          </table:table-cell>
          <table:table-cell office:value-type="float" office:value="1.91144352382625" calcext:value-type="float">
            <text:p>1.9114435238</text:p>
          </table:table-cell>
          <table:table-cell office:value-type="float" office:value="1.86508347012376" calcext:value-type="float">
            <text:p>1.8650834701</text:p>
          </table:table-cell>
          <table:table-cell office:value-type="float" office:value="1.81154504752971" calcext:value-type="float">
            <text:p>1.8115450475</text:p>
          </table:table-cell>
          <table:table-cell office:value-type="float" office:value="1.75121655414798" calcext:value-type="float">
            <text:p>1.7512165541</text:p>
          </table:table-cell>
          <table:table-cell office:value-type="float" office:value="1.68451646927903" calcext:value-type="float">
            <text:p>1.6845164693</text:p>
          </table:table-cell>
          <table:table-cell office:value-type="float" office:value="1.6118876301448" calcext:value-type="float">
            <text:p>1.6118876301</text:p>
          </table:table-cell>
          <table:table-cell office:value-type="float" office:value="1.53379229079453" calcext:value-type="float">
            <text:p>1.5337922908</text:p>
          </table:table-cell>
          <table:table-cell office:value-type="float" office:value="1.45070788395814" calcext:value-type="float">
            <text:p>1.450707884</text:p>
          </table:table-cell>
          <table:table-cell office:value-type="float" office:value="1.36312330393575" calcext:value-type="float">
            <text:p>1.3631233039</text:p>
          </table:table-cell>
          <table:table-cell office:value-type="float" office:value="1.27153555284468" calcext:value-type="float">
            <text:p>1.2715355528</text:p>
          </table:table-cell>
          <table:table-cell office:value-type="float" office:value="1.17644663325835" calcext:value-type="float">
            <text:p>1.1764466333</text:p>
          </table:table-cell>
          <table:table-cell office:value-type="float" office:value="1.07836061726685" calcext:value-type="float">
            <text:p>1.0783606173</text:p>
          </table:table-cell>
          <table:table-cell office:value-type="float" office:value="0.97778086632311" calcext:value-type="float">
            <text:p>0.9777808663</text:p>
          </table:table-cell>
          <table:table-cell office:value-type="float" office:value="0.875207411029355" calcext:value-type="float">
            <text:p>0.875207411</text:p>
          </table:table-cell>
          <table:table-cell office:value-type="float" office:value="0.771134520978118" calcext:value-type="float">
            <text:p>0.771134521</text:p>
          </table:table-cell>
          <table:table-cell office:value-type="float" office:value="0.666048500402168" calcext:value-type="float">
            <text:p>0.6660485004</text:p>
          </table:table-cell>
          <table:table-cell office:value-type="float" office:value="0.560425736862893" calcext:value-type="float">
            <text:p>0.5604257369</text:p>
          </table:table-cell>
          <table:table-cell office:value-type="float" office:value="0.454731010810834" calcext:value-type="float">
            <text:p>0.4547310108</text:p>
          </table:table-cell>
          <table:table-cell office:value-type="float" office:value="0.349416048284734" calcext:value-type="float">
            <text:p>0.3494160483</text:p>
          </table:table-cell>
          <table:table-cell office:value-type="float" office:value="0.244918272510737" calcext:value-type="float">
            <text:p>0.2449182725</text:p>
          </table:table-cell>
          <table:table-cell office:value-type="float" office:value="0.141659687650169" calcext:value-type="float">
            <text:p>0.1416596877</text:p>
          </table:table-cell>
          <table:table-cell office:value-type="float" office:value="0.040045813370253" calcext:value-type="float">
            <text:p>0.0400458134</text:p>
          </table:table-cell>
          <table:table-cell office:value-type="float" office:value="-0.0595354152177308" calcext:value-type="float">
            <text:p>-0.0595354152</text:p>
          </table:table-cell>
          <table:table-cell office:value-type="float" office:value="-0.156714860507234" calcext:value-type="float">
            <text:p>-0.1567148605</text:p>
          </table:table-cell>
          <table:table-cell office:value-type="float" office:value="-0.251143568619043" calcext:value-type="float">
            <text:p>-0.2511435686</text:p>
          </table:table-cell>
          <table:table-cell office:value-type="float" office:value="-0.342494362718386" calcext:value-type="float">
            <text:p>-0.3424943627</text:p>
          </table:table-cell>
          <table:table-cell office:value-type="float" office:value="-0.430463644860968" calcext:value-type="float">
            <text:p>-0.4304636449</text:p>
          </table:table-cell>
          <table:table-cell office:value-type="float" office:value="-0.514773372968795" calcext:value-type="float">
            <text:p>-0.514773373</text:p>
          </table:table-cell>
          <table:table-cell office:value-type="float" office:value="-0.595173145696171" calcext:value-type="float">
            <text:p>-0.5951731457</text:p>
          </table:table-cell>
          <table:table-cell office:value-type="float" office:value="-0.67144229826396" calcext:value-type="float">
            <text:p>-0.6714422983</text:p>
          </table:table-cell>
          <table:table-cell office:value-type="float" office:value="-0.743391889416381" calcext:value-type="float">
            <text:p>-0.7433918894</text:p>
          </table:table-cell>
          <table:table-cell office:value-type="float" office:value="-0.810866445381233" calcext:value-type="float">
            <text:p>-0.8108664454</text:p>
          </table:table-cell>
          <table:table-cell office:value-type="float" office:value="-0.873745322180604" calcext:value-type="float">
            <text:p>-0.8737453222</text:p>
          </table:table-cell>
          <table:table-cell office:value-type="float" office:value="-0.931943553165597" calcext:value-type="float">
            <text:p>-0.9319435532</text:p>
          </table:table-cell>
          <table:table-cell office:value-type="float" office:value="-0.985412063857296" calcext:value-type="float">
            <text:p>-0.9854120639</text:p>
          </table:table-cell>
          <table:table-cell office:value-type="float" office:value="-1.0341371601143" calcext:value-type="float">
            <text:p>-1.0341371601</text:p>
          </table:table-cell>
          <table:table-cell office:value-type="float" office:value="-1.0781392269184" calcext:value-type="float">
            <text:p>-1.0781392269</text:p>
          </table:table-cell>
          <table:table-cell office:value-type="float" office:value="-1.11747061195568" calcext:value-type="float">
            <text:p>-1.117470612</text:p>
          </table:table-cell>
          <table:table-cell office:value-type="float" office:value="-1.15221270875215" calcext:value-type="float">
            <text:p>-1.1522127088</text:p>
          </table:table-cell>
          <table:table-cell office:value-type="float" office:value="-1.18247229634927" calcext:value-type="float">
            <text:p>-1.1824722963</text:p>
          </table:table-cell>
          <table:table-cell office:value-type="float" office:value="-1.20837723427041" calcext:value-type="float">
            <text:p>-1.2083772343</text:p>
          </table:table-cell>
          <table:table-cell office:value-type="float" office:value="-1.23007165069201" calcext:value-type="float">
            <text:p>-1.2300716507</text:p>
          </table:table-cell>
          <table:table-cell office:value-type="float" office:value="-1.24771079613603" calcext:value-type="float">
            <text:p>-1.2477107961</text:p>
          </table:table-cell>
          <table:table-cell office:value-type="float" office:value="-1.26145576244769" calcext:value-type="float">
            <text:p>-1.2614557624</text:p>
          </table:table-cell>
          <table:table-cell office:value-type="float" office:value="-1.27146828510363" calcext:value-type="float">
            <text:p>-1.2714682851</text:p>
          </table:table-cell>
          <table:table-cell office:value-type="float" office:value="-1.27790585383407" calcext:value-type="float">
            <text:p>-1.2779058538</text:p>
          </table:table-cell>
          <table:table-cell office:value-type="float" office:value="-1.28091735019313" calcext:value-type="float">
            <text:p>-1.2809173502</text:p>
          </table:table-cell>
          <table:table-cell office:value-type="float" office:value="-1.28063940968366" calcext:value-type="float">
            <text:p>-1.2806394097</text:p>
          </table:table-cell>
          <table:table-cell office:value-type="float" office:value="-1.2771936699774" calcext:value-type="float">
            <text:p>-1.27719367</text:p>
          </table:table-cell>
          <table:table-cell office:value-type="float" office:value="-1.27068501682857" calcext:value-type="float">
            <text:p>-1.2706850168</text:p>
          </table:table-cell>
          <table:table-cell office:value-type="float" office:value="-1.26120087851523" calcext:value-type="float">
            <text:p>-1.2612008785</text:p>
          </table:table-cell>
          <table:table-cell office:value-type="float" office:value="-1.2488115530235" calcext:value-type="float">
            <text:p>-1.248811553</text:p>
          </table:table-cell>
          <table:table-cell office:value-type="float" office:value="-1.23357148616408" calcext:value-type="float">
            <text:p>-1.2335714862</text:p>
          </table:table-cell>
          <table:table-cell office:value-type="float" office:value="-1.21552136038766" calcext:value-type="float">
            <text:p>-1.2155213604</text:p>
          </table:table-cell>
          <table:table-cell office:value-type="float" office:value="-1.19469080963136" calcext:value-type="float">
            <text:p>-1.1946908096</text:p>
          </table:table-cell>
          <table:table-cell office:value-type="float" office:value="-1.17110154964797" calcext:value-type="float">
            <text:p>-1.1711015496</text:p>
          </table:table-cell>
          <table:table-cell office:value-type="float" office:value="-1.14477070787326" calcext:value-type="float">
            <text:p>-1.1447707079</text:p>
          </table:table-cell>
          <table:table-cell office:value-type="float" office:value="-1.11571415100303" calcext:value-type="float">
            <text:p>-1.115714151</text:p>
          </table:table-cell>
          <table:table-cell office:value-type="float" office:value="-1.0839496385782" calcext:value-type="float">
            <text:p>-1.0839496386</text:p>
          </table:table-cell>
          <table:table-cell office:value-type="float" office:value="-1.04949967181268" calcext:value-type="float">
            <text:p>-1.0494996718</text:p>
          </table:table-cell>
          <table:table-cell office:value-type="float" office:value="-1.0123939527677" calcext:value-type="float">
            <text:p>-1.0123939528</text:p>
          </table:table-cell>
          <table:table-cell office:value-type="float" office:value="-0.97267141419678" calcext:value-type="float">
            <text:p>-0.9726714142</text:p>
          </table:table-cell>
          <table:table-cell office:value-type="float" office:value="-0.930381820378339" calcext:value-type="float">
            <text:p>-0.9303818204</text:p>
          </table:table-cell>
          <table:table-cell office:value-type="float" office:value="-0.885586970822447" calcext:value-type="float">
            <text:p>-0.8855869708</text:p>
          </table:table-cell>
          <table:table-cell office:value-type="float" office:value="-0.838361560166558" calcext:value-type="float">
            <text:p>-0.8383615602</text:p>
          </table:table-cell>
          <table:table-cell office:value-type="float" office:value="-0.788793758494577" calcext:value-type="float">
            <text:p>-0.7887937585</text:p>
          </table:table-cell>
          <table:table-cell office:value-type="float" office:value="-0.736985577469278" calcext:value-type="float">
            <text:p>-0.7369855775</text:p>
          </table:table-cell>
          <table:table-cell office:value-type="float" office:value="-0.683053080624816" calcext:value-type="float">
            <text:p>-0.6830530806</text:p>
          </table:table-cell>
          <table:table-cell office:value-type="float" office:value="-0.627126483026819" calcext:value-type="float">
            <text:p>-0.627126483</text:p>
          </table:table-cell>
          <table:table-cell office:value-type="float" office:value="-0.569350168644316" calcext:value-type="float">
            <text:p>-0.5693501686</text:p>
          </table:table-cell>
          <table:table-cell office:value-type="float" office:value="-0.509882635600125" calcext:value-type="float">
            <text:p>-0.5098826356</text:p>
          </table:table-cell>
          <table:table-cell office:value-type="float" office:value="-0.448896362224933" calcext:value-type="float">
            <text:p>-0.4488963622</text:p>
          </table:table-cell>
          <table:table-cell office:value-type="float" office:value="-0.386577572454605" calcext:value-type="float">
            <text:p>-0.3865775725</text:p>
          </table:table-cell>
          <table:table-cell office:value-type="float" office:value="-0.32312586905012" calcext:value-type="float">
            <text:p>-0.3231258691</text:p>
          </table:table-cell>
          <table:table-cell office:value-type="float" office:value="-0.258753698293468" calcext:value-type="float">
            <text:p>-0.2587536983</text:p>
          </table:table-cell>
          <table:table-cell office:value-type="float" office:value="-0.193685610556174" calcext:value-type="float">
            <text:p>-0.1936856106</text:p>
          </table:table-cell>
          <table:table-cell office:value-type="float" office:value="-0.128157287166037" calcext:value-type="float">
            <text:p>-0.1281572872</text:p>
          </table:table-cell>
          <table:table-cell office:value-type="float" office:value="-0.062414314512651" calcext:value-type="float">
            <text:p>-0.0624143145</text:p>
          </table:table-cell>
          <table:table-cell office:value-type="float" office:value="0.00328929992138516" calcext:value-type="float">
            <text:p>0.0032892999</text:p>
          </table:table-cell>
          <table:table-cell office:value-type="float" office:value="0.0686928594810232" calcext:value-type="float">
            <text:p>0.0686928595</text:p>
          </table:table-cell>
          <table:table-cell office:value-type="float" office:value="0.133530932623793" calcext:value-type="float">
            <text:p>0.1335309326</text:p>
          </table:table-cell>
          <table:table-cell office:value-type="float" office:value="0.197535490089535" calcext:value-type="float">
            <text:p>0.1975354901</text:p>
          </table:table-cell>
          <table:table-cell office:value-type="float" office:value="0.260438174511652" calcext:value-type="float">
            <text:p>0.2604381745</text:p>
          </table:table-cell>
          <table:table-cell office:value-type="float" office:value="0.321972644976511" calcext:value-type="float">
            <text:p>0.321972645</text:p>
          </table:table-cell>
          <table:table-cell office:value-type="float" office:value="0.381876936405363" calcext:value-type="float">
            <text:p>0.3818769364</text:p>
          </table:table-cell>
          <table:table-cell office:value-type="float" office:value="0.439895775429646" calcext:value-type="float">
            <text:p>0.4398957754</text:p>
          </table:table-cell>
          <table:table-cell office:value-type="float" office:value="0.495782800183078" calcext:value-type="float">
            <text:p>0.4957828002</text:p>
          </table:table-cell>
          <table:table-cell office:value-type="float" office:value="0.549302640288214" calcext:value-type="float">
            <text:p>0.5493026403</text:p>
          </table:table-cell>
          <table:table-cell office:value-type="float" office:value="0.600232824148854" calcext:value-type="float">
            <text:p>0.6002328241</text:p>
          </table:table-cell>
          <table:table-cell office:value-type="float" office:value="0.648365492231648" calcext:value-type="float">
            <text:p>0.6483654922</text:p>
          </table:table-cell>
          <table:table-cell office:value-type="float" office:value="0.693508906126914" calcext:value-type="float">
            <text:p>0.6935089061</text:p>
          </table:table-cell>
          <table:table-cell office:value-type="float" office:value="0.735488752772324" calcext:value-type="float">
            <text:p>0.7354887528</text:p>
          </table:table-cell>
          <table:table-cell office:value-type="float" office:value="0.774149250532316" calcext:value-type="float">
            <text:p>0.7741492505</text:p>
          </table:table-cell>
          <table:table-cell office:value-type="float" office:value="0.80935406840043" calcext:value-type="float">
            <text:p>0.8093540684</text:p>
          </table:table-cell>
          <table:table-cell office:value-type="float" office:value="0.840987071338682" calcext:value-type="float">
            <text:p>0.8409870713</text:p>
          </table:table-cell>
          <table:table-cell office:value-type="float" office:value="0.868952903919309" calcext:value-type="float">
            <text:p>0.8689529039</text:p>
          </table:table-cell>
          <table:table-cell office:value-type="float" office:value="0.893177421501689" calcext:value-type="float">
            <text:p>0.8931774215</text:p>
          </table:table-cell>
          <table:table-cell office:value-type="float" office:value="0.91360797386719" calcext:value-type="float">
            <text:p>0.9136079739</text:p>
          </table:table-cell>
          <table:table-cell office:value-type="float" office:value="0.930213541355265" calcext:value-type="float">
            <text:p>0.9302135414</text:p>
          </table:table-cell>
          <table:table-cell office:value-type="float" office:value="0.942984718911385" calcext:value-type="float">
            <text:p>0.9429847189</text:p>
          </table:table-cell>
          <table:table-cell office:value-type="float" office:value="0.951933539797279" calcext:value-type="float">
            <text:p>0.9519335398</text:p>
          </table:table-cell>
          <table:table-cell office:value-type="float" office:value="0.957093128595325" calcext:value-type="float">
            <text:p>0.9570931286</text:p>
          </table:table-cell>
          <table:table-cell office:value-type="float" office:value="0.958517172915683" calcext:value-type="float">
            <text:p>0.9585171729</text:p>
          </table:table-cell>
          <table:table-cell office:value-type="float" office:value="0.956279205002591" calcext:value-type="float">
            <text:p>0.956279205</text:p>
          </table:table-cell>
          <table:table-cell office:value-type="float" office:value="0.950471688116744" calcext:value-type="float">
            <text:p>0.9504716881</text:p>
          </table:table-cell>
          <table:table-cell office:value-type="float" office:value="0.941204907816998" calcext:value-type="float">
            <text:p>0.9412049078</text:p>
          </table:table-cell>
          <table:table-cell office:value-type="float" office:value="0.928605674593309" calcext:value-type="float">
            <text:p>0.9286056746</text:p>
          </table:table-cell>
          <table:table-cell office:value-type="float" office:value="0.912815851139763" calcext:value-type="float">
            <text:p>0.9128158511</text:p>
          </table:table-cell>
          <table:table-cell office:value-type="float" office:value="0.893990724298499" calcext:value-type="float">
            <text:p>0.8939907243</text:p>
          </table:table-cell>
          <table:table-cell office:value-type="float" office:value="0.872297247794791" calcext:value-type="float">
            <text:p>0.8722972478</text:p>
          </table:table-cell>
          <table:table-cell office:value-type="float" office:value="0.84791218685371" calcext:value-type="float">
            <text:p>0.8479121869</text:p>
          </table:table-cell>
          <table:table-cell office:value-type="float" office:value="0.821020199307796" calcext:value-type="float">
            <text:p>0.8210201993</text:p>
          </table:table-cell>
          <table:table-cell office:value-type="float" office:value="0.791811889688494" calcext:value-type="float">
            <text:p>0.7918118897</text:p>
          </table:table-cell>
          <table:table-cell office:value-type="float" office:value="0.760481873010699" calcext:value-type="float">
            <text:p>0.760481873</text:p>
          </table:table-cell>
          <table:table-cell office:value-type="float" office:value="0.727226883608856" calcext:value-type="float">
            <text:p>0.7272268836</text:p>
          </table:table-cell>
          <table:table-cell office:value-type="float" office:value="0.692243961673594" calcext:value-type="float">
            <text:p>0.6922439617</text:p>
          </table:table-cell>
          <table:table-cell office:value-type="float" office:value="0.655728746349761" calcext:value-type="float">
            <text:p>0.6557287463</text:p>
          </table:table-cell>
          <table:table-cell office:value-type="float" office:value="0.617873899712711" calcext:value-type="float">
            <text:p>0.6178738997</text:p>
          </table:table-cell>
          <table:table-cell office:value-type="float" office:value="0.578867680966617" calcext:value-type="float">
            <text:p>0.578867681</text:p>
          </table:table-cell>
          <table:table-cell office:value-type="float" office:value="0.538892685121235" calcext:value-type="float">
            <text:p>0.5388926851</text:p>
          </table:table-cell>
          <table:table-cell office:value-type="float" office:value="0.498124755477956" calcext:value-type="float">
            <text:p>0.4981247555</text:p>
          </table:table-cell>
          <table:table-cell office:value-type="float" office:value="0.456732074719737" calcext:value-type="float">
            <text:p>0.4567320747</text:p>
          </table:table-cell>
          <table:table-cell office:value-type="float" office:value="0.414874435426835" calcext:value-type="float">
            <text:p>0.4148744354</text:p>
          </table:table-cell>
          <table:table-cell office:value-type="float" office:value="0.372702687542696" calcext:value-type="float">
            <text:p>0.3727026875</text:p>
          </table:table-cell>
          <table:table-cell office:value-type="float" office:value="0.330358357747269" calcext:value-type="float">
            <text:p>0.3303583577</text:p>
          </table:table-cell>
          <table:table-cell office:value-type="float" office:value="0.287973433851754" calcext:value-type="float">
            <text:p>0.2879734339</text:p>
          </table:table-cell>
          <table:table-cell office:value-type="float" office:value="0.245670306150305" calcext:value-type="float">
            <text:p>0.2456703062</text:p>
          </table:table-cell>
          <table:table-cell office:value-type="float" office:value="0.20356185704105" calcext:value-type="float">
            <text:p>0.203561857</text:p>
          </table:table-cell>
          <table:table-cell office:value-type="float" office:value="0.161751690008987" calcext:value-type="float">
            <text:p>0.16175169</text:p>
          </table:table-cell>
          <table:table-cell office:value-type="float" office:value="0.120334489065934" calcext:value-type="float">
            <text:p>0.1203344891</text:p>
          </table:table-cell>
          <table:table-cell office:value-type="float" office:value="0.0793964997691621" calcext:value-type="float">
            <text:p>0.0793964998</text:p>
          </table:table-cell>
          <table:table-cell office:value-type="float" office:value="0.0390161227913355" calcext:value-type="float">
            <text:p>0.0390161228</text:p>
          </table:table-cell>
          <table:table-cell office:value-type="float" office:value="-0.00073538948856422" calcext:value-type="float">
            <text:p>-0.0007353895</text:p>
          </table:table-cell>
          <table:table-cell office:value-type="float" office:value="-0.0397931439071919" calcext:value-type="float">
            <text:p>-0.0397931439</text:p>
          </table:table-cell>
          <table:table-cell office:value-type="float" office:value="-0.0780977370749802" calcext:value-type="float">
            <text:p>-0.0780977371</text:p>
          </table:table-cell>
          <table:table-cell office:value-type="float" office:value="-0.115594319891874" calcext:value-type="float">
            <text:p>-0.1155943199</text:p>
          </table:table-cell>
          <table:table-cell office:value-type="float" office:value="-0.152231613083655" calcext:value-type="float">
            <text:p>-0.1522316131</text:p>
          </table:table-cell>
          <table:table-cell office:value-type="float" office:value="-0.187960893962826" calcext:value-type="float">
            <text:p>-0.187960894</text:p>
          </table:table-cell>
          <table:table-cell office:value-type="float" office:value="-0.222734977925272" calcext:value-type="float">
            <text:p>-0.2227349779</text:p>
          </table:table-cell>
          <table:table-cell office:value-type="float" office:value="-0.256507221366538" calcext:value-type="float">
            <text:p>-0.2565072214</text:p>
          </table:table-cell>
          <table:table-cell office:value-type="float" office:value="-0.289230575383547" calcext:value-type="float">
            <text:p>-0.2892305754</text:p>
          </table:table-cell>
          <table:table-cell office:value-type="float" office:value="-0.320856721444079" calcext:value-type="float">
            <text:p>-0.3208567214</text:p>
          </table:table-cell>
          <table:table-cell office:value-type="float" office:value="-0.351335320791419" calcext:value-type="float">
            <text:p>-0.3513353208</text:p>
          </table:table-cell>
          <table:table-cell office:value-type="float" office:value="-0.380613408400795" calcext:value-type="float">
            <text:p>-0.3806134084</text:p>
          </table:table-cell>
          <table:table-cell office:value-type="float" office:value="-0.408634959605547" calcext:value-type="float">
            <text:p>-0.4086349596</text:p>
          </table:table-cell>
          <table:table-cell office:value-type="float" office:value="-0.435340652985948" calcext:value-type="float">
            <text:p>-0.435340653</text:p>
          </table:table-cell>
          <table:table-cell office:value-type="float" office:value="-0.460667846847105" calcext:value-type="float">
            <text:p>-0.4606678468</text:p>
          </table:table-cell>
          <table:table-cell office:value-type="float" office:value="-0.484550778851162" calcext:value-type="float">
            <text:p>-0.4845507789</text:p>
          </table:table-cell>
          <table:table-cell office:value-type="float" office:value="-0.506920989524536" calcext:value-type="float">
            <text:p>-0.5069209895</text:p>
          </table:table-cell>
          <table:table-cell office:value-type="float" office:value="-0.527707960972375" calcext:value-type="float">
            <text:p>-0.527707961</text:p>
          </table:table-cell>
          <table:table-cell office:value-type="float" office:value="-0.546839952819638" calcext:value-type="float">
            <text:p>-0.5468399528</text:p>
          </table:table-cell>
          <table:table-cell office:value-type="float" office:value="-0.564245008805578" calcext:value-type="float">
            <text:p>-0.5642450088</text:p>
          </table:table-cell>
          <table:table-cell office:value-type="float" office:value="-0.579852100185329" calcext:value-type="float">
            <text:p>-0.5798521002</text:p>
          </table:table-cell>
          <table:table-cell office:value-type="float" office:value="-0.593592366634437" calcext:value-type="float">
            <text:p>-0.5935923666</text:p>
          </table:table-cell>
          <table:table-cell office:value-type="float" office:value="-0.605400412050348" calcext:value-type="float">
            <text:p>-0.6054004121</text:p>
          </table:table-cell>
          <table:table-cell office:value-type="float" office:value="-0.615215611655554" calcext:value-type="float">
            <text:p>-0.6152156117</text:p>
          </table:table-cell>
          <table:table-cell office:value-type="float" office:value="-0.622983388091533" calcext:value-type="float">
            <text:p>-0.6229833881</text:p>
          </table:table-cell>
          <table:table-cell office:value-type="float" office:value="-0.628656417532033" calcext:value-type="float">
            <text:p>-0.6286564175</text:p>
          </table:table-cell>
          <table:table-cell office:value-type="float" office:value="-0.632195731870915" calcext:value-type="float">
            <text:p>-0.6321957319</text:p>
          </table:table-cell>
          <table:table-cell office:value-type="float" office:value="-0.633571689284505" calcext:value-type="float">
            <text:p>-0.6335716893</text:p>
          </table:table-cell>
          <table:table-cell office:value-type="float" office:value="-0.632764792412747" calcext:value-type="float">
            <text:p>-0.6327647924</text:p>
          </table:table-cell>
          <table:table-cell office:value-type="float" office:value="-0.629766340533516" calcext:value-type="float">
            <text:p>-0.6297663405</text:p>
          </table:table-cell>
          <table:table-cell office:value-type="float" office:value="-0.624578908956185" calcext:value-type="float">
            <text:p>-0.624578909</text:p>
          </table:table-cell>
          <table:table-cell office:value-type="float" office:value="-0.617216655055306" calcext:value-type="float">
            <text:p>-0.6172166551</text:p>
          </table:table-cell>
          <table:table-cell office:value-type="float" office:value="-0.607705455632646" calcext:value-type="float">
            <text:p>-0.6077054556</text:p>
          </table:table-cell>
          <table:table-cell office:value-type="float" office:value="-0.59608288447674" calcext:value-type="float">
            <text:p>-0.5960828845</text:p>
          </table:table-cell>
          <table:table-cell office:value-type="float" office:value="-0.582398042039174" calcext:value-type="float">
            <text:p>-0.582398042</text:p>
          </table:table-cell>
          <table:table-cell office:value-type="float" office:value="-0.566711251109193" calcext:value-type="float">
            <text:p>-0.5667112511</text:p>
          </table:table-cell>
          <table:table-cell office:value-type="float" office:value="-0.549093633365996" calcext:value-type="float">
            <text:p>-0.5490936334</text:p>
          </table:table-cell>
          <table:table-cell office:value-type="float" office:value="-0.529626581885163" calcext:value-type="float">
            <text:p>-0.5296265819</text:p>
          </table:table-cell>
          <table:table-cell office:value-type="float" office:value="-0.508401144265603" calcext:value-type="float">
            <text:p>-0.5084011443</text:p>
          </table:table-cell>
          <table:table-cell office:value-type="float" office:value="-0.485517330215419" calcext:value-type="float">
            <text:p>-0.4855173302</text:p>
          </table:table-cell>
          <table:table-cell office:value-type="float" office:value="-0.461083356365974" calcext:value-type="float">
            <text:p>-0.4610833564</text:p>
          </table:table-cell>
          <table:table-cell office:value-type="float" office:value="-0.43521483991977" calcext:value-type="float">
            <text:p>-0.4352148399</text:p>
          </table:table-cell>
          <table:table-cell office:value-type="float" office:value="-0.408033951591408" calcext:value-type="float">
            <text:p>-0.4080339516</text:p>
          </table:table-cell>
          <table:table-cell office:value-type="float" office:value="-0.379668537248185" calcext:value-type="float">
            <text:p>-0.3796685372</text:p>
          </table:table-cell>
          <table:table-cell office:value-type="float" office:value="-0.350251216740189" calcext:value-type="float">
            <text:p>-0.3502512167</text:p>
          </table:table-cell>
          <table:table-cell office:value-type="float" office:value="-0.319918467645592" calcext:value-type="float">
            <text:p>-0.3199184676</text:p>
          </table:table-cell>
          <table:table-cell office:value-type="float" office:value="-0.288809701037889" calcext:value-type="float">
            <text:p>-0.288809701</text:p>
          </table:table-cell>
          <table:table-cell office:value-type="float" office:value="-0.257066335894804" calcext:value-type="float">
            <text:p>-0.2570663359</text:p>
          </table:table-cell>
          <table:table-cell office:value-type="float" office:value="-0.224830878387663" calcext:value-type="float">
            <text:p>-0.2248308784</text:p>
          </table:table-cell>
          <table:table-cell office:value-type="float" office:value="-0.192246011995905" calcext:value-type="float">
            <text:p>-0.192246012</text:p>
          </table:table-cell>
          <table:table-cell office:value-type="float" office:value="-0.15945370416342" calcext:value-type="float">
            <text:p>-0.1594537042</text:p>
          </table:table-cell>
          <table:table-cell office:value-type="float" office:value="-0.126594335040219" calcext:value-type="float">
            <text:p>-0.126594335</text:p>
          </table:table-cell>
          <table:table-cell office:value-type="float" office:value="-0.0938058537245778" calcext:value-type="float">
            <text:p>-0.0938058537</text:p>
          </table:table-cell>
          <table:table-cell office:value-type="float" office:value="-0.0612229673323483" calcext:value-type="float">
            <text:p>-0.0612229673</text:p>
          </table:table-cell>
          <table:table-cell office:value-type="float" office:value="-0.0289763681669042" calcext:value-type="float">
            <text:p>-0.0289763682</text:p>
          </table:table-cell>
          <table:table-cell office:value-type="float" office:value="0.00280799576296342" calcext:value-type="float">
            <text:p>0.0028079958</text:p>
          </table:table-cell>
          <table:table-cell office:value-type="float" office:value="0.0340096016381752" calcext:value-type="float">
            <text:p>0.0340096016</text:p>
          </table:table-cell>
          <table:table-cell office:value-type="float" office:value="0.0645139789101168" calcext:value-type="float">
            <text:p>0.0645139789</text:p>
          </table:table-cell>
          <table:table-cell office:value-type="float" office:value="0.094213277373284" calcext:value-type="float">
            <text:p>0.0942132774</text:p>
          </table:table-cell>
          <table:table-cell office:value-type="float" office:value="0.123006771124836" calcext:value-type="float">
            <text:p>0.1230067711</text:p>
          </table:table-cell>
          <table:table-cell office:value-type="float" office:value="0.150801293480053" calcext:value-type="float">
            <text:p>0.1508012935</text:p>
          </table:table-cell>
          <table:table-cell office:value-type="float" office:value="0.177511598205427" calcext:value-type="float">
            <text:p>0.1775115982</text:p>
          </table:table-cell>
          <table:table-cell office:value-type="float" office:value="0.203060642873623" calcext:value-type="float">
            <text:p>0.2030606429</text:p>
          </table:table-cell>
          <table:table-cell office:value-type="float" office:value="0.227379790762234" calcext:value-type="float">
            <text:p>0.2273797908</text:p>
          </table:table-cell>
          <table:table-cell office:value-type="float" office:value="0.25040892852674" calcext:value-type="float">
            <text:p>0.2504089285</text:p>
          </table:table-cell>
          <table:table-cell office:value-type="float" office:value="0.272096497884428" calcext:value-type="float">
            <text:p>0.2720964979</text:p>
          </table:table-cell>
          <table:table-cell office:value-type="float" office:value="0.292399440742166" calcext:value-type="float">
            <text:p>0.2923994407</text:p>
          </table:table-cell>
          <table:table-cell office:value-type="float" office:value="0.311283058568151" calcext:value-type="float">
            <text:p>0.3112830586</text:p>
          </table:table-cell>
          <table:table-cell office:value-type="float" office:value="0.328720788312593" calcext:value-type="float">
            <text:p>0.3287207883</text:p>
          </table:table-cell>
          <table:table-cell office:value-type="float" office:value="0.344693898782023" calcext:value-type="float">
            <text:p>0.3446938988</text:p>
          </table:table-cell>
          <table:table-cell office:value-type="float" office:value="0.359191113012213" calcext:value-type="float">
            <text:p>0.359191113</text:p>
          </table:table-cell>
          <table:table-cell office:value-type="float" office:value="0.372208163806641" calcext:value-type="float">
            <text:p>0.3722081638</text:p>
          </table:table-cell>
          <table:table-cell office:value-type="float" office:value="0.383747291146639" calcext:value-type="float">
            <text:p>0.3837472911</text:p>
          </table:table-cell>
          <table:table-cell office:value-type="float" office:value="0.393816691571952" calcext:value-type="float">
            <text:p>0.3938166916</text:p>
          </table:table-cell>
          <table:table-cell office:value-type="float" office:value="0.402429930814488" calcext:value-type="float">
            <text:p>0.4024299308</text:p>
          </table:table-cell>
          <table:table-cell office:value-type="float" office:value="0.409605331887775" calcext:value-type="float">
            <text:p>0.4096053319</text:p>
          </table:table-cell>
          <table:table-cell office:value-type="float" office:value="0.415365351441967" calcext:value-type="float">
            <text:p>0.4153653514</text:p>
          </table:table-cell>
          <table:table-cell office:value-type="float" office:value="0.419735957453523" calcext:value-type="float">
            <text:p>0.4197359575</text:p>
          </table:table-cell>
          <table:table-cell office:value-type="float" office:value="0.422746021205368" calcext:value-type="float">
            <text:p>0.4227460212</text:p>
          </table:table-cell>
          <table:table-cell office:value-type="float" office:value="0.424426736019855" calcext:value-type="float">
            <text:p>0.424426736</text:p>
          </table:table-cell>
          <table:table-cell office:value-type="float" office:value="0.424811074339799" calcext:value-type="float">
            <text:p>0.4248110743</text:p>
          </table:table-cell>
          <table:table-cell office:value-type="float" office:value="0.423933293535933" calcext:value-type="float">
            <text:p>0.4239332935</text:p>
          </table:table-cell>
          <table:table-cell office:value-type="float" office:value="0.421828499291776" calcext:value-type="float">
            <text:p>0.4218284993</text:p>
          </table:table-cell>
          <table:table-cell office:value-type="float" office:value="0.418532273632492" calcext:value-type="float">
            <text:p>0.4185322736</text:p>
          </table:table-cell>
          <table:table-cell office:value-type="float" office:value="0.414080372689373" calcext:value-type="float">
            <text:p>0.4140803727</text:p>
          </table:table-cell>
          <table:table-cell office:value-type="float" office:value="0.408508497200417" calcext:value-type="float">
            <text:p>0.4085084972</text:p>
          </table:table-cell>
          <table:table-cell office:value-type="float" office:value="0.401852136620539" calcext:value-type="float">
            <text:p>0.4018521366</text:p>
          </table:table-cell>
          <table:table-cell office:value-type="float" office:value="0.394146485632369" calcext:value-type="float">
            <text:p>0.3941464856</text:p>
          </table:table-cell>
          <table:table-cell office:value-type="float" office:value="0.385426429886997" calcext:value-type="float">
            <text:p>0.3854264299</text:p>
          </table:table-cell>
          <table:table-cell office:value-type="float" office:value="0.375726596030409" calcext:value-type="float">
            <text:p>0.375726596</text:p>
          </table:table-cell>
          <table:table-cell office:value-type="float" office:value="0.365081459541741" calcext:value-type="float">
            <text:p>0.3650814595</text:p>
          </table:table-cell>
          <table:table-cell office:value-type="float" office:value="0.353525502662572" calcext:value-type="float">
            <text:p>0.3535255027</text:p>
          </table:table-cell>
          <table:table-cell office:value-type="float" office:value="0.341093413756015" calcext:value-type="float">
            <text:p>0.3410934138</text:p>
          </table:table-cell>
          <table:table-cell office:value-type="float" office:value="0.32782031880579" calcext:value-type="float">
            <text:p>0.3278203188</text:p>
          </table:table-cell>
          <table:table-cell office:value-type="float" office:value="0.313742035439042" calcext:value-type="float">
            <text:p>0.3137420354</text:p>
          </table:table-cell>
          <table:table-cell office:value-type="float" office:value="0.298895339809508" calcext:value-type="float">
            <text:p>0.2988953398</text:p>
          </table:table-cell>
          <table:table-cell office:value-type="float" office:value="0.28331823687698" calcext:value-type="float">
            <text:p>0.2833182369</text:p>
          </table:table-cell>
          <table:table-cell office:value-type="float" office:value="0.267050225025951" calcext:value-type="float">
            <text:p>0.267050225</text:p>
          </table:table-cell>
          <table:table-cell office:value-type="float" office:value="0.250132546540836" calcext:value-type="float">
            <text:p>0.2501325465</text:p>
          </table:table-cell>
          <table:table-cell office:value-type="float" office:value="0.232608416157117" calcext:value-type="float">
            <text:p>0.2326084162</text:p>
          </table:table-cell>
          <table:table-cell office:value-type="float" office:value="0.214523220703811" calcext:value-type="float">
            <text:p>0.2145232207</text:p>
          </table:table-cell>
          <table:table-cell office:value-type="float" office:value="0.195924683712297" calcext:value-type="float">
            <text:p>0.1959246837</text:p>
          </table:table-cell>
          <table:table-cell office:value-type="float" office:value="0.176862989770521" calcext:value-type="float">
            <text:p>0.1768629898</text:p>
          </table:table-cell>
          <table:table-cell office:value-type="float" office:value="0.1573908643321" calcext:value-type="float">
            <text:p>0.1573908643</text:p>
          </table:table-cell>
          <table:table-cell office:value-type="float" office:value="0.137563605639908" calcext:value-type="float">
            <text:p>0.1375636056</text:p>
          </table:table-cell>
          <table:table-cell office:value-type="float" office:value="0.117439066386382" calcext:value-type="float">
            <text:p>0.1174390664</text:p>
          </table:table-cell>
          <table:table-cell office:value-type="float" office:value="0.0970775837040028" calcext:value-type="float">
            <text:p>0.0970775837</text:p>
          </table:table-cell>
          <table:table-cell office:value-type="float" office:value="0.0765418570562937" calcext:value-type="float">
            <text:p>0.0765418571</text:p>
          </table:table-cell>
          <table:table-cell office:value-type="float" office:value="0.0558967745744476" calcext:value-type="float">
            <text:p>0.0558967746</text:p>
          </table:table-cell>
          <table:table-cell office:value-type="float" office:value="0.0352091893489903" calcext:value-type="float">
            <text:p>0.0352091893</text:p>
          </table:table-cell>
          <table:table-cell office:value-type="float" office:value="0.0145476481251916" calcext:value-type="float">
            <text:p>0.0145476481</text:p>
          </table:table-cell>
          <table:table-cell office:value-type="float" office:value="-0.00601792425092951" calcext:value-type="float">
            <text:p>-0.0060179243</text:p>
          </table:table-cell>
          <table:table-cell office:value-type="float" office:value="-0.0264165804540772" calcext:value-type="float">
            <text:p>-0.0264165805</text:p>
          </table:table-cell>
          <table:table-cell office:value-type="float" office:value="-0.0465767414349572" calcext:value-type="float">
            <text:p>-0.0465767414</text:p>
          </table:table-cell>
          <table:table-cell office:value-type="float" office:value="-0.0664266167301675" calcext:value-type="float">
            <text:p>-0.0664266167</text:p>
          </table:table-cell>
          <table:table-cell office:value-type="float" office:value="-0.0858946482274059" calcext:value-type="float">
            <text:p>-0.0858946482</text:p>
          </table:table-cell>
          <table:table-cell office:value-type="float" office:value="-0.104909970906972" calcext:value-type="float">
            <text:p>-0.1049099709</text:p>
          </table:table-cell>
          <table:table-cell office:value-type="float" office:value="-0.123402883852788" calcext:value-type="float">
            <text:p>-0.1234028839</text:p>
          </table:table-cell>
          <table:table-cell office:value-type="float" office:value="-0.141305324751482" calcext:value-type="float">
            <text:p>-0.1413053248</text:p>
          </table:table-cell>
          <table:table-cell office:value-type="float" office:value="-0.158551341175676" calcext:value-type="float">
            <text:p>-0.1585513412</text:p>
          </table:table-cell>
          <table:table-cell office:value-type="float" office:value="-0.175077552164586" calcext:value-type="float">
            <text:p>-0.1750775522</text:p>
          </table:table-cell>
          <table:table-cell office:value-type="float" office:value="-0.190823593957283" calcext:value-type="float">
            <text:p>-0.190823594</text:p>
          </table:table-cell>
          <table:table-cell office:value-type="float" office:value="-0.205732544179054" calcext:value-type="float">
            <text:p>-0.2057325442</text:p>
          </table:table-cell>
          <table:table-cell office:value-type="float" office:value="-0.219751319306974" calcext:value-type="float">
            <text:p>-0.2197513193</text:p>
          </table:table-cell>
          <table:table-cell office:value-type="float" office:value="-0.232831040821253" calcext:value-type="float">
            <text:p>-0.2328310408</text:p>
          </table:table-cell>
          <table:table-cell office:value-type="float" office:value="-0.244927366061538" calcext:value-type="float">
            <text:p>-0.2449273661</text:p>
          </table:table-cell>
          <table:table-cell office:value-type="float" office:value="-0.256000780429886" calcext:value-type="float">
            <text:p>-0.2560007804</text:p>
          </table:table-cell>
          <table:table-cell office:value-type="float" office:value="-0.266016848197962" calcext:value-type="float">
            <text:p>-0.2660168482</text:p>
          </table:table-cell>
          <table:table-cell office:value-type="float" office:value="-0.274946419771603" calcext:value-type="float">
            <text:p>-0.2749464198</text:p>
          </table:table-cell>
          <table:table-cell office:value-type="float" office:value="-0.282765793833281" calcext:value-type="float">
            <text:p>-0.2827657938</text:p>
          </table:table-cell>
          <table:table-cell office:value-type="float" office:value="-0.289456833318769" calcext:value-type="float">
            <text:p>-0.2894568333</text:p>
          </table:table-cell>
          <table:table-cell office:value-type="float" office:value="-0.295007034688706" calcext:value-type="float">
            <text:p>-0.2950070347</text:p>
          </table:table-cell>
          <table:table-cell office:value-type="float" office:value="-0.299409550432281" calcext:value-type="float">
            <text:p>-0.2994095504</text:p>
          </table:table-cell>
          <table:table-cell office:value-type="float" office:value="-0.302663165194284" calcext:value-type="float">
            <text:p>-0.3026631652</text:p>
          </table:table-cell>
          <table:table-cell office:value-type="float" office:value="-0.304772226354156" calcext:value-type="float">
            <text:p>-0.3047722264</text:p>
          </table:table-cell>
          <table:table-cell office:value-type="float" office:value="-0.305746530311968" calcext:value-type="float">
            <text:p>-0.3057465303</text:p>
          </table:table-cell>
          <table:table-cell office:value-type="float" office:value="-0.305601166155576" calcext:value-type="float">
            <text:p>-0.3056011662</text:p>
          </table:table-cell>
          <table:table-cell office:value-type="float" office:value="-0.304356318797141" calcext:value-type="float">
            <text:p>-0.3043563188</text:p>
          </table:table-cell>
          <table:table-cell office:value-type="float" office:value="-0.302037034075665" calcext:value-type="float">
            <text:p>-0.3020370341</text:p>
          </table:table-cell>
          <table:table-cell office:value-type="float" office:value="-0.298672948721313" calcext:value-type="float">
            <text:p>-0.2986729487</text:p>
          </table:table-cell>
          <table:table-cell office:value-type="float" office:value="-0.294297988461848" calcext:value-type="float">
            <text:p>-0.2942979885</text:p>
          </table:table-cell>
          <table:table-cell office:value-type="float" office:value="-0.288950037913627" calcext:value-type="float">
            <text:p>-0.2889500379</text:p>
          </table:table-cell>
          <table:table-cell office:value-type="float" office:value="-0.282670586230221" calcext:value-type="float">
            <text:p>-0.2826705862</text:p>
          </table:table-cell>
          <table:table-cell office:value-type="float" office:value="-0.275504352771349" calcext:value-type="float">
            <text:p>-0.2755043528</text:p>
          </table:table-cell>
          <table:table-cell office:value-type="float" office:value="-0.267498897293557" calcext:value-type="float">
            <text:p>-0.2674988973</text:p>
          </table:table-cell>
          <table:table-cell office:value-type="float" office:value="-0.258704219343466" calcext:value-type="float">
            <text:p>-0.2587042193</text:p>
          </table:table-cell>
          <table:table-cell office:value-type="float" office:value="-0.249172351646337" calcext:value-type="float">
            <text:p>-0.2491723516</text:p>
          </table:table-cell>
          <table:table-cell office:value-type="float" office:value="-0.238956952322574" calcext:value-type="float">
            <text:p>-0.2389569523</text:p>
          </table:table-cell>
          <table:table-cell office:value-type="float" office:value="-0.228112900727407" calcext:value-type="float">
            <text:p>-0.2281129007</text:p>
          </table:table-cell>
          <table:table-cell office:value-type="float" office:value="-0.216695901594876" calcext:value-type="float">
            <text:p>-0.2166959016</text:p>
          </table:table-cell>
          <table:table-cell office:value-type="float" office:value="-0.204762101975429" calcext:value-type="float">
            <text:p>-0.204762102</text:p>
          </table:table-cell>
          <table:table-cell office:value-type="float" office:value="-0.192367725191542" calcext:value-type="float">
            <text:p>-0.1923677252</text:p>
          </table:table-cell>
          <table:table-cell office:value-type="float" office:value="-0.17956872570116" calcext:value-type="float">
            <text:p>-0.1795687257</text:p>
          </table:table-cell>
          <table:table-cell office:value-type="float" office:value="-0.166420468362072" calcext:value-type="float">
            <text:p>-0.1664204684</text:p>
          </table:table-cell>
          <table:table-cell office:value-type="float" office:value="-0.152977435138321" calcext:value-type="float">
            <text:p>-0.1529774351</text:p>
          </table:table-cell>
          <table:table-cell office:value-type="float" office:value="-0.139292961791823" calcext:value-type="float">
            <text:p>-0.1392929618</text:p>
          </table:table-cell>
          <table:table-cell office:value-type="float" office:value="-0.125419006567136" calcext:value-type="float">
            <text:p>-0.1254190066</text:p>
          </table:table-cell>
          <table:table-cell office:value-type="float" office:value="-0.111405952315083" calcext:value-type="float">
            <text:p>-0.1114059523</text:p>
          </table:table-cell>
          <table:table-cell office:value-type="float" office:value="-0.0973024429211122" calcext:value-type="float">
            <text:p>-0.0973024429</text:p>
          </table:table-cell>
          <table:table-cell office:value-type="float" office:value="-0.0831552543169206" calcext:value-type="float">
            <text:p>-0.0831552543</text:p>
          </table:table-cell>
          <table:table-cell office:value-type="float" office:value="-0.0690091997686743" calcext:value-type="float">
            <text:p>-0.0690091998</text:p>
          </table:table-cell>
          <table:table-cell office:value-type="float" office:value="-0.0549070685612735" calcext:value-type="float">
            <text:p>-0.0549070686</text:p>
          </table:table-cell>
          <table:table-cell office:value-type="float" office:value="-0.0408895966454598" calcext:value-type="float">
            <text:p>-0.0408895966</text:p>
          </table:table-cell>
          <table:table-cell office:value-type="float" office:value="-0.0269954672905681" calcext:value-type="float">
            <text:p>-0.0269954673</text:p>
          </table:table-cell>
          <table:table-cell office:value-type="float" office:value="-0.01326133930109" calcext:value-type="float">
            <text:p>-0.0132613393</text:p>
          </table:table-cell>
          <table:table-cell office:value-type="float" office:value="0.000278100084595279" calcext:value-type="float">
            <text:p>0.0002781001</text:p>
          </table:table-cell>
          <table:table-cell office:value-type="float" office:value="0.0135900608793121" calcext:value-type="float">
            <text:p>0.0135900609</text:p>
          </table:table-cell>
          <table:table-cell office:value-type="float" office:value="0.0266435582060004" calcext:value-type="float">
            <text:p>0.0266435582</text:p>
          </table:table-cell>
          <table:table-cell office:value-type="float" office:value="0.0394093061748096" calcext:value-type="float">
            <text:p>0.0394093062</text:p>
          </table:table-cell>
          <table:table-cell office:value-type="float" office:value="0.051859601803399" calcext:value-type="float">
            <text:p>0.0518596018</text:p>
          </table:table-cell>
          <table:table-cell office:value-type="float" office:value="0.0639682031050054" calcext:value-type="float">
            <text:p>0.0639682031</text:p>
          </table:table-cell>
          <table:table-cell office:value-type="float" office:value="0.0757102054842462" calcext:value-type="float">
            <text:p>0.0757102055</text:p>
          </table:table-cell>
          <table:table-cell office:value-type="float" office:value="0.0870619205078338" calcext:value-type="float">
            <text:p>0.0870619205</text:p>
          </table:table-cell>
          <table:table-cell office:value-type="float" office:value="0.0980007609562739" calcext:value-type="float">
            <text:p>0.098000761</text:p>
          </table:table-cell>
          <table:table-cell office:value-type="float" office:value="0.108505135812346" calcext:value-type="float">
            <text:p>0.1085051358</text:p>
          </table:table-cell>
          <table:table-cell office:value-type="float" office:value="0.11855435850735" calcext:value-type="float">
            <text:p>0.1185543585</text:p>
          </table:table-cell>
          <table:table-cell office:value-type="float" office:value="0.128128571331427" calcext:value-type="float">
            <text:p>0.1281285713</text:p>
          </table:table-cell>
          <table:table-cell office:value-type="float" office:value="0.137208688428028" calcext:value-type="float">
            <text:p>0.1372086884</text:p>
          </table:table-cell>
          <table:table-cell office:value-type="float" office:value="0.145776359246595" calcext:value-type="float">
            <text:p>0.1457763592</text:p>
          </table:table-cell>
          <table:table-cell office:value-type="float" office:value="0.153813953734213" calcext:value-type="float">
            <text:p>0.1538139537</text:p>
          </table:table-cell>
          <table:table-cell office:value-type="float" office:value="0.161304569923038" calcext:value-type="float">
            <text:p>0.1613045699</text:p>
          </table:table-cell>
          <table:table-cell office:value-type="float" office:value="0.168232063932414" calcext:value-type="float">
            <text:p>0.1682320639</text:p>
          </table:table-cell>
          <table:table-cell office:value-type="float" office:value="0.17458110177161" calcext:value-type="float">
            <text:p>0.1745811018</text:p>
          </table:table-cell>
          <table:table-cell office:value-type="float" office:value="0.180337231719495" calcext:value-type="float">
            <text:p>0.1803372317</text:p>
          </table:table-cell>
          <table:table-cell office:value-type="float" office:value="0.18548697548919" calcext:value-type="float">
            <text:p>0.1854869755</text:p>
          </table:table-cell>
          <table:table-cell office:value-type="float" office:value="0.190017935875789" calcext:value-type="float">
            <text:p>0.1900179359</text:p>
          </table:table-cell>
          <table:table-cell office:value-type="float" office:value="0.19391891814756" calcext:value-type="float">
            <text:p>0.1939189181</text:p>
          </table:table-cell>
          <table:table-cell office:value-type="float" office:value="0.197180062087663" calcext:value-type="float">
            <text:p>0.1971800621</text:p>
          </table:table-cell>
          <table:table-cell office:value-type="float" office:value="0.199792981332052" calcext:value-type="float">
            <text:p>0.1997929813</text:p>
          </table:table-cell>
          <table:table-cell office:value-type="float" office:value="0.201750906484756" calcext:value-type="float">
            <text:p>0.2017509065</text:p>
          </table:table-cell>
          <table:table-cell office:value-type="float" office:value="0.203048828424575" calcext:value-type="float">
            <text:p>0.2030488284</text:p>
          </table:table-cell>
          <table:table-cell office:value-type="float" office:value="0.20368363824468" calcext:value-type="float">
            <text:p>0.2036836382</text:p>
          </table:table-cell>
          <table:table-cell office:value-type="float" office:value="0.203654260382268" calcext:value-type="float">
            <text:p>0.2036542604</text:p>
          </table:table-cell>
          <table:table-cell office:value-type="float" office:value="0.202961775690964" calcext:value-type="float">
            <text:p>0.2029617757</text:p>
          </table:table-cell>
          <table:table-cell office:value-type="float" office:value="0.201609531471997" calcext:value-type="float">
            <text:p>0.2016095315</text:p>
          </table:table-cell>
          <table:table-cell office:value-type="float" office:value="0.199603235800161" calcext:value-type="float">
            <text:p>0.1996032358</text:p>
          </table:table-cell>
          <table:table-cell office:value-type="float" office:value="0.196951033842876" calcext:value-type="float">
            <text:p>0.1969510338</text:p>
          </table:table-cell>
          <table:table-cell office:value-type="float" office:value="0.193663564262919" calcext:value-type="float">
            <text:p>0.1936635643</text:p>
          </table:table-cell>
          <table:table-cell office:value-type="float" office:value="0.189753994204552" calcext:value-type="float">
            <text:p>0.1897539942</text:p>
          </table:table-cell>
          <table:table-cell office:value-type="float" office:value="0.185238031777395" calcext:value-type="float">
            <text:p>0.1852380318</text:p>
          </table:table-cell>
          <table:table-cell office:value-type="float" office:value="0.180133915362407" calcext:value-type="float">
            <text:p>0.1801339154</text:p>
          </table:table-cell>
          <table:table-cell office:value-type="float" office:value="0.174462379460853" calcext:value-type="float">
            <text:p>0.1744623795</text:p>
          </table:table-cell>
          <table:table-cell office:value-type="float" office:value="0.168246597183829" calcext:value-type="float">
            <text:p>0.1682465972</text:p>
          </table:table-cell>
          <table:table-cell office:value-type="float" office:value="0.16151209983088" calcext:value-type="float">
            <text:p>0.1615120998</text:p>
          </table:table-cell>
          <table:table-cell office:value-type="float" office:value="0.154286674328515" calcext:value-type="float">
            <text:p>0.1542866743</text:p>
          </table:table-cell>
          <table:table-cell office:value-type="float" office:value="0.146600239590209" calcext:value-type="float">
            <text:p>0.1466002396</text:p>
          </table:table-cell>
          <table:table-cell office:value-type="float" office:value="0.138484703117767" calcext:value-type="float">
            <text:p>0.1384847031</text:p>
          </table:table-cell>
          <table:table-cell office:value-type="float" office:value="0.12997379938969" calcext:value-type="float">
            <text:p>0.1299737994</text:p>
          </table:table-cell>
          <table:table-cell office:value-type="float" office:value="0.121102911775463" calcext:value-type="float">
            <text:p>0.1211029118</text:p>
          </table:table-cell>
          <table:table-cell office:value-type="float" office:value="0.111908879876513" calcext:value-type="float">
            <text:p>0.1119088799</text:p>
          </table:table-cell>
          <table:table-cell office:value-type="float" office:value="0.102429794326546" calcext:value-type="float">
            <text:p>0.1024297943</text:p>
          </table:table-cell>
          <table:table-cell office:value-type="float" office:value="0.0927047811865317" calcext:value-type="float">
            <text:p>0.0927047812</text:p>
          </table:table-cell>
          <table:table-cell office:value-type="float" office:value="0.0827737781451332" calcext:value-type="float">
            <text:p>0.0827737781</text:p>
          </table:table-cell>
          <table:table-cell office:value-type="float" office:value="0.0726773047843698" calcext:value-type="float">
            <text:p>0.0726773048</text:p>
          </table:table-cell>
          <table:table-cell office:value-type="float" office:value="0.0624562291947406" calcext:value-type="float">
            <text:p>0.0624562292</text:p>
          </table:table-cell>
          <table:table-cell office:value-type="float" office:value="0.0521515332244271" calcext:value-type="float">
            <text:p>0.0521515332</text:p>
          </table:table-cell>
          <table:table-cell office:value-type="float" office:value="0.0418040786252594" calcext:value-type="float">
            <text:p>0.0418040786</text:p>
          </table:table-cell>
          <table:table-cell office:value-type="float" office:value="0.0314543763142927" calcext:value-type="float">
            <text:p>0.0314543763</text:p>
          </table:table-cell>
          <table:table-cell office:value-type="float" office:value="0.0211423609053379" calcext:value-type="float">
            <text:p>0.0211423609</text:p>
          </table:table-cell>
          <table:table-cell office:value-type="float" office:value="0.0109071725801263" calcext:value-type="float">
            <text:p>0.0109071726</text:p>
          </table:table-cell>
          <table:table-cell office:value-type="float" office:value="0.000786948264998588" calcext:value-type="float">
            <text:p>0.0007869483</text:p>
          </table:table-cell>
          <table:table-cell office:value-type="float" office:value="-0.00918137604355496" calcext:value-type="float">
            <text:p>-0.009181376</text:p>
          </table:table-cell>
          <table:table-cell office:value-type="float" office:value="-0.0189622501015008" calcext:value-type="float">
            <text:p>-0.0189622501</text:p>
          </table:table-cell>
          <table:table-cell office:value-type="float" office:value="-0.0285216798424404" calcext:value-type="float">
            <text:p>-0.0285216798</text:p>
          </table:table-cell>
          <table:table-cell office:value-type="float" office:value="-0.0378273820337116" calcext:value-type="float">
            <text:p>-0.037827382</text:p>
          </table:table-cell>
          <table:table-cell office:value-type="float" office:value="-0.0468489219805074" calcext:value-type="float">
            <text:p>-0.046848922</text:p>
          </table:table-cell>
          <table:table-cell office:value-type="float" office:value="-0.0555578332983583" calcext:value-type="float">
            <text:p>-0.0555578333</text:p>
          </table:table-cell>
          <table:table-cell office:value-type="float" office:value="-0.0639277189897494" calcext:value-type="float">
            <text:p>-0.063927719</text:p>
          </table:table-cell>
          <table:table-cell office:value-type="float" office:value="-0.0719343332868361" calcext:value-type="float">
            <text:p>-0.0719343333</text:p>
          </table:table-cell>
          <table:table-cell office:value-type="float" office:value="-0.0795556439570416" calcext:value-type="float">
            <text:p>-0.079555644</text:p>
          </table:table-cell>
          <table:table-cell office:value-type="float" office:value="-0.0867718750090596" calcext:value-type="float">
            <text:p>-0.086771875</text:p>
          </table:table-cell>
          <table:table-cell office:value-type="float" office:value="-0.0935655299802596" calcext:value-type="float">
            <text:p>-0.09356553</text:p>
          </table:table-cell>
          <table:table-cell office:value-type="float" office:value="-0.099921396230073" calcext:value-type="float">
            <text:p>-0.0999213962</text:p>
          </table:table-cell>
          <table:table-cell office:value-type="float" office:value="-0.105826530903066" calcext:value-type="float">
            <text:p>-0.1058265309</text:p>
          </table:table-cell>
          <table:table-cell office:value-type="float" office:value="-0.111270229456826" calcext:value-type="float">
            <text:p>-0.1112702295</text:p>
          </table:table-cell>
          <table:table-cell office:value-type="float" office:value="-0.116243977869009" calcext:value-type="float">
            <text:p>-0.1162439779</text:p>
          </table:table-cell>
          <table:table-cell office:value-type="float" office:value="-0.120741389840933" calcext:value-type="float">
            <text:p>-0.1207413898</text:p>
          </table:table-cell>
          <table:table-cell office:value-type="float" office:value="-0.124758130497569" calcext:value-type="float">
            <text:p>-0.1247581305</text:p>
          </table:table-cell>
          <table:table-cell office:value-type="float" office:value="-0.12829182824203" calcext:value-type="float">
            <text:p>-0.1282918282</text:p>
          </table:table-cell>
          <table:table-cell office:value-type="float" office:value="-0.131341976552788" calcext:value-type="float">
            <text:p>-0.1313419766</text:p>
          </table:table-cell>
          <table:table-cell office:value-type="float" office:value="-0.133909827610815" calcext:value-type="float">
            <text:p>-0.1339098276</text:p>
          </table:table-cell>
          <table:table-cell office:value-type="float" office:value="-0.135998279709022" calcext:value-type="float">
            <text:p>-0.1359982797</text:p>
          </table:table-cell>
          <table:table-cell office:value-type="float" office:value="-0.137611760425902" calcext:value-type="float">
            <text:p>-0.1376117604</text:p>
          </table:table-cell>
          <table:table-cell office:value-type="float" office:value="-0.13875610753807" calcext:value-type="float">
            <text:p>-0.1387561075</text:p>
          </table:table-cell>
          <table:table-cell office:value-type="float" office:value="-0.139438449602118" calcext:value-type="float">
            <text:p>-0.1394384496</text:p>
          </table:table-cell>
          <table:table-cell office:value-type="float" office:value="-0.139667088055714" calcext:value-type="float">
            <text:p>-0.1396670881</text:p>
          </table:table-cell>
          <table:table-cell office:value-type="float" office:value="-0.139451382572604" calcext:value-type="float">
            <text:p>-0.1394513826</text:p>
          </table:table-cell>
          <table:table-cell office:value-type="float" office:value="-0.13880164125859" calcext:value-type="float">
            <text:p>-0.1388016413</text:p>
          </table:table-cell>
          <table:table-cell office:value-type="float" office:value="-0.137729017099184" calcext:value-type="float">
            <text:p>-0.1377290171</text:p>
          </table:table-cell>
          <table:table-cell office:value-type="float" office:value="-0.136245411868156" calcext:value-type="float">
            <text:p>-0.1362454119</text:p>
          </table:table-cell>
          <table:table-cell office:value-type="float" office:value="-0.134363388484698" calcext:value-type="float">
            <text:p>-0.1343633885</text:p>
          </table:table-cell>
          <table:table-cell office:value-type="float" office:value="-0.132096092570445" calcext:value-type="float">
            <text:p>-0.1320960926</text:p>
          </table:table-cell>
          <table:table-cell office:value-type="float" office:value="-0.129457183711231" calcext:value-type="float">
            <text:p>-0.1294571837</text:p>
          </table:table-cell>
          <table:table-cell office:value-type="float" office:value="-0.126460776679386" calcext:value-type="float">
            <text:p>-0.1264607767</text:p>
          </table:table-cell>
          <table:table-cell office:value-type="float" office:value="-0.123121392624046" calcext:value-type="float">
            <text:p>-0.1231213926</text:p>
          </table:table-cell>
          <table:table-cell office:value-type="float" office:value="-0.119453919997438" calcext:value-type="float">
            <text:p>-0.11945392</text:p>
          </table:table-cell>
          <table:table-cell office:value-type="float" office:value="-0.115473584757849" calcext:value-type="float">
            <text:p>-0.1154735848</text:p>
          </table:table-cell>
          <table:table-cell office:value-type="float" office:value="-0.111195929180828" calcext:value-type="float">
            <text:p>-0.1111959292</text:p>
          </table:table-cell>
          <table:table-cell office:value-type="float" office:value="-0.106636798423046" calcext:value-type="float">
            <text:p>-0.1066367984</text:p>
          </table:table-cell>
          <table:table-cell office:value-type="float" office:value="-0.10181233382176" calcext:value-type="float">
            <text:p>-0.1018123338</text:p>
          </table:table-cell>
          <table:table-cell office:value-type="float" office:value="-0.0967389717799966" calcext:value-type="float">
            <text:p>-0.0967389718</text:p>
          </table:table-cell>
          <table:table-cell office:value-type="float" office:value="-0.0914334469852196" calcext:value-type="float">
            <text:p>-0.091433447</text:p>
          </table:table-cell>
          <table:table-cell office:value-type="float" office:value="-0.085912798639026" calcext:value-type="float">
            <text:p>-0.0859127986</text:p>
          </table:table-cell>
          <table:table-cell office:value-type="float" office:value="-0.0801943783373188" calcext:value-type="float">
            <text:p>-0.0801943783</text:p>
          </table:table-cell>
          <table:table-cell office:value-type="float" office:value="-0.0742958582346884" calcext:value-type="float">
            <text:p>-0.0742958582</text:p>
          </table:table-cell>
          <table:table-cell office:value-type="float" office:value="-0.0682352381520024" calcext:value-type="float">
            <text:p>-0.0682352382</text:p>
          </table:table-cell>
          <table:table-cell office:value-type="float" office:value="-0.0620308503410849" calcext:value-type="float">
            <text:p>-0.0620308503</text:p>
          </table:table-cell>
          <table:table-cell office:value-type="float" office:value="-0.0557013607025092" calcext:value-type="float">
            <text:p>-0.0557013607</text:p>
          </table:table-cell>
          <table:table-cell office:value-type="float" office:value="-0.0492657653595149" calcext:value-type="float">
            <text:p>-0.0492657654</text:p>
          </table:table-cell>
          <table:table-cell office:value-type="float" office:value="-0.0427433816193909" calcext:value-type="float">
            <text:p>-0.0427433816</text:p>
          </table:table-cell>
          <table:table-cell office:value-type="float" office:value="-0.0361538325005198" calcext:value-type="float">
            <text:p>-0.0361538325</text:p>
          </table:table-cell>
          <table:table-cell office:value-type="float" office:value="-0.029517024164398" calcext:value-type="float">
            <text:p>-0.0295170242</text:p>
          </table:table-cell>
          <table:table-cell office:value-type="float" office:value="-0.0228531157642159" calcext:value-type="float">
            <text:p>-0.0228531158</text:p>
          </table:table-cell>
          <table:table-cell office:value-type="float" office:value="-0.0161824814005263" calcext:value-type="float">
            <text:p>-0.0161824814</text:p>
          </table:table-cell>
          <table:table-cell office:value-type="float" office:value="-0.00952566405683891" calcext:value-type="float">
            <text:p>-0.0095256641</text:p>
          </table:table-cell>
          <table:table-cell office:value-type="float" office:value="-0.00290332156948875" calcext:value-type="float">
            <text:p>-0.0029033216</text:p>
          </table:table-cell>
          <table:table-cell office:value-type="float" office:value="0.00366383513648427" calcext:value-type="float">
            <text:p>0.0036638351</text:p>
          </table:table-cell>
          <table:table-cell office:value-type="float" office:value="0.0101551111440093" calcext:value-type="float">
            <text:p>0.0101551111</text:p>
          </table:table-cell>
          <table:table-cell office:value-type="float" office:value="0.0165499034129324" calcext:value-type="float">
            <text:p>0.0165499034</text:p>
          </table:table-cell>
          <table:table-cell office:value-type="float" office:value="0.0228277827154572" calcext:value-type="float">
            <text:p>0.0228277827</text:p>
          </table:table-cell>
          <table:table-cell office:value-type="float" office:value="0.0289685808029433" calcext:value-type="float">
            <text:p>0.0289685808</text:p>
          </table:table-cell>
          <table:table-cell office:value-type="float" office:value="0.0349524818574004" calcext:value-type="float">
            <text:p>0.0349524819</text:p>
          </table:table-cell>
          <table:table-cell office:value-type="float" office:value="0.0407601171889069" calcext:value-type="float">
            <text:p>0.0407601172</text:p>
          </table:table-cell>
          <table:table-cell office:value-type="float" office:value="0.0463726620686891" calcext:value-type="float">
            <text:p>0.0463726621</text:p>
          </table:table-cell>
          <table:table-cell office:value-type="float" office:value="0.0517719335369504" calcext:value-type="float">
            <text:p>0.0517719335</text:p>
          </table:table-cell>
          <table:table-cell office:value-type="float" office:value="0.0569404879954205" calcext:value-type="float">
            <text:p>0.056940488</text:p>
          </table:table-cell>
          <table:table-cell office:value-type="float" office:value="0.0618617173859376" calcext:value-type="float">
            <text:p>0.0618617174</text:p>
          </table:table-cell>
          <table:table-cell office:value-type="float" office:value="0.0665199427682992" calcext:value-type="float">
            <text:p>0.0665199428</text:p>
          </table:table-cell>
          <table:table-cell office:value-type="float" office:value="0.0709005041413147" calcext:value-type="float">
            <text:p>0.0709005041</text:p>
          </table:table-cell>
          <table:table-cell office:value-type="float" office:value="0.0749898453996176" calcext:value-type="float">
            <text:p>0.0749898454</text:p>
          </table:table-cell>
          <table:table-cell office:value-type="float" office:value="0.0787755933835269" calcext:value-type="float">
            <text:p>0.0787755934</text:p>
          </table:table-cell>
          <table:table-cell office:value-type="float" office:value="0.0822466300583405" calcext:value-type="float">
            <text:p>0.0822466301</text:p>
          </table:table-cell>
          <table:table-cell office:value-type="float" office:value="0.0853931569511252" calcext:value-type="float">
            <text:p>0.085393157</text:p>
          </table:table-cell>
          <table:table-cell office:value-type="float" office:value="0.0882067510752313" calcext:value-type="float">
            <text:p>0.0882067511</text:p>
          </table:table-cell>
          <table:table-cell office:value-type="float" office:value="0.0906804116836515" calcext:value-type="float">
            <text:p>0.0906804117</text:p>
          </table:table-cell>
          <table:table-cell office:value-type="float" office:value="0.0928085973098848" calcext:value-type="float">
            <text:p>0.0928085973</text:p>
          </table:table-cell>
          <table:table-cell office:value-type="float" office:value="0.0945872526773661" calcext:value-type="float">
            <text:p>0.0945872527</text:p>
          </table:table-cell>
          <table:table-cell office:value-type="float" office:value="0.096013825184009" calcext:value-type="float">
            <text:p>0.0960138252</text:p>
          </table:table-cell>
          <table:table-cell office:value-type="float" office:value="0.09708727079522" calcext:value-type="float">
            <text:p>0.0970872708</text:p>
          </table:table-cell>
          <table:table-cell office:value-type="float" office:value="0.0978080493053596" calcext:value-type="float">
            <text:p>0.0978080493</text:p>
          </table:table-cell>
          <table:table-cell office:value-type="float" office:value="0.0981781090524521" calcext:value-type="float">
            <text:p>0.0981781091</text:p>
          </table:table-cell>
          <table:table-cell office:value-type="float" office:value="0.0982008612926621" calcext:value-type="float">
            <text:p>0.0982008613</text:p>
          </table:table-cell>
          <table:table-cell office:value-type="float" office:value="0.097881144558179" calcext:value-type="float">
            <text:p>0.0978811446</text:p>
          </table:table-cell>
          <table:table-cell office:value-type="float" office:value="0.0972251794336139" calcext:value-type="float">
            <text:p>0.0972251794</text:p>
          </table:table-cell>
          <table:table-cell office:value-type="float" office:value="0.0962405142904192" calcext:value-type="float">
            <text:p>0.0962405143</text:p>
          </table:table-cell>
          <table:table-cell office:value-type="float" office:value="0.0949359626151865" calcext:value-type="float">
            <text:p>0.0949359626</text:p>
          </table:table-cell>
          <table:table-cell office:value-type="float" office:value="0.0933215326549339" calcext:value-type="float">
            <text:p>0.0933215327</text:p>
          </table:table-cell>
          <table:table-cell office:value-type="float" office:value="0.0914083501795453" calcext:value-type="float">
            <text:p>0.0914083502</text:p>
          </table:table-cell>
          <table:table-cell office:value-type="float" office:value="0.0892085752276471" calcext:value-type="float">
            <text:p>0.0892085752</text:p>
          </table:table-cell>
          <table:table-cell office:value-type="float" office:value="0.0867353137565052" calcext:value-type="float">
            <text:p>0.0867353138</text:p>
          </table:table-cell>
          <table:table-cell office:value-type="float" office:value="0.0840025251583719" calcext:value-type="float">
            <text:p>0.0840025252</text:p>
          </table:table-cell>
          <table:table-cell office:value-type="float" office:value="0.0810249266345119" calcext:value-type="float">
            <text:p>0.0810249266</text:p>
          </table:table-cell>
          <table:table-cell office:value-type="float" office:value="0.0778178954336438" calcext:value-type="float">
            <text:p>0.0778178954</text:p>
          </table:table-cell>
          <table:table-cell office:value-type="float" office:value="0.0743973699633126" calcext:value-type="float">
            <text:p>0.07439737</text:p>
          </table:table-cell>
          <table:table-cell office:value-type="float" office:value="0.0707797507708939" calcext:value-type="float">
            <text:p>0.0707797508</text:p>
          </table:table-cell>
          <table:table-cell office:value-type="float" office:value="0.0669818023656424" calcext:value-type="float">
            <text:p>0.0669818024</text:p>
          </table:table-cell>
          <table:table-cell office:value-type="float" office:value="0.0630205568146774" calcext:value-type="float">
            <text:p>0.0630205568</text:p>
          </table:table-cell>
          <table:table-cell office:value-type="float" office:value="0.058913219994803" calcext:value-type="float">
            <text:p>0.05891322</text:p>
          </table:table-cell>
          <table:table-cell office:value-type="float" office:value="0.0546770813191848" calcext:value-type="float">
            <text:p>0.0546770813</text:p>
          </table:table-cell>
          <table:table-cell office:value-type="float" office:value="0.0503294276842192" calcext:value-type="float">
            <text:p>0.0503294277</text:p>
          </table:table-cell>
          <table:table-cell office:value-type="float" office:value="0.0458874622986277" calcext:value-type="float">
            <text:p>0.0458874623</text:p>
          </table:table-cell>
          <table:table-cell office:value-type="float" office:value="0.0413682289650366" calcext:value-type="float">
            <text:p>0.041368229</text:p>
          </table:table-cell>
          <table:table-cell office:value-type="float" office:value="0.0367885422859676" calcext:value-type="float">
            <text:p>0.0367885423</text:p>
          </table:table-cell>
          <table:table-cell office:value-type="float" office:value="0.032164924162317" calcext:value-type="float">
            <text:p>0.0321649242</text:p>
          </table:table-cell>
          <table:table-cell office:value-type="float" office:value="0.027513546845484" calcext:value-type="float">
            <text:p>0.0275135468</text:p>
          </table:table-cell>
          <table:table-cell office:value-type="float" office:value="0.0228501826954525" calcext:value-type="float">
            <text:p>0.0228501827</text:p>
          </table:table-cell>
          <table:table-cell office:value-type="float" office:value="0.0181901606887958" calcext:value-type="float">
            <text:p>0.0181901607</text:p>
          </table:table-cell>
          <table:table-cell office:value-type="float" office:value="0.0135483296142674" calcext:value-type="float">
            <text:p>0.0135483296</text:p>
          </table:table-cell>
          <table:table-cell office:value-type="float" office:value="0.00893902779133426" calcext:value-type="float">
            <text:p>0.0089390278</text:p>
          </table:table-cell>
          <table:table-cell office:value-type="float" office:value="0.00437605905058092" calcext:value-type="float">
            <text:p>0.0043760591</text:p>
          </table:table-cell>
          <table:table-cell office:value-type="float" office:value="-0.000127325374092435" calcext:value-type="float">
            <text:p>-0.0001273254</text:p>
          </table:table-cell>
          <table:table-cell office:value-type="float" office:value="-0.00455843947148482" calcext:value-type="float">
            <text:p>-0.0045584395</text:p>
          </table:table-cell>
          <table:table-cell office:value-type="float" office:value="-0.00890517009678765" calcext:value-type="float">
            <text:p>-0.0089051701</text:p>
          </table:table-cell>
          <table:table-cell office:value-type="float" office:value="-0.0131559801903061" calcext:value-type="float">
            <text:p>-0.0131559802</text:p>
          </table:table-cell>
          <table:table-cell office:value-type="float" office:value="-0.0172999081738014" calcext:value-type="float">
            <text:p>-0.0172999082</text:p>
          </table:table-cell>
          <table:table-cell office:value-type="float" office:value="-0.0213265641590145" calcext:value-type="float">
            <text:p>-0.0213265642</text:p>
          </table:table-cell>
          <table:table-cell office:value-type="float" office:value="-0.0252261236211375" calcext:value-type="float">
            <text:p>-0.0252261236</text:p>
          </table:table-cell>
          <table:table-cell office:value-type="float" office:value="-0.028989319194386" calcext:value-type="float">
            <text:p>-0.0289893192</text:p>
          </table:table-cell>
          <table:table-cell office:value-type="float" office:value="-0.0326074312372993" calcext:value-type="float">
            <text:p>-0.0326074312</text:p>
          </table:table-cell>
          <table:table-cell office:value-type="float" office:value="-0.0360722777927031" calcext:value-type="float">
            <text:p>-0.0360722778</text:p>
          </table:table-cell>
          <table:table-cell office:value-type="float" office:value="-0.0393762045318274" calcext:value-type="float">
            <text:p>-0.0393762045</text:p>
          </table:table-cell>
          <table:table-cell office:value-type="float" office:value="-0.0425120752249562" calcext:value-type="float">
            <text:p>-0.0425120752</text:p>
          </table:table-cell>
          <table:table-cell office:value-type="float" office:value="-0.0454732632235345" calcext:value-type="float">
            <text:p>-0.0454732632</text:p>
          </table:table-cell>
          <table:table-cell office:value-type="float" office:value="-0.048253644372039" calcext:value-type="float">
            <text:p>-0.0482536444</text:p>
          </table:table-cell>
          <table:table-cell office:value-type="float" office:value="-0.0508475916940181" calcext:value-type="float">
            <text:p>-0.0508475917</text:p>
          </table:table-cell>
          <table:table-cell office:value-type="float" office:value="-0.0532499721171337" calcext:value-type="float">
            <text:p>-0.0532499721</text:p>
          </table:table-cell>
          <table:table-cell office:value-type="float" office:value="-0.055456145418671" calcext:value-type="float">
            <text:p>-0.0554561454</text:p>
          </table:table-cell>
          <table:table-cell office:value-type="float" office:value="-0.0574619654878522" calcext:value-type="float">
            <text:p>-0.0574619655</text:p>
          </table:table-cell>
          <table:table-cell office:value-type="float" office:value="-0.0592637839161243" calcext:value-type="float">
            <text:p>-0.0592637839</text:p>
          </table:table-cell>
          <table:table-cell office:value-type="float" office:value="-0.0608584558435179" calcext:value-type="float">
            <text:p>-0.0608584558</text:p>
          </table:table-cell>
          <table:table-cell office:value-type="float" office:value="-0.0622433479097702" calcext:value-type="float">
            <text:p>-0.0622433479</text:p>
          </table:table-cell>
          <table:table-cell office:value-type="float" office:value="-0.0634163480849907" calcext:value-type="float">
            <text:p>-0.0634163481</text:p>
          </table:table-cell>
          <table:table-cell office:value-type="float" office:value="-0.064375877087639" calcext:value-type="float">
            <text:p>-0.0643758771</text:p>
          </table:table-cell>
          <table:table-cell office:value-type="float" office:value="-0.065120901038806" calcext:value-type="float">
            <text:p>-0.065120901</text:p>
          </table:table-cell>
          <table:table-cell office:value-type="float" office:value="-0.0656509449522952" calcext:value-type="float">
            <text:p>-0.065650945</text:p>
          </table:table-cell>
          <table:table-cell office:value-type="float" office:value="-0.0659661066206104" calcext:value-type="float">
            <text:p>-0.0659661066</text:p>
          </table:table-cell>
          <table:table-cell office:value-type="float" office:value="-0.0660670704282097" calcext:value-type="float">
            <text:p>-0.0660670704</text:p>
          </table:table-cell>
          <table:table-cell office:value-type="float" office:value="-0.0659551206056288" calcext:value-type="float">
            <text:p>-0.0659551206</text:p>
          </table:table-cell>
          <table:table-cell office:value-type="float" office:value="-0.0656321534312484" calcext:value-type="float">
            <text:p>-0.0656321534</text:p>
          </table:table-cell>
          <table:table-cell office:value-type="float" office:value="-0.0651006878915356" calcext:value-type="float">
            <text:p>-0.0651006879</text:p>
          </table:table-cell>
          <table:table-cell office:value-type="float" office:value="-0.0643638743248899" calcext:value-type="float">
            <text:p>-0.0643638743</text:p>
          </table:table-cell>
          <table:table-cell office:value-type="float" office:value="-0.063425500598374" calcext:value-type="float">
            <text:p>-0.0634255006</text:p>
          </table:table-cell>
          <table:table-cell office:value-type="float" office:value="-0.0622899953996048" calcext:value-type="float">
            <text:p>-0.0622899954</text:p>
          </table:table-cell>
          <table:table-cell office:value-type="float" office:value="-0.0609624282670877" calcext:value-type="float">
            <text:p>-0.0609624283</text:p>
          </table:table-cell>
          <table:table-cell office:value-type="float" office:value="-0.0594485060302191" calcext:value-type="float">
            <text:p>-0.059448506</text:p>
          </table:table-cell>
          <table:table-cell office:value-type="float" office:value="-0.0577545653839132" calcext:value-type="float">
            <text:p>-0.0577545654</text:p>
          </table:table-cell>
          <table:table-cell office:value-type="float" office:value="-0.055887561381082" calcext:value-type="float">
            <text:p>-0.0558875614</text:p>
          </table:table-cell>
          <table:table-cell office:value-type="float" office:value="-0.0538550516879794" calcext:value-type="float">
            <text:p>-0.0538550517</text:p>
          </table:table-cell>
          <table:table-cell office:value-type="float" office:value="-0.0516651765112454" calcext:value-type="float">
            <text:p>-0.0516651765</text:p>
          </table:table-cell>
          <table:table-cell office:value-type="float" office:value="-0.0493266341704314" calcext:value-type="float">
            <text:p>-0.0493266342</text:p>
          </table:table-cell>
          <table:table-cell office:value-type="float" office:value="-0.0468486523545622" calcext:value-type="float">
            <text:p>-0.0468486524</text:p>
          </table:table-cell>
          <table:table-cell office:value-type="float" office:value="-0.0442409551648795" calcext:value-type="float">
            <text:p>-0.0442409552</text:p>
          </table:table-cell>
          <table:table-cell office:value-type="float" office:value="-0.0415137261073575" calcext:value-type="float">
            <text:p>-0.0415137261</text:p>
          </table:table-cell>
          <table:table-cell office:value-type="float" office:value="-0.0386775672569149" calcext:value-type="float">
            <text:p>-0.0386775673</text:p>
          </table:table-cell>
          <table:table-cell office:value-type="float" office:value="-0.0357434548697326" calcext:value-type="float">
            <text:p>-0.0357434549</text:p>
          </table:table-cell>
          <table:table-cell office:value-type="float" office:value="-0.0327226917699706" calcext:value-type="float">
            <text:p>-0.0327226918</text:p>
          </table:table-cell>
          <table:table-cell office:value-type="float" office:value="-0.0296268568818531" calcext:value-type="float">
            <text:p>-0.0296268569</text:p>
          </table:table-cell>
          <table:table-cell office:value-type="float" office:value="-0.0264677523170934" calcext:value-type="float">
            <text:p>-0.0264677523</text:p>
          </table:table-cell>
          <table:table-cell office:value-type="float" office:value="-0.0232573484604655" calcext:value-type="float">
            <text:p>-0.0232573485</text:p>
          </table:table-cell>
          <table:table-cell office:value-type="float" office:value="-0.0200077275228193" calcext:value-type="float">
            <text:p>-0.0200077275</text:p>
          </table:table-cell>
          <table:table-cell office:value-type="float" office:value="-0.0167310260506343" calcext:value-type="float">
            <text:p>-0.0167310261</text:p>
          </table:table-cell>
          <table:table-cell office:value-type="float" office:value="-0.0134393768942612" calcext:value-type="float">
            <text:p>-0.0134393769</text:p>
          </table:table-cell>
          <table:table-cell office:value-type="float" office:value="-0.0101448511433203" calcext:value-type="float">
            <text:p>-0.0101448511</text:p>
          </table:table-cell>
          <table:table-cell office:value-type="float" office:value="-0.00685940053719941" calcext:value-type="float">
            <text:p>-0.0068594005</text:p>
          </table:table-cell>
          <table:table-cell office:value-type="float" office:value="-0.00359480085164218" calcext:value-type="float">
            <text:p>-0.0035948009</text:p>
          </table:table-cell>
          <table:table-cell office:value-type="float" office:value="-0.000362596748836597" calcext:value-type="float">
            <text:p>-0.0003625967</text:p>
          </table:table-cell>
          <table:table-cell office:value-type="float" office:value="0.00282595144101561" calcext:value-type="float">
            <text:p>0.0028259514</text:p>
          </table:table-cell>
          <table:table-cell office:value-type="float" office:value="0.00595991856410807" calcext:value-type="float">
            <text:p>0.0059599186</text:p>
          </table:table-cell>
          <table:table-cell office:value-type="float" office:value="0.00902876270151315" calcext:value-type="float">
            <text:p>0.0090287627</text:p>
          </table:table-cell>
          <table:table-cell office:value-type="float" office:value="0.0120223700653856" calcext:value-type="float">
            <text:p>0.0120223701</text:p>
          </table:table-cell>
          <table:table-cell office:value-type="float" office:value="0.0149310963965198" calcext:value-type="float">
            <text:p>0.0149310964</text:p>
          </table:table-cell>
          <table:table-cell office:value-type="float" office:value="0.0177458045705499" calcext:value-type="float">
            <text:p>0.0177458046</text:p>
          </table:table-cell>
          <table:table-cell office:value-type="float" office:value="0.0204578981669887" calcext:value-type="float">
            <text:p>0.0204578982</text:p>
          </table:table-cell>
          <table:table-cell office:value-type="float" office:value="0.023059350804682" calcext:value-type="float">
            <text:p>0.0230593508</text:p>
          </table:table-cell>
          <table:table-cell office:value-type="float" office:value="0.0255427310984202" calcext:value-type="float">
            <text:p>0.0255427311</text:p>
          </table:table-cell>
          <table:table-cell office:value-type="float" office:value="0.0279012231437832" calcext:value-type="float">
            <text:p>0.0279012231</text:p>
          </table:table-cell>
          <table:table-cell office:value-type="float" office:value="0.030128642489909" calcext:value-type="float">
            <text:p>0.0301286425</text:p>
          </table:table-cell>
          <table:table-cell office:value-type="float" office:value="0.0322194476121691" calcext:value-type="float">
            <text:p>0.0322194476</text:p>
          </table:table-cell>
          <table:table-cell office:value-type="float" office:value="0.0341687469478784" calcext:value-type="float">
            <text:p>0.0341687469</text:p>
          </table:table-cell>
          <table:table-cell office:value-type="float" office:value="0.035972301607468" calcext:value-type="float">
            <text:p>0.0359723016</text:p>
          </table:table-cell>
          <table:table-cell office:value-type="float" office:value="0.0376265239202894" calcext:value-type="float">
            <text:p>0.0376265239</text:p>
          </table:table-cell>
          <table:table-cell office:value-type="float" office:value="0.0391284720177202" calcext:value-type="float">
            <text:p>0.039128472</text:p>
          </table:table-cell>
          <table:table-cell office:value-type="float" office:value="0.0404758406959038" calcext:value-type="float">
            <text:p>0.0404758407</text:p>
          </table:table-cell>
          <table:table-cell office:value-type="float" office:value="0.041666948835653" calcext:value-type="float">
            <text:p>0.0416669488</text:p>
          </table:table-cell>
          <table:table-cell office:value-type="float" office:value="0.0427007236873423" calcext:value-type="float">
            <text:p>0.0427007237</text:p>
          </table:table-cell>
          <table:table-cell office:value-type="float" office:value="0.0435766823535427" calcext:value-type="float">
            <text:p>0.0435766824</text:p>
          </table:table-cell>
          <table:table-cell office:value-type="float" office:value="0.0442949108213776" calcext:value-type="float">
            <text:p>0.0442949108</text:p>
          </table:table-cell>
          <table:table-cell office:value-type="float" office:value="0.0448560409098956" calcext:value-type="float">
            <text:p>0.0448560409</text:p>
          </table:table-cell>
          <table:table-cell office:value-type="float" office:value="0.0452612255049902" calcext:value-type="float">
            <text:p>0.0452612255</text:p>
          </table:table-cell>
          <table:table-cell office:value-type="float" office:value="0.0455121124555373" calcext:value-type="float">
            <text:p>0.0455121125</text:p>
          </table:table-cell>
          <table:table-cell office:value-type="float" office:value="0.0456108174995996" calcext:value-type="float">
            <text:p>0.0456108175</text:p>
          </table:table-cell>
          <table:table-cell office:value-type="float" office:value="0.0455598965787096" calcext:value-type="float">
            <text:p>0.0455598966</text:p>
          </table:table-cell>
          <table:table-cell office:value-type="float" office:value="0.0453623178823239" calcext:value-type="float">
            <text:p>0.0453623179</text:p>
          </table:table-cell>
          <table:table-cell office:value-type="float" office:value="0.0450214339427972" calcext:value-type="float">
            <text:p>0.0450214339</text:p>
          </table:table-cell>
          <table:table-cell office:value-type="float" office:value="0.0445409540756" calcext:value-type="float">
            <text:p>0.0445409541</text:p>
          </table:table-cell>
          <table:table-cell office:value-type="float" office:value="0.0439249174292649" calcext:value-type="float">
            <text:p>0.0439249174</text:p>
          </table:table-cell>
          <table:table-cell office:value-type="float" office:value="0.043177666876153" calcext:value-type="float">
            <text:p>0.0431776669</text:p>
          </table:table-cell>
          <table:table-cell office:value-type="float" office:value="0.0423038239390017" calcext:value-type="float">
            <text:p>0.0423038239</text:p>
          </table:table-cell>
          <table:table-cell office:value-type="float" office:value="0.0413082649100831" calcext:value-type="float">
            <text:p>0.0413082649</text:p>
          </table:table-cell>
          <table:table-cell office:value-type="float" office:value="0.04019609828059" calcext:value-type="float">
            <text:p>0.0401960983</text:p>
          </table:table-cell>
          <table:table-cell office:value-type="float" office:value="0.038972643558181" calcext:value-type="float">
            <text:p>0.0389726436</text:p>
          </table:table-cell>
          <table:table-cell office:value-type="float" office:value="0.0376434115114462" calcext:value-type="float">
            <text:p>0.0376434115</text:p>
          </table:table-cell>
          <table:table-cell office:value-type="float" office:value="0.0362140858419764" calcext:value-type="float">
            <text:p>0.0362140858</text:p>
          </table:table-cell>
          <table:table-cell office:value-type="float" office:value="0.0346905062486013" calcext:value-type="float">
            <text:p>0.0346905062</text:p>
          </table:table-cell>
          <table:table-cell office:value-type="float" office:value="0.0330786528147884" calcext:value-type="float">
            <text:p>0.0330786528</text:p>
          </table:table-cell>
          <table:table-cell office:value-type="float" office:value="0.0313846316198365" calcext:value-type="float">
            <text:p>0.0313846316</text:p>
          </table:table-cell>
          <table:table-cell office:value-type="float" office:value="0.0296146614477966" calcext:value-type="float">
            <text:p>0.0296146614</text:p>
          </table:table-cell>
          <table:table-cell office:value-type="float" office:value="0.0277750614455612" calcext:value-type="float">
            <text:p>0.0277750614</text:p>
          </table:table-cell>
          <table:table-cell office:value-type="float" office:value="0.0258722395635334" calcext:value-type="float">
            <text:p>0.0258722396</text:p>
          </table:table-cell>
          <table:table-cell office:value-type="float" office:value="0.0239126815989862" calcext:value-type="float">
            <text:p>0.0239126816</text:p>
          </table:table-cell>
          <table:table-cell office:value-type="float" office:value="0.0219029406538053" calcext:value-type="float">
            <text:p>0.0219029407</text:p>
          </table:table-cell>
          <table:table-cell office:value-type="float" office:value="0.0198496268148482" calcext:value-type="float">
            <text:p>0.0198496268</text:p>
          </table:table-cell>
          <table:table-cell office:value-type="float" office:value="0.0177593968664197" calcext:value-type="float">
            <text:p>0.0177593969</text:p>
          </table:table-cell>
          <table:table-cell office:value-type="float" office:value="0.01563894385048" calcext:value-type="float">
            <text:p>0.0156389439</text:p>
          </table:table-cell>
          <table:table-cell office:value-type="float" office:value="0.0134949863005804" calcext:value-type="float">
            <text:p>0.0134949863</text:p>
          </table:table-cell>
          <table:table-cell office:value-type="float" office:value="0.0113342569901152" calcext:value-type="float">
            <text:p>0.011334257</text:p>
          </table:table-cell>
          <table:table-cell office:value-type="float" office:value="0.0091634910536989" calcext:value-type="float">
            <text:p>0.0091634911</text:p>
          </table:table-cell>
          <table:table-cell office:value-type="float" office:value="0.00698941336188405" calcext:value-type="float">
            <text:p>0.0069894134</text:p>
          </table:table-cell>
          <table:table-cell office:value-type="float" office:value="0.00481872505360706" calcext:value-type="float">
            <text:p>0.0048187251</text:p>
          </table:table-cell>
          <table:table-cell office:value-type="float" office:value="0.00265808915693541" calcext:value-type="float">
            <text:p>0.0026580892</text:p>
          </table:table-cell>
          <table:table-cell office:value-type="float" office:value="0.000514115256496153" calcext:value-type="float">
            <text:p>0.0005141153</text:p>
          </table:table-cell>
          <table:table-cell office:value-type="float" office:value="-0.00160665680532697" calcext:value-type="float">
            <text:p>-0.0016066568</text:p>
          </table:table-cell>
          <table:table-cell office:value-type="float" office:value="-0.00369777417732753" calcext:value-type="float">
            <text:p>-0.0036977742</text:p>
          </table:table-cell>
          <table:table-cell office:value-type="float" office:value="-0.00575288915363854" calcext:value-type="float">
            <text:p>-0.0057528892</text:p>
          </table:table-cell>
          <table:table-cell office:value-type="float" office:value="-0.00776577816026552" calcext:value-type="float">
            <text:p>-0.0077657782</text:p>
          </table:table-cell>
          <table:table-cell office:value-type="float" office:value="-0.00973036147455468" calcext:value-type="float">
            <text:p>-0.0097303615</text:p>
          </table:table-cell>
          <table:table-cell office:value-type="float" office:value="-0.0116407235533707" calcext:value-type="float">
            <text:p>-0.0116407236</text:p>
          </table:table-cell>
          <table:table-cell office:value-type="float" office:value="-0.0134911338233382" calcext:value-type="float">
            <text:p>-0.0134911338</text:p>
          </table:table-cell>
          <table:table-cell office:value-type="float" office:value="-0.0152760677666714" calcext:value-type="float">
            <text:p>-0.0152760678</text:p>
          </table:table-cell>
          <table:table-cell office:value-type="float" office:value="-0.0169902281193306" calcext:value-type="float">
            <text:p>-0.0169902281</text:p>
          </table:table-cell>
          <table:table-cell office:value-type="float" office:value="-0.0186285659846947" calcext:value-type="float">
            <text:p>-0.018628566</text:p>
          </table:table-cell>
          <table:table-cell office:value-type="float" office:value="-0.0201863016558283" calcext:value-type="float">
            <text:p>-0.0201863017</text:p>
          </table:table-cell>
          <table:table-cell office:value-type="float" office:value="-0.0216589449328744" calcext:value-type="float">
            <text:p>-0.0216589449</text:p>
          </table:table-cell>
          <table:table-cell office:value-type="float" office:value="-0.0230423147191719" calcext:value-type="float">
            <text:p>-0.0230423147</text:p>
          </table:table-cell>
          <table:table-cell office:value-type="float" office:value="-0.0243325576804021" calcext:value-type="float">
            <text:p>-0.0243325577</text:p>
          </table:table-cell>
          <table:table-cell office:value-type="float" office:value="-0.025526165755272" calcext:value-type="float">
            <text:p>-0.0255261658</text:p>
          </table:table-cell>
          <table:table-cell office:value-type="float" office:value="-0.0266199923139134" calcext:value-type="float">
            <text:p>-0.0266199923</text:p>
          </table:table-cell>
          <table:table-cell office:value-type="float" office:value="-0.0276112667710368" calcext:value-type="float">
            <text:p>-0.0276112668</text:p>
          </table:table-cell>
          <table:table-cell office:value-type="float" office:value="-0.0284976074747914" calcext:value-type="float">
            <text:p>-0.0284976075</text:p>
          </table:table-cell>
          <table:table-cell office:value-type="float" office:value="-0.0292770327089048" calcext:value-type="float">
            <text:p>-0.0292770327</text:p>
          </table:table-cell>
          <table:table-cell office:value-type="float" office:value="-0.0299479696647704" calcext:value-type="float">
            <text:p>-0.0299479697</text:p>
          </table:table-cell>
          <table:table-cell office:value-type="float" office:value="-0.0305092612613255" calcext:value-type="float">
            <text:p>-0.0305092613</text:p>
          </table:table-cell>
          <table:table-cell office:value-type="float" office:value="-0.0309601707135191" calcext:value-type="float">
            <text:p>-0.0309601707</text:p>
          </table:table-cell>
          <table:table-cell office:value-type="float" office:value="-0.0313003837744922" calcext:value-type="float">
            <text:p>-0.0313003838</text:p>
          </table:table-cell>
          <table:table-cell office:value-type="float" office:value="-0.0315300086019357" calcext:value-type="float">
            <text:p>-0.0315300086</text:p>
          </table:table-cell>
          <table:table-cell office:value-type="float" office:value="-0.0316495732250273" calcext:value-type="float">
            <text:p>-0.0316495732</text:p>
          </table:table-cell>
          <table:table-cell office:value-type="float" office:value="-0.0316600206145596" calcext:value-type="float">
            <text:p>-0.0316600206</text:p>
          </table:table-cell>
          <table:table-cell office:value-type="float" office:value="-0.0315627013848735" calcext:value-type="float">
            <text:p>-0.0315627014</text:p>
          </table:table-cell>
          <table:table-cell office:value-type="float" office:value="-0.0313593641817509" calcext:value-type="float">
            <text:p>-0.0313593642</text:p>
          </table:table-cell>
          <table:table-cell office:value-type="float" office:value="-0.0310521438350572" calcext:value-type="float">
            <text:p>-0.0310521438</text:p>
          </table:table-cell>
          <table:table-cell office:value-type="float" office:value="-0.0306435473783426" calcext:value-type="float">
            <text:p>-0.0306435474</text:p>
          </table:table-cell>
          <table:table-cell office:value-type="float" office:value="-0.030136438059539" calcext:value-type="float">
            <text:p>-0.0301364381</text:p>
          </table:table-cell>
          <table:table-cell office:value-type="float" office:value="-0.0295340174869686" calcext:value-type="float">
            <text:p>-0.0295340175</text:p>
          </table:table-cell>
          <table:table-cell office:value-type="float" office:value="-0.0288398060729187" calcext:value-type="float">
            <text:p>-0.0288398061</text:p>
          </table:table-cell>
          <table:table-cell office:value-type="float" office:value="-0.0280576219527757" calcext:value-type="float">
            <text:p>-0.028057622</text:p>
          </table:table-cell>
          <table:table-cell office:value-type="float" office:value="-0.0271915585709519" calcext:value-type="float">
            <text:p>-0.0271915586</text:p>
          </table:table-cell>
          <table:table-cell office:value-type="float" office:value="-0.0262459611354856" calcext:value-type="float">
            <text:p>-0.0262459611</text:p>
          </table:table-cell>
          <table:table-cell office:value-type="float" office:value="-0.0252254021510392" calcext:value-type="float">
            <text:p>-0.0252254022</text:p>
          </table:table-cell>
          <table:table-cell office:value-type="float" office:value="-0.0241346562450981" calcext:value-type="float">
            <text:p>-0.0241346562</text:p>
          </table:table-cell>
          <table:table-cell office:value-type="float" office:value="-0.0229786745043663" calcext:value-type="float">
            <text:p>-0.0229786745</text:p>
          </table:table-cell>
          <table:table-cell office:value-type="float" office:value="-0.0217625585377251" calcext:value-type="float">
            <text:p>-0.0217625585</text:p>
          </table:table-cell>
          <table:table-cell office:value-type="float" office:value="-0.0204915344786946" calcext:value-type="float">
            <text:p>-0.0204915345</text:p>
          </table:table-cell>
          <table:table-cell office:value-type="float" office:value="-0.0191709271342309" calcext:value-type="float">
            <text:p>-0.0191709271</text:p>
          </table:table-cell>
          <table:table-cell office:value-type="float" office:value="-0.0178061344780135" calcext:value-type="float">
            <text:p>-0.0178061345</text:p>
          </table:table-cell>
          <table:table-cell office:value-type="float" office:value="-0.0164026026753175" calcext:value-type="float">
            <text:p>-0.0164026027</text:p>
          </table:table-cell>
          <table:table-cell office:value-type="float" office:value="-0.0149658018133213" calcext:value-type="float">
            <text:p>-0.0149658018</text:p>
          </table:table-cell>
          <table:table-cell office:value-type="float" office:value="-0.0135012024955138" calcext:value-type="float">
            <text:p>-0.0135012025</text:p>
          </table:table-cell>
          <table:table-cell office:value-type="float" office:value="-0.012014253442006" calcext:value-type="float">
            <text:p>-0.0120142534</text:p>
          </table:table-cell>
          <table:table-cell office:value-type="float" office:value="-0.0105103602192957" calcext:value-type="float">
            <text:p>-0.0105103602</text:p>
          </table:table-cell>
          <table:table-cell office:value-type="float" office:value="-0.00899486520372708" calcext:value-type="float">
            <text:p>-0.0089948652</text:p>
          </table:table-cell>
          <table:table-cell office:value-type="float" office:value="-0.00747302886280332" calcext:value-type="float">
            <text:p>-0.0074730289</text:p>
          </table:table-cell>
          <table:table-cell office:value-type="float" office:value="-0.00595001241803408" calcext:value-type="float">
            <text:p>-0.0059500124</text:p>
          </table:table-cell>
          <table:table-cell office:value-type="float" office:value="-0.00443086193243486" calcext:value-type="float">
            <text:p>-0.0044308619</text:p>
          </table:table-cell>
          <table:table-cell office:value-type="float" office:value="-0.0029204938454986" calcext:value-type="float">
            <text:p>-0.0029204938</text:p>
          </table:table-cell>
          <table:table-cell office:value-type="float" office:value="-0.00142368195871601" calcext:value-type="float">
            <text:p>-0.001423682</text:p>
          </table:table-cell>
          <table:table-cell table:style-name="ce1" office:value-type="float" office:value="0.0000549541440678092" calcext:value-type="float">
            <text:p>5.50E-05</text:p>
          </table:table-cell>
          <table:table-cell office:value-type="float" office:value="0.00151095927486598" calcext:value-type="float">
            <text:p>0.0015109593</text:p>
          </table:table-cell>
          <table:table-cell office:value-type="float" office:value="0.00294005146786583" calcext:value-type="float">
            <text:p>0.0029400515</text:p>
          </table:table-cell>
          <table:table-cell office:value-type="float" office:value="0.00433812951794017" calcext:value-type="float">
            <text:p>0.0043381295</text:p>
          </table:table-cell>
          <table:table-cell office:value-type="float" office:value="0.00570127930800572" calcext:value-type="float">
            <text:p>0.0057012793</text:p>
          </table:table-cell>
          <table:table-cell office:value-type="float" office:value="0.00702577901246941" calcext:value-type="float">
            <text:p>0.007025779</text:p>
          </table:table-cell>
          <table:table-cell office:value-type="float" office:value="0.00830810327235115" calcext:value-type="float">
            <text:p>0.0083081033</text:p>
          </table:table-cell>
          <table:table-cell office:value-type="float" office:value="0.00954492644379676" calcext:value-type="float">
            <text:p>0.0095449264</text:p>
          </table:table-cell>
          <table:table-cell office:value-type="float" office:value="0.0107331250255076" calcext:value-type="float">
            <text:p>0.010733125</text:p>
          </table:table-cell>
          <table:table-cell office:value-type="float" office:value="0.0118697793721272" calcext:value-type="float">
            <text:p>0.0118697794</text:p>
          </table:table-cell>
          <table:table-cell office:value-type="float" office:value="0.0129521747999151" calcext:value-type="float">
            <text:p>0.0129521748</text:p>
          </table:table-cell>
          <table:table-cell office:value-type="float" office:value="0.0139778021881598" calcext:value-type="float">
            <text:p>0.0139778022</text:p>
          </table:table-cell>
          <table:table-cell office:value-type="float" office:value="0.0149443581749043" calcext:value-type="float">
            <text:p>0.0149443582</text:p>
          </table:table-cell>
          <table:table-cell office:value-type="float" office:value="0.0158497450388019" calcext:value-type="float">
            <text:p>0.015849745</text:p>
          </table:table-cell>
          <table:table-cell office:value-type="float" office:value="0.0166920703505451" calcext:value-type="float">
            <text:p>0.0166920704</text:p>
          </table:table-cell>
          <table:table-cell office:value-type="float" office:value="0.0174696464674876" calcext:value-type="float">
            <text:p>0.0174696465</text:p>
          </table:table-cell>
          <table:table-cell office:value-type="float" office:value="0.0181809899340877" calcext:value-type="float">
            <text:p>0.0181809899</text:p>
          </table:table-cell>
          <table:table-cell office:value-type="float" office:value="0.0188248208389137" calcext:value-type="float">
            <text:p>0.0188248208</text:p>
          </table:table-cell>
          <table:table-cell office:value-type="float" office:value="0.0194000621664274" calcext:value-type="float">
            <text:p>0.0194000622</text:p>
          </table:table-cell>
          <table:table-cell office:value-type="float" office:value="0.0199058391688942" calcext:value-type="float">
            <text:p>0.0199058392</text:p>
          </table:table-cell>
          <table:table-cell office:value-type="float" office:value="0.0203414787708459" calcext:value-type="float">
            <text:p>0.0203414788</text:p>
          </table:table-cell>
          <table:table-cell office:value-type="float" office:value="0.0207065090058171" calcext:value-type="float">
            <text:p>0.020706509</text:p>
          </table:table-cell>
          <table:table-cell office:value-type="float" office:value="0.0210006584728518" calcext:value-type="float">
            <text:p>0.0210006585</text:p>
          </table:table-cell>
          <table:table-cell office:value-type="float" office:value="0.0212238557887873" calcext:value-type="float">
            <text:p>0.0212238558</text:p>
          </table:table-cell>
          <table:table-cell office:value-type="float" office:value="0.0213762290017983" calcext:value-type="float">
            <text:p>0.021376229</text:p>
          </table:table-cell>
          <table:table-cell office:value-type="float" office:value="0.0214581049223097" calcext:value-type="float">
            <text:p>0.0214581049</text:p>
          </table:table-cell>
          <table:table-cell office:value-type="float" office:value="0.021470008319379" calcext:value-type="float">
            <text:p>0.0214700083</text:p>
          </table:table-cell>
          <table:table-cell office:value-type="float" office:value="0.0214126609240546" calcext:value-type="float">
            <text:p>0.0214126609</text:p>
          </table:table-cell>
          <table:table-cell office:value-type="float" office:value="0.0212869801763374" calcext:value-type="float">
            <text:p>0.0212869802</text:p>
          </table:table-cell>
          <table:table-cell office:value-type="float" office:value="0.0210940776489618" calcext:value-type="float">
            <text:p>0.0210940776</text:p>
          </table:table-cell>
          <table:table-cell office:value-type="float" office:value="0.020835257079729" calcext:value-type="float">
            <text:p>0.0208352571</text:p>
          </table:table-cell>
          <table:table-cell office:value-type="float" office:value="0.0205120119441558" calcext:value-type="float">
            <text:p>0.0205120119</text:p>
          </table:table-cell>
          <table:table-cell office:value-type="float" office:value="0.020126022502047" calcext:value-type="float">
            <text:p>0.0201260225</text:p>
          </table:table-cell>
          <table:table-cell office:value-type="float" office:value="0.0196791522549844" calcext:value-type="float">
            <text:p>0.0196791523</text:p>
          </table:table-cell>
          <table:table-cell office:value-type="float" office:value="0.0191734437566977" calcext:value-type="float">
            <text:p>0.0191734438</text:p>
          </table:table-cell>
          <table:table-cell office:value-type="float" office:value="0.0186111137246404" calcext:value-type="float">
            <text:p>0.0186111137</text:p>
          </table:table-cell>
          <table:table-cell office:value-type="float" office:value="0.0179945474087488" calcext:value-type="float">
            <text:p>0.0179945474</text:p>
          </table:table-cell>
          <table:table-cell office:value-type="float" office:value="0.0173262921821317" calcext:value-type="float">
            <text:p>0.0173262922</text:p>
          </table:table-cell>
          <table:table-cell office:value-type="float" office:value="0.0166090503281697" calcext:value-type="float">
            <text:p>0.0166090503</text:p>
          </table:table-cell>
          <table:table-cell office:value-type="float" office:value="0.015845671008966" calcext:value-type="float">
            <text:p>0.015845671</text:p>
          </table:table-cell>
          <table:table-cell office:value-type="float" office:value="0.0150391414111519" calcext:value-type="float">
            <text:p>0.0150391414</text:p>
          </table:table-cell>
          <table:table-cell office:value-type="float" office:value="0.0141925770764422" calcext:value-type="float">
            <text:p>0.0141925771</text:p>
          </table:table-cell>
          <table:table-cell office:value-type="float" office:value="0.0133092114359128" calcext:value-type="float">
            <text:p>0.0133092114</text:p>
          </table:table-cell>
          <table:table-cell office:value-type="float" office:value="0.0123923845784798" calcext:value-type="float">
            <text:p>0.0123923846</text:p>
          </table:table-cell>
          <table:table-cell office:value-type="float" office:value="0.0114455312953549" calcext:value-type="float">
            <text:p>0.0114455313</text:p>
          </table:table-cell>
          <table:table-cell office:value-type="float" office:value="0.0104721684530992" calcext:value-type="float">
            <text:p>0.0104721685</text:p>
          </table:table-cell>
          <table:table-cell office:value-type="float" office:value="0.00947588175816111" calcext:value-type="float">
            <text:p>0.0094758818</text:p>
          </table:table-cell>
          <table:table-cell office:value-type="float" office:value="0.0084603119852612" calcext:value-type="float">
            <text:p>0.008460312</text:p>
          </table:table-cell>
          <table:table-cell office:value-type="float" office:value="0.00742914075057739" calcext:value-type="float">
            <text:p>0.0074291408</text:p>
          </table:table-cell>
          <table:table-cell office:value-type="float" office:value="0.00638607591820783" calcext:value-type="float">
            <text:p>0.0063860759</text:p>
          </table:table-cell>
          <table:table-cell office:value-type="float" office:value="0.00533483673478115" calcext:value-type="float">
            <text:p>0.0053348367</text:p>
          </table:table-cell>
          <table:table-cell office:value-type="float" office:value="0.00427913879221586" calcext:value-type="float">
            <text:p>0.0042791388</text:p>
          </table:table-cell>
          <table:table-cell office:value-type="float" office:value="0.00322267892247215" calcext:value-type="float">
            <text:p>0.0032226789</text:p>
          </table:table-cell>
          <table:table-cell office:value-type="float" office:value="0.00216912013059463" calcext:value-type="float">
            <text:p>0.0021691201</text:p>
          </table:table-cell>
          <table:table-cell office:value-type="float" office:value="0.00112207667344516" calcext:value-type="float">
            <text:p>0.0011220767</text:p>
          </table:table-cell>
          <table:table-cell table:style-name="ce1" office:value-type="float" office:value="0.0000850993912015347" calcext:value-type="float">
            <text:p>8.51E-05</text:p>
          </table:table-cell>
          <table:table-cell office:value-type="float" office:value="-0.000938338602970643" calcext:value-type="float">
            <text:p>-0.0009383386</text:p>
          </table:table-cell>
          <table:table-cell office:value-type="float" office:value="-0.00194485577269209" calcext:value-type="float">
            <text:p>-0.0019448558</text:p>
          </table:table-cell>
          <table:table-cell office:value-type="float" office:value="-0.00293117544950979" calcext:value-type="float">
            <text:p>-0.0029311754</text:p>
          </table:table-cell>
          <table:table-cell office:value-type="float" office:value="-0.00389413847283613" calcext:value-type="float">
            <text:p>-0.0038941385</text:p>
          </table:table-cell>
          <table:table-cell office:value-type="float" office:value="-0.00483071509274482" calcext:value-type="float">
            <text:p>-0.0048307151</text:p>
          </table:table-cell>
          <table:table-cell office:value-type="float" office:value="-0.00573801605732963" calcext:value-type="float">
            <text:p>-0.0057380161</text:p>
          </table:table-cell>
          <table:table-cell office:value-type="float" office:value="-0.00661330281485868" calcext:value-type="float">
            <text:p>-0.0066133028</text:p>
          </table:table-cell>
          <table:table-cell office:value-type="float" office:value="-0.00745399677025898" calcext:value-type="float">
            <text:p>-0.0074539968</text:p>
          </table:table-cell>
          <table:table-cell office:value-type="float" office:value="-0.00825768754537791" calcext:value-type="float">
            <text:p>-0.0082576875</text:p>
          </table:table-cell>
          <table:table-cell office:value-type="float" office:value="-0.00902214020285855" calcext:value-type="float">
            <text:p>-0.0090221402</text:p>
          </table:table-cell>
          <table:table-cell office:value-type="float" office:value="-0.00974530140418387" calcext:value-type="float">
            <text:p>-0.0097453014</text:p>
          </table:table-cell>
          <table:table-cell office:value-type="float" office:value="-0.010425304483309" calcext:value-type="float">
            <text:p>-0.0104253045</text:p>
          </table:table-cell>
          <table:table-cell office:value-type="float" office:value="-0.0110604734281936" calcext:value-type="float">
            <text:p>-0.0110604734</text:p>
          </table:table-cell>
          <table:table-cell office:value-type="float" office:value="-0.0116493257732832" calcext:value-type="float">
            <text:p>-0.0116493258</text:p>
          </table:table-cell>
          <table:table-cell office:value-type="float" office:value="-0.0121905744164333" calcext:value-type="float">
            <text:p>-0.0121905744</text:p>
          </table:table-cell>
          <table:table-cell office:value-type="float" office:value="-0.0126831283837737" calcext:value-type="float">
            <text:p>-0.0126831284</text:p>
          </table:table-cell>
          <table:table-cell office:value-type="float" office:value="-0.0131260925754451" calcext:value-type="float">
            <text:p>-0.0131260926</text:p>
          </table:table-cell>
          <table:table-cell office:value-type="float" office:value="-0.0135187665338786" calcext:value-type="float">
            <text:p>-0.0135187665</text:p>
          </table:table-cell>
          <table:table-cell office:value-type="float" office:value="-0.0138606422842086" calcext:value-type="float">
            <text:p>-0.0138606423</text:p>
          </table:table-cell>
          <table:table-cell office:value-type="float" office:value="-0.01415140130344" calcext:value-type="float">
            <text:p>-0.0141514013</text:p>
          </table:table-cell>
          <table:table-cell office:value-type="float" office:value="-0.0143909106810227" calcext:value-type="float">
            <text:p>-0.0143909107</text:p>
          </table:table-cell>
          <table:table-cell office:value-type="float" office:value="-0.0145792185384702" calcext:value-type="float">
            <text:p>-0.0145792185</text:p>
          </table:table-cell>
          <table:table-cell office:value-type="float" office:value="-0.0147165487795503" calcext:value-type="float">
            <text:p>-0.0147165488</text:p>
          </table:table-cell>
          <table:table-cell office:value-type="float" office:value="-0.0148032952453373" calcext:value-type="float">
            <text:p>-0.0148032952</text:p>
          </table:table-cell>
          <table:table-cell office:value-type="float" office:value="-0.0148400153500426" calcext:value-type="float">
            <text:p>-0.0148400154</text:p>
          </table:table-cell>
          <table:table-cell office:value-type="float" office:value="-0.0148274232740542" calcext:value-type="float">
            <text:p>-0.0148274233</text:p>
          </table:table-cell>
          <table:table-cell office:value-type="float" office:value="-0.0147663827900082" calcext:value-type="float">
            <text:p>-0.0147663828</text:p>
          </table:table-cell>
          <table:table-cell office:value-type="float" office:value="-0.0146578997961044" calcext:value-type="float">
            <text:p>-0.0146578998</text:p>
          </table:table-cell>
          <table:table-cell office:value-type="float" office:value="-0.0145031146282171" calcext:value-type="float">
            <text:p>-0.0145031146</text:p>
          </table:table-cell>
          <table:table-cell office:value-type="float" office:value="-0.0143032942188512" calcext:value-type="float">
            <text:p>-0.0143032942</text:p>
          </table:table-cell>
          <table:table-cell office:value-type="float" office:value="-0.0140598241666226" calcext:value-type="float">
            <text:p>-0.0140598242</text:p>
          </table:table-cell>
          <table:table-cell office:value-type="float" office:value="-0.013774200774894" calcext:value-type="float">
            <text:p>-0.0137742008</text:p>
          </table:table-cell>
          <table:table-cell office:value-type="float" office:value="-0.0134480231125321" calcext:value-type="float">
            <text:p>-0.0134480231</text:p>
          </table:table-cell>
          <table:table-cell office:value-type="float" office:value="-0.0130829851436281" calcext:value-type="float">
            <text:p>-0.0130829851</text:p>
          </table:table-cell>
          <table:table-cell office:value-type="float" office:value="-0.0126808679665413" calcext:value-type="float">
            <text:p>-0.012680868</text:p>
          </table:table-cell>
          <table:table-cell office:value-type="float" office:value="-0.012243532195932" calcext:value-type="float">
            <text:p>-0.0122435322</text:p>
          </table:table-cell>
          <table:table-cell office:value-type="float" office:value="-0.0117729105146729" calcext:value-type="float">
            <text:p>-0.0117729105</text:p>
          </table:table-cell>
          <table:table-cell office:value-type="float" office:value="-0.0112710004157917" calcext:value-type="float">
            <text:p>-0.0112710004</text:p>
          </table:table-cell>
          <table:table-cell office:value-type="float" office:value="-0.0107398571480324" calcext:value-type="float">
            <text:p>-0.0107398571</text:p>
          </table:table-cell>
          <table:table-cell office:value-type="float" office:value="-0.0101815868723477" calcext:value-type="float">
            <text:p>-0.0101815869</text:p>
          </table:table-cell>
          <table:table-cell office:value-type="float" office:value="-0.00959834003074759" calcext:value-type="float">
            <text:p>-0.00959834</text:p>
          </table:table-cell>
          <table:table-cell office:value-type="float" office:value="-0.00899230492354963" calcext:value-type="float">
            <text:p>-0.0089923049</text:p>
          </table:table-cell>
          <table:table-cell office:value-type="float" office:value="-0.0083657014862755" calcext:value-type="float">
            <text:p>-0.0083657015</text:p>
          </table:table-cell>
          <table:table-cell office:value-type="float" office:value="-0.00772077525327791" calcext:value-type="float">
            <text:p>-0.0077207753</text:p>
          </table:table-cell>
          <table:table-cell office:value-type="float" office:value="-0.00705979149177267" calcext:value-type="float">
            <text:p>-0.0070597915</text:p>
          </table:table-cell>
          <table:table-cell office:value-type="float" office:value="-0.0063850294872499" calcext:value-type="float">
            <text:p>-0.0063850295</text:p>
          </table:table-cell>
          <table:table-cell office:value-type="float" office:value="-0.00569877695936118" calcext:value-type="float">
            <text:p>-0.005698777</text:p>
          </table:table-cell>
          <table:table-cell office:value-type="float" office:value="-0.00500332458627753" calcext:value-type="float">
            <text:p>-0.0050033246</text:p>
          </table:table-cell>
          <table:table-cell office:value-type="float" office:value="-0.0043009606152004" calcext:value-type="float">
            <text:p>-0.0043009606</text:p>
          </table:table-cell>
          <table:table-cell office:value-type="float" office:value="-0.00359396553717379" calcext:value-type="float">
            <text:p>-0.0035939655</text:p>
          </table:table-cell>
          <table:table-cell office:value-type="float" office:value="-0.00288460680552986" calcext:value-type="float">
            <text:p>-0.0028846068</text:p>
          </table:table-cell>
          <table:table-cell office:value-type="float" office:value="-0.00217513357918708" calcext:value-type="float">
            <text:p>-0.0021751336</text:p>
          </table:table-cell>
          <table:table-cell office:value-type="float" office:value="-0.00146777147451371" calcext:value-type="float">
            <text:p>-0.0014677715</text:p>
          </table:table-cell>
          <table:table-cell office:value-type="float" office:value="-0.000764717312527335" calcext:value-type="float">
            <text:p>-0.0007647173</text:p>
          </table:table-cell>
          <table:table-cell table:style-name="ce1" office:value-type="float" office:value="-0.0000681338517217675" calcext:value-type="float">
            <text:p>-6.81E-05</text:p>
          </table:table-cell>
          <table:table-cell office:value-type="float" office:value="0.000619855499277497" calcext:value-type="float">
            <text:p>0.0006198555</text:p>
          </table:table-cell>
          <table:table-cell office:value-type="float" office:value="0.00129717199083189" calcext:value-type="float">
            <text:p>0.001297172</text:p>
          </table:table-cell>
          <table:table-cell office:value-type="float" office:value="0.00196178686040178" calcext:value-type="float">
            <text:p>0.0019617869</text:p>
          </table:table-cell>
          <table:table-cell office:value-type="float" office:value="0.00261172667237596" calcext:value-type="float">
            <text:p>0.0026117267</text:p>
          </table:table-cell>
          <table:table-cell office:value-type="float" office:value="0.00324507865788474" calcext:value-type="float">
            <text:p>0.0032450787</text:p>
          </table:table-cell>
          <table:table-cell office:value-type="float" office:value="0.00385999603846377" calcext:value-type="float">
            <text:p>0.003859996</text:p>
          </table:table-cell>
          <table:table-cell office:value-type="float" office:value="0.00445470331327271" calcext:value-type="float">
            <text:p>0.0044547033</text:p>
          </table:table-cell>
          <table:table-cell office:value-type="float" office:value="0.00502750148565267" calcext:value-type="float">
            <text:p>0.0050275015</text:p>
          </table:table-cell>
          <table:table-cell office:value-type="float" office:value="0.00557677320127376" calcext:value-type="float">
            <text:p>0.0055767732</text:p>
          </table:table-cell>
          <table:table-cell office:value-type="float" office:value="0.00610098776700763" calcext:value-type="float">
            <text:p>0.0061009878</text:p>
          </table:table-cell>
          <table:table-cell office:value-type="float" office:value="0.00659870601703699" calcext:value-type="float">
            <text:p>0.006598706</text:p>
          </table:table-cell>
          <table:table-cell office:value-type="float" office:value="0.00706858499065034" calcext:value-type="float">
            <text:p>0.007068585</text:p>
          </table:table-cell>
          <table:table-cell office:value-type="float" office:value="0.0075093823846748" calcext:value-type="float">
            <text:p>0.0075093824</text:p>
          </table:table-cell>
          <table:table-cell office:value-type="float" office:value="0.00791996074263975" calcext:value-type="float">
            <text:p>0.0079199607</text:p>
          </table:table-cell>
          <table:table-cell office:value-type="float" office:value="0.00829929134252517" calcext:value-type="float">
            <text:p>0.0082992913</text:p>
          </table:table-cell>
          <table:table-cell office:value-type="float" office:value="0.00864645774536562" calcext:value-type="float">
            <text:p>0.0086464577</text:p>
          </table:table-cell>
          <table:table-cell office:value-type="float" office:value="0.00896065896802537" calcext:value-type="float">
            <text:p>0.008960659</text:p>
          </table:table-cell>
          <table:table-cell office:value-type="float" office:value="0.00924121224513778" calcext:value-type="float">
            <text:p>0.0092412122</text:p>
          </table:table-cell>
          <table:table-cell office:value-type="float" office:value="0.00948755534747137" calcext:value-type="float">
            <text:p>0.0094875553</text:p>
          </table:table-cell>
          <table:table-cell office:value-type="float" office:value="0.00969924842682137" calcext:value-type="float">
            <text:p>0.0096992484</text:p>
          </table:table-cell>
          <table:table-cell office:value-type="float" office:value="0.0098759753608766" calcext:value-type="float">
            <text:p>0.0098759754</text:p>
          </table:table-cell>
          <table:table-cell office:value-type="float" office:value="0.0100175445753324" calcext:value-type="float">
            <text:p>0.0100175446</text:p>
          </table:table-cell>
          <table:table-cell office:value-type="float" office:value="0.0101238893247446" calcext:value-type="float">
            <text:p>0.0101238893</text:p>
          </table:table-cell>
          <table:table-cell office:value-type="float" office:value="0.0101950674181889" calcext:value-type="float">
            <text:p>0.0101950674</text:p>
          </table:table-cell>
          <table:table-cell office:value-type="float" office:value="0.0102312603806285" calcext:value-type="float">
            <text:p>0.0102312604</text:p>
          </table:table-cell>
          <table:table-cell office:value-type="float" office:value="0.0102327720459253" calcext:value-type="float">
            <text:p>0.010232772</text:p>
          </table:table-cell>
          <table:table-cell office:value-type="float" office:value="0.0102000265826155" calcext:value-type="float">
            <text:p>0.0102000266</text:p>
          </table:table-cell>
          <table:table-cell office:value-type="float" office:value="0.0101335659587363" calcext:value-type="float">
            <text:p>0.010133566</text:p>
          </table:table-cell>
          <table:table-cell office:value-type="float" office:value="0.0100340468572143" calcext:value-type="float">
            <text:p>0.0100340469</text:p>
          </table:table-cell>
          <table:table-cell office:value-type="float" office:value="0.00990223705837658" calcext:value-type="float">
            <text:p>0.0099022371</text:p>
          </table:table-cell>
          <table:table-cell office:value-type="float" office:value="0.00973901131104732" calcext:value-type="float">
            <text:p>0.0097390113</text:p>
          </table:table-cell>
          <table:table-cell office:value-type="float" office:value="0.00954534671835472" calcext:value-type="float">
            <text:p>0.0095453467</text:p>
          </table:table-cell>
          <table:table-cell office:value-type="float" office:value="0.00932231766871193" calcext:value-type="float">
            <text:p>0.0093223177</text:p>
          </table:table-cell>
          <table:table-cell office:value-type="float" office:value="0.00907109034641682" calcext:value-type="float">
            <text:p>0.0090710903</text:p>
          </table:table-cell>
          <table:table-cell office:value-type="float" office:value="0.0087929168598736" calcext:value-type="float">
            <text:p>0.0087929169</text:p>
          </table:table-cell>
          <table:table-cell office:value-type="float" office:value="0.00848912902853103" calcext:value-type="float">
            <text:p>0.008489129</text:p>
          </table:table-cell>
          <table:table-cell office:value-type="float" office:value="0.0081611318722281" calcext:value-type="float">
            <text:p>0.0081611319</text:p>
          </table:table-cell>
          <table:table-cell office:value-type="float" office:value="0.00781039684869247" calcext:value-type="float">
            <text:p>0.0078103968</text:p>
          </table:table-cell>
          <table:table-cell office:value-type="float" office:value="0.00743845488644616" calcext:value-type="float">
            <text:p>0.0074384549</text:p>
          </table:table-cell>
          <table:table-cell office:value-type="float" office:value="0.0070468892613162" calcext:value-type="float">
            <text:p>0.0070468893</text:p>
          </table:table-cell>
          <table:table-cell office:value-type="float" office:value="0.00663732836511574" calcext:value-type="float">
            <text:p>0.0066373284</text:p>
          </table:table-cell>
          <table:table-cell office:value-type="float" office:value="0.0062114384148728" calcext:value-type="float">
            <text:p>0.0062114384</text:p>
          </table:table-cell>
          <table:table-cell office:value-type="float" office:value="0.00577091615023791" calcext:value-type="float">
            <text:p>0.0057709162</text:p>
          </table:table-cell>
          <table:table-cell office:value-type="float" office:value="0.00531748156543169" calcext:value-type="float">
            <text:p>0.0053174816</text:p>
          </table:table-cell>
          <table:table-cell office:value-type="float" office:value="0.0048528707203147" calcext:value-type="float">
            <text:p>0.0048528707</text:p>
          </table:table-cell>
          <table:table-cell office:value-type="float" office:value="0.00437882867293156" calcext:value-type="float">
            <text:p>0.0043788287</text:p>
          </table:table-cell>
          <table:table-cell office:value-type="float" office:value="0.00389710257321109" calcext:value-type="float">
            <text:p>0.0038971026</text:p>
          </table:table-cell>
          <table:table-cell office:value-type="float" office:value="0.00340943495448382" calcext:value-type="float">
            <text:p>0.003409435</text:p>
          </table:table-cell>
          <table:table-cell office:value-type="float" office:value="0.00291755725610568" calcext:value-type="float">
            <text:p>0.0029175573</text:p>
          </table:table-cell>
          <table:table-cell office:value-type="float" office:value="0.00242318360688309" calcext:value-type="float">
            <text:p>0.0024231836</text:p>
          </table:table-cell>
          <table:table-cell office:value-type="float" office:value="0.00192800489514828" calcext:value-type="float">
            <text:p>0.0019280049</text:p>
          </table:table-cell>
          <table:table-cell office:value-type="float" office:value="0.00143368314739137" calcext:value-type="float">
            <text:p>0.0014336831</text:p>
          </table:table-cell>
          <table:table-cell office:value-type="float" office:value="0.000941846233300219" calcext:value-type="float">
            <text:p>0.0009418462</text:p>
          </table:table-cell>
          <table:table-cell office:value-type="float" office:value="0.000454082911010133" calcext:value-type="float">
            <text:p>0.0004540829</text:p>
          </table:table-cell>
          <table:table-cell table:style-name="ce1" office:value-type="float" office:value="-0.0000280617776591587" calcext:value-type="float">
            <text:p>-2.81E-05</text:p>
          </table:table-cell>
          <table:table-cell office:value-type="float" office:value="-0.000503090756098865" calcext:value-type="float">
            <text:p>-0.0005030908</text:p>
          </table:table-cell>
          <table:table-cell office:value-type="float" office:value="-0.000969558803824641" calcext:value-type="float">
            <text:p>-0.0009695588</text:p>
          </table:table-cell>
          <table:table-cell office:value-type="float" office:value="-0.00142607609082225" calcext:value-type="float">
            <text:p>-0.0014260761</text:p>
          </table:table-cell>
          <table:table-cell office:value-type="float" office:value="-0.00187131136003119" calcext:value-type="float">
            <text:p>-0.0018713114</text:p>
          </table:table-cell>
          <table:table-cell office:value-type="float" office:value="-0.00230399476565129" calcext:value-type="float">
            <text:p>-0.0023039948</text:p>
          </table:table-cell>
          <table:table-cell office:value-type="float" office:value="-0.00272292037761437" calcext:value-type="float">
            <text:p>-0.0027229204</text:p>
          </table:table-cell>
          <table:table-cell office:value-type="float" office:value="-0.003126948364848" calcext:value-type="float">
            <text:p>-0.0031269484</text:p>
          </table:table-cell>
          <table:table-cell office:value-type="float" office:value="-0.00351500687187119" calcext:value-type="float">
            <text:p>-0.0035150069</text:p>
          </table:table-cell>
          <table:table-cell office:value-type="float" office:value="-0.00388609360477308" calcext:value-type="float">
            <text:p>-0.0038860936</text:p>
          </table:table-cell>
          <table:table-cell office:value-type="float" office:value="-0.00423927714373506" calcext:value-type="float">
            <text:p>-0.0042392771</text:p>
          </table:table-cell>
          <table:table-cell office:value-type="float" office:value="-0.00457369799997272" calcext:value-type="float">
            <text:p>-0.004573698</text:p>
          </table:table-cell>
          <table:table-cell office:value-type="float" office:value="-0.00488856943528267" calcext:value-type="float">
            <text:p>-0.0048885694</text:p>
          </table:table-cell>
          <table:table-cell office:value-type="float" office:value="-0.00518317806233145" calcext:value-type="float">
            <text:p>-0.0051831781</text:p>
          </table:table-cell>
          <table:table-cell office:value-type="float" office:value="-0.00545688424340111" calcext:value-type="float">
            <text:p>-0.0054568842</text:p>
          </table:table-cell>
          <table:table-cell office:value-type="float" office:value="-0.00570912230456784" calcext:value-type="float">
            <text:p>-0.0057091223</text:p>
          </table:table-cell>
          <table:table-cell office:value-type="float" office:value="-0.00593940058125384" calcext:value-type="float">
            <text:p>-0.0059394006</text:p>
          </table:table-cell>
          <table:table-cell office:value-type="float" office:value="-0.00614730130979562" calcext:value-type="float">
            <text:p>-0.0061473013</text:p>
          </table:table-cell>
          <table:table-cell office:value-type="float" office:value="-0.00633248037816334" calcext:value-type="float">
            <text:p>-0.0063324804</text:p>
          </table:table-cell>
          <table:table-cell office:value-type="float" office:value="-0.00649466694727947" calcext:value-type="float">
            <text:p>-0.0064946669</text:p>
          </table:table-cell>
          <table:table-cell office:value-type="float" office:value="-0.0066336629525764" calcext:value-type="float">
            <text:p>-0.006633663</text:p>
          </table:table-cell>
          <table:table-cell office:value-type="float" office:value="-0.00674934249353797" calcext:value-type="float">
            <text:p>-0.0067493425</text:p>
          </table:table-cell>
          <table:table-cell office:value-type="float" office:value="-0.00684165111704794" calcext:value-type="float">
            <text:p>-0.006841651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6012044855499" calcext:value-type="float">
            <text:p>-0.0060120449</text:p>
          </table:table-cell>
          <table:table-cell office:value-type="float" office:value="-0.0479131020205692" calcext:value-type="float">
            <text:p>-0.047913102</text:p>
          </table:table-cell>
          <table:table-cell office:value-type="float" office:value="-0.159239826214783" calcext:value-type="float">
            <text:p>-0.1592398262</text:p>
          </table:table-cell>
          <table:table-cell office:value-type="float" office:value="-0.361733645434104" calcext:value-type="float">
            <text:p>-0.3617336454</text:p>
          </table:table-cell>
          <table:table-cell office:value-type="float" office:value="-0.645532339054356" calcext:value-type="float">
            <text:p>-0.6455323391</text:p>
          </table:table-cell>
          <table:table-cell office:value-type="float" office:value="-0.957885825427365" calcext:value-type="float">
            <text:p>-0.9578858254</text:p>
          </table:table-cell>
          <table:table-cell office:value-type="float" office:value="-1.23679891164867" calcext:value-type="float">
            <text:p>-1.2367989116</text:p>
          </table:table-cell>
          <table:table-cell office:value-type="float" office:value="-1.46638350860371" calcext:value-type="float">
            <text:p>-1.4663835086</text:p>
          </table:table-cell>
          <table:table-cell office:value-type="float" office:value="-1.67565679595842" calcext:value-type="float">
            <text:p>-1.675656796</text:p>
          </table:table-cell>
          <table:table-cell office:value-type="float" office:value="-1.89672652820843" calcext:value-type="float">
            <text:p>-1.8967265282</text:p>
          </table:table-cell>
          <table:table-cell office:value-type="float" office:value="-2.15372979664608" calcext:value-type="float">
            <text:p>-2.1537297966</text:p>
          </table:table-cell>
          <table:table-cell office:value-type="float" office:value="-2.47048047423778" calcext:value-type="float">
            <text:p>-2.4704804742</text:p>
          </table:table-cell>
          <table:table-cell office:value-type="float" office:value="-2.86199359061182" calcext:value-type="float">
            <text:p>-2.8619935906</text:p>
          </table:table-cell>
          <table:table-cell office:value-type="float" office:value="-3.32146731408377" calcext:value-type="float">
            <text:p>-3.3214673141</text:p>
          </table:table-cell>
          <table:table-cell office:value-type="float" office:value="-3.81488063783189" calcext:value-type="float">
            <text:p>-3.8148806378</text:p>
          </table:table-cell>
          <table:table-cell office:value-type="float" office:value="-4.306890837497" calcext:value-type="float">
            <text:p>-4.3068908375</text:p>
          </table:table-cell>
          <table:table-cell office:value-type="float" office:value="-4.79716246815571" calcext:value-type="float">
            <text:p>-4.7971624682</text:p>
          </table:table-cell>
          <table:table-cell office:value-type="float" office:value="-5.31947996693033" calcext:value-type="float">
            <text:p>-5.3194799669</text:p>
          </table:table-cell>
          <table:table-cell office:value-type="float" office:value="-5.90950139670465" calcext:value-type="float">
            <text:p>-5.9095013967</text:p>
          </table:table-cell>
          <table:table-cell office:value-type="float" office:value="-6.55829725637847" calcext:value-type="float">
            <text:p>-6.5582972564</text:p>
          </table:table-cell>
          <table:table-cell office:value-type="float" office:value="-7.17048802053547" calcext:value-type="float">
            <text:p>-7.1704880205</text:p>
          </table:table-cell>
          <table:table-cell office:value-type="float" office:value="-7.5721998288223" calcext:value-type="float">
            <text:p>-7.5721998288</text:p>
          </table:table-cell>
          <table:table-cell office:value-type="float" office:value="-7.58979562315725" calcext:value-type="float">
            <text:p>-7.5897956232</text:p>
          </table:table-cell>
          <table:table-cell office:value-type="float" office:value="-7.20003571220418" calcext:value-type="float">
            <text:p>-7.2000357122</text:p>
          </table:table-cell>
          <table:table-cell office:value-type="float" office:value="-6.65214441951464" calcext:value-type="float">
            <text:p>-6.6521444195</text:p>
          </table:table-cell>
          <table:table-cell office:value-type="float" office:value="-6.32516559411152" calcext:value-type="float">
            <text:p>-6.3251655941</text:p>
          </table:table-cell>
          <table:table-cell office:value-type="float" office:value="-6.41296258329215" calcext:value-type="float">
            <text:p>-6.4129625833</text:p>
          </table:table-cell>
          <table:table-cell office:value-type="float" office:value="-6.91255839574775" calcext:value-type="float">
            <text:p>-6.9125583957</text:p>
          </table:table-cell>
          <table:table-cell office:value-type="float" office:value="-7.71778501616982" calcext:value-type="float">
            <text:p>-7.7177850162</text:p>
          </table:table-cell>
          <table:table-cell office:value-type="float" office:value="-8.46838218820027" calcext:value-type="float">
            <text:p>-8.4683821882</text:p>
          </table:table-cell>
          <table:table-cell office:value-type="float" office:value="-8.84424568357123" calcext:value-type="float">
            <text:p>-8.8442456836</text:p>
          </table:table-cell>
          <table:table-cell office:value-type="float" office:value="-8.97285530808534" calcext:value-type="float">
            <text:p>-8.9728553081</text:p>
          </table:table-cell>
          <table:table-cell office:value-type="float" office:value="-8.99522888956336" calcext:value-type="float">
            <text:p>-8.9952288896</text:p>
          </table:table-cell>
          <table:table-cell office:value-type="float" office:value="-8.91733192667252" calcext:value-type="float">
            <text:p>-8.9173319267</text:p>
          </table:table-cell>
          <table:table-cell office:value-type="float" office:value="-8.7508605002978" calcext:value-type="float">
            <text:p>-8.7508605003</text:p>
          </table:table-cell>
          <table:table-cell office:value-type="float" office:value="-8.51706206783834" calcext:value-type="float">
            <text:p>-8.5170620678</text:p>
          </table:table-cell>
          <table:table-cell office:value-type="float" office:value="-8.23571015246014" calcext:value-type="float">
            <text:p>-8.2357101525</text:p>
          </table:table-cell>
          <table:table-cell office:value-type="float" office:value="-7.9221595080487" calcext:value-type="float">
            <text:p>-7.922159508</text:p>
          </table:table-cell>
          <table:table-cell office:value-type="float" office:value="-7.58667476373317" calcext:value-type="float">
            <text:p>-7.5866747637</text:p>
          </table:table-cell>
          <table:table-cell office:value-type="float" office:value="-7.23526751308917" calcext:value-type="float">
            <text:p>-7.2352675131</text:p>
          </table:table-cell>
          <table:table-cell office:value-type="float" office:value="-6.87104224142562" calcext:value-type="float">
            <text:p>-6.8710422414</text:p>
          </table:table-cell>
          <table:table-cell office:value-type="float" office:value="-6.49522724071833" calcext:value-type="float">
            <text:p>-6.4952272407</text:p>
          </table:table-cell>
          <table:table-cell office:value-type="float" office:value="-6.10787144243477" calcext:value-type="float">
            <text:p>-6.1078714424</text:p>
          </table:table-cell>
          <table:table-cell office:value-type="float" office:value="-5.70869055734397" calcext:value-type="float">
            <text:p>-5.7086905573</text:p>
          </table:table-cell>
          <table:table-cell office:value-type="float" office:value="-5.29796833590108" calcext:value-type="float">
            <text:p>-5.2979683359</text:p>
          </table:table-cell>
          <table:table-cell office:value-type="float" office:value="-4.87720699632911" calcext:value-type="float">
            <text:p>-4.8772069963</text:p>
          </table:table-cell>
          <table:table-cell office:value-type="float" office:value="-4.44936262782674" calcext:value-type="float">
            <text:p>-4.4493626278</text:p>
          </table:table-cell>
          <table:table-cell office:value-type="float" office:value="-4.01863115189661" calcext:value-type="float">
            <text:p>-4.0186311519</text:p>
          </table:table-cell>
          <table:table-cell office:value-type="float" office:value="-3.58989751260307" calcext:value-type="float">
            <text:p>-3.5898975126</text:p>
          </table:table-cell>
          <table:table-cell office:value-type="float" office:value="-3.16805306225026" calcext:value-type="float">
            <text:p>-3.1680530623</text:p>
          </table:table-cell>
          <table:table-cell office:value-type="float" office:value="-2.75738089987732" calcext:value-type="float">
            <text:p>-2.7573808999</text:p>
          </table:table-cell>
          <table:table-cell office:value-type="float" office:value="-2.36113908960428" calcext:value-type="float">
            <text:p>-2.3611390896</text:p>
          </table:table-cell>
          <table:table-cell office:value-type="float" office:value="-1.98138781380356" calcext:value-type="float">
            <text:p>-1.9813878138</text:p>
          </table:table-cell>
          <table:table-cell office:value-type="float" office:value="-1.61903653782826" calcext:value-type="float">
            <text:p>-1.6190365378</text:p>
          </table:table-cell>
          <table:table-cell office:value-type="float" office:value="-1.27404006395571" calcext:value-type="float">
            <text:p>-1.274040064</text:p>
          </table:table-cell>
          <table:table-cell office:value-type="float" office:value="-0.94565371757465" calcext:value-type="float">
            <text:p>-0.9456537176</text:p>
          </table:table-cell>
          <table:table-cell office:value-type="float" office:value="-0.632669345536314" calcext:value-type="float">
            <text:p>-0.6326693455</text:p>
          </table:table-cell>
          <table:table-cell office:value-type="float" office:value="-0.333586929937191" calcext:value-type="float">
            <text:p>-0.3335869299</text:p>
          </table:table-cell>
          <table:table-cell office:value-type="float" office:value="-0.04671503996871" calcext:value-type="float">
            <text:p>-0.04671504</text:p>
          </table:table-cell>
          <table:table-cell office:value-type="float" office:value="0.229778801466853" calcext:value-type="float">
            <text:p>0.2297788015</text:p>
          </table:table-cell>
          <table:table-cell office:value-type="float" office:value="0.497836690281872" calcext:value-type="float">
            <text:p>0.4978366903</text:p>
          </table:table-cell>
          <table:table-cell office:value-type="float" office:value="0.75947177354438" calcext:value-type="float">
            <text:p>0.7594717735</text:p>
          </table:table-cell>
          <table:table-cell office:value-type="float" office:value="1.01670878619489" calcext:value-type="float">
            <text:p>1.0167087862</text:p>
          </table:table-cell>
          <table:table-cell office:value-type="float" office:value="1.271501878457" calcext:value-type="float">
            <text:p>1.2715018785</text:p>
          </table:table-cell>
          <table:table-cell office:value-type="float" office:value="1.52563508346262" calcext:value-type="float">
            <text:p>1.5256350835</text:p>
          </table:table-cell>
          <table:table-cell office:value-type="float" office:value="1.78061239859252" calcext:value-type="float">
            <text:p>1.7806123986</text:p>
          </table:table-cell>
          <table:table-cell office:value-type="float" office:value="2.0375424577079" calcext:value-type="float">
            <text:p>2.0375424577</text:p>
          </table:table-cell>
          <table:table-cell office:value-type="float" office:value="2.2970204389792" calcext:value-type="float">
            <text:p>2.297020439</text:p>
          </table:table-cell>
          <table:table-cell office:value-type="float" office:value="2.55901046546239" calcext:value-type="float">
            <text:p>2.5590104655</text:p>
          </table:table-cell>
          <table:table-cell office:value-type="float" office:value="2.82273710293669" calcext:value-type="float">
            <text:p>2.8227371029</text:p>
          </table:table-cell>
          <table:table-cell office:value-type="float" office:value="3.08660348374485" calcext:value-type="float">
            <text:p>3.0866034837</text:p>
          </table:table-cell>
          <table:table-cell office:value-type="float" office:value="3.34816141855097" calcext:value-type="float">
            <text:p>3.3481614186</text:p>
          </table:table-cell>
          <table:table-cell office:value-type="float" office:value="3.60415910117971" calcext:value-type="float">
            <text:p>3.6041591012</text:p>
          </table:table-cell>
          <table:table-cell office:value-type="float" office:value="3.8506806283644" calcext:value-type="float">
            <text:p>3.8506806284</text:p>
          </table:table-cell>
          <table:table-cell office:value-type="float" office:value="4.0833715222821" calcext:value-type="float">
            <text:p>4.0833715223</text:p>
          </table:table-cell>
          <table:table-cell office:value-type="float" office:value="4.29772603328712" calcext:value-type="float">
            <text:p>4.2977260333</text:p>
          </table:table-cell>
          <table:table-cell office:value-type="float" office:value="4.48940638002691" calcext:value-type="float">
            <text:p>4.48940638</text:p>
          </table:table-cell>
          <table:table-cell office:value-type="float" office:value="4.65457403430346" calcext:value-type="float">
            <text:p>4.6545740343</text:p>
          </table:table-cell>
          <table:table-cell office:value-type="float" office:value="4.790228849385" calcext:value-type="float">
            <text:p>4.7902288494</text:p>
          </table:table-cell>
          <table:table-cell office:value-type="float" office:value="4.89455610231337" calcext:value-type="float">
            <text:p>4.8945561023</text:p>
          </table:table-cell>
          <table:table-cell office:value-type="float" office:value="4.96726149837448" calcext:value-type="float">
            <text:p>4.9672614984</text:p>
          </table:table-cell>
          <table:table-cell office:value-type="float" office:value="5.00983219383353" calcext:value-type="float">
            <text:p>5.0098321938</text:p>
          </table:table-cell>
          <table:table-cell office:value-type="float" office:value="5.0256196204101" calcext:value-type="float">
            <text:p>5.0256196204</text:p>
          </table:table-cell>
          <table:table-cell office:value-type="float" office:value="5.01963123585458" calcext:value-type="float">
            <text:p>5.0196312359</text:p>
          </table:table-cell>
          <table:table-cell office:value-type="float" office:value="4.99796902835968" calcext:value-type="float">
            <text:p>4.9979690284</text:p>
          </table:table-cell>
          <table:table-cell office:value-type="float" office:value="4.96695522274632" calcext:value-type="float">
            <text:p>4.9669552227</text:p>
          </table:table-cell>
          <table:table-cell office:value-type="float" office:value="4.93209352124368" calcext:value-type="float">
            <text:p>4.9320935212</text:p>
          </table:table-cell>
          <table:table-cell office:value-type="float" office:value="4.89707552555957" calcext:value-type="float">
            <text:p>4.8970755256</text:p>
          </table:table-cell>
          <table:table-cell office:value-type="float" office:value="4.86305144507742" calcext:value-type="float">
            <text:p>4.8630514451</text:p>
          </table:table-cell>
          <table:table-cell office:value-type="float" office:value="4.82837877122094" calcext:value-type="float">
            <text:p>4.8283787712</text:p>
          </table:table-cell>
          <table:table-cell office:value-type="float" office:value="4.78903045509121" calcext:value-type="float">
            <text:p>4.7890304551</text:p>
          </table:table-cell>
          <table:table-cell office:value-type="float" office:value="4.73967946534099" calcext:value-type="float">
            <text:p>4.7396794653</text:p>
          </table:table-cell>
          <table:table-cell office:value-type="float" office:value="4.67514670188371" calcext:value-type="float">
            <text:p>4.6751467019</text:p>
          </table:table-cell>
          <table:table-cell office:value-type="float" office:value="4.59164146762353" calcext:value-type="float">
            <text:p>4.5916414676</text:p>
          </table:table-cell>
          <table:table-cell office:value-type="float" office:value="4.48734280528611" calcext:value-type="float">
            <text:p>4.4873428053</text:p>
          </table:table-cell>
          <table:table-cell office:value-type="float" office:value="4.36229447553121" calcext:value-type="float">
            <text:p>4.3622944755</text:p>
          </table:table-cell>
          <table:table-cell office:value-type="float" office:value="4.21791591657349" calcext:value-type="float">
            <text:p>4.2179159166</text:p>
          </table:table-cell>
          <table:table-cell office:value-type="float" office:value="4.05644919242231" calcext:value-type="float">
            <text:p>4.0564491924</text:p>
          </table:table-cell>
          <table:table-cell office:value-type="float" office:value="3.88050503952284" calcext:value-type="float">
            <text:p>3.8805050395</text:p>
          </table:table-cell>
          <table:table-cell office:value-type="float" office:value="3.69273902405611" calcext:value-type="float">
            <text:p>3.6927390241</text:p>
          </table:table-cell>
          <table:table-cell office:value-type="float" office:value="3.49563780229203" calcext:value-type="float">
            <text:p>3.4956378023</text:p>
          </table:table-cell>
          <table:table-cell office:value-type="float" office:value="3.29138999731575" calcext:value-type="float">
            <text:p>3.2913899973</text:p>
          </table:table-cell>
          <table:table-cell office:value-type="float" office:value="3.08182118825373" calcext:value-type="float">
            <text:p>3.0818211883</text:p>
          </table:table-cell>
          <table:table-cell office:value-type="float" office:value="2.86837634808973" calcext:value-type="float">
            <text:p>2.8683763481</text:p>
          </table:table-cell>
          <table:table-cell office:value-type="float" office:value="2.65213565327636" calcext:value-type="float">
            <text:p>2.6521356533</text:p>
          </table:table-cell>
          <table:table-cell office:value-type="float" office:value="2.43385216925872" calcext:value-type="float">
            <text:p>2.4338521693</text:p>
          </table:table-cell>
          <table:table-cell office:value-type="float" office:value="2.21400260387579" calcext:value-type="float">
            <text:p>2.2140026039</text:p>
          </table:table-cell>
          <table:table-cell office:value-type="float" office:value="1.99284473590277" calcext:value-type="float">
            <text:p>1.9928447359</text:p>
          </table:table-cell>
          <table:table-cell office:value-type="float" office:value="1.77047703240151" calcext:value-type="float">
            <text:p>1.7704770324</text:p>
          </table:table-cell>
          <table:table-cell office:value-type="float" office:value="1.54689732951919" calcext:value-type="float">
            <text:p>1.5468973295</text:p>
          </table:table-cell>
          <table:table-cell office:value-type="float" office:value="1.32205832160843" calcext:value-type="float">
            <text:p>1.3220583216</text:p>
          </table:table-cell>
          <table:table-cell office:value-type="float" office:value="1.09591809262414" calcext:value-type="float">
            <text:p>1.0959180926</text:p>
          </table:table-cell>
          <table:table-cell office:value-type="float" office:value="0.868484187920018" calcext:value-type="float">
            <text:p>0.8684841879</text:p>
          </table:table-cell>
          <table:table-cell office:value-type="float" office:value="0.6398499297757" calcext:value-type="float">
            <text:p>0.6398499298</text:p>
          </table:table-cell>
          <table:table-cell office:value-type="float" office:value="0.410221950331984" calcext:value-type="float">
            <text:p>0.4102219503</text:p>
          </table:table-cell>
          <table:table-cell office:value-type="float" office:value="0.179938300318367" calcext:value-type="float">
            <text:p>0.1799383003</text:p>
          </table:table-cell>
          <table:table-cell office:value-type="float" office:value="-0.050523034241392" calcext:value-type="float">
            <text:p>-0.0505230342</text:p>
          </table:table-cell>
          <table:table-cell office:value-type="float" office:value="-0.280544882461484" calcext:value-type="float">
            <text:p>-0.2805448825</text:p>
          </table:table-cell>
          <table:table-cell office:value-type="float" office:value="-0.509380142064488" calcext:value-type="float">
            <text:p>-0.5093801421</text:p>
          </table:table-cell>
          <table:table-cell office:value-type="float" office:value="-0.736168424480539" calcext:value-type="float">
            <text:p>-0.7361684245</text:p>
          </table:table-cell>
          <table:table-cell office:value-type="float" office:value="-0.959958716492171" calcext:value-type="float">
            <text:p>-0.9599587165</text:p>
          </table:table-cell>
          <table:table-cell office:value-type="float" office:value="-1.17973646528409" calcext:value-type="float">
            <text:p>-1.1797364653</text:p>
          </table:table-cell>
          <table:table-cell office:value-type="float" office:value="-1.39445329055257" calcext:value-type="float">
            <text:p>-1.3944532906</text:p>
          </table:table-cell>
          <table:table-cell office:value-type="float" office:value="-1.60305735034403" calcext:value-type="float">
            <text:p>-1.6030573503</text:p>
          </table:table-cell>
          <table:table-cell office:value-type="float" office:value="-1.80452229969726" calcext:value-type="float">
            <text:p>-1.8045222997</text:p>
          </table:table-cell>
          <table:table-cell office:value-type="float" office:value="-1.99787287315167" calcext:value-type="float">
            <text:p>-1.9978728732</text:p>
          </table:table-cell>
          <table:table-cell office:value-type="float" office:value="-2.18220546326793" calcext:value-type="float">
            <text:p>-2.1822054633</text:p>
          </table:table-cell>
          <table:table-cell office:value-type="float" office:value="-2.35670266131755" calcext:value-type="float">
            <text:p>-2.3567026613</text:p>
          </table:table-cell>
          <table:table-cell office:value-type="float" office:value="-2.5206414933997" calcext:value-type="float">
            <text:p>-2.5206414934</text:p>
          </table:table-cell>
          <table:table-cell office:value-type="float" office:value="-2.67339588005305" calcext:value-type="float">
            <text:p>-2.6733958801</text:p>
          </table:table-cell>
          <table:table-cell office:value-type="float" office:value="-2.81443450424463" calcext:value-type="float">
            <text:p>-2.8144345042</text:p>
          </table:table-cell>
          <table:table-cell office:value-type="float" office:value="-2.94331565751804" calcext:value-type="float">
            <text:p>-2.9433156575</text:p>
          </table:table-cell>
          <table:table-cell office:value-type="float" office:value="-3.05968068432324" calcext:value-type="float">
            <text:p>-3.0596806843</text:p>
          </table:table-cell>
          <table:table-cell office:value-type="float" office:value="-3.16324738322592" calcext:value-type="float">
            <text:p>-3.1632473832</text:p>
          </table:table-cell>
          <table:table-cell office:value-type="float" office:value="-3.25380424825966" calcext:value-type="float">
            <text:p>-3.2538042483</text:p>
          </table:table-cell>
          <table:table-cell office:value-type="float" office:value="-3.33120588476219" calcext:value-type="float">
            <text:p>-3.3312058848</text:p>
          </table:table-cell>
          <table:table-cell office:value-type="float" office:value="-3.39536945564531" calcext:value-type="float">
            <text:p>-3.3953694556</text:p>
          </table:table-cell>
          <table:table-cell office:value-type="float" office:value="-3.44627171682169" calcext:value-type="float">
            <text:p>-3.4462717168</text:p>
          </table:table-cell>
          <table:table-cell office:value-type="float" office:value="-3.48394613669136" calcext:value-type="float">
            <text:p>-3.4839461367</text:p>
          </table:table-cell>
          <table:table-cell office:value-type="float" office:value="-3.50847974918604" calcext:value-type="float">
            <text:p>-3.5084797492</text:p>
          </table:table-cell>
          <table:table-cell office:value-type="float" office:value="-3.52000968839192" calcext:value-type="float">
            <text:p>-3.5200096884</text:p>
          </table:table-cell>
          <table:table-cell office:value-type="float" office:value="-3.51871968324988" calcext:value-type="float">
            <text:p>-3.5187196832</text:p>
          </table:table-cell>
          <table:table-cell office:value-type="float" office:value="-3.50483703561761" calcext:value-type="float">
            <text:p>-3.5048370356</text:p>
          </table:table-cell>
          <table:table-cell office:value-type="float" office:value="-3.47863067497878" calcext:value-type="float">
            <text:p>-3.478630675</text:p>
          </table:table-cell>
          <table:table-cell office:value-type="float" office:value="-3.44041074455175" calcext:value-type="float">
            <text:p>-3.4404107446</text:p>
          </table:table-cell>
          <table:table-cell office:value-type="float" office:value="-3.39052985789557" calcext:value-type="float">
            <text:p>-3.3905298579</text:p>
          </table:table-cell>
          <table:table-cell office:value-type="float" office:value="-3.32938575730058" calcext:value-type="float">
            <text:p>-3.3293857573</text:p>
          </table:table-cell>
          <table:table-cell office:value-type="float" office:value="-3.25742471515958" calcext:value-type="float">
            <text:p>-3.2574247152</text:p>
          </table:table-cell>
          <table:table-cell office:value-type="float" office:value="-3.17514474726508" calcext:value-type="float">
            <text:p>-3.1751447473</text:p>
          </table:table-cell>
          <table:table-cell office:value-type="float" office:value="-3.08309761576304" calcext:value-type="float">
            <text:p>-3.0830976158</text:p>
          </table:table-cell>
          <table:table-cell office:value-type="float" office:value="-2.98188870389301" calcext:value-type="float">
            <text:p>-2.9818887039</text:p>
          </table:table-cell>
          <table:table-cell office:value-type="float" office:value="-2.87217411508808" calcext:value-type="float">
            <text:p>-2.8721741151</text:p>
          </table:table-cell>
          <table:table-cell office:value-type="float" office:value="-2.7546547265118" calcext:value-type="float">
            <text:p>-2.7546547265</text:p>
          </table:table-cell>
          <table:table-cell office:value-type="float" office:value="-2.63006734067277" calcext:value-type="float">
            <text:p>-2.6300673407</text:p>
          </table:table-cell>
          <table:table-cell office:value-type="float" office:value="-2.49917346007515" calcext:value-type="float">
            <text:p>-2.4991734601</text:p>
          </table:table-cell>
          <table:table-cell office:value-type="float" office:value="-2.36274650344253" calcext:value-type="float">
            <text:p>-2.3627465034</text:p>
          </table:table-cell>
          <table:table-cell office:value-type="float" office:value="-2.22155845131738" calcext:value-type="float">
            <text:p>-2.2215584513</text:p>
          </table:table-cell>
          <table:table-cell office:value-type="float" office:value="-2.0763669390704" calcext:value-type="float">
            <text:p>-2.0763669391</text:p>
          </table:table-cell>
          <table:table-cell office:value-type="float" office:value="-1.92790371382836" calcext:value-type="float">
            <text:p>-1.9279037138</text:p>
          </table:table-cell>
          <table:table-cell office:value-type="float" office:value="-1.77686516486287" calcext:value-type="float">
            <text:p>-1.7768651649</text:p>
          </table:table-cell>
          <table:table-cell office:value-type="float" office:value="-1.62390536408595" calcext:value-type="float">
            <text:p>-1.6239053641</text:p>
          </table:table-cell>
          <table:table-cell office:value-type="float" office:value="-1.46963175933368" calcext:value-type="float">
            <text:p>-1.4696317593</text:p>
          </table:table-cell>
          <table:table-cell office:value-type="float" office:value="-1.31460339021713" calcext:value-type="float">
            <text:p>-1.3146033902</text:p>
          </table:table-cell>
          <table:table-cell office:value-type="float" office:value="-1.15933127721507" calcext:value-type="float">
            <text:p>-1.1593312772</text:p>
          </table:table-cell>
          <table:table-cell office:value-type="float" office:value="-1.00428048877977" calcext:value-type="float">
            <text:p>-1.0042804888</text:p>
          </table:table-cell>
          <table:table-cell office:value-type="float" office:value="-0.849873323772492" calcext:value-type="float">
            <text:p>-0.8498733238</text:p>
          </table:table-cell>
          <table:table-cell office:value-type="float" office:value="-0.696493050523852" calcext:value-type="float">
            <text:p>-0.6964930505</text:p>
          </table:table-cell>
          <table:table-cell office:value-type="float" office:value="-0.544487703851413" calcext:value-type="float">
            <text:p>-0.5444877039</text:p>
          </table:table-cell>
          <table:table-cell office:value-type="float" office:value="-0.39417353849653" calcext:value-type="float">
            <text:p>-0.3941735385</text:p>
          </table:table-cell>
          <table:table-cell office:value-type="float" office:value="-0.245837853700497" calcext:value-type="float">
            <text:p>-0.2458378537</text:p>
          </table:table-cell>
          <table:table-cell office:value-type="float" office:value="-0.099741025599025" calcext:value-type="float">
            <text:p>-0.0997410256</text:p>
          </table:table-cell>
          <table:table-cell office:value-type="float" office:value="0.0438822954596319" calcext:value-type="float">
            <text:p>0.0438822955</text:p>
          </table:table-cell>
          <table:table-cell office:value-type="float" office:value="0.184822748076536" calcext:value-type="float">
            <text:p>0.1848227481</text:p>
          </table:table-cell>
          <table:table-cell office:value-type="float" office:value="0.322896392154259" calcext:value-type="float">
            <text:p>0.3228963922</text:p>
          </table:table-cell>
          <table:table-cell office:value-type="float" office:value="0.457945101120227" calcext:value-type="float">
            <text:p>0.4579451011</text:p>
          </table:table-cell>
          <table:table-cell office:value-type="float" office:value="0.589836787218312" calcext:value-type="float">
            <text:p>0.5898367872</text:p>
          </table:table-cell>
          <table:table-cell office:value-type="float" office:value="0.718464925406019" calcext:value-type="float">
            <text:p>0.7184649254</text:p>
          </table:table-cell>
          <table:table-cell office:value-type="float" office:value="0.843746762289142" calcext:value-type="float">
            <text:p>0.8437467623</text:p>
          </table:table-cell>
          <table:table-cell office:value-type="float" office:value="0.965619573729333" calcext:value-type="float">
            <text:p>0.9656195737</text:p>
          </table:table-cell>
          <table:table-cell office:value-type="float" office:value="1.08403440164174" calcext:value-type="float">
            <text:p>1.0840344016</text:p>
          </table:table-cell>
          <table:table-cell office:value-type="float" office:value="1.1989468888611" calcext:value-type="float">
            <text:p>1.1989468889</text:p>
          </table:table-cell>
          <table:table-cell office:value-type="float" office:value="1.31030516040074" calcext:value-type="float">
            <text:p>1.3103051604</text:p>
          </table:table-cell>
          <table:table-cell office:value-type="float" office:value="1.41803516454124" calcext:value-type="float">
            <text:p>1.4180351645</text:p>
          </table:table-cell>
          <table:table-cell office:value-type="float" office:value="1.52202444589121" calcext:value-type="float">
            <text:p>1.5220244459</text:p>
          </table:table-cell>
          <table:table-cell office:value-type="float" office:value="1.62210589064183" calcext:value-type="float">
            <text:p>1.6221058906</text:p>
          </table:table-cell>
          <table:table-cell office:value-type="float" office:value="1.71804344168655" calcext:value-type="float">
            <text:p>1.7180434417</text:p>
          </table:table-cell>
          <table:table-cell office:value-type="float" office:value="1.80952199418653" calcext:value-type="float">
            <text:p>1.8095219942</text:p>
          </table:table-cell>
          <table:table-cell office:value-type="float" office:value="1.8961435385364" calcext:value-type="float">
            <text:p>1.8961435385</text:p>
          </table:table-cell>
          <table:table-cell office:value-type="float" office:value="1.97743106839308" calcext:value-type="float">
            <text:p>1.9774310684</text:p>
          </table:table-cell>
          <table:table-cell office:value-type="float" office:value="2.0528408612762" calcext:value-type="float">
            <text:p>2.0528408613</text:p>
          </table:table-cell>
          <table:table-cell office:value-type="float" office:value="2.12178261259815" calcext:value-type="float">
            <text:p>2.1217826126</text:p>
          </table:table-cell>
          <table:table-cell office:value-type="float" office:value="2.18364577685013" calcext:value-type="float">
            <text:p>2.1836457769</text:p>
          </table:table-cell>
          <table:table-cell office:value-type="float" office:value="2.23782957372752" calcext:value-type="float">
            <text:p>2.2378295737</text:p>
          </table:table-cell>
          <table:table-cell office:value-type="float" office:value="2.2837736343169" calcext:value-type="float">
            <text:p>2.2837736343</text:p>
          </table:table-cell>
          <table:table-cell office:value-type="float" office:value="2.32098627535147" calcext:value-type="float">
            <text:p>2.3209862754</text:p>
          </table:table-cell>
          <table:table-cell office:value-type="float" office:value="2.34906786335936" calcext:value-type="float">
            <text:p>2.3490678634</text:p>
          </table:table-cell>
          <table:table-cell office:value-type="float" office:value="2.36772753369636" calcext:value-type="float">
            <text:p>2.3677275337</text:p>
          </table:table-cell>
          <table:table-cell office:value-type="float" office:value="2.37679247913499" calcext:value-type="float">
            <text:p>2.3767924791</text:p>
          </table:table-cell>
          <table:table-cell office:value-type="float" office:value="2.37620993709295" calcext:value-type="float">
            <text:p>2.3762099371</text:p>
          </table:table-cell>
          <table:table-cell office:value-type="float" office:value="2.36604274418159" calcext:value-type="float">
            <text:p>2.3660427442</text:p>
          </table:table-cell>
          <table:table-cell office:value-type="float" office:value="2.34645981470655" calcext:value-type="float">
            <text:p>2.3464598147</text:p>
          </table:table-cell>
          <table:table-cell office:value-type="float" office:value="2.31772312166825" calcext:value-type="float">
            <text:p>2.3177231217</text:p>
          </table:table-cell>
          <table:table-cell office:value-type="float" office:value="2.28017274813238" calcext:value-type="float">
            <text:p>2.2801727481</text:p>
          </table:table-cell>
          <table:table-cell office:value-type="float" office:value="2.23421139444554" calcext:value-type="float">
            <text:p>2.2342113944</text:p>
          </table:table-cell>
          <table:table-cell office:value-type="float" office:value="2.18028944170768" calcext:value-type="float">
            <text:p>2.1802894417</text:p>
          </table:table-cell>
          <table:table-cell office:value-type="float" office:value="2.11889134731004" calcext:value-type="float">
            <text:p>2.1188913473</text:p>
          </table:table-cell>
          <table:table-cell office:value-type="float" office:value="2.05052383347296" calcext:value-type="float">
            <text:p>2.0505238335</text:p>
          </table:table-cell>
          <table:table-cell office:value-type="float" office:value="1.97570605743152" calcext:value-type="float">
            <text:p>1.9757060574</text:p>
          </table:table-cell>
          <table:table-cell office:value-type="float" office:value="1.89496173970477" calcext:value-type="float">
            <text:p>1.8949617397</text:p>
          </table:table-cell>
          <table:table-cell office:value-type="float" office:value="1.80881307989216" calcext:value-type="float">
            <text:p>1.8088130799</text:p>
          </table:table-cell>
          <table:table-cell office:value-type="float" office:value="1.71777620405347" calcext:value-type="float">
            <text:p>1.7177762041</text:p>
          </table:table-cell>
          <table:table-cell office:value-type="float" office:value="1.62235785490185" calcext:value-type="float">
            <text:p>1.6223578549</text:p>
          </table:table-cell>
          <table:table-cell office:value-type="float" office:value="1.52305304401117" calcext:value-type="float">
            <text:p>1.523053044</text:p>
          </table:table-cell>
          <table:table-cell office:value-type="float" office:value="1.42034342143913" calcext:value-type="float">
            <text:p>1.4203434214</text:p>
          </table:table-cell>
          <table:table-cell office:value-type="float" office:value="1.31469617055647" calcext:value-type="float">
            <text:p>1.3146961706</text:p>
          </table:table-cell>
          <table:table-cell office:value-type="float" office:value="1.20656329375383" calcext:value-type="float">
            <text:p>1.2065632938</text:p>
          </table:table-cell>
          <table:table-cell office:value-type="float" office:value="1.09638120926097" calcext:value-type="float">
            <text:p>1.0963812093</text:p>
          </table:table-cell>
          <table:table-cell office:value-type="float" office:value="0.984570623946413" calcext:value-type="float">
            <text:p>0.9845706239</text:p>
          </table:table-cell>
          <table:table-cell office:value-type="float" office:value="0.871536677447442" calcext:value-type="float">
            <text:p>0.8715366774</text:p>
          </table:table-cell>
          <table:table-cell office:value-type="float" office:value="0.757669367480078" calcext:value-type="float">
            <text:p>0.7576693675</text:p>
          </table:table-cell>
          <table:table-cell office:value-type="float" office:value="0.643344265121129" calcext:value-type="float">
            <text:p>0.6433442651</text:p>
          </table:table-cell>
          <table:table-cell office:value-type="float" office:value="0.528923514570412" calcext:value-type="float">
            <text:p>0.5289235146</text:p>
          </table:table-cell>
          <table:table-cell office:value-type="float" office:value="0.414757088139042" calcext:value-type="float">
            <text:p>0.4147570881</text:p>
          </table:table-cell>
          <table:table-cell office:value-type="float" office:value="0.301184238532373" calcext:value-type="float">
            <text:p>0.3011842385</text:p>
          </table:table-cell>
          <table:table-cell office:value-type="float" office:value="0.188535061660966" calcext:value-type="float">
            <text:p>0.1885350617</text:p>
          </table:table-cell>
          <table:table-cell office:value-type="float" office:value="0.0771320586002267" calcext:value-type="float">
            <text:p>0.0771320586</text:p>
          </table:table-cell>
          <table:table-cell office:value-type="float" office:value="-0.0327084314958848" calcext:value-type="float">
            <text:p>-0.0327084315</text:p>
          </table:table-cell>
          <table:table-cell office:value-type="float" office:value="-0.140675062263487" calcext:value-type="float">
            <text:p>-0.1406750623</text:p>
          </table:table-cell>
          <table:table-cell office:value-type="float" office:value="-0.246460704519409" calcext:value-type="float">
            <text:p>-0.2464607045</text:p>
          </table:table-cell>
          <table:table-cell office:value-type="float" office:value="-0.349762177306889" calcext:value-type="float">
            <text:p>-0.3497621773</text:p>
          </table:table-cell>
          <table:table-cell office:value-type="float" office:value="-0.450280571526394" calcext:value-type="float">
            <text:p>-0.4502805715</text:p>
          </table:table-cell>
          <table:table-cell office:value-type="float" office:value="-0.547722216188924" calcext:value-type="float">
            <text:p>-0.5477222162</text:p>
          </table:table-cell>
          <table:table-cell office:value-type="float" office:value="-0.641800295332407" calcext:value-type="float">
            <text:p>-0.6418002953</text:p>
          </table:table-cell>
          <table:table-cell office:value-type="float" office:value="-0.732237078561044" calcext:value-type="float">
            <text:p>-0.7322370786</text:p>
          </table:table-cell>
          <table:table-cell office:value-type="float" office:value="-0.818766683211418" calcext:value-type="float">
            <text:p>-0.8187666832</text:p>
          </table:table-cell>
          <table:table-cell office:value-type="float" office:value="-0.901138244451656" calcext:value-type="float">
            <text:p>-0.9011382445</text:p>
          </table:table-cell>
          <table:table-cell office:value-type="float" office:value="-0.97911933403227" calcext:value-type="float">
            <text:p>-0.979119334</text:p>
          </table:table-cell>
          <table:table-cell office:value-type="float" office:value="-1.05249944129147" calcext:value-type="float">
            <text:p>-1.0524994413</text:p>
          </table:table-cell>
          <table:table-cell office:value-type="float" office:value="-1.1210933131503" calcext:value-type="float">
            <text:p>-1.1210933132</text:p>
          </table:table-cell>
          <table:table-cell office:value-type="float" office:value="-1.18474394436227" calcext:value-type="float">
            <text:p>-1.1847439444</text:p>
          </table:table-cell>
          <table:table-cell office:value-type="float" office:value="-1.2433250157829" calcext:value-type="float">
            <text:p>-1.2433250158</text:p>
          </table:table-cell>
          <table:table-cell office:value-type="float" office:value="-1.29674259699562" calcext:value-type="float">
            <text:p>-1.296742597</text:p>
          </table:table-cell>
          <table:table-cell office:value-type="float" office:value="-1.3449359599932" calcext:value-type="float">
            <text:p>-1.34493596</text:p>
          </table:table-cell>
          <table:table-cell office:value-type="float" office:value="-1.38787739217664" calcext:value-type="float">
            <text:p>-1.3878773922</text:p>
          </table:table-cell>
          <table:table-cell office:value-type="float" office:value="-1.4255709487252" calcext:value-type="float">
            <text:p>-1.4255709487</text:p>
          </table:table-cell>
          <table:table-cell office:value-type="float" office:value="-1.45805014492096" calcext:value-type="float">
            <text:p>-1.4580501449</text:p>
          </table:table-cell>
          <table:table-cell office:value-type="float" office:value="-1.48537465598316" calcext:value-type="float">
            <text:p>-1.485374656</text:p>
          </table:table-cell>
          <table:table-cell office:value-type="float" office:value="-1.50762616201939" calcext:value-type="float">
            <text:p>-1.507626162</text:p>
          </table:table-cell>
          <table:table-cell office:value-type="float" office:value="-1.52490354415941" calcext:value-type="float">
            <text:p>-1.5249035442</text:p>
          </table:table-cell>
          <table:table-cell office:value-type="float" office:value="-1.53731769884676" calcext:value-type="float">
            <text:p>-1.5373176988</text:p>
          </table:table-cell>
          <table:table-cell office:value-type="float" office:value="-1.54498628368727" calcext:value-type="float">
            <text:p>-1.5449862837</text:p>
          </table:table-cell>
          <table:table-cell office:value-type="float" office:value="-1.54802873304259" calcext:value-type="float">
            <text:p>-1.548028733</text:p>
          </table:table-cell>
          <table:table-cell office:value-type="float" office:value="-1.54656187848941" calcext:value-type="float">
            <text:p>-1.5465618785</text:p>
          </table:table-cell>
          <table:table-cell office:value-type="float" office:value="-1.54069647446671" calcext:value-type="float">
            <text:p>-1.5406964745</text:p>
          </table:table-cell>
          <table:table-cell office:value-type="float" office:value="-1.53053486275493" calcext:value-type="float">
            <text:p>-1.5305348628</text:p>
          </table:table-cell>
          <table:table-cell office:value-type="float" office:value="-1.51616991540079" calcext:value-type="float">
            <text:p>-1.5161699154</text:p>
          </table:table-cell>
          <table:table-cell office:value-type="float" office:value="-1.49768528363934" calcext:value-type="float">
            <text:p>-1.4976852836</text:p>
          </table:table-cell>
          <table:table-cell office:value-type="float" office:value="-1.4751568634098" calcext:value-type="float">
            <text:p>-1.4751568634</text:p>
          </table:table-cell>
          <table:table-cell office:value-type="float" office:value="-1.44865528114427" calcext:value-type="float">
            <text:p>-1.4486552811</text:p>
          </table:table-cell>
          <table:table-cell office:value-type="float" office:value="-1.41824912065032" calcext:value-type="float">
            <text:p>-1.4182491207</text:p>
          </table:table-cell>
          <table:table-cell office:value-type="float" office:value="-1.38400856351677" calcext:value-type="float">
            <text:p>-1.3840085635</text:p>
          </table:table-cell>
          <table:table-cell office:value-type="float" office:value="-1.34600910634099" calcext:value-type="float">
            <text:p>-1.3460091063</text:p>
          </table:table-cell>
          <table:table-cell office:value-type="float" office:value="-1.30433504665451" calcext:value-type="float">
            <text:p>-1.3043350467</text:p>
          </table:table-cell>
          <table:table-cell office:value-type="float" office:value="-1.25908248847537" calcext:value-type="float">
            <text:p>-1.2590824885</text:p>
          </table:table-cell>
          <table:table-cell office:value-type="float" office:value="-1.21036169685241" calcext:value-type="float">
            <text:p>-1.2103616969</text:p>
          </table:table-cell>
          <table:table-cell office:value-type="float" office:value="-1.15829871602518" calcext:value-type="float">
            <text:p>-1.158298716</text:p>
          </table:table-cell>
          <table:table-cell office:value-type="float" office:value="-1.10303624620891" calcext:value-type="float">
            <text:p>-1.1030362462</text:p>
          </table:table-cell>
          <table:table-cell office:value-type="float" office:value="-1.04473384045324" calcext:value-type="float">
            <text:p>-1.0447338405</text:p>
          </table:table-cell>
          <table:table-cell office:value-type="float" office:value="-0.983567529979601" calcext:value-type="float">
            <text:p>-0.98356753</text:p>
          </table:table-cell>
          <table:table-cell office:value-type="float" office:value="-0.919729011989516" calcext:value-type="float">
            <text:p>-0.919729012</text:p>
          </table:table-cell>
          <table:table-cell office:value-type="float" office:value="-0.853424539382905" calcext:value-type="float">
            <text:p>-0.8534245394</text:p>
          </table:table-cell>
          <table:table-cell office:value-type="float" office:value="-0.784873640599741" calcext:value-type="float">
            <text:p>-0.7848736406</text:p>
          </table:table-cell>
          <table:table-cell office:value-type="float" office:value="-0.714307774632119" calcext:value-type="float">
            <text:p>-0.7143077746</text:p>
          </table:table-cell>
          <table:table-cell office:value-type="float" office:value="-0.641968996260571" calcext:value-type="float">
            <text:p>-0.6419689963</text:p>
          </table:table-cell>
          <table:table-cell office:value-type="float" office:value="-0.568108674561954" calcext:value-type="float">
            <text:p>-0.5681086746</text:p>
          </table:table-cell>
          <table:table-cell office:value-type="float" office:value="-0.492986277771879" calcext:value-type="float">
            <text:p>-0.4929862778</text:p>
          </table:table-cell>
          <table:table-cell office:value-type="float" office:value="-0.416868212719428" calcext:value-type="float">
            <text:p>-0.4168682127</text:p>
          </table:table-cell>
          <table:table-cell office:value-type="float" office:value="-0.340026689251403" calcext:value-type="float">
            <text:p>-0.3400266893</text:p>
          </table:table-cell>
          <table:table-cell office:value-type="float" office:value="-0.262738570252932" calcext:value-type="float">
            <text:p>-0.2627385703</text:p>
          </table:table-cell>
          <table:table-cell office:value-type="float" office:value="-0.185284166018209" calcext:value-type="float">
            <text:p>-0.185284166</text:p>
          </table:table-cell>
          <table:table-cell office:value-type="float" office:value="-0.107945937027925" calcext:value-type="float">
            <text:p>-0.107945937</text:p>
          </table:table-cell>
          <table:table-cell office:value-type="float" office:value="-0.0310070802131657" calcext:value-type="float">
            <text:p>-0.0310070802</text:p>
          </table:table-cell>
          <table:table-cell office:value-type="float" office:value="0.04525001129982" calcext:value-type="float">
            <text:p>0.0452500113</text:p>
          </table:table-cell>
          <table:table-cell office:value-type="float" office:value="0.120545408218482" calcext:value-type="float">
            <text:p>0.1205454082</text:p>
          </table:table-cell>
          <table:table-cell office:value-type="float" office:value="0.194603401610207" calcext:value-type="float">
            <text:p>0.1946034016</text:p>
          </table:table-cell>
          <table:table-cell office:value-type="float" office:value="0.26715431820945" calcext:value-type="float">
            <text:p>0.2671543182</text:p>
          </table:table-cell>
          <table:table-cell office:value-type="float" office:value="0.337936345961829" calcext:value-type="float">
            <text:p>0.337936346</text:p>
          </table:table-cell>
          <table:table-cell office:value-type="float" office:value="0.406697315082094" calcext:value-type="float">
            <text:p>0.4066973151</text:p>
          </table:table-cell>
          <table:table-cell office:value-type="float" office:value="0.473196378859853" calcext:value-type="float">
            <text:p>0.4731963789</text:p>
          </table:table-cell>
          <table:table-cell office:value-type="float" office:value="0.537205542448977" calcext:value-type="float">
            <text:p>0.5372055424</text:p>
          </table:table-cell>
          <table:table-cell office:value-type="float" office:value="0.598510996322634" calcext:value-type="float">
            <text:p>0.5985109963</text:p>
          </table:table-cell>
          <table:table-cell office:value-type="float" office:value="0.656914222929905" calcext:value-type="float">
            <text:p>0.6569142229</text:p>
          </table:table-cell>
          <table:table-cell office:value-type="float" office:value="0.71223285904596" calcext:value-type="float">
            <text:p>0.712232859</text:p>
          </table:table-cell>
          <table:table-cell office:value-type="float" office:value="0.764301310932944" calcext:value-type="float">
            <text:p>0.7643013109</text:p>
          </table:table-cell>
          <table:table-cell office:value-type="float" office:value="0.812971133330567" calcext:value-type="float">
            <text:p>0.8129711333</text:p>
          </table:table-cell>
          <table:table-cell office:value-type="float" office:value="0.858111195268339" calcext:value-type="float">
            <text:p>0.8581111953</text:p>
          </table:table-cell>
          <table:table-cell office:value-type="float" office:value="0.899607664812452" calcext:value-type="float">
            <text:p>0.8996076648</text:p>
          </table:table-cell>
          <table:table-cell office:value-type="float" office:value="0.937363850569499" calcext:value-type="float">
            <text:p>0.9373638506</text:p>
          </table:table-cell>
          <table:table-cell office:value-type="float" office:value="0.97129993987416" calcext:value-type="float">
            <text:p>0.9712999399</text:p>
          </table:table-cell>
          <table:table-cell office:value-type="float" office:value="1.00135267225423" calcext:value-type="float">
            <text:p>1.0013526723</text:p>
          </table:table-cell>
          <table:table-cell office:value-type="float" office:value="1.02747498245066" calcext:value-type="float">
            <text:p>1.0274749825</text:p>
          </table:table-cell>
          <table:table-cell office:value-type="float" office:value="1.0496356406488" calcext:value-type="float">
            <text:p>1.0496356406</text:p>
          </table:table-cell>
          <table:table-cell office:value-type="float" office:value="1.06781890945028" calcext:value-type="float">
            <text:p>1.0678189095</text:p>
          </table:table-cell>
          <table:table-cell office:value-type="float" office:value="1.08202422831868" calcext:value-type="float">
            <text:p>1.0820242283</text:p>
          </table:table-cell>
          <table:table-cell office:value-type="float" office:value="1.09226592756099" calcext:value-type="float">
            <text:p>1.0922659276</text:p>
          </table:table-cell>
          <table:table-cell office:value-type="float" office:value="1.09857296604412" calcext:value-type="float">
            <text:p>1.098572966</text:p>
          </table:table-cell>
          <table:table-cell office:value-type="float" office:value="1.10098868032697" calcext:value-type="float">
            <text:p>1.1009886803</text:p>
          </table:table-cell>
          <table:table-cell office:value-type="float" office:value="1.0995705280747" calcext:value-type="float">
            <text:p>1.0995705281</text:p>
          </table:table-cell>
          <table:table-cell office:value-type="float" office:value="1.09438980569789" calcext:value-type="float">
            <text:p>1.0943898057</text:p>
          </table:table-cell>
          <table:table-cell office:value-type="float" office:value="1.08553131914863" calcext:value-type="float">
            <text:p>1.0855313191</text:p>
          </table:table-cell>
          <table:table-cell office:value-type="float" office:value="1.07309298759254" calcext:value-type="float">
            <text:p>1.0730929876</text:p>
          </table:table-cell>
          <table:table-cell office:value-type="float" office:value="1.05718536203731" calcext:value-type="float">
            <text:p>1.057185362</text:p>
          </table:table-cell>
          <table:table-cell office:value-type="float" office:value="1.03793104464398" calcext:value-type="float">
            <text:p>1.0379310446</text:p>
          </table:table-cell>
          <table:table-cell office:value-type="float" office:value="1.01546399903801" calcext:value-type="float">
            <text:p>1.015463999</text:p>
          </table:table-cell>
          <table:table-cell office:value-type="float" office:value="0.989928747130184" calcext:value-type="float">
            <text:p>0.9899287471</text:p>
          </table:table-cell>
          <table:table-cell office:value-type="float" office:value="0.961479453413119" calcext:value-type="float">
            <text:p>0.9614794534</text:p>
          </table:table-cell>
          <table:table-cell office:value-type="float" office:value="0.93027890310685" calcext:value-type="float">
            <text:p>0.9302789031</text:p>
          </table:table-cell>
          <table:table-cell office:value-type="float" office:value="0.896497385608783" calcext:value-type="float">
            <text:p>0.8964973856</text:p>
          </table:table-cell>
          <table:table-cell office:value-type="float" office:value="0.860311499224604" calcext:value-type="float">
            <text:p>0.8603114992</text:p>
          </table:table-cell>
          <table:table-cell office:value-type="float" office:value="0.821902896924405" calcext:value-type="float">
            <text:p>0.8219028969</text:p>
          </table:table-cell>
          <table:table-cell office:value-type="float" office:value="0.78145699573632" calcext:value-type="float">
            <text:p>0.7814569957</text:p>
          </table:table-cell>
          <table:table-cell office:value-type="float" office:value="0.739161674257733" calcext:value-type="float">
            <text:p>0.7391616743</text:p>
          </table:table-cell>
          <table:table-cell office:value-type="float" office:value="0.695205983581611" calcext:value-type="float">
            <text:p>0.6952059836</text:p>
          </table:table-cell>
          <table:table-cell office:value-type="float" office:value="0.649778896700066" calcext:value-type="float">
            <text:p>0.6497788967</text:p>
          </table:table-cell>
          <table:table-cell office:value-type="float" office:value="0.603068120211301" calcext:value-type="float">
            <text:p>0.6030681202</text:p>
          </table:table-cell>
          <table:table-cell office:value-type="float" office:value="0.555258990021386" calcext:value-type="float">
            <text:p>0.55525899</text:p>
          </table:table-cell>
          <table:table-cell office:value-type="float" office:value="0.506533469847725" calcext:value-type="float">
            <text:p>0.5065334698</text:p>
          </table:table-cell>
          <table:table-cell office:value-type="float" office:value="0.457069267886523" calcext:value-type="float">
            <text:p>0.4570692679</text:p>
          </table:table-cell>
          <table:table-cell office:value-type="float" office:value="0.407039083216481" calcext:value-type="float">
            <text:p>0.4070390832</text:p>
          </table:table-cell>
          <table:table-cell office:value-type="float" office:value="0.35660998960152" calcext:value-type="float">
            <text:p>0.3566099896</text:p>
          </table:table-cell>
          <table:table-cell office:value-type="float" office:value="0.305942960539647" calcext:value-type="float">
            <text:p>0.3059429605</text:p>
          </table:table-cell>
          <table:table-cell office:value-type="float" office:value="0.255192535866557" calcext:value-type="float">
            <text:p>0.2551925359</text:p>
          </table:table-cell>
          <table:table-cell office:value-type="float" office:value="0.204506627094718" calcext:value-type="float">
            <text:p>0.2045066271</text:p>
          </table:table-cell>
          <table:table-cell office:value-type="float" office:value="0.154026456018608" calcext:value-type="float">
            <text:p>0.154026456</text:p>
          </table:table-cell>
          <table:table-cell office:value-type="float" office:value="0.103886618944347" calcext:value-type="float">
            <text:p>0.1038866189</text:p>
          </table:table-cell>
          <table:table-cell office:value-type="float" office:value="0.0542152671378382" calcext:value-type="float">
            <text:p>0.0542152671</text:p>
          </table:table-cell>
          <table:table-cell office:value-type="float" office:value="0.00513439260402038" calcext:value-type="float">
            <text:p>0.0051343926</text:p>
          </table:table-cell>
          <table:table-cell office:value-type="float" office:value="-0.0432397930442896" calcext:value-type="float">
            <text:p>-0.043239793</text:p>
          </table:table-cell>
          <table:table-cell office:value-type="float" office:value="-0.0907964002655426" calcext:value-type="float">
            <text:p>-0.0907964003</text:p>
          </table:table-cell>
          <table:table-cell office:value-type="float" office:value="-0.137429339027928" calcext:value-type="float">
            <text:p>-0.137429339</text:p>
          </table:table-cell>
          <table:table-cell office:value-type="float" office:value="-0.18303674906142" calcext:value-type="float">
            <text:p>-0.1830367491</text:p>
          </table:table-cell>
          <table:table-cell office:value-type="float" office:value="-0.227520402090082" calcext:value-type="float">
            <text:p>-0.2275204021</text:p>
          </table:table-cell>
          <table:table-cell office:value-type="float" office:value="-0.270785097507824" calcext:value-type="float">
            <text:p>-0.2707850975</text:p>
          </table:table-cell>
          <table:table-cell office:value-type="float" office:value="-0.312738075243766" calcext:value-type="float">
            <text:p>-0.3127380752</text:p>
          </table:table-cell>
          <table:table-cell office:value-type="float" office:value="-0.353288471550715" calcext:value-type="float">
            <text:p>-0.3532884716</text:p>
          </table:table-cell>
          <table:table-cell office:value-type="float" office:value="-0.392346844787759" calcext:value-type="float">
            <text:p>-0.3923468448</text:p>
          </table:table-cell>
          <table:table-cell office:value-type="float" office:value="-0.429824798577716" calcext:value-type="float">
            <text:p>-0.4298247986</text:p>
          </table:table-cell>
          <table:table-cell office:value-type="float" office:value="-0.465634728641209" calcext:value-type="float">
            <text:p>-0.4656347286</text:p>
          </table:table-cell>
          <table:table-cell office:value-type="float" office:value="-0.499689716865837" calcext:value-type="float">
            <text:p>-0.4996897169</text:p>
          </table:table-cell>
          <table:table-cell office:value-type="float" office:value="-0.531903591611491" calcext:value-type="float">
            <text:p>-0.5319035916</text:p>
          </table:table-cell>
          <table:table-cell office:value-type="float" office:value="-0.562191166908598" calcext:value-type="float">
            <text:p>-0.5621911669</text:p>
          </table:table-cell>
          <table:table-cell office:value-type="float" office:value="-0.590468665305132" calcext:value-type="float">
            <text:p>-0.5904686653</text:p>
          </table:table-cell>
          <table:table-cell office:value-type="float" office:value="-0.616654320083658" calcext:value-type="float">
            <text:p>-0.6166543201</text:p>
          </table:table-cell>
          <table:table-cell office:value-type="float" office:value="-0.640669143000177" calcext:value-type="float">
            <text:p>-0.640669143</text:p>
          </table:table-cell>
          <table:table-cell office:value-type="float" office:value="-0.662437834304882" calcext:value-type="float">
            <text:p>-0.6624378343</text:p>
          </table:table-cell>
          <table:table-cell office:value-type="float" office:value="-0.681889803342785" calcext:value-type="float">
            <text:p>-0.6818898033</text:p>
          </table:table-cell>
          <table:table-cell office:value-type="float" office:value="-0.698960261208237" calcext:value-type="float">
            <text:p>-0.6989602612</text:p>
          </table:table-cell>
          <table:table-cell office:value-type="float" office:value="-0.713591342321171" calcext:value-type="float">
            <text:p>-0.7135913423</text:p>
          </table:table-cell>
          <table:table-cell office:value-type="float" office:value="-0.725733209788005" calcext:value-type="float">
            <text:p>-0.7257332098</text:p>
          </table:table-cell>
          <table:table-cell office:value-type="float" office:value="-0.735345100150446" calcext:value-type="float">
            <text:p>-0.7353451002</text:p>
          </table:table-cell>
          <table:table-cell office:value-type="float" office:value="-0.742396266504275" calcext:value-type="float">
            <text:p>-0.7423962665</text:p>
          </table:table-cell>
          <table:table-cell office:value-type="float" office:value="-0.746866784648025" calcext:value-type="float">
            <text:p>-0.7468667846</text:p>
          </table:table-cell>
          <table:table-cell office:value-type="float" office:value="-0.748748194375258" calcext:value-type="float">
            <text:p>-0.7487481944</text:p>
          </table:table-cell>
          <table:table-cell office:value-type="float" office:value="-0.748043956611805" calcext:value-type="float">
            <text:p>-0.7480439566</text:p>
          </table:table-cell>
          <table:table-cell office:value-type="float" office:value="-0.744769716135442" calcext:value-type="float">
            <text:p>-0.7447697161</text:p>
          </table:table-cell>
          <table:table-cell office:value-type="float" office:value="-0.738953368442217" calcext:value-type="float">
            <text:p>-0.7389533684</text:p>
          </table:table-cell>
          <table:table-cell office:value-type="float" office:value="-0.730634937373365" calcext:value-type="float">
            <text:p>-0.7306349374</text:p>
          </table:table-cell>
          <table:table-cell office:value-type="float" office:value="-0.719866276951873" calcext:value-type="float">
            <text:p>-0.719866277</text:p>
          </table:table-cell>
          <table:table-cell office:value-type="float" office:value="-0.706710616216507" calcext:value-type="float">
            <text:p>-0.7067106162</text:p>
          </table:table-cell>
          <table:table-cell office:value-type="float" office:value="-0.691241969557591" calcext:value-type="float">
            <text:p>-0.6912419696</text:p>
          </table:table-cell>
          <table:table-cell office:value-type="float" office:value="-0.673544437167641" calcext:value-type="float">
            <text:p>-0.6735444372</text:p>
          </table:table-cell>
          <table:table-cell office:value-type="float" office:value="-0.653711420855478" calcext:value-type="float">
            <text:p>-0.6537114209</text:p>
          </table:table-cell>
          <table:table-cell office:value-type="float" office:value="-0.631844779844972" calcext:value-type="float">
            <text:p>-0.6318447798</text:p>
          </table:table-cell>
          <table:table-cell office:value-type="float" office:value="-0.608053949554248" calcext:value-type="float">
            <text:p>-0.6080539496</text:p>
          </table:table-cell>
          <table:table-cell office:value-type="float" office:value="-0.582455044001512" calcext:value-type="float">
            <text:p>-0.582455044</text:p>
          </table:table-cell>
          <table:table-cell office:value-type="float" office:value="-0.555169959678205" calcext:value-type="float">
            <text:p>-0.5551699597</text:p>
          </table:table-cell>
          <table:table-cell office:value-type="float" office:value="-0.526325495702087" calcext:value-type="float">
            <text:p>-0.5263254957</text:p>
          </table:table-cell>
          <table:table-cell office:value-type="float" office:value="-0.496052502006683" calcext:value-type="float">
            <text:p>-0.496052502</text:p>
          </table:table-cell>
          <table:table-cell office:value-type="float" office:value="-0.464485064384896" calcext:value-type="float">
            <text:p>-0.4644850644</text:p>
          </table:table-cell>
          <table:table-cell office:value-type="float" office:value="-0.431759732485739" calcext:value-type="float">
            <text:p>-0.4317597325</text:p>
          </table:table-cell>
          <table:table-cell office:value-type="float" office:value="-0.398014794424058" calcext:value-type="float">
            <text:p>-0.3980147944</text:p>
          </table:table-cell>
          <table:table-cell office:value-type="float" office:value="-0.363389599535283" calcext:value-type="float">
            <text:p>-0.3633895995</text:p>
          </table:table-cell>
          <table:table-cell office:value-type="float" office:value="-0.328023928998162" calcext:value-type="float">
            <text:p>-0.328023929</text:p>
          </table:table-cell>
          <table:table-cell office:value-type="float" office:value="-0.29205741255012" calcext:value-type="float">
            <text:p>-0.2920574126</text:p>
          </table:table-cell>
          <table:table-cell office:value-type="float" office:value="-0.255628988324415" calcext:value-type="float">
            <text:p>-0.2556289883</text:p>
          </table:table-cell>
          <table:table-cell office:value-type="float" office:value="-0.218876401928665" calcext:value-type="float">
            <text:p>-0.2188764019</text:p>
          </table:table-cell>
          <table:table-cell office:value-type="float" office:value="-0.181935740253953" calcext:value-type="float">
            <text:p>-0.1819357403</text:p>
          </table:table-cell>
          <table:table-cell office:value-type="float" office:value="-0.144940995142782" calcext:value-type="float">
            <text:p>-0.1449409951</text:p>
          </table:table-cell>
          <table:table-cell office:value-type="float" office:value="-0.108023651950742" calcext:value-type="float">
            <text:p>-0.108023652</text:p>
          </table:table-cell>
          <table:table-cell office:value-type="float" office:value="-0.0713122982043046" calcext:value-type="float">
            <text:p>-0.0713122982</text:p>
          </table:table-cell>
          <table:table-cell office:value-type="float" office:value="-0.0349322479791203" calcext:value-type="float">
            <text:p>-0.034932248</text:p>
          </table:table-cell>
          <table:table-cell office:value-type="float" office:value="0.000994821714013217" calcext:value-type="float">
            <text:p>0.0009948217</text:p>
          </table:table-cell>
          <table:table-cell office:value-type="float" office:value="0.0363512253688669" calcext:value-type="float">
            <text:p>0.0363512254</text:p>
          </table:table-cell>
          <table:table-cell office:value-type="float" office:value="0.0710236160175182" calcext:value-type="float">
            <text:p>0.071023616</text:p>
          </table:table-cell>
          <table:table-cell office:value-type="float" office:value="0.10490332542503" calcext:value-type="float">
            <text:p>0.1049033254</text:p>
          </table:table-cell>
          <table:table-cell office:value-type="float" office:value="0.137886696726003" calcext:value-type="float">
            <text:p>0.1378866967</text:p>
          </table:table-cell>
          <table:table-cell office:value-type="float" office:value="0.16987540748217" calcext:value-type="float">
            <text:p>0.1698754075</text:p>
          </table:table-cell>
          <table:table-cell office:value-type="float" office:value="0.20077677989236" calcext:value-type="float">
            <text:p>0.2007767799</text:p>
          </table:table-cell>
          <table:table-cell office:value-type="float" office:value="0.230504073765172" calcext:value-type="float">
            <text:p>0.2305040738</text:p>
          </table:table-cell>
          <table:table-cell office:value-type="float" office:value="0.258976756942202" calcext:value-type="float">
            <text:p>0.2589767569</text:p>
          </table:table-cell>
          <table:table-cell office:value-type="float" office:value="0.286120747199643" calcext:value-type="float">
            <text:p>0.2861207472</text:p>
          </table:table-cell>
          <table:table-cell office:value-type="float" office:value="0.311868619309968" calcext:value-type="float">
            <text:p>0.3118686193</text:p>
          </table:table-cell>
          <table:table-cell office:value-type="float" office:value="0.336159770953085" calcext:value-type="float">
            <text:p>0.336159771</text:p>
          </table:table-cell>
          <table:table-cell office:value-type="float" office:value="0.358940541545676" calcext:value-type="float">
            <text:p>0.3589405415</text:p>
          </table:table-cell>
          <table:table-cell office:value-type="float" office:value="0.380164278810955" calcext:value-type="float">
            <text:p>0.3801642788</text:p>
          </table:table-cell>
          <table:table-cell office:value-type="float" office:value="0.399791349017118" calcext:value-type="float">
            <text:p>0.399791349</text:p>
          </table:table-cell>
          <table:table-cell office:value-type="float" office:value="0.417789088233435" calcext:value-type="float">
            <text:p>0.4177890882</text:p>
          </table:table-cell>
          <table:table-cell office:value-type="float" office:value="0.434131693628528" calcext:value-type="float">
            <text:p>0.4341316936</text:p>
          </table:table-cell>
          <table:table-cell office:value-type="float" office:value="0.44880005569335" calcext:value-type="float">
            <text:p>0.4488000557</text:p>
          </table:table-cell>
          <table:table-cell office:value-type="float" office:value="0.46178153422381" calcext:value-type="float">
            <text:p>0.4617815342</text:p>
          </table:table-cell>
          <table:table-cell office:value-type="float" office:value="0.473069682850205" calcext:value-type="float">
            <text:p>0.4730696829</text:p>
          </table:table-cell>
          <table:table-cell office:value-type="float" office:value="0.482663928752669" calcext:value-type="float">
            <text:p>0.4826639288</text:p>
          </table:table-cell>
          <table:table-cell office:value-type="float" office:value="0.490569215855312" calcext:value-type="float">
            <text:p>0.4905692159</text:p>
          </table:table-cell>
          <table:table-cell office:value-type="float" office:value="0.49679562115352" calcext:value-type="float">
            <text:p>0.4967956212</text:p>
          </table:table-cell>
          <table:table-cell office:value-type="float" office:value="0.501357954819077" calcext:value-type="float">
            <text:p>0.5013579548</text:p>
          </table:table-cell>
          <table:table-cell office:value-type="float" office:value="0.5042753552809" calcext:value-type="float">
            <text:p>0.5042753553</text:p>
          </table:table-cell>
          <table:table-cell office:value-type="float" office:value="0.505570890553891" calcext:value-type="float">
            <text:p>0.5055708906</text:p>
          </table:table-cell>
          <table:table-cell office:value-type="float" office:value="0.505271176666549" calcext:value-type="float">
            <text:p>0.5052711767</text:p>
          </table:table-cell>
          <table:table-cell office:value-type="float" office:value="0.503406023130548" calcext:value-type="float">
            <text:p>0.5034060231</text:p>
          </table:table-cell>
          <table:table-cell office:value-type="float" office:value="0.50000811404153" calcext:value-type="float">
            <text:p>0.500008114</text:p>
          </table:table-cell>
          <table:table-cell office:value-type="float" office:value="0.495112731666077" calcext:value-type="float">
            <text:p>0.4951127317</text:p>
          </table:table-cell>
          <table:table-cell office:value-type="float" office:value="0.488757527345814" calcext:value-type="float">
            <text:p>0.4887575273</text:p>
          </table:table-cell>
          <table:table-cell office:value-type="float" office:value="0.480982342343479" calcext:value-type="float">
            <text:p>0.4809823423</text:p>
          </table:table-cell>
          <table:table-cell office:value-type="float" office:value="0.471829078987122" calcext:value-type="float">
            <text:p>0.471829079</text:p>
          </table:table-cell>
          <table:table-cell office:value-type="float" office:value="0.461341620258023" calcext:value-type="float">
            <text:p>0.4613416203</text:p>
          </table:table-cell>
          <table:table-cell office:value-type="float" office:value="0.449565793930055" calcext:value-type="float">
            <text:p>0.4495657939</text:p>
          </table:table-cell>
          <table:table-cell office:value-type="float" office:value="0.436549375601684" calcext:value-type="float">
            <text:p>0.4365493756</text:p>
          </table:table-cell>
          <table:table-cell office:value-type="float" office:value="0.422342123544338" calcext:value-type="float">
            <text:p>0.4223421235</text:p>
          </table:table-cell>
          <table:table-cell office:value-type="float" office:value="0.406995837271452" calcext:value-type="float">
            <text:p>0.4069958373</text:p>
          </table:table-cell>
          <table:table-cell office:value-type="float" office:value="0.390564431133418" calcext:value-type="float">
            <text:p>0.3905644311</text:p>
          </table:table-cell>
          <table:table-cell office:value-type="float" office:value="0.373104014056592" calcext:value-type="float">
            <text:p>0.3731040141</text:p>
          </table:table-cell>
          <table:table-cell office:value-type="float" office:value="0.354672966738094" calcext:value-type="float">
            <text:p>0.3546729667</text:p>
          </table:table-cell>
          <table:table-cell office:value-type="float" office:value="0.335332008129835" calcext:value-type="float">
            <text:p>0.3353320081</text:p>
          </table:table-cell>
          <table:table-cell office:value-type="float" office:value="0.315144243830754" calcext:value-type="float">
            <text:p>0.3151442438</text:p>
          </table:table-cell>
          <table:table-cell office:value-type="float" office:value="0.294175189984267" calcext:value-type="float">
            <text:p>0.29417519</text:p>
          </table:table-cell>
          <table:table-cell office:value-type="float" office:value="0.272492767379436" calcext:value-type="float">
            <text:p>0.2724927674</text:p>
          </table:table-cell>
          <table:table-cell office:value-type="float" office:value="0.250167261614723" calcext:value-type="float">
            <text:p>0.2501672616</text:p>
          </table:table-cell>
          <table:table-cell office:value-type="float" office:value="0.227271246351052" calcext:value-type="float">
            <text:p>0.2272712464</text:p>
          </table:table-cell>
          <table:table-cell office:value-type="float" office:value="0.20387946781418" calcext:value-type="float">
            <text:p>0.2038794678</text:p>
          </table:table-cell>
          <table:table-cell office:value-type="float" office:value="0.180068689779769" calcext:value-type="float">
            <text:p>0.1800686898</text:p>
          </table:table-cell>
          <table:table-cell office:value-type="float" office:value="0.155917499270478" calcext:value-type="float">
            <text:p>0.1559174993</text:p>
          </table:table-cell>
          <table:table-cell office:value-type="float" office:value="0.131506074108083" calcext:value-type="float">
            <text:p>0.1315060741</text:p>
          </table:table-cell>
          <table:table-cell office:value-type="float" office:value="0.106915914294708" calcext:value-type="float">
            <text:p>0.1069159143</text:p>
          </table:table-cell>
          <table:table-cell office:value-type="float" office:value="0.082229539947446" calcext:value-type="float">
            <text:p>0.0822295399</text:p>
          </table:table-cell>
          <table:table-cell office:value-type="float" office:value="0.0575301591847854" calcext:value-type="float">
            <text:p>0.0575301592</text:p>
          </table:table-cell>
          <table:table-cell office:value-type="float" office:value="0.0329013099600772" calcext:value-type="float">
            <text:p>0.03290131</text:p>
          </table:table-cell>
          <table:table-cell office:value-type="float" office:value="0.00842648035496496" calcext:value-type="float">
            <text:p>0.0084264804</text:p>
          </table:table-cell>
          <table:table-cell office:value-type="float" office:value="-0.015811287723444" calcext:value-type="float">
            <text:p>-0.0158112877</text:p>
          </table:table-cell>
          <table:table-cell office:value-type="float" office:value="-0.0397298061632734" calcext:value-type="float">
            <text:p>-0.0397298062</text:p>
          </table:table-cell>
          <table:table-cell office:value-type="float" office:value="-0.0632481540830387" calcext:value-type="float">
            <text:p>-0.0632481541</text:p>
          </table:table-cell>
          <table:table-cell office:value-type="float" office:value="-0.0862870914732627" calcext:value-type="float">
            <text:p>-0.0862870915</text:p>
          </table:table-cell>
          <table:table-cell office:value-type="float" office:value="-0.108769467463334" calcext:value-type="float">
            <text:p>-0.1087694675</text:p>
          </table:table-cell>
          <table:table-cell office:value-type="float" office:value="-0.130620617796157" calcext:value-type="float">
            <text:p>-0.1306206178</text:p>
          </table:table-cell>
          <table:table-cell office:value-type="float" office:value="-0.151768746392857" calcext:value-type="float">
            <text:p>-0.1517687464</text:p>
          </table:table-cell>
          <table:table-cell office:value-type="float" office:value="-0.172145286320486" calcext:value-type="float">
            <text:p>-0.1721452863</text:p>
          </table:table-cell>
          <table:table-cell office:value-type="float" office:value="-0.191685236020163" calcext:value-type="float">
            <text:p>-0.191685236</text:p>
          </table:table-cell>
          <table:table-cell office:value-type="float" office:value="-0.210327467293338" calcext:value-type="float">
            <text:p>-0.2103274673</text:p>
          </table:table-cell>
          <table:table-cell office:value-type="float" office:value="-0.228015002250456" calcext:value-type="float">
            <text:p>-0.2280150023</text:p>
          </table:table-cell>
          <table:table-cell office:value-type="float" office:value="-0.244695257170324" calcext:value-type="float">
            <text:p>-0.2446952572</text:p>
          </table:table-cell>
          <table:table-cell office:value-type="float" office:value="-0.260320251966275" calcext:value-type="float">
            <text:p>-0.260320252</text:p>
          </table:table-cell>
          <table:table-cell office:value-type="float" office:value="-0.274846784675565" calcext:value-type="float">
            <text:p>-0.2748467847</text:p>
          </table:table-cell>
          <table:table-cell office:value-type="float" office:value="-0.288236571051138" calcext:value-type="float">
            <text:p>-0.2882365711</text:p>
          </table:table-cell>
          <table:table-cell office:value-type="float" office:value="-0.30045634991625" calcext:value-type="float">
            <text:p>-0.3004563499</text:p>
          </table:table-cell>
          <table:table-cell office:value-type="float" office:value="-0.31147795542283" calcext:value-type="float">
            <text:p>-0.3114779554</text:p>
          </table:table-cell>
          <table:table-cell office:value-type="float" office:value="-0.321278357723554" calcext:value-type="float">
            <text:p>-0.3212783577</text:p>
          </table:table-cell>
          <table:table-cell office:value-type="float" office:value="-0.329839673820747" calcext:value-type="float">
            <text:p>-0.3298396738</text:p>
          </table:table-cell>
          <table:table-cell office:value-type="float" office:value="-0.337149150496109" calcext:value-type="float">
            <text:p>-0.3371491505</text:p>
          </table:table-cell>
          <table:table-cell office:value-type="float" office:value="-0.34319912126385" calcext:value-type="float">
            <text:p>-0.3431991213</text:p>
          </table:table-cell>
          <table:table-cell office:value-type="float" office:value="-0.347986939241268" calcext:value-type="float">
            <text:p>-0.3479869392</text:p>
          </table:table-cell>
          <table:table-cell office:value-type="float" office:value="-0.351514887714353" calcext:value-type="float">
            <text:p>-0.3515148877</text:p>
          </table:table-cell>
          <table:table-cell office:value-type="float" office:value="-0.353790070013308" calcext:value-type="float">
            <text:p>-0.35379007</text:p>
          </table:table-cell>
          <table:table-cell office:value-type="float" office:value="-0.354824280126085" calcext:value-type="float">
            <text:p>-0.3548242801</text:p>
          </table:table-cell>
          <table:table-cell office:value-type="float" office:value="-0.354633855288625" calcext:value-type="float">
            <text:p>-0.3546338553</text:p>
          </table:table-cell>
          <table:table-cell office:value-type="float" office:value="-0.353239511618051" calcext:value-type="float">
            <text:p>-0.3532395116</text:p>
          </table:table-cell>
          <table:table-cell office:value-type="float" office:value="-0.350666163715277" calcext:value-type="float">
            <text:p>-0.3506661637</text:p>
          </table:table-cell>
          <table:table-cell office:value-type="float" office:value="-0.346942729069484" calcext:value-type="float">
            <text:p>-0.3469427291</text:p>
          </table:table-cell>
          <table:table-cell office:value-type="float" office:value="-0.342101918055858" calcext:value-type="float">
            <text:p>-0.3421019181</text:p>
          </table:table-cell>
          <table:table-cell office:value-type="float" office:value="-0.336180010334053" calcext:value-type="float">
            <text:p>-0.3361800103</text:p>
          </table:table-cell>
          <table:table-cell office:value-type="float" office:value="-0.329216618526997" calcext:value-type="float">
            <text:p>-0.3292166185</text:p>
          </table:table-cell>
          <table:table-cell office:value-type="float" office:value="-0.321254440183351" calcext:value-type="float">
            <text:p>-0.3212544402</text:p>
          </table:table-cell>
          <table:table-cell office:value-type="float" office:value="-0.312338999194088" calcext:value-type="float">
            <text:p>-0.3123389992</text:p>
          </table:table-cell>
          <table:table-cell office:value-type="float" office:value="-0.302518378033531" calcext:value-type="float">
            <text:p>-0.302518378</text:p>
          </table:table-cell>
          <table:table-cell office:value-type="float" office:value="-0.291842942415266" calcext:value-type="float">
            <text:p>-0.2918429424</text:p>
          </table:table-cell>
          <table:table-cell office:value-type="float" office:value="-0.280365060179155" calcext:value-type="float">
            <text:p>-0.2803650602</text:p>
          </table:table-cell>
          <table:table-cell office:value-type="float" office:value="-0.268138816444199" calcext:value-type="float">
            <text:p>-0.2681388164</text:p>
          </table:table-cell>
          <table:table-cell office:value-type="float" office:value="-0.255219727257381" calcext:value-type="float">
            <text:p>-0.2552197273</text:p>
          </table:table-cell>
          <table:table-cell office:value-type="float" office:value="-0.241664454130076" calcext:value-type="float">
            <text:p>-0.2416644541</text:p>
          </table:table-cell>
          <table:table-cell office:value-type="float" office:value="-0.227530521967632" calcext:value-type="float">
            <text:p>-0.227530522</text:p>
          </table:table-cell>
          <table:table-cell office:value-type="float" office:value="-0.212876042956714" calcext:value-type="float">
            <text:p>-0.212876043</text:p>
          </table:table-cell>
          <table:table-cell office:value-type="float" office:value="-0.1977594489706" calcext:value-type="float">
            <text:p>-0.197759449</text:p>
          </table:table-cell>
          <table:table-cell office:value-type="float" office:value="-0.182239234981398" calcext:value-type="float">
            <text:p>-0.182239235</text:p>
          </table:table-cell>
          <table:table-cell office:value-type="float" office:value="-0.16637371582822" calcext:value-type="float">
            <text:p>-0.1663737158</text:p>
          </table:table-cell>
          <table:table-cell office:value-type="float" office:value="-0.15022079848305" calcext:value-type="float">
            <text:p>-0.1502207985</text:p>
          </table:table-cell>
          <table:table-cell office:value-type="float" office:value="-0.133837771685279" calcext:value-type="float">
            <text:p>-0.1338377717</text:p>
          </table:table-cell>
          <table:table-cell office:value-type="float" office:value="-0.117281114488271" calcext:value-type="float">
            <text:p>-0.1172811145</text:p>
          </table:table-cell>
          <table:table-cell office:value-type="float" office:value="-0.100606324885203" calcext:value-type="float">
            <text:p>-0.1006063249</text:p>
          </table:table-cell>
          <table:table-cell office:value-type="float" office:value="-0.08386776926745" calcext:value-type="float">
            <text:p>-0.0838677693</text:p>
          </table:table-cell>
          <table:table-cell office:value-type="float" office:value="-0.0671185530285728" calcext:value-type="float">
            <text:p>-0.067118553</text:p>
          </table:table-cell>
          <table:table-cell office:value-type="float" office:value="-0.0504104121730536" calcext:value-type="float">
            <text:p>-0.0504104122</text:p>
          </table:table-cell>
          <table:table-cell office:value-type="float" office:value="-0.0337936253350096" calcext:value-type="float">
            <text:p>-0.0337936253</text:p>
          </table:table-cell>
          <table:table-cell office:value-type="float" office:value="-0.01731694517007" calcext:value-type="float">
            <text:p>-0.0173169452</text:p>
          </table:table-cell>
          <table:table-cell office:value-type="float" office:value="-0.00102754766848234" calcext:value-type="float">
            <text:p>-0.0010275477</text:p>
          </table:table-cell>
          <table:table-cell office:value-type="float" office:value="0.0150290024414912" calcext:value-type="float">
            <text:p>0.0150290024</text:p>
          </table:table-cell>
          <table:table-cell office:value-type="float" office:value="0.0308087723594475" calcext:value-type="float">
            <text:p>0.0308087724</text:p>
          </table:table-cell>
          <table:table-cell office:value-type="float" office:value="0.0462694703784172" calcext:value-type="float">
            <text:p>0.0462694704</text:p>
          </table:table-cell>
          <table:table-cell office:value-type="float" office:value="0.0613704461828812" calcext:value-type="float">
            <text:p>0.0613704462</text:p>
          </table:table-cell>
          <table:table-cell office:value-type="float" office:value="0.0760726850406923" calcext:value-type="float">
            <text:p>0.076072685</text:p>
          </table:table-cell>
          <table:table-cell office:value-type="float" office:value="0.0903387986985571" calcext:value-type="float">
            <text:p>0.0903387987</text:p>
          </table:table-cell>
          <table:table-cell office:value-type="float" office:value="0.104133015756367" calcext:value-type="float">
            <text:p>0.1041330158</text:p>
          </table:table-cell>
          <table:table-cell office:value-type="float" office:value="0.117421174176885" calcext:value-type="float">
            <text:p>0.1174211742</text:p>
          </table:table-cell>
          <table:table-cell office:value-type="float" office:value="0.13017071838638" calcext:value-type="float">
            <text:p>0.1301707184</text:p>
          </table:table-cell>
          <table:table-cell office:value-type="float" office:value="0.142350703141436" calcext:value-type="float">
            <text:p>0.1423507031</text:p>
          </table:table-cell>
          <table:table-cell office:value-type="float" office:value="0.153931805985421" calcext:value-type="float">
            <text:p>0.153931806</text:p>
          </table:table-cell>
          <table:table-cell office:value-type="float" office:value="0.164886349703549" calcext:value-type="float">
            <text:p>0.1648863497</text:p>
          </table:table-cell>
          <table:table-cell office:value-type="float" office:value="0.175188335720439" calcext:value-type="float">
            <text:p>0.1751883357</text:p>
          </table:table-cell>
          <table:table-cell office:value-type="float" office:value="0.18481348888366" calcext:value-type="float">
            <text:p>0.1848134889</text:p>
          </table:table-cell>
          <table:table-cell office:value-type="float" office:value="0.193739313556874" calcext:value-type="float">
            <text:p>0.1937393136</text:p>
          </table:table-cell>
          <table:table-cell office:value-type="float" office:value="0.201945160425842" calcext:value-type="float">
            <text:p>0.2019451604</text:p>
          </table:table-cell>
          <table:table-cell office:value-type="float" office:value="0.209412302917743" calcext:value-type="float">
            <text:p>0.2094123029</text:p>
          </table:table-cell>
          <table:table-cell office:value-type="float" office:value="0.216124021668449" calcext:value-type="float">
            <text:p>0.2161240217</text:p>
          </table:table-cell>
          <table:table-cell office:value-type="float" office:value="0.222065695060629" calcext:value-type="float">
            <text:p>0.2220656951</text:p>
          </table:table-cell>
          <table:table-cell office:value-type="float" office:value="0.227224893513646" calcext:value-type="float">
            <text:p>0.2272248935</text:p>
          </table:table-cell>
          <table:table-cell office:value-type="float" office:value="0.231591474946871" calcext:value-type="float">
            <text:p>0.2315914749</text:p>
          </table:table-cell>
          <table:table-cell office:value-type="float" office:value="0.235157678670141" calcext:value-type="float">
            <text:p>0.2351576787</text:p>
          </table:table-cell>
          <table:table-cell office:value-type="float" office:value="0.237918214883864" calcext:value-type="float">
            <text:p>0.2379182149</text:p>
          </table:table-cell>
          <table:table-cell office:value-type="float" office:value="0.239870346997101" calcext:value-type="float">
            <text:p>0.239870347</text:p>
          </table:table-cell>
          <table:table-cell office:value-type="float" office:value="0.241013964091364" calcext:value-type="float">
            <text:p>0.2410139641</text:p>
          </table:table-cell>
          <table:table-cell office:value-type="float" office:value="0.241351641062983" calcext:value-type="float">
            <text:p>0.2413516411</text:p>
          </table:table-cell>
          <table:table-cell office:value-type="float" office:value="0.2408886842567" calcext:value-type="float">
            <text:p>0.2408886843</text:p>
          </table:table-cell>
          <table:table-cell office:value-type="float" office:value="0.239633160743429" calcext:value-type="float">
            <text:p>0.2396331607</text:p>
          </table:table-cell>
          <table:table-cell office:value-type="float" office:value="0.237595909780787" calcext:value-type="float">
            <text:p>0.2375959098</text:p>
          </table:table-cell>
          <table:table-cell office:value-type="float" office:value="0.234790535408287" calcext:value-type="float">
            <text:p>0.2347905354</text:p>
          </table:table-cell>
          <table:table-cell office:value-type="float" office:value="0.23123337955448" calcext:value-type="float">
            <text:p>0.2312333796</text:p>
          </table:table-cell>
          <table:table-cell office:value-type="float" office:value="0.226943475453986" calcext:value-type="float">
            <text:p>0.2269434755</text:p>
          </table:table-cell>
          <table:table-cell office:value-type="float" office:value="0.221942481574643" calcext:value-type="float">
            <text:p>0.2219424816</text:p>
          </table:table-cell>
          <table:table-cell office:value-type="float" office:value="0.216254596626276" calcext:value-type="float">
            <text:p>0.2162545966</text:p>
          </table:table-cell>
          <table:table-cell office:value-type="float" office:value="0.209906456553402" calcext:value-type="float">
            <text:p>0.2099064566</text:p>
          </table:table-cell>
          <table:table-cell office:value-type="float" office:value="0.202927014697492" calcext:value-type="float">
            <text:p>0.2029270147</text:p>
          </table:table-cell>
          <table:table-cell office:value-type="float" office:value="0.195347406545555" calcext:value-type="float">
            <text:p>0.1953474065</text:p>
          </table:table-cell>
          <table:table-cell office:value-type="float" office:value="0.187200800659616" calcext:value-type="float">
            <text:p>0.1872008007</text:p>
          </table:table-cell>
          <table:table-cell office:value-type="float" office:value="0.178522237505879" calcext:value-type="float">
            <text:p>0.1785222375</text:p>
          </table:table-cell>
          <table:table-cell office:value-type="float" office:value="0.169348457976268" calcext:value-type="float">
            <text:p>0.169348458</text:p>
          </table:table-cell>
          <table:table-cell office:value-type="float" office:value="0.159717723422128" calcext:value-type="float">
            <text:p>0.1597177234</text:p>
          </table:table-cell>
          <table:table-cell office:value-type="float" office:value="0.149669629005865" calcext:value-type="float">
            <text:p>0.149669629</text:p>
          </table:table-cell>
          <table:table-cell office:value-type="float" office:value="0.139244912127228" calcext:value-type="float">
            <text:p>0.1392449121</text:p>
          </table:table-cell>
          <table:table-cell office:value-type="float" office:value="0.128485257603357" calcext:value-type="float">
            <text:p>0.1284852576</text:p>
          </table:table-cell>
          <table:table-cell office:value-type="float" office:value="0.117433101182314" calcext:value-type="float">
            <text:p>0.1174331012</text:p>
          </table:table-cell>
          <table:table-cell office:value-type="float" office:value="0.106131432855722" calcext:value-type="float">
            <text:p>0.1061314329</text:p>
          </table:table-cell>
          <table:table-cell office:value-type="float" office:value="0.0946236013126023" calcext:value-type="float">
            <text:p>0.0946236013</text:p>
          </table:table-cell>
          <table:table-cell office:value-type="float" office:value="0.0829531207504408" calcext:value-type="float">
            <text:p>0.0829531208</text:p>
          </table:table-cell>
          <table:table-cell office:value-type="float" office:value="0.0711634811347028" calcext:value-type="float">
            <text:p>0.0711634811</text:p>
          </table:table-cell>
          <table:table-cell office:value-type="float" office:value="0.0592979628797657" calcext:value-type="float">
            <text:p>0.0592979629</text:p>
          </table:table-cell>
          <table:table-cell office:value-type="float" office:value="0.0473994568147879" calcext:value-type="float">
            <text:p>0.0473994568</text:p>
          </table:table-cell>
          <table:table-cell office:value-type="float" office:value="0.035510290200596" calcext:value-type="float">
            <text:p>0.0355102902</text:p>
          </table:table-cell>
          <table:table-cell office:value-type="float" office:value="0.0236720594791445" calcext:value-type="float">
            <text:p>0.0236720595</text:p>
          </table:table-cell>
          <table:table-cell office:value-type="float" office:value="0.011925470366157" calcext:value-type="float">
            <text:p>0.0119254704</text:p>
          </table:table-cell>
          <table:table-cell office:value-type="float" office:value="0.000310185839718091" calcext:value-type="float">
            <text:p>0.0003101858</text:p>
          </table:table-cell>
          <table:table-cell office:value-type="float" office:value="-0.0111353174682466" calcext:value-type="float">
            <text:p>-0.0111353175</text:p>
          </table:table-cell>
          <table:table-cell office:value-type="float" office:value="-0.0223738840066218" calcext:value-type="float">
            <text:p>-0.022373884</text:p>
          </table:table-cell>
          <table:table-cell office:value-type="float" office:value="-0.0333698047234027" calcext:value-type="float">
            <text:p>-0.0333698047</text:p>
          </table:table-cell>
          <table:table-cell office:value-type="float" office:value="-0.0440889327491095" calcext:value-type="float">
            <text:p>-0.0440889327</text:p>
          </table:table-cell>
          <table:table-cell office:value-type="float" office:value="-0.0544987889497361" calcext:value-type="float">
            <text:p>-0.0544987889</text:p>
          </table:table-cell>
          <table:table-cell office:value-type="float" office:value="-0.0645686569783438" calcext:value-type="float">
            <text:p>-0.064568657</text:p>
          </table:table-cell>
          <table:table-cell office:value-type="float" office:value="-0.0742696674848425" calcext:value-type="float">
            <text:p>-0.0742696675</text:p>
          </table:table-cell>
          <table:table-cell office:value-type="float" office:value="-0.0835748711818041" calcext:value-type="float">
            <text:p>-0.0835748712</text:p>
          </table:table-cell>
          <table:table-cell office:value-type="float" office:value="-0.092459300513229" calcext:value-type="float">
            <text:p>-0.0924593005</text:p>
          </table:table-cell>
          <table:table-cell office:value-type="float" office:value="-0.100900019734773" calcext:value-type="float">
            <text:p>-0.1009000197</text:p>
          </table:table-cell>
          <table:table-cell office:value-type="float" office:value="-0.108876163289018" calcext:value-type="float">
            <text:p>-0.1088761633</text:p>
          </table:table-cell>
          <table:table-cell office:value-type="float" office:value="-0.11636896244788" calcext:value-type="float">
            <text:p>-0.1163689624</text:p>
          </table:table-cell>
          <table:table-cell office:value-type="float" office:value="-0.12336176029616" calcext:value-type="float">
            <text:p>-0.1233617603</text:p>
          </table:table-cell>
          <table:table-cell office:value-type="float" office:value="-0.12984001524319" calcext:value-type="float">
            <text:p>-0.1298400152</text:p>
          </table:table-cell>
          <table:table-cell office:value-type="float" office:value="-0.135791293371633" calcext:value-type="float">
            <text:p>-0.1357912934</text:p>
          </table:table-cell>
          <table:table-cell office:value-type="float" office:value="-0.141205250060222" calcext:value-type="float">
            <text:p>-0.1412052501</text:p>
          </table:table-cell>
          <table:table-cell office:value-type="float" office:value="-0.146073601447083" calcext:value-type="float">
            <text:p>-0.1460736014</text:p>
          </table:table-cell>
          <table:table-cell office:value-type="float" office:value="-0.150390086427575" calcext:value-type="float">
            <text:p>-0.1503900864</text:p>
          </table:table-cell>
          <table:table-cell office:value-type="float" office:value="-0.154150420001221" calcext:value-type="float">
            <text:p>-0.15415042</text:p>
          </table:table-cell>
          <table:table-cell office:value-type="float" office:value="-0.157352238891397" calcext:value-type="float">
            <text:p>-0.1573522389</text:p>
          </table:table-cell>
          <table:table-cell office:value-type="float" office:value="-0.159995040454622" calcext:value-type="float">
            <text:p>-0.1599950405</text:p>
          </table:table-cell>
          <table:table-cell office:value-type="float" office:value="-0.162080115969679" calcext:value-type="float">
            <text:p>-0.162080116</text:p>
          </table:table-cell>
          <table:table-cell office:value-type="float" office:value="-0.163610479446677" calcext:value-type="float">
            <text:p>-0.1636104794</text:p>
          </table:table-cell>
          <table:table-cell office:value-type="float" office:value="-0.164590793120094" calcext:value-type="float">
            <text:p>-0.1645907931</text:p>
          </table:table-cell>
          <table:table-cell office:value-type="float" office:value="-0.165027290785774" calcext:value-type="float">
            <text:p>-0.1650272908</text:p>
          </table:table-cell>
          <table:table-cell office:value-type="float" office:value="-0.16492770010928" calcext:value-type="float">
            <text:p>-0.1649277001</text:p>
          </table:table-cell>
          <table:table-cell office:value-type="float" office:value="-0.16430116497192" calcext:value-type="float">
            <text:p>-0.164301165</text:p>
          </table:table-cell>
          <table:table-cell office:value-type="float" office:value="-0.163158168832791" calcext:value-type="float">
            <text:p>-0.1631581688</text:p>
          </table:table-cell>
          <table:table-cell office:value-type="float" office:value="-0.161510459972559" calcext:value-type="float">
            <text:p>-0.16151046</text:p>
          </table:table-cell>
          <table:table-cell office:value-type="float" office:value="-0.159370979350804" calcext:value-type="float">
            <text:p>-0.1593709794</text:p>
          </table:table-cell>
          <table:table-cell office:value-type="float" office:value="-0.156753791657865" calcext:value-type="float">
            <text:p>-0.1567537917</text:p>
          </table:table-cell>
          <table:table-cell office:value-type="float" office:value="-0.153674019979053" calcext:value-type="float">
            <text:p>-0.15367402</text:p>
          </table:table-cell>
          <table:table-cell office:value-type="float" office:value="-0.15014778431855" calcext:value-type="float">
            <text:p>-0.1501477843</text:p>
          </table:table-cell>
          <table:table-cell office:value-type="float" office:value="-0.146192144059387" calcext:value-type="float">
            <text:p>-0.1461921441</text:p>
          </table:table-cell>
          <table:table-cell office:value-type="float" office:value="-0.141825044267556" calcext:value-type="float">
            <text:p>-0.1418250443</text:p>
          </table:table-cell>
          <table:table-cell office:value-type="float" office:value="-0.137065265590567" calcext:value-type="float">
            <text:p>-0.1370652656</text:p>
          </table:table-cell>
          <table:table-cell office:value-type="float" office:value="-0.131932377356346" calcext:value-type="float">
            <text:p>-0.1319323774</text:p>
          </table:table-cell>
          <table:table-cell office:value-type="float" office:value="-0.126446693352831" calcext:value-type="float">
            <text:p>-0.1264466934</text:p>
          </table:table-cell>
          <table:table-cell office:value-type="float" office:value="-0.120629229664788" calcext:value-type="float">
            <text:p>-0.1206292297</text:p>
          </table:table-cell>
          <table:table-cell office:value-type="float" office:value="-0.114501663865247" calcext:value-type="float">
            <text:p>-0.1145016639</text:p>
          </table:table-cell>
          <table:table-cell office:value-type="float" office:value="-0.108086294806143" calcext:value-type="float">
            <text:p>-0.1080862948</text:p>
          </table:table-cell>
          <table:table-cell office:value-type="float" office:value="-0.101406002227033" calcext:value-type="float">
            <text:p>-0.1014060022</text:p>
          </table:table-cell>
          <table:table-cell office:value-type="float" office:value="-0.0944842054022479" calcext:value-type="float">
            <text:p>-0.0944842054</text:p>
          </table:table-cell>
          <table:table-cell office:value-type="float" office:value="-0.087344820074198" calcext:value-type="float">
            <text:p>-0.0873448201</text:p>
          </table:table-cell>
          <table:table-cell office:value-type="float" office:value="-0.0800122129725236" calcext:value-type="float">
            <text:p>-0.080012213</text:p>
          </table:table-cell>
          <table:table-cell office:value-type="float" office:value="-0.0725111532926212" calcext:value-type="float">
            <text:p>-0.0725111533</text:p>
          </table:table-cell>
          <table:table-cell office:value-type="float" office:value="-0.0648667605999856" calcext:value-type="float">
            <text:p>-0.0648667606</text:p>
          </table:table-cell>
          <table:table-cell office:value-type="float" office:value="-0.0571044487355077" calcext:value-type="float">
            <text:p>-0.0571044487</text:p>
          </table:table-cell>
          <table:table-cell office:value-type="float" office:value="-0.0492498654177176" calcext:value-type="float">
            <text:p>-0.0492498654</text:p>
          </table:table-cell>
          <table:table-cell office:value-type="float" office:value="-0.0413288273669932" calcext:value-type="float">
            <text:p>-0.0413288274</text:p>
          </table:table-cell>
          <table:table-cell office:value-type="float" office:value="-0.0333672509105792" calcext:value-type="float">
            <text:p>-0.0333672509</text:p>
          </table:table-cell>
          <table:table-cell office:value-type="float" office:value="-0.0253910781615274" calcext:value-type="float">
            <text:p>-0.0253910782</text:p>
          </table:table-cell>
          <table:table-cell office:value-type="float" office:value="-0.0174261989964769" calcext:value-type="float">
            <text:p>-0.017426199</text:p>
          </table:table-cell>
          <table:table-cell office:value-type="float" office:value="-0.00949836918246932" calcext:value-type="float">
            <text:p>-0.0094983692</text:p>
          </table:table-cell>
          <table:table-cell office:value-type="float" office:value="-0.00163312511935576" calcext:value-type="float">
            <text:p>-0.0016331251</text:p>
          </table:table-cell>
          <table:table-cell office:value-type="float" office:value="0.00614430423137746" calcext:value-type="float">
            <text:p>0.0061443042</text:p>
          </table:table-cell>
          <table:table-cell office:value-type="float" office:value="0.0138090875701882" calcext:value-type="float">
            <text:p>0.0138090876</text:p>
          </table:table-cell>
          <table:table-cell office:value-type="float" office:value="0.0213368828999011" calcext:value-type="float">
            <text:p>0.0213368829</text:p>
          </table:table-cell>
          <table:table-cell office:value-type="float" office:value="0.0287039297901964" calcext:value-type="float">
            <text:p>0.0287039298</text:p>
          </table:table-cell>
          <table:table-cell office:value-type="float" office:value="0.0358871414338652" calcext:value-type="float">
            <text:p>0.0358871414</text:p>
          </table:table-cell>
          <table:table-cell office:value-type="float" office:value="0.0428641956413378" calcext:value-type="float">
            <text:p>0.0428641956</text:p>
          </table:table-cell>
          <table:table-cell office:value-type="float" office:value="0.0496136239165607" calcext:value-type="float">
            <text:p>0.0496136239</text:p>
          </table:table-cell>
          <table:table-cell office:value-type="float" office:value="0.0561148977709344" calcext:value-type="float">
            <text:p>0.0561148978</text:p>
          </table:table-cell>
          <table:table-cell office:value-type="float" office:value="0.0623485114617686" calcext:value-type="float">
            <text:p>0.0623485115</text:p>
          </table:table-cell>
          <table:table-cell office:value-type="float" office:value="0.0682960603855884" calcext:value-type="float">
            <text:p>0.0682960604</text:p>
          </table:table-cell>
          <table:table-cell office:value-type="float" office:value="0.0739403144133688" calcext:value-type="float">
            <text:p>0.0739403144</text:p>
          </table:table-cell>
          <table:table-cell office:value-type="float" office:value="0.0792652855215331" calcext:value-type="float">
            <text:p>0.0792652855</text:p>
          </table:table-cell>
          <table:table-cell office:value-type="float" office:value="0.0842562891479048" calcext:value-type="float">
            <text:p>0.0842562891</text:p>
          </table:table-cell>
          <table:table-cell office:value-type="float" office:value="0.0888999987826863" calcext:value-type="float">
            <text:p>0.0888999988</text:p>
          </table:table-cell>
          <table:table-cell office:value-type="float" office:value="0.0931844933892456" calcext:value-type="float">
            <text:p>0.0931844934</text:p>
          </table:table-cell>
          <table:table-cell office:value-type="float" office:value="0.0970992973355352" calcext:value-type="float">
            <text:p>0.0970992973</text:p>
          </table:table-cell>
          <table:table-cell office:value-type="float" office:value="0.100635412602488" calcext:value-type="float">
            <text:p>0.1006354126</text:p>
          </table:table-cell>
          <table:table-cell office:value-type="float" office:value="0.103785343119045" calcext:value-type="float">
            <text:p>0.1037853431</text:p>
          </table:table-cell>
          <table:table-cell office:value-type="float" office:value="0.106543111152948" calcext:value-type="float">
            <text:p>0.1065431112</text:p>
          </table:table-cell>
          <table:table-cell office:value-type="float" office:value="0.108904265761225" calcext:value-type="float">
            <text:p>0.1089042658</text:p>
          </table:table-cell>
          <table:table-cell office:value-type="float" office:value="0.110865883373352" calcext:value-type="float">
            <text:p>0.1108658834</text:p>
          </table:table-cell>
          <table:table-cell office:value-type="float" office:value="0.112426560643078" calcext:value-type="float">
            <text:p>0.1124265606</text:p>
          </table:table-cell>
          <table:table-cell office:value-type="float" office:value="0.113586399761663" calcext:value-type="float">
            <text:p>0.1135863998</text:p>
          </table:table-cell>
          <table:table-cell office:value-type="float" office:value="0.114346986475774" calcext:value-type="float">
            <text:p>0.1143469865</text:p>
          </table:table-cell>
          <table:table-cell office:value-type="float" office:value="0.114711361097999" calcext:value-type="float">
            <text:p>0.1147113611</text:p>
          </table:table-cell>
          <table:table-cell office:value-type="float" office:value="0.114683982837151" calcext:value-type="float">
            <text:p>0.1146839828</text:p>
          </table:table-cell>
          <table:table-cell office:value-type="float" office:value="0.114270687809958" calcext:value-type="float">
            <text:p>0.1142706878</text:p>
          </table:table-cell>
          <table:table-cell office:value-type="float" office:value="0.113478641125834" calcext:value-type="float">
            <text:p>0.1134786411</text:p>
          </table:table-cell>
          <table:table-cell office:value-type="float" office:value="0.11231628346297" calcext:value-type="float">
            <text:p>0.1123162835</text:p>
          </table:table-cell>
          <table:table-cell office:value-type="float" office:value="0.11079327257735" calcext:value-type="float">
            <text:p>0.1107932726</text:p>
          </table:table-cell>
          <table:table-cell office:value-type="float" office:value="0.108920420206977" calcext:value-type="float">
            <text:p>0.1089204202</text:p>
          </table:table-cell>
          <table:table-cell office:value-type="float" office:value="0.106709624852022" calcext:value-type="float">
            <text:p>0.1067096249</text:p>
          </table:table-cell>
          <table:table-cell office:value-type="float" office:value="0.104173800927688" calcext:value-type="float">
            <text:p>0.1041738009</text:p>
          </table:table-cell>
          <table:table-cell office:value-type="float" office:value="0.10132680480062" calcext:value-type="float">
            <text:p>0.1013268048</text:p>
          </table:table-cell>
          <table:table-cell office:value-type="float" office:value="0.0981833582312866" calcext:value-type="float">
            <text:p>0.0981833582</text:p>
          </table:table-cell>
          <table:table-cell office:value-type="float" office:value="0.0947589697538456" calcext:value-type="float">
            <text:p>0.0947589698</text:p>
          </table:table-cell>
          <table:table-cell office:value-type="float" office:value="0.0910698545309707" calcext:value-type="float">
            <text:p>0.0910698545</text:p>
          </table:table-cell>
          <table:table-cell office:value-type="float" office:value="0.0871328532237682" calcext:value-type="float">
            <text:p>0.0871328532</text:p>
          </table:table-cell>
          <table:table-cell office:value-type="float" office:value="0.082965350415387" calcext:value-type="float">
            <text:p>0.0829653504</text:p>
          </table:table-cell>
          <table:table-cell office:value-type="float" office:value="0.0785851931209937" calcext:value-type="float">
            <text:p>0.0785851931</text:p>
          </table:table-cell>
          <table:table-cell office:value-type="float" office:value="0.0740106099057879" calcext:value-type="float">
            <text:p>0.0740106099</text:p>
          </table:table-cell>
          <table:table-cell office:value-type="float" office:value="0.0692601311162183" calcext:value-type="float">
            <text:p>0.0692601311</text:p>
          </table:table-cell>
          <table:table-cell office:value-type="float" office:value="0.0643525107073456" calcext:value-type="float">
            <text:p>0.0643525107</text:p>
          </table:table-cell>
          <table:table-cell office:value-type="float" office:value="0.0593066501210768" calcext:value-type="float">
            <text:p>0.0593066501</text:p>
          </table:table-cell>
          <table:table-cell office:value-type="float" office:value="0.0541415246357616" calcext:value-type="float">
            <text:p>0.0541415246</text:p>
          </table:table-cell>
          <table:table-cell office:value-type="float" office:value="0.0488761125677259" calcext:value-type="float">
            <text:p>0.0488761126</text:p>
          </table:table-cell>
          <table:table-cell office:value-type="float" office:value="0.0435293276597357" calcext:value-type="float">
            <text:p>0.0435293277</text:p>
          </table:table-cell>
          <table:table-cell office:value-type="float" office:value="0.03811995494125" calcext:value-type="float">
            <text:p>0.0381199549</text:p>
          </table:table-cell>
          <table:table-cell office:value-type="float" office:value="0.0326665902906959" calcext:value-type="float">
            <text:p>0.0326665903</text:p>
          </table:table-cell>
          <table:table-cell office:value-type="float" office:value="0.027187583872553" calcext:value-type="float">
            <text:p>0.0271875839</text:p>
          </table:table-cell>
          <table:table-cell office:value-type="float" office:value="0.0217009875622004" calcext:value-type="float">
            <text:p>0.0217009876</text:p>
          </table:table-cell>
          <table:table-cell office:value-type="float" office:value="0.0162245064109262" calcext:value-type="float">
            <text:p>0.0162245064</text:p>
          </table:table-cell>
          <table:table-cell office:value-type="float" office:value="0.0107754541433577" calcext:value-type="float">
            <text:p>0.0107754541</text:p>
          </table:table-cell>
          <table:table-cell office:value-type="float" office:value="0.00537071262107641" calcext:value-type="float">
            <text:p>0.0053707126</text:p>
          </table:table-cell>
          <table:table-cell table:style-name="ce1" office:value-type="float" office:value="0.0000266951509494962" calcext:value-type="float">
            <text:p>2.67E-05</text:p>
          </table:table-cell>
          <table:table-cell office:value-type="float" office:value="-0.00524068653416421" calcext:value-type="float">
            <text:p>-0.0052406865</text:p>
          </table:table-cell>
          <table:table-cell office:value-type="float" office:value="-0.0104160518399032" calcext:value-type="float">
            <text:p>-0.0104160518</text:p>
          </table:table-cell>
          <table:table-cell office:value-type="float" office:value="-0.0154845776760065" calcext:value-type="float">
            <text:p>-0.0154845777</text:p>
          </table:table-cell>
          <table:table-cell office:value-type="float" office:value="-0.0204320219097079" calcext:value-type="float">
            <text:p>-0.0204320219</text:p>
          </table:table-cell>
          <table:table-cell office:value-type="float" office:value="-0.0252447442157852" calcext:value-type="float">
            <text:p>-0.0252447442</text:p>
          </table:table-cell>
          <table:table-cell office:value-type="float" office:value="-0.0299097246453611" calcext:value-type="float">
            <text:p>-0.0299097246</text:p>
          </table:table-cell>
          <table:table-cell office:value-type="float" office:value="-0.0344145802394988" calcext:value-type="float">
            <text:p>-0.0344145802</text:p>
          </table:table-cell>
          <table:table-cell office:value-type="float" office:value="-0.0387475800083476" calcext:value-type="float">
            <text:p>-0.03874758</text:p>
          </table:table-cell>
          <table:table-cell office:value-type="float" office:value="-0.0428976585821109" calcext:value-type="float">
            <text:p>-0.0428976586</text:p>
          </table:table-cell>
          <table:table-cell office:value-type="float" office:value="-0.046854428817257" calcext:value-type="float">
            <text:p>-0.0468544288</text:p>
          </table:table-cell>
          <table:table-cell office:value-type="float" office:value="-0.0506081936106061" calcext:value-type="float">
            <text:p>-0.0506081936</text:p>
          </table:table-cell>
          <table:table-cell office:value-type="float" office:value="-0.0541499571363255" calcext:value-type="float">
            <text:p>-0.0541499571</text:p>
          </table:table-cell>
          <table:table-cell office:value-type="float" office:value="-0.0574714356776904" calcext:value-type="float">
            <text:p>-0.0574714357</text:p>
          </table:table-cell>
          <table:table-cell office:value-type="float" office:value="-0.060565068177826" calcext:value-type="float">
            <text:p>-0.0605650682</text:p>
          </table:table-cell>
          <table:table-cell office:value-type="float" office:value="-0.063424026583217" calcext:value-type="float">
            <text:p>-0.0634240266</text:p>
          </table:table-cell>
          <table:table-cell office:value-type="float" office:value="-0.0660422260019526" calcext:value-type="float">
            <text:p>-0.066042226</text:p>
          </table:table-cell>
          <table:table-cell office:value-type="float" office:value="-0.068414334647013" calcext:value-type="float">
            <text:p>-0.0684143346</text:p>
          </table:table-cell>
          <table:table-cell office:value-type="float" office:value="-0.0705357834850187" calcext:value-type="float">
            <text:p>-0.0705357835</text:p>
          </table:table-cell>
          <table:table-cell office:value-type="float" office:value="-0.0724027754640545" calcext:value-type="float">
            <text:p>-0.0724027755</text:p>
          </table:table-cell>
          <table:table-cell office:value-type="float" office:value="-0.0740122941519598" calcext:value-type="float">
            <text:p>-0.0740122942</text:p>
          </table:table-cell>
          <table:table-cell office:value-type="float" office:value="-0.0753621115798615" calcext:value-type="float">
            <text:p>-0.0753621116</text:p>
          </table:table-cell>
          <table:table-cell office:value-type="float" office:value="-0.0764507950557915" calcext:value-type="float">
            <text:p>-0.0764507951</text:p>
          </table:table-cell>
          <table:table-cell office:value-type="float" office:value="-0.0772777126907079" calcext:value-type="float">
            <text:p>-0.0772777127</text:p>
          </table:table-cell>
          <table:table-cell office:value-type="float" office:value="-0.0778430373646234" calcext:value-type="float">
            <text:p>-0.0778430374</text:p>
          </table:table-cell>
          <table:table-cell office:value-type="float" office:value="-0.078147748854147" calcext:value-type="float">
            <text:p>-0.0781477489</text:p>
          </table:table-cell>
          <table:table-cell office:value-type="float" office:value="-0.0781936338445288" calcext:value-type="float">
            <text:p>-0.0781936338</text:p>
          </table:table-cell>
          <table:table-cell office:value-type="float" office:value="-0.0779832835590757" calcext:value-type="float">
            <text:p>-0.0779832836</text:p>
          </table:table-cell>
          <table:table-cell office:value-type="float" office:value="-0.0775200887561192" calcext:value-type="float">
            <text:p>-0.0775200888</text:p>
          </table:table-cell>
          <table:table-cell office:value-type="float" office:value="-0.0768082318678719" calcext:value-type="float">
            <text:p>-0.0768082319</text:p>
          </table:table-cell>
          <table:table-cell office:value-type="float" office:value="-0.0758526760857976" calcext:value-type="float">
            <text:p>-0.0758526761</text:p>
          </table:table-cell>
          <table:table-cell office:value-type="float" office:value="-0.0746591512324048" calcext:value-type="float">
            <text:p>-0.0746591512</text:p>
          </table:table-cell>
          <table:table-cell office:value-type="float" office:value="-0.0732341362988515" calcext:value-type="float">
            <text:p>-0.0732341363</text:p>
          </table:table-cell>
          <table:table-cell office:value-type="float" office:value="-0.0715848385700903" calcext:value-type="float">
            <text:p>-0.0715848386</text:p>
          </table:table-cell>
          <table:table-cell office:value-type="float" office:value="-0.0697191693035065" calcext:value-type="float">
            <text:p>-0.0697191693</text:p>
          </table:table-cell>
          <table:table-cell office:value-type="float" office:value="-0.0676457159720012" calcext:value-type="float">
            <text:p>-0.067645716</text:p>
          </table:table-cell>
          <table:table-cell office:value-type="float" office:value="-0.0653737111271585" calcext:value-type="float">
            <text:p>-0.0653737111</text:p>
          </table:table-cell>
          <table:table-cell office:value-type="float" office:value="-0.0629129979815395" calcext:value-type="float">
            <text:p>-0.062912998</text:p>
          </table:table-cell>
          <table:table-cell office:value-type="float" office:value="-0.0602739928505464" calcext:value-type="float">
            <text:p>-0.0602739929</text:p>
          </table:table-cell>
          <table:table-cell office:value-type="float" office:value="-0.057467644632712" calcext:value-type="float">
            <text:p>-0.0574676446</text:p>
          </table:table-cell>
          <table:table-cell office:value-type="float" office:value="-0.0545053915423627" calcext:value-type="float">
            <text:p>-0.0545053915</text:p>
          </table:table-cell>
          <table:table-cell office:value-type="float" office:value="-0.0513991153397043" calcext:value-type="float">
            <text:p>-0.0513991153</text:p>
          </table:table-cell>
          <table:table-cell office:value-type="float" office:value="-0.048161093330242" calcext:value-type="float">
            <text:p>-0.0481610933</text:p>
          </table:table-cell>
          <table:table-cell office:value-type="float" office:value="-0.0448039484278916" calcext:value-type="float">
            <text:p>-0.0448039484</text:p>
          </table:table-cell>
          <table:table-cell office:value-type="float" office:value="-0.0413405975939993" calcext:value-type="float">
            <text:p>-0.0413405976</text:p>
          </table:table-cell>
          <table:table-cell office:value-type="float" office:value="-0.0377841989779083" calcext:value-type="float">
            <text:p>-0.037784199</text:p>
          </table:table-cell>
          <table:table-cell office:value-type="float" office:value="-0.0341480980937063" calcext:value-type="float">
            <text:p>-0.0341480981</text:p>
          </table:table-cell>
          <table:table-cell office:value-type="float" office:value="-0.0304457733726322" calcext:value-type="float">
            <text:p>-0.0304457734</text:p>
          </table:table-cell>
          <table:table-cell office:value-type="float" office:value="-0.0266907814315749" calcext:value-type="float">
            <text:p>-0.0266907814</text:p>
          </table:table-cell>
          <table:table-cell office:value-type="float" office:value="-0.0228967023953737" calcext:value-type="float">
            <text:p>-0.0228967024</text:p>
          </table:table-cell>
          <table:table-cell office:value-type="float" office:value="-0.0190770856047164" calcext:value-type="float">
            <text:p>-0.0190770856</text:p>
          </table:table-cell>
          <table:table-cell office:value-type="float" office:value="-0.0152453960325188" calcext:value-type="float">
            <text:p>-0.015245396</text:p>
          </table:table-cell>
          <table:table-cell office:value-type="float" office:value="-0.0114149617201592" calcext:value-type="float">
            <text:p>-0.0114149617</text:p>
          </table:table-cell>
          <table:table-cell office:value-type="float" office:value="-0.00759892253121536" calcext:value-type="float">
            <text:p>-0.0075989225</text:p>
          </table:table-cell>
          <table:table-cell office:value-type="float" office:value="-0.0038101805045207" calcext:value-type="float">
            <text:p>-0.0038101805</text:p>
          </table:table-cell>
          <table:table-cell table:style-name="ce1" office:value-type="float" office:value="-0.0000613520710195104" calcext:value-type="float">
            <text:p>-6.14E-05</text:p>
          </table:table-cell>
          <table:table-cell office:value-type="float" office:value="0.00363527762015717" calcext:value-type="float">
            <text:p>0.0036352776</text:p>
          </table:table-cell>
          <table:table-cell office:value-type="float" office:value="0.00726779804101491" calcext:value-type="float">
            <text:p>0.007267798</text:p>
          </table:table-cell>
          <table:table-cell office:value-type="float" office:value="0.0108247140854086" calcext:value-type="float">
            <text:p>0.0108247141</text:p>
          </table:table-cell>
          <table:table-cell office:value-type="float" office:value="0.0142949841492739" calcext:value-type="float">
            <text:p>0.0142949841</text:p>
          </table:table-cell>
          <table:table-cell office:value-type="float" office:value="0.0176680553314976" calcext:value-type="float">
            <text:p>0.0176680553</text:p>
          </table:table-cell>
          <table:table-cell office:value-type="float" office:value="0.0209338956202883" calcext:value-type="float">
            <text:p>0.0209338956</text:p>
          </table:table-cell>
          <table:table-cell office:value-type="float" office:value="0.0240830229541397" calcext:value-type="float">
            <text:p>0.024083023</text:p>
          </table:table-cell>
          <table:table-cell office:value-type="float" office:value="0.0271065310712521" calcext:value-type="float">
            <text:p>0.0271065311</text:p>
          </table:table-cell>
          <table:table-cell office:value-type="float" office:value="0.0299961120864026" calcext:value-type="float">
            <text:p>0.0299961121</text:p>
          </table:table-cell>
          <table:table-cell office:value-type="float" office:value="0.0327440757595533" calcext:value-type="float">
            <text:p>0.0327440758</text:p>
          </table:table-cell>
          <table:table-cell office:value-type="float" office:value="0.0353433654459356" calcext:value-type="float">
            <text:p>0.0353433654</text:p>
          </table:table-cell>
          <table:table-cell office:value-type="float" office:value="0.0377875707425912" calcext:value-type="float">
            <text:p>0.0377875707</text:p>
          </table:table-cell>
          <table:table-cell office:value-type="float" office:value="0.0400709368713299" calcext:value-type="float">
            <text:p>0.0400709369</text:p>
          </table:table-cell>
          <table:table-cell office:value-type="float" office:value="0.0421883708624279" calcext:value-type="float">
            <text:p>0.0421883709</text:p>
          </table:table-cell>
          <table:table-cell office:value-type="float" office:value="0.0441354446269421" calcext:value-type="float">
            <text:p>0.0441354446</text:p>
          </table:table-cell>
          <table:table-cell office:value-type="float" office:value="0.0459083950279073" calcext:value-type="float">
            <text:p>0.045908395</text:p>
          </table:table-cell>
          <table:table-cell office:value-type="float" office:value="0.0475041210816605" calcext:value-type="float">
            <text:p>0.0475041211</text:p>
          </table:table-cell>
          <table:table-cell office:value-type="float" office:value="0.0489201784397482" calcext:value-type="float">
            <text:p>0.0489201784</text:p>
          </table:table-cell>
          <table:table-cell office:value-type="float" office:value="0.050154771319007" calcext:value-type="float">
            <text:p>0.0501547713</text:p>
          </table:table-cell>
          <table:table-cell office:value-type="float" office:value="0.0512067420621956" calcext:value-type="float">
            <text:p>0.0512067421</text:p>
          </table:table-cell>
          <table:table-cell office:value-type="float" office:value="0.052075558523697" calcext:value-type="float">
            <text:p>0.0520755585</text:p>
          </table:table-cell>
          <table:table-cell office:value-type="float" office:value="0.0527612994840549" calcext:value-type="float">
            <text:p>0.0527612995</text:p>
          </table:table-cell>
          <table:table-cell office:value-type="float" office:value="0.0532646383033055" calcext:value-type="float">
            <text:p>0.0532646383</text:p>
          </table:table-cell>
          <table:table-cell office:value-type="float" office:value="0.053586825026038" calcext:value-type="float">
            <text:p>0.053586825</text:p>
          </table:table-cell>
          <table:table-cell office:value-type="float" office:value="0.0537296671508112" calcext:value-type="float">
            <text:p>0.0537296672</text:p>
          </table:table-cell>
          <table:table-cell office:value-type="float" office:value="0.0536955092730152" calcext:value-type="float">
            <text:p>0.0536955093</text:p>
          </table:table-cell>
          <table:table-cell office:value-type="float" office:value="0.0534872118033648" calcext:value-type="float">
            <text:p>0.0534872118</text:p>
          </table:table-cell>
          <table:table-cell office:value-type="float" office:value="0.05310812895465" calcext:value-type="float">
            <text:p>0.053108129</text:p>
          </table:table-cell>
          <table:table-cell office:value-type="float" office:value="0.0525620861763729" calcext:value-type="float">
            <text:p>0.0525620862</text:p>
          </table:table-cell>
          <table:table-cell office:value-type="float" office:value="0.0518533572020746" calcext:value-type="float">
            <text:p>0.0518533572</text:p>
          </table:table-cell>
          <table:table-cell office:value-type="float" office:value="0.0509866408566713" calcext:value-type="float">
            <text:p>0.0509866409</text:p>
          </table:table-cell>
          <table:table-cell office:value-type="float" office:value="0.0499670377521579" calcext:value-type="float">
            <text:p>0.0499670378</text:p>
          </table:table-cell>
          <table:table-cell office:value-type="float" office:value="0.048800026979777" calcext:value-type="float">
            <text:p>0.048800027</text:p>
          </table:table-cell>
          <table:table-cell office:value-type="float" office:value="0.0474914428857036" calcext:value-type="float">
            <text:p>0.0474914429</text:p>
          </table:table-cell>
          <table:table-cell office:value-type="float" office:value="0.0460474519961022" calcext:value-type="float">
            <text:p>0.046047452</text:p>
          </table:table-cell>
          <table:table-cell office:value-type="float" office:value="0.0444745301364136" calcext:value-type="float">
            <text:p>0.0444745301</text:p>
          </table:table-cell>
          <table:table-cell office:value-type="float" office:value="0.0427794397696497" calcext:value-type="float">
            <text:p>0.0427794398</text:p>
          </table:table-cell>
          <table:table-cell office:value-type="float" office:value="0.0409692075596224" calcext:value-type="float">
            <text:p>0.0409692076</text:p>
          </table:table-cell>
          <table:table-cell office:value-type="float" office:value="0.0390511021479707" calcext:value-type="float">
            <text:p>0.0390511021</text:p>
          </table:table-cell>
          <table:table-cell office:value-type="float" office:value="0.0370326121189206" calcext:value-type="float">
            <text:p>0.0370326121</text:p>
          </table:table-cell>
          <table:table-cell office:value-type="float" office:value="0.0349214241132958" calcext:value-type="float">
            <text:p>0.0349214241</text:p>
          </table:table-cell>
          <table:table-cell office:value-type="float" office:value="0.032725401043574" calcext:value-type="float">
            <text:p>0.032725401</text:p>
          </table:table-cell>
          <table:table-cell office:value-type="float" office:value="0.0304525603550476" calcext:value-type="float">
            <text:p>0.0304525604</text:p>
          </table:table-cell>
          <table:table-cell office:value-type="float" office:value="0.02811105227443" calcext:value-type="float">
            <text:p>0.0281110523</text:p>
          </table:table-cell>
          <table:table-cell office:value-type="float" office:value="0.02570913798656" calcext:value-type="float">
            <text:p>0.025709138</text:p>
          </table:table-cell>
          <table:table-cell office:value-type="float" office:value="0.0232551676821897" calcext:value-type="float">
            <text:p>0.0232551677</text:p>
          </table:table-cell>
          <table:table-cell office:value-type="float" office:value="0.0207575584250622" calcext:value-type="float">
            <text:p>0.0207575584</text:p>
          </table:table-cell>
          <table:table-cell office:value-type="float" office:value="0.018224771794243" calcext:value-type="float">
            <text:p>0.0182247718</text:p>
          </table:table-cell>
          <table:table-cell office:value-type="float" office:value="0.0156652912679511" calcext:value-type="float">
            <text:p>0.0156652913</text:p>
          </table:table-cell>
          <table:table-cell office:value-type="float" office:value="0.0130875993272973" calcext:value-type="float">
            <text:p>0.0130875993</text:p>
          </table:table-cell>
          <table:table-cell office:value-type="float" office:value="0.0105001542722966" calcext:value-type="float">
            <text:p>0.0105001543</text:p>
          </table:table-cell>
          <table:table-cell office:value-type="float" office:value="0.00791136675765705" calcext:value-type="float">
            <text:p>0.0079113668</text:p>
          </table:table-cell>
          <table:table-cell office:value-type="float" office:value="0.00532957607182541" calcext:value-type="float">
            <text:p>0.0053295761</text:p>
          </table:table-cell>
          <table:table-cell office:value-type="float" office:value="0.00276302619919455" calcext:value-type="float">
            <text:p>0.0027630262</text:p>
          </table:table-cell>
          <table:table-cell office:value-type="float" office:value="0.000219841721671998" calcext:value-type="float">
            <text:p>0.0002198417</text:p>
          </table:table-cell>
          <table:table-cell office:value-type="float" office:value="-0.00229199636827465" calcext:value-type="float">
            <text:p>-0.0022919964</text:p>
          </table:table-cell>
          <table:table-cell office:value-type="float" office:value="-0.00476467485594143" calcext:value-type="float">
            <text:p>-0.0047646749</text:p>
          </table:table-cell>
          <table:table-cell office:value-type="float" office:value="-0.00719057239313897" calcext:value-type="float">
            <text:p>-0.0071905724</text:p>
          </table:table-cell>
          <table:table-cell office:value-type="float" office:value="-0.00956228337410339" calcext:value-type="float">
            <text:p>-0.0095622834</text:p>
          </table:table-cell>
          <table:table-cell office:value-type="float" office:value="-0.0118726414748249" calcext:value-type="float">
            <text:p>-0.0118726415</text:p>
          </table:table-cell>
          <table:table-cell office:value-type="float" office:value="-0.0141147427235852" calcext:value-type="float">
            <text:p>-0.0141147427</text:p>
          </table:table-cell>
          <table:table-cell office:value-type="float" office:value="-0.0162819679641786" calcext:value-type="float">
            <text:p>-0.016281968</text:p>
          </table:table-cell>
          <table:table-cell office:value-type="float" office:value="-0.018368004569324" calcext:value-type="float">
            <text:p>-0.0183680046</text:p>
          </table:table-cell>
          <table:table-cell office:value-type="float" office:value="-0.0203668672600712" calcext:value-type="float">
            <text:p>-0.0203668673</text:p>
          </table:table-cell>
          <table:table-cell office:value-type="float" office:value="-0.0222729178876908" calcext:value-type="float">
            <text:p>-0.0222729179</text:p>
          </table:table-cell>
          <table:table-cell office:value-type="float" office:value="-0.0240808840374779" calcext:value-type="float">
            <text:p>-0.024080884</text:p>
          </table:table-cell>
          <table:table-cell office:value-type="float" office:value="-0.0257858763190303" calcext:value-type="float">
            <text:p>-0.0257858763</text:p>
          </table:table-cell>
          <table:table-cell office:value-type="float" office:value="-0.0273834042147243" calcext:value-type="float">
            <text:p>-0.0273834042</text:p>
          </table:table-cell>
          <table:table-cell office:value-type="float" office:value="-0.0288693903671442" calcext:value-type="float">
            <text:p>-0.0288693904</text:p>
          </table:table-cell>
          <table:table-cell office:value-type="float" office:value="-0.0302401831969405" calcext:value-type="float">
            <text:p>-0.0302401832</text:p>
          </table:table-cell>
          <table:table-cell office:value-type="float" office:value="-0.0314925677547215" calcext:value-type="float">
            <text:p>-0.0314925678</text:p>
          </table:table-cell>
          <table:table-cell office:value-type="float" office:value="-0.0326237747239669" calcext:value-type="float">
            <text:p>-0.0326237747</text:p>
          </table:table-cell>
          <table:table-cell office:value-type="float" office:value="-0.0336314875062701" calcext:value-type="float">
            <text:p>-0.0336314875</text:p>
          </table:table-cell>
          <table:table-cell office:value-type="float" office:value="-0.034513847335303" calcext:value-type="float">
            <text:p>-0.0345138473</text:p>
          </table:table-cell>
          <table:table-cell office:value-type="float" office:value="-0.0352694563814419" calcext:value-type="float">
            <text:p>-0.0352694564</text:p>
          </table:table-cell>
          <table:table-cell office:value-type="float" office:value="-0.0358973788248438" calcext:value-type="float">
            <text:p>-0.0358973788</text:p>
          </table:table-cell>
          <table:table-cell office:value-type="float" office:value="-0.0363971398906302" calcext:value-type="float">
            <text:p>-0.0363971399</text:p>
          </table:table-cell>
          <table:table-cell office:value-type="float" office:value="-0.0367687228555845" calcext:value-type="float">
            <text:p>-0.0367687229</text:p>
          </table:table-cell>
          <table:table-cell office:value-type="float" office:value="-0.0370125640511782" calcext:value-type="float">
            <text:p>-0.0370125641</text:p>
          </table:table-cell>
          <table:table-cell office:value-type="float" office:value="-0.0371295459026638" calcext:value-type="float">
            <text:p>-0.0371295459</text:p>
          </table:table-cell>
          <table:table-cell office:value-type="float" office:value="-0.0371209880582498" calcext:value-type="float">
            <text:p>-0.0371209881</text:p>
          </table:table-cell>
          <table:table-cell office:value-type="float" office:value="-0.0369886366759249" calcext:value-type="float">
            <text:p>-0.0369886367</text:p>
          </table:table-cell>
          <table:table-cell office:value-type="float" office:value="-0.0367346519481182" calcext:value-type="float">
            <text:p>-0.0367346519</text:p>
          </table:table-cell>
          <table:table-cell office:value-type="float" office:value="-0.0363615939561049" calcext:value-type="float">
            <text:p>-0.036361594</text:p>
          </table:table-cell>
          <table:table-cell office:value-type="float" office:value="-0.0358724069567108" calcext:value-type="float">
            <text:p>-0.035872407</text:p>
          </table:table-cell>
          <table:table-cell office:value-type="float" office:value="-0.0352704022133984" calcext:value-type="float">
            <text:p>-0.0352704022</text:p>
          </table:table-cell>
          <table:table-cell office:value-type="float" office:value="-0.0345592394922208" calcext:value-type="float">
            <text:p>-0.0345592395</text:p>
          </table:table-cell>
          <table:table-cell office:value-type="float" office:value="-0.0337429073502829" calcext:value-type="float">
            <text:p>-0.0337429074</text:p>
          </table:table-cell>
          <table:table-cell office:value-type="float" office:value="-0.0328257023502886" calcext:value-type="float">
            <text:p>-0.0328257024</text:p>
          </table:table-cell>
          <table:table-cell office:value-type="float" office:value="-0.0318122073394072" calcext:value-type="float">
            <text:p>-0.0318122073</text:p>
          </table:table-cell>
          <table:table-cell office:value-type="float" office:value="-0.0307072689340491" calcext:value-type="float">
            <text:p>-0.0307072689</text:p>
          </table:table-cell>
          <table:table-cell office:value-type="float" office:value="-0.0295159743542187" calcext:value-type="float">
            <text:p>-0.0295159744</text:p>
          </table:table-cell>
          <table:table-cell office:value-type="float" office:value="-0.0282436277518346" calcext:value-type="float">
            <text:p>-0.0282436278</text:p>
          </table:table-cell>
          <table:table-cell office:value-type="float" office:value="-0.0268957261768804" calcext:value-type="float">
            <text:p>-0.0268957262</text:p>
          </table:table-cell>
          <table:table-cell office:value-type="float" office:value="-0.0254779353233842" calcext:value-type="float">
            <text:p>-0.0254779353</text:p>
          </table:table-cell>
          <table:table-cell office:value-type="float" office:value="-0.023996065194133" calcext:value-type="float">
            <text:p>-0.0239960652</text:p>
          </table:table-cell>
          <table:table-cell office:value-type="float" office:value="-0.0224560458186835" calcext:value-type="float">
            <text:p>-0.0224560458</text:p>
          </table:table-cell>
          <table:table-cell office:value-type="float" office:value="-0.020863903153731" calcext:value-type="float">
            <text:p>-0.0208639032</text:p>
          </table:table-cell>
          <table:table-cell office:value-type="float" office:value="-0.0192257352882882" calcext:value-type="float">
            <text:p>-0.0192257353</text:p>
          </table:table-cell>
          <table:table-cell office:value-type="float" office:value="-0.0175476890684805" calcext:value-type="float">
            <text:p>-0.0175476891</text:p>
          </table:table-cell>
          <table:table-cell office:value-type="float" office:value="-0.0158359372482018" calcext:value-type="float">
            <text:p>-0.0158359372</text:p>
          </table:table-cell>
          <table:table-cell office:value-type="float" office:value="-0.0140966562624991" calcext:value-type="float">
            <text:p>-0.0140966563</text:p>
          </table:table-cell>
          <table:table-cell office:value-type="float" office:value="-0.0123360047104755" calcext:value-type="float">
            <text:p>-0.0123360047</text:p>
          </table:table-cell>
          <table:table-cell office:value-type="float" office:value="-0.0105601026238878" calcext:value-type="float">
            <text:p>-0.0105601026</text:p>
          </table:table-cell>
          <table:table-cell office:value-type="float" office:value="-0.0087750115866142" calcext:value-type="float">
            <text:p>-0.0087750116</text:p>
          </table:table-cell>
          <table:table-cell office:value-type="float" office:value="-0.00698671575891333" calcext:value-type="float">
            <text:p>-0.0069867158</text:p>
          </table:table-cell>
          <table:table-cell office:value-type="float" office:value="-0.00520110384909907" calcext:value-type="float">
            <text:p>-0.0052011038</text:p>
          </table:table-cell>
          <table:table-cell office:value-type="float" office:value="-0.00342395206407262" calcext:value-type="float">
            <text:p>-0.0034239521</text:p>
          </table:table-cell>
          <table:table-cell office:value-type="float" office:value="-0.00166090805925015" calcext:value-type="float">
            <text:p>-0.0016609081</text:p>
          </table:table-cell>
          <table:table-cell table:style-name="ce1" office:value-type="float" office:value="0.0000825241020357276" calcext:value-type="float">
            <text:p>8.25E-05</text:p>
          </table:table-cell>
          <table:table-cell office:value-type="float" office:value="0.00180099797936699" calcext:value-type="float">
            <text:p>0.001800998</text:p>
          </table:table-cell>
          <table:table-cell office:value-type="float" office:value="0.00348933778510981" calcext:value-type="float">
            <text:p>0.0034893378</text:p>
          </table:table-cell>
          <table:table-cell office:value-type="float" office:value="0.00514255043020988" calcext:value-type="float">
            <text:p>0.0051425504</text:p>
          </table:table-cell>
          <table:table-cell office:value-type="float" office:value="0.00675583660995668" calcext:value-type="float">
            <text:p>0.0067558366</text:p>
          </table:table-cell>
          <table:table-cell office:value-type="float" office:value="0.0083246009597053" calcext:value-type="float">
            <text:p>0.008324601</text:p>
          </table:table-cell>
          <table:table-cell office:value-type="float" office:value="0.00984446131534679" calcext:value-type="float">
            <text:p>0.0098444613</text:p>
          </table:table-cell>
          <table:table-cell office:value-type="float" office:value="0.0113112571168381" calcext:value-type="float">
            <text:p>0.0113112571</text:p>
          </table:table-cell>
          <table:table-cell office:value-type="float" office:value="0.0127210569953804" calcext:value-type="float">
            <text:p>0.012721057</text:p>
          </table:table-cell>
          <table:table-cell office:value-type="float" office:value="0.0140701655858483" calcext:value-type="float">
            <text:p>0.0140701656</text:p>
          </table:table-cell>
          <table:table-cell office:value-type="float" office:value="0.0153551296058633" calcext:value-type="float">
            <text:p>0.0153551296</text:p>
          </table:table-cell>
          <table:table-cell office:value-type="float" office:value="0.016572743241566" calcext:value-type="float">
            <text:p>0.0165727432</text:p>
          </table:table-cell>
          <table:table-cell office:value-type="float" office:value="0.0177200528777104" calcext:value-type="float">
            <text:p>0.0177200529</text:p>
          </table:table-cell>
          <table:table-cell office:value-type="float" office:value="0.0187943612063713" calcext:value-type="float">
            <text:p>0.0187943612</text:p>
          </table:table-cell>
          <table:table-cell office:value-type="float" office:value="0.0197932307443646" calcext:value-type="float">
            <text:p>0.0197932307</text:p>
          </table:table-cell>
          <table:table-cell office:value-type="float" office:value="0.0207144867846795" calcext:value-type="float">
            <text:p>0.0207144868</text:p>
          </table:table-cell>
          <table:table-cell office:value-type="float" office:value="0.0215562198019032" calcext:value-type="float">
            <text:p>0.0215562198</text:p>
          </table:table-cell>
          <table:table-cell office:value-type="float" office:value="0.0223167873259833" calcext:value-type="float">
            <text:p>0.0223167873</text:p>
          </table:table-cell>
          <table:table-cell office:value-type="float" office:value="0.0229948152929167" calcext:value-type="float">
            <text:p>0.0229948153</text:p>
          </table:table-cell>
          <table:table-cell office:value-type="float" office:value="0.0235891988752179" calcext:value-type="float">
            <text:p>0.0235891989</text:p>
          </table:table-cell>
          <table:table-cell office:value-type="float" office:value="0.0240991027895069" calcext:value-type="float">
            <text:p>0.0240991028</text:p>
          </table:table-cell>
          <table:table-cell office:value-type="float" office:value="0.0245239610734078" calcext:value-type="float">
            <text:p>0.0245239611</text:p>
          </table:table-cell>
          <table:table-cell office:value-type="float" office:value="0.0248634763193399" calcext:value-type="float">
            <text:p>0.0248634763</text:p>
          </table:table-cell>
          <table:table-cell office:value-type="float" office:value="0.0251176183488124" calcext:value-type="float">
            <text:p>0.0251176183</text:p>
          </table:table-cell>
          <table:table-cell office:value-type="float" office:value="0.0252866223076485" calcext:value-type="float">
            <text:p>0.0252866223</text:p>
          </table:table-cell>
          <table:table-cell office:value-type="float" office:value="0.0253709861602306" calcext:value-type="float">
            <text:p>0.0253709862</text:p>
          </table:table-cell>
          <table:table-cell office:value-type="float" office:value="0.0253714675594627" calcext:value-type="float">
            <text:p>0.0253714676</text:p>
          </table:table-cell>
          <table:table-cell office:value-type="float" office:value="0.0252890800687098" calcext:value-type="float">
            <text:p>0.0252890801</text:p>
          </table:table-cell>
          <table:table-cell office:value-type="float" office:value="0.0251250887125184" calcext:value-type="float">
            <text:p>0.0251250887</text:p>
          </table:table-cell>
          <table:table-cell office:value-type="float" office:value="0.0248810048345185" calcext:value-type="float">
            <text:p>0.0248810048</text:p>
          </table:table-cell>
          <table:table-cell office:value-type="float" office:value="0.0245585802432957" calcext:value-type="float">
            <text:p>0.0245585802</text:p>
          </table:table-cell>
          <table:table-cell office:value-type="float" office:value="0.0241598006305207" calcext:value-type="float">
            <text:p>0.0241598006</text:p>
          </table:table-cell>
          <table:table-cell office:value-type="float" office:value="0.0236868782497497" calcext:value-type="float">
            <text:p>0.0236868782</text:p>
          </table:table-cell>
          <table:table-cell office:value-type="float" office:value="0.0231422438493164" calcext:value-type="float">
            <text:p>0.0231422438</text:p>
          </table:table-cell>
          <table:table-cell office:value-type="float" office:value="0.0225285378582808" calcext:value-type="float">
            <text:p>0.0225285379</text:p>
          </table:table-cell>
          <table:table-cell office:value-type="float" office:value="0.0218486008305229" calcext:value-type="float">
            <text:p>0.0218486008</text:p>
          </table:table-cell>
          <table:table-cell office:value-type="float" office:value="0.0211054631585588" calcext:value-type="float">
            <text:p>0.0211054632</text:p>
          </table:table-cell>
          <table:table-cell office:value-type="float" office:value="0.0203023340754148" calcext:value-type="float">
            <text:p>0.0203023341</text:p>
          </table:table-cell>
          <table:table-cell office:value-type="float" office:value="0.0194425899698027" calcext:value-type="float">
            <text:p>0.01944259</text:p>
          </table:table-cell>
          <table:table-cell office:value-type="float" office:value="0.018529762046756" calcext:value-type="float">
            <text:p>0.018529762</text:p>
          </table:table-cell>
          <table:table-cell office:value-type="float" office:value="0.0175675233726746" calcext:value-type="float">
            <text:p>0.0175675234</text:p>
          </table:table-cell>
          <table:table-cell office:value-type="float" office:value="0.0165596753503059" calcext:value-type="float">
            <text:p>0.0165596754</text:p>
          </table:table-cell>
          <table:table-cell office:value-type="float" office:value="0.0155101336754121" calcext:value-type="float">
            <text:p>0.0155101337</text:p>
          </table:table-cell>
          <table:table-cell office:value-type="float" office:value="0.0144229138326768" calcext:value-type="float">
            <text:p>0.0144229138</text:p>
          </table:table-cell>
          <table:table-cell office:value-type="float" office:value="0.0133021161936519" calcext:value-type="float">
            <text:p>0.0133021162</text:p>
          </table:table-cell>
          <table:table-cell office:value-type="float" office:value="0.0121519107842283" calcext:value-type="float">
            <text:p>0.0121519108</text:p>
          </table:table-cell>
          <table:table-cell office:value-type="float" office:value="0.010976521793107" calcext:value-type="float">
            <text:p>0.0109765218</text:p>
          </table:table-cell>
          <table:table-cell office:value-type="float" office:value="0.00978021189604175" calcext:value-type="float">
            <text:p>0.0097802119</text:p>
          </table:table-cell>
          <table:table-cell office:value-type="float" office:value="0.00856726647316272" calcext:value-type="float">
            <text:p>0.0085672665</text:p>
          </table:table-cell>
          <table:table-cell office:value-type="float" office:value="0.00734197779846929" calcext:value-type="float">
            <text:p>0.0073419778</text:p>
          </table:table-cell>
          <table:table-cell office:value-type="float" office:value="0.00610862928156181" calcext:value-type="float">
            <text:p>0.0061086293</text:p>
          </table:table-cell>
          <table:table-cell office:value-type="float" office:value="0.00487147984189328" calcext:value-type="float">
            <text:p>0.0048714798</text:p>
          </table:table-cell>
          <table:table-cell office:value-type="float" office:value="0.00363474849525217" calcext:value-type="float">
            <text:p>0.0036347485</text:p>
          </table:table-cell>
          <table:table-cell office:value-type="float" office:value="0.00240259923087439" calcext:value-type="float">
            <text:p>0.0024025992</text:p>
          </table:table-cell>
          <table:table-cell office:value-type="float" office:value="0.00117912625553128" calcext:value-type="float">
            <text:p>0.0011791263</text:p>
          </table:table-cell>
          <table:table-cell table:style-name="ce1" office:value-type="float" office:value="-0.0000316603217789813" calcext:value-type="float">
            <text:p>-3.17E-05</text:p>
          </table:table-cell>
          <table:table-cell office:value-type="float" office:value="-0.00122584829429714" calcext:value-type="float">
            <text:p>-0.0012258483</text:p>
          </table:table-cell>
          <table:table-cell office:value-type="float" office:value="-0.00239963658485269" calcext:value-type="float">
            <text:p>-0.0023996366</text:p>
          </table:table-cell>
          <table:table-cell office:value-type="float" office:value="-0.00354934783434631" calcext:value-type="float">
            <text:p>-0.0035493478</text:p>
          </table:table-cell>
          <table:table-cell office:value-type="float" office:value="-0.00467144029462255" calcext:value-type="float">
            <text:p>-0.0046714403</text:p>
          </table:table-cell>
          <table:table-cell office:value-type="float" office:value="-0.00576251897442592" calcext:value-type="float">
            <text:p>-0.005762519</text:p>
          </table:table-cell>
          <table:table-cell office:value-type="float" office:value="-0.00681934599292777" calcext:value-type="float">
            <text:p>-0.006819346</text:p>
          </table:table-cell>
          <table:table-cell office:value-type="float" office:value="-0.00783885010142302" calcext:value-type="float">
            <text:p>-0.0078388501</text:p>
          </table:table-cell>
          <table:table-cell office:value-type="float" office:value="-0.00881813534011608" calcext:value-type="float">
            <text:p>-0.0088181353</text:p>
          </table:table-cell>
          <table:table-cell office:value-type="float" office:value="-0.00975448880342525" calcext:value-type="float">
            <text:p>-0.0097544888</text:p>
          </table:table-cell>
          <table:table-cell office:value-type="float" office:value="-0.0106453874938214" calcext:value-type="float">
            <text:p>-0.0106453875</text:p>
          </table:table-cell>
          <table:table-cell office:value-type="float" office:value="-0.0114885042508394" calcext:value-type="float">
            <text:p>-0.0114885043</text:p>
          </table:table-cell>
          <table:table-cell office:value-type="float" office:value="-0.012281712748491" calcext:value-type="float">
            <text:p>-0.0122817127</text:p>
          </table:table-cell>
          <table:table-cell office:value-type="float" office:value="-0.0130230915607622" calcext:value-type="float">
            <text:p>-0.0130230916</text:p>
          </table:table-cell>
          <table:table-cell office:value-type="float" office:value="-0.0137109273011901" calcext:value-type="float">
            <text:p>-0.0137109273</text:p>
          </table:table-cell>
          <table:table-cell office:value-type="float" office:value="-0.0143437168485561" calcext:value-type="float">
            <text:p>-0.0143437168</text:p>
          </table:table-cell>
          <table:table-cell office:value-type="float" office:value="-0.0149201686764954" calcext:value-type="float">
            <text:p>-0.0149201687</text:p>
          </table:table-cell>
          <table:table-cell office:value-type="float" office:value="-0.015439203310207" calcext:value-type="float">
            <text:p>-0.0154392033</text:p>
          </table:table-cell>
          <table:table-cell office:value-type="float" office:value="-0.0158999529384303" calcext:value-type="float">
            <text:p>-0.0158999529</text:p>
          </table:table-cell>
          <table:table-cell office:value-type="float" office:value="-0.0163017602133724" calcext:value-type="float">
            <text:p>-0.0163017602</text:p>
          </table:table-cell>
          <table:table-cell office:value-type="float" office:value="-0.0166441762752711" calcext:value-type="float">
            <text:p>-0.0166441763</text:p>
          </table:table-cell>
          <table:table-cell office:value-type="float" office:value="-0.0169269580417573" calcext:value-type="float">
            <text:p>-0.016926958</text:p>
          </table:table-cell>
          <table:table-cell office:value-type="float" office:value="-0.0171500648050688" calcext:value-type="float">
            <text:p>-0.0171500648</text:p>
          </table:table-cell>
          <table:table-cell office:value-type="float" office:value="-0.0173136541824809" calcext:value-type="float">
            <text:p>-0.0173136542</text:p>
          </table:table-cell>
          <table:table-cell office:value-type="float" office:value="-0.0174180774670211" calcext:value-type="float">
            <text:p>-0.0174180775</text:p>
          </table:table-cell>
          <table:table-cell office:value-type="float" office:value="-0.0174638744266395" calcext:value-type="float">
            <text:p>-0.0174638744</text:p>
          </table:table-cell>
          <table:table-cell office:value-type="float" office:value="-0.0174517676005077" calcext:value-type="float">
            <text:p>-0.0174517676</text:p>
          </table:table-cell>
          <table:table-cell office:value-type="float" office:value="-0.0173826561410481" calcext:value-type="float">
            <text:p>-0.0173826561</text:p>
          </table:table-cell>
          <table:table-cell office:value-type="float" office:value="-0.0172576092496557" calcext:value-type="float">
            <text:p>-0.0172576092</text:p>
          </table:table-cell>
          <table:table-cell office:value-type="float" office:value="-0.0170778592529459" calcext:value-type="float">
            <text:p>-0.0170778593</text:p>
          </table:table-cell>
          <table:table-cell office:value-type="float" office:value="-0.0168447943647091" calcext:value-type="float">
            <text:p>-0.0168447944</text:p>
          </table:table-cell>
          <table:table-cell office:value-type="float" office:value="-0.0165599511767333" calcext:value-type="float">
            <text:p>-0.0165599512</text:p>
          </table:table-cell>
          <table:table-cell office:value-type="float" office:value="-0.0162250069192242" calcext:value-type="float">
            <text:p>-0.0162250069</text:p>
          </table:table-cell>
          <table:table-cell office:value-type="float" office:value="-0.0158417715288493" calcext:value-type="float">
            <text:p>-0.0158417715</text:p>
          </table:table-cell>
          <table:table-cell office:value-type="float" office:value="-0.0154121795594731" calcext:value-type="float">
            <text:p>-0.0154121796</text:p>
          </table:table-cell>
          <table:table-cell office:value-type="float" office:value="-0.0149382819675534" calcext:value-type="float">
            <text:p>-0.014938282</text:p>
          </table:table-cell>
          <table:table-cell office:value-type="float" office:value="-0.0144222378009607" calcext:value-type="float">
            <text:p>-0.0144222378</text:p>
          </table:table-cell>
          <table:table-cell office:value-type="float" office:value="-0.013866305816768" calcext:value-type="float">
            <text:p>-0.0138663058</text:p>
          </table:table-cell>
          <table:table-cell office:value-type="float" office:value="-0.0132728360504003" calcext:value-type="float">
            <text:p>-0.0132728361</text:p>
          </table:table-cell>
          <table:table-cell office:value-type="float" office:value="-0.0126442613554865" calcext:value-type="float">
            <text:p>-0.0126442614</text:p>
          </table:table-cell>
          <table:table-cell office:value-type="float" office:value="-0.0119830889309031" calcext:value-type="float">
            <text:p>-0.0119830889</text:p>
          </table:table-cell>
          <table:table-cell office:value-type="float" office:value="-0.0112918918488875" calcext:value-type="float">
            <text:p>-0.0112918918</text:p>
          </table:table-cell>
          <table:table-cell office:value-type="float" office:value="-0.0105733005957626" calcext:value-type="float">
            <text:p>-0.0105733006</text:p>
          </table:table-cell>
          <table:table-cell office:value-type="float" office:value="-0.00982999463483479" calcext:value-type="float">
            <text:p>-0.0098299946</text:p>
          </table:table-cell>
          <table:table-cell office:value-type="float" office:value="-0.009064693999392" calcext:value-type="float">
            <text:p>-0.009064694</text:p>
          </table:table-cell>
          <table:table-cell office:value-type="float" office:value="-0.00828015092247936" calcext:value-type="float">
            <text:p>-0.0082801509</text:p>
          </table:table-cell>
          <table:table-cell office:value-type="float" office:value="-0.00747914150930597" calcext:value-type="float">
            <text:p>-0.0074791415</text:p>
          </table:table-cell>
          <table:table-cell office:value-type="float" office:value="-0.00666445745766985" calcext:value-type="float">
            <text:p>-0.0066644575</text:p>
          </table:table-cell>
          <table:table-cell office:value-type="float" office:value="-0.00583889783175896" calcext:value-type="float">
            <text:p>-0.0058388978</text:p>
          </table:table-cell>
          <table:table-cell office:value-type="float" office:value="-0.00500526089500634" calcext:value-type="float">
            <text:p>-0.0050052609</text:p>
          </table:table-cell>
          <table:table-cell office:value-type="float" office:value="-0.00416633600835874" calcext:value-type="float">
            <text:p>-0.004166336</text:p>
          </table:table-cell>
          <table:table-cell office:value-type="float" office:value="-0.00332489560131828" calcext:value-type="float">
            <text:p>-0.0033248956</text:p>
          </table:table-cell>
          <table:table-cell office:value-type="float" office:value="-0.00248368722438223" calcext:value-type="float">
            <text:p>-0.0024836872</text:p>
          </table:table-cell>
          <table:table-cell office:value-type="float" office:value="-0.00164542569301911" calcext:value-type="float">
            <text:p>-0.0016454257</text:p>
          </table:table-cell>
          <table:table-cell office:value-type="float" office:value="-0.000812785334990372" calcext:value-type="float">
            <text:p>-0.0008127853</text:p>
          </table:table-cell>
          <table:table-cell table:style-name="ce1" office:value-type="float" office:value="0.000011607645366285" calcext:value-type="float">
            <text:p>1.16E-05</text:p>
          </table:table-cell>
          <table:table-cell office:value-type="float" office:value="0.000825182670408479" calcext:value-type="float">
            <text:p>0.0008251827</text:p>
          </table:table-cell>
          <table:table-cell office:value-type="float" office:value="0.00162543214265572" calcext:value-type="float">
            <text:p>0.0016254321</text:p>
          </table:table-cell>
          <table:table-cell office:value-type="float" office:value="0.00240991862926292" calcext:value-type="float">
            <text:p>0.0024099186</text:p>
          </table:table-cell>
          <table:table-cell office:value-type="float" office:value="0.00317628185659141" calcext:value-type="float">
            <text:p>0.0031762819</text:p>
          </table:table-cell>
          <table:table-cell office:value-type="float" office:value="0.00392224549239238" calcext:value-type="float">
            <text:p>0.0039222455</text:p>
          </table:table-cell>
          <table:table-cell office:value-type="float" office:value="0.00464562369176313" calcext:value-type="float">
            <text:p>0.0046456237</text:p>
          </table:table-cell>
          <table:table-cell office:value-type="float" office:value="0.00534432738190219" calcext:value-type="float">
            <text:p>0.0053443274</text:p>
          </table:table-cell>
          <table:table-cell office:value-type="float" office:value="0.00601637025986354" calcext:value-type="float">
            <text:p>0.0060163703</text:p>
          </table:table-cell>
          <table:table-cell office:value-type="float" office:value="0.00665987447697202" calcext:value-type="float">
            <text:p>0.0066598745</text:p>
          </table:table-cell>
          <table:table-cell office:value-type="float" office:value="0.00727307598338053" calcext:value-type="float">
            <text:p>0.007273076</text:p>
          </table:table-cell>
          <table:table-cell office:value-type="float" office:value="0.00785432950640336" calcext:value-type="float">
            <text:p>0.0078543295</text:p>
          </table:table-cell>
          <table:table-cell office:value-type="float" office:value="0.00840211313678192" calcext:value-type="float">
            <text:p>0.0084021131</text:p>
          </table:table-cell>
          <table:table-cell office:value-type="float" office:value="0.00891503249792681" calcext:value-type="float">
            <text:p>0.0089150325</text:p>
          </table:table-cell>
          <table:table-cell office:value-type="float" office:value="0.00939182447441548" calcext:value-type="float">
            <text:p>0.0093918245</text:p>
          </table:table-cell>
          <table:table-cell office:value-type="float" office:value="0.00983136047761964" calcext:value-type="float">
            <text:p>0.0098313605</text:p>
          </table:table-cell>
          <table:table-cell office:value-type="float" office:value="0.0102326492282487" calcext:value-type="float">
            <text:p>0.0102326492</text:p>
          </table:table-cell>
          <table:table-cell office:value-type="float" office:value="0.0105948390378258" calcext:value-type="float">
            <text:p>0.010594839</text:p>
          </table:table-cell>
          <table:table-cell office:value-type="float" office:value="0.0109172195736119" calcext:value-type="float">
            <text:p>0.0109172196</text:p>
          </table:table-cell>
          <table:table-cell office:value-type="float" office:value="0.0111992230942503" calcext:value-type="float">
            <text:p>0.0111992231</text:p>
          </table:table-cell>
          <table:table-cell office:value-type="float" office:value="0.0114404251463646" calcext:value-type="float">
            <text:p>0.0114404251</text:p>
          </table:table-cell>
          <table:table-cell office:value-type="float" office:value="0.0116405447154874" calcext:value-type="float">
            <text:p>0.0116405447</text:p>
          </table:table-cell>
          <table:table-cell office:value-type="float" office:value="0.0117994438279699" calcext:value-type="float">
            <text:p>0.0117994438</text:p>
          </table:table-cell>
          <table:table-cell office:value-type="float" office:value="0.0119171266038975" calcext:value-type="float">
            <text:p>0.0119171266</text:p>
          </table:table-cell>
          <table:table-cell office:value-type="float" office:value="0.0119937377644572" calcext:value-type="float">
            <text:p>0.0119937378</text:p>
          </table:table-cell>
          <table:table-cell office:value-type="float" office:value="0.0120295606006468" calcext:value-type="float">
            <text:p>0.0120295606</text:p>
          </table:table-cell>
          <table:table-cell office:value-type="float" office:value="0.0120250144136201" calcext:value-type="float">
            <text:p>0.0120250144</text:p>
          </table:table-cell>
          <table:table-cell office:value-type="float" office:value="0.0119806514403036" calcext:value-type="float">
            <text:p>0.0119806514</text:p>
          </table:table-cell>
          <table:table-cell office:value-type="float" office:value="0.0118971532811817" calcext:value-type="float">
            <text:p>0.0118971533</text:p>
          </table:table-cell>
          <table:table-cell office:value-type="float" office:value="0.0117753268501985" calcext:value-type="float">
            <text:p>0.0117753269</text:p>
          </table:table-cell>
          <table:table-cell office:value-type="float" office:value="0.0116160998697029" calcext:value-type="float">
            <text:p>0.0116160999</text:p>
          </table:table-cell>
          <table:table-cell office:value-type="float" office:value="0.0114205159360498" calcext:value-type="float">
            <text:p>0.0114205159</text:p>
          </table:table-cell>
          <table:table-cell office:value-type="float" office:value="0.0111897291839723" calcext:value-type="float">
            <text:p>0.0111897292</text:p>
          </table:table-cell>
          <table:table-cell office:value-type="float" office:value="0.0109249985800784" calcext:value-type="float">
            <text:p>0.0109249986</text:p>
          </table:table-cell>
          <table:table-cell office:value-type="float" office:value="0.0106276818777824" calcext:value-type="float">
            <text:p>0.0106276819</text:p>
          </table:table-cell>
          <table:table-cell office:value-type="float" office:value="0.0102992292676537" calcext:value-type="float">
            <text:p>0.0102992293</text:p>
          </table:table-cell>
          <table:table-cell office:value-type="float" office:value="0.00994117675852606" calcext:value-type="float">
            <text:p>0.0099411768</text:p>
          </table:table-cell>
          <table:table-cell office:value-type="float" office:value="0.00955513932576134" calcext:value-type="float">
            <text:p>0.0095551393</text:p>
          </table:table-cell>
          <table:table-cell office:value-type="float" office:value="0.00914280386379069" calcext:value-type="float">
            <text:p>0.0091428039</text:p>
          </table:table-cell>
          <table:table-cell office:value-type="float" office:value="0.00870592198045859" calcext:value-type="float">
            <text:p>0.008705922</text:p>
          </table:table-cell>
          <table:table-cell office:value-type="float" office:value="0.00824630267078208" calcext:value-type="float">
            <text:p>0.0082463027</text:p>
          </table:table-cell>
          <table:table-cell office:value-type="float" office:value="0.00776580490751015" calcext:value-type="float">
            <text:p>0.0077658049</text:p>
          </table:table-cell>
          <table:table-cell office:value-type="float" office:value="0.00726633018532513" calcext:value-type="float">
            <text:p>0.0072663302</text:p>
          </table:table-cell>
          <table:table-cell office:value-type="float" office:value="0.00674981505470816" calcext:value-type="float">
            <text:p>0.0067498151</text:p>
          </table:table-cell>
          <table:table-cell office:value-type="float" office:value="0.00621822368037737" calcext:value-type="float">
            <text:p>0.0062182237</text:p>
          </table:table-cell>
          <table:table-cell office:value-type="float" office:value="0.00567354045785076" calcext:value-type="float">
            <text:p>0.0056735405</text:p>
          </table:table-cell>
          <table:table-cell office:value-type="float" office:value="0.00511776272008047" calcext:value-type="float">
            <text:p>0.0051177627</text:p>
          </table:table-cell>
          <table:table-cell office:value-type="float" office:value="0.00455289356430477" calcext:value-type="float">
            <text:p>0.0045528936</text:p>
          </table:table-cell>
          <table:table-cell office:value-type="float" office:value="0.00398093482726243" calcext:value-type="float">
            <text:p>0.0039809348</text:p>
          </table:table-cell>
          <table:table-cell office:value-type="float" office:value="0.00340388023478137" calcext:value-type="float">
            <text:p>0.0034038802</text:p>
          </table:table-cell>
          <table:table-cell office:value-type="float" office:value="0.00282370874946612" calcext:value-type="float">
            <text:p>0.0028237087</text:p>
          </table:table-cell>
          <table:table-cell office:value-type="float" office:value="0.00224237813787231" calcext:value-type="float">
            <text:p>0.0022423781</text:p>
          </table:table-cell>
          <table:table-cell office:value-type="float" office:value="0.00166181877611235" calcext:value-type="float">
            <text:p>0.0016618188</text:p>
          </table:table-cell>
          <table:table-cell office:value-type="float" office:value="0.00108392771041171" calcext:value-type="float">
            <text:p>0.0010839277</text:p>
          </table:table-cell>
          <table:table-cell office:value-type="float" office:value="0.000510562986682367" calcext:value-type="float">
            <text:p>0.000510563</text:p>
          </table:table-cell>
          <table:table-cell table:style-name="ce1" office:value-type="float" office:value="-0.0000564617392129554" calcext:value-type="float">
            <text:p>-5.65E-05</text:p>
          </table:table-cell>
          <table:table-cell office:value-type="float" office:value="-0.000615382301175395" calcext:value-type="float">
            <text:p>-0.0006153823</text:p>
          </table:table-cell>
          <table:table-cell office:value-type="float" office:value="-0.00116448882546107" calcext:value-type="float">
            <text:p>-0.0011644888</text:p>
          </table:table-cell>
          <table:table-cell office:value-type="float" office:value="-0.00170213023117705" calcext:value-type="float">
            <text:p>-0.0017021302</text:p>
          </table:table-cell>
          <table:table-cell office:value-type="float" office:value="-0.0022267184256736" calcext:value-type="float">
            <text:p>-0.0022267184</text:p>
          </table:table-cell>
          <table:table-cell office:value-type="float" office:value="-0.00273673219364287" calcext:value-type="float">
            <text:p>-0.0027367322</text:p>
          </table:table-cell>
          <table:table-cell office:value-type="float" office:value="-0.00323072078035823" calcext:value-type="float">
            <text:p>-0.0032307208</text:p>
          </table:table-cell>
          <table:table-cell office:value-type="float" office:value="-0.00370730717093391" calcext:value-type="float">
            <text:p>-0.0037073072</text:p>
          </table:table-cell>
          <table:table-cell office:value-type="float" office:value="-0.00416519106871658" calcext:value-type="float">
            <text:p>-0.0041651911</text:p>
          </table:table-cell>
          <table:table-cell office:value-type="float" office:value="-0.00460315157695677" calcext:value-type="float">
            <text:p>-0.0046031516</text:p>
          </table:table-cell>
          <table:table-cell office:value-type="float" office:value="-0.00502004958873649" calcext:value-type="float">
            <text:p>-0.0050200496</text:p>
          </table:table-cell>
          <table:table-cell office:value-type="float" office:value="-0.00541482989075316" calcext:value-type="float">
            <text:p>-0.0054148299</text:p>
          </table:table-cell>
          <table:table-cell office:value-type="float" office:value="-0.00578652298699821" calcext:value-type="float">
            <text:p>-0.005786523</text:p>
          </table:table-cell>
          <table:table-cell office:value-type="float" office:value="-0.00613424664861148" calcext:value-type="float">
            <text:p>-0.0061342466</text:p>
          </table:table-cell>
          <table:table-cell office:value-type="float" office:value="-0.00645720719628498" calcext:value-type="float">
            <text:p>-0.0064572072</text:p>
          </table:table-cell>
          <table:table-cell office:value-type="float" office:value="-0.00675470052151503" calcext:value-type="float">
            <text:p>-0.0067547005</text:p>
          </table:table-cell>
          <table:table-cell office:value-type="float" office:value="-0.00702611285280876" calcext:value-type="float">
            <text:p>-0.0070261129</text:p>
          </table:table-cell>
          <table:table-cell office:value-type="float" office:value="-0.0072709212726463" calcext:value-type="float">
            <text:p>-0.0072709213</text:p>
          </table:table-cell>
          <table:table-cell office:value-type="float" office:value="-0.00748869399061055" calcext:value-type="float">
            <text:p>-0.007488694</text:p>
          </table:table-cell>
          <table:table-cell office:value-type="float" office:value="-0.00767909037765029" calcext:value-type="float">
            <text:p>-0.0076790904</text:p>
          </table:table-cell>
          <table:table-cell office:value-type="float" office:value="-0.00784186076595944" calcext:value-type="float">
            <text:p>-0.0078418608</text:p>
          </table:table-cell>
          <table:table-cell office:value-type="float" office:value="-0.00797684601846646" calcext:value-type="float">
            <text:p>-0.007976846</text:p>
          </table:table-cell>
          <table:table-cell office:value-type="float" office:value="-0.00808397687144906" calcext:value-type="float">
            <text:p>-0.0080839769</text:p>
          </table:table-cell>
          <table:table-cell office:value-type="float" office:value="-0.00816327305335454" calcext:value-type="float">
            <text:p>-0.0081632731</text:p>
          </table:table-cell>
          <table:table-cell office:value-type="float" office:value="-0.00821484218252443" calcext:value-type="float">
            <text:p>-0.00821484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601204485548124" calcext:value-type="float">
            <text:p>-0.0060120449</text:p>
          </table:table-cell>
          <table:table-cell office:value-type="float" office:value="-0.047913102020587" calcext:value-type="float">
            <text:p>-0.047913102</text:p>
          </table:table-cell>
          <table:table-cell office:value-type="float" office:value="-0.159239826214801" calcext:value-type="float">
            <text:p>-0.1592398262</text:p>
          </table:table-cell>
          <table:table-cell office:value-type="float" office:value="-0.361733645434086" calcext:value-type="float">
            <text:p>-0.3617336454</text:p>
          </table:table-cell>
          <table:table-cell office:value-type="float" office:value="-0.645532339054356" calcext:value-type="float">
            <text:p>-0.6455323391</text:p>
          </table:table-cell>
          <table:table-cell office:value-type="float" office:value="-0.957885825427347" calcext:value-type="float">
            <text:p>-0.9578858254</text:p>
          </table:table-cell>
          <table:table-cell office:value-type="float" office:value="-1.23679891164873" calcext:value-type="float">
            <text:p>-1.2367989116</text:p>
          </table:table-cell>
          <table:table-cell office:value-type="float" office:value="-1.46638350860464" calcext:value-type="float">
            <text:p>-1.4663835086</text:p>
          </table:table-cell>
          <table:table-cell office:value-type="float" office:value="-1.67565679597217" calcext:value-type="float">
            <text:p>-1.675656796</text:p>
          </table:table-cell>
          <table:table-cell office:value-type="float" office:value="-1.89672652840205" calcext:value-type="float">
            <text:p>-1.8967265284</text:p>
          </table:table-cell>
          <table:table-cell office:value-type="float" office:value="-2.1537297993828" calcext:value-type="float">
            <text:p>-2.1537297994</text:p>
          </table:table-cell>
          <table:table-cell office:value-type="float" office:value="-2.47048051163787" calcext:value-type="float">
            <text:p>-2.4704805116</text:p>
          </table:table-cell>
          <table:table-cell office:value-type="float" office:value="-2.86199403813459" calcext:value-type="float">
            <text:p>-2.8619940381</text:p>
          </table:table-cell>
          <table:table-cell office:value-type="float" office:value="-3.32147160069288" calcext:value-type="float">
            <text:p>-3.3214716007</text:p>
          </table:table-cell>
          <table:table-cell office:value-type="float" office:value="-3.81491263981934" calcext:value-type="float">
            <text:p>-3.8149126398</text:p>
          </table:table-cell>
          <table:table-cell office:value-type="float" office:value="-4.30708436727635" calcext:value-type="float">
            <text:p>-4.3070843673</text:p>
          </table:table-cell>
          <table:table-cell office:value-type="float" office:value="-4.79817738897403" calcext:value-type="float">
            <text:p>-4.798177389</text:p>
          </table:table-cell>
          <table:table-cell office:value-type="float" office:value="-5.32430845305074" calcext:value-type="float">
            <text:p>-5.3243084531</text:p>
          </table:table-cell>
          <table:table-cell office:value-type="float" office:value="-5.9302521470039" calcext:value-type="float">
            <text:p>-5.930252147</text:p>
          </table:table-cell>
          <table:table-cell office:value-type="float" office:value="-6.63646786528906" calcext:value-type="float">
            <text:p>-6.6364678653</text:p>
          </table:table-cell>
          <table:table-cell office:value-type="float" office:value="-7.42281805330872" calcext:value-type="float">
            <text:p>-7.4228180533</text:p>
          </table:table-cell>
          <table:table-cell office:value-type="float" office:value="-8.26128736686711" calcext:value-type="float">
            <text:p>-8.2612873669</text:p>
          </table:table-cell>
          <table:table-cell office:value-type="float" office:value="-9.15081478310349" calcext:value-type="float">
            <text:p>-9.1508147831</text:p>
          </table:table-cell>
          <table:table-cell office:value-type="float" office:value="-10.0499848712959" calcext:value-type="float">
            <text:p>-10.0499848713</text:p>
          </table:table-cell>
          <table:table-cell office:value-type="float" office:value="-10.736001828603" calcext:value-type="float">
            <text:p>-10.7360018286</text:p>
          </table:table-cell>
          <table:table-cell office:value-type="float" office:value="-10.8446809569061" calcext:value-type="float">
            <text:p>-10.8446809569</text:p>
          </table:table-cell>
          <table:table-cell office:value-type="float" office:value="-10.3247593005679" calcext:value-type="float">
            <text:p>-10.3247593006</text:p>
          </table:table-cell>
          <table:table-cell office:value-type="float" office:value="-9.8824079619935" calcext:value-type="float">
            <text:p>-9.882407962</text:p>
          </table:table-cell>
          <table:table-cell office:value-type="float" office:value="-10.2514217850242" calcext:value-type="float">
            <text:p>-10.251421785</text:p>
          </table:table-cell>
          <table:table-cell office:value-type="float" office:value="-10.9944754697863" calcext:value-type="float">
            <text:p>-10.9944754698</text:p>
          </table:table-cell>
          <table:table-cell office:value-type="float" office:value="-11.2777546348239" calcext:value-type="float">
            <text:p>-11.2777546348</text:p>
          </table:table-cell>
          <table:table-cell office:value-type="float" office:value="-11.1381862121798" calcext:value-type="float">
            <text:p>-11.1381862122</text:p>
          </table:table-cell>
          <table:table-cell office:value-type="float" office:value="-10.814848510447" calcext:value-type="float">
            <text:p>-10.8148485104</text:p>
          </table:table-cell>
          <table:table-cell office:value-type="float" office:value="-10.3732824464134" calcext:value-type="float">
            <text:p>-10.3732824464</text:p>
          </table:table-cell>
          <table:table-cell office:value-type="float" office:value="-9.86722340972104" calcext:value-type="float">
            <text:p>-9.8672234097</text:p>
          </table:table-cell>
          <table:table-cell office:value-type="float" office:value="-9.33945649676276" calcext:value-type="float">
            <text:p>-9.3394564968</text:p>
          </table:table-cell>
          <table:table-cell office:value-type="float" office:value="-8.81434300954251" calcext:value-type="float">
            <text:p>-8.8143430095</text:p>
          </table:table-cell>
          <table:table-cell office:value-type="float" office:value="-8.30243092314966" calcext:value-type="float">
            <text:p>-8.3024309231</text:p>
          </table:table-cell>
          <table:table-cell office:value-type="float" office:value="-7.80551041508671" calcext:value-type="float">
            <text:p>-7.8055104151</text:p>
          </table:table-cell>
          <table:table-cell office:value-type="float" office:value="-7.32093030137354" calcext:value-type="float">
            <text:p>-7.3209303014</text:p>
          </table:table-cell>
          <table:table-cell office:value-type="float" office:value="-6.84473961070011" calcext:value-type="float">
            <text:p>-6.8447396107</text:p>
          </table:table-cell>
          <table:table-cell office:value-type="float" office:value="-6.37342351362348" calcext:value-type="float">
            <text:p>-6.3734235136</text:p>
          </table:table-cell>
          <table:table-cell office:value-type="float" office:value="-5.90459473557997" calcext:value-type="float">
            <text:p>-5.9045947356</text:p>
          </table:table-cell>
          <table:table-cell office:value-type="float" office:value="-5.43736051845984" calcext:value-type="float">
            <text:p>-5.4373605185</text:p>
          </table:table-cell>
          <table:table-cell office:value-type="float" office:value="-4.97244118925275" calcext:value-type="float">
            <text:p>-4.9724411893</text:p>
          </table:table-cell>
          <table:table-cell office:value-type="float" office:value="-4.51195732849119" calcext:value-type="float">
            <text:p>-4.5119573285</text:p>
          </table:table-cell>
          <table:table-cell office:value-type="float" office:value="-4.05897055921695" calcext:value-type="float">
            <text:p>-4.0589705592</text:p>
          </table:table-cell>
          <table:table-cell office:value-type="float" office:value="-3.61691733502935" calcext:value-type="float">
            <text:p>-3.616917335</text:p>
          </table:table-cell>
          <table:table-cell office:value-type="float" office:value="-3.18907835049441" calcext:value-type="float">
            <text:p>-3.1890783505</text:p>
          </table:table-cell>
          <table:table-cell office:value-type="float" office:value="-2.77818097247442" calcext:value-type="float">
            <text:p>-2.7781809725</text:p>
          </table:table-cell>
          <table:table-cell office:value-type="float" office:value="-2.38616281243189" calcext:value-type="float">
            <text:p>-2.3861628124</text:p>
          </table:table-cell>
          <table:table-cell office:value-type="float" office:value="-2.01407757195211" calcext:value-type="float">
            <text:p>-2.014077572</text:p>
          </table:table-cell>
          <table:table-cell office:value-type="float" office:value="-1.6621134600425" calcext:value-type="float">
            <text:p>-1.66211346</text:p>
          </table:table-cell>
          <table:table-cell office:value-type="float" office:value="-1.32969809444804" calcext:value-type="float">
            <text:p>-1.3296980944</text:p>
          </table:table-cell>
          <table:table-cell office:value-type="float" office:value="-1.01566001855325" calcext:value-type="float">
            <text:p>-1.0156600186</text:p>
          </table:table-cell>
          <table:table-cell office:value-type="float" office:value="-0.718407583516054" calcext:value-type="float">
            <text:p>-0.7184075835</text:p>
          </table:table-cell>
          <table:table-cell office:value-type="float" office:value="-0.436085010453517" calcext:value-type="float">
            <text:p>-0.4360850105</text:p>
          </table:table-cell>
          <table:table-cell office:value-type="float" office:value="-0.166679743903106" calcext:value-type="float">
            <text:p>-0.1666797439</text:p>
          </table:table-cell>
          <table:table-cell office:value-type="float" office:value="0.0919218255836185" calcext:value-type="float">
            <text:p>0.0919218256</text:p>
          </table:table-cell>
          <table:table-cell office:value-type="float" office:value="0.341913852056006" calcext:value-type="float">
            <text:p>0.3419138521</text:p>
          </table:table-cell>
          <table:table-cell office:value-type="float" office:value="0.585561313594045" calcext:value-type="float">
            <text:p>0.5855613136</text:p>
          </table:table-cell>
          <table:table-cell office:value-type="float" office:value="0.825179691341749" calcext:value-type="float">
            <text:p>0.8251796913</text:p>
          </table:table-cell>
          <table:table-cell office:value-type="float" office:value="1.06309168251276" calcext:value-type="float">
            <text:p>1.0630916825</text:p>
          </table:table-cell>
          <table:table-cell office:value-type="float" office:value="1.30155832264515" calcext:value-type="float">
            <text:p>1.3015583226</text:p>
          </table:table-cell>
          <table:table-cell office:value-type="float" office:value="1.54268925193318" calcext:value-type="float">
            <text:p>1.5426892519</text:p>
          </table:table-cell>
          <table:table-cell office:value-type="float" office:value="1.78834102528695" calcext:value-type="float">
            <text:p>1.7883410253</text:p>
          </table:table-cell>
          <table:table-cell office:value-type="float" office:value="2.04001387736637" calcext:value-type="float">
            <text:p>2.0400138774</text:p>
          </table:table-cell>
          <table:table-cell office:value-type="float" office:value="2.29875711317533" calcext:value-type="float">
            <text:p>2.2987571132</text:p>
          </table:table-cell>
          <table:table-cell office:value-type="float" office:value="2.56509196334974" calcext:value-type="float">
            <text:p>2.5650919633</text:p>
          </table:table-cell>
          <table:table-cell office:value-type="float" office:value="2.83895865807258" calcext:value-type="float">
            <text:p>2.8389586581</text:p>
          </table:table-cell>
          <table:table-cell office:value-type="float" office:value="3.11969190214208" calcext:value-type="float">
            <text:p>3.1196919021</text:p>
          </table:table-cell>
          <table:table-cell office:value-type="float" office:value="3.40602624292895" calcext:value-type="float">
            <text:p>3.4060262429</text:p>
          </table:table-cell>
          <table:table-cell office:value-type="float" office:value="3.69613021099806" calcext:value-type="float">
            <text:p>3.696130211</text:p>
          </table:table-cell>
          <table:table-cell office:value-type="float" office:value="3.98766516525264" calcext:value-type="float">
            <text:p>3.9876651653</text:p>
          </table:table-cell>
          <table:table-cell office:value-type="float" office:value="4.27786071018675" calcext:value-type="float">
            <text:p>4.2778607102</text:p>
          </table:table-cell>
          <table:table-cell office:value-type="float" office:value="4.56359355242407" calcext:value-type="float">
            <text:p>4.5635935524</text:p>
          </table:table-cell>
          <table:table-cell office:value-type="float" office:value="4.84145313837076" calcext:value-type="float">
            <text:p>4.8414531384</text:p>
          </table:table-cell>
          <table:table-cell office:value-type="float" office:value="5.10777951741536" calcext:value-type="float">
            <text:p>5.1077795174</text:p>
          </table:table-cell>
          <table:table-cell office:value-type="float" office:value="5.35867021784282" calcext:value-type="float">
            <text:p>5.3586702178</text:p>
          </table:table-cell>
          <table:table-cell office:value-type="float" office:value="5.58997430926028" calcext:value-type="float">
            <text:p>5.5899743093</text:p>
          </table:table-cell>
          <table:table-cell office:value-type="float" office:value="5.79732014474141" calcext:value-type="float">
            <text:p>5.7973201447</text:p>
          </table:table-cell>
          <table:table-cell office:value-type="float" office:value="5.97625047975597" calcext:value-type="float">
            <text:p>5.9762504798</text:p>
          </table:table-cell>
          <table:table-cell office:value-type="float" office:value="6.12254926867352" calcext:value-type="float">
            <text:p>6.1225492687</text:p>
          </table:table-cell>
          <table:table-cell office:value-type="float" office:value="6.23281327450736" calcext:value-type="float">
            <text:p>6.2328132745</text:p>
          </table:table-cell>
          <table:table-cell office:value-type="float" office:value="6.30521996917989" calcext:value-type="float">
            <text:p>6.3052199692</text:p>
          </table:table-cell>
          <table:table-cell office:value-type="float" office:value="6.34026530144839" calcext:value-type="float">
            <text:p>6.3402653014</text:p>
          </table:table-cell>
          <table:table-cell office:value-type="float" office:value="6.34105533107449" calcext:value-type="float">
            <text:p>6.3410553311</text:p>
          </table:table-cell>
          <table:table-cell office:value-type="float" office:value="6.31269928668676" calcext:value-type="float">
            <text:p>6.3126992867</text:p>
          </table:table-cell>
          <table:table-cell office:value-type="float" office:value="6.26066346415848" calcext:value-type="float">
            <text:p>6.2606634642</text:p>
          </table:table-cell>
          <table:table-cell office:value-type="float" office:value="6.18861207566961" calcext:value-type="float">
            <text:p>6.1886120757</text:p>
          </table:table-cell>
          <table:table-cell office:value-type="float" office:value="6.09687897163427" calcext:value-type="float">
            <text:p>6.0968789716</text:p>
          </table:table-cell>
          <table:table-cell office:value-type="float" office:value="5.98262265942893" calcext:value-type="float">
            <text:p>5.9826226594</text:p>
          </table:table-cell>
          <table:table-cell office:value-type="float" office:value="5.8416966223385" calcext:value-type="float">
            <text:p>5.8416966223</text:p>
          </table:table-cell>
          <table:table-cell office:value-type="float" office:value="5.67108167316654" calcext:value-type="float">
            <text:p>5.6710816732</text:p>
          </table:table-cell>
          <table:table-cell office:value-type="float" office:value="5.47047978363942" calcext:value-type="float">
            <text:p>5.4704797836</text:p>
          </table:table-cell>
          <table:table-cell office:value-type="float" office:value="5.24249202223386" calcext:value-type="float">
            <text:p>5.2424920222</text:p>
          </table:table-cell>
          <table:table-cell office:value-type="float" office:value="4.99176446759336" calcext:value-type="float">
            <text:p>4.9917644676</text:p>
          </table:table-cell>
          <table:table-cell office:value-type="float" office:value="4.72382112791659" calcext:value-type="float">
            <text:p>4.7238211279</text:p>
          </table:table-cell>
          <table:table-cell office:value-type="float" office:value="4.44408907355017" calcext:value-type="float">
            <text:p>4.4440890736</text:p>
          </table:table-cell>
          <table:table-cell office:value-type="float" office:value="4.15729121467054" calcext:value-type="float">
            <text:p>4.1572912147</text:p>
          </table:table-cell>
          <table:table-cell office:value-type="float" office:value="3.86717701736163" calcext:value-type="float">
            <text:p>3.8671770174</text:p>
          </table:table-cell>
          <table:table-cell office:value-type="float" office:value="3.57649010821351" calcext:value-type="float">
            <text:p>3.5764901082</text:p>
          </table:table-cell>
          <table:table-cell office:value-type="float" office:value="3.28707214907508" calcext:value-type="float">
            <text:p>3.2870721491</text:p>
          </table:table-cell>
          <table:table-cell office:value-type="float" office:value="3.00002757494093" calcext:value-type="float">
            <text:p>3.0000275749</text:p>
          </table:table-cell>
          <table:table-cell office:value-type="float" office:value="2.71590142111366" calcext:value-type="float">
            <text:p>2.7159014211</text:p>
          </table:table-cell>
          <table:table-cell office:value-type="float" office:value="2.43484443817177" calcext:value-type="float">
            <text:p>2.4348444382</text:p>
          </table:table-cell>
          <table:table-cell office:value-type="float" office:value="2.15675437738986" calcext:value-type="float">
            <text:p>2.1567543774</text:p>
          </table:table-cell>
          <table:table-cell office:value-type="float" office:value="1.88139079457783" calcext:value-type="float">
            <text:p>1.8813907946</text:p>
          </table:table-cell>
          <table:table-cell office:value-type="float" office:value="1.60846487673407" calcext:value-type="float">
            <text:p>1.6084648767</text:p>
          </table:table-cell>
          <table:table-cell office:value-type="float" office:value="1.33770739225412" calcext:value-type="float">
            <text:p>1.3377073923</text:p>
          </table:table-cell>
          <table:table-cell office:value-type="float" office:value="1.06891812483699" calcext:value-type="float">
            <text:p>1.0689181248</text:p>
          </table:table-cell>
          <table:table-cell office:value-type="float" office:value="0.801999818542232" calcext:value-type="float">
            <text:p>0.8019998185</text:p>
          </table:table-cell>
          <table:table-cell office:value-type="float" office:value="0.536979164400648" calcext:value-type="float">
            <text:p>0.5369791644</text:p>
          </table:table-cell>
          <table:table-cell office:value-type="float" office:value="0.274016925270253" calcext:value-type="float">
            <text:p>0.2740169253</text:p>
          </table:table-cell>
          <table:table-cell office:value-type="float" office:value="0.0134090152428357" calcext:value-type="float">
            <text:p>0.0134090152</text:p>
          </table:table-cell>
          <table:table-cell office:value-type="float" office:value="-0.244419784251306" calcext:value-type="float">
            <text:p>-0.2444197843</text:p>
          </table:table-cell>
          <table:table-cell office:value-type="float" office:value="-0.498927842948422" calcext:value-type="float">
            <text:p>-0.4989278429</text:p>
          </table:table-cell>
          <table:table-cell office:value-type="float" office:value="-0.749472862976681" calcext:value-type="float">
            <text:p>-0.749472863</text:p>
          </table:table-cell>
          <table:table-cell office:value-type="float" office:value="-0.995330777891832" calcext:value-type="float">
            <text:p>-0.9953307779</text:p>
          </table:table-cell>
          <table:table-cell office:value-type="float" office:value="-1.2357161468561" calcext:value-type="float">
            <text:p>-1.2357161469</text:p>
          </table:table-cell>
          <table:table-cell office:value-type="float" office:value="-1.46980311499311" calcext:value-type="float">
            <text:p>-1.469803115</text:p>
          </table:table-cell>
          <table:table-cell office:value-type="float" office:value="-1.69674631581024" calcext:value-type="float">
            <text:p>-1.6967463158</text:p>
          </table:table-cell>
          <table:table-cell office:value-type="float" office:value="-1.91570133749995" calcext:value-type="float">
            <text:p>-1.9157013375</text:p>
          </table:table-cell>
          <table:table-cell office:value-type="float" office:value="-2.12584451099388" calcext:value-type="float">
            <text:p>-2.125844511</text:p>
          </table:table-cell>
          <table:table-cell office:value-type="float" office:value="-2.32639178981788" calcext:value-type="float">
            <text:p>-2.3263917898</text:p>
          </table:table-cell>
          <table:table-cell office:value-type="float" office:value="-2.51661640269132" calcext:value-type="float">
            <text:p>-2.5166164027</text:p>
          </table:table-cell>
          <table:table-cell office:value-type="float" office:value="-2.69586481461107" calcext:value-type="float">
            <text:p>-2.6958648146</text:p>
          </table:table-cell>
          <table:table-cell office:value-type="float" office:value="-2.86357038174788" calcext:value-type="float">
            <text:p>-2.8635703817</text:p>
          </table:table-cell>
          <table:table-cell office:value-type="float" office:value="-3.01926397633621" calcext:value-type="float">
            <text:p>-3.0192639763</text:p>
          </table:table-cell>
          <table:table-cell office:value-type="float" office:value="-3.16258082955066" calcext:value-type="float">
            <text:p>-3.1625808296</text:p>
          </table:table-cell>
          <table:table-cell office:value-type="float" office:value="-3.29326292575887" calcext:value-type="float">
            <text:p>-3.2932629258</text:p>
          </table:table-cell>
          <table:table-cell office:value-type="float" office:value="-3.41115650126441" calcext:value-type="float">
            <text:p>-3.4111565013</text:p>
          </table:table-cell>
          <table:table-cell office:value-type="float" office:value="-3.51620455402677" calcext:value-type="float">
            <text:p>-3.516204554</text:p>
          </table:table-cell>
          <table:table-cell office:value-type="float" office:value="-3.60843472697694" calcext:value-type="float">
            <text:p>-3.608434727</text:p>
          </table:table-cell>
          <table:table-cell office:value-type="float" office:value="-3.68794342456527" calcext:value-type="float">
            <text:p>-3.6879434246</text:p>
          </table:table-cell>
          <table:table-cell office:value-type="float" office:value="-3.7548774773312" calcext:value-type="float">
            <text:p>-3.7548774773</text:p>
          </table:table-cell>
          <table:table-cell office:value-type="float" office:value="-3.80941499716075" calcext:value-type="float">
            <text:p>-3.8094149972</text:p>
          </table:table-cell>
          <table:table-cell office:value-type="float" office:value="-3.8517471984892" calcext:value-type="float">
            <text:p>-3.8517471985</text:p>
          </table:table-cell>
          <table:table-cell office:value-type="float" office:value="-3.88206286330498" calcext:value-type="float">
            <text:p>-3.8820628633</text:p>
          </table:table-cell>
          <table:table-cell office:value-type="float" office:value="-3.90053680723472" calcext:value-type="float">
            <text:p>-3.9005368072</text:p>
          </table:table-cell>
          <table:table-cell office:value-type="float" office:value="-3.90732320809212" calcext:value-type="float">
            <text:p>-3.9073232081</text:p>
          </table:table-cell>
          <table:table-cell office:value-type="float" office:value="-3.90255406724957" calcext:value-type="float">
            <text:p>-3.9025540672</text:p>
          </table:table-cell>
          <table:table-cell office:value-type="float" office:value="-3.88634248500365" calcext:value-type="float">
            <text:p>-3.886342485</text:p>
          </table:table-cell>
          <table:table-cell office:value-type="float" office:value="-3.85878993760441" calcext:value-type="float">
            <text:p>-3.8587899376</text:p>
          </table:table-cell>
          <table:table-cell office:value-type="float" office:value="-3.81999641632444" calcext:value-type="float">
            <text:p>-3.8199964163</text:p>
          </table:table-cell>
          <table:table-cell office:value-type="float" office:value="-3.77007215989459" calcext:value-type="float">
            <text:p>-3.7700721599</text:p>
          </table:table-cell>
          <table:table-cell office:value-type="float" office:value="-3.70914976878241" calcext:value-type="float">
            <text:p>-3.7091497688</text:p>
          </table:table-cell>
          <table:table-cell office:value-type="float" office:value="-3.6373956835879" calcext:value-type="float">
            <text:p>-3.6373956836</text:p>
          </table:table-cell>
          <table:table-cell office:value-type="float" office:value="-3.55502026978211" calcext:value-type="float">
            <text:p>-3.5550202698</text:p>
          </table:table-cell>
          <table:table-cell office:value-type="float" office:value="-3.46228600732155" calcext:value-type="float">
            <text:p>-3.4622860073</text:p>
          </table:table-cell>
          <table:table-cell office:value-type="float" office:value="-3.35951348650679" calcext:value-type="float">
            <text:p>-3.3595134865</text:p>
          </table:table-cell>
          <table:table-cell office:value-type="float" office:value="-3.24708504188174" calcext:value-type="float">
            <text:p>-3.2470850419</text:p>
          </table:table-cell>
          <table:table-cell office:value-type="float" office:value="-3.12544592563963" calcext:value-type="float">
            <text:p>-3.1254459256</text:p>
          </table:table-cell>
          <table:table-cell office:value-type="float" office:value="-2.99510296296408" calcext:value-type="float">
            <text:p>-2.995102963</text:p>
          </table:table-cell>
          <table:table-cell office:value-type="float" office:value="-2.85662068113674" calcext:value-type="float">
            <text:p>-2.8566206811</text:p>
          </table:table-cell>
          <table:table-cell office:value-type="float" office:value="-2.71061498969477" calcext:value-type="float">
            <text:p>-2.7106149897</text:p>
          </table:table-cell>
          <table:table-cell office:value-type="float" office:value="-2.55774461923096" calcext:value-type="float">
            <text:p>-2.5577446192</text:p>
          </table:table-cell>
          <table:table-cell office:value-type="float" office:value="-2.39870068972984" calcext:value-type="float">
            <text:p>-2.3987006897</text:p>
          </table:table-cell>
          <table:table-cell office:value-type="float" office:value="-2.23419494794886" calcext:value-type="float">
            <text:p>-2.2341949479</text:p>
          </table:table-cell>
          <table:table-cell office:value-type="float" office:value="-2.06494735283899" calcext:value-type="float">
            <text:p>-2.0649473528</text:p>
          </table:table-cell>
          <table:table-cell office:value-type="float" office:value="-1.89167376717772" calcext:value-type="float">
            <text:p>-1.8916737672</text:p>
          </table:table-cell>
          <table:table-cell office:value-type="float" office:value="-1.71507451278281" calcext:value-type="float">
            <text:p>-1.7150745128</text:p>
          </table:table-cell>
          <table:table-cell office:value-type="float" office:value="-1.5358244622989" calcext:value-type="float">
            <text:p>-1.5358244623</text:p>
          </table:table-cell>
          <table:table-cell office:value-type="float" office:value="-1.35456518530672" calcext:value-type="float">
            <text:p>-1.3545651853</text:p>
          </table:table-cell>
          <table:table-cell office:value-type="float" office:value="-1.1718994656399" calcext:value-type="float">
            <text:p>-1.1718994656</text:p>
          </table:table-cell>
          <table:table-cell office:value-type="float" office:value="-0.98838829170572" calcext:value-type="float">
            <text:p>-0.9883882917</text:p>
          </table:table-cell>
          <table:table-cell office:value-type="float" office:value="-0.804550222625169" calcext:value-type="float">
            <text:p>-0.8045502226</text:p>
          </table:table-cell>
          <table:table-cell office:value-type="float" office:value="-0.620862873415131" calcext:value-type="float">
            <text:p>-0.6208628734</text:p>
          </table:table-cell>
          <table:table-cell office:value-type="float" office:value="-0.437766155079364" calcext:value-type="float">
            <text:p>-0.4377661551</text:p>
          </table:table-cell>
          <table:table-cell office:value-type="float" office:value="-0.255666852561234" calcext:value-type="float">
            <text:p>-0.2556668526</text:p>
          </table:table-cell>
          <table:table-cell office:value-type="float" office:value="-0.0749441191295386" calcext:value-type="float">
            <text:p>-0.0749441191</text:p>
          </table:table-cell>
          <table:table-cell office:value-type="float" office:value="0.104044500272735" calcext:value-type="float">
            <text:p>0.1040445003</text:p>
          </table:table-cell>
          <table:table-cell office:value-type="float" office:value="0.280956842649109" calcext:value-type="float">
            <text:p>0.2809568426</text:p>
          </table:table-cell>
          <table:table-cell office:value-type="float" office:value="0.455459943440752" calcext:value-type="float">
            <text:p>0.4554599434</text:p>
          </table:table-cell>
          <table:table-cell office:value-type="float" office:value="0.627224050409652" calcext:value-type="float">
            <text:p>0.6272240504</text:p>
          </table:table-cell>
          <table:table-cell office:value-type="float" office:value="0.795916893579172" calcext:value-type="float">
            <text:p>0.7959168936</text:p>
          </table:table-cell>
          <table:table-cell office:value-type="float" office:value="0.961198178772014" calcext:value-type="float">
            <text:p>0.9611981788</text:p>
          </table:table-cell>
          <table:table-cell office:value-type="float" office:value="1.12271420014256" calcext:value-type="float">
            <text:p>1.1227142001</text:p>
          </table:table-cell>
          <table:table-cell office:value-type="float" office:value="1.28009243425719" calcext:value-type="float">
            <text:p>1.2800924343</text:p>
          </table:table-cell>
          <table:table-cell office:value-type="float" office:value="1.43293600943865" calcext:value-type="float">
            <text:p>1.4329360094</text:p>
          </table:table-cell>
          <table:table-cell office:value-type="float" office:value="1.58081806250021" calcext:value-type="float">
            <text:p>1.5808180625</text:p>
          </table:table-cell>
          <table:table-cell office:value-type="float" office:value="1.72327621253311" calcext:value-type="float">
            <text:p>1.7232762125</text:p>
          </table:table-cell>
          <table:table-cell office:value-type="float" office:value="1.85980768607758" calcext:value-type="float">
            <text:p>1.8598076861</text:p>
          </table:table-cell>
          <table:table-cell office:value-type="float" office:value="1.9898659730174" calcext:value-type="float">
            <text:p>1.989865973</text:p>
          </table:table-cell>
          <table:table-cell office:value-type="float" office:value="2.11286019326697" calcext:value-type="float">
            <text:p>2.1128601933</text:p>
          </table:table-cell>
          <table:table-cell office:value-type="float" office:value="2.22815849948842" calcext:value-type="float">
            <text:p>2.2281584995</text:p>
          </table:table-cell>
          <table:table-cell office:value-type="float" office:value="2.33509672115877" calcext:value-type="float">
            <text:p>2.3350967212</text:p>
          </table:table-cell>
          <table:table-cell office:value-type="float" office:value="2.43299300333097" calcext:value-type="float">
            <text:p>2.4329930033</text:p>
          </table:table-cell>
          <table:table-cell office:value-type="float" office:value="2.52116842461422" calcext:value-type="float">
            <text:p>2.5211684246</text:p>
          </table:table-cell>
          <table:table-cell office:value-type="float" office:value="2.59897261002718" calcext:value-type="float">
            <text:p>2.59897261</text:p>
          </table:table-cell>
          <table:table-cell office:value-type="float" office:value="2.66581238773227" calcext:value-type="float">
            <text:p>2.6658123877</text:p>
          </table:table-cell>
          <table:table-cell office:value-type="float" office:value="2.72118080891953" calcext:value-type="float">
            <text:p>2.7211808089</text:p>
          </table:table-cell>
          <table:table-cell office:value-type="float" office:value="2.76468355093147" calcext:value-type="float">
            <text:p>2.7646835509</text:p>
          </table:table-cell>
          <table:table-cell office:value-type="float" office:value="2.7960599431052" calcext:value-type="float">
            <text:p>2.7960599431</text:p>
          </table:table-cell>
          <table:table-cell office:value-type="float" office:value="2.81519654645206" calcext:value-type="float">
            <text:p>2.8151965465</text:p>
          </table:table-cell>
          <table:table-cell office:value-type="float" office:value="2.82213222022568" calcext:value-type="float">
            <text:p>2.8221322202</text:p>
          </table:table-cell>
          <table:table-cell office:value-type="float" office:value="2.81705469870173" calcext:value-type="float">
            <text:p>2.8170546987</text:p>
          </table:table-cell>
          <table:table-cell office:value-type="float" office:value="2.80028966611405" calcext:value-type="float">
            <text:p>2.8002896661</text:p>
          </table:table-cell>
          <table:table-cell office:value-type="float" office:value="2.7722840046754" calcext:value-type="float">
            <text:p>2.7722840047</text:p>
          </table:table-cell>
          <table:table-cell office:value-type="float" office:value="2.73358523476317" calcext:value-type="float">
            <text:p>2.7335852348</text:p>
          </table:table-cell>
          <table:table-cell office:value-type="float" office:value="2.6848191839973" calcext:value-type="float">
            <text:p>2.684819184</text:p>
          </table:table-cell>
          <table:table-cell office:value-type="float" office:value="2.6266676857537" calcext:value-type="float">
            <text:p>2.6266676858</text:p>
          </table:table-cell>
          <table:table-cell office:value-type="float" office:value="2.55984771515618" calcext:value-type="float">
            <text:p>2.5598477152</text:p>
          </table:table-cell>
          <table:table-cell office:value-type="float" office:value="2.48509291718873" calcext:value-type="float">
            <text:p>2.4850929172</text:p>
          </table:table-cell>
          <table:table-cell office:value-type="float" office:value="2.4031380435405" calcext:value-type="float">
            <text:p>2.4031380435</text:p>
          </table:table-cell>
          <table:table-cell office:value-type="float" office:value="2.31470644250122" calcext:value-type="float">
            <text:p>2.3147064425</text:p>
          </table:table-cell>
          <table:table-cell office:value-type="float" office:value="2.22050046495472" calcext:value-type="float">
            <text:p>2.220500465</text:p>
          </table:table-cell>
          <table:table-cell office:value-type="float" office:value="2.12119446460387" calcext:value-type="float">
            <text:p>2.1211944646</text:p>
          </table:table-cell>
          <table:table-cell office:value-type="float" office:value="2.01742997374958" calcext:value-type="float">
            <text:p>2.0174299737</text:p>
          </table:table-cell>
          <table:table-cell office:value-type="float" office:value="1.90981261134248" calcext:value-type="float">
            <text:p>1.9098126113</text:p>
          </table:table-cell>
          <table:table-cell office:value-type="float" office:value="1.79891030867903" calcext:value-type="float">
            <text:p>1.7989103087</text:p>
          </table:table-cell>
          <table:table-cell office:value-type="float" office:value="1.68525250113897" calcext:value-type="float">
            <text:p>1.6852525011</text:p>
          </table:table-cell>
          <table:table-cell office:value-type="float" office:value="1.56933001486419" calcext:value-type="float">
            <text:p>1.5693300149</text:p>
          </table:table-cell>
          <table:table-cell office:value-type="float" office:value="1.45159546131853" calcext:value-type="float">
            <text:p>1.4515954613</text:p>
          </table:table-cell>
          <table:table-cell office:value-type="float" office:value="1.33246402967541" calcext:value-type="float">
            <text:p>1.3324640297</text:p>
          </table:table-cell>
          <table:table-cell office:value-type="float" office:value="1.2123146297753" calcext:value-type="float">
            <text:p>1.2123146298</text:p>
          </table:table-cell>
          <table:table-cell office:value-type="float" office:value="1.09149138298938" calcext:value-type="float">
            <text:p>1.091491383</text:p>
          </table:table-cell>
          <table:table-cell office:value-type="float" office:value="0.970305483541858" calcext:value-type="float">
            <text:p>0.9703054835</text:p>
          </table:table-cell>
          <table:table-cell office:value-type="float" office:value="0.849037459834423" calcext:value-type="float">
            <text:p>0.8490374598</text:p>
          </table:table-cell>
          <table:table-cell office:value-type="float" office:value="0.72793985695085" calcext:value-type="float">
            <text:p>0.727939857</text:p>
          </table:table-cell>
          <table:table-cell office:value-type="float" office:value="0.607240341758799" calcext:value-type="float">
            <text:p>0.6072403418</text:p>
          </table:table-cell>
          <table:table-cell office:value-type="float" office:value="0.487145205262025" calcext:value-type="float">
            <text:p>0.4871452053</text:p>
          </table:table-cell>
          <table:table-cell office:value-type="float" office:value="0.367843207364991" calcext:value-type="float">
            <text:p>0.3678432074</text:p>
          </table:table-cell>
          <table:table-cell office:value-type="float" office:value="0.249509680704931" calcext:value-type="float">
            <text:p>0.2495096807</text:p>
          </table:table-cell>
          <table:table-cell office:value-type="float" office:value="0.13231078558066" calcext:value-type="float">
            <text:p>0.1323107856</text:p>
          </table:table-cell>
          <table:table-cell office:value-type="float" office:value="0.0164077892379888" calcext:value-type="float">
            <text:p>0.0164077892</text:p>
          </table:table-cell>
          <table:table-cell office:value-type="float" office:value="-0.0980387690126072" calcext:value-type="float">
            <text:p>-0.098038769</text:p>
          </table:table-cell>
          <table:table-cell office:value-type="float" office:value="-0.21086516975044" calcext:value-type="float">
            <text:p>-0.2108651698</text:p>
          </table:table-cell>
          <table:table-cell office:value-type="float" office:value="-0.321901002434282" calcext:value-type="float">
            <text:p>-0.3219010024</text:p>
          </table:table-cell>
          <table:table-cell office:value-type="float" office:value="-0.430966181540478" calcext:value-type="float">
            <text:p>-0.4309661815</text:p>
          </table:table-cell>
          <table:table-cell office:value-type="float" office:value="-0.537868603818841" calcext:value-type="float">
            <text:p>-0.5378686038</text:p>
          </table:table-cell>
          <table:table-cell office:value-type="float" office:value="-0.642402538952482" calcext:value-type="float">
            <text:p>-0.642402539</text:p>
          </table:table-cell>
          <table:table-cell office:value-type="float" office:value="-0.74434781957788" calcext:value-type="float">
            <text:p>-0.7443478196</text:p>
          </table:table-cell>
          <table:table-cell office:value-type="float" office:value="-0.843469866704507" calcext:value-type="float">
            <text:p>-0.8434698667</text:p>
          </table:table-cell>
          <table:table-cell office:value-type="float" office:value="-0.93952055431211" calcext:value-type="float">
            <text:p>-0.9395205543</text:p>
          </table:table-cell>
          <table:table-cell office:value-type="float" office:value="-1.03223988370336" calcext:value-type="float">
            <text:p>-1.0322398837</text:p>
          </table:table-cell>
          <table:table-cell office:value-type="float" office:value="-1.12135840554644" calcext:value-type="float">
            <text:p>-1.1213584055</text:p>
          </table:table-cell>
          <table:table-cell office:value-type="float" office:value="-1.20660029691396" calcext:value-type="float">
            <text:p>-1.2066002969</text:p>
          </table:table-cell>
          <table:table-cell office:value-type="float" office:value="-1.28768697329687" calcext:value-type="float">
            <text:p>-1.2876869733</text:p>
          </table:table-cell>
          <table:table-cell office:value-type="float" office:value="-1.36434109255949" calcext:value-type="float">
            <text:p>-1.3643410926</text:p>
          </table:table-cell>
          <table:table-cell office:value-type="float" office:value="-1.43629078983904" calcext:value-type="float">
            <text:p>-1.4362907898</text:p>
          </table:table-cell>
          <table:table-cell office:value-type="float" office:value="-1.50327397005274" calcext:value-type="float">
            <text:p>-1.5032739701</text:p>
          </table:table-cell>
          <table:table-cell office:value-type="float" office:value="-1.56504247858766" calcext:value-type="float">
            <text:p>-1.5650424786</text:p>
          </table:table-cell>
          <table:table-cell office:value-type="float" office:value="-1.6213659718858" calcext:value-type="float">
            <text:p>-1.6213659719</text:p>
          </table:table-cell>
          <table:table-cell office:value-type="float" office:value="-1.67203531948943" calcext:value-type="float">
            <text:p>-1.6720353195</text:p>
          </table:table-cell>
          <table:table-cell office:value-type="float" office:value="-1.71686538968076" calcext:value-type="float">
            <text:p>-1.7168653897</text:p>
          </table:table-cell>
          <table:table-cell office:value-type="float" office:value="-1.75569710422623" calcext:value-type="float">
            <text:p>-1.7556971042</text:p>
          </table:table-cell>
          <table:table-cell office:value-type="float" office:value="-1.78839869533041" calcext:value-type="float">
            <text:p>-1.7883986953</text:p>
          </table:table-cell>
          <table:table-cell office:value-type="float" office:value="-1.81486615929092" calcext:value-type="float">
            <text:p>-1.8148661593</text:p>
          </table:table-cell>
          <table:table-cell office:value-type="float" office:value="-1.83502297313376" calcext:value-type="float">
            <text:p>-1.8350229731</text:p>
          </table:table-cell>
          <table:table-cell office:value-type="float" office:value="-1.84881921555706" calcext:value-type="float">
            <text:p>-1.8488192156</text:p>
          </table:table-cell>
          <table:table-cell office:value-type="float" office:value="-1.8562303010915" calcext:value-type="float">
            <text:p>-1.8562303011</text:p>
          </table:table-cell>
          <table:table-cell office:value-type="float" office:value="-1.85725558357976" calcext:value-type="float">
            <text:p>-1.8572555836</text:p>
          </table:table-cell>
          <table:table-cell office:value-type="float" office:value="-1.85191709947977" calcext:value-type="float">
            <text:p>-1.8519170995</text:p>
          </table:table-cell>
          <table:table-cell office:value-type="float" office:value="-1.84025869469381" calcext:value-type="float">
            <text:p>-1.8402586947</text:p>
          </table:table-cell>
          <table:table-cell office:value-type="float" office:value="-1.82234570949316" calcext:value-type="float">
            <text:p>-1.8223457095</text:p>
          </table:table-cell>
          <table:table-cell office:value-type="float" office:value="-1.79826529268571" calcext:value-type="float">
            <text:p>-1.7982652927</text:p>
          </table:table-cell>
          <table:table-cell office:value-type="float" office:value="-1.76812729516966" calcext:value-type="float">
            <text:p>-1.7681272952</text:p>
          </table:table-cell>
          <table:table-cell office:value-type="float" office:value="-1.73206557661919" calcext:value-type="float">
            <text:p>-1.7320655766</text:p>
          </table:table-cell>
          <table:table-cell office:value-type="float" office:value="-1.6902394697893" calcext:value-type="float">
            <text:p>-1.6902394698</text:p>
          </table:table-cell>
          <table:table-cell office:value-type="float" office:value="-1.64283510205329" calcext:value-type="float">
            <text:p>-1.6428351021</text:p>
          </table:table-cell>
          <table:table-cell office:value-type="float" office:value="-1.59006628096461" calcext:value-type="float">
            <text:p>-1.590066281</text:p>
          </table:table-cell>
          <table:table-cell office:value-type="float" office:value="-1.53217470634721" calcext:value-type="float">
            <text:p>-1.5321747063</text:p>
          </table:table-cell>
          <table:table-cell office:value-type="float" office:value="-1.46942936241619" calcext:value-type="float">
            <text:p>-1.4694293624</text:p>
          </table:table-cell>
          <table:table-cell office:value-type="float" office:value="-1.40212505064575" calcext:value-type="float">
            <text:p>-1.4021250506</text:p>
          </table:table-cell>
          <table:table-cell office:value-type="float" office:value="-1.3305801275324" calcext:value-type="float">
            <text:p>-1.3305801275</text:p>
          </table:table-cell>
          <table:table-cell office:value-type="float" office:value="-1.2551335945369" calcext:value-type="float">
            <text:p>-1.2551335945</text:p>
          </table:table-cell>
          <table:table-cell office:value-type="float" office:value="-1.1761417401186" calcext:value-type="float">
            <text:p>-1.1761417401</text:p>
          </table:table-cell>
          <table:table-cell office:value-type="float" office:value="-1.09397455280468" calcext:value-type="float">
            <text:p>-1.0939745528</text:p>
          </table:table-cell>
          <table:table-cell office:value-type="float" office:value="-1.00901211278763" calcext:value-type="float">
            <text:p>-1.0090121128</text:p>
          </table:table-cell>
          <table:table-cell office:value-type="float" office:value="-0.921641134973235" calcext:value-type="float">
            <text:p>-0.921641135</text:p>
          </table:table-cell>
          <table:table-cell office:value-type="float" office:value="-0.832251788021838" calcext:value-type="float">
            <text:p>-0.832251788</text:p>
          </table:table-cell>
          <table:table-cell office:value-type="float" office:value="-0.741234860970805" calcext:value-type="float">
            <text:p>-0.741234861</text:p>
          </table:table-cell>
          <table:table-cell office:value-type="float" office:value="-0.648979299246242" calcext:value-type="float">
            <text:p>-0.6489792992</text:p>
          </table:table-cell>
          <table:table-cell office:value-type="float" office:value="-0.5558700907708" calcext:value-type="float">
            <text:p>-0.5558700908</text:p>
          </table:table-cell>
          <table:table-cell office:value-type="float" office:value="-0.462286453553977" calcext:value-type="float">
            <text:p>-0.4622864536</text:p>
          </table:table-cell>
          <table:table-cell office:value-type="float" office:value="-0.368600259550282" calcext:value-type="float">
            <text:p>-0.3686002596</text:p>
          </table:table-cell>
          <table:table-cell office:value-type="float" office:value="-0.27517462491284" calcext:value-type="float">
            <text:p>-0.2751746249</text:p>
          </table:table-cell>
          <table:table-cell office:value-type="float" office:value="-0.182362602118262" calcext:value-type="float">
            <text:p>-0.1823626021</text:p>
          </table:table-cell>
          <table:table-cell office:value-type="float" office:value="-0.090505922172528" calcext:value-type="float">
            <text:p>-0.0905059222</text:p>
          </table:table-cell>
          <table:table-cell table:style-name="ce1" office:value-type="float" office:value="0.0000662476024215764" calcext:value-type="float">
            <text:p>6.62E-05</text:p>
          </table:table-cell>
          <table:table-cell office:value-type="float" office:value="0.0890385456032705" calcext:value-type="float">
            <text:p>0.0890385456</text:p>
          </table:table-cell>
          <table:table-cell office:value-type="float" office:value="0.176110654679773" calcext:value-type="float">
            <text:p>0.1761106547</text:p>
          </table:table-cell>
          <table:table-cell office:value-type="float" office:value="0.260998518392848" calcext:value-type="float">
            <text:p>0.2609985184</text:p>
          </table:table-cell>
          <table:table-cell office:value-type="float" office:value="0.343435503353668" calcext:value-type="float">
            <text:p>0.3434355034</text:p>
          </table:table-cell>
          <table:table-cell office:value-type="float" office:value="0.423173468449551" calcext:value-type="float">
            <text:p>0.4231734684</text:p>
          </table:table-cell>
          <table:table-cell office:value-type="float" office:value="0.499983698721271" calcext:value-type="float">
            <text:p>0.4999836987</text:p>
          </table:table-cell>
          <table:table-cell office:value-type="float" office:value="0.573657663050802" calcext:value-type="float">
            <text:p>0.5736576631</text:p>
          </table:table-cell>
          <table:table-cell office:value-type="float" office:value="0.644007560034994" calcext:value-type="float">
            <text:p>0.64400756</text:p>
          </table:table-cell>
          <table:table-cell office:value-type="float" office:value="0.71086662460444" calcext:value-type="float">
            <text:p>0.7108666246</text:p>
          </table:table-cell>
          <table:table-cell office:value-type="float" office:value="0.77408917814414" calcext:value-type="float">
            <text:p>0.7740891781</text:p>
          </table:table-cell>
          <table:table-cell office:value-type="float" office:value="0.833550416107345" calcext:value-type="float">
            <text:p>0.8335504161</text:p>
          </table:table-cell>
          <table:table-cell office:value-type="float" office:value="0.889145938493934" calcext:value-type="float">
            <text:p>0.8891459385</text:p>
          </table:table-cell>
          <table:table-cell office:value-type="float" office:value="0.940791039321154" calcext:value-type="float">
            <text:p>0.9407910393</text:p>
          </table:table-cell>
          <table:table-cell office:value-type="float" office:value="0.988419780738563" calcext:value-type="float">
            <text:p>0.9884197807</text:p>
          </table:table-cell>
          <table:table-cell office:value-type="float" office:value="1.03198388529917" calcext:value-type="float">
            <text:p>1.0319838853</text:p>
          </table:table-cell>
          <table:table-cell office:value-type="float" office:value="1.07145148581933" calcext:value-type="float">
            <text:p>1.0714514858</text:p>
          </table:table-cell>
          <table:table-cell office:value-type="float" office:value="1.10680577612172" calcext:value-type="float">
            <text:p>1.1068057761</text:p>
          </table:table-cell>
          <table:table-cell office:value-type="float" office:value="1.13804360775405" calcext:value-type="float">
            <text:p>1.1380436078</text:p>
          </table:table-cell>
          <table:table-cell office:value-type="float" office:value="1.16517407760812" calcext:value-type="float">
            <text:p>1.1651740776</text:p>
          </table:table-cell>
          <table:table-cell office:value-type="float" office:value="1.1882171493933" calcext:value-type="float">
            <text:p>1.1882171494</text:p>
          </table:table-cell>
          <table:table-cell office:value-type="float" office:value="1.20720234835764" calcext:value-type="float">
            <text:p>1.2072023484</text:p>
          </table:table-cell>
          <table:table-cell office:value-type="float" office:value="1.22216756374099" calcext:value-type="float">
            <text:p>1.2221675637</text:p>
          </table:table-cell>
          <table:table-cell office:value-type="float" office:value="1.2331579874451" calcext:value-type="float">
            <text:p>1.2331579874</text:p>
          </table:table-cell>
          <table:table-cell office:value-type="float" office:value="1.24022521058766" calcext:value-type="float">
            <text:p>1.2402252106</text:p>
          </table:table-cell>
          <table:table-cell office:value-type="float" office:value="1.24342649224495" calcext:value-type="float">
            <text:p>1.2434264922</text:p>
          </table:table-cell>
          <table:table-cell office:value-type="float" office:value="1.24282420706754" calcext:value-type="float">
            <text:p>1.2428242071</text:p>
          </table:table-cell>
          <table:table-cell office:value-type="float" office:value="1.23848547086395" calcext:value-type="float">
            <text:p>1.2384854709</text:p>
          </table:table-cell>
          <table:table-cell office:value-type="float" office:value="1.23048193598092" calcext:value-type="float">
            <text:p>1.230481936</text:p>
          </table:table-cell>
          <table:table-cell office:value-type="float" office:value="1.21888974165289" calcext:value-type="float">
            <text:p>1.2188897417</text:p>
          </table:table-cell>
          <table:table-cell office:value-type="float" office:value="1.20378959871833" calcext:value-type="float">
            <text:p>1.2037895987</text:p>
          </table:table-cell>
          <table:table-cell office:value-type="float" office:value="1.18526698344506" calcext:value-type="float">
            <text:p>1.1852669834</text:p>
          </table:table-cell>
          <table:table-cell office:value-type="float" office:value="1.16341241186374" calcext:value-type="float">
            <text:p>1.1634124119</text:p>
          </table:table-cell>
          <table:table-cell office:value-type="float" office:value="1.13832176410759" calcext:value-type="float">
            <text:p>1.1383217641</text:p>
          </table:table-cell>
          <table:table-cell office:value-type="float" office:value="1.1100966278551" calcext:value-type="float">
            <text:p>1.1100966279</text:p>
          </table:table-cell>
          <table:table-cell office:value-type="float" office:value="1.07884463104797" calcext:value-type="float">
            <text:p>1.078844631</text:p>
          </table:table-cell>
          <table:table-cell office:value-type="float" office:value="1.04467973651149" calcext:value-type="float">
            <text:p>1.0446797365</text:p>
          </table:table-cell>
          <table:table-cell office:value-type="float" office:value="1.00772247476131" calcext:value-type="float">
            <text:p>1.0077224748</text:p>
          </table:table-cell>
          <table:table-cell office:value-type="float" office:value="0.96810009590941" calcext:value-type="float">
            <text:p>0.9681000959</text:p>
          </table:table-cell>
          <table:table-cell office:value-type="float" office:value="0.925946626894758" calcext:value-type="float">
            <text:p>0.9259466269</text:p>
          </table:table-cell>
          <table:table-cell office:value-type="float" office:value="0.88140282594984" calcext:value-type="float">
            <text:p>0.8814028259</text:p>
          </table:table-cell>
          <table:table-cell office:value-type="float" office:value="0.834616031940771" calcext:value-type="float">
            <text:p>0.8346160319</text:p>
          </table:table-cell>
          <table:table-cell office:value-type="float" office:value="0.785739911664463" calcext:value-type="float">
            <text:p>0.7857399117</text:p>
          </table:table-cell>
          <table:table-cell office:value-type="float" office:value="0.734934113047709" calcext:value-type="float">
            <text:p>0.734934113</text:p>
          </table:table-cell>
          <table:table-cell office:value-type="float" office:value="0.682363836213171" calcext:value-type="float">
            <text:p>0.6823638362</text:p>
          </table:table-cell>
          <table:table-cell office:value-type="float" office:value="0.628199337357516" calcext:value-type="float">
            <text:p>0.6281993374</text:p>
          </table:table-cell>
          <table:table-cell office:value-type="float" office:value="0.572615382204629" calcext:value-type="float">
            <text:p>0.5726153822</text:p>
          </table:table-cell>
          <table:table-cell office:value-type="float" office:value="0.515790666415832" calcext:value-type="float">
            <text:p>0.5157906664</text:p>
          </table:table-cell>
          <table:table-cell office:value-type="float" office:value="0.457907219811229" calcext:value-type="float">
            <text:p>0.4579072198</text:p>
          </table:table-cell>
          <table:table-cell office:value-type="float" office:value="0.399149809717558" calcext:value-type="float">
            <text:p>0.3991498097</text:p>
          </table:table-cell>
          <table:table-cell office:value-type="float" office:value="0.339705356408304" calcext:value-type="float">
            <text:p>0.3397053564</text:p>
          </table:table-cell>
          <table:table-cell office:value-type="float" office:value="0.279762370687442" calcext:value-type="float">
            <text:p>0.2797623707</text:p>
          </table:table-cell>
          <table:table-cell office:value-type="float" office:value="0.219510420445899" calcext:value-type="float">
            <text:p>0.2195104204</text:p>
          </table:table-cell>
          <table:table-cell office:value-type="float" office:value="0.159139629731437" calcext:value-type="float">
            <text:p>0.1591396297</text:p>
          </table:table-cell>
          <table:table-cell office:value-type="float" office:value="0.0988402107165598" calcext:value-type="float">
            <text:p>0.0988402107</text:p>
          </table:table-cell>
          <table:table-cell office:value-type="float" office:value="0.0388020260661692" calcext:value-type="float">
            <text:p>0.0388020261</text:p>
          </table:table-cell>
          <table:table-cell office:value-type="float" office:value="-0.020785823330749" calcext:value-type="float">
            <text:p>-0.0207858233</text:p>
          </table:table-cell>
          <table:table-cell office:value-type="float" office:value="-0.0797353924714739" calcext:value-type="float">
            <text:p>-0.0797353925</text:p>
          </table:table-cell>
          <table:table-cell office:value-type="float" office:value="-0.13786027722781" calcext:value-type="float">
            <text:p>-0.1378602772</text:p>
          </table:table-cell>
          <table:table-cell office:value-type="float" office:value="-0.194976000765872" calcext:value-type="float">
            <text:p>-0.1949760008</text:p>
          </table:table-cell>
          <table:table-cell office:value-type="float" office:value="-0.250900413182362" calcext:value-type="float">
            <text:p>-0.2509004132</text:p>
          </table:table-cell>
          <table:table-cell office:value-type="float" office:value="-0.305454117060546" calcext:value-type="float">
            <text:p>-0.3054541171</text:p>
          </table:table-cell>
          <table:table-cell office:value-type="float" office:value="-0.358460932183973" calcext:value-type="float">
            <text:p>-0.3584609322</text:p>
          </table:table-cell>
          <table:table-cell office:value-type="float" office:value="-0.409748412657001" calcext:value-type="float">
            <text:p>-0.4097484127</text:p>
          </table:table-cell>
          <table:table-cell office:value-type="float" office:value="-0.459148428990186" calcext:value-type="float">
            <text:p>-0.459148429</text:p>
          </table:table-cell>
          <table:table-cell office:value-type="float" office:value="-0.506497826109431" calcext:value-type="float">
            <text:p>-0.5064978261</text:p>
          </table:table-cell>
          <table:table-cell office:value-type="float" office:value="-0.551639165560189" calcext:value-type="float">
            <text:p>-0.5516391656</text:p>
          </table:table-cell>
          <table:table-cell office:value-type="float" office:value="-0.594421556281612" calcext:value-type="float">
            <text:p>-0.5944215563</text:p>
          </table:table-cell>
          <table:table-cell office:value-type="float" office:value="-0.634701573215624" calcext:value-type="float">
            <text:p>-0.6347015732</text:p>
          </table:table-cell>
          <table:table-cell office:value-type="float" office:value="-0.672344256834523" calcext:value-type="float">
            <text:p>-0.6723442568</text:p>
          </table:table-cell>
          <table:table-cell office:value-type="float" office:value="-0.707224179723764" calcext:value-type="float">
            <text:p>-0.7072241797</text:p>
          </table:table-cell>
          <table:table-cell office:value-type="float" office:value="-0.739226559116797" calcext:value-type="float">
            <text:p>-0.7392265591</text:p>
          </table:table-cell>
          <table:table-cell office:value-type="float" office:value="-0.768248387337175" calcext:value-type="float">
            <text:p>-0.7682483873</text:p>
          </table:table-cell>
          <table:table-cell office:value-type="float" office:value="-0.794199546122457" calcext:value-type="float">
            <text:p>-0.7941995461</text:p>
          </table:table-cell>
          <table:table-cell office:value-type="float" office:value="-0.817003866431793" calcext:value-type="float">
            <text:p>-0.8170038664</text:p>
          </table:table-cell>
          <table:table-cell office:value-type="float" office:value="-0.836600093122419" calcext:value-type="float">
            <text:p>-0.8366000931</text:p>
          </table:table-cell>
          <table:table-cell office:value-type="float" office:value="-0.8529427141896" calcext:value-type="float">
            <text:p>-0.8529427142</text:p>
          </table:table-cell>
          <table:table-cell office:value-type="float" office:value="-0.866002617234325" calcext:value-type="float">
            <text:p>-0.8660026172</text:p>
          </table:table-cell>
          <table:table-cell office:value-type="float" office:value="-0.875767541324777" calcext:value-type="float">
            <text:p>-0.8757675413</text:p>
          </table:table-cell>
          <table:table-cell office:value-type="float" office:value="-0.88224230007127" calcext:value-type="float">
            <text:p>-0.8822423001</text:p>
          </table:table-cell>
          <table:table-cell office:value-type="float" office:value="-0.885448760953895" calcext:value-type="float">
            <text:p>-0.885448761</text:p>
          </table:table-cell>
          <table:table-cell office:value-type="float" office:value="-0.885425576005842" calcext:value-type="float">
            <text:p>-0.885425576</text:p>
          </table:table-cell>
          <table:table-cell office:value-type="float" office:value="-0.882227669094981" calcext:value-type="float">
            <text:p>-0.8822276691</text:p>
          </table:table-cell>
          <table:table-cell office:value-type="float" office:value="-0.875925494531516" calcext:value-type="float">
            <text:p>-0.8759254945</text:p>
          </table:table-cell>
          <table:table-cell office:value-type="float" office:value="-0.866604089945677" calcext:value-type="float">
            <text:p>-0.8666040899</text:p>
          </table:table-cell>
          <table:table-cell office:value-type="float" office:value="-0.854361952877413" calcext:value-type="float">
            <text:p>-0.8543619529</text:p>
          </table:table-cell>
          <table:table-cell office:value-type="float" office:value="-0.839309775046681" calcext:value-type="float">
            <text:p>-0.839309775</text:p>
          </table:table-cell>
          <table:table-cell office:value-type="float" office:value="-0.82156907076634" calcext:value-type="float">
            <text:p>-0.8215690708</text:p>
          </table:table-cell>
          <table:table-cell office:value-type="float" office:value="-0.801270736530845" calcext:value-type="float">
            <text:p>-0.8012707365</text:p>
          </table:table-cell>
          <table:table-cell office:value-type="float" office:value="-0.778553577706302" calcext:value-type="float">
            <text:p>-0.7785535777</text:p>
          </table:table-cell>
          <table:table-cell office:value-type="float" office:value="-0.75356283578759" calcext:value-type="float">
            <text:p>-0.7535628358</text:p>
          </table:table-cell>
          <table:table-cell office:value-type="float" office:value="-0.726448746247701" calcext:value-type="float">
            <text:p>-0.7264487462</text:p>
          </table:table-cell>
          <table:table-cell office:value-type="float" office:value="-0.697365152942154" calcext:value-type="float">
            <text:p>-0.6973651529</text:p>
          </table:table-cell>
          <table:table-cell office:value-type="float" office:value="-0.666468200679965" calcext:value-type="float">
            <text:p>-0.6664682007</text:p>
          </table:table-cell>
          <table:table-cell office:value-type="float" office:value="-0.633915123196807" calcext:value-type="float">
            <text:p>-0.6339151232</text:p>
          </table:table-cell>
          <table:table-cell office:value-type="float" office:value="-0.599863139569331" calcext:value-type="float">
            <text:p>-0.5998631396</text:p>
          </table:table-cell>
          <table:table-cell office:value-type="float" office:value="-0.564468468219795" calcext:value-type="float">
            <text:p>-0.5644684682</text:p>
          </table:table-cell>
          <table:table-cell office:value-type="float" office:value="-0.527885464145718" calcext:value-type="float">
            <text:p>-0.5278854641</text:p>
          </table:table-cell>
          <table:table-cell office:value-type="float" office:value="-0.4902658818862" calcext:value-type="float">
            <text:p>-0.4902658819</text:p>
          </table:table-cell>
          <table:table-cell office:value-type="float" office:value="-0.451758263986505" calcext:value-type="float">
            <text:p>-0.451758264</text:p>
          </table:table-cell>
          <table:table-cell office:value-type="float" office:value="-0.41250745230355" calcext:value-type="float">
            <text:p>-0.4125074523</text:p>
          </table:table-cell>
          <table:table-cell office:value-type="float" office:value="-0.372654217363022" calcext:value-type="float">
            <text:p>-0.3726542174</text:p>
          </table:table-cell>
          <table:table-cell office:value-type="float" office:value="-0.332334999090109" calcext:value-type="float">
            <text:p>-0.3323349991</text:p>
          </table:table-cell>
          <table:table-cell office:value-type="float" office:value="-0.291681750558606" calcext:value-type="float">
            <text:p>-0.2916817506</text:p>
          </table:table-cell>
          <table:table-cell office:value-type="float" office:value="-0.250821874927027" calcext:value-type="float">
            <text:p>-0.2508218749</text:p>
          </table:table-cell>
          <table:table-cell office:value-type="float" office:value="-0.209878244452337" calcext:value-type="float">
            <text:p>-0.2098782445</text:p>
          </table:table-cell>
          <table:table-cell office:value-type="float" office:value="-0.168969289414269" calcext:value-type="float">
            <text:p>-0.1689692894</text:p>
          </table:table-cell>
          <table:table-cell office:value-type="float" office:value="-0.128209143968998" calcext:value-type="float">
            <text:p>-0.128209144</text:p>
          </table:table-cell>
          <table:table-cell office:value-type="float" office:value="-0.0877078354161465" calcext:value-type="float">
            <text:p>-0.0877078354</text:p>
          </table:table-cell>
          <table:table-cell office:value-type="float" office:value="-0.0475715031377755" calcext:value-type="float">
            <text:p>-0.0475715031</text:p>
          </table:table-cell>
          <table:table-cell office:value-type="float" office:value="-0.00790263357822507" calcext:value-type="float">
            <text:p>-0.0079026336</text:p>
          </table:table-cell>
          <table:table-cell office:value-type="float" office:value="0.0311997019041388" calcext:value-type="float">
            <text:p>0.0311997019</text:p>
          </table:table-cell>
          <table:table-cell office:value-type="float" office:value="0.0696396186702564" calcext:value-type="float">
            <text:p>0.0696396187</text:p>
          </table:table-cell>
          <table:table-cell office:value-type="float" office:value="0.107324211124984" calcext:value-type="float">
            <text:p>0.1073242111</text:p>
          </table:table-cell>
          <table:table-cell office:value-type="float" office:value="0.14416337548703" calcext:value-type="float">
            <text:p>0.1441633755</text:p>
          </table:table-cell>
          <table:table-cell office:value-type="float" office:value="0.180069671047733" calcext:value-type="float">
            <text:p>0.180069671</text:p>
          </table:table-cell>
          <table:table-cell office:value-type="float" office:value="0.214958226058739" calcext:value-type="float">
            <text:p>0.2149582261</text:p>
          </table:table-cell>
          <table:table-cell office:value-type="float" office:value="0.248746692362576" calcext:value-type="float">
            <text:p>0.2487466924</text:p>
          </table:table-cell>
          <table:table-cell office:value-type="float" office:value="0.281355250811497" calcext:value-type="float">
            <text:p>0.2813552508</text:p>
          </table:table-cell>
          <table:table-cell office:value-type="float" office:value="0.312706667489728" calcext:value-type="float">
            <text:p>0.3127066675</text:p>
          </table:table-cell>
          <table:table-cell office:value-type="float" office:value="0.342726398842859" calcext:value-type="float">
            <text:p>0.3427263988</text:p>
          </table:table-cell>
          <table:table-cell office:value-type="float" office:value="0.371342742097101" calcext:value-type="float">
            <text:p>0.3713427421</text:p>
          </table:table-cell>
          <table:table-cell office:value-type="float" office:value="0.39848702588543" calcext:value-type="float">
            <text:p>0.3984870259</text:p>
          </table:table-cell>
          <table:table-cell office:value-type="float" office:value="0.424093834834178" calcext:value-type="float">
            <text:p>0.4240938348</text:p>
          </table:table-cell>
          <table:table-cell office:value-type="float" office:value="0.448101261038054" calcext:value-type="float">
            <text:p>0.448101261</text:p>
          </table:table-cell>
          <table:table-cell office:value-type="float" office:value="0.4704511748778" calcext:value-type="float">
            <text:p>0.4704511749</text:p>
          </table:table-cell>
          <table:table-cell office:value-type="float" office:value="0.491089507512437" calcext:value-type="float">
            <text:p>0.4910895075</text:p>
          </table:table-cell>
          <table:table-cell office:value-type="float" office:value="0.509966537586916" calcext:value-type="float">
            <text:p>0.5099665376</text:p>
          </table:table-cell>
          <table:table-cell office:value-type="float" office:value="0.52703717520129" calcext:value-type="float">
            <text:p>0.5270371752</text:p>
          </table:table-cell>
          <table:table-cell office:value-type="float" office:value="0.542261236939449" calcext:value-type="float">
            <text:p>0.5422612369</text:p>
          </table:table-cell>
          <table:table-cell office:value-type="float" office:value="0.555603706693453" calcext:value-type="float">
            <text:p>0.5556037067</text:p>
          </table:table-cell>
          <table:table-cell office:value-type="float" office:value="0.567034978074143" calcext:value-type="float">
            <text:p>0.5670349781</text:p>
          </table:table-cell>
          <table:table-cell office:value-type="float" office:value="0.576531075296651" calcext:value-type="float">
            <text:p>0.5765310753</text:p>
          </table:table-cell>
          <table:table-cell office:value-type="float" office:value="0.584073850495238" calcext:value-type="float">
            <text:p>0.5840738505</text:p>
          </table:table-cell>
          <table:table-cell office:value-type="float" office:value="0.589651156385925" calcext:value-type="float">
            <text:p>0.5896511564</text:p>
          </table:table-cell>
          <table:table-cell office:value-type="float" office:value="0.593256993993326" calcext:value-type="float">
            <text:p>0.593256994</text:p>
          </table:table-cell>
          <table:table-cell office:value-type="float" office:value="0.594891635741579" calcext:value-type="float">
            <text:p>0.5948916357</text:p>
          </table:table-cell>
          <table:table-cell office:value-type="float" office:value="0.594561724544196" calcext:value-type="float">
            <text:p>0.5945617245</text:p>
          </table:table-cell>
          <table:table-cell office:value-type="float" office:value="0.592280349602361" calcext:value-type="float">
            <text:p>0.5922803496</text:p>
          </table:table-cell>
          <table:table-cell office:value-type="float" office:value="0.588067099445591" calcext:value-type="float">
            <text:p>0.5880670994</text:p>
          </table:table-cell>
          <table:table-cell office:value-type="float" office:value="0.58194809235552" calcext:value-type="float">
            <text:p>0.5819480924</text:p>
          </table:table-cell>
          <table:table-cell office:value-type="float" office:value="0.573955983756936" calcext:value-type="float">
            <text:p>0.5739559838</text:p>
          </table:table-cell>
          <table:table-cell office:value-type="float" office:value="0.564129949509576" calcext:value-type="float">
            <text:p>0.5641299495</text:p>
          </table:table-cell>
          <table:table-cell office:value-type="float" office:value="0.552515643370045" calcext:value-type="float">
            <text:p>0.5525156434</text:p>
          </table:table-cell>
          <table:table-cell office:value-type="float" office:value="0.539165126297145" calcext:value-type="float">
            <text:p>0.5391651263</text:p>
          </table:table-cell>
          <table:table-cell office:value-type="float" office:value="0.524136764822112" calcext:value-type="float">
            <text:p>0.5241367648</text:p>
          </table:table-cell>
          <table:table-cell office:value-type="float" office:value="0.507495095458043" calcext:value-type="float">
            <text:p>0.5074950955</text:p>
          </table:table-cell>
          <table:table-cell office:value-type="float" office:value="0.489310652122263" calcext:value-type="float">
            <text:p>0.4893106521</text:p>
          </table:table-cell>
          <table:table-cell office:value-type="float" office:value="0.469659753806002" calcext:value-type="float">
            <text:p>0.4696597538</text:p>
          </table:table-cell>
          <table:table-cell office:value-type="float" office:value="0.448624250239986" calcext:value-type="float">
            <text:p>0.4486242502</text:p>
          </table:table-cell>
          <table:table-cell office:value-type="float" office:value="0.426291224038817" calcext:value-type="float">
            <text:p>0.426291224</text:p>
          </table:table-cell>
          <table:table-cell office:value-type="float" office:value="0.402752648712055" calcext:value-type="float">
            <text:p>0.4027526487</text:p>
          </table:table-cell>
          <table:table-cell office:value-type="float" office:value="0.3781050029427" calcext:value-type="float">
            <text:p>0.3781050029</text:p>
          </table:table-cell>
          <table:table-cell office:value-type="float" office:value="0.352448842589217" calcext:value-type="float">
            <text:p>0.3524488426</text:p>
          </table:table-cell>
          <table:table-cell office:value-type="float" office:value="0.32588833290201" calcext:value-type="float">
            <text:p>0.3258883329</text:p>
          </table:table-cell>
          <table:table-cell office:value-type="float" office:value="0.298530744406172" calcext:value-type="float">
            <text:p>0.2985307444</text:p>
          </table:table-cell>
          <table:table-cell office:value-type="float" office:value="0.270485916748426" calcext:value-type="float">
            <text:p>0.2704859167</text:p>
          </table:table-cell>
          <table:table-cell office:value-type="float" office:value="0.241865695513424" calcext:value-type="float">
            <text:p>0.2418656955</text:p>
          </table:table-cell>
          <table:table-cell office:value-type="float" office:value="0.212783347570767" calcext:value-type="float">
            <text:p>0.2127833476</text:p>
          </table:table-cell>
          <table:table-cell office:value-type="float" office:value="0.18335296092333" calcext:value-type="float">
            <text:p>0.1833529609</text:p>
          </table:table-cell>
          <table:table-cell office:value-type="float" office:value="0.153688835299235" calcext:value-type="float">
            <text:p>0.1536888353</text:p>
          </table:table-cell>
          <table:table-cell office:value-type="float" office:value="0.123904869881508" calcext:value-type="float">
            <text:p>0.1239048699</text:p>
          </table:table-cell>
          <table:table-cell office:value-type="float" office:value="0.0941139546191239" calcext:value-type="float">
            <text:p>0.0941139546</text:p>
          </table:table-cell>
          <table:table-cell office:value-type="float" office:value="0.0644273715243615" calcext:value-type="float">
            <text:p>0.0644273715</text:p>
          </table:table-cell>
          <table:table-cell office:value-type="float" office:value="0.0349542122481406" calcext:value-type="float">
            <text:p>0.0349542122</text:p>
          </table:table-cell>
          <table:table-cell office:value-type="float" office:value="0.00580081803999044" calcext:value-type="float">
            <text:p>0.005800818</text:p>
          </table:table-cell>
          <table:table-cell office:value-type="float" office:value="-0.0229297520553196" calcext:value-type="float">
            <text:p>-0.0229297521</text:p>
          </table:table-cell>
          <table:table-cell office:value-type="float" office:value="-0.0511382192424825" calcext:value-type="float">
            <text:p>-0.0511382192</text:p>
          </table:table-cell>
          <table:table-cell office:value-type="float" office:value="-0.0787295441510139" calcext:value-type="float">
            <text:p>-0.0787295442</text:p>
          </table:table-cell>
          <table:table-cell office:value-type="float" office:value="-0.105613342531343" calcext:value-type="float">
            <text:p>-0.1056133425</text:p>
          </table:table-cell>
          <table:table-cell office:value-type="float" office:value="-0.131704253456719" calcext:value-type="float">
            <text:p>-0.1317042535</text:p>
          </table:table-cell>
          <table:table-cell office:value-type="float" office:value="-0.156922256706541" calcext:value-type="float">
            <text:p>-0.1569222567</text:p>
          </table:table-cell>
          <table:table-cell office:value-type="float" office:value="-0.181192936789351" calcext:value-type="float">
            <text:p>-0.1811929368</text:p>
          </table:table-cell>
          <table:table-cell office:value-type="float" office:value="-0.204447691926134" calcext:value-type="float">
            <text:p>-0.2044476919</text:p>
          </table:table-cell>
          <table:table-cell office:value-type="float" office:value="-0.226623887242055" calcext:value-type="float">
            <text:p>-0.2266238872</text:p>
          </table:table-cell>
          <table:table-cell office:value-type="float" office:value="-0.247664952381389" calcext:value-type="float">
            <text:p>-0.2476649524</text:p>
          </table:table-cell>
          <table:table-cell office:value-type="float" office:value="-0.267520424741065" calcext:value-type="float">
            <text:p>-0.2675204247</text:p>
          </table:table-cell>
          <table:table-cell office:value-type="float" office:value="-0.286145940479677" calcext:value-type="float">
            <text:p>-0.2861459405</text:p>
          </table:table-cell>
          <table:table-cell office:value-type="float" office:value="-0.303503176371006" calcext:value-type="float">
            <text:p>-0.3035031764</text:p>
          </table:table-cell>
          <table:table-cell office:value-type="float" office:value="-0.319559746401147" calcext:value-type="float">
            <text:p>-0.3195597464</text:p>
          </table:table-cell>
          <table:table-cell office:value-type="float" office:value="-0.334289057729434" calcext:value-type="float">
            <text:p>-0.3342890577</text:p>
          </table:table-cell>
          <table:table-cell office:value-type="float" office:value="-0.347670131220242" calcext:value-type="float">
            <text:p>-0.3476701312</text:p>
          </table:table-cell>
          <table:table-cell office:value-type="float" office:value="-0.359687392188399" calcext:value-type="float">
            <text:p>-0.3596873922</text:p>
          </table:table-cell>
          <table:table-cell office:value-type="float" office:value="-0.370330437272483" calcext:value-type="float">
            <text:p>-0.3703304373</text:p>
          </table:table-cell>
          <table:table-cell office:value-type="float" office:value="-0.379593783453871" calcext:value-type="float">
            <text:p>-0.3795937835</text:p>
          </table:table-cell>
          <table:table-cell office:value-type="float" office:value="-0.387476605176509" calcext:value-type="float">
            <text:p>-0.3874766052</text:p>
          </table:table-cell>
          <table:table-cell office:value-type="float" office:value="-0.393982465301333" calcext:value-type="float">
            <text:p>-0.3939824653</text:p>
          </table:table-cell>
          <table:table-cell office:value-type="float" office:value="-0.399119045264532" calcext:value-type="float">
            <text:p>-0.3991190453</text:p>
          </table:table-cell>
          <table:table-cell office:value-type="float" office:value="-0.402897879318682" calcext:value-type="float">
            <text:p>-0.4028978793</text:p>
          </table:table-cell>
          <table:table-cell office:value-type="float" office:value="-0.405334097142665" calcext:value-type="float">
            <text:p>-0.4053340971</text:p>
          </table:table-cell>
          <table:table-cell office:value-type="float" office:value="-0.406446178434949" calcext:value-type="float">
            <text:p>-0.4064461784</text:p>
          </table:table-cell>
          <table:table-cell office:value-type="float" office:value="-0.40625572238112" calcext:value-type="float">
            <text:p>-0.4062557224</text:p>
          </table:table-cell>
          <table:table-cell office:value-type="float" office:value="-0.40478723413666" calcext:value-type="float">
            <text:p>-0.4047872341</text:p>
          </table:table-cell>
          <table:table-cell office:value-type="float" office:value="-0.402067929715516" calcext:value-type="float">
            <text:p>-0.4020679297</text:p>
          </table:table-cell>
          <table:table-cell office:value-type="float" office:value="-0.398127559946976" calcext:value-type="float">
            <text:p>-0.3981275599</text:p>
          </table:table-cell>
          <table:table-cell office:value-type="float" office:value="-0.39299825348007" calcext:value-type="float">
            <text:p>-0.3929982535</text:p>
          </table:table-cell>
          <table:table-cell office:value-type="float" office:value="-0.386714378193362" calcext:value-type="float">
            <text:p>-0.3867143782</text:p>
          </table:table-cell>
          <table:table-cell office:value-type="float" office:value="-0.37931241982416" calcext:value-type="float">
            <text:p>-0.3793124198</text:p>
          </table:table-cell>
          <table:table-cell office:value-type="float" office:value="-0.370830876175698" calcext:value-type="float">
            <text:p>-0.3708308762</text:p>
          </table:table-cell>
          <table:table-cell office:value-type="float" office:value="-0.36131016490083" calcext:value-type="float">
            <text:p>-0.3613101649</text:p>
          </table:table-cell>
          <table:table-cell office:value-type="float" office:value="-0.350792542599851" calcext:value-type="float">
            <text:p>-0.3507925426</text:p>
          </table:table-cell>
          <table:table-cell office:value-type="float" office:value="-0.339322032807261" calcext:value-type="float">
            <text:p>-0.3393220328</text:p>
          </table:table-cell>
          <table:table-cell office:value-type="float" office:value="-0.326944360374347" calcext:value-type="float">
            <text:p>-0.3269443604</text:p>
          </table:table-cell>
          <table:table-cell office:value-type="float" office:value="-0.313706889773055" calcext:value-type="float">
            <text:p>-0.3137068898</text:p>
          </table:table-cell>
          <table:table-cell office:value-type="float" office:value="-0.29965856494355" calcext:value-type="float">
            <text:p>-0.2996585649</text:p>
          </table:table-cell>
          <table:table-cell office:value-type="float" office:value="-0.284849848469014" calcext:value-type="float">
            <text:p>-0.2848498485</text:p>
          </table:table-cell>
          <table:table-cell office:value-type="float" office:value="-0.269332658075422" calcext:value-type="float">
            <text:p>-0.2693326581</text:p>
          </table:table-cell>
          <table:table-cell office:value-type="float" office:value="-0.253160298704763" calcext:value-type="float">
            <text:p>-0.2531602987</text:p>
          </table:table-cell>
          <table:table-cell office:value-type="float" office:value="-0.236387388684739" calcext:value-type="float">
            <text:p>-0.2363873887</text:p>
          </table:table-cell>
          <table:table-cell office:value-type="float" office:value="-0.219069778801345" calcext:value-type="float">
            <text:p>-0.2190697788</text:p>
          </table:table-cell>
          <table:table-cell office:value-type="float" office:value="-0.201264463360435" calcext:value-type="float">
            <text:p>-0.2012644634</text:p>
          </table:table-cell>
          <table:table-cell office:value-type="float" office:value="-0.183029482589772" calcext:value-type="float">
            <text:p>-0.1830294826</text:p>
          </table:table-cell>
          <table:table-cell office:value-type="float" office:value="-0.164423815974382" calcext:value-type="float">
            <text:p>-0.164423816</text:p>
          </table:table-cell>
          <table:table-cell office:value-type="float" office:value="-0.145507266329695" calcext:value-type="float">
            <text:p>-0.1455072663</text:p>
          </table:table-cell>
          <table:table-cell office:value-type="float" office:value="-0.126340334594218" calcext:value-type="float">
            <text:p>-0.1263403346</text:p>
          </table:table-cell>
          <table:table-cell office:value-type="float" office:value="-0.106984085465941" calcext:value-type="float">
            <text:p>-0.1069840855</text:p>
          </table:table-cell>
          <table:table-cell office:value-type="float" office:value="-0.0875000041146123" calcext:value-type="float">
            <text:p>-0.0875000041</text:p>
          </table:table-cell>
          <table:table-cell office:value-type="float" office:value="-0.0679498442798332" calcext:value-type="float">
            <text:p>-0.0679498443</text:p>
          </table:table-cell>
          <table:table-cell office:value-type="float" office:value="-0.0483954681165566" calcext:value-type="float">
            <text:p>-0.0483954681</text:p>
          </table:table-cell>
          <table:table-cell office:value-type="float" office:value="-0.0288986781832512" calcext:value-type="float">
            <text:p>-0.0288986782</text:p>
          </table:table-cell>
          <table:table-cell office:value-type="float" office:value="-0.00952104198887582" calcext:value-type="float">
            <text:p>-0.009521042</text:p>
          </table:table-cell>
          <table:table-cell office:value-type="float" office:value="0.00967629046641716" calcext:value-type="float">
            <text:p>0.0096762905</text:p>
          </table:table-cell>
          <table:table-cell office:value-type="float" office:value="0.0286327757011851" calcext:value-type="float">
            <text:p>0.0286327757</text:p>
          </table:table-cell>
          <table:table-cell office:value-type="float" office:value="0.0472886718241417" calcext:value-type="float">
            <text:p>0.0472886718</text:p>
          </table:table-cell>
          <table:table-cell office:value-type="float" office:value="0.0655852391292411" calcext:value-type="float">
            <text:p>0.0655852391</text:p>
          </table:table-cell>
          <table:table-cell office:value-type="float" office:value="0.0834649456046832" calcext:value-type="float">
            <text:p>0.0834649456</text:p>
          </table:table-cell>
          <table:table-cell office:value-type="float" office:value="0.100871676650393" calcext:value-type="float">
            <text:p>0.1008716767</text:p>
          </table:table-cell>
          <table:table-cell office:value-type="float" office:value="0.117750948175424" calcext:value-type="float">
            <text:p>0.1177509482</text:p>
          </table:table-cell>
          <table:table-cell office:value-type="float" office:value="0.134050122098158" calcext:value-type="float">
            <text:p>0.1340501221</text:p>
          </table:table-cell>
          <table:table-cell office:value-type="float" office:value="0.149718623099108" calcext:value-type="float">
            <text:p>0.1497186231</text:p>
          </table:table-cell>
          <table:table-cell office:value-type="float" office:value="0.164708155284176" calcext:value-type="float">
            <text:p>0.1647081553</text:p>
          </table:table-cell>
          <table:table-cell office:value-type="float" office:value="0.178972917210271" calcext:value-type="float">
            <text:p>0.1789729172</text:p>
          </table:table-cell>
          <table:table-cell office:value-type="float" office:value="0.192469813514386" calcext:value-type="float">
            <text:p>0.1924698135</text:p>
          </table:table-cell>
          <table:table-cell office:value-type="float" office:value="0.205158661180627" calcext:value-type="float">
            <text:p>0.2051586612</text:p>
          </table:table-cell>
          <table:table-cell office:value-type="float" office:value="0.217002388288111" calcext:value-type="float">
            <text:p>0.2170023883</text:p>
          </table:table-cell>
          <table:table-cell office:value-type="float" office:value="0.227967222918195" calcext:value-type="float">
            <text:p>0.2279672229</text:p>
          </table:table-cell>
          <table:table-cell office:value-type="float" office:value="0.238022869773239" calcext:value-type="float">
            <text:p>0.2380228698</text:p>
          </table:table-cell>
          <table:table-cell office:value-type="float" office:value="0.247142671983209" calcext:value-type="float">
            <text:p>0.247142672</text:p>
          </table:table-cell>
          <table:table-cell office:value-type="float" office:value="0.255303755560096" calcext:value-type="float">
            <text:p>0.2553037556</text:p>
          </table:table-cell>
          <table:table-cell office:value-type="float" office:value="0.262487154012318" calcext:value-type="float">
            <text:p>0.262487154</text:p>
          </table:table-cell>
          <table:table-cell office:value-type="float" office:value="0.268677910757016" calcext:value-type="float">
            <text:p>0.2686779108</text:p>
          </table:table-cell>
          <table:table-cell office:value-type="float" office:value="0.273865157169955" calcext:value-type="float">
            <text:p>0.2738651572</text:p>
          </table:table-cell>
          <table:table-cell office:value-type="float" office:value="0.278042164389732" calcext:value-type="float">
            <text:p>0.2780421644</text:p>
          </table:table-cell>
          <table:table-cell office:value-type="float" office:value="0.281206367340025" calcext:value-type="float">
            <text:p>0.2812063673</text:p>
          </table:table-cell>
          <table:table-cell office:value-type="float" office:value="0.283359359842737" calcext:value-type="float">
            <text:p>0.2833593598</text:p>
          </table:table-cell>
          <table:table-cell office:value-type="float" office:value="0.284506860154281" calcext:value-type="float">
            <text:p>0.2845068602</text:p>
          </table:table-cell>
          <table:table-cell office:value-type="float" office:value="0.284658646753047" calcext:value-type="float">
            <text:p>0.2846586468</text:p>
          </table:table-cell>
          <table:table-cell office:value-type="float" office:value="0.283828464722003" calcext:value-type="float">
            <text:p>0.2838284647</text:p>
          </table:table-cell>
          <table:table-cell office:value-type="float" office:value="0.282033903589775" calcext:value-type="float">
            <text:p>0.2820339036</text:p>
          </table:table-cell>
          <table:table-cell office:value-type="float" office:value="0.279296247998523" calcext:value-type="float">
            <text:p>0.279296248</text:p>
          </table:table-cell>
          <table:table-cell office:value-type="float" office:value="0.275640303042432" calcext:value-type="float">
            <text:p>0.275640303</text:p>
          </table:table-cell>
          <table:table-cell office:value-type="float" office:value="0.271094196550161" calcext:value-type="float">
            <text:p>0.2710941966</text:p>
          </table:table-cell>
          <table:table-cell office:value-type="float" office:value="0.265689160957251" calcext:value-type="float">
            <text:p>0.265689161</text:p>
          </table:table-cell>
          <table:table-cell office:value-type="float" office:value="0.259459297719022" calcext:value-type="float">
            <text:p>0.2594592977</text:p>
          </table:table-cell>
          <table:table-cell office:value-type="float" office:value="0.252441327444876" calcext:value-type="float">
            <text:p>0.2524413274</text:p>
          </table:table-cell>
          <table:table-cell office:value-type="float" office:value="0.244674329086507" calcext:value-type="float">
            <text:p>0.2446743291</text:p>
          </table:table-cell>
          <table:table-cell office:value-type="float" office:value="0.236199471584782" calcext:value-type="float">
            <text:p>0.2361994716</text:p>
          </table:table-cell>
          <table:table-cell office:value-type="float" office:value="0.22705974137442" calcext:value-type="float">
            <text:p>0.2270597414</text:p>
          </table:table-cell>
          <table:table-cell office:value-type="float" office:value="0.21729966906593" calcext:value-type="float">
            <text:p>0.2172996691</text:p>
          </table:table-cell>
          <table:table-cell office:value-type="float" office:value="0.20696505847707" calcext:value-type="float">
            <text:p>0.2069650585</text:p>
          </table:table-cell>
          <table:table-cell office:value-type="float" office:value="0.196102720977988" calcext:value-type="float">
            <text:p>0.196102721</text:p>
          </table:table-cell>
          <table:table-cell office:value-type="float" office:value="0.18476021785472" calcext:value-type="float">
            <text:p>0.1847602179</text:p>
          </table:table-cell>
          <table:table-cell office:value-type="float" office:value="0.172985613093353" calcext:value-type="float">
            <text:p>0.1729856131</text:p>
          </table:table-cell>
          <table:table-cell office:value-type="float" office:value="0.160827238652045" calcext:value-type="float">
            <text:p>0.1608272387</text:p>
          </table:table-cell>
          <table:table-cell office:value-type="float" office:value="0.148333473929826" calcext:value-type="float">
            <text:p>0.1483334739</text:p>
          </table:table-cell>
          <table:table-cell office:value-type="float" office:value="0.135552540769234" calcext:value-type="float">
            <text:p>0.1355525408</text:p>
          </table:table-cell>
          <table:table-cell office:value-type="float" office:value="0.122532314953497" calcext:value-type="float">
            <text:p>0.122532315</text:p>
          </table:table-cell>
          <table:table-cell office:value-type="float" office:value="0.109320154787422" calcext:value-type="float">
            <text:p>0.1093201548</text:p>
          </table:table-cell>
          <table:table-cell office:value-type="float" office:value="0.0959627469914609" calcext:value-type="float">
            <text:p>0.095962747</text:p>
          </table:table-cell>
          <table:table-cell office:value-type="float" office:value="0.082505969799323" calcext:value-type="float">
            <text:p>0.0825059698</text:p>
          </table:table-cell>
          <table:table-cell office:value-type="float" office:value="0.0689947728360846" calcext:value-type="float">
            <text:p>0.0689947728</text:p>
          </table:table-cell>
          <table:table-cell office:value-type="float" office:value="0.0554730730730152" calcext:value-type="float">
            <text:p>0.0554730731</text:p>
          </table:table-cell>
          <table:table-cell office:value-type="float" office:value="0.0419836659107564" calcext:value-type="float">
            <text:p>0.0419836659</text:p>
          </table:table-cell>
          <table:table-cell office:value-type="float" office:value="0.0285681502384277" calcext:value-type="float">
            <text:p>0.0285681502</text:p>
          </table:table-cell>
          <table:table-cell office:value-type="float" office:value="0.0152668661548416" calcext:value-type="float">
            <text:p>0.0152668662</text:p>
          </table:table-cell>
          <table:table-cell office:value-type="float" office:value="0.00211884392050665" calcext:value-type="float">
            <text:p>0.0021188439</text:p>
          </table:table-cell>
          <table:table-cell office:value-type="float" office:value="-0.010838237364254" calcext:value-type="float">
            <text:p>-0.0108382374</text:p>
          </table:table-cell>
          <table:table-cell office:value-type="float" office:value="-0.023568082889861" calcext:value-type="float">
            <text:p>-0.0235680829</text:p>
          </table:table-cell>
          <table:table-cell office:value-type="float" office:value="-0.0360358086008628" calcext:value-type="float">
            <text:p>-0.0360358086</text:p>
          </table:table-cell>
          <table:table-cell office:value-type="float" office:value="-0.0482079624676263" calcext:value-type="float">
            <text:p>-0.0482079625</text:p>
          </table:table-cell>
          <table:table-cell office:value-type="float" office:value="-0.0600525419593267" calcext:value-type="float">
            <text:p>-0.060052542</text:p>
          </table:table-cell>
          <table:table-cell office:value-type="float" office:value="-0.0715390089998058" calcext:value-type="float">
            <text:p>-0.071539009</text:p>
          </table:table-cell>
          <table:table-cell office:value-type="float" office:value="-0.0826383035523504" calcext:value-type="float">
            <text:p>-0.0826383036</text:p>
          </table:table-cell>
          <table:table-cell office:value-type="float" office:value="-0.093322856826088" calcext:value-type="float">
            <text:p>-0.0933228568</text:p>
          </table:table-cell>
          <table:table-cell office:value-type="float" office:value="-0.103566604930745" calcext:value-type="float">
            <text:p>-0.1035666049</text:p>
          </table:table-cell>
          <table:table-cell office:value-type="float" office:value="-0.113345003633943" calcext:value-type="float">
            <text:p>-0.1133450036</text:p>
          </table:table-cell>
          <table:table-cell office:value-type="float" office:value="-0.122635044701407" calcext:value-type="float">
            <text:p>-0.1226350447</text:p>
          </table:table-cell>
          <table:table-cell office:value-type="float" office:value="-0.131415274130474" calcext:value-type="float">
            <text:p>-0.1314152741</text:p>
          </table:table-cell>
          <table:table-cell office:value-type="float" office:value="-0.139665812425043" calcext:value-type="float">
            <text:p>-0.1396658124</text:p>
          </table:table-cell>
          <table:table-cell office:value-type="float" office:value="-0.147368376910048" calcext:value-type="float">
            <text:p>-0.1473683769</text:p>
          </table:table-cell>
          <table:table-cell office:value-type="float" office:value="-0.154506305947548" calcext:value-type="float">
            <text:p>-0.1545063059</text:p>
          </table:table-cell>
          <table:table-cell office:value-type="float" office:value="-0.161064584797231" calcext:value-type="float">
            <text:p>-0.1610645848</text:p>
          </table:table-cell>
          <table:table-cell office:value-type="float" office:value="-0.167029872762358" calcext:value-type="float">
            <text:p>-0.1670298728</text:p>
          </table:table-cell>
          <table:table-cell office:value-type="float" office:value="-0.172390531178312" calcext:value-type="float">
            <text:p>-0.1723905312</text:p>
          </table:table-cell>
          <table:table-cell office:value-type="float" office:value="-0.177136651734442" calcext:value-type="float">
            <text:p>-0.1771366517</text:p>
          </table:table-cell>
          <table:table-cell office:value-type="float" office:value="-0.181260084570001" calcext:value-type="float">
            <text:p>-0.1812600846</text:p>
          </table:table-cell>
          <table:table-cell office:value-type="float" office:value="-0.184754465549986" calcext:value-type="float">
            <text:p>-0.1847544655</text:p>
          </table:table-cell>
          <table:table-cell office:value-type="float" office:value="-0.187615242104788" calcext:value-type="float">
            <text:p>-0.1876152421</text:p>
          </table:table-cell>
          <table:table-cell office:value-type="float" office:value="-0.189839697006885" calcext:value-type="float">
            <text:p>-0.189839697</text:p>
          </table:table-cell>
          <table:table-cell office:value-type="float" office:value="-0.191426969456175" calcext:value-type="float">
            <text:p>-0.1914269695</text:p>
          </table:table-cell>
          <table:table-cell office:value-type="float" office:value="-0.192378072851193" calcext:value-type="float">
            <text:p>-0.1923780729</text:p>
          </table:table-cell>
          <table:table-cell office:value-type="float" office:value="-0.192695908634605" calcext:value-type="float">
            <text:p>-0.1926959086</text:p>
          </table:table-cell>
          <table:table-cell office:value-type="float" office:value="-0.192385275616817" calcext:value-type="float">
            <text:p>-0.1923852756</text:p>
          </table:table-cell>
          <table:table-cell office:value-type="float" office:value="-0.191452874200338" calcext:value-type="float">
            <text:p>-0.1914528742</text:p>
          </table:table-cell>
          <table:table-cell office:value-type="float" office:value="-0.189907304949145" calcext:value-type="float">
            <text:p>-0.1899073049</text:p>
          </table:table-cell>
          <table:table-cell office:value-type="float" office:value="-0.187759060971949" calcext:value-type="float">
            <text:p>-0.187759061</text:p>
          </table:table-cell>
          <table:table-cell office:value-type="float" office:value="-0.185020513615945" calcext:value-type="float">
            <text:p>-0.1850205136</text:p>
          </table:table-cell>
          <table:table-cell office:value-type="float" office:value="-0.181705890999519" calcext:value-type="float">
            <text:p>-0.181705891</text:p>
          </table:table-cell>
          <table:table-cell office:value-type="float" office:value="-0.177831248949294" calcext:value-type="float">
            <text:p>-0.1778312489</text:p>
          </table:table-cell>
          <table:table-cell office:value-type="float" office:value="-0.173414433949349" calcext:value-type="float">
            <text:p>-0.1734144339</text:p>
          </table:table-cell>
          <table:table-cell office:value-type="float" office:value="-0.168475037761334" calcext:value-type="float">
            <text:p>-0.1684750378</text:p>
          </table:table-cell>
          <table:table-cell office:value-type="float" office:value="-0.163034343431833" calcext:value-type="float">
            <text:p>-0.1630343434</text:p>
          </table:table-cell>
          <table:table-cell office:value-type="float" office:value="-0.157115262471373" calcext:value-type="float">
            <text:p>-0.1571152625</text:p>
          </table:table-cell>
          <table:table-cell office:value-type="float" office:value="-0.150742263066194" calcext:value-type="float">
            <text:p>-0.1507422631</text:p>
          </table:table-cell>
          <table:table-cell office:value-type="float" office:value="-0.143941289270679" calcext:value-type="float">
            <text:p>-0.1439412893</text:p>
          </table:table-cell>
          <table:table-cell office:value-type="float" office:value="-0.13673967122405" calcext:value-type="float">
            <text:p>-0.1367396712</text:p>
          </table:table-cell>
          <table:table-cell office:value-type="float" office:value="-0.129166026539128" calcext:value-type="float">
            <text:p>-0.1291660265</text:p>
          </table:table-cell>
          <table:table-cell office:value-type="float" office:value="-0.121250153122021" calcext:value-type="float">
            <text:p>-0.1212501531</text:p>
          </table:table-cell>
          <table:table-cell office:value-type="float" office:value="-0.113022913797739" calcext:value-type="float">
            <text:p>-0.1130229138</text:p>
          </table:table-cell>
          <table:table-cell office:value-type="float" office:value="-0.104516113236037" calcext:value-type="float">
            <text:p>-0.1045161132</text:p>
          </table:table-cell>
          <table:table-cell office:value-type="float" office:value="-0.0957623677913014" calcext:value-type="float">
            <text:p>-0.0957623678</text:p>
          </table:table-cell>
          <table:table-cell office:value-type="float" office:value="-0.0867949689878392" calcext:value-type="float">
            <text:p>-0.086794969</text:p>
          </table:table-cell>
          <table:table-cell office:value-type="float" office:value="-0.0776477414944155" calcext:value-type="float">
            <text:p>-0.0776477415</text:p>
          </table:table-cell>
          <table:table-cell office:value-type="float" office:value="-0.0683548965365738" calcext:value-type="float">
            <text:p>-0.0683548965</text:p>
          </table:table-cell>
          <table:table-cell office:value-type="float" office:value="-0.0589508817895945" calcext:value-type="float">
            <text:p>-0.0589508818</text:p>
          </table:table-cell>
          <table:table-cell office:value-type="float" office:value="-0.0494702288763299" calcext:value-type="float">
            <text:p>-0.0494702289</text:p>
          </table:table-cell>
          <table:table-cell office:value-type="float" office:value="-0.039947399660179" calcext:value-type="float">
            <text:p>-0.0399473997</text:p>
          </table:table-cell>
          <table:table-cell office:value-type="float" office:value="-0.0304166325726296" calcext:value-type="float">
            <text:p>-0.0304166326</text:p>
          </table:table-cell>
          <table:table-cell office:value-type="float" office:value="-0.0209117902449041" calcext:value-type="float">
            <text:p>-0.0209117902</text:p>
          </table:table-cell>
          <table:table-cell office:value-type="float" office:value="-0.0114662097238483" calcext:value-type="float">
            <text:p>-0.0114662097</text:p>
          </table:table-cell>
          <table:table-cell office:value-type="float" office:value="-0.00211255654189391" calcext:value-type="float">
            <text:p>-0.0021125565</text:p>
          </table:table-cell>
          <table:table-cell office:value-type="float" office:value="0.00711731611998667" calcext:value-type="float">
            <text:p>0.0071173161</text:p>
          </table:table-cell>
          <table:table-cell office:value-type="float" office:value="0.0161925019891812" calcext:value-type="float">
            <text:p>0.016192502</text:p>
          </table:table-cell>
          <table:table-cell office:value-type="float" office:value="0.0250831688626441" calcext:value-type="float">
            <text:p>0.0250831689</text:p>
          </table:table-cell>
          <table:table-cell office:value-type="float" office:value="0.0337606773473947" calcext:value-type="float">
            <text:p>0.0337606773</text:p>
          </table:table-cell>
          <table:table-cell office:value-type="float" office:value="0.0421976902631571" calcext:value-type="float">
            <text:p>0.0421976903</text:p>
          </table:table-cell>
          <table:table-cell office:value-type="float" office:value="0.0503682719130116" calcext:value-type="float">
            <text:p>0.0503682719</text:p>
          </table:table-cell>
          <table:table-cell office:value-type="float" office:value="0.0582479765639499" calcext:value-type="float">
            <text:p>0.0582479766</text:p>
          </table:table-cell>
          <table:table-cell office:value-type="float" office:value="0.0658139256254531" calcext:value-type="float">
            <text:p>0.0658139256</text:p>
          </table:table-cell>
          <table:table-cell office:value-type="float" office:value="0.0730448731675232" calcext:value-type="float">
            <text:p>0.0730448732</text:p>
          </table:table-cell>
          <table:table-cell office:value-type="float" office:value="0.0799212595771429" calcext:value-type="float">
            <text:p>0.0799212596</text:p>
          </table:table-cell>
          <table:table-cell office:value-type="float" office:value="0.0864252533101181" calcext:value-type="float">
            <text:p>0.0864252533</text:p>
          </table:table-cell>
          <table:table-cell office:value-type="float" office:value="0.092540780851012" calcext:value-type="float">
            <text:p>0.0925407809</text:p>
          </table:table-cell>
          <table:table-cell office:value-type="float" office:value="0.0982535451433214" calcext:value-type="float">
            <text:p>0.0982535451</text:p>
          </table:table-cell>
          <table:table-cell office:value-type="float" office:value="0.103551032892974" calcext:value-type="float">
            <text:p>0.1035510329</text:p>
          </table:table-cell>
          <table:table-cell office:value-type="float" office:value="0.108422511276987" calcext:value-type="float">
            <text:p>0.1084225113</text:p>
          </table:table-cell>
          <table:table-cell office:value-type="float" office:value="0.112859014703765" calcext:value-type="float">
            <text:p>0.1128590147</text:p>
          </table:table-cell>
          <table:table-cell office:value-type="float" office:value="0.116853322369656" calcext:value-type="float">
            <text:p>0.1168533224</text:p>
          </table:table-cell>
          <table:table-cell office:value-type="float" office:value="0.12039992743643" calcext:value-type="float">
            <text:p>0.1203999274</text:p>
          </table:table-cell>
          <table:table-cell office:value-type="float" office:value="0.123494998715277" calcext:value-type="float">
            <text:p>0.1234949987</text:p>
          </table:table-cell>
          <table:table-cell office:value-type="float" office:value="0.126136335783905" calcext:value-type="float">
            <text:p>0.1261363358</text:p>
          </table:table-cell>
          <table:table-cell office:value-type="float" office:value="0.128323318484559" calcext:value-type="float">
            <text:p>0.1283233185</text:p>
          </table:table-cell>
          <table:table-cell office:value-type="float" office:value="0.130056851752523" calcext:value-type="float">
            <text:p>0.1300568518</text:p>
          </table:table-cell>
          <table:table-cell office:value-type="float" office:value="0.131339306707907" calcext:value-type="float">
            <text:p>0.1313393067</text:p>
          </table:table-cell>
          <table:table-cell office:value-type="float" office:value="0.132174458909658" calcext:value-type="float">
            <text:p>0.1321744589</text:p>
          </table:table-cell>
          <table:table-cell office:value-type="float" office:value="0.132567424621498" calcext:value-type="float">
            <text:p>0.1325674246</text:p>
          </table:table-cell>
          <table:table-cell office:value-type="float" office:value="0.132524595876935" calcext:value-type="float">
            <text:p>0.1325245959</text:p>
          </table:table-cell>
          <table:table-cell office:value-type="float" office:value="0.13205357505687" calcext:value-type="float">
            <text:p>0.1320535751</text:p>
          </table:table-cell>
          <table:table-cell office:value-type="float" office:value="0.13116310961121" calcext:value-type="float">
            <text:p>0.1311631096</text:p>
          </table:table-cell>
          <table:table-cell office:value-type="float" office:value="0.129863027467527" calcext:value-type="float">
            <text:p>0.1298630275</text:p>
          </table:table-cell>
          <table:table-cell office:value-type="float" office:value="0.128164173578051" calcext:value-type="float">
            <text:p>0.1281641736</text:p>
          </table:table-cell>
          <table:table-cell office:value-type="float" office:value="0.12607834796317" calcext:value-type="float">
            <text:p>0.126078348</text:p>
          </table:table-cell>
          <table:table-cell office:value-type="float" office:value="0.123618245517712" calcext:value-type="float">
            <text:p>0.1236182455</text:p>
          </table:table-cell>
          <table:table-cell office:value-type="float" office:value="0.120797397757497" calcext:value-type="float">
            <text:p>0.1207973978</text:p>
          </table:table-cell>
          <table:table-cell office:value-type="float" office:value="0.117630116599862" calcext:value-type="float">
            <text:p>0.1176301166</text:p>
          </table:table-cell>
          <table:table-cell office:value-type="float" office:value="0.114131440194592" calcext:value-type="float">
            <text:p>0.1141314402</text:p>
          </table:table-cell>
          <table:table-cell office:value-type="float" office:value="0.110317080752244" calcext:value-type="float">
            <text:p>0.1103170808</text:p>
          </table:table-cell>
          <table:table-cell office:value-type="float" office:value="0.106203374256068" calcext:value-type="float">
            <text:p>0.1062033743</text:p>
          </table:table-cell>
          <table:table-cell office:value-type="float" office:value="0.101807231892287" calcext:value-type="float">
            <text:p>0.1018072319</text:p>
          </table:table-cell>
          <table:table-cell office:value-type="float" office:value="0.0971460929918287" calcext:value-type="float">
            <text:p>0.097146093</text:p>
          </table:table-cell>
          <table:table-cell office:value-type="float" office:value="0.0922378792445193" calcext:value-type="float">
            <text:p>0.0922378792</text:p>
          </table:table-cell>
          <table:table-cell office:value-type="float" office:value="0.087100949924363" calcext:value-type="float">
            <text:p>0.0871009499</text:p>
          </table:table-cell>
          <table:table-cell office:value-type="float" office:value="0.0817540578512183" calcext:value-type="float">
            <text:p>0.0817540579</text:p>
          </table:table-cell>
          <table:table-cell office:value-type="float" office:value="0.0762163058094525" calcext:value-type="float">
            <text:p>0.0762163058</text:p>
          </table:table-cell>
          <table:table-cell office:value-type="float" office:value="0.070507103147355" calcext:value-type="float">
            <text:p>0.0705071031</text:p>
          </table:table-cell>
          <table:table-cell office:value-type="float" office:value="0.064646122291312" calcext:value-type="float">
            <text:p>0.0646461223</text:p>
          </table:table-cell>
          <table:table-cell office:value-type="float" office:value="0.0586532549251975" calcext:value-type="float">
            <text:p>0.0586532549</text:p>
          </table:table-cell>
          <table:table-cell office:value-type="float" office:value="0.0525485676073126" calcext:value-type="float">
            <text:p>0.0525485676</text:p>
          </table:table-cell>
          <table:table-cell office:value-type="float" office:value="0.0463522566234095" calcext:value-type="float">
            <text:p>0.0463522566</text:p>
          </table:table-cell>
          <table:table-cell office:value-type="float" office:value="0.0400846019044759" calcext:value-type="float">
            <text:p>0.0400846019</text:p>
          </table:table-cell>
          <table:table-cell office:value-type="float" office:value="0.0337659198707233" calcext:value-type="float">
            <text:p>0.0337659199</text:p>
          </table:table-cell>
          <table:table-cell office:value-type="float" office:value="0.0274165150984684" calcext:value-type="float">
            <text:p>0.0274165151</text:p>
          </table:table-cell>
          <table:table-cell office:value-type="float" office:value="0.0210566307433496" calcext:value-type="float">
            <text:p>0.0210566307</text:p>
          </table:table-cell>
          <table:table-cell office:value-type="float" office:value="0.0147063976911693" calcext:value-type="float">
            <text:p>0.0147063977</text:p>
          </table:table-cell>
          <table:table-cell office:value-type="float" office:value="0.0083857824462924" calcext:value-type="float">
            <text:p>0.0083857824</text:p>
          </table:table-cell>
          <table:table-cell office:value-type="float" office:value="0.00211453380626531" calcext:value-type="float">
            <text:p>0.0021145338</text:p>
          </table:table-cell>
          <table:table-cell office:value-type="float" office:value="-0.0040878715898704" calcext:value-type="float">
            <text:p>-0.0040878716</text:p>
          </table:table-cell>
          <table:table-cell office:value-type="float" office:value="-0.0102022847136413" calcext:value-type="float">
            <text:p>-0.0102022847</text:p>
          </table:table-cell>
          <table:table-cell office:value-type="float" office:value="-0.0162099404359742" calcext:value-type="float">
            <text:p>-0.0162099404</text:p>
          </table:table-cell>
          <table:table-cell office:value-type="float" office:value="-0.022092514452208" calcext:value-type="float">
            <text:p>-0.0220925145</text:p>
          </table:table-cell>
          <table:table-cell office:value-type="float" office:value="-0.0278321806071491" calcext:value-type="float">
            <text:p>-0.0278321806</text:p>
          </table:table-cell>
          <table:table-cell office:value-type="float" office:value="-0.0334116683498892" calcext:value-type="float">
            <text:p>-0.0334116683</text:p>
          </table:table-cell>
          <table:table-cell office:value-type="float" office:value="-0.0388143200159355" calcext:value-type="float">
            <text:p>-0.03881432</text:p>
          </table:table-cell>
          <table:table-cell office:value-type="float" office:value="-0.0440241476043315" calcext:value-type="float">
            <text:p>-0.0440241476</text:p>
          </table:table-cell>
          <table:table-cell office:value-type="float" office:value="-0.0490258886904582" calcext:value-type="float">
            <text:p>-0.0490258887</text:p>
          </table:table-cell>
          <table:table-cell office:value-type="float" office:value="-0.0538050610913415" calcext:value-type="float">
            <text:p>-0.0538050611</text:p>
          </table:table-cell>
          <table:table-cell office:value-type="float" office:value="-0.0583480158804731" calcext:value-type="float">
            <text:p>-0.0583480159</text:p>
          </table:table-cell>
          <table:table-cell office:value-type="float" office:value="-0.0626419883335716" calcext:value-type="float">
            <text:p>-0.0626419883</text:p>
          </table:table-cell>
          <table:table-cell office:value-type="float" office:value="-0.0666751463761417" calcext:value-type="float">
            <text:p>-0.0666751464</text:p>
          </table:table-cell>
          <table:table-cell office:value-type="float" office:value="-0.0704366360986469" calcext:value-type="float">
            <text:p>-0.0704366361</text:p>
          </table:table-cell>
          <table:table-cell office:value-type="float" office:value="-0.0739166239060196" calcext:value-type="float">
            <text:p>-0.0739166239</text:p>
          </table:table-cell>
          <table:table-cell office:value-type="float" office:value="-0.0771063348755625" calcext:value-type="float">
            <text:p>-0.0771063349</text:p>
          </table:table-cell>
          <table:table-cell office:value-type="float" office:value="-0.07999808691144" calcext:value-type="float">
            <text:p>-0.0799980869</text:p>
          </table:table-cell>
          <table:table-cell office:value-type="float" office:value="-0.0825853203049827" calcext:value-type="float">
            <text:p>-0.0825853203</text:p>
          </table:table-cell>
          <table:table-cell office:value-type="float" office:value="-0.0848626223382216" calcext:value-type="float">
            <text:p>-0.0848626223</text:p>
          </table:table-cell>
          <table:table-cell office:value-type="float" office:value="-0.0868257466030885" calcext:value-type="float">
            <text:p>-0.0868257466</text:p>
          </table:table-cell>
          <table:table-cell office:value-type="float" office:value="-0.088471626750582" calcext:value-type="float">
            <text:p>-0.0884716268</text:p>
          </table:table-cell>
          <table:table-cell office:value-type="float" office:value="-0.089798384432261" calcext:value-type="float">
            <text:p>-0.0897983844</text:p>
          </table:table-cell>
          <table:table-cell office:value-type="float" office:value="-0.0908053312501842" calcext:value-type="float">
            <text:p>-0.0908053313</text:p>
          </table:table-cell>
          <table:table-cell office:value-type="float" office:value="-0.0914929645900826" calcext:value-type="float">
            <text:p>-0.0914929646</text:p>
          </table:table-cell>
          <table:table-cell office:value-type="float" office:value="-0.0918629572751389" calcext:value-type="float">
            <text:p>-0.0918629573</text:p>
          </table:table-cell>
          <table:table-cell office:value-type="float" office:value="-0.0919181410432524" calcext:value-type="float">
            <text:p>-0.091918141</text:p>
          </table:table-cell>
          <table:table-cell office:value-type="float" office:value="-0.0916624839178318" calcext:value-type="float">
            <text:p>-0.0916624839</text:p>
          </table:table-cell>
          <table:table-cell office:value-type="float" office:value="-0.0911010616097647" calcext:value-type="float">
            <text:p>-0.0911010616</text:p>
          </table:table-cell>
          <table:table-cell office:value-type="float" office:value="-0.0902400231549537" calcext:value-type="float">
            <text:p>-0.0902400232</text:p>
          </table:table-cell>
          <table:table-cell office:value-type="float" office:value="-0.0890865510562934" calcext:value-type="float">
            <text:p>-0.0890865511</text:p>
          </table:table-cell>
          <table:table-cell office:value-type="float" office:value="-0.0876488162600549" calcext:value-type="float">
            <text:p>-0.0876488163</text:p>
          </table:table-cell>
          <table:table-cell office:value-type="float" office:value="-0.0859359283529063" calcext:value-type="float">
            <text:p>-0.0859359284</text:p>
          </table:table-cell>
          <table:table-cell office:value-type="float" office:value="-0.083957881416367" calcext:value-type="float">
            <text:p>-0.0839578814</text:p>
          </table:table-cell>
          <table:table-cell office:value-type="float" office:value="-0.0817254960191664" calcext:value-type="float">
            <text:p>-0.081725496</text:p>
          </table:table-cell>
          <table:table-cell office:value-type="float" office:value="-0.0792503578640554" calcext:value-type="float">
            <text:p>-0.0792503579</text:p>
          </table:table-cell>
          <table:table-cell office:value-type="float" office:value="-0.0765447536334432" calcext:value-type="float">
            <text:p>-0.0765447536</text:p>
          </table:table-cell>
          <table:table-cell office:value-type="float" office:value="-0.0736216045973429" calcext:value-type="float">
            <text:p>-0.0736216046</text:p>
          </table:table-cell>
          <table:table-cell office:value-type="float" office:value="-0.0704943985572348" calcext:value-type="float">
            <text:p>-0.0704943986</text:p>
          </table:table-cell>
          <table:table-cell office:value-type="float" office:value="-0.0671771207006822" calcext:value-type="float">
            <text:p>-0.0671771207</text:p>
          </table:table-cell>
          <table:table-cell office:value-type="float" office:value="-0.0636841839338609" calcext:value-type="float">
            <text:p>-0.0636841839</text:p>
          </table:table-cell>
          <table:table-cell office:value-type="float" office:value="-0.0600303592431223" calcext:value-type="float">
            <text:p>-0.0600303592</text:p>
          </table:table-cell>
          <table:table-cell office:value-type="float" office:value="-0.0562307066127539" calcext:value-type="float">
            <text:p>-0.0562307066</text:p>
          </table:table-cell>
          <table:table-cell office:value-type="float" office:value="-0.052300506994893" calcext:value-type="float">
            <text:p>-0.052300507</text:p>
          </table:table-cell>
          <table:table-cell office:value-type="float" office:value="-0.0482551957901262" calcext:value-type="float">
            <text:p>-0.0482551958</text:p>
          </table:table-cell>
          <table:table-cell office:value-type="float" office:value="-0.0441102982543094" calcext:value-type="float">
            <text:p>-0.0441102983</text:p>
          </table:table-cell>
          <table:table-cell office:value-type="float" office:value="-0.0398813671999525" calcext:value-type="float">
            <text:p>-0.0398813672</text:p>
          </table:table-cell>
          <table:table-cell office:value-type="float" office:value="-0.0355839233099287" calcext:value-type="float">
            <text:p>-0.0355839233</text:p>
          </table:table-cell>
          <table:table-cell office:value-type="float" office:value="-0.0312333983286044" calcext:value-type="float">
            <text:p>-0.0312333983</text:p>
          </table:table-cell>
          <table:table-cell office:value-type="float" office:value="-0.026845081341792" calcext:value-type="float">
            <text:p>-0.0268450813</text:p>
          </table:table-cell>
          <table:table-cell office:value-type="float" office:value="-0.022434068303234" calcext:value-type="float">
            <text:p>-0.0224340683</text:p>
          </table:table-cell>
          <table:table-cell office:value-type="float" office:value="-0.0180152149128329" calcext:value-type="float">
            <text:p>-0.0180152149</text:p>
          </table:table-cell>
          <table:table-cell office:value-type="float" office:value="-0.0136030929013672" calcext:value-type="float">
            <text:p>-0.0136030929</text:p>
          </table:table-cell>
          <table:table-cell office:value-type="float" office:value="-0.00921194972885259" calcext:value-type="float">
            <text:p>-0.0092119497</text:p>
          </table:table-cell>
          <table:table-cell office:value-type="float" office:value="-0.00485567165999484" calcext:value-type="float">
            <text:p>-0.0048556717</text:p>
          </table:table-cell>
          <table:table-cell office:value-type="float" office:value="-0.000547750140553194" calcext:value-type="float">
            <text:p>-0.0005477501</text:p>
          </table:table-cell>
          <table:table-cell office:value-type="float" office:value="0.00369874863601072" calcext:value-type="float">
            <text:p>0.0036987486</text:p>
          </table:table-cell>
          <table:table-cell office:value-type="float" office:value="0.00787121111180539" calcext:value-type="float">
            <text:p>0.0078712111</text:p>
          </table:table-cell>
          <table:table-cell office:value-type="float" office:value="0.0119575008617034" calcext:value-type="float">
            <text:p>0.0119575009</text:p>
          </table:table-cell>
          <table:table-cell office:value-type="float" office:value="0.0159459803869444" calcext:value-type="float">
            <text:p>0.0159459804</text:p>
          </table:table-cell>
          <table:table-cell office:value-type="float" office:value="0.0198255304004391" calcext:value-type="float">
            <text:p>0.0198255304</text:p>
          </table:table-cell>
          <table:table-cell office:value-type="float" office:value="0.0235855668065636" calcext:value-type="float">
            <text:p>0.0235855668</text:p>
          </table:table-cell>
          <table:table-cell office:value-type="float" office:value="0.0272160555805843" calcext:value-type="float">
            <text:p>0.0272160556</text:p>
          </table:table-cell>
          <table:table-cell office:value-type="float" office:value="0.0307075257504556" calcext:value-type="float">
            <text:p>0.0307075258</text:p>
          </table:table-cell>
          <table:table-cell office:value-type="float" office:value="0.0340510806769213" calcext:value-type="float">
            <text:p>0.0340510807</text:p>
          </table:table-cell>
          <table:table-cell office:value-type="float" office:value="0.0372384078173023" calcext:value-type="float">
            <text:p>0.0372384078</text:p>
          </table:table-cell>
          <table:table-cell office:value-type="float" office:value="0.0402617871443284" calcext:value-type="float">
            <text:p>0.0402617871</text:p>
          </table:table-cell>
          <table:table-cell office:value-type="float" office:value="0.043114098374733" calcext:value-type="float">
            <text:p>0.0431140984</text:p>
          </table:table-cell>
          <table:table-cell office:value-type="float" office:value="0.04578882714339" calcext:value-type="float">
            <text:p>0.0457888271</text:p>
          </table:table-cell>
          <table:table-cell office:value-type="float" office:value="0.0482800702382741" calcext:value-type="float">
            <text:p>0.0482800702</text:p>
          </table:table-cell>
          <table:table-cell office:value-type="float" office:value="0.0505825399899355" calcext:value-type="float">
            <text:p>0.05058254</text:p>
          </table:table-cell>
          <table:table-cell office:value-type="float" office:value="0.0526915678870747" calcext:value-type="float">
            <text:p>0.0526915679</text:p>
          </table:table-cell>
          <table:table-cell office:value-type="float" office:value="0.0546031074676245" calcext:value-type="float">
            <text:p>0.0546031075</text:p>
          </table:table-cell>
          <table:table-cell office:value-type="float" office:value="0.0563137365130027" calcext:value-type="float">
            <text:p>0.0563137365</text:p>
          </table:table-cell>
          <table:table-cell office:value-type="float" office:value="0.0578206585522494" calcext:value-type="float">
            <text:p>0.0578206586</text:p>
          </table:table-cell>
          <table:table-cell office:value-type="float" office:value="0.0591217036629768" calcext:value-type="float">
            <text:p>0.0591217037</text:p>
          </table:table-cell>
          <table:table-cell office:value-type="float" office:value="0.0602153285377426" calcext:value-type="float">
            <text:p>0.0602153285</text:p>
          </table:table-cell>
          <table:table-cell office:value-type="float" office:value="0.0611006157678781" calcext:value-type="float">
            <text:p>0.0611006158</text:p>
          </table:table-cell>
          <table:table-cell office:value-type="float" office:value="0.0617772722821346" calcext:value-type="float">
            <text:p>0.0617772723</text:p>
          </table:table-cell>
          <table:table-cell office:value-type="float" office:value="0.0622456268649647" calcext:value-type="float">
            <text:p>0.0622456269</text:p>
          </table:table-cell>
          <table:table-cell office:value-type="float" office:value="0.0625066266689348" calcext:value-type="float">
            <text:p>0.0625066267</text:p>
          </table:table-cell>
          <table:table-cell office:value-type="float" office:value="0.0625618326277616" calcext:value-type="float">
            <text:p>0.0625618326</text:p>
          </table:table-cell>
          <table:table-cell office:value-type="float" office:value="0.0624134136708868" calcext:value-type="float">
            <text:p>0.0624134137</text:p>
          </table:table-cell>
          <table:table-cell office:value-type="float" office:value="0.0620641396372314" calcext:value-type="float">
            <text:p>0.0620641396</text:p>
          </table:table-cell>
          <table:table-cell office:value-type="float" office:value="0.0615173727852347" calcext:value-type="float">
            <text:p>0.0615173728</text:p>
          </table:table-cell>
          <table:table-cell office:value-type="float" office:value="0.060777057797683" calcext:value-type="float">
            <text:p>0.0607770578</text:p>
          </table:table-cell>
          <table:table-cell office:value-type="float" office:value="0.0598477101841972" calcext:value-type="float">
            <text:p>0.0598477102</text:p>
          </table:table-cell>
          <table:table-cell office:value-type="float" office:value="0.0587344029905447" calcext:value-type="float">
            <text:p>0.058734403</text:p>
          </table:table-cell>
          <table:table-cell office:value-type="float" office:value="0.0574427517327143" calcext:value-type="float">
            <text:p>0.0574427517</text:p>
          </table:table-cell>
          <table:table-cell office:value-type="float" office:value="0.0559788974846472" calcext:value-type="float">
            <text:p>0.0559788975</text:p>
          </table:table-cell>
          <table:table-cell office:value-type="float" office:value="0.0543494880615061" calcext:value-type="float">
            <text:p>0.0543494881</text:p>
          </table:table-cell>
          <table:table-cell office:value-type="float" office:value="0.0525616572553809" calcext:value-type="float">
            <text:p>0.0525616573</text:p>
          </table:table-cell>
          <table:table-cell office:value-type="float" office:value="0.0506230020970565" calcext:value-type="float">
            <text:p>0.0506230021</text:p>
          </table:table-cell>
          <table:table-cell office:value-type="float" office:value="0.048541558135874" calcext:value-type="float">
            <text:p>0.0485415581</text:p>
          </table:table-cell>
          <table:table-cell office:value-type="float" office:value="0.0463257727494596" calcext:value-type="float">
            <text:p>0.0463257727</text:p>
          </table:table-cell>
          <table:table-cell office:value-type="float" office:value="0.0439844765160107" calcext:value-type="float">
            <text:p>0.0439844765</text:p>
          </table:table-cell>
          <table:table-cell office:value-type="float" office:value="0.0415268527035837" calcext:value-type="float">
            <text:p>0.0415268527</text:p>
          </table:table-cell>
          <table:table-cell office:value-type="float" office:value="0.0389624049532061" calcext:value-type="float">
            <text:p>0.038962405</text:p>
          </table:table-cell>
          <table:table-cell office:value-type="float" office:value="0.0363009232551767" calcext:value-type="float">
            <text:p>0.0363009233</text:p>
          </table:table-cell>
          <table:table-cell office:value-type="float" office:value="0.0335524483404331" calcext:value-type="float">
            <text:p>0.0335524483</text:p>
          </table:table-cell>
          <table:table-cell office:value-type="float" office:value="0.0307272346308884" calcext:value-type="float">
            <text:p>0.0307272346</text:p>
          </table:table-cell>
          <table:table-cell office:value-type="float" office:value="0.0278357119138181" calcext:value-type="float">
            <text:p>0.0278357119</text:p>
          </table:table-cell>
          <table:table-cell office:value-type="float" office:value="0.0248884459253612" calcext:value-type="float">
            <text:p>0.0248884459</text:p>
          </table:table-cell>
          <table:table-cell office:value-type="float" office:value="0.0218960980466619" calcext:value-type="float">
            <text:p>0.021896098</text:p>
          </table:table-cell>
          <table:table-cell office:value-type="float" office:value="0.018869384332587" calcext:value-type="float">
            <text:p>0.0188693843</text:p>
          </table:table-cell>
          <table:table-cell office:value-type="float" office:value="0.0158190341072782" calcext:value-type="float">
            <text:p>0.0158190341</text:p>
          </table:table-cell>
          <table:table-cell office:value-type="float" office:value="0.0127557483723879" calcext:value-type="float">
            <text:p>0.0127557484</text:p>
          </table:table-cell>
          <table:table-cell office:value-type="float" office:value="0.00969015828273231" calcext:value-type="float">
            <text:p>0.0096901583</text:p>
          </table:table-cell>
          <table:table-cell office:value-type="float" office:value="0.00663278394986797" calcext:value-type="float">
            <text:p>0.0066327839</text:p>
          </table:table-cell>
          <table:table-cell office:value-type="float" office:value="0.00359399383664624" calcext:value-type="float">
            <text:p>0.0035939938</text:p>
          </table:table-cell>
          <table:table-cell office:value-type="float" office:value="0.000583965005063331" calcext:value-type="float">
            <text:p>0.000583965</text:p>
          </table:table-cell>
          <table:table-cell office:value-type="float" office:value="-0.00238735552447758" calcext:value-type="float">
            <text:p>-0.0023873555</text:p>
          </table:table-cell>
          <table:table-cell office:value-type="float" office:value="-0.00531028805189931" calcext:value-type="float">
            <text:p>-0.0053102881</text:p>
          </table:table-cell>
          <table:table-cell office:value-type="float" office:value="-0.00817545587441376" calcext:value-type="float">
            <text:p>-0.0081754559</text:p>
          </table:table-cell>
          <table:table-cell office:value-type="float" office:value="-0.0109738191360058" calcext:value-type="float">
            <text:p>-0.0109738191</text:p>
          </table:table-cell>
          <table:table-cell office:value-type="float" office:value="-0.0136967066406649" calcext:value-type="float">
            <text:p>-0.0136967066</text:p>
          </table:table-cell>
          <table:table-cell office:value-type="float" office:value="-0.0163358454402829" calcext:value-type="float">
            <text:p>-0.0163358454</text:p>
          </table:table-cell>
          <table:table-cell office:value-type="float" office:value="-0.0188833880302139" calcext:value-type="float">
            <text:p>-0.018883388</text:p>
          </table:table-cell>
          <table:table-cell office:value-type="float" office:value="-0.0213319370095637" calcext:value-type="float">
            <text:p>-0.021331937</text:p>
          </table:table-cell>
          <table:table-cell office:value-type="float" office:value="-0.0236745670890226" calcext:value-type="float">
            <text:p>-0.0236745671</text:p>
          </table:table-cell>
          <table:table-cell office:value-type="float" office:value="-0.0259048443559456" calcext:value-type="float">
            <text:p>-0.0259048444</text:p>
          </table:table-cell>
          <table:table-cell office:value-type="float" office:value="-0.0280168427340516" calcext:value-type="float">
            <text:p>-0.0280168427</text:p>
          </table:table-cell>
          <table:table-cell office:value-type="float" office:value="-0.030005157603035" calcext:value-type="float">
            <text:p>-0.0300051576</text:p>
          </table:table-cell>
          <table:table-cell office:value-type="float" office:value="-0.0318649165711348" calcext:value-type="float">
            <text:p>-0.0318649166</text:p>
          </table:table-cell>
          <table:table-cell office:value-type="float" office:value="-0.0335917874207884" calcext:value-type="float">
            <text:p>-0.0335917874</text:p>
          </table:table-cell>
          <table:table-cell office:value-type="float" office:value="-0.0351819832735215" calcext:value-type="float">
            <text:p>-0.0351819833</text:p>
          </table:table-cell>
          <table:table-cell office:value-type="float" office:value="-0.0366322650447611" calcext:value-type="float">
            <text:p>-0.036632265</text:p>
          </table:table-cell>
          <table:table-cell office:value-type="float" office:value="-0.0379399412819176" calcext:value-type="float">
            <text:p>-0.0379399413</text:p>
          </table:table-cell>
          <table:table-cell office:value-type="float" office:value="-0.0391028654996042" calcext:value-type="float">
            <text:p>-0.0391028655</text:p>
          </table:table-cell>
          <table:table-cell office:value-type="float" office:value="-0.0401194311438872" calcext:value-type="float">
            <text:p>-0.0401194311</text:p>
          </table:table-cell>
          <table:table-cell office:value-type="float" office:value="-0.0409885643328723" calcext:value-type="float">
            <text:p>-0.0409885643</text:p>
          </table:table-cell>
          <table:table-cell office:value-type="float" office:value="-0.0417097145334816" calcext:value-type="float">
            <text:p>-0.0417097145</text:p>
          </table:table-cell>
          <table:table-cell office:value-type="float" office:value="-0.0422828433439563" calcext:value-type="float">
            <text:p>-0.0422828433</text:p>
          </table:table-cell>
          <table:table-cell office:value-type="float" office:value="-0.0427084115583205" calcext:value-type="float">
            <text:p>-0.0427084116</text:p>
          </table:table-cell>
          <table:table-cell office:value-type="float" office:value="-0.0429873646928568" calcext:value-type="float">
            <text:p>-0.0429873647</text:p>
          </table:table-cell>
          <table:table-cell office:value-type="float" office:value="-0.0431211171556179" calcext:value-type="float">
            <text:p>-0.0431211172</text:p>
          </table:table-cell>
          <table:table-cell office:value-type="float" office:value="-0.0431115352382823" calcext:value-type="float">
            <text:p>-0.0431115352</text:p>
          </table:table-cell>
          <table:table-cell office:value-type="float" office:value="-0.0429609191054404" calcext:value-type="float">
            <text:p>-0.0429609191</text:p>
          </table:table-cell>
          <table:table-cell office:value-type="float" office:value="-0.0426719839499158" calcext:value-type="float">
            <text:p>-0.0426719839</text:p>
          </table:table-cell>
          <table:table-cell office:value-type="float" office:value="-0.0422478404741871" calcext:value-type="float">
            <text:p>-0.0422478405</text:p>
          </table:table-cell>
          <table:table-cell office:value-type="float" office:value="-0.0416919748477507" calcext:value-type="float">
            <text:p>-0.0416919748</text:p>
          </table:table-cell>
          <table:table-cell office:value-type="float" office:value="-0.0410082282785926" calcext:value-type="float">
            <text:p>-0.0410082283</text:p>
          </table:table-cell>
          <table:table-cell office:value-type="float" office:value="-0.0402007763241453" calcext:value-type="float">
            <text:p>-0.0402007763</text:p>
          </table:table-cell>
          <table:table-cell office:value-type="float" office:value="-0.0392741080535605" calcext:value-type="float">
            <text:p>-0.0392741081</text:p>
          </table:table-cell>
          <table:table-cell office:value-type="float" office:value="-0.0382330051590716" calcext:value-type="float">
            <text:p>-0.0382330052</text:p>
          </table:table-cell>
          <table:table-cell office:value-type="float" office:value="-0.0370825211000283" calcext:value-type="float">
            <text:p>-0.0370825211</text:p>
          </table:table-cell>
          <table:table-cell office:value-type="float" office:value="-0.0358279603490981" calcext:value-type="float">
            <text:p>-0.0358279603</text:p>
          </table:table-cell>
          <table:table-cell office:value-type="float" office:value="-0.0344748577964427" calcext:value-type="float">
            <text:p>-0.0344748578</text:p>
          </table:table-cell>
          <table:table-cell office:value-type="float" office:value="-0.03302895835463" calcext:value-type="float">
            <text:p>-0.0330289584</text:p>
          </table:table-cell>
          <table:table-cell office:value-type="float" office:value="-0.0314961967948284" calcext:value-type="float">
            <text:p>-0.0314961968</text:p>
          </table:table-cell>
          <table:table-cell office:value-type="float" office:value="-0.0298826778336702" calcext:value-type="float">
            <text:p>-0.0298826778</text:p>
          </table:table-cell>
          <table:table-cell office:value-type="float" office:value="-0.0281946564801836" calcext:value-type="float">
            <text:p>-0.0281946565</text:p>
          </table:table-cell>
          <table:table-cell office:value-type="float" office:value="-0.0264385186435119" calcext:value-type="float">
            <text:p>-0.0264385186</text:p>
          </table:table-cell>
          <table:table-cell office:value-type="float" office:value="-0.024620761994852" calcext:value-type="float">
            <text:p>-0.024620762</text:p>
          </table:table-cell>
          <table:table-cell office:value-type="float" office:value="-0.0227479770711896" calcext:value-type="float">
            <text:p>-0.0227479771</text:p>
          </table:table-cell>
          <table:table-cell office:value-type="float" office:value="-0.0208268286040535" calcext:value-type="float">
            <text:p>-0.0208268286</text:p>
          </table:table-cell>
          <table:table-cell office:value-type="float" office:value="-0.0188640370535711" calcext:value-type="float">
            <text:p>-0.0188640371</text:p>
          </table:table-cell>
          <table:table-cell office:value-type="float" office:value="-0.0168663603266644" calcext:value-type="float">
            <text:p>-0.0168663603</text:p>
          </table:table-cell>
          <table:table-cell office:value-type="float" office:value="-0.0148405756581099" calcext:value-type="float">
            <text:p>-0.0148405757</text:p>
          </table:table-cell>
          <table:table-cell office:value-type="float" office:value="-0.0127934616344291" calcext:value-type="float">
            <text:p>-0.0127934616</text:p>
          </table:table-cell>
          <table:table-cell office:value-type="float" office:value="-0.0107317803429823" calcext:value-type="float">
            <text:p>-0.0107317803</text:p>
          </table:table-cell>
          <table:table-cell office:value-type="float" office:value="-0.0086622596322343" calcext:value-type="float">
            <text:p>-0.0086622596</text:p>
          </table:table-cell>
          <table:table-cell office:value-type="float" office:value="-0.00659157547365966" calcext:value-type="float">
            <text:p>-0.0065915755</text:p>
          </table:table-cell>
          <table:table-cell office:value-type="float" office:value="-0.00452633442119155" calcext:value-type="float">
            <text:p>-0.0045263344</text:p>
          </table:table-cell>
          <table:table-cell office:value-type="float" office:value="-0.00247305617024754" calcext:value-type="float">
            <text:p>-0.0024730562</text:p>
          </table:table-cell>
          <table:table-cell office:value-type="float" office:value="-0.000438156225086028" calcext:value-type="float">
            <text:p>-0.0004381562</text:p>
          </table:table-cell>
          <table:table-cell office:value-type="float" office:value="0.00157207130961227" calcext:value-type="float">
            <text:p>0.0015720713</text:p>
          </table:table-cell>
          <table:table-cell office:value-type="float" office:value="0.00355147078956238" calcext:value-type="float">
            <text:p>0.0035514708</text:p>
          </table:table-cell>
          <table:table-cell office:value-type="float" office:value="0.00549404191318992" calcext:value-type="float">
            <text:p>0.0054940419</text:p>
          </table:table-cell>
          <table:table-cell office:value-type="float" office:value="0.00739395638691492" calcext:value-type="float">
            <text:p>0.0073939564</text:p>
          </table:table-cell>
          <table:table-cell office:value-type="float" office:value="0.0092455743275166" calcext:value-type="float">
            <text:p>0.0092455743</text:p>
          </table:table-cell>
          <table:table-cell office:value-type="float" office:value="0.0110434603485563" calcext:value-type="float">
            <text:p>0.0110434603</text:p>
          </table:table-cell>
          <table:table-cell office:value-type="float" office:value="0.012782399271193" calcext:value-type="float">
            <text:p>0.0127823993</text:p>
          </table:table-cell>
          <table:table-cell office:value-type="float" office:value="0.0144574113936373" calcext:value-type="float">
            <text:p>0.0144574114</text:p>
          </table:table-cell>
          <table:table-cell office:value-type="float" office:value="0.0160637672481109" calcext:value-type="float">
            <text:p>0.0160637672</text:p>
          </table:table-cell>
          <table:table-cell office:value-type="float" office:value="0.0175970017696329" calcext:value-type="float">
            <text:p>0.0175970018</text:p>
          </table:table-cell>
          <table:table-cell office:value-type="float" office:value="0.0190529277973055" calcext:value-type="float">
            <text:p>0.0190529278</text:p>
          </table:table-cell>
          <table:table-cell office:value-type="float" office:value="0.0204276488261959" calcext:value-type="float">
            <text:p>0.0204276488</text:p>
          </table:table-cell>
          <table:table-cell office:value-type="float" office:value="0.0217175709263778" calcext:value-type="float">
            <text:p>0.0217175709</text:p>
          </table:table-cell>
          <table:table-cell office:value-type="float" office:value="0.0229194137454022" calcext:value-type="float">
            <text:p>0.0229194137</text:p>
          </table:table-cell>
          <table:table-cell office:value-type="float" office:value="0.0240302205113285" calcext:value-type="float">
            <text:p>0.0240302205</text:p>
          </table:table-cell>
          <table:table-cell office:value-type="float" office:value="0.0250473669556132" calcext:value-type="float">
            <text:p>0.025047367</text:p>
          </table:table-cell>
          <table:table-cell office:value-type="float" office:value="0.0259685690785597" calcext:value-type="float">
            <text:p>0.0259685691</text:p>
          </table:table-cell>
          <table:table-cell office:value-type="float" office:value="0.0267918896846928" calcext:value-type="float">
            <text:p>0.0267918897</text:p>
          </table:table-cell>
          <table:table-cell office:value-type="float" office:value="0.0275157436213306" calcext:value-type="float">
            <text:p>0.0275157436</text:p>
          </table:table-cell>
          <table:table-cell office:value-type="float" office:value="0.0281389016606985" calcext:value-type="float">
            <text:p>0.0281389017</text:p>
          </table:table-cell>
          <table:table-cell office:value-type="float" office:value="0.0286604929741177" calcext:value-type="float">
            <text:p>0.028660493</text:p>
          </table:table-cell>
          <table:table-cell office:value-type="float" office:value="0.0290800061559974" calcext:value-type="float">
            <text:p>0.0290800062</text:p>
          </table:table-cell>
          <table:table-cell office:value-type="float" office:value="0.0293972887654785" calcext:value-type="float">
            <text:p>0.0293972888</text:p>
          </table:table-cell>
          <table:table-cell office:value-type="float" office:value="0.029612545364449" calcext:value-type="float">
            <text:p>0.0296125454</text:p>
          </table:table-cell>
          <table:table-cell office:value-type="float" office:value="0.0297263340421689" calcext:value-type="float">
            <text:p>0.029726334</text:p>
          </table:table-cell>
          <table:table-cell office:value-type="float" office:value="0.0297395614287231" calcext:value-type="float">
            <text:p>0.0297395614</text:p>
          </table:table-cell>
          <table:table-cell office:value-type="float" office:value="0.0296534762117935" calcext:value-type="float">
            <text:p>0.0296534762</text:p>
          </table:table-cell>
          <table:table-cell office:value-type="float" office:value="0.0294696611836529" calcext:value-type="float">
            <text:p>0.0294696612</text:p>
          </table:table-cell>
          <table:table-cell office:value-type="float" office:value="0.0291900238575641" calcext:value-type="float">
            <text:p>0.0291900239</text:p>
          </table:table-cell>
          <table:table-cell office:value-type="float" office:value="0.0288167857049268" calcext:value-type="float">
            <text:p>0.0288167857</text:p>
          </table:table-cell>
          <table:table-cell office:value-type="float" office:value="0.0283524700760293" calcext:value-type="float">
            <text:p>0.0283524701</text:p>
          </table:table-cell>
          <table:table-cell office:value-type="float" office:value="0.0277998888783942" calcext:value-type="float">
            <text:p>0.0277998889</text:p>
          </table:table-cell>
          <table:table-cell office:value-type="float" office:value="0.0271621280968557" calcext:value-type="float">
            <text:p>0.0271621281</text:p>
          </table:table-cell>
          <table:table-cell office:value-type="float" office:value="0.0264425322488508" calcext:value-type="float">
            <text:p>0.0264425322</text:p>
          </table:table-cell>
          <table:table-cell office:value-type="float" office:value="0.0256446878765887" calcext:value-type="float">
            <text:p>0.0256446879</text:p>
          </table:table-cell>
          <table:table-cell office:value-type="float" office:value="0.0247724061848001" calcext:value-type="float">
            <text:p>0.0247724062</text:p>
          </table:table-cell>
          <table:table-cell office:value-type="float" office:value="0.0238297049384821" calcext:value-type="float">
            <text:p>0.0238297049</text:p>
          </table:table-cell>
          <table:table-cell office:value-type="float" office:value="0.0228207897394073" calcext:value-type="float">
            <text:p>0.0228207897</text:p>
          </table:table-cell>
          <table:table-cell office:value-type="float" office:value="0.0217500348031007" calcext:value-type="float">
            <text:p>0.0217500348</text:p>
          </table:table-cell>
          <table:table-cell office:value-type="float" office:value="0.0206219633594842" calcext:value-type="float">
            <text:p>0.0206219634</text:p>
          </table:table-cell>
          <table:table-cell office:value-type="float" office:value="0.0194412278004332" calcext:value-type="float">
            <text:p>0.0194412278</text:p>
          </table:table-cell>
          <table:table-cell office:value-type="float" office:value="0.0182125896961357" calcext:value-type="float">
            <text:p>0.0182125897</text:p>
          </table:table-cell>
          <table:table-cell office:value-type="float" office:value="0.0169408997994198" calcext:value-type="float">
            <text:p>0.0169408998</text:p>
          </table:table-cell>
          <table:table-cell office:value-type="float" office:value="0.0156310781532229" calcext:value-type="float">
            <text:p>0.0156310782</text:p>
          </table:table-cell>
          <table:table-cell office:value-type="float" office:value="0.0142880944111655" calcext:value-type="float">
            <text:p>0.0142880944</text:p>
          </table:table-cell>
          <table:table-cell office:value-type="float" office:value="0.0129169484749481" calcext:value-type="float">
            <text:p>0.0129169485</text:p>
          </table:table-cell>
          <table:table-cell office:value-type="float" office:value="0.0115226515450663" calcext:value-type="float">
            <text:p>0.0115226515</text:p>
          </table:table-cell>
          <table:table-cell office:value-type="float" office:value="0.0101102076733541" calcext:value-type="float">
            <text:p>0.0101102077</text:p>
          </table:table-cell>
          <table:table-cell office:value-type="float" office:value="0.00868459589719532" calcext:value-type="float">
            <text:p>0.0086845959</text:p>
          </table:table-cell>
          <table:table-cell office:value-type="float" office:value="0.00725075302612933" calcext:value-type="float">
            <text:p>0.007250753</text:p>
          </table:table-cell>
          <table:table-cell office:value-type="float" office:value="0.00581355714210835" calcext:value-type="float">
            <text:p>0.0058135571</text:p>
          </table:table-cell>
          <table:table-cell office:value-type="float" office:value="0.00437781186505337" calcext:value-type="float">
            <text:p>0.0043778119</text:p>
          </table:table-cell>
          <table:table-cell office:value-type="float" office:value="0.0029482314257314" calcext:value-type="float">
            <text:p>0.0029482314</text:p>
          </table:table-cell>
          <table:table-cell office:value-type="float" office:value="0.00152942657850694" calcext:value-type="float">
            <text:p>0.0015294266</text:p>
          </table:table-cell>
          <table:table-cell office:value-type="float" office:value="0.00012589137733672" calcext:value-type="float">
            <text:p>0.0001258914</text:p>
          </table:table-cell>
          <table:table-cell office:value-type="float" office:value="-0.00125800917038364" calcext:value-type="float">
            <text:p>-0.0012580092</text:p>
          </table:table-cell>
          <table:table-cell office:value-type="float" office:value="-0.00261805056574319" calcext:value-type="float">
            <text:p>-0.0026180506</text:p>
          </table:table-cell>
          <table:table-cell office:value-type="float" office:value="-0.0039501593972216" calcext:value-type="float">
            <text:p>-0.0039501594</text:p>
          </table:table-cell>
          <table:table-cell office:value-type="float" office:value="-0.00525042304466428" calcext:value-type="float">
            <text:p>-0.005250423</text:p>
          </table:table-cell>
          <table:table-cell office:value-type="float" office:value="-0.00651509852249918" calcext:value-type="float">
            <text:p>-0.0065150985</text:p>
          </table:table-cell>
          <table:table-cell office:value-type="float" office:value="-0.00774062048163306" calcext:value-type="float">
            <text:p>-0.0077406205</text:p>
          </table:table-cell>
          <table:table-cell office:value-type="float" office:value="-0.00892360839384605" calcext:value-type="float">
            <text:p>-0.0089236084</text:p>
          </table:table-cell>
          <table:table-cell office:value-type="float" office:value="-0.0100608729460423" calcext:value-type="float">
            <text:p>-0.0100608729</text:p>
          </table:table-cell>
          <table:table-cell office:value-type="float" office:value="-0.0111494216743514" calcext:value-type="float">
            <text:p>-0.0111494217</text:p>
          </table:table-cell>
          <table:table-cell office:value-type="float" office:value="-0.0121864638698904" calcext:value-type="float">
            <text:p>-0.0121864639</text:p>
          </table:table-cell>
          <table:table-cell office:value-type="float" office:value="-0.013169414788986" calcext:value-type="float">
            <text:p>-0.0131694148</text:p>
          </table:table-cell>
          <table:table-cell office:value-type="float" office:value="-0.0140958992008778" calcext:value-type="float">
            <text:p>-0.0140958992</text:p>
          </table:table-cell>
          <table:table-cell office:value-type="float" office:value="-0.0149637543054637" calcext:value-type="float">
            <text:p>-0.0149637543</text:p>
          </table:table-cell>
          <table:table-cell office:value-type="float" office:value="-0.0157710320525139" calcext:value-type="float">
            <text:p>-0.0157710321</text:p>
          </table:table-cell>
          <table:table-cell office:value-type="float" office:value="-0.0165160008921325" calcext:value-type="float">
            <text:p>-0.0165160009</text:p>
          </table:table-cell>
          <table:table-cell office:value-type="float" office:value="-0.0171971469840862" calcext:value-type="float">
            <text:p>-0.017197147</text:p>
          </table:table-cell>
          <table:table-cell office:value-type="float" office:value="-0.0178131748910975" calcext:value-type="float">
            <text:p>-0.0178131749</text:p>
          </table:table-cell>
          <table:table-cell office:value-type="float" office:value="-0.0183630077783613" calcext:value-type="float">
            <text:p>-0.0183630078</text:p>
          </table:table-cell>
          <table:table-cell office:value-type="float" office:value="-0.0188457871385135" calcext:value-type="float">
            <text:p>-0.0188457871</text:p>
          </table:table-cell>
          <table:table-cell office:value-type="float" office:value="-0.0192608720581177" calcext:value-type="float">
            <text:p>-0.0192608721</text:p>
          </table:table-cell>
          <table:table-cell office:value-type="float" office:value="-0.0196078380385466" calcext:value-type="float">
            <text:p>-0.019607838</text:p>
          </table:table-cell>
          <table:table-cell office:value-type="float" office:value="-0.019886475381001" calcext:value-type="float">
            <text:p>-0.0198864754</text:p>
          </table:table-cell>
          <table:table-cell office:value-type="float" office:value="-0.0200967871423927" calcext:value-type="float">
            <text:p>-0.0200967871</text:p>
          </table:table-cell>
          <table:table-cell office:value-type="float" office:value="-0.0202389866660159" calcext:value-type="float">
            <text:p>-0.0202389867</text:p>
          </table:table-cell>
          <table:table-cell office:value-type="float" office:value="-0.020313494688387" calcext:value-type="float">
            <text:p>-0.0203134947</text:p>
          </table:table-cell>
          <table:table-cell office:value-type="float" office:value="-0.0203209360214211" calcext:value-type="float">
            <text:p>-0.020320936</text:p>
          </table:table-cell>
          <table:table-cell office:value-type="float" office:value="-0.0202621358072745" calcext:value-type="float">
            <text:p>-0.0202621358</text:p>
          </table:table-cell>
          <table:table-cell office:value-type="float" office:value="-0.0201381153417656" calcext:value-type="float">
            <text:p>-0.0201381153</text:p>
          </table:table-cell>
          <table:table-cell office:value-type="float" office:value="-0.0199500874613123" calcext:value-type="float">
            <text:p>-0.0199500875</text:p>
          </table:table-cell>
          <table:table-cell office:value-type="float" office:value="-0.0196994514878568" calcext:value-type="float">
            <text:p>-0.0196994515</text:p>
          </table:table-cell>
          <table:table-cell office:value-type="float" office:value="-0.0193877877262215" calcext:value-type="float">
            <text:p>-0.0193877877</text:p>
          </table:table-cell>
          <table:table-cell office:value-type="float" office:value="-0.0190168515088791" calcext:value-type="float">
            <text:p>-0.0190168515</text:p>
          </table:table-cell>
          <table:table-cell office:value-type="float" office:value="-0.0185885667840993" calcext:value-type="float">
            <text:p>-0.0185885668</text:p>
          </table:table-cell>
          <table:table-cell office:value-type="float" office:value="-0.0181050192449445" calcext:value-type="float">
            <text:p>-0.0181050192</text:p>
          </table:table-cell>
          <table:table-cell office:value-type="float" office:value="-0.0175684489985356" calcext:value-type="float">
            <text:p>-0.017568449</text:p>
          </table:table-cell>
          <table:table-cell office:value-type="float" office:value="-0.0169812427774278" calcext:value-type="float">
            <text:p>-0.0169812428</text:p>
          </table:table-cell>
          <table:table-cell office:value-type="float" office:value="-0.0163459256977372" calcext:value-type="float">
            <text:p>-0.0163459257</text:p>
          </table:table-cell>
          <table:table-cell office:value-type="float" office:value="-0.0156651525718465" calcext:value-type="float">
            <text:p>-0.0156651526</text:p>
          </table:table-cell>
          <table:table-cell office:value-type="float" office:value="-0.0149416987870086" calcext:value-type="float">
            <text:p>-0.0149416988</text:p>
          </table:table-cell>
          <table:table-cell office:value-type="float" office:value="-0.014178450764933" calcext:value-type="float">
            <text:p>-0.0141784508</text:p>
          </table:table-cell>
          <table:table-cell office:value-type="float" office:value="-0.0133783960213966" calcext:value-type="float">
            <text:p>-0.013378396</text:p>
          </table:table-cell>
          <table:table-cell office:value-type="float" office:value="-0.0125446128490332" calcext:value-type="float">
            <text:p>-0.0125446128</text:p>
          </table:table-cell>
          <table:table-cell office:value-type="float" office:value="-0.0116802596506227" calcext:value-type="float">
            <text:p>-0.0116802597</text:p>
          </table:table-cell>
          <table:table-cell office:value-type="float" office:value="-0.0107885639543913" calcext:value-type="float">
            <text:p>-0.010788564</text:p>
          </table:table-cell>
          <table:table-cell office:value-type="float" office:value="-0.0098728111469442" calcext:value-type="float">
            <text:p>-0.0098728111</text:p>
          </table:table-cell>
          <table:table-cell office:value-type="float" office:value="-0.00893633296341768" calcext:value-type="float">
            <text:p>-0.008936333</text:p>
          </table:table-cell>
          <table:table-cell office:value-type="float" office:value="-0.00798249577822409" calcext:value-type="float">
            <text:p>-0.0079824958</text:p>
          </table:table-cell>
          <table:table-cell office:value-type="float" office:value="-0.00701468874323017" calcext:value-type="float">
            <text:p>-0.0070146887</text:p>
          </table:table-cell>
          <table:table-cell office:value-type="float" office:value="-0.00603631182337503" calcext:value-type="float">
            <text:p>-0.0060363118</text:p>
          </table:table-cell>
          <table:table-cell office:value-type="float" office:value="-0.00505076378247187" calcext:value-type="float">
            <text:p>-0.0050507638</text:p>
          </table:table-cell>
          <table:table-cell office:value-type="float" office:value="-0.00406143017423356" calcext:value-type="float">
            <text:p>-0.0040614302</text:p>
          </table:table-cell>
          <table:table-cell office:value-type="float" office:value="-0.00307167139534579" calcext:value-type="float">
            <text:p>-0.0030716714</text:p>
          </table:table-cell>
          <table:table-cell office:value-type="float" office:value="-0.00208481085865325" calcext:value-type="float">
            <text:p>-0.0020848109</text:p>
          </table:table-cell>
          <table:table-cell office:value-type="float" office:value="-0.00110412334519399" calcext:value-type="float">
            <text:p>-0.0011041233</text:p>
          </table:table-cell>
          <table:table-cell office:value-type="float" office:value="-0.000132823593873496" calcext:value-type="float">
            <text:p>-0.0001328236</text:p>
          </table:table-cell>
          <table:table-cell office:value-type="float" office:value="0.000825944812974273" calcext:value-type="float">
            <text:p>0.0008259448</text:p>
          </table:table-cell>
          <table:table-cell office:value-type="float" office:value="0.00176912021106378" calcext:value-type="float">
            <text:p>0.0017691202</text:p>
          </table:table-cell>
          <table:table-cell office:value-type="float" office:value="0.00269373320737534" calcext:value-type="float">
            <text:p>0.0026937332</text:p>
          </table:table-cell>
          <table:table-cell office:value-type="float" office:value="0.00359691657219545" calcext:value-type="float">
            <text:p>0.0035969166</text:p>
          </table:table-cell>
          <table:table-cell office:value-type="float" office:value="0.0044759146200056" calcext:value-type="float">
            <text:p>0.0044759146</text:p>
          </table:table-cell>
          <table:table-cell office:value-type="float" office:value="0.00532809203272713" calcext:value-type="float">
            <text:p>0.005328092</text:p>
          </table:table-cell>
          <table:table-cell office:value-type="float" office:value="0.00615094208280244" calcext:value-type="float">
            <text:p>0.0061509421</text:p>
          </table:table-cell>
          <table:table-cell office:value-type="float" office:value="0.00694209421799874" calcext:value-type="float">
            <text:p>0.0069420942</text:p>
          </table:table-cell>
          <table:table-cell office:value-type="float" office:value="0.007699320974613" calcext:value-type="float">
            <text:p>0.007699321</text:p>
          </table:table-cell>
          <table:table-cell office:value-type="float" office:value="0.00842054419085355" calcext:value-type="float">
            <text:p>0.0084205442</text:p>
          </table:table-cell>
          <table:table-cell office:value-type="float" office:value="0.0091038404975274" calcext:value-type="float">
            <text:p>0.0091038405</text:p>
          </table:table-cell>
          <table:table-cell office:value-type="float" office:value="0.0097474460686748" calcext:value-type="float">
            <text:p>0.0097474461</text:p>
          </table:table-cell>
          <table:table-cell office:value-type="float" office:value="0.0103497606204035" calcext:value-type="float">
            <text:p>0.0103497606</text:p>
          </table:table-cell>
          <table:table-cell office:value-type="float" office:value="0.0109093506518176" calcext:value-type="float">
            <text:p>0.0109093507</text:p>
          </table:table-cell>
          <table:table-cell office:value-type="float" office:value="0.0114249519274997" calcext:value-type="float">
            <text:p>0.0114249519</text:p>
          </table:table-cell>
          <table:table-cell office:value-type="float" office:value="0.011895471206467" calcext:value-type="float">
            <text:p>0.0118954712</text:p>
          </table:table-cell>
          <table:table-cell office:value-type="float" office:value="0.0123199872277628" calcext:value-type="float">
            <text:p>0.0123199872</text:p>
          </table:table-cell>
          <table:table-cell office:value-type="float" office:value="0.0126977509678402" calcext:value-type="float">
            <text:p>0.012697751</text:p>
          </table:table-cell>
          <table:table-cell office:value-type="float" office:value="0.0130281851895545" calcext:value-type="float">
            <text:p>0.0130281852</text:p>
          </table:table-cell>
          <table:table-cell office:value-type="float" office:value="0.0133108833068777" calcext:value-type="float">
            <text:p>0.0133108833</text:p>
          </table:table-cell>
          <table:table-cell office:value-type="float" office:value="0.013545607593316" calcext:value-type="float">
            <text:p>0.0135456076</text:p>
          </table:table-cell>
          <table:table-cell office:value-type="float" office:value="0.0137322867654303" calcext:value-type="float">
            <text:p>0.0137322868</text:p>
          </table:table-cell>
          <table:table-cell office:value-type="float" office:value="0.0138710129757895" calcext:value-type="float">
            <text:p>0.013871013</text:p>
          </table:table-cell>
          <table:table-cell office:value-type="float" office:value="0.0139620382521162" calcext:value-type="float">
            <text:p>0.0139620383</text:p>
          </table:table-cell>
          <table:table-cell office:value-type="float" office:value="0.0140057704212978" calcext:value-type="float">
            <text:p>0.0140057704</text:p>
          </table:table-cell>
          <table:table-cell office:value-type="float" office:value="0.0140027685583362" calcext:value-type="float">
            <text:p>0.0140027686</text:p>
          </table:table-cell>
          <table:table-cell office:value-type="float" office:value="0.0139537380012098" calcext:value-type="float">
            <text:p>0.013953738</text:p>
          </table:table-cell>
          <table:table-cell office:value-type="float" office:value="0.0138595249729937" calcext:value-type="float">
            <text:p>0.013859525</text:p>
          </table:table-cell>
          <table:table-cell office:value-type="float" office:value="0.0137211108525685" calcext:value-type="float">
            <text:p>0.0137211109</text:p>
          </table:table-cell>
          <table:table-cell office:value-type="float" office:value="0.0135396061346694" calcext:value-type="float">
            <text:p>0.0135396061</text:p>
          </table:table-cell>
          <table:table-cell office:value-type="float" office:value="0.0133162441191764" calcext:value-type="float">
            <text:p>0.0133162441</text:p>
          </table:table-cell>
          <table:table-cell office:value-type="float" office:value="0.0130523743682346" calcext:value-type="float">
            <text:p>0.0130523744</text:p>
          </table:table-cell>
          <table:table-cell office:value-type="float" office:value="0.0127494559682104" calcext:value-type="float">
            <text:p>0.012749456</text:p>
          </table:table-cell>
          <table:table-cell office:value-type="float" office:value="0.0124090506316244" calcext:value-type="float">
            <text:p>0.0124090506</text:p>
          </table:table-cell>
          <table:table-cell office:value-type="float" office:value="0.0120328156721189" calcext:value-type="float">
            <text:p>0.0120328157</text:p>
          </table:table-cell>
          <table:table-cell office:value-type="float" office:value="0.0116224968832605" calcext:value-type="float">
            <text:p>0.0116224969</text:p>
          </table:table-cell>
          <table:table-cell office:value-type="float" office:value="0.0111799213496111" calcext:value-type="float">
            <text:p>0.0111799213</text:p>
          </table:table-cell>
          <table:table-cell office:value-type="float" office:value="0.0107069902160601" calcext:value-type="float">
            <text:p>0.0107069902</text:p>
          </table:table-cell>
          <table:table-cell office:value-type="float" office:value="0.0102056714389556" calcext:value-type="float">
            <text:p>0.0102056714</text:p>
          </table:table-cell>
          <table:table-cell office:value-type="float" office:value="0.00967799254014129" calcext:value-type="float">
            <text:p>0.0096779925</text:p>
          </table:table-cell>
          <table:table-cell office:value-type="float" office:value="0.00912603338264725" calcext:value-type="float">
            <text:p>0.0091260334</text:p>
          </table:table-cell>
          <table:table-cell office:value-type="float" office:value="0.0085519189845357" calcext:value-type="float">
            <text:p>0.008551919</text:p>
          </table:table-cell>
          <table:table-cell office:value-type="float" office:value="0.0079578123852922" calcext:value-type="float">
            <text:p>0.0079578124</text:p>
          </table:table-cell>
          <table:table-cell office:value-type="float" office:value="0.00734590757722996" calcext:value-type="float">
            <text:p>0.0073459076</text:p>
          </table:table-cell>
          <table:table-cell office:value-type="float" office:value="0.00671842251263152" calcext:value-type="float">
            <text:p>0.0067184225</text:p>
          </table:table-cell>
          <table:table-cell office:value-type="float" office:value="0.00607759219585259" calcext:value-type="float">
            <text:p>0.0060775922</text:p>
          </table:table-cell>
          <table:table-cell office:value-type="float" office:value="0.00542566186831683" calcext:value-type="float">
            <text:p>0.0054256619</text:p>
          </table:table-cell>
          <table:table-cell office:value-type="float" office:value="0.00476488029330553" calcext:value-type="float">
            <text:p>0.0047648803</text:p>
          </table:table-cell>
          <table:table-cell office:value-type="float" office:value="0.00409749314664306" calcext:value-type="float">
            <text:p>0.0040974931</text:p>
          </table:table-cell>
          <table:table-cell office:value-type="float" office:value="0.00342573651883938" calcext:value-type="float">
            <text:p>0.0034257365</text:p>
          </table:table-cell>
          <table:table-cell office:value-type="float" office:value="0.0027518305339265" calcext:value-type="float">
            <text:p>0.0027518305</text:p>
          </table:table-cell>
          <table:table-cell office:value-type="float" office:value="0.00207797309016267" calcext:value-type="float">
            <text:p>0.0020779731</text:p>
          </table:table-cell>
          <table:table-cell office:value-type="float" office:value="0.00140633372788478" calcext:value-type="float">
            <text:p>0.0014063337</text:p>
          </table:table-cell>
          <table:table-cell office:value-type="float" office:value="0.000739047630131384" calcext:value-type="float">
            <text:p>0.0007390476</text:p>
          </table:table-cell>
          <table:table-cell table:style-name="ce1" office:value-type="float" office:value="0.000078209762140076" calcext:value-type="float">
            <text:p>7.82E-05</text:p>
          </table:table-cell>
          <table:table-cell office:value-type="float" office:value="-0.000574130843524826" calcext:value-type="float">
            <text:p>-0.0005741308</text:p>
          </table:table-cell>
          <table:table-cell office:value-type="float" office:value="-0.0012159766487083" calcext:value-type="float">
            <text:p>-0.0012159766</text:p>
          </table:table-cell>
          <table:table-cell office:value-type="float" office:value="-0.00184538700989119" calcext:value-type="float">
            <text:p>-0.001845387</text:p>
          </table:table-cell>
          <table:table-cell office:value-type="float" office:value="-0.00246048340763635" calcext:value-type="float">
            <text:p>-0.0024604834</text:p>
          </table:table-cell>
          <table:table-cell office:value-type="float" office:value="-0.00305945449502801" calcext:value-type="float">
            <text:p>-0.0030594545</text:p>
          </table:table-cell>
          <table:table-cell office:value-type="float" office:value="-0.00364056095394617" calcext:value-type="float">
            <text:p>-0.003640561</text:p>
          </table:table-cell>
          <table:table-cell office:value-type="float" office:value="-0.00420214014710086" calcext:value-type="float">
            <text:p>-0.0042021401</text:p>
          </table:table-cell>
          <table:table-cell office:value-type="float" office:value="-0.00474261055291546" calcext:value-type="float">
            <text:p>-0.0047426106</text:p>
          </table:table-cell>
          <table:table-cell office:value-type="float" office:value="-0.00526047596958505" calcext:value-type="float">
            <text:p>-0.005260476</text:p>
          </table:table-cell>
          <table:table-cell office:value-type="float" office:value="-0.00575432947400756" calcext:value-type="float">
            <text:p>-0.0057543295</text:p>
          </table:table-cell>
          <table:table-cell office:value-type="float" office:value="-0.00622285712079359" calcext:value-type="float">
            <text:p>-0.0062228571</text:p>
          </table:table-cell>
          <table:table-cell office:value-type="float" office:value="-0.00666484136623588" calcext:value-type="float">
            <text:p>-0.0066648414</text:p>
          </table:table-cell>
          <table:table-cell office:value-type="float" office:value="-0.00707916420198511" calcext:value-type="float">
            <text:p>-0.0070791642</text:p>
          </table:table-cell>
          <table:table-cell office:value-type="float" office:value="-0.00746480998323945" calcext:value-type="float">
            <text:p>-0.00746481</text:p>
          </table:table-cell>
          <table:table-cell office:value-type="float" office:value="-0.00782086793654295" calcext:value-type="float">
            <text:p>-0.0078208679</text:p>
          </table:table-cell>
          <table:table-cell office:value-type="float" office:value="-0.00814653433278658" calcext:value-type="float">
            <text:p>-0.0081465343</text:p>
          </table:table-cell>
          <table:table-cell office:value-type="float" office:value="-0.00844111431174563" calcext:value-type="float">
            <text:p>-0.0084411143</text:p>
          </table:table-cell>
          <table:table-cell office:value-type="float" office:value="-0.00870402334545104" calcext:value-type="float">
            <text:p>-0.0087040233</text:p>
          </table:table-cell>
          <table:table-cell office:value-type="float" office:value="-0.00893478832888709" calcext:value-type="float">
            <text:p>-0.0089347883</text:p>
          </table:table-cell>
          <table:table-cell office:value-type="float" office:value="-0.00913304828792339" calcext:value-type="float">
            <text:p>-0.0091330483</text:p>
          </table:table-cell>
          <table:table-cell office:value-type="float" office:value="-0.00929855469601229" calcext:value-type="float">
            <text:p>-0.0092985547</text:p>
          </table:table-cell>
          <table:table-cell office:value-type="float" office:value="-0.00943117139300681" calcext:value-type="float">
            <text:p>-0.0094311714</text:p>
          </table:table-cell>
          <table:table-cell office:value-type="float" office:value="-0.00953087410144797" calcext:value-type="float">
            <text:p>-0.0095308741</text:p>
          </table:table-cell>
          <table:table-cell office:value-type="float" office:value="-0.00959774953782656" calcext:value-type="float">
            <text:p>-0.0095977495</text:p>
          </table:table-cell>
          <table:table-cell office:value-type="float" office:value="-0.00963199411860669" calcext:value-type="float">
            <text:p>-0.0096319941</text:p>
          </table:table-cell>
          <table:table-cell office:value-type="float" office:value="-0.00963391226318662" calcext:value-type="float">
            <text:p>-0.0096339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01204485548124" calcext:value-type="float">
            <text:p>-0.0060120449</text:p>
          </table:table-cell>
          <table:table-cell office:value-type="float" office:value="-0.047913102020587" calcext:value-type="float">
            <text:p>-0.047913102</text:p>
          </table:table-cell>
          <table:table-cell office:value-type="float" office:value="-0.159239826214801" calcext:value-type="float">
            <text:p>-0.1592398262</text:p>
          </table:table-cell>
          <table:table-cell office:value-type="float" office:value="-0.361733645434086" calcext:value-type="float">
            <text:p>-0.3617336454</text:p>
          </table:table-cell>
          <table:table-cell office:value-type="float" office:value="-0.645532339054356" calcext:value-type="float">
            <text:p>-0.6455323391</text:p>
          </table:table-cell>
          <table:table-cell office:value-type="float" office:value="-0.957885825427347" calcext:value-type="float">
            <text:p>-0.9578858254</text:p>
          </table:table-cell>
          <table:table-cell office:value-type="float" office:value="-1.23679891164873" calcext:value-type="float">
            <text:p>-1.2367989116</text:p>
          </table:table-cell>
          <table:table-cell office:value-type="float" office:value="-1.46638350860464" calcext:value-type="float">
            <text:p>-1.4663835086</text:p>
          </table:table-cell>
          <table:table-cell office:value-type="float" office:value="-1.67565679597217" calcext:value-type="float">
            <text:p>-1.675656796</text:p>
          </table:table-cell>
          <table:table-cell office:value-type="float" office:value="-1.89672652840208" calcext:value-type="float">
            <text:p>-1.8967265284</text:p>
          </table:table-cell>
          <table:table-cell office:value-type="float" office:value="-2.15372979938323" calcext:value-type="float">
            <text:p>-2.1537297994</text:p>
          </table:table-cell>
          <table:table-cell office:value-type="float" office:value="-2.47048051164665" calcext:value-type="float">
            <text:p>-2.4704805116</text:p>
          </table:table-cell>
          <table:table-cell office:value-type="float" office:value="-2.86199403830981" calcext:value-type="float">
            <text:p>-2.8619940383</text:p>
          </table:table-cell>
          <table:table-cell office:value-type="float" office:value="-3.32147160361306" calcext:value-type="float">
            <text:p>-3.3214716036</text:p>
          </table:table-cell>
          <table:table-cell office:value-type="float" office:value="-3.81491267641898" calcext:value-type="float">
            <text:p>-3.8149126764</text:p>
          </table:table-cell>
          <table:table-cell office:value-type="float" office:value="-4.30708471296132" calcext:value-type="float">
            <text:p>-4.307084713</text:p>
          </table:table-cell>
          <table:table-cell office:value-type="float" office:value="-4.79818007610056" calcext:value-type="float">
            <text:p>-4.7981800761</text:p>
          </table:table-cell>
          <table:table-cell office:value-type="float" office:value="-5.32432741664728" calcext:value-type="float">
            <text:p>-5.3243274166</text:p>
          </table:table-cell>
          <table:table-cell office:value-type="float" office:value="-5.93037845686716" calcext:value-type="float">
            <text:p>-5.9303784569</text:p>
          </table:table-cell>
          <table:table-cell office:value-type="float" office:value="-6.63723766959848" calcext:value-type="float">
            <text:p>-6.6372376696</text:p>
          </table:table-cell>
          <table:table-cell office:value-type="float" office:value="-7.42692341898078" calcext:value-type="float">
            <text:p>-7.426923419</text:p>
          </table:table-cell>
          <table:table-cell office:value-type="float" office:value="-8.28036865941439" calcext:value-type="float">
            <text:p>-8.2803686594</text:p>
          </table:table-cell>
          <table:table-cell office:value-type="float" office:value="-9.22991425784458" calcext:value-type="float">
            <text:p>-9.2299142578</text:p>
          </table:table-cell>
          <table:table-cell office:value-type="float" office:value="-10.341861103269" calcext:value-type="float">
            <text:p>-10.3418611033</text:p>
          </table:table-cell>
          <table:table-cell office:value-type="float" office:value="-11.6586158491284" calcext:value-type="float">
            <text:p>-11.6586158491</text:p>
          </table:table-cell>
          <table:table-cell office:value-type="float" office:value="-13.2161761910691" calcext:value-type="float">
            <text:p>-13.2161761911</text:p>
          </table:table-cell>
          <table:table-cell office:value-type="float" office:value="-15.0294198909936" calcext:value-type="float">
            <text:p>-15.029419891</text:p>
          </table:table-cell>
          <table:table-cell office:value-type="float" office:value="-16.8161871305121" calcext:value-type="float">
            <text:p>-16.8161871305</text:p>
          </table:table-cell>
          <table:table-cell office:value-type="float" office:value="-17.7527704247846" calcext:value-type="float">
            <text:p>-17.7527704248</text:p>
          </table:table-cell>
          <table:table-cell office:value-type="float" office:value="-17.1250000413258" calcext:value-type="float">
            <text:p>-17.1250000413</text:p>
          </table:table-cell>
          <table:table-cell office:value-type="float" office:value="-15.3994459602534" calcext:value-type="float">
            <text:p>-15.3994459603</text:p>
          </table:table-cell>
          <table:table-cell office:value-type="float" office:value="-13.6635000269015" calcext:value-type="float">
            <text:p>-13.6635000269</text:p>
          </table:table-cell>
          <table:table-cell office:value-type="float" office:value="-12.300011055201" calcext:value-type="float">
            <text:p>-12.3000110552</text:p>
          </table:table-cell>
          <table:table-cell office:value-type="float" office:value="-11.2158047604068" calcext:value-type="float">
            <text:p>-11.2158047604</text:p>
          </table:table-cell>
          <table:table-cell office:value-type="float" office:value="-10.3194021935431" calcext:value-type="float">
            <text:p>-10.3194021935</text:p>
          </table:table-cell>
          <table:table-cell office:value-type="float" office:value="-9.55038507825366" calcext:value-type="float">
            <text:p>-9.5503850783</text:p>
          </table:table-cell>
          <table:table-cell office:value-type="float" office:value="-8.86678051535868" calcext:value-type="float">
            <text:p>-8.8667805154</text:p>
          </table:table-cell>
          <table:table-cell office:value-type="float" office:value="-8.24022513314302" calcext:value-type="float">
            <text:p>-8.2402251331</text:p>
          </table:table-cell>
          <table:table-cell office:value-type="float" office:value="-7.65170649232838" calcext:value-type="float">
            <text:p>-7.6517064923</text:p>
          </table:table-cell>
          <table:table-cell office:value-type="float" office:value="-7.08880142775377" calcext:value-type="float">
            <text:p>-7.0888014278</text:p>
          </table:table-cell>
          <table:table-cell office:value-type="float" office:value="-6.54397354488928" calcext:value-type="float">
            <text:p>-6.5439735449</text:p>
          </table:table-cell>
          <table:table-cell office:value-type="float" office:value="-6.0131741572444" calcext:value-type="float">
            <text:p>-6.0131741572</text:p>
          </table:table-cell>
          <table:table-cell office:value-type="float" office:value="-5.49462544829437" calcext:value-type="float">
            <text:p>-5.4946254483</text:p>
          </table:table-cell>
          <table:table-cell office:value-type="float" office:value="-4.98813052476747" calcext:value-type="float">
            <text:p>-4.9881305248</text:p>
          </table:table-cell>
          <table:table-cell office:value-type="float" office:value="-4.49470199973757" calcext:value-type="float">
            <text:p>-4.4947019997</text:p>
          </table:table-cell>
          <table:table-cell office:value-type="float" office:value="-4.01622679076843" calcext:value-type="float">
            <text:p>-4.0162267908</text:p>
          </table:table-cell>
          <table:table-cell office:value-type="float" office:value="-3.55509756405716" calcext:value-type="float">
            <text:p>-3.5550975641</text:p>
          </table:table-cell>
          <table:table-cell office:value-type="float" office:value="-3.11382101797733" calcext:value-type="float">
            <text:p>-3.113821018</text:p>
          </table:table-cell>
          <table:table-cell office:value-type="float" office:value="-2.69465183416925" calcext:value-type="float">
            <text:p>-2.6946518342</text:p>
          </table:table-cell>
          <table:table-cell office:value-type="float" office:value="-2.29930298602788" calcext:value-type="float">
            <text:p>-2.299302986</text:p>
          </table:table-cell>
          <table:table-cell office:value-type="float" office:value="-1.92875726141283" calcext:value-type="float">
            <text:p>-1.9287572614</text:p>
          </table:table-cell>
          <table:table-cell office:value-type="float" office:value="-1.58318229121644" calcext:value-type="float">
            <text:p>-1.5831822912</text:p>
          </table:table-cell>
          <table:table-cell office:value-type="float" office:value="-1.26194333390211" calcext:value-type="float">
            <text:p>-1.2619433339</text:p>
          </table:table-cell>
          <table:table-cell office:value-type="float" office:value="-0.963702147931489" calcext:value-type="float">
            <text:p>-0.9637021479</text:p>
          </table:table-cell>
          <table:table-cell office:value-type="float" office:value="-0.686576181854193" calcext:value-type="float">
            <text:p>-0.6865761819</text:p>
          </table:table-cell>
          <table:table-cell office:value-type="float" office:value="-0.428317764837445" calcext:value-type="float">
            <text:p>-0.4283177648</text:p>
          </table:table-cell>
          <table:table-cell office:value-type="float" office:value="-0.186471369077186" calcext:value-type="float">
            <text:p>-0.1864713691</text:p>
          </table:table-cell>
          <table:table-cell office:value-type="float" office:value="0.0415183007543263" calcext:value-type="float">
            <text:p>0.0415183008</text:p>
          </table:table-cell>
          <table:table-cell office:value-type="float" office:value="0.25825232470023" calcext:value-type="float">
            <text:p>0.2582523247</text:p>
          </table:table-cell>
          <table:table-cell office:value-type="float" office:value="0.466364605296903" calcext:value-type="float">
            <text:p>0.4663646053</text:p>
          </table:table-cell>
          <table:table-cell office:value-type="float" office:value="0.668529317619022" calcext:value-type="float">
            <text:p>0.6685293176</text:p>
          </table:table-cell>
          <table:table-cell office:value-type="float" office:value="0.867469882718215" calcext:value-type="float">
            <text:p>0.8674698827</text:p>
          </table:table-cell>
          <table:table-cell office:value-type="float" office:value="1.0659566085636" calcext:value-type="float">
            <text:p>1.0659566086</text:p>
          </table:table-cell>
          <table:table-cell office:value-type="float" office:value="1.26678604169706" calcext:value-type="float">
            <text:p>1.2667860417</text:p>
          </table:table-cell>
          <table:table-cell office:value-type="float" office:value="1.47273869495514" calcext:value-type="float">
            <text:p>1.472738695</text:p>
          </table:table-cell>
          <table:table-cell office:value-type="float" office:value="1.68651319141611" calcext:value-type="float">
            <text:p>1.6865131914</text:p>
          </table:table-cell>
          <table:table-cell office:value-type="float" office:value="1.91063537248299" calcext:value-type="float">
            <text:p>1.9106353725</text:p>
          </table:table-cell>
          <table:table-cell office:value-type="float" office:value="2.14734247679981" calcext:value-type="float">
            <text:p>2.1473424768</text:p>
          </table:table-cell>
          <table:table-cell office:value-type="float" office:value="2.39844681962119" calcext:value-type="float">
            <text:p>2.3984468196</text:p>
          </table:table-cell>
          <table:table-cell office:value-type="float" office:value="2.6651911574772" calcext:value-type="float">
            <text:p>2.6651911575</text:p>
          </table:table-cell>
          <table:table-cell office:value-type="float" office:value="2.94811779869097" calcext:value-type="float">
            <text:p>2.9481177987</text:p>
          </table:table-cell>
          <table:table-cell office:value-type="float" office:value="3.24698166632034" calcext:value-type="float">
            <text:p>3.2469816663</text:p>
          </table:table-cell>
          <table:table-cell office:value-type="float" office:value="3.56073830029116" calcext:value-type="float">
            <text:p>3.5607383003</text:p>
          </table:table-cell>
          <table:table-cell office:value-type="float" office:value="3.88762652421908" calcext:value-type="float">
            <text:p>3.8876265242</text:p>
          </table:table-cell>
          <table:table-cell office:value-type="float" office:value="4.22534233342217" calcext:value-type="float">
            <text:p>4.2253423334</text:p>
          </table:table-cell>
          <table:table-cell office:value-type="float" office:value="4.57127242805381" calcext:value-type="float">
            <text:p>4.5712724281</text:p>
          </table:table-cell>
          <table:table-cell office:value-type="float" office:value="4.92273377076542" calcext:value-type="float">
            <text:p>4.9227337708</text:p>
          </table:table-cell>
          <table:table-cell office:value-type="float" office:value="5.27715821875868" calcext:value-type="float">
            <text:p>5.2771582188</text:p>
          </table:table-cell>
          <table:table-cell office:value-type="float" office:value="5.6321695562136" calcext:value-type="float">
            <text:p>5.6321695562</text:p>
          </table:table-cell>
          <table:table-cell office:value-type="float" office:value="5.98551768486034" calcext:value-type="float">
            <text:p>5.9855176849</text:p>
          </table:table-cell>
          <table:table-cell office:value-type="float" office:value="6.33485298551903" calcext:value-type="float">
            <text:p>6.3348529855</text:p>
          </table:table-cell>
          <table:table-cell office:value-type="float" office:value="6.67733879582296" calcext:value-type="float">
            <text:p>6.6773387958</text:p>
          </table:table-cell>
          <table:table-cell office:value-type="float" office:value="7.00911476194764" calcext:value-type="float">
            <text:p>7.0091147619</text:p>
          </table:table-cell>
          <table:table-cell office:value-type="float" office:value="7.32464885881723" calcext:value-type="float">
            <text:p>7.3246488588</text:p>
          </table:table-cell>
          <table:table-cell office:value-type="float" office:value="7.61606586131729" calcext:value-type="float">
            <text:p>7.6160658613</text:p>
          </table:table-cell>
          <table:table-cell office:value-type="float" office:value="7.87262753483394" calcext:value-type="float">
            <text:p>7.8726275348</text:p>
          </table:table-cell>
          <table:table-cell office:value-type="float" office:value="8.08065934073941" calcext:value-type="float">
            <text:p>8.0806593407</text:p>
          </table:table-cell>
          <table:table-cell office:value-type="float" office:value="8.22431730751942" calcext:value-type="float">
            <text:p>8.2243173075</text:p>
          </table:table-cell>
          <table:table-cell office:value-type="float" office:value="8.28754144650923" calcext:value-type="float">
            <text:p>8.2875414465</text:p>
          </table:table-cell>
          <table:table-cell office:value-type="float" office:value="8.25718797879782" calcext:value-type="float">
            <text:p>8.2571879788</text:p>
          </table:table-cell>
          <table:table-cell office:value-type="float" office:value="8.12664187074804" calcext:value-type="float">
            <text:p>8.1266418707</text:p>
          </table:table-cell>
          <table:table-cell office:value-type="float" office:value="7.89851191799478" calcext:value-type="float">
            <text:p>7.898511918</text:p>
          </table:table-cell>
          <table:table-cell office:value-type="float" office:value="7.58495783554354" calcext:value-type="float">
            <text:p>7.5849578355</text:p>
          </table:table-cell>
          <table:table-cell office:value-type="float" office:value="7.20519410490784" calcext:value-type="float">
            <text:p>7.2051941049</text:p>
          </table:table-cell>
          <table:table-cell office:value-type="float" office:value="6.78121987715039" calcext:value-type="float">
            <text:p>6.7812198772</text:p>
          </table:table-cell>
          <table:table-cell office:value-type="float" office:value="6.33364250228436" calcext:value-type="float">
            <text:p>6.3336425023</text:p>
          </table:table-cell>
          <table:table-cell office:value-type="float" office:value="5.87900646411679" calcext:value-type="float">
            <text:p>5.8790064641</text:p>
          </table:table-cell>
          <table:table-cell office:value-type="float" office:value="5.42892489924681" calcext:value-type="float">
            <text:p>5.4289248992</text:p>
          </table:table-cell>
          <table:table-cell office:value-type="float" office:value="4.99049384074715" calcext:value-type="float">
            <text:p>4.9904938407</text:p>
          </table:table-cell>
          <table:table-cell office:value-type="float" office:value="4.56728557419331" calcext:value-type="float">
            <text:p>4.5672855742</text:p>
          </table:table-cell>
          <table:table-cell office:value-type="float" office:value="4.16041818706758" calcext:value-type="float">
            <text:p>4.1604181871</text:p>
          </table:table-cell>
          <table:table-cell office:value-type="float" office:value="3.7694604644352" calcext:value-type="float">
            <text:p>3.7694604644</text:p>
          </table:table-cell>
          <table:table-cell office:value-type="float" office:value="3.39310851815684" calcext:value-type="float">
            <text:p>3.3931085182</text:p>
          </table:table-cell>
          <table:table-cell office:value-type="float" office:value="3.02965470264692" calcext:value-type="float">
            <text:p>3.0296547026</text:p>
          </table:table-cell>
          <table:table-cell office:value-type="float" office:value="2.67729569920165" calcext:value-type="float">
            <text:p>2.6772956992</text:p>
          </table:table-cell>
          <table:table-cell office:value-type="float" office:value="2.33432621748891" calcext:value-type="float">
            <text:p>2.3343262175</text:p>
          </table:table-cell>
          <table:table-cell office:value-type="float" office:value="1.99925518378501" calcext:value-type="float">
            <text:p>1.9992551838</text:p>
          </table:table-cell>
          <table:table-cell office:value-type="float" office:value="1.67087054448015" calcext:value-type="float">
            <text:p>1.6708705445</text:p>
          </table:table-cell>
          <table:table-cell office:value-type="float" office:value="1.34826988028721" calcext:value-type="float">
            <text:p>1.3482698803</text:p>
          </table:table-cell>
          <table:table-cell office:value-type="float" office:value="1.03086757745196" calcext:value-type="float">
            <text:p>1.0308675775</text:p>
          </table:table-cell>
          <table:table-cell office:value-type="float" office:value="0.718385077165067" calcext:value-type="float">
            <text:p>0.7183850772</text:p>
          </table:table-cell>
          <table:table-cell office:value-type="float" office:value="0.410828204348768" calcext:value-type="float">
            <text:p>0.4108282043</text:p>
          </table:table-cell>
          <table:table-cell office:value-type="float" office:value="0.108454274415841" calcext:value-type="float">
            <text:p>0.1084542744</text:p>
          </table:table-cell>
          <table:table-cell office:value-type="float" office:value="-0.188268799697813" calcext:value-type="float">
            <text:p>-0.1882687997</text:p>
          </table:table-cell>
          <table:table-cell office:value-type="float" office:value="-0.478709147410665" calcext:value-type="float">
            <text:p>-0.4787091474</text:p>
          </table:table-cell>
          <table:table-cell office:value-type="float" office:value="-0.762120813617511" calcext:value-type="float">
            <text:p>-0.7621208136</text:p>
          </table:table-cell>
          <table:table-cell office:value-type="float" office:value="-1.03769409694666" calcext:value-type="float">
            <text:p>-1.0376940969</text:p>
          </table:table-cell>
          <table:table-cell office:value-type="float" office:value="-1.30460351574913" calcext:value-type="float">
            <text:p>-1.3046035157</text:p>
          </table:table-cell>
          <table:table-cell office:value-type="float" office:value="-1.56205077804007" calcext:value-type="float">
            <text:p>-1.562050778</text:p>
          </table:table-cell>
          <table:table-cell office:value-type="float" office:value="-1.80930063369473" calcext:value-type="float">
            <text:p>-1.8093006337</text:p>
          </table:table-cell>
          <table:table-cell office:value-type="float" office:value="-2.04570820174469" calcext:value-type="float">
            <text:p>-2.0457082017</text:p>
          </table:table-cell>
          <table:table-cell office:value-type="float" office:value="-2.27073716788665" calcext:value-type="float">
            <text:p>-2.2707371679</text:p>
          </table:table-cell>
          <table:table-cell office:value-type="float" office:value="-2.48396900786386" calcext:value-type="float">
            <text:p>-2.4839690079</text:p>
          </table:table-cell>
          <table:table-cell office:value-type="float" office:value="-2.68510401538251" calcext:value-type="float">
            <text:p>-2.6851040154</text:p>
          </table:table-cell>
          <table:table-cell office:value-type="float" office:value="-2.8739553544861" calcext:value-type="float">
            <text:p>-2.8739553545</text:p>
          </table:table-cell>
          <table:table-cell office:value-type="float" office:value="-3.05043761769396" calcext:value-type="float">
            <text:p>-3.0504376177</text:p>
          </table:table-cell>
          <table:table-cell office:value-type="float" office:value="-3.21455148027209" calcext:value-type="float">
            <text:p>-3.2145514803</text:p>
          </table:table-cell>
          <table:table-cell office:value-type="float" office:value="-3.36636603033183" calcext:value-type="float">
            <text:p>-3.3663660303</text:p>
          </table:table-cell>
          <table:table-cell office:value-type="float" office:value="-3.50600025103379" calcext:value-type="float">
            <text:p>-3.506000251</text:p>
          </table:table-cell>
          <table:table-cell office:value-type="float" office:value="-3.63360495665387" calcext:value-type="float">
            <text:p>-3.6336049567</text:p>
          </table:table-cell>
          <table:table-cell office:value-type="float" office:value="-3.74934625991414" calcext:value-type="float">
            <text:p>-3.7493462599</text:p>
          </table:table-cell>
          <table:table-cell office:value-type="float" office:value="-3.85339139709057" calcext:value-type="float">
            <text:p>-3.8533913971</text:p>
          </table:table-cell>
          <table:table-cell office:value-type="float" office:value="-3.94589748273182" calcext:value-type="float">
            <text:p>-3.9458974827</text:p>
          </table:table-cell>
          <table:table-cell office:value-type="float" office:value="-4.02700352413411" calcext:value-type="float">
            <text:p>-4.0270035241</text:p>
          </table:table-cell>
          <table:table-cell office:value-type="float" office:value="-4.09682580397957" calcext:value-type="float">
            <text:p>-4.096825804</text:p>
          </table:table-cell>
          <table:table-cell office:value-type="float" office:value="-4.15545653541146" calcext:value-type="float">
            <text:p>-4.1554565354</text:p>
          </table:table-cell>
          <table:table-cell office:value-type="float" office:value="-4.20296550067659" calcext:value-type="float">
            <text:p>-4.2029655007</text:p>
          </table:table-cell>
          <table:table-cell office:value-type="float" office:value="-4.23940419890158" calcext:value-type="float">
            <text:p>-4.2394041989</text:p>
          </table:table-cell>
          <table:table-cell office:value-type="float" office:value="-4.26481185711282" calcext:value-type="float">
            <text:p>-4.2648118571</text:p>
          </table:table-cell>
          <table:table-cell office:value-type="float" office:value="-4.27922252051974" calcext:value-type="float">
            <text:p>-4.2792225205</text:p>
          </table:table-cell>
          <table:table-cell office:value-type="float" office:value="-4.28267236204672" calcext:value-type="float">
            <text:p>-4.282672362</text:p>
          </table:table-cell>
          <table:table-cell office:value-type="float" office:value="-4.27520636597467" calcext:value-type="float">
            <text:p>-4.275206366</text:p>
          </table:table-cell>
          <table:table-cell office:value-type="float" office:value="-4.25688366325233" calcext:value-type="float">
            <text:p>-4.2568836633</text:p>
          </table:table-cell>
          <table:table-cell office:value-type="float" office:value="-4.2277810217357" calcext:value-type="float">
            <text:p>-4.2277810217</text:p>
          </table:table-cell>
          <table:table-cell office:value-type="float" office:value="-4.18799429388207" calcext:value-type="float">
            <text:p>-4.1879942939</text:p>
          </table:table-cell>
          <table:table-cell office:value-type="float" office:value="-4.13763794896679" calcext:value-type="float">
            <text:p>-4.137637949</text:p>
          </table:table-cell>
          <table:table-cell office:value-type="float" office:value="-4.07684311147167" calcext:value-type="float">
            <text:p>-4.0768431115</text:p>
          </table:table-cell>
          <table:table-cell office:value-type="float" office:value="-4.005754743373" calcext:value-type="float">
            <text:p>-4.0057547434</text:p>
          </table:table-cell>
          <table:table-cell office:value-type="float" office:value="-3.92452871425221" calcext:value-type="float">
            <text:p>-3.9245287143</text:p>
          </table:table-cell>
          <table:table-cell office:value-type="float" office:value="-3.83332949022493" calcext:value-type="float">
            <text:p>-3.8333294902</text:p>
          </table:table-cell>
          <table:table-cell office:value-type="float" office:value="-3.73232905255191" calcext:value-type="float">
            <text:p>-3.7323290526</text:p>
          </table:table-cell>
          <table:table-cell office:value-type="float" office:value="-3.62170745710894" calcext:value-type="float">
            <text:p>-3.6217074571</text:p>
          </table:table-cell>
          <table:table-cell office:value-type="float" office:value="-3.50165520225629" calcext:value-type="float">
            <text:p>-3.5016552023</text:p>
          </table:table-cell>
          <table:table-cell office:value-type="float" office:value="-3.37237732076477" calcext:value-type="float">
            <text:p>-3.3723773208</text:p>
          </table:table-cell>
          <table:table-cell office:value-type="float" office:value="-3.23409888113584" calcext:value-type="float">
            <text:p>-3.2340988811</text:p>
          </table:table-cell>
          <table:table-cell office:value-type="float" office:value="-3.08707139585778" calcext:value-type="float">
            <text:p>-3.0870713959</text:p>
          </table:table-cell>
          <table:table-cell office:value-type="float" office:value="-2.93157950120583" calcext:value-type="float">
            <text:p>-2.9315795012</text:p>
          </table:table-cell>
          <table:table-cell office:value-type="float" office:value="-2.7679472012935" calcext:value-type="float">
            <text:p>-2.7679472013</text:p>
          </table:table-cell>
          <table:table-cell office:value-type="float" office:value="-2.59654296131844" calcext:value-type="float">
            <text:p>-2.5965429613</text:p>
          </table:table-cell>
          <table:table-cell office:value-type="float" office:value="-2.41778299347186" calcext:value-type="float">
            <text:p>-2.4177829935</text:p>
          </table:table-cell>
          <table:table-cell office:value-type="float" office:value="-2.23213220505839" calcext:value-type="float">
            <text:p>-2.2321322051</text:p>
          </table:table-cell>
          <table:table-cell office:value-type="float" office:value="-2.04010247033393" calcext:value-type="float">
            <text:p>-2.0401024703</text:p>
          </table:table-cell>
          <table:table-cell office:value-type="float" office:value="-1.8422481375582" calcext:value-type="float">
            <text:p>-1.8422481376</text:p>
          </table:table-cell>
          <table:table-cell office:value-type="float" office:value="-1.63915897377376" calcext:value-type="float">
            <text:p>-1.6391589738</text:p>
          </table:table-cell>
          <table:table-cell office:value-type="float" office:value="-1.43145105473801" calcext:value-type="float">
            <text:p>-1.4314510547</text:p>
          </table:table-cell>
          <table:table-cell office:value-type="float" office:value="-1.21975639105441" calcext:value-type="float">
            <text:p>-1.2197563911</text:p>
          </table:table-cell>
          <table:table-cell office:value-type="float" office:value="-1.00471230574201" calcext:value-type="float">
            <text:p>-1.0047123057</text:p>
          </table:table-cell>
          <table:table-cell office:value-type="float" office:value="-0.786951709288886" calcext:value-type="float">
            <text:p>-0.7869517093</text:p>
          </table:table-cell>
          <table:table-cell office:value-type="float" office:value="-0.567095432848088" calcext:value-type="float">
            <text:p>-0.5670954328</text:p>
          </table:table-cell>
          <table:table-cell office:value-type="float" office:value="-0.34574767164492" calcext:value-type="float">
            <text:p>-0.3457476716</text:p>
          </table:table-cell>
          <table:table-cell office:value-type="float" office:value="-0.12349536843951" calcext:value-type="float">
            <text:p>-0.1234953684</text:p>
          </table:table-cell>
          <table:table-cell office:value-type="float" office:value="0.0990879462527428" calcext:value-type="float">
            <text:p>0.0990879463</text:p>
          </table:table-cell>
          <table:table-cell office:value-type="float" office:value="0.321433714975141" calcext:value-type="float">
            <text:p>0.321433715</text:p>
          </table:table-cell>
          <table:table-cell office:value-type="float" office:value="0.54296557945321" calcext:value-type="float">
            <text:p>0.5429655795</text:p>
          </table:table-cell>
          <table:table-cell office:value-type="float" office:value="0.763082950809535" calcext:value-type="float">
            <text:p>0.7630829508</text:p>
          </table:table-cell>
          <table:table-cell office:value-type="float" office:value="0.98114200826898" calcext:value-type="float">
            <text:p>0.9811420083</text:p>
          </table:table-cell>
          <table:table-cell office:value-type="float" office:value="1.19643559486658" calcext:value-type="float">
            <text:p>1.1964355949</text:p>
          </table:table-cell>
          <table:table-cell office:value-type="float" office:value="1.40817382682995" calcext:value-type="float">
            <text:p>1.4081738268</text:p>
          </table:table-cell>
          <table:table-cell office:value-type="float" office:value="1.61546752132267" calcext:value-type="float">
            <text:p>1.6154675213</text:p>
          </table:table-cell>
          <table:table-cell office:value-type="float" office:value="1.81731673469758" calcext:value-type="float">
            <text:p>1.8173167347</text:p>
          </table:table-cell>
          <table:table-cell office:value-type="float" office:value="2.0126067316025" calcext:value-type="float">
            <text:p>2.0126067316</text:p>
          </table:table-cell>
          <table:table-cell office:value-type="float" office:value="2.20011350287916" calcext:value-type="float">
            <text:p>2.2001135029</text:p>
          </table:table-cell>
          <table:table-cell office:value-type="float" office:value="2.37852044848633" calcext:value-type="float">
            <text:p>2.3785204485</text:p>
          </table:table-cell>
          <table:table-cell office:value-type="float" office:value="2.5464469989802" calcext:value-type="float">
            <text:p>2.546446999</text:p>
          </table:table-cell>
          <table:table-cell office:value-type="float" office:value="2.70248877982995" calcext:value-type="float">
            <text:p>2.7024887798</text:p>
          </table:table-cell>
          <table:table-cell office:value-type="float" office:value="2.84526752232141" calcext:value-type="float">
            <text:p>2.8452675223</text:p>
          </table:table-cell>
          <table:table-cell office:value-type="float" office:value="2.97348747752888" calcext:value-type="float">
            <text:p>2.9734874775</text:p>
          </table:table-cell>
          <table:table-cell office:value-type="float" office:value="3.08599385030742" calcext:value-type="float">
            <text:p>3.0859938503</text:p>
          </table:table-cell>
          <table:table-cell office:value-type="float" office:value="3.18182801230535" calcext:value-type="float">
            <text:p>3.1818280123</text:p>
          </table:table-cell>
          <table:table-cell office:value-type="float" office:value="3.26027419651613" calcext:value-type="float">
            <text:p>3.2602741965</text:p>
          </table:table-cell>
          <table:table-cell office:value-type="float" office:value="3.3208931132316" calcext:value-type="float">
            <text:p>3.3208931132</text:p>
          </table:table-cell>
          <table:table-cell office:value-type="float" office:value="3.36353937797846" calcext:value-type="float">
            <text:p>3.363539378</text:p>
          </table:table-cell>
          <table:table-cell office:value-type="float" office:value="3.38836155838171" calcext:value-type="float">
            <text:p>3.3883615584</text:p>
          </table:table-cell>
          <table:table-cell office:value-type="float" office:value="3.39578567377496" calcext:value-type="float">
            <text:p>3.3957856738</text:p>
          </table:table-cell>
          <table:table-cell office:value-type="float" office:value="3.38648475116388" calcext:value-type="float">
            <text:p>3.3864847512</text:p>
          </table:table-cell>
          <table:table-cell office:value-type="float" office:value="3.36133826934019" calcext:value-type="float">
            <text:p>3.3613382693</text:p>
          </table:table-cell>
          <table:table-cell office:value-type="float" office:value="3.32138587084431" calcext:value-type="float">
            <text:p>3.3213858708</text:p>
          </table:table-cell>
          <table:table-cell office:value-type="float" office:value="3.2677796085951" calcext:value-type="float">
            <text:p>3.2677796086</text:p>
          </table:table-cell>
          <table:table-cell office:value-type="float" office:value="3.20173836417465" calcext:value-type="float">
            <text:p>3.2017383642</text:p>
          </table:table-cell>
          <table:table-cell office:value-type="float" office:value="3.12450713621129" calcext:value-type="float">
            <text:p>3.1245071362</text:p>
          </table:table-cell>
          <table:table-cell office:value-type="float" office:value="3.03732286127857" calcext:value-type="float">
            <text:p>3.0373228613</text:p>
          </table:table-cell>
          <table:table-cell office:value-type="float" office:value="2.94138746588416" calcext:value-type="float">
            <text:p>2.9413874659</text:p>
          </table:table-cell>
          <table:table-cell office:value-type="float" office:value="2.83784806385674" calcext:value-type="float">
            <text:p>2.8378480639</text:p>
          </table:table-cell>
          <table:table-cell office:value-type="float" office:value="2.72778365438309" calcext:value-type="float">
            <text:p>2.7277836544</text:p>
          </table:table-cell>
          <table:table-cell office:value-type="float" office:value="2.61219733960037" calcext:value-type="float">
            <text:p>2.6121973396</text:p>
          </table:table-cell>
          <table:table-cell office:value-type="float" office:value="2.49201293465902" calcext:value-type="float">
            <text:p>2.4920129347</text:p>
          </table:table-cell>
          <table:table-cell office:value-type="float" office:value="2.36807484203214" calcext:value-type="float">
            <text:p>2.368074842</text:p>
          </table:table-cell>
          <table:table-cell office:value-type="float" office:value="2.24115015902873" calcext:value-type="float">
            <text:p>2.241150159</text:p>
          </table:table-cell>
          <table:table-cell office:value-type="float" office:value="2.11193214240216" calcext:value-type="float">
            <text:p>2.1119321424</text:p>
          </table:table-cell>
          <table:table-cell office:value-type="float" office:value="1.98104433487454" calcext:value-type="float">
            <text:p>1.9810443349</text:p>
          </table:table-cell>
          <table:table-cell office:value-type="float" office:value="1.84904484249653" calcext:value-type="float">
            <text:p>1.8490448425</text:p>
          </table:table-cell>
          <table:table-cell office:value-type="float" office:value="1.71643042382421" calcext:value-type="float">
            <text:p>1.7164304238</text:p>
          </table:table-cell>
          <table:table-cell office:value-type="float" office:value="1.58364020261743" calcext:value-type="float">
            <text:p>1.5836402026</text:p>
          </table:table-cell>
          <table:table-cell office:value-type="float" office:value="1.45105894008613" calcext:value-type="float">
            <text:p>1.4510589401</text:p>
          </table:table-cell>
          <table:table-cell office:value-type="float" office:value="1.31901989855602" calcext:value-type="float">
            <text:p>1.3190198986</text:p>
          </table:table-cell>
          <table:table-cell office:value-type="float" office:value="1.18780739582493" calcext:value-type="float">
            <text:p>1.1878073958</text:p>
          </table:table-cell>
          <table:table-cell office:value-type="float" office:value="1.05765919004306" calcext:value-type="float">
            <text:p>1.05765919</text:p>
          </table:table-cell>
          <table:table-cell office:value-type="float" office:value="0.928768851521573" calcext:value-type="float">
            <text:p>0.9287688515</text:p>
          </table:table-cell>
          <table:table-cell office:value-type="float" office:value="0.801288274308174" calcext:value-type="float">
            <text:p>0.8012882743</text:p>
          </table:table-cell>
          <table:table-cell office:value-type="float" office:value="0.675330461240282" calcext:value-type="float">
            <text:p>0.6753304612</text:p>
          </table:table-cell>
          <table:table-cell office:value-type="float" office:value="0.55097268646465" calcext:value-type="float">
            <text:p>0.5509726865</text:p>
          </table:table-cell>
          <table:table-cell office:value-type="float" office:value="0.428260104030471" calcext:value-type="float">
            <text:p>0.428260104</text:p>
          </table:table-cell>
          <table:table-cell office:value-type="float" office:value="0.307209834574573" calcext:value-type="float">
            <text:p>0.3072098346</text:p>
          </table:table-cell>
          <table:table-cell office:value-type="float" office:value="0.187815527892568" calcext:value-type="float">
            <text:p>0.1878155279</text:p>
          </table:table-cell>
          <table:table-cell office:value-type="float" office:value="0.0700523697306199" calcext:value-type="float">
            <text:p>0.0700523697</text:p>
          </table:table-cell>
          <table:table-cell office:value-type="float" office:value="-0.0461175224313859" calcext:value-type="float">
            <text:p>-0.0461175224</text:p>
          </table:table-cell>
          <table:table-cell office:value-type="float" office:value="-0.160739387545741" calcext:value-type="float">
            <text:p>-0.1607393875</text:p>
          </table:table-cell>
          <table:table-cell office:value-type="float" office:value="-0.273859878860208" calcext:value-type="float">
            <text:p>-0.2738598789</text:p>
          </table:table-cell>
          <table:table-cell office:value-type="float" office:value="-0.38552098658128" calcext:value-type="float">
            <text:p>-0.3855209866</text:p>
          </table:table-cell>
          <table:table-cell office:value-type="float" office:value="-0.49575392785906" calcext:value-type="float">
            <text:p>-0.4957539279</text:p>
          </table:table-cell>
          <table:table-cell office:value-type="float" office:value="-0.604573113283129" calcext:value-type="float">
            <text:p>-0.6045731133</text:p>
          </table:table-cell>
          <table:table-cell office:value-type="float" office:value="-0.711970305559317" calcext:value-type="float">
            <text:p>-0.7119703056</text:p>
          </table:table-cell>
          <table:table-cell office:value-type="float" office:value="-0.81790909215596" calcext:value-type="float">
            <text:p>-0.8179090922</text:p>
          </table:table-cell>
          <table:table-cell office:value-type="float" office:value="-0.922319798625844" calcext:value-type="float">
            <text:p>-0.9223197986</text:p>
          </table:table-cell>
          <table:table-cell office:value-type="float" office:value="-1.02509497177444" calcext:value-type="float">
            <text:p>-1.0250949718</text:p>
          </table:table-cell>
          <table:table-cell office:value-type="float" office:value="-1.12608556058734" calcext:value-type="float">
            <text:p>-1.1260855606</text:p>
          </table:table-cell>
          <table:table-cell office:value-type="float" office:value="-1.2250979170124" calcext:value-type="float">
            <text:p>-1.225097917</text:p>
          </table:table-cell>
          <table:table-cell office:value-type="float" office:value="-1.32189172831657" calcext:value-type="float">
            <text:p>-1.3218917283</text:p>
          </table:table-cell>
          <table:table-cell office:value-type="float" office:value="-1.41617897886544" calcext:value-type="float">
            <text:p>-1.4161789789</text:p>
          </table:table-cell>
          <table:table-cell office:value-type="float" office:value="-1.50762402388285" calcext:value-type="float">
            <text:p>-1.5076240239</text:p>
          </table:table-cell>
          <table:table-cell office:value-type="float" office:value="-1.59584484372387" calcext:value-type="float">
            <text:p>-1.5958448437</text:p>
          </table:table-cell>
          <table:table-cell office:value-type="float" office:value="-1.68041553698588" calcext:value-type="float">
            <text:p>-1.680415537</text:p>
          </table:table-cell>
          <table:table-cell office:value-type="float" office:value="-1.76087010583292" calcext:value-type="float">
            <text:p>-1.7608701058</text:p>
          </table:table-cell>
          <table:table-cell office:value-type="float" office:value="-1.83670758657394" calcext:value-type="float">
            <text:p>-1.8367075866</text:p>
          </table:table-cell>
          <table:table-cell office:value-type="float" office:value="-1.90739857935747" calcext:value-type="float">
            <text:p>-1.9073985794</text:p>
          </table:table-cell>
          <table:table-cell office:value-type="float" office:value="-1.97239322642106" calcext:value-type="float">
            <text:p>-1.9723932264</text:p>
          </table:table-cell>
          <table:table-cell office:value-type="float" office:value="-2.03113066996117" calcext:value-type="float">
            <text:p>-2.03113067</text:p>
          </table:table-cell>
          <table:table-cell office:value-type="float" office:value="-2.08304997895276" calcext:value-type="float">
            <text:p>-2.083049979</text:p>
          </table:table-cell>
          <table:table-cell office:value-type="float" office:value="-2.12760246135258" calcext:value-type="float">
            <text:p>-2.1276024614</text:p>
          </table:table-cell>
          <table:table-cell office:value-type="float" office:value="-2.1642651706985" calcext:value-type="float">
            <text:p>-2.1642651707</text:p>
          </table:table-cell>
          <table:table-cell office:value-type="float" office:value="-2.19255527782181" calcext:value-type="float">
            <text:p>-2.1925552778</text:p>
          </table:table-cell>
          <table:table-cell office:value-type="float" office:value="-2.21204482158533" calcext:value-type="float">
            <text:p>-2.2120448216</text:p>
          </table:table-cell>
          <table:table-cell office:value-type="float" office:value="-2.22237519828566" calcext:value-type="float">
            <text:p>-2.2223751983</text:p>
          </table:table-cell>
          <table:table-cell office:value-type="float" office:value="-2.22327062504382" calcext:value-type="float">
            <text:p>-2.223270625</text:p>
          </table:table-cell>
          <table:table-cell office:value-type="float" office:value="-2.21454974736385" calcext:value-type="float">
            <text:p>-2.2145497474</text:p>
          </table:table-cell>
          <table:table-cell office:value-type="float" office:value="-2.1961345797744" calcext:value-type="float">
            <text:p>-2.1961345798</text:p>
          </table:table-cell>
          <table:table-cell office:value-type="float" office:value="-2.1680560846873" calcext:value-type="float">
            <text:p>-2.1680560847</text:p>
          </table:table-cell>
          <table:table-cell office:value-type="float" office:value="-2.13045590573389" calcext:value-type="float">
            <text:p>-2.1304559057</text:p>
          </table:table-cell>
          <table:table-cell office:value-type="float" office:value="-2.08358405732982" calcext:value-type="float">
            <text:p>-2.0835840573</text:p>
          </table:table-cell>
          <table:table-cell office:value-type="float" office:value="-2.02779269607598" calcext:value-type="float">
            <text:p>-2.0277926961</text:p>
          </table:table-cell>
          <table:table-cell office:value-type="float" office:value="-1.96352641698286" calcext:value-type="float">
            <text:p>-1.963526417</text:p>
          </table:table-cell>
          <table:table-cell office:value-type="float" office:value="-1.89130978380766" calcext:value-type="float">
            <text:p>-1.8913097838</text:p>
          </table:table-cell>
          <table:table-cell office:value-type="float" office:value="-1.81173298278778" calcext:value-type="float">
            <text:p>-1.8117329828</text:p>
          </table:table-cell>
          <table:table-cell office:value-type="float" office:value="-1.72543656353483" calcext:value-type="float">
            <text:p>-1.7254365635</text:p>
          </table:table-cell>
          <table:table-cell office:value-type="float" office:value="-1.63309619917038" calcext:value-type="float">
            <text:p>-1.6330961992</text:p>
          </table:table-cell>
          <table:table-cell office:value-type="float" office:value="-1.53540827596491" calcext:value-type="float">
            <text:p>-1.535408276</text:p>
          </table:table-cell>
          <table:table-cell office:value-type="float" office:value="-1.4330769382493" calcext:value-type="float">
            <text:p>-1.4330769382</text:p>
          </table:table-cell>
          <table:table-cell office:value-type="float" office:value="-1.32680299934876" calcext:value-type="float">
            <text:p>-1.3268029993</text:p>
          </table:table-cell>
          <table:table-cell office:value-type="float" office:value="-1.21727491418566" calcext:value-type="float">
            <text:p>-1.2172749142</text:p>
          </table:table-cell>
          <table:table-cell office:value-type="float" office:value="-1.10516181815479" calcext:value-type="float">
            <text:p>-1.1051618182</text:p>
          </table:table-cell>
          <table:table-cell office:value-type="float" office:value="-0.991108485448562" calcext:value-type="float">
            <text:p>-0.9911084854</text:p>
          </table:table-cell>
          <table:table-cell office:value-type="float" office:value="-0.875731955073369" calcext:value-type="float">
            <text:p>-0.8757319551</text:p>
          </table:table-cell>
          <table:table-cell office:value-type="float" office:value="-0.7596195139342" calcext:value-type="float">
            <text:p>-0.7596195139</text:p>
          </table:table-cell>
          <table:table-cell office:value-type="float" office:value="-0.64332770805891" calcext:value-type="float">
            <text:p>-0.6433277081</text:p>
          </table:table-cell>
          <table:table-cell office:value-type="float" office:value="-0.527382066903512" calcext:value-type="float">
            <text:p>-0.5273820669</text:p>
          </table:table-cell>
          <table:table-cell office:value-type="float" office:value="-0.412277262401548" calcext:value-type="float">
            <text:p>-0.4122772624</text:p>
          </table:table-cell>
          <table:table-cell office:value-type="float" office:value="-0.298477475079171" calcext:value-type="float">
            <text:p>-0.2984774751</text:p>
          </table:table-cell>
          <table:table-cell office:value-type="float" office:value="-0.18641679645977" calcext:value-type="float">
            <text:p>-0.1864167965</text:p>
          </table:table-cell>
          <table:table-cell office:value-type="float" office:value="-0.0764995540211544" calcext:value-type="float">
            <text:p>-0.076499554</text:p>
          </table:table-cell>
          <table:table-cell office:value-type="float" office:value="0.0308995023461289" calcext:value-type="float">
            <text:p>0.0308995023</text:p>
          </table:table-cell>
          <table:table-cell office:value-type="float" office:value="0.135435168091642" calcext:value-type="float">
            <text:p>0.1354351681</text:p>
          </table:table-cell>
          <table:table-cell office:value-type="float" office:value="0.236791885433538" calcext:value-type="float">
            <text:p>0.2367918854</text:p>
          </table:table-cell>
          <table:table-cell office:value-type="float" office:value="0.334683931479618" calcext:value-type="float">
            <text:p>0.3346839315</text:p>
          </table:table-cell>
          <table:table-cell office:value-type="float" office:value="0.428855629330651" calcext:value-type="float">
            <text:p>0.4288556293</text:p>
          </table:table-cell>
          <table:table-cell office:value-type="float" office:value="0.519081510764199" calcext:value-type="float">
            <text:p>0.5190815108</text:p>
          </table:table-cell>
          <table:table-cell office:value-type="float" office:value="0.605166359317226" calcext:value-type="float">
            <text:p>0.6051663593</text:p>
          </table:table-cell>
          <table:table-cell office:value-type="float" office:value="0.686945069309077" calcext:value-type="float">
            <text:p>0.6869450693</text:p>
          </table:table-cell>
          <table:table-cell office:value-type="float" office:value="0.764282267989249" calcext:value-type="float">
            <text:p>0.764282268</text:p>
          </table:table-cell>
          <table:table-cell office:value-type="float" office:value="0.837071662930966" calcext:value-type="float">
            <text:p>0.8370716629</text:p>
          </table:table-cell>
          <table:table-cell office:value-type="float" office:value="0.905235093431407" calcext:value-type="float">
            <text:p>0.9052350934</text:p>
          </table:table-cell>
          <table:table-cell office:value-type="float" office:value="0.968721281578162" calcext:value-type="float">
            <text:p>0.9687212816</text:p>
          </table:table-cell>
          <table:table-cell office:value-type="float" office:value="1.02750429454721" calcext:value-type="float">
            <text:p>1.0275042945</text:p>
          </table:table-cell>
          <table:table-cell office:value-type="float" office:value="1.08158174362678" calcext:value-type="float">
            <text:p>1.0815817436</text:p>
          </table:table-cell>
          <table:table-cell office:value-type="float" office:value="1.13097275671317" calcext:value-type="float">
            <text:p>1.1309727567</text:p>
          </table:table-cell>
          <table:table-cell office:value-type="float" office:value="1.17571576920059" calcext:value-type="float">
            <text:p>1.1757157692</text:p>
          </table:table-cell>
          <table:table-cell office:value-type="float" office:value="1.21586618318291" calcext:value-type="float">
            <text:p>1.2158661832</text:p>
          </table:table-cell>
          <table:table-cell office:value-type="float" office:value="1.25149394685078" calcext:value-type="float">
            <text:p>1.2514939469</text:p>
          </table:table-cell>
          <table:table-cell office:value-type="float" office:value="1.28268110527285" calcext:value-type="float">
            <text:p>1.2826811053</text:p>
          </table:table-cell>
          <table:table-cell office:value-type="float" office:value="1.30951937091343" calcext:value-type="float">
            <text:p>1.3095193709</text:p>
          </table:table-cell>
          <table:table-cell office:value-type="float" office:value="1.33210775787231" calcext:value-type="float">
            <text:p>1.3321077579</text:p>
          </table:table-cell>
          <table:table-cell office:value-type="float" office:value="1.35055031856349" calcext:value-type="float">
            <text:p>1.3505503186</text:p>
          </table:table-cell>
          <table:table-cell office:value-type="float" office:value="1.36495401596825" calcext:value-type="float">
            <text:p>1.364954016</text:p>
          </table:table-cell>
          <table:table-cell office:value-type="float" office:value="1.37542675919799" calcext:value-type="float">
            <text:p>1.3754267592</text:p>
          </table:table-cell>
          <table:table-cell office:value-type="float" office:value="1.38207562524781" calcext:value-type="float">
            <text:p>1.3820756252</text:p>
          </table:table-cell>
          <table:table-cell office:value-type="float" office:value="1.38500528572746" calcext:value-type="float">
            <text:p>1.3850052857</text:p>
          </table:table-cell>
          <table:table-cell office:value-type="float" office:value="1.38431665408224" calcext:value-type="float">
            <text:p>1.3843166541</text:p>
          </table:table-cell>
          <table:table-cell office:value-type="float" office:value="1.38010576628566" calcext:value-type="float">
            <text:p>1.3801057663</text:p>
          </table:table-cell>
          <table:table-cell office:value-type="float" office:value="1.37246290601104" calcext:value-type="float">
            <text:p>1.372462906</text:p>
          </table:table-cell>
          <table:table-cell office:value-type="float" office:value="1.36147198360733" calcext:value-type="float">
            <text:p>1.3614719836</text:p>
          </table:table-cell>
          <table:table-cell office:value-type="float" office:value="1.34721017652091" calcext:value-type="float">
            <text:p>1.3472101765</text:p>
          </table:table-cell>
          <table:table-cell office:value-type="float" office:value="1.32974783682945" calcext:value-type="float">
            <text:p>1.3297478368</text:p>
          </table:table-cell>
          <table:table-cell office:value-type="float" office:value="1.3091486690382" calcext:value-type="float">
            <text:p>1.309148669</text:p>
          </table:table-cell>
          <table:table-cell office:value-type="float" office:value="1.28547017805208" calcext:value-type="float">
            <text:p>1.2854701781</text:p>
          </table:table-cell>
          <table:table-cell office:value-type="float" office:value="1.2587643831808" calcext:value-type="float">
            <text:p>1.2587643832</text:p>
          </table:table-cell>
          <table:table-cell office:value-type="float" office:value="1.22907878915474" calcext:value-type="float">
            <text:p>1.2290787892</text:p>
          </table:table-cell>
          <table:table-cell office:value-type="float" office:value="1.19645759950845" calcext:value-type="float">
            <text:p>1.1964575995</text:p>
          </table:table-cell>
          <table:table-cell office:value-type="float" office:value="1.16094315149406" calcext:value-type="float">
            <text:p>1.1609431515</text:p>
          </table:table-cell>
          <table:table-cell office:value-type="float" office:value="1.12257754515367" calcext:value-type="float">
            <text:p>1.1225775452</text:p>
          </table:table-cell>
          <table:table-cell office:value-type="float" office:value="1.08140443260258" calcext:value-type="float">
            <text:p>1.0814044326</text:p>
          </table:table-cell>
          <table:table-cell office:value-type="float" office:value="1.03747092728826" calcext:value-type="float">
            <text:p>1.0374709273</text:p>
          </table:table-cell>
          <table:table-cell office:value-type="float" office:value="0.990829587360231" calcext:value-type="float">
            <text:p>0.9908295874</text:p>
          </table:table-cell>
          <table:table-cell office:value-type="float" office:value="0.941540422683782" calcext:value-type="float">
            <text:p>0.9415404227</text:p>
          </table:table-cell>
          <table:table-cell office:value-type="float" office:value="0.889672871826266" calcext:value-type="float">
            <text:p>0.8896728718</text:p>
          </table:table-cell>
          <table:table-cell office:value-type="float" office:value="0.835307693863163" calcext:value-type="float">
            <text:p>0.8353076939</text:p>
          </table:table-cell>
          <table:table-cell office:value-type="float" office:value="0.778538720360831" calcext:value-type="float">
            <text:p>0.7785387204</text:p>
          </table:table-cell>
          <table:table-cell office:value-type="float" office:value="0.719474415556041" calcext:value-type="float">
            <text:p>0.7194744156</text:p>
          </table:table-cell>
          <table:table-cell office:value-type="float" office:value="0.65823919759979" calcext:value-type="float">
            <text:p>0.6582391976</text:p>
          </table:table-cell>
          <table:table-cell office:value-type="float" office:value="0.594974480631585" calcext:value-type="float">
            <text:p>0.5949744806</text:p>
          </table:table-cell>
          <table:table-cell office:value-type="float" office:value="0.529839406088772" calcext:value-type="float">
            <text:p>0.5298394061</text:p>
          </table:table-cell>
          <table:table-cell office:value-type="float" office:value="0.463011241546729" calcext:value-type="float">
            <text:p>0.4630112415</text:p>
          </table:table-cell>
          <table:table-cell office:value-type="float" office:value="0.394685435894062" calcext:value-type="float">
            <text:p>0.3946854359</text:p>
          </table:table-cell>
          <table:table-cell office:value-type="float" office:value="0.325075330043201" calcext:value-type="float">
            <text:p>0.32507533</text:p>
          </table:table-cell>
          <table:table-cell office:value-type="float" office:value="0.254411531908758" calcext:value-type="float">
            <text:p>0.2544115319</text:p>
          </table:table-cell>
          <table:table-cell office:value-type="float" office:value="0.182940972371384" calcext:value-type="float">
            <text:p>0.1829409724</text:p>
          </table:table-cell>
          <table:table-cell office:value-type="float" office:value="0.110925664856252" calcext:value-type="float">
            <text:p>0.1109256649</text:p>
          </table:table-cell>
          <table:table-cell office:value-type="float" office:value="0.0386411947031684" calcext:value-type="float">
            <text:p>0.0386411947</text:p>
          </table:table-cell>
          <table:table-cell office:value-type="float" office:value="-0.0336250343164979" calcext:value-type="float">
            <text:p>-0.0336250343</text:p>
          </table:table-cell>
          <table:table-cell office:value-type="float" office:value="-0.105575769871766" calcext:value-type="float">
            <text:p>-0.1055757699</text:p>
          </table:table-cell>
          <table:table-cell office:value-type="float" office:value="-0.176906073256484" calcext:value-type="float">
            <text:p>-0.1769060733</text:p>
          </table:table-cell>
          <table:table-cell office:value-type="float" office:value="-0.247305652906209" calcext:value-type="float">
            <text:p>-0.2473056529</text:p>
          </table:table-cell>
          <table:table-cell office:value-type="float" office:value="-0.316461351179234" calcext:value-type="float">
            <text:p>-0.3164613512</text:p>
          </table:table-cell>
          <table:table-cell office:value-type="float" office:value="-0.384059768169431" calcext:value-type="float">
            <text:p>-0.3840597682</text:p>
          </table:table-cell>
          <table:table-cell office:value-type="float" office:value="-0.449790006329509" calcext:value-type="float">
            <text:p>-0.4497900063</text:p>
          </table:table-cell>
          <table:table-cell office:value-type="float" office:value="-0.513346517361624" calcext:value-type="float">
            <text:p>-0.5133465174</text:p>
          </table:table-cell>
          <table:table-cell office:value-type="float" office:value="-0.574432028010667" calcext:value-type="float">
            <text:p>-0.574432028</text:p>
          </table:table-cell>
          <table:table-cell office:value-type="float" office:value="-0.632760514283801" calcext:value-type="float">
            <text:p>-0.6327605143</text:p>
          </table:table-cell>
          <table:table-cell office:value-type="float" office:value="-0.68806018481395" calcext:value-type="float">
            <text:p>-0.6880601848</text:p>
          </table:table-cell>
          <table:table-cell office:value-type="float" office:value="-0.740076424503346" calcext:value-type="float">
            <text:p>-0.7400764245</text:p>
          </table:table-cell>
          <table:table-cell office:value-type="float" office:value="-0.788574640382322" calcext:value-type="float">
            <text:p>-0.7885746404</text:p>
          </table:table-cell>
          <table:table-cell office:value-type="float" office:value="-0.833342944047775" calcext:value-type="float">
            <text:p>-0.833342944</text:p>
          </table:table-cell>
          <table:table-cell office:value-type="float" office:value="-0.87419460029655" calcext:value-type="float">
            <text:p>-0.8741946003</text:p>
          </table:table-cell>
          <table:table-cell office:value-type="float" office:value="-0.910970170624375" calcext:value-type="float">
            <text:p>-0.9109701706</text:p>
          </table:table-cell>
          <table:table-cell office:value-type="float" office:value="-0.943539283749146" calcext:value-type="float">
            <text:p>-0.9435392837</text:p>
          </table:table-cell>
          <table:table-cell office:value-type="float" office:value="-0.971801973430824" calcext:value-type="float">
            <text:p>-0.9718019734</text:p>
          </table:table-cell>
          <table:table-cell office:value-type="float" office:value="-0.995689536306588" calcext:value-type="float">
            <text:p>-0.9956895363</text:p>
          </table:table-cell>
          <table:table-cell office:value-type="float" office:value="-1.01516487849074" calcext:value-type="float">
            <text:p>-1.0151648785</text:p>
          </table:table-cell>
          <table:table-cell office:value-type="float" office:value="-1.03022233817953" calcext:value-type="float">
            <text:p>-1.0302223382</text:p>
          </table:table-cell>
          <table:table-cell office:value-type="float" office:value="-1.04088699108356" calcext:value-type="float">
            <text:p>-1.0408869911</text:p>
          </table:table-cell>
          <table:table-cell office:value-type="float" office:value="-1.04721346472853" calcext:value-type="float">
            <text:p>-1.0472134647</text:p>
          </table:table-cell>
          <table:table-cell office:value-type="float" office:value="-1.04928430513917" calcext:value-type="float">
            <text:p>-1.0492843051</text:p>
          </table:table-cell>
          <table:table-cell office:value-type="float" office:value="-1.04720795399155" calcext:value-type="float">
            <text:p>-1.047207954</text:p>
          </table:table-cell>
          <table:table-cell office:value-type="float" office:value="-1.0411164051531" calcext:value-type="float">
            <text:p>-1.0411164052</text:p>
          </table:table-cell>
          <table:table-cell office:value-type="float" office:value="-1.03116261617886" calcext:value-type="float">
            <text:p>-1.0311626162</text:p>
          </table:table-cell>
          <table:table-cell office:value-type="float" office:value="-1.01751775274137" calcext:value-type="float">
            <text:p>-1.0175177527</text:p>
          </table:table-cell>
          <table:table-cell office:value-type="float" office:value="-1.00036834243679" calcext:value-type="float">
            <text:p>-1.0003683424</text:p>
          </table:table-cell>
          <table:table-cell office:value-type="float" office:value="-0.979913409506549" calcext:value-type="float">
            <text:p>-0.9799134095</text:p>
          </table:table-cell>
          <table:table-cell office:value-type="float" office:value="-0.956361654503688" calcext:value-type="float">
            <text:p>-0.9563616545</text:p>
          </table:table-cell>
          <table:table-cell office:value-type="float" office:value="-0.929928733662948" calcext:value-type="float">
            <text:p>-0.9299287337</text:p>
          </table:table-cell>
          <table:table-cell office:value-type="float" office:value="-0.90083468254655" calcext:value-type="float">
            <text:p>-0.9008346825</text:p>
          </table:table-cell>
          <table:table-cell office:value-type="float" office:value="-0.869301518199239" calcext:value-type="float">
            <text:p>-0.8693015182</text:p>
          </table:table-cell>
          <table:table-cell office:value-type="float" office:value="-0.835551044188471" calcext:value-type="float">
            <text:p>-0.8355510442</text:p>
          </table:table-cell>
          <table:table-cell office:value-type="float" office:value="-0.799802874007745" calcext:value-type="float">
            <text:p>-0.799802874</text:p>
          </table:table-cell>
          <table:table-cell office:value-type="float" office:value="-0.762272680686886" calcext:value-type="float">
            <text:p>-0.7622726807</text:p>
          </table:table-cell>
          <table:table-cell office:value-type="float" office:value="-0.723170674237782" calcext:value-type="float">
            <text:p>-0.7231706742</text:p>
          </table:table-cell>
          <table:table-cell office:value-type="float" office:value="-0.68270030377828" calcext:value-type="float">
            <text:p>-0.6827003038</text:p>
          </table:table-cell>
          <table:table-cell office:value-type="float" office:value="-0.641057177729829" calcext:value-type="float">
            <text:p>-0.6410571777</text:p>
          </table:table-cell>
          <table:table-cell office:value-type="float" office:value="-0.598428193203739" calcext:value-type="float">
            <text:p>-0.5984281932</text:p>
          </table:table-cell>
          <table:table-cell office:value-type="float" office:value="-0.554990864360703" calcext:value-type="float">
            <text:p>-0.5549908644</text:p>
          </table:table-cell>
          <table:table-cell office:value-type="float" office:value="-0.510912838912765" calcext:value-type="float">
            <text:p>-0.5109128389</text:p>
          </table:table-cell>
          <table:table-cell office:value-type="float" office:value="-0.466351591803786" calcext:value-type="float">
            <text:p>-0.4663515918</text:p>
          </table:table-cell>
          <table:table-cell office:value-type="float" office:value="-0.4214542852422" calcext:value-type="float">
            <text:p>-0.4214542852</text:p>
          </table:table-cell>
          <table:table-cell office:value-type="float" office:value="-0.376357784490611" calcext:value-type="float">
            <text:p>-0.3763577845</text:p>
          </table:table-cell>
          <table:table-cell office:value-type="float" office:value="-0.331188819000734" calcext:value-type="float">
            <text:p>-0.331188819</text:p>
          </table:table-cell>
          <table:table-cell office:value-type="float" office:value="-0.286064278520111" calcext:value-type="float">
            <text:p>-0.2860642785</text:p>
          </table:table-cell>
          <table:table-cell office:value-type="float" office:value="-0.241091633634016" calcext:value-type="float">
            <text:p>-0.2410916336</text:p>
          </table:table-cell>
          <table:table-cell office:value-type="float" office:value="-0.19636946981517" calcext:value-type="float">
            <text:p>-0.1963694698</text:p>
          </table:table-cell>
          <table:table-cell office:value-type="float" office:value="-0.151988123447211" calcext:value-type="float">
            <text:p>-0.1519881234</text:p>
          </table:table-cell>
          <table:table-cell office:value-type="float" office:value="-0.108030407491759" calcext:value-type="float">
            <text:p>-0.1080304075</text:p>
          </table:table-cell>
          <table:table-cell office:value-type="float" office:value="-0.0645724135333303" calcext:value-type="float">
            <text:p>-0.0645724135</text:p>
          </table:table-cell>
          <table:table-cell office:value-type="float" office:value="-0.0216843759163443" calcext:value-type="float">
            <text:p>-0.0216843759</text:p>
          </table:table-cell>
          <table:table-cell office:value-type="float" office:value="0.0205684173538234" calcext:value-type="float">
            <text:p>0.0205684174</text:p>
          </table:table-cell>
          <table:table-cell office:value-type="float" office:value="0.0621246832739963" calcext:value-type="float">
            <text:p>0.0621246833</text:p>
          </table:table-cell>
          <table:table-cell office:value-type="float" office:value="0.102926189298262" calcext:value-type="float">
            <text:p>0.1029261893</text:p>
          </table:table-cell>
          <table:table-cell office:value-type="float" office:value="0.142916803549518" calcext:value-type="float">
            <text:p>0.1429168035</text:p>
          </table:table-cell>
          <table:table-cell office:value-type="float" office:value="0.182041568277085" calcext:value-type="float">
            <text:p>0.1820415683</text:p>
          </table:table-cell>
          <table:table-cell office:value-type="float" office:value="0.220245815309994" calcext:value-type="float">
            <text:p>0.2202458153</text:p>
          </table:table-cell>
          <table:table-cell office:value-type="float" office:value="0.257474342210056" calcext:value-type="float">
            <text:p>0.2574743422</text:p>
          </table:table-cell>
          <table:table-cell office:value-type="float" office:value="0.293670667438859" calcext:value-type="float">
            <text:p>0.2936706674</text:p>
          </table:table-cell>
          <table:table-cell office:value-type="float" office:value="0.328776382088727" calcext:value-type="float">
            <text:p>0.3287763821</text:p>
          </table:table-cell>
          <table:table-cell office:value-type="float" office:value="0.362730614567237" calcext:value-type="float">
            <text:p>0.3627306146</text:p>
          </table:table-cell>
          <table:table-cell office:value-type="float" office:value="0.395469623057601" calcext:value-type="float">
            <text:p>0.3954696231</text:p>
          </table:table-cell>
          <table:table-cell office:value-type="float" office:value="0.426926528601435" calcext:value-type="float">
            <text:p>0.4269265286</text:p>
          </table:table-cell>
          <table:table-cell office:value-type="float" office:value="0.457031199280977" calcext:value-type="float">
            <text:p>0.4570311993</text:p>
          </table:table-cell>
          <table:table-cell office:value-type="float" office:value="0.485710293238535" calcext:value-type="float">
            <text:p>0.4857102932</text:p>
          </table:table-cell>
          <table:table-cell office:value-type="float" office:value="0.512887465202796" calcext:value-type="float">
            <text:p>0.5128874652</text:p>
          </table:table-cell>
          <table:table-cell office:value-type="float" office:value="0.538483737844283" calcext:value-type="float">
            <text:p>0.5384837378</text:p>
          </table:table-cell>
          <table:table-cell office:value-type="float" office:value="0.562418035718629" calcext:value-type="float">
            <text:p>0.5624180357</text:p>
          </table:table-cell>
          <table:table-cell office:value-type="float" office:value="0.584607875847298" calcext:value-type="float">
            <text:p>0.5846078758</text:p>
          </table:table-cell>
          <table:table-cell office:value-type="float" office:value="0.604970205209473" calcext:value-type="float">
            <text:p>0.6049702052</text:p>
          </table:table-cell>
          <table:table-cell office:value-type="float" office:value="0.623422371661723" calcext:value-type="float">
            <text:p>0.6234223717</text:p>
          </table:table-cell>
          <table:table-cell office:value-type="float" office:value="0.63988321115475" calcext:value-type="float">
            <text:p>0.6398832112</text:p>
          </table:table-cell>
          <table:table-cell office:value-type="float" office:value="0.654274230676374" calcext:value-type="float">
            <text:p>0.6542742307</text:p>
          </table:table-cell>
          <table:table-cell office:value-type="float" office:value="0.6665208632202" calcext:value-type="float">
            <text:p>0.6665208632</text:p>
          </table:table-cell>
          <table:table-cell office:value-type="float" office:value="0.676553768368469" calcext:value-type="float">
            <text:p>0.6765537684</text:p>
          </table:table-cell>
          <table:table-cell office:value-type="float" office:value="0.684310149899022" calcext:value-type="float">
            <text:p>0.6843101499</text:p>
          </table:table-cell>
          <table:table-cell office:value-type="float" office:value="0.68973506029256" calcext:value-type="float">
            <text:p>0.6897350603</text:p>
          </table:table-cell>
          <table:table-cell office:value-type="float" office:value="0.692782661237119" calcext:value-type="float">
            <text:p>0.6927826612</text:p>
          </table:table-cell>
          <table:table-cell office:value-type="float" office:value="0.693417409296718" calcext:value-type="float">
            <text:p>0.6934174093</text:p>
          </table:table-cell>
          <table:table-cell office:value-type="float" office:value="0.691615136904064" calcext:value-type="float">
            <text:p>0.6916151369</text:p>
          </table:table-cell>
          <table:table-cell office:value-type="float" office:value="0.687364000792161" calcext:value-type="float">
            <text:p>0.6873640008</text:p>
          </table:table-cell>
          <table:table-cell office:value-type="float" office:value="0.680665272892563" calcext:value-type="float">
            <text:p>0.6806652729</text:p>
          </table:table-cell>
          <table:table-cell office:value-type="float" office:value="0.671533952542878" calcext:value-type="float">
            <text:p>0.6715339525</text:p>
          </table:table-cell>
          <table:table-cell office:value-type="float" office:value="0.659999183450982" calcext:value-type="float">
            <text:p>0.6599991835</text:p>
          </table:table-cell>
          <table:table-cell office:value-type="float" office:value="0.646104464092049" calcext:value-type="float">
            <text:p>0.6461044641</text:p>
          </table:table-cell>
          <table:table-cell office:value-type="float" office:value="0.62990764585237" calcext:value-type="float">
            <text:p>0.6299076459</text:p>
          </table:table-cell>
          <table:table-cell office:value-type="float" office:value="0.611480719032754" calcext:value-type="float">
            <text:p>0.611480719</text:p>
          </table:table-cell>
          <table:table-cell office:value-type="float" office:value="0.590909392517044" calcext:value-type="float">
            <text:p>0.5909093925</text:p>
          </table:table-cell>
          <table:table-cell office:value-type="float" office:value="0.568292478236526" calcext:value-type="float">
            <text:p>0.5682924782</text:p>
          </table:table-cell>
          <table:table-cell office:value-type="float" office:value="0.543741096278747" calcext:value-type="float">
            <text:p>0.5437410963</text:p>
          </table:table-cell>
          <table:table-cell office:value-type="float" office:value="0.517377720405957" calcext:value-type="float">
            <text:p>0.5173777204</text:p>
          </table:table-cell>
          <table:table-cell office:value-type="float" office:value="0.489335086725945" calcext:value-type="float">
            <text:p>0.4893350867</text:p>
          </table:table-cell>
          <table:table-cell office:value-type="float" office:value="0.459754990227375" calcext:value-type="float">
            <text:p>0.4597549902</text:p>
          </table:table-cell>
          <table:table-cell office:value-type="float" office:value="0.428786994850842" calcext:value-type="float">
            <text:p>0.4287869949</text:p>
          </table:table-cell>
          <table:table-cell office:value-type="float" office:value="0.396587082779525" calcext:value-type="float">
            <text:p>0.3965870828</text:p>
          </table:table-cell>
          <table:table-cell office:value-type="float" office:value="0.363316267815162" calcext:value-type="float">
            <text:p>0.3633162678</text:p>
          </table:table-cell>
          <table:table-cell office:value-type="float" office:value="0.329139196211234" calcext:value-type="float">
            <text:p>0.3291391962</text:p>
          </table:table-cell>
          <table:table-cell office:value-type="float" office:value="0.294222756342449" calcext:value-type="float">
            <text:p>0.2942227563</text:p>
          </table:table-cell>
          <table:table-cell office:value-type="float" office:value="0.258734716278612" calcext:value-type="float">
            <text:p>0.2587347163</text:p>
          </table:table-cell>
          <table:table-cell office:value-type="float" office:value="0.222842405871606" calcext:value-type="float">
            <text:p>0.2228424059</text:p>
          </table:table-cell>
          <table:table-cell office:value-type="float" office:value="0.186711457503855" calcext:value-type="float">
            <text:p>0.1867114575</text:p>
          </table:table-cell>
          <table:table-cell office:value-type="float" office:value="0.150504617299566" calcext:value-type="float">
            <text:p>0.1505046173</text:p>
          </table:table-cell>
          <table:table-cell office:value-type="float" office:value="0.114380636446167" calcext:value-type="float">
            <text:p>0.1143806364</text:p>
          </table:table-cell>
          <table:table-cell office:value-type="float" office:value="0.0784932503566127" calcext:value-type="float">
            <text:p>0.0784932504</text:p>
          </table:table-cell>
          <table:table-cell office:value-type="float" office:value="0.042990251733549" calcext:value-type="float">
            <text:p>0.0429902517</text:p>
          </table:table-cell>
          <table:table-cell office:value-type="float" office:value="0.0080126621604093" calcext:value-type="float">
            <text:p>0.0080126622</text:p>
          </table:table-cell>
          <table:table-cell office:value-type="float" office:value="-0.0263059943943478" calcext:value-type="float">
            <text:p>-0.0263059944</text:p>
          </table:table-cell>
          <table:table-cell office:value-type="float" office:value="-0.0598403138593762" calcext:value-type="float">
            <text:p>-0.0598403139</text:p>
          </table:table-cell>
          <table:table-cell office:value-type="float" office:value="-0.0924735288121414" calcext:value-type="float">
            <text:p>-0.0924735288</text:p>
          </table:table-cell>
          <table:table-cell office:value-type="float" office:value="-0.124097919310278" calcext:value-type="float">
            <text:p>-0.1240979193</text:p>
          </table:table-cell>
          <table:table-cell office:value-type="float" office:value="-0.15461511832277" calcext:value-type="float">
            <text:p>-0.1546151183</text:p>
          </table:table-cell>
          <table:table-cell office:value-type="float" office:value="-0.183936313200959" calcext:value-type="float">
            <text:p>-0.1839363132</text:p>
          </table:table-cell>
          <table:table-cell office:value-type="float" office:value="-0.211982345573603" calcext:value-type="float">
            <text:p>-0.2119823456</text:p>
          </table:table-cell>
          <table:table-cell office:value-type="float" office:value="-0.238683713020771" calcext:value-type="float">
            <text:p>-0.238683713</text:p>
          </table:table-cell>
          <table:table-cell office:value-type="float" office:value="-0.263980476866899" calcext:value-type="float">
            <text:p>-0.2639804769</text:p>
          </table:table-cell>
          <table:table-cell office:value-type="float" office:value="-0.287822081416052" calcext:value-type="float">
            <text:p>-0.2878220814</text:p>
          </table:table-cell>
          <table:table-cell office:value-type="float" office:value="-0.310167090904566" calcext:value-type="float">
            <text:p>-0.3101670909</text:p>
          </table:table-cell>
          <table:table-cell office:value-type="float" office:value="-0.33098285134051" calcext:value-type="float">
            <text:p>-0.3309828513</text:p>
          </table:table-cell>
          <table:table-cell office:value-type="float" office:value="-0.350245085205305" calcext:value-type="float">
            <text:p>-0.3502450852</text:p>
          </table:table-cell>
          <table:table-cell office:value-type="float" office:value="-0.367937427685087" calcext:value-type="float">
            <text:p>-0.3679374277</text:p>
          </table:table-cell>
          <table:table-cell office:value-type="float" office:value="-0.384050913654938" calcext:value-type="float">
            <text:p>-0.3840509137</text:p>
          </table:table-cell>
          <table:table-cell office:value-type="float" office:value="-0.398583425043625" calcext:value-type="float">
            <text:p>-0.398583425</text:p>
          </table:table-cell>
          <table:table-cell office:value-type="float" office:value="-0.411539108449652" calcext:value-type="float">
            <text:p>-0.4115391084</text:p>
          </table:table-cell>
          <table:table-cell office:value-type="float" office:value="-0.422927772960057" calcext:value-type="float">
            <text:p>-0.422927773</text:p>
          </table:table-cell>
          <table:table-cell office:value-type="float" office:value="-0.432764278044408" calcext:value-type="float">
            <text:p>-0.432764278</text:p>
          </table:table-cell>
          <table:table-cell office:value-type="float" office:value="-0.441067921167226" calcext:value-type="float">
            <text:p>-0.4410679212</text:p>
          </table:table-cell>
          <table:table-cell office:value-type="float" office:value="-0.44786183439453" calcext:value-type="float">
            <text:p>-0.4478618344</text:p>
          </table:table-cell>
          <table:table-cell office:value-type="float" office:value="-0.453172398779143" calcext:value-type="float">
            <text:p>-0.4531723988</text:p>
          </table:table-cell>
          <table:table-cell office:value-type="float" office:value="-0.457028684710412" calcext:value-type="float">
            <text:p>-0.4570286847</text:p>
          </table:table-cell>
          <table:table-cell office:value-type="float" office:value="-0.459461925721996" calcext:value-type="float">
            <text:p>-0.4594619257</text:p>
          </table:table-cell>
          <table:table-cell office:value-type="float" office:value="-0.460505032480723" calcext:value-type="float">
            <text:p>-0.4605050325</text:p>
          </table:table-cell>
          <table:table-cell office:value-type="float" office:value="-0.460192152842459" calcext:value-type="float">
            <text:p>-0.4601921528</text:p>
          </table:table-cell>
          <table:table-cell office:value-type="float" office:value="-0.458558282968158" calcext:value-type="float">
            <text:p>-0.458558283</text:p>
          </table:table-cell>
          <table:table-cell office:value-type="float" office:value="-0.455638933553753" calcext:value-type="float">
            <text:p>-0.4556389336</text:p>
          </table:table-cell>
          <table:table-cell office:value-type="float" office:value="-0.451469854249084" calcext:value-type="float">
            <text:p>-0.4514698542</text:p>
          </table:table-cell>
          <table:table-cell table:style-name="ce1" office:value-type="float" office:value="-0.446086818330545" calcext:value-type="float">
            <text:p>-4.46E-01</text:p>
          </table:table-cell>
          <table:table-cell office:value-type="float" office:value="-0.439525468657196" calcext:value-type="float">
            <text:p>-0.4395254687</text:p>
          </table:table-cell>
          <table:table-cell office:value-type="float" office:value="-0.431821224888019" calcext:value-type="float">
            <text:p>-0.4318212249</text:p>
          </table:table-cell>
          <table:table-cell office:value-type="float" office:value="-0.423009250878557" calcext:value-type="float">
            <text:p>-0.4230092509</text:p>
          </table:table-cell>
          <table:table-cell office:value-type="float" office:value="-0.413124480119104" calcext:value-type="float">
            <text:p>-0.4131244801</text:p>
          </table:table-cell>
          <table:table-cell office:value-type="float" office:value="-0.402201696037041" calcext:value-type="float">
            <text:p>-0.402201696</text:p>
          </table:table-cell>
          <table:table-cell office:value-type="float" office:value="-0.390275662978083" calcext:value-type="float">
            <text:p>-0.390275663</text:p>
          </table:table-cell>
          <table:table-cell office:value-type="float" office:value="-0.377381302722085" calcext:value-type="float">
            <text:p>-0.3773813027</text:p>
          </table:table-cell>
          <table:table-cell office:value-type="float" office:value="-0.363553910497575" calcext:value-type="float">
            <text:p>-0.3635539105</text:p>
          </table:table-cell>
          <table:table-cell office:value-type="float" office:value="-0.348829403654596" calcext:value-type="float">
            <text:p>-0.3488294037</text:p>
          </table:table-cell>
          <table:table-cell office:value-type="float" office:value="-0.333244595458395" calcext:value-type="float">
            <text:p>-0.3332445955</text:p>
          </table:table-cell>
          <table:table-cell office:value-type="float" office:value="-0.316837485895563" calcext:value-type="float">
            <text:p>-0.3168374859</text:p>
          </table:table-cell>
          <table:table-cell office:value-type="float" office:value="-0.299647560958669" calcext:value-type="float">
            <text:p>-0.299647561</text:p>
          </table:table-cell>
          <table:table-cell office:value-type="float" office:value="-0.281716091609829" calcext:value-type="float">
            <text:p>-0.2817160916</text:p>
          </table:table-cell>
          <table:table-cell office:value-type="float" office:value="-0.263086423532058" calcext:value-type="float">
            <text:p>-0.2630864235</text:p>
          </table:table-cell>
          <table:table-cell office:value-type="float" office:value="-0.243804248867306" calcext:value-type="float">
            <text:p>-0.2438042489</text:p>
          </table:table-cell>
          <table:table-cell office:value-type="float" office:value="-0.223917851416907" calcext:value-type="float">
            <text:p>-0.2239178514</text:p>
          </table:table-cell>
          <table:table-cell office:value-type="float" office:value="-0.203478317242405" calcext:value-type="float">
            <text:p>-0.2034783172</text:p>
          </table:table-cell>
          <table:table-cell office:value-type="float" office:value="-0.182539703246458" calcext:value-type="float">
            <text:p>-0.1825397032</text:p>
          </table:table-cell>
          <table:table-cell office:value-type="float" office:value="-0.161159157122873" calcext:value-type="float">
            <text:p>-0.1611591571</text:p>
          </table:table-cell>
          <table:table-cell office:value-type="float" office:value="-0.139396983025116" calcext:value-type="float">
            <text:p>-0.139396983</text:p>
          </table:table-cell>
          <table:table-cell office:value-type="float" office:value="-0.117316648392509" calcext:value-type="float">
            <text:p>-0.1173166484</text:p>
          </table:table-cell>
          <table:table-cell office:value-type="float" office:value="-0.0949847285669125" calcext:value-type="float">
            <text:p>-0.0949847286</text:p>
          </table:table-cell>
          <table:table-cell office:value-type="float" office:value="-0.0724707871023811" calcext:value-type="float">
            <text:p>-0.0724707871</text:p>
          </table:table-cell>
          <table:table-cell office:value-type="float" office:value="-0.0498471909850973" calcext:value-type="float">
            <text:p>-0.049847191</text:p>
          </table:table-cell>
          <table:table-cell office:value-type="float" office:value="-0.0271888613113169" calcext:value-type="float">
            <text:p>-0.0271888613</text:p>
          </table:table-cell>
          <table:table-cell table:style-name="ce1" office:value-type="float" office:value="-0.00457296128560158" calcext:value-type="float">
            <text:p>-4.57E-03</text:p>
          </table:table-cell>
          <table:table-cell office:value-type="float" office:value="0.0179214753261125" calcext:value-type="float">
            <text:p>0.0179214753</text:p>
          </table:table-cell>
          <table:table-cell office:value-type="float" office:value="0.0402139709522054" calcext:value-type="float">
            <text:p>0.040213971</text:p>
          </table:table-cell>
          <table:table-cell office:value-type="float" office:value="0.0622230807321633" calcext:value-type="float">
            <text:p>0.0622230807</text:p>
          </table:table-cell>
          <table:table-cell office:value-type="float" office:value="0.0838669123477143" calcext:value-type="float">
            <text:p>0.0838669123</text:p>
          </table:table-cell>
          <table:table-cell office:value-type="float" office:value="0.105063681848421" calcext:value-type="float">
            <text:p>0.1050636818</text:p>
          </table:table-cell>
          <table:table-cell office:value-type="float" office:value="0.12573229741926" calcext:value-type="float">
            <text:p>0.1257322974</text:p>
          </table:table-cell>
          <table:table-cell office:value-type="float" office:value="0.145792962453983" calcext:value-type="float">
            <text:p>0.1457929625</text:p>
          </table:table-cell>
          <table:table-cell office:value-type="float" office:value="0.165167788872103" calcext:value-type="float">
            <text:p>0.1651677889</text:p>
          </table:table-cell>
          <table:table-cell office:value-type="float" office:value="0.183781411353953" calcext:value-type="float">
            <text:p>0.1837814114</text:p>
          </table:table-cell>
          <table:table-cell office:value-type="float" office:value="0.201561593072697" calcext:value-type="float">
            <text:p>0.2015615931</text:p>
          </table:table-cell>
          <table:table-cell office:value-type="float" office:value="0.218439813575803" calcext:value-type="float">
            <text:p>0.2184398136</text:p>
          </table:table-cell>
          <table:table-cell office:value-type="float" office:value="0.234351829713653" calcext:value-type="float">
            <text:p>0.2343518297</text:p>
          </table:table-cell>
          <table:table-cell office:value-type="float" office:value="0.24923820092761" calcext:value-type="float">
            <text:p>0.2492382009</text:p>
          </table:table-cell>
          <table:table-cell office:value-type="float" office:value="0.2630447707906" calcext:value-type="float">
            <text:p>0.2630447708</text:p>
          </table:table-cell>
          <table:table-cell office:value-type="float" office:value="0.275723097433262" calcext:value-type="float">
            <text:p>0.2757230974</text:p>
          </table:table-cell>
          <table:table-cell office:value-type="float" office:value="0.287230826376356" calcext:value-type="float">
            <text:p>0.2872308264</text:p>
          </table:table-cell>
          <table:table-cell office:value-type="float" office:value="0.297532000310835" calcext:value-type="float">
            <text:p>0.2975320003</text:p>
          </table:table-cell>
          <table:table-cell office:value-type="float" office:value="0.306597301499639" calcext:value-type="float">
            <text:p>0.3065973015</text:p>
          </table:table-cell>
          <table:table-cell office:value-type="float" office:value="0.314404223696341" calcext:value-type="float">
            <text:p>0.3144042237</text:p>
          </table:table-cell>
          <table:table-cell office:value-type="float" office:value="0.320937171755678" calcext:value-type="float">
            <text:p>0.3209371718</text:p>
          </table:table-cell>
          <table:table-cell office:value-type="float" office:value="0.326187488418399" calcext:value-type="float">
            <text:p>0.3261874884</text:p>
          </table:table-cell>
          <table:table-cell office:value-type="float" office:value="0.330153409054071" calcext:value-type="float">
            <text:p>0.3301534091</text:p>
          </table:table-cell>
          <table:table-cell office:value-type="float" office:value="0.33283994640594" calcext:value-type="float">
            <text:p>0.3328399464</text:p>
          </table:table-cell>
          <table:table-cell office:value-type="float" office:value="0.33425870856914" calcext:value-type="float">
            <text:p>0.3342587086</text:p>
          </table:table-cell>
          <table:table-cell office:value-type="float" office:value="0.334427654516688" calcext:value-type="float">
            <text:p>0.3344276545</text:p>
          </table:table-cell>
          <table:table-cell office:value-type="float" office:value="0.333370792441234" calcext:value-type="float">
            <text:p>0.3333707924</text:p>
          </table:table-cell>
          <table:table-cell office:value-type="float" office:value="0.331117826983238" calcext:value-type="float">
            <text:p>0.331117827</text:p>
          </table:table-cell>
          <table:table-cell office:value-type="float" office:value="0.32770376205401" calcext:value-type="float">
            <text:p>0.3277037621</text:p>
          </table:table-cell>
          <table:table-cell office:value-type="float" office:value="0.323168466426445" calcext:value-type="float">
            <text:p>0.3231684664</text:p>
          </table:table-cell>
          <table:table-cell office:value-type="float" office:value="0.317556209556603" calcext:value-type="float">
            <text:p>0.3175562096</text:p>
          </table:table-cell>
          <table:table-cell office:value-type="float" office:value="0.310915175219269" calcext:value-type="float">
            <text:p>0.3109151752</text:p>
          </table:table-cell>
          <table:table-cell office:value-type="float" office:value="0.303296960501509" calcext:value-type="float">
            <text:p>0.3032969605</text:p>
          </table:table-cell>
          <table:table-cell office:value-type="float" office:value="0.294756067513544" calcext:value-type="float">
            <text:p>0.2947560675</text:p>
          </table:table-cell>
          <table:table-cell office:value-type="float" office:value="0.285349394864454" calcext:value-type="float">
            <text:p>0.2853493949</text:p>
          </table:table-cell>
          <table:table-cell office:value-type="float" office:value="0.275135735530414" calcext:value-type="float">
            <text:p>0.2751357355</text:p>
          </table:table-cell>
          <table:table-cell office:value-type="float" office:value="0.264175287236347" calcext:value-type="float">
            <text:p>0.2641752872</text:p>
          </table:table-cell>
          <table:table-cell office:value-type="float" office:value="0.252529180898114" calcext:value-type="float">
            <text:p>0.2525291809</text:p>
          </table:table-cell>
          <table:table-cell office:value-type="float" office:value="0.240259032050783" calcext:value-type="float">
            <text:p>0.2402590321</text:p>
          </table:table-cell>
          <table:table-cell office:value-type="float" office:value="0.227426519536943" calcext:value-type="float">
            <text:p>0.2274265195</text:p>
          </table:table-cell>
          <table:table-cell office:value-type="float" office:value="0.214092995062073" calcext:value-type="float">
            <text:p>0.2140929951</text:p>
          </table:table-cell>
          <table:table-cell office:value-type="float" office:value="0.20031912655514" calcext:value-type="float">
            <text:p>0.2003191266</text:p>
          </table:table-cell>
          <table:table-cell office:value-type="float" office:value="0.186164577611672" calcext:value-type="float">
            <text:p>0.1861645776</text:p>
          </table:table-cell>
          <table:table-cell office:value-type="float" office:value="0.171687724652051" calcext:value-type="float">
            <text:p>0.1716877247</text:p>
          </table:table-cell>
          <table:table-cell office:value-type="float" office:value="0.156945412805568" calcext:value-type="float">
            <text:p>0.1569454128</text:p>
          </table:table-cell>
          <table:table-cell office:value-type="float" office:value="0.141992750935382" calcext:value-type="float">
            <text:p>0.1419927509</text:p>
          </table:table-cell>
          <table:table-cell office:value-type="float" office:value="0.126882945653997" calcext:value-type="float">
            <text:p>0.1268829457</text:p>
          </table:table-cell>
          <table:table-cell office:value-type="float" office:value="0.11166717364565" calcext:value-type="float">
            <text:p>0.1116671736</text:p>
          </table:table-cell>
          <table:table-cell office:value-type="float" office:value="0.0963944911124498" calcext:value-type="float">
            <text:p>0.0963944911</text:p>
          </table:table-cell>
          <table:table-cell office:value-type="float" office:value="0.0811117786971888" calcext:value-type="float">
            <text:p>0.0811117787</text:p>
          </table:table-cell>
          <table:table-cell office:value-type="float" office:value="0.0658637198082684" calcext:value-type="float">
            <text:p>0.0658637198</text:p>
          </table:table-cell>
          <table:table-cell office:value-type="float" office:value="0.050692809883624" calcext:value-type="float">
            <text:p>0.0506928099</text:p>
          </table:table-cell>
          <table:table-cell office:value-type="float" office:value="0.0356393937819349" calcext:value-type="float">
            <text:p>0.0356393938</text:p>
          </table:table-cell>
          <table:table-cell office:value-type="float" office:value="0.0207417281836725" calcext:value-type="float">
            <text:p>0.0207417282</text:p>
          </table:table-cell>
          <table:table-cell table:style-name="ce1" office:value-type="float" office:value="0.00603606562379733" calcext:value-type="float">
            <text:p>6.04E-03</text:p>
          </table:table-cell>
          <table:table-cell office:value-type="float" office:value="-0.00844324343513669" calcext:value-type="float">
            <text:p>-0.0084432434</text:p>
          </table:table-cell>
          <table:table-cell office:value-type="float" office:value="-0.0226636342432357" calcext:value-type="float">
            <text:p>-0.0226636342</text:p>
          </table:table-cell>
          <table:table-cell office:value-type="float" office:value="-0.0365942009799392" calcext:value-type="float">
            <text:p>-0.036594201</text:p>
          </table:table-cell>
          <table:table-cell office:value-type="float" office:value="-0.0502055634639853" calcext:value-type="float">
            <text:p>-0.0502055635</text:p>
          </table:table-cell>
          <table:table-cell office:value-type="float" office:value="-0.0634697312694654" calcext:value-type="float">
            <text:p>-0.0634697313</text:p>
          </table:table-cell>
          <table:table-cell office:value-type="float" office:value="-0.0763599690975769" calcext:value-type="float">
            <text:p>-0.0763599691</text:p>
          </table:table-cell>
          <table:table-cell office:value-type="float" office:value="-0.0888506671303535" calcext:value-type="float">
            <text:p>-0.0888506671</text:p>
          </table:table-cell>
          <table:table-cell office:value-type="float" office:value="-0.100917219909236" calcext:value-type="float">
            <text:p>-0.1009172199</text:p>
          </table:table-cell>
          <table:table-cell office:value-type="float" office:value="-0.112535917038956" calcext:value-type="float">
            <text:p>-0.112535917</text:p>
          </table:table-cell>
          <table:table-cell office:value-type="float" office:value="-0.123683848717741" calcext:value-type="float">
            <text:p>-0.1236838487</text:p>
          </table:table-cell>
          <table:table-cell office:value-type="float" office:value="-0.134338828741559" calcext:value-type="float">
            <text:p>-0.1343388287</text:p>
          </table:table-cell>
          <table:table-cell office:value-type="float" office:value="-0.144479337227628" calcext:value-type="float">
            <text:p>-0.1444793372</text:p>
          </table:table-cell>
          <table:table-cell office:value-type="float" office:value="-0.154084484856081" calcext:value-type="float">
            <text:p>-0.1540844849</text:p>
          </table:table-cell>
          <table:table-cell office:value-type="float" office:value="-0.163133999945332" calcext:value-type="float">
            <text:p>-0.1631339999</text:p>
          </table:table-cell>
          <table:table-cell office:value-type="float" office:value="-0.171608239164548" calcext:value-type="float">
            <text:p>-0.1716082392</text:p>
          </table:table-cell>
          <table:table-cell office:value-type="float" office:value="-0.179488222154162" calcext:value-type="float">
            <text:p>-0.1794882222</text:p>
          </table:table-cell>
          <table:table-cell office:value-type="float" office:value="-0.186755689782633" calcext:value-type="float">
            <text:p>-0.1867556898</text:p>
          </table:table-cell>
          <table:table-cell office:value-type="float" office:value="-0.19339318522495" calcext:value-type="float">
            <text:p>-0.1933931852</text:p>
          </table:table-cell>
          <table:table-cell office:value-type="float" office:value="-0.199384156516588" calcext:value-type="float">
            <text:p>-0.1993841565</text:p>
          </table:table-cell>
          <table:table-cell office:value-type="float" office:value="-0.204713078726698" calcext:value-type="float">
            <text:p>-0.2047130787</text:p>
          </table:table-cell>
          <table:table-cell office:value-type="float" office:value="-0.20936559341742" calcext:value-type="float">
            <text:p>-0.2093655934</text:p>
          </table:table-cell>
          <table:table-cell office:value-type="float" office:value="-0.213328662622722" calcext:value-type="float">
            <text:p>-0.2133286626</text:p>
          </table:table-cell>
          <table:table-cell office:value-type="float" office:value="-0.216590734200153" calcext:value-type="float">
            <text:p>-0.2165907342</text:p>
          </table:table-cell>
          <table:table-cell office:value-type="float" office:value="-0.219141915091537" calcext:value-type="float">
            <text:p>-0.2191419151</text:p>
          </table:table-cell>
          <table:table-cell office:value-type="float" office:value="-0.220974148781404" calcext:value-type="float">
            <text:p>-0.2209741488</text:p>
          </table:table-cell>
          <table:table-cell office:value-type="float" office:value="-0.222081393071673" calcext:value-type="float">
            <text:p>-0.2220813931</text:p>
          </table:table-cell>
          <table:table-cell office:value-type="float" office:value="-0.222459794202076" calcext:value-type="float">
            <text:p>-0.2224597942</text:p>
          </table:table-cell>
          <table:table-cell office:value-type="float" office:value="-0.222107853341139" calcext:value-type="float">
            <text:p>-0.2221078533</text:p>
          </table:table-cell>
          <table:table-cell office:value-type="float" office:value="-0.221026581552908" calcext:value-type="float">
            <text:p>-0.2210265816</text:p>
          </table:table-cell>
          <table:table-cell table:style-name="ce1" office:value-type="float" office:value="-0.219219639508766" calcext:value-type="float">
            <text:p>-2.19E-01</text:p>
          </table:table-cell>
          <table:table-cell office:value-type="float" office:value="-0.216693458458255" calcext:value-type="float">
            <text:p>-0.2166934585</text:p>
          </table:table-cell>
          <table:table-cell office:value-type="float" office:value="-0.213457339292248" calcext:value-type="float">
            <text:p>-0.2134573393</text:p>
          </table:table-cell>
          <table:table-cell office:value-type="float" office:value="-0.209523526918735" calcext:value-type="float">
            <text:p>-0.2095235269</text:p>
          </table:table-cell>
          <table:table-cell office:value-type="float" office:value="-0.204907257616681" calcext:value-type="float">
            <text:p>-0.2049072576</text:p>
          </table:table-cell>
          <table:table-cell office:value-type="float" office:value="-0.19962677752572" calcext:value-type="float">
            <text:p>-0.1996267775</text:p>
          </table:table-cell>
          <table:table-cell office:value-type="float" office:value="-0.193703330958138" calcext:value-type="float">
            <text:p>-0.193703331</text:p>
          </table:table-cell>
          <table:table-cell office:value-type="float" office:value="-0.187161117769932" calcext:value-type="float">
            <text:p>-0.1871611178</text:p>
          </table:table-cell>
          <table:table-cell office:value-type="float" office:value="-0.180027219588838" calcext:value-type="float">
            <text:p>-0.1800272196</text:p>
          </table:table-cell>
          <table:table-cell office:value-type="float" office:value="-0.17233149525413" calcext:value-type="float">
            <text:p>-0.1723314953</text:p>
          </table:table-cell>
          <table:table-cell office:value-type="float" office:value="-0.164106446364203" calcext:value-type="float">
            <text:p>-0.1641064464</text:p>
          </table:table-cell>
          <table:table-cell office:value-type="float" office:value="-0.155387054341102" calcext:value-type="float">
            <text:p>-0.1553870543</text:p>
          </table:table-cell>
          <table:table-cell office:value-type="float" office:value="-0.146210590895874" calcext:value-type="float">
            <text:p>-0.1462105909</text:p>
          </table:table-cell>
          <table:table-cell office:value-type="float" office:value="-0.136616404205754" calcext:value-type="float">
            <text:p>-0.1366164042</text:p>
          </table:table-cell>
          <table:table-cell office:value-type="float" office:value="-0.126645683486249" calcext:value-type="float">
            <text:p>-0.1266456835</text:p>
          </table:table-cell>
          <table:table-cell office:value-type="float" office:value="-0.116341204952846" calcext:value-type="float">
            <text:p>-0.116341205</text:p>
          </table:table-cell>
          <table:table-cell office:value-type="float" office:value="-0.105747062414138" calcext:value-type="float">
            <text:p>-0.1057470624</text:p>
          </table:table-cell>
          <table:table-cell office:value-type="float" office:value="-0.0949083859193611" calcext:value-type="float">
            <text:p>-0.0949083859</text:p>
          </table:table-cell>
          <table:table-cell office:value-type="float" office:value="-0.083871051997873" calcext:value-type="float">
            <text:p>-0.083871052</text:p>
          </table:table-cell>
          <table:table-cell office:value-type="float" office:value="-0.0726813890777361" calcext:value-type="float">
            <text:p>-0.0726813891</text:p>
          </table:table-cell>
          <table:table-cell office:value-type="float" office:value="-0.0613858816577312" calcext:value-type="float">
            <text:p>-0.0613858817</text:p>
          </table:table-cell>
          <table:table-cell office:value-type="float" office:value="-0.0500308767357693" calcext:value-type="float">
            <text:p>-0.0500308767</text:p>
          </table:table-cell>
          <table:table-cell office:value-type="float" office:value="-0.0386622958711036" calcext:value-type="float">
            <text:p>-0.0386622959</text:p>
          </table:table-cell>
          <table:table-cell office:value-type="float" office:value="-0.0273253560837022" calcext:value-type="float">
            <text:p>-0.0273253561</text:p>
          </table:table-cell>
          <table:table-cell office:value-type="float" office:value="-0.0160643025767043" calcext:value-type="float">
            <text:p>-0.0160643026</text:p>
          </table:table-cell>
          <table:table-cell table:style-name="ce1" office:value-type="float" office:value="-0.00492215601354595" calcext:value-type="float">
            <text:p>-4.92E-03</text:p>
          </table:table-cell>
          <table:table-cell office:value-type="float" office:value="0.00605952320432701" calcext:value-type="float">
            <text:p>0.0060595232</text:p>
          </table:table-cell>
          <table:table-cell office:value-type="float" office:value="0.016840851523941" calcext:value-type="float">
            <text:p>0.0168408515</text:p>
          </table:table-cell>
          <table:table-cell office:value-type="float" office:value="0.0273838178862312" calcext:value-type="float">
            <text:p>0.0273838179</text:p>
          </table:table-cell>
          <table:table-cell office:value-type="float" office:value="0.0376524569685438" calcext:value-type="float">
            <text:p>0.037652457</text:p>
          </table:table-cell>
          <table:table-cell office:value-type="float" office:value="0.0476129989136276" calcext:value-type="float">
            <text:p>0.0476129989</text:p>
          </table:table-cell>
          <table:table-cell office:value-type="float" office:value="0.0572339947883233" calcext:value-type="float">
            <text:p>0.0572339948</text:p>
          </table:table-cell>
          <table:table-cell office:value-type="float" office:value="0.0664864173663082" calcext:value-type="float">
            <text:p>0.0664864174</text:p>
          </table:table-cell>
          <table:table-cell office:value-type="float" office:value="0.0753437371729859" calcext:value-type="float">
            <text:p>0.0753437372</text:p>
          </table:table-cell>
          <table:table-cell office:value-type="float" office:value="0.083781974062373" calcext:value-type="float">
            <text:p>0.0837819741</text:p>
          </table:table-cell>
          <table:table-cell office:value-type="float" office:value="0.0917797249111974" calcext:value-type="float">
            <text:p>0.0917797249</text:p>
          </table:table-cell>
          <table:table-cell office:value-type="float" office:value="0.0993181683108241" calcext:value-type="float">
            <text:p>0.0993181683</text:p>
          </table:table-cell>
          <table:table-cell office:value-type="float" office:value="0.106381047409176" calcext:value-type="float">
            <text:p>0.1063810474</text:p>
          </table:table-cell>
          <table:table-cell office:value-type="float" office:value="0.112954632299898" calcext:value-type="float">
            <text:p>0.1129546323</text:p>
          </table:table-cell>
          <table:table-cell office:value-type="float" office:value="0.119027663571474" calcext:value-type="float">
            <text:p>0.1190276636</text:p>
          </table:table-cell>
          <table:table-cell office:value-type="float" office:value="0.124591278813406" calcext:value-type="float">
            <text:p>0.1245912788</text:p>
          </table:table-cell>
          <table:table-cell office:value-type="float" office:value="0.129638924027606" calcext:value-type="float">
            <text:p>0.129638924</text:p>
          </table:table-cell>
          <table:table-cell office:value-type="float" office:value="0.134166252010356" calcext:value-type="float">
            <text:p>0.134166252</text:p>
          </table:table-cell>
          <table:table-cell office:value-type="float" office:value="0.138171009852656" calcext:value-type="float">
            <text:p>0.1381710099</text:p>
          </table:table-cell>
          <table:table-cell office:value-type="float" office:value="0.141652917754649" calcext:value-type="float">
            <text:p>0.1416529178</text:p>
          </table:table-cell>
          <table:table-cell office:value-type="float" office:value="0.144613541363489" calcext:value-type="float">
            <text:p>0.1446135414</text:p>
          </table:table-cell>
          <table:table-cell office:value-type="float" office:value="0.147056159824444" calcext:value-type="float">
            <text:p>0.1470561598</text:p>
          </table:table-cell>
          <table:table-cell office:value-type="float" office:value="0.148985631683551" calcext:value-type="float">
            <text:p>0.1489856317</text:p>
          </table:table-cell>
          <table:table-cell office:value-type="float" office:value="0.150408260698556" calcext:value-type="float">
            <text:p>0.1504082607</text:p>
          </table:table-cell>
          <table:table-cell office:value-type="float" office:value="0.151331663505038" calcext:value-type="float">
            <text:p>0.1513316635</text:p>
          </table:table-cell>
          <table:table-cell office:value-type="float" office:value="0.151764640949239" calcext:value-type="float">
            <text:p>0.1517646409</text:p>
          </table:table-cell>
          <table:table-cell office:value-type="float" office:value="0.151717054740399" calcext:value-type="float">
            <text:p>0.1517170547</text:p>
          </table:table-cell>
          <table:table-cell office:value-type="float" office:value="0.151199710896506" calcext:value-type="float">
            <text:p>0.1511997109</text:p>
          </table:table-cell>
          <table:table-cell office:value-type="float" office:value="0.150224251261075" calcext:value-type="float">
            <text:p>0.1502242513</text:p>
          </table:table-cell>
          <table:table-cell table:style-name="ce1" office:value-type="float" office:value="0.148803054158141" calcext:value-type="float">
            <text:p>1.49E-01</text:p>
          </table:table-cell>
          <table:table-cell table:style-name="ce1" office:value-type="float" office:value="0.146949145031279" calcext:value-type="float">
            <text:p>1.47E-01</text:p>
          </table:table-cell>
          <table:table-cell office:value-type="float" office:value="0.144676117683631" calcext:value-type="float">
            <text:p>0.1446761177</text:p>
          </table:table-cell>
          <table:table-cell office:value-type="float" office:value="0.14199806650293" calcext:value-type="float">
            <text:p>0.1419980665</text:p>
          </table:table-cell>
          <table:table-cell office:value-type="float" office:value="0.138929529821951" calcext:value-type="float">
            <text:p>0.1389295298</text:p>
          </table:table-cell>
          <table:table-cell office:value-type="float" office:value="0.135485444334204" calcext:value-type="float">
            <text:p>0.1354854443</text:p>
          </table:table-cell>
          <table:table-cell office:value-type="float" office:value="0.131681110260427" calcext:value-type="float">
            <text:p>0.1316811103</text:p>
          </table:table-cell>
          <table:table-cell office:value-type="float" office:value="0.127532166747104" calcext:value-type="float">
            <text:p>0.1275321667</text:p>
          </table:table-cell>
          <table:table-cell office:value-type="float" office:value="0.123054576777086" calcext:value-type="float">
            <text:p>0.1230545768</text:p>
          </table:table-cell>
          <table:table-cell office:value-type="float" office:value="0.118264620687686" calcext:value-type="float">
            <text:p>0.1182646207</text:p>
          </table:table-cell>
          <table:table-cell office:value-type="float" office:value="0.113178897226346" calcext:value-type="float">
            <text:p>0.1131788972</text:p>
          </table:table-cell>
          <table:table-cell office:value-type="float" office:value="0.107814330931022" calcext:value-type="float">
            <text:p>0.1078143309</text:p>
          </table:table-cell>
          <table:table-cell office:value-type="float" office:value="0.102188184504013" calcext:value-type="float">
            <text:p>0.1021881845</text:p>
          </table:table-cell>
          <table:table-cell office:value-type="float" office:value="0.096318074756461" calcext:value-type="float">
            <text:p>0.0963180748</text:p>
          </table:table-cell>
          <table:table-cell office:value-type="float" office:value="0.0902219906376642" calcext:value-type="float">
            <text:p>0.0902219906</text:p>
          </table:table-cell>
          <table:table-cell office:value-type="float" office:value="0.0839183118298759" calcext:value-type="float">
            <text:p>0.0839183118</text:p>
          </table:table-cell>
          <table:table-cell office:value-type="float" office:value="0.0774258263862337" calcext:value-type="float">
            <text:p>0.0774258264</text:p>
          </table:table-cell>
          <table:table-cell office:value-type="float" office:value="0.0707637459168539" calcext:value-type="float">
            <text:p>0.0707637459</text:p>
          </table:table-cell>
          <table:table-cell office:value-type="float" office:value="0.0639517168855866" calcext:value-type="float">
            <text:p>0.0639517169</text:p>
          </table:table-cell>
          <table:table-cell office:value-type="float" office:value="0.0570098266664754" calcext:value-type="float">
            <text:p>0.0570098267</text:p>
          </table:table-cell>
          <table:table-cell office:value-type="float" office:value="0.0499586031228669" calcext:value-type="float">
            <text:p>0.0499586031</text:p>
          </table:table-cell>
          <table:table-cell office:value-type="float" office:value="0.0428190066114192" calcext:value-type="float">
            <text:p>0.0428190066</text:p>
          </table:table-cell>
          <table:table-cell office:value-type="float" office:value="0.035612413475084" calcext:value-type="float">
            <text:p>0.0356124135</text:p>
          </table:table-cell>
          <table:table-cell office:value-type="float" office:value="0.0283605902704762" calcext:value-type="float">
            <text:p>0.0283605903</text:p>
          </table:table-cell>
          <table:table-cell office:value-type="float" office:value="0.0210856581722935" calcext:value-type="float">
            <text:p>0.0210856582</text:p>
          </table:table-cell>
          <table:table-cell office:value-type="float" office:value="0.0138100472066102" calcext:value-type="float">
            <text:p>0.0138100472</text:p>
          </table:table-cell>
          <table:table-cell table:style-name="ce1" office:value-type="float" office:value="0.00655644018197704" calcext:value-type="float">
            <text:p>6.56E-03</text:p>
          </table:table-cell>
          <table:table-cell table:style-name="ce1" office:value-type="float" office:value="-0.000652293592251774" calcext:value-type="float">
            <text:p>-6.52E-04</text:p>
          </table:table-cell>
          <table:table-cell office:value-type="float" office:value="-0.00779317449128653" calcext:value-type="float">
            <text:p>-0.0077931745</text:p>
          </table:table-cell>
          <table:table-cell office:value-type="float" office:value="-0.0148431981404615" calcext:value-type="float">
            <text:p>-0.0148431981</text:p>
          </table:table-cell>
          <table:table-cell office:value-type="float" office:value="-0.0217794296327029" calcext:value-type="float">
            <text:p>-0.0217794296</text:p>
          </table:table-cell>
          <table:table-cell office:value-type="float" office:value="-0.0285791054781884" calcext:value-type="float">
            <text:p>-0.0285791055</text:p>
          </table:table-cell>
          <table:table-cell office:value-type="float" office:value="-0.0352197421924869" calcext:value-type="float">
            <text:p>-0.0352197422</text:p>
          </table:table-cell>
          <table:table-cell office:value-type="float" office:value="-0.0416792502759816" calcext:value-type="float">
            <text:p>-0.0416792503</text:p>
          </table:table-cell>
          <table:table-cell office:value-type="float" office:value="-0.0479360522073952" calcext:value-type="float">
            <text:p>-0.0479360522</text:p>
          </table:table-cell>
          <table:table-cell office:value-type="float" office:value="-0.0539692029702035" calcext:value-type="float">
            <text:p>-0.053969203</text:p>
          </table:table-cell>
          <table:table-cell office:value-type="float" office:value="-0.0597585115543955" calcext:value-type="float">
            <text:p>-0.0597585116</text:p>
          </table:table-cell>
          <table:table-cell office:value-type="float" office:value="-0.0652846618286551" calcext:value-type="float">
            <text:p>-0.0652846618</text:p>
          </table:table-cell>
          <table:table-cell office:value-type="float" office:value="-0.0705293311604258" calcext:value-type="float">
            <text:p>-0.0705293312</text:p>
          </table:table-cell>
          <table:table-cell office:value-type="float" office:value="-0.0754753051733062" calcext:value-type="float">
            <text:p>-0.0754753052</text:p>
          </table:table-cell>
          <table:table-cell office:value-type="float" office:value="-0.0801065870724416" calcext:value-type="float">
            <text:p>-0.0801065871</text:p>
          </table:table-cell>
          <table:table-cell office:value-type="float" office:value="-0.0844085000378272" calcext:value-type="float">
            <text:p>-0.0844085</text:p>
          </table:table-cell>
          <table:table-cell office:value-type="float" office:value="-0.0883677812810665" calcext:value-type="float">
            <text:p>-0.0883677813</text:p>
          </table:table-cell>
          <table:table-cell office:value-type="float" office:value="-0.0919726664809187" calcext:value-type="float">
            <text:p>-0.0919726665</text:p>
          </table:table-cell>
          <table:table-cell office:value-type="float" office:value="-0.0952129634544034" calcext:value-type="float">
            <text:p>-0.0952129635</text:p>
          </table:table-cell>
          <table:table-cell office:value-type="float" office:value="-0.0980801140801295" calcext:value-type="float">
            <text:p>-0.0980801141</text:p>
          </table:table-cell>
          <table:table-cell office:value-type="float" office:value="-0.100567243665697" calcext:value-type="float">
            <text:p>-0.1005672437</text:p>
          </table:table-cell>
          <table:table-cell office:value-type="float" office:value="-0.102669197137763" calcext:value-type="float">
            <text:p>-0.1026691971</text:p>
          </table:table-cell>
          <table:table-cell office:value-type="float" office:value="-0.104382561628087" calcext:value-type="float">
            <text:p>-0.1043825616</text:p>
          </table:table-cell>
          <table:table-cell office:value-type="float" office:value="-0.105705675227573" calcext:value-type="float">
            <text:p>-0.1057056752</text:p>
          </table:table-cell>
          <table:table-cell office:value-type="float" office:value="-0.106638621879419" calcext:value-type="float">
            <text:p>-0.1066386219</text:p>
          </table:table-cell>
          <table:table-cell office:value-type="float" office:value="-0.107183212578091" calcext:value-type="float">
            <text:p>-0.1071832126</text:p>
          </table:table-cell>
          <table:table-cell office:value-type="float" office:value="-0.107342953229583" calcext:value-type="float">
            <text:p>-0.1073429532</text:p>
          </table:table-cell>
          <table:table-cell office:value-type="float" office:value="-0.107122999706953" calcext:value-type="float">
            <text:p>-0.1071229997</text:p>
          </table:table-cell>
          <table:table-cell table:style-name="ce1" office:value-type="float" office:value="-0.106530100800563" calcext:value-type="float">
            <text:p>-1.07E-01</text:p>
          </table:table-cell>
          <table:table-cell table:style-name="ce1" office:value-type="float" office:value="-0.105572529912202" calcext:value-type="float">
            <text:p>-1.06E-01</text:p>
          </table:table-cell>
          <table:table-cell table:style-name="ce1" office:value-type="float" office:value="-0.104260006474188" calcext:value-type="float">
            <text:p>-1.04E-01</text:p>
          </table:table-cell>
          <table:table-cell table:style-name="ce1" office:value-type="float" office:value="-0.102603608186959" calcext:value-type="float">
            <text:p>-1.03E-01</text:p>
          </table:table-cell>
          <table:table-cell office:value-type="float" office:value="-0.100615675260288" calcext:value-type="float">
            <text:p>-0.1006156753</text:p>
          </table:table-cell>
          <table:table-cell office:value-type="float" office:value="-0.0983097079133277" calcext:value-type="float">
            <text:p>-0.0983097079</text:p>
          </table:table-cell>
          <table:table-cell office:value-type="float" office:value="-0.0957002584368992" calcext:value-type="float">
            <text:p>-0.0957002584</text:p>
          </table:table-cell>
          <table:table-cell office:value-type="float" office:value="-0.0928028191478676" calcext:value-type="float">
            <text:p>-0.0928028191</text:p>
          </table:table-cell>
          <table:table-cell office:value-type="float" office:value="-0.08963370757052" calcext:value-type="float">
            <text:p>-0.0896337076</text:p>
          </table:table-cell>
          <table:table-cell office:value-type="float" office:value="-0.0862099501645829" calcext:value-type="float">
            <text:p>-0.0862099502</text:p>
          </table:table-cell>
          <table:table-cell office:value-type="float" office:value="-0.0825491658848832" calcext:value-type="float">
            <text:p>-0.0825491659</text:p>
          </table:table-cell>
          <table:table-cell office:value-type="float" office:value="-0.078669450805174" calcext:value-type="float">
            <text:p>-0.0786694508</text:p>
          </table:table-cell>
          <table:table-cell office:value-type="float" office:value="-0.0745892649699859" calcext:value-type="float">
            <text:p>-0.074589265</text:p>
          </table:table-cell>
          <table:table-cell office:value-type="float" office:value="-0.07032732255525" calcext:value-type="float">
            <text:p>-0.0703273226</text:p>
          </table:table-cell>
          <table:table-cell office:value-type="float" office:value="-0.065902486322882" calcext:value-type="float">
            <text:p>-0.0659024863</text:p>
          </table:table-cell>
          <table:table-cell office:value-type="float" office:value="-0.06133366724851" calcext:value-type="float">
            <text:p>-0.0613336672</text:p>
          </table:table-cell>
          <table:table-cell office:value-type="float" office:value="-0.0566397300870779" calcext:value-type="float">
            <text:p>-0.0566397301</text:p>
          </table:table-cell>
          <table:table-cell office:value-type="float" office:value="-0.0518394055203782" calcext:value-type="float">
            <text:p>-0.0518394055</text:p>
          </table:table-cell>
          <table:table-cell office:value-type="float" office:value="-0.0469512094054639" calcext:value-type="float">
            <text:p>-0.0469512094</text:p>
          </table:table-cell>
          <table:table-cell office:value-type="float" office:value="-0.0419933695156741" calcext:value-type="float">
            <text:p>-0.0419933695</text:p>
          </table:table-cell>
          <table:table-cell office:value-type="float" office:value="-0.0369837600383285" calcext:value-type="float">
            <text:p>-0.03698376</text:p>
          </table:table-cell>
          <table:table-cell office:value-type="float" office:value="-0.0319398439670629" calcext:value-type="float">
            <text:p>-0.031939844</text:p>
          </table:table-cell>
          <table:table-cell office:value-type="float" office:value="-0.0268786234039775" calcext:value-type="float">
            <text:p>-0.0268786234</text:p>
          </table:table-cell>
          <table:table-cell office:value-type="float" office:value="-0.0218165976688675" calcext:value-type="float">
            <text:p>-0.0218165977</text:p>
          </table:table-cell>
          <table:table-cell office:value-type="float" office:value="-0.0167697290014465" calcext:value-type="float">
            <text:p>-0.016769729</text:p>
          </table:table-cell>
          <table:table-cell table:style-name="ce1" office:value-type="float" office:value="-0.0117534155389495" calcext:value-type="float">
            <text:p>-1.18E-02</text:p>
          </table:table-cell>
          <table:table-cell table:style-name="ce1" office:value-type="float" office:value="-0.00678247115712238" calcext:value-type="float">
            <text:p>-6.78E-03</text:p>
          </table:table-cell>
          <table:table-cell table:style-name="ce1" office:value-type="float" office:value="-0.00187111167857829" calcext:value-type="float">
            <text:p>-1.87E-03</text:p>
          </table:table-cell>
          <table:table-cell table:style-name="ce1" office:value-type="float" office:value="0.00296705312043982" calcext:value-type="float">
            <text:p>2.97E-03</text:p>
          </table:table-cell>
          <table:table-cell table:style-name="ce1" office:value-type="float" office:value="0.00771902233452526" calcext:value-type="float">
            <text:p>7.72E-03</text:p>
          </table:table-cell>
          <table:table-cell office:value-type="float" office:value="0.0123724022627028" calcext:value-type="float">
            <text:p>0.0123724023</text:p>
          </table:table-cell>
          <table:table-cell office:value-type="float" office:value="0.0169154009639094" calcext:value-type="float">
            <text:p>0.016915401</text:p>
          </table:table-cell>
          <table:table-cell office:value-type="float" office:value="0.0213368197687969" calcext:value-type="float">
            <text:p>0.0213368198</text:p>
          </table:table-cell>
          <table:table-cell office:value-type="float" office:value="0.0256260424903393" calcext:value-type="float">
            <text:p>0.0256260425</text:p>
          </table:table-cell>
          <table:table-cell office:value-type="float" office:value="0.0297730230704624" calcext:value-type="float">
            <text:p>0.0297730231</text:p>
          </table:table-cell>
          <table:table-cell office:value-type="float" office:value="0.0337682723815511" calcext:value-type="float">
            <text:p>0.0337682724</text:p>
          </table:table-cell>
          <table:table-cell office:value-type="float" office:value="0.0376028448707993" calcext:value-type="float">
            <text:p>0.0376028449</text:p>
          </table:table-cell>
          <table:table-cell office:value-type="float" office:value="0.0412683256925189" calcext:value-type="float">
            <text:p>0.0412683257</text:p>
          </table:table-cell>
          <table:table-cell office:value-type="float" office:value="0.0447568189197954" calcext:value-type="float">
            <text:p>0.0447568189</text:p>
          </table:table-cell>
          <table:table-cell office:value-type="float" office:value="0.0480609373630705" calcext:value-type="float">
            <text:p>0.0480609374</text:p>
          </table:table-cell>
          <table:table-cell office:value-type="float" office:value="0.0511737944508239" calcext:value-type="float">
            <text:p>0.0511737945</text:p>
          </table:table-cell>
          <table:table-cell office:value-type="float" office:value="0.0540889985476604" calcext:value-type="float">
            <text:p>0.0540889985</text:p>
          </table:table-cell>
          <table:table-cell office:value-type="float" office:value="0.0568006499994327" calcext:value-type="float">
            <text:p>0.05680065</text:p>
          </table:table-cell>
          <table:table-cell office:value-type="float" office:value="0.0593033411050509" calcext:value-type="float">
            <text:p>0.0593033411</text:p>
          </table:table-cell>
          <table:table-cell office:value-type="float" office:value="0.0615921591220889" calcext:value-type="float">
            <text:p>0.0615921591</text:p>
          </table:table-cell>
          <table:table-cell office:value-type="float" office:value="0.0636626923198534" calcext:value-type="float">
            <text:p>0.0636626923</text:p>
          </table:table-cell>
          <table:table-cell office:value-type="float" office:value="0.0655110390010663" calcext:value-type="float">
            <text:p>0.065511039</text:p>
          </table:table-cell>
          <table:table-cell office:value-type="float" office:value="0.067133819323391" calcext:value-type="float">
            <text:p>0.0671338193</text:p>
          </table:table-cell>
          <table:table-cell office:value-type="float" office:value="0.0685281896664447" calcext:value-type="float">
            <text:p>0.0685281897</text:p>
          </table:table-cell>
          <table:table-cell office:value-type="float" office:value="0.06969185921028" calcext:value-type="float">
            <text:p>0.0696918592</text:p>
          </table:table-cell>
          <table:table-cell office:value-type="float" office:value="0.0706231083191207" calcext:value-type="float">
            <text:p>0.0706231083</text:p>
          </table:table-cell>
          <table:table-cell office:value-type="float" office:value="0.0713208082607263" calcext:value-type="float">
            <text:p>0.0713208083</text:p>
          </table:table-cell>
          <table:table-cell office:value-type="float" office:value="0.0717844417383749" calcext:value-type="float">
            <text:p>0.0717844417</text:p>
          </table:table-cell>
          <table:table-cell office:value-type="float" office:value="0.0720141236700865" calcext:value-type="float">
            <text:p>0.0720141237</text:p>
          </table:table-cell>
          <table:table-cell table:style-name="ce1" office:value-type="float" office:value="0.072010621619125" calcext:value-type="float">
            <text:p>7.20E-02</text:p>
          </table:table-cell>
          <table:table-cell table:style-name="ce1" office:value-type="float" office:value="0.0717753752616104" calcext:value-type="float">
            <text:p>7.18E-02</text:p>
          </table:table-cell>
          <table:table-cell table:style-name="ce1" office:value-type="float" office:value="0.0713105142714998" calcext:value-type="float">
            <text:p>7.13E-02</text:p>
          </table:table-cell>
          <table:table-cell table:style-name="ce1" office:value-type="float" office:value="0.0706188740104171" calcext:value-type="float">
            <text:p>7.06E-02</text:p>
          </table:table-cell>
          <table:table-cell table:style-name="ce1" office:value-type="float" office:value="0.0697040084293938" calcext:value-type="float">
            <text:p>6.97E-02</text:p>
          </table:table-cell>
          <table:table-cell table:style-name="ce1" office:value-type="float" office:value="0.0685701996214602" calcext:value-type="float">
            <text:p>6.86E-02</text:p>
          </table:table-cell>
          <table:table-cell table:style-name="ce1" office:value-type="float" office:value="0.0672224635070951" calcext:value-type="float">
            <text:p>6.72E-02</text:p>
          </table:table-cell>
          <table:table-cell table:style-name="ce1" office:value-type="float" office:value="0.0656665511881761" calcext:value-type="float">
            <text:p>6.57E-02</text:p>
          </table:table-cell>
          <table:table-cell office:value-type="float" office:value="0.06390894556907" calcext:value-type="float">
            <text:p>0.0639089456</text:p>
          </table:table-cell>
          <table:table-cell office:value-type="float" office:value="0.0619568529145277" calcext:value-type="float">
            <text:p>0.0619568529</text:p>
          </table:table-cell>
          <table:table-cell office:value-type="float" office:value="0.0598181890917656" calcext:value-type="float">
            <text:p>0.0598181891</text:p>
          </table:table-cell>
          <table:table-cell office:value-type="float" office:value="0.0575015603268525" calcext:value-type="float">
            <text:p>0.0575015603</text:p>
          </table:table-cell>
          <table:table-cell office:value-type="float" office:value="0.0550162383917704" calcext:value-type="float">
            <text:p>0.0550162384</text:p>
          </table:table-cell>
          <table:table-cell office:value-type="float" office:value="0.05237213022651" calcext:value-type="float">
            <text:p>0.0523721302</text:p>
          </table:table-cell>
          <table:table-cell office:value-type="float" office:value="0.0495797420886668" calcext:value-type="float">
            <text:p>0.0495797421</text:p>
          </table:table-cell>
          <table:table-cell office:value-type="float" office:value="0.0466501384095555" calcext:value-type="float">
            <text:p>0.0466501384</text:p>
          </table:table-cell>
          <table:table-cell office:value-type="float" office:value="0.0435948956192911" calcext:value-type="float">
            <text:p>0.0435948956</text:p>
          </table:table-cell>
          <table:table-cell office:value-type="float" office:value="0.0404260512820466" calcext:value-type="float">
            <text:p>0.0404260513</text:p>
          </table:table-cell>
          <table:table-cell office:value-type="float" office:value="0.0371560489555207" calcext:value-type="float">
            <text:p>0.037156049</text:p>
          </table:table-cell>
          <table:table-cell office:value-type="float" office:value="0.0337976792542109" calcext:value-type="float">
            <text:p>0.0337976793</text:p>
          </table:table-cell>
          <table:table-cell office:value-type="float" office:value="0.0303640176534091" calcext:value-type="float">
            <text:p>0.0303640177</text:p>
          </table:table-cell>
          <table:table-cell office:value-type="float" office:value="0.0268683596190125" calcext:value-type="float">
            <text:p>0.0268683596</text:p>
          </table:table-cell>
          <table:table-cell office:value-type="float" office:value="0.023324153686667" calcext:value-type="float">
            <text:p>0.0233241537</text:p>
          </table:table-cell>
          <table:table-cell table:style-name="ce1" office:value-type="float" office:value="0.0197449331418234" calcext:value-type="float">
            <text:p>1.97E-02</text:p>
          </table:table-cell>
          <table:table-cell table:style-name="ce1" office:value-type="float" office:value="0.0161442469699499" calcext:value-type="float">
            <text:p>1.61E-02</text:p>
          </table:table-cell>
          <table:table-cell table:style-name="ce1" office:value-type="float" office:value="0.0125355907530686" calcext:value-type="float">
            <text:p>1.25E-02</text:p>
          </table:table-cell>
          <table:table-cell table:style-name="ce1" office:value-type="float" office:value="0.00893233818536329" calcext:value-type="float">
            <text:p>8.93E-03</text:p>
          </table:table-cell>
          <table:table-cell table:style-name="ce1" office:value-type="float" office:value="0.00534767386694751" calcext:value-type="float">
            <text:p>5.35E-03</text:p>
          </table:table-cell>
          <table:table-cell table:style-name="ce1" office:value-type="float" office:value="0.00179452801156221" calcext:value-type="float">
            <text:p>1.79E-03</text:p>
          </table:table-cell>
          <table:table-cell table:style-name="ce1" office:value-type="float" office:value="-0.00171448632835455" calcext:value-type="float">
            <text:p>-1.71E-03</text:p>
          </table:table-cell>
          <table:table-cell table:style-name="ce1" office:value-type="float" office:value="-0.00516713295645926" calcext:value-type="float">
            <text:p>-5.17E-03</text:p>
          </table:table-cell>
          <table:table-cell table:style-name="ce1" office:value-type="float" office:value="-0.00855160863239945" calcext:value-type="float">
            <text:p>-8.55E-03</text:p>
          </table:table-cell>
          <table:table-cell table:style-name="ce1" office:value-type="float" office:value="-0.0118565951165063" calcext:value-type="float">
            <text:p>-1.19E-02</text:p>
          </table:table-cell>
          <table:table-cell table:style-name="ce1" office:value-type="float" office:value="-0.0150713067588264" calcext:value-type="float">
            <text:p>-1.51E-02</text:p>
          </table:table-cell>
          <table:table-cell office:value-type="float" office:value="-0.0181855332960844" calcext:value-type="float">
            <text:p>-0.0181855333</text:p>
          </table:table-cell>
          <table:table-cell office:value-type="float" office:value="-0.0211896775873983" calcext:value-type="float">
            <text:p>-0.0211896776</text:p>
          </table:table-cell>
          <table:table-cell office:value-type="float" office:value="-0.024074788088758" calcext:value-type="float">
            <text:p>-0.0240747881</text:p>
          </table:table-cell>
          <table:table-cell office:value-type="float" office:value="-0.0268325859363053" calcext:value-type="float">
            <text:p>-0.0268325859</text:p>
          </table:table-cell>
          <table:table-cell office:value-type="float" office:value="-0.0294554865782198" calcext:value-type="float">
            <text:p>-0.0294554866</text:p>
          </table:table-cell>
          <table:table-cell office:value-type="float" office:value="-0.0319366159634253" calcext:value-type="float">
            <text:p>-0.031936616</text:p>
          </table:table-cell>
          <table:table-cell office:value-type="float" office:value="-0.0342698213613969" calcext:value-type="float">
            <text:p>-0.0342698214</text:p>
          </table:table-cell>
          <table:table-cell office:value-type="float" office:value="-0.0364496769501142" calcext:value-type="float">
            <text:p>-0.036449677</text:p>
          </table:table-cell>
          <table:table-cell office:value-type="float" office:value="-0.0384714843678355" calcext:value-type="float">
            <text:p>-0.0384714844</text:p>
          </table:table-cell>
          <table:table-cell office:value-type="float" office:value="-0.0403312684780545" calcext:value-type="float">
            <text:p>-0.0403312685</text:p>
          </table:table-cell>
          <table:table-cell office:value-type="float" office:value="-0.0420257686451568" calcext:value-type="float">
            <text:p>-0.0420257686</text:p>
          </table:table-cell>
          <table:table-cell office:value-type="float" office:value="-0.0435524258602956" calcext:value-type="float">
            <text:p>-0.0435524259</text:p>
          </table:table-cell>
          <table:table-cell office:value-type="float" office:value="-0.0449093660924585" calcext:value-type="float">
            <text:p>-0.0449093661</text:p>
          </table:table-cell>
          <table:table-cell office:value-type="float" office:value="-0.0460953802682768" calcext:value-type="float">
            <text:p>-0.0460953803</text:p>
          </table:table-cell>
          <table:table-cell office:value-type="float" office:value="-0.0471099013055816" calcext:value-type="float">
            <text:p>-0.0471099013</text:p>
          </table:table-cell>
          <table:table-cell office:value-type="float" office:value="-0.0479529786400285" calcext:value-type="float">
            <text:p>-0.0479529786</text:p>
          </table:table-cell>
          <table:table-cell table:style-name="ce1" office:value-type="float" office:value="-0.048625250691206" calcext:value-type="float">
            <text:p>-4.86E-02</text:p>
          </table:table-cell>
          <table:table-cell table:style-name="ce1" office:value-type="float" office:value="-0.0491279157147519" calcext:value-type="float">
            <text:p>-4.91E-02</text:p>
          </table:table-cell>
          <table:table-cell table:style-name="ce1" office:value-type="float" office:value="-0.0494627014802513" calcext:value-type="float">
            <text:p>-4.95E-02</text:p>
          </table:table-cell>
          <table:table-cell table:style-name="ce1" office:value-type="float" office:value="-0.0496318342014957" calcext:value-type="float">
            <text:p>-4.96E-02</text:p>
          </table:table-cell>
          <table:table-cell table:style-name="ce1" office:value-type="float" office:value="-0.0496380071263914" calcext:value-type="float">
            <text:p>-4.96E-02</text:p>
          </table:table-cell>
          <table:table-cell table:style-name="ce1" office:value-type="float" office:value="-0.0494843491689623" calcext:value-type="float">
            <text:p>-4.95E-02</text:p>
          </table:table-cell>
          <table:table-cell table:style-name="ce1" office:value-type="float" office:value="-0.0491743939360296" calcext:value-type="float">
            <text:p>-4.92E-02</text:p>
          </table:table-cell>
          <table:table-cell table:style-name="ce1" office:value-type="float" office:value="-0.048712049466932" calcext:value-type="float">
            <text:p>-4.87E-02</text:p>
          </table:table-cell>
          <table:table-cell table:style-name="ce1" office:value-type="float" office:value="-0.0481015689667185" calcext:value-type="float">
            <text:p>-4.81E-02</text:p>
          </table:table-cell>
          <table:table-cell table:style-name="ce1" office:value-type="float" office:value="-0.0473475227723689" calcext:value-type="float">
            <text:p>-4.73E-02</text:p>
          </table:table-cell>
          <table:table-cell table:style-name="ce1" office:value-type="float" office:value="-0.0464547717484958" calcext:value-type="float">
            <text:p>-4.65E-02</text:p>
          </table:table-cell>
          <table:table-cell table:style-name="ce1" office:value-type="float" office:value="-0.0454284422644337" calcext:value-type="float">
            <text:p>-4.54E-02</text:p>
          </table:table-cell>
          <table:table-cell table:style-name="ce1" office:value-type="float" office:value="-0.0442739028594357" calcext:value-type="float">
            <text:p>-4.43E-02</text:p>
          </table:table-cell>
          <table:table-cell table:style-name="ce1" office:value-type="float" office:value="-0.0429967426576084" calcext:value-type="float">
            <text:p>-4.30E-02</text:p>
          </table:table-cell>
          <table:table-cell table:style-name="ce1" office:value-type="float" office:value="-0.0416027515500264" calcext:value-type="float">
            <text:p>-4.16E-02</text:p>
          </table:table-cell>
          <table:table-cell table:style-name="ce1" office:value-type="float" office:value="-0.0400979021188902" calcext:value-type="float">
            <text:p>-4.01E-02</text:p>
          </table:table-cell>
          <table:table-cell table:style-name="ce1" office:value-type="float" office:value="-0.0384883332383321" calcext:value-type="float">
            <text:p>-3.85E-02</text:p>
          </table:table-cell>
          <table:table-cell table:style-name="ce1" office:value-type="float" office:value="-0.0367803352491977" calcext:value-type="float">
            <text:p>-3.68E-02</text:p>
          </table:table-cell>
          <table:table-cell table:style-name="ce1" office:value-type="float" office:value="-0.0349803365714018" calcext:value-type="float">
            <text:p>-3.50E-02</text:p>
          </table:table-cell>
          <table:table-cell table:style-name="ce1" office:value-type="float" office:value="-0.0330948915878453" calcext:value-type="float">
            <text:p>-3.31E-02</text:p>
          </table:table-cell>
          <table:table-cell table:style-name="ce1" office:value-type="float" office:value="-0.0311306696087982" calcext:value-type="float">
            <text:p>-3.11E-02</text:p>
          </table:table-cell>
          <table:table-cell table:style-name="ce1" office:value-type="float" office:value="-0.0290944447054996" calcext:value-type="float">
            <text:p>-2.91E-02</text:p>
          </table:table-cell>
          <table:table-cell table:style-name="ce1" office:value-type="float" office:value="-0.0269930861867634" calcext:value-type="float">
            <text:p>-2.70E-02</text:p>
          </table:table-cell>
          <table:table-cell table:style-name="ce1" office:value-type="float" office:value="-0.0248335494828079" calcext:value-type="float">
            <text:p>-2.48E-02</text:p>
          </table:table-cell>
          <table:table-cell table:style-name="ce1" office:value-type="float" office:value="-0.0226228671964412" calcext:value-type="float">
            <text:p>-2.26E-02</text:p>
          </table:table-cell>
          <table:table-cell table:style-name="ce1" office:value-type="float" office:value="-0.0203681400830981" calcext:value-type="float">
            <text:p>-2.04E-02</text:p>
          </table:table-cell>
          <table:table-cell table:style-name="ce1" office:value-type="float" office:value="-0.0180765277279876" calcext:value-type="float">
            <text:p>-1.81E-02</text:p>
          </table:table-cell>
          <table:table-cell table:style-name="ce1" office:value-type="float" office:value="-0.0157552387005053" calcext:value-type="float">
            <text:p>-1.58E-02</text:p>
          </table:table-cell>
          <table:table-cell table:style-name="ce1" office:value-type="float" office:value="-0.0134115199828574" calcext:value-type="float">
            <text:p>-1.34E-02</text:p>
          </table:table-cell>
          <table:table-cell table:style-name="ce1" office:value-type="float" office:value="-0.0110526454911028" calcext:value-type="float">
            <text:p>-1.11E-02</text:p>
          </table:table-cell>
          <table:table-cell table:style-name="ce1" office:value-type="float" office:value="-0.00868590353214196" calcext:value-type="float">
            <text:p>-8.69E-03</text:p>
          </table:table-cell>
          <table:table-cell table:style-name="ce1" office:value-type="float" office:value="-0.00631858306894689" calcext:value-type="float">
            <text:p>-6.32E-03</text:p>
          </table:table-cell>
          <table:table-cell table:style-name="ce1" office:value-type="float" office:value="-0.00395795869805246" calcext:value-type="float">
            <text:p>-3.96E-03</text:p>
          </table:table-cell>
          <table:table-cell table:style-name="ce1" office:value-type="float" office:value="-0.00161127427727253" calcext:value-type="float">
            <text:p>-1.61E-03</text:p>
          </table:table-cell>
          <table:table-cell table:style-name="ce1" office:value-type="float" office:value="0.000714274822859462" calcext:value-type="float">
            <text:p>7.14E-04</text:p>
          </table:table-cell>
          <table:table-cell table:style-name="ce1" office:value-type="float" office:value="0.0030115608340274" calcext:value-type="float">
            <text:p>3.01E-03</text:p>
          </table:table-cell>
          <table:table-cell table:style-name="ce1" office:value-type="float" office:value="0.00527354402497696" calcext:value-type="float">
            <text:p>5.27E-03</text:p>
          </table:table-cell>
          <table:table-cell table:style-name="ce1" office:value-type="float" office:value="0.00749329437381915" calcext:value-type="float">
            <text:p>7.49E-03</text:p>
          </table:table-cell>
          <table:table-cell table:style-name="ce1" office:value-type="float" office:value="0.00966401436057765" calcext:value-type="float">
            <text:p>9.66E-03</text:p>
          </table:table-cell>
          <table:table-cell table:style-name="ce1" office:value-type="float" office:value="0.0117790627299663" calcext:value-type="float">
            <text:p>1.18E-02</text:p>
          </table:table-cell>
          <table:table-cell table:style-name="ce1" office:value-type="float" office:value="0.013831979044087" calcext:value-type="float">
            <text:p>1.38E-02</text:p>
          </table:table-cell>
          <table:table-cell table:style-name="ce1" office:value-type="float" office:value="0.0158165088175907" calcext:value-type="float">
            <text:p>1.58E-02</text:p>
          </table:table-cell>
          <table:table-cell table:style-name="ce1" office:value-type="float" office:value="0.0177266290042896" calcext:value-type="float">
            <text:p>1.77E-02</text:p>
          </table:table-cell>
          <table:table-cell table:style-name="ce1" office:value-type="float" office:value="0.0195565735847137" calcext:value-type="float">
            <text:p>1.96E-02</text:p>
          </table:table-cell>
          <table:table-cell table:style-name="ce1" office:value-type="float" office:value="0.0213008589890075" calcext:value-type="float">
            <text:p>2.13E-02</text:p>
          </table:table-cell>
          <table:table-cell table:style-name="ce1" office:value-type="float" office:value="0.0229543090790975" calcext:value-type="float">
            <text:p>2.30E-02</text:p>
          </table:table-cell>
          <table:table-cell table:style-name="ce1" office:value-type="float" office:value="0.0245120794084655" calcext:value-type="float">
            <text:p>2.45E-02</text:p>
          </table:table-cell>
          <table:table-cell table:style-name="ce1" office:value-type="float" office:value="0.0259696804771081" calcext:value-type="float">
            <text:p>2.60E-02</text:p>
          </table:table-cell>
          <table:table-cell table:style-name="ce1" office:value-type="float" office:value="0.0273229997034574" calcext:value-type="float">
            <text:p>2.73E-02</text:p>
          </table:table-cell>
          <table:table-cell table:style-name="ce1" office:value-type="float" office:value="0.0285683218439511" calcext:value-type="float">
            <text:p>2.86E-02</text:p>
          </table:table-cell>
          <table:table-cell table:style-name="ce1" office:value-type="float" office:value="0.0297023476044794" calcext:value-type="float">
            <text:p>2.97E-02</text:p>
          </table:table-cell>
          <table:table-cell table:style-name="ce1" office:value-type="float" office:value="0.0307222102057546" calcext:value-type="float">
            <text:p>3.07E-02</text:p>
          </table:table-cell>
          <table:table-cell table:style-name="ce1" office:value-type="float" office:value="0.0316254896864273" calcext:value-type="float">
            <text:p>3.16E-02</text:p>
          </table:table-cell>
          <table:table-cell table:style-name="ce1" office:value-type="float" office:value="0.0324102247530901" calcext:value-type="float">
            <text:p>3.24E-02</text:p>
          </table:table-cell>
          <table:table-cell table:style-name="ce1" office:value-type="float" office:value="0.0330749220146791" calcext:value-type="float">
            <text:p>3.31E-02</text:p>
          </table:table-cell>
          <table:table-cell table:style-name="ce1" office:value-type="float" office:value="0.0336185624696895" calcext:value-type="float">
            <text:p>3.36E-02</text:p>
          </table:table-cell>
          <table:table-cell table:style-name="ce1" office:value-type="float" office:value="0.0340406051475051" calcext:value-type="float">
            <text:p>3.40E-02</text:p>
          </table:table-cell>
          <table:table-cell table:style-name="ce1" office:value-type="float" office:value="0.0343409878394263" calcext:value-type="float">
            <text:p>3.43E-02</text:p>
          </table:table-cell>
          <table:table-cell table:style-name="ce1" office:value-type="float" office:value="0.034520124890051" calcext:value-type="float">
            <text:p>3.45E-02</text:p>
          </table:table-cell>
          <table:table-cell table:style-name="ce1" office:value-type="float" office:value="0.0345789020549543" calcext:value-type="float">
            <text:p>3.46E-02</text:p>
          </table:table-cell>
          <table:table-cell table:style-name="ce1" office:value-type="float" office:value="0.0345186684655095" calcext:value-type="float">
            <text:p>3.45E-02</text:p>
          </table:table-cell>
          <table:table-cell table:style-name="ce1" office:value-type="float" office:value="0.0343412257756461" calcext:value-type="float">
            <text:p>3.43E-02</text:p>
          </table:table-cell>
          <table:table-cell table:style-name="ce1" office:value-type="float" office:value="0.0340488145978189" calcext:value-type="float">
            <text:p>3.40E-02</text:p>
          </table:table-cell>
          <table:table-cell table:style-name="ce1" office:value-type="float" office:value="0.0336440983659331" calcext:value-type="float">
            <text:p>3.36E-02</text:p>
          </table:table-cell>
          <table:table-cell table:style-name="ce1" office:value-type="float" office:value="0.0331301447910954" calcext:value-type="float">
            <text:p>3.31E-02</text:p>
          </table:table-cell>
          <table:table-cell table:style-name="ce1" office:value-type="float" office:value="0.0325104051012237" calcext:value-type="float">
            <text:p>3.25E-02</text:p>
          </table:table-cell>
          <table:table-cell table:style-name="ce1" office:value-type="float" office:value="0.0317886912777352" calcext:value-type="float">
            <text:p>3.18E-02</text:p>
          </table:table-cell>
          <table:table-cell table:style-name="ce1" office:value-type="float" office:value="0.0309691515211306" calcext:value-type="float">
            <text:p>3.10E-02</text:p>
          </table:table-cell>
          <table:table-cell table:style-name="ce1" office:value-type="float" office:value="0.0300562441923687" calcext:value-type="float">
            <text:p>3.01E-02</text:p>
          </table:table-cell>
          <table:table-cell table:style-name="ce1" office:value-type="float" office:value="0.0290547104881555" calcext:value-type="float">
            <text:p>2.91E-02</text:p>
          </table:table-cell>
          <table:table-cell table:style-name="ce1" office:value-type="float" office:value="0.0279695461157024" calcext:value-type="float">
            <text:p>2.80E-02</text:p>
          </table:table-cell>
          <table:table-cell table:style-name="ce1" office:value-type="float" office:value="0.0268059722360546" calcext:value-type="float">
            <text:p>2.68E-02</text:p>
          </table:table-cell>
          <table:table-cell table:style-name="ce1" office:value-type="float" office:value="0.0255694059448407" calcext:value-type="float">
            <text:p>2.56E-02</text:p>
          </table:table-cell>
          <table:table-cell table:style-name="ce1" office:value-type="float" office:value="0.0242654305553683" calcext:value-type="float">
            <text:p>2.43E-02</text:p>
          </table:table-cell>
          <table:table-cell table:style-name="ce1" office:value-type="float" office:value="0.02289976594154" calcext:value-type="float">
            <text:p>2.29E-02</text:p>
          </table:table-cell>
          <table:table-cell table:style-name="ce1" office:value-type="float" office:value="0.0214782391873189" calcext:value-type="float">
            <text:p>2.15E-02</text:p>
          </table:table-cell>
          <table:table-cell table:style-name="ce1" office:value-type="float" office:value="0.0200067557757045" calcext:value-type="float">
            <text:p>2.00E-02</text:p>
          </table:table-cell>
          <table:table-cell table:style-name="ce1" office:value-type="float" office:value="0.0184912715336903" calcext:value-type="float">
            <text:p>1.85E-02</text:p>
          </table:table-cell>
          <table:table-cell table:style-name="ce1" office:value-type="float" office:value="0.0169377655308046" calcext:value-type="float">
            <text:p>1.69E-02</text:p>
          </table:table-cell>
          <table:table-cell table:style-name="ce1" office:value-type="float" office:value="0.0153522141079337" calcext:value-type="float">
            <text:p>1.54E-02</text:p>
          </table:table-cell>
          <table:table-cell table:style-name="ce1" office:value-type="float" office:value="0.0137405661906274" calcext:value-type="float">
            <text:p>1.37E-02</text:p>
          </table:table-cell>
          <table:table-cell table:style-name="ce1" office:value-type="float" office:value="0.0121087200173169" calcext:value-type="float">
            <text:p>1.21E-02</text:p>
          </table:table-cell>
          <table:table-cell table:style-name="ce1" office:value-type="float" office:value="0.0104625013883151" calcext:value-type="float">
            <text:p>1.05E-02</text:p>
          </table:table-cell>
          <table:table-cell table:style-name="ce1" office:value-type="float" office:value="0.00880764351645823" calcext:value-type="float">
            <text:p>8.81E-03</text:p>
          </table:table-cell>
          <table:table-cell table:style-name="ce1" office:value-type="float" office:value="0.00714976853524667" calcext:value-type="float">
            <text:p>7.15E-03</text:p>
          </table:table-cell>
          <table:table-cell table:style-name="ce1" office:value-type="float" office:value="0.00549437069568969" calcext:value-type="float">
            <text:p>5.49E-03</text:p>
          </table:table-cell>
          <table:table-cell table:style-name="ce1" office:value-type="float" office:value="0.00384680125915679" calcext:value-type="float">
            <text:p>3.85E-03</text:p>
          </table:table-cell>
          <table:table-cell table:style-name="ce1" office:value-type="float" office:value="0.00221225507072681" calcext:value-type="float">
            <text:p>2.21E-03</text:p>
          </table:table-cell>
          <table:table-cell table:style-name="ce1" office:value-type="float" office:value="0.00059575877612586" calcext:value-type="float">
            <text:p>5.96E-04</text:p>
          </table:table-cell>
          <table:table-cell table:style-name="ce1" office:value-type="float" office:value="-0.000997839374348719" calcext:value-type="float">
            <text:p>-9.98E-04</text:p>
          </table:table-cell>
          <table:table-cell table:style-name="ce1" office:value-type="float" office:value="-0.00256387820925234" calcext:value-type="float">
            <text:p>-2.56E-03</text:p>
          </table:table-cell>
          <table:table-cell table:style-name="ce1" office:value-type="float" office:value="-0.00409789089665193" calcext:value-type="float">
            <text:p>-4.10E-03</text:p>
          </table:table-cell>
          <table:table-cell table:style-name="ce1" office:value-type="float" office:value="-0.00559561088509422" calcext:value-type="float">
            <text:p>-5.60E-03</text:p>
          </table:table-cell>
          <table:table-cell table:style-name="ce1" office:value-type="float" office:value="-0.00705297663865082" calcext:value-type="float">
            <text:p>-7.05E-03</text:p>
          </table:table-cell>
          <table:table-cell table:style-name="ce1" office:value-type="float" office:value="-0.00846613528790993" calcext:value-type="float">
            <text:p>-8.47E-03</text:p>
          </table:table-cell>
          <table:table-cell table:style-name="ce1" office:value-type="float" office:value="-0.00983144532425144" calcext:value-type="float">
            <text:p>-9.83E-03</text:p>
          </table:table-cell>
          <table:table-cell table:style-name="ce1" office:value-type="float" office:value="-0.0111454784675481" calcext:value-type="float">
            <text:p>-1.11E-02</text:p>
          </table:table-cell>
          <table:table-cell table:style-name="ce1" office:value-type="float" office:value="-0.0124050208376637" calcext:value-type="float">
            <text:p>-1.24E-02</text:p>
          </table:table-cell>
          <table:table-cell table:style-name="ce1" office:value-type="float" office:value="-0.0136070735577909" calcext:value-type="float">
            <text:p>-1.36E-02</text:p>
          </table:table-cell>
          <table:table-cell table:style-name="ce1" office:value-type="float" office:value="-0.0147488529129655" calcext:value-type="float">
            <text:p>-1.47E-02</text:p>
          </table:table-cell>
          <table:table-cell table:style-name="ce1" office:value-type="float" office:value="-0.0158277901801322" calcext:value-type="float">
            <text:p>-1.58E-02</text:p>
          </table:table-cell>
          <table:table-cell table:style-name="ce1" office:value-type="float" office:value="-0.0168415312371237" calcext:value-type="float">
            <text:p>-1.68E-02</text:p>
          </table:table-cell>
          <table:table-cell table:style-name="ce1" office:value-type="float" office:value="-0.0177879360471002" calcext:value-type="float">
            <text:p>-1.78E-02</text:p>
          </table:table-cell>
          <table:table-cell table:style-name="ce1" office:value-type="float" office:value="-0.0186650781025805" calcext:value-type="float">
            <text:p>-1.87E-02</text:p>
          </table:table-cell>
          <table:table-cell table:style-name="ce1" office:value-type="float" office:value="-0.019471243899523" calcext:value-type="float">
            <text:p>-1.95E-02</text:p>
          </table:table-cell>
          <table:table-cell table:style-name="ce1" office:value-type="float" office:value="-0.0202049324972205" calcext:value-type="float">
            <text:p>-2.02E-02</text:p>
          </table:table-cell>
          <table:table-cell table:style-name="ce1" office:value-type="float" office:value="-0.0208648552044031" calcext:value-type="float">
            <text:p>-2.09E-02</text:p>
          </table:table-cell>
          <table:table-cell table:style-name="ce1" office:value-type="float" office:value="-0.0214499354161901" calcext:value-type="float">
            <text:p>-2.14E-02</text:p>
          </table:table-cell>
          <table:table-cell table:style-name="ce1" office:value-type="float" office:value="-0.0219593086107312" calcext:value-type="float">
            <text:p>-2.20E-02</text:p>
          </table:table-cell>
          <table:table-cell table:style-name="ce1" office:value-type="float" office:value="-0.0223923224988208" calcext:value-type="float">
            <text:p>-2.24E-02</text:p>
          </table:table-cell>
          <table:table-cell table:style-name="ce1" office:value-type="float" office:value="-0.0227485373047838" calcext:value-type="float">
            <text:p>-2.27E-02</text:p>
          </table:table-cell>
          <table:table-cell table:style-name="ce1" office:value-type="float" office:value="-0.0230277261427832" calcext:value-type="float">
            <text:p>-2.30E-02</text:p>
          </table:table-cell>
          <table:table-cell table:style-name="ce1" office:value-type="float" office:value="-0.0232298754396817" calcext:value-type="float">
            <text:p>-2.32E-02</text:p>
          </table:table-cell>
          <table:table-cell table:style-name="ce1" office:value-type="float" office:value="-0.0233551853439255" calcext:value-type="float">
            <text:p>-2.34E-02</text:p>
          </table:table-cell>
          <table:table-cell table:style-name="ce1" office:value-type="float" office:value="-0.0234040700498449" calcext:value-type="float">
            <text:p>-2.34E-02</text:p>
          </table:table-cell>
          <table:table-cell table:style-name="ce1" office:value-type="float" office:value="-0.0233771579584495" calcext:value-type="float">
            <text:p>-2.34E-02</text:p>
          </table:table-cell>
          <table:table-cell table:style-name="ce1" office:value-type="float" office:value="-0.0232752915894032" calcext:value-type="float">
            <text:p>-2.33E-02</text:p>
          </table:table-cell>
          <table:table-cell table:style-name="ce1" office:value-type="float" office:value="-0.0230995271544937" calcext:value-type="float">
            <text:p>-2.31E-02</text:p>
          </table:table-cell>
          <table:table-cell table:style-name="ce1" office:value-type="float" office:value="-0.0228511337006353" calcext:value-type="float">
            <text:p>-2.29E-02</text:p>
          </table:table-cell>
          <table:table-cell table:style-name="ce1" office:value-type="float" office:value="-0.0225315917303201" calcext:value-type="float">
            <text:p>-2.25E-02</text:p>
          </table:table-cell>
          <table:table-cell table:style-name="ce1" office:value-type="float" office:value="-0.0221425912093918" calcext:value-type="float">
            <text:p>-2.21E-02</text:p>
          </table:table-cell>
          <table:table-cell table:style-name="ce1" office:value-type="float" office:value="-0.0216860288760988" calcext:value-type="float">
            <text:p>-2.17E-02</text:p>
          </table:table-cell>
          <table:table-cell table:style-name="ce1" office:value-type="float" office:value="-0.0211640047714061" calcext:value-type="float">
            <text:p>-2.12E-02</text:p>
          </table:table-cell>
          <table:table-cell table:style-name="ce1" office:value-type="float" office:value="-0.0205788179184654" calcext:value-type="float">
            <text:p>-2.06E-02</text:p>
          </table:table-cell>
          <table:table-cell table:style-name="ce1" office:value-type="float" office:value="-0.0199329610887415" calcext:value-type="float">
            <text:p>-1.99E-02</text:p>
          </table:table-cell>
          <table:table-cell table:style-name="ce1" office:value-type="float" office:value="-0.0192291146034309" calcext:value-type="float">
            <text:p>-1.92E-02</text:p>
          </table:table-cell>
          <table:table-cell table:style-name="ce1" office:value-type="float" office:value="-0.0184701391312334" calcext:value-type="float">
            <text:p>-1.85E-02</text:p>
          </table:table-cell>
          <table:table-cell table:style-name="ce1" office:value-type="float" office:value="-0.0176590674570382" calcext:value-type="float">
            <text:p>-1.77E-02</text:p>
          </table:table-cell>
          <table:table-cell table:style-name="ce1" office:value-type="float" office:value="-0.0167990952103943" calcext:value-type="float">
            <text:p>-1.68E-02</text:p>
          </table:table-cell>
          <table:table-cell table:style-name="ce1" office:value-type="float" office:value="-0.0158935705575048" calcext:value-type="float">
            <text:p>-1.59E-02</text:p>
          </table:table-cell>
          <table:table-cell table:style-name="ce1" office:value-type="float" office:value="-0.0149459828756086" calcext:value-type="float">
            <text:p>-1.49E-02</text:p>
          </table:table-cell>
          <table:table-cell table:style-name="ce1" office:value-type="float" office:value="-0.0139599504437671" calcext:value-type="float">
            <text:p>-1.40E-02</text:p>
          </table:table-cell>
          <table:table-cell table:style-name="ce1" office:value-type="float" office:value="-0.0129392071989354" calcext:value-type="float">
            <text:p>-1.29E-02</text:p>
          </table:table-cell>
          <table:table-cell table:style-name="ce1" office:value-type="float" office:value="-0.0118875886205445" calcext:value-type="float">
            <text:p>-1.19E-02</text:p>
          </table:table-cell>
          <table:table-cell table:style-name="ce1" office:value-type="float" office:value="-0.0108090168203875" calcext:value-type="float">
            <text:p>-1.08E-02</text:p>
          </table:table-cell>
          <table:table-cell table:style-name="ce1" office:value-type="float" office:value="-0.00970748492714682" calcext:value-type="float">
            <text:p>-9.71E-03</text:p>
          </table:table-cell>
          <table:table-cell table:style-name="ce1" office:value-type="float" office:value="-0.0085870408662482" calcext:value-type="float">
            <text:p>-8.59E-03</text:p>
          </table:table-cell>
          <table:table-cell table:style-name="ce1" office:value-type="float" office:value="-0.00745177064564055" calcext:value-type="float">
            <text:p>-7.45E-03</text:p>
          </table:table-cell>
          <table:table-cell table:style-name="ce1" office:value-type="float" office:value="-0.00630578126647706" calcext:value-type="float">
            <text:p>-6.31E-03</text:p>
          </table:table-cell>
          <table:table-cell table:style-name="ce1" office:value-type="float" office:value="-0.00515318338434434" calcext:value-type="float">
            <text:p>-5.15E-03</text:p>
          </table:table-cell>
          <table:table-cell table:style-name="ce1" office:value-type="float" office:value="-0.00399807385157658" calcext:value-type="float">
            <text:p>-4.00E-03</text:p>
          </table:table-cell>
          <table:table-cell table:style-name="ce1" office:value-type="float" office:value="-0.0028445182742301" calcext:value-type="float">
            <text:p>-2.84E-03</text:p>
          </table:table-cell>
          <table:table-cell table:style-name="ce1" office:value-type="float" office:value="-0.00169653371845588" calcext:value-type="float">
            <text:p>-1.70E-03</text:p>
          </table:table-cell>
          <table:table-cell table:style-name="ce1" office:value-type="float" office:value="-0.000558071700285656" calcext:value-type="float">
            <text:p>-5.58E-04</text:p>
          </table:table-cell>
          <table:table-cell table:style-name="ce1" office:value-type="float" office:value="0.000566998409713276" calcext:value-type="float">
            <text:p>5.67E-04</text:p>
          </table:table-cell>
          <table:table-cell table:style-name="ce1" office:value-type="float" office:value="0.00167490543980478" calcext:value-type="float">
            <text:p>1.67E-03</text:p>
          </table:table-cell>
          <table:table-cell table:style-name="ce1" office:value-type="float" office:value="0.0027619918073897" calcext:value-type="float">
            <text:p>2.76E-03</text:p>
          </table:table-cell>
          <table:table-cell table:style-name="ce1" office:value-type="float" office:value="0.00382472813276802" calcext:value-type="float">
            <text:p>3.82E-03</text:p>
          </table:table-cell>
          <table:table-cell table:style-name="ce1" office:value-type="float" office:value="0.00485972697189925" calcext:value-type="float">
            <text:p>4.86E-03</text:p>
          </table:table-cell>
          <table:table-cell table:style-name="ce1" office:value-type="float" office:value="0.00586375557398683" calcext:value-type="float">
            <text:p>5.86E-03</text:p>
          </table:table-cell>
          <table:table-cell table:style-name="ce1" office:value-type="float" office:value="0.00683374758108781" calcext:value-type="float">
            <text:p>6.83E-03</text:p>
          </table:table-cell>
          <table:table-cell table:style-name="ce1" office:value-type="float" office:value="0.00776681359920501" calcext:value-type="float">
            <text:p>7.77E-03</text:p>
          </table:table-cell>
          <table:table-cell table:style-name="ce1" office:value-type="float" office:value="0.0086602505832712" calcext:value-type="float">
            <text:p>8.66E-03</text:p>
          </table:table-cell>
          <table:table-cell table:style-name="ce1" office:value-type="float" office:value="0.0095115499918598" calcext:value-type="float">
            <text:p>9.51E-03</text:p>
          </table:table-cell>
          <table:table-cell table:style-name="ce1" office:value-type="float" office:value="0.0103184046811504" calcext:value-type="float">
            <text:p>1.03E-02</text:p>
          </table:table-cell>
          <table:table-cell table:style-name="ce1" office:value-type="float" office:value="0.0110787145214314" calcext:value-type="float">
            <text:p>1.11E-02</text:p>
          </table:table-cell>
          <table:table-cell table:style-name="ce1" office:value-type="float" office:value="0.0117905907330181" calcext:value-type="float">
            <text:p>1.18E-02</text:p>
          </table:table-cell>
          <table:table-cell table:style-name="ce1" office:value-type="float" office:value="0.0124523589517189" calcext:value-type="float">
            <text:p>1.25E-02</text:p>
          </table:table-cell>
          <table:table-cell table:style-name="ce1" office:value-type="float" office:value="0.0130625610467068" calcext:value-type="float">
            <text:p>1.31E-02</text:p>
          </table:table-cell>
          <table:table-cell table:style-name="ce1" office:value-type="float" office:value="0.0136199557256521" calcext:value-type="float">
            <text:p>1.36E-02</text:p>
          </table:table-cell>
          <table:table-cell table:style-name="ce1" office:value-type="float" office:value="0.0141235179731252" calcext:value-type="float">
            <text:p>1.41E-02</text:p>
          </table:table-cell>
          <table:table-cell table:style-name="ce1" office:value-type="float" office:value="0.0145724373784092" calcext:value-type="float">
            <text:p>1.46E-02</text:p>
          </table:table-cell>
          <table:table-cell table:style-name="ce1" office:value-type="float" office:value="0.0149661154178728" calcext:value-type="float">
            <text:p>1.50E-02</text:p>
          </table:table-cell>
          <table:table-cell table:style-name="ce1" office:value-type="float" office:value="0.0153041617648403" calcext:value-type="float">
            <text:p>1.53E-02</text:p>
          </table:table-cell>
          <table:table-cell table:style-name="ce1" office:value-type="float" office:value="0.0155863897063756" calcext:value-type="float">
            <text:p>1.56E-02</text:p>
          </table:table-cell>
          <table:table-cell table:style-name="ce1" office:value-type="float" office:value="0.015812810751525" calcext:value-type="float">
            <text:p>1.58E-02</text:p>
          </table:table-cell>
          <table:table-cell table:style-name="ce1" office:value-type="float" office:value="0.0159836285193022" calcext:value-type="float">
            <text:p>1.60E-02</text:p>
          </table:table-cell>
          <table:table-cell table:style-name="ce1" office:value-type="float" office:value="0.0160992319970434" calcext:value-type="float">
            <text:p>1.61E-02</text:p>
          </table:table-cell>
          <table:table-cell table:style-name="ce1" office:value-type="float" office:value="0.0161601882607227" calcext:value-type="float">
            <text:p>1.62E-02</text:p>
          </table:table-cell>
          <table:table-cell table:style-name="ce1" office:value-type="float" office:value="0.0161672347484368" calcext:value-type="float">
            <text:p>1.62E-02</text:p>
          </table:table-cell>
          <table:table-cell table:style-name="ce1" office:value-type="float" office:value="0.0161212711765959" calcext:value-type="float">
            <text:p>1.61E-02</text:p>
          </table:table-cell>
          <table:table-cell table:style-name="ce1" office:value-type="float" office:value="0.0160233511854761" calcext:value-type="float">
            <text:p>1.60E-02</text:p>
          </table:table-cell>
          <table:table-cell table:style-name="ce1" office:value-type="float" office:value="0.0158746737967706" calcext:value-type="float">
            <text:p>1.59E-02</text:p>
          </table:table-cell>
          <table:table-cell table:style-name="ce1" office:value-type="float" office:value="0.0156765747607877" calcext:value-type="float">
            <text:p>1.57E-02</text:p>
          </table:table-cell>
          <table:table-cell table:style-name="ce1" office:value-type="float" office:value="0.0154305178649852" calcext:value-type="float">
            <text:p>1.54E-02</text:p>
          </table:table-cell>
          <table:table-cell table:style-name="ce1" office:value-type="float" office:value="0.015138086268911" calcext:value-type="float">
            <text:p>1.51E-02</text:p>
          </table:table-cell>
          <table:table-cell table:style-name="ce1" office:value-type="float" office:value="0.0148009739232987" calcext:value-type="float">
            <text:p>1.48E-02</text:p>
          </table:table-cell>
          <table:table-cell table:style-name="ce1" office:value-type="float" office:value="0.0144209771233205" calcext:value-type="float">
            <text:p>1.44E-02</text:p>
          </table:table-cell>
          <table:table-cell table:style-name="ce1" office:value-type="float" office:value="0.0139999862379225" calcext:value-type="float">
            <text:p>1.40E-02</text:p>
          </table:table-cell>
          <table:table-cell table:style-name="ce1" office:value-type="float" office:value="0.0135399776489202" calcext:value-type="float">
            <text:p>1.35E-02</text:p>
          </table:table-cell>
          <table:table-cell table:style-name="ce1" office:value-type="float" office:value="0.0130430059252759" calcext:value-type="float">
            <text:p>1.30E-02</text:p>
          </table:table-cell>
          <table:table-cell table:style-name="ce1" office:value-type="float" office:value="0.0125111962498481" calcext:value-type="float">
            <text:p>1.25E-02</text:p>
          </table:table-cell>
          <table:table-cell table:style-name="ce1" office:value-type="float" office:value="0.0119467371080498" calcext:value-type="float">
            <text:p>1.19E-02</text:p>
          </table:table-cell>
          <table:table-cell table:style-name="ce1" office:value-type="float" office:value="0.0113518732404054" calcext:value-type="float">
            <text:p>1.14E-02</text:p>
          </table:table-cell>
          <table:table-cell table:style-name="ce1" office:value-type="float" office:value="0.010728898854072" calcext:value-type="float">
            <text:p>1.07E-02</text:p>
          </table:table-cell>
          <table:table-cell table:style-name="ce1" office:value-type="float" office:value="0.0100801510821099" calcext:value-type="float">
            <text:p>1.01E-02</text:p>
          </table:table-cell>
          <table:table-cell table:style-name="ce1" office:value-type="float" office:value="0.00940800367374352" calcext:value-type="float">
            <text:p>9.41E-03</text:p>
          </table:table-cell>
          <table:table-cell table:style-name="ce1" office:value-type="float" office:value="0.00871486089411653" calcext:value-type="float">
            <text:p>8.71E-03</text:p>
          </table:table-cell>
          <table:table-cell table:style-name="ce1" office:value-type="float" office:value="0.00800315160820016" calcext:value-type="float">
            <text:p>8.00E-03</text:p>
          </table:table-cell>
          <table:table-cell table:style-name="ce1" office:value-type="float" office:value="0.00727532352058424" calcext:value-type="float">
            <text:p>7.28E-03</text:p>
          </table:table-cell>
          <table:table-cell table:style-name="ce1" office:value-type="float" office:value="0.00653383754092015" calcext:value-type="float">
            <text:p>6.53E-03</text:p>
          </table:table-cell>
          <table:table-cell table:style-name="ce1" office:value-type="float" office:value="0.00578116224377555" calcext:value-type="float">
            <text:p>5.78E-03</text:p>
          </table:table-cell>
          <table:table-cell table:style-name="ce1" office:value-type="float" office:value="0.00501976839163441" calcext:value-type="float">
            <text:p>5.02E-03</text:p>
          </table:table-cell>
          <table:table-cell table:style-name="ce1" office:value-type="float" office:value="0.00425212349066225" calcext:value-type="float">
            <text:p>4.25E-03</text:p>
          </table:table-cell>
          <table:table-cell table:style-name="ce1" office:value-type="float" office:value="0.00348068635065719" calcext:value-type="float">
            <text:p>3.48E-03</text:p>
          </table:table-cell>
          <table:table-cell table:style-name="ce1" office:value-type="float" office:value="0.0027079016232303" calcext:value-type="float">
            <text:p>2.71E-03</text:p>
          </table:table-cell>
          <table:table-cell table:style-name="ce1" office:value-type="float" office:value="0.00193619429566399" calcext:value-type="float">
            <text:p>1.94E-03</text:p>
          </table:table-cell>
          <table:table-cell table:style-name="ce1" office:value-type="float" office:value="0.00116796412195964" calcext:value-type="float">
            <text:p>1.17E-03</text:p>
          </table:table-cell>
          <table:table-cell table:style-name="ce1" office:value-type="float" office:value="0.000405579977257077" calcext:value-type="float">
            <text:p>4.06E-04</text:p>
          </table:table-cell>
          <table:table-cell table:style-name="ce1" office:value-type="float" office:value="-0.000348625873065125" calcext:value-type="float">
            <text:p>-3.49E-04</text:p>
          </table:table-cell>
          <table:table-cell table:style-name="ce1" office:value-type="float" office:value="-0.00109236359279456" calcext:value-type="float">
            <text:p>-1.09E-03</text:p>
          </table:table-cell>
          <table:table-cell table:style-name="ce1" office:value-type="float" office:value="-0.00182339168024494" calcext:value-type="float">
            <text:p>-1.82E-03</text:p>
          </table:table-cell>
          <table:table-cell table:style-name="ce1" office:value-type="float" office:value="-0.00253952295114639" calcext:value-type="float">
            <text:p>-2.54E-03</text:p>
          </table:table-cell>
          <table:table-cell table:style-name="ce1" office:value-type="float" office:value="-0.00323863058479073" calcext:value-type="float">
            <text:p>-3.24E-03</text:p>
          </table:table-cell>
          <table:table-cell table:style-name="ce1" office:value-type="float" office:value="-0.00391865421340325" calcext:value-type="float">
            <text:p>-3.92E-03</text:p>
          </table:table-cell>
          <table:table-cell table:style-name="ce1" office:value-type="float" office:value="-0.00457760602922009" calcext:value-type="float">
            <text:p>-4.58E-03</text:p>
          </table:table-cell>
          <table:table-cell table:style-name="ce1" office:value-type="float" office:value="-0.00521357687859634" calcext:value-type="float">
            <text:p>-5.21E-03</text:p>
          </table:table-cell>
          <table:table-cell table:style-name="ce1" office:value-type="float" office:value="-0.00582474230778285" calcext:value-type="float">
            <text:p>-5.82E-03</text:p>
          </table:table-cell>
          <table:table-cell table:style-name="ce1" office:value-type="float" office:value="-0.0064093685208607" calcext:value-type="float">
            <text:p>-6.41E-03</text:p>
          </table:table-cell>
          <table:table-cell table:style-name="ce1" office:value-type="float" office:value="-0.00696581820682087" calcext:value-type="float">
            <text:p>-6.97E-03</text:p>
          </table:table-cell>
          <table:table-cell table:style-name="ce1" office:value-type="float" office:value="-0.00749255618996754" calcext:value-type="float">
            <text:p>-7.49E-03</text:p>
          </table:table-cell>
          <table:table-cell table:style-name="ce1" office:value-type="float" office:value="-0.00798815485578266" calcext:value-type="float">
            <text:p>-7.99E-03</text:p>
          </table:table-cell>
          <table:table-cell table:style-name="ce1" office:value-type="float" office:value="-0.00845129930314867" calcext:value-type="float">
            <text:p>-8.45E-03</text:p>
          </table:table-cell>
          <table:table-cell table:style-name="ce1" office:value-type="float" office:value="-0.00888079217341567" calcext:value-type="float">
            <text:p>-8.88E-03</text:p>
          </table:table-cell>
          <table:table-cell table:style-name="ce1" office:value-type="float" office:value="-0.00927555810723483" calcext:value-type="float">
            <text:p>-9.28E-03</text:p>
          </table:table-cell>
          <table:table-cell table:style-name="ce1" office:value-type="float" office:value="-0.00963464778134575" calcext:value-type="float">
            <text:p>-9.63E-03</text:p>
          </table:table-cell>
          <table:table-cell table:style-name="ce1" office:value-type="float" office:value="-0.00995724147959991" calcext:value-type="float">
            <text:p>-9.96E-03</text:p>
          </table:table-cell>
          <table:table-cell table:style-name="ce1" office:value-type="float" office:value="-0.0102426521553767" calcext:value-type="float">
            <text:p>-1.02E-02</text:p>
          </table:table-cell>
          <table:table-cell table:style-name="ce1" office:value-type="float" office:value="-0.0104903279461658" calcext:value-type="float">
            <text:p>-1.05E-02</text:p>
          </table:table-cell>
          <table:table-cell table:style-name="ce1" office:value-type="float" office:value="-0.0106998541053853" calcext:value-type="float">
            <text:p>-1.07E-02</text:p>
          </table:table-cell>
          <table:table-cell table:style-name="ce1" office:value-type="float" office:value="-0.0108709543214109" calcext:value-type="float">
            <text:p>-1.09E-02</text:p>
          </table:table-cell>
          <table:table-cell table:style-name="ce1" office:value-type="float" office:value="-0.0110034913992278" calcext:value-type="float">
            <text:p>-1.10E-02</text:p>
          </table:table-cell>
          <table:table-cell table:style-name="ce1" office:value-type="float" office:value="-0.0110974672859882" calcext:value-type="float">
            <text:p>-1.11E-02</text:p>
          </table:table-cell>
          <table:table-cell table:style-name="ce1" office:value-type="float" office:value="-0.0111530224279831" calcext:value-type="float">
            <text:p>-1.12E-02</text:p>
          </table:table-cell>
          <table:table-cell table:style-name="ce1" office:value-type="float" office:value="-0.0111704344529965" calcext:value-type="float">
            <text:p>-1.12E-02</text:p>
          </table:table-cell>
          <table:table-cell table:style-name="ce1" office:value-type="float" office:value="-0.0111501161786241" calcext:value-type="float">
            <text:p>-1.12E-02</text:p>
          </table:table-cell>
          <table:table-cell table:style-name="ce1" office:value-type="float" office:value="-0.0110926129537811" calcext:value-type="float">
            <text:p>-1.11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 style:data-style-name="N2" text:time-value="00:36:53.667004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0:33:57.267046912</meta:creation-date>
    <dc:date>2020-01-17T00:38:19.135827240</dc:date>
    <meta:editing-duration>PT3M23S</meta:editing-duration>
    <meta:editing-cycles>2</meta:editing-cycles>
    <meta:generator>LibreOffice/5.1.6.2$Linux_X86_64 LibreOffice_project/10m0$Build-2</meta:generator>
    <meta:document-statistic meta:table-count="1" meta:cell-count="11264" meta:object-count="0"/>
  </office:meta>
</office:document-meta>
</file>